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Trebuchet MS" svg:font-family="Trebuchet MS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2708333333333333in"/>
    </style:style>
    <style:style style:name="co3" style:family="table-column">
      <style:table-column-properties fo:break-before="auto" style:column-width="1.3333333333333333in"/>
    </style:style>
    <style:style style:name="co4" style:family="table-column">
      <style:table-column-properties fo:break-before="auto" style:column-width="5.135416666666667in"/>
    </style:style>
    <style:style style:name="co5" style:family="table-column">
      <style:table-column-properties fo:break-before="auto" style:column-width="1.25in"/>
    </style:style>
    <style:style style:name="co6" style:family="table-column">
      <style:table-column-properties fo:break-before="auto" style:column-width="0.34375in"/>
    </style:style>
    <style:style style:name="co7" style:family="table-column">
      <style:table-column-properties fo:break-before="auto" style:column-width="3.8020833333333335in"/>
    </style:style>
    <style:style style:name="co8" style:family="table-column">
      <style:table-column-properties fo:break-before="auto" style:column-width="1.1770833333333333in"/>
    </style:style>
    <style:style style:name="co9" style:family="table-column">
      <style:table-column-properties fo:break-before="auto" style:column-width="0.7083333333333334in"/>
    </style:style>
    <style:style style:name="co10" style:family="table-column">
      <style:table-column-properties fo:break-before="auto" style:column-width="0.4791666666666667in"/>
    </style:style>
    <style:style style:name="co11" style:family="table-column">
      <style:table-column-properties fo:break-before="auto" style:column-width="0.4583333333333333in"/>
    </style:style>
    <style:style style:name="co12" style:family="table-column">
      <style:table-column-properties fo:break-before="auto" style:column-width="0.625in"/>
    </style:style>
    <style:style style:name="co13" style:family="table-column">
      <style:table-column-properties fo:break-before="auto" style:column-width="0.7291666666666666in"/>
    </style:style>
    <style:style style:name="co14" style:family="table-column">
      <style:table-column-properties fo:break-before="auto" style:column-width="0.7604166666666666in"/>
    </style:style>
    <style:style style:name="co15" style:family="table-column">
      <style:table-column-properties fo:break-before="auto" style:column-width="0.4375in"/>
    </style:style>
    <style:style style:name="co16" style:family="table-column">
      <style:table-column-properties fo:break-before="auto" style:column-width="2.5in"/>
    </style:style>
    <style:style style:name="co17" style:family="table-column">
      <style:table-column-properties fo:break-before="auto" style:column-width="1.25in"/>
    </style:style>
    <style:style style:name="co18" style:family="table-column">
      <style:table-column-properties fo:break-before="auto" style:column-width="0.3333333333333333in"/>
    </style:style>
    <style:style style:name="co19" style:family="table-column">
      <style:table-column-properties fo:break-before="auto" style:column-width="0.40625in"/>
    </style:style>
    <style:style style:name="co20" style:family="table-column">
      <style:table-column-properties fo:break-before="auto" style:column-width="1.1979166666666667in"/>
    </style:style>
    <style:style style:name="co21" style:family="table-column">
      <style:table-column-properties fo:break-before="auto" style:column-width="0.3645833333333333in"/>
    </style:style>
    <style:style style:name="co22" style:family="table-column">
      <style:table-column-properties fo:break-before="auto" style:column-width="1.53125in"/>
    </style:style>
    <style:style style:name="co23" style:family="table-column">
      <style:table-column-properties fo:break-before="auto" style:column-width="1.4375in"/>
    </style:style>
    <style:style style:name="co24" style:family="table-column">
      <style:table-column-properties fo:break-before="auto" style:column-width="2.40625in"/>
    </style:style>
    <style:style style:name="co25" style:family="table-column">
      <style:table-column-properties fo:break-before="auto" style:column-width="0.5729166666666666in"/>
    </style:style>
    <style:style style:name="co26" style:family="table-column">
      <style:table-column-properties fo:break-before="auto" style:column-width="0in"/>
    </style:style>
    <style:style style:name="co27" style:family="table-column">
      <style:table-column-properties fo:break-before="auto" style:column-width="1.25in"/>
    </style:style>
    <style:style style:name="co28" style:family="table-column">
      <style:table-column-properties fo:break-before="auto" style:column-width="1.46875in"/>
    </style:style>
    <style:style style:name="co29" style:family="table-column">
      <style:table-column-properties fo:break-before="auto" style:column-width="1in"/>
    </style:style>
    <style:style style:name="co30" style:family="table-column">
      <style:table-column-properties fo:break-before="auto" style:column-width="1.90625in"/>
    </style:style>
    <style:style style:name="co31" style:family="table-column">
      <style:table-column-properties fo:break-before="auto" style:column-width="4.78125in"/>
    </style:style>
    <style:style style:name="co32" style:family="table-column">
      <style:table-column-properties fo:break-before="auto" style:column-width="0.46875in"/>
    </style:style>
    <style:style style:name="co33" style:family="table-column">
      <style:table-column-properties fo:break-before="auto" style:column-width="0.375in"/>
    </style:style>
    <style:style style:name="co34" style:family="table-column">
      <style:table-column-properties fo:break-before="auto" style:column-width="0.5416666666666666in"/>
    </style:style>
    <style:style style:name="co35" style:family="table-column">
      <style:table-column-properties fo:break-before="auto" style:column-width="0.3854166666666667in"/>
    </style:style>
    <style:style style:name="co36" style:family="table-column">
      <style:table-column-properties fo:break-before="auto" style:column-width="1.25in"/>
    </style:style>
    <style:style style:name="co37" style:family="table-column">
      <style:table-column-properties fo:break-before="auto" style:column-width="0.65625in"/>
    </style:style>
    <style:style style:name="co38" style:family="table-column">
      <style:table-column-properties fo:break-before="auto" style:column-width="0.9270833333333334in"/>
    </style:style>
    <style:style style:name="co39" style:family="table-column">
      <style:table-column-properties fo:break-before="auto" style:column-width="1.0416666666666667in"/>
    </style:style>
    <style:style style:name="co40" style:family="table-column">
      <style:table-column-properties fo:break-before="auto" style:column-width="2.6979166666666665in"/>
    </style:style>
    <style:style style:name="co41" style:family="table-column">
      <style:table-column-properties fo:break-before="auto" style:column-width="0.7708333333333334in"/>
    </style:style>
    <style:style style:name="co42" style:family="table-column">
      <style:table-column-properties fo:break-before="auto" style:column-width="0.5625in"/>
    </style:style>
    <style:style style:name="co43" style:family="table-column">
      <style:table-column-properties fo:break-before="auto" style:column-width="1.25in"/>
    </style:style>
    <style:style style:name="co44" style:family="table-column">
      <style:table-column-properties fo:break-before="auto" style:column-width="2.2916666666666665in"/>
    </style:style>
    <style:style style:name="co45" style:family="table-column">
      <style:table-column-properties fo:break-before="auto" style:column-width="1.6354166666666667in"/>
    </style:style>
    <style:style style:name="co46" style:family="table-column">
      <style:table-column-properties fo:break-before="auto" style:column-width="1.25in"/>
    </style:style>
    <style:style style:name="co47" style:family="table-column">
      <style:table-column-properties fo:break-before="auto" style:column-width="0.2604166666666667in"/>
    </style:style>
    <style:style style:name="co48" style:family="table-column">
      <style:table-column-properties fo:break-before="auto" style:column-width="0.8125in"/>
    </style:style>
    <style:style style:name="co49" style:family="table-column">
      <style:table-column-properties fo:break-before="auto" style:column-width="0.9791666666666666in"/>
    </style:style>
    <style:style style:name="co50" style:family="table-column">
      <style:table-column-properties fo:break-before="auto" style:column-width="0.23958333333333334in"/>
    </style:style>
    <style:style style:name="co51" style:family="table-column">
      <style:table-column-properties fo:break-before="auto" style:column-width="1.25in"/>
    </style:style>
    <style:style style:name="co52" style:family="table-column">
      <style:table-column-properties fo:break-before="auto" style:column-width="1.25in"/>
    </style:style>
    <style:style style:name="co53" style:family="table-column">
      <style:table-column-properties fo:break-before="auto" style:column-width="3.1458333333333335in"/>
    </style:style>
    <style:style style:name="co54" style:family="table-column">
      <style:table-column-properties fo:break-before="auto" style:column-width="1.0104166666666667in"/>
    </style:style>
    <style:style style:name="co55" style:family="table-column">
      <style:table-column-properties fo:break-before="auto" style:column-width="0.3958333333333333in"/>
    </style:style>
    <style:style style:name="co56" style:family="table-column">
      <style:table-column-properties fo:break-before="auto" style:column-width="3.625in"/>
    </style:style>
    <style:style style:name="co57" style:family="table-column">
      <style:table-column-properties fo:break-before="auto" style:column-width="0.6666666666666666in"/>
    </style:style>
    <style:style style:name="co58" style:family="table-column">
      <style:table-column-properties fo:break-before="auto" style:column-width="1.25in"/>
    </style:style>
    <style:style style:name="co59" style:family="table-column">
      <style:table-column-properties fo:break-before="auto" style:column-width="0.8229166666666666in"/>
    </style:style>
    <style:style style:name="co60" style:family="table-column">
      <style:table-column-properties fo:break-before="auto" style:column-width="0.9479166666666666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25in" fo:break-before="auto" style:use-optimal-row-height="true"/>
    </style:style>
    <style:style style:name="ro3" style:family="table-row">
      <style:table-row-properties style:row-height="0.5in" fo:break-before="auto" style:use-optimal-row-height="true"/>
    </style:style>
    <style:style style:name="ro4" style:family="table-row">
      <style:table-row-properties style:row-height="0.8333333333333334in" fo:break-before="auto" style:use-optimal-row-height="true"/>
    </style:style>
    <style:style style:name="ro5" style:family="table-row">
      <style:table-row-properties style:row-height="0.3541666666666667in" fo:break-before="auto" style:use-optimal-row-height="false"/>
    </style:style>
    <style:style style:name="ro6" style:family="table-row">
      <style:table-row-properties style:row-height="1.8333333333333333in" fo:break-before="auto" style:use-optimal-row-height="true"/>
    </style:style>
    <style:style style:name="ro7" style:family="table-row">
      <style:table-row-properties style:row-height="0.17708333333333334in" fo:break-before="auto" style:use-optimal-row-height="true"/>
    </style:style>
    <style:style style:name="ro8" style:family="table-row">
      <style:table-row-properties style:row-height="1.1666666666666667in" fo:break-before="auto" style:use-optimal-row-height="true"/>
    </style:style>
    <style:style style:name="ro9" style:family="table-row">
      <style:table-row-properties style:row-height="2.1666666666666665in" fo:break-before="auto" style:use-optimal-row-height="true"/>
    </style:style>
    <style:style style:name="ro10" style:family="table-row">
      <style:table-row-properties style:row-height="0.34375in" fo:break-before="auto" style:use-optimal-row-height="false"/>
    </style:style>
    <style:style style:name="ro11" style:family="table-row">
      <style:table-row-properties style:row-height="0.53125in" fo:break-before="auto" style:use-optimal-row-height="true"/>
    </style:style>
    <style:style style:name="ro12" style:family="table-row">
      <style:table-row-properties style:row-height="0.8854166666666666in" fo:break-before="auto" style:use-optimal-row-height="true"/>
    </style:style>
    <style:style style:name="ro13" style:family="table-row">
      <style:table-row-properties style:row-height="1.2395833333333333in" fo:break-before="auto" style:use-optimal-row-height="true"/>
    </style:style>
    <style:style style:name="ro14" style:family="table-row">
      <style:table-row-properties style:row-height="0.4375in" fo:break-before="auto" style:use-optimal-row-height="false"/>
    </style:style>
    <style:style style:name="ro15" style:family="table-row">
      <style:table-row-properties style:row-height="0.46875in" fo:break-before="auto" style:use-optimal-row-height="false"/>
    </style:style>
    <style:style style:name="ro16" style:family="table-row">
      <style:table-row-properties style:row-height="1.7708333333333333in" fo:break-before="auto" style:use-optimal-row-height="true"/>
    </style:style>
    <style:style style:name="ro17" style:family="table-row">
      <style:table-row-properties style:row-height="0.7083333333333334in" fo:break-before="auto" style:use-optimal-row-height="true"/>
    </style:style>
    <style:style style:name="ro18" style:family="table-row">
      <style:table-row-properties style:row-height="0.17708333333333334in" fo:break-before="auto" style:use-optimal-row-height="false"/>
    </style:style>
    <style:style style:name="ro19" style:family="table-row">
      <style:table-row-properties style:row-height="0.3125in" fo:break-before="auto" style:use-optimal-row-height="true"/>
    </style:style>
    <style:style style:name="ro20" style:family="table-row">
      <style:table-row-properties style:row-height="1.25in" fo:break-before="auto" style:use-optimal-row-height="true"/>
    </style:style>
    <style:style style:name="ro21" style:family="table-row">
      <style:table-row-properties style:row-height="0.78125in" fo:break-before="auto" style:use-optimal-row-height="true"/>
    </style:style>
    <style:style style:name="ro22" style:family="table-row">
      <style:table-row-properties style:row-height="0.9375in" fo:break-before="auto" style:use-optimal-row-height="true"/>
    </style:style>
    <style:style style:name="ro23" style:family="table-row">
      <style:table-row-properties style:row-height="1.09375in" fo:break-before="auto" style:use-optimal-row-height="true"/>
    </style:style>
    <style:style style:name="ro24" style:family="table-row">
      <style:table-row-properties style:row-height="0.625in" fo:break-before="auto" style:use-optimal-row-height="true"/>
    </style:style>
    <style:style style:name="ro25" style:family="table-row">
      <style:table-row-properties style:row-height="0.46875in" fo:break-before="auto" style:use-optimal-row-height="true"/>
    </style:style>
    <style:style style:name="ro26" style:family="table-row">
      <style:table-row-properties style:row-height="1.40625in" fo:break-before="auto" style:use-optimal-row-height="true"/>
    </style:style>
    <style:style style:name="ro27" style:family="table-row">
      <style:table-row-properties style:row-height="1.0625in" fo:break-before="auto" style:use-optimal-row-height="true"/>
    </style:style>
    <style:style style:name="ro28" style:family="table-row">
      <style:table-row-properties style:row-height="1.4166666666666667in" fo:break-before="auto" style:use-optimal-row-height="true"/>
    </style:style>
    <style:style style:name="ro29" style:family="table-row">
      <style:table-row-properties style:row-height="0.17708333333333334in" fo:break-before="auto" style:use-optimal-row-height="false"/>
    </style:style>
    <style:style style:name="ro30" style:family="table-row">
      <style:table-row-properties style:row-height="0.3125in" fo:break-before="auto" style:use-optimal-row-height="false"/>
    </style:style>
    <style:style style:name="ro31" style:family="table-row">
      <style:table-row-properties style:row-height="0.3541666666666667in" fo:break-before="auto" style:use-optimal-row-height="true"/>
    </style:style>
    <style:style style:name="ro32" style:family="table-row">
      <style:table-row-properties style:row-height="0.22916666666666666in" fo:break-before="auto" style:use-optimal-row-height="false"/>
    </style:style>
    <style:style style:name="ro33" style:family="table-row">
      <style:table-row-properties style:row-height="0.17708333333333334in" fo:break-before="auto" style:use-optimal-row-height="false"/>
    </style:style>
    <style:style style:name="ro34" style:family="table-row">
      <style:table-row-properties style:row-height="0.5in" fo:break-before="auto" style:use-optimal-row-height="false"/>
    </style:style>
    <style:style style:name="ro35" style:family="table-row">
      <style:table-row-properties style:row-height="0.20833333333333334in" fo:break-before="auto" style:use-optimal-row-height="true"/>
    </style:style>
    <style:style style:name="ro36" style:family="table-row">
      <style:table-row-properties style:row-height="0.2604166666666667in" fo:break-before="auto" style:use-optimal-row-height="true"/>
    </style:style>
    <style:style style:name="ro37" style:family="table-row">
      <style:table-row-properties style:row-height="0.20833333333333334in" fo:break-before="auto" style:use-optimal-row-height="false"/>
    </style:style>
    <style:style style:name="ro38" style:family="table-row">
      <style:table-row-properties style:row-height="0.3020833333333333in" fo:break-before="auto" style:use-optimal-row-height="false"/>
    </style:style>
    <style:style style:name="ro39" style:family="table-row">
      <style:table-row-properties style:row-height="0.19791666666666666in" fo:break-before="auto" style:use-optimal-row-height="false"/>
    </style:style>
    <style:style style:name="ro40" style:family="table-row">
      <style:table-row-properties style:row-height="0.3020833333333333in" fo:break-before="auto" style:use-optimal-row-height="true"/>
    </style:style>
    <style:style style:name="ro41" style:family="table-row">
      <style:table-row-properties style:row-height="0.17708333333333334in" fo:break-before="auto" style:use-optimal-row-height="false"/>
    </style:style>
    <style:style style:name="ro42" style:family="table-row">
      <style:table-row-properties style:row-height="0.17708333333333334in" fo:break-before="auto" style:use-optimal-row-height="false"/>
    </style:style>
    <style:style style:name="ro43" style:family="table-row">
      <style:table-row-properties style:row-height="0.17708333333333334in" fo:break-before="auto" style:use-optimal-row-height="false"/>
    </style:style>
    <style:style style:name="ro44" style:family="table-row">
      <style:table-row-properties style:row-height="5.6875in" fo:break-before="auto" style:use-optimal-row-height="true"/>
    </style:style>
    <style:style style:name="ro45" style:family="table-row">
      <style:table-row-properties style:row-height="0.4166666666666667in" fo:break-before="auto" style:use-optimal-row-height="false"/>
    </style:style>
    <style:style style:name="ro46" style:family="table-row">
      <style:table-row-properties style:row-height="0.17708333333333334in" fo:break-before="auto" style:use-optimal-row-height="false"/>
    </style:style>
    <style:style style:name="ro47" style:family="table-row">
      <style:table-row-properties style:row-height="0.17708333333333334in" fo:break-before="auto" style:use-optimal-row-height="false"/>
    </style:style>
    <style:style style:name="ro48" style:family="table-row">
      <style:table-row-properties style:row-height="3.0104166666666665in" fo:break-before="auto" style:use-optimal-row-height="true"/>
    </style:style>
    <style:style style:name="ro49" style:family="table-row">
      <style:table-row-properties style:row-height="0.59375in" fo:break-before="auto" style:use-optimal-row-height="true"/>
    </style:style>
    <style:style style:name="ro50" style:family="table-row">
      <style:table-row-properties style:row-height="0.17708333333333334in" fo:break-before="auto" style:use-optimal-row-height="false"/>
    </style:style>
    <style:style style:name="ta1" style:family="table" style:master-page-name="PageStyle_5f_Readme_Settings">
      <style:table-properties table:display="true" style:writing-mode="lr-tb"/>
    </style:style>
    <style:style style:name="ta2" style:family="table" style:master-page-name="PageStyle_5f_Archive">
      <style:table-properties table:display="true" style:writing-mode="lr-tb"/>
    </style:style>
    <style:style style:name="ta3" style:family="table" style:master-page-name="PageStyle_5f_Summary">
      <style:table-properties table:display="true" style:writing-mode="lr-tb"/>
    </style:style>
    <style:style style:name="ta4" style:family="table" style:master-page-name="PageStyle_5f_Dashboard">
      <style:table-properties table:display="true" style:writing-mode="lr-tb"/>
    </style:style>
    <style:style style:name="ta5" style:family="table" style:master-page-name="PageStyle_5f_Vertices">
      <style:table-properties table:display="false" style:writing-mode="lr-tb"/>
    </style:style>
    <style:style style:name="ta6" style:family="table" style:master-page-name="PageStyle_5f_QuestionsFilter">
      <style:table-properties table:display="false" style:writing-mode="lr-tb"/>
    </style:style>
    <style:style style:name="ta7" style:family="table" style:master-page-name="PageStyle_5f_TopDistributors">
      <style:table-properties table:display="false" style:writing-mode="lr-tb"/>
    </style:style>
    <style:style style:name="ta8" style:family="table" style:master-page-name="PageStyle_5f_Edges">
      <style:table-properties table:display="false" style:writing-mode="lr-tb"/>
    </style:style>
    <style:style style:name="ta9" style:family="table" style:master-page-name="PageStyle_5f_SNA Metrics">
      <style:table-properties table:display="false" style:writing-mode="lr-tb"/>
    </style:style>
    <style:style style:name="ta10" style:family="table" style:master-page-name="PageStyle_5f_TMP">
      <style:table-properties table:display="fals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border-left="1.0pt solid #000000" fo:border-right="1.0pt solid #000000" fo:border-top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2" style:family="table-cell" style:parent-style-name="Default" style:data-style-name="N0">
      <style:table-cell-properties fo:border-lef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border-righ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border-left="1.0pt solid #000000" fo:border-right="1.0pt solid #000000" fo:wrap-option="wrap"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5" style:family="table-cell" style:parent-style-name="Default" style:data-style-name="N0">
      <style:table-cell-properties fo:border-left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6" style:family="table-cell" style:parent-style-name="Default" style:data-style-name="N0">
      <style:table-cell-properties fo:border-right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7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8" style:family="table-cell" style:parent-style-name="Default" style:data-style-name="N0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9" style:family="table-cell" style:parent-style-name="Default" style:data-style-name="N0">
      <style:table-cell-properties fo:border-left="1.0pt solid #000000" fo:border-right="1.0pt solid #000000" fo:wrap-option="wrap" style:vertical-align="middle" fo:background-color="#EAD1DC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0" style:family="table-cell" style:parent-style-name="Default" style:data-style-name="N0">
      <style:table-cell-properties fo:border-left="1.0pt solid #000000"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1" style:family="table-cell" style:parent-style-name="Default" style:data-style-name="N0">
      <style:table-cell-properties fo:border-right="1.0pt solid #000000"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2" style:family="table-cell" style:parent-style-name="Default" style:data-style-name="N0">
      <style:table-cell-properties fo:border-left="1.0pt solid #000000" fo:border-right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3" style:family="table-cell" style:parent-style-name="Default" style:data-style-name="N0">
      <style:table-cell-properties fo:border-left="1.0pt solid #000000" fo:border-right="1.0pt solid #000000" fo:wrap-option="wrap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4" style:family="table-cell" style:parent-style-name="Default" style:data-style-name="N0">
      <style:table-cell-properties fo:border-left="1.0pt solid #000000" fo:wrap-option="wrap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5" style:family="table-cell" style:parent-style-name="Default" style:data-style-name="N0">
      <style:table-cell-properties fo:border-right="1.0pt solid #000000" fo:wrap-option="wrap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6" style:family="table-cell" style:parent-style-name="Default" style:data-style-name="N0">
      <style:table-cell-properties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7" style:family="table-cell" style:parent-style-name="Default" style:data-style-name="N0">
      <style:table-cell-properties fo:border-bottom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 fo:background-color="#DDDDD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 style:data-style-name="N0">
      <style:table-cell-properties fo:border-left="1.0pt solid #000000"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0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1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 style:data-style-name="N0">
      <style:table-cell-properties fo:border-right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3" style:family="table-cell" style:parent-style-name="Default" style:data-style-name="N0">
      <style:table-cell-properties fo:border-left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 style:data-style-name="N0">
      <style:table-cell-properties fo:border-left="1.0pt solid #000000" fo:border-bottom="1.0pt solid #000000"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5" style:family="table-cell" style:parent-style-name="Default" style:data-style-name="N0">
      <style:table-cell-properties fo:border-left="1.0pt solid #000000" fo:border-right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 style:data-style-name="N0">
      <style:table-cell-properties fo:border-left="1.0pt solid #000000" fo:border-right="1.0pt solid #000000" fo:border-top="1.0pt solid #000000" fo:wrap-option="wrap" style:vertical-align="middle" fo:background-color="#DDDDD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 style:data-style-name="N0">
      <style:table-cell-properties fo:border-left="1.0pt solid #000000" fo:border-right="1.0pt solid #000000" fo:wrap-option="wrap" style:vertical-align="middle" fo:background-color="#DDDDD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 style:data-style-name="N0">
      <style:table-cell-properties fo:border-left="1.0pt solid #000000" fo:border-right="1.0pt solid #000000" fo:wrap-option="wrap" style:vertical-align="middle" fo:background-color="#D9D9D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 style:data-style-name="N0">
      <style:table-cell-properties fo:border-left="1.0pt solid #000000"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 style:data-style-name="N0">
      <style:table-cell-properties fo:border-left="1.0pt solid #000000"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1" style:family="table-cell" style:parent-style-name="Default" style:data-style-name="N0">
      <style:table-cell-properties fo:border-left="1.0pt solid #000000" fo:border-right="1.0pt solid #000000" fo:wrap-option="wrap" style:vertical-align="bottom" fo:background-color="#EAD1DC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2" style:family="table-cell" style:parent-style-name="Default" style:data-style-name="N0">
      <style:table-cell-properties fo:border-left="1.0pt solid #000000" fo:border-right="1.0pt solid #000000" fo:wrap-option="wrap" style:vertical-align="bottom" fo:background-color="#DDDDD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3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 style:data-style-name="N0">
      <style:table-cell-properties fo:wrap-option="wrap" style:vertical-align="top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 style:data-style-name="N177">
      <style:table-cell-properties fo:wrap-option="wrap" style:vertical-align="bottom" fo:background-color="#D9D9D9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6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7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8" style:family="table-cell" style:parent-style-name="Default" style:data-style-name="N177">
      <style:table-cell-properties fo:wrap-option="wrap"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9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60" style:family="table-cell" style:parent-style-name="Default" style:data-style-name="N178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61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62" style:family="table-cell" style:parent-style-name="Default" style:data-style-name="N0">
      <style:table-cell-properties fo:wrap-option="wrap" style:vertical-align="middle" fo:background-color="#CFE2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3" style:family="table-cell" style:parent-style-name="Default" style:data-style-name="N0">
      <style:table-cell-properties fo:wrap-option="wrap" style:vertical-align="middle" fo:background-color="#F3F3F3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4" style:family="table-cell" style:parent-style-name="Default" style:data-style-name="N0">
      <style:table-cell-properties fo:wrap-option="wrap" style:vertical-align="middle" fo:background-color="#F3F3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5" style:family="table-cell" style:parent-style-name="Default" style:data-style-name="N0">
      <style:table-cell-properties fo:wrap-option="wrap" style:vertical-align="bottom" fo:background-color="#F3F3F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6" style:family="table-cell" style:parent-style-name="Default" style:data-style-name="N179">
      <style:table-cell-properties fo:wrap-option="wrap" style:vertical-align="middle" fo:background-color="#F3F3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7" style:family="table-cell" style:parent-style-name="Default" style:data-style-name="N0">
      <style:table-cell-properties fo:wrap-option="wrap" style:vertical-align="middle" fo:background-color="#CFE2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8" style:family="table-cell" style:parent-style-name="Default" style:data-style-name="N0">
      <style:table-cell-properties fo:wrap-option="wrap" style:vertical-align="middle" fo:background-color="#F3F3F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69" style:family="table-cell" style:parent-style-name="Default" style:data-style-name="N0">
      <style:table-cell-properties fo:wrap-option="wrap" style:vertical-align="middle" fo:background-color="#F3F3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70" style:family="table-cell" style:parent-style-name="Default" style:data-style-name="N0">
      <style:table-cell-properties fo:wrap-option="wrap" style:vertical-align="middle" fo:background-color="#F3F3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1" style:family="table-cell" style:parent-style-name="Default" style:data-style-name="N179">
      <style:table-cell-properties fo:wrap-option="wrap" style:vertical-align="middle" fo:background-color="#F3F3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2" style:family="table-cell" style:parent-style-name="Default" style:data-style-name="N0">
      <style:table-cell-properties fo:wrap-option="wrap" style:vertical-align="bottom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D85C6" style:text-underline-style="none"/>
    </style:style>
    <style:style style:name="ce73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4" style:family="table-cell" style:parent-style-name="Default" style:data-style-name="N0">
      <style:table-cell-properties fo:wrap-option="wrap" style:vertical-align="bottom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5" style:family="table-cell" style:parent-style-name="Default" style:data-style-name="N0">
      <style:table-cell-properties fo:wrap-option="wrap" style:vertical-align="middle" fo:background-color="#F3F3F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6" style:family="table-cell" style:parent-style-name="Default" style:data-style-name="N180">
      <style:table-cell-properties fo:wrap-option="wrap" style:vertical-align="bottom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7" style:family="table-cell" style:parent-style-name="Default" style:data-style-name="N181">
      <style:table-cell-properties fo:wrap-option="wrap" style:vertical-align="bottom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8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9" style:family="table-cell" style:parent-style-name="Default" style:data-style-name="N0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0" style:family="table-cell" style:parent-style-name="Default" style:data-style-name="N0">
      <style:table-cell-properties fo:wrap-option="wrap" style:vertical-align="bottom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1" style:family="table-cell" style:parent-style-name="Default" style:data-style-name="N0">
      <style:table-cell-properties fo:wrap-option="wrap" style:vertical-align="middle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2" style:family="table-cell" style:parent-style-name="Default" style:data-style-name="N0">
      <style:table-cell-properties fo:wrap-option="wrap" style:vertical-align="bottom" fo:background-color="#CFE2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3" style:family="table-cell" style:parent-style-name="Default" style:data-style-name="N0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4" style:family="table-cell" style:parent-style-name="Default" style:data-style-name="N179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5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D85C6" style:text-underline-style="none"/>
    </style:style>
    <style:style style:name="ce86" style:family="table-cell" style:parent-style-name="Default" style:data-style-name="N0">
      <style:table-cell-properties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4pt" style:font-size-asian="24pt" style:font-size-complex="24pt" style:use-window-font-color="true" style:text-underline-style="none"/>
    </style:style>
    <style:style style:name="ce87" style:family="table-cell" style:parent-style-name="Default" style:data-style-name="N18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8" style:family="table-cell" style:parent-style-name="Default" style:data-style-name="N180">
      <style:table-cell-properties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9" style:family="table-cell" style:parent-style-name="Default" style:data-style-name="N0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0" style:family="table-cell" style:parent-style-name="Default" style:data-style-name="N0">
      <style:table-cell-properties fo:wrap-option="wrap" style:vertical-align="bottom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91" style:family="table-cell" style:parent-style-name="Default" style:data-style-name="N182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2" style:family="table-cell" style:parent-style-name="Default" style:data-style-name="N0">
      <style:table-cell-properties fo:wrap-option="wrap" style:vertical-align="bottom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93" style:family="table-cell" style:parent-style-name="Default" style:data-style-name="N180">
      <style:table-cell-properties fo:wrap-option="wrap" style:vertical-align="middle"/>
      <style:paragraph-properties fo:text-align="start" fo:margin-left="0cm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94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95" style:family="table-cell" style:parent-style-name="Default" style:data-style-name="N0">
      <style:table-cell-properties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96" style:family="table-cell" style:parent-style-name="Default" style:data-style-name="N0">
      <style:table-cell-properties fo:wrap-option="wrap" style:vertical-align="middle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97" style:family="table-cell" style:parent-style-name="Default" style:data-style-name="N0">
      <style:table-cell-properties fo:wrap-option="wrap"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B5394" style:text-underline-style="none"/>
    </style:style>
    <style:style style:name="ce98" style:family="table-cell" style:parent-style-name="Default" style:data-style-name="N0">
      <style:table-cell-properties fo:wrap-option="wrap"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99" style:family="table-cell" style:parent-style-name="Default" style:data-style-name="N0">
      <style:table-cell-properties fo:wrap-option="wrap"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990000" style:text-underline-style="none"/>
    </style:style>
    <style:style style:name="ce100" style:family="table-cell" style:parent-style-name="Default" style:data-style-name="N0">
      <style:table-cell-properties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1" style:family="table-cell" style:parent-style-name="Default" style:data-style-name="N0">
      <style:table-cell-properties fo:wrap-option="wrap"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2" style:family="table-cell" style:parent-style-name="Default" style:data-style-name="N0">
      <style:table-cell-properties fo:wrap-option="wrap" style:vertical-align="middle" fo:background-color="#EFEFE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3" style:family="table-cell" style:parent-style-name="Default" style:data-style-name="N0">
      <style:table-cell-properties fo:wrap-option="wrap" style:vertical-align="top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4" style:family="table-cell" style:parent-style-name="Default" style:data-style-name="N18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5" style:family="table-cell" style:parent-style-name="Default" style:data-style-name="N0">
      <style:table-cell-properties fo:wrap-option="wrap" style:vertical-align="top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6" style:family="table-cell" style:parent-style-name="Default" style:data-style-name="N0">
      <style:table-cell-properties fo:wrap-option="wrap"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7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8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109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110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1" style:family="table-cell" style:parent-style-name="Default" style:data-style-name="N184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2" style:family="table-cell" style:parent-style-name="Default" style:data-style-name="N0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113" style:family="table-cell" style:parent-style-name="Default" style:data-style-name="N0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11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5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6" style:family="table-cell" style:parent-style-name="Default" style:data-style-name="N0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7" style:family="table-cell" style:parent-style-name="Default" style:data-style-name="N0">
      <style:table-cell-properties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8" style:family="table-cell" style:parent-style-name="Default" style:data-style-name="N0">
      <style:table-cell-properties fo:border-right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9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0" style:family="table-cell" style:parent-style-name="Default" style:data-style-name="N185">
      <style:table-cell-properties fo:border-left="1.0pt solid #000000" fo:border-right="1.0pt solid #000000" fo:border-top="1.0pt solid #000000" fo:border-bottom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1" style:family="table-cell" style:parent-style-name="Default" style:data-style-name="N185">
      <style:table-cell-properties fo:border-left="1.0pt solid #000000" fo:border-right="1.0pt solid #000000" fo:border-top="1.0pt solid #000000" fo:border-bottom="1.0pt solid #000000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2" style:family="table-cell" style:parent-style-name="Default" style:data-style-name="N0">
      <style:table-cell-properties fo:border-left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3" style:family="table-cell" style:parent-style-name="Default" style:data-style-name="N0">
      <style:table-cell-properties fo:border-bottom="1.0pt solid #000000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4" style:family="table-cell" style:parent-style-name="Default" style:data-style-name="N0">
      <style:table-cell-properties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5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6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7" style:family="table-cell" style:parent-style-name="Default" style:data-style-name="N0">
      <style:table-cell-properties fo:border-left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8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9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0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1" style:family="table-cell" style:parent-style-name="Default" style:data-style-name="N0">
      <style:table-cell-properties fo:border-left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2" style:family="table-cell" style:parent-style-name="Default" style:data-style-name="N0">
      <style:table-cell-properties fo:border-top="1.0pt solid #000000" fo:border-bottom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3" style:family="table-cell" style:parent-style-name="Default" style:data-style-name="N0">
      <style:table-cell-properties fo:border-top="1.0pt solid #000000" fo:border-bottom="1.0pt solid #000000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4" style:family="table-cell" style:parent-style-name="Default" style:data-style-name="N0">
      <style:table-cell-properties fo:border-top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5" style:family="table-cell" style:parent-style-name="Default" style:data-style-name="N0">
      <style:table-cell-properties fo:border-top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6" style:family="table-cell" style:parent-style-name="Default" style:data-style-name="N0">
      <style:table-cell-properties fo:border-top="1.0pt solid #000000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7" style:family="table-cell" style:parent-style-name="Default" style:data-style-name="N0">
      <style:table-cell-properties fo:border-left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8" style:family="table-cell" style:parent-style-name="Default" style:data-style-name="N0">
      <style:table-cell-properties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9" style:family="table-cell" style:parent-style-name="Default" style:data-style-name="N0">
      <style:table-cell-properties fo:border-bottom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0" style:family="table-cell" style:parent-style-name="Default" style:data-style-name="N0">
      <style:table-cell-properties fo:border-bottom="1.0pt solid #000000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1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2" style:family="table-cell" style:parent-style-name="Default" style:data-style-name="N0">
      <style:table-cell-properties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3" style:family="table-cell" style:parent-style-name="Default" style:data-style-name="N0">
      <style:table-cell-properties fo:border-top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45" style:family="table-cell" style:parent-style-name="Default" style:data-style-name="N0">
      <style:table-cell-properties fo:border-right="1.0pt solid #000000" fo:border-bottom="1.0pt solid #000000" style:vertical-align="bottom" fo:background-color="#4F81BD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146" style:family="table-cell" style:parent-style-name="Default" style:data-style-name="N0">
      <style:table-cell-properties fo:border-left="1.0pt solid #000000" fo:border-bottom="1.0pt solid #000000" style:vertical-align="bottom" fo:background-color="#4F81BD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147" style:family="table-cell" style:parent-style-name="Default" style:data-style-name="N0">
      <style:table-cell-properties fo:border-bottom="1.0pt solid #000000" style:vertical-align="bottom" fo:background-color="#4F81BD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148" style:family="table-cell" style:parent-style-name="Default" style:data-style-name="N0">
      <style:table-cell-properties fo:border-left="1.0pt solid #000000" fo:border-right="1.0pt solid #000000" fo:border-bottom="1.0pt solid #000000" style:vertical-align="bottom" fo:background-color="#4F81BD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149" style:family="table-cell" style:parent-style-name="Default" style:data-style-name="N0">
      <style:table-cell-properties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0" style:family="table-cell" style:parent-style-name="Default" style:data-style-name="N181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51" style:family="table-cell" style:parent-style-name="Default" style:data-style-name="N181">
      <style:table-cell-properties fo:border-right="1.0pt solid #000000" fo:border-top="1.0pt solid #000000" fo:border-bottom="1.0pt solid #000000" style:vertical-align="bottom" fo:background-color="#B9CDE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52" style:family="table-cell" style:parent-style-name="Default" style:data-style-name="N0">
      <style:table-cell-properties fo:border-left="1.0pt solid #000000" fo:border-top="1.0pt solid #000000" fo:border-bottom="1.0pt solid #000000" style:vertical-align="bottom" fo:background-color="#B9CDE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53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bottom" fo:background-color="#B9CDE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54" style:family="table-cell" style:parent-style-name="Default" style:data-style-name="N181">
      <style:table-cell-properties fo:border-left="1.0pt solid #000000" fo:border-right="1.0pt solid #000000" fo:border-top="1.0pt solid #000000" fo:border-bottom="1.0pt solid #000000" style:vertical-align="bottom" fo:background-color="#B9CDE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55" style:family="table-cell" style:parent-style-name="Default" style:data-style-name="N0">
      <style:table-cell-properties fo:wrap-option="wrap" style:vertical-align="bottom" fo:background-color="#F3F3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6" style:family="table-cell" style:parent-style-name="Default" style:data-style-name="N181">
      <style:table-cell-properties fo:border-right="1.0pt solid #000000" fo:border-top="1.0pt solid #000000" fo:border-bottom="1.0pt solid #000000" style:vertical-align="bottom" fo:background-color="#DCE6F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57" style:family="table-cell" style:parent-style-name="Default" style:data-style-name="N0">
      <style:table-cell-properties fo:border-left="1.0pt solid #000000" fo:border-top="1.0pt solid #000000" fo:border-bottom="1.0pt solid #000000" style:vertical-align="bottom" fo:background-color="#DCE6F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58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bottom" fo:background-color="#DCE6F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59" style:family="table-cell" style:parent-style-name="Default" style:data-style-name="N181">
      <style:table-cell-properties fo:border-left="1.0pt solid #000000" fo:border-right="1.0pt solid #000000" fo:border-top="1.0pt solid #000000" fo:border-bottom="1.0pt solid #000000" style:vertical-align="bottom" fo:background-color="#DCE6F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60" style:family="table-cell" style:parent-style-name="Default" style:data-style-name="N0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61" style:family="table-cell" style:parent-style-name="Default" style:data-style-name="N0">
      <style:table-cell-properties fo:border-left="1.0pt solid #000000" fo:border-right="1.0pt solid #000000" fo:border-bottom="1.0pt solid #000000" style:vertical-align="bottom" fo:background-color="#95B3D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62" style:family="table-cell" style:parent-style-name="Default" style:data-style-name="N186">
      <style:table-cell-properties fo:border-left="1.0pt solid #000000" fo:border-right="1.0pt solid #000000" fo:border-bottom="1.0pt solid #000000" style:vertical-align="bottom" fo:background-color="#95B3D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63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64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bottom" fo:background-color="#95B3D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65" style:family="table-cell" style:parent-style-name="Default" style:data-style-name="N186">
      <style:table-cell-properties fo:border-left="1.0pt solid #000000" fo:border-right="1.0pt solid #000000" fo:border-top="1.0pt solid #000000" fo:border-bottom="1.0pt solid #000000" style:vertical-align="bottom" fo:background-color="#95B3D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66" style:family="table-cell" style:parent-style-name="Default" style:data-style-name="N187">
      <style:table-cell-properties fo:border-left="1.0pt solid #000000" fo:border-right="1.0pt solid #000000" fo:border-top="1.0pt solid #000000" fo:border-bottom="1.0pt solid #000000" style:vertical-align="bottom" fo:background-color="#95B3D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67" style:family="table-cell" style:parent-style-name="Default" style:data-style-name="N181">
      <style:table-cell-properties fo:border-right="1.0pt solid #000000" fo:border-top="1.0pt solid #000000" style:vertical-align="bottom" fo:background-color="#DCE6F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68" style:family="table-cell" style:parent-style-name="Default" style:data-style-name="N0">
      <style:table-cell-properties fo:border-left="1.0pt solid #000000" fo:border-top="1.0pt solid #000000" style:vertical-align="bottom" fo:background-color="#DCE6F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69" style:family="table-cell" style:parent-style-name="Default" style:data-style-name="N0">
      <style:table-cell-properties fo:border-left="1.0pt solid #000000" fo:border-right="1.0pt solid #000000" fo:border-top="1.0pt solid #000000" style:vertical-align="bottom" fo:background-color="#DCE6F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70" style:family="table-cell" style:parent-style-name="Default" style:data-style-name="N181">
      <style:table-cell-properties fo:border-left="1.0pt solid #000000" fo:border-right="1.0pt solid #000000" fo:border-top="1.0pt solid #000000" style:vertical-align="bottom" fo:background-color="#DCE6F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71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95B3D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72" style:family="table-cell" style:parent-style-name="Default" style:data-style-name="N0">
      <style:table-cell-properties fo:wrap-option="wrap" style:vertical-align="bottom" fo:background-color="#D9D9D9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73" style:family="table-cell" style:parent-style-name="Default" style:data-style-name="N0">
      <style:table-cell-properties fo:wrap-option="wrap"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1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12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D85C6" style:text-underline-style="none"/>
    </style:style>
    <style:style style:name="T14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4pt" style:font-size-asian="24pt" style:font-size-complex="24pt" style:use-window-font-color="true" style:text-underline-style="none"/>
    </style:style>
    <style:style style:name="T15" style:family="text"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16" style:family="text"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17" style:family="text"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1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19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B5394" style:text-underline-style="none"/>
    </style:style>
    <style:style style:name="T2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990000" style:text-underline-style="none"/>
    </style:style>
    <style:style style:name="T21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T2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2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24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</office:automatic-styles>
  <office:body>
    <office:spreadsheet>
      <table:table table:name="Readme_Settings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1" table:default-cell-style-name="ce15" table:number-columns-repeated="253"/>
        <table:table-row table:style-name="ro2">
          <table:table-cell table:style-name="ce21" table:number-columns-spanned="3" table:number-rows-spanned="1" office:value-type="string">
            <text:p>TAGS v5.0</text:p>
          </table:table-cell>
          <table:covered-table-cell table:number-columns-repeated="2"/>
        </table:table-row>
        <table:table-row table:style-name="ro3">
          <table:table-cell table:style-name="ce24" table:number-columns-spanned="3" table:number-rows-spanned="1" office:value-type="string">
            <text:p>Created by mhawksey. Read more about this at:</text:p>
          </table:table-cell>
          <table:covered-table-cell table:number-columns-repeated="2"/>
        </table:table-row>
        <table:table-row table:style-name="ro3">
          <table:table-cell table:style-name="ce24" table:number-columns-spanned="3" table:number-rows-spanned="1" office:value-type="string">
            <text:p>http://mashe.hawksey.info/twitter-archive-tagsv5/</text:p>
          </table:table-cell>
          <table:covered-table-cell table:number-columns-repeated="2"/>
        </table:table-row>
        <table:table-row table:style-name="ro3">
          <table:table-cell table:style-name="ce29" table:number-columns-spanned="3" table:number-rows-spanned="1" office:value-type="string">
            <text:p>With this spreadsheet you can:</text:p>
          </table:table-cell>
          <table:covered-table-cell table:number-columns-repeated="2"/>
        </table:table-row>
        <table:table-row table:style-name="ro4">
          <table:table-cell table:style-name="ce32" table:number-columns-spanned="3" table:number-rows-spanned="1" office:value-type="string">
            <text:p>- automatically pull results from a Twitter Search into a Google Spreadsheet
</text:p>
          </table:table-cell>
          <table:covered-table-cell table:number-columns-repeated="2"/>
        </table:table-row>
        <table:table-row table:style-name="ro5">
          <table:table-cell table:style-name="ce29" table:number-columns-spanned="3" table:number-rows-spanned="1" office:value-type="string">
            <text:p>Instructions:</text:p>
          </table:table-cell>
          <table:covered-table-cell table:number-columns-repeated="2"/>
        </table:table-row>
        <table:table-row table:style-name="ro6">
          <table:table-cell table:style-name="ce33" table:number-columns-spanned="3" table:number-rows-spanned="1" office:value-type="string">
            <text:p>1. Click this button twice (once to authenticate, second to add custom menu) --&gt;

2. Open TAGS &gt; Twitter API Authentication and follow the instructions</text:p>
          </table:table-cell>
          <table:covered-table-cell table:number-columns-repeated="2"/>
        </table:table-row>
        <table:table-row table:style-name="ro7">
          <table:table-cell table:style-name="ce36"/>
          <table:table-cell table:style-name="ce37"/>
          <table:table-cell table:style-name="ce28"/>
        </table:table-row>
        <table:table-row table:style-name="ro8">
          <table:table-cell table:style-name="ce32" office:value-type="string">
            <text:p>3. Enter search term</text:p>
          </table:table-cell>
          <table:table-cell table:style-name="ce38" office:value-type="string">
            <text:p>#Pirat OR @piratenparteiat</text:p>
          </table:table-cell>
          <table:table-cell table:style-name="ce39" office:value-type="string">
            <text:p>&lt;- you can use serach operators like AND OR as well as from: and to: eg '#JobsNow AND from:BarackObama' (without quotes) </text:p>
          </table:table-cell>
        </table:table-row>
        <table:table-row table:style-name="ro7">
          <table:table-cell table:style-name="ce40"/>
          <table:table-cell table:style-name="ce41"/>
          <table:table-cell table:style-name="ce28"/>
        </table:table-row>
        <table:table-row table:style-name="ro9">
          <table:table-cell table:style-name="ce42" table:number-columns-spanned="3" table:number-rows-spanned="1" office:value-type="string">
            <text:p>4. Make a one off collection with TAGS &gt; Run now! or set a trigger to collect every hour TAGS &gt; Update archive every hour. To change the frequency open Tools -&gt; Script Editor then Triggers -&gt; Current script's triggers... and adjust
</text:p>
          </table:table-cell>
          <table:covered-table-cell table:number-columns-repeated="2"/>
        </table:table-row>
        <table:table-row table:style-name="ro10">
          <table:table-cell table:style-name="ce29" table:number-columns-spanned="3" table:number-rows-spanned="1" office:value-type="string">
            <text:p>Advanced Settings:</text:p>
          </table:table-cell>
          <table:covered-table-cell table:number-columns-repeated="2"/>
        </table:table-row>
        <table:table-row table:style-name="ro11">
          <table:table-cell table:style-name="ce45" office:value-type="string">
            <text:p>Period</text:p>
          </table:table-cell>
          <table:table-cell table:style-name="ce46" office:value-type="string">
            <text:p>default</text:p>
          </table:table-cell>
          <table:table-cell table:style-name="ce45" office:value-type="string">
            <text:p>&lt;- if NOT using default switch to 'paged' below</text:p>
          </table:table-cell>
        </table:table-row>
        <table:table-row table:style-name="ro12">
          <table:table-cell table:style-name="ce45" office:value-type="string">
            <text:p>Continuous/paged</text:p>
          </table:table-cell>
          <table:table-cell table:style-name="ce47" office:value-type="string">
            <text:p>continuous</text:p>
          </table:table-cell>
          <table:table-cell table:style-name="ce45" office:value-type="string">
            <text:p>&lt;- continuous will add results to a single sheet, paged adds results to a new sheet</text:p>
          </table:table-cell>
        </table:table-row>
        <table:table-row table:style-name="ro13">
          <table:table-cell table:style-name="ce45" office:value-type="string">
            <text:p>Follower count filter</text:p>
          </table:table-cell>
          <table:table-cell table:style-name="ce48" office:value-type="float" office:value="0">
            <text:p>0</text:p>
          </table:table-cell>
          <table:table-cell table:style-name="ce45" office:value-type="string">
            <text:p>&lt;- if search term is being spammed you can set the minimum followers a person must have to be included in archive</text:p>
          </table:table-cell>
        </table:table-row>
        <table:table-row table:style-name="ro7" table:visibility="collapse">
          <table:table-cell table:style-name="ce49" office:value-type="string">
            <text:p>Last since_id</text:p>
          </table:table-cell>
          <table:table-cell table:style-name="ce50" office:value-type="string">
            <text:p>311619045201940480</text:p>
          </table:table-cell>
          <table:table-cell table:style-name="ce49"/>
        </table:table-row>
        <table:table-row table:style-name="ro14">
          <table:table-cell table:style-name="ce51" table:number-columns-spanned="3" table:number-rows-spanned="1" office:value-type="string">
            <text:p>Make interactive</text:p>
          </table:table-cell>
          <table:covered-table-cell table:number-columns-repeated="2"/>
        </table:table-row>
        <table:table-row table:style-name="ro13">
          <table:table-cell table:style-name="ce49" table:number-columns-spanned="3" table:number-rows-spanned="1" office:value-type="string">
            <text:p>Turn your archive into an interactive online resource using TAGSExplorer - see http://bit.ly/TAGSsetup</text:p>
          </table:table-cell>
          <table:covered-table-cell table:number-columns-repeated="2"/>
        </table:table-row>
        <table:table-row table:style-name="ro15">
          <table:table-cell table:style-name="ce51" table:number-columns-spanned="3" table:number-rows-spanned="1" office:value-type="string">
            <text:p>News</text:p>
          </table:table-cell>
          <table:covered-table-cell table:number-columns-repeated="2"/>
        </table:table-row>
        <table:table-row table:style-name="ro16">
          <table:table-cell table:style-name="ce53" table:number-columns-spanned="3" table:number-rows-spanned="1" office:value-type="string">
            <text:p>15-Feb-2013 IMPORTANT: Version 5.0 of TAGS is now available. Please read important information for users of older versions by following the link</text:p>
          </table:table-cell>
          <table:covered-table-cell table:number-columns-repeated="2"/>
        </table:table-row>
        <table:table-row table:style-name="ro17">
          <table:table-cell table:style-name="ce54" table:number-columns-spanned="3" table:number-rows-spanned="1" office:value-type="string">
            <text:p>http://mashe.hawksey.info/2013/02/twitter-archive-tagsv5/</text:p>
          </table:table-cell>
          <table:covered-table-cell table:number-columns-repeated="2"/>
        </table:table-row>
      </table:table>
      <table:table table:name="Archive" table:style-name="ta2" table:print="false">
        <office:forms form:automatic-focus="false" form:apply-design-mode="false"/>
        <table:table-column table:style-name="co6" table:default-cell-style-name="ce-1"/>
        <table:table-column table:style-name="co5" table:default-cell-style-name="ce-1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11" table:default-cell-style-name="ce-1"/>
        <table:table-column table:style-name="co12" table:default-cell-style-name="ce-1"/>
        <table:table-column table:style-name="co13" table:default-cell-style-name="ce-1"/>
        <table:table-column table:style-name="co14" table:default-cell-style-name="ce-1"/>
        <table:table-column table:style-name="co5" table:default-cell-style-name="ce-1"/>
        <table:table-column table:style-name="co12" table:default-cell-style-name="ce-1"/>
        <table:table-column table:style-name="co5" table:default-cell-style-name="ce-1"/>
        <table:table-column table:style-name="co15" table:number-columns-repeated="2" table:default-cell-style-name="ce-1"/>
        <table:table-column table:style-name="co11" table:default-cell-style-name="ce-1"/>
        <table:table-column table:style-name="co5" table:default-cell-style-name="ce-1"/>
        <table:table-column table:style-name="co16" table:default-cell-style-name="ce-1"/>
        <table:table-column table:style-name="co5" table:default-cell-style-name="ce15" table:number-columns-repeated="238"/>
        <table:table-row table:style-name="ro19">
          <table:table-cell table:style-name="ce55" office:value-type="string">
            <text:p>id_str</text:p>
          </table:table-cell>
          <table:table-cell table:style-name="ce56" office:value-type="string">
            <text:p>from_user</text:p>
          </table:table-cell>
          <table:table-cell table:style-name="ce56" office:value-type="string">
            <text:p>text</text:p>
          </table:table-cell>
          <table:table-cell table:style-name="ce56" office:value-type="string">
            <text:p>created_at</text:p>
          </table:table-cell>
          <table:table-cell table:style-name="ce56" office:value-type="string">
            <text:p>time</text:p>
          </table:table-cell>
          <table:table-cell table:style-name="ce56" office:value-type="string">
            <text:p>geo_coordinates</text:p>
          </table:table-cell>
          <table:table-cell table:style-name="ce56" office:value-type="string">
            <text:p>user_lang</text:p>
          </table:table-cell>
          <table:table-cell table:style-name="ce56" office:value-type="string">
            <text:p>in_reply_to_user_id_str</text:p>
          </table:table-cell>
          <table:table-cell table:style-name="ce56" office:value-type="string">
            <text:p>in_reply_to_screen_name</text:p>
          </table:table-cell>
          <table:table-cell table:style-name="ce56" office:value-type="string">
            <text:p>from_user_id_str</text:p>
          </table:table-cell>
          <table:table-cell table:style-name="ce56" office:value-type="string">
            <text:p>in_reply_to_status_id_str</text:p>
          </table:table-cell>
          <table:table-cell table:style-name="ce57" office:value-type="string">
            <text:p>source</text:p>
          </table:table-cell>
          <table:table-cell table:style-name="ce57" office:value-type="string">
            <text:p>profile_image_url</text:p>
          </table:table-cell>
          <table:table-cell table:style-name="ce56" office:value-type="string">
            <text:p>user_followers_count</text:p>
          </table:table-cell>
          <table:table-cell table:style-name="ce56" office:value-type="string">
            <text:p>user_friends_count</text:p>
          </table:table-cell>
          <table:table-cell table:style-name="ce56" office:value-type="string">
            <text:p>user_utc_offset</text:p>
          </table:table-cell>
          <table:table-cell table:style-name="ce56" office:value-type="string">
            <text:p>status_url</text:p>
          </table:table-cell>
          <table:table-cell table:style-name="ce57" office:value-type="string">
            <text:p>entities_str</text:p>
          </table:table-cell>
        </table:table-row>
        <table:table-row table:style-name="ro20">
          <table:table-cell table:style-name="ce58" office:value-type="string">
            <text:p>311619045201940480</text:p>
          </table:table-cell>
          <table:table-cell table:style-name="ce59" office:value-type="string">
            <text:p>feuertinte</text:p>
          </table:table-cell>
          <table:table-cell table:style-name="ce59" office:value-type="string">
            <text:p>Bravo Herr Dueck, eine treffliche Psychoanalyse des Typos #Pirat :-) #SINNRAUM - Daily Dueck Aktuell http://t.co/rZx07od29F via @wilddueck</text:p>
          </table:table-cell>
          <table:table-cell table:style-name="ce59" office:value-type="string">
            <text:p>Tue Mar 12 23:25:44 +0000 2013</text:p>
          </table:table-cell>
          <table:table-cell table:style-name="ce60" office:value-type="float" office:value="41345.9762037037">
            <text:p>3/12/2013 23:25:4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6225850">
            <text:p>46225850</text:p>
          </table:table-cell>
          <table:table-cell table:style-name="ce59"/>
          <table:table-cell table:style-name="ce61" office:value-type="string">
            <text:p>&lt;a href="http://www.echofon.com/" rel="nofollow"&gt;Echofon&lt;/a&gt;</text:p>
          </table:table-cell>
          <table:table-cell table:style-name="ce61" office:value-type="string">
            <text:p>http://a0.twimg.com/profile_images/3357606682/989e315e5ee3dc529330520b838e93ca_normal.jpeg</text:p>
          </table:table-cell>
          <table:table-cell table:style-name="ce59" office:value-type="float" office:value="481">
            <text:p>481</text:p>
          </table:table-cell>
          <table:table-cell table:style-name="ce59" office:value-type="float" office:value="308">
            <text:p>308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feuertinte/statuses/311619045201940480</text:p>
          </table:table-cell>
          <table:table-cell table:style-name="ce61" office:value-type="string">
            <text:p>{"urls":[{"expanded_url":"http://www.ktisis.de/day_183.html","indices":[101,123],"display_url":"ktisis.de/day_183.html","url":"http://t.co/rZx07od29F"}],"hashtags":[{"text":"Pirat","indices":[58,64]},{"text":"SINNRAUM","indices":[69,78]}],"user_mentions":[{"id":45646500,"name":"Gunter Dueck","indices":[128,138],"screen_name":"wilddueck","id_str":"45646500"}]}</text:p>
          </table:table-cell>
        </table:table-row>
        <table:table-row table:style-name="ro21">
          <table:table-cell table:style-name="ce58" office:value-type="string">
            <text:p>311615117622116352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dernaro @martin_pusch „Ding dong, ding dong, wer steht da vor der Tür?“ #PIRAT #PPat #NEOS</text:p>
          </table:table-cell>
          <table:table-cell table:style-name="ce59" office:value-type="string">
            <text:p>Tue Mar 12 23:10:08 +0000 2013</text:p>
          </table:table-cell>
          <table:table-cell table:style-name="ce60" office:value-type="float" office:value="41345.965370370366">
            <text:p>3/12/2013 23:10:08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223626455">
            <text:p>223626455</text:p>
          </table:table-cell>
          <table:table-cell table:style-name="ce59" office:value-type="string">
            <text:p>dernaro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1608460053729280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412">
            <text:p>412</text:p>
          </table:table-cell>
          <table:table-cell table:style-name="ce59" office:value-type="float" office:value="820">
            <text:p>82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1615117622116352</text:p>
          </table:table-cell>
          <table:table-cell table:style-name="ce61" office:value-type="string">
            <text:p>{"urls":[],"hashtags":[{"text":"PIRAT","indices":[73,79]},{"text":"PPat","indices":[80,85]},{"text":"NEOS","indices":[86,91]}],"user_mentions":[{"id":223626455,"name":"B. Narodoslawsky","indices":[0,8],"screen_name":"dernaro","id_str":"223626455"},{"id":1004903046,"name":"Martin Pusch","indices":[9,22],"screen_name":"martin_pusch","id_str":"1004903046"}]}</text:p>
          </table:table-cell>
        </table:table-row>
        <table:table-row table:style-name="ro21">
          <table:table-cell table:style-name="ce58" office:value-type="string">
            <text:p>311614804081143808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GrahamRBates @karlamov Hm. We #PIRAT|es are probably more radical than NEOS? ;) #PPat</text:p>
          </table:table-cell>
          <table:table-cell table:style-name="ce59" office:value-type="string">
            <text:p>Tue Mar 12 23:08:53 +0000 2013</text:p>
          </table:table-cell>
          <table:table-cell table:style-name="ce60" office:value-type="float" office:value="41345.96450231481">
            <text:p>3/12/2013 23:08:53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22980385">
            <text:p>22980385</text:p>
          </table:table-cell>
          <table:table-cell table:style-name="ce59" office:value-type="string">
            <text:p>GrahamRBates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1608597110992899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412">
            <text:p>412</text:p>
          </table:table-cell>
          <table:table-cell table:style-name="ce59" office:value-type="float" office:value="820">
            <text:p>82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1614804081143808</text:p>
          </table:table-cell>
          <table:table-cell table:style-name="ce61" office:value-type="string">
            <text:p>{"urls":[],"hashtags":[{"text":"PIRAT","indices":[31,37]},{"text":"PPat","indices":[81,86]}],"user_mentions":[{"id":22980385,"name":"Graham Bates","indices":[0,13],"screen_name":"GrahamRBates","id_str":"22980385"},{"id":965840365,"name":"Karl Arlamovsky","indices":[14,23],"screen_name":"karlamov","id_str":"965840365"}]}</text:p>
          </table:table-cell>
        </table:table-row>
        <table:table-row table:style-name="ro22">
          <table:table-cell table:style-name="ce58" office:value-type="string">
            <text:p>311599715760340992</text:p>
          </table:table-cell>
          <table:table-cell table:style-name="ce59" office:value-type="string">
            <text:p>vaanpis</text:p>
          </table:table-cell>
          <table:table-cell table:style-name="ce59" office:value-type="string">
            <text:p>Skal bli nåkko good å bare chille i 3/4-buksa mi. #chill #3/4 #pirat #Nike @Magiifer @andreasrush http://t.co/PPCyNbF6ZK</text:p>
          </table:table-cell>
          <table:table-cell table:style-name="ce59" office:value-type="string">
            <text:p>Tue Mar 12 22:08:56 +0000 2013</text:p>
          </table:table-cell>
          <table:table-cell table:style-name="ce60" office:value-type="float" office:value="41345.92287037037">
            <text:p>3/12/2013 22:08:56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389763403">
            <text:p>389763403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1585553038/image_normal.jpg</text:p>
          </table:table-cell>
          <table:table-cell table:style-name="ce59" office:value-type="float" office:value="130">
            <text:p>130</text:p>
          </table:table-cell>
          <table:table-cell table:style-name="ce59" office:value-type="float" office:value="257">
            <text:p>257</text:p>
          </table:table-cell>
          <table:table-cell table:style-name="ce59"/>
          <table:table-cell table:style-name="ce59" office:value-type="string">
            <text:p>http://twitter.com/vaanpis/statuses/311599715760340992</text:p>
          </table:table-cell>
          <table:table-cell table:style-name="ce61" office:value-type="string">
            <text:p>{"urls":[],"hashtags":[{"text":"chill","indices":[50,56]},{"text":"pirat","indices":[62,68]},{"text":"Nike","indices":[69,74]}],"media":[{"sizes":{"thumb":{"w":150,"resize":"crop","h":150},"small":{"w":340,"resize":"fit","h":455},"medium":{"w":600,"resize":"fit","h":803},"large":{"w":765,"resize":"fit","h":1024}},"id":311599715764535297,"media_url_https":"https://pbs.twimg.com/media/BFMGSmJCAAEjNi6.jpg","media_url":"http://pbs.twimg.com/media/BFMGSmJCAAEjNi6.jpg","expanded_url":"http://twitter.com/vaanpis/status/311599715760340992/photo/1","indices":[98,120],"id_str":"311599715764535297","type":"photo","display_url":"pic.twitter.com/PPCyNbF6ZK","url":"http://t.co/PPCyNbF6ZK"}],"user_mentions":[{"id":251017457,"name":"Magnus Tjelle","indices":[75,84],"screen_name":"Magiifer","id_str":"251017457"},{"id":200886391,"name":"Andreas Rushfeldt","indices":[85,97],"screen_name":"andreasrush","id_str":"200886391"}]}</text:p>
          </table:table-cell>
        </table:table-row>
        <table:table-row table:style-name="ro22">
          <table:table-cell table:style-name="ce58" office:value-type="string">
            <text:p>311598821828349954</text:p>
          </table:table-cell>
          <table:table-cell table:style-name="ce59" office:value-type="string">
            <text:p>ostpirat</text:p>
          </table:table-cell>
          <table:table-cell table:style-name="ce59" office:value-type="string">
            <text:p>@SWagenknecht lese gerade #Kapitalismus - was tun? Gutes Buch, danke. Kann selbst ein #Pirat was draus lernen ;)</text:p>
          </table:table-cell>
          <table:table-cell table:style-name="ce59" office:value-type="string">
            <text:p>Tue Mar 12 22:05:23 +0000 2013</text:p>
          </table:table-cell>
          <table:table-cell table:style-name="ce60" office:value-type="float" office:value="41345.92040509259">
            <text:p>3/12/2013 22:05:23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47375691">
            <text:p>47375691</text:p>
          </table:table-cell>
          <table:table-cell table:style-name="ce59" office:value-type="string">
            <text:p>SWagenknecht</text:p>
          </table:table-cell>
          <table:table-cell table:style-name="ce59" office:value-type="float" office:value="200508866">
            <text:p>200508866</text:p>
          </table:table-cell>
          <table:table-cell table:style-name="ce59" office:value-type="string">
            <text:p>311595801065439232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366972436/52da92e1daee2bc689bad680eeccfd9c_normal.jpeg</text:p>
          </table:table-cell>
          <table:table-cell table:style-name="ce59" office:value-type="float" office:value="278">
            <text:p>278</text:p>
          </table:table-cell>
          <table:table-cell table:style-name="ce59" office:value-type="float" office:value="475">
            <text:p>47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ostpirat/statuses/311598821828349954</text:p>
          </table:table-cell>
          <table:table-cell table:style-name="ce61" office:value-type="string">
            <text:p>{"urls":[],"hashtags":[{"text":"Kapitalismus","indices":[26,39]},{"text":"Pirat","indices":[86,92]}],"user_mentions":[{"id":47375691,"name":"Sahra Wagenknecht","indices":[0,13],"screen_name":"SWagenknecht","id_str":"47375691"}]}</text:p>
          </table:table-cell>
        </table:table-row>
        <table:table-row table:style-name="ro23">
          <table:table-cell table:style-name="ce58" office:value-type="string">
            <text:p>311590674262798337</text:p>
          </table:table-cell>
          <table:table-cell table:style-name="ce59" office:value-type="string">
            <text:p>flexi_bell</text:p>
          </table:table-cell>
          <table:table-cell table:style-name="ce59" office:value-type="string">
            <text:p>RT @mundauf: Für die Spätschicht: Gesundheitspolitik, #SMV und die pösen Delegationen. Ich habs verbloggt. http://t.co/tXrTWnXUqk #Pirat ...</text:p>
          </table:table-cell>
          <table:table-cell table:style-name="ce59" office:value-type="string">
            <text:p>Tue Mar 12 21:33:00 +0000 2013</text:p>
          </table:table-cell>
          <table:table-cell table:style-name="ce60" office:value-type="float" office:value="41345.89791666666">
            <text:p>3/12/2013 21:33:0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14741394">
            <text:p>314741394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875738381/flexi_251315_137347046340697_100001962060819_262843_3814068_n_normal.jpg</text:p>
          </table:table-cell>
          <table:table-cell table:style-name="ce59" office:value-type="float" office:value="1195">
            <text:p>1195</text:p>
          </table:table-cell>
          <table:table-cell table:style-name="ce59" office:value-type="float" office:value="480">
            <text:p>48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flexi_bell/statuses/311590674262798337</text:p>
          </table:table-cell>
          <table:table-cell table:style-name="ce61" office:value-type="string">
            <text:p>{"urls":[{"expanded_url":"http://manitschka.wordpress.com/2013/03/12/gesundheitspolitik-smv-und-die-posen-delegationen/","indices":[107,129],"display_url":"manitschka.wordpress.com/2013/03/12/ges\u2026","url":"http://t.co/tXrTWnXUqk"}],"hashtags":[{"text":"SMV","indices":[54,58]},{"text":"Pirat","indices":[130,136]}],"user_mentions":[{"id":389366721,"name":"Julitschka","indices":[3,11],"screen_name":"mundauf","id_str":"389366721"}]}</text:p>
          </table:table-cell>
        </table:table-row>
        <table:table-row table:style-name="ro24">
          <table:table-cell table:style-name="ce58" office:value-type="string">
            <text:p>311589188548042752</text:p>
          </table:table-cell>
          <table:table-cell table:style-name="ce59" office:value-type="string">
            <text:p>EIPresidente</text:p>
          </table:table-cell>
          <table:table-cell table:style-name="ce59" office:value-type="string">
            <text:p>@smbsAT @PiratenStmk @piratenparteiat Super Artikel, danke!</text:p>
          </table:table-cell>
          <table:table-cell table:style-name="ce59" office:value-type="string">
            <text:p>Tue Mar 12 21:27:06 +0000 2013</text:p>
          </table:table-cell>
          <table:table-cell table:style-name="ce60" office:value-type="float" office:value="41345.89381944444">
            <text:p>3/12/2013 21:27:06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176957420">
            <text:p>1176957420</text:p>
          </table:table-cell>
          <table:table-cell table:style-name="ce59" office:value-type="string">
            <text:p>smbsAT</text:p>
          </table:table-cell>
          <table:table-cell table:style-name="ce59" office:value-type="float" office:value="623599151">
            <text:p>623599151</text:p>
          </table:table-cell>
          <table:table-cell table:style-name="ce59" office:value-type="string">
            <text:p>311575970077368320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772530598/62c409d26aeb42664a92e6107b1b5732_normal.jpeg</text:p>
          </table:table-cell>
          <table:table-cell table:style-name="ce59" office:value-type="float" office:value="66">
            <text:p>66</text:p>
          </table:table-cell>
          <table:table-cell table:style-name="ce59" office:value-type="float" office:value="116">
            <text:p>116</text:p>
          </table:table-cell>
          <table:table-cell table:style-name="ce59"/>
          <table:table-cell table:style-name="ce59" office:value-type="string">
            <text:p>http://twitter.com/EIPresidente/statuses/311589188548042752</text:p>
          </table:table-cell>
          <table:table-cell table:style-name="ce61" office:value-type="string">
            <text:p>{"urls":[],"hashtags":[],"user_mentions":[{"id":1176957420,"name":"smbs","indices":[0,7],"screen_name":"smbsAT","id_str":"1176957420"},{"id":406899783,"name":"Piratenpartei Stmk","indices":[8,20],"screen_name":"PiratenStmk","id_str":"406899783"},{"id":43325643,"name":"Piratenpartei","indices":[21,37],"screen_name":"piratenparteiat","id_str":"43325643"}]}</text:p>
          </table:table-cell>
        </table:table-row>
        <table:table-row table:style-name="ro20">
          <table:table-cell table:style-name="ce58" office:value-type="string">
            <text:p>311588793058742272</text:p>
          </table:table-cell>
          <table:table-cell table:style-name="ce59" office:value-type="string">
            <text:p>PiratenStmk</text:p>
          </table:table-cell>
          <table:table-cell table:style-name="ce59" office:value-type="string">
            <text:p>RT @smbsAT: Rückblick #lgv13 in #graz von @PiratenStmk einer Landesorganisation von @piratenparteiat die waren in der #zib2  https://t.c ...</text:p>
          </table:table-cell>
          <table:table-cell table:style-name="ce59" office:value-type="string">
            <text:p>Tue Mar 12 21:25:31 +0000 2013</text:p>
          </table:table-cell>
          <table:table-cell table:style-name="ce60" office:value-type="float" office:value="41345.8927199074">
            <text:p>3/12/2013 21:25:3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06899783">
            <text:p>40689978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206144581/PPstklein_normal.png</text:p>
          </table:table-cell>
          <table:table-cell table:style-name="ce59" office:value-type="float" office:value="368">
            <text:p>368</text:p>
          </table:table-cell>
          <table:table-cell table:style-name="ce59" office:value-type="float" office:value="197">
            <text:p>19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iratenStmk/statuses/311588793058742272</text:p>
          </table:table-cell>
          <table:table-cell table:style-name="ce61" office:value-type="string">
            <text:p>{"urls":[],"hashtags":[{"text":"lgv13","indices":[22,28]},{"text":"graz","indices":[32,37]},{"text":"zib2","indices":[118,123]}],"user_mentions":[{"id":1176957420,"name":"smbs","indices":[3,10],"screen_name":"smbsAT","id_str":"1176957420"},{"id":406899783,"name":"Piratenpartei Stmk","indices":[42,54],"screen_name":"PiratenStmk","id_str":"406899783"},{"id":43325643,"name":"Piratenpartei","indices":[84,100],"screen_name":"piratenparteiat","id_str":"43325643"}]}</text:p>
          </table:table-cell>
        </table:table-row>
        <table:table-row table:style-name="ro20">
          <table:table-cell table:style-name="ce58" office:value-type="string">
            <text:p>311575970077368320</text:p>
          </table:table-cell>
          <table:table-cell table:style-name="ce59" office:value-type="string">
            <text:p>smbsAT</text:p>
          </table:table-cell>
          <table:table-cell table:style-name="ce59" office:value-type="string">
            <text:p>Rückblick #lgv13 in #graz von @PiratenStmk einer Landesorganisation von @piratenparteiat die waren in der #zib2  https://t.co/znwOC7Fsci</text:p>
          </table:table-cell>
          <table:table-cell table:style-name="ce59" office:value-type="string">
            <text:p>Tue Mar 12 20:34:34 +0000 2013</text:p>
          </table:table-cell>
          <table:table-cell table:style-name="ce60" office:value-type="float" office:value="41345.85733796296">
            <text:p>3/12/2013 20:34:3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176957420">
            <text:p>117695742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sticky/default_profile_images/default_profile_2_normal.png</text:p>
          </table:table-cell>
          <table:table-cell table:style-name="ce59" office:value-type="float" office:value="32">
            <text:p>32</text:p>
          </table:table-cell>
          <table:table-cell table:style-name="ce59" office:value-type="float" office:value="166">
            <text:p>166</text:p>
          </table:table-cell>
          <table:table-cell table:style-name="ce59"/>
          <table:table-cell table:style-name="ce59" office:value-type="string">
            <text:p>http://twitter.com/smbsAT/statuses/311575970077368320</text:p>
          </table:table-cell>
          <table:table-cell table:style-name="ce61" office:value-type="string">
            <text:p>{"urls":[{"expanded_url":"https://steiermark.piratenpartei.at/ruckblick-landesgeneralversammlung-lgv-der-piratenpartei-steiermark-in-graz/","indices":[113,136],"display_url":"steiermark.piratenpartei.at/ruckblick-land\u2026","url":"https://t.co/znwOC7Fsci"}],"hashtags":[{"text":"lgv13","indices":[10,16]},{"text":"graz","indices":[20,25]},{"text":"zib2","indices":[106,111]}],"user_mentions":[{"id":406899783,"name":"Piratenpartei Stmk","indices":[30,42],"screen_name":"PiratenStmk","id_str":"406899783"},{"id":43325643,"name":"Piratenpartei","indices":[72,88],"screen_name":"piratenparteiat","id_str":"43325643"}]}</text:p>
          </table:table-cell>
        </table:table-row>
        <table:table-row table:style-name="ro21">
          <table:table-cell table:style-name="ce58" office:value-type="string">
            <text:p>311574626083934208</text:p>
          </table:table-cell>
          <table:table-cell table:style-name="ce59" office:value-type="string">
            <text:p>Die_Alexs</text:p>
          </table:table-cell>
          <table:table-cell table:style-name="ce59" office:value-type="string">
            <text:p>@ChristophFreina @piratenparteiat @SPOE_at Na - zwar violett aber nix mit Piraten</text:p>
          </table:table-cell>
          <table:table-cell table:style-name="ce59" office:value-type="string">
            <text:p>Tue Mar 12 20:29:14 +0000 2013</text:p>
          </table:table-cell>
          <table:table-cell table:style-name="ce60" office:value-type="float" office:value="41345.853634259256">
            <text:p>3/12/2013 20:29:14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261867800">
            <text:p>261867800</text:p>
          </table:table-cell>
          <table:table-cell table:style-name="ce59" office:value-type="string">
            <text:p>ChristophFreina</text:p>
          </table:table-cell>
          <table:table-cell table:style-name="ce59" office:value-type="float" office:value="236412458">
            <text:p>236412458</text:p>
          </table:table-cell>
          <table:table-cell table:style-name="ce59" office:value-type="string">
            <text:p>311572852933529600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090173086/1a9b8959b689c064753b2762dfce82d3_normal.jpeg</text:p>
          </table:table-cell>
          <table:table-cell table:style-name="ce59" office:value-type="float" office:value="158">
            <text:p>158</text:p>
          </table:table-cell>
          <table:table-cell table:style-name="ce59" office:value-type="float" office:value="444">
            <text:p>444</text:p>
          </table:table-cell>
          <table:table-cell table:style-name="ce59"/>
          <table:table-cell table:style-name="ce59" office:value-type="string">
            <text:p>http://twitter.com/Die_Alexs/statuses/311574626083934208</text:p>
          </table:table-cell>
          <table:table-cell table:style-name="ce61" office:value-type="string">
            <text:p>{"urls":[],"hashtags":[],"user_mentions":[{"id":261867800,"name":"Christoph Freina","indices":[0,16],"screen_name":"ChristophFreina","id_str":"261867800"},{"id":43325643,"name":"Piratenpartei","indices":[17,33],"screen_name":"piratenparteiat","id_str":"43325643"},{"id":26750370,"name":"SPÖ ","indices":[34,42],"screen_name":"SPOE_at","id_str":"26750370"}]}</text:p>
          </table:table-cell>
        </table:table-row>
        <table:table-row table:style-name="ro21">
          <table:table-cell table:style-name="ce58" office:value-type="string">
            <text:p>311572852933529600</text:p>
          </table:table-cell>
          <table:table-cell table:style-name="ce59" office:value-type="string">
            <text:p>ChristophFreina</text:p>
          </table:table-cell>
          <table:table-cell table:style-name="ce59" office:value-type="string">
            <text:p>Hing da eine @piratenparteiat-Flagge an der @SPOE_at-Zentrale? #orfrep</text:p>
          </table:table-cell>
          <table:table-cell table:style-name="ce59" office:value-type="string">
            <text:p>Tue Mar 12 20:22:11 +0000 2013</text:p>
          </table:table-cell>
          <table:table-cell table:style-name="ce60" office:value-type="float" office:value="41345.84873842592">
            <text:p>3/12/2013 20:22:1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61867800">
            <text:p>261867800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898305991/74224b5e4de39a655ba7686163b539cd_normal.jpeg</text:p>
          </table:table-cell>
          <table:table-cell table:style-name="ce59" office:value-type="float" office:value="264">
            <text:p>264</text:p>
          </table:table-cell>
          <table:table-cell table:style-name="ce59" office:value-type="float" office:value="350">
            <text:p>35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hristophFreina/statuses/311572852933529600</text:p>
          </table:table-cell>
          <table:table-cell table:style-name="ce61" office:value-type="string">
            <text:p>{"urls":[],"hashtags":[{"text":"orfrep","indices":[63,70]}],"user_mentions":[{"id":43325643,"name":"Piratenpartei","indices":[13,29],"screen_name":"piratenparteiat","id_str":"43325643"},{"id":26750370,"name":"SPÖ ","indices":[44,52],"screen_name":"SPOE_at","id_str":"26750370"}]}</text:p>
          </table:table-cell>
        </table:table-row>
        <table:table-row table:style-name="ro23">
          <table:table-cell table:style-name="ce58" office:value-type="string">
            <text:p>311554742562197505</text:p>
          </table:table-cell>
          <table:table-cell table:style-name="ce59" office:value-type="string">
            <text:p>nlohmann</text:p>
          </table:table-cell>
          <table:table-cell table:style-name="ce59" office:value-type="string">
            <text:p>RT @mundauf: Für die Spätschicht: Gesundheitspolitik, #SMV und die pösen Delegationen. Ich habs verbloggt. http://t.co/tXrTWnXUqk #Pirat ...</text:p>
          </table:table-cell>
          <table:table-cell table:style-name="ce59" office:value-type="string">
            <text:p>Tue Mar 12 19:10:13 +0000 2013</text:p>
          </table:table-cell>
          <table:table-cell table:style-name="ce60" office:value-type="float" office:value="41345.79876157407">
            <text:p>3/12/2013 19:10:1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41994074">
            <text:p>41994074</text:p>
          </table:table-cell>
          <table:table-cell table:style-name="ce59"/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2954852699/01d462042a12ef8c476af1a99f3154ea_normal.jpeg</text:p>
          </table:table-cell>
          <table:table-cell table:style-name="ce59" office:value-type="float" office:value="509">
            <text:p>509</text:p>
          </table:table-cell>
          <table:table-cell table:style-name="ce59" office:value-type="float" office:value="372">
            <text:p>37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nlohmann/statuses/311554742562197505</text:p>
          </table:table-cell>
          <table:table-cell table:style-name="ce61" office:value-type="string">
            <text:p>{"urls":[{"expanded_url":"http://manitschka.wordpress.com/2013/03/12/gesundheitspolitik-smv-und-die-posen-delegationen/","indices":[107,129],"display_url":"manitschka.wordpress.com/2013/03/12/ges\u2026","url":"http://t.co/tXrTWnXUqk"}],"hashtags":[{"text":"SMV","indices":[54,58]},{"text":"Pirat","indices":[130,136]}],"user_mentions":[{"id":389366721,"name":"Julitschka","indices":[3,11],"screen_name":"mundauf","id_str":"389366721"}]}</text:p>
          </table:table-cell>
        </table:table-row>
        <table:table-row table:style-name="ro20">
          <table:table-cell table:style-name="ce58" office:value-type="string">
            <text:p>311527389291245568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.@Helge @corinnamilborn In d Fall froi ich mich schon auf d Stimmen—samt Vorzugsstimmen—aller Tweetenden bei d #NRW13! ;) #PIRAT #PPat #SCNR</text:p>
          </table:table-cell>
          <table:table-cell table:style-name="ce59" office:value-type="string">
            <text:p>Tue Mar 12 17:21:32 +0000 2013</text:p>
          </table:table-cell>
          <table:table-cell table:style-name="ce60" office:value-type="float" office:value="41345.723287037035">
            <text:p>3/12/2013 17:21:32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6776952">
            <text:p>6776952</text:p>
          </table:table-cell>
          <table:table-cell table:style-name="ce59" office:value-type="string">
            <text:p>Helge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1525991522631680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410">
            <text:p>410</text:p>
          </table:table-cell>
          <table:table-cell table:style-name="ce59" office:value-type="float" office:value="818">
            <text:p>81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1527389291245568</text:p>
          </table:table-cell>
          <table:table-cell table:style-name="ce61" office:value-type="string">
            <text:p>{"urls":[],"hashtags":[{"text":"NRW13","indices":[111,117]},{"text":"PIRAT","indices":[122,128]},{"text":"PPat","indices":[129,134]},{"text":"SCNR","indices":[135,140]}],"user_mentions":[{"id":6776952,"name":"Helge Fahrnberger","indices":[1,7],"screen_name":"Helge","id_str":"6776952"},{"id":28251658,"name":"Corinna Milborn","indices":[8,23],"screen_name":"corinnamilborn","id_str":"28251658"}]}</text:p>
          </table:table-cell>
        </table:table-row>
        <table:table-row table:style-name="ro24">
          <table:table-cell table:style-name="ce58" office:value-type="string">
            <text:p>311510296961376257</text:p>
          </table:table-cell>
          <table:table-cell table:style-name="ce59" office:value-type="string">
            <text:p>OldBoiMe</text:p>
          </table:table-cell>
          <table:table-cell table:style-name="ce59" office:value-type="string">
            <text:p>RT @Constrictoria: reč ili dve o tome zašto sam #pirat ---&amp;gt; http://t.co/I6nyEBjsVh</text:p>
          </table:table-cell>
          <table:table-cell table:style-name="ce59" office:value-type="string">
            <text:p>Tue Mar 12 16:13:37 +0000 2013</text:p>
          </table:table-cell>
          <table:table-cell table:style-name="ce60" office:value-type="float" office:value="41345.67612268518">
            <text:p>3/12/2013 16:13:37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610943215">
            <text:p>610943215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3265812763/62fa00c4ac4cc5449a0a4cb59c59aa43_normal.jpeg</text:p>
          </table:table-cell>
          <table:table-cell table:style-name="ce59" office:value-type="float" office:value="911">
            <text:p>911</text:p>
          </table:table-cell>
          <table:table-cell table:style-name="ce59" office:value-type="float" office:value="1004">
            <text:p>100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OldBoiMe/statuses/311510296961376257</text:p>
          </table:table-cell>
          <table:table-cell table:style-name="ce61" office:value-type="string">
            <text:p>{"urls":[{"expanded_url":"http://www.blogche.co.rs/ja-sam-pirat/","indices":[63,85],"display_url":"blogche.co.rs/ja-sam-pirat/","url":"http://t.co/I6nyEBjsVh"}],"hashtags":[{"text":"pirat","indices":[48,54]}],"user_mentions":[{"id":32831568,"name":"Valkyrie","indices":[3,17],"screen_name":"Constrictoria","id_str":"32831568"}]}</text:p>
          </table:table-cell>
        </table:table-row>
        <table:table-row table:style-name="ro24">
          <table:table-cell table:style-name="ce58" office:value-type="string">
            <text:p>311506785305522178</text:p>
          </table:table-cell>
          <table:table-cell table:style-name="ce59" office:value-type="string">
            <text:p>Die_Alexs</text:p>
          </table:table-cell>
          <table:table-cell table:style-name="ce59" office:value-type="string">
            <text:p>@HeinrichElsigan @piratenparteiat loooool   der war gut :-)))</text:p>
          </table:table-cell>
          <table:table-cell table:style-name="ce59" office:value-type="string">
            <text:p>Tue Mar 12 15:59:39 +0000 2013</text:p>
          </table:table-cell>
          <table:table-cell table:style-name="ce60" office:value-type="float" office:value="41345.66642361111">
            <text:p>3/12/2013 15:59:39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739626931">
            <text:p>739626931</text:p>
          </table:table-cell>
          <table:table-cell table:style-name="ce59" office:value-type="string">
            <text:p>HeinrichElsigan</text:p>
          </table:table-cell>
          <table:table-cell table:style-name="ce59" office:value-type="float" office:value="236412458">
            <text:p>236412458</text:p>
          </table:table-cell>
          <table:table-cell table:style-name="ce59" office:value-type="string">
            <text:p>311506466974605312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090173086/1a9b8959b689c064753b2762dfce82d3_normal.jpeg</text:p>
          </table:table-cell>
          <table:table-cell table:style-name="ce59" office:value-type="float" office:value="158">
            <text:p>158</text:p>
          </table:table-cell>
          <table:table-cell table:style-name="ce59" office:value-type="float" office:value="443">
            <text:p>443</text:p>
          </table:table-cell>
          <table:table-cell table:style-name="ce59"/>
          <table:table-cell table:style-name="ce59" office:value-type="string">
            <text:p>http://twitter.com/Die_Alexs/statuses/311506785305522178</text:p>
          </table:table-cell>
          <table:table-cell table:style-name="ce61" office:value-type="string">
            <text:p>{"urls":[],"hashtags":[],"user_mentions":[{"id":739626931,"name":"Heinrich Elsigan ","indices":[0,16],"screen_name":"HeinrichElsigan","id_str":"739626931"},{"id":43325643,"name":"Piratenpartei","indices":[17,33],"screen_name":"piratenparteiat","id_str":"43325643"}]}</text:p>
          </table:table-cell>
        </table:table-row>
        <table:table-row table:style-name="ro22">
          <table:table-cell table:style-name="ce58" office:value-type="string">
            <text:p>311506466974605312</text:p>
          </table:table-cell>
          <table:table-cell table:style-name="ce59" office:value-type="string">
            <text:p>HeinrichElsigan</text:p>
          </table:table-cell>
          <table:table-cell table:style-name="ce59" office:value-type="string">
            <text:p>@Die_Alexs sicher nicht, solange die @piratenparteiat  noch 1000 postgender Mannen und Weihen haben</text:p>
          </table:table-cell>
          <table:table-cell table:style-name="ce59" office:value-type="string">
            <text:p>Tue Mar 12 15:58:23 +0000 2013</text:p>
          </table:table-cell>
          <table:table-cell table:style-name="ce60" office:value-type="float" office:value="41345.66554398148">
            <text:p>3/12/2013 15:58:23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236412458">
            <text:p>236412458</text:p>
          </table:table-cell>
          <table:table-cell table:style-name="ce59" office:value-type="string">
            <text:p>Die_Alexs</text:p>
          </table:table-cell>
          <table:table-cell table:style-name="ce59" office:value-type="float" office:value="739626931">
            <text:p>739626931</text:p>
          </table:table-cell>
          <table:table-cell table:style-name="ce59" office:value-type="string">
            <text:p>311505363969138688</text:p>
          </table:table-cell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3198381923/b2a2e4c2f6a6ad8ab0b01230252c25ab_normal.jpeg</text:p>
          </table:table-cell>
          <table:table-cell table:style-name="ce59" office:value-type="float" office:value="66">
            <text:p>66</text:p>
          </table:table-cell>
          <table:table-cell table:style-name="ce59" office:value-type="float" office:value="102">
            <text:p>10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einrichElsigan/statuses/311506466974605312</text:p>
          </table:table-cell>
          <table:table-cell table:style-name="ce61" office:value-type="string">
            <text:p>{"urls":[],"hashtags":[],"user_mentions":[{"id":236412458,"name":"Alexs A. Zauner","indices":[0,10],"screen_name":"Die_Alexs","id_str":"236412458"},{"id":43325643,"name":"Piratenpartei","indices":[37,53],"screen_name":"piratenparteiat","id_str":"43325643"}]}</text:p>
          </table:table-cell>
        </table:table-row>
        <table:table-row table:style-name="ro22">
          <table:table-cell table:style-name="ce58" office:value-type="string">
            <text:p>311498082913239043</text:p>
          </table:table-cell>
          <table:table-cell table:style-name="ce59" office:value-type="string">
            <text:p>Marcel_Lacko</text:p>
          </table:table-cell>
          <table:table-cell table:style-name="ce59" office:value-type="string">
            <text:p>Photo: #bully #bullyboy #pirat #jack #blackeye #puppy #bullterier #babydog #dog #doggy #game #little #killer... http://t.co/ZRIZHZEGvR</text:p>
          </table:table-cell>
          <table:table-cell table:style-name="ce59" office:value-type="string">
            <text:p>Tue Mar 12 15:25:04 +0000 2013</text:p>
          </table:table-cell>
          <table:table-cell table:style-name="ce60" office:value-type="float" office:value="41345.64240740741">
            <text:p>3/12/2013 15:25:04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41123564">
            <text:p>241123564</text:p>
          </table:table-cell>
          <table:table-cell table:style-name="ce59"/>
          <table:table-cell table:style-name="ce61" office:value-type="string">
            <text:p>&lt;a href="http://www.tumblr.com/" rel="nofollow"&gt;Tumblr&lt;/a&gt;</text:p>
          </table:table-cell>
          <table:table-cell table:style-name="ce61" office:value-type="string">
            <text:p>http://a0.twimg.com/profile_images/2911888489/77c3304f8cd60d79438043da97eade3c_normal.jpeg</text:p>
          </table:table-cell>
          <table:table-cell table:style-name="ce59" office:value-type="float" office:value="158">
            <text:p>158</text:p>
          </table:table-cell>
          <table:table-cell table:style-name="ce59" office:value-type="float" office:value="561">
            <text:p>56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arcel_Lacko/statuses/311498082913239043</text:p>
          </table:table-cell>
          <table:table-cell table:style-name="ce61" office:value-type="string">
            <text:p>{"urls":[{"expanded_url":"http://tmblr.co/ZlAWZvg5feyS","indices":[112,134],"display_url":"tmblr.co/ZlAWZvg5feyS","url":"http://t.co/ZRIZHZEGvR"}],"hashtags":[{"text":"bully","indices":[7,13]},{"text":"bullyboy","indices":[14,23]},{"text":"pirat","indices":[24,30]},{"text":"jack","indices":[31,36]},{"text":"blackeye","indices":[37,46]},{"text":"puppy","indices":[47,53]},{"text":"bullterier","indices":[54,65]},{"text":"babydog","indices":[66,74]},{"text":"dog","indices":[75,79]},{"text":"doggy","indices":[80,86]},{"text":"game","indices":[87,92]},{"text":"little","indices":[93,100]},{"text":"killer","indices":[101,108]}],"user_mentions":[]}</text:p>
          </table:table-cell>
        </table:table-row>
        <table:table-row table:style-name="ro25">
          <table:table-cell table:style-name="ce58" office:value-type="string">
            <text:p>311495754327916544</text:p>
          </table:table-cell>
          <table:table-cell table:style-name="ce59" office:value-type="string">
            <text:p>Constrictoria</text:p>
          </table:table-cell>
          <table:table-cell table:style-name="ce59" office:value-type="string">
            <text:p>reč ili dve o tome zašto sam #pirat ---&amp;gt; http://t.co/I6nyEBjsVh</text:p>
          </table:table-cell>
          <table:table-cell table:style-name="ce59" office:value-type="string">
            <text:p>Tue Mar 12 15:15:49 +0000 2013</text:p>
          </table:table-cell>
          <table:table-cell table:style-name="ce60" office:value-type="float" office:value="41345.635983796295">
            <text:p>3/12/2013 15:15:49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32831568">
            <text:p>3283156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984557830/b4c4b9a7bc49212b03e1bc005cc70a5c_normal.jpeg</text:p>
          </table:table-cell>
          <table:table-cell table:style-name="ce59" office:value-type="float" office:value="1490">
            <text:p>1490</text:p>
          </table:table-cell>
          <table:table-cell table:style-name="ce59" office:value-type="float" office:value="949">
            <text:p>94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onstrictoria/statuses/311495754327916544</text:p>
          </table:table-cell>
          <table:table-cell table:style-name="ce61" office:value-type="string">
            <text:p>{"urls":[{"expanded_url":"http://www.blogche.co.rs/ja-sam-pirat/","indices":[44,66],"display_url":"blogche.co.rs/ja-sam-pirat/","url":"http://t.co/I6nyEBjsVh"}],"hashtags":[{"text":"pirat","indices":[29,35]}],"user_mentions":[]}</text:p>
          </table:table-cell>
        </table:table-row>
        <table:table-row table:style-name="ro24">
          <table:table-cell table:style-name="ce58" office:value-type="string">
            <text:p>311487688475811840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RT @PiratenStmk: #Pirat|en sind grenzenlos! http://t.co/5l1GjPceho</text:p>
          </table:table-cell>
          <table:table-cell table:style-name="ce59" office:value-type="string">
            <text:p>Tue Mar 12 14:43:46 +0000 2013</text:p>
          </table:table-cell>
          <table:table-cell table:style-name="ce60" office:value-type="float" office:value="41345.61372685185">
            <text:p>3/12/2013 14:43:46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63647843">
            <text:p>26364784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410">
            <text:p>410</text:p>
          </table:table-cell>
          <table:table-cell table:style-name="ce59" office:value-type="float" office:value="817">
            <text:p>81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1487688475811840</text:p>
          </table:table-cell>
          <table:table-cell table:style-name="ce61" office:value-type="string">
            <text:p>{"urls":[],"hashtags":[{"text":"Pirat","indices":[17,23]}],"media":[{"sizes":{"small":{"w":340,"resize":"fit","h":340},"thumb":{"w":150,"resize":"crop","h":150},"large":{"w":604,"resize":"fit","h":604},"medium":{"w":600,"resize":"fit","h":600}},"media_url":"http://pbs.twimg.com/media/BFKad8YCUAAdHlO.jpg","type":"photo","display_url":"pic.twitter.com/5l1GjPceho","url":"http://t.co/5l1GjPceho","id":311481163455811584,"media_url_https":"https://pbs.twimg.com/media/BFKad8YCUAAdHlO.jpg","expanded_url":"http://twitter.com/PiratenStmk/status/311481163451617282/photo/1","source_status_id_str":"311481163451617282","indices":[44,66],"source_status_id":311481163451617282,"id_str":"311481163455811584"}],"user_mentions":[{"id":406899783,"name":"Piratenpartei Stmk","indices":[3,15],"screen_name":"PiratenStmk","id_str":"406899783"}]}</text:p>
          </table:table-cell>
        </table:table-row>
        <table:table-row table:style-name="ro20">
          <table:table-cell table:style-name="ce58" office:value-type="string">
            <text:p>311482420132208640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kreativkomm @piratenparteiat Gern gern. Grad in Richtung Neue Selbstständige, Prekariat, Unternehmertum haben @werquer und @c3o Pläne. :)</text:p>
          </table:table-cell>
          <table:table-cell table:style-name="ce59" office:value-type="string">
            <text:p>Tue Mar 12 14:22:50 +0000 2013</text:p>
          </table:table-cell>
          <table:table-cell table:style-name="ce60" office:value-type="float" office:value="41345.59918981481">
            <text:p>3/12/2013 14:22:50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243115009">
            <text:p>243115009</text:p>
          </table:table-cell>
          <table:table-cell table:style-name="ce59" office:value-type="string">
            <text:p>kreativkomm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1475319116795904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410">
            <text:p>410</text:p>
          </table:table-cell>
          <table:table-cell table:style-name="ce59" office:value-type="float" office:value="817">
            <text:p>81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1482420132208640</text:p>
          </table:table-cell>
          <table:table-cell table:style-name="ce61" office:value-type="string">
            <text:p>{"urls":[],"hashtags":[],"user_mentions":[{"id":243115009,"name":"Peter Droessler","indices":[0,12],"screen_name":"kreativkomm","id_str":"243115009"},{"id":43325643,"name":"Piratenpartei","indices":[13,29],"screen_name":"piratenparteiat","id_str":"43325643"},{"id":30200764,"name":"Werner Reiter","indices":[111,119],"screen_name":"werquer","id_str":"30200764"},{"id":787678,"name":"Christopher Clay","indices":[124,128],"screen_name":"c3o","id_str":"787678"}]}</text:p>
          </table:table-cell>
        </table:table-row>
        <table:table-row table:style-name="ro25">
          <table:table-cell table:style-name="ce58" office:value-type="string">
            <text:p>311481163451617282</text:p>
          </table:table-cell>
          <table:table-cell table:style-name="ce59" office:value-type="string">
            <text:p>PiratenStmk</text:p>
          </table:table-cell>
          <table:table-cell table:style-name="ce59" office:value-type="string">
            <text:p>#Pirat|en sind grenzenlos! http://t.co/5l1GjPceho</text:p>
          </table:table-cell>
          <table:table-cell table:style-name="ce59" office:value-type="string">
            <text:p>Tue Mar 12 14:17:51 +0000 2013</text:p>
          </table:table-cell>
          <table:table-cell table:style-name="ce60" office:value-type="float" office:value="41345.595729166664">
            <text:p>3/12/2013 14:17:5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06899783">
            <text:p>406899783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206144581/PPstklein_normal.png</text:p>
          </table:table-cell>
          <table:table-cell table:style-name="ce59" office:value-type="float" office:value="368">
            <text:p>368</text:p>
          </table:table-cell>
          <table:table-cell table:style-name="ce59" office:value-type="float" office:value="197">
            <text:p>19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iratenStmk/statuses/311481163451617282</text:p>
          </table:table-cell>
          <table:table-cell table:style-name="ce61" office:value-type="string">
            <text:p>{"urls":[],"hashtags":[{"text":"Pirat","indices":[0,6]}],"media":[{"sizes":{"small":{"w":340,"resize":"fit","h":340},"thumb":{"w":150,"resize":"crop","h":150},"large":{"w":604,"resize":"fit","h":604},"medium":{"w":600,"resize":"fit","h":600}},"id":311481163455811584,"media_url_https":"https://pbs.twimg.com/media/BFKad8YCUAAdHlO.jpg","media_url":"http://pbs.twimg.com/media/BFKad8YCUAAdHlO.jpg","expanded_url":"http://twitter.com/PiratenStmk/status/311481163451617282/photo/1","indices":[27,49],"id_str":"311481163455811584","type":"photo","display_url":"pic.twitter.com/5l1GjPceho","url":"http://t.co/5l1GjPceho"}],"user_mentions":[]}</text:p>
          </table:table-cell>
        </table:table-row>
        <table:table-row table:style-name="ro24">
          <table:table-cell table:style-name="ce58" office:value-type="string">
            <text:p>311475319116795904</text:p>
          </table:table-cell>
          <table:table-cell table:style-name="ce59" office:value-type="string">
            <text:p>kreativkomm</text:p>
          </table:table-cell>
          <table:table-cell table:style-name="ce59" office:value-type="string">
            <text:p>@Vilinthril @piratenparteiat gemeinsame initiativen sind immer möglich.</text:p>
          </table:table-cell>
          <table:table-cell table:style-name="ce59" office:value-type="string">
            <text:p>Tue Mar 12 13:54:37 +0000 2013</text:p>
          </table:table-cell>
          <table:table-cell table:style-name="ce60" office:value-type="float" office:value="41345.57959490741">
            <text:p>3/12/2013 13:54:37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Vilinthril</text:p>
          </table:table-cell>
          <table:table-cell table:style-name="ce59" office:value-type="float" office:value="243115009">
            <text:p>243115009</text:p>
          </table:table-cell>
          <table:table-cell table:style-name="ce59" office:value-type="string">
            <text:p>311473490916163584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1267743190/peter_draw_normal.jpg</text:p>
          </table:table-cell>
          <table:table-cell table:style-name="ce59" office:value-type="float" office:value="75">
            <text:p>75</text:p>
          </table:table-cell>
          <table:table-cell table:style-name="ce59" office:value-type="float" office:value="167">
            <text:p>16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reativkomm/statuses/311475319116795904</text:p>
          </table:table-cell>
          <table:table-cell table:style-name="ce61" office:value-type="string">
            <text:p>{"urls":[],"hashtags":[],"user_mentions":[{"id":263647843,"name":"LukasDanielKlausner","indices":[0,11],"screen_name":"Vilinthril","id_str":"263647843"},{"id":43325643,"name":"Piratenpartei","indices":[12,28],"screen_name":"piratenparteiat","id_str":"43325643"}]}</text:p>
          </table:table-cell>
        </table:table-row>
        <table:table-row table:style-name="ro25">
          <table:table-cell table:style-name="ce58" office:value-type="string">
            <text:p>311474977620770818</text:p>
          </table:table-cell>
          <table:table-cell table:style-name="ce59" office:value-type="string">
            <text:p>SabineMartiny</text:p>
          </table:table-cell>
          <table:table-cell table:style-name="ce59" office:value-type="string">
            <text:p>@alusruh Diese #Pirat*innen ;-)</text:p>
          </table:table-cell>
          <table:table-cell table:style-name="ce59" office:value-type="string">
            <text:p>Tue Mar 12 13:53:16 +0000 2013</text:p>
          </table:table-cell>
          <table:table-cell table:style-name="ce60" office:value-type="float" office:value="41345.57865740741">
            <text:p>3/12/2013 13:53:16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404358965">
            <text:p>404358965</text:p>
          </table:table-cell>
          <table:table-cell table:style-name="ce59" office:value-type="string">
            <text:p>alusruh</text:p>
          </table:table-cell>
          <table:table-cell table:style-name="ce59" office:value-type="float" office:value="492381547">
            <text:p>492381547</text:p>
          </table:table-cell>
          <table:table-cell table:style-name="ce59" office:value-type="string">
            <text:p>311474637479477248</text:p>
          </table:table-cell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3235254446/350a4c25b304308699fd656b1c50cb93_normal.jpeg</text:p>
          </table:table-cell>
          <table:table-cell table:style-name="ce59" office:value-type="float" office:value="580">
            <text:p>580</text:p>
          </table:table-cell>
          <table:table-cell table:style-name="ce59" office:value-type="float" office:value="600">
            <text:p>600</text:p>
          </table:table-cell>
          <table:table-cell table:style-name="ce59"/>
          <table:table-cell table:style-name="ce59" office:value-type="string">
            <text:p>http://twitter.com/SabineMartiny/statuses/311474977620770818</text:p>
          </table:table-cell>
          <table:table-cell table:style-name="ce61" office:value-type="string">
            <text:p>{"urls":[],"hashtags":[{"text":"Pirat","indices":[15,21]}],"user_mentions":[{"id":404358965,"name":"ursula bub-hielscher","indices":[0,8],"screen_name":"alusruh","id_str":"404358965"}]}</text:p>
          </table:table-cell>
        </table:table-row>
        <table:table-row table:style-name="ro25">
          <table:table-cell table:style-name="ce58" office:value-type="string">
            <text:p>311473490916163584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.@kreativkomm @piratenparteiat Okay, fair enough. Danke! :)</text:p>
          </table:table-cell>
          <table:table-cell table:style-name="ce59" office:value-type="string">
            <text:p>Tue Mar 12 13:47:21 +0000 2013</text:p>
          </table:table-cell>
          <table:table-cell table:style-name="ce60" office:value-type="float" office:value="41345.57454861111">
            <text:p>3/12/2013 13:47:21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243115009">
            <text:p>243115009</text:p>
          </table:table-cell>
          <table:table-cell table:style-name="ce59" office:value-type="string">
            <text:p>kreativkomm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1472523499950080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409">
            <text:p>409</text:p>
          </table:table-cell>
          <table:table-cell table:style-name="ce59" office:value-type="float" office:value="815">
            <text:p>81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1473490916163584</text:p>
          </table:table-cell>
          <table:table-cell table:style-name="ce61" office:value-type="string">
            <text:p>{"urls":[],"hashtags":[],"user_mentions":[{"id":243115009,"name":"Peter Droessler","indices":[1,13],"screen_name":"kreativkomm","id_str":"243115009"},{"id":43325643,"name":"Piratenpartei","indices":[14,30],"screen_name":"piratenparteiat","id_str":"43325643"}]}</text:p>
          </table:table-cell>
        </table:table-row>
        <table:table-row table:style-name="ro20">
          <table:table-cell table:style-name="ce58" office:value-type="string">
            <text:p>311473469500051458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RT @kreativkomm: @Vilinthril @piratenparteiat inzw. geschaut. Ihr seid sympathisch, neos auch, inhalte überlappend. Neos +: zielorientie ...</text:p>
          </table:table-cell>
          <table:table-cell table:style-name="ce59" office:value-type="string">
            <text:p>Tue Mar 12 13:47:16 +0000 2013</text:p>
          </table:table-cell>
          <table:table-cell table:style-name="ce60" office:value-type="float" office:value="41345.57449074074">
            <text:p>3/12/2013 13:47:16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63647843">
            <text:p>263647843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409">
            <text:p>409</text:p>
          </table:table-cell>
          <table:table-cell table:style-name="ce59" office:value-type="float" office:value="815">
            <text:p>81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1473469500051458</text:p>
          </table:table-cell>
          <table:table-cell table:style-name="ce61" office:value-type="string">
            <text:p>{"urls":[],"hashtags":[],"user_mentions":[{"id":243115009,"name":"Peter Droessler","indices":[3,15],"screen_name":"kreativkomm","id_str":"243115009"},{"id":263647843,"name":"LukasDanielKlausner","indices":[17,28],"screen_name":"Vilinthril","id_str":"263647843"},{"id":43325643,"name":"Piratenpartei","indices":[29,45],"screen_name":"piratenparteiat","id_str":"43325643"}]}</text:p>
          </table:table-cell>
        </table:table-row>
        <table:table-row table:style-name="ro20">
          <table:table-cell table:style-name="ce58" office:value-type="string">
            <text:p>311472523499950080</text:p>
          </table:table-cell>
          <table:table-cell table:style-name="ce59" office:value-type="string">
            <text:p>kreativkomm</text:p>
          </table:table-cell>
          <table:table-cell table:style-name="ce59" office:value-type="string">
            <text:p>@Vilinthril @piratenparteiat inzw. geschaut. Ihr seid sympathisch, neos auch, inhalte überlappend. Neos +: zielorientierung &amp;amp; breiter</text:p>
          </table:table-cell>
          <table:table-cell table:style-name="ce59" office:value-type="string">
            <text:p>Tue Mar 12 13:43:31 +0000 2013</text:p>
          </table:table-cell>
          <table:table-cell table:style-name="ce60" office:value-type="float" office:value="41345.57188657407">
            <text:p>3/12/2013 13:43:31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Vilinthril</text:p>
          </table:table-cell>
          <table:table-cell table:style-name="ce59" office:value-type="float" office:value="243115009">
            <text:p>243115009</text:p>
          </table:table-cell>
          <table:table-cell table:style-name="ce59" office:value-type="string">
            <text:p>311471479898402817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1267743190/peter_draw_normal.jpg</text:p>
          </table:table-cell>
          <table:table-cell table:style-name="ce59" office:value-type="float" office:value="75">
            <text:p>75</text:p>
          </table:table-cell>
          <table:table-cell table:style-name="ce59" office:value-type="float" office:value="167">
            <text:p>16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reativkomm/statuses/311472523499950080</text:p>
          </table:table-cell>
          <table:table-cell table:style-name="ce61" office:value-type="string">
            <text:p>{"urls":[],"hashtags":[],"user_mentions":[{"id":263647843,"name":"LukasDanielKlausner","indices":[0,11],"screen_name":"Vilinthril","id_str":"263647843"},{"id":43325643,"name":"Piratenpartei","indices":[12,28],"screen_name":"piratenparteiat","id_str":"43325643"}]}</text:p>
          </table:table-cell>
        </table:table-row>
        <table:table-row table:style-name="ro25">
          <table:table-cell table:style-name="ce58" office:value-type="string">
            <text:p>311471479898402817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kreativkomm Sorry, dachte, ist aus der Bio klar: @PiratenparteiAT</text:p>
          </table:table-cell>
          <table:table-cell table:style-name="ce59" office:value-type="string">
            <text:p>Tue Mar 12 13:39:22 +0000 2013</text:p>
          </table:table-cell>
          <table:table-cell table:style-name="ce60" office:value-type="float" office:value="41345.56900462963">
            <text:p>3/12/2013 13:39:22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243115009">
            <text:p>243115009</text:p>
          </table:table-cell>
          <table:table-cell table:style-name="ce59" office:value-type="string">
            <text:p>kreativkomm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1470606795296768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409">
            <text:p>409</text:p>
          </table:table-cell>
          <table:table-cell table:style-name="ce59" office:value-type="float" office:value="815">
            <text:p>81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1471479898402817</text:p>
          </table:table-cell>
          <table:table-cell table:style-name="ce61" office:value-type="string">
            <text:p>{"urls":[],"hashtags":[],"user_mentions":[{"id":243115009,"name":"Peter Droessler","indices":[0,12],"screen_name":"kreativkomm","id_str":"243115009"},{"id":43325643,"name":"Piratenpartei","indices":[50,66],"screen_name":"piratenparteiat","id_str":"43325643"}]}</text:p>
          </table:table-cell>
        </table:table-row>
        <table:table-row table:style-name="ro22">
          <table:table-cell table:style-name="ce58" office:value-type="string">
            <text:p>311466280316178433</text:p>
          </table:table-cell>
          <table:table-cell table:style-name="ce59" office:value-type="string">
            <text:p>Agetier</text:p>
          </table:table-cell>
          <table:table-cell table:style-name="ce59" office:value-type="string">
            <text:p>Ein lustiger fotografierender #Pirat neben Vertretern der CDU und SPD bei #HP in Rüsselsheim: http://t.co/HF2oR4skQG</text:p>
          </table:table-cell>
          <table:table-cell table:style-name="ce59" office:value-type="string">
            <text:p>Tue Mar 12 13:18:42 +0000 2013</text:p>
          </table:table-cell>
          <table:table-cell table:style-name="ce60" office:value-type="float" office:value="41345.55465277778">
            <text:p>3/12/2013 13:18:4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24171445">
            <text:p>224171445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3160355156/e70b8928f3ec5ef7a767b09bd3ee14bc_normal.jpeg</text:p>
          </table:table-cell>
          <table:table-cell table:style-name="ce59" office:value-type="float" office:value="455">
            <text:p>455</text:p>
          </table:table-cell>
          <table:table-cell table:style-name="ce59" office:value-type="float" office:value="390">
            <text:p>39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Agetier/statuses/311466280316178433</text:p>
          </table:table-cell>
          <table:table-cell table:style-name="ce61" office:value-type="string">
            <text:p>{"urls":[{"expanded_url":"http://yfrog.com/od69jpxvj","indices":[94,116],"display_url":"yfrog.com/od69jpxvj","url":"http://t.co/HF2oR4skQG"}],"hashtags":[{"text":"Pirat","indices":[30,36]},{"text":"HP","indices":[74,77]}],"user_mentions":[]}</text:p>
          </table:table-cell>
        </table:table-row>
        <table:table-row table:style-name="ro22">
          <table:table-cell table:style-name="ce58" office:value-type="string">
            <text:p>311455493413535745</text:p>
          </table:table-cell>
          <table:table-cell table:style-name="ce59" office:value-type="string">
            <text:p>D4sDu0</text:p>
          </table:table-cell>
          <table:table-cell table:style-name="ce59" office:value-type="string">
            <text:p>Schaut mich an, ich bin #Pirat aber Hey wir scheißen auf dich als Wähler auch ohne dich kommen nicht über die 5% im Herbst</text:p>
          </table:table-cell>
          <table:table-cell table:style-name="ce59" office:value-type="string">
            <text:p>Tue Mar 12 12:35:50 +0000 2013</text:p>
          </table:table-cell>
          <table:table-cell table:style-name="ce60" office:value-type="float" office:value="41345.524884259255">
            <text:p>3/12/2013 12:35:5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20680995">
            <text:p>420680995</text:p>
          </table:table-cell>
          <table:table-cell table:style-name="ce59"/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3370624507/14fa41aa644b9d9d9fb0e104ea8095d6_normal.jpeg</text:p>
          </table:table-cell>
          <table:table-cell table:style-name="ce59" office:value-type="float" office:value="2">
            <text:p>2</text:p>
          </table:table-cell>
          <table:table-cell table:style-name="ce59"/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D4sDu0/statuses/311455493413535745</text:p>
          </table:table-cell>
          <table:table-cell table:style-name="ce61" office:value-type="string">
            <text:p>{"urls":[],"hashtags":[{"text":"Pirat","indices":[24,30]}],"user_mentions":[]}</text:p>
          </table:table-cell>
        </table:table-row>
        <table:table-row table:style-name="ro23">
          <table:table-cell table:style-name="ce58" office:value-type="string">
            <text:p>311451825318539265</text:p>
          </table:table-cell>
          <table:table-cell table:style-name="ce59" office:value-type="string">
            <text:p>Notesoflife</text:p>
          </table:table-cell>
          <table:table-cell table:style-name="ce59" office:value-type="string">
            <text:p>So nutzt man Elternzeit also heute: Als Temporär #Pirat offensichtliche Missstände vermarkten http://t.co/TByG5DDHbj #piratenbraut</text:p>
          </table:table-cell>
          <table:table-cell table:style-name="ce59" office:value-type="string">
            <text:p>Tue Mar 12 12:21:16 +0000 2013</text:p>
          </table:table-cell>
          <table:table-cell table:style-name="ce60" office:value-type="float" office:value="41345.514768518515">
            <text:p>3/12/2013 12:21:1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9812147">
            <text:p>19812147</text:p>
          </table:table-cell>
          <table:table-cell table:style-name="ce59"/>
          <table:table-cell table:style-name="ce61" office:value-type="string">
            <text:p>&lt;a href="http://bitly.com" rel="nofollow"&gt;bitly&lt;/a&gt;</text:p>
          </table:table-cell>
          <table:table-cell table:style-name="ce61" office:value-type="string">
            <text:p>http://a0.twimg.com/profile_images/1637346515/silhouette_q_smaller_normal.jpg</text:p>
          </table:table-cell>
          <table:table-cell table:style-name="ce59" office:value-type="float" office:value="455">
            <text:p>455</text:p>
          </table:table-cell>
          <table:table-cell table:style-name="ce59" office:value-type="float" office:value="374">
            <text:p>37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Notesoflife/statuses/311451825318539265</text:p>
          </table:table-cell>
          <table:table-cell table:style-name="ce61" office:value-type="string">
            <text:p>{"urls":[{"expanded_url":"http://j.mp/Y7UibT","indices":[94,116],"display_url":"j.mp/Y7UibT","url":"http://t.co/TByG5DDHbj"}],"hashtags":[{"text":"Pirat","indices":[49,55]},{"text":"piratenbraut","indices":[117,130]}],"user_mentions":[]}</text:p>
          </table:table-cell>
        </table:table-row>
        <table:table-row table:style-name="ro20">
          <table:table-cell table:style-name="ce58" office:value-type="string">
            <text:p>311428524185616384</text:p>
          </table:table-cell>
          <table:table-cell table:style-name="ce59" office:value-type="string">
            <text:p>Mic_Ruby</text:p>
          </table:table-cell>
          <table:table-cell table:style-name="ce59" office:value-type="string">
            <text:p>Bravo Herr Dueck, eine treffliche Psychoanalyse des Typos #Pirat :-) #SINNRAUM - Daily Dueck Aktuell http://t.co/UkUkPqkwGo via @wilddueck</text:p>
          </table:table-cell>
          <table:table-cell table:style-name="ce59" office:value-type="string">
            <text:p>Tue Mar 12 10:48:40 +0000 2013</text:p>
          </table:table-cell>
          <table:table-cell table:style-name="ce60" office:value-type="float" office:value="41345.45046296296">
            <text:p>3/12/2013 10:48:4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9452021">
            <text:p>29452021</text:p>
          </table:table-cell>
          <table:table-cell table:style-name="ce59"/>
          <table:table-cell table:style-name="ce61" office:value-type="string">
            <text:p>&lt;a href="http://twitter.com/tweetbutton" rel="nofollow"&gt;Tweet Button&lt;/a&gt;</text:p>
          </table:table-cell>
          <table:table-cell table:style-name="ce61" office:value-type="string">
            <text:p>http://a0.twimg.com/profile_images/2785810557/ef7621caea38b47cb97e05cdcd7172b2_normal.png</text:p>
          </table:table-cell>
          <table:table-cell table:style-name="ce59" office:value-type="float" office:value="3873">
            <text:p>3873</text:p>
          </table:table-cell>
          <table:table-cell table:style-name="ce59" office:value-type="float" office:value="2707">
            <text:p>270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ic_Ruby/statuses/311428524185616384</text:p>
          </table:table-cell>
          <table:table-cell table:style-name="ce61" office:value-type="string">
            <text:p>{"urls":[{"expanded_url":"http://www.ktisis.de/day_183.html","indices":[101,123],"display_url":"ktisis.de/day_183.html","url":"http://t.co/UkUkPqkwGo"}],"hashtags":[{"text":"Pirat","indices":[58,64]},{"text":"SINNRAUM","indices":[69,78]}],"user_mentions":[{"id":45646500,"name":"Gunter Dueck","indices":[128,138],"screen_name":"wilddueck","id_str":"45646500"}]}</text:p>
          </table:table-cell>
        </table:table-row>
        <table:table-row table:style-name="ro24">
          <table:table-cell table:style-name="ce58" office:value-type="string">
            <text:p>311403054903738369</text:p>
          </table:table-cell>
          <table:table-cell table:style-name="ce59" office:value-type="string">
            <text:p>Jakob_Juergen</text:p>
          </table:table-cell>
          <table:table-cell table:style-name="ce59" office:value-type="string">
            <text:p>@SuddenGrey Stell Dich nicht so an. Du bist #Pirat! :-)</text:p>
          </table:table-cell>
          <table:table-cell table:style-name="ce59" office:value-type="string">
            <text:p>Tue Mar 12 09:07:28 +0000 2013</text:p>
          </table:table-cell>
          <table:table-cell table:style-name="ce60" office:value-type="float" office:value="41345.38018518518">
            <text:p>3/12/2013 9:07:28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99951977">
            <text:p>99951977</text:p>
          </table:table-cell>
          <table:table-cell table:style-name="ce59" office:value-type="string">
            <text:p>SuddenGrey</text:p>
          </table:table-cell>
          <table:table-cell table:style-name="ce59" office:value-type="float" office:value="559893006">
            <text:p>559893006</text:p>
          </table:table-cell>
          <table:table-cell table:style-name="ce59" office:value-type="string">
            <text:p>311402726674292737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370025335/fa0f978e8269e4146583bb903fb5c6d9_normal.png</text:p>
          </table:table-cell>
          <table:table-cell table:style-name="ce59" office:value-type="float" office:value="342">
            <text:p>342</text:p>
          </table:table-cell>
          <table:table-cell table:style-name="ce59" office:value-type="float" office:value="688">
            <text:p>68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Jakob_Juergen/statuses/311403054903738369</text:p>
          </table:table-cell>
          <table:table-cell table:style-name="ce61" office:value-type="string">
            <text:p>{"urls":[],"hashtags":[{"text":"Pirat","indices":[44,50]}],"user_mentions":[{"id":99951977,"name":"Chrissie","indices":[0,11],"screen_name":"SuddenGrey","id_str":"99951977"}]}</text:p>
          </table:table-cell>
        </table:table-row>
        <table:table-row table:style-name="ro25">
          <table:table-cell table:style-name="ce58" office:value-type="string">
            <text:p>311398582496415744</text:p>
          </table:table-cell>
          <table:table-cell table:style-name="ce59" office:value-type="string">
            <text:p>NecroHyde</text:p>
          </table:table-cell>
          <table:table-cell table:style-name="ce59" office:value-type="string">
            <text:p>Arrrrrrrrrrrrrrrrrrrrrrrrr!!!!! #pirat</text:p>
          </table:table-cell>
          <table:table-cell table:style-name="ce59" office:value-type="string">
            <text:p>Tue Mar 12 08:49:42 +0000 2013</text:p>
          </table:table-cell>
          <table:table-cell table:style-name="ce60" office:value-type="float" office:value="41345.367847222224">
            <text:p>3/12/2013 8:49:42</text:p>
          </table:table-cell>
          <table:table-cell table:style-name="ce59"/>
          <table:table-cell table:style-name="ce59" office:value-type="string">
            <text:p>no</text:p>
          </table:table-cell>
          <table:table-cell table:number-columns-repeated="2" table:style-name="ce59"/>
          <table:table-cell table:style-name="ce59" office:value-type="float" office:value="14284744">
            <text:p>14284744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346167719/e95f185a2e7bc5b3847c0f62ddc85b62_normal.jpeg</text:p>
          </table:table-cell>
          <table:table-cell table:style-name="ce59" office:value-type="float" office:value="628">
            <text:p>628</text:p>
          </table:table-cell>
          <table:table-cell table:style-name="ce59" office:value-type="float" office:value="1296">
            <text:p>129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NecroHyde/statuses/311398582496415744</text:p>
          </table:table-cell>
          <table:table-cell table:style-name="ce61" office:value-type="string">
            <text:p>{"urls":[],"hashtags":[{"text":"pirat","indices":[32,38]}],"user_mentions":[]}</text:p>
          </table:table-cell>
        </table:table-row>
        <table:table-row table:style-name="ro23">
          <table:table-cell table:style-name="ce58" office:value-type="string">
            <text:p>311381967713234945</text:p>
          </table:table-cell>
          <table:table-cell table:style-name="ce59" office:value-type="string">
            <text:p>Zjeddi</text:p>
          </table:table-cell>
          <table:table-cell table:style-name="ce59" office:value-type="string">
            <text:p>RT @DeeqaMohamed1: If I ever get into a serious fight I'm just going to send my family &amp;amp; the Jeddis after them #goodluck #afg #pirat ...</text:p>
          </table:table-cell>
          <table:table-cell table:style-name="ce59" office:value-type="string">
            <text:p>Tue Mar 12 07:43:40 +0000 2013</text:p>
          </table:table-cell>
          <table:table-cell table:style-name="ce60" office:value-type="float" office:value="41345.32199074074">
            <text:p>3/12/2013 7:43:40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860676954">
            <text:p>860676954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351489156/b4148acd460f31bc019dbe6c185f821e_normal.png</text:p>
          </table:table-cell>
          <table:table-cell table:style-name="ce59" office:value-type="float" office:value="78">
            <text:p>78</text:p>
          </table:table-cell>
          <table:table-cell table:style-name="ce59" office:value-type="float" office:value="160">
            <text:p>160</text:p>
          </table:table-cell>
          <table:table-cell table:style-name="ce59" office:value-type="float" office:value="-18000">
            <text:p>-18000</text:p>
          </table:table-cell>
          <table:table-cell table:style-name="ce59" office:value-type="string">
            <text:p>http://twitter.com/Zjeddi/statuses/311381967713234945</text:p>
          </table:table-cell>
          <table:table-cell table:style-name="ce61" office:value-type="string">
            <text:p>{"urls":[],"hashtags":[{"text":"goodluck","indices":[115,124]},{"text":"afg","indices":[125,129]},{"text":"pirat","indices":[130,136]}],"user_mentions":[{"id":878083951,"name":"Deeqa Mohamed","indices":[3,17],"screen_name":"DeeqaMohamed1","id_str":"878083951"}]}</text:p>
          </table:table-cell>
        </table:table-row>
        <table:table-row table:style-name="ro21">
          <table:table-cell table:style-name="ce58" office:value-type="string">
            <text:p>311377718996512768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steinlechnerdan @neos_eu @PiratenAT Es warat @PiratenparteiAT, JFYI. ;)</text:p>
          </table:table-cell>
          <table:table-cell table:style-name="ce59" office:value-type="string">
            <text:p>Tue Mar 12 07:26:47 +0000 2013</text:p>
          </table:table-cell>
          <table:table-cell table:style-name="ce60" office:value-type="float" office:value="41345.310266203705">
            <text:p>3/12/2013 7:26:47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01744839">
            <text:p>101744839</text:p>
          </table:table-cell>
          <table:table-cell table:style-name="ce59" office:value-type="string">
            <text:p>steinlechnerdan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1372506533601283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405">
            <text:p>405</text:p>
          </table:table-cell>
          <table:table-cell table:style-name="ce59" office:value-type="float" office:value="806">
            <text:p>80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1377718996512768</text:p>
          </table:table-cell>
          <table:table-cell table:style-name="ce61" office:value-type="string">
            <text:p>{"urls":[],"hashtags":[],"user_mentions":[{"id":101744839,"name":"Daniel Steinlechner","indices":[0,16],"screen_name":"steinlechnerdan","id_str":"101744839"},{"id":819698388,"name":"Das Neue Österreich","indices":[17,25],"screen_name":"neos_eu","id_str":"819698388"},{"id":49351871,"name":"Piraten Österreich","indices":[26,36],"screen_name":"PiratenAT","id_str":"49351871"},{"id":43325643,"name":"Piratenpartei","indices":[46,62],"screen_name":"piratenparteiat","id_str":"43325643"}]}</text:p>
          </table:table-cell>
        </table:table-row>
        <table:table-row table:style-name="ro23">
          <table:table-cell table:style-name="ce58" office:value-type="string">
            <text:p>311377484958535680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Kosak_Daniel Das wiederum halte ich für Betriebsblindheit. Wir #PIRAT|en sind der Partei gewordene Effekt der digitalen Revolution; das /1</text:p>
          </table:table-cell>
          <table:table-cell table:style-name="ce59" office:value-type="string">
            <text:p>Tue Mar 12 07:25:52 +0000 2013</text:p>
          </table:table-cell>
          <table:table-cell table:style-name="ce60" office:value-type="float" office:value="41345.30962962963">
            <text:p>3/12/2013 7:25:52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474956396">
            <text:p>474956396</text:p>
          </table:table-cell>
          <table:table-cell table:style-name="ce59" office:value-type="string">
            <text:p>Kosak_Daniel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1375733358465024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405">
            <text:p>405</text:p>
          </table:table-cell>
          <table:table-cell table:style-name="ce59" office:value-type="float" office:value="806">
            <text:p>80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1377484958535680</text:p>
          </table:table-cell>
          <table:table-cell table:style-name="ce61" office:value-type="string">
            <text:p>{"urls":[],"hashtags":[{"text":"PIRAT","indices":[64,70]}],"user_mentions":[{"id":474956396,"name":"Daniel Kosak","indices":[0,13],"screen_name":"Kosak_Daniel","id_str":"474956396"}]}</text:p>
          </table:table-cell>
        </table:table-row>
        <table:table-row table:style-name="ro20">
          <table:table-cell table:style-name="ce58" office:value-type="string">
            <text:p>311372338346217473</text:p>
          </table:table-cell>
          <table:table-cell table:style-name="ce59" office:value-type="string">
            <text:p>Sonstwer</text:p>
          </table:table-cell>
          <table:table-cell table:style-name="ce59" office:value-type="string">
            <text:p>RT @baumi05: http://t.co/rb2bx3IfUZ Auftaktveranstaltung der EBI(Europäische Bürgerinitiative bedingungsloses Grundeinkommen) #PPat #Pirat</text:p>
          </table:table-cell>
          <table:table-cell table:style-name="ce59" office:value-type="string">
            <text:p>Tue Mar 12 07:05:25 +0000 2013</text:p>
          </table:table-cell>
          <table:table-cell table:style-name="ce60" office:value-type="float" office:value="41345.29542824074">
            <text:p>3/12/2013 7:05:2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58663927">
            <text:p>158663927</text:p>
          </table:table-cell>
          <table:table-cell table:style-name="ce59"/>
          <table:table-cell table:style-name="ce61" office:value-type="string">
            <text:p>&lt;a href="http://www.tweetcaster.com" rel="nofollow"&gt;TweetCaster for Android&lt;/a&gt;</text:p>
          </table:table-cell>
          <table:table-cell table:style-name="ce61" office:value-type="string">
            <text:p>http://a0.twimg.com/profile_images/3092627663/acf06386f25b78197ed8f920207c9e7e_normal.jpeg</text:p>
          </table:table-cell>
          <table:table-cell table:style-name="ce59" office:value-type="float" office:value="42">
            <text:p>42</text:p>
          </table:table-cell>
          <table:table-cell table:style-name="ce59" office:value-type="float" office:value="93">
            <text:p>93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Sonstwer/statuses/311372338346217473</text:p>
          </table:table-cell>
          <table:table-cell table:style-name="ce61" office:value-type="string">
            <text:p>{"urls":[{"expanded_url":"http://po.st/UENldK","indices":[13,35],"display_url":"po.st/UENldK","url":"http://t.co/rb2bx3IfUZ"}],"hashtags":[{"text":"PPat","indices":[126,131]},{"text":"Pirat","indices":[132,138]}],"user_mentions":[{"id":254912120,"name":"Albert Baumgartner","indices":[3,11],"screen_name":"baumi05","id_str":"254912120"}]}</text:p>
          </table:table-cell>
        </table:table-row>
        <table:table-row table:style-name="ro23">
          <table:table-cell table:style-name="ce58" office:value-type="string">
            <text:p>311371601184686081</text:p>
          </table:table-cell>
          <table:table-cell table:style-name="ce59" office:value-type="string">
            <text:p>Sonstwer</text:p>
          </table:table-cell>
          <table:table-cell table:style-name="ce59" office:value-type="string">
            <text:p>RT @PiratenStmk: Heute ist der internationale Tag gegen Internetzensur! #freiheitSTATTangst http://t.co/H5ttoMUk2G #PPat #Pirat</text:p>
          </table:table-cell>
          <table:table-cell table:style-name="ce59" office:value-type="string">
            <text:p>Tue Mar 12 07:02:29 +0000 2013</text:p>
          </table:table-cell>
          <table:table-cell table:style-name="ce60" office:value-type="float" office:value="41345.293391203704">
            <text:p>3/12/2013 7:02:2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58663927">
            <text:p>158663927</text:p>
          </table:table-cell>
          <table:table-cell table:style-name="ce59"/>
          <table:table-cell table:style-name="ce61" office:value-type="string">
            <text:p>&lt;a href="http://www.tweetcaster.com" rel="nofollow"&gt;TweetCaster for Android&lt;/a&gt;</text:p>
          </table:table-cell>
          <table:table-cell table:style-name="ce61" office:value-type="string">
            <text:p>http://a0.twimg.com/profile_images/3092627663/acf06386f25b78197ed8f920207c9e7e_normal.jpeg</text:p>
          </table:table-cell>
          <table:table-cell table:style-name="ce59" office:value-type="float" office:value="42">
            <text:p>42</text:p>
          </table:table-cell>
          <table:table-cell table:style-name="ce59" office:value-type="float" office:value="93">
            <text:p>93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Sonstwer/statuses/311371601184686081</text:p>
          </table:table-cell>
          <table:table-cell table:style-name="ce61" office:value-type="string">
            <text:p>{"urls":[{"expanded_url":"http://po.st/Z6HLTe","indices":[92,114],"display_url":"po.st/Z6HLTe","url":"http://t.co/H5ttoMUk2G"}],"hashtags":[{"text":"freiheitSTATTangst","indices":[72,91]},{"text":"PPat","indices":[115,120]},{"text":"Pirat","indices":[121,127]}],"user_mentions":[{"id":406899783,"name":"Piratenpartei Stmk","indices":[3,15],"screen_name":"PiratenStmk","id_str":"406899783"}]}</text:p>
          </table:table-cell>
        </table:table-row>
        <table:table-row table:style-name="ro20">
          <table:table-cell table:style-name="ce58" office:value-type="string">
            <text:p>311317634505404416</text:p>
          </table:table-cell>
          <table:table-cell table:style-name="ce59" office:value-type="string">
            <text:p>CameronAdamsNYC</text:p>
          </table:table-cell>
          <table:table-cell table:style-name="ce59" office:value-type="string">
            <text:p>RT @jwo_5: Hell yes!! MY ECU QB @davidgarrard9 is a JET! NYC alumni are celebrating tonight! Time 4 a jets jersey. Congrats dave!
#Pirat ...</text:p>
          </table:table-cell>
          <table:table-cell table:style-name="ce59" office:value-type="string">
            <text:p>Tue Mar 12 03:28:02 +0000 2013</text:p>
          </table:table-cell>
          <table:table-cell table:style-name="ce60" office:value-type="float" office:value="41345.14446759259">
            <text:p>3/12/2013 3:28:0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574750483">
            <text:p>574750483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149133453/b165f2668f6019da3e7e86e54ece8ed3_normal.jpeg</text:p>
          </table:table-cell>
          <table:table-cell table:style-name="ce59" office:value-type="float" office:value="971">
            <text:p>971</text:p>
          </table:table-cell>
          <table:table-cell table:style-name="ce59" office:value-type="float" office:value="281">
            <text:p>281</text:p>
          </table:table-cell>
          <table:table-cell table:style-name="ce59" office:value-type="float" office:value="-14400">
            <text:p>-14400</text:p>
          </table:table-cell>
          <table:table-cell table:style-name="ce59" office:value-type="string">
            <text:p>http://twitter.com/CameronAdamsNYC/statuses/311317634505404416</text:p>
          </table:table-cell>
          <table:table-cell table:style-name="ce61" office:value-type="string">
            <text:p>{"urls":[],"hashtags":[{"text":"Pirat","indices":[130,136]}],"user_mentions":[{"id":707589781,"name":"Jeremy Woodard","indices":[3,9],"screen_name":"jwo_5","id_str":"707589781"},{"id":62415732,"name":"David Garrard","indices":[32,46],"screen_name":"davidgarrard9","id_str":"62415732"}]}</text:p>
          </table:table-cell>
        </table:table-row>
        <table:table-row table:style-name="ro23">
          <table:table-cell table:style-name="ce58" office:value-type="string">
            <text:p>311296574267478017</text:p>
          </table:table-cell>
          <table:table-cell table:style-name="ce59" office:value-type="string">
            <text:p>PiratesArBetter</text:p>
          </table:table-cell>
          <table:table-cell table:style-name="ce59" office:value-type="string">
            <text:p>RT @texasdaisylisa: Rt: this is the line at the moment. They are still getting everything ready #VICELAND http://t.co/Znrjfksr9X" #pirat ...</text:p>
          </table:table-cell>
          <table:table-cell table:style-name="ce59" office:value-type="string">
            <text:p>Tue Mar 12 02:04:21 +0000 2013</text:p>
          </table:table-cell>
          <table:table-cell table:style-name="ce60" office:value-type="float" office:value="41345.08635416666">
            <text:p>3/12/2013 2:04:21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246485522">
            <text:p>1246485522</text:p>
          </table:table-cell>
          <table:table-cell table:style-name="ce59"/>
          <table:table-cell table:style-name="ce61" office:value-type="string">
            <text:p>&lt;a href="http://www.thechive.com" rel="nofollow"&gt;PiratesAreBetter&lt;/a&gt;</text:p>
          </table:table-cell>
          <table:table-cell table:style-name="ce61" office:value-type="string">
            <text:p>http://a0.twimg.com/profile_images/3345896984/65778cc98f628b34d0d2da6aa60936a6_normal.jpeg</text:p>
          </table:table-cell>
          <table:table-cell table:style-name="ce59" office:value-type="float" office:value="34">
            <text:p>34</text:p>
          </table:table-cell>
          <table:table-cell table:number-columns-repeated="2" table:style-name="ce59"/>
          <table:table-cell table:style-name="ce59" office:value-type="string">
            <text:p>http://twitter.com/PiratesArBetter/statuses/311296574267478017</text:p>
          </table:table-cell>
          <table:table-cell table:style-name="ce61" office:value-type="string">
            <text:p>{"urls":[],"hashtags":[{"text":"VICELAND","indices":[96,105]},{"text":"pirat","indices":[130,136]}],"media":[{"sizes":{"small":{"w":340,"resize":"fit","h":255},"thumb":{"w":150,"resize":"crop","h":150},"large":{"w":1024,"resize":"fit","h":768},"medium":{"w":600,"resize":"fit","h":450}},"media_url":"http://pbs.twimg.com/media/BFHpEXRCYAAVmH4.jpg","type":"photo","display_url":"pic.twitter.com/Znrjfksr9X","url":"http://t.co/Znrjfksr9X","id":311286110439497728,"media_url_https":"https://pbs.twimg.com/media/BFHpEXRCYAAVmH4.jpg","expanded_url":"http://twitter.com/Juan_Gomez18/status/311286110431109120/photo/1","source_status_id_str":"311286110431109120","indices":[106,128],"source_status_id":311286110431109120,"id_str":"311286110439497728"}],"user_mentions":[{"id":24171275,"name":"Lisa","indices":[3,18],"screen_name":"texasdaisylisa","id_str":"24171275"}]}</text:p>
          </table:table-cell>
        </table:table-row>
        <table:table-row table:style-name="ro20">
          <table:table-cell table:style-name="ce58" office:value-type="string">
            <text:p>311291028650991617</text:p>
          </table:table-cell>
          <table:table-cell table:style-name="ce59" office:value-type="string">
            <text:p>sauceone</text:p>
          </table:table-cell>
          <table:table-cell table:style-name="ce59" office:value-type="string">
            <text:p>RT @jwo_5: Hell yes!! MY ECU QB @davidgarrard9 is a JET! NYC alumni are celebrating tonight! Time 4 a jets jersey. Congrats dave!
#Pirat ...</text:p>
          </table:table-cell>
          <table:table-cell table:style-name="ce59" office:value-type="string">
            <text:p>Tue Mar 12 01:42:19 +0000 2013</text:p>
          </table:table-cell>
          <table:table-cell table:style-name="ce60" office:value-type="float" office:value="41345.07105324074">
            <text:p>3/12/2013 1:42:19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3733819">
            <text:p>23733819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1955009982/image_normal.jpg</text:p>
          </table:table-cell>
          <table:table-cell table:style-name="ce59" office:value-type="float" office:value="39">
            <text:p>39</text:p>
          </table:table-cell>
          <table:table-cell table:style-name="ce59" office:value-type="float" office:value="27">
            <text:p>27</text:p>
          </table:table-cell>
          <table:table-cell table:style-name="ce59" office:value-type="float" office:value="-28800">
            <text:p>-28800</text:p>
          </table:table-cell>
          <table:table-cell table:style-name="ce59" office:value-type="string">
            <text:p>http://twitter.com/sauceone/statuses/311291028650991617</text:p>
          </table:table-cell>
          <table:table-cell table:style-name="ce61" office:value-type="string">
            <text:p>{"urls":[],"hashtags":[{"text":"Pirat","indices":[130,136]}],"user_mentions":[{"id":707589781,"name":"Jeremy Woodard","indices":[3,9],"screen_name":"jwo_5","id_str":"707589781"},{"id":62415732,"name":"David Garrard","indices":[32,46],"screen_name":"davidgarrard9","id_str":"62415732"}]}</text:p>
          </table:table-cell>
        </table:table-row>
        <table:table-row table:style-name="ro23">
          <table:table-cell table:style-name="ce58" office:value-type="string">
            <text:p>311277234591776771</text:p>
          </table:table-cell>
          <table:table-cell table:style-name="ce59" office:value-type="string">
            <text:p>V3RR_</text:p>
          </table:table-cell>
          <table:table-cell table:style-name="ce59" office:value-type="string">
            <text:p>RT @tdiesenreiter: Schau gerade #zib2. Es gibt jeweils verschiedene Gründe, nicht @neos_eu und @piratenparteiat zu wählen, einer eint si ...</text:p>
          </table:table-cell>
          <table:table-cell table:style-name="ce59" office:value-type="string">
            <text:p>Tue Mar 12 00:47:30 +0000 2013</text:p>
          </table:table-cell>
          <table:table-cell table:style-name="ce60" office:value-type="float" office:value="41345.03298611111">
            <text:p>3/12/2013 0:47:30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558114648">
            <text:p>55811464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147626704/avatar1_normal.jpg</text:p>
          </table:table-cell>
          <table:table-cell table:style-name="ce59" office:value-type="float" office:value="145">
            <text:p>145</text:p>
          </table:table-cell>
          <table:table-cell table:style-name="ce59" office:value-type="float" office:value="177">
            <text:p>17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3RR_/statuses/311277234591776771</text:p>
          </table:table-cell>
          <table:table-cell table:style-name="ce61" office:value-type="string">
            <text:p>{"urls":[],"hashtags":[{"text":"zib2","indices":[32,37]}],"user_mentions":[{"id":22763232,"name":"Thomas Diesenreiter","indices":[3,17],"screen_name":"tdiesenreiter","id_str":"22763232"},{"id":819698388,"name":"Das Neue Österreich","indices":[82,90],"screen_name":"neos_eu","id_str":"819698388"},{"id":43325643,"name":"Piratenpartei","indices":[95,111],"screen_name":"piratenparteiat","id_str":"43325643"}]}</text:p>
          </table:table-cell>
        </table:table-row>
        <table:table-row table:style-name="ro23">
          <table:table-cell table:style-name="ce58" office:value-type="string">
            <text:p>311256092602675200</text:p>
          </table:table-cell>
          <table:table-cell table:style-name="ce59" office:value-type="string">
            <text:p>huntercockrel</text:p>
          </table:table-cell>
          <table:table-cell table:style-name="ce59" office:value-type="string">
            <text:p>RT @Brindley7: I would do anything to play another game on our home field under the lights with my brothers right now. I miss it. #Pirat ...</text:p>
          </table:table-cell>
          <table:table-cell table:style-name="ce59" office:value-type="string">
            <text:p>Mon Mar 11 23:23:29 +0000 2013</text:p>
          </table:table-cell>
          <table:table-cell table:style-name="ce60" office:value-type="float" office:value="41344.9746412037">
            <text:p>3/11/2013 23:23:29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810124902">
            <text:p>810124902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309360815/16fcaa811fa83b93fca8e32554ed54e1_normal.jpeg</text:p>
          </table:table-cell>
          <table:table-cell table:style-name="ce59" office:value-type="float" office:value="88">
            <text:p>88</text:p>
          </table:table-cell>
          <table:table-cell table:style-name="ce59" office:value-type="float" office:value="81">
            <text:p>81</text:p>
          </table:table-cell>
          <table:table-cell table:style-name="ce59"/>
          <table:table-cell table:style-name="ce59" office:value-type="string">
            <text:p>http://twitter.com/huntercockrel/statuses/311256092602675200</text:p>
          </table:table-cell>
          <table:table-cell table:style-name="ce61" office:value-type="string">
            <text:p>{"urls":[],"hashtags":[{"text":"Pirat","indices":[130,136]}],"user_mentions":[{"id":76979311,"name":"Mackenzie Brindley","indices":[3,13],"screen_name":"Brindley7","id_str":"76979311"}]}</text:p>
          </table:table-cell>
        </table:table-row>
        <table:table-row table:style-name="ro22">
          <table:table-cell table:style-name="ce58" office:value-type="string">
            <text:p>311254386007494657</text:p>
          </table:table-cell>
          <table:table-cell table:style-name="ce59" office:value-type="string">
            <text:p>Die_Alexs</text:p>
          </table:table-cell>
          <table:table-cell table:style-name="ce59" office:value-type="string">
            <text:p>@ChristophFreina @neos_eu @piratenparteiat Wünsche sind frei und Träume das unterbewusstsein ;-)</text:p>
          </table:table-cell>
          <table:table-cell table:style-name="ce59" office:value-type="string">
            <text:p>Mon Mar 11 23:16:43 +0000 2013</text:p>
          </table:table-cell>
          <table:table-cell table:style-name="ce60" office:value-type="float" office:value="41344.969942129625">
            <text:p>3/11/2013 23:16:43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261867800">
            <text:p>261867800</text:p>
          </table:table-cell>
          <table:table-cell table:style-name="ce59" office:value-type="string">
            <text:p>ChristophFreina</text:p>
          </table:table-cell>
          <table:table-cell table:style-name="ce59" office:value-type="float" office:value="236412458">
            <text:p>236412458</text:p>
          </table:table-cell>
          <table:table-cell table:style-name="ce59" office:value-type="string">
            <text:p>311254105928630273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090173086/1a9b8959b689c064753b2762dfce82d3_normal.jpeg</text:p>
          </table:table-cell>
          <table:table-cell table:style-name="ce59" office:value-type="float" office:value="156">
            <text:p>156</text:p>
          </table:table-cell>
          <table:table-cell table:style-name="ce59" office:value-type="float" office:value="441">
            <text:p>441</text:p>
          </table:table-cell>
          <table:table-cell table:style-name="ce59"/>
          <table:table-cell table:style-name="ce59" office:value-type="string">
            <text:p>http://twitter.com/Die_Alexs/statuses/311254386007494657</text:p>
          </table:table-cell>
          <table:table-cell table:style-name="ce61" office:value-type="string">
            <text:p>{"urls":[],"hashtags":[],"user_mentions":[{"id":261867800,"name":"Christoph Freina","indices":[0,16],"screen_name":"ChristophFreina","id_str":"261867800"},{"id":819698388,"name":"Das Neue Österreich","indices":[17,25],"screen_name":"neos_eu","id_str":"819698388"},{"id":43325643,"name":"Piratenpartei","indices":[26,42],"screen_name":"piratenparteiat","id_str":"43325643"}]}</text:p>
          </table:table-cell>
        </table:table-row>
        <table:table-row table:style-name="ro22">
          <table:table-cell table:style-name="ce58" office:value-type="string">
            <text:p>311254105928630273</text:p>
          </table:table-cell>
          <table:table-cell table:style-name="ce59" office:value-type="string">
            <text:p>ChristophFreina</text:p>
          </table:table-cell>
          <table:table-cell table:style-name="ce59" office:value-type="string">
            <text:p>. @neos_eu und @piratenparteiat träumen von jeweils zehn Prozent bei der Nationalratswahl . . . #zib2</text:p>
          </table:table-cell>
          <table:table-cell table:style-name="ce59" office:value-type="string">
            <text:p>Mon Mar 11 23:15:36 +0000 2013</text:p>
          </table:table-cell>
          <table:table-cell table:style-name="ce60" office:value-type="float" office:value="41344.96916666666">
            <text:p>3/11/2013 23:15:3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61867800">
            <text:p>261867800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898305991/74224b5e4de39a655ba7686163b539cd_normal.jpeg</text:p>
          </table:table-cell>
          <table:table-cell table:style-name="ce59" office:value-type="float" office:value="262">
            <text:p>262</text:p>
          </table:table-cell>
          <table:table-cell table:style-name="ce59" office:value-type="float" office:value="346">
            <text:p>34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hristophFreina/statuses/311254105928630273</text:p>
          </table:table-cell>
          <table:table-cell table:style-name="ce61" office:value-type="string">
            <text:p>{"urls":[],"hashtags":[{"text":"zib2","indices":[96,101]}],"user_mentions":[{"id":819698388,"name":"Das Neue Österreich","indices":[2,10],"screen_name":"neos_eu","id_str":"819698388"},{"id":43325643,"name":"Piratenpartei","indices":[15,31],"screen_name":"piratenparteiat","id_str":"43325643"}]}</text:p>
          </table:table-cell>
        </table:table-row>
        <table:table-row table:style-name="ro23">
          <table:table-cell table:style-name="ce58" office:value-type="string">
            <text:p>311250391021019137</text:p>
          </table:table-cell>
          <table:table-cell table:style-name="ce59" office:value-type="string">
            <text:p>tdiesenreiter</text:p>
          </table:table-cell>
          <table:table-cell table:style-name="ce59" office:value-type="string">
            <text:p>@Vilinthril @piratenparteiat Eine Freundin war an euch interessiert, hat aber aus Ärger über Namen dann doch nicht Kontakt aufgenommen</text:p>
          </table:table-cell>
          <table:table-cell table:style-name="ce59" office:value-type="string">
            <text:p>Mon Mar 11 23:00:50 +0000 2013</text:p>
          </table:table-cell>
          <table:table-cell table:style-name="ce60" office:value-type="float" office:value="41344.95891203704">
            <text:p>3/11/2013 23:00:50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Vilinthril</text:p>
          </table:table-cell>
          <table:table-cell table:style-name="ce59" office:value-type="float" office:value="22763232">
            <text:p>22763232</text:p>
          </table:table-cell>
          <table:table-cell table:style-name="ce59" office:value-type="string">
            <text:p>311247905396752384</text:p>
          </table:table-cell>
          <table:table-cell table:style-name="ce61" office:value-type="string">
            <text:p>&lt;a href="http://www.echofon.com/" rel="nofollow"&gt;Echofon&lt;/a&gt;</text:p>
          </table:table-cell>
          <table:table-cell table:style-name="ce61" office:value-type="string">
            <text:p>http://a0.twimg.com/profile_images/1797576561/IMG_0674_crop_normal.jpg</text:p>
          </table:table-cell>
          <table:table-cell table:style-name="ce59" office:value-type="float" office:value="306">
            <text:p>306</text:p>
          </table:table-cell>
          <table:table-cell table:style-name="ce59" office:value-type="float" office:value="140">
            <text:p>14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tdiesenreiter/statuses/311250391021019137</text:p>
          </table:table-cell>
          <table:table-cell table:style-name="ce61" office:value-type="string">
            <text:p>{"urls":[],"hashtags":[],"user_mentions":[{"id":263647843,"name":"LukasDanielKlausner","indices":[0,11],"screen_name":"Vilinthril","id_str":"263647843"},{"id":43325643,"name":"Piratenpartei","indices":[12,28],"screen_name":"piratenparteiat","id_str":"43325643"}]}</text:p>
          </table:table-cell>
        </table:table-row>
        <table:table-row table:style-name="ro23">
          <table:table-cell table:style-name="ce58" office:value-type="string">
            <text:p>311245572717834240</text:p>
          </table:table-cell>
          <table:table-cell table:style-name="ce59" office:value-type="string">
            <text:p>tdiesenreiter</text:p>
          </table:table-cell>
          <table:table-cell table:style-name="ce59" office:value-type="string">
            <text:p>@Vilinthril @piratenparteiat Eins noch: Bitte nennt euch dann auch "PiratInnen" oder "Pirateriepartei", wenn ihrs ernst meint. (cc @neos_eu)</text:p>
          </table:table-cell>
          <table:table-cell table:style-name="ce59" office:value-type="string">
            <text:p>Mon Mar 11 22:41:41 +0000 2013</text:p>
          </table:table-cell>
          <table:table-cell table:style-name="ce60" office:value-type="float" office:value="41344.94561342592">
            <text:p>3/11/2013 22:41:41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Vilinthril</text:p>
          </table:table-cell>
          <table:table-cell table:style-name="ce59" office:value-type="float" office:value="22763232">
            <text:p>22763232</text:p>
          </table:table-cell>
          <table:table-cell table:style-name="ce59" office:value-type="string">
            <text:p>311240516836675584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797576561/IMG_0674_crop_normal.jpg</text:p>
          </table:table-cell>
          <table:table-cell table:style-name="ce59" office:value-type="float" office:value="306">
            <text:p>306</text:p>
          </table:table-cell>
          <table:table-cell table:style-name="ce59" office:value-type="float" office:value="140">
            <text:p>14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tdiesenreiter/statuses/311245572717834240</text:p>
          </table:table-cell>
          <table:table-cell table:style-name="ce61" office:value-type="string">
            <text:p>{"urls":[],"hashtags":[],"user_mentions":[{"id":263647843,"name":"LukasDanielKlausner","indices":[0,11],"screen_name":"Vilinthril","id_str":"263647843"},{"id":43325643,"name":"Piratenpartei","indices":[12,28],"screen_name":"piratenparteiat","id_str":"43325643"},{"id":819698388,"name":"Das Neue Österreich","indices":[131,139],"screen_name":"neos_eu","id_str":"819698388"}]}</text:p>
          </table:table-cell>
        </table:table-row>
        <table:table-row table:style-name="ro23">
          <table:table-cell table:style-name="ce58" office:value-type="string">
            <text:p>311242893484507136</text:p>
          </table:table-cell>
          <table:table-cell table:style-name="ce59" office:value-type="string">
            <text:p>JMaritschnegg</text:p>
          </table:table-cell>
          <table:table-cell table:style-name="ce59" office:value-type="string">
            <text:p>RT @neos_eu: @PeterAltendorfe Es ist keine 180° Wende, wenn wir auf das Thema sensibilisiert sind. @tdiesenreiter @piratenparteiat</text:p>
          </table:table-cell>
          <table:table-cell table:style-name="ce59" office:value-type="string">
            <text:p>Mon Mar 11 22:31:03 +0000 2013</text:p>
          </table:table-cell>
          <table:table-cell table:style-name="ce60" office:value-type="float" office:value="41344.93822916666">
            <text:p>3/11/2013 22:31:0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775588658">
            <text:p>775588658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534442167/o1yp161aoccfhbl3kqr3_normal.jpeg</text:p>
          </table:table-cell>
          <table:table-cell table:style-name="ce59" office:value-type="float" office:value="43">
            <text:p>43</text:p>
          </table:table-cell>
          <table:table-cell table:style-name="ce59" office:value-type="float" office:value="183">
            <text:p>18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JMaritschnegg/statuses/311242893484507136</text:p>
          </table:table-cell>
          <table:table-cell table:style-name="ce61" office:value-type="string">
            <text:p>{"urls":[],"hashtags":[],"user_mentions":[{"id":819698388,"name":"Das Neue Österreich","indices":[3,11],"screen_name":"neos_eu","id_str":"819698388"},{"id":989609017,"name":"Peter Altendorfer","indices":[13,29],"screen_name":"PeterAltendorfe","id_str":"989609017"},{"id":22763232,"name":"Thomas Diesenreiter","indices":[99,113],"screen_name":"tdiesenreiter","id_str":"22763232"},{"id":43325643,"name":"Piratenpartei","indices":[114,130],"screen_name":"piratenparteiat","id_str":"43325643"}]}</text:p>
          </table:table-cell>
        </table:table-row>
        <table:table-row table:style-name="ro23">
          <table:table-cell table:style-name="ce58" office:value-type="string">
            <text:p>311241928303849473</text:p>
          </table:table-cell>
          <table:table-cell table:style-name="ce59" office:value-type="string">
            <text:p>PeterAltendorfe</text:p>
          </table:table-cell>
          <table:table-cell table:style-name="ce59" office:value-type="string">
            <text:p>RT @neos_eu: @PeterAltendorfe Es ist keine 180° Wende, wenn wir auf das Thema sensibilisiert sind. @tdiesenreiter @piratenparteiat</text:p>
          </table:table-cell>
          <table:table-cell table:style-name="ce59" office:value-type="string">
            <text:p>Mon Mar 11 22:27:12 +0000 2013</text:p>
          </table:table-cell>
          <table:table-cell table:style-name="ce60" office:value-type="float" office:value="41344.93555555555">
            <text:p>3/11/2013 22:27:1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989609017">
            <text:p>989609017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316548517/875f78f5df3c44fab405b934642e6d0b_normal.jpeg</text:p>
          </table:table-cell>
          <table:table-cell table:style-name="ce59" office:value-type="float" office:value="104">
            <text:p>104</text:p>
          </table:table-cell>
          <table:table-cell table:style-name="ce59" office:value-type="float" office:value="358">
            <text:p>35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eterAltendorfe/statuses/311241928303849473</text:p>
          </table:table-cell>
          <table:table-cell table:style-name="ce61" office:value-type="string">
            <text:p>{"urls":[],"hashtags":[],"user_mentions":[{"id":819698388,"name":"Das Neue Österreich","indices":[3,11],"screen_name":"neos_eu","id_str":"819698388"},{"id":989609017,"name":"Peter Altendorfer","indices":[13,29],"screen_name":"PeterAltendorfe","id_str":"989609017"},{"id":22763232,"name":"Thomas Diesenreiter","indices":[99,113],"screen_name":"tdiesenreiter","id_str":"22763232"},{"id":43325643,"name":"Piratenpartei","indices":[114,130],"screen_name":"piratenparteiat","id_str":"43325643"}]}</text:p>
          </table:table-cell>
        </table:table-row>
        <table:table-row table:style-name="ro20">
          <table:table-cell table:style-name="ce58" office:value-type="string">
            <text:p>311241603819921409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tdiesenreiter @neos_eu @PeterAltendorfe @piratenparteiat Um mich da auch anzuschließen: We also always strive to improve. ;)</text:p>
          </table:table-cell>
          <table:table-cell table:style-name="ce59" office:value-type="string">
            <text:p>Mon Mar 11 22:25:55 +0000 2013</text:p>
          </table:table-cell>
          <table:table-cell table:style-name="ce60" office:value-type="float" office:value="41344.93466435185">
            <text:p>3/11/2013 22:25:55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22763232">
            <text:p>22763232</text:p>
          </table:table-cell>
          <table:table-cell table:style-name="ce59" office:value-type="string">
            <text:p>tdiesenreiter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1241128357818370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402">
            <text:p>402</text:p>
          </table:table-cell>
          <table:table-cell table:style-name="ce59" office:value-type="float" office:value="803">
            <text:p>80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1241603819921409</text:p>
          </table:table-cell>
          <table:table-cell table:style-name="ce61" office:value-type="string">
            <text:p>{"urls":[],"hashtags":[],"user_mentions":[{"id":22763232,"name":"Thomas Diesenreiter","indices":[0,14],"screen_name":"tdiesenreiter","id_str":"22763232"},{"id":819698388,"name":"Das Neue Österreich","indices":[15,23],"screen_name":"neos_eu","id_str":"819698388"},{"id":989609017,"name":"Peter Altendorfer","indices":[24,40],"screen_name":"PeterAltendorfe","id_str":"989609017"},{"id":43325643,"name":"Piratenpartei","indices":[41,57],"screen_name":"piratenparteiat","id_str":"43325643"}]}</text:p>
          </table:table-cell>
        </table:table-row>
        <table:table-row table:style-name="ro22">
          <table:table-cell table:style-name="ce58" office:value-type="string">
            <text:p>311241582743531520</text:p>
          </table:table-cell>
          <table:table-cell table:style-name="ce59" office:value-type="string">
            <text:p>neos_eu</text:p>
          </table:table-cell>
          <table:table-cell table:style-name="ce59" office:value-type="string">
            <text:p>@PeterAltendorfe Es ist keine 180° Wende, wenn wir auf das Thema sensibilisiert sind. @tdiesenreiter @piratenparteiat</text:p>
          </table:table-cell>
          <table:table-cell table:style-name="ce59" office:value-type="string">
            <text:p>Mon Mar 11 22:25:50 +0000 2013</text:p>
          </table:table-cell>
          <table:table-cell table:style-name="ce60" office:value-type="float" office:value="41344.93460648148">
            <text:p>3/11/2013 22:25:50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989609017">
            <text:p>989609017</text:p>
          </table:table-cell>
          <table:table-cell table:style-name="ce59" office:value-type="string">
            <text:p>PeterAltendorfe</text:p>
          </table:table-cell>
          <table:table-cell table:style-name="ce59" office:value-type="float" office:value="819698388">
            <text:p>819698388</text:p>
          </table:table-cell>
          <table:table-cell table:style-name="ce59" office:value-type="string">
            <text:p>311241392200511488</text:p>
          </table:table-cell>
          <table:table-cell table:style-name="ce61" office:value-type="string">
            <text:p>&lt;a href="http://tapbots.com/software/tweetbot/mac" rel="nofollow"&gt;Tweetbot for Mac&lt;/a&gt;</text:p>
          </table:table-cell>
          <table:table-cell table:style-name="ce61" office:value-type="string">
            <text:p>http://a0.twimg.com/profile_images/3192558081/601966493d9466b362c0ca4c2c33b45e_normal.png</text:p>
          </table:table-cell>
          <table:table-cell table:style-name="ce59" office:value-type="float" office:value="1337">
            <text:p>1337</text:p>
          </table:table-cell>
          <table:table-cell table:style-name="ce59" office:value-type="float" office:value="169">
            <text:p>169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neos_eu/statuses/311241582743531520</text:p>
          </table:table-cell>
          <table:table-cell table:style-name="ce61" office:value-type="string">
            <text:p>{"urls":[],"hashtags":[],"user_mentions":[{"id":989609017,"name":"Peter Altendorfer","indices":[0,16],"screen_name":"PeterAltendorfe","id_str":"989609017"},{"id":22763232,"name":"Thomas Diesenreiter","indices":[86,100],"screen_name":"tdiesenreiter","id_str":"22763232"},{"id":43325643,"name":"Piratenpartei","indices":[101,117],"screen_name":"piratenparteiat","id_str":"43325643"}]}</text:p>
          </table:table-cell>
        </table:table-row>
        <table:table-row table:style-name="ro23">
          <table:table-cell table:style-name="ce58" office:value-type="string">
            <text:p>311241392200511488</text:p>
          </table:table-cell>
          <table:table-cell table:style-name="ce59" office:value-type="string">
            <text:p>PeterAltendorfe</text:p>
          </table:table-cell>
          <table:table-cell table:style-name="ce59" office:value-type="string">
            <text:p>@neos_eu @tdiesenreiter @piratenparteiat guter Vorsatz, aber auch Empfehlung: nicht bei jeder Kritik so devot und pflichterfüllend!</text:p>
          </table:table-cell>
          <table:table-cell table:style-name="ce59" office:value-type="string">
            <text:p>Mon Mar 11 22:25:05 +0000 2013</text:p>
          </table:table-cell>
          <table:table-cell table:style-name="ce60" office:value-type="float" office:value="41344.93408564814">
            <text:p>3/11/2013 22:25:05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819698388">
            <text:p>819698388</text:p>
          </table:table-cell>
          <table:table-cell table:style-name="ce59" office:value-type="string">
            <text:p>neos_eu</text:p>
          </table:table-cell>
          <table:table-cell table:style-name="ce59" office:value-type="float" office:value="989609017">
            <text:p>989609017</text:p>
          </table:table-cell>
          <table:table-cell table:style-name="ce59" office:value-type="string">
            <text:p>311240847641415680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316548517/875f78f5df3c44fab405b934642e6d0b_normal.jpeg</text:p>
          </table:table-cell>
          <table:table-cell table:style-name="ce59" office:value-type="float" office:value="104">
            <text:p>104</text:p>
          </table:table-cell>
          <table:table-cell table:style-name="ce59" office:value-type="float" office:value="358">
            <text:p>35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eterAltendorfe/statuses/311241392200511488</text:p>
          </table:table-cell>
          <table:table-cell table:style-name="ce61" office:value-type="string">
            <text:p>{"urls":[],"hashtags":[],"user_mentions":[{"id":819698388,"name":"Das Neue Österreich","indices":[0,8],"screen_name":"neos_eu","id_str":"819698388"},{"id":22763232,"name":"Thomas Diesenreiter","indices":[9,23],"screen_name":"tdiesenreiter","id_str":"22763232"},{"id":43325643,"name":"Piratenpartei","indices":[24,40],"screen_name":"piratenparteiat","id_str":"43325643"}]}</text:p>
          </table:table-cell>
        </table:table-row>
        <table:table-row table:style-name="ro24">
          <table:table-cell table:style-name="ce58" office:value-type="string">
            <text:p>311241128357818370</text:p>
          </table:table-cell>
          <table:table-cell table:style-name="ce59" office:value-type="string">
            <text:p>tdiesenreiter</text:p>
          </table:table-cell>
          <table:table-cell table:style-name="ce59" office:value-type="string">
            <text:p>@neos_eu @PeterAltendorfe @piratenparteiat Schön zu hören! =)</text:p>
          </table:table-cell>
          <table:table-cell table:style-name="ce59" office:value-type="string">
            <text:p>Mon Mar 11 22:24:02 +0000 2013</text:p>
          </table:table-cell>
          <table:table-cell table:style-name="ce60" office:value-type="float" office:value="41344.93335648148">
            <text:p>3/11/2013 22:24:02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819698388">
            <text:p>819698388</text:p>
          </table:table-cell>
          <table:table-cell table:style-name="ce59" office:value-type="string">
            <text:p>neos_eu</text:p>
          </table:table-cell>
          <table:table-cell table:style-name="ce59" office:value-type="float" office:value="22763232">
            <text:p>22763232</text:p>
          </table:table-cell>
          <table:table-cell table:style-name="ce59" office:value-type="string">
            <text:p>311240847641415680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797576561/IMG_0674_crop_normal.jpg</text:p>
          </table:table-cell>
          <table:table-cell table:style-name="ce59" office:value-type="float" office:value="306">
            <text:p>306</text:p>
          </table:table-cell>
          <table:table-cell table:style-name="ce59" office:value-type="float" office:value="140">
            <text:p>14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tdiesenreiter/statuses/311241128357818370</text:p>
          </table:table-cell>
          <table:table-cell table:style-name="ce61" office:value-type="string">
            <text:p>{"urls":[],"hashtags":[],"user_mentions":[{"id":819698388,"name":"Das Neue Österreich","indices":[0,8],"screen_name":"neos_eu","id_str":"819698388"},{"id":989609017,"name":"Peter Altendorfer","indices":[9,25],"screen_name":"PeterAltendorfe","id_str":"989609017"},{"id":43325643,"name":"Piratenpartei","indices":[26,42],"screen_name":"piratenparteiat","id_str":"43325643"}]}</text:p>
          </table:table-cell>
        </table:table-row>
        <table:table-row table:style-name="ro20">
          <table:table-cell table:style-name="ce58" office:value-type="string">
            <text:p>311240847641415680</text:p>
          </table:table-cell>
          <table:table-cell table:style-name="ce59" office:value-type="string">
            <text:p>neos_eu</text:p>
          </table:table-cell>
          <table:table-cell table:style-name="ce59" office:value-type="string">
            <text:p>@tdiesenreiter geben dir absolut recht; falls wir im Gesprochenen schleißig waren,bessern wir da auch nach @PeterAltendorfe @piratenparteiat</text:p>
          </table:table-cell>
          <table:table-cell table:style-name="ce59" office:value-type="string">
            <text:p>Mon Mar 11 22:22:55 +0000 2013</text:p>
          </table:table-cell>
          <table:table-cell table:style-name="ce60" office:value-type="float" office:value="41344.93258101852">
            <text:p>3/11/2013 22:22:55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22763232">
            <text:p>22763232</text:p>
          </table:table-cell>
          <table:table-cell table:style-name="ce59" office:value-type="string">
            <text:p>tdiesenreiter</text:p>
          </table:table-cell>
          <table:table-cell table:style-name="ce59" office:value-type="float" office:value="819698388">
            <text:p>819698388</text:p>
          </table:table-cell>
          <table:table-cell table:style-name="ce59" office:value-type="string">
            <text:p>311240099562127360</text:p>
          </table:table-cell>
          <table:table-cell table:style-name="ce61" office:value-type="string">
            <text:p>&lt;a href="http://tapbots.com/software/tweetbot/mac" rel="nofollow"&gt;Tweetbot for Mac&lt;/a&gt;</text:p>
          </table:table-cell>
          <table:table-cell table:style-name="ce61" office:value-type="string">
            <text:p>http://a0.twimg.com/profile_images/3192558081/601966493d9466b362c0ca4c2c33b45e_normal.png</text:p>
          </table:table-cell>
          <table:table-cell table:style-name="ce59" office:value-type="float" office:value="1337">
            <text:p>1337</text:p>
          </table:table-cell>
          <table:table-cell table:style-name="ce59" office:value-type="float" office:value="169">
            <text:p>169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neos_eu/statuses/311240847641415680</text:p>
          </table:table-cell>
          <table:table-cell table:style-name="ce61" office:value-type="string">
            <text:p>{"urls":[],"hashtags":[],"user_mentions":[{"id":22763232,"name":"Thomas Diesenreiter","indices":[0,14],"screen_name":"tdiesenreiter","id_str":"22763232"},{"id":989609017,"name":"Peter Altendorfer","indices":[107,123],"screen_name":"PeterAltendorfe","id_str":"989609017"},{"id":43325643,"name":"Piratenpartei","indices":[124,140],"screen_name":"piratenparteiat","id_str":"43325643"}]}</text:p>
          </table:table-cell>
        </table:table-row>
        <table:table-row table:style-name="ro20">
          <table:table-cell table:style-name="ce58" office:value-type="string">
            <text:p>311240516836675584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tdiesenreiter @neos_eu @piratenparteiat Not true. Wir machen meist Beidnennung, ich persönlich nehm auch gern generisches Femininum. ;)</text:p>
          </table:table-cell>
          <table:table-cell table:style-name="ce59" office:value-type="string">
            <text:p>Mon Mar 11 22:21:36 +0000 2013</text:p>
          </table:table-cell>
          <table:table-cell table:style-name="ce60" office:value-type="float" office:value="41344.931666666664">
            <text:p>3/11/2013 22:21:36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22763232">
            <text:p>22763232</text:p>
          </table:table-cell>
          <table:table-cell table:style-name="ce59" office:value-type="string">
            <text:p>tdiesenreiter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1238967569825792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402">
            <text:p>402</text:p>
          </table:table-cell>
          <table:table-cell table:style-name="ce59" office:value-type="float" office:value="803">
            <text:p>80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1240516836675584</text:p>
          </table:table-cell>
          <table:table-cell table:style-name="ce61" office:value-type="string">
            <text:p>{"urls":[],"hashtags":[],"user_mentions":[{"id":22763232,"name":"Thomas Diesenreiter","indices":[0,14],"screen_name":"tdiesenreiter","id_str":"22763232"},{"id":819698388,"name":"Das Neue Österreich","indices":[15,23],"screen_name":"neos_eu","id_str":"819698388"},{"id":43325643,"name":"Piratenpartei","indices":[24,40],"screen_name":"piratenparteiat","id_str":"43325643"}]}</text:p>
          </table:table-cell>
        </table:table-row>
        <table:table-row table:style-name="ro22">
          <table:table-cell table:style-name="ce58" office:value-type="string">
            <text:p>311240503704297474</text:p>
          </table:table-cell>
          <table:table-cell table:style-name="ce59" office:value-type="string">
            <text:p>PeterAltendorfe</text:p>
          </table:table-cell>
          <table:table-cell table:style-name="ce59" office:value-type="string">
            <text:p>@tdiesenreiter @neos_eu @piratenparteiat schon, greift aber auch nach 20 Jahren noch nicht.</text:p>
          </table:table-cell>
          <table:table-cell table:style-name="ce59" office:value-type="string">
            <text:p>Mon Mar 11 22:21:33 +0000 2013</text:p>
          </table:table-cell>
          <table:table-cell table:style-name="ce60" office:value-type="float" office:value="41344.93163194444">
            <text:p>3/11/2013 22:21:33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22763232">
            <text:p>22763232</text:p>
          </table:table-cell>
          <table:table-cell table:style-name="ce59" office:value-type="string">
            <text:p>tdiesenreiter</text:p>
          </table:table-cell>
          <table:table-cell table:style-name="ce59" office:value-type="float" office:value="989609017">
            <text:p>989609017</text:p>
          </table:table-cell>
          <table:table-cell table:style-name="ce59" office:value-type="string">
            <text:p>311240099562127360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316548517/875f78f5df3c44fab405b934642e6d0b_normal.jpeg</text:p>
          </table:table-cell>
          <table:table-cell table:style-name="ce59" office:value-type="float" office:value="104">
            <text:p>104</text:p>
          </table:table-cell>
          <table:table-cell table:style-name="ce59" office:value-type="float" office:value="358">
            <text:p>35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eterAltendorfe/statuses/311240503704297474</text:p>
          </table:table-cell>
          <table:table-cell table:style-name="ce61" office:value-type="string">
            <text:p>{"urls":[],"hashtags":[],"user_mentions":[{"id":22763232,"name":"Thomas Diesenreiter","indices":[0,14],"screen_name":"tdiesenreiter","id_str":"22763232"},{"id":819698388,"name":"Das Neue Österreich","indices":[15,23],"screen_name":"neos_eu","id_str":"819698388"},{"id":43325643,"name":"Piratenpartei","indices":[24,40],"screen_name":"piratenparteiat","id_str":"43325643"}]}</text:p>
          </table:table-cell>
        </table:table-row>
        <table:table-row table:style-name="ro22">
          <table:table-cell table:style-name="ce58" office:value-type="string">
            <text:p>311240099562127360</text:p>
          </table:table-cell>
          <table:table-cell table:style-name="ce59" office:value-type="string">
            <text:p>tdiesenreiter</text:p>
          </table:table-cell>
          <table:table-cell table:style-name="ce59" office:value-type="string">
            <text:p>@PeterAltendorfe @neos_eu @piratenparteiat Daher wäre ja Vorbildwirkung der PolitikerInnen so wichtig.</text:p>
          </table:table-cell>
          <table:table-cell table:style-name="ce59" office:value-type="string">
            <text:p>Mon Mar 11 22:19:56 +0000 2013</text:p>
          </table:table-cell>
          <table:table-cell table:style-name="ce60" office:value-type="float" office:value="41344.930509259255">
            <text:p>3/11/2013 22:19:56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989609017">
            <text:p>989609017</text:p>
          </table:table-cell>
          <table:table-cell table:style-name="ce59" office:value-type="string">
            <text:p>PeterAltendorfe</text:p>
          </table:table-cell>
          <table:table-cell table:style-name="ce59" office:value-type="float" office:value="22763232">
            <text:p>22763232</text:p>
          </table:table-cell>
          <table:table-cell table:style-name="ce59" office:value-type="string">
            <text:p>311239735597207552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797576561/IMG_0674_crop_normal.jpg</text:p>
          </table:table-cell>
          <table:table-cell table:style-name="ce59" office:value-type="float" office:value="306">
            <text:p>306</text:p>
          </table:table-cell>
          <table:table-cell table:style-name="ce59" office:value-type="float" office:value="140">
            <text:p>14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tdiesenreiter/statuses/311240099562127360</text:p>
          </table:table-cell>
          <table:table-cell table:style-name="ce61" office:value-type="string">
            <text:p>{"urls":[],"hashtags":[],"user_mentions":[{"id":989609017,"name":"Peter Altendorfer","indices":[0,16],"screen_name":"PeterAltendorfe","id_str":"989609017"},{"id":819698388,"name":"Das Neue Österreich","indices":[17,25],"screen_name":"neos_eu","id_str":"819698388"},{"id":43325643,"name":"Piratenpartei","indices":[26,42],"screen_name":"piratenparteiat","id_str":"43325643"}]}</text:p>
          </table:table-cell>
        </table:table-row>
        <table:table-row table:style-name="ro20">
          <table:table-cell table:style-name="ce58" office:value-type="string">
            <text:p>311239863355719683</text:p>
          </table:table-cell>
          <table:table-cell table:style-name="ce59" office:value-type="string">
            <text:p>brittbrittnyc</text:p>
          </table:table-cell>
          <table:table-cell table:style-name="ce59" office:value-type="string">
            <text:p>RT @jwo_5: Hell yes!! MY ECU QB @davidgarrard9 is a JET! NYC alumni are celebrating tonight! Time 4 a jets jersey. Congrats dave!
#Pirat ...</text:p>
          </table:table-cell>
          <table:table-cell table:style-name="ce59" office:value-type="string">
            <text:p>Mon Mar 11 22:19:00 +0000 2013</text:p>
          </table:table-cell>
          <table:table-cell table:style-name="ce60" office:value-type="float" office:value="41344.92986111111">
            <text:p>3/11/2013 22:19:00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464376274">
            <text:p>464376274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2656333013/1eeed8c2e73399a28c7d161535ebfbea_normal.jpeg</text:p>
          </table:table-cell>
          <table:table-cell table:style-name="ce59" office:value-type="float" office:value="119">
            <text:p>119</text:p>
          </table:table-cell>
          <table:table-cell table:style-name="ce59" office:value-type="float" office:value="80">
            <text:p>80</text:p>
          </table:table-cell>
          <table:table-cell table:style-name="ce59" office:value-type="float" office:value="-21600">
            <text:p>-21600</text:p>
          </table:table-cell>
          <table:table-cell table:style-name="ce59" office:value-type="string">
            <text:p>http://twitter.com/brittbrittnyc/statuses/311239863355719683</text:p>
          </table:table-cell>
          <table:table-cell table:style-name="ce61" office:value-type="string">
            <text:p>{"urls":[],"hashtags":[{"text":"Pirat","indices":[130,136]}],"user_mentions":[{"id":707589781,"name":"Jeremy Woodard","indices":[3,9],"screen_name":"jwo_5","id_str":"707589781"},{"id":62415732,"name":"David Garrard","indices":[32,46],"screen_name":"davidgarrard9","id_str":"62415732"}]}</text:p>
          </table:table-cell>
        </table:table-row>
        <table:table-row table:style-name="ro20">
          <table:table-cell table:style-name="ce58" office:value-type="string">
            <text:p>311239735597207552</text:p>
          </table:table-cell>
          <table:table-cell table:style-name="ce59" office:value-type="string">
            <text:p>PeterAltendorfe</text:p>
          </table:table-cell>
          <table:table-cell table:style-name="ce59" office:value-type="string">
            <text:p>@tdiesenreiter @neos_eu @piratenparteiat viel erschreckender: wieviele Frauen heute noch immer nicht gendern. z.B. "Ich bin Lehrer".</text:p>
          </table:table-cell>
          <table:table-cell table:style-name="ce59" office:value-type="string">
            <text:p>Mon Mar 11 22:18:30 +0000 2013</text:p>
          </table:table-cell>
          <table:table-cell table:style-name="ce60" office:value-type="float" office:value="41344.929513888885">
            <text:p>3/11/2013 22:18:30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22763232">
            <text:p>22763232</text:p>
          </table:table-cell>
          <table:table-cell table:style-name="ce59" office:value-type="string">
            <text:p>tdiesenreiter</text:p>
          </table:table-cell>
          <table:table-cell table:style-name="ce59" office:value-type="float" office:value="989609017">
            <text:p>989609017</text:p>
          </table:table-cell>
          <table:table-cell table:style-name="ce59" office:value-type="string">
            <text:p>311238967569825792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316548517/875f78f5df3c44fab405b934642e6d0b_normal.jpeg</text:p>
          </table:table-cell>
          <table:table-cell table:style-name="ce59" office:value-type="float" office:value="104">
            <text:p>104</text:p>
          </table:table-cell>
          <table:table-cell table:style-name="ce59" office:value-type="float" office:value="358">
            <text:p>35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eterAltendorfe/statuses/311239735597207552</text:p>
          </table:table-cell>
          <table:table-cell table:style-name="ce61" office:value-type="string">
            <text:p>{"urls":[],"hashtags":[],"user_mentions":[{"id":22763232,"name":"Thomas Diesenreiter","indices":[0,14],"screen_name":"tdiesenreiter","id_str":"22763232"},{"id":819698388,"name":"Das Neue Österreich","indices":[15,23],"screen_name":"neos_eu","id_str":"819698388"},{"id":43325643,"name":"Piratenpartei","indices":[24,40],"screen_name":"piratenparteiat","id_str":"43325643"}]}</text:p>
          </table:table-cell>
        </table:table-row>
        <table:table-row table:style-name="ro20">
          <table:table-cell table:style-name="ce58" office:value-type="string">
            <text:p>311239310902964224</text:p>
          </table:table-cell>
          <table:table-cell table:style-name="ce59" office:value-type="string">
            <text:p>MrGudger</text:p>
          </table:table-cell>
          <table:table-cell table:style-name="ce59" office:value-type="string">
            <text:p>RT @jwo_5: Hell yes!! MY ECU QB @davidgarrard9 is a JET! NYC alumni are celebrating tonight! Time 4 a jets jersey. Congrats dave!
#Pirat ...</text:p>
          </table:table-cell>
          <table:table-cell table:style-name="ce59" office:value-type="string">
            <text:p>Mon Mar 11 22:16:48 +0000 2013</text:p>
          </table:table-cell>
          <table:table-cell table:style-name="ce60" office:value-type="float" office:value="41344.92833333333">
            <text:p>3/11/2013 22:16:48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48779789">
            <text:p>48779789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495147692/twitterProfilePhoto_normal.jpg</text:p>
          </table:table-cell>
          <table:table-cell table:style-name="ce59" office:value-type="float" office:value="192">
            <text:p>192</text:p>
          </table:table-cell>
          <table:table-cell table:style-name="ce59" office:value-type="float" office:value="67">
            <text:p>67</text:p>
          </table:table-cell>
          <table:table-cell table:style-name="ce59" office:value-type="float" office:value="-18000">
            <text:p>-18000</text:p>
          </table:table-cell>
          <table:table-cell table:style-name="ce59" office:value-type="string">
            <text:p>http://twitter.com/MrGudger/statuses/311239310902964224</text:p>
          </table:table-cell>
          <table:table-cell table:style-name="ce61" office:value-type="string">
            <text:p>{"urls":[],"hashtags":[{"text":"Pirat","indices":[130,136]}],"user_mentions":[{"id":707589781,"name":"Jeremy Woodard","indices":[3,9],"screen_name":"jwo_5","id_str":"707589781"},{"id":62415732,"name":"David Garrard","indices":[32,46],"screen_name":"davidgarrard9","id_str":"62415732"}]}</text:p>
          </table:table-cell>
        </table:table-row>
        <table:table-row table:style-name="ro23">
          <table:table-cell table:style-name="ce58" office:value-type="string">
            <text:p>311238967569825792</text:p>
          </table:table-cell>
          <table:table-cell table:style-name="ce59" office:value-type="string">
            <text:p>tdiesenreiter</text:p>
          </table:table-cell>
          <table:table-cell table:style-name="ce59" office:value-type="string">
            <text:p>Schau gerade #zib2. Es gibt jeweils verschiedene Gründe, nicht @neos_eu und @piratenparteiat zu wählen, einer eint sie: Beide gendern nicht.</text:p>
          </table:table-cell>
          <table:table-cell table:style-name="ce59" office:value-type="string">
            <text:p>Mon Mar 11 22:15:27 +0000 2013</text:p>
          </table:table-cell>
          <table:table-cell table:style-name="ce60" office:value-type="float" office:value="41344.92739583333">
            <text:p>3/11/2013 22:15:2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2763232">
            <text:p>22763232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797576561/IMG_0674_crop_normal.jpg</text:p>
          </table:table-cell>
          <table:table-cell table:style-name="ce59" office:value-type="float" office:value="306">
            <text:p>306</text:p>
          </table:table-cell>
          <table:table-cell table:style-name="ce59" office:value-type="float" office:value="140">
            <text:p>14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tdiesenreiter/statuses/311238967569825792</text:p>
          </table:table-cell>
          <table:table-cell table:style-name="ce61" office:value-type="string">
            <text:p>{"urls":[],"hashtags":[{"text":"zib2","indices":[13,18]}],"user_mentions":[{"id":819698388,"name":"Das Neue Österreich","indices":[63,71],"screen_name":"neos_eu","id_str":"819698388"},{"id":43325643,"name":"Piratenpartei","indices":[76,92],"screen_name":"piratenparteiat","id_str":"43325643"}]}</text:p>
          </table:table-cell>
        </table:table-row>
        <table:table-row table:style-name="ro20">
          <table:table-cell table:style-name="ce58" office:value-type="string">
            <text:p>311237400632385538</text:p>
          </table:table-cell>
          <table:table-cell table:style-name="ce59" office:value-type="string">
            <text:p>bryceless</text:p>
          </table:table-cell>
          <table:table-cell table:style-name="ce59" office:value-type="string">
            <text:p>RT @jwo_5: Hell yes!! MY ECU QB @davidgarrard9 is a JET! NYC alumni are celebrating tonight! Time 4 a jets jersey. Congrats dave!
#Pirat ...</text:p>
          </table:table-cell>
          <table:table-cell table:style-name="ce59" office:value-type="string">
            <text:p>Mon Mar 11 22:09:13 +0000 2013</text:p>
          </table:table-cell>
          <table:table-cell table:style-name="ce60" office:value-type="float" office:value="41344.923067129625">
            <text:p>3/11/2013 22:09:1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1724805">
            <text:p>21724805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151222902/3c11071aef1140d47e2c411b4bfb442d_normal.jpeg</text:p>
          </table:table-cell>
          <table:table-cell table:style-name="ce59" office:value-type="float" office:value="508">
            <text:p>508</text:p>
          </table:table-cell>
          <table:table-cell table:style-name="ce59" office:value-type="float" office:value="94">
            <text:p>94</text:p>
          </table:table-cell>
          <table:table-cell table:style-name="ce59" office:value-type="float" office:value="-28800">
            <text:p>-28800</text:p>
          </table:table-cell>
          <table:table-cell table:style-name="ce59" office:value-type="string">
            <text:p>http://twitter.com/bryceless/statuses/311237400632385538</text:p>
          </table:table-cell>
          <table:table-cell table:style-name="ce61" office:value-type="string">
            <text:p>{"urls":[],"hashtags":[{"text":"Pirat","indices":[130,136]}],"user_mentions":[{"id":707589781,"name":"Jeremy Woodard","indices":[3,9],"screen_name":"jwo_5","id_str":"707589781"},{"id":62415732,"name":"David Garrard","indices":[32,46],"screen_name":"davidgarrard9","id_str":"62415732"}]}</text:p>
          </table:table-cell>
        </table:table-row>
        <table:table-row table:style-name="ro23">
          <table:table-cell table:style-name="ce58" office:value-type="string">
            <text:p>311235457793011713</text:p>
          </table:table-cell>
          <table:table-cell table:style-name="ce59" office:value-type="string">
            <text:p>gigi_PIRAT</text:p>
          </table:table-cell>
          <table:table-cell table:style-name="ce59" office:value-type="string">
            <text:p>@Enigma424 Auftritt des österreichischen BV @c3o in der ZIB2, der wichtigsten Nachrichtensendung http://t.co/ec3pr5jVNZ  @piratenparteiat</text:p>
          </table:table-cell>
          <table:table-cell table:style-name="ce59" office:value-type="string">
            <text:p>Mon Mar 11 22:01:30 +0000 2013</text:p>
          </table:table-cell>
          <table:table-cell table:style-name="ce60" office:value-type="float" office:value="41344.917708333334">
            <text:p>3/11/2013 22:01:30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24397949">
            <text:p>24397949</text:p>
          </table:table-cell>
          <table:table-cell table:style-name="ce59" office:value-type="string">
            <text:p>Enigma424</text:p>
          </table:table-cell>
          <table:table-cell table:style-name="ce59" office:value-type="float" office:value="631934106">
            <text:p>631934106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194054761/50560ac82de6c310f49272de395e45dd_normal.jpeg</text:p>
          </table:table-cell>
          <table:table-cell table:style-name="ce59" office:value-type="float" office:value="79">
            <text:p>79</text:p>
          </table:table-cell>
          <table:table-cell table:style-name="ce59" office:value-type="float" office:value="259">
            <text:p>259</text:p>
          </table:table-cell>
          <table:table-cell table:style-name="ce59"/>
          <table:table-cell table:style-name="ce59" office:value-type="string">
            <text:p>http://twitter.com/gigi_PIRAT/statuses/311235457793011713</text:p>
          </table:table-cell>
          <table:table-cell table:style-name="ce61" office:value-type="string">
            <text:p>{"urls":[{"expanded_url":"http://pir.at/17rt","indices":[97,119],"display_url":"pir.at/17rt","url":"http://t.co/ec3pr5jVNZ"}],"hashtags":[],"user_mentions":[{"id":24397949,"name":"Fabio Reinhardt","indices":[0,10],"screen_name":"Enigma424","id_str":"24397949"},{"id":787678,"name":"Christopher Clay","indices":[44,48],"screen_name":"c3o","id_str":"787678"},{"id":43325643,"name":"Piratenpartei","indices":[121,137],"screen_name":"piratenparteiat","id_str":"43325643"}]}</text:p>
          </table:table-cell>
        </table:table-row>
        <table:table-row table:style-name="ro23">
          <table:table-cell table:style-name="ce58" office:value-type="string">
            <text:p>311235316109438976</text:p>
          </table:table-cell>
          <table:table-cell table:style-name="ce59" office:value-type="string">
            <text:p>LeviG51</text:p>
          </table:table-cell>
          <table:table-cell table:style-name="ce59" office:value-type="string">
            <text:p>RT @Brindley7: I would do anything to play another game on our home field under the lights with my brothers right now. I miss it. #Pirat ...</text:p>
          </table:table-cell>
          <table:table-cell table:style-name="ce59" office:value-type="string">
            <text:p>Mon Mar 11 22:00:56 +0000 2013</text:p>
          </table:table-cell>
          <table:table-cell table:style-name="ce60" office:value-type="float" office:value="41344.91731481481">
            <text:p>3/11/2013 22:00:56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334243663">
            <text:p>334243663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2460391773/image_normal.jpg</text:p>
          </table:table-cell>
          <table:table-cell table:style-name="ce59" office:value-type="float" office:value="144">
            <text:p>144</text:p>
          </table:table-cell>
          <table:table-cell table:style-name="ce59" office:value-type="float" office:value="110">
            <text:p>110</text:p>
          </table:table-cell>
          <table:table-cell table:style-name="ce59"/>
          <table:table-cell table:style-name="ce59" office:value-type="string">
            <text:p>http://twitter.com/LeviG51/statuses/311235316109438976</text:p>
          </table:table-cell>
          <table:table-cell table:style-name="ce61" office:value-type="string">
            <text:p>{"urls":[],"hashtags":[{"text":"Pirat","indices":[130,136]}],"user_mentions":[{"id":76979311,"name":"Mackenzie Brindley","indices":[3,13],"screen_name":"Brindley7","id_str":"76979311"}]}</text:p>
          </table:table-cell>
        </table:table-row>
        <table:table-row table:style-name="ro23">
          <table:table-cell table:style-name="ce58" office:value-type="string">
            <text:p>311234222541119488</text:p>
          </table:table-cell>
          <table:table-cell table:style-name="ce59" office:value-type="string">
            <text:p>Emmons22</text:p>
          </table:table-cell>
          <table:table-cell table:style-name="ce59" office:value-type="string">
            <text:p>RT @Brindley7: I would do anything to play another game on our home field under the lights with my brothers right now. I miss it. #Pirat ...</text:p>
          </table:table-cell>
          <table:table-cell table:style-name="ce59" office:value-type="string">
            <text:p>Mon Mar 11 21:56:35 +0000 2013</text:p>
          </table:table-cell>
          <table:table-cell table:style-name="ce60" office:value-type="float" office:value="41344.91429398148">
            <text:p>3/11/2013 21:56:35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42126438">
            <text:p>242126438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135257979/2b3de7037e059e2762299d22aa9ee26e_normal.jpeg</text:p>
          </table:table-cell>
          <table:table-cell table:style-name="ce59" office:value-type="float" office:value="480">
            <text:p>480</text:p>
          </table:table-cell>
          <table:table-cell table:style-name="ce59" office:value-type="float" office:value="392">
            <text:p>392</text:p>
          </table:table-cell>
          <table:table-cell table:style-name="ce59" office:value-type="float" office:value="-21600">
            <text:p>-21600</text:p>
          </table:table-cell>
          <table:table-cell table:style-name="ce59" office:value-type="string">
            <text:p>http://twitter.com/Emmons22/statuses/311234222541119488</text:p>
          </table:table-cell>
          <table:table-cell table:style-name="ce61" office:value-type="string">
            <text:p>{"urls":[],"hashtags":[{"text":"Pirat","indices":[130,136]}],"user_mentions":[{"id":76979311,"name":"Mackenzie Brindley","indices":[3,13],"screen_name":"Brindley7","id_str":"76979311"}]}</text:p>
          </table:table-cell>
        </table:table-row>
        <table:table-row table:style-name="ro23">
          <table:table-cell table:style-name="ce58" office:value-type="string">
            <text:p>311233766028877824</text:p>
          </table:table-cell>
          <table:table-cell table:style-name="ce59" office:value-type="string">
            <text:p>gigi_PIRAT</text:p>
          </table:table-cell>
          <table:table-cell table:style-name="ce59" office:value-type="string">
            <text:p>@piratenpartei Auftritt des österreichischen BV @c3o in der ZIB2, der wichtigsten Nachrichtensendung http://t.co/qp7vRoUhIg @piratenparteiat</text:p>
          </table:table-cell>
          <table:table-cell table:style-name="ce59" office:value-type="string">
            <text:p>Mon Mar 11 21:54:46 +0000 2013</text:p>
          </table:table-cell>
          <table:table-cell table:style-name="ce60" office:value-type="float" office:value="41344.91303240741">
            <text:p>3/11/2013 21:54:46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4341194">
            <text:p>14341194</text:p>
          </table:table-cell>
          <table:table-cell table:style-name="ce59" office:value-type="string">
            <text:p>Piratenpartei</text:p>
          </table:table-cell>
          <table:table-cell table:style-name="ce59" office:value-type="float" office:value="631934106">
            <text:p>631934106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194054761/50560ac82de6c310f49272de395e45dd_normal.jpeg</text:p>
          </table:table-cell>
          <table:table-cell table:style-name="ce59" office:value-type="float" office:value="79">
            <text:p>79</text:p>
          </table:table-cell>
          <table:table-cell table:style-name="ce59" office:value-type="float" office:value="259">
            <text:p>259</text:p>
          </table:table-cell>
          <table:table-cell table:style-name="ce59"/>
          <table:table-cell table:style-name="ce59" office:value-type="string">
            <text:p>http://twitter.com/gigi_PIRAT/statuses/311233766028877824</text:p>
          </table:table-cell>
          <table:table-cell table:style-name="ce61" office:value-type="string">
            <text:p>{"urls":[{"expanded_url":"http://pir.at/17rs","indices":[101,123],"display_url":"pir.at/17rs","url":"http://t.co/qp7vRoUhIg"}],"hashtags":[],"user_mentions":[{"id":14341194,"name":"Piratenpartei","indices":[0,14],"screen_name":"Piratenpartei","id_str":"14341194"},{"id":787678,"name":"Christopher Clay","indices":[48,52],"screen_name":"c3o","id_str":"787678"},{"id":43325643,"name":"Piratenpartei","indices":[124,140],"screen_name":"piratenparteiat","id_str":"43325643"}]}</text:p>
          </table:table-cell>
        </table:table-row>
        <table:table-row table:style-name="ro20">
          <table:table-cell table:style-name="ce58" office:value-type="string">
            <text:p>311232964375760896</text:p>
          </table:table-cell>
          <table:table-cell table:style-name="ce59" office:value-type="string">
            <text:p>Die_Alexs</text:p>
          </table:table-cell>
          <table:table-cell table:style-name="ce59" office:value-type="string">
            <text:p>RT @neos_eu: @maennerpartei Neu ist unter anderem, dass wir nicht als Alphamännchen herumbalzen. ;) / @piratenparteiat #Neandertal</text:p>
          </table:table-cell>
          <table:table-cell table:style-name="ce59" office:value-type="string">
            <text:p>Mon Mar 11 21:51:35 +0000 2013</text:p>
          </table:table-cell>
          <table:table-cell table:style-name="ce60" office:value-type="float" office:value="41344.91082175926">
            <text:p>3/11/2013 21:51:3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36412458">
            <text:p>236412458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090173086/1a9b8959b689c064753b2762dfce82d3_normal.jpeg</text:p>
          </table:table-cell>
          <table:table-cell table:style-name="ce59" office:value-type="float" office:value="156">
            <text:p>156</text:p>
          </table:table-cell>
          <table:table-cell table:style-name="ce59" office:value-type="float" office:value="441">
            <text:p>441</text:p>
          </table:table-cell>
          <table:table-cell table:style-name="ce59"/>
          <table:table-cell table:style-name="ce59" office:value-type="string">
            <text:p>http://twitter.com/Die_Alexs/statuses/311232964375760896</text:p>
          </table:table-cell>
          <table:table-cell table:style-name="ce61" office:value-type="string">
            <text:p>{"urls":[],"hashtags":[{"text":"Neandertal","indices":[119,130]}],"user_mentions":[{"id":819698388,"name":"Das Neue Österreich","indices":[3,11],"screen_name":"neos_eu","id_str":"819698388"},{"id":18096812,"name":"MÄNNERPARTEI","indices":[13,27],"screen_name":"maennerpartei","id_str":"18096812"},{"id":43325643,"name":"Piratenpartei","indices":[102,118],"screen_name":"piratenparteiat","id_str":"43325643"}]}</text:p>
          </table:table-cell>
        </table:table-row>
        <table:table-row table:style-name="ro23">
          <table:table-cell table:style-name="ce58" office:value-type="string">
            <text:p>311230985209536512</text:p>
          </table:table-cell>
          <table:table-cell table:style-name="ce59" office:value-type="string">
            <text:p>scoopix</text:p>
          </table:table-cell>
          <table:table-cell table:style-name="ce59" office:value-type="string">
            <text:p>@dberghofer @ArminWolf @neos_eu @piratenparteiat Und wie ein unechter #ORF? Ist der aus Plastik?</text:p>
          </table:table-cell>
          <table:table-cell table:style-name="ce59" office:value-type="string">
            <text:p>Mon Mar 11 21:43:43 +0000 2013</text:p>
          </table:table-cell>
          <table:table-cell table:style-name="ce60" office:value-type="float" office:value="41344.90535879629">
            <text:p>3/11/2013 21:43:43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394891915">
            <text:p>394891915</text:p>
          </table:table-cell>
          <table:table-cell table:style-name="ce59" office:value-type="string">
            <text:p>dberghofer</text:p>
          </table:table-cell>
          <table:table-cell table:style-name="ce59" office:value-type="float" office:value="93865399">
            <text:p>93865399</text:p>
          </table:table-cell>
          <table:table-cell table:style-name="ce59" office:value-type="string">
            <text:p>311230310262136832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28217931/ea2ae74301a2cd3bb5b8ffe1b95ab9d1_normal.jpeg</text:p>
          </table:table-cell>
          <table:table-cell table:style-name="ce59" office:value-type="float" office:value="849">
            <text:p>849</text:p>
          </table:table-cell>
          <table:table-cell table:style-name="ce59" office:value-type="float" office:value="495">
            <text:p>49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coopix/statuses/311230985209536512</text:p>
          </table:table-cell>
          <table:table-cell table:style-name="ce61" office:value-type="string">
            <text:p>{"urls":[],"hashtags":[{"text":"ORF","indices":[70,74]}],"user_mentions":[{"id":394891915,"name":"Dominik Berghofer","indices":[0,11],"screen_name":"dberghofer","id_str":"394891915"},{"id":20694291,"name":"Armin Wolf","indices":[12,22],"screen_name":"ArminWolf","id_str":"20694291"},{"id":819698388,"name":"Das Neue Österreich","indices":[23,31],"screen_name":"neos_eu","id_str":"819698388"},{"id":43325643,"name":"Piratenpartei","indices":[32,48],"screen_name":"piratenparteiat","id_str":"43325643"}]}</text:p>
          </table:table-cell>
        </table:table-row>
        <table:table-row table:style-name="ro21">
          <table:table-cell table:style-name="ce58" office:value-type="string">
            <text:p>311230803659079681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RT @dberghofer: So sieht echter #ORF aus. @ArminWolf @neos_eu @piratenparteiat</text:p>
          </table:table-cell>
          <table:table-cell table:style-name="ce59" office:value-type="string">
            <text:p>Mon Mar 11 21:43:00 +0000 2013</text:p>
          </table:table-cell>
          <table:table-cell table:style-name="ce60" office:value-type="float" office:value="41344.90486111111">
            <text:p>3/11/2013 21:43:00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63647843">
            <text:p>26364784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400">
            <text:p>400</text:p>
          </table:table-cell>
          <table:table-cell table:style-name="ce59" office:value-type="float" office:value="800">
            <text:p>80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1230803659079681</text:p>
          </table:table-cell>
          <table:table-cell table:style-name="ce61" office:value-type="string">
            <text:p>{"urls":[],"hashtags":[{"text":"ORF","indices":[32,36]}],"user_mentions":[{"id":394891915,"name":"Dominik Berghofer","indices":[3,14],"screen_name":"dberghofer","id_str":"394891915"},{"id":20694291,"name":"Armin Wolf","indices":[42,52],"screen_name":"ArminWolf","id_str":"20694291"},{"id":819698388,"name":"Das Neue Österreich","indices":[53,61],"screen_name":"neos_eu","id_str":"819698388"},{"id":43325643,"name":"Piratenpartei","indices":[62,78],"screen_name":"piratenparteiat","id_str":"43325643"}]}</text:p>
          </table:table-cell>
        </table:table-row>
        <table:table-row table:style-name="ro23">
          <table:table-cell table:style-name="ce58" office:value-type="string">
            <text:p>311230779051081728</text:p>
          </table:table-cell>
          <table:table-cell table:style-name="ce59" office:value-type="string">
            <text:p>neos_eu</text:p>
          </table:table-cell>
          <table:table-cell table:style-name="ce59" office:value-type="string">
            <text:p>@maennerpartei Neu ist unter anderem, dass wir nicht als Alphamännchen herumbalzen. ;) / @piratenparteiat #Neandertal</text:p>
          </table:table-cell>
          <table:table-cell table:style-name="ce59" office:value-type="string">
            <text:p>Mon Mar 11 21:42:54 +0000 2013</text:p>
          </table:table-cell>
          <table:table-cell table:style-name="ce60" office:value-type="float" office:value="41344.90479166667">
            <text:p>3/11/2013 21:42:54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8096812">
            <text:p>18096812</text:p>
          </table:table-cell>
          <table:table-cell table:style-name="ce59" office:value-type="string">
            <text:p>maennerpartei</text:p>
          </table:table-cell>
          <table:table-cell table:style-name="ce59" office:value-type="float" office:value="819698388">
            <text:p>819698388</text:p>
          </table:table-cell>
          <table:table-cell table:style-name="ce59" office:value-type="string">
            <text:p>311225082859114496</text:p>
          </table:table-cell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3192558081/601966493d9466b362c0ca4c2c33b45e_normal.png</text:p>
          </table:table-cell>
          <table:table-cell table:style-name="ce59" office:value-type="float" office:value="1335">
            <text:p>1335</text:p>
          </table:table-cell>
          <table:table-cell table:style-name="ce59" office:value-type="float" office:value="169">
            <text:p>169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neos_eu/statuses/311230779051081728</text:p>
          </table:table-cell>
          <table:table-cell table:style-name="ce61" office:value-type="string">
            <text:p>{"urls":[],"hashtags":[{"text":"Neandertal","indices":[106,117]}],"user_mentions":[{"id":18096812,"name":"MÄNNERPARTEI","indices":[0,14],"screen_name":"maennerpartei","id_str":"18096812"},{"id":43325643,"name":"Piratenpartei","indices":[89,105],"screen_name":"piratenparteiat","id_str":"43325643"}]}</text:p>
          </table:table-cell>
        </table:table-row>
        <table:table-row table:style-name="ro24">
          <table:table-cell table:style-name="ce58" office:value-type="string">
            <text:p>311230310262136832</text:p>
          </table:table-cell>
          <table:table-cell table:style-name="ce59" office:value-type="string">
            <text:p>dberghofer</text:p>
          </table:table-cell>
          <table:table-cell table:style-name="ce59" office:value-type="string">
            <text:p>So sieht echter #ORF aus. @ArminWolf @neos_eu @piratenparteiat</text:p>
          </table:table-cell>
          <table:table-cell table:style-name="ce59" office:value-type="string">
            <text:p>Mon Mar 11 21:41:03 +0000 2013</text:p>
          </table:table-cell>
          <table:table-cell table:style-name="ce60" office:value-type="float" office:value="41344.90350694444">
            <text:p>3/11/2013 21:41:0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94891915">
            <text:p>394891915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341681623/eeae4c8dd5942217a148dcfd78ef66d0_normal.jpeg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22">
            <text:p>12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dberghofer/statuses/311230310262136832</text:p>
          </table:table-cell>
          <table:table-cell table:style-name="ce61" office:value-type="string">
            <text:p>{"urls":[],"hashtags":[{"text":"ORF","indices":[16,20]}],"user_mentions":[{"id":20694291,"name":"Armin Wolf","indices":[26,36],"screen_name":"ArminWolf","id_str":"20694291"},{"id":819698388,"name":"Das Neue Österreich","indices":[37,45],"screen_name":"neos_eu","id_str":"819698388"},{"id":43325643,"name":"Piratenpartei","indices":[46,62],"screen_name":"piratenparteiat","id_str":"43325643"}]}</text:p>
          </table:table-cell>
        </table:table-row>
        <table:table-row table:style-name="ro21">
          <table:table-cell table:style-name="ce58" office:value-type="string">
            <text:p>311228464411844608</text:p>
          </table:table-cell>
          <table:table-cell table:style-name="ce59" office:value-type="string">
            <text:p>benfreu</text:p>
          </table:table-cell>
          <table:table-cell table:style-name="ce59" office:value-type="string">
            <text:p>Congrats @c3o of @piratenparteiAT on the prime time TV interview in #zib. well said!</text:p>
          </table:table-cell>
          <table:table-cell table:style-name="ce59" office:value-type="string">
            <text:p>Mon Mar 11 21:33:42 +0000 2013</text:p>
          </table:table-cell>
          <table:table-cell table:style-name="ce60" office:value-type="float" office:value="41344.89840277778">
            <text:p>3/11/2013 21:33:4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87525542">
            <text:p>87525542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090655231/twitter_icon6_normal.png</text:p>
          </table:table-cell>
          <table:table-cell table:style-name="ce59" office:value-type="float" office:value="123">
            <text:p>123</text:p>
          </table:table-cell>
          <table:table-cell table:style-name="ce59" office:value-type="float" office:value="133">
            <text:p>13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enfreu/statuses/311228464411844608</text:p>
          </table:table-cell>
          <table:table-cell table:style-name="ce61" office:value-type="string">
            <text:p>{"urls":[],"hashtags":[{"text":"zib","indices":[68,72]}],"user_mentions":[{"id":787678,"name":"Christopher Clay","indices":[9,13],"screen_name":"c3o","id_str":"787678"},{"id":43325643,"name":"Piratenpartei","indices":[17,33],"screen_name":"piratenparteiat","id_str":"43325643"}]}</text:p>
          </table:table-cell>
        </table:table-row>
        <table:table-row table:style-name="ro20">
          <table:table-cell table:style-name="ce58" office:value-type="string">
            <text:p>311227558811271168</text:p>
          </table:table-cell>
          <table:table-cell table:style-name="ce59" office:value-type="string">
            <text:p>mabogsi</text:p>
          </table:table-cell>
          <table:table-cell table:style-name="ce59" office:value-type="string">
            <text:p>Guter Tag für #Österreich ists mit Beschäftigung mit progressiven NEO-Party wie @neoes_eu @piratenparteiat oder #SLP usw statt #Stronach</text:p>
          </table:table-cell>
          <table:table-cell table:style-name="ce59" office:value-type="string">
            <text:p>Mon Mar 11 21:30:07 +0000 2013</text:p>
          </table:table-cell>
          <table:table-cell table:style-name="ce60" office:value-type="float" office:value="41344.89591435185">
            <text:p>3/11/2013 21:30:0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57400353">
            <text:p>15740035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45646994/7f23ef9990fef5632f3dd844ecf8d0e7_normal.jpeg</text:p>
          </table:table-cell>
          <table:table-cell table:style-name="ce59" office:value-type="float" office:value="784">
            <text:p>784</text:p>
          </table:table-cell>
          <table:table-cell table:style-name="ce59" office:value-type="float" office:value="2000">
            <text:p>200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abogsi/statuses/311227558811271168</text:p>
          </table:table-cell>
          <table:table-cell table:style-name="ce61" office:value-type="string">
            <text:p>{"urls":[],"hashtags":[{"text":"Österreich","indices":[14,25]},{"text":"SLP","indices":[112,116]},{"text":"Stronach","indices":[127,136]}],"user_mentions":[{"id":43325643,"name":"Piratenpartei","indices":[90,106],"screen_name":"piratenparteiat","id_str":"43325643"}]}</text:p>
          </table:table-cell>
        </table:table-row>
        <table:table-row table:style-name="ro24">
          <table:table-cell table:style-name="ce58" office:value-type="string">
            <text:p>311225346991218688</text:p>
          </table:table-cell>
          <table:table-cell table:style-name="ce59" office:value-type="string">
            <text:p>neos_eu</text:p>
          </table:table-cell>
          <table:table-cell table:style-name="ce59" office:value-type="string">
            <text:p>@KarinStrobl Horizontal mittig, vertikal unten. @piratenparteiat @matstrolz</text:p>
          </table:table-cell>
          <table:table-cell table:style-name="ce59" office:value-type="string">
            <text:p>Mon Mar 11 21:21:19 +0000 2013</text:p>
          </table:table-cell>
          <table:table-cell table:style-name="ce60" office:value-type="float" office:value="41344.88980324074">
            <text:p>3/11/2013 21:21:19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388130788">
            <text:p>388130788</text:p>
          </table:table-cell>
          <table:table-cell table:style-name="ce59" office:value-type="string">
            <text:p>KarinStrobl</text:p>
          </table:table-cell>
          <table:table-cell table:style-name="ce59" office:value-type="float" office:value="819698388">
            <text:p>819698388</text:p>
          </table:table-cell>
          <table:table-cell table:style-name="ce59" office:value-type="string">
            <text:p>311224825102352384</text:p>
          </table:table-cell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3192558081/601966493d9466b362c0ca4c2c33b45e_normal.png</text:p>
          </table:table-cell>
          <table:table-cell table:style-name="ce59" office:value-type="float" office:value="1335">
            <text:p>1335</text:p>
          </table:table-cell>
          <table:table-cell table:style-name="ce59" office:value-type="float" office:value="169">
            <text:p>169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neos_eu/statuses/311225346991218688</text:p>
          </table:table-cell>
          <table:table-cell table:style-name="ce61" office:value-type="string">
            <text:p>{"urls":[],"hashtags":[],"user_mentions":[{"id":388130788,"name":"Karin Strobl","indices":[0,12],"screen_name":"KarinStrobl","id_str":"388130788"},{"id":43325643,"name":"Piratenpartei","indices":[48,64],"screen_name":"piratenparteiat","id_str":"43325643"},{"id":141570744,"name":"Matthias Strolz","indices":[65,75],"screen_name":"matstrolz","id_str":"141570744"}]}</text:p>
          </table:table-cell>
        </table:table-row>
        <table:table-row table:style-name="ro25">
          <table:table-cell table:style-name="ce58" office:value-type="string">
            <text:p>311225305593425920</text:p>
          </table:table-cell>
          <table:table-cell table:style-name="ce59" office:value-type="string">
            <text:p>jgodany</text:p>
          </table:table-cell>
          <table:table-cell table:style-name="ce59" office:value-type="string">
            <text:p>der #pirat war mir aber symphatischer als die politsprechblase.</text:p>
          </table:table-cell>
          <table:table-cell table:style-name="ce59" office:value-type="string">
            <text:p>Mon Mar 11 21:21:09 +0000 2013</text:p>
          </table:table-cell>
          <table:table-cell table:style-name="ce60" office:value-type="float" office:value="41344.8896875">
            <text:p>3/11/2013 21:21:09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96016951">
            <text:p>96016951</text:p>
          </table:table-cell>
          <table:table-cell table:style-name="ce59"/>
          <table:table-cell table:style-name="ce61" office:value-type="string">
            <text:p>&lt;a href="http://www.echofon.com/" rel="nofollow"&gt;Echofon&lt;/a&gt;</text:p>
          </table:table-cell>
          <table:table-cell table:style-name="ce61" office:value-type="string">
            <text:p>http://a0.twimg.com/profile_images/1367308595/go2_normal.jpg</text:p>
          </table:table-cell>
          <table:table-cell table:style-name="ce59" office:value-type="float" office:value="708">
            <text:p>708</text:p>
          </table:table-cell>
          <table:table-cell table:style-name="ce59" office:value-type="float" office:value="1179">
            <text:p>117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jgodany/statuses/311225305593425920</text:p>
          </table:table-cell>
          <table:table-cell table:style-name="ce61" office:value-type="string">
            <text:p>{"urls":[],"hashtags":[{"text":"pirat","indices":[4,10]}],"user_mentions":[]}</text:p>
          </table:table-cell>
        </table:table-row>
        <table:table-row table:style-name="ro22">
          <table:table-cell table:style-name="ce58" office:value-type="string">
            <text:p>311225082859114496</text:p>
          </table:table-cell>
          <table:table-cell table:style-name="ce59" office:value-type="string">
            <text:p>maennerpartei</text:p>
          </table:table-cell>
          <table:table-cell table:style-name="ce59" office:value-type="string">
            <text:p>Was an inhaltsloser Dampfplauderei so "neu" sein soll, sollen uns bitte @neos_eu und @piratenparteiat erklären... #ZiB2</text:p>
          </table:table-cell>
          <table:table-cell table:style-name="ce59" office:value-type="string">
            <text:p>Mon Mar 11 21:20:16 +0000 2013</text:p>
          </table:table-cell>
          <table:table-cell table:style-name="ce60" office:value-type="float" office:value="41344.889074074075">
            <text:p>3/11/2013 21:20:1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8096812">
            <text:p>18096812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847683126/f3756efaea618367a1f165a9d7332e41_normal.png</text:p>
          </table:table-cell>
          <table:table-cell table:style-name="ce59" office:value-type="float" office:value="418">
            <text:p>418</text:p>
          </table:table-cell>
          <table:table-cell table:style-name="ce59" office:value-type="float" office:value="400">
            <text:p>40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aennerpartei/statuses/311225082859114496</text:p>
          </table:table-cell>
          <table:table-cell table:style-name="ce61" office:value-type="string">
            <text:p>{"urls":[],"hashtags":[{"text":"ZiB2","indices":[114,119]}],"user_mentions":[{"id":819698388,"name":"Das Neue Österreich","indices":[72,80],"screen_name":"neos_eu","id_str":"819698388"},{"id":43325643,"name":"Piratenpartei","indices":[85,101],"screen_name":"piratenparteiat","id_str":"43325643"}]}</text:p>
          </table:table-cell>
        </table:table-row>
        <table:table-row table:style-name="ro23">
          <table:table-cell table:style-name="ce58" office:value-type="string">
            <text:p>311224825102352384</text:p>
          </table:table-cell>
          <table:table-cell table:style-name="ce59" office:value-type="string">
            <text:p>KarinStrobl</text:p>
          </table:table-cell>
          <table:table-cell table:style-name="ce59" office:value-type="string">
            <text:p>@piratenparteiat und @neos_eu kommen "beide von unten", wenngleich die @neos_eu lt @matstrolz "aus der Mitte". Aha</text:p>
          </table:table-cell>
          <table:table-cell table:style-name="ce59" office:value-type="string">
            <text:p>Mon Mar 11 21:19:15 +0000 2013</text:p>
          </table:table-cell>
          <table:table-cell table:style-name="ce60" office:value-type="float" office:value="41344.88836805555">
            <text:p>3/11/2013 21:19:15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43325643">
            <text:p>43325643</text:p>
          </table:table-cell>
          <table:table-cell table:style-name="ce59" office:value-type="string">
            <text:p>piratenparteiat</text:p>
          </table:table-cell>
          <table:table-cell table:style-name="ce59" office:value-type="float" office:value="388130788">
            <text:p>388130788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2527446589/image_normal.jpg</text:p>
          </table:table-cell>
          <table:table-cell table:style-name="ce59" office:value-type="float" office:value="1959">
            <text:p>1959</text:p>
          </table:table-cell>
          <table:table-cell table:style-name="ce59" office:value-type="float" office:value="370">
            <text:p>37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arinStrobl/statuses/311224825102352384</text:p>
          </table:table-cell>
          <table:table-cell table:style-name="ce61" office:value-type="string">
            <text:p>{"urls":[],"hashtags":[],"user_mentions":[{"id":43325643,"name":"Piratenpartei","indices":[0,16],"screen_name":"piratenparteiat","id_str":"43325643"},{"id":819698388,"name":"Das Neue Österreich","indices":[21,29],"screen_name":"neos_eu","id_str":"819698388"},{"id":819698388,"name":"Das Neue Österreich","indices":[71,79],"screen_name":"neos_eu","id_str":"819698388"},{"id":141570744,"name":"Matthias Strolz","indices":[83,93],"screen_name":"matstrolz","id_str":"141570744"}]}</text:p>
          </table:table-cell>
        </table:table-row>
        <table:table-row table:style-name="ro25">
          <table:table-cell table:style-name="ce58" office:value-type="string">
            <text:p>311224760325509120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leyrer @werquer @c3o #PIRAT und #PPat sind üblich.</text:p>
          </table:table-cell>
          <table:table-cell table:style-name="ce59" office:value-type="string">
            <text:p>Mon Mar 11 21:18:59 +0000 2013</text:p>
          </table:table-cell>
          <table:table-cell table:style-name="ce60" office:value-type="float" office:value="41344.88818287037">
            <text:p>3/11/2013 21:18:59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3192451">
            <text:p>3192451</text:p>
          </table:table-cell>
          <table:table-cell table:style-name="ce59" office:value-type="string">
            <text:p>leyrer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1222019544985601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400">
            <text:p>400</text:p>
          </table:table-cell>
          <table:table-cell table:style-name="ce59" office:value-type="float" office:value="800">
            <text:p>80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1224760325509120</text:p>
          </table:table-cell>
          <table:table-cell table:style-name="ce61" office:value-type="string">
            <text:p>{"urls":[],"hashtags":[{"text":"PIRAT","indices":[22,28]},{"text":"PPat","indices":[33,38]}],"user_mentions":[{"id":3192451,"name":"LeyrSIE","indices":[0,7],"screen_name":"leyrer","id_str":"3192451"},{"id":30200764,"name":"Werner Reiter","indices":[8,16],"screen_name":"werquer","id_str":"30200764"},{"id":787678,"name":"Christopher Clay","indices":[17,21],"screen_name":"c3o","id_str":"787678"}]}</text:p>
          </table:table-cell>
        </table:table-row>
        <table:table-row table:style-name="ro22">
          <table:table-cell table:style-name="ce58" office:value-type="string">
            <text:p>311224735621083136</text:p>
          </table:table-cell>
          <table:table-cell table:style-name="ce59" office:value-type="string">
            <text:p>fernseherkaputt</text:p>
          </table:table-cell>
          <table:table-cell table:style-name="ce59" office:value-type="string">
            <text:p>Außerdem ist die Homepage, die der #Pirat auf seinem T-Shirt hat, nicht erreichbar. #zib2 #failparade</text:p>
          </table:table-cell>
          <table:table-cell table:style-name="ce59" office:value-type="string">
            <text:p>Mon Mar 11 21:18:53 +0000 2013</text:p>
          </table:table-cell>
          <table:table-cell table:style-name="ce60" office:value-type="float" office:value="41344.88811342592">
            <text:p>3/11/2013 21:18:5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32223137">
            <text:p>232223137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953425250/fk_twitter_2012_normal.jpg</text:p>
          </table:table-cell>
          <table:table-cell table:style-name="ce59" office:value-type="float" office:value="1465">
            <text:p>1465</text:p>
          </table:table-cell>
          <table:table-cell table:style-name="ce59" office:value-type="float" office:value="498">
            <text:p>49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fernseherkaputt/statuses/311224735621083136</text:p>
          </table:table-cell>
          <table:table-cell table:style-name="ce61" office:value-type="string">
            <text:p>{"urls":[],"hashtags":[{"text":"Pirat","indices":[35,41]},{"text":"zib2","indices":[84,89]},{"text":"failparade","indices":[90,101]}],"user_mentions":[]}</text:p>
          </table:table-cell>
        </table:table-row>
        <table:table-row table:style-name="ro22">
          <table:table-cell table:style-name="ce58" office:value-type="string">
            <text:p>311221383961124864</text:p>
          </table:table-cell>
          <table:table-cell table:style-name="ce59" office:value-type="string">
            <text:p>EIPresidente</text:p>
          </table:table-cell>
          <table:table-cell table:style-name="ce59" office:value-type="string">
            <text:p>RT @PiratenStmk: Bundesvorstand @c3o der @piratenparteiat  in der ZIB2. Jetzt der Stream: http://t.co/JSQRzR5r8Q</text:p>
          </table:table-cell>
          <table:table-cell table:style-name="ce59" office:value-type="string">
            <text:p>Mon Mar 11 21:05:34 +0000 2013</text:p>
          </table:table-cell>
          <table:table-cell table:style-name="ce60" office:value-type="float" office:value="41344.87886574074">
            <text:p>3/11/2013 21:05:3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623599151">
            <text:p>62359915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772530598/62c409d26aeb42664a92e6107b1b5732_normal.jpeg</text:p>
          </table:table-cell>
          <table:table-cell table:style-name="ce59" office:value-type="float" office:value="67">
            <text:p>67</text:p>
          </table:table-cell>
          <table:table-cell table:style-name="ce59" office:value-type="float" office:value="115">
            <text:p>115</text:p>
          </table:table-cell>
          <table:table-cell table:style-name="ce59"/>
          <table:table-cell table:style-name="ce59" office:value-type="string">
            <text:p>http://twitter.com/EIPresidente/statuses/311221383961124864</text:p>
          </table:table-cell>
          <table:table-cell table:style-name="ce61" office:value-type="string">
            <text:p>{"urls":[{"expanded_url":"http://tvthek.orf.at/live/5557131","indices":[90,112],"display_url":"tvthek.orf.at/live/5557131","url":"http://t.co/JSQRzR5r8Q"}],"hashtags":[],"user_mentions":[{"id":406899783,"name":"Piratenpartei Stmk","indices":[3,15],"screen_name":"PiratenStmk","id_str":"406899783"},{"id":787678,"name":"Christopher Clay","indices":[32,36],"screen_name":"c3o","id_str":"787678"},{"id":43325643,"name":"Piratenpartei","indices":[41,57],"screen_name":"piratenparteiat","id_str":"43325643"}]}</text:p>
          </table:table-cell>
        </table:table-row>
        <table:table-row table:style-name="ro21">
          <table:table-cell table:style-name="ce58" office:value-type="string">
            <text:p>311220856808415233</text:p>
          </table:table-cell>
          <table:table-cell table:style-name="ce59" office:value-type="string">
            <text:p>PiratenStmk</text:p>
          </table:table-cell>
          <table:table-cell table:style-name="ce59" office:value-type="string">
            <text:p>Bundesvorstand @c3o der @piratenparteiat  in der ZIB2. Jetzt der Stream: http://t.co/JSQRzR5r8Q</text:p>
          </table:table-cell>
          <table:table-cell table:style-name="ce59" office:value-type="string">
            <text:p>Mon Mar 11 21:03:29 +0000 2013</text:p>
          </table:table-cell>
          <table:table-cell table:style-name="ce60" office:value-type="float" office:value="41344.87741898148">
            <text:p>3/11/2013 21:03:2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06899783">
            <text:p>40689978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206144581/PPstklein_normal.png</text:p>
          </table:table-cell>
          <table:table-cell table:style-name="ce59" office:value-type="float" office:value="368">
            <text:p>368</text:p>
          </table:table-cell>
          <table:table-cell table:style-name="ce59" office:value-type="float" office:value="196">
            <text:p>19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iratenStmk/statuses/311220856808415233</text:p>
          </table:table-cell>
          <table:table-cell table:style-name="ce61" office:value-type="string">
            <text:p>{"urls":[{"expanded_url":"http://tvthek.orf.at/live/5557131","indices":[73,95],"display_url":"tvthek.orf.at/live/5557131","url":"http://t.co/JSQRzR5r8Q"}],"hashtags":[],"user_mentions":[{"id":787678,"name":"Christopher Clay","indices":[15,19],"screen_name":"c3o","id_str":"787678"},{"id":43325643,"name":"Piratenpartei","indices":[24,40],"screen_name":"piratenparteiat","id_str":"43325643"}]}</text:p>
          </table:table-cell>
        </table:table-row>
        <table:table-row table:style-name="ro20">
          <table:table-cell table:style-name="ce58" office:value-type="string">
            <text:p>311215983706640388</text:p>
          </table:table-cell>
          <table:table-cell table:style-name="ce59" office:value-type="string">
            <text:p>ediko18</text:p>
          </table:table-cell>
          <table:table-cell table:style-name="ce59" office:value-type="string">
            <text:p>RT @Vilinthril: Zur #NRW13 Unentschlossene bekommen heute in der #ZiB2 mit @matstrolz/@neos_eu und @c3o/@PiratenparteiAT gleich zwei Ang ...</text:p>
          </table:table-cell>
          <table:table-cell table:style-name="ce59" office:value-type="string">
            <text:p>Mon Mar 11 20:44:07 +0000 2013</text:p>
          </table:table-cell>
          <table:table-cell table:style-name="ce60" office:value-type="float" office:value="41344.863969907405">
            <text:p>3/11/2013 20:44:0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08669484">
            <text:p>308669484</text:p>
          </table:table-cell>
          <table:table-cell table:style-name="ce59"/>
          <table:table-cell table:style-name="ce61" office:value-type="string">
            <text:p>&lt;a href="http://twitter.com/#!/download/ipad" rel="nofollow"&gt;Twitter for iPad&lt;/a&gt;</text:p>
          </table:table-cell>
          <table:table-cell table:style-name="ce61" office:value-type="string">
            <text:p>http://a0.twimg.com/profile_images/2870584235/b565626b1cb94e7697bb4d654a64d5b1_normal.jpeg</text:p>
          </table:table-cell>
          <table:table-cell table:style-name="ce59" office:value-type="float" office:value="111">
            <text:p>111</text:p>
          </table:table-cell>
          <table:table-cell table:style-name="ce59" office:value-type="float" office:value="161">
            <text:p>161</text:p>
          </table:table-cell>
          <table:table-cell table:style-name="ce59"/>
          <table:table-cell table:style-name="ce59" office:value-type="string">
            <text:p>http://twitter.com/ediko18/statuses/311215983706640388</text:p>
          </table:table-cell>
          <table:table-cell table:style-name="ce61" office:value-type="string">
            <text:p>{"urls":[],"hashtags":[{"text":"NRW13","indices":[20,26]},{"text":"ZiB2","indices":[65,70]}],"user_mentions":[{"id":263647843,"name":"LukasDanielKlausner","indices":[3,14],"screen_name":"Vilinthril","id_str":"263647843"},{"id":141570744,"name":"Matthias Strolz","indices":[75,85],"screen_name":"matstrolz","id_str":"141570744"},{"id":819698388,"name":"Das Neue Österreich","indices":[86,94],"screen_name":"neos_eu","id_str":"819698388"},{"id":787678,"name":"Christopher Clay","indices":[99,103],"screen_name":"c3o","id_str":"787678"},{"id":43325643,"name":"Piratenpartei","indices":[104,120],"screen_name":"piratenparteiat","id_str":"43325643"}]}</text:p>
          </table:table-cell>
        </table:table-row>
        <table:table-row table:style-name="ro20">
          <table:table-cell table:style-name="ce58" office:value-type="string">
            <text:p>311215209043881985</text:p>
          </table:table-cell>
          <table:table-cell table:style-name="ce59" office:value-type="string">
            <text:p>smbsAT</text:p>
          </table:table-cell>
          <table:table-cell table:style-name="ce59" office:value-type="string">
            <text:p>TATARATA TATARATA Heute in der #ZiB TATARATA #pirat @c3o von den #piraten #österreich TATARATA und @matstrolz von #neos TATARATA #politik</text:p>
          </table:table-cell>
          <table:table-cell table:style-name="ce59" office:value-type="string">
            <text:p>Mon Mar 11 20:41:02 +0000 2013</text:p>
          </table:table-cell>
          <table:table-cell table:style-name="ce60" office:value-type="float" office:value="41344.8618287037">
            <text:p>3/11/2013 20:41:0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176957420">
            <text:p>117695742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sticky/default_profile_images/default_profile_2_normal.png</text:p>
          </table:table-cell>
          <table:table-cell table:style-name="ce59" office:value-type="float" office:value="31">
            <text:p>31</text:p>
          </table:table-cell>
          <table:table-cell table:style-name="ce59" office:value-type="float" office:value="159">
            <text:p>159</text:p>
          </table:table-cell>
          <table:table-cell table:style-name="ce59"/>
          <table:table-cell table:style-name="ce59" office:value-type="string">
            <text:p>http://twitter.com/smbsAT/statuses/311215209043881985</text:p>
          </table:table-cell>
          <table:table-cell table:style-name="ce61" office:value-type="string">
            <text:p>{"urls":[],"hashtags":[{"text":"ZiB","indices":[31,35]},{"text":"pirat","indices":[45,51]},{"text":"piraten","indices":[65,73]},{"text":"österreich","indices":[74,85]},{"text":"neos","indices":[114,119]},{"text":"politik","indices":[129,137]}],"user_mentions":[{"id":787678,"name":"Christopher Clay","indices":[52,56],"screen_name":"c3o","id_str":"787678"},{"id":141570744,"name":"Matthias Strolz","indices":[99,109],"screen_name":"matstrolz","id_str":"141570744"}]}</text:p>
          </table:table-cell>
        </table:table-row>
        <table:table-row table:style-name="ro24">
          <table:table-cell table:style-name="ce58" office:value-type="string">
            <text:p>311213877041967104</text:p>
          </table:table-cell>
          <table:table-cell table:style-name="ce59" office:value-type="string">
            <text:p>PiratenStmk</text:p>
          </table:table-cell>
          <table:table-cell table:style-name="ce59" office:value-type="string">
            <text:p>Es herrscht #Aufbruchsstimmung bei den steirischen #Pirat|en!</text:p>
          </table:table-cell>
          <table:table-cell table:style-name="ce59" office:value-type="string">
            <text:p>Mon Mar 11 20:35:45 +0000 2013</text:p>
          </table:table-cell>
          <table:table-cell table:style-name="ce60" office:value-type="float" office:value="41344.85815972222">
            <text:p>3/11/2013 20:35:4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06899783">
            <text:p>40689978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206144581/PPstklein_normal.png</text:p>
          </table:table-cell>
          <table:table-cell table:style-name="ce59" office:value-type="float" office:value="368">
            <text:p>368</text:p>
          </table:table-cell>
          <table:table-cell table:style-name="ce59" office:value-type="float" office:value="196">
            <text:p>19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iratenStmk/statuses/311213877041967104</text:p>
          </table:table-cell>
          <table:table-cell table:style-name="ce61" office:value-type="string">
            <text:p>{"urls":[],"hashtags":[{"text":"Aufbruchsstimmung","indices":[12,30]},{"text":"Pirat","indices":[51,57]}],"user_mentions":[]}</text:p>
          </table:table-cell>
        </table:table-row>
        <table:table-row table:style-name="ro20">
          <table:table-cell table:style-name="ce58" office:value-type="string">
            <text:p>311212860862758912</text:p>
          </table:table-cell>
          <table:table-cell table:style-name="ce59" office:value-type="string">
            <text:p>kolli1337</text:p>
          </table:table-cell>
          <table:table-cell table:style-name="ce59" office:value-type="string">
            <text:p>RT @Vilinthril: Zur #NRW13 Unentschlossene bekommen heute in der #ZiB2 mit @matstrolz/@neos_eu und @c3o/@PiratenparteiAT gleich zwei Ang ...</text:p>
          </table:table-cell>
          <table:table-cell table:style-name="ce59" office:value-type="string">
            <text:p>Mon Mar 11 20:31:42 +0000 2013</text:p>
          </table:table-cell>
          <table:table-cell table:style-name="ce60" office:value-type="float" office:value="41344.85534722222">
            <text:p>3/11/2013 20:31:4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732586694">
            <text:p>732586694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463106525/uyeg812meobyi47de1tr_normal.jpeg</text:p>
          </table:table-cell>
          <table:table-cell table:style-name="ce59" office:value-type="float" office:value="28">
            <text:p>28</text:p>
          </table:table-cell>
          <table:table-cell table:style-name="ce59" office:value-type="float" office:value="65">
            <text:p>65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kolli1337/statuses/311212860862758912</text:p>
          </table:table-cell>
          <table:table-cell table:style-name="ce61" office:value-type="string">
            <text:p>{"urls":[],"hashtags":[{"text":"NRW13","indices":[20,26]},{"text":"ZiB2","indices":[65,70]}],"user_mentions":[{"id":263647843,"name":"LukasDanielKlausner","indices":[3,14],"screen_name":"Vilinthril","id_str":"263647843"},{"id":141570744,"name":"Matthias Strolz","indices":[75,85],"screen_name":"matstrolz","id_str":"141570744"},{"id":819698388,"name":"Das Neue Österreich","indices":[86,94],"screen_name":"neos_eu","id_str":"819698388"},{"id":787678,"name":"Christopher Clay","indices":[99,103],"screen_name":"c3o","id_str":"787678"},{"id":43325643,"name":"Piratenpartei","indices":[104,120],"screen_name":"piratenparteiat","id_str":"43325643"}]}</text:p>
          </table:table-cell>
        </table:table-row>
        <table:table-row table:style-name="ro24">
          <table:table-cell table:style-name="ce58" office:value-type="string">
            <text:p>311197921087467520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.@neos_eu Ach, zwei gebündelte Kräfte sind auch ganz okay. ;) #PIRAT #PPat</text:p>
          </table:table-cell>
          <table:table-cell table:style-name="ce59" office:value-type="string">
            <text:p>Mon Mar 11 19:32:20 +0000 2013</text:p>
          </table:table-cell>
          <table:table-cell table:style-name="ce60" office:value-type="float" office:value="41344.81412037037">
            <text:p>3/11/2013 19:32:20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819698388">
            <text:p>819698388</text:p>
          </table:table-cell>
          <table:table-cell table:style-name="ce59" office:value-type="string">
            <text:p>neos_eu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1196968036741120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96">
            <text:p>396</text:p>
          </table:table-cell>
          <table:table-cell table:style-name="ce59" office:value-type="float" office:value="795">
            <text:p>79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1197921087467520</text:p>
          </table:table-cell>
          <table:table-cell table:style-name="ce61" office:value-type="string">
            <text:p>{"urls":[],"hashtags":[{"text":"PIRAT","indices":[62,68]},{"text":"PPat","indices":[69,74]}],"user_mentions":[{"id":819698388,"name":"Das Neue Österreich","indices":[1,9],"screen_name":"neos_eu","id_str":"819698388"}]}</text:p>
          </table:table-cell>
        </table:table-row>
        <table:table-row table:style-name="ro20">
          <table:table-cell table:style-name="ce58" office:value-type="string">
            <text:p>311195626002079744</text:p>
          </table:table-cell>
          <table:table-cell table:style-name="ce59" office:value-type="string">
            <text:p>igdemokratie</text:p>
          </table:table-cell>
          <table:table-cell table:style-name="ce59" office:value-type="string">
            <text:p>RT @Vilinthril: Zur #NRW13 Unentschlossene bekommen heute in der #ZiB2 mit @matstrolz/@neos_eu und @c3o/@PiratenparteiAT gleich zwei Ang ...</text:p>
          </table:table-cell>
          <table:table-cell table:style-name="ce59" office:value-type="string">
            <text:p>Mon Mar 11 19:23:13 +0000 2013</text:p>
          </table:table-cell>
          <table:table-cell table:style-name="ce60" office:value-type="float" office:value="41344.80778935185">
            <text:p>3/11/2013 19:23:1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30232223">
            <text:p>330232223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434481628/0gdubo9ifsatrz4bf8v8_normal.jpeg</text:p>
          </table:table-cell>
          <table:table-cell table:style-name="ce59" office:value-type="float" office:value="643">
            <text:p>643</text:p>
          </table:table-cell>
          <table:table-cell table:style-name="ce59" office:value-type="float" office:value="1995">
            <text:p>1995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igdemokratie/statuses/311195626002079744</text:p>
          </table:table-cell>
          <table:table-cell table:style-name="ce61" office:value-type="string">
            <text:p>{"urls":[],"hashtags":[{"text":"NRW13","indices":[20,26]},{"text":"ZiB2","indices":[65,70]}],"user_mentions":[{"id":263647843,"name":"LukasDanielKlausner","indices":[3,14],"screen_name":"Vilinthril","id_str":"263647843"},{"id":141570744,"name":"Matthias Strolz","indices":[75,85],"screen_name":"matstrolz","id_str":"141570744"},{"id":819698388,"name":"Das Neue Österreich","indices":[86,94],"screen_name":"neos_eu","id_str":"819698388"},{"id":787678,"name":"Christopher Clay","indices":[99,103],"screen_name":"c3o","id_str":"787678"},{"id":43325643,"name":"Piratenpartei","indices":[104,120],"screen_name":"piratenparteiat","id_str":"43325643"}]}</text:p>
          </table:table-cell>
        </table:table-row>
        <table:table-row table:style-name="ro20">
          <table:table-cell table:style-name="ce58" office:value-type="string">
            <text:p>311193585481572352</text:p>
          </table:table-cell>
          <table:table-cell table:style-name="ce59" office:value-type="string">
            <text:p>juli_wie_august</text:p>
          </table:table-cell>
          <table:table-cell table:style-name="ce59" office:value-type="string">
            <text:p>RT @Vilinthril: Zur #NRW13 Unentschlossene bekommen heute in der #ZiB2 mit @matstrolz/@neos_eu und @c3o/@PiratenparteiAT gleich zwei Ang ...</text:p>
          </table:table-cell>
          <table:table-cell table:style-name="ce59" office:value-type="string">
            <text:p>Mon Mar 11 19:15:07 +0000 2013</text:p>
          </table:table-cell>
          <table:table-cell table:style-name="ce60" office:value-type="float" office:value="41344.80216435185">
            <text:p>3/11/2013 19:15:0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603616129">
            <text:p>603616129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38109371/c2f744a97514fda24bfec68d72f5e5d1_normal.jpeg</text:p>
          </table:table-cell>
          <table:table-cell table:style-name="ce59" office:value-type="float" office:value="106">
            <text:p>106</text:p>
          </table:table-cell>
          <table:table-cell table:style-name="ce59" office:value-type="float" office:value="282">
            <text:p>28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juli_wie_august/statuses/311193585481572352</text:p>
          </table:table-cell>
          <table:table-cell table:style-name="ce61" office:value-type="string">
            <text:p>{"urls":[],"hashtags":[{"text":"NRW13","indices":[20,26]},{"text":"ZiB2","indices":[65,70]}],"user_mentions":[{"id":263647843,"name":"LukasDanielKlausner","indices":[3,14],"screen_name":"Vilinthril","id_str":"263647843"},{"id":141570744,"name":"Matthias Strolz","indices":[75,85],"screen_name":"matstrolz","id_str":"141570744"},{"id":819698388,"name":"Das Neue Österreich","indices":[86,94],"screen_name":"neos_eu","id_str":"819698388"},{"id":787678,"name":"Christopher Clay","indices":[99,103],"screen_name":"c3o","id_str":"787678"},{"id":43325643,"name":"Piratenpartei","indices":[104,120],"screen_name":"piratenparteiat","id_str":"43325643"}]}</text:p>
          </table:table-cell>
        </table:table-row>
        <table:table-row table:style-name="ro20">
          <table:table-cell table:style-name="ce58" office:value-type="string">
            <text:p>311193450097803264</text:p>
          </table:table-cell>
          <table:table-cell table:style-name="ce59" office:value-type="string">
            <text:p>neos_eu</text:p>
          </table:table-cell>
          <table:table-cell table:style-name="ce59" office:value-type="string">
            <text:p>RT @Vilinthril: Zur #NRW13 Unentschlossene bekommen heute in der #ZiB2 mit @matstrolz/@neos_eu und @c3o/@PiratenparteiAT gleich zwei Ang ...</text:p>
          </table:table-cell>
          <table:table-cell table:style-name="ce59" office:value-type="string">
            <text:p>Mon Mar 11 19:14:34 +0000 2013</text:p>
          </table:table-cell>
          <table:table-cell table:style-name="ce60" office:value-type="float" office:value="41344.801782407405">
            <text:p>3/11/2013 19:14:34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819698388">
            <text:p>819698388</text:p>
          </table:table-cell>
          <table:table-cell table:style-name="ce59"/>
          <table:table-cell table:style-name="ce61" office:value-type="string">
            <text:p>&lt;a href="http://tapbots.com/software/tweetbot/mac" rel="nofollow"&gt;Tweetbot for Mac&lt;/a&gt;</text:p>
          </table:table-cell>
          <table:table-cell table:style-name="ce61" office:value-type="string">
            <text:p>http://a0.twimg.com/profile_images/3192558081/601966493d9466b362c0ca4c2c33b45e_normal.png</text:p>
          </table:table-cell>
          <table:table-cell table:style-name="ce59" office:value-type="float" office:value="1327">
            <text:p>1327</text:p>
          </table:table-cell>
          <table:table-cell table:style-name="ce59" office:value-type="float" office:value="169">
            <text:p>169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neos_eu/statuses/311193450097803264</text:p>
          </table:table-cell>
          <table:table-cell table:style-name="ce61" office:value-type="string">
            <text:p>{"urls":[],"hashtags":[{"text":"NRW13","indices":[20,26]},{"text":"ZiB2","indices":[65,70]}],"user_mentions":[{"id":263647843,"name":"LukasDanielKlausner","indices":[3,14],"screen_name":"Vilinthril","id_str":"263647843"},{"id":141570744,"name":"Matthias Strolz","indices":[75,85],"screen_name":"matstrolz","id_str":"141570744"},{"id":819698388,"name":"Das Neue Österreich","indices":[86,94],"screen_name":"neos_eu","id_str":"819698388"},{"id":787678,"name":"Christopher Clay","indices":[99,103],"screen_name":"c3o","id_str":"787678"},{"id":43325643,"name":"Piratenpartei","indices":[104,120],"screen_name":"piratenparteiat","id_str":"43325643"}]}</text:p>
          </table:table-cell>
        </table:table-row>
        <table:table-row table:style-name="ro20">
          <table:table-cell table:style-name="ce58" office:value-type="string">
            <text:p>311192797619298304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Zur #NRW13 Unentschlossene bekommen heute in der #ZiB2 mit @matstrolz/@neos_eu und @c3o/@PiratenparteiAT gleich zwei Angebote. #PIRAT #PPat</text:p>
          </table:table-cell>
          <table:table-cell table:style-name="ce59" office:value-type="string">
            <text:p>Mon Mar 11 19:11:59 +0000 2013</text:p>
          </table:table-cell>
          <table:table-cell table:style-name="ce60" office:value-type="float" office:value="41344.799988425926">
            <text:p>3/11/2013 19:11:59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63647843">
            <text:p>26364784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95">
            <text:p>395</text:p>
          </table:table-cell>
          <table:table-cell table:style-name="ce59" office:value-type="float" office:value="793">
            <text:p>79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1192797619298304</text:p>
          </table:table-cell>
          <table:table-cell table:style-name="ce61" office:value-type="string">
            <text:p>{"urls":[],"hashtags":[{"text":"NRW13","indices":[4,10]},{"text":"ZiB2","indices":[49,54]},{"text":"PIRAT","indices":[127,133]},{"text":"PPat","indices":[134,139]}],"user_mentions":[{"id":141570744,"name":"Matthias Strolz","indices":[59,69],"screen_name":"matstrolz","id_str":"141570744"},{"id":819698388,"name":"Das Neue Österreich","indices":[70,78],"screen_name":"neos_eu","id_str":"819698388"},{"id":787678,"name":"Christopher Clay","indices":[83,87],"screen_name":"c3o","id_str":"787678"},{"id":43325643,"name":"Piratenpartei","indices":[88,104],"screen_name":"piratenparteiat","id_str":"43325643"}]}</text:p>
          </table:table-cell>
        </table:table-row>
        <table:table-row table:style-name="ro23">
          <table:table-cell table:style-name="ce58" office:value-type="string">
            <text:p>311188411505582082</text:p>
          </table:table-cell>
          <table:table-cell table:style-name="ce59" office:value-type="string">
            <text:p>monoc_rassist</text:p>
          </table:table-cell>
          <table:table-cell table:style-name="ce59" office:value-type="string">
            <text:p>Also wenn man mich beleidigen will, sagt man am ehesten #Pirat zu mir. Ich bin von einigen Thesen die bei denen aufgestellt werden zwar[1/2]</text:p>
          </table:table-cell>
          <table:table-cell table:style-name="ce59" office:value-type="string">
            <text:p>Mon Mar 11 18:54:33 +0000 2013</text:p>
          </table:table-cell>
          <table:table-cell table:style-name="ce60" office:value-type="float" office:value="41344.787881944445">
            <text:p>3/11/2013 18:54:3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94250742">
            <text:p>394250742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147088136/5e9f31c02f961b8b531946dc73367dd5_normal.jpeg</text:p>
          </table:table-cell>
          <table:table-cell table:style-name="ce59" office:value-type="float" office:value="222">
            <text:p>222</text:p>
          </table:table-cell>
          <table:table-cell table:style-name="ce59" office:value-type="float" office:value="430">
            <text:p>43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onoc_rassist/statuses/311188411505582082</text:p>
          </table:table-cell>
          <table:table-cell table:style-name="ce61" office:value-type="string">
            <text:p>{"urls":[],"hashtags":[{"text":"Pirat","indices":[56,62]}],"user_mentions":[]}</text:p>
          </table:table-cell>
        </table:table-row>
        <table:table-row table:style-name="ro23">
          <table:table-cell table:style-name="ce58" office:value-type="string">
            <text:p>311184836767399936</text:p>
          </table:table-cell>
          <table:table-cell table:style-name="ce59" office:value-type="string">
            <text:p>monoc_rassist</text:p>
          </table:table-cell>
          <table:table-cell table:style-name="ce59" office:value-type="string">
            <text:p>Ich merke schon wieder das Niveau auf Facebook anschwellen. Ich werde für einen #Pirat gehalten. Widerspreche ich mir etwa alle 2 Wochen? ;)</text:p>
          </table:table-cell>
          <table:table-cell table:style-name="ce59" office:value-type="string">
            <text:p>Mon Mar 11 18:40:21 +0000 2013</text:p>
          </table:table-cell>
          <table:table-cell table:style-name="ce60" office:value-type="float" office:value="41344.778020833335">
            <text:p>3/11/2013 18:40:2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94250742">
            <text:p>394250742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147088136/5e9f31c02f961b8b531946dc73367dd5_normal.jpeg</text:p>
          </table:table-cell>
          <table:table-cell table:style-name="ce59" office:value-type="float" office:value="222">
            <text:p>222</text:p>
          </table:table-cell>
          <table:table-cell table:style-name="ce59" office:value-type="float" office:value="430">
            <text:p>43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onoc_rassist/statuses/311184836767399936</text:p>
          </table:table-cell>
          <table:table-cell table:style-name="ce61" office:value-type="string">
            <text:p>{"urls":[],"hashtags":[{"text":"Pirat","indices":[80,86]}],"user_mentions":[]}</text:p>
          </table:table-cell>
        </table:table-row>
        <table:table-row table:style-name="ro24">
          <table:table-cell table:style-name="ce58" office:value-type="string">
            <text:p>311178370761236481</text:p>
          </table:table-cell>
          <table:table-cell table:style-name="ce59" office:value-type="string">
            <text:p>piamp3</text:p>
          </table:table-cell>
          <table:table-cell table:style-name="ce59" office:value-type="string">
            <text:p>@PiratenHannover So kann es gehen wenn man als #Pirat seine Kollegen verärgert!</text:p>
          </table:table-cell>
          <table:table-cell table:style-name="ce59" office:value-type="string">
            <text:p>Mon Mar 11 18:14:39 +0000 2013</text:p>
          </table:table-cell>
          <table:table-cell table:style-name="ce60" office:value-type="float" office:value="41344.76017361111">
            <text:p>3/11/2013 18:14:39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82830188">
            <text:p>82830188</text:p>
          </table:table-cell>
          <table:table-cell table:style-name="ce59" office:value-type="string">
            <text:p>PiratenHannover</text:p>
          </table:table-cell>
          <table:table-cell table:style-name="ce59" office:value-type="float" office:value="1260043916">
            <text:p>1260043916</text:p>
          </table:table-cell>
          <table:table-cell table:style-name="ce59" office:value-type="string">
            <text:p>311122894522556416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367517273/e8cfe6801840243018ad3a3263631428_normal.jpeg</text:p>
          </table:table-cell>
          <table:table-cell table:style-name="ce59"/>
          <table:table-cell table:style-name="ce59" office:value-type="float" office:value="1">
            <text:p>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iamp3/statuses/311178370761236481</text:p>
          </table:table-cell>
          <table:table-cell table:style-name="ce61" office:value-type="string">
            <text:p>{"urls":[],"hashtags":[{"text":"Pirat","indices":[47,53]}],"user_mentions":[{"id":82830188,"name":"Piraten Hannover","indices":[0,16],"screen_name":"PiratenHannover","id_str":"82830188"}]}</text:p>
          </table:table-cell>
        </table:table-row>
        <table:table-row table:style-name="ro24">
          <table:table-cell table:style-name="ce58" office:value-type="string">
            <text:p>311166821699039232</text:p>
          </table:table-cell>
          <table:table-cell table:style-name="ce59" office:value-type="string">
            <text:p>Fl0range</text:p>
          </table:table-cell>
          <table:table-cell table:style-name="ce59" office:value-type="string">
            <text:p>@digitales_Ich ein (vielleicht ehemaliger) #Pirat in Sachsen, mehr weiß ich auch nicht ;)</text:p>
          </table:table-cell>
          <table:table-cell table:style-name="ce59" office:value-type="string">
            <text:p>Mon Mar 11 17:28:46 +0000 2013</text:p>
          </table:table-cell>
          <table:table-cell table:style-name="ce60" office:value-type="float" office:value="41344.728310185186">
            <text:p>3/11/2013 17:28:46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22139245">
            <text:p>22139245</text:p>
          </table:table-cell>
          <table:table-cell table:style-name="ce59" office:value-type="string">
            <text:p>digitales_Ich</text:p>
          </table:table-cell>
          <table:table-cell table:style-name="ce59" office:value-type="float" office:value="62555096">
            <text:p>62555096</text:p>
          </table:table-cell>
          <table:table-cell table:style-name="ce59" office:value-type="string">
            <text:p>311138873654800385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3108117617/bb8873c231d4f660a11e3b2eca4420b7_normal.png</text:p>
          </table:table-cell>
          <table:table-cell table:style-name="ce59" office:value-type="float" office:value="606">
            <text:p>606</text:p>
          </table:table-cell>
          <table:table-cell table:style-name="ce59" office:value-type="float" office:value="399">
            <text:p>39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Fl0range/statuses/311166821699039232</text:p>
          </table:table-cell>
          <table:table-cell table:style-name="ce61" office:value-type="string">
            <text:p>{"urls":[],"hashtags":[{"text":"Pirat","indices":[43,49]}],"user_mentions":[{"id":22139245,"name":"Alexander Brăteanu","indices":[0,14],"screen_name":"digitales_Ich","id_str":"22139245"}]}</text:p>
          </table:table-cell>
        </table:table-row>
        <table:table-row table:style-name="ro24">
          <table:table-cell table:style-name="ce58" office:value-type="string">
            <text:p>311162047935164416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BMeinl So als Input: https://t.co/uH9uEmwrpL #VwR #PIRAT #PPat</text:p>
          </table:table-cell>
          <table:table-cell table:style-name="ce59" office:value-type="string">
            <text:p>Mon Mar 11 17:09:47 +0000 2013</text:p>
          </table:table-cell>
          <table:table-cell table:style-name="ce60" office:value-type="float" office:value="41344.71512731481">
            <text:p>3/11/2013 17:09:47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444969570">
            <text:p>444969570</text:p>
          </table:table-cell>
          <table:table-cell table:style-name="ce59" office:value-type="string">
            <text:p>BMeinl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1160791376207872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95">
            <text:p>395</text:p>
          </table:table-cell>
          <table:table-cell table:style-name="ce59" office:value-type="float" office:value="793">
            <text:p>79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1162047935164416</text:p>
          </table:table-cell>
          <table:table-cell table:style-name="ce61" office:value-type="string">
            <text:p>{"urls":[{"expanded_url":"https://wiki.piratenpartei.at/wiki/Parteiprogramm#Verwaltung","indices":[22,45],"display_url":"wiki.piratenpartei.at/wiki/Parteipro\u2026","url":"https://t.co/uH9uEmwrpL"}],"hashtags":[{"text":"VwR","indices":[46,50]},{"text":"PIRAT","indices":[51,57]},{"text":"PPat","indices":[58,63]}],"user_mentions":[{"id":444969570,"name":"Beate Meinl","indices":[0,7],"screen_name":"BMeinl","id_str":"444969570"}]}</text:p>
          </table:table-cell>
        </table:table-row>
        <table:table-row table:style-name="ro23">
          <table:table-cell table:style-name="ce58" office:value-type="string">
            <text:p>311159028229222400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.@isabelledaniel Und „Altparteien“ ist FPÖ-Sprech, I know. Deswegen verwenden wir #PIRAT|en ganz gern „Analogparteien“. ;)</text:p>
          </table:table-cell>
          <table:table-cell table:style-name="ce59" office:value-type="string">
            <text:p>Mon Mar 11 16:57:48 +0000 2013</text:p>
          </table:table-cell>
          <table:table-cell table:style-name="ce60" office:value-type="float" office:value="41344.70680555556">
            <text:p>3/11/2013 16:57:48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89947367">
            <text:p>89947367</text:p>
          </table:table-cell>
          <table:table-cell table:style-name="ce59" office:value-type="string">
            <text:p>isabelledaniel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1151963054174208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95">
            <text:p>395</text:p>
          </table:table-cell>
          <table:table-cell table:style-name="ce59" office:value-type="float" office:value="793">
            <text:p>79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1159028229222400</text:p>
          </table:table-cell>
          <table:table-cell table:style-name="ce61" office:value-type="string">
            <text:p>{"urls":[],"hashtags":[{"text":"PIRAT","indices":[82,88]}],"user_mentions":[{"id":89947367,"name":"Isabelle Daniel","indices":[1,16],"screen_name":"isabelledaniel","id_str":"89947367"}]}</text:p>
          </table:table-cell>
        </table:table-row>
        <table:table-row table:style-name="ro20">
          <table:table-cell table:style-name="ce58" office:value-type="string">
            <text:p>311154953722949634</text:p>
          </table:table-cell>
          <table:table-cell table:style-name="ce59" office:value-type="string">
            <text:p>lukaswiesboeck</text:p>
          </table:table-cell>
          <table:table-cell table:style-name="ce59" office:value-type="string">
            <text:p>Neue Perspektiven: Heute Abend Matthias Strolz (@matstrolz) von @neos_eu und Christopher Clay (@c3o) von @piratenparteiat live in der ZIB2</text:p>
          </table:table-cell>
          <table:table-cell table:style-name="ce59" office:value-type="string">
            <text:p>Mon Mar 11 16:41:36 +0000 2013</text:p>
          </table:table-cell>
          <table:table-cell table:style-name="ce60" office:value-type="float" office:value="41344.695555555554">
            <text:p>3/11/2013 16:41:36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0775893">
            <text:p>2077589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957148377/90b15913c47ad95df639cf32ba33c957_normal.jpeg</text:p>
          </table:table-cell>
          <table:table-cell table:style-name="ce59" office:value-type="float" office:value="673">
            <text:p>673</text:p>
          </table:table-cell>
          <table:table-cell table:style-name="ce59" office:value-type="float" office:value="773">
            <text:p>77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lukaswiesboeck/statuses/311154953722949634</text:p>
          </table:table-cell>
          <table:table-cell table:style-name="ce61" office:value-type="string">
            <text:p>{"urls":[],"hashtags":[],"user_mentions":[{"id":141570744,"name":"Matthias Strolz","indices":[48,58],"screen_name":"matstrolz","id_str":"141570744"},{"id":819698388,"name":"Das Neue Österreich","indices":[64,72],"screen_name":"neos_eu","id_str":"819698388"},{"id":787678,"name":"Christopher Clay","indices":[95,99],"screen_name":"c3o","id_str":"787678"},{"id":43325643,"name":"Piratenpartei","indices":[105,121],"screen_name":"piratenparteiat","id_str":"43325643"}]}</text:p>
          </table:table-cell>
        </table:table-row>
        <table:table-row table:style-name="ro23">
          <table:table-cell table:style-name="ce58" office:value-type="string">
            <text:p>311154642522353664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GNiederm @ArminWolf Bisserl billig. Bei uns #PIRAT|en ist einiges grundlegend anders (Transparenz, Liquid Democracy, Netzpartei, etc.). /1</text:p>
          </table:table-cell>
          <table:table-cell table:style-name="ce59" office:value-type="string">
            <text:p>Mon Mar 11 16:40:22 +0000 2013</text:p>
          </table:table-cell>
          <table:table-cell table:style-name="ce60" office:value-type="float" office:value="41344.69469907407">
            <text:p>3/11/2013 16:40:22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386504210">
            <text:p>386504210</text:p>
          </table:table-cell>
          <table:table-cell table:style-name="ce59" office:value-type="string">
            <text:p>GNiederm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1140044419244032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95">
            <text:p>395</text:p>
          </table:table-cell>
          <table:table-cell table:style-name="ce59" office:value-type="float" office:value="793">
            <text:p>79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1154642522353664</text:p>
          </table:table-cell>
          <table:table-cell table:style-name="ce61" office:value-type="string">
            <text:p>{"urls":[],"hashtags":[{"text":"PIRAT","indices":[45,51]}],"user_mentions":[{"id":386504210,"name":"G. Niedermühlbichler","indices":[0,9],"screen_name":"GNiederm","id_str":"386504210"},{"id":20694291,"name":"Armin Wolf","indices":[10,20],"screen_name":"ArminWolf","id_str":"20694291"}]}</text:p>
          </table:table-cell>
        </table:table-row>
        <table:table-row table:style-name="ro22">
          <table:table-cell table:style-name="ce58" office:value-type="string">
            <text:p>311153205197295618</text:p>
          </table:table-cell>
          <table:table-cell table:style-name="ce59" office:value-type="string">
            <text:p>EIPresidente</text:p>
          </table:table-cell>
          <table:table-cell table:style-name="ce59" office:value-type="string">
            <text:p>RT @PiratenStmk: Heute Abend in der #ZIB2: @c3o Mitglied des Bundesvorstands der @piratenparteiat #ppat #pirat</text:p>
          </table:table-cell>
          <table:table-cell table:style-name="ce59" office:value-type="string">
            <text:p>Mon Mar 11 16:34:39 +0000 2013</text:p>
          </table:table-cell>
          <table:table-cell table:style-name="ce60" office:value-type="float" office:value="41344.690729166665">
            <text:p>3/11/2013 16:34:3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623599151">
            <text:p>62359915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772530598/62c409d26aeb42664a92e6107b1b5732_normal.jpeg</text:p>
          </table:table-cell>
          <table:table-cell table:style-name="ce59" office:value-type="float" office:value="67">
            <text:p>67</text:p>
          </table:table-cell>
          <table:table-cell table:style-name="ce59" office:value-type="float" office:value="115">
            <text:p>115</text:p>
          </table:table-cell>
          <table:table-cell table:style-name="ce59"/>
          <table:table-cell table:style-name="ce59" office:value-type="string">
            <text:p>http://twitter.com/EIPresidente/statuses/311153205197295618</text:p>
          </table:table-cell>
          <table:table-cell table:style-name="ce61" office:value-type="string">
            <text:p>{"urls":[],"hashtags":[{"text":"ZIB2","indices":[36,41]},{"text":"ppat","indices":[98,103]},{"text":"pirat","indices":[104,110]}],"user_mentions":[{"id":406899783,"name":"Piratenpartei Stmk","indices":[3,15],"screen_name":"PiratenStmk","id_str":"406899783"},{"id":787678,"name":"Christopher Clay","indices":[43,47],"screen_name":"c3o","id_str":"787678"},{"id":43325643,"name":"Piratenpartei","indices":[81,97],"screen_name":"piratenparteiat","id_str":"43325643"}]}</text:p>
          </table:table-cell>
        </table:table-row>
        <table:table-row table:style-name="ro20">
          <table:table-cell table:style-name="ce58" office:value-type="string">
            <text:p>311150953397092355</text:p>
          </table:table-cell>
          <table:table-cell table:style-name="ce59" office:value-type="string">
            <text:p>MaxDeisenhofer</text:p>
          </table:table-cell>
          <table:table-cell table:style-name="ce59" office:value-type="string">
            <text:p>RT @MatthiasStrobel: #Pirat @fnberger sagt Tittenbonus sei Journalistisch/Gesellschaftliche Realität.  Vom #aufschrei nichts mitbekommen ...</text:p>
          </table:table-cell>
          <table:table-cell table:style-name="ce59" office:value-type="string">
            <text:p>Mon Mar 11 16:25:42 +0000 2013</text:p>
          </table:table-cell>
          <table:table-cell table:style-name="ce60" office:value-type="float" office:value="41344.68451388889">
            <text:p>3/11/2013 16:25:4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55860560">
            <text:p>55586056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192582270/8a45f86bf7186a57059fd962aff29c50_normal.jpeg</text:p>
          </table:table-cell>
          <table:table-cell table:style-name="ce59" office:value-type="float" office:value="177">
            <text:p>177</text:p>
          </table:table-cell>
          <table:table-cell table:style-name="ce59" office:value-type="float" office:value="264">
            <text:p>264</text:p>
          </table:table-cell>
          <table:table-cell table:style-name="ce59"/>
          <table:table-cell table:style-name="ce59" office:value-type="string">
            <text:p>http://twitter.com/MaxDeisenhofer/statuses/311150953397092355</text:p>
          </table:table-cell>
          <table:table-cell table:style-name="ce61" office:value-type="string">
            <text:p>{"urls":[],"hashtags":[{"text":"Pirat","indices":[21,27]},{"text":"aufschrei","indices":[107,117]}],"user_mentions":[{"id":50662462,"name":"Matthias Strobel","indices":[3,19],"screen_name":"MatthiasStrobel","id_str":"50662462"},{"id":56321554,"name":"Fritz Effenberger","indices":[28,37],"screen_name":"fnberger","id_str":"56321554"}]}</text:p>
          </table:table-cell>
        </table:table-row>
        <table:table-row table:style-name="ro22">
          <table:table-cell table:style-name="ce58" office:value-type="string">
            <text:p>311149583403188226</text:p>
          </table:table-cell>
          <table:table-cell table:style-name="ce59" office:value-type="string">
            <text:p>eolruin</text:p>
          </table:table-cell>
          <table:table-cell table:style-name="ce59" office:value-type="string">
            <text:p>RT @PiratenStmk: Heute Abend in der #ZIB2: @c3o Mitglied des Bundesvorstands der @piratenparteiat #ppat #pirat #ppö</text:p>
          </table:table-cell>
          <table:table-cell table:style-name="ce59" office:value-type="string">
            <text:p>Mon Mar 11 16:20:16 +0000 2013</text:p>
          </table:table-cell>
          <table:table-cell table:style-name="ce60" office:value-type="float" office:value="41344.68074074074">
            <text:p>3/11/2013 16:20:16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7383012">
            <text:p>7383012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717237650/afp_new_vectorized_normal.jpg</text:p>
          </table:table-cell>
          <table:table-cell table:style-name="ce59" office:value-type="float" office:value="627">
            <text:p>627</text:p>
          </table:table-cell>
          <table:table-cell table:style-name="ce59" office:value-type="float" office:value="181">
            <text:p>18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eolruin/statuses/311149583403188226</text:p>
          </table:table-cell>
          <table:table-cell table:style-name="ce61" office:value-type="string">
            <text:p>{"urls":[],"hashtags":[{"text":"ZIB2","indices":[36,41]},{"text":"ppat","indices":[98,103]},{"text":"pirat","indices":[104,110]},{"text":"ppö","indices":[111,115]}],"user_mentions":[{"id":406899783,"name":"Piratenpartei Stmk","indices":[3,15],"screen_name":"PiratenStmk","id_str":"406899783"},{"id":787678,"name":"Christopher Clay","indices":[43,47],"screen_name":"c3o","id_str":"787678"},{"id":43325643,"name":"Piratenpartei","indices":[81,97],"screen_name":"piratenparteiat","id_str":"43325643"}]}</text:p>
          </table:table-cell>
        </table:table-row>
        <table:table-row table:style-name="ro22">
          <table:table-cell table:style-name="ce58" office:value-type="string">
            <text:p>311145091064532994</text:p>
          </table:table-cell>
          <table:table-cell table:style-name="ce59" office:value-type="string">
            <text:p>gigi_PIRAT</text:p>
          </table:table-cell>
          <table:table-cell table:style-name="ce59" office:value-type="string">
            <text:p>RT @PiratenStmk: Heute Abend in der #ZIB2: @c3o Mitglied des Bundesvorstands der @piratenparteiat #ppat #pirat</text:p>
          </table:table-cell>
          <table:table-cell table:style-name="ce59" office:value-type="string">
            <text:p>Mon Mar 11 16:02:25 +0000 2013</text:p>
          </table:table-cell>
          <table:table-cell table:style-name="ce60" office:value-type="float" office:value="41344.668344907404">
            <text:p>3/11/2013 16:02:25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631934106">
            <text:p>631934106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3194054761/50560ac82de6c310f49272de395e45dd_normal.jpeg</text:p>
          </table:table-cell>
          <table:table-cell table:style-name="ce59" office:value-type="float" office:value="79">
            <text:p>79</text:p>
          </table:table-cell>
          <table:table-cell table:style-name="ce59" office:value-type="float" office:value="258">
            <text:p>258</text:p>
          </table:table-cell>
          <table:table-cell table:style-name="ce59"/>
          <table:table-cell table:style-name="ce59" office:value-type="string">
            <text:p>http://twitter.com/gigi_PIRAT/statuses/311145091064532994</text:p>
          </table:table-cell>
          <table:table-cell table:style-name="ce61" office:value-type="string">
            <text:p>{"urls":[],"hashtags":[{"text":"ZIB2","indices":[36,41]},{"text":"ppat","indices":[98,103]},{"text":"pirat","indices":[104,110]}],"user_mentions":[{"id":406899783,"name":"Piratenpartei Stmk","indices":[3,15],"screen_name":"PiratenStmk","id_str":"406899783"},{"id":787678,"name":"Christopher Clay","indices":[43,47],"screen_name":"c3o","id_str":"787678"},{"id":43325643,"name":"Piratenpartei","indices":[81,97],"screen_name":"piratenparteiat","id_str":"43325643"}]}</text:p>
          </table:table-cell>
        </table:table-row>
        <table:table-row table:style-name="ro20">
          <table:table-cell table:style-name="ce58" office:value-type="string">
            <text:p>311144117423988738</text:p>
          </table:table-cell>
          <table:table-cell table:style-name="ce59" office:value-type="string">
            <text:p>MatthiasStrobel</text:p>
          </table:table-cell>
          <table:table-cell table:style-name="ce59" office:value-type="string">
            <text:p>#Pirat @fnberger sagt Tittenbonus sei Journalistisch/Gesellschaftliche Realität.  Vom #aufschrei nichts mitbekommen? http://t.co/RDegENWRGF</text:p>
          </table:table-cell>
          <table:table-cell table:style-name="ce59" office:value-type="string">
            <text:p>Mon Mar 11 15:58:33 +0000 2013</text:p>
          </table:table-cell>
          <table:table-cell table:style-name="ce60" office:value-type="float" office:value="41344.66565972222">
            <text:p>3/11/2013 15:58:3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0662462">
            <text:p>50662462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663875348/Eisb_r_normal.jpg</text:p>
          </table:table-cell>
          <table:table-cell table:style-name="ce59" office:value-type="float" office:value="300">
            <text:p>300</text:p>
          </table:table-cell>
          <table:table-cell table:style-name="ce59" office:value-type="float" office:value="671">
            <text:p>671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MatthiasStrobel/statuses/311144117423988738</text:p>
          </table:table-cell>
          <table:table-cell table:style-name="ce61" office:value-type="string">
            <text:p>{"urls":[{"expanded_url":"http://www.daz-augsburg.de/?p\u003d31764","indices":[117,139],"display_url":"daz-augsburg.de/?p\u003d31764","url":"http://t.co/RDegENWRGF"}],"hashtags":[{"text":"Pirat","indices":[0,6]},{"text":"aufschrei","indices":[86,96]}],"user_mentions":[{"id":56321554,"name":"Fritz Effenberger","indices":[7,16],"screen_name":"fnberger","id_str":"56321554"}]}</text:p>
          </table:table-cell>
        </table:table-row>
        <table:table-row table:style-name="ro21">
          <table:table-cell table:style-name="ce58" office:value-type="string">
            <text:p>311143239912652800</text:p>
          </table:table-cell>
          <table:table-cell table:style-name="ce59" office:value-type="string">
            <text:p>PiratenStmk</text:p>
          </table:table-cell>
          <table:table-cell table:style-name="ce59" office:value-type="string">
            <text:p>Heute Abend in der #ZIB2: @c3o Mitglied des Bundesvorstands der @piratenparteiat #ppat #pirat</text:p>
          </table:table-cell>
          <table:table-cell table:style-name="ce59" office:value-type="string">
            <text:p>Mon Mar 11 15:55:03 +0000 2013</text:p>
          </table:table-cell>
          <table:table-cell table:style-name="ce60" office:value-type="float" office:value="41344.66322916667">
            <text:p>3/11/2013 15:55:0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06899783">
            <text:p>40689978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206144581/PPstklein_normal.png</text:p>
          </table:table-cell>
          <table:table-cell table:style-name="ce59" office:value-type="float" office:value="369">
            <text:p>369</text:p>
          </table:table-cell>
          <table:table-cell table:style-name="ce59" office:value-type="float" office:value="196">
            <text:p>19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iratenStmk/statuses/311143239912652800</text:p>
          </table:table-cell>
          <table:table-cell table:style-name="ce61" office:value-type="string">
            <text:p>{"urls":[],"hashtags":[{"text":"ZIB2","indices":[19,24]},{"text":"ppat","indices":[81,86]},{"text":"pirat","indices":[87,93]}],"user_mentions":[{"id":787678,"name":"Christopher Clay","indices":[26,30],"screen_name":"c3o","id_str":"787678"},{"id":43325643,"name":"Piratenpartei","indices":[64,80],"screen_name":"piratenparteiat","id_str":"43325643"}]}</text:p>
          </table:table-cell>
        </table:table-row>
        <table:table-row table:style-name="ro22">
          <table:table-cell table:style-name="ce58" office:value-type="string">
            <text:p>311112164528242689</text:p>
          </table:table-cell>
          <table:table-cell table:style-name="ce59" office:value-type="string">
            <text:p>Ohmm</text:p>
          </table:table-cell>
          <table:table-cell table:style-name="ce59" office:value-type="string">
            <text:p>RT @PiratenStmk: Neulich in der Steiermark beim wandern gesichtet worden ;) #pirat http://t.co/ZdLQSg2PK8</text:p>
          </table:table-cell>
          <table:table-cell table:style-name="ce59" office:value-type="string">
            <text:p>Mon Mar 11 13:51:34 +0000 2013</text:p>
          </table:table-cell>
          <table:table-cell table:style-name="ce60" office:value-type="float" office:value="41344.57747685185">
            <text:p>3/11/2013 13:51:3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82204193">
            <text:p>82204193</text:p>
          </table:table-cell>
          <table:table-cell table:style-name="ce59"/>
          <table:table-cell table:style-name="ce61" office:value-type="string">
            <text:p>&lt;a href="http://turpial.org.ve" rel="nofollow"&gt;Turpial1.6&lt;/a&gt;</text:p>
          </table:table-cell>
          <table:table-cell table:style-name="ce61" office:value-type="string">
            <text:p>http://a0.twimg.com/profile_images/470566264/opa_normal.jpg</text:p>
          </table:table-cell>
          <table:table-cell table:style-name="ce59" office:value-type="float" office:value="247">
            <text:p>247</text:p>
          </table:table-cell>
          <table:table-cell table:style-name="ce59" office:value-type="float" office:value="94">
            <text:p>9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Ohmm/statuses/311112164528242689</text:p>
          </table:table-cell>
          <table:table-cell table:style-name="ce61" office:value-type="string">
            <text:p>{"urls":[],"hashtags":[{"text":"pirat","indices":[76,82]}],"media":[{"sizes":{"small":{"w":340,"resize":"fit","h":453},"thumb":{"w":150,"resize":"crop","h":150},"medium":{"w":600,"resize":"fit","h":800},"large":{"w":1024,"resize":"fit","h":1365}},"media_url":"http://pbs.twimg.com/media/BFFIzjUCcAEPhAb.jpg","type":"photo","display_url":"pic.twitter.com/ZdLQSg2PK8","url":"http://t.co/ZdLQSg2PK8","id":311109899755089921,"media_url_https":"https://pbs.twimg.com/media/BFFIzjUCcAEPhAb.jpg","expanded_url":"http://twitter.com/PiratenStmk/status/311109899750895616/photo/1","source_status_id_str":"311109899750895616","indices":[83,105],"source_status_id":311109899750895616,"id_str":"311109899755089921"}],"user_mentions":[{"id":406899783,"name":"Piratenpartei Stmk","indices":[3,15],"screen_name":"PiratenStmk","id_str":"406899783"}]}</text:p>
          </table:table-cell>
        </table:table-row>
        <table:table-row table:style-name="ro22">
          <table:table-cell table:style-name="ce58" office:value-type="string">
            <text:p>311110293495349249</text:p>
          </table:table-cell>
          <table:table-cell table:style-name="ce59" office:value-type="string">
            <text:p>EIPresidente</text:p>
          </table:table-cell>
          <table:table-cell table:style-name="ce59" office:value-type="string">
            <text:p>RT @PiratenStmk: Neulich in der Steiermark beim wandern gesichtet worden ;) #pirat http://t.co/ZdLQSg2PK8</text:p>
          </table:table-cell>
          <table:table-cell table:style-name="ce59" office:value-type="string">
            <text:p>Mon Mar 11 13:44:08 +0000 2013</text:p>
          </table:table-cell>
          <table:table-cell table:style-name="ce60" office:value-type="float" office:value="41344.57231481481">
            <text:p>3/11/2013 13:44:0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623599151">
            <text:p>623599151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772530598/62c409d26aeb42664a92e6107b1b5732_normal.jpeg</text:p>
          </table:table-cell>
          <table:table-cell table:style-name="ce59" office:value-type="float" office:value="67">
            <text:p>67</text:p>
          </table:table-cell>
          <table:table-cell table:style-name="ce59" office:value-type="float" office:value="115">
            <text:p>115</text:p>
          </table:table-cell>
          <table:table-cell table:style-name="ce59"/>
          <table:table-cell table:style-name="ce59" office:value-type="string">
            <text:p>http://twitter.com/EIPresidente/statuses/311110293495349249</text:p>
          </table:table-cell>
          <table:table-cell table:style-name="ce61" office:value-type="string">
            <text:p>{"urls":[],"hashtags":[{"text":"pirat","indices":[76,82]}],"media":[{"sizes":{"small":{"w":340,"resize":"fit","h":453},"thumb":{"w":150,"resize":"crop","h":150},"medium":{"w":600,"resize":"fit","h":800},"large":{"w":1024,"resize":"fit","h":1365}},"media_url":"http://pbs.twimg.com/media/BFFIzjUCcAEPhAb.jpg","type":"photo","display_url":"pic.twitter.com/ZdLQSg2PK8","url":"http://t.co/ZdLQSg2PK8","id":311109899755089921,"media_url_https":"https://pbs.twimg.com/media/BFFIzjUCcAEPhAb.jpg","expanded_url":"http://twitter.com/PiratenStmk/status/311109899750895616/photo/1","source_status_id_str":"311109899750895616","indices":[83,105],"source_status_id":311109899750895616,"id_str":"311109899755089921"}],"user_mentions":[{"id":406899783,"name":"Piratenpartei Stmk","indices":[3,15],"screen_name":"PiratenStmk","id_str":"406899783"}]}</text:p>
          </table:table-cell>
        </table:table-row>
        <table:table-row table:style-name="ro21">
          <table:table-cell table:style-name="ce58" office:value-type="string">
            <text:p>311109899750895616</text:p>
          </table:table-cell>
          <table:table-cell table:style-name="ce59" office:value-type="string">
            <text:p>PiratenStmk</text:p>
          </table:table-cell>
          <table:table-cell table:style-name="ce59" office:value-type="string">
            <text:p>Neulich in der Steiermark beim wandern gesichtet worden ;) #pirat http://t.co/ZdLQSg2PK8</text:p>
          </table:table-cell>
          <table:table-cell table:style-name="ce59" office:value-type="string">
            <text:p>Mon Mar 11 13:42:35 +0000 2013</text:p>
          </table:table-cell>
          <table:table-cell table:style-name="ce60" office:value-type="float" office:value="41344.571238425924">
            <text:p>3/11/2013 13:42:3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06899783">
            <text:p>406899783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206144581/PPstklein_normal.png</text:p>
          </table:table-cell>
          <table:table-cell table:style-name="ce59" office:value-type="float" office:value="369">
            <text:p>369</text:p>
          </table:table-cell>
          <table:table-cell table:style-name="ce59" office:value-type="float" office:value="196">
            <text:p>19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iratenStmk/statuses/311109899750895616</text:p>
          </table:table-cell>
          <table:table-cell table:style-name="ce61" office:value-type="string">
            <text:p>{"urls":[],"hashtags":[{"text":"pirat","indices":[59,65]}],"media":[{"sizes":{"small":{"w":340,"resize":"fit","h":453},"thumb":{"w":150,"resize":"crop","h":150},"medium":{"w":600,"resize":"fit","h":800},"large":{"w":1024,"resize":"fit","h":1365}},"id":311109899755089921,"media_url_https":"https://pbs.twimg.com/media/BFFIzjUCcAEPhAb.jpg","media_url":"http://pbs.twimg.com/media/BFFIzjUCcAEPhAb.jpg","expanded_url":"http://twitter.com/PiratenStmk/status/311109899750895616/photo/1","indices":[66,88],"id_str":"311109899755089921","type":"photo","display_url":"pic.twitter.com/ZdLQSg2PK8","url":"http://t.co/ZdLQSg2PK8"}],"user_mentions":[]}</text:p>
          </table:table-cell>
        </table:table-row>
        <table:table-row table:style-name="ro23">
          <table:table-cell table:style-name="ce58" office:value-type="string">
            <text:p>311102454949355522</text:p>
          </table:table-cell>
          <table:table-cell table:style-name="ce59" office:value-type="string">
            <text:p>BerndKasperidus</text:p>
          </table:table-cell>
          <table:table-cell table:style-name="ce59" office:value-type="string">
            <text:p>Proud to be a #Pirat and #gay because the other parties didnt made equal #gay rights happen in over 60 years #queer http://t.co/Rchahu7B36</text:p>
          </table:table-cell>
          <table:table-cell table:style-name="ce59" office:value-type="string">
            <text:p>Mon Mar 11 13:12:59 +0000 2013</text:p>
          </table:table-cell>
          <table:table-cell table:style-name="ce60" office:value-type="float" office:value="41344.550682870366">
            <text:p>3/11/2013 13:12:5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993132764">
            <text:p>993132764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3343313745/af98ec02b464e5a49701c448471ae2a1_normal.jpeg</text:p>
          </table:table-cell>
          <table:table-cell table:style-name="ce59" office:value-type="float" office:value="97">
            <text:p>97</text:p>
          </table:table-cell>
          <table:table-cell table:style-name="ce59" office:value-type="float" office:value="116">
            <text:p>116</text:p>
          </table:table-cell>
          <table:table-cell table:style-name="ce59"/>
          <table:table-cell table:style-name="ce59" office:value-type="string">
            <text:p>http://twitter.com/BerndKasperidus/statuses/311102454949355522</text:p>
          </table:table-cell>
          <table:table-cell table:style-name="ce61" office:value-type="string">
            <text:p>{"urls":[],"hashtags":[{"text":"Pirat","indices":[14,20]},{"text":"gay","indices":[25,29]},{"text":"gay","indices":[73,77]},{"text":"queer","indices":[109,115]}],"media":[{"sizes":{"small":{"w":340,"resize":"fit","h":216},"thumb":{"w":150,"resize":"crop","h":150},"medium":{"w":600,"resize":"fit","h":381},"large":{"w":1024,"resize":"fit","h":651}},"media_url":"http://pbs.twimg.com/media/BFE-PvVCcAEZLNQ.jpg","type":"photo","display_url":"pic.twitter.com/Rchahu7B36","url":"http://t.co/Rchahu7B36","id":311098289388941313,"media_url_https":"https://pbs.twimg.com/media/BFE-PvVCcAEZLNQ.jpg","expanded_url":"http://twitter.com/BerndKasperidus/status/311098289380552705/photo/1","source_status_id_str":"311098289380552705","indices":[116,138],"source_status_id":311098289380552705,"id_str":"311098289388941313"}],"user_mentions":[]}</text:p>
          </table:table-cell>
        </table:table-row>
        <table:table-row table:style-name="ro23">
          <table:table-cell table:style-name="ce58" office:value-type="string">
            <text:p>311098289380552705</text:p>
          </table:table-cell>
          <table:table-cell table:style-name="ce59" office:value-type="string">
            <text:p>BerndKasperidus</text:p>
          </table:table-cell>
          <table:table-cell table:style-name="ce59" office:value-type="string">
            <text:p>Proud to be a #Pirat and #gay because the other parties didnt made equal gay rights happen in over 60 years #queer http://t.co/Rchahu7B36</text:p>
          </table:table-cell>
          <table:table-cell table:style-name="ce59" office:value-type="string">
            <text:p>Mon Mar 11 12:56:27 +0000 2013</text:p>
          </table:table-cell>
          <table:table-cell table:style-name="ce60" office:value-type="float" office:value="41344.539201388885">
            <text:p>3/11/2013 12:56:2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993132764">
            <text:p>993132764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343313745/af98ec02b464e5a49701c448471ae2a1_normal.jpeg</text:p>
          </table:table-cell>
          <table:table-cell table:style-name="ce59" office:value-type="float" office:value="97">
            <text:p>97</text:p>
          </table:table-cell>
          <table:table-cell table:style-name="ce59" office:value-type="float" office:value="116">
            <text:p>116</text:p>
          </table:table-cell>
          <table:table-cell table:style-name="ce59"/>
          <table:table-cell table:style-name="ce59" office:value-type="string">
            <text:p>http://twitter.com/BerndKasperidus/statuses/311098289380552705</text:p>
          </table:table-cell>
          <table:table-cell table:style-name="ce61" office:value-type="string">
            <text:p>{"urls":[],"hashtags":[{"text":"Pirat","indices":[14,20]},{"text":"gay","indices":[25,29]},{"text":"queer","indices":[108,114]}],"media":[{"sizes":{"small":{"w":340,"resize":"fit","h":216},"thumb":{"w":150,"resize":"crop","h":150},"medium":{"w":600,"resize":"fit","h":381},"large":{"w":1024,"resize":"fit","h":651}},"id":311098289388941313,"media_url_https":"https://pbs.twimg.com/media/BFE-PvVCcAEZLNQ.jpg","media_url":"http://pbs.twimg.com/media/BFE-PvVCcAEZLNQ.jpg","expanded_url":"http://twitter.com/BerndKasperidus/status/311098289380552705/photo/1","indices":[115,137],"id_str":"311098289388941313","type":"photo","display_url":"pic.twitter.com/Rchahu7B36","url":"http://t.co/Rchahu7B36"}],"user_mentions":[]}</text:p>
          </table:table-cell>
        </table:table-row>
        <table:table-row table:style-name="ro25">
          <table:table-cell table:style-name="ce58" office:value-type="string">
            <text:p>311064361240236032</text:p>
          </table:table-cell>
          <table:table-cell table:style-name="ce59" office:value-type="string">
            <text:p>SvanAlphabet</text:p>
          </table:table-cell>
          <table:table-cell table:style-name="ce59" office:value-type="string">
            <text:p>Ist eigtl noch iein #pirat beim #difu seminar zu Bürgerbeteiligung?</text:p>
          </table:table-cell>
          <table:table-cell table:style-name="ce59" office:value-type="string">
            <text:p>Mon Mar 11 10:41:37 +0000 2013</text:p>
          </table:table-cell>
          <table:table-cell table:style-name="ce60" office:value-type="float" office:value="41344.44556712963">
            <text:p>3/11/2013 10:41:3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98708731">
            <text:p>398708731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628123603/bea502dc3be204b531546b9c3b0f5787_normal.png</text:p>
          </table:table-cell>
          <table:table-cell table:style-name="ce59" office:value-type="float" office:value="189">
            <text:p>189</text:p>
          </table:table-cell>
          <table:table-cell table:style-name="ce59" office:value-type="float" office:value="506">
            <text:p>506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SvanAlphabet/statuses/311064361240236032</text:p>
          </table:table-cell>
          <table:table-cell table:style-name="ce61" office:value-type="string">
            <text:p>{"urls":[],"hashtags":[{"text":"pirat","indices":[20,26]},{"text":"difu","indices":[32,37]}],"user_mentions":[]}</text:p>
          </table:table-cell>
        </table:table-row>
        <table:table-row table:style-name="ro23">
          <table:table-cell table:style-name="ce58" office:value-type="string">
            <text:p>311063324076937216</text:p>
          </table:table-cell>
          <table:table-cell table:style-name="ce59" office:value-type="string">
            <text:p>TantKakelugn</text:p>
          </table:table-cell>
          <table:table-cell table:style-name="ce59" office:value-type="string">
            <text:p>RT @Nyheter24: Hackad skylt gjorde reklam för The Pirate Bay: "Först ignorerar de dig..." http://t.co/VykL6T1K2Q #tpb #pirat</text:p>
          </table:table-cell>
          <table:table-cell table:style-name="ce59" office:value-type="string">
            <text:p>Mon Mar 11 10:37:30 +0000 2013</text:p>
          </table:table-cell>
          <table:table-cell table:style-name="ce60" office:value-type="float" office:value="41344.44270833333">
            <text:p>3/11/2013 10:37:30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49938471">
            <text:p>49938471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801939729/44a68f56714971317690481c47eec13b_normal.png</text:p>
          </table:table-cell>
          <table:table-cell table:style-name="ce59" office:value-type="float" office:value="2132">
            <text:p>2132</text:p>
          </table:table-cell>
          <table:table-cell table:style-name="ce59" office:value-type="float" office:value="2348">
            <text:p>234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TantKakelugn/statuses/311063324076937216</text:p>
          </table:table-cell>
          <table:table-cell table:style-name="ce61" office:value-type="string">
            <text:p>{"urls":[{"expanded_url":"http://nyheter24.se/nyheter/internet/740637-hackad-skylt-gjorde-reklam-for-pirate-bay","indices":[90,112],"display_url":"nyheter24.se/nyheter/intern\u2026","url":"http://t.co/VykL6T1K2Q"}],"hashtags":[{"text":"tpb","indices":[113,117]},{"text":"pirat","indices":[118,124]}],"user_mentions":[{"id":19015055,"name":"Nyheter24","indices":[3,13],"screen_name":"Nyheter24","id_str":"19015055"}]}</text:p>
          </table:table-cell>
        </table:table-row>
        <table:table-row table:style-name="ro23">
          <table:table-cell table:style-name="ce58" office:value-type="string">
            <text:p>311063323972075520</text:p>
          </table:table-cell>
          <table:table-cell table:style-name="ce59" office:value-type="string">
            <text:p>NellyMathilda</text:p>
          </table:table-cell>
          <table:table-cell table:style-name="ce59" office:value-type="string">
            <text:p>RT @Nyheter24: Hackad skylt gjorde reklam för The Pirate Bay: "Först ignorerar de dig..." http://t.co/VykL6T1K2Q #tpb #pirat</text:p>
          </table:table-cell>
          <table:table-cell table:style-name="ce59" office:value-type="string">
            <text:p>Mon Mar 11 10:37:30 +0000 2013</text:p>
          </table:table-cell>
          <table:table-cell table:style-name="ce60" office:value-type="float" office:value="41344.44270833333">
            <text:p>3/11/2013 10:37:30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59781050">
            <text:p>159781050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3201909616/ade90494e2f13f5f06c9d27e4c835b08_normal.jpeg</text:p>
          </table:table-cell>
          <table:table-cell table:style-name="ce59" office:value-type="float" office:value="299">
            <text:p>299</text:p>
          </table:table-cell>
          <table:table-cell table:style-name="ce59" office:value-type="float" office:value="663">
            <text:p>663</text:p>
          </table:table-cell>
          <table:table-cell table:style-name="ce59"/>
          <table:table-cell table:style-name="ce59" office:value-type="string">
            <text:p>http://twitter.com/NellyMathilda/statuses/311063323972075520</text:p>
          </table:table-cell>
          <table:table-cell table:style-name="ce61" office:value-type="string">
            <text:p>{"urls":[{"expanded_url":"http://nyheter24.se/nyheter/internet/740637-hackad-skylt-gjorde-reklam-for-pirate-bay","indices":[90,112],"display_url":"nyheter24.se/nyheter/intern\u2026","url":"http://t.co/VykL6T1K2Q"}],"hashtags":[{"text":"tpb","indices":[113,117]},{"text":"pirat","indices":[118,124]}],"user_mentions":[{"id":19015055,"name":"Nyheter24","indices":[3,13],"screen_name":"Nyheter24","id_str":"19015055"}]}</text:p>
          </table:table-cell>
        </table:table-row>
        <table:table-row table:style-name="ro22">
          <table:table-cell table:style-name="ce58" office:value-type="string">
            <text:p>311063126370037761</text:p>
          </table:table-cell>
          <table:table-cell table:style-name="ce59" office:value-type="string">
            <text:p>Nyheter24</text:p>
          </table:table-cell>
          <table:table-cell table:style-name="ce59" office:value-type="string">
            <text:p>Hackad skylt gjorde reklam för The Pirate Bay: "Först ignorerar de dig..." http://t.co/VykL6T1K2Q #tpb #pirat</text:p>
          </table:table-cell>
          <table:table-cell table:style-name="ce59" office:value-type="string">
            <text:p>Mon Mar 11 10:36:43 +0000 2013</text:p>
          </table:table-cell>
          <table:table-cell table:style-name="ce60" office:value-type="float" office:value="41344.44216435185">
            <text:p>3/11/2013 10:36:4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9015055">
            <text:p>19015055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71244936/24logga_normal.jpg</text:p>
          </table:table-cell>
          <table:table-cell table:style-name="ce59" office:value-type="float" office:value="9863">
            <text:p>9863</text:p>
          </table:table-cell>
          <table:table-cell table:style-name="ce59" office:value-type="float" office:value="1130">
            <text:p>113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Nyheter24/statuses/311063126370037761</text:p>
          </table:table-cell>
          <table:table-cell table:style-name="ce61" office:value-type="string">
            <text:p>{"urls":[{"expanded_url":"http://nyheter24.se/nyheter/internet/740637-hackad-skylt-gjorde-reklam-for-pirate-bay","indices":[75,97],"display_url":"nyheter24.se/nyheter/intern\u2026","url":"http://t.co/VykL6T1K2Q"}],"hashtags":[{"text":"tpb","indices":[98,102]},{"text":"pirat","indices":[103,109]}],"user_mentions":[]}</text:p>
          </table:table-cell>
        </table:table-row>
        <table:table-row table:style-name="ro20">
          <table:table-cell table:style-name="ce58" office:value-type="string">
            <text:p>311060146350600193</text:p>
          </table:table-cell>
          <table:table-cell table:style-name="ce59" office:value-type="string">
            <text:p>HeinrichElsigan</text:p>
          </table:table-cell>
          <table:table-cell table:style-name="ce59" office:value-type="string">
            <text:p>@ArminWolf  @neos_eu @piratenparteiat @rudifussi wenn  ORF sich weigert über neue Parteien zu berichten dann #flashmob für Recht auf Bericht</text:p>
          </table:table-cell>
          <table:table-cell table:style-name="ce59" office:value-type="string">
            <text:p>Mon Mar 11 10:24:52 +0000 2013</text:p>
          </table:table-cell>
          <table:table-cell table:style-name="ce60" office:value-type="float" office:value="41344.43393518518">
            <text:p>3/11/2013 10:24:52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20694291">
            <text:p>20694291</text:p>
          </table:table-cell>
          <table:table-cell table:style-name="ce59" office:value-type="string">
            <text:p>ArminWolf</text:p>
          </table:table-cell>
          <table:table-cell table:style-name="ce59" office:value-type="float" office:value="739626931">
            <text:p>739626931</text:p>
          </table:table-cell>
          <table:table-cell table:style-name="ce59" office:value-type="string">
            <text:p>310873308168085504</text:p>
          </table:table-cell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3198381923/b2a2e4c2f6a6ad8ab0b01230252c25ab_normal.jpeg</text:p>
          </table:table-cell>
          <table:table-cell table:style-name="ce59" office:value-type="float" office:value="66">
            <text:p>66</text:p>
          </table:table-cell>
          <table:table-cell table:style-name="ce59" office:value-type="float" office:value="101">
            <text:p>10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einrichElsigan/statuses/311060146350600193</text:p>
          </table:table-cell>
          <table:table-cell table:style-name="ce61" office:value-type="string">
            <text:p>{"urls":[],"hashtags":[{"text":"flashmob","indices":[109,118]}],"user_mentions":[{"id":20694291,"name":"Armin Wolf","indices":[0,10],"screen_name":"ArminWolf","id_str":"20694291"},{"id":819698388,"name":"Das Neue Österreich","indices":[12,20],"screen_name":"neos_eu","id_str":"819698388"},{"id":43325643,"name":"Piratenpartei","indices":[21,37],"screen_name":"piratenparteiat","id_str":"43325643"},{"id":347111716,"name":"Rudi Fußi","indices":[38,48],"screen_name":"rudifussi","id_str":"347111716"}]}</text:p>
          </table:table-cell>
        </table:table-row>
        <table:table-row table:style-name="ro22">
          <table:table-cell table:style-name="ce58" office:value-type="string">
            <text:p>311049584749187073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LisiMoosmann @steinlechnerdan Geh, wir sind #PIRAT|en! Das kommt in die Schatzkiste und wird vergraben. ;)</text:p>
          </table:table-cell>
          <table:table-cell table:style-name="ce59" office:value-type="string">
            <text:p>Mon Mar 11 09:42:54 +0000 2013</text:p>
          </table:table-cell>
          <table:table-cell table:style-name="ce60" office:value-type="float" office:value="41344.40479166667">
            <text:p>3/11/2013 9:42:54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960368659">
            <text:p>960368659</text:p>
          </table:table-cell>
          <table:table-cell table:style-name="ce59" office:value-type="string">
            <text:p>LisiMoosmann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1049006535020544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90">
            <text:p>390</text:p>
          </table:table-cell>
          <table:table-cell table:style-name="ce59" office:value-type="float" office:value="787">
            <text:p>78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1049584749187073</text:p>
          </table:table-cell>
          <table:table-cell table:style-name="ce61" office:value-type="string">
            <text:p>{"urls":[],"hashtags":[{"text":"PIRAT","indices":[45,51]}],"user_mentions":[{"id":960368659,"name":"Lisi Moosmann","indices":[0,13],"screen_name":"LisiMoosmann","id_str":"960368659"},{"id":101744839,"name":"Daniel Steinlechner","indices":[14,30],"screen_name":"steinlechnerdan","id_str":"101744839"}]}</text:p>
          </table:table-cell>
        </table:table-row>
        <table:table-row table:style-name="ro20">
          <table:table-cell table:style-name="ce58" office:value-type="string">
            <text:p>311047391144984576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.@derStandardat @ColetteMSchmidt Leider sehr unrealistische Zahlen, weil #PIRAT+KPÖ+#neos+werimmersonstnoch 0% haben. #PPat</text:p>
          </table:table-cell>
          <table:table-cell table:style-name="ce59" office:value-type="string">
            <text:p>Mon Mar 11 09:34:11 +0000 2013</text:p>
          </table:table-cell>
          <table:table-cell table:style-name="ce60" office:value-type="float" office:value="41344.39873842592">
            <text:p>3/11/2013 9:34:11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23085695">
            <text:p>23085695</text:p>
          </table:table-cell>
          <table:table-cell table:style-name="ce59" office:value-type="string">
            <text:p>derStandardat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1024571149086720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90">
            <text:p>390</text:p>
          </table:table-cell>
          <table:table-cell table:style-name="ce59" office:value-type="float" office:value="787">
            <text:p>78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1047391144984576</text:p>
          </table:table-cell>
          <table:table-cell table:style-name="ce61" office:value-type="string">
            <text:p>{"urls":[],"hashtags":[{"text":"PIRAT","indices":[73,79]},{"text":"neos","indices":[84,89]},{"text":"PPat","indices":[118,123]}],"user_mentions":[{"id":23085695,"name":"derStandard.at","indices":[1,15],"screen_name":"derStandardat","id_str":"23085695"},{"id":510256876,"name":"Colette Schmidt","indices":[16,32],"screen_name":"ColetteMSchmidt","id_str":"510256876"}]}</text:p>
          </table:table-cell>
        </table:table-row>
        <table:table-row table:style-name="ro20">
          <table:table-cell table:style-name="ce58" office:value-type="string">
            <text:p>311044887187427328</text:p>
          </table:table-cell>
          <table:table-cell table:style-name="ce59" office:value-type="string">
            <text:p>deuxcvsix</text:p>
          </table:table-cell>
          <table:table-cell table:style-name="ce59" office:value-type="string">
            <text:p>RT @Blog_Makrele: #Pirat zu sein, heißt auch ständig Angst zu haben, dem völlig falschen Ansatz, den Weg zu bereiten. #SMVcon #Gesinnung ...</text:p>
          </table:table-cell>
          <table:table-cell table:style-name="ce59" office:value-type="string">
            <text:p>Mon Mar 11 09:24:14 +0000 2013</text:p>
          </table:table-cell>
          <table:table-cell table:style-name="ce60" office:value-type="float" office:value="41344.3918287037">
            <text:p>3/11/2013 9:24:1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94895383">
            <text:p>194895383</text:p>
          </table:table-cell>
          <table:table-cell table:style-name="ce59"/>
          <table:table-cell table:style-name="ce61" office:value-type="string">
            <text:p>&lt;a href="http://www.tweetcaster.com" rel="nofollow"&gt;TweetCaster for Android&lt;/a&gt;</text:p>
          </table:table-cell>
          <table:table-cell table:style-name="ce61" office:value-type="string">
            <text:p>http://a0.twimg.com/profile_images/2894372935/1e9c33c8c0ed8703f8c5ef55335aa2ab_normal.jpeg</text:p>
          </table:table-cell>
          <table:table-cell table:style-name="ce59" office:value-type="float" office:value="1607">
            <text:p>1607</text:p>
          </table:table-cell>
          <table:table-cell table:style-name="ce59" office:value-type="float" office:value="1070">
            <text:p>1070</text:p>
          </table:table-cell>
          <table:table-cell table:style-name="ce59"/>
          <table:table-cell table:style-name="ce59" office:value-type="string">
            <text:p>http://twitter.com/deuxcvsix/statuses/311044887187427328</text:p>
          </table:table-cell>
          <table:table-cell table:style-name="ce61" office:value-type="string">
            <text:p>{"urls":[],"hashtags":[{"text":"Pirat","indices":[18,24]},{"text":"SMVcon","indices":[118,125]},{"text":"Gesinnung","indices":[126,136]}],"user_mentions":[{"id":566161990,"name":"Martina_K","indices":[3,16],"screen_name":"Blog_Makrele","id_str":"566161990"}]}</text:p>
          </table:table-cell>
        </table:table-row>
        <table:table-row table:style-name="ro23">
          <table:table-cell table:style-name="ce58" office:value-type="string">
            <text:p>311042129738752000</text:p>
          </table:table-cell>
          <table:table-cell table:style-name="ce59" office:value-type="string">
            <text:p>Blog_Makrele</text:p>
          </table:table-cell>
          <table:table-cell table:style-name="ce59" office:value-type="string">
            <text:p>#Pirat zu sein, heißt auch ständig Angst zu haben, dem völlig falschen Ansatz, den Weg zu bereiten. #SMVcon #Gesinnungskontrolle</text:p>
          </table:table-cell>
          <table:table-cell table:style-name="ce59" office:value-type="string">
            <text:p>Mon Mar 11 09:13:17 +0000 2013</text:p>
          </table:table-cell>
          <table:table-cell table:style-name="ce60" office:value-type="float" office:value="41344.38422453703">
            <text:p>3/11/2013 9:13:1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66161990">
            <text:p>566161990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175193631/bog_makrele2_normal.jpg</text:p>
          </table:table-cell>
          <table:table-cell table:style-name="ce59" office:value-type="float" office:value="137">
            <text:p>137</text:p>
          </table:table-cell>
          <table:table-cell table:style-name="ce59" office:value-type="float" office:value="261">
            <text:p>26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log_Makrele/statuses/311042129738752000</text:p>
          </table:table-cell>
          <table:table-cell table:style-name="ce61" office:value-type="string">
            <text:p>{"urls":[],"hashtags":[{"text":"Pirat","indices":[0,6]},{"text":"SMVcon","indices":[100,107]},{"text":"Gesinnungskontrolle","indices":[108,128]}],"user_mentions":[]}</text:p>
          </table:table-cell>
        </table:table-row>
        <table:table-row table:style-name="ro23">
          <table:table-cell table:style-name="ce58" office:value-type="string">
            <text:p>311000905514360832</text:p>
          </table:table-cell>
          <table:table-cell table:style-name="ce59" office:value-type="string">
            <text:p>Stiancid</text:p>
          </table:table-cell>
          <table:table-cell table:style-name="ce59" office:value-type="string">
            <text:p>Den nye nett-hverdagen vi ikke trenger. http://t.co/calaE0gK67 #opphavsrett #personvern #pirat #sensur #åndsverk</text:p>
          </table:table-cell>
          <table:table-cell table:style-name="ce59" office:value-type="string">
            <text:p>Mon Mar 11 06:29:28 +0000 2013</text:p>
          </table:table-cell>
          <table:table-cell table:style-name="ce60" office:value-type="float" office:value="41344.27046296296">
            <text:p>3/11/2013 6:29:28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4273334">
            <text:p>14273334</text:p>
          </table:table-cell>
          <table:table-cell table:style-name="ce59"/>
          <table:table-cell table:style-name="ce61" office:value-type="string">
            <text:p>&lt;a href="http://twitter.com/#!/download/ipad" rel="nofollow"&gt;Twitter for iPad&lt;/a&gt;</text:p>
          </table:table-cell>
          <table:table-cell table:style-name="ce61" office:value-type="string">
            <text:p>http://a0.twimg.com/profile_images/3094475502/e150f15330c598a2b14102c752394cb0_normal.jpeg</text:p>
          </table:table-cell>
          <table:table-cell table:style-name="ce59" office:value-type="float" office:value="48">
            <text:p>48</text:p>
          </table:table-cell>
          <table:table-cell table:style-name="ce59" office:value-type="float" office:value="109">
            <text:p>10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iancid/statuses/311000905514360832</text:p>
          </table:table-cell>
          <table:table-cell table:style-name="ce61" office:value-type="string">
            <text:p>{"urls":[{"expanded_url":"http://www.nrk.no/ytring/1.10941419","indices":[40,62],"display_url":"nrk.no/ytring/1.10941\u2026","url":"http://t.co/calaE0gK67"}],"hashtags":[{"text":"opphavsrett","indices":[63,75]},{"text":"personvern","indices":[76,87]},{"text":"pirat","indices":[88,94]},{"text":"sensur","indices":[95,102]},{"text":"åndsverk","indices":[103,112]}],"user_mentions":[]}</text:p>
          </table:table-cell>
        </table:table-row>
        <table:table-row table:style-name="ro20">
          <table:table-cell table:style-name="ce58" office:value-type="string">
            <text:p>310997718485053440</text:p>
          </table:table-cell>
          <table:table-cell table:style-name="ce59" office:value-type="string">
            <text:p>smbsAT</text:p>
          </table:table-cell>
          <table:table-cell table:style-name="ce59" office:value-type="string">
            <text:p>RT @SalzburgPiraten: @Vilinthril @SteveAnorizz @piratenparteiat Sbg-Stadt haben wir seit letzter Woche fix,Sbg-Umgebung würden wir diese ...</text:p>
          </table:table-cell>
          <table:table-cell table:style-name="ce59" office:value-type="string">
            <text:p>Mon Mar 11 06:16:48 +0000 2013</text:p>
          </table:table-cell>
          <table:table-cell table:style-name="ce60" office:value-type="float" office:value="41344.261666666665">
            <text:p>3/11/2013 6:16:4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176957420">
            <text:p>1176957420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sticky/default_profile_images/default_profile_2_normal.png</text:p>
          </table:table-cell>
          <table:table-cell table:style-name="ce59" office:value-type="float" office:value="30">
            <text:p>30</text:p>
          </table:table-cell>
          <table:table-cell table:style-name="ce59" office:value-type="float" office:value="159">
            <text:p>159</text:p>
          </table:table-cell>
          <table:table-cell table:style-name="ce59"/>
          <table:table-cell table:style-name="ce59" office:value-type="string">
            <text:p>http://twitter.com/smbsAT/statuses/310997718485053440</text:p>
          </table:table-cell>
          <table:table-cell table:style-name="ce61" office:value-type="string">
            <text:p>{"urls":[],"hashtags":[],"user_mentions":[{"id":338943616,"name":"Salzburger Piraten","indices":[3,19],"screen_name":"SalzburgPiraten","id_str":"338943616"},{"id":263647843,"name":"LukasDanielKlausner","indices":[21,32],"screen_name":"Vilinthril","id_str":"263647843"},{"id":52759715,"name":"Steve Anorizz","indices":[33,46],"screen_name":"SteveAnorizz","id_str":"52759715"},{"id":43325643,"name":"Piratenpartei","indices":[47,63],"screen_name":"piratenparteiat","id_str":"43325643"}]}</text:p>
          </table:table-cell>
        </table:table-row>
        <table:table-row table:style-name="ro20">
          <table:table-cell table:style-name="ce58" office:value-type="string">
            <text:p>310996450576306176</text:p>
          </table:table-cell>
          <table:table-cell table:style-name="ce59" office:value-type="string">
            <text:p>SalzburgPiraten</text:p>
          </table:table-cell>
          <table:table-cell table:style-name="ce59" office:value-type="string">
            <text:p>@Vilinthril @SteveAnorizz @piratenparteiat Sbg-Stadt haben wir seit letzter Woche fix,Sbg-Umgebung würden wir diese Woche gerne abschliessen</text:p>
          </table:table-cell>
          <table:table-cell table:style-name="ce59" office:value-type="string">
            <text:p>Mon Mar 11 06:11:46 +0000 2013</text:p>
          </table:table-cell>
          <table:table-cell table:style-name="ce60" office:value-type="float" office:value="41344.25817129629">
            <text:p>3/11/2013 6:11:46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Vilinthril</text:p>
          </table:table-cell>
          <table:table-cell table:style-name="ce59" office:value-type="float" office:value="338943616">
            <text:p>338943616</text:p>
          </table:table-cell>
          <table:table-cell table:style-name="ce59" office:value-type="string">
            <text:p>310754067787968512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451828987/thumb_large_9c3bd6d87b8a28e82541_normal.png</text:p>
          </table:table-cell>
          <table:table-cell table:style-name="ce59" office:value-type="float" office:value="189">
            <text:p>189</text:p>
          </table:table-cell>
          <table:table-cell table:style-name="ce59" office:value-type="float" office:value="41">
            <text:p>41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SalzburgPiraten/statuses/310996450576306176</text:p>
          </table:table-cell>
          <table:table-cell table:style-name="ce61" office:value-type="string">
            <text:p>{"urls":[],"hashtags":[],"user_mentions":[{"id":263647843,"name":"LukasDanielKlausner","indices":[0,11],"screen_name":"Vilinthril","id_str":"263647843"},{"id":52759715,"name":"Steve Anorizz","indices":[12,25],"screen_name":"SteveAnorizz","id_str":"52759715"},{"id":43325643,"name":"Piratenpartei","indices":[26,42],"screen_name":"piratenparteiat","id_str":"43325643"}]}</text:p>
          </table:table-cell>
        </table:table-row>
        <table:table-row table:style-name="ro26">
          <table:table-cell table:style-name="ce58" office:value-type="string">
            <text:p>310960193712291841</text:p>
          </table:table-cell>
          <table:table-cell table:style-name="ce59" office:value-type="string">
            <text:p>MickeyHD34</text:p>
          </table:table-cell>
          <table:table-cell table:style-name="ce59" office:value-type="string">
            <text:p>RT @LYNNERLP: @DigitalplusHD PACIENCIA PA RESPONDER NOOO... ESO SE LLAMA HUMILDAD MOPRI. GRACIAS Y AHORA YA NO ES #ECUAVISA SINNO #PIRAT ...</text:p>
          </table:table-cell>
          <table:table-cell table:style-name="ce59" office:value-type="string">
            <text:p>Mon Mar 11 03:47:42 +0000 2013</text:p>
          </table:table-cell>
          <table:table-cell table:style-name="ce60" office:value-type="float" office:value="41344.158125">
            <text:p>3/11/2013 3:47:42</text:p>
          </table:table-cell>
          <table:table-cell table:style-name="ce59"/>
          <table:table-cell table:style-name="ce59" office:value-type="string">
            <text:p>es</text:p>
          </table:table-cell>
          <table:table-cell table:number-columns-repeated="2" table:style-name="ce59"/>
          <table:table-cell table:style-name="ce59" office:value-type="float" office:value="391516845">
            <text:p>391516845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2775369023/c34eb25c90bd013aca7ff54de6caf2d1_normal.jpeg</text:p>
          </table:table-cell>
          <table:table-cell table:style-name="ce59" office:value-type="float" office:value="33">
            <text:p>33</text:p>
          </table:table-cell>
          <table:table-cell table:style-name="ce59" office:value-type="float" office:value="255">
            <text:p>255</text:p>
          </table:table-cell>
          <table:table-cell table:style-name="ce59" office:value-type="float" office:value="-18000">
            <text:p>-18000</text:p>
          </table:table-cell>
          <table:table-cell table:style-name="ce59" office:value-type="string">
            <text:p>http://twitter.com/MickeyHD34/statuses/310960193712291841</text:p>
          </table:table-cell>
          <table:table-cell table:style-name="ce61" office:value-type="string">
            <text:p>{"urls":[],"hashtags":[{"text":"ECUAVISA","indices":[114,123]},{"text":"PIRAT","indices":[130,136]}],"user_mentions":[{"id":226698562,"name":"LYNNER PEREZ","indices":[3,12],"screen_name":"LYNNERLP","id_str":"226698562"},{"id":210226933,"name":"CHINO PEREZ","indices":[14,28],"screen_name":"DigitalplusHD","id_str":"210226933"}]}</text:p>
          </table:table-cell>
        </table:table-row>
        <table:table-row table:style-name="ro26">
          <table:table-cell table:style-name="ce58" office:value-type="string">
            <text:p>310959759220162560</text:p>
          </table:table-cell>
          <table:table-cell table:style-name="ce59" office:value-type="string">
            <text:p>DigitalplusHD</text:p>
          </table:table-cell>
          <table:table-cell table:style-name="ce59" office:value-type="string">
            <text:p>RT @LYNNERLP: @DigitalplusHD PACIENCIA PA RESPONDER NOOO... ESO SE LLAMA HUMILDAD MOPRI. GRACIAS Y AHORA YA NO ES #ECUAVISA SINNO #PIRAT ...</text:p>
          </table:table-cell>
          <table:table-cell table:style-name="ce59" office:value-type="string">
            <text:p>Mon Mar 11 03:45:58 +0000 2013</text:p>
          </table:table-cell>
          <table:table-cell table:style-name="ce60" office:value-type="float" office:value="41344.15692129629">
            <text:p>3/11/2013 3:45:58</text:p>
          </table:table-cell>
          <table:table-cell table:style-name="ce59"/>
          <table:table-cell table:style-name="ce59" office:value-type="string">
            <text:p>es</text:p>
          </table:table-cell>
          <table:table-cell table:number-columns-repeated="2" table:style-name="ce59"/>
          <table:table-cell table:style-name="ce59" office:value-type="float" office:value="210226933">
            <text:p>210226933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626390132/ky8dKzN0_normal</text:p>
          </table:table-cell>
          <table:table-cell table:style-name="ce59" office:value-type="float" office:value="12308">
            <text:p>12308</text:p>
          </table:table-cell>
          <table:table-cell table:style-name="ce59" office:value-type="float" office:value="1105">
            <text:p>1105</text:p>
          </table:table-cell>
          <table:table-cell table:style-name="ce59" office:value-type="float" office:value="-18000">
            <text:p>-18000</text:p>
          </table:table-cell>
          <table:table-cell table:style-name="ce59" office:value-type="string">
            <text:p>http://twitter.com/DigitalplusHD/statuses/310959759220162560</text:p>
          </table:table-cell>
          <table:table-cell table:style-name="ce61" office:value-type="string">
            <text:p>{"urls":[],"hashtags":[{"text":"ECUAVISA","indices":[114,123]},{"text":"PIRAT","indices":[130,136]}],"user_mentions":[{"id":226698562,"name":"LYNNER PEREZ","indices":[3,12],"screen_name":"LYNNERLP","id_str":"226698562"},{"id":210226933,"name":"CHINO PEREZ","indices":[14,28],"screen_name":"DigitalplusHD","id_str":"210226933"}]}</text:p>
          </table:table-cell>
        </table:table-row>
        <table:table-row table:style-name="ro22">
          <table:table-cell table:style-name="ce58" office:value-type="string">
            <text:p>310928931509379072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GHJeitler @jimmytesch @matstrolz Protest geht wohl noch deutlich eher zu uns #PIRAT|en als zu neos. #PPat</text:p>
          </table:table-cell>
          <table:table-cell table:style-name="ce59" office:value-type="string">
            <text:p>Mon Mar 11 01:43:28 +0000 2013</text:p>
          </table:table-cell>
          <table:table-cell table:style-name="ce60" office:value-type="float" office:value="41344.07185185185">
            <text:p>3/11/2013 1:43:28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8292054">
            <text:p>18292054</text:p>
          </table:table-cell>
          <table:table-cell table:style-name="ce59" office:value-type="string">
            <text:p>GHJeitler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0877380765958144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90">
            <text:p>390</text:p>
          </table:table-cell>
          <table:table-cell table:style-name="ce59" office:value-type="float" office:value="787">
            <text:p>78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0928931509379072</text:p>
          </table:table-cell>
          <table:table-cell table:style-name="ce61" office:value-type="string">
            <text:p>{"urls":[],"hashtags":[{"text":"PIRAT","indices":[78,84]},{"text":"PPat","indices":[101,106]}],"user_mentions":[{"id":18292054,"name":"Georg H. Jeitler","indices":[0,10],"screen_name":"GHJeitler","id_str":"18292054"},{"id":63487590,"name":"Christian Tesch","indices":[11,22],"screen_name":"jimmytesch","id_str":"63487590"},{"id":141570744,"name":"Matthias Strolz","indices":[23,33],"screen_name":"matstrolz","id_str":"141570744"}]}</text:p>
          </table:table-cell>
        </table:table-row>
        <table:table-row table:style-name="ro23">
          <table:table-cell table:style-name="ce58" office:value-type="string">
            <text:p>310912543151517697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RT @piratenparteiat: Die @Unipiraten_AT suchen KandidatInnen für die kommenden ÖH-Wahlen – meldet euch bei ihnen, wenn ihr reinschnupper ...</text:p>
          </table:table-cell>
          <table:table-cell table:style-name="ce59" office:value-type="string">
            <text:p>Mon Mar 11 00:38:21 +0000 2013</text:p>
          </table:table-cell>
          <table:table-cell table:style-name="ce60" office:value-type="float" office:value="41344.02663194444">
            <text:p>3/11/2013 0:38:21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63647843">
            <text:p>263647843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90">
            <text:p>390</text:p>
          </table:table-cell>
          <table:table-cell table:style-name="ce59" office:value-type="float" office:value="783">
            <text:p>78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0912543151517697</text:p>
          </table:table-cell>
          <table:table-cell table:style-name="ce61" office:value-type="string">
            <text:p>{"urls":[],"hashtags":[],"user_mentions":[{"id":43325643,"name":"Piratenpartei","indices":[3,19],"screen_name":"piratenparteiat","id_str":"43325643"},{"id":912164862,"name":"Unipiraten_AT","indices":[25,39],"screen_name":"Unipiraten_AT","id_str":"912164862"}]}</text:p>
          </table:table-cell>
        </table:table-row>
        <table:table-row table:style-name="ro23">
          <table:table-cell table:style-name="ce58" office:value-type="string">
            <text:p>310894374009585665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GeorgOstenhof Eindruck habe ich auch. Zu uns #PIRAT|en, die ja Sammelbecken für Verschiedenstes sind, kommen kaum Xenophobe. :) #PPat</text:p>
          </table:table-cell>
          <table:table-cell table:style-name="ce59" office:value-type="string">
            <text:p>Sun Mar 10 23:26:09 +0000 2013</text:p>
          </table:table-cell>
          <table:table-cell table:style-name="ce60" office:value-type="float" office:value="41343.976493055554">
            <text:p>3/10/2013 23:26:09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265582275">
            <text:p>265582275</text:p>
          </table:table-cell>
          <table:table-cell table:style-name="ce59" office:value-type="string">
            <text:p>GeorgOstenhof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0799719335079939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90">
            <text:p>390</text:p>
          </table:table-cell>
          <table:table-cell table:style-name="ce59" office:value-type="float" office:value="783">
            <text:p>78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0894374009585665</text:p>
          </table:table-cell>
          <table:table-cell table:style-name="ce61" office:value-type="string">
            <text:p>{"urls":[],"hashtags":[{"text":"PIRAT","indices":[46,52]},{"text":"PPat","indices":[129,134]}],"user_mentions":[{"id":265582275,"name":"Georg H-Ostenhof","indices":[0,14],"screen_name":"GeorgOstenhof","id_str":"265582275"}]}</text:p>
          </table:table-cell>
        </table:table-row>
        <table:table-row table:style-name="ro25">
          <table:table-cell table:style-name="ce58" office:value-type="string">
            <text:p>310890312149135361</text:p>
          </table:table-cell>
          <table:table-cell table:style-name="ce59" office:value-type="string">
            <text:p>herrconin</text:p>
          </table:table-cell>
          <table:table-cell table:style-name="ce59" office:value-type="string">
            <text:p>@AliCologne Zu viel der Ehre, ich bin #Pirat.</text:p>
          </table:table-cell>
          <table:table-cell table:style-name="ce59" office:value-type="string">
            <text:p>Sun Mar 10 23:10:01 +0000 2013</text:p>
          </table:table-cell>
          <table:table-cell table:style-name="ce60" office:value-type="float" office:value="41343.96528935185">
            <text:p>3/10/2013 23:10:01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52354508">
            <text:p>52354508</text:p>
          </table:table-cell>
          <table:table-cell table:style-name="ce59" office:value-type="string">
            <text:p>AliCologne</text:p>
          </table:table-cell>
          <table:table-cell table:style-name="ce59" office:value-type="float" office:value="205281883">
            <text:p>205281883</text:p>
          </table:table-cell>
          <table:table-cell table:style-name="ce59" office:value-type="string">
            <text:p>310889936075239424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315758273/RC_SketchOrange_normal.png</text:p>
          </table:table-cell>
          <table:table-cell table:style-name="ce59" office:value-type="float" office:value="1366">
            <text:p>1366</text:p>
          </table:table-cell>
          <table:table-cell table:style-name="ce59" office:value-type="float" office:value="1999">
            <text:p>199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errconin/statuses/310890312149135361</text:p>
          </table:table-cell>
          <table:table-cell table:style-name="ce61" office:value-type="string">
            <text:p>{"urls":[],"hashtags":[{"text":"Pirat","indices":[38,44]}],"user_mentions":[{"id":52354508,"name":"AliCologne","indices":[0,11],"screen_name":"AliCologne","id_str":"52354508"}]}</text:p>
          </table:table-cell>
        </table:table-row>
        <table:table-row table:style-name="ro22">
          <table:table-cell table:style-name="ce58" office:value-type="string">
            <text:p>310875536924762114</text:p>
          </table:table-cell>
          <table:table-cell table:style-name="ce59" office:value-type="string">
            <text:p>tauss</text:p>
          </table:table-cell>
          <table:table-cell table:style-name="ce59" office:value-type="string">
            <text:p>@akinofftz @dasdodo @dak1lla ... Toller #Pirat , der seine Meinung gerne nach der #BILD Zeitung ausrichtet: @incredibul</text:p>
          </table:table-cell>
          <table:table-cell table:style-name="ce59" office:value-type="string">
            <text:p>Sun Mar 10 22:11:18 +0000 2013</text:p>
          </table:table-cell>
          <table:table-cell table:style-name="ce60" office:value-type="float" office:value="41343.92451388889">
            <text:p>3/10/2013 22:11:18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58683813">
            <text:p>58683813</text:p>
          </table:table-cell>
          <table:table-cell table:style-name="ce59" office:value-type="string">
            <text:p>akinofftz</text:p>
          </table:table-cell>
          <table:table-cell table:style-name="ce59" office:value-type="float" office:value="18219170">
            <text:p>18219170</text:p>
          </table:table-cell>
          <table:table-cell table:style-name="ce59" office:value-type="string">
            <text:p>310874863692816384</text:p>
          </table:table-cell>
          <table:table-cell table:style-name="ce61" office:value-type="string">
            <text:p>&lt;a href="http://twitter.com/#!/download/ipad" rel="nofollow"&gt;Twitter for iPad&lt;/a&gt;</text:p>
          </table:table-cell>
          <table:table-cell table:style-name="ce61" office:value-type="string">
            <text:p>http://a0.twimg.com/profile_images/2990235445/dbbef8174d49e4a5af127b652f5bd82c_normal.jpeg</text:p>
          </table:table-cell>
          <table:table-cell table:style-name="ce59" office:value-type="float" office:value="16286">
            <text:p>16286</text:p>
          </table:table-cell>
          <table:table-cell table:style-name="ce59" office:value-type="float" office:value="1502">
            <text:p>150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tauss/statuses/310875536924762114</text:p>
          </table:table-cell>
          <table:table-cell table:style-name="ce61" office:value-type="string">
            <text:p>{"urls":[],"hashtags":[{"text":"Pirat","indices":[40,46]},{"text":"BILD","indices":[82,87]}],"user_mentions":[{"id":58683813,"name":"Aki Alexandra Nofftz","indices":[0,10],"screen_name":"akinofftz","id_str":"58683813"},{"id":93387676,"name":"Dodo","indices":[11,19],"screen_name":"DasDodo","id_str":"93387676"},{"id":68805158,"name":"Marco Geupert","indices":[20,28],"screen_name":"DaK1lla","id_str":"68805158"},{"id":18720478,"name":"Christophe Chan Hin","indices":[108,119],"screen_name":"incredibul","id_str":"18720478"}]}</text:p>
          </table:table-cell>
        </table:table-row>
        <table:table-row table:style-name="ro23">
          <table:table-cell table:style-name="ce58" office:value-type="string">
            <text:p>310845978028675072</text:p>
          </table:table-cell>
          <table:table-cell table:style-name="ce59" office:value-type="string">
            <text:p>Filmzirkus</text:p>
          </table:table-cell>
          <table:table-cell table:style-name="ce59" office:value-type="string">
            <text:p>Oh bitte BITTE sag mir einer, wie ich verschiedene Schlagwörter ausblenden kann!!!! #Konklave #Tatort #Pirat</text:p>
          </table:table-cell>
          <table:table-cell table:style-name="ce59" office:value-type="string">
            <text:p>Sun Mar 10 20:13:51 +0000 2013</text:p>
          </table:table-cell>
          <table:table-cell table:style-name="ce60" office:value-type="float" office:value="41343.842951388884">
            <text:p>3/10/2013 20:13:5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2847638">
            <text:p>32847638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869956620/Wandermaennchen_normal.jpg</text:p>
          </table:table-cell>
          <table:table-cell table:style-name="ce59" office:value-type="float" office:value="504">
            <text:p>504</text:p>
          </table:table-cell>
          <table:table-cell table:style-name="ce59" office:value-type="float" office:value="438">
            <text:p>43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Filmzirkus/statuses/310845978028675072</text:p>
          </table:table-cell>
          <table:table-cell table:style-name="ce61" office:value-type="string">
            <text:p>{"urls":[],"hashtags":[{"text":"Konklave","indices":[84,93]},{"text":"Tatort","indices":[94,101]},{"text":"Pirat","indices":[102,108]}],"user_mentions":[]}</text:p>
          </table:table-cell>
        </table:table-row>
        <table:table-row table:style-name="ro24">
          <table:table-cell table:style-name="ce58" office:value-type="string">
            <text:p>310840210130866176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Der_Gregor #PIRAT-Kernforderung, aber das weißt du sicher eh. ;)</text:p>
          </table:table-cell>
          <table:table-cell table:style-name="ce59" office:value-type="string">
            <text:p>Sun Mar 10 19:50:55 +0000 2013</text:p>
          </table:table-cell>
          <table:table-cell table:style-name="ce60" office:value-type="float" office:value="41343.82702546296">
            <text:p>3/10/2013 19:50:55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58761933">
            <text:p>58761933</text:p>
          </table:table-cell>
          <table:table-cell table:style-name="ce59" office:value-type="string">
            <text:p>Der_Gregor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0782972779442176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91">
            <text:p>391</text:p>
          </table:table-cell>
          <table:table-cell table:style-name="ce59" office:value-type="float" office:value="782">
            <text:p>78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0840210130866176</text:p>
          </table:table-cell>
          <table:table-cell table:style-name="ce61" office:value-type="string">
            <text:p>{"urls":[],"hashtags":[{"text":"PIRAT","indices":[12,18]}],"user_mentions":[{"id":58761933,"name":"Gregor","indices":[0,11],"screen_name":"Der_Gregor","id_str":"58761933"}]}</text:p>
          </table:table-cell>
        </table:table-row>
        <table:table-row table:style-name="ro20">
          <table:table-cell table:style-name="ce58" office:value-type="string">
            <text:p>310830878718836736</text:p>
          </table:table-cell>
          <table:table-cell table:style-name="ce59" office:value-type="string">
            <text:p>geraldkainz</text:p>
          </table:table-cell>
          <table:table-cell table:style-name="ce59" office:value-type="string">
            <text:p>@HeinrichElsigan @Vilinthril @piratenparteiat  
persönlich bin ich für einheitliche vermögensZUWACHSsteuern. auch statt transaktionssteuer</text:p>
          </table:table-cell>
          <table:table-cell table:style-name="ce59" office:value-type="string">
            <text:p>Sun Mar 10 19:13:51 +0000 2013</text:p>
          </table:table-cell>
          <table:table-cell table:style-name="ce60" office:value-type="float" office:value="41343.80128472222">
            <text:p>3/10/2013 19:13:51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739626931">
            <text:p>739626931</text:p>
          </table:table-cell>
          <table:table-cell table:style-name="ce59" office:value-type="string">
            <text:p>HeinrichElsigan</text:p>
          </table:table-cell>
          <table:table-cell table:style-name="ce59" office:value-type="float" office:value="59244880">
            <text:p>59244880</text:p>
          </table:table-cell>
          <table:table-cell table:style-name="ce59" office:value-type="string">
            <text:p>310792310310981632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469472926/image_normal.jpg</text:p>
          </table:table-cell>
          <table:table-cell table:style-name="ce59" office:value-type="float" office:value="62">
            <text:p>62</text:p>
          </table:table-cell>
          <table:table-cell table:style-name="ce59" office:value-type="float" office:value="62">
            <text:p>62</text:p>
          </table:table-cell>
          <table:table-cell table:style-name="ce59"/>
          <table:table-cell table:style-name="ce59" office:value-type="string">
            <text:p>http://twitter.com/geraldkainz/statuses/310830878718836736</text:p>
          </table:table-cell>
          <table:table-cell table:style-name="ce61" office:value-type="string">
            <text:p>{"urls":[],"hashtags":[],"user_mentions":[{"id":739626931,"name":"Heinrich Elsigan ","indices":[0,16],"screen_name":"HeinrichElsigan","id_str":"739626931"},{"id":263647843,"name":"LukasDanielKlausner","indices":[17,28],"screen_name":"Vilinthril","id_str":"263647843"},{"id":43325643,"name":"Piratenpartei","indices":[29,45],"screen_name":"piratenparteiat","id_str":"43325643"}]}</text:p>
          </table:table-cell>
        </table:table-row>
        <table:table-row table:style-name="ro21">
          <table:table-cell table:style-name="ce58" office:value-type="string">
            <text:p>310802718484742144</text:p>
          </table:table-cell>
          <table:table-cell table:style-name="ce59" office:value-type="string">
            <text:p>Yelliorange</text:p>
          </table:table-cell>
          <table:table-cell table:style-name="ce59" office:value-type="string">
            <text:p>RT @walterspannagel: "#Pirat #Ponader droht mit Rückzug"(Stern)? Lotto droht mit Hauptgewinn?</text:p>
          </table:table-cell>
          <table:table-cell table:style-name="ce59" office:value-type="string">
            <text:p>Sun Mar 10 17:21:57 +0000 2013</text:p>
          </table:table-cell>
          <table:table-cell table:style-name="ce60" office:value-type="float" office:value="41343.72357638889">
            <text:p>3/10/2013 17:21:57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93268132">
            <text:p>193268132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155771703/764b26f40009f535aca766614ed975bf_normal.jpeg</text:p>
          </table:table-cell>
          <table:table-cell table:style-name="ce59" office:value-type="float" office:value="305">
            <text:p>305</text:p>
          </table:table-cell>
          <table:table-cell table:style-name="ce59" office:value-type="float" office:value="463">
            <text:p>463</text:p>
          </table:table-cell>
          <table:table-cell table:style-name="ce59"/>
          <table:table-cell table:style-name="ce59" office:value-type="string">
            <text:p>http://twitter.com/Yelliorange/statuses/310802718484742144</text:p>
          </table:table-cell>
          <table:table-cell table:style-name="ce61" office:value-type="string">
            <text:p>{"urls":[],"hashtags":[{"text":"Pirat","indices":[22,28]},{"text":"Ponader","indices":[29,37]}],"user_mentions":[{"id":65412505,"name":"W-alter Spannagel","indices":[3,19],"screen_name":"walterspannagel","id_str":"65412505"}]}</text:p>
          </table:table-cell>
        </table:table-row>
        <table:table-row table:style-name="ro23">
          <table:table-cell table:style-name="ce58" office:value-type="string">
            <text:p>310795692786466817</text:p>
          </table:table-cell>
          <table:table-cell table:style-name="ce59" office:value-type="string">
            <text:p>SteveAnorizz</text:p>
          </table:table-cell>
          <table:table-cell table:style-name="ce59" office:value-type="string">
            <text:p>@Vilinthril @piratenparteiat @SalzburgPiraten @wolfgangmbauer Ahja, hab den Salzburger Acc ganz vergessen. ;)</text:p>
          </table:table-cell>
          <table:table-cell table:style-name="ce59" office:value-type="string">
            <text:p>Sun Mar 10 16:54:02 +0000 2013</text:p>
          </table:table-cell>
          <table:table-cell table:style-name="ce60" office:value-type="float" office:value="41343.704189814816">
            <text:p>3/10/2013 16:54:02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Vilinthril</text:p>
          </table:table-cell>
          <table:table-cell table:style-name="ce59" office:value-type="float" office:value="52759715">
            <text:p>52759715</text:p>
          </table:table-cell>
          <table:table-cell table:style-name="ce59" office:value-type="string">
            <text:p>310754067787968512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012531326/11c35f2f009714db276e489745caa38f_normal.jpeg</text:p>
          </table:table-cell>
          <table:table-cell table:style-name="ce59" office:value-type="float" office:value="168">
            <text:p>168</text:p>
          </table:table-cell>
          <table:table-cell table:style-name="ce59" office:value-type="float" office:value="457">
            <text:p>45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veAnorizz/statuses/310795692786466817</text:p>
          </table:table-cell>
          <table:table-cell table:style-name="ce61" office:value-type="string">
            <text:p>{"urls":[],"hashtags":[],"user_mentions":[{"id":263647843,"name":"LukasDanielKlausner","indices":[0,11],"screen_name":"Vilinthril","id_str":"263647843"},{"id":43325643,"name":"Piratenpartei","indices":[12,28],"screen_name":"piratenparteiat","id_str":"43325643"},{"id":338943616,"name":"Salzburger Piraten","indices":[29,45],"screen_name":"SalzburgPiraten","id_str":"338943616"},{"id":82587974,"name":"Wolfgang M. Bauer","indices":[46,61],"screen_name":"wolfgangmbauer","id_str":"82587974"}]}</text:p>
          </table:table-cell>
        </table:table-row>
        <table:table-row table:style-name="ro23">
          <table:table-cell table:style-name="ce58" office:value-type="string">
            <text:p>310792310310981632</text:p>
          </table:table-cell>
          <table:table-cell table:style-name="ce59" office:value-type="string">
            <text:p>HeinrichElsigan</text:p>
          </table:table-cell>
          <table:table-cell table:style-name="ce59" office:value-type="string">
            <text:p>@HeinrichElsigan @Vilinthril @piratenparteiat @WinstonSmithPP sind eigentlich Piraten pro Erbschafts- und Schenkungssteuer?</text:p>
          </table:table-cell>
          <table:table-cell table:style-name="ce59" office:value-type="string">
            <text:p>Sun Mar 10 16:40:35 +0000 2013</text:p>
          </table:table-cell>
          <table:table-cell table:style-name="ce60" office:value-type="float" office:value="41343.69484953704">
            <text:p>3/10/2013 16:40:35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739626931">
            <text:p>739626931</text:p>
          </table:table-cell>
          <table:table-cell table:style-name="ce59" office:value-type="string">
            <text:p>HeinrichElsigan</text:p>
          </table:table-cell>
          <table:table-cell table:style-name="ce59" office:value-type="float" office:value="739626931">
            <text:p>739626931</text:p>
          </table:table-cell>
          <table:table-cell table:style-name="ce59" office:value-type="string">
            <text:p>310787163426025472</text:p>
          </table:table-cell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3198381923/b2a2e4c2f6a6ad8ab0b01230252c25ab_normal.jpeg</text:p>
          </table:table-cell>
          <table:table-cell table:style-name="ce59" office:value-type="float" office:value="68">
            <text:p>68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einrichElsigan/statuses/310792310310981632</text:p>
          </table:table-cell>
          <table:table-cell table:style-name="ce61" office:value-type="string">
            <text:p>{"urls":[],"hashtags":[],"user_mentions":[{"id":739626931,"name":"Heinrich Elsigan ","indices":[0,16],"screen_name":"HeinrichElsigan","id_str":"739626931"},{"id":263647843,"name":"LukasDanielKlausner","indices":[17,28],"screen_name":"Vilinthril","id_str":"263647843"},{"id":43325643,"name":"Piratenpartei","indices":[29,45],"screen_name":"piratenparteiat","id_str":"43325643"},{"id":505477356,"name":"gerald kainz","indices":[46,61],"screen_name":"WinstonSmithPP","id_str":"505477356"}]}</text:p>
          </table:table-cell>
        </table:table-row>
        <table:table-row table:style-name="ro22">
          <table:table-cell table:style-name="ce58" office:value-type="string">
            <text:p>310781087544647680</text:p>
          </table:table-cell>
          <table:table-cell table:style-name="ce59" office:value-type="string">
            <text:p>GeraltPL</text:p>
          </table:table-cell>
          <table:table-cell table:style-name="ce59" office:value-type="string">
            <text:p>@tiberius6748 #Pirat, nie ma co robić, tylko gry pobieraaaać :/ Do sądu cię, bałwanie jeden! P.s podaj linka do torrenta.</text:p>
          </table:table-cell>
          <table:table-cell table:style-name="ce59" office:value-type="string">
            <text:p>Sun Mar 10 15:55:59 +0000 2013</text:p>
          </table:table-cell>
          <table:table-cell table:style-name="ce60" office:value-type="float" office:value="41343.663877314815">
            <text:p>3/10/2013 15:55:59</text:p>
          </table:table-cell>
          <table:table-cell table:style-name="ce59"/>
          <table:table-cell table:style-name="ce59" office:value-type="string">
            <text:p>pl</text:p>
          </table:table-cell>
          <table:table-cell table:style-name="ce59" office:value-type="float" office:value="895970490">
            <text:p>895970490</text:p>
          </table:table-cell>
          <table:table-cell table:style-name="ce59" office:value-type="string">
            <text:p>tiberius6748</text:p>
          </table:table-cell>
          <table:table-cell table:style-name="ce59" office:value-type="float" office:value="739237652">
            <text:p>739237652</text:p>
          </table:table-cell>
          <table:table-cell table:style-name="ce59" office:value-type="string">
            <text:p>310780870191628288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3207690734/90514c77f9ed04bc3f332f504624b53a_normal.jpeg</text:p>
          </table:table-cell>
          <table:table-cell table:style-name="ce59" office:value-type="float" office:value="189">
            <text:p>189</text:p>
          </table:table-cell>
          <table:table-cell table:style-name="ce59" office:value-type="float" office:value="59">
            <text:p>5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GeraltPL/statuses/310781087544647680</text:p>
          </table:table-cell>
          <table:table-cell table:style-name="ce61" office:value-type="string">
            <text:p>{"urls":[],"hashtags":[{"text":"Pirat","indices":[14,20]}],"user_mentions":[{"id":895970490,"name":"Aleksander Lis","indices":[0,13],"screen_name":"tiberius6748","id_str":"895970490"}]}</text:p>
          </table:table-cell>
        </table:table-row>
        <table:table-row table:style-name="ro26">
          <table:table-cell table:style-name="ce58" office:value-type="string">
            <text:p>310773656584339456</text:p>
          </table:table-cell>
          <table:table-cell table:style-name="ce59" office:value-type="string">
            <text:p>ChNissen</text:p>
          </table:table-cell>
          <table:table-cell table:style-name="ce59" office:value-type="string">
            <text:p>RT @danebod Habemus Direktkandidaten #ppd #Dortmund: #WK142 Dieter McDevitt; #WK143 Andrea Piezka #btw2013 #AVDO #Wahlen #Politik #pirat ...</text:p>
          </table:table-cell>
          <table:table-cell table:style-name="ce59" office:value-type="string">
            <text:p>Sun Mar 10 15:26:28 +0000 2013</text:p>
          </table:table-cell>
          <table:table-cell table:style-name="ce60" office:value-type="float" office:value="41343.643379629626">
            <text:p>3/10/2013 15:26:2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03639675">
            <text:p>303639675</text:p>
          </table:table-cell>
          <table:table-cell table:style-name="ce59"/>
          <table:table-cell table:style-name="ce61" office:value-type="string">
            <text:p>&lt;a href="http://identi.ca" rel="nofollow"&gt;identica&lt;/a&gt;</text:p>
          </table:table-cell>
          <table:table-cell table:style-name="ce61" office:value-type="string">
            <text:p>http://a0.twimg.com/profile_images/2166962153/2012-04-25_20.08.523_normal.jpg</text:p>
          </table:table-cell>
          <table:table-cell table:style-name="ce59" office:value-type="float" office:value="238">
            <text:p>238</text:p>
          </table:table-cell>
          <table:table-cell table:style-name="ce59" office:value-type="float" office:value="83">
            <text:p>8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hNissen/statuses/310773656584339456</text:p>
          </table:table-cell>
          <table:table-cell table:style-name="ce61" office:value-type="string">
            <text:p>{"urls":[],"hashtags":[{"text":"ppd","indices":[37,41]},{"text":"Dortmund","indices":[42,51]},{"text":"WK142","indices":[53,59]},{"text":"WK143","indices":[77,83]},{"text":"btw2013","indices":[98,106]},{"text":"AVDO","indices":[107,112]},{"text":"Wahlen","indices":[113,120]},{"text":"Politik","indices":[121,129]},{"text":"pirat","indices":[130,136]}],"user_mentions":[{"id":166466382,"name":"Danebod Folk Camp","indices":[3,11],"screen_name":"Danebod","id_str":"166466382"}]}</text:p>
          </table:table-cell>
        </table:table-row>
        <table:table-row table:style-name="ro20">
          <table:table-cell table:style-name="ce58" office:value-type="string">
            <text:p>310769659433594880</text:p>
          </table:table-cell>
          <table:table-cell table:style-name="ce59" office:value-type="string">
            <text:p>AnthZeto</text:p>
          </table:table-cell>
          <table:table-cell table:style-name="ce59" office:value-type="string">
            <text:p>@Vilinthril als Werbebeauftragter der #PIRAT|en :D
Piratenlinie deckt sich bei dem Punkt gut mit meiner Vorstellung. @desperado_joe @JilNik</text:p>
          </table:table-cell>
          <table:table-cell table:style-name="ce59" office:value-type="string">
            <text:p>Sun Mar 10 15:10:35 +0000 2013</text:p>
          </table:table-cell>
          <table:table-cell table:style-name="ce60" office:value-type="float" office:value="41343.63234953704">
            <text:p>3/10/2013 15:10:35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Vilinthril</text:p>
          </table:table-cell>
          <table:table-cell table:style-name="ce59" office:value-type="float" office:value="842058254">
            <text:p>842058254</text:p>
          </table:table-cell>
          <table:table-cell table:style-name="ce59" office:value-type="string">
            <text:p>310745904120471552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152663627/92ecf571d3c13ea04f42ae21945861ef_normal.jpeg</text:p>
          </table:table-cell>
          <table:table-cell table:style-name="ce59" office:value-type="float" office:value="162">
            <text:p>162</text:p>
          </table:table-cell>
          <table:table-cell table:style-name="ce59" office:value-type="float" office:value="569">
            <text:p>56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AnthZeto/statuses/310769659433594880</text:p>
          </table:table-cell>
          <table:table-cell table:style-name="ce61" office:value-type="string">
            <text:p>{"urls":[],"hashtags":[{"text":"PIRAT","indices":[38,44]}],"user_mentions":[{"id":263647843,"name":"LukasDanielKlausner","indices":[0,11],"screen_name":"Vilinthril","id_str":"263647843"},{"id":339701795,"name":"Christian Sigl","indices":[117,131],"screen_name":"desperado_joe","id_str":"339701795"},{"id":20905701,"name":"Nikolaus Jilch","indices":[132,139],"screen_name":"JilNik","id_str":"20905701"}]}</text:p>
          </table:table-cell>
        </table:table-row>
        <table:table-row table:style-name="ro22">
          <table:table-cell table:style-name="ce58" office:value-type="string">
            <text:p>310766026969214976</text:p>
          </table:table-cell>
          <table:table-cell table:style-name="ce59" office:value-type="string">
            <text:p>olssonmuc</text:p>
          </table:table-cell>
          <table:table-cell table:style-name="ce59" office:value-type="string">
            <text:p>@Nygreeen @Jerreling @Gurraa4 @GustavFlink @Aandersson11 @Stegrell_  fiber gg #pirat #patchfredag</text:p>
          </table:table-cell>
          <table:table-cell table:style-name="ce59" office:value-type="string">
            <text:p>Sun Mar 10 14:56:09 +0000 2013</text:p>
          </table:table-cell>
          <table:table-cell table:style-name="ce60" office:value-type="float" office:value="41343.62232638889">
            <text:p>3/10/2013 14:56:09</text:p>
          </table:table-cell>
          <table:table-cell table:style-name="ce59"/>
          <table:table-cell table:style-name="ce59" office:value-type="string">
            <text:p>sv</text:p>
          </table:table-cell>
          <table:table-cell table:style-name="ce59" office:value-type="float" office:value="381002897">
            <text:p>381002897</text:p>
          </table:table-cell>
          <table:table-cell table:style-name="ce59" office:value-type="string">
            <text:p>Nygreeen</text:p>
          </table:table-cell>
          <table:table-cell table:style-name="ce59" office:value-type="float" office:value="1116715579">
            <text:p>1116715579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313210339/3b30127b5ac4ff43c0e60c1ce77c4cc5_normal.jpeg</text:p>
          </table:table-cell>
          <table:table-cell table:style-name="ce59" office:value-type="float" office:value="11">
            <text:p>11</text:p>
          </table:table-cell>
          <table:table-cell table:style-name="ce59" office:value-type="float" office:value="22">
            <text:p>22</text:p>
          </table:table-cell>
          <table:table-cell table:style-name="ce59"/>
          <table:table-cell table:style-name="ce59" office:value-type="string">
            <text:p>http://twitter.com/olssonmuc/statuses/310766026969214976</text:p>
          </table:table-cell>
          <table:table-cell table:style-name="ce61" office:value-type="string">
            <text:p>{"urls":[],"hashtags":[{"text":"pirat","indices":[78,84]},{"text":"patchfredag","indices":[85,97]}],"user_mentions":[{"id":381002897,"name":"David Nygren","indices":[0,9],"screen_name":"Nygreeen","id_str":"381002897"},{"id":1117668678,"name":"Sebastian Jerreling","indices":[10,20],"screen_name":"Jerreling","id_str":"1117668678"},{"id":455664398,"name":"Gustav Holmberg","indices":[21,29],"screen_name":"Gurraa4","id_str":"455664398"},{"id":408065702,"name":"Gustav Flink","indices":[30,42],"screen_name":"GustavFlink","id_str":"408065702"},{"id":381000750,"name":"Alexander Andersson","indices":[43,56],"screen_name":"Aandersson11","id_str":"381000750"},{"id":1117541448,"name":"kasper stegrell","indices":[57,67],"screen_name":"Stegrell_","id_str":"1117541448"}]}</text:p>
          </table:table-cell>
        </table:table-row>
        <table:table-row table:style-name="ro22">
          <table:table-cell table:style-name="ce58" office:value-type="string">
            <text:p>310754067787968512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SteveAnorizz @piratenparteiat Mittelmäßig, für Details @SalzburgPiraten bzw. @wolfgangmbauer fragen.</text:p>
          </table:table-cell>
          <table:table-cell table:style-name="ce59" office:value-type="string">
            <text:p>Sun Mar 10 14:08:37 +0000 2013</text:p>
          </table:table-cell>
          <table:table-cell table:style-name="ce60" office:value-type="float" office:value="41343.58931712963">
            <text:p>3/10/2013 14:08:37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52759715">
            <text:p>52759715</text:p>
          </table:table-cell>
          <table:table-cell table:style-name="ce59" office:value-type="string">
            <text:p>SteveAnorizz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0752446999830529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92">
            <text:p>392</text:p>
          </table:table-cell>
          <table:table-cell table:style-name="ce59" office:value-type="float" office:value="782">
            <text:p>78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0754067787968512</text:p>
          </table:table-cell>
          <table:table-cell table:style-name="ce61" office:value-type="string">
            <text:p>{"urls":[],"hashtags":[],"user_mentions":[{"id":52759715,"name":"Steve Anorizz","indices":[0,13],"screen_name":"SteveAnorizz","id_str":"52759715"},{"id":43325643,"name":"Piratenpartei","indices":[14,30],"screen_name":"piratenparteiat","id_str":"43325643"},{"id":338943616,"name":"Salzburger Piraten","indices":[56,72],"screen_name":"SalzburgPiraten","id_str":"338943616"},{"id":82587974,"name":"Wolfgang M. Bauer","indices":[78,93],"screen_name":"wolfgangmbauer","id_str":"82587974"}]}</text:p>
          </table:table-cell>
        </table:table-row>
        <table:table-row table:style-name="ro21">
          <table:table-cell table:style-name="ce58" office:value-type="string">
            <text:p>310752446999830529</text:p>
          </table:table-cell>
          <table:table-cell table:style-name="ce59" office:value-type="string">
            <text:p>SteveAnorizz</text:p>
          </table:table-cell>
          <table:table-cell table:style-name="ce59" office:value-type="string">
            <text:p>Hey @piratenparteiat, wie sieht's eigentlich mit den Unterstützungserklärungen in Salzburg aus?</text:p>
          </table:table-cell>
          <table:table-cell table:style-name="ce59" office:value-type="string">
            <text:p>Sun Mar 10 14:02:11 +0000 2013</text:p>
          </table:table-cell>
          <table:table-cell table:style-name="ce60" office:value-type="float" office:value="41343.58484953704">
            <text:p>3/10/2013 14:02:1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2759715">
            <text:p>52759715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012531326/11c35f2f009714db276e489745caa38f_normal.jpeg</text:p>
          </table:table-cell>
          <table:table-cell table:style-name="ce59" office:value-type="float" office:value="167">
            <text:p>167</text:p>
          </table:table-cell>
          <table:table-cell table:style-name="ce59" office:value-type="float" office:value="456">
            <text:p>45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veAnorizz/statuses/310752446999830529</text:p>
          </table:table-cell>
          <table:table-cell table:style-name="ce61" office:value-type="string">
            <text:p>{"urls":[],"hashtags":[],"user_mentions":[{"id":43325643,"name":"Piratenpartei","indices":[4,20],"screen_name":"piratenparteiat","id_str":"43325643"}]}</text:p>
          </table:table-cell>
        </table:table-row>
        <table:table-row table:style-name="ro25">
          <table:table-cell table:style-name="ce58" office:value-type="string">
            <text:p>310725298146668545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Der_Gregor Bei uns #PIRAT|en nicht. ;)</text:p>
          </table:table-cell>
          <table:table-cell table:style-name="ce59" office:value-type="string">
            <text:p>Sun Mar 10 12:14:18 +0000 2013</text:p>
          </table:table-cell>
          <table:table-cell table:style-name="ce60" office:value-type="float" office:value="41343.509930555556">
            <text:p>3/10/2013 12:14:18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58761933">
            <text:p>58761933</text:p>
          </table:table-cell>
          <table:table-cell table:style-name="ce59" office:value-type="string">
            <text:p>Der_Gregor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0720127983292416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91">
            <text:p>391</text:p>
          </table:table-cell>
          <table:table-cell table:style-name="ce59" office:value-type="float" office:value="781">
            <text:p>78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0725298146668545</text:p>
          </table:table-cell>
          <table:table-cell table:style-name="ce61" office:value-type="string">
            <text:p>{"urls":[],"hashtags":[{"text":"PIRAT","indices":[20,26]}],"user_mentions":[{"id":58761933,"name":"Gregor","indices":[0,11],"screen_name":"Der_Gregor","id_str":"58761933"}]}</text:p>
          </table:table-cell>
        </table:table-row>
        <table:table-row table:style-name="ro24">
          <table:table-cell table:style-name="ce58" office:value-type="string">
            <text:p>310720292848824320</text:p>
          </table:table-cell>
          <table:table-cell table:style-name="ce59" office:value-type="string">
            <text:p>_FallenAngel_91</text:p>
          </table:table-cell>
          <table:table-cell table:style-name="ce59" office:value-type="string">
            <text:p>#Zombie #Pirat #Parrot http://t.co/anpdSGTYG9</text:p>
          </table:table-cell>
          <table:table-cell table:style-name="ce59" office:value-type="string">
            <text:p>Sun Mar 10 11:54:25 +0000 2013</text:p>
          </table:table-cell>
          <table:table-cell table:style-name="ce60" office:value-type="float" office:value="41343.49612268518">
            <text:p>3/10/2013 11:54:2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32313105">
            <text:p>132313105</text:p>
          </table:table-cell>
          <table:table-cell table:style-name="ce59"/>
          <table:table-cell table:style-name="ce61" office:value-type="string">
            <text:p>&lt;a href="http://instagram.com" rel="nofollow"&gt;Instagram&lt;/a&gt;</text:p>
          </table:table-cell>
          <table:table-cell table:style-name="ce61" office:value-type="string">
            <text:p>http://a0.twimg.com/profile_images/3280105685/6ee587e4b0a902aa1b166bdef38db8c4_normal.jpeg</text:p>
          </table:table-cell>
          <table:table-cell table:style-name="ce59" office:value-type="float" office:value="200">
            <text:p>200</text:p>
          </table:table-cell>
          <table:table-cell table:style-name="ce59" office:value-type="float" office:value="224">
            <text:p>22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_FallenAngel_91/statuses/310720292848824320</text:p>
          </table:table-cell>
          <table:table-cell table:style-name="ce61" office:value-type="string">
            <text:p>{"urls":[{"expanded_url":"http://instagr.am/p/WrRDFunI9k/","indices":[23,45],"display_url":"instagr.am/p/WrRDFunI9k/","url":"http://t.co/anpdSGTYG9"}],"hashtags":[{"text":"Zombie","indices":[0,7]},{"text":"Pirat","indices":[8,14]},{"text":"Parrot","indices":[15,22]}],"user_mentions":[]}</text:p>
          </table:table-cell>
        </table:table-row>
        <table:table-row table:style-name="ro23">
          <table:table-cell table:style-name="ce58" office:value-type="string">
            <text:p>310717249776398336</text:p>
          </table:table-cell>
          <table:table-cell table:style-name="ce59" office:value-type="string">
            <text:p>rocknproll</text:p>
          </table:table-cell>
          <table:table-cell table:style-name="ce59" office:value-type="string">
            <text:p>RT @inkorrupt: Ich werde Mitglied der Partei sein, die den demokratischen Prozess um digitale Teilhabe erweitert hat wenn 2/3 der #Pirat ...</text:p>
          </table:table-cell>
          <table:table-cell table:style-name="ce59" office:value-type="string">
            <text:p>Sun Mar 10 11:42:19 +0000 2013</text:p>
          </table:table-cell>
          <table:table-cell table:style-name="ce60" office:value-type="float" office:value="41343.4877199074">
            <text:p>3/10/2013 11:42:1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69440153">
            <text:p>69440153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3114356772/f927c49e13809bda6875175901e8ebec_normal.jpeg</text:p>
          </table:table-cell>
          <table:table-cell table:style-name="ce59" office:value-type="float" office:value="541">
            <text:p>541</text:p>
          </table:table-cell>
          <table:table-cell table:style-name="ce59" office:value-type="float" office:value="803">
            <text:p>80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rocknproll/statuses/310717249776398336</text:p>
          </table:table-cell>
          <table:table-cell table:style-name="ce61" office:value-type="string">
            <text:p>{"urls":[],"hashtags":[{"text":"Pirat","indices":[130,136]}],"user_mentions":[{"id":14717769,"name":"Subcomandante Midas","indices":[3,13],"screen_name":"inkorrupt","id_str":"14717769"}]}</text:p>
          </table:table-cell>
        </table:table-row>
        <table:table-row table:style-name="ro20">
          <table:table-cell table:style-name="ce58" office:value-type="string">
            <text:p>310698641612488704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JuLis_Austria Aber ist ja auch egal, wer was zuerst. Europapolitisch sind JuLis/neos und #PIRAT|en recht nahe beieinander, denke ich. :)</text:p>
          </table:table-cell>
          <table:table-cell table:style-name="ce59" office:value-type="string">
            <text:p>Sun Mar 10 10:28:23 +0000 2013</text:p>
          </table:table-cell>
          <table:table-cell table:style-name="ce60" office:value-type="float" office:value="41343.436377314814">
            <text:p>3/10/2013 10:28:23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23360029">
            <text:p>23360029</text:p>
          </table:table-cell>
          <table:table-cell table:style-name="ce59" office:value-type="string">
            <text:p>JuLis_Austria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0698280831049729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90">
            <text:p>390</text:p>
          </table:table-cell>
          <table:table-cell table:style-name="ce59" office:value-type="float" office:value="781">
            <text:p>78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0698641612488704</text:p>
          </table:table-cell>
          <table:table-cell table:style-name="ce61" office:value-type="string">
            <text:p>{"urls":[],"hashtags":[{"text":"PIRAT","indices":[90,96]}],"user_mentions":[{"id":23360029,"name":"JuLis Österreich","indices":[0,14],"screen_name":"JuLis_Austria","id_str":"23360029"}]}</text:p>
          </table:table-cell>
        </table:table-row>
        <table:table-row table:style-name="ro20">
          <table:table-cell table:style-name="ce58" office:value-type="string">
            <text:p>310694797159583744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.@knapp Eigentlich ist der Liberalismus fünfgeteilt: ÖVP (teilweise, Wirtschaftsbund) und #PIRAT|en (sozialliberal!) sind auch beteiligt.</text:p>
          </table:table-cell>
          <table:table-cell table:style-name="ce59" office:value-type="string">
            <text:p>Sun Mar 10 10:13:06 +0000 2013</text:p>
          </table:table-cell>
          <table:table-cell table:style-name="ce60" office:value-type="float" office:value="41343.42576388889">
            <text:p>3/10/2013 10:13:06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4607788">
            <text:p>14607788</text:p>
          </table:table-cell>
          <table:table-cell table:style-name="ce59" office:value-type="string">
            <text:p>knapp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0680638812463104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89">
            <text:p>389</text:p>
          </table:table-cell>
          <table:table-cell table:style-name="ce59" office:value-type="float" office:value="780">
            <text:p>78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0694797159583744</text:p>
          </table:table-cell>
          <table:table-cell table:style-name="ce61" office:value-type="string">
            <text:p>{"urls":[],"hashtags":[{"text":"PIRAT","indices":[90,96]}],"user_mentions":[{"id":14607788,"name":"Thomas Knapp","indices":[1,7],"screen_name":"knapp","id_str":"14607788"}]}</text:p>
          </table:table-cell>
        </table:table-row>
        <table:table-row table:style-name="ro25">
          <table:table-cell table:style-name="ce58" office:value-type="string">
            <text:p>310688214535000064</text:p>
          </table:table-cell>
          <table:table-cell table:style-name="ce59" office:value-type="string">
            <text:p>syndikalista</text:p>
          </table:table-cell>
          <table:table-cell table:style-name="ce59" office:value-type="string">
            <text:p>"Sonntags gehört mein #pirat mir!" #smvcon lol!</text:p>
          </table:table-cell>
          <table:table-cell table:style-name="ce59" office:value-type="string">
            <text:p>Sun Mar 10 09:46:57 +0000 2013</text:p>
          </table:table-cell>
          <table:table-cell table:style-name="ce60" office:value-type="float" office:value="41343.40760416666">
            <text:p>3/10/2013 10:46:5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69396594">
            <text:p>269396594</text:p>
          </table:table-cell>
          <table:table-cell table:style-name="ce59"/>
          <table:table-cell table:style-name="ce61" office:value-type="string">
            <text:p>&lt;a href="http://twicca.r246.jp/" rel="nofollow"&gt;twicca&lt;/a&gt;</text:p>
          </table:table-cell>
          <table:table-cell table:style-name="ce61" office:value-type="string">
            <text:p>http://a0.twimg.com/profile_images/3171269869/c953588790cb53ff7071479d867b6fcc_normal.jpeg</text:p>
          </table:table-cell>
          <table:table-cell table:style-name="ce59" office:value-type="float" office:value="509">
            <text:p>509</text:p>
          </table:table-cell>
          <table:table-cell table:style-name="ce59" office:value-type="float" office:value="523">
            <text:p>523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syndikalista/statuses/310688214535000064</text:p>
          </table:table-cell>
          <table:table-cell table:style-name="ce61" office:value-type="string">
            <text:p>{"urls":[],"hashtags":[{"text":"pirat","indices":[22,28]},{"text":"smvcon","indices":[35,42]}],"user_mentions":[]}</text:p>
          </table:table-cell>
        </table:table-row>
        <table:table-row table:style-name="ro25">
          <table:table-cell table:style-name="ce58" office:value-type="string">
            <text:p>310687618339840000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HariLi @futurezoneat @piratenparteiat War nicht dabei, mag sein …</text:p>
          </table:table-cell>
          <table:table-cell table:style-name="ce59" office:value-type="string">
            <text:p>Sun Mar 10 09:44:35 +0000 2013</text:p>
          </table:table-cell>
          <table:table-cell table:style-name="ce60" office:value-type="float" office:value="41343.405960648146">
            <text:p>3/10/2013 10:44:35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151706787">
            <text:p>1151706787</text:p>
          </table:table-cell>
          <table:table-cell table:style-name="ce59" office:value-type="string">
            <text:p>HariLi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0678439021654016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89">
            <text:p>389</text:p>
          </table:table-cell>
          <table:table-cell table:style-name="ce59" office:value-type="float" office:value="780">
            <text:p>78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0687618339840000</text:p>
          </table:table-cell>
          <table:table-cell table:style-name="ce61" office:value-type="string">
            <text:p>{"urls":[],"hashtags":[],"user_mentions":[{"id":1151706787,"name":"Hari Li Hazelnut","indices":[0,7],"screen_name":"HariLi","id_str":"1151706787"},{"id":200112969,"name":"Futurezone","indices":[8,21],"screen_name":"futurezoneat","id_str":"200112969"},{"id":43325643,"name":"Piratenpartei","indices":[22,38],"screen_name":"piratenparteiat","id_str":"43325643"}]}</text:p>
          </table:table-cell>
        </table:table-row>
        <table:table-row table:style-name="ro21">
          <table:table-cell table:style-name="ce58" office:value-type="string">
            <text:p>310683623638593536</text:p>
          </table:table-cell>
          <table:table-cell table:style-name="ce59" office:value-type="string">
            <text:p>Jakob_Juergen</text:p>
          </table:table-cell>
          <table:table-cell table:style-name="ce59" office:value-type="string">
            <text:p>@MPirat1 Wie kann sich ein aufrechter #Pirat unsichtbar machen?  :-) #Paradoxon</text:p>
          </table:table-cell>
          <table:table-cell table:style-name="ce59" office:value-type="string">
            <text:p>Sun Mar 10 09:28:42 +0000 2013</text:p>
          </table:table-cell>
          <table:table-cell table:style-name="ce60" office:value-type="float" office:value="41343.39493055555">
            <text:p>3/10/2013 10:28:42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564476214">
            <text:p>564476214</text:p>
          </table:table-cell>
          <table:table-cell table:style-name="ce59" office:value-type="string">
            <text:p>MPirat1</text:p>
          </table:table-cell>
          <table:table-cell table:style-name="ce59" office:value-type="float" office:value="559893006">
            <text:p>559893006</text:p>
          </table:table-cell>
          <table:table-cell table:style-name="ce59" office:value-type="string">
            <text:p>310682956492582912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019039621/ec203830145d34263282f58eb9beddfe_normal.jpeg</text:p>
          </table:table-cell>
          <table:table-cell table:style-name="ce59" office:value-type="float" office:value="340">
            <text:p>340</text:p>
          </table:table-cell>
          <table:table-cell table:style-name="ce59" office:value-type="float" office:value="686">
            <text:p>68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Jakob_Juergen/statuses/310683623638593536</text:p>
          </table:table-cell>
          <table:table-cell table:style-name="ce61" office:value-type="string">
            <text:p>{"urls":[],"hashtags":[{"text":"Pirat","indices":[38,44]},{"text":"Paradoxon","indices":[69,79]}],"user_mentions":[{"id":564476214,"name":"M.Pirat","indices":[0,8],"screen_name":"MPirat1","id_str":"564476214"}]}</text:p>
          </table:table-cell>
        </table:table-row>
        <table:table-row table:style-name="ro22">
          <table:table-cell table:style-name="ce58" office:value-type="string">
            <text:p>310678439021654016</text:p>
          </table:table-cell>
          <table:table-cell table:style-name="ce59" office:value-type="string">
            <text:p>HariLi</text:p>
          </table:table-cell>
          <table:table-cell table:style-name="ce59" office:value-type="string">
            <text:p>@Vilinthril @futurezoneat @piratenparteiat Aber die Privatnutzung von Kunst/Remixe war kein Thema.</text:p>
          </table:table-cell>
          <table:table-cell table:style-name="ce59" office:value-type="string">
            <text:p>Sun Mar 10 09:08:06 +0000 2013</text:p>
          </table:table-cell>
          <table:table-cell table:style-name="ce60" office:value-type="float" office:value="41343.380625">
            <text:p>3/10/2013 10:08:06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Vilinthril</text:p>
          </table:table-cell>
          <table:table-cell table:style-name="ce59" office:value-type="float" office:value="1151706787">
            <text:p>1151706787</text:p>
          </table:table-cell>
          <table:table-cell table:style-name="ce59" office:value-type="string">
            <text:p>310666567753031680</text:p>
          </table:table-cell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3212616895/40438b1fa403900f3b3f3daaf3b85a53_normal.jpeg</text:p>
          </table:table-cell>
          <table:table-cell table:style-name="ce59" office:value-type="float" office:value="6">
            <text:p>6</text:p>
          </table:table-cell>
          <table:table-cell table:style-name="ce59" office:value-type="float" office:value="41">
            <text:p>4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ariLi/statuses/310678439021654016</text:p>
          </table:table-cell>
          <table:table-cell table:style-name="ce61" office:value-type="string">
            <text:p>{"urls":[],"hashtags":[],"user_mentions":[{"id":263647843,"name":"LukasDanielKlausner","indices":[0,11],"screen_name":"Vilinthril","id_str":"263647843"},{"id":200112969,"name":"Futurezone","indices":[12,25],"screen_name":"futurezoneat","id_str":"200112969"},{"id":43325643,"name":"Piratenpartei","indices":[26,42],"screen_name":"piratenparteiat","id_str":"43325643"}]}</text:p>
          </table:table-cell>
        </table:table-row>
        <table:table-row table:style-name="ro23">
          <table:table-cell table:style-name="ce58" office:value-type="string">
            <text:p>310677800216584192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Wir #PIRAT|en haben auch Ex-Mitglieder von SPÖ, ÖVP, Grünen, … So what? No na waren politisch Interessierte davor tw. schon anderswo … /2</text:p>
          </table:table-cell>
          <table:table-cell table:style-name="ce59" office:value-type="string">
            <text:p>Sun Mar 10 09:05:34 +0000 2013</text:p>
          </table:table-cell>
          <table:table-cell table:style-name="ce60" office:value-type="float" office:value="41343.37886574074">
            <text:p>3/10/2013 10:05:34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63647843">
            <text:p>26364784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88">
            <text:p>388</text:p>
          </table:table-cell>
          <table:table-cell table:style-name="ce59" office:value-type="float" office:value="780">
            <text:p>78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0677800216584192</text:p>
          </table:table-cell>
          <table:table-cell table:style-name="ce61" office:value-type="string">
            <text:p>{"urls":[],"hashtags":[{"text":"PIRAT","indices":[4,10]}],"user_mentions":[]}</text:p>
          </table:table-cell>
        </table:table-row>
        <table:table-row table:style-name="ro23">
          <table:table-cell table:style-name="ce58" office:value-type="string">
            <text:p>310668616846692352</text:p>
          </table:table-cell>
          <table:table-cell table:style-name="ce59" office:value-type="string">
            <text:p>Bugspriet</text:p>
          </table:table-cell>
          <table:table-cell table:style-name="ce59" office:value-type="string">
            <text:p>RT @XTraTobi: @BuBernd So ein interview hätte ein parteiinternes Medium sicherlich gerne mit Dir gemacht - http://t.co/B0WVpiydEi #Pirat ...</text:p>
          </table:table-cell>
          <table:table-cell table:style-name="ce59" office:value-type="string">
            <text:p>Sun Mar 10 08:29:04 +0000 2013</text:p>
          </table:table-cell>
          <table:table-cell table:style-name="ce60" office:value-type="float" office:value="41343.35351851852">
            <text:p>3/10/2013 9:29:04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72033497">
            <text:p>72033497</text:p>
          </table:table-cell>
          <table:table-cell table:style-name="ce59"/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2334687356/n8vr99fmtp2heuuzfjjl_normal.jpeg</text:p>
          </table:table-cell>
          <table:table-cell table:style-name="ce59" office:value-type="float" office:value="601">
            <text:p>601</text:p>
          </table:table-cell>
          <table:table-cell table:style-name="ce59" office:value-type="float" office:value="761">
            <text:p>761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Bugspriet/statuses/310668616846692352</text:p>
          </table:table-cell>
          <table:table-cell table:style-name="ce61" office:value-type="string">
            <text:p>{"urls":[{"expanded_url":"http://newsticker.sueddeutsche.de/list/id/1427752","indices":[107,129],"display_url":"newsticker.sueddeutsche.de/list/id/1427752","url":"http://t.co/B0WVpiydEi"}],"hashtags":[{"text":"Pirat","indices":[130,136]}],"user_mentions":[{"id":55814144,"name":"XtraTobi","indices":[3,12],"screen_name":"XTraTobi","id_str":"55814144"},{"id":276438100,"name":"Bernd Schlömer","indices":[14,22],"screen_name":"BuBernd","id_str":"276438100"}]}</text:p>
          </table:table-cell>
        </table:table-row>
        <table:table-row table:style-name="ro23">
          <table:table-cell table:style-name="ce58" office:value-type="string">
            <text:p>310666567753031680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HariLi @futurezoneat @piratenparteiat Ja, eh – aber bei der Diskussion ging's ja auch dezidiert um Künstler und nicht um UHR.</text:p>
          </table:table-cell>
          <table:table-cell table:style-name="ce59" office:value-type="string">
            <text:p>Sun Mar 10 08:20:56 +0000 2013</text:p>
          </table:table-cell>
          <table:table-cell table:style-name="ce60" office:value-type="float" office:value="41343.347870370366">
            <text:p>3/10/2013 9:20:56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151706787">
            <text:p>1151706787</text:p>
          </table:table-cell>
          <table:table-cell table:style-name="ce59" office:value-type="string">
            <text:p>HariLi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0664973644869632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88">
            <text:p>388</text:p>
          </table:table-cell>
          <table:table-cell table:style-name="ce59" office:value-type="float" office:value="780">
            <text:p>78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0666567753031680</text:p>
          </table:table-cell>
          <table:table-cell table:style-name="ce61" office:value-type="string">
            <text:p>{"urls":[],"hashtags":[],"user_mentions":[{"id":1151706787,"name":"Hari Li Hazelnut","indices":[0,7],"screen_name":"HariLi","id_str":"1151706787"},{"id":200112969,"name":"Futurezone","indices":[8,21],"screen_name":"futurezoneat","id_str":"200112969"},{"id":43325643,"name":"Piratenpartei","indices":[22,38],"screen_name":"piratenparteiat","id_str":"43325643"}]}</text:p>
          </table:table-cell>
        </table:table-row>
        <table:table-row table:style-name="ro27">
          <table:table-cell table:style-name="ce58" office:value-type="string">
            <text:p>310665830297899008</text:p>
          </table:table-cell>
          <table:table-cell table:style-name="ce59" office:value-type="string">
            <text:p>Feli_Vs</text:p>
          </table:table-cell>
          <table:table-cell table:style-name="ce59" office:value-type="string">
            <text:p>ブログを更新しました「Brothers under the sun ♥ 」 http://t.co/QAvAEO8ujJ #ameba #ameblo #かわいい #馬 #pirat 見てください♥</text:p>
          </table:table-cell>
          <table:table-cell table:style-name="ce59" office:value-type="string">
            <text:p>Sun Mar 10 08:18:00 +0000 2013</text:p>
          </table:table-cell>
          <table:table-cell table:style-name="ce60" office:value-type="float" office:value="41343.34583333333">
            <text:p>3/10/2013 9:18:00</text:p>
          </table:table-cell>
          <table:table-cell table:style-name="ce59"/>
          <table:table-cell table:style-name="ce59" office:value-type="string">
            <text:p>ja</text:p>
          </table:table-cell>
          <table:table-cell table:number-columns-repeated="2" table:style-name="ce59"/>
          <table:table-cell table:style-name="ce59" office:value-type="float" office:value="314660428">
            <text:p>314660428</text:p>
          </table:table-cell>
          <table:table-cell table:style-name="ce59"/>
          <table:table-cell table:style-name="ce61" office:value-type="string">
            <text:p>&lt;a href="http://www.ameba.jp" rel="nofollow"&gt;Ameba smartphone&lt;/a&gt;</text:p>
          </table:table-cell>
          <table:table-cell table:style-name="ce61" office:value-type="string">
            <text:p>http://a0.twimg.com/profile_images/3297330680/2534d9e2dc1198495dfde688d4bf4475_normal.jpeg</text:p>
          </table:table-cell>
          <table:table-cell table:style-name="ce59" office:value-type="float" office:value="312">
            <text:p>312</text:p>
          </table:table-cell>
          <table:table-cell table:style-name="ce59" office:value-type="float" office:value="214">
            <text:p>21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Feli_Vs/statuses/310665830297899008</text:p>
          </table:table-cell>
          <table:table-cell table:style-name="ce61" office:value-type="string">
            <text:p>{"urls":[{"expanded_url":"http://amba.to/Y7Brjs","indices":[38,60],"display_url":"amba.to/Y7Brjs","url":"http://t.co/QAvAEO8ujJ"}],"hashtags":[{"text":"ameba","indices":[61,67]},{"text":"ameblo","indices":[68,75]},{"text":"かわいい","indices":[76,81]},{"text":"馬","indices":[82,84]},{"text":"pirat","indices":[85,91]}],"user_mentions":[]}</text:p>
          </table:table-cell>
        </table:table-row>
        <table:table-row table:style-name="ro23">
          <table:table-cell table:style-name="ce58" office:value-type="string">
            <text:p>310664973644869632</text:p>
          </table:table-cell>
          <table:table-cell table:style-name="ce59" office:value-type="string">
            <text:p>HariLi</text:p>
          </table:table-cell>
          <table:table-cell table:style-name="ce59" office:value-type="string">
            <text:p>RT @futurezoneat Artikel zum Urheberrecht http://t.co/I7hNudAYMI mehr Inhalt als bei Diskussion von @piratenparteiat letzten Mittwoch</text:p>
          </table:table-cell>
          <table:table-cell table:style-name="ce59" office:value-type="string">
            <text:p>Sun Mar 10 08:14:36 +0000 2013</text:p>
          </table:table-cell>
          <table:table-cell table:style-name="ce60" office:value-type="float" office:value="41343.34347222222">
            <text:p>3/10/2013 9:14:3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151706787">
            <text:p>1151706787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3212616895/40438b1fa403900f3b3f3daaf3b85a53_normal.jpeg</text:p>
          </table:table-cell>
          <table:table-cell table:style-name="ce59" office:value-type="float" office:value="6">
            <text:p>6</text:p>
          </table:table-cell>
          <table:table-cell table:style-name="ce59" office:value-type="float" office:value="41">
            <text:p>4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ariLi/statuses/310664973644869632</text:p>
          </table:table-cell>
          <table:table-cell table:style-name="ce61" office:value-type="string">
            <text:p>{"urls":[{"expanded_url":"http://futurezone.at/netzpolitik/14516-urheberrecht-mediennutzung-in-der-grauzone.php","indices":[42,64],"display_url":"futurezone.at/netzpolitik/14\u2026","url":"http://t.co/I7hNudAYMI"}],"hashtags":[],"user_mentions":[{"id":200112969,"name":"Futurezone","indices":[3,16],"screen_name":"futurezoneat","id_str":"200112969"},{"id":43325643,"name":"Piratenpartei","indices":[100,116],"screen_name":"piratenparteiat","id_str":"43325643"}]}</text:p>
          </table:table-cell>
        </table:table-row>
        <table:table-row table:style-name="ro21">
          <table:table-cell table:style-name="ce58" office:value-type="string">
            <text:p>310657312274661376</text:p>
          </table:table-cell>
          <table:table-cell table:style-name="ce59" office:value-type="string">
            <text:p>angelamagri2</text:p>
          </table:table-cell>
          <table:table-cell table:style-name="ce59" office:value-type="string">
            <text:p>RT @ProSieben: Ein bisschen Frieden? Sandalen-#Pirat #Ponader tritt zurück http://t.co/EI1Y9CKfrO</text:p>
          </table:table-cell>
          <table:table-cell table:style-name="ce59" office:value-type="string">
            <text:p>Sun Mar 10 07:44:09 +0000 2013</text:p>
          </table:table-cell>
          <table:table-cell table:style-name="ce60" office:value-type="float" office:value="41343.32232638889">
            <text:p>3/10/2013 8:44:09</text:p>
          </table:table-cell>
          <table:table-cell table:style-name="ce59"/>
          <table:table-cell table:style-name="ce59" office:value-type="string">
            <text:p>it</text:p>
          </table:table-cell>
          <table:table-cell table:number-columns-repeated="2" table:style-name="ce59"/>
          <table:table-cell table:style-name="ce59" office:value-type="float" office:value="391361732">
            <text:p>391361732</text:p>
          </table:table-cell>
          <table:table-cell table:style-name="ce59"/>
          <table:table-cell table:style-name="ce61" office:value-type="string">
            <text:p>&lt;a href="http://twitter.com/tweetbutton" rel="nofollow"&gt;Tweet Button&lt;/a&gt;</text:p>
          </table:table-cell>
          <table:table-cell table:style-name="ce61" office:value-type="string">
            <text:p>http://a0.twimg.com/profile_images/3151467880/0a561f2cf293c715f9986cfcf52bea2d_normal.jpeg</text:p>
          </table:table-cell>
          <table:table-cell table:style-name="ce59" office:value-type="float" office:value="54">
            <text:p>54</text:p>
          </table:table-cell>
          <table:table-cell table:style-name="ce59" office:value-type="float" office:value="125">
            <text:p>125</text:p>
          </table:table-cell>
          <table:table-cell table:style-name="ce59"/>
          <table:table-cell table:style-name="ce59" office:value-type="string">
            <text:p>http://twitter.com/angelamagri2/statuses/310657312274661376</text:p>
          </table:table-cell>
          <table:table-cell table:style-name="ce61" office:value-type="string">
            <text:p>{"urls":[{"expanded_url":"http://bit.ly/WTlH6K","indices":[75,97],"display_url":"bit.ly/WTlH6K","url":"http://t.co/EI1Y9CKfrO"}],"hashtags":[{"text":"Pirat","indices":[46,52]},{"text":"Ponader","indices":[53,61]}],"user_mentions":[{"id":13951532,"name":"ProSieben","indices":[3,13],"screen_name":"ProSieben","id_str":"13951532"}]}</text:p>
          </table:table-cell>
        </table:table-row>
        <table:table-row table:style-name="ro21">
          <table:table-cell table:style-name="ce58" office:value-type="string">
            <text:p>310656330924949504</text:p>
          </table:table-cell>
          <table:table-cell table:style-name="ce59" office:value-type="string">
            <text:p>PunkyKittyCafe</text:p>
          </table:table-cell>
          <table:table-cell table:style-name="ce59" office:value-type="string">
            <text:p>@Y5ANN Ihr habt einen mehr als schwachsinnigen Entschluss unterschrieben #Pirat</text:p>
          </table:table-cell>
          <table:table-cell table:style-name="ce59" office:value-type="string">
            <text:p>Sun Mar 10 07:40:15 +0000 2013</text:p>
          </table:table-cell>
          <table:table-cell table:style-name="ce60" office:value-type="float" office:value="41343.31961805555">
            <text:p>3/10/2013 8:40:15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265144290">
            <text:p>265144290</text:p>
          </table:table-cell>
          <table:table-cell table:style-name="ce59" office:value-type="string">
            <text:p>Y5ANN</text:p>
          </table:table-cell>
          <table:table-cell table:style-name="ce59" office:value-type="float" office:value="1010152818">
            <text:p>1010152818</text:p>
          </table:table-cell>
          <table:table-cell table:style-name="ce59" office:value-type="string">
            <text:p>310655947804659712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3355564285/1fdec00dac2c1081059c1c1598c4363a_normal.jpeg</text:p>
          </table:table-cell>
          <table:table-cell table:style-name="ce59" office:value-type="float" office:value="264">
            <text:p>264</text:p>
          </table:table-cell>
          <table:table-cell table:style-name="ce59" office:value-type="float" office:value="333">
            <text:p>33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unkyKittyCafe/statuses/310656330924949504</text:p>
          </table:table-cell>
          <table:table-cell table:style-name="ce61" office:value-type="string">
            <text:p>{"urls":[],"hashtags":[{"text":"Pirat","indices":[73,79]}],"user_mentions":[{"id":265144290,"name":"Ysann","indices":[0,6],"screen_name":"Y5ANN","id_str":"265144290"}]}</text:p>
          </table:table-cell>
        </table:table-row>
        <table:table-row table:style-name="ro23">
          <table:table-cell table:style-name="ce58" office:value-type="string">
            <text:p>310655947804659712</text:p>
          </table:table-cell>
          <table:table-cell table:style-name="ce59" office:value-type="string">
            <text:p>Y5ANN</text:p>
          </table:table-cell>
          <table:table-cell table:style-name="ce59" office:value-type="string">
            <text:p>@PunkyKittyCafe In Köln hat kein #Pirat gesagt:wir wollen kein jüd. Museum!Es ging einzig darum,daß Köln f.d.gesamten Komplex KEIN GELD HAT!</text:p>
          </table:table-cell>
          <table:table-cell table:style-name="ce59" office:value-type="string">
            <text:p>Sun Mar 10 07:38:44 +0000 2013</text:p>
          </table:table-cell>
          <table:table-cell table:style-name="ce60" office:value-type="float" office:value="41343.318564814814">
            <text:p>3/10/2013 8:38:44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010152818">
            <text:p>1010152818</text:p>
          </table:table-cell>
          <table:table-cell table:style-name="ce59" office:value-type="string">
            <text:p>PunkyKittyCafe</text:p>
          </table:table-cell>
          <table:table-cell table:style-name="ce59" office:value-type="float" office:value="265144290">
            <text:p>265144290</text:p>
          </table:table-cell>
          <table:table-cell table:style-name="ce59" office:value-type="string">
            <text:p>310655069873922048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265255049/38n1zswh8355h3kglip0_normal.jpeg</text:p>
          </table:table-cell>
          <table:table-cell table:style-name="ce59" office:value-type="float" office:value="181">
            <text:p>181</text:p>
          </table:table-cell>
          <table:table-cell table:style-name="ce59" office:value-type="float" office:value="151">
            <text:p>15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Y5ANN/statuses/310655947804659712</text:p>
          </table:table-cell>
          <table:table-cell table:style-name="ce61" office:value-type="string">
            <text:p>{"urls":[],"hashtags":[{"text":"Pirat","indices":[33,39]}],"user_mentions":[{"id":1010152818,"name":"Frank","indices":[0,15],"screen_name":"PunkyKittyCafe","id_str":"1010152818"}]}</text:p>
          </table:table-cell>
        </table:table-row>
        <table:table-row table:style-name="ro23">
          <table:table-cell table:style-name="ce58" office:value-type="string">
            <text:p>310581086608564224</text:p>
          </table:table-cell>
          <table:table-cell table:style-name="ce59" office:value-type="string">
            <text:p>glazaldem</text:p>
          </table:table-cell>
          <table:table-cell table:style-name="ce59" office:value-type="string">
            <text:p>RT @planetdex: Esta noche el Capitán Morgan y un servidor nos batiremos a duelo para decidir de una vez por todas quién es el más #PIRAT ...</text:p>
          </table:table-cell>
          <table:table-cell table:style-name="ce59" office:value-type="string">
            <text:p>Sun Mar 10 02:41:16 +0000 2013</text:p>
          </table:table-cell>
          <table:table-cell table:style-name="ce60" office:value-type="float" office:value="41343.11199074074">
            <text:p>3/10/2013 3:41:16</text:p>
          </table:table-cell>
          <table:table-cell table:style-name="ce59"/>
          <table:table-cell table:style-name="ce59" office:value-type="string">
            <text:p>es</text:p>
          </table:table-cell>
          <table:table-cell table:number-columns-repeated="2" table:style-name="ce59"/>
          <table:table-cell table:style-name="ce59" office:value-type="float" office:value="40986382">
            <text:p>40986382</text:p>
          </table:table-cell>
          <table:table-cell table:style-name="ce59"/>
          <table:table-cell table:style-name="ce61" office:value-type="string">
            <text:p>&lt;a href="http://www.tweetcaster.com" rel="nofollow"&gt;TweetCaster for Android&lt;/a&gt;</text:p>
          </table:table-cell>
          <table:table-cell table:style-name="ce61" office:value-type="string">
            <text:p>http://a0.twimg.com/profile_images/1550249740/thefreshmakerPsykopainted_normal.jpg</text:p>
          </table:table-cell>
          <table:table-cell table:style-name="ce59" office:value-type="float" office:value="61">
            <text:p>61</text:p>
          </table:table-cell>
          <table:table-cell table:style-name="ce59" office:value-type="float" office:value="209">
            <text:p>209</text:p>
          </table:table-cell>
          <table:table-cell table:style-name="ce59" office:value-type="float" office:value="-21600">
            <text:p>-21600</text:p>
          </table:table-cell>
          <table:table-cell table:style-name="ce59" office:value-type="string">
            <text:p>http://twitter.com/glazaldem/statuses/310581086608564224</text:p>
          </table:table-cell>
          <table:table-cell table:style-name="ce61" office:value-type="string">
            <text:p>{"urls":[],"hashtags":[{"text":"PIRAT","indices":[130,136]}],"user_mentions":[{"id":36387902,"name":"Dexito Dinamita","indices":[3,13],"screen_name":"planetdex","id_str":"36387902"}]}</text:p>
          </table:table-cell>
        </table:table-row>
        <table:table-row table:style-name="ro23">
          <table:table-cell table:style-name="ce58" office:value-type="string">
            <text:p>310557859232489472</text:p>
          </table:table-cell>
          <table:table-cell table:style-name="ce59" office:value-type="string">
            <text:p>a_harvey11</text:p>
          </table:table-cell>
          <table:table-cell table:style-name="ce59" office:value-type="string">
            <text:p>RT @ECUSPC: The men's basketball team wins a thriller in Minges and grabs their 9th CUSA win with an 86-79 victory over Marshall! #Pirat ...</text:p>
          </table:table-cell>
          <table:table-cell table:style-name="ce59" office:value-type="string">
            <text:p>Sun Mar 10 01:08:58 +0000 2013</text:p>
          </table:table-cell>
          <table:table-cell table:style-name="ce60" office:value-type="float" office:value="41343.04789351852">
            <text:p>3/10/2013 1:08:58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381703457">
            <text:p>381703457</text:p>
          </table:table-cell>
          <table:table-cell table:style-name="ce59"/>
          <table:table-cell table:style-name="ce61" office:value-type="string">
            <text:p>&lt;a href="http://blackberry.com/twitter" rel="nofollow"&gt;Twitter for BlackBerry®&lt;/a&gt;</text:p>
          </table:table-cell>
          <table:table-cell table:style-name="ce61" office:value-type="string">
            <text:p>http://a0.twimg.com/profile_images/1564274135/ECU_normal.jpg</text:p>
          </table:table-cell>
          <table:table-cell table:style-name="ce59" office:value-type="float" office:value="72">
            <text:p>72</text:p>
          </table:table-cell>
          <table:table-cell table:style-name="ce59" office:value-type="float" office:value="302">
            <text:p>302</text:p>
          </table:table-cell>
          <table:table-cell table:style-name="ce59" office:value-type="float" office:value="-18000">
            <text:p>-18000</text:p>
          </table:table-cell>
          <table:table-cell table:style-name="ce59" office:value-type="string">
            <text:p>http://twitter.com/a_harvey11/statuses/310557859232489472</text:p>
          </table:table-cell>
          <table:table-cell table:style-name="ce61" office:value-type="string">
            <text:p>{"urls":[],"hashtags":[{"text":"Pirat","indices":[130,136]}],"user_mentions":[{"id":69290763,"name":"Student Pirate Club","indices":[3,10],"screen_name":"ECUSPC","id_str":"69290763"}]}</text:p>
          </table:table-cell>
        </table:table-row>
        <table:table-row table:style-name="ro23">
          <table:table-cell table:style-name="ce58" office:value-type="string">
            <text:p>310555055659036672</text:p>
          </table:table-cell>
          <table:table-cell table:style-name="ce59" office:value-type="string">
            <text:p>ecutix</text:p>
          </table:table-cell>
          <table:table-cell table:style-name="ce59" office:value-type="string">
            <text:p>RT @ECUSPC: The men's basketball team wins a thriller in Minges and grabs their 9th CUSA win with an 86-79 victory over Marshall! #Pirat ...</text:p>
          </table:table-cell>
          <table:table-cell table:style-name="ce59" office:value-type="string">
            <text:p>Sun Mar 10 00:57:49 +0000 2013</text:p>
          </table:table-cell>
          <table:table-cell table:style-name="ce60" office:value-type="float" office:value="41343.04015046296">
            <text:p>3/10/2013 0:57:49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501144572">
            <text:p>501144572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548884967/nhr8nzlvduzlo7dunfbp_normal.jpeg</text:p>
          </table:table-cell>
          <table:table-cell table:style-name="ce59" office:value-type="float" office:value="374">
            <text:p>374</text:p>
          </table:table-cell>
          <table:table-cell table:style-name="ce59" office:value-type="float" office:value="57">
            <text:p>57</text:p>
          </table:table-cell>
          <table:table-cell table:style-name="ce59" office:value-type="float" office:value="-18000">
            <text:p>-18000</text:p>
          </table:table-cell>
          <table:table-cell table:style-name="ce59" office:value-type="string">
            <text:p>http://twitter.com/ecutix/statuses/310555055659036672</text:p>
          </table:table-cell>
          <table:table-cell table:style-name="ce61" office:value-type="string">
            <text:p>{"urls":[],"hashtags":[{"text":"Pirat","indices":[130,136]}],"user_mentions":[{"id":69290763,"name":"Student Pirate Club","indices":[3,10],"screen_name":"ECUSPC","id_str":"69290763"}]}</text:p>
          </table:table-cell>
        </table:table-row>
        <table:table-row table:style-name="ro23">
          <table:table-cell table:style-name="ce58" office:value-type="string">
            <text:p>310545935405039616</text:p>
          </table:table-cell>
          <table:table-cell table:style-name="ce59" office:value-type="string">
            <text:p>GoinOnARamPAIGE</text:p>
          </table:table-cell>
          <table:table-cell table:style-name="ce59" office:value-type="string">
            <text:p>RT @ECUSPC: The men's basketball team wins a thriller in Minges and grabs their 9th CUSA win with an 86-79 victory over Marshall! #Pirat ...</text:p>
          </table:table-cell>
          <table:table-cell table:style-name="ce59" office:value-type="string">
            <text:p>Sun Mar 10 00:21:35 +0000 2013</text:p>
          </table:table-cell>
          <table:table-cell table:style-name="ce60" office:value-type="float" office:value="41343.01498842592">
            <text:p>3/10/2013 0:21:35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76785963">
            <text:p>176785963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347379669/957a043c34cf39e28e665e76d34d6fc2_normal.jpeg</text:p>
          </table:table-cell>
          <table:table-cell table:style-name="ce59" office:value-type="float" office:value="489">
            <text:p>489</text:p>
          </table:table-cell>
          <table:table-cell table:style-name="ce59" office:value-type="float" office:value="742">
            <text:p>742</text:p>
          </table:table-cell>
          <table:table-cell table:style-name="ce59" office:value-type="float" office:value="-21600">
            <text:p>-21600</text:p>
          </table:table-cell>
          <table:table-cell table:style-name="ce59" office:value-type="string">
            <text:p>http://twitter.com/GoinOnARamPAIGE/statuses/310545935405039616</text:p>
          </table:table-cell>
          <table:table-cell table:style-name="ce61" office:value-type="string">
            <text:p>{"urls":[],"hashtags":[{"text":"Pirat","indices":[130,136]}],"user_mentions":[{"id":69290763,"name":"Student Pirate Club","indices":[3,10],"screen_name":"ECUSPC","id_str":"69290763"}]}</text:p>
          </table:table-cell>
        </table:table-row>
        <table:table-row table:style-name="ro23">
          <table:table-cell table:style-name="ce58" office:value-type="string">
            <text:p>310545593376337920</text:p>
          </table:table-cell>
          <table:table-cell table:style-name="ce59" office:value-type="string">
            <text:p>SPrice89</text:p>
          </table:table-cell>
          <table:table-cell table:style-name="ce59" office:value-type="string">
            <text:p>RT @ECUSPC: The men's basketball team wins a thriller in Minges and grabs their 9th CUSA win with an 86-79 victory over Marshall! #Pirat ...</text:p>
          </table:table-cell>
          <table:table-cell table:style-name="ce59" office:value-type="string">
            <text:p>Sun Mar 10 00:20:13 +0000 2013</text:p>
          </table:table-cell>
          <table:table-cell table:style-name="ce60" office:value-type="float" office:value="41343.01403935185">
            <text:p>3/10/2013 0:20:1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59277614">
            <text:p>159277614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359898434/75208f47f533bf4810c535724fbc9276_normal.jpeg</text:p>
          </table:table-cell>
          <table:table-cell table:style-name="ce59" office:value-type="float" office:value="37">
            <text:p>37</text:p>
          </table:table-cell>
          <table:table-cell table:style-name="ce59" office:value-type="float" office:value="242">
            <text:p>242</text:p>
          </table:table-cell>
          <table:table-cell table:style-name="ce59"/>
          <table:table-cell table:style-name="ce59" office:value-type="string">
            <text:p>http://twitter.com/SPrice89/statuses/310545593376337920</text:p>
          </table:table-cell>
          <table:table-cell table:style-name="ce61" office:value-type="string">
            <text:p>{"urls":[],"hashtags":[{"text":"Pirat","indices":[130,136]}],"user_mentions":[{"id":69290763,"name":"Student Pirate Club","indices":[3,10],"screen_name":"ECUSPC","id_str":"69290763"}]}</text:p>
          </table:table-cell>
        </table:table-row>
        <table:table-row table:style-name="ro23">
          <table:table-cell table:style-name="ce58" office:value-type="string">
            <text:p>310508034856218624</text:p>
          </table:table-cell>
          <table:table-cell table:style-name="ce59" office:value-type="string">
            <text:p>DerfairePirat</text:p>
          </table:table-cell>
          <table:table-cell table:style-name="ce59" office:value-type="string">
            <text:p>@Teufelsblume Als #Pirat wäre man erstaunt, wenn man hören würde, RTL hat vor einem halben Jahr die Sendungen eingestellt :-)</text:p>
          </table:table-cell>
          <table:table-cell table:style-name="ce59" office:value-type="string">
            <text:p>Sat Mar 09 21:50:59 +0000 2013</text:p>
          </table:table-cell>
          <table:table-cell table:style-name="ce60" office:value-type="float" office:value="41342.91040509259">
            <text:p>3/9/2013 21:50:59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234535514">
            <text:p>234535514</text:p>
          </table:table-cell>
          <table:table-cell table:style-name="ce59" office:value-type="string">
            <text:p>Teufelsblume</text:p>
          </table:table-cell>
          <table:table-cell table:style-name="ce59" office:value-type="float" office:value="589509594">
            <text:p>589509594</text:p>
          </table:table-cell>
          <table:table-cell table:style-name="ce59" office:value-type="string">
            <text:p>183301402645377024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248469327/LTW_NRW_2012_HF_1_normal.jpg</text:p>
          </table:table-cell>
          <table:table-cell table:style-name="ce59" office:value-type="float" office:value="686">
            <text:p>686</text:p>
          </table:table-cell>
          <table:table-cell table:style-name="ce59" office:value-type="float" office:value="1670">
            <text:p>1670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DerfairePirat/statuses/310508034856218624</text:p>
          </table:table-cell>
          <table:table-cell table:style-name="ce61" office:value-type="string">
            <text:p>{"urls":[],"hashtags":[{"text":"Pirat","indices":[18,24]}],"user_mentions":[{"id":234535514,"name":"Anna Mantis","indices":[0,13],"screen_name":"Teufelsblume","id_str":"234535514"}]}</text:p>
          </table:table-cell>
        </table:table-row>
        <table:table-row table:style-name="ro21">
          <table:table-cell table:style-name="ce58" office:value-type="string">
            <text:p>310485610978742272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.@kofi2go Fairerweise: @neos_eu ist recht zentristisch, wir #PIRAT|en sind Mitte links …</text:p>
          </table:table-cell>
          <table:table-cell table:style-name="ce59" office:value-type="string">
            <text:p>Sat Mar 09 20:21:52 +0000 2013</text:p>
          </table:table-cell>
          <table:table-cell table:style-name="ce60" office:value-type="float" office:value="41342.84851851852">
            <text:p>3/9/2013 20:21:52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249181465">
            <text:p>249181465</text:p>
          </table:table-cell>
          <table:table-cell table:style-name="ce59" office:value-type="string">
            <text:p>kofi2go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0475793526554624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87">
            <text:p>387</text:p>
          </table:table-cell>
          <table:table-cell table:style-name="ce59" office:value-type="float" office:value="778">
            <text:p>77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0485610978742272</text:p>
          </table:table-cell>
          <table:table-cell table:style-name="ce61" office:value-type="string">
            <text:p>{"urls":[],"hashtags":[{"text":"PIRAT","indices":[60,66]}],"user_mentions":[{"id":249181465,"name":"Herr  K O F L E R","indices":[1,9],"screen_name":"kofi2go","id_str":"249181465"},{"id":819698388,"name":"Das Neue Österreich","indices":[23,31],"screen_name":"neos_eu","id_str":"819698388"}]}</text:p>
          </table:table-cell>
        </table:table-row>
        <table:table-row table:style-name="ro25">
          <table:table-cell table:style-name="ce58" office:value-type="string">
            <text:p>310484830527815680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FSchweitzer … uns #PIRAT|en halt eher nicht. ;)</text:p>
          </table:table-cell>
          <table:table-cell table:style-name="ce59" office:value-type="string">
            <text:p>Sat Mar 09 20:18:46 +0000 2013</text:p>
          </table:table-cell>
          <table:table-cell table:style-name="ce60" office:value-type="float" office:value="41342.84636574074">
            <text:p>3/9/2013 20:18:46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295970422">
            <text:p>295970422</text:p>
          </table:table-cell>
          <table:table-cell table:style-name="ce59" office:value-type="string">
            <text:p>FSchweitzer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0472238988156928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87">
            <text:p>387</text:p>
          </table:table-cell>
          <table:table-cell table:style-name="ce59" office:value-type="float" office:value="778">
            <text:p>77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0484830527815680</text:p>
          </table:table-cell>
          <table:table-cell table:style-name="ce61" office:value-type="string">
            <text:p>{"urls":[],"hashtags":[{"text":"PIRAT","indices":[19,25]}],"user_mentions":[{"id":295970422,"name":"Florian Schweitzer","indices":[0,12],"screen_name":"FSchweitzer","id_str":"295970422"}]}</text:p>
          </table:table-cell>
        </table:table-row>
        <table:table-row table:style-name="ro23">
          <table:table-cell table:style-name="ce58" office:value-type="string">
            <text:p>310471647356387328</text:p>
          </table:table-cell>
          <table:table-cell table:style-name="ce59" office:value-type="string">
            <text:p>BerndKasperidus</text:p>
          </table:table-cell>
          <table:table-cell table:style-name="ce59" office:value-type="string">
            <text:p>Proud to be gay and to be a #Pirat Because with the #Piraten I dont have to hide and can fight for what I believe in http://t.co/s2qLUW6ae9</text:p>
          </table:table-cell>
          <table:table-cell table:style-name="ce59" office:value-type="string">
            <text:p>Sat Mar 09 19:26:23 +0000 2013</text:p>
          </table:table-cell>
          <table:table-cell table:style-name="ce60" office:value-type="float" office:value="41342.80998842592">
            <text:p>3/9/2013 19:26:2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993132764">
            <text:p>993132764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3343313745/af98ec02b464e5a49701c448471ae2a1_normal.jpeg</text:p>
          </table:table-cell>
          <table:table-cell table:style-name="ce59" office:value-type="float" office:value="90">
            <text:p>90</text:p>
          </table:table-cell>
          <table:table-cell table:style-name="ce59" office:value-type="float" office:value="106">
            <text:p>106</text:p>
          </table:table-cell>
          <table:table-cell table:style-name="ce59"/>
          <table:table-cell table:style-name="ce59" office:value-type="string">
            <text:p>http://twitter.com/BerndKasperidus/statuses/310471647356387328</text:p>
          </table:table-cell>
          <table:table-cell table:style-name="ce61" office:value-type="string">
            <text:p>{"urls":[],"hashtags":[{"text":"Pirat","indices":[28,34]},{"text":"Piraten","indices":[52,60]}],"media":[{"sizes":{"small":{"w":301,"resize":"fit","h":680},"thumb":{"w":150,"resize":"crop","h":150},"large":{"w":708,"resize":"fit","h":1600},"medium":{"w":531,"resize":"fit","h":1200}},"id":310471647360581632,"media_url_https":"https://pbs.twimg.com/media/BE8EUX3CAAAIfew.jpg","media_url":"http://pbs.twimg.com/media/BE8EUX3CAAAIfew.jpg","expanded_url":"http://twitter.com/BerndKasperidus/status/310471647356387328/photo/1","indices":[117,139],"id_str":"310471647360581632","type":"photo","display_url":"pic.twitter.com/s2qLUW6ae9","url":"http://t.co/s2qLUW6ae9"}],"user_mentions":[]}</text:p>
          </table:table-cell>
        </table:table-row>
        <table:table-row table:style-name="ro23">
          <table:table-cell table:style-name="ce58" office:value-type="string">
            <text:p>310458030342950912</text:p>
          </table:table-cell>
          <table:table-cell table:style-name="ce59" office:value-type="string">
            <text:p>BerndKasperidus</text:p>
          </table:table-cell>
          <table:table-cell table:style-name="ce59" office:value-type="string">
            <text:p>@Volker_Beck was ich mich nur als #Pirat frage, warum haben die #Grünen das nicht schon bei rot-grün gemacht? @jensspahn @walli5 @fdp_de</text:p>
          </table:table-cell>
          <table:table-cell table:style-name="ce59" office:value-type="string">
            <text:p>Sat Mar 09 18:32:17 +0000 2013</text:p>
          </table:table-cell>
          <table:table-cell table:style-name="ce60" office:value-type="float" office:value="41342.772418981476">
            <text:p>3/9/2013 18:32:17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6337664">
            <text:p>16337664</text:p>
          </table:table-cell>
          <table:table-cell table:style-name="ce59" office:value-type="string">
            <text:p>Volker_Beck</text:p>
          </table:table-cell>
          <table:table-cell table:style-name="ce59" office:value-type="float" office:value="993132764">
            <text:p>993132764</text:p>
          </table:table-cell>
          <table:table-cell table:style-name="ce59" office:value-type="string">
            <text:p>310457117050040321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3343313745/af98ec02b464e5a49701c448471ae2a1_normal.jpeg</text:p>
          </table:table-cell>
          <table:table-cell table:style-name="ce59" office:value-type="float" office:value="88">
            <text:p>88</text:p>
          </table:table-cell>
          <table:table-cell table:style-name="ce59" office:value-type="float" office:value="105">
            <text:p>105</text:p>
          </table:table-cell>
          <table:table-cell table:style-name="ce59"/>
          <table:table-cell table:style-name="ce59" office:value-type="string">
            <text:p>http://twitter.com/BerndKasperidus/statuses/310458030342950912</text:p>
          </table:table-cell>
          <table:table-cell table:style-name="ce61" office:value-type="string">
            <text:p>{"urls":[],"hashtags":[{"text":"Pirat","indices":[34,40]},{"text":"Grünen","indices":[64,71]}],"user_mentions":[{"id":16337664,"name":"Volker Beck","indices":[0,12],"screen_name":"Volker_Beck","id_str":"16337664"},{"id":299650387,"name":"Jens Spahn","indices":[110,120],"screen_name":"jensspahn","id_str":"299650387"},{"id":38144749,"name":"axel wallrabenstein","indices":[121,128],"screen_name":"walli5","id_str":"38144749"},{"id":39475170,"name":"fdp.de","indices":[129,136],"screen_name":"fdp_de","id_str":"39475170"}]}</text:p>
          </table:table-cell>
        </table:table-row>
        <table:table-row table:style-name="ro22">
          <table:table-cell table:style-name="ce58" office:value-type="string">
            <text:p>310453744200458240</text:p>
          </table:table-cell>
          <table:table-cell table:style-name="ce59" office:value-type="string">
            <text:p>DerfairePirat</text:p>
          </table:table-cell>
          <table:table-cell table:style-name="ce59" office:value-type="string">
            <text:p>RT @EmanuelKotzian: Als #pirat verkleidet beim karnevalsumzug mtlaufen :) (@ Plaja de Gran Tarajal) [pic]: http://t.co/pTpba1xLkx</text:p>
          </table:table-cell>
          <table:table-cell table:style-name="ce59" office:value-type="string">
            <text:p>Sat Mar 09 18:15:15 +0000 2013</text:p>
          </table:table-cell>
          <table:table-cell table:style-name="ce60" office:value-type="float" office:value="41342.76059027778">
            <text:p>3/9/2013 18:15:1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89509594">
            <text:p>589509594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248469327/LTW_NRW_2012_HF_1_normal.jpg</text:p>
          </table:table-cell>
          <table:table-cell table:style-name="ce59" office:value-type="float" office:value="686">
            <text:p>686</text:p>
          </table:table-cell>
          <table:table-cell table:style-name="ce59" office:value-type="float" office:value="1660">
            <text:p>1660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DerfairePirat/statuses/310453744200458240</text:p>
          </table:table-cell>
          <table:table-cell table:style-name="ce61" office:value-type="string">
            <text:p>{"urls":[{"expanded_url":"http://4sq.com/WSWXGf","indices":[107,129],"display_url":"4sq.com/WSWXGf","url":"http://t.co/pTpba1xLkx"}],"hashtags":[{"text":"pirat","indices":[24,30]}],"user_mentions":[{"id":42631498,"name":"Emanuel Kotzian","indices":[3,18],"screen_name":"EmanuelKotzian","id_str":"42631498"}]}</text:p>
          </table:table-cell>
        </table:table-row>
        <table:table-row table:style-name="ro21">
          <table:table-cell table:style-name="ce58" office:value-type="string">
            <text:p>310453252225384448</text:p>
          </table:table-cell>
          <table:table-cell table:style-name="ce59" office:value-type="string">
            <text:p>EmanuelKotzian</text:p>
          </table:table-cell>
          <table:table-cell table:style-name="ce59" office:value-type="string">
            <text:p>Als #pirat verkleidet beim karnevalsumzug mtlaufen :) (@ Plaja de Gran Tarajal) [pic]: http://t.co/pTpba1xLkx</text:p>
          </table:table-cell>
          <table:table-cell table:style-name="ce59" office:value-type="string">
            <text:p>Sat Mar 09 18:13:17 +0000 2013</text:p>
          </table:table-cell>
          <table:table-cell table:style-name="ce60" office:value-type="float" office:value="41342.75922453703">
            <text:p>3/9/2013 18:13:1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2631498">
            <text:p>42631498</text:p>
          </table:table-cell>
          <table:table-cell table:style-name="ce59"/>
          <table:table-cell table:style-name="ce61" office:value-type="string">
            <text:p>&lt;a href="http://foursquare.com" rel="nofollow"&gt;foursquare&lt;/a&gt;</text:p>
          </table:table-cell>
          <table:table-cell table:style-name="ce61" office:value-type="string">
            <text:p>http://a0.twimg.com/profile_images/2299536402/260xvo5rz9l3whs95sdy_normal.jpeg</text:p>
          </table:table-cell>
          <table:table-cell table:style-name="ce59" office:value-type="float" office:value="849">
            <text:p>849</text:p>
          </table:table-cell>
          <table:table-cell table:style-name="ce59" office:value-type="float" office:value="461">
            <text:p>46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EmanuelKotzian/statuses/310453252225384448</text:p>
          </table:table-cell>
          <table:table-cell table:style-name="ce61" office:value-type="string">
            <text:p>{"urls":[{"expanded_url":"http://4sq.com/WSWXGf","indices":[87,109],"display_url":"4sq.com/WSWXGf","url":"http://t.co/pTpba1xLkx"}],"hashtags":[{"text":"pirat","indices":[4,10]}],"user_mentions":[]}</text:p>
          </table:table-cell>
        </table:table-row>
        <table:table-row table:style-name="ro22">
          <table:table-cell table:style-name="ce58" office:value-type="string">
            <text:p>310445481849413635</text:p>
          </table:table-cell>
          <table:table-cell table:style-name="ce59" office:value-type="string">
            <text:p>vertigonix</text:p>
          </table:table-cell>
          <table:table-cell table:style-name="ce59" office:value-type="string">
            <text:p>@SchaengelPirat ich schäme mich (mit vielen anwesenden piraten im publikum),obwohl ich kein #pirat bin,relativ fremd.</text:p>
          </table:table-cell>
          <table:table-cell table:style-name="ce59" office:value-type="string">
            <text:p>Sat Mar 09 17:42:25 +0000 2013</text:p>
          </table:table-cell>
          <table:table-cell table:style-name="ce60" office:value-type="float" office:value="41342.73778935185">
            <text:p>3/9/2013 17:42:25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377261179">
            <text:p>377261179</text:p>
          </table:table-cell>
          <table:table-cell table:style-name="ce59" office:value-type="string">
            <text:p>SchaengelPirat</text:p>
          </table:table-cell>
          <table:table-cell table:style-name="ce59" office:value-type="float" office:value="124169534">
            <text:p>124169534</text:p>
          </table:table-cell>
          <table:table-cell table:style-name="ce59" office:value-type="string">
            <text:p>310444274019889154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003837559/24e06ace88391dccc993c8e84a5593df_normal.jpeg</text:p>
          </table:table-cell>
          <table:table-cell table:style-name="ce59" office:value-type="float" office:value="739">
            <text:p>739</text:p>
          </table:table-cell>
          <table:table-cell table:style-name="ce59" office:value-type="float" office:value="1377">
            <text:p>137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ertigonix/statuses/310445481849413635</text:p>
          </table:table-cell>
          <table:table-cell table:style-name="ce61" office:value-type="string">
            <text:p>{"urls":[],"hashtags":[{"text":"pirat","indices":[92,98]}],"user_mentions":[{"id":377261179,"name":"Marie Sa","indices":[0,15],"screen_name":"SchaengelPirat","id_str":"377261179"}]}</text:p>
          </table:table-cell>
        </table:table-row>
        <table:table-row table:style-name="ro23">
          <table:table-cell table:style-name="ce58" office:value-type="string">
            <text:p>310445417928216576</text:p>
          </table:table-cell>
          <table:table-cell table:style-name="ce59" office:value-type="string">
            <text:p>hb_join</text:p>
          </table:table-cell>
          <table:table-cell table:style-name="ce59" office:value-type="string">
            <text:p>@Pirat_Aleks_A Ich bin nicht wegen persönlicher Interessen #Pirat geworden. Ich dachte, ich könnte etwas für die Freiheit im 21. Jhdt tun.</text:p>
          </table:table-cell>
          <table:table-cell table:style-name="ce59" office:value-type="string">
            <text:p>Sat Mar 09 17:42:10 +0000 2013</text:p>
          </table:table-cell>
          <table:table-cell table:style-name="ce60" office:value-type="float" office:value="41342.73761574074">
            <text:p>3/9/2013 17:42:10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31467152">
            <text:p>131467152</text:p>
          </table:table-cell>
          <table:table-cell table:style-name="ce59" office:value-type="string">
            <text:p>Pirat_Aleks_A</text:p>
          </table:table-cell>
          <table:table-cell table:style-name="ce59" office:value-type="float" office:value="567953103">
            <text:p>567953103</text:p>
          </table:table-cell>
          <table:table-cell table:style-name="ce59" office:value-type="string">
            <text:p>310443974471065601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194567693/IMG_0272_Einzel_1_normal.JPG</text:p>
          </table:table-cell>
          <table:table-cell table:style-name="ce59" office:value-type="float" office:value="1176">
            <text:p>1176</text:p>
          </table:table-cell>
          <table:table-cell table:style-name="ce59" office:value-type="float" office:value="1986">
            <text:p>198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b_join/statuses/310445417928216576</text:p>
          </table:table-cell>
          <table:table-cell table:style-name="ce61" office:value-type="string">
            <text:p>{"urls":[],"hashtags":[{"text":"Pirat","indices":[59,65]}],"user_mentions":[{"id":131467152,"name":"Aleks A.","indices":[0,14],"screen_name":"Pirat_Aleks_A","id_str":"131467152"}]}</text:p>
          </table:table-cell>
        </table:table-row>
        <table:table-row table:style-name="ro21">
          <table:table-cell table:style-name="ce58" office:value-type="string">
            <text:p>310434929756487681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.@bachleitner Ja, und in meiner gehen sich Koalitionen wie #PIRAT–#neos–#Grüne bequem aus. :p</text:p>
          </table:table-cell>
          <table:table-cell table:style-name="ce59" office:value-type="string">
            <text:p>Sat Mar 09 17:00:29 +0000 2013</text:p>
          </table:table-cell>
          <table:table-cell table:style-name="ce60" office:value-type="float" office:value="41342.70866898148">
            <text:p>3/9/2013 17:00:29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34888442">
            <text:p>34888442</text:p>
          </table:table-cell>
          <table:table-cell table:style-name="ce59" office:value-type="string">
            <text:p>bachleitner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0424909639725057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88">
            <text:p>388</text:p>
          </table:table-cell>
          <table:table-cell table:style-name="ce59" office:value-type="float" office:value="777">
            <text:p>77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0434929756487681</text:p>
          </table:table-cell>
          <table:table-cell table:style-name="ce61" office:value-type="string">
            <text:p>{"urls":[],"hashtags":[{"text":"PIRAT","indices":[59,65]},{"text":"neos","indices":[66,71]},{"text":"Grüne","indices":[72,78]}],"user_mentions":[{"id":34888442,"name":"Stefan Bachleitner","indices":[1,13],"screen_name":"bachleitner","id_str":"34888442"}]}</text:p>
          </table:table-cell>
        </table:table-row>
        <table:table-row table:style-name="ro23">
          <table:table-cell table:style-name="ce58" office:value-type="string">
            <text:p>310431641812205568</text:p>
          </table:table-cell>
          <table:table-cell table:style-name="ce59" office:value-type="string">
            <text:p>vertigonix</text:p>
          </table:table-cell>
          <table:table-cell table:style-name="ce59" office:value-type="string">
            <text:p>#ImCoolstenLandDerWelt erzählt ein #pirat auf der #euwikon raum1 ein zeug,was alle #ehrenamt ausführenden nicht nur beleidigt...</text:p>
          </table:table-cell>
          <table:table-cell table:style-name="ce59" office:value-type="string">
            <text:p>Sat Mar 09 16:47:25 +0000 2013</text:p>
          </table:table-cell>
          <table:table-cell table:style-name="ce60" office:value-type="float" office:value="41342.699594907404">
            <text:p>3/9/2013 16:47:25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24169534">
            <text:p>124169534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003837559/24e06ace88391dccc993c8e84a5593df_normal.jpeg</text:p>
          </table:table-cell>
          <table:table-cell table:style-name="ce59" office:value-type="float" office:value="739">
            <text:p>739</text:p>
          </table:table-cell>
          <table:table-cell table:style-name="ce59" office:value-type="float" office:value="1377">
            <text:p>137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ertigonix/statuses/310431641812205568</text:p>
          </table:table-cell>
          <table:table-cell table:style-name="ce61" office:value-type="string">
            <text:p>{"urls":[],"hashtags":[{"text":"ImCoolstenLandDerWelt","indices":[0,22]},{"text":"pirat","indices":[35,41]},{"text":"euwikon","indices":[50,58]},{"text":"ehrenamt","indices":[83,92]}],"user_mentions":[]}</text:p>
          </table:table-cell>
        </table:table-row>
        <table:table-row table:style-name="ro23">
          <table:table-cell table:style-name="ce58" office:value-type="string">
            <text:p>310420992663093250</text:p>
          </table:table-cell>
          <table:table-cell table:style-name="ce59" office:value-type="string">
            <text:p>Hajobetz</text:p>
          </table:table-cell>
          <table:table-cell table:style-name="ce59" office:value-type="string">
            <text:p>RT @herrconin: Ich bin #Pirat und ich bleibe es. Unabhängigig von Shitsorms und persönlichen Angriffen, die Idee ist einfach zu gut.</text:p>
          </table:table-cell>
          <table:table-cell table:style-name="ce59" office:value-type="string">
            <text:p>Sat Mar 09 16:05:06 +0000 2013</text:p>
          </table:table-cell>
          <table:table-cell table:style-name="ce60" office:value-type="float" office:value="41342.67020833333">
            <text:p>3/9/2013 16:05:06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26002838">
            <text:p>126002838</text:p>
          </table:table-cell>
          <table:table-cell table:style-name="ce59"/>
          <table:table-cell table:style-name="ce61" office:value-type="string">
            <text:p>&lt;a href="http://twitter.com/tweetbutton" rel="nofollow"&gt;Tweet Button&lt;/a&gt;</text:p>
          </table:table-cell>
          <table:table-cell table:style-name="ce61" office:value-type="string">
            <text:p>http://a0.twimg.com/sticky/default_profile_images/default_profile_3_normal.png</text:p>
          </table:table-cell>
          <table:table-cell table:style-name="ce59" office:value-type="float" office:value="23">
            <text:p>23</text:p>
          </table:table-cell>
          <table:table-cell table:style-name="ce59" office:value-type="float" office:value="32">
            <text:p>32</text:p>
          </table:table-cell>
          <table:table-cell table:style-name="ce59"/>
          <table:table-cell table:style-name="ce59" office:value-type="string">
            <text:p>http://twitter.com/Hajobetz/statuses/310420992663093250</text:p>
          </table:table-cell>
          <table:table-cell table:style-name="ce61" office:value-type="string">
            <text:p>{"urls":[],"hashtags":[{"text":"Pirat","indices":[23,29]}],"user_mentions":[{"id":205281883,"name":"Robert Conin","indices":[3,13],"screen_name":"herrconin","id_str":"205281883"}]}</text:p>
          </table:table-cell>
        </table:table-row>
        <table:table-row table:style-name="ro25">
          <table:table-cell table:style-name="ce58" office:value-type="string">
            <text:p>310420541611839488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mic_ung … in dem wir #PIRAT|en fehlen.</text:p>
          </table:table-cell>
          <table:table-cell table:style-name="ce59" office:value-type="string">
            <text:p>Sat Mar 09 16:03:19 +0000 2013</text:p>
          </table:table-cell>
          <table:table-cell table:style-name="ce60" office:value-type="float" office:value="41342.668969907405">
            <text:p>3/9/2013 16:03:19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730737896">
            <text:p>730737896</text:p>
          </table:table-cell>
          <table:table-cell table:style-name="ce59" office:value-type="string">
            <text:p>mic_ung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0344940460851201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88">
            <text:p>388</text:p>
          </table:table-cell>
          <table:table-cell table:style-name="ce59" office:value-type="float" office:value="776">
            <text:p>77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0420541611839488</text:p>
          </table:table-cell>
          <table:table-cell table:style-name="ce61" office:value-type="string">
            <text:p>{"urls":[],"hashtags":[{"text":"PIRAT","indices":[22,28]}],"user_mentions":[{"id":730737896,"name":"Michael Unger","indices":[0,8],"screen_name":"mic_ung","id_str":"730737896"}]}</text:p>
          </table:table-cell>
        </table:table-row>
        <table:table-row table:style-name="ro25">
          <table:table-cell table:style-name="ce58" office:value-type="string">
            <text:p>310418974611472384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josefkalina Pf, und #PIRAT? ;p</text:p>
          </table:table-cell>
          <table:table-cell table:style-name="ce59" office:value-type="string">
            <text:p>Sat Mar 09 15:57:05 +0000 2013</text:p>
          </table:table-cell>
          <table:table-cell table:style-name="ce60" office:value-type="float" office:value="41342.6646412037">
            <text:p>3/9/2013 15:57:05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436604292">
            <text:p>436604292</text:p>
          </table:table-cell>
          <table:table-cell table:style-name="ce59" office:value-type="string">
            <text:p>josefkalina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0363577385103362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88">
            <text:p>388</text:p>
          </table:table-cell>
          <table:table-cell table:style-name="ce59" office:value-type="float" office:value="776">
            <text:p>77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0418974611472384</text:p>
          </table:table-cell>
          <table:table-cell table:style-name="ce61" office:value-type="string">
            <text:p>{"urls":[],"hashtags":[{"text":"PIRAT","indices":[21,27]}],"user_mentions":[{"id":436604292,"name":"josef kalina","indices":[0,12],"screen_name":"josefkalina","id_str":"436604292"}]}</text:p>
          </table:table-cell>
        </table:table-row>
        <table:table-row table:style-name="ro25">
          <table:table-cell table:style-name="ce58" office:value-type="string">
            <text:p>310407017347022848</text:p>
          </table:table-cell>
          <table:table-cell table:style-name="ce59" office:value-type="string">
            <text:p>pyth2_0</text:p>
          </table:table-cell>
          <table:table-cell table:style-name="ce59" office:value-type="string">
            <text:p>Dieser #Pirat speiste in der #JU Bar. #avlsa http://t.co/UjwfnSYiq1</text:p>
          </table:table-cell>
          <table:table-cell table:style-name="ce59" office:value-type="string">
            <text:p>Sat Mar 09 15:09:35 +0000 2013</text:p>
          </table:table-cell>
          <table:table-cell table:style-name="ce60" office:value-type="float" office:value="41342.63165509259">
            <text:p>3/9/2013 15:09:35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65875890">
            <text:p>65875890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945173570/a6e21532c9cbafc203fe0b31c1d88485_normal.jpeg</text:p>
          </table:table-cell>
          <table:table-cell table:style-name="ce59" office:value-type="float" office:value="1999">
            <text:p>1999</text:p>
          </table:table-cell>
          <table:table-cell table:style-name="ce59" office:value-type="float" office:value="363">
            <text:p>36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yth2_0/statuses/310407017347022848</text:p>
          </table:table-cell>
          <table:table-cell table:style-name="ce61" office:value-type="string">
            <text:p>{"urls":[],"hashtags":[{"text":"Pirat","indices":[7,13]},{"text":"JU","indices":[29,32]},{"text":"avlsa","indices":[38,44]}],"media":[{"sizes":{"small":{"w":340,"resize":"fit","h":453},"thumb":{"w":150,"resize":"crop","h":150},"medium":{"w":600,"resize":"fit","h":800},"large":{"w":1024,"resize":"fit","h":1365}},"id":310407017351217154,"media_url_https":"https://pbs.twimg.com/media/BE7JiaUCAAI5qBn.jpg","media_url":"http://pbs.twimg.com/media/BE7JiaUCAAI5qBn.jpg","expanded_url":"http://twitter.com/pyth2_0/status/310407017347022848/photo/1","indices":[45,67],"id_str":"310407017351217154","type":"photo","display_url":"pic.twitter.com/UjwfnSYiq1","url":"http://t.co/UjwfnSYiq1"}],"user_mentions":[]}</text:p>
          </table:table-cell>
        </table:table-row>
        <table:table-row table:style-name="ro20">
          <table:table-cell table:style-name="ce58" office:value-type="string">
            <text:p>310400342586187777</text:p>
          </table:table-cell>
          <table:table-cell table:style-name="ce59" office:value-type="string">
            <text:p>LucasGerrits</text:p>
          </table:table-cell>
          <table:table-cell table:style-name="ce59" office:value-type="string">
            <text:p>RT @AstridGeisler: Demokratie 2.0: Ich habe einen Zweitaccount im #LQFB -und finde das ein Unding: http://t.co/qhKJsu3i #Pirat111 #Pirat ...</text:p>
          </table:table-cell>
          <table:table-cell table:style-name="ce59" office:value-type="string">
            <text:p>Sat Mar 09 14:43:03 +0000 2013</text:p>
          </table:table-cell>
          <table:table-cell table:style-name="ce60" office:value-type="float" office:value="41342.613229166665">
            <text:p>3/9/2013 14:43:0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9108885">
            <text:p>39108885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709255918/7108a5187d275759ae236a170b5a461f_normal.jpeg</text:p>
          </table:table-cell>
          <table:table-cell table:style-name="ce59" office:value-type="float" office:value="532">
            <text:p>532</text:p>
          </table:table-cell>
          <table:table-cell table:style-name="ce59" office:value-type="float" office:value="409">
            <text:p>409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LucasGerrits/statuses/310400342586187777</text:p>
          </table:table-cell>
          <table:table-cell table:style-name="ce61" office:value-type="string">
            <text:p>{"urls":[{"expanded_url":"http://piratenpad.de/p/zweitaccount","indices":[99,119],"display_url":"piratenpad.de/p/zweitaccount","url":"http://t.co/qhKJsu3i"}],"hashtags":[{"text":"LQFB","indices":[66,71]},{"text":"Pirat111","indices":[120,129]},{"text":"Pirat","indices":[130,136]}],"user_mentions":[{"id":563673584,"name":"Astrid Geisler","indices":[3,17],"screen_name":"AstridGeisler","id_str":"563673584"}]}</text:p>
          </table:table-cell>
        </table:table-row>
        <table:table-row table:style-name="ro22">
          <table:table-cell table:style-name="ce58" office:value-type="string">
            <text:p>310392894236286977</text:p>
          </table:table-cell>
          <table:table-cell table:style-name="ce59" office:value-type="string">
            <text:p>11thEchooo</text:p>
          </table:table-cell>
          <table:table-cell table:style-name="ce59" office:value-type="string">
            <text:p>RT @OfficialDA: Free Track für echte Piraten. Mit Schiff, Rum und Tripper! http://t.co/FRK6yX2uhZ #pirat #piraten</text:p>
          </table:table-cell>
          <table:table-cell table:style-name="ce59" office:value-type="string">
            <text:p>Sat Mar 09 14:13:27 +0000 2013</text:p>
          </table:table-cell>
          <table:table-cell table:style-name="ce60" office:value-type="float" office:value="41342.59267361111">
            <text:p>3/9/2013 14:13:2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611018695">
            <text:p>611018695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354428547/4018f53bfc81399c9c52877e9ce313c4_normal.png</text:p>
          </table:table-cell>
          <table:table-cell table:style-name="ce59" office:value-type="float" office:value="90">
            <text:p>90</text:p>
          </table:table-cell>
          <table:table-cell table:style-name="ce59" office:value-type="float" office:value="184">
            <text:p>18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11thEchooo/statuses/310392894236286977</text:p>
          </table:table-cell>
          <table:table-cell table:style-name="ce61" office:value-type="string">
            <text:p>{"urls":[{"expanded_url":"http://www.amazon.de/Pirat/dp/B00B2XW7GY/ref\u003dsr_1_1?ie\u003dUTF8\u0026qid\u003d1362824990\u0026sr\u003d8-1","indices":[75,97],"display_url":"amazon.de/Pirat/dp/B00B2\u2026","url":"http://t.co/FRK6yX2uhZ"}],"hashtags":[{"text":"pirat","indices":[98,104]},{"text":"piraten","indices":[105,113]}],"user_mentions":[{"id":84634402,"name":"Destination Anywhere","indices":[3,14],"screen_name":"OfficialDA","id_str":"84634402"}]}</text:p>
          </table:table-cell>
        </table:table-row>
        <table:table-row table:style-name="ro21">
          <table:table-cell table:style-name="ce58" office:value-type="string">
            <text:p>310375765936046080</text:p>
          </table:table-cell>
          <table:table-cell table:style-name="ce59" office:value-type="string">
            <text:p>OfficialDA</text:p>
          </table:table-cell>
          <table:table-cell table:style-name="ce59" office:value-type="string">
            <text:p>Free Track für echte Piraten. Mit Schiff, Rum und Tripper! http://t.co/FRK6yX2uhZ #pirat #piraten</text:p>
          </table:table-cell>
          <table:table-cell table:style-name="ce59" office:value-type="string">
            <text:p>Sat Mar 09 13:05:23 +0000 2013</text:p>
          </table:table-cell>
          <table:table-cell table:style-name="ce60" office:value-type="float" office:value="41342.54540509259">
            <text:p>3/9/2013 13:05:2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84634402">
            <text:p>84634402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885490617/7a0787561a97a0d34c97035f899d7d97_normal.png</text:p>
          </table:table-cell>
          <table:table-cell table:style-name="ce59" office:value-type="float" office:value="724">
            <text:p>724</text:p>
          </table:table-cell>
          <table:table-cell table:style-name="ce59" office:value-type="float" office:value="60">
            <text:p>6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OfficialDA/statuses/310375765936046080</text:p>
          </table:table-cell>
          <table:table-cell table:style-name="ce61" office:value-type="string">
            <text:p>{"urls":[{"expanded_url":"http://www.amazon.de/Pirat/dp/B00B2XW7GY/ref\u003dsr_1_1?ie\u003dUTF8\u0026qid\u003d1362824990\u0026sr\u003d8-1","indices":[59,81],"display_url":"amazon.de/Pirat/dp/B00B2\u2026","url":"http://t.co/FRK6yX2uhZ"}],"hashtags":[{"text":"pirat","indices":[82,88]},{"text":"piraten","indices":[89,97]}],"user_mentions":[]}</text:p>
          </table:table-cell>
        </table:table-row>
        <table:table-row table:style-name="ro20">
          <table:table-cell table:style-name="ce58" office:value-type="string">
            <text:p>310374445577564160</text:p>
          </table:table-cell>
          <table:table-cell table:style-name="ce59" office:value-type="string">
            <text:p>Maredi87</text:p>
          </table:table-cell>
          <table:table-cell table:style-name="ce59" office:value-type="string">
            <text:p>RT @T_Vambe: #Pirates #Pirates #Pirates #Pirates #Pirates #Pirates #Pirates #Pirates #Pirates #Pirates #Pirates #Pirates #Pirates #Pirat ...</text:p>
          </table:table-cell>
          <table:table-cell table:style-name="ce59" office:value-type="string">
            <text:p>Sat Mar 09 13:00:08 +0000 2013</text:p>
          </table:table-cell>
          <table:table-cell table:style-name="ce60" office:value-type="float" office:value="41342.54175925926">
            <text:p>3/9/2013 13:00:08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431618738">
            <text:p>431618738</text:p>
          </table:table-cell>
          <table:table-cell table:style-name="ce59"/>
          <table:table-cell table:style-name="ce61" office:value-type="string">
            <text:p>&lt;a href="http://blackberry.com/twitter" rel="nofollow"&gt;Twitter for BlackBerry®&lt;/a&gt;</text:p>
          </table:table-cell>
          <table:table-cell table:style-name="ce61" office:value-type="string">
            <text:p>http://a0.twimg.com/profile_images/1680860817/too_20hot_20to_20handle_normal.jpg</text:p>
          </table:table-cell>
          <table:table-cell table:style-name="ce59" office:value-type="float" office:value="38">
            <text:p>38</text:p>
          </table:table-cell>
          <table:table-cell table:style-name="ce59" office:value-type="float" office:value="90">
            <text:p>90</text:p>
          </table:table-cell>
          <table:table-cell table:style-name="ce59"/>
          <table:table-cell table:style-name="ce59" office:value-type="string">
            <text:p>http://twitter.com/Maredi87/statuses/310374445577564160</text:p>
          </table:table-cell>
          <table:table-cell table:style-name="ce61" office:value-type="string">
            <text:p>{"urls":[],"hashtags":[{"text":"Pirates","indices":[13,21]},{"text":"Pirates","indices":[22,30]},{"text":"Pirates","indices":[31,39]},{"text":"Pirates","indices":[40,48]},{"text":"Pirates","indices":[49,57]},{"text":"Pirates","indices":[58,66]},{"text":"Pirates","indices":[67,75]},{"text":"Pirates","indices":[76,84]},{"text":"Pirates","indices":[85,93]},{"text":"Pirates","indices":[94,102]},{"text":"Pirates","indices":[103,111]},{"text":"Pirates","indices":[112,120]},{"text":"Pirates","indices":[121,129]},{"text":"Pirat","indices":[130,136]}],"user_mentions":[{"id":244093585,"name":"Thando","indices":[3,11],"screen_name":"T_Vambe","id_str":"244093585"}]}</text:p>
          </table:table-cell>
        </table:table-row>
        <table:table-row table:style-name="ro23">
          <table:table-cell table:style-name="ce58" office:value-type="string">
            <text:p>310371502111477760</text:p>
          </table:table-cell>
          <table:table-cell table:style-name="ce59" office:value-type="string">
            <text:p>Einbruch</text:p>
          </table:table-cell>
          <table:table-cell table:style-name="ce59" office:value-type="string">
            <text:p>#Pirat wechselt zu den Dumpfbacken und nimmt seine #Fahne mit. https://t.co/dguXPSOy5u #wesemann @SchwarzerHundBo</text:p>
          </table:table-cell>
          <table:table-cell table:style-name="ce59" office:value-type="string">
            <text:p>Sat Mar 09 12:48:27 +0000 2013</text:p>
          </table:table-cell>
          <table:table-cell table:style-name="ce60" office:value-type="float" office:value="41342.53364583333">
            <text:p>3/9/2013 12:48:2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75743432">
            <text:p>275743432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904003343/123ab8d82e4f72bf0525cb478f255ac6_normal.jpeg</text:p>
          </table:table-cell>
          <table:table-cell table:style-name="ce59" office:value-type="float" office:value="93">
            <text:p>93</text:p>
          </table:table-cell>
          <table:table-cell table:style-name="ce59" office:value-type="float" office:value="129">
            <text:p>12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Einbruch/statuses/310371502111477760</text:p>
          </table:table-cell>
          <table:table-cell table:style-name="ce61" office:value-type="string">
            <text:p>{"urls":[{"expanded_url":"https://twitter.com/SchwarzerHundBo/status/310354628560703489","indices":[63,86],"display_url":"twitter.com/SchwarzerHundB\u2026","url":"https://t.co/dguXPSOy5u"}],"hashtags":[{"text":"Pirat","indices":[0,6]},{"text":"Fahne","indices":[51,57]},{"text":"wesemann","indices":[87,96]}],"user_mentions":[{"id":708936402,"name":"SchwarzerHund Bochum","indices":[97,113],"screen_name":"SchwarzerHundBo","id_str":"708936402"}]}</text:p>
          </table:table-cell>
        </table:table-row>
        <table:table-row table:style-name="ro23">
          <table:table-cell table:style-name="ce58" office:value-type="string">
            <text:p>310358788190392320</text:p>
          </table:table-cell>
          <table:table-cell table:style-name="ce59" office:value-type="string">
            <text:p>CBelinchon10</text:p>
          </table:table-cell>
          <table:table-cell table:style-name="ce59" office:value-type="string">
            <text:p>RT @Roland_Ka: #FrasesDeBorracho Mi mujer se fue con mi perro y llevo mas de un mes borracho asi que me da igual si vivo o muero. #Pirat ...</text:p>
          </table:table-cell>
          <table:table-cell table:style-name="ce59" office:value-type="string">
            <text:p>Sat Mar 09 11:57:55 +0000 2013</text:p>
          </table:table-cell>
          <table:table-cell table:style-name="ce60" office:value-type="float" office:value="41342.49855324074">
            <text:p>3/9/2013 11:57:55</text:p>
          </table:table-cell>
          <table:table-cell table:style-name="ce59"/>
          <table:table-cell table:style-name="ce59" office:value-type="string">
            <text:p>es</text:p>
          </table:table-cell>
          <table:table-cell table:number-columns-repeated="2" table:style-name="ce59"/>
          <table:table-cell table:style-name="ce59" office:value-type="float" office:value="554533619">
            <text:p>554533619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3319832211/b34b8b243db6e26fbbf3cbcf434740d6_normal.jpeg</text:p>
          </table:table-cell>
          <table:table-cell table:style-name="ce59" office:value-type="float" office:value="73">
            <text:p>73</text:p>
          </table:table-cell>
          <table:table-cell table:style-name="ce59" office:value-type="float" office:value="108">
            <text:p>10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Belinchon10/statuses/310358788190392320</text:p>
          </table:table-cell>
          <table:table-cell table:style-name="ce61" office:value-type="string">
            <text:p>{"urls":[],"hashtags":[{"text":"FrasesDeBorracho","indices":[15,32]},{"text":"Pirat","indices":[130,136]}],"user_mentions":[{"id":259763638,"name":"Oscarto Sparrow","indices":[3,13],"screen_name":"Roland_Ka","id_str":"259763638"}]}</text:p>
          </table:table-cell>
        </table:table-row>
        <table:table-row table:style-name="ro23">
          <table:table-cell table:style-name="ce58" office:value-type="string">
            <text:p>310353478948098048</text:p>
          </table:table-cell>
          <table:table-cell table:style-name="ce59" office:value-type="string">
            <text:p>19_Josele</text:p>
          </table:table-cell>
          <table:table-cell table:style-name="ce59" office:value-type="string">
            <text:p>RT @Roland_Ka: #FrasesDeBorracho Mi mujer se fue con mi perro y llevo mas de un mes borracho asi que me da igual si vivo o muero. #Pirat ...</text:p>
          </table:table-cell>
          <table:table-cell table:style-name="ce59" office:value-type="string">
            <text:p>Sat Mar 09 11:36:50 +0000 2013</text:p>
          </table:table-cell>
          <table:table-cell table:style-name="ce60" office:value-type="float" office:value="41342.48391203704">
            <text:p>3/9/2013 11:36:50</text:p>
          </table:table-cell>
          <table:table-cell table:style-name="ce59"/>
          <table:table-cell table:style-name="ce59" office:value-type="string">
            <text:p>es</text:p>
          </table:table-cell>
          <table:table-cell table:number-columns-repeated="2" table:style-name="ce59"/>
          <table:table-cell table:style-name="ce59" office:value-type="float" office:value="711446154">
            <text:p>711446154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3096345264/a3ce225d2dcf3321bc8fdcfae45ef074_normal.jpeg</text:p>
          </table:table-cell>
          <table:table-cell table:style-name="ce59" office:value-type="float" office:value="129">
            <text:p>129</text:p>
          </table:table-cell>
          <table:table-cell table:style-name="ce59" office:value-type="float" office:value="154">
            <text:p>15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19_Josele/statuses/310353478948098048</text:p>
          </table:table-cell>
          <table:table-cell table:style-name="ce61" office:value-type="string">
            <text:p>{"urls":[],"hashtags":[{"text":"FrasesDeBorracho","indices":[15,32]},{"text":"Pirat","indices":[130,136]}],"user_mentions":[{"id":259763638,"name":"Oscarto Sparrow","indices":[3,13],"screen_name":"Roland_Ka","id_str":"259763638"}]}</text:p>
          </table:table-cell>
        </table:table-row>
        <table:table-row table:style-name="ro23">
          <table:table-cell table:style-name="ce58" office:value-type="string">
            <text:p>310347701592154112</text:p>
          </table:table-cell>
          <table:table-cell table:style-name="ce59" office:value-type="string">
            <text:p>nutellaberliner</text:p>
          </table:table-cell>
          <table:table-cell table:style-name="ce59" office:value-type="string">
            <text:p>@BridgeAR wieso durfte beim LPT nur ein #pirat kommen? wasn das für ne komische regelung? @g_reichenbach @spdde</text:p>
          </table:table-cell>
          <table:table-cell table:style-name="ce59" office:value-type="string">
            <text:p>Sat Mar 09 11:13:52 +0000 2013</text:p>
          </table:table-cell>
          <table:table-cell table:style-name="ce60" office:value-type="float" office:value="41342.46796296296">
            <text:p>3/9/2013 11:13:52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362439810">
            <text:p>362439810</text:p>
          </table:table-cell>
          <table:table-cell table:style-name="ce59" office:value-type="string">
            <text:p>BridgeAR</text:p>
          </table:table-cell>
          <table:table-cell table:style-name="ce59" office:value-type="float" office:value="393055647">
            <text:p>393055647</text:p>
          </table:table-cell>
          <table:table-cell table:style-name="ce59" office:value-type="string">
            <text:p>310347540946096128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3312104044/fbfc483d3860179f7b2cb789b5e0e9ed_normal.jpeg</text:p>
          </table:table-cell>
          <table:table-cell table:style-name="ce59" office:value-type="float" office:value="980">
            <text:p>980</text:p>
          </table:table-cell>
          <table:table-cell table:style-name="ce59" office:value-type="float" office:value="895">
            <text:p>89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nutellaberliner/statuses/310347701592154112</text:p>
          </table:table-cell>
          <table:table-cell table:style-name="ce61" office:value-type="string">
            <text:p>{"urls":[],"hashtags":[{"text":"pirat","indices":[40,46]}],"user_mentions":[{"id":362439810,"name":"Ruben Bridgewater","indices":[0,9],"screen_name":"BridgeAR","id_str":"362439810"},{"id":277587918,"name":"Gerold Reichenbach","indices":[90,104],"screen_name":"g_reichenbach","id_str":"277587918"},{"id":26458162,"name":"SPD Parteivorstand","indices":[105,111],"screen_name":"spdde","id_str":"26458162"}]}</text:p>
          </table:table-cell>
        </table:table-row>
        <table:table-row table:style-name="ro22">
          <table:table-cell table:style-name="ce58" office:value-type="string">
            <text:p>310345140353003520</text:p>
          </table:table-cell>
          <table:table-cell table:style-name="ce59" office:value-type="string">
            <text:p>HeinzDobernig</text:p>
          </table:table-cell>
          <table:table-cell table:style-name="ce59" office:value-type="string">
            <text:p>@piratenparteiat Vielen Dank - sehr interessante Infos! Wann präsentiert Ihr euer endgültiges Partieprogramm?</text:p>
          </table:table-cell>
          <table:table-cell table:style-name="ce59" office:value-type="string">
            <text:p>Sat Mar 09 11:03:42 +0000 2013</text:p>
          </table:table-cell>
          <table:table-cell table:style-name="ce60" office:value-type="float" office:value="41342.46090277778">
            <text:p>3/9/2013 11:03:42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43325643">
            <text:p>43325643</text:p>
          </table:table-cell>
          <table:table-cell table:style-name="ce59" office:value-type="string">
            <text:p>piratenparteiat</text:p>
          </table:table-cell>
          <table:table-cell table:style-name="ce59" office:value-type="float" office:value="320183814">
            <text:p>320183814</text:p>
          </table:table-cell>
          <table:table-cell table:style-name="ce59" office:value-type="string">
            <text:p>310137016744554497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506879982/bshs90wlnws2zle3284m_normal.jpeg</text:p>
          </table:table-cell>
          <table:table-cell table:style-name="ce59" office:value-type="float" office:value="10141">
            <text:p>10141</text:p>
          </table:table-cell>
          <table:table-cell table:style-name="ce59" office:value-type="float" office:value="5791">
            <text:p>579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einzDobernig/statuses/310345140353003520</text:p>
          </table:table-cell>
          <table:table-cell table:style-name="ce61" office:value-type="string">
            <text:p>{"urls":[],"hashtags":[],"user_mentions":[{"id":43325643,"name":"Piratenpartei","indices":[0,16],"screen_name":"piratenparteiat","id_str":"43325643"}]}</text:p>
          </table:table-cell>
        </table:table-row>
        <table:table-row table:style-name="ro20">
          <table:table-cell table:style-name="ce58" office:value-type="string">
            <text:p>310331409522888704</text:p>
          </table:table-cell>
          <table:table-cell table:style-name="ce59" office:value-type="string">
            <text:p>s_mavula</text:p>
          </table:table-cell>
          <table:table-cell table:style-name="ce59" office:value-type="string">
            <text:p>RT @mmakoko: #Pirates #Pirates #Pirates #Pirates #Pirates #Pirates #Pirates #Pirates #Pirates #Pirates #Pirates #Pirates #Pirates #Pirat ...</text:p>
          </table:table-cell>
          <table:table-cell table:style-name="ce59" office:value-type="string">
            <text:p>Sat Mar 09 10:09:08 +0000 2013</text:p>
          </table:table-cell>
          <table:table-cell table:style-name="ce60" office:value-type="float" office:value="41342.423009259255">
            <text:p>3/9/2013 10:09:08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864216782">
            <text:p>864216782</text:p>
          </table:table-cell>
          <table:table-cell table:style-name="ce59"/>
          <table:table-cell table:style-name="ce61" office:value-type="string">
            <text:p>&lt;a href="http://www.tweetcaster.com" rel="nofollow"&gt;TweetCaster for Android&lt;/a&gt;</text:p>
          </table:table-cell>
          <table:table-cell table:style-name="ce61" office:value-type="string">
            <text:p>http://a0.twimg.com/profile_images/3332227403/4c978853f15bb2a37d4684d3e9fa4cda_normal.jpeg</text:p>
          </table:table-cell>
          <table:table-cell table:style-name="ce59" office:value-type="float" office:value="18">
            <text:p>18</text:p>
          </table:table-cell>
          <table:table-cell table:style-name="ce59" office:value-type="float" office:value="74">
            <text:p>74</text:p>
          </table:table-cell>
          <table:table-cell table:style-name="ce59"/>
          <table:table-cell table:style-name="ce59" office:value-type="string">
            <text:p>http://twitter.com/s_mavula/statuses/310331409522888704</text:p>
          </table:table-cell>
          <table:table-cell table:style-name="ce61" office:value-type="string">
            <text:p>{"urls":[],"hashtags":[{"text":"Pirates","indices":[13,21]},{"text":"Pirates","indices":[22,30]},{"text":"Pirates","indices":[31,39]},{"text":"Pirates","indices":[40,48]},{"text":"Pirates","indices":[49,57]},{"text":"Pirates","indices":[58,66]},{"text":"Pirates","indices":[67,75]},{"text":"Pirates","indices":[76,84]},{"text":"Pirates","indices":[85,93]},{"text":"Pirates","indices":[94,102]},{"text":"Pirates","indices":[103,111]},{"text":"Pirates","indices":[112,120]},{"text":"Pirates","indices":[121,129]},{"text":"Pirat","indices":[130,136]}],"user_mentions":[{"id":93692644,"name":"d(^^)b ","indices":[3,11],"screen_name":"mmakoko","id_str":"93692644"}]}</text:p>
          </table:table-cell>
        </table:table-row>
        <table:table-row table:style-name="ro23">
          <table:table-cell table:style-name="ce58" office:value-type="string">
            <text:p>310324637517099008</text:p>
          </table:table-cell>
          <table:table-cell table:style-name="ce59" office:value-type="string">
            <text:p>KBMusicmc</text:p>
          </table:table-cell>
          <table:table-cell table:style-name="ce59" office:value-type="string">
            <text:p>leider passt #papasein und #pirat sein nicht immer zusammen! Schade um den Infostand der @Piraten_TOEL wäre gern dabei :'(</text:p>
          </table:table-cell>
          <table:table-cell table:style-name="ce59" office:value-type="string">
            <text:p>Sat Mar 09 09:42:13 +0000 2013</text:p>
          </table:table-cell>
          <table:table-cell table:style-name="ce60" office:value-type="float" office:value="41342.40431712963">
            <text:p>3/9/2013 9:42:1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56751116">
            <text:p>556751116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213361118/275fdcbb-791b-4079-b9cf-879e8cda34f8_normal.png</text:p>
          </table:table-cell>
          <table:table-cell table:style-name="ce59" office:value-type="float" office:value="56">
            <text:p>56</text:p>
          </table:table-cell>
          <table:table-cell table:style-name="ce59" office:value-type="float" office:value="121">
            <text:p>12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BMusicmc/statuses/310324637517099008</text:p>
          </table:table-cell>
          <table:table-cell table:style-name="ce61" office:value-type="string">
            <text:p>{"urls":[],"hashtags":[{"text":"papasein","indices":[13,22]},{"text":"pirat","indices":[27,33]}],"user_mentions":[{"id":961942536,"name":"Piraten LK TÖL","indices":[89,102],"screen_name":"Piraten_TOEL","id_str":"961942536"}]}</text:p>
          </table:table-cell>
        </table:table-row>
        <table:table-row table:style-name="ro20">
          <table:table-cell table:style-name="ce58" office:value-type="string">
            <text:p>310320372484550656</text:p>
          </table:table-cell>
          <table:table-cell table:style-name="ce59" office:value-type="string">
            <text:p>Mulweli_Dee</text:p>
          </table:table-cell>
          <table:table-cell table:style-name="ce59" office:value-type="string">
            <text:p>RT @cUmiE201: Awee :D RT @joz_zus369: We be doin the Gungnam style today after we crunch those chips....#Upthebucs #PiratesDumela #Pirat ...</text:p>
          </table:table-cell>
          <table:table-cell table:style-name="ce59" office:value-type="string">
            <text:p>Sat Mar 09 09:25:16 +0000 2013</text:p>
          </table:table-cell>
          <table:table-cell table:style-name="ce60" office:value-type="float" office:value="41342.392546296294">
            <text:p>3/9/2013 9:25:16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357389506">
            <text:p>357389506</text:p>
          </table:table-cell>
          <table:table-cell table:style-name="ce59"/>
          <table:table-cell table:style-name="ce61" office:value-type="string">
            <text:p>&lt;a href="http://blackberry.com/twitter" rel="nofollow"&gt;Twitter for BlackBerry®&lt;/a&gt;</text:p>
          </table:table-cell>
          <table:table-cell table:style-name="ce61" office:value-type="string">
            <text:p>http://a0.twimg.com/profile_images/3350018325/c7eb0d17d696549ccc868661dbd32840_normal.jpeg</text:p>
          </table:table-cell>
          <table:table-cell table:style-name="ce59" office:value-type="float" office:value="169">
            <text:p>169</text:p>
          </table:table-cell>
          <table:table-cell table:style-name="ce59" office:value-type="float" office:value="165">
            <text:p>165</text:p>
          </table:table-cell>
          <table:table-cell table:style-name="ce59"/>
          <table:table-cell table:style-name="ce59" office:value-type="string">
            <text:p>http://twitter.com/Mulweli_Dee/statuses/310320372484550656</text:p>
          </table:table-cell>
          <table:table-cell table:style-name="ce61" office:value-type="string">
            <text:p>{"urls":[],"hashtags":[{"text":"Upthebucs","indices":[104,114]},{"text":"PiratesDumela","indices":[115,129]},{"text":"Pirat","indices":[130,136]}],"user_mentions":[{"id":332737157,"name":"♡Chuma♥","indices":[3,12],"screen_name":"cUmiE201","id_str":"332737157"},{"id":459491563,"name":"☺☀♥I AM XHOSA☀♥®","indices":[25,36],"screen_name":"joz_zus369","id_str":"459491563"}]}</text:p>
          </table:table-cell>
        </table:table-row>
        <table:table-row table:style-name="ro23">
          <table:table-cell table:style-name="ce58" office:value-type="string">
            <text:p>310314865417932800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.@isabelledaniel Ja, das sind wir #PIRAT|en. Mitglied werden (https://t.co/bXPXKjxPSZ) und Programm mitbestimmen (http://t.co/jOWrrjQwxe)!</text:p>
          </table:table-cell>
          <table:table-cell table:style-name="ce59" office:value-type="string">
            <text:p>Sat Mar 09 09:03:23 +0000 2013</text:p>
          </table:table-cell>
          <table:table-cell table:style-name="ce60" office:value-type="float" office:value="41342.37734953703">
            <text:p>3/9/2013 9:03:23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89947367">
            <text:p>89947367</text:p>
          </table:table-cell>
          <table:table-cell table:style-name="ce59" office:value-type="string">
            <text:p>isabelledaniel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0314558868828160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86">
            <text:p>386</text:p>
          </table:table-cell>
          <table:table-cell table:style-name="ce59" office:value-type="float" office:value="773">
            <text:p>77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0314865417932800</text:p>
          </table:table-cell>
          <table:table-cell table:style-name="ce61" office:value-type="string">
            <text:p>{"urls":[{"expanded_url":"https://mitglieder.piratenpartei.at/adm_program/modules/profile/profile_new.php?new_user\u003d2","indices":[62,85],"display_url":"mitglieder.piratenpartei.at/adm_program/mo\u2026","url":"https://t.co/bXPXKjxPSZ"},{"expanded_url":"http://lqfb.piratenpartei.at","indices":[114,136],"display_url":"lqfb.piratenpartei.at","url":"http://t.co/jOWrrjQwxe"}],"hashtags":[{"text":"PIRAT","indices":[34,40]}],"user_mentions":[{"id":89947367,"name":"Isabelle Daniel","indices":[1,16],"screen_name":"isabelledaniel","id_str":"89947367"}]}</text:p>
          </table:table-cell>
        </table:table-row>
        <table:table-row table:style-name="ro25">
          <table:table-cell table:style-name="ce58" office:value-type="string">
            <text:p>310309931385507840</text:p>
          </table:table-cell>
          <table:table-cell table:style-name="ce59" office:value-type="string">
            <text:p>Rosensibylle</text:p>
          </table:table-cell>
          <table:table-cell table:style-name="ce59" office:value-type="string">
            <text:p>@ArminWolf #mateschitz wär super #pirat;-)</text:p>
          </table:table-cell>
          <table:table-cell table:style-name="ce59" office:value-type="string">
            <text:p>Sat Mar 09 08:43:47 +0000 2013</text:p>
          </table:table-cell>
          <table:table-cell table:style-name="ce60" office:value-type="float" office:value="41342.36373842593">
            <text:p>3/9/2013 8:43:47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20694291">
            <text:p>20694291</text:p>
          </table:table-cell>
          <table:table-cell table:style-name="ce59" office:value-type="string">
            <text:p>ArminWolf</text:p>
          </table:table-cell>
          <table:table-cell table:style-name="ce59" office:value-type="float" office:value="43386254">
            <text:p>43386254</text:p>
          </table:table-cell>
          <table:table-cell table:style-name="ce59" office:value-type="string">
            <text:p>310309233977618433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937119490/2e196404101dbafa0fc0297463fd9032_normal.jpeg</text:p>
          </table:table-cell>
          <table:table-cell table:style-name="ce59" office:value-type="float" office:value="247">
            <text:p>247</text:p>
          </table:table-cell>
          <table:table-cell table:style-name="ce59" office:value-type="float" office:value="255">
            <text:p>255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Rosensibylle/statuses/310309931385507840</text:p>
          </table:table-cell>
          <table:table-cell table:style-name="ce61" office:value-type="string">
            <text:p>{"urls":[],"hashtags":[{"text":"mateschitz","indices":[11,22]},{"text":"pirat","indices":[33,39]}],"user_mentions":[{"id":20694291,"name":"Armin Wolf","indices":[0,10],"screen_name":"ArminWolf","id_str":"20694291"}]}</text:p>
          </table:table-cell>
        </table:table-row>
        <table:table-row table:style-name="ro23">
          <table:table-cell table:style-name="ce58" office:value-type="string">
            <text:p>310218621647454209</text:p>
          </table:table-cell>
          <table:table-cell table:style-name="ce59" office:value-type="string">
            <text:p>El_Matador18</text:p>
          </table:table-cell>
          <table:table-cell table:style-name="ce59" office:value-type="string">
            <text:p>RT @YoSoy_Kemp: While the losers are out partying and drinking ... We just went out and won ourselves another district ball game!
#Pirat ...</text:p>
          </table:table-cell>
          <table:table-cell table:style-name="ce59" office:value-type="string">
            <text:p>Sat Mar 09 02:40:57 +0000 2013</text:p>
          </table:table-cell>
          <table:table-cell table:style-name="ce60" office:value-type="float" office:value="41342.11177083333">
            <text:p>3/9/2013 2:40:57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72943138">
            <text:p>272943138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045249980/4a9ce946b29009385acc0d53420e1253_normal.jpeg</text:p>
          </table:table-cell>
          <table:table-cell table:style-name="ce59" office:value-type="float" office:value="226">
            <text:p>226</text:p>
          </table:table-cell>
          <table:table-cell table:style-name="ce59" office:value-type="float" office:value="130">
            <text:p>130</text:p>
          </table:table-cell>
          <table:table-cell table:style-name="ce59" office:value-type="float" office:value="-18000">
            <text:p>-18000</text:p>
          </table:table-cell>
          <table:table-cell table:style-name="ce59" office:value-type="string">
            <text:p>http://twitter.com/El_Matador18/statuses/310218621647454209</text:p>
          </table:table-cell>
          <table:table-cell table:style-name="ce61" office:value-type="string">
            <text:p>{"urls":[],"hashtags":[{"text":"Pirat","indices":[130,136]}],"user_mentions":[{"id":325692354,"name":"Kyle Kemp","indices":[3,14],"screen_name":"YoSoy_Kemp","id_str":"325692354"}]}</text:p>
          </table:table-cell>
        </table:table-row>
        <table:table-row table:style-name="ro23">
          <table:table-cell table:style-name="ce58" office:value-type="string">
            <text:p>310171588353990656</text:p>
          </table:table-cell>
          <table:table-cell table:style-name="ce59" office:value-type="string">
            <text:p>Andreas__Nagel</text:p>
          </table:table-cell>
          <table:table-cell table:style-name="ce59" office:value-type="string">
            <text:p>RT @herrconin: Ich bin #Pirat und ich bleibe es. Unabhängigig von Shitsorms und persönlichen Angriffen, die Idee ist einfach zu gut.</text:p>
          </table:table-cell>
          <table:table-cell table:style-name="ce59" office:value-type="string">
            <text:p>Fri Mar 08 23:34:04 +0000 2013</text:p>
          </table:table-cell>
          <table:table-cell table:style-name="ce60" office:value-type="float" office:value="41341.98199074074">
            <text:p>3/8/2013 23:34:0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902633383">
            <text:p>90263338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760240424/41844e41cf5df9c15f7bc8f25f1b684b_normal.jpeg</text:p>
          </table:table-cell>
          <table:table-cell table:style-name="ce59" office:value-type="float" office:value="152">
            <text:p>152</text:p>
          </table:table-cell>
          <table:table-cell table:style-name="ce59" office:value-type="float" office:value="354">
            <text:p>35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Andreas__Nagel/statuses/310171588353990656</text:p>
          </table:table-cell>
          <table:table-cell table:style-name="ce61" office:value-type="string">
            <text:p>{"urls":[],"hashtags":[{"text":"Pirat","indices":[23,29]}],"user_mentions":[{"id":205281883,"name":"Robert Conin","indices":[3,13],"screen_name":"herrconin","id_str":"205281883"}]}</text:p>
          </table:table-cell>
        </table:table-row>
        <table:table-row table:style-name="ro23">
          <table:table-cell table:style-name="ce58" office:value-type="string">
            <text:p>310163519372939264</text:p>
          </table:table-cell>
          <table:table-cell table:style-name="ce59" office:value-type="string">
            <text:p>Dolegs</text:p>
          </table:table-cell>
          <table:table-cell table:style-name="ce59" office:value-type="string">
            <text:p>RT @herrconin: Ich bin #Pirat und ich bleibe es. Unabhängigig von Shitsorms und persönlichen Angriffen, die Idee ist einfach zu gut.</text:p>
          </table:table-cell>
          <table:table-cell table:style-name="ce59" office:value-type="string">
            <text:p>Fri Mar 08 23:02:00 +0000 2013</text:p>
          </table:table-cell>
          <table:table-cell table:style-name="ce60" office:value-type="float" office:value="41341.95972222222">
            <text:p>3/8/2013 23:02:0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59563870">
            <text:p>459563870</text:p>
          </table:table-cell>
          <table:table-cell table:style-name="ce59"/>
          <table:table-cell table:style-name="ce61" office:value-type="string">
            <text:p>&lt;a href="http://levelupstudio.com/plume" rel="nofollow"&gt;Plume for Android&lt;/a&gt;</text:p>
          </table:table-cell>
          <table:table-cell table:style-name="ce61" office:value-type="string">
            <text:p>http://a0.twimg.com/profile_images/2974611818/60b018ea0762e2e098690ccb44d104d3_normal.jpeg</text:p>
          </table:table-cell>
          <table:table-cell table:style-name="ce59" office:value-type="float" office:value="16">
            <text:p>16</text:p>
          </table:table-cell>
          <table:table-cell table:style-name="ce59" office:value-type="float" office:value="242">
            <text:p>242</text:p>
          </table:table-cell>
          <table:table-cell table:style-name="ce59"/>
          <table:table-cell table:style-name="ce59" office:value-type="string">
            <text:p>http://twitter.com/Dolegs/statuses/310163519372939264</text:p>
          </table:table-cell>
          <table:table-cell table:style-name="ce61" office:value-type="string">
            <text:p>{"urls":[],"hashtags":[{"text":"Pirat","indices":[23,29]}],"user_mentions":[{"id":205281883,"name":"Robert Conin","indices":[3,13],"screen_name":"herrconin","id_str":"205281883"}]}</text:p>
          </table:table-cell>
        </table:table-row>
        <table:table-row table:style-name="ro21">
          <table:table-cell table:style-name="ce58" office:value-type="string">
            <text:p>310152478580674560</text:p>
          </table:table-cell>
          <table:table-cell table:style-name="ce59" office:value-type="string">
            <text:p>piratsimon</text:p>
          </table:table-cell>
          <table:table-cell table:style-name="ce59" office:value-type="string">
            <text:p>@Schlueri Jau Danke. Hatte gehofft dass irgendein #Pirat ggf. von oder über Kassel nach Berlin fährt. ;)</text:p>
          </table:table-cell>
          <table:table-cell table:style-name="ce59" office:value-type="string">
            <text:p>Fri Mar 08 22:18:07 +0000 2013</text:p>
          </table:table-cell>
          <table:table-cell table:style-name="ce60" office:value-type="float" office:value="41341.929247685184">
            <text:p>3/8/2013 22:18:07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24459060">
            <text:p>24459060</text:p>
          </table:table-cell>
          <table:table-cell table:style-name="ce59" office:value-type="string">
            <text:p>Schlueri</text:p>
          </table:table-cell>
          <table:table-cell table:style-name="ce59" office:value-type="float" office:value="61047945">
            <text:p>61047945</text:p>
          </table:table-cell>
          <table:table-cell table:style-name="ce59" office:value-type="string">
            <text:p>310152091953938432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3151019559/d6828cc72c2bfa783e305088eb0016b3_normal.jpeg</text:p>
          </table:table-cell>
          <table:table-cell table:style-name="ce59" office:value-type="float" office:value="497">
            <text:p>497</text:p>
          </table:table-cell>
          <table:table-cell table:style-name="ce59" office:value-type="float" office:value="144">
            <text:p>14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iratsimon/statuses/310152478580674560</text:p>
          </table:table-cell>
          <table:table-cell table:style-name="ce61" office:value-type="string">
            <text:p>{"urls":[],"hashtags":[{"text":"Pirat","indices":[50,56]}],"user_mentions":[{"id":24459060,"name":"Schlueri","indices":[0,9],"screen_name":"Schlueri","id_str":"24459060"}]}</text:p>
          </table:table-cell>
        </table:table-row>
        <table:table-row table:style-name="ro23">
          <table:table-cell table:style-name="ce58" office:value-type="string">
            <text:p>310151611840339968</text:p>
          </table:table-cell>
          <table:table-cell table:style-name="ce59" office:value-type="string">
            <text:p>DerLhurgoyf</text:p>
          </table:table-cell>
          <table:table-cell table:style-name="ce59" office:value-type="string">
            <text:p>RT @herrconin: Ich bin #Pirat und ich bleibe es. Unabhängigig von Shitsorms und persönlichen Angriffen, die Idee ist einfach zu gut.</text:p>
          </table:table-cell>
          <table:table-cell table:style-name="ce59" office:value-type="string">
            <text:p>Fri Mar 08 22:14:41 +0000 2013</text:p>
          </table:table-cell>
          <table:table-cell table:style-name="ce60" office:value-type="float" office:value="41341.92686342592">
            <text:p>3/8/2013 22:14:4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3923698">
            <text:p>53923698</text:p>
          </table:table-cell>
          <table:table-cell table:style-name="ce59"/>
          <table:table-cell table:style-name="ce61" office:value-type="string">
            <text:p>&lt;a href="http://www.tweetcaster.com" rel="nofollow"&gt;TweetCaster for Android&lt;/a&gt;</text:p>
          </table:table-cell>
          <table:table-cell table:style-name="ce61" office:value-type="string">
            <text:p>http://a0.twimg.com/profile_images/926489029/Unbenannt-sw_normal.jpg</text:p>
          </table:table-cell>
          <table:table-cell table:style-name="ce59" office:value-type="float" office:value="388">
            <text:p>388</text:p>
          </table:table-cell>
          <table:table-cell table:style-name="ce59" office:value-type="float" office:value="208">
            <text:p>20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DerLhurgoyf/statuses/310151611840339968</text:p>
          </table:table-cell>
          <table:table-cell table:style-name="ce61" office:value-type="string">
            <text:p>{"urls":[],"hashtags":[{"text":"Pirat","indices":[23,29]}],"user_mentions":[{"id":205281883,"name":"Robert Conin","indices":[3,13],"screen_name":"herrconin","id_str":"205281883"}]}</text:p>
          </table:table-cell>
        </table:table-row>
        <table:table-row table:style-name="ro21">
          <table:table-cell table:style-name="ce58" office:value-type="string">
            <text:p>310143455009583104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RafaelBuchegger @mic_ung Machen wir #PIRAT|en ja auch, und die ÖVP schafft's in Kärnten auch.</text:p>
          </table:table-cell>
          <table:table-cell table:style-name="ce59" office:value-type="string">
            <text:p>Fri Mar 08 21:42:16 +0000 2013</text:p>
          </table:table-cell>
          <table:table-cell table:style-name="ce60" office:value-type="float" office:value="41341.90435185185">
            <text:p>3/8/2013 21:42:16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4422253">
            <text:p>14422253</text:p>
          </table:table-cell>
          <table:table-cell table:style-name="ce59" office:value-type="string">
            <text:p>RafaelBuchegger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10141830002008064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86">
            <text:p>386</text:p>
          </table:table-cell>
          <table:table-cell table:style-name="ce59" office:value-type="float" office:value="769">
            <text:p>76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0143455009583104</text:p>
          </table:table-cell>
          <table:table-cell table:style-name="ce61" office:value-type="string">
            <text:p>{"urls":[],"hashtags":[{"text":"PIRAT","indices":[37,43]}],"user_mentions":[{"id":14422253,"name":"Rafael Buchegger","indices":[0,16],"screen_name":"RafaelBuchegger","id_str":"14422253"},{"id":730737896,"name":"Michael Unger","indices":[17,25],"screen_name":"mic_ung","id_str":"730737896"}]}</text:p>
          </table:table-cell>
        </table:table-row>
        <table:table-row table:style-name="ro23">
          <table:table-cell table:style-name="ce58" office:value-type="string">
            <text:p>310134508114567168</text:p>
          </table:table-cell>
          <table:table-cell table:style-name="ce59" office:value-type="string">
            <text:p>bembel</text:p>
          </table:table-cell>
          <table:table-cell table:style-name="ce59" office:value-type="string">
            <text:p>hm, rhetorische Grundbegabung reicht irgendwann nicht mehr, #Pirat #Lauer braucht'n #Medientraining, zu viel Taschenbillard &amp;amp; ÄhÄhJa nervt</text:p>
          </table:table-cell>
          <table:table-cell table:style-name="ce59" office:value-type="string">
            <text:p>Fri Mar 08 21:06:43 +0000 2013</text:p>
          </table:table-cell>
          <table:table-cell table:style-name="ce60" office:value-type="float" office:value="41341.87966435185">
            <text:p>3/8/2013 21:06:4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0377512">
            <text:p>10377512</text:p>
          </table:table-cell>
          <table:table-cell table:style-name="ce59"/>
          <table:table-cell table:style-name="ce61" office:value-type="string">
            <text:p>&lt;a href="http://identi.ca" rel="nofollow"&gt;identica&lt;/a&gt;</text:p>
          </table:table-cell>
          <table:table-cell table:style-name="ce61" office:value-type="string">
            <text:p>http://a0.twimg.com/profile_images/1444521331/bembelkandidat-web_100x_normal.jpg</text:p>
          </table:table-cell>
          <table:table-cell table:style-name="ce59" office:value-type="float" office:value="1630">
            <text:p>1630</text:p>
          </table:table-cell>
          <table:table-cell table:style-name="ce59" office:value-type="float" office:value="1932">
            <text:p>1932</text:p>
          </table:table-cell>
          <table:table-cell table:style-name="ce59" office:value-type="float" office:value="28800">
            <text:p>28800</text:p>
          </table:table-cell>
          <table:table-cell table:style-name="ce59" office:value-type="string">
            <text:p>http://twitter.com/bembel/statuses/310134508114567168</text:p>
          </table:table-cell>
          <table:table-cell table:style-name="ce61" office:value-type="string">
            <text:p>{"urls":[],"hashtags":[{"text":"Pirat","indices":[60,66]},{"text":"Lauer","indices":[67,73]},{"text":"Medientraining","indices":[84,99]}],"user_mentions":[]}</text:p>
          </table:table-cell>
        </table:table-row>
        <table:table-row table:style-name="ro27">
          <table:table-cell table:style-name="ce58" office:value-type="string">
            <text:p>310130653654044672</text:p>
          </table:table-cell>
          <table:table-cell table:style-name="ce59" office:value-type="string">
            <text:p>Vivi_Nefeltari</text:p>
          </table:table-cell>
          <table:table-cell table:style-name="ce59" office:value-type="string">
            <text:p>The Pwny Princess Newspaper wurde gerade veröffentlicht! http://t.co/6PiojlLFoX ▸ Topthemen heute von @piratenparteiat</text:p>
          </table:table-cell>
          <table:table-cell table:style-name="ce59" office:value-type="string">
            <text:p>Fri Mar 08 20:51:24 +0000 2013</text:p>
          </table:table-cell>
          <table:table-cell table:style-name="ce60" office:value-type="float" office:value="41341.86902777778">
            <text:p>3/8/2013 20:51:2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11706933">
            <text:p>311706933</text:p>
          </table:table-cell>
          <table:table-cell table:style-name="ce59"/>
          <table:table-cell table:style-name="ce61" office:value-type="string">
            <text:p>&lt;a href="http://paper.li" rel="nofollow"&gt;Paper.li&lt;/a&gt;</text:p>
          </table:table-cell>
          <table:table-cell table:style-name="ce61" office:value-type="string">
            <text:p>http://a0.twimg.com/profile_images/3298483723/aba7abcaccc89f4fb9b8558d74099b3d_normal.jpeg</text:p>
          </table:table-cell>
          <table:table-cell table:style-name="ce59" office:value-type="float" office:value="355">
            <text:p>355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vi_Nefeltari/statuses/310130653654044672</text:p>
          </table:table-cell>
          <table:table-cell table:style-name="ce61" office:value-type="string">
            <text:p>{"urls":[{"expanded_url":"http://paper.li/Vivi_Nefeltari/1358445166","indices":[57,79],"display_url":"paper.li/Vivi_Nefeltari\u2026","url":"http://t.co/6PiojlLFoX"}],"hashtags":[],"user_mentions":[{"id":43325643,"name":"Piratenpartei","indices":[102,118],"screen_name":"piratenparteiat","id_str":"43325643"}]}</text:p>
          </table:table-cell>
        </table:table-row>
        <table:table-row table:style-name="ro23">
          <table:table-cell table:style-name="ce58" office:value-type="string">
            <text:p>310124722534887425</text:p>
          </table:table-cell>
          <table:table-cell table:style-name="ce59" office:value-type="string">
            <text:p>klingenbergB</text:p>
          </table:table-cell>
          <table:table-cell table:style-name="ce59" office:value-type="string">
            <text:p>Soooooo das kranke #pirat muß schlafen und wünscht seiner TL gute n:-)cht,freu mich wenns morgen besser ist *!*...........Mein wunsch &amp;lt;3 -!-</text:p>
          </table:table-cell>
          <table:table-cell table:style-name="ce59" office:value-type="string">
            <text:p>Fri Mar 08 20:27:50 +0000 2013</text:p>
          </table:table-cell>
          <table:table-cell table:style-name="ce60" office:value-type="float" office:value="41341.85266203703">
            <text:p>3/8/2013 20:27:5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37076195">
            <text:p>537076195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141297127/FLAUSCH_Twitter_normal.jpg</text:p>
          </table:table-cell>
          <table:table-cell table:style-name="ce59" office:value-type="float" office:value="643">
            <text:p>643</text:p>
          </table:table-cell>
          <table:table-cell table:style-name="ce59" office:value-type="float" office:value="1995">
            <text:p>1995</text:p>
          </table:table-cell>
          <table:table-cell table:style-name="ce59"/>
          <table:table-cell table:style-name="ce59" office:value-type="string">
            <text:p>http://twitter.com/klingenbergB/statuses/310124722534887425</text:p>
          </table:table-cell>
          <table:table-cell table:style-name="ce61" office:value-type="string">
            <text:p>{"urls":[],"hashtags":[{"text":"pirat","indices":[19,25]}],"user_mentions":[]}</text:p>
          </table:table-cell>
        </table:table-row>
        <table:table-row table:style-name="ro20">
          <table:table-cell table:style-name="ce58" office:value-type="string">
            <text:p>310124080848330752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RT @piratenparteiat: Morgen um 13:00 am Schwedenplatz geht unsere alternative Volksbefragung weiter – http://t.co/GZswt14WMq (cc @neos_e ...</text:p>
          </table:table-cell>
          <table:table-cell table:style-name="ce59" office:value-type="string">
            <text:p>Fri Mar 08 20:25:17 +0000 2013</text:p>
          </table:table-cell>
          <table:table-cell table:style-name="ce60" office:value-type="float" office:value="41341.8508912037">
            <text:p>3/8/2013 20:25:17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63647843">
            <text:p>26364784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85">
            <text:p>385</text:p>
          </table:table-cell>
          <table:table-cell table:style-name="ce59" office:value-type="float" office:value="769">
            <text:p>76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10124080848330752</text:p>
          </table:table-cell>
          <table:table-cell table:style-name="ce61" office:value-type="string">
            <text:p>{"urls":[{"expanded_url":"http://bessereFragen.at","indices":[102,124],"display_url":"bessereFragen.at","url":"http://t.co/GZswt14WMq"}],"hashtags":[],"user_mentions":[{"id":43325643,"name":"Piratenpartei","indices":[3,19],"screen_name":"piratenparteiat","id_str":"43325643"},{"id":1223566962,"name":"E_hero_neos","indices":[129,136],"screen_name":"neos_e","id_str":"1223566962"}]}</text:p>
          </table:table-cell>
        </table:table-row>
        <table:table-row table:style-name="ro22">
          <table:table-cell table:style-name="ce58" office:value-type="string">
            <text:p>310121384191856640</text:p>
          </table:table-cell>
          <table:table-cell table:style-name="ce59" office:value-type="string">
            <text:p>zensurkontrolle</text:p>
          </table:table-cell>
          <table:table-cell table:style-name="ce59" office:value-type="string">
            <text:p>RT @smbsAT: mögt ihr #violett? mögt ihr #piraten? seid ihr #pirat? schauts amoi: http://t.co/eYpYwAGQqM</text:p>
          </table:table-cell>
          <table:table-cell table:style-name="ce59" office:value-type="string">
            <text:p>Fri Mar 08 20:14:34 +0000 2013</text:p>
          </table:table-cell>
          <table:table-cell table:style-name="ce60" office:value-type="float" office:value="41341.84344907407">
            <text:p>3/8/2013 20:14:3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49454473">
            <text:p>149454473</text:p>
          </table:table-cell>
          <table:table-cell table:style-name="ce59"/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2772649572/616e0e5e8c751f75926dcf55c18434ca_normal.jpeg</text:p>
          </table:table-cell>
          <table:table-cell table:style-name="ce59" office:value-type="float" office:value="198">
            <text:p>198</text:p>
          </table:table-cell>
          <table:table-cell table:style-name="ce59" office:value-type="float" office:value="318">
            <text:p>318</text:p>
          </table:table-cell>
          <table:table-cell table:style-name="ce59"/>
          <table:table-cell table:style-name="ce59" office:value-type="string">
            <text:p>http://twitter.com/zensurkontrolle/statuses/310121384191856640</text:p>
          </table:table-cell>
          <table:table-cell table:style-name="ce61" office:value-type="string">
            <text:p>{"urls":[{"expanded_url":"http://ppooe.spreadshirt.at/","indices":[81,103],"display_url":"ppooe.spreadshirt.at","url":"http://t.co/eYpYwAGQqM"}],"hashtags":[{"text":"violett","indices":[21,29]},{"text":"piraten","indices":[40,48]},{"text":"pirat","indices":[59,65]}],"user_mentions":[{"id":1176957420,"name":"smbs","indices":[3,10],"screen_name":"smbsAT","id_str":"1176957420"}]}</text:p>
          </table:table-cell>
        </table:table-row>
        <table:table-row table:style-name="ro21">
          <table:table-cell table:style-name="ce58" office:value-type="string">
            <text:p>310110320167358464</text:p>
          </table:table-cell>
          <table:table-cell table:style-name="ce59" office:value-type="string">
            <text:p>MCNCCAA</text:p>
          </table:table-cell>
          <table:table-cell table:style-name="ce59" office:value-type="string">
            <text:p>Auf dem #lptpro13 wurde weiterer #pirat Mitglied in der Pro Bewegung. In Kürze mehr dazu.</text:p>
          </table:table-cell>
          <table:table-cell table:style-name="ce59" office:value-type="string">
            <text:p>Fri Mar 08 19:30:36 +0000 2013</text:p>
          </table:table-cell>
          <table:table-cell table:style-name="ce60" office:value-type="float" office:value="41341.81291666666">
            <text:p>3/8/2013 19:30:3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72823549">
            <text:p>472823549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340931388/bd0828d4927a5a9d4e0a2e6e646db5ff_normal.jpeg</text:p>
          </table:table-cell>
          <table:table-cell table:style-name="ce59" office:value-type="float" office:value="138">
            <text:p>138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MCNCCAA/statuses/310110320167358464</text:p>
          </table:table-cell>
          <table:table-cell table:style-name="ce61" office:value-type="string">
            <text:p>{"urls":[],"hashtags":[{"text":"lptpro13","indices":[8,17]},{"text":"pirat","indices":[33,39]}],"user_mentions":[]}</text:p>
          </table:table-cell>
        </table:table-row>
        <table:table-row table:style-name="ro23">
          <table:table-cell table:style-name="ce58" office:value-type="string">
            <text:p>310106145417220096</text:p>
          </table:table-cell>
          <table:table-cell table:style-name="ce59" office:value-type="string">
            <text:p>OktarinTentakel</text:p>
          </table:table-cell>
          <table:table-cell table:style-name="ce59" office:value-type="string">
            <text:p>RT @herrconin: Ich bin #Pirat und ich bleibe es. Unabhängigig von Shitsorms und persönlichen Angriffen, die Idee ist einfach zu gut.</text:p>
          </table:table-cell>
          <table:table-cell table:style-name="ce59" office:value-type="string">
            <text:p>Fri Mar 08 19:14:01 +0000 2013</text:p>
          </table:table-cell>
          <table:table-cell table:style-name="ce60" office:value-type="float" office:value="41341.80140046296">
            <text:p>3/8/2013 19:14:0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65593203">
            <text:p>565593203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173203713/soml_avatar_normal.jpg</text:p>
          </table:table-cell>
          <table:table-cell table:style-name="ce59" office:value-type="float" office:value="20">
            <text:p>20</text:p>
          </table:table-cell>
          <table:table-cell table:style-name="ce59" office:value-type="float" office:value="82">
            <text:p>82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OktarinTentakel/statuses/310106145417220096</text:p>
          </table:table-cell>
          <table:table-cell table:style-name="ce61" office:value-type="string">
            <text:p>{"urls":[],"hashtags":[{"text":"Pirat","indices":[23,29]}],"user_mentions":[{"id":205281883,"name":"Robert Conin","indices":[3,13],"screen_name":"herrconin","id_str":"205281883"}]}</text:p>
          </table:table-cell>
        </table:table-row>
        <table:table-row table:style-name="ro23">
          <table:table-cell table:style-name="ce58" office:value-type="string">
            <text:p>310097573518114816</text:p>
          </table:table-cell>
          <table:table-cell table:style-name="ce59" office:value-type="string">
            <text:p>Y5ANN</text:p>
          </table:table-cell>
          <table:table-cell table:style-name="ce59" office:value-type="string">
            <text:p>RT @herrconin: Ich bin #Pirat und ich bleibe es. Unabhängigig von Shitsorms und persönlichen Angriffen, die Idee ist einfach zu gut.</text:p>
          </table:table-cell>
          <table:table-cell table:style-name="ce59" office:value-type="string">
            <text:p>Fri Mar 08 18:39:57 +0000 2013</text:p>
          </table:table-cell>
          <table:table-cell table:style-name="ce60" office:value-type="float" office:value="41341.77774305555">
            <text:p>3/8/2013 18:39:5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65144290">
            <text:p>26514429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265255049/38n1zswh8355h3kglip0_normal.jpeg</text:p>
          </table:table-cell>
          <table:table-cell table:style-name="ce59" office:value-type="float" office:value="182">
            <text:p>182</text:p>
          </table:table-cell>
          <table:table-cell table:style-name="ce59" office:value-type="float" office:value="150">
            <text:p>15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Y5ANN/statuses/310097573518114816</text:p>
          </table:table-cell>
          <table:table-cell table:style-name="ce61" office:value-type="string">
            <text:p>{"urls":[],"hashtags":[{"text":"Pirat","indices":[23,29]}],"user_mentions":[{"id":205281883,"name":"Robert Conin","indices":[3,13],"screen_name":"herrconin","id_str":"205281883"}]}</text:p>
          </table:table-cell>
        </table:table-row>
        <table:table-row table:style-name="ro23">
          <table:table-cell table:style-name="ce58" office:value-type="string">
            <text:p>310097178876080129</text:p>
          </table:table-cell>
          <table:table-cell table:style-name="ce59" office:value-type="string">
            <text:p>LeahcimNnamdlef</text:p>
          </table:table-cell>
          <table:table-cell table:style-name="ce59" office:value-type="string">
            <text:p>RT @herrconin: Ich bin #Pirat und ich bleibe es. Unabhängigig von Shitsorms und persönlichen Angriffen, die Idee ist einfach zu gut.</text:p>
          </table:table-cell>
          <table:table-cell table:style-name="ce59" office:value-type="string">
            <text:p>Fri Mar 08 18:38:23 +0000 2013</text:p>
          </table:table-cell>
          <table:table-cell table:style-name="ce60" office:value-type="float" office:value="41341.77665509259">
            <text:p>3/8/2013 18:38:2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20170934">
            <text:p>120170934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727215744/gfj_normal.JPG</text:p>
          </table:table-cell>
          <table:table-cell table:style-name="ce59" office:value-type="float" office:value="527">
            <text:p>527</text:p>
          </table:table-cell>
          <table:table-cell table:style-name="ce59" office:value-type="float" office:value="1999">
            <text:p>1999</text:p>
          </table:table-cell>
          <table:table-cell table:style-name="ce59"/>
          <table:table-cell table:style-name="ce59" office:value-type="string">
            <text:p>http://twitter.com/LeahcimNnamdlef/statuses/310097178876080129</text:p>
          </table:table-cell>
          <table:table-cell table:style-name="ce61" office:value-type="string">
            <text:p>{"urls":[],"hashtags":[{"text":"Pirat","indices":[23,29]}],"user_mentions":[{"id":205281883,"name":"Robert Conin","indices":[3,13],"screen_name":"herrconin","id_str":"205281883"}]}</text:p>
          </table:table-cell>
        </table:table-row>
        <table:table-row table:style-name="ro21">
          <table:table-cell table:style-name="ce58" office:value-type="string">
            <text:p>310094011941675008</text:p>
          </table:table-cell>
          <table:table-cell table:style-name="ce59" office:value-type="string">
            <text:p>klingenbergB</text:p>
          </table:table-cell>
          <table:table-cell table:style-name="ce59" office:value-type="string">
            <text:p>@kaffeepot aber wen, das dauert ,am we schau ich nochmal du autofahrender #pirat @Minizicke67</text:p>
          </table:table-cell>
          <table:table-cell table:style-name="ce59" office:value-type="string">
            <text:p>Fri Mar 08 18:25:48 +0000 2013</text:p>
          </table:table-cell>
          <table:table-cell table:style-name="ce60" office:value-type="float" office:value="41341.767916666664">
            <text:p>3/8/2013 18:25:48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568241730">
            <text:p>568241730</text:p>
          </table:table-cell>
          <table:table-cell table:style-name="ce59" office:value-type="string">
            <text:p>kaffeepot</text:p>
          </table:table-cell>
          <table:table-cell table:style-name="ce59" office:value-type="float" office:value="537076195">
            <text:p>537076195</text:p>
          </table:table-cell>
          <table:table-cell table:style-name="ce59" office:value-type="string">
            <text:p>310090905786908673</text:p>
          </table:table-cell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141297127/FLAUSCH_Twitter_normal.jpg</text:p>
          </table:table-cell>
          <table:table-cell table:style-name="ce59" office:value-type="float" office:value="643">
            <text:p>643</text:p>
          </table:table-cell>
          <table:table-cell table:style-name="ce59" office:value-type="float" office:value="1995">
            <text:p>1995</text:p>
          </table:table-cell>
          <table:table-cell table:style-name="ce59"/>
          <table:table-cell table:style-name="ce59" office:value-type="string">
            <text:p>http://twitter.com/klingenbergB/statuses/310094011941675008</text:p>
          </table:table-cell>
          <table:table-cell table:style-name="ce61" office:value-type="string">
            <text:p>{"urls":[],"hashtags":[{"text":"pirat","indices":[74,80]}],"user_mentions":[{"id":568241730,"name":"Henry Gießwein","indices":[0,10],"screen_name":"kaffeepot","id_str":"568241730"},{"id":340881992,"name":"Piratinchen","indices":[81,93],"screen_name":"Minizicke67","id_str":"340881992"}]}</text:p>
          </table:table-cell>
        </table:table-row>
        <table:table-row table:style-name="ro23">
          <table:table-cell table:style-name="ce58" office:value-type="string">
            <text:p>310092348887535618</text:p>
          </table:table-cell>
          <table:table-cell table:style-name="ce59" office:value-type="string">
            <text:p>Dandii</text:p>
          </table:table-cell>
          <table:table-cell table:style-name="ce59" office:value-type="string">
            <text:p>RT @herrconin: Ich bin #Pirat und ich bleibe es. Unabhängigig von Shitsorms und persönlichen Angriffen, die Idee ist einfach zu gut.</text:p>
          </table:table-cell>
          <table:table-cell table:style-name="ce59" office:value-type="string">
            <text:p>Fri Mar 08 18:19:11 +0000 2013</text:p>
          </table:table-cell>
          <table:table-cell table:style-name="ce60" office:value-type="float" office:value="41341.76332175926">
            <text:p>3/8/2013 18:19:1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0790431">
            <text:p>20790431</text:p>
          </table:table-cell>
          <table:table-cell table:style-name="ce59"/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2156861656/7451CEBA-7AC7-4F95-B4A6-896D64DB7A61_normal</text:p>
          </table:table-cell>
          <table:table-cell table:style-name="ce59" office:value-type="float" office:value="285">
            <text:p>285</text:p>
          </table:table-cell>
          <table:table-cell table:style-name="ce59" office:value-type="float" office:value="400">
            <text:p>40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Dandii/statuses/310092348887535618</text:p>
          </table:table-cell>
          <table:table-cell table:style-name="ce61" office:value-type="string">
            <text:p>{"urls":[],"hashtags":[{"text":"Pirat","indices":[23,29]}],"user_mentions":[{"id":205281883,"name":"Robert Conin","indices":[3,13],"screen_name":"herrconin","id_str":"205281883"}]}</text:p>
          </table:table-cell>
        </table:table-row>
        <table:table-row table:style-name="ro23">
          <table:table-cell table:style-name="ce58" office:value-type="string">
            <text:p>310090791022391296</text:p>
          </table:table-cell>
          <table:table-cell table:style-name="ce59" office:value-type="string">
            <text:p>Overloadscrash</text:p>
          </table:table-cell>
          <table:table-cell table:style-name="ce59" office:value-type="string">
            <text:p>RT @PunkyRosaCafe: Das stimmt schon, wir brauchen eine Partei, die für das Internet kämpft und davon Ahnung hat! Aber, sorry, die #Pirat ...</text:p>
          </table:table-cell>
          <table:table-cell table:style-name="ce59" office:value-type="string">
            <text:p>Fri Mar 08 18:13:00 +0000 2013</text:p>
          </table:table-cell>
          <table:table-cell table:style-name="ce60" office:value-type="float" office:value="41341.75902777778">
            <text:p>3/8/2013 18:13:0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51937600">
            <text:p>351937600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1828572217/yoy4MX5t_normal</text:p>
          </table:table-cell>
          <table:table-cell table:style-name="ce59" office:value-type="float" office:value="77">
            <text:p>77</text:p>
          </table:table-cell>
          <table:table-cell table:style-name="ce59" office:value-type="float" office:value="153">
            <text:p>15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Overloadscrash/statuses/310090791022391296</text:p>
          </table:table-cell>
          <table:table-cell table:style-name="ce61" office:value-type="string">
            <text:p>{"urls":[],"hashtags":[{"text":"Pirat","indices":[130,136]}],"user_mentions":[{"id":1010152818,"name":"Frank","indices":[3,17],"screen_name":"PunkyRosaCafe","id_str":"1010152818"}]}</text:p>
          </table:table-cell>
        </table:table-row>
        <table:table-row table:style-name="ro24">
          <table:table-cell table:style-name="ce58" office:value-type="string">
            <text:p>310088838087319552</text:p>
          </table:table-cell>
          <table:table-cell table:style-name="ce59" office:value-type="string">
            <text:p>klingenbergB</text:p>
          </table:table-cell>
          <table:table-cell table:style-name="ce59" office:value-type="string">
            <text:p>@Minizicke67 ja, er ist es #pirat mit Herz u verstand, viel tiefe &amp;lt;3 ilike @ingwerbaer1</text:p>
          </table:table-cell>
          <table:table-cell table:style-name="ce59" office:value-type="string">
            <text:p>Fri Mar 08 18:05:14 +0000 2013</text:p>
          </table:table-cell>
          <table:table-cell table:style-name="ce60" office:value-type="float" office:value="41341.75363425926">
            <text:p>3/8/2013 18:05:14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340881992">
            <text:p>340881992</text:p>
          </table:table-cell>
          <table:table-cell table:style-name="ce59" office:value-type="string">
            <text:p>Minizicke67</text:p>
          </table:table-cell>
          <table:table-cell table:style-name="ce59" office:value-type="float" office:value="537076195">
            <text:p>537076195</text:p>
          </table:table-cell>
          <table:table-cell table:style-name="ce59" office:value-type="string">
            <text:p>310088003932524544</text:p>
          </table:table-cell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141297127/FLAUSCH_Twitter_normal.jpg</text:p>
          </table:table-cell>
          <table:table-cell table:style-name="ce59" office:value-type="float" office:value="643">
            <text:p>643</text:p>
          </table:table-cell>
          <table:table-cell table:style-name="ce59" office:value-type="float" office:value="1993">
            <text:p>1993</text:p>
          </table:table-cell>
          <table:table-cell table:style-name="ce59"/>
          <table:table-cell table:style-name="ce59" office:value-type="string">
            <text:p>http://twitter.com/klingenbergB/statuses/310088838087319552</text:p>
          </table:table-cell>
          <table:table-cell table:style-name="ce61" office:value-type="string">
            <text:p>{"urls":[],"hashtags":[{"text":"pirat","indices":[27,33]}],"user_mentions":[{"id":340881992,"name":"Piratinchen","indices":[0,12],"screen_name":"Minizicke67","id_str":"340881992"},{"id":17201687,"name":"Michael Melter","indices":[78,90],"screen_name":"ingwerbaer1","id_str":"17201687"}]}</text:p>
          </table:table-cell>
        </table:table-row>
        <table:table-row table:style-name="ro23">
          <table:table-cell table:style-name="ce58" office:value-type="string">
            <text:p>310088427225903105</text:p>
          </table:table-cell>
          <table:table-cell table:style-name="ce59" office:value-type="string">
            <text:p>wdt_b</text:p>
          </table:table-cell>
          <table:table-cell table:style-name="ce59" office:value-type="string">
            <text:p>RT @herrconin: Ich bin #Pirat und ich bleibe es. Unabhängigig von Shitsorms und persönlichen Angriffen, die Idee ist einfach zu gut.</text:p>
          </table:table-cell>
          <table:table-cell table:style-name="ce59" office:value-type="string">
            <text:p>Fri Mar 08 18:03:36 +0000 2013</text:p>
          </table:table-cell>
          <table:table-cell table:style-name="ce60" office:value-type="float" office:value="41341.752499999995">
            <text:p>3/8/2013 18:03:3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09790655">
            <text:p>109790655</text:p>
          </table:table-cell>
          <table:table-cell table:style-name="ce59"/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1566966703/0099k_normal.jpg</text:p>
          </table:table-cell>
          <table:table-cell table:style-name="ce59" office:value-type="float" office:value="118">
            <text:p>118</text:p>
          </table:table-cell>
          <table:table-cell table:style-name="ce59" office:value-type="float" office:value="168">
            <text:p>16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wdt_b/statuses/310088427225903105</text:p>
          </table:table-cell>
          <table:table-cell table:style-name="ce61" office:value-type="string">
            <text:p>{"urls":[],"hashtags":[{"text":"Pirat","indices":[23,29]}],"user_mentions":[{"id":205281883,"name":"Robert Conin","indices":[3,13],"screen_name":"herrconin","id_str":"205281883"}]}</text:p>
          </table:table-cell>
        </table:table-row>
        <table:table-row table:style-name="ro23">
          <table:table-cell table:style-name="ce58" office:value-type="string">
            <text:p>310084406960349184</text:p>
          </table:table-cell>
          <table:table-cell table:style-name="ce59" office:value-type="string">
            <text:p>smbsAT</text:p>
          </table:table-cell>
          <table:table-cell table:style-name="ce59" office:value-type="string">
            <text:p>hmmm...in der volksschule war ich schon ein violetter..weil casino salzburg bzw wüstenrot salzburg violett war...und jetzt bin ich #pirat :D</text:p>
          </table:table-cell>
          <table:table-cell table:style-name="ce59" office:value-type="string">
            <text:p>Fri Mar 08 17:47:38 +0000 2013</text:p>
          </table:table-cell>
          <table:table-cell table:style-name="ce60" office:value-type="float" office:value="41341.74141203704">
            <text:p>3/8/2013 17:47:3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176957420">
            <text:p>117695742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sticky/default_profile_images/default_profile_2_normal.png</text:p>
          </table:table-cell>
          <table:table-cell table:style-name="ce59" office:value-type="float" office:value="24">
            <text:p>24</text:p>
          </table:table-cell>
          <table:table-cell table:style-name="ce59" office:value-type="float" office:value="157">
            <text:p>157</text:p>
          </table:table-cell>
          <table:table-cell table:style-name="ce59"/>
          <table:table-cell table:style-name="ce59" office:value-type="string">
            <text:p>http://twitter.com/smbsAT/statuses/310084406960349184</text:p>
          </table:table-cell>
          <table:table-cell table:style-name="ce61" office:value-type="string">
            <text:p>{"urls":[],"hashtags":[{"text":"pirat","indices":[131,137]}],"user_mentions":[]}</text:p>
          </table:table-cell>
        </table:table-row>
        <table:table-row table:style-name="ro23">
          <table:table-cell table:style-name="ce58" office:value-type="string">
            <text:p>310080400888324096</text:p>
          </table:table-cell>
          <table:table-cell table:style-name="ce59" office:value-type="string">
            <text:p>Bychaa96</text:p>
          </table:table-cell>
          <table:table-cell table:style-name="ce59" office:value-type="string">
            <text:p>hehehe, ściągnęłam sim city 4. #pirat Już założyłam miasto- Barcelona. Let's get this party started. TAK SIĘ SPĘDZA PIĄTKOWE WIECZORY .____.</text:p>
          </table:table-cell>
          <table:table-cell table:style-name="ce59" office:value-type="string">
            <text:p>Fri Mar 08 17:31:43 +0000 2013</text:p>
          </table:table-cell>
          <table:table-cell table:style-name="ce60" office:value-type="float" office:value="41341.730358796296">
            <text:p>3/8/2013 17:31:43</text:p>
          </table:table-cell>
          <table:table-cell table:style-name="ce59"/>
          <table:table-cell table:style-name="ce59" office:value-type="string">
            <text:p>pl</text:p>
          </table:table-cell>
          <table:table-cell table:number-columns-repeated="2" table:style-name="ce59"/>
          <table:table-cell table:style-name="ce59" office:value-type="float" office:value="485198649">
            <text:p>485198649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350203254/f171c122c05ecca347b70840bcdca7fc_normal.gif</text:p>
          </table:table-cell>
          <table:table-cell table:style-name="ce59" office:value-type="float" office:value="139">
            <text:p>139</text:p>
          </table:table-cell>
          <table:table-cell table:style-name="ce59" office:value-type="float" office:value="322">
            <text:p>32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ychaa96/statuses/310080400888324096</text:p>
          </table:table-cell>
          <table:table-cell table:style-name="ce61" office:value-type="string">
            <text:p>{"urls":[],"hashtags":[{"text":"pirat","indices":[31,37]}],"user_mentions":[]}</text:p>
          </table:table-cell>
        </table:table-row>
        <table:table-row table:style-name="ro23">
          <table:table-cell table:style-name="ce58" office:value-type="string">
            <text:p>310068823275474944</text:p>
          </table:table-cell>
          <table:table-cell table:style-name="ce59" office:value-type="string">
            <text:p>AlfredLang1989</text:p>
          </table:table-cell>
          <table:table-cell table:style-name="ce59" office:value-type="string">
            <text:p>RT @herrconin: Ich bin #Pirat und ich bleibe es. Unabhängigig von Shitsorms und persönlichen Angriffen, die Idee ist einfach zu gut.</text:p>
          </table:table-cell>
          <table:table-cell table:style-name="ce59" office:value-type="string">
            <text:p>Fri Mar 08 16:45:42 +0000 2013</text:p>
          </table:table-cell>
          <table:table-cell table:style-name="ce60" office:value-type="float" office:value="41341.69840277777">
            <text:p>3/8/2013 16:45:4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03154787">
            <text:p>303154787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sticky/default_profile_images/default_profile_5_normal.png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52">
            <text:p>52</text:p>
          </table:table-cell>
          <table:table-cell table:style-name="ce59"/>
          <table:table-cell table:style-name="ce59" office:value-type="string">
            <text:p>http://twitter.com/AlfredLang1989/statuses/310068823275474944</text:p>
          </table:table-cell>
          <table:table-cell table:style-name="ce61" office:value-type="string">
            <text:p>{"urls":[],"hashtags":[{"text":"Pirat","indices":[23,29]}],"user_mentions":[{"id":205281883,"name":"Robert Conin","indices":[3,13],"screen_name":"herrconin","id_str":"205281883"}]}</text:p>
          </table:table-cell>
        </table:table-row>
        <table:table-row table:style-name="ro25">
          <table:table-cell table:style-name="ce58" office:value-type="string">
            <text:p>310065717691179009</text:p>
          </table:table-cell>
          <table:table-cell table:style-name="ce59" office:value-type="string">
            <text:p>andrea85bln</text:p>
          </table:table-cell>
          <table:table-cell table:style-name="ce59" office:value-type="string">
            <text:p>RT @giereow: .@annmeiritz ist mehdorn jetzt #pirat ?</text:p>
          </table:table-cell>
          <table:table-cell table:style-name="ce59" office:value-type="string">
            <text:p>Fri Mar 08 16:33:22 +0000 2013</text:p>
          </table:table-cell>
          <table:table-cell table:style-name="ce60" office:value-type="float" office:value="41341.689837962964">
            <text:p>3/8/2013 16:33:2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229151006">
            <text:p>1229151006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338111408/0c5e3a0060063d8d6fd433913cbf29d1_normal.jpeg</text:p>
          </table:table-cell>
          <table:table-cell table:style-name="ce59"/>
          <table:table-cell table:style-name="ce59" office:value-type="float" office:value="5">
            <text:p>5</text:p>
          </table:table-cell>
          <table:table-cell table:style-name="ce59"/>
          <table:table-cell table:style-name="ce59" office:value-type="string">
            <text:p>http://twitter.com/andrea85bln/statuses/310065717691179009</text:p>
          </table:table-cell>
          <table:table-cell table:style-name="ce61" office:value-type="string">
            <text:p>{"urls":[],"hashtags":[{"text":"pirat","indices":[44,50]}],"user_mentions":[{"id":23510768,"name":"Hauke","indices":[3,11],"screen_name":"giereow","id_str":"23510768"},{"id":45370474,"name":"Annett Meiritz","indices":[14,25],"screen_name":"annmeiritz","id_str":"45370474"}]}</text:p>
          </table:table-cell>
        </table:table-row>
        <table:table-row table:style-name="ro25">
          <table:table-cell table:style-name="ce58" office:value-type="string">
            <text:p>310065353491361792</text:p>
          </table:table-cell>
          <table:table-cell table:style-name="ce59" office:value-type="string">
            <text:p>giereow</text:p>
          </table:table-cell>
          <table:table-cell table:style-name="ce59" office:value-type="string">
            <text:p>.@annmeiritz ist mehdorn jetzt #pirat ?</text:p>
          </table:table-cell>
          <table:table-cell table:style-name="ce59" office:value-type="string">
            <text:p>Fri Mar 08 16:31:55 +0000 2013</text:p>
          </table:table-cell>
          <table:table-cell table:style-name="ce60" office:value-type="float" office:value="41341.68883101852">
            <text:p>3/8/2013 16:31:55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3510768">
            <text:p>23510768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629406690/haukeogdcamp_normal.jpg</text:p>
          </table:table-cell>
          <table:table-cell table:style-name="ce59" office:value-type="float" office:value="356">
            <text:p>356</text:p>
          </table:table-cell>
          <table:table-cell table:style-name="ce59" office:value-type="float" office:value="689">
            <text:p>68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giereow/statuses/310065353491361792</text:p>
          </table:table-cell>
          <table:table-cell table:style-name="ce61" office:value-type="string">
            <text:p>{"urls":[],"hashtags":[{"text":"pirat","indices":[31,37]}],"user_mentions":[{"id":45370474,"name":"Annett Meiritz","indices":[1,12],"screen_name":"annmeiritz","id_str":"45370474"}]}</text:p>
          </table:table-cell>
        </table:table-row>
        <table:table-row table:style-name="ro23">
          <table:table-cell table:style-name="ce58" office:value-type="string">
            <text:p>310064963031019520</text:p>
          </table:table-cell>
          <table:table-cell table:style-name="ce59" office:value-type="string">
            <text:p>die_socke</text:p>
          </table:table-cell>
          <table:table-cell table:style-name="ce59" office:value-type="string">
            <text:p>RT @herrconin: Ich bin #Pirat und ich bleibe es. Unabhängigig von Shitsorms und persönlichen Angriffen, die Idee ist einfach zu gut.</text:p>
          </table:table-cell>
          <table:table-cell table:style-name="ce59" office:value-type="string">
            <text:p>Fri Mar 08 16:30:22 +0000 2013</text:p>
          </table:table-cell>
          <table:table-cell table:style-name="ce60" office:value-type="float" office:value="41341.68775462963">
            <text:p>3/8/2013 16:30:2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4927392">
            <text:p>24927392</text:p>
          </table:table-cell>
          <table:table-cell table:style-name="ce59"/>
          <table:table-cell table:style-name="ce61" office:value-type="string">
            <text:p>&lt;a href="http://twitter.com/carbonandroid" rel="nofollow"&gt;Carbon for Android&lt;/a&gt;</text:p>
          </table:table-cell>
          <table:table-cell table:style-name="ce61" office:value-type="string">
            <text:p>http://a0.twimg.com/profile_images/2551705381/temp1346144077strip20120828-14757-1wcp3z1_normal</text:p>
          </table:table-cell>
          <table:table-cell table:style-name="ce59" office:value-type="float" office:value="272">
            <text:p>272</text:p>
          </table:table-cell>
          <table:table-cell table:style-name="ce59" office:value-type="float" office:value="428">
            <text:p>42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die_socke/statuses/310064963031019520</text:p>
          </table:table-cell>
          <table:table-cell table:style-name="ce61" office:value-type="string">
            <text:p>{"urls":[],"hashtags":[{"text":"Pirat","indices":[23,29]}],"user_mentions":[{"id":205281883,"name":"Robert Conin","indices":[3,13],"screen_name":"herrconin","id_str":"205281883"}]}</text:p>
          </table:table-cell>
        </table:table-row>
        <table:table-row table:style-name="ro23">
          <table:table-cell table:style-name="ce58" office:value-type="string">
            <text:p>310033086459043841</text:p>
          </table:table-cell>
          <table:table-cell table:style-name="ce59" office:value-type="string">
            <text:p>cmrcx</text:p>
          </table:table-cell>
          <table:table-cell table:style-name="ce59" office:value-type="string">
            <text:p>Der Code ist von mir. Ihr verstoßt damit gegen meine Lizenz, die GPL. @piratenparteiat #LQFB #PirateFeedback #ppat @medienpirat</text:p>
          </table:table-cell>
          <table:table-cell table:style-name="ce59" office:value-type="string">
            <text:p>Fri Mar 08 14:23:42 +0000 2013</text:p>
          </table:table-cell>
          <table:table-cell table:style-name="ce60" office:value-type="float" office:value="41341.59979166667">
            <text:p>3/8/2013 14:23:4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63339578">
            <text:p>63339578</text:p>
          </table:table-cell>
          <table:table-cell table:style-name="ce59"/>
          <table:table-cell table:style-name="ce61" office:value-type="string">
            <text:p>&lt;a href="http://janetter.net/" rel="nofollow"&gt;Janetter for Mac&lt;/a&gt;</text:p>
          </table:table-cell>
          <table:table-cell table:style-name="ce61" office:value-type="string">
            <text:p>http://a0.twimg.com/profile_images/1163452443/DCP_8187g_twitter_normal.JPG</text:p>
          </table:table-cell>
          <table:table-cell table:style-name="ce59" office:value-type="float" office:value="360">
            <text:p>360</text:p>
          </table:table-cell>
          <table:table-cell table:style-name="ce59" office:value-type="float" office:value="424">
            <text:p>42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mrcx/statuses/310033086459043841</text:p>
          </table:table-cell>
          <table:table-cell table:style-name="ce61" office:value-type="string">
            <text:p>{"urls":[],"hashtags":[{"text":"LQFB","indices":[87,92]},{"text":"PirateFeedback","indices":[93,108]},{"text":"ppat","indices":[109,114]}],"user_mentions":[{"id":43325643,"name":"Piratenpartei","indices":[70,86],"screen_name":"piratenparteiat","id_str":"43325643"},{"id":16288448,"name":"Florian Hörantner","indices":[115,127],"screen_name":"medienpirat","id_str":"16288448"}]}</text:p>
          </table:table-cell>
        </table:table-row>
        <table:table-row table:style-name="ro23">
          <table:table-cell table:style-name="ce58" office:value-type="string">
            <text:p>310024317603831808</text:p>
          </table:table-cell>
          <table:table-cell table:style-name="ce59" office:value-type="string">
            <text:p>HeinrichElsigan</text:p>
          </table:table-cell>
          <table:table-cell table:style-name="ce59" office:value-type="string">
            <text:p>@Gruene_Austria @AnonAustria @piratenparteiat @ArminWolf  letzten beiden sind Hoaxes, aber Petition ohne Parteipolitik bitte</text:p>
          </table:table-cell>
          <table:table-cell table:style-name="ce59" office:value-type="string">
            <text:p>Fri Mar 08 13:48:51 +0000 2013</text:p>
          </table:table-cell>
          <table:table-cell table:style-name="ce60" office:value-type="float" office:value="41341.575590277775">
            <text:p>3/8/2013 13:48:51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316488595">
            <text:p>316488595</text:p>
          </table:table-cell>
          <table:table-cell table:style-name="ce59" office:value-type="string">
            <text:p>Gruene_Austria</text:p>
          </table:table-cell>
          <table:table-cell table:style-name="ce59" office:value-type="float" office:value="739626931">
            <text:p>73962693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198381923/b2a2e4c2f6a6ad8ab0b01230252c25ab_normal.jpeg</text:p>
          </table:table-cell>
          <table:table-cell table:style-name="ce59" office:value-type="float" office:value="73">
            <text:p>73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einrichElsigan/statuses/310024317603831808</text:p>
          </table:table-cell>
          <table:table-cell table:style-name="ce61" office:value-type="string">
            <text:p>{"urls":[],"hashtags":[],"user_mentions":[{"id":316488595,"name":"Grüne Österreich","indices":[0,15],"screen_name":"Gruene_Austria","id_str":"316488595"},{"id":323750313,"name":"AnonAustria","indices":[16,28],"screen_name":"AnonAustria","id_str":"323750313"},{"id":43325643,"name":"Piratenpartei","indices":[29,45],"screen_name":"piratenparteiat","id_str":"43325643"},{"id":20694291,"name":"Armin Wolf","indices":[46,56],"screen_name":"ArminWolf","id_str":"20694291"}]}</text:p>
          </table:table-cell>
        </table:table-row>
        <table:table-row table:style-name="ro23">
          <table:table-cell table:style-name="ce58" office:value-type="string">
            <text:p>310023224358473728</text:p>
          </table:table-cell>
          <table:table-cell table:style-name="ce59" office:value-type="string">
            <text:p>HeinrichElsigan</text:p>
          </table:table-cell>
          <table:table-cell table:style-name="ce59" office:value-type="string">
            <text:p>@igorsekowski @Gruene_Austria @AnonAustria @piratenparteiat Jedem seine eigne Petition :( @ArminWolf http://t.co/Bo8zDG4Qmu</text:p>
          </table:table-cell>
          <table:table-cell table:style-name="ce59" office:value-type="string">
            <text:p>Fri Mar 08 13:44:31 +0000 2013</text:p>
          </table:table-cell>
          <table:table-cell table:style-name="ce60" office:value-type="float" office:value="41341.57258101852">
            <text:p>3/8/2013 13:44:31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725869591">
            <text:p>725869591</text:p>
          </table:table-cell>
          <table:table-cell table:style-name="ce59" office:value-type="string">
            <text:p>igorsekowski</text:p>
          </table:table-cell>
          <table:table-cell table:style-name="ce59" office:value-type="float" office:value="739626931">
            <text:p>739626931</text:p>
          </table:table-cell>
          <table:table-cell table:style-name="ce59" office:value-type="string">
            <text:p>310015976068505600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198381923/b2a2e4c2f6a6ad8ab0b01230252c25ab_normal.jpeg</text:p>
          </table:table-cell>
          <table:table-cell table:style-name="ce59" office:value-type="float" office:value="73">
            <text:p>73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einrichElsigan/statuses/310023224358473728</text:p>
          </table:table-cell>
          <table:table-cell table:style-name="ce61" office:value-type="string">
            <text:p>{"urls":[],"hashtags":[],"media":[{"sizes":{"thumb":{"w":150,"resize":"crop","h":150},"small":{"w":340,"resize":"fit","h":264},"medium":{"w":600,"resize":"fit","h":465},"large":{"w":1024,"resize":"fit","h":794}},"id":310023224366862337,"media_url_https":"https://pbs.twimg.com/media/BE1seuCCEAEfYdO.png","media_url":"http://pbs.twimg.com/media/BE1seuCCEAEfYdO.png","expanded_url":"http://twitter.com/HeinrichElsigan/status/310023224358473728/photo/1","indices":[101,123],"id_str":"310023224366862337","type":"photo","display_url":"pic.twitter.com/Bo8zDG4Qmu","url":"http://t.co/Bo8zDG4Qmu"}],"user_mentions":[{"id":725869591,"name":"igor sekowski","indices":[0,13],"screen_name":"igorsekowski","id_str":"725869591"},{"id":316488595,"name":"Grüne Österreich","indices":[14,29],"screen_name":"Gruene_Austria","id_str":"316488595"},{"id":323750313,"name":"AnonAustria","indices":[30,42],"screen_name":"AnonAustria","id_str":"323750313"},{"id":43325643,"name":"Piratenpartei","indices":[43,59],"screen_name":"piratenparteiat","id_str":"43325643"},{"id":20694291,"name":"Armin Wolf","indices":[90,100],"screen_name":"ArminWolf","id_str":"20694291"}]}</text:p>
          </table:table-cell>
        </table:table-row>
        <table:table-row table:style-name="ro20">
          <table:table-cell table:style-name="ce58" office:value-type="string">
            <text:p>310022480280567809</text:p>
          </table:table-cell>
          <table:table-cell table:style-name="ce59" office:value-type="string">
            <text:p>KaiEff</text:p>
          </table:table-cell>
          <table:table-cell table:style-name="ce59" office:value-type="string">
            <text:p>RT @AstridGeisler: Demokratie 2.0: Ich habe einen Zweitaccount im #LQFB -und finde das ein Unding: http://t.co/qhKJsu3i #Pirat111 #Pirat ...</text:p>
          </table:table-cell>
          <table:table-cell table:style-name="ce59" office:value-type="string">
            <text:p>Fri Mar 08 13:41:33 +0000 2013</text:p>
          </table:table-cell>
          <table:table-cell table:style-name="ce60" office:value-type="float" office:value="41341.57052083333">
            <text:p>3/8/2013 13:41:3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579042080">
            <text:p>579042080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215172897/icke23_normal.png</text:p>
          </table:table-cell>
          <table:table-cell table:style-name="ce59" office:value-type="float" office:value="176">
            <text:p>176</text:p>
          </table:table-cell>
          <table:table-cell table:style-name="ce59" office:value-type="float" office:value="227">
            <text:p>227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KaiEff/statuses/310022480280567809</text:p>
          </table:table-cell>
          <table:table-cell table:style-name="ce61" office:value-type="string">
            <text:p>{"urls":[{"expanded_url":"http://piratenpad.de/p/zweitaccount","indices":[99,119],"display_url":"piratenpad.de/p/zweitaccount","url":"http://t.co/qhKJsu3i"}],"hashtags":[{"text":"LQFB","indices":[66,71]},{"text":"Pirat111","indices":[120,129]},{"text":"Pirat","indices":[130,136]}],"user_mentions":[{"id":563673584,"name":"Astrid Geisler","indices":[3,17],"screen_name":"AstridGeisler","id_str":"563673584"}]}</text:p>
          </table:table-cell>
        </table:table-row>
        <table:table-row table:style-name="ro23">
          <table:table-cell table:style-name="ce58" office:value-type="string">
            <text:p>310021707463286786</text:p>
          </table:table-cell>
          <table:table-cell table:style-name="ce59" office:value-type="string">
            <text:p>Orangefruit_</text:p>
          </table:table-cell>
          <table:table-cell table:style-name="ce59" office:value-type="string">
            <text:p>RT @herrconin: Ich bin #Pirat und ich bleibe es. Unabhängigig von Shitsorms und persönlichen Angriffen, die Idee ist einfach zu gut.</text:p>
          </table:table-cell>
          <table:table-cell table:style-name="ce59" office:value-type="string">
            <text:p>Fri Mar 08 13:38:29 +0000 2013</text:p>
          </table:table-cell>
          <table:table-cell table:style-name="ce60" office:value-type="float" office:value="41341.5683912037">
            <text:p>3/8/2013 13:38:2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92167325">
            <text:p>492167325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1898741317/O23hOnqr_normal</text:p>
          </table:table-cell>
          <table:table-cell table:style-name="ce59" office:value-type="float" office:value="16">
            <text:p>16</text:p>
          </table:table-cell>
          <table:table-cell table:style-name="ce59" office:value-type="float" office:value="80">
            <text:p>80</text:p>
          </table:table-cell>
          <table:table-cell table:style-name="ce59"/>
          <table:table-cell table:style-name="ce59" office:value-type="string">
            <text:p>http://twitter.com/Orangefruit_/statuses/310021707463286786</text:p>
          </table:table-cell>
          <table:table-cell table:style-name="ce61" office:value-type="string">
            <text:p>{"urls":[],"hashtags":[{"text":"Pirat","indices":[23,29]}],"user_mentions":[{"id":205281883,"name":"Robert Conin","indices":[3,13],"screen_name":"herrconin","id_str":"205281883"}]}</text:p>
          </table:table-cell>
        </table:table-row>
        <table:table-row table:style-name="ro20">
          <table:table-cell table:style-name="ce58" office:value-type="string">
            <text:p>310018481779249152</text:p>
          </table:table-cell>
          <table:table-cell table:style-name="ce59" office:value-type="string">
            <text:p>astockma</text:p>
          </table:table-cell>
          <table:table-cell table:style-name="ce59" office:value-type="string">
            <text:p>RT @AstridGeisler: Demokratie 2.0: Ich habe einen Zweitaccount im #LQFB -und finde das ein Unding: http://t.co/qhKJsu3i #Pirat111 #Pirat ...</text:p>
          </table:table-cell>
          <table:table-cell table:style-name="ce59" office:value-type="string">
            <text:p>Fri Mar 08 13:25:40 +0000 2013</text:p>
          </table:table-cell>
          <table:table-cell table:style-name="ce60" office:value-type="float" office:value="41341.559490740736">
            <text:p>3/8/2013 13:25:4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0397829">
            <text:p>50397829</text:p>
          </table:table-cell>
          <table:table-cell table:style-name="ce59"/>
          <table:table-cell table:style-name="ce61" office:value-type="string">
            <text:p>&lt;a href="http://www.tweetcaster.com" rel="nofollow"&gt;TweetCaster for Android&lt;/a&gt;</text:p>
          </table:table-cell>
          <table:table-cell table:style-name="ce61" office:value-type="string">
            <text:p>http://a0.twimg.com/profile_images/2157602246/Q7KU55U5_normal</text:p>
          </table:table-cell>
          <table:table-cell table:style-name="ce59" office:value-type="float" office:value="106">
            <text:p>106</text:p>
          </table:table-cell>
          <table:table-cell table:style-name="ce59" office:value-type="float" office:value="467">
            <text:p>467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astockma/statuses/310018481779249152</text:p>
          </table:table-cell>
          <table:table-cell table:style-name="ce61" office:value-type="string">
            <text:p>{"urls":[{"expanded_url":"http://piratenpad.de/p/zweitaccount","indices":[99,119],"display_url":"piratenpad.de/p/zweitaccount","url":"http://t.co/qhKJsu3i"}],"hashtags":[{"text":"LQFB","indices":[66,71]},{"text":"Pirat111","indices":[120,129]},{"text":"Pirat","indices":[130,136]}],"user_mentions":[{"id":563673584,"name":"Astrid Geisler","indices":[3,17],"screen_name":"AstridGeisler","id_str":"563673584"}]}</text:p>
          </table:table-cell>
        </table:table-row>
        <table:table-row table:style-name="ro20">
          <table:table-cell table:style-name="ce58" office:value-type="string">
            <text:p>310016158537494528</text:p>
          </table:table-cell>
          <table:table-cell table:style-name="ce59" office:value-type="string">
            <text:p>PParzival</text:p>
          </table:table-cell>
          <table:table-cell table:style-name="ce59" office:value-type="string">
            <text:p>RT @AstridGeisler: Demokratie 2.0: Ich habe einen Zweitaccount im #LQFB -und finde das ein Unding: http://t.co/qhKJsu3i #Pirat111 #Pirat ...</text:p>
          </table:table-cell>
          <table:table-cell table:style-name="ce59" office:value-type="string">
            <text:p>Fri Mar 08 13:16:26 +0000 2013</text:p>
          </table:table-cell>
          <table:table-cell table:style-name="ce60" office:value-type="float" office:value="41341.5530787037">
            <text:p>3/8/2013 13:16:2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41131956">
            <text:p>541131956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024890923/image_normal.jpg</text:p>
          </table:table-cell>
          <table:table-cell table:style-name="ce59" office:value-type="float" office:value="1155">
            <text:p>1155</text:p>
          </table:table-cell>
          <table:table-cell table:style-name="ce59" office:value-type="float" office:value="2001">
            <text:p>2001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PParzival/statuses/310016158537494528</text:p>
          </table:table-cell>
          <table:table-cell table:style-name="ce61" office:value-type="string">
            <text:p>{"urls":[{"expanded_url":"http://piratenpad.de/p/zweitaccount","indices":[99,119],"display_url":"piratenpad.de/p/zweitaccount","url":"http://t.co/qhKJsu3i"}],"hashtags":[{"text":"LQFB","indices":[66,71]},{"text":"Pirat111","indices":[120,129]},{"text":"Pirat","indices":[130,136]}],"user_mentions":[{"id":563673584,"name":"Astrid Geisler","indices":[3,17],"screen_name":"AstridGeisler","id_str":"563673584"}]}</text:p>
          </table:table-cell>
        </table:table-row>
        <table:table-row table:style-name="ro20">
          <table:table-cell table:style-name="ce58" office:value-type="string">
            <text:p>310015976068505600</text:p>
          </table:table-cell>
          <table:table-cell table:style-name="ce59" office:value-type="string">
            <text:p>igorsekowski</text:p>
          </table:table-cell>
          <table:table-cell table:style-name="ce59" office:value-type="string">
            <text:p>@HeinrichElsigan @Gruene_Austria @AnonAustria @piratenparteiat Leute das ist #Dummheit zig Petitionen für die selbe Sach, besser eine sharen</text:p>
          </table:table-cell>
          <table:table-cell table:style-name="ce59" office:value-type="string">
            <text:p>Fri Mar 08 13:15:43 +0000 2013</text:p>
          </table:table-cell>
          <table:table-cell table:style-name="ce60" office:value-type="float" office:value="41341.55258101851">
            <text:p>3/8/2013 13:15:43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739626931">
            <text:p>739626931</text:p>
          </table:table-cell>
          <table:table-cell table:style-name="ce59" office:value-type="string">
            <text:p>HeinrichElsigan</text:p>
          </table:table-cell>
          <table:table-cell table:style-name="ce59" office:value-type="float" office:value="725869591">
            <text:p>72586959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57354041/b8fefc51fbc32a8ef720a84efb83eb2b_normal.png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9">
            <text:p>9</text:p>
          </table:table-cell>
          <table:table-cell table:style-name="ce59"/>
          <table:table-cell table:style-name="ce59" office:value-type="string">
            <text:p>http://twitter.com/igorsekowski/statuses/310015976068505600</text:p>
          </table:table-cell>
          <table:table-cell table:style-name="ce61" office:value-type="string">
            <text:p>{"urls":[],"hashtags":[{"text":"Dummheit","indices":[77,86]}],"user_mentions":[{"id":739626931,"name":"Heinrich Elsigan ","indices":[0,16],"screen_name":"HeinrichElsigan","id_str":"739626931"},{"id":316488595,"name":"Grüne Österreich","indices":[17,32],"screen_name":"Gruene_Austria","id_str":"316488595"},{"id":323750313,"name":"AnonAustria","indices":[33,45],"screen_name":"AnonAustria","id_str":"323750313"},{"id":43325643,"name":"Piratenpartei","indices":[46,62],"screen_name":"piratenparteiat","id_str":"43325643"}]}</text:p>
          </table:table-cell>
        </table:table-row>
        <table:table-row table:style-name="ro20">
          <table:table-cell table:style-name="ce58" office:value-type="string">
            <text:p>310015939032776704</text:p>
          </table:table-cell>
          <table:table-cell table:style-name="ce59" office:value-type="string">
            <text:p>bombasstard</text:p>
          </table:table-cell>
          <table:table-cell table:style-name="ce59" office:value-type="string">
            <text:p>RT @AstridGeisler: Demokratie 2.0: Ich habe einen Zweitaccount im #LQFB -und finde das ein Unding: http://t.co/qhKJsu3i #Pirat111 #Pirat ...</text:p>
          </table:table-cell>
          <table:table-cell table:style-name="ce59" office:value-type="string">
            <text:p>Fri Mar 08 13:15:34 +0000 2013</text:p>
          </table:table-cell>
          <table:table-cell table:style-name="ce60" office:value-type="float" office:value="41341.55247685185">
            <text:p>3/8/2013 13:15:34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90610069">
            <text:p>90610069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462014071/bj_bass_02_normal.jpg</text:p>
          </table:table-cell>
          <table:table-cell table:style-name="ce59" office:value-type="float" office:value="146">
            <text:p>146</text:p>
          </table:table-cell>
          <table:table-cell table:style-name="ce59" office:value-type="float" office:value="298">
            <text:p>29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ombasstard/statuses/310015939032776704</text:p>
          </table:table-cell>
          <table:table-cell table:style-name="ce61" office:value-type="string">
            <text:p>{"urls":[{"expanded_url":"http://piratenpad.de/p/zweitaccount","indices":[99,119],"display_url":"piratenpad.de/p/zweitaccount","url":"http://t.co/qhKJsu3i"}],"hashtags":[{"text":"LQFB","indices":[66,71]},{"text":"Pirat111","indices":[120,129]},{"text":"Pirat","indices":[130,136]}],"user_mentions":[{"id":563673584,"name":"Astrid Geisler","indices":[3,17],"screen_name":"AstridGeisler","id_str":"563673584"}]}</text:p>
          </table:table-cell>
        </table:table-row>
        <table:table-row table:style-name="ro20">
          <table:table-cell table:style-name="ce58" office:value-type="string">
            <text:p>310015592948191232</text:p>
          </table:table-cell>
          <table:table-cell table:style-name="ce59" office:value-type="string">
            <text:p>igorsekowski</text:p>
          </table:table-cell>
          <table:table-cell table:style-name="ce59" office:value-type="string">
            <text:p>@HeinrichElsigan @Gruene_Austria @AnonAustria Morgen macht die @piratenparteiat eine eigene Petition und übermorgen @sebastiankurz</text:p>
          </table:table-cell>
          <table:table-cell table:style-name="ce59" office:value-type="string">
            <text:p>Fri Mar 08 13:14:11 +0000 2013</text:p>
          </table:table-cell>
          <table:table-cell table:style-name="ce60" office:value-type="float" office:value="41341.551516203705">
            <text:p>3/8/2013 13:14:11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739626931">
            <text:p>739626931</text:p>
          </table:table-cell>
          <table:table-cell table:style-name="ce59" office:value-type="string">
            <text:p>HeinrichElsigan</text:p>
          </table:table-cell>
          <table:table-cell table:style-name="ce59" office:value-type="float" office:value="725869591">
            <text:p>725869591</text:p>
          </table:table-cell>
          <table:table-cell table:style-name="ce59" office:value-type="string">
            <text:p>310010528137347072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57354041/b8fefc51fbc32a8ef720a84efb83eb2b_normal.png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9">
            <text:p>9</text:p>
          </table:table-cell>
          <table:table-cell table:style-name="ce59"/>
          <table:table-cell table:style-name="ce59" office:value-type="string">
            <text:p>http://twitter.com/igorsekowski/statuses/310015592948191232</text:p>
          </table:table-cell>
          <table:table-cell table:style-name="ce61" office:value-type="string">
            <text:p>{"urls":[],"hashtags":[],"user_mentions":[{"id":739626931,"name":"Heinrich Elsigan ","indices":[0,16],"screen_name":"HeinrichElsigan","id_str":"739626931"},{"id":316488595,"name":"Grüne Österreich","indices":[17,32],"screen_name":"Gruene_Austria","id_str":"316488595"},{"id":323750313,"name":"AnonAustria","indices":[33,45],"screen_name":"AnonAustria","id_str":"323750313"},{"id":43325643,"name":"Piratenpartei","indices":[63,79],"screen_name":"piratenparteiat","id_str":"43325643"},{"id":46623193,"name":"Sebastian Kurz","indices":[116,130],"screen_name":"sebastiankurz","id_str":"46623193"}]}</text:p>
          </table:table-cell>
        </table:table-row>
        <table:table-row table:style-name="ro23">
          <table:table-cell table:style-name="ce58" office:value-type="string">
            <text:p>310010839694458881</text:p>
          </table:table-cell>
          <table:table-cell table:style-name="ce59" office:value-type="string">
            <text:p>Xolgrimm</text:p>
          </table:table-cell>
          <table:table-cell table:style-name="ce59" office:value-type="string">
            <text:p>RT @herrconin: Ich bin #Pirat und ich bleibe es. Unabhängigig von Shitsorms und persönlichen Angriffen, die Idee ist einfach zu gut.</text:p>
          </table:table-cell>
          <table:table-cell table:style-name="ce59" office:value-type="string">
            <text:p>Fri Mar 08 12:55:18 +0000 2013</text:p>
          </table:table-cell>
          <table:table-cell table:style-name="ce60" office:value-type="float" office:value="41341.538402777776">
            <text:p>3/8/2013 12:55:1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59706375">
            <text:p>559706375</text:p>
          </table:table-cell>
          <table:table-cell table:style-name="ce59"/>
          <table:table-cell table:style-name="ce61" office:value-type="string">
            <text:p>&lt;a href="http://www.metrotwit.com/" rel="nofollow"&gt;MetroTwit&lt;/a&gt;</text:p>
          </table:table-cell>
          <table:table-cell table:style-name="ce61" office:value-type="string">
            <text:p>http://a0.twimg.com/profile_images/3113000288/ef1196989ce27f6141c7c339e1d6144c_normal.jpeg</text:p>
          </table:table-cell>
          <table:table-cell table:style-name="ce59" office:value-type="float" office:value="27">
            <text:p>27</text:p>
          </table:table-cell>
          <table:table-cell table:style-name="ce59" office:value-type="float" office:value="46">
            <text:p>46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Xolgrimm/statuses/310010839694458881</text:p>
          </table:table-cell>
          <table:table-cell table:style-name="ce61" office:value-type="string">
            <text:p>{"urls":[],"hashtags":[{"text":"Pirat","indices":[23,29]}],"user_mentions":[{"id":205281883,"name":"Robert Conin","indices":[3,13],"screen_name":"herrconin","id_str":"205281883"}]}</text:p>
          </table:table-cell>
        </table:table-row>
        <table:table-row table:style-name="ro23">
          <table:table-cell table:style-name="ce58" office:value-type="string">
            <text:p>310005513129709569</text:p>
          </table:table-cell>
          <table:table-cell table:style-name="ce59" office:value-type="string">
            <text:p>AllRogers</text:p>
          </table:table-cell>
          <table:table-cell table:style-name="ce59" office:value-type="string">
            <text:p>RT @herrconin: Ich bin #Pirat und ich bleibe es. Unabhängigig von Shitsorms und persönlichen Angriffen, die Idee ist einfach zu gut.</text:p>
          </table:table-cell>
          <table:table-cell table:style-name="ce59" office:value-type="string">
            <text:p>Fri Mar 08 12:34:08 +0000 2013</text:p>
          </table:table-cell>
          <table:table-cell table:style-name="ce60" office:value-type="float" office:value="41341.5237037037">
            <text:p>3/8/2013 12:34:0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987713564">
            <text:p>987713564</text:p>
          </table:table-cell>
          <table:table-cell table:style-name="ce59"/>
          <table:table-cell table:style-name="ce61" office:value-type="string">
            <text:p>&lt;a href="https://mobile.twitter.com" rel="nofollow"&gt;Mobile Web (M5)&lt;/a&gt;</text:p>
          </table:table-cell>
          <table:table-cell table:style-name="ce61" office:value-type="string">
            <text:p>http://a0.twimg.com/profile_images/2929273763/19327cde3a3352bbe97d028fadf58f44_normal.png</text:p>
          </table:table-cell>
          <table:table-cell table:style-name="ce59" office:value-type="float" office:value="12">
            <text:p>12</text:p>
          </table:table-cell>
          <table:table-cell table:style-name="ce59" office:value-type="float" office:value="25">
            <text:p>2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AllRogers/statuses/310005513129709569</text:p>
          </table:table-cell>
          <table:table-cell table:style-name="ce61" office:value-type="string">
            <text:p>{"urls":[],"hashtags":[{"text":"Pirat","indices":[23,29]}],"user_mentions":[{"id":205281883,"name":"Robert Conin","indices":[3,13],"screen_name":"herrconin","id_str":"205281883"}]}</text:p>
          </table:table-cell>
        </table:table-row>
        <table:table-row table:style-name="ro23">
          <table:table-cell table:style-name="ce58" office:value-type="string">
            <text:p>310004966146330626</text:p>
          </table:table-cell>
          <table:table-cell table:style-name="ce59" office:value-type="string">
            <text:p>medienpirat</text:p>
          </table:table-cell>
          <table:table-cell table:style-name="ce59" office:value-type="string">
            <text:p>So ging übrigens die Wiener Volksbefragung Umfrage bei der @piratenparteiat aus: http://t.co/qkpD6sGQJ2 #Klare Absage an Olympia</text:p>
          </table:table-cell>
          <table:table-cell table:style-name="ce59" office:value-type="string">
            <text:p>Fri Mar 08 12:31:58 +0000 2013</text:p>
          </table:table-cell>
          <table:table-cell table:style-name="ce60" office:value-type="float" office:value="41341.522199074076">
            <text:p>3/8/2013 12:31:5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6288448">
            <text:p>16288448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208593987/Flo_normal.jpg</text:p>
          </table:table-cell>
          <table:table-cell table:style-name="ce59" office:value-type="float" office:value="1342">
            <text:p>1342</text:p>
          </table:table-cell>
          <table:table-cell table:style-name="ce59" office:value-type="float" office:value="367">
            <text:p>36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edienpirat/statuses/310004966146330626</text:p>
          </table:table-cell>
          <table:table-cell table:style-name="ce61" office:value-type="string">
            <text:p>{"urls":[{"expanded_url":"http://infogr.am/Wiener-Volksbefragung-LQFB-Wiener-Piraten/","indices":[81,103],"display_url":"infogr.am/Wiener-Volksbe\u2026","url":"http://t.co/qkpD6sGQJ2"}],"hashtags":[{"text":"Klare","indices":[104,110]}],"user_mentions":[{"id":43325643,"name":"Piratenpartei","indices":[59,75],"screen_name":"piratenparteiat","id_str":"43325643"}]}</text:p>
          </table:table-cell>
        </table:table-row>
        <table:table-row table:style-name="ro21">
          <table:table-cell table:style-name="ce58" office:value-type="string">
            <text:p>310003179880316928</text:p>
          </table:table-cell>
          <table:table-cell table:style-name="ce59" office:value-type="string">
            <text:p>HeinzDobernig</text:p>
          </table:table-cell>
          <table:table-cell table:style-name="ce59" office:value-type="string">
            <text:p>@piratenparteiat Wie hoch ist eigentlich die Frauenquote in der Österreichischen Piratenpartei?</text:p>
          </table:table-cell>
          <table:table-cell table:style-name="ce59" office:value-type="string">
            <text:p>Fri Mar 08 12:24:52 +0000 2013</text:p>
          </table:table-cell>
          <table:table-cell table:style-name="ce60" office:value-type="float" office:value="41341.51726851852">
            <text:p>3/8/2013 12:24:52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43325643">
            <text:p>43325643</text:p>
          </table:table-cell>
          <table:table-cell table:style-name="ce59" office:value-type="string">
            <text:p>piratenparteiat</text:p>
          </table:table-cell>
          <table:table-cell table:style-name="ce59" office:value-type="float" office:value="320183814">
            <text:p>320183814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506879982/bshs90wlnws2zle3284m_normal.jpeg</text:p>
          </table:table-cell>
          <table:table-cell table:style-name="ce59" office:value-type="float" office:value="10154">
            <text:p>10154</text:p>
          </table:table-cell>
          <table:table-cell table:style-name="ce59" office:value-type="float" office:value="5794">
            <text:p>579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einzDobernig/statuses/310003179880316928</text:p>
          </table:table-cell>
          <table:table-cell table:style-name="ce61" office:value-type="string">
            <text:p>{"urls":[],"hashtags":[],"user_mentions":[{"id":43325643,"name":"Piratenpartei","indices":[0,16],"screen_name":"piratenparteiat","id_str":"43325643"}]}</text:p>
          </table:table-cell>
        </table:table-row>
        <table:table-row table:style-name="ro20">
          <table:table-cell table:style-name="ce58" office:value-type="string">
            <text:p>310001548971372545</text:p>
          </table:table-cell>
          <table:table-cell table:style-name="ce59" office:value-type="string">
            <text:p>mikklomania</text:p>
          </table:table-cell>
          <table:table-cell table:style-name="ce59" office:value-type="string">
            <text:p>RT @Demon81: Aufgrund "fehlender Bremsen" gegen die Wand fahren! Oder, das Steuer rumreißen und einem neuen Mechaniker vertrauen? #Pirat ...</text:p>
          </table:table-cell>
          <table:table-cell table:style-name="ce59" office:value-type="string">
            <text:p>Fri Mar 08 12:18:23 +0000 2013</text:p>
          </table:table-cell>
          <table:table-cell table:style-name="ce60" office:value-type="float" office:value="41341.512766203705">
            <text:p>3/8/2013 12:18:2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96742516">
            <text:p>396742516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536475243/upjpj3skvd8q8fh145nq_normal.jpeg</text:p>
          </table:table-cell>
          <table:table-cell table:style-name="ce59" office:value-type="float" office:value="281">
            <text:p>281</text:p>
          </table:table-cell>
          <table:table-cell table:style-name="ce59" office:value-type="float" office:value="467">
            <text:p>467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mikklomania/statuses/310001548971372545</text:p>
          </table:table-cell>
          <table:table-cell table:style-name="ce61" office:value-type="string">
            <text:p>{"urls":[],"hashtags":[{"text":"Pirat","indices":[130,136]}],"user_mentions":[{"id":20868505,"name":"Dennis the menace","indices":[3,11],"screen_name":"Demon81","id_str":"20868505"}]}</text:p>
          </table:table-cell>
        </table:table-row>
        <table:table-row table:style-name="ro23">
          <table:table-cell table:style-name="ce58" office:value-type="string">
            <text:p>310000879640125440</text:p>
          </table:table-cell>
          <table:table-cell table:style-name="ce59" office:value-type="string">
            <text:p>chevynetti</text:p>
          </table:table-cell>
          <table:table-cell table:style-name="ce59" office:value-type="string">
            <text:p>RT @herrconin: Ich bin #Pirat und ich bleibe es. Unabhängigig von Shitsorms und persönlichen Angriffen, die Idee ist einfach zu gut.</text:p>
          </table:table-cell>
          <table:table-cell table:style-name="ce59" office:value-type="string">
            <text:p>Fri Mar 08 12:15:43 +0000 2013</text:p>
          </table:table-cell>
          <table:table-cell table:style-name="ce60" office:value-type="float" office:value="41341.51091435185">
            <text:p>3/8/2013 12:15:4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401655330">
            <text:p>401655330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3308172745/a0effc4f7dabc5a13d0f8c782781519b_normal.jpeg</text:p>
          </table:table-cell>
          <table:table-cell table:style-name="ce59" office:value-type="float" office:value="490">
            <text:p>490</text:p>
          </table:table-cell>
          <table:table-cell table:style-name="ce59" office:value-type="float" office:value="746">
            <text:p>746</text:p>
          </table:table-cell>
          <table:table-cell table:style-name="ce59"/>
          <table:table-cell table:style-name="ce59" office:value-type="string">
            <text:p>http://twitter.com/chevynetti/statuses/310000879640125440</text:p>
          </table:table-cell>
          <table:table-cell table:style-name="ce61" office:value-type="string">
            <text:p>{"urls":[],"hashtags":[{"text":"Pirat","indices":[23,29]}],"user_mentions":[{"id":205281883,"name":"Robert Conin","indices":[3,13],"screen_name":"herrconin","id_str":"205281883"}]}</text:p>
          </table:table-cell>
        </table:table-row>
        <table:table-row table:style-name="ro22">
          <table:table-cell table:style-name="ce58" office:value-type="string">
            <text:p>309999956926799873</text:p>
          </table:table-cell>
          <table:table-cell table:style-name="ce59" office:value-type="string">
            <text:p>_Belze_</text:p>
          </table:table-cell>
          <table:table-cell table:style-name="ce59" office:value-type="string">
            <text:p>RT @GroeVaZ: Ich bin #Pirat und ich bleibe es. Unabhängigig von Nazis, Maskulinisten und Psychopathen - die Idee ist einfach zu gut.</text:p>
          </table:table-cell>
          <table:table-cell table:style-name="ce59" office:value-type="string">
            <text:p>Fri Mar 08 12:12:03 +0000 2013</text:p>
          </table:table-cell>
          <table:table-cell table:style-name="ce60" office:value-type="float" office:value="41341.508368055554">
            <text:p>3/8/2013 12:12:0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00643599">
            <text:p>200643599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188640725/691d7e5d740de3104adf8ab6c440efce_normal.png</text:p>
          </table:table-cell>
          <table:table-cell table:style-name="ce59" office:value-type="float" office:value="1144">
            <text:p>1144</text:p>
          </table:table-cell>
          <table:table-cell table:style-name="ce59" office:value-type="float" office:value="623">
            <text:p>62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_Belze_/statuses/309999956926799873</text:p>
          </table:table-cell>
          <table:table-cell table:style-name="ce61" office:value-type="string">
            <text:p>{"urls":[],"hashtags":[{"text":"Pirat","indices":[21,27]}],"user_mentions":[{"id":871536354,"name":"Bernd Schlömer","indices":[3,11],"screen_name":"GroeVaZ","id_str":"871536354"}]}</text:p>
          </table:table-cell>
        </table:table-row>
        <table:table-row table:style-name="ro23">
          <table:table-cell table:style-name="ce58" office:value-type="string">
            <text:p>309999798344364032</text:p>
          </table:table-cell>
          <table:table-cell table:style-name="ce59" office:value-type="string">
            <text:p>AtariFrosch</text:p>
          </table:table-cell>
          <table:table-cell table:style-name="ce59" office:value-type="string">
            <text:p>RT @herrconin: Ich bin #Pirat und ich bleibe es. Unabhängigig von Shitsorms und persönlichen Angriffen, die Idee ist einfach zu gut.</text:p>
          </table:table-cell>
          <table:table-cell table:style-name="ce59" office:value-type="string">
            <text:p>Fri Mar 08 12:11:26 +0000 2013</text:p>
          </table:table-cell>
          <table:table-cell table:style-name="ce60" office:value-type="float" office:value="41341.507939814815">
            <text:p>3/8/2013 12:11:2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8142410">
            <text:p>1814241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485200614/aflogo-twitter-150x150_normal.jpg</text:p>
          </table:table-cell>
          <table:table-cell table:style-name="ce59" office:value-type="float" office:value="1004">
            <text:p>1004</text:p>
          </table:table-cell>
          <table:table-cell table:style-name="ce59" office:value-type="float" office:value="282">
            <text:p>28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AtariFrosch/statuses/309999798344364032</text:p>
          </table:table-cell>
          <table:table-cell table:style-name="ce61" office:value-type="string">
            <text:p>{"urls":[],"hashtags":[{"text":"Pirat","indices":[23,29]}],"user_mentions":[{"id":205281883,"name":"Robert Conin","indices":[3,13],"screen_name":"herrconin","id_str":"205281883"}]}</text:p>
          </table:table-cell>
        </table:table-row>
        <table:table-row table:style-name="ro22">
          <table:table-cell table:style-name="ce58" office:value-type="string">
            <text:p>309999796083638272</text:p>
          </table:table-cell>
          <table:table-cell table:style-name="ce59" office:value-type="string">
            <text:p>GroeVaZ</text:p>
          </table:table-cell>
          <table:table-cell table:style-name="ce59" office:value-type="string">
            <text:p>Ich bin #Pirat und ich bleibe es. Unabhängigig von Nazis, Maskulinisten und Psychopathen - die Idee ist einfach zu gut.</text:p>
          </table:table-cell>
          <table:table-cell table:style-name="ce59" office:value-type="string">
            <text:p>Fri Mar 08 12:11:25 +0000 2013</text:p>
          </table:table-cell>
          <table:table-cell table:style-name="ce60" office:value-type="float" office:value="41341.50792824074">
            <text:p>3/8/2013 12:11:2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871536354">
            <text:p>871536354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701446323/1eb9d98eec83118b26be49ba2772cda7_normal.jpeg</text:p>
          </table:table-cell>
          <table:table-cell table:style-name="ce59" office:value-type="float" office:value="717">
            <text:p>717</text:p>
          </table:table-cell>
          <table:table-cell table:style-name="ce59" office:value-type="float" office:value="130">
            <text:p>13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GroeVaZ/statuses/309999796083638272</text:p>
          </table:table-cell>
          <table:table-cell table:style-name="ce61" office:value-type="string">
            <text:p>{"urls":[],"hashtags":[{"text":"Pirat","indices":[8,14]}],"user_mentions":[]}</text:p>
          </table:table-cell>
        </table:table-row>
        <table:table-row table:style-name="ro23">
          <table:table-cell table:style-name="ce58" office:value-type="string">
            <text:p>309996521510801409</text:p>
          </table:table-cell>
          <table:table-cell table:style-name="ce59" office:value-type="string">
            <text:p>Paxlei</text:p>
          </table:table-cell>
          <table:table-cell table:style-name="ce59" office:value-type="string">
            <text:p>RT @herrconin: Ich bin #Pirat und ich bleibe es. Unabhängigig von Shitsorms und persönlichen Angriffen, die Idee ist einfach zu gut.</text:p>
          </table:table-cell>
          <table:table-cell table:style-name="ce59" office:value-type="string">
            <text:p>Fri Mar 08 11:58:24 +0000 2013</text:p>
          </table:table-cell>
          <table:table-cell table:style-name="ce60" office:value-type="float" office:value="41341.498888888884">
            <text:p>3/8/2013 11:58:2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27296460">
            <text:p>427296460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673963656/EinsteinPirate_normal.jpg</text:p>
          </table:table-cell>
          <table:table-cell table:style-name="ce59" office:value-type="float" office:value="31">
            <text:p>31</text:p>
          </table:table-cell>
          <table:table-cell table:style-name="ce59" office:value-type="float" office:value="96">
            <text:p>9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axlei/statuses/309996521510801409</text:p>
          </table:table-cell>
          <table:table-cell table:style-name="ce61" office:value-type="string">
            <text:p>{"urls":[],"hashtags":[{"text":"Pirat","indices":[23,29]}],"user_mentions":[{"id":205281883,"name":"Robert Conin","indices":[3,13],"screen_name":"herrconin","id_str":"205281883"}]}</text:p>
          </table:table-cell>
        </table:table-row>
        <table:table-row table:style-name="ro23">
          <table:table-cell table:style-name="ce58" office:value-type="string">
            <text:p>309996118887002112</text:p>
          </table:table-cell>
          <table:table-cell table:style-name="ce59" office:value-type="string">
            <text:p>qd3c</text:p>
          </table:table-cell>
          <table:table-cell table:style-name="ce59" office:value-type="string">
            <text:p>RT @herrconin: Ich bin #Pirat und ich bleibe es. Unabhängigig von Shitsorms und persönlichen Angriffen, die Idee ist einfach zu gut.</text:p>
          </table:table-cell>
          <table:table-cell table:style-name="ce59" office:value-type="string">
            <text:p>Fri Mar 08 11:56:48 +0000 2013</text:p>
          </table:table-cell>
          <table:table-cell table:style-name="ce60" office:value-type="float" office:value="41341.497777777775">
            <text:p>3/8/2013 11:56:4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05189251">
            <text:p>305189251</text:p>
          </table:table-cell>
          <table:table-cell table:style-name="ce59"/>
          <table:table-cell table:style-name="ce61" office:value-type="string">
            <text:p>&lt;a href="http://getfalcon.pro" rel="nofollow"&gt;Falcon Pro&lt;/a&gt;</text:p>
          </table:table-cell>
          <table:table-cell table:style-name="ce61" office:value-type="string">
            <text:p>http://a0.twimg.com/profile_images/3019821256/b08dd1bbc2eee3cd7942e22b1e9dada2_normal.jpeg</text:p>
          </table:table-cell>
          <table:table-cell table:style-name="ce59" office:value-type="float" office:value="67">
            <text:p>67</text:p>
          </table:table-cell>
          <table:table-cell table:style-name="ce59" office:value-type="float" office:value="118">
            <text:p>11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qd3c/statuses/309996118887002112</text:p>
          </table:table-cell>
          <table:table-cell table:style-name="ce61" office:value-type="string">
            <text:p>{"urls":[],"hashtags":[{"text":"Pirat","indices":[23,29]}],"user_mentions":[{"id":205281883,"name":"Robert Conin","indices":[3,13],"screen_name":"herrconin","id_str":"205281883"}]}</text:p>
          </table:table-cell>
        </table:table-row>
        <table:table-row table:style-name="ro20">
          <table:table-cell table:style-name="ce58" office:value-type="string">
            <text:p>309994848662978560</text:p>
          </table:table-cell>
          <table:table-cell table:style-name="ce59" office:value-type="string">
            <text:p>medienpirat</text:p>
          </table:table-cell>
          <table:table-cell table:style-name="ce59" office:value-type="string">
            <text:p>Ah die Benachrichtigungseinstellungen für das Liquid Feedback der @piratenparteiat wurden erweitert https://t.co/m9Slvbcvf3 #LQFB #ppat</text:p>
          </table:table-cell>
          <table:table-cell table:style-name="ce59" office:value-type="string">
            <text:p>Fri Mar 08 11:51:46 +0000 2013</text:p>
          </table:table-cell>
          <table:table-cell table:style-name="ce60" office:value-type="float" office:value="41341.4942824074">
            <text:p>3/8/2013 11:51:4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6288448">
            <text:p>16288448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208593987/Flo_normal.jpg</text:p>
          </table:table-cell>
          <table:table-cell table:style-name="ce59" office:value-type="float" office:value="1342">
            <text:p>1342</text:p>
          </table:table-cell>
          <table:table-cell table:style-name="ce59" office:value-type="float" office:value="367">
            <text:p>36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edienpirat/statuses/309994848662978560</text:p>
          </table:table-cell>
          <table:table-cell table:style-name="ce61" office:value-type="string">
            <text:p>{"urls":[{"expanded_url":"https://lqfb.piratenpartei.at/member/settings_notification.html","indices":[100,123],"display_url":"lqfb.piratenpartei.at/member/setting\u2026","url":"https://t.co/m9Slvbcvf3"}],"hashtags":[{"text":"LQFB","indices":[124,129]},{"text":"ppat","indices":[130,135]}],"user_mentions":[{"id":43325643,"name":"Piratenpartei","indices":[66,82],"screen_name":"piratenparteiat","id_str":"43325643"}]}</text:p>
          </table:table-cell>
        </table:table-row>
        <table:table-row table:style-name="ro23">
          <table:table-cell table:style-name="ce58" office:value-type="string">
            <text:p>309994825153929216</text:p>
          </table:table-cell>
          <table:table-cell table:style-name="ce59" office:value-type="string">
            <text:p>kuboth</text:p>
          </table:table-cell>
          <table:table-cell table:style-name="ce59" office:value-type="string">
            <text:p>RT @herrconin: Ich bin #Pirat und ich bleibe es. Unabhängigig von Shitsorms und persönlichen Angriffen, die Idee ist einfach zu gut.</text:p>
          </table:table-cell>
          <table:table-cell table:style-name="ce59" office:value-type="string">
            <text:p>Fri Mar 08 11:51:40 +0000 2013</text:p>
          </table:table-cell>
          <table:table-cell table:style-name="ce60" office:value-type="float" office:value="41341.49421296296">
            <text:p>3/8/2013 11:51:4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63420446">
            <text:p>63420446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248583816/tw_786081_1337946102_normal.jpg</text:p>
          </table:table-cell>
          <table:table-cell table:style-name="ce59" office:value-type="float" office:value="117">
            <text:p>117</text:p>
          </table:table-cell>
          <table:table-cell table:style-name="ce59" office:value-type="float" office:value="170">
            <text:p>17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uboth/statuses/309994825153929216</text:p>
          </table:table-cell>
          <table:table-cell table:style-name="ce61" office:value-type="string">
            <text:p>{"urls":[],"hashtags":[{"text":"Pirat","indices":[23,29]}],"user_mentions":[{"id":205281883,"name":"Robert Conin","indices":[3,13],"screen_name":"herrconin","id_str":"205281883"}]}</text:p>
          </table:table-cell>
        </table:table-row>
        <table:table-row table:style-name="ro23">
          <table:table-cell table:style-name="ce58" office:value-type="string">
            <text:p>309994148809809920</text:p>
          </table:table-cell>
          <table:table-cell table:style-name="ce59" office:value-type="string">
            <text:p>Drachenrose</text:p>
          </table:table-cell>
          <table:table-cell table:style-name="ce59" office:value-type="string">
            <text:p>RT @herrconin: Ich bin #Pirat und ich bleibe es. Unabhängigig von Shitsorms und persönlichen Angriffen, die Idee ist einfach zu gut.</text:p>
          </table:table-cell>
          <table:table-cell table:style-name="ce59" office:value-type="string">
            <text:p>Fri Mar 08 11:48:59 +0000 2013</text:p>
          </table:table-cell>
          <table:table-cell table:style-name="ce60" office:value-type="float" office:value="41341.49234953704">
            <text:p>3/8/2013 11:48:5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24218685">
            <text:p>224218685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879437261/red-dragon-rose-lovely_normal.jpg</text:p>
          </table:table-cell>
          <table:table-cell table:style-name="ce59" office:value-type="float" office:value="704">
            <text:p>704</text:p>
          </table:table-cell>
          <table:table-cell table:style-name="ce59" office:value-type="float" office:value="96">
            <text:p>96</text:p>
          </table:table-cell>
          <table:table-cell table:style-name="ce59"/>
          <table:table-cell table:style-name="ce59" office:value-type="string">
            <text:p>http://twitter.com/Drachenrose/statuses/309994148809809920</text:p>
          </table:table-cell>
          <table:table-cell table:style-name="ce61" office:value-type="string">
            <text:p>{"urls":[],"hashtags":[{"text":"Pirat","indices":[23,29]}],"user_mentions":[{"id":205281883,"name":"Robert Conin","indices":[3,13],"screen_name":"herrconin","id_str":"205281883"}]}</text:p>
          </table:table-cell>
        </table:table-row>
        <table:table-row table:style-name="ro23">
          <table:table-cell table:style-name="ce58" office:value-type="string">
            <text:p>309994117985865729</text:p>
          </table:table-cell>
          <table:table-cell table:style-name="ce59" office:value-type="string">
            <text:p>JimHawkins11</text:p>
          </table:table-cell>
          <table:table-cell table:style-name="ce59" office:value-type="string">
            <text:p>RT @herrconin: Ich bin #Pirat und ich bleibe es. Unabhängigig von Shitsorms und persönlichen Angriffen, die Idee ist einfach zu gut.</text:p>
          </table:table-cell>
          <table:table-cell table:style-name="ce59" office:value-type="string">
            <text:p>Fri Mar 08 11:48:51 +0000 2013</text:p>
          </table:table-cell>
          <table:table-cell table:style-name="ce60" office:value-type="float" office:value="41341.492256944446">
            <text:p>3/8/2013 11:48:5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85653192">
            <text:p>385653192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575602647/369px-Treasure-Island-map_normal.jpg</text:p>
          </table:table-cell>
          <table:table-cell table:style-name="ce59" office:value-type="float" office:value="90">
            <text:p>90</text:p>
          </table:table-cell>
          <table:table-cell table:style-name="ce59" office:value-type="float" office:value="503">
            <text:p>50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JimHawkins11/statuses/309994117985865729</text:p>
          </table:table-cell>
          <table:table-cell table:style-name="ce61" office:value-type="string">
            <text:p>{"urls":[],"hashtags":[{"text":"Pirat","indices":[23,29]}],"user_mentions":[{"id":205281883,"name":"Robert Conin","indices":[3,13],"screen_name":"herrconin","id_str":"205281883"}]}</text:p>
          </table:table-cell>
        </table:table-row>
        <table:table-row table:style-name="ro23">
          <table:table-cell table:style-name="ce58" office:value-type="string">
            <text:p>309994043876732928</text:p>
          </table:table-cell>
          <table:table-cell table:style-name="ce59" office:value-type="string">
            <text:p>blackjoschka</text:p>
          </table:table-cell>
          <table:table-cell table:style-name="ce59" office:value-type="string">
            <text:p>RT @herrconin: Ich bin #Pirat und ich bleibe es. Unabhängigig von Shitsorms und persönlichen Angriffen, die Idee ist einfach zu gut.</text:p>
          </table:table-cell>
          <table:table-cell table:style-name="ce59" office:value-type="string">
            <text:p>Fri Mar 08 11:48:34 +0000 2013</text:p>
          </table:table-cell>
          <table:table-cell table:style-name="ce60" office:value-type="float" office:value="41341.492060185185">
            <text:p>3/8/2013 11:48:3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27907398">
            <text:p>527907398</text:p>
          </table:table-cell>
          <table:table-cell table:style-name="ce59"/>
          <table:table-cell table:style-name="ce61" office:value-type="string">
            <text:p>&lt;a href="https://mobile.twitter.com" rel="nofollow"&gt;Mobile Web (M2)&lt;/a&gt;</text:p>
          </table:table-cell>
          <table:table-cell table:style-name="ce61" office:value-type="string">
            <text:p>http://a0.twimg.com/profile_images/3070338176/effd2f7f12fc3441c381ccebe29496d0_normal.jpeg</text:p>
          </table:table-cell>
          <table:table-cell table:style-name="ce59" office:value-type="float" office:value="244">
            <text:p>244</text:p>
          </table:table-cell>
          <table:table-cell table:style-name="ce59" office:value-type="float" office:value="350">
            <text:p>350</text:p>
          </table:table-cell>
          <table:table-cell table:style-name="ce59"/>
          <table:table-cell table:style-name="ce59" office:value-type="string">
            <text:p>http://twitter.com/blackjoschka/statuses/309994043876732928</text:p>
          </table:table-cell>
          <table:table-cell table:style-name="ce61" office:value-type="string">
            <text:p>{"urls":[],"hashtags":[{"text":"Pirat","indices":[23,29]}],"user_mentions":[{"id":205281883,"name":"Robert Conin","indices":[3,13],"screen_name":"herrconin","id_str":"205281883"}]}</text:p>
          </table:table-cell>
        </table:table-row>
        <table:table-row table:style-name="ro23">
          <table:table-cell table:style-name="ce58" office:value-type="string">
            <text:p>309993832953556992</text:p>
          </table:table-cell>
          <table:table-cell table:style-name="ce59" office:value-type="string">
            <text:p>SalzgitterPirat</text:p>
          </table:table-cell>
          <table:table-cell table:style-name="ce59" office:value-type="string">
            <text:p>RT @herrconin: Ich bin #Pirat und ich bleibe es. Unabhängigig von Shitsorms und persönlichen Angriffen, die Idee ist einfach zu gut.</text:p>
          </table:table-cell>
          <table:table-cell table:style-name="ce59" office:value-type="string">
            <text:p>Fri Mar 08 11:47:43 +0000 2013</text:p>
          </table:table-cell>
          <table:table-cell table:style-name="ce60" office:value-type="float" office:value="41341.49146990741">
            <text:p>3/8/2013 11:47:4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90130027">
            <text:p>90130027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527584326/Photo_Benjamin_normal.jpg</text:p>
          </table:table-cell>
          <table:table-cell table:style-name="ce59" office:value-type="float" office:value="183">
            <text:p>183</text:p>
          </table:table-cell>
          <table:table-cell table:style-name="ce59" office:value-type="float" office:value="143">
            <text:p>14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alzgitterPirat/statuses/309993832953556992</text:p>
          </table:table-cell>
          <table:table-cell table:style-name="ce61" office:value-type="string">
            <text:p>{"urls":[],"hashtags":[{"text":"Pirat","indices":[23,29]}],"user_mentions":[{"id":205281883,"name":"Robert Conin","indices":[3,13],"screen_name":"herrconin","id_str":"205281883"}]}</text:p>
          </table:table-cell>
        </table:table-row>
        <table:table-row table:style-name="ro23">
          <table:table-cell table:style-name="ce58" office:value-type="string">
            <text:p>309993725218652160</text:p>
          </table:table-cell>
          <table:table-cell table:style-name="ce59" office:value-type="string">
            <text:p>Piratensebi</text:p>
          </table:table-cell>
          <table:table-cell table:style-name="ce59" office:value-type="string">
            <text:p>RT @herrconin: Ich bin #Pirat und ich bleibe es. Unabhängigig von Shitsorms und persönlichen Angriffen, die Idee ist einfach zu gut.</text:p>
          </table:table-cell>
          <table:table-cell table:style-name="ce59" office:value-type="string">
            <text:p>Fri Mar 08 11:47:18 +0000 2013</text:p>
          </table:table-cell>
          <table:table-cell table:style-name="ce60" office:value-type="float" office:value="41341.49118055555">
            <text:p>3/8/2013 11:47:1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119777008">
            <text:p>1119777008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161710469/8e45f8fa4c4ef6f0c54f3e6971abd52f_normal.png</text:p>
          </table:table-cell>
          <table:table-cell table:style-name="ce59" office:value-type="float" office:value="16">
            <text:p>16</text:p>
          </table:table-cell>
          <table:table-cell table:style-name="ce59" office:value-type="float" office:value="19">
            <text:p>19</text:p>
          </table:table-cell>
          <table:table-cell table:style-name="ce59"/>
          <table:table-cell table:style-name="ce59" office:value-type="string">
            <text:p>http://twitter.com/Piratensebi/statuses/309993725218652160</text:p>
          </table:table-cell>
          <table:table-cell table:style-name="ce61" office:value-type="string">
            <text:p>{"urls":[],"hashtags":[{"text":"Pirat","indices":[23,29]}],"user_mentions":[{"id":205281883,"name":"Robert Conin","indices":[3,13],"screen_name":"herrconin","id_str":"205281883"}]}</text:p>
          </table:table-cell>
        </table:table-row>
        <table:table-row table:style-name="ro23">
          <table:table-cell table:style-name="ce58" office:value-type="string">
            <text:p>309993524554764288</text:p>
          </table:table-cell>
          <table:table-cell table:style-name="ce59" office:value-type="string">
            <text:p>JohannesPonader</text:p>
          </table:table-cell>
          <table:table-cell table:style-name="ce59" office:value-type="string">
            <text:p>RT @herrconin: Ich bin #Pirat und ich bleibe es. Unabhängigig von Shitsorms und persönlichen Angriffen, die Idee ist einfach zu gut.</text:p>
          </table:table-cell>
          <table:table-cell table:style-name="ce59" office:value-type="string">
            <text:p>Fri Mar 08 11:46:30 +0000 2013</text:p>
          </table:table-cell>
          <table:table-cell table:style-name="ce60" office:value-type="float" office:value="41341.490625">
            <text:p>3/8/2013 11:46:3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4545980">
            <text:p>54545980</text:p>
          </table:table-cell>
          <table:table-cell table:style-name="ce59"/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3319626592/516574d73344536e6954bfeee9d81d3e_normal.jpeg</text:p>
          </table:table-cell>
          <table:table-cell table:style-name="ce59" office:value-type="float" office:value="10581">
            <text:p>10581</text:p>
          </table:table-cell>
          <table:table-cell table:style-name="ce59" office:value-type="float" office:value="1298">
            <text:p>129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JohannesPonader/statuses/309993524554764288</text:p>
          </table:table-cell>
          <table:table-cell table:style-name="ce61" office:value-type="string">
            <text:p>{"urls":[],"hashtags":[{"text":"Pirat","indices":[23,29]}],"user_mentions":[{"id":205281883,"name":"Robert Conin","indices":[3,13],"screen_name":"herrconin","id_str":"205281883"}]}</text:p>
          </table:table-cell>
        </table:table-row>
        <table:table-row table:style-name="ro20">
          <table:table-cell table:style-name="ce58" office:value-type="string">
            <text:p>309988930504245248</text:p>
          </table:table-cell>
          <table:table-cell table:style-name="ce59" office:value-type="string">
            <text:p>JoykiMobil</text:p>
          </table:table-cell>
          <table:table-cell table:style-name="ce59" office:value-type="string">
            <text:p>RT @AstridGeisler: Demokratie 2.0: Ich habe einen Zweitaccount im #LQFB -und finde das ein Unding: http://t.co/qhKJsu3i #Pirat111 #Pirat ...</text:p>
          </table:table-cell>
          <table:table-cell table:style-name="ce59" office:value-type="string">
            <text:p>Fri Mar 08 11:28:15 +0000 2013</text:p>
          </table:table-cell>
          <table:table-cell table:style-name="ce60" office:value-type="float" office:value="41341.477951388886">
            <text:p>3/8/2013 11:28:1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63280885">
            <text:p>63280885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50186786/Avatar_110_normal.png</text:p>
          </table:table-cell>
          <table:table-cell table:style-name="ce59" office:value-type="float" office:value="26">
            <text:p>26</text:p>
          </table:table-cell>
          <table:table-cell table:style-name="ce59" office:value-type="float" office:value="20">
            <text:p>2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JoykiMobil/statuses/309988930504245248</text:p>
          </table:table-cell>
          <table:table-cell table:style-name="ce61" office:value-type="string">
            <text:p>{"urls":[{"expanded_url":"http://piratenpad.de/p/zweitaccount","indices":[99,119],"display_url":"piratenpad.de/p/zweitaccount","url":"http://t.co/qhKJsu3i"}],"hashtags":[{"text":"LQFB","indices":[66,71]},{"text":"Pirat111","indices":[120,129]},{"text":"Pirat","indices":[130,136]}],"user_mentions":[{"id":563673584,"name":"Astrid Geisler","indices":[3,17],"screen_name":"AstridGeisler","id_str":"563673584"}]}</text:p>
          </table:table-cell>
        </table:table-row>
        <table:table-row table:style-name="ro24">
          <table:table-cell table:style-name="ce58" office:value-type="string">
            <text:p>309987349587165184</text:p>
          </table:table-cell>
          <table:table-cell table:style-name="ce59" office:value-type="string">
            <text:p>red_hardliner</text:p>
          </table:table-cell>
          <table:table-cell table:style-name="ce59" office:value-type="string">
            <text:p>@DasDaz Du bist als Ex-Sozialdemokrat ja auch kein genuiner #Pirat :&amp;gt;&amp;gt;&amp;gt;&amp;gt;</text:p>
          </table:table-cell>
          <table:table-cell table:style-name="ce59" office:value-type="string">
            <text:p>Fri Mar 08 11:21:58 +0000 2013</text:p>
          </table:table-cell>
          <table:table-cell table:style-name="ce60" office:value-type="float" office:value="41341.47358796296">
            <text:p>3/8/2013 11:21:58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52719257">
            <text:p>52719257</text:p>
          </table:table-cell>
          <table:table-cell table:style-name="ce59" office:value-type="string">
            <text:p>DasDaz</text:p>
          </table:table-cell>
          <table:table-cell table:style-name="ce59" office:value-type="float" office:value="78276177">
            <text:p>78276177</text:p>
          </table:table-cell>
          <table:table-cell table:style-name="ce59" office:value-type="string">
            <text:p>309987176416940034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949541950/1b8b8a9627902da983a2ea5a7bc33f93_normal.jpeg</text:p>
          </table:table-cell>
          <table:table-cell table:style-name="ce59" office:value-type="float" office:value="816">
            <text:p>816</text:p>
          </table:table-cell>
          <table:table-cell table:style-name="ce59" office:value-type="float" office:value="625">
            <text:p>62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red_hardliner/statuses/309987349587165184</text:p>
          </table:table-cell>
          <table:table-cell table:style-name="ce61" office:value-type="string">
            <text:p>{"urls":[],"hashtags":[{"text":"Pirat","indices":[60,66]}],"user_mentions":[{"id":52719257,"name":"daniel (ダニエル)","indices":[0,7],"screen_name":"DasDaz","id_str":"52719257"}]}</text:p>
          </table:table-cell>
        </table:table-row>
        <table:table-row table:style-name="ro21">
          <table:table-cell table:style-name="ce58" office:value-type="string">
            <text:p>309960350076383233</text:p>
          </table:table-cell>
          <table:table-cell table:style-name="ce59" office:value-type="string">
            <text:p>Technixer</text:p>
          </table:table-cell>
          <table:table-cell table:style-name="ce59" office:value-type="string">
            <text:p>@DJsvsGEMA der @Spreekaribik ist #Pirat legt auf und ist im Kulturbereich politisch aktiv</text:p>
          </table:table-cell>
          <table:table-cell table:style-name="ce59" office:value-type="string">
            <text:p>Fri Mar 08 09:34:40 +0000 2013</text:p>
          </table:table-cell>
          <table:table-cell table:style-name="ce60" office:value-type="float" office:value="41341.39907407407">
            <text:p>3/8/2013 9:34:40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239215155">
            <text:p>1239215155</text:p>
          </table:table-cell>
          <table:table-cell table:style-name="ce59" office:value-type="string">
            <text:p>DJsvsGEMA</text:p>
          </table:table-cell>
          <table:table-cell table:style-name="ce59" office:value-type="float" office:value="279075520">
            <text:p>279075520</text:p>
          </table:table-cell>
          <table:table-cell table:style-name="ce59" office:value-type="string">
            <text:p>309731477837467648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350097204/7e8aab23daf45a12c55f071575179e56_normal.png</text:p>
          </table:table-cell>
          <table:table-cell table:style-name="ce59" office:value-type="float" office:value="149">
            <text:p>149</text:p>
          </table:table-cell>
          <table:table-cell table:style-name="ce59" office:value-type="float" office:value="326">
            <text:p>32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Technixer/statuses/309960350076383233</text:p>
          </table:table-cell>
          <table:table-cell table:style-name="ce61" office:value-type="string">
            <text:p>{"urls":[],"hashtags":[{"text":"Pirat","indices":[33,39]}],"user_mentions":[{"id":1239215155,"name":"DJs-vs-GEMA","indices":[0,10],"screen_name":"DJsvsGEMA","id_str":"1239215155"},{"id":408577344,"name":"Denis Sabin","indices":[15,28],"screen_name":"Spreekaribik","id_str":"408577344"}]}</text:p>
          </table:table-cell>
        </table:table-row>
        <table:table-row table:style-name="ro23">
          <table:table-cell table:style-name="ce58" office:value-type="string">
            <text:p>309925105436348416</text:p>
          </table:table-cell>
          <table:table-cell table:style-name="ce59" office:value-type="string">
            <text:p>dafLOh</text:p>
          </table:table-cell>
          <table:table-cell table:style-name="ce59" office:value-type="string">
            <text:p>RT @drayenim: »das bestehende System mit seinen Alt-Parteien infrage gestellt…, neue  Politikstile etabliert sehen« Das waren die #Pirat ...</text:p>
          </table:table-cell>
          <table:table-cell table:style-name="ce59" office:value-type="string">
            <text:p>Fri Mar 08 07:14:37 +0000 2013</text:p>
          </table:table-cell>
          <table:table-cell table:style-name="ce60" office:value-type="float" office:value="41341.30181712963">
            <text:p>3/8/2013 7:14:3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75656366">
            <text:p>75656366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630194100/4a0ac8be8585ed8ef1ec16bb53385ffd_normal.png</text:p>
          </table:table-cell>
          <table:table-cell table:style-name="ce59" office:value-type="float" office:value="289">
            <text:p>289</text:p>
          </table:table-cell>
          <table:table-cell table:style-name="ce59" office:value-type="float" office:value="262">
            <text:p>26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dafLOh/statuses/309925105436348416</text:p>
          </table:table-cell>
          <table:table-cell table:style-name="ce61" office:value-type="string">
            <text:p>{"urls":[],"hashtags":[{"text":"Pirat","indices":[130,136]}],"user_mentions":[{"id":499164460,"name":"drayenim","indices":[3,12],"screen_name":"drayenim","id_str":"499164460"}]}</text:p>
          </table:table-cell>
        </table:table-row>
        <table:table-row table:style-name="ro22">
          <table:table-cell table:style-name="ce58" office:value-type="string">
            <text:p>309903746471698432</text:p>
          </table:table-cell>
          <table:table-cell table:style-name="ce59" office:value-type="string">
            <text:p>zinnian</text:p>
          </table:table-cell>
          <table:table-cell table:style-name="ce59" office:value-type="string">
            <text:p>RT @BjornGbg78: Säger inget så har jag inget sagt #debatt #svtdebatt #gudrun #1982 #publicservice #PK #pirat #förnekelse</text:p>
          </table:table-cell>
          <table:table-cell table:style-name="ce59" office:value-type="string">
            <text:p>Fri Mar 08 05:49:45 +0000 2013</text:p>
          </table:table-cell>
          <table:table-cell table:style-name="ce60" office:value-type="float" office:value="41341.24288194444">
            <text:p>3/8/2013 5:49:45</text:p>
          </table:table-cell>
          <table:table-cell table:style-name="ce59"/>
          <table:table-cell table:style-name="ce59" office:value-type="string">
            <text:p>sv</text:p>
          </table:table-cell>
          <table:table-cell table:number-columns-repeated="2" table:style-name="ce59"/>
          <table:table-cell table:style-name="ce59" office:value-type="float" office:value="775353122">
            <text:p>775353122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350849448/84362c7b2e16132c4cd34e40e1fef987_normal.jpeg</text:p>
          </table:table-cell>
          <table:table-cell table:style-name="ce59" office:value-type="float" office:value="828">
            <text:p>828</text:p>
          </table:table-cell>
          <table:table-cell table:style-name="ce59" office:value-type="float" office:value="797">
            <text:p>797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zinnian/statuses/309903746471698432</text:p>
          </table:table-cell>
          <table:table-cell table:style-name="ce61" office:value-type="string">
            <text:p>{"urls":[],"hashtags":[{"text":"debatt","indices":[50,57]},{"text":"svtdebatt","indices":[58,68]},{"text":"gudrun","indices":[69,76]},{"text":"publicservice","indices":[83,97]},{"text":"PK","indices":[98,101]},{"text":"pirat","indices":[102,108]},{"text":"förnekelse","indices":[109,120]}],"user_mentions":[{"id":342878120,"name":"Björn","indices":[3,14],"screen_name":"BjornGbg78","id_str":"342878120"}]}</text:p>
          </table:table-cell>
        </table:table-row>
        <table:table-row table:style-name="ro23">
          <table:table-cell table:style-name="ce58" office:value-type="string">
            <text:p>309892809689796608</text:p>
          </table:table-cell>
          <table:table-cell table:style-name="ce59" office:value-type="string">
            <text:p>kaylenelisabeth</text:p>
          </table:table-cell>
          <table:table-cell table:style-name="ce59" office:value-type="string">
            <text:p>RT @heehawshaw: Girls didnt come out on top tonight but they've had an awesome season and we're all proud of them no matter what! #pirat ...</text:p>
          </table:table-cell>
          <table:table-cell table:style-name="ce59" office:value-type="string">
            <text:p>Fri Mar 08 05:06:18 +0000 2013</text:p>
          </table:table-cell>
          <table:table-cell table:style-name="ce60" office:value-type="float" office:value="41341.21270833333">
            <text:p>3/8/2013 5:06:18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749996407">
            <text:p>749996407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3276341396/f22bd0defc020a9c083e67b6192213c0_normal.jpeg</text:p>
          </table:table-cell>
          <table:table-cell table:style-name="ce59" office:value-type="float" office:value="143">
            <text:p>143</text:p>
          </table:table-cell>
          <table:table-cell table:style-name="ce59" office:value-type="float" office:value="174">
            <text:p>174</text:p>
          </table:table-cell>
          <table:table-cell table:style-name="ce59"/>
          <table:table-cell table:style-name="ce59" office:value-type="string">
            <text:p>http://twitter.com/kaylenelisabeth/statuses/309892809689796608</text:p>
          </table:table-cell>
          <table:table-cell table:style-name="ce61" office:value-type="string">
            <text:p>{"urls":[],"hashtags":[{"text":"pirat","indices":[130,136]}],"user_mentions":[{"id":301534813,"name":"Wyatt Shaw","indices":[3,14],"screen_name":"heehawshaw","id_str":"301534813"}]}</text:p>
          </table:table-cell>
        </table:table-row>
        <table:table-row table:style-name="ro23">
          <table:table-cell table:style-name="ce58" office:value-type="string">
            <text:p>309891856655859712</text:p>
          </table:table-cell>
          <table:table-cell table:style-name="ce59" office:value-type="string">
            <text:p>PaigeNichole95</text:p>
          </table:table-cell>
          <table:table-cell table:style-name="ce59" office:value-type="string">
            <text:p>RT @heehawshaw: Girls didnt come out on top tonight but they've had an awesome season and we're all proud of them no matter what! #pirat ...</text:p>
          </table:table-cell>
          <table:table-cell table:style-name="ce59" office:value-type="string">
            <text:p>Fri Mar 08 05:02:30 +0000 2013</text:p>
          </table:table-cell>
          <table:table-cell table:style-name="ce60" office:value-type="float" office:value="41341.210069444445">
            <text:p>3/8/2013 5:02:30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141057051">
            <text:p>1141057051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3255340589/464b6d06751773449268963a5401fd9a_normal.jpeg</text:p>
          </table:table-cell>
          <table:table-cell table:style-name="ce59" office:value-type="float" office:value="69">
            <text:p>69</text:p>
          </table:table-cell>
          <table:table-cell table:style-name="ce59" office:value-type="float" office:value="154">
            <text:p>154</text:p>
          </table:table-cell>
          <table:table-cell table:style-name="ce59"/>
          <table:table-cell table:style-name="ce59" office:value-type="string">
            <text:p>http://twitter.com/PaigeNichole95/statuses/309891856655859712</text:p>
          </table:table-cell>
          <table:table-cell table:style-name="ce61" office:value-type="string">
            <text:p>{"urls":[],"hashtags":[{"text":"pirat","indices":[130,136]}],"user_mentions":[{"id":301534813,"name":"Wyatt Shaw","indices":[3,14],"screen_name":"heehawshaw","id_str":"301534813"}]}</text:p>
          </table:table-cell>
        </table:table-row>
        <table:table-row table:style-name="ro23">
          <table:table-cell table:style-name="ce58" office:value-type="string">
            <text:p>309889760451772417</text:p>
          </table:table-cell>
          <table:table-cell table:style-name="ce59" office:value-type="string">
            <text:p>erikuuh__</text:p>
          </table:table-cell>
          <table:table-cell table:style-name="ce59" office:value-type="string">
            <text:p>RT @heehawshaw: Girls didnt come out on top tonight but they've had an awesome season and we're all proud of them no matter what! #pirat ...</text:p>
          </table:table-cell>
          <table:table-cell table:style-name="ce59" office:value-type="string">
            <text:p>Fri Mar 08 04:54:11 +0000 2013</text:p>
          </table:table-cell>
          <table:table-cell table:style-name="ce60" office:value-type="float" office:value="41341.20429398148">
            <text:p>3/8/2013 4:54:11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606662261">
            <text:p>606662261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68593580/079069ca09d1591207ae59760bb1d4cc_normal.jpeg</text:p>
          </table:table-cell>
          <table:table-cell table:style-name="ce59" office:value-type="float" office:value="102">
            <text:p>102</text:p>
          </table:table-cell>
          <table:table-cell table:style-name="ce59" office:value-type="float" office:value="113">
            <text:p>113</text:p>
          </table:table-cell>
          <table:table-cell table:style-name="ce59"/>
          <table:table-cell table:style-name="ce59" office:value-type="string">
            <text:p>http://twitter.com/erikuuh__/statuses/309889760451772417</text:p>
          </table:table-cell>
          <table:table-cell table:style-name="ce61" office:value-type="string">
            <text:p>{"urls":[],"hashtags":[{"text":"pirat","indices":[130,136]}],"user_mentions":[{"id":301534813,"name":"Wyatt Shaw","indices":[3,14],"screen_name":"heehawshaw","id_str":"301534813"}]}</text:p>
          </table:table-cell>
        </table:table-row>
        <table:table-row table:style-name="ro23">
          <table:table-cell table:style-name="ce58" office:value-type="string">
            <text:p>309889448697556993</text:p>
          </table:table-cell>
          <table:table-cell table:style-name="ce59" office:value-type="string">
            <text:p>haylea_storm</text:p>
          </table:table-cell>
          <table:table-cell table:style-name="ce59" office:value-type="string">
            <text:p>RT @Dallaswade05: Shout out to the fans that came to the game tonight! I hope to see all of you Saturday at Long Prairie as well! #pirat ...</text:p>
          </table:table-cell>
          <table:table-cell table:style-name="ce59" office:value-type="string">
            <text:p>Fri Mar 08 04:52:56 +0000 2013</text:p>
          </table:table-cell>
          <table:table-cell table:style-name="ce60" office:value-type="float" office:value="41341.20342592592">
            <text:p>3/8/2013 4:52:56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350999373">
            <text:p>350999373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036400506/af8d7912a09fda3b6e4d2c4dfcfd89a2_normal.jpeg</text:p>
          </table:table-cell>
          <table:table-cell table:style-name="ce59" office:value-type="float" office:value="71">
            <text:p>71</text:p>
          </table:table-cell>
          <table:table-cell table:style-name="ce59" office:value-type="float" office:value="117">
            <text:p>117</text:p>
          </table:table-cell>
          <table:table-cell table:style-name="ce59"/>
          <table:table-cell table:style-name="ce59" office:value-type="string">
            <text:p>http://twitter.com/haylea_storm/statuses/309889448697556993</text:p>
          </table:table-cell>
          <table:table-cell table:style-name="ce61" office:value-type="string">
            <text:p>{"urls":[],"hashtags":[{"text":"pirat","indices":[130,136]}],"user_mentions":[{"id":371419773,"name":"Dallas Ehrmantraut","indices":[3,16],"screen_name":"Dallaswade05","id_str":"371419773"}]}</text:p>
          </table:table-cell>
        </table:table-row>
        <table:table-row table:style-name="ro23">
          <table:table-cell table:style-name="ce58" office:value-type="string">
            <text:p>309888789118083074</text:p>
          </table:table-cell>
          <table:table-cell table:style-name="ce59" office:value-type="string">
            <text:p>Mari_Raygn</text:p>
          </table:table-cell>
          <table:table-cell table:style-name="ce59" office:value-type="string">
            <text:p>RT @heehawshaw: Girls didnt come out on top tonight but they've had an awesome season and we're all proud of them no matter what! #pirat ...</text:p>
          </table:table-cell>
          <table:table-cell table:style-name="ce59" office:value-type="string">
            <text:p>Fri Mar 08 04:50:19 +0000 2013</text:p>
          </table:table-cell>
          <table:table-cell table:style-name="ce60" office:value-type="float" office:value="41341.20160879629">
            <text:p>3/8/2013 4:50:19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32568441">
            <text:p>32568441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3118691587/0ecef30c04b92997c0a0d8663a96d6ce_normal.png</text:p>
          </table:table-cell>
          <table:table-cell table:style-name="ce59" office:value-type="float" office:value="132">
            <text:p>132</text:p>
          </table:table-cell>
          <table:table-cell table:style-name="ce59" office:value-type="float" office:value="119">
            <text:p>119</text:p>
          </table:table-cell>
          <table:table-cell table:style-name="ce59" office:value-type="float" office:value="-21600">
            <text:p>-21600</text:p>
          </table:table-cell>
          <table:table-cell table:style-name="ce59" office:value-type="string">
            <text:p>http://twitter.com/Mari_Raygn/statuses/309888789118083074</text:p>
          </table:table-cell>
          <table:table-cell table:style-name="ce61" office:value-type="string">
            <text:p>{"urls":[],"hashtags":[{"text":"pirat","indices":[130,136]}],"user_mentions":[{"id":301534813,"name":"Wyatt Shaw","indices":[3,14],"screen_name":"heehawshaw","id_str":"301534813"}]}</text:p>
          </table:table-cell>
        </table:table-row>
        <table:table-row table:style-name="ro23">
          <table:table-cell table:style-name="ce58" office:value-type="string">
            <text:p>309882040856244226</text:p>
          </table:table-cell>
          <table:table-cell table:style-name="ce59" office:value-type="string">
            <text:p>GarrynChumley</text:p>
          </table:table-cell>
          <table:table-cell table:style-name="ce59" office:value-type="string">
            <text:p>RT @heehawshaw: Girls didnt come out on top tonight but they've had an awesome season and we're all proud of them no matter what! #pirat ...</text:p>
          </table:table-cell>
          <table:table-cell table:style-name="ce59" office:value-type="string">
            <text:p>Fri Mar 08 04:23:30 +0000 2013</text:p>
          </table:table-cell>
          <table:table-cell table:style-name="ce60" office:value-type="float" office:value="41341.18298611111">
            <text:p>3/8/2013 4:23:30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781051502">
            <text:p>781051502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350929073/21bfc854455d2835f04f7529b34610b3_normal.jpeg</text:p>
          </table:table-cell>
          <table:table-cell table:style-name="ce59" office:value-type="float" office:value="93">
            <text:p>93</text:p>
          </table:table-cell>
          <table:table-cell table:style-name="ce59" office:value-type="float" office:value="329">
            <text:p>329</text:p>
          </table:table-cell>
          <table:table-cell table:style-name="ce59"/>
          <table:table-cell table:style-name="ce59" office:value-type="string">
            <text:p>http://twitter.com/GarrynChumley/statuses/309882040856244226</text:p>
          </table:table-cell>
          <table:table-cell table:style-name="ce61" office:value-type="string">
            <text:p>{"urls":[],"hashtags":[{"text":"pirat","indices":[130,136]}],"user_mentions":[{"id":301534813,"name":"Wyatt Shaw","indices":[3,14],"screen_name":"heehawshaw","id_str":"301534813"}]}</text:p>
          </table:table-cell>
        </table:table-row>
        <table:table-row table:style-name="ro23">
          <table:table-cell table:style-name="ce58" office:value-type="string">
            <text:p>309881133124972545</text:p>
          </table:table-cell>
          <table:table-cell table:style-name="ce59" office:value-type="string">
            <text:p>HunterHoppe</text:p>
          </table:table-cell>
          <table:table-cell table:style-name="ce59" office:value-type="string">
            <text:p>RT @heehawshaw: Girls didnt come out on top tonight but they've had an awesome season and we're all proud of them no matter what! #pirat ...</text:p>
          </table:table-cell>
          <table:table-cell table:style-name="ce59" office:value-type="string">
            <text:p>Fri Mar 08 04:19:54 +0000 2013</text:p>
          </table:table-cell>
          <table:table-cell table:style-name="ce60" office:value-type="float" office:value="41341.18048611111">
            <text:p>3/8/2013 4:19:54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484454152">
            <text:p>484454152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314857236/e26c9d6bd6029642099c8d330dcebfce_normal.jpeg</text:p>
          </table:table-cell>
          <table:table-cell table:style-name="ce59" office:value-type="float" office:value="330">
            <text:p>330</text:p>
          </table:table-cell>
          <table:table-cell table:style-name="ce59" office:value-type="float" office:value="258">
            <text:p>258</text:p>
          </table:table-cell>
          <table:table-cell table:style-name="ce59"/>
          <table:table-cell table:style-name="ce59" office:value-type="string">
            <text:p>http://twitter.com/HunterHoppe/statuses/309881133124972545</text:p>
          </table:table-cell>
          <table:table-cell table:style-name="ce61" office:value-type="string">
            <text:p>{"urls":[],"hashtags":[{"text":"pirat","indices":[130,136]}],"user_mentions":[{"id":301534813,"name":"Wyatt Shaw","indices":[3,14],"screen_name":"heehawshaw","id_str":"301534813"}]}</text:p>
          </table:table-cell>
        </table:table-row>
        <table:table-row table:style-name="ro23">
          <table:table-cell table:style-name="ce58" office:value-type="string">
            <text:p>309880979923795968</text:p>
          </table:table-cell>
          <table:table-cell table:style-name="ce59" office:value-type="string">
            <text:p>Smitty_Ball</text:p>
          </table:table-cell>
          <table:table-cell table:style-name="ce59" office:value-type="string">
            <text:p>RT @heehawshaw: Girls didnt come out on top tonight but they've had an awesome season and we're all proud of them no matter what! #pirat ...</text:p>
          </table:table-cell>
          <table:table-cell table:style-name="ce59" office:value-type="string">
            <text:p>Fri Mar 08 04:19:17 +0000 2013</text:p>
          </table:table-cell>
          <table:table-cell table:style-name="ce60" office:value-type="float" office:value="41341.18005787037">
            <text:p>3/8/2013 4:19:17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035652410">
            <text:p>1035652410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3104694697/301941173d1acdc5d50a1767a3781d6e_normal.jpeg</text:p>
          </table:table-cell>
          <table:table-cell table:style-name="ce59" office:value-type="float" office:value="179">
            <text:p>179</text:p>
          </table:table-cell>
          <table:table-cell table:style-name="ce59" office:value-type="float" office:value="270">
            <text:p>270</text:p>
          </table:table-cell>
          <table:table-cell table:style-name="ce59"/>
          <table:table-cell table:style-name="ce59" office:value-type="string">
            <text:p>http://twitter.com/Smitty_Ball/statuses/309880979923795968</text:p>
          </table:table-cell>
          <table:table-cell table:style-name="ce61" office:value-type="string">
            <text:p>{"urls":[],"hashtags":[{"text":"pirat","indices":[130,136]}],"user_mentions":[{"id":301534813,"name":"Wyatt Shaw","indices":[3,14],"screen_name":"heehawshaw","id_str":"301534813"}]}</text:p>
          </table:table-cell>
        </table:table-row>
        <table:table-row table:style-name="ro23">
          <table:table-cell table:style-name="ce58" office:value-type="string">
            <text:p>309863268648902656</text:p>
          </table:table-cell>
          <table:table-cell table:style-name="ce59" office:value-type="string">
            <text:p>JacobBooth32</text:p>
          </table:table-cell>
          <table:table-cell table:style-name="ce59" office:value-type="string">
            <text:p>RT @Dallaswade05: Shout out to the fans that came to the game tonight! I hope to see all of you Saturday at Long Prairie as well! #pirat ...</text:p>
          </table:table-cell>
          <table:table-cell table:style-name="ce59" office:value-type="string">
            <text:p>Fri Mar 08 03:08:54 +0000 2013</text:p>
          </table:table-cell>
          <table:table-cell table:style-name="ce60" office:value-type="float" office:value="41341.13118055555">
            <text:p>3/8/2013 3:08:54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322243366">
            <text:p>322243366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94692228/1a069a29d6cac733f14b0d0c18225a88_normal.jpeg</text:p>
          </table:table-cell>
          <table:table-cell table:style-name="ce59" office:value-type="float" office:value="148">
            <text:p>148</text:p>
          </table:table-cell>
          <table:table-cell table:style-name="ce59" office:value-type="float" office:value="141">
            <text:p>141</text:p>
          </table:table-cell>
          <table:table-cell table:style-name="ce59" office:value-type="float" office:value="-21600">
            <text:p>-21600</text:p>
          </table:table-cell>
          <table:table-cell table:style-name="ce59" office:value-type="string">
            <text:p>http://twitter.com/JacobBooth32/statuses/309863268648902656</text:p>
          </table:table-cell>
          <table:table-cell table:style-name="ce61" office:value-type="string">
            <text:p>{"urls":[],"hashtags":[{"text":"pirat","indices":[130,136]}],"user_mentions":[{"id":371419773,"name":"Dallas Ehrmantraut","indices":[3,16],"screen_name":"Dallaswade05","id_str":"371419773"}]}</text:p>
          </table:table-cell>
        </table:table-row>
        <table:table-row table:style-name="ro24">
          <table:table-cell table:style-name="ce58" office:value-type="string">
            <text:p>309800704678166528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.@steinlechnerdan Pah, nur 5% #PIRAT? Mindestens 10%, eher 15%. Derzeit. Noch. ;)</text:p>
          </table:table-cell>
          <table:table-cell table:style-name="ce59" office:value-type="string">
            <text:p>Thu Mar 07 23:00:18 +0000 2013</text:p>
          </table:table-cell>
          <table:table-cell table:style-name="ce60" office:value-type="float" office:value="41340.95854166667">
            <text:p>3/7/2013 23:00:18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01744839">
            <text:p>101744839</text:p>
          </table:table-cell>
          <table:table-cell table:style-name="ce59" office:value-type="string">
            <text:p>steinlechnerdan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09798782760013824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78">
            <text:p>378</text:p>
          </table:table-cell>
          <table:table-cell table:style-name="ce59" office:value-type="float" office:value="749">
            <text:p>74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9800704678166528</text:p>
          </table:table-cell>
          <table:table-cell table:style-name="ce61" office:value-type="string">
            <text:p>{"urls":[],"hashtags":[{"text":"PIRAT","indices":[30,36]}],"user_mentions":[{"id":101744839,"name":"Daniel Steinlechner","indices":[1,17],"screen_name":"steinlechnerdan","id_str":"101744839"}]}</text:p>
          </table:table-cell>
        </table:table-row>
        <table:table-row table:style-name="ro23">
          <table:table-cell table:style-name="ce58" office:value-type="string">
            <text:p>309794415642292224</text:p>
          </table:table-cell>
          <table:table-cell table:style-name="ce59" office:value-type="string">
            <text:p>KaiBaumann</text:p>
          </table:table-cell>
          <table:table-cell table:style-name="ce59" office:value-type="string">
            <text:p>+1 RT @herrconin: Ich bin #Pirat und ich bleibe es. Unabhängigig von Shitsorms und persönlichen Angriffen, die Idee ist einfach zu gut.</text:p>
          </table:table-cell>
          <table:table-cell table:style-name="ce59" office:value-type="string">
            <text:p>Thu Mar 07 22:35:19 +0000 2013</text:p>
          </table:table-cell>
          <table:table-cell table:style-name="ce60" office:value-type="float" office:value="41340.94119212963">
            <text:p>3/7/2013 22:35:1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0259018">
            <text:p>5025901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875489303/9cb8a38aee34a91bf464cad84c3a6d79_normal.jpeg</text:p>
          </table:table-cell>
          <table:table-cell table:style-name="ce59" office:value-type="float" office:value="558">
            <text:p>558</text:p>
          </table:table-cell>
          <table:table-cell table:style-name="ce59" office:value-type="float" office:value="667">
            <text:p>66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aiBaumann/statuses/309794415642292224</text:p>
          </table:table-cell>
          <table:table-cell table:style-name="ce61" office:value-type="string">
            <text:p>{"urls":[],"hashtags":[{"text":"Pirat","indices":[26,32]}],"user_mentions":[{"id":205281883,"name":"Robert Conin","indices":[6,16],"screen_name":"herrconin","id_str":"205281883"}]}</text:p>
          </table:table-cell>
        </table:table-row>
        <table:table-row table:style-name="ro23">
          <table:table-cell table:style-name="ce58" office:value-type="string">
            <text:p>309790312014954496</text:p>
          </table:table-cell>
          <table:table-cell table:style-name="ce59" office:value-type="string">
            <text:p>modgamers</text:p>
          </table:table-cell>
          <table:table-cell table:style-name="ce59" office:value-type="string">
            <text:p>RT @herrconin: Ich bin #Pirat und ich bleibe es. Unabhängigig von Shitsorms und persönlichen Angriffen, die Idee ist einfach zu gut.</text:p>
          </table:table-cell>
          <table:table-cell table:style-name="ce59" office:value-type="string">
            <text:p>Thu Mar 07 22:19:00 +0000 2013</text:p>
          </table:table-cell>
          <table:table-cell table:style-name="ce60" office:value-type="float" office:value="41340.92986111111">
            <text:p>3/7/2013 22:19:0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83573370">
            <text:p>8357337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904495590/darth_normal.JPG</text:p>
          </table:table-cell>
          <table:table-cell table:style-name="ce59" office:value-type="float" office:value="217">
            <text:p>217</text:p>
          </table:table-cell>
          <table:table-cell table:style-name="ce59" office:value-type="float" office:value="361">
            <text:p>36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odgamers/statuses/309790312014954496</text:p>
          </table:table-cell>
          <table:table-cell table:style-name="ce61" office:value-type="string">
            <text:p>{"urls":[],"hashtags":[{"text":"Pirat","indices":[23,29]}],"user_mentions":[{"id":205281883,"name":"Robert Conin","indices":[3,13],"screen_name":"herrconin","id_str":"205281883"}]}</text:p>
          </table:table-cell>
        </table:table-row>
        <table:table-row table:style-name="ro23">
          <table:table-cell table:style-name="ce58" office:value-type="string">
            <text:p>309789782714757120</text:p>
          </table:table-cell>
          <table:table-cell table:style-name="ce59" office:value-type="string">
            <text:p>LcsKandalf</text:p>
          </table:table-cell>
          <table:table-cell table:style-name="ce59" office:value-type="string">
            <text:p>RT @herrconin: Ich bin #Pirat und ich bleibe es. Unabhängigig von Shitsorms und persönlichen Angriffen, die Idee ist einfach zu gut.</text:p>
          </table:table-cell>
          <table:table-cell table:style-name="ce59" office:value-type="string">
            <text:p>Thu Mar 07 22:16:54 +0000 2013</text:p>
          </table:table-cell>
          <table:table-cell table:style-name="ce60" office:value-type="float" office:value="41340.928402777776">
            <text:p>3/7/2013 22:16:5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0293029">
            <text:p>50293029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745259134/ebaa537d1aa872beed3100d95ecb2c1e_normal.jpeg</text:p>
          </table:table-cell>
          <table:table-cell table:style-name="ce59" office:value-type="float" office:value="113">
            <text:p>113</text:p>
          </table:table-cell>
          <table:table-cell table:style-name="ce59" office:value-type="float" office:value="206">
            <text:p>20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LcsKandalf/statuses/309789782714757120</text:p>
          </table:table-cell>
          <table:table-cell table:style-name="ce61" office:value-type="string">
            <text:p>{"urls":[],"hashtags":[{"text":"Pirat","indices":[23,29]}],"user_mentions":[{"id":205281883,"name":"Robert Conin","indices":[3,13],"screen_name":"herrconin","id_str":"205281883"}]}</text:p>
          </table:table-cell>
        </table:table-row>
        <table:table-row table:style-name="ro23">
          <table:table-cell table:style-name="ce58" office:value-type="string">
            <text:p>309789086405767170</text:p>
          </table:table-cell>
          <table:table-cell table:style-name="ce59" office:value-type="string">
            <text:p>splitmind_de</text:p>
          </table:table-cell>
          <table:table-cell table:style-name="ce59" office:value-type="string">
            <text:p>RT @herrconin: Ich bin #Pirat und ich bleibe es. Unabhängigig von Shitsorms und persönlichen Angriffen, die Idee ist einfach zu gut.</text:p>
          </table:table-cell>
          <table:table-cell table:style-name="ce59" office:value-type="string">
            <text:p>Thu Mar 07 22:14:08 +0000 2013</text:p>
          </table:table-cell>
          <table:table-cell table:style-name="ce60" office:value-type="float" office:value="41340.92648148148">
            <text:p>3/7/2013 22:14:0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8537758">
            <text:p>28537758</text:p>
          </table:table-cell>
          <table:table-cell table:style-name="ce59"/>
          <table:table-cell table:style-name="ce61" office:value-type="string">
            <text:p>&lt;a href="http://tapbots.com/software/tweetbot/mac" rel="nofollow"&gt;Tweetbot for Mac&lt;/a&gt;</text:p>
          </table:table-cell>
          <table:table-cell table:style-name="ce61" office:value-type="string">
            <text:p>http://a0.twimg.com/profile_images/2519620806/qgi54swznafnhsxgbx7g_normal.jpeg</text:p>
          </table:table-cell>
          <table:table-cell table:style-name="ce59" office:value-type="float" office:value="322">
            <text:p>322</text:p>
          </table:table-cell>
          <table:table-cell table:style-name="ce59" office:value-type="float" office:value="326">
            <text:p>32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plitmind_de/statuses/309789086405767170</text:p>
          </table:table-cell>
          <table:table-cell table:style-name="ce61" office:value-type="string">
            <text:p>{"urls":[],"hashtags":[{"text":"Pirat","indices":[23,29]}],"user_mentions":[{"id":205281883,"name":"Robert Conin","indices":[3,13],"screen_name":"herrconin","id_str":"205281883"}]}</text:p>
          </table:table-cell>
        </table:table-row>
        <table:table-row table:style-name="ro22">
          <table:table-cell table:style-name="ce58" office:value-type="string">
            <text:p>309789049550409728</text:p>
          </table:table-cell>
          <table:table-cell table:style-name="ce59" office:value-type="string">
            <text:p>herrconin</text:p>
          </table:table-cell>
          <table:table-cell table:style-name="ce59" office:value-type="string">
            <text:p>Ich bin #Pirat und ich bleibe es. Unabhängigig von Shitsorms und persönlichen Angriffen, die Idee ist einfach zu gut.</text:p>
          </table:table-cell>
          <table:table-cell table:style-name="ce59" office:value-type="string">
            <text:p>Thu Mar 07 22:13:59 +0000 2013</text:p>
          </table:table-cell>
          <table:table-cell table:style-name="ce60" office:value-type="float" office:value="41340.92637731481">
            <text:p>3/7/2013 22:13:5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05281883">
            <text:p>205281883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315758273/RC_SketchOrange_normal.png</text:p>
          </table:table-cell>
          <table:table-cell table:style-name="ce59" office:value-type="float" office:value="1354">
            <text:p>1354</text:p>
          </table:table-cell>
          <table:table-cell table:style-name="ce59" office:value-type="float" office:value="1999">
            <text:p>199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errconin/statuses/309789049550409728</text:p>
          </table:table-cell>
          <table:table-cell table:style-name="ce61" office:value-type="string">
            <text:p>{"urls":[],"hashtags":[{"text":"Pirat","indices":[8,14]}],"user_mentions":[]}</text:p>
          </table:table-cell>
        </table:table-row>
        <table:table-row table:style-name="ro22">
          <table:table-cell table:style-name="ce58" office:value-type="string">
            <text:p>309783513354358784</text:p>
          </table:table-cell>
          <table:table-cell table:style-name="ce59" office:value-type="string">
            <text:p>miafjalla</text:p>
          </table:table-cell>
          <table:table-cell table:style-name="ce59" office:value-type="string">
            <text:p>RT @BjornGbg78: Säger inget så har jag inget sagt #debatt #svtdebatt #gudrun #1982 #publicservice #PK #pirat #förnekelse</text:p>
          </table:table-cell>
          <table:table-cell table:style-name="ce59" office:value-type="string">
            <text:p>Thu Mar 07 21:51:59 +0000 2013</text:p>
          </table:table-cell>
          <table:table-cell table:style-name="ce60" office:value-type="float" office:value="41340.911099537036">
            <text:p>3/7/2013 21:51:59</text:p>
          </table:table-cell>
          <table:table-cell table:style-name="ce59"/>
          <table:table-cell table:style-name="ce59" office:value-type="string">
            <text:p>sv</text:p>
          </table:table-cell>
          <table:table-cell table:number-columns-repeated="2" table:style-name="ce59"/>
          <table:table-cell table:style-name="ce59" office:value-type="float" office:value="356729342">
            <text:p>356729342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350385507/548873f02d3d3fd9ef48377ab22bbac6_normal.jpeg</text:p>
          </table:table-cell>
          <table:table-cell table:style-name="ce59" office:value-type="float" office:value="102">
            <text:p>102</text:p>
          </table:table-cell>
          <table:table-cell table:style-name="ce59" office:value-type="float" office:value="291">
            <text:p>29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iafjalla/statuses/309783513354358784</text:p>
          </table:table-cell>
          <table:table-cell table:style-name="ce61" office:value-type="string">
            <text:p>{"urls":[],"hashtags":[{"text":"debatt","indices":[50,57]},{"text":"svtdebatt","indices":[58,68]},{"text":"gudrun","indices":[69,76]},{"text":"publicservice","indices":[83,97]},{"text":"PK","indices":[98,101]},{"text":"pirat","indices":[102,108]},{"text":"förnekelse","indices":[109,120]}],"user_mentions":[{"id":342878120,"name":"Björn","indices":[3,14],"screen_name":"BjornGbg78","id_str":"342878120"}]}</text:p>
          </table:table-cell>
        </table:table-row>
        <table:table-row table:style-name="ro21">
          <table:table-cell table:style-name="ce58" office:value-type="string">
            <text:p>309782611759349760</text:p>
          </table:table-cell>
          <table:table-cell table:style-name="ce59" office:value-type="string">
            <text:p>BjornGbg78</text:p>
          </table:table-cell>
          <table:table-cell table:style-name="ce59" office:value-type="string">
            <text:p>Säger inget så har jag inget sagt #debatt #svtdebatt #gudrun #1982 #publicservice #PK #pirat #förnekelse</text:p>
          </table:table-cell>
          <table:table-cell table:style-name="ce59" office:value-type="string">
            <text:p>Thu Mar 07 21:48:24 +0000 2013</text:p>
          </table:table-cell>
          <table:table-cell table:style-name="ce60" office:value-type="float" office:value="41340.90861111111">
            <text:p>3/7/2013 21:48:24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342878120">
            <text:p>342878120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322488822/442dea49b5721cef924191fb5a3d9641_normal.jpeg</text:p>
          </table:table-cell>
          <table:table-cell table:style-name="ce59" office:value-type="float" office:value="382">
            <text:p>382</text:p>
          </table:table-cell>
          <table:table-cell table:style-name="ce59" office:value-type="float" office:value="192">
            <text:p>19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jornGbg78/statuses/309782611759349760</text:p>
          </table:table-cell>
          <table:table-cell table:style-name="ce61" office:value-type="string">
            <text:p>{"urls":[],"hashtags":[{"text":"debatt","indices":[34,41]},{"text":"svtdebatt","indices":[42,52]},{"text":"gudrun","indices":[53,60]},{"text":"publicservice","indices":[67,81]},{"text":"PK","indices":[82,85]},{"text":"pirat","indices":[86,92]},{"text":"förnekelse","indices":[93,104]}],"user_mentions":[]}</text:p>
          </table:table-cell>
        </table:table-row>
        <table:table-row table:style-name="ro25">
          <table:table-cell table:style-name="ce58" office:value-type="string">
            <text:p>309776915848376320</text:p>
          </table:table-cell>
          <table:table-cell table:style-name="ce59" office:value-type="string">
            <text:p>Patrik__GbG</text:p>
          </table:table-cell>
          <table:table-cell table:style-name="ce59" office:value-type="string">
            <text:p>@BjornGbg78 Gottfrid hade blivit tårögd. #pirat</text:p>
          </table:table-cell>
          <table:table-cell table:style-name="ce59" office:value-type="string">
            <text:p>Thu Mar 07 21:25:46 +0000 2013</text:p>
          </table:table-cell>
          <table:table-cell table:style-name="ce60" office:value-type="float" office:value="41340.89289351852">
            <text:p>3/7/2013 21:25:46</text:p>
          </table:table-cell>
          <table:table-cell table:style-name="ce59"/>
          <table:table-cell table:style-name="ce59" office:value-type="string">
            <text:p>sv</text:p>
          </table:table-cell>
          <table:table-cell table:style-name="ce59" office:value-type="float" office:value="342878120">
            <text:p>342878120</text:p>
          </table:table-cell>
          <table:table-cell table:style-name="ce59" office:value-type="string">
            <text:p>BjornGbg78</text:p>
          </table:table-cell>
          <table:table-cell table:style-name="ce59" office:value-type="float" office:value="387889192">
            <text:p>387889192</text:p>
          </table:table-cell>
          <table:table-cell table:style-name="ce59" office:value-type="string">
            <text:p>309775953494695936</text:p>
          </table:table-cell>
          <table:table-cell table:style-name="ce61" office:value-type="string">
            <text:p>&lt;a href="http://twitter.com/#!/download/ipad" rel="nofollow"&gt;Twitter for iPad&lt;/a&gt;</text:p>
          </table:table-cell>
          <table:table-cell table:style-name="ce61" office:value-type="string">
            <text:p>http://a0.twimg.com/profile_images/2996118866/4b34aec916a17b176c6970ab8ec78ddf_normal.jpeg</text:p>
          </table:table-cell>
          <table:table-cell table:style-name="ce59" office:value-type="float" office:value="152">
            <text:p>152</text:p>
          </table:table-cell>
          <table:table-cell table:style-name="ce59" office:value-type="float" office:value="349">
            <text:p>34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atrik__GbG/statuses/309776915848376320</text:p>
          </table:table-cell>
          <table:table-cell table:style-name="ce61" office:value-type="string">
            <text:p>{"urls":[],"hashtags":[{"text":"pirat","indices":[41,47]}],"user_mentions":[{"id":342878120,"name":"Björn","indices":[0,11],"screen_name":"BjornGbg78","id_str":"342878120"}]}</text:p>
          </table:table-cell>
        </table:table-row>
        <table:table-row table:style-name="ro23">
          <table:table-cell table:style-name="ce58" office:value-type="string">
            <text:p>309776474070732801</text:p>
          </table:table-cell>
          <table:table-cell table:style-name="ce59" office:value-type="string">
            <text:p>KrisWinfieldXCI</text:p>
          </table:table-cell>
          <table:table-cell table:style-name="ce59" office:value-type="string">
            <text:p>RT @TheWrittenPeace: HU's final home game is tonight against NC Central. The girls play at 6, boys at 8. Don't miss senior night! #Pirat ...</text:p>
          </table:table-cell>
          <table:table-cell table:style-name="ce59" office:value-type="string">
            <text:p>Thu Mar 07 21:24:01 +0000 2013</text:p>
          </table:table-cell>
          <table:table-cell table:style-name="ce60" office:value-type="float" office:value="41340.89167824074">
            <text:p>3/7/2013 21:24:01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53225826">
            <text:p>53225826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911534972/cc940d950b1db142a4622c4acd98b316_normal.jpeg</text:p>
          </table:table-cell>
          <table:table-cell table:style-name="ce59" office:value-type="float" office:value="494">
            <text:p>494</text:p>
          </table:table-cell>
          <table:table-cell table:style-name="ce59" office:value-type="float" office:value="465">
            <text:p>465</text:p>
          </table:table-cell>
          <table:table-cell table:style-name="ce59" office:value-type="float" office:value="-18000">
            <text:p>-18000</text:p>
          </table:table-cell>
          <table:table-cell table:style-name="ce59" office:value-type="string">
            <text:p>http://twitter.com/KrisWinfieldXCI/statuses/309776474070732801</text:p>
          </table:table-cell>
          <table:table-cell table:style-name="ce61" office:value-type="string">
            <text:p>{"urls":[],"hashtags":[{"text":"Pirat","indices":[130,136]}],"user_mentions":[{"id":407175497,"name":"Olivia Lewis","indices":[3,19],"screen_name":"TheWrittenPeace","id_str":"407175497"}]}</text:p>
          </table:table-cell>
        </table:table-row>
        <table:table-row table:style-name="ro25">
          <table:table-cell table:style-name="ce58" office:value-type="string">
            <text:p>309773533108649984</text:p>
          </table:table-cell>
          <table:table-cell table:style-name="ce59" office:value-type="string">
            <text:p>irinateolier</text:p>
          </table:table-cell>
          <table:table-cell table:style-name="ce59" office:value-type="string">
            <text:p>#rawr #miedo #pirat #lol http://t.co/6OMG9Pju3f</text:p>
          </table:table-cell>
          <table:table-cell table:style-name="ce59" office:value-type="string">
            <text:p>Thu Mar 07 21:12:20 +0000 2013</text:p>
          </table:table-cell>
          <table:table-cell table:style-name="ce60" office:value-type="float" office:value="41340.883564814816">
            <text:p>3/7/2013 21:12:20</text:p>
          </table:table-cell>
          <table:table-cell table:style-name="ce59"/>
          <table:table-cell table:style-name="ce59" office:value-type="string">
            <text:p>es</text:p>
          </table:table-cell>
          <table:table-cell table:number-columns-repeated="2" table:style-name="ce59"/>
          <table:table-cell table:style-name="ce59" office:value-type="float" office:value="266866188">
            <text:p>266866188</text:p>
          </table:table-cell>
          <table:table-cell table:style-name="ce59"/>
          <table:table-cell table:style-name="ce61" office:value-type="string">
            <text:p>&lt;a href="http://instagram.com" rel="nofollow"&gt;Instagram&lt;/a&gt;</text:p>
          </table:table-cell>
          <table:table-cell table:style-name="ce61" office:value-type="string">
            <text:p>http://a0.twimg.com/profile_images/3257341104/9e0c69633a3e8c7cb0108324b44eb70e_normal.jpeg</text:p>
          </table:table-cell>
          <table:table-cell table:style-name="ce59" office:value-type="float" office:value="441">
            <text:p>441</text:p>
          </table:table-cell>
          <table:table-cell table:style-name="ce59" office:value-type="float" office:value="778">
            <text:p>778</text:p>
          </table:table-cell>
          <table:table-cell table:style-name="ce59" office:value-type="float" office:value="28800">
            <text:p>28800</text:p>
          </table:table-cell>
          <table:table-cell table:style-name="ce59" office:value-type="string">
            <text:p>http://twitter.com/irinateolier/statuses/309773533108649984</text:p>
          </table:table-cell>
          <table:table-cell table:style-name="ce61" office:value-type="string">
            <text:p>{"urls":[{"expanded_url":"http://instagr.am/p/Wkig77uyqU/","indices":[25,47],"display_url":"instagr.am/p/Wkig77uyqU/","url":"http://t.co/6OMG9Pju3f"}],"hashtags":[{"text":"rawr","indices":[0,5]},{"text":"miedo","indices":[6,12]},{"text":"pirat","indices":[13,19]},{"text":"lol","indices":[20,24]}],"user_mentions":[]}</text:p>
          </table:table-cell>
        </table:table-row>
        <table:table-row table:style-name="ro23">
          <table:table-cell table:style-name="ce58" office:value-type="string">
            <text:p>309762693781409793</text:p>
          </table:table-cell>
          <table:table-cell table:style-name="ce59" office:value-type="string">
            <text:p>Fl3di</text:p>
          </table:table-cell>
          <table:table-cell table:style-name="ce59" office:value-type="string">
            <text:p>RT @haraldmaedl: #Pirat:"Und wie lief deine Prüfung zum Datenschutz?" "Ich bin durchgefallen! Ich war für Wahlcomputer und Klarnamensabs ...</text:p>
          </table:table-cell>
          <table:table-cell table:style-name="ce59" office:value-type="string">
            <text:p>Thu Mar 07 20:29:15 +0000 2013</text:p>
          </table:table-cell>
          <table:table-cell table:style-name="ce60" office:value-type="float" office:value="41340.85364583333">
            <text:p>3/7/2013 20:29:1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62026446">
            <text:p>462026446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01370687/aa92f0d5d50b382849d950ca497c36e0_normal.jpeg</text:p>
          </table:table-cell>
          <table:table-cell table:style-name="ce59" office:value-type="float" office:value="650">
            <text:p>650</text:p>
          </table:table-cell>
          <table:table-cell table:style-name="ce59" office:value-type="float" office:value="721">
            <text:p>72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Fl3di/statuses/309762693781409793</text:p>
          </table:table-cell>
          <table:table-cell table:style-name="ce61" office:value-type="string">
            <text:p>{"urls":[],"hashtags":[{"text":"Pirat","indices":[17,23]}],"user_mentions":[{"id":635694104,"name":"Harrynator","indices":[3,15],"screen_name":"haraldmaedl","id_str":"635694104"}]}</text:p>
          </table:table-cell>
        </table:table-row>
        <table:table-row table:style-name="ro24">
          <table:table-cell table:style-name="ce58" office:value-type="string">
            <text:p>309760707799420928</text:p>
          </table:table-cell>
          <table:table-cell table:style-name="ce59" office:value-type="string">
            <text:p>krokodilgemuese</text:p>
          </table:table-cell>
          <table:table-cell table:style-name="ce59" office:value-type="string">
            <text:p>Da ist ein #Pirat bei #gntm. Gnihihi.

/Trollmodus</text:p>
          </table:table-cell>
          <table:table-cell table:style-name="ce59" office:value-type="string">
            <text:p>Thu Mar 07 20:21:22 +0000 2013</text:p>
          </table:table-cell>
          <table:table-cell table:style-name="ce60" office:value-type="float" office:value="41340.8481712963">
            <text:p>3/7/2013 20:21:2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43173302">
            <text:p>43173302</text:p>
          </table:table-cell>
          <table:table-cell table:style-name="ce59"/>
          <table:table-cell table:style-name="ce61" office:value-type="string">
            <text:p>&lt;a href="http://sites.google.com/site/yorufukurou/" rel="nofollow"&gt;YoruFukurou&lt;/a&gt;</text:p>
          </table:table-cell>
          <table:table-cell table:style-name="ce61" office:value-type="string">
            <text:p>http://a0.twimg.com/profile_images/2286353736/u0fk93rx1jp9n4cjv07t_normal.jpeg</text:p>
          </table:table-cell>
          <table:table-cell table:style-name="ce59" office:value-type="float" office:value="150">
            <text:p>150</text:p>
          </table:table-cell>
          <table:table-cell table:style-name="ce59" office:value-type="float" office:value="221">
            <text:p>22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rokodilgemuese/statuses/309760707799420928</text:p>
          </table:table-cell>
          <table:table-cell table:style-name="ce61" office:value-type="string">
            <text:p>{"urls":[],"hashtags":[{"text":"Pirat","indices":[11,17]},{"text":"gntm","indices":[22,27]}],"user_mentions":[]}</text:p>
          </table:table-cell>
        </table:table-row>
        <table:table-row table:style-name="ro23">
          <table:table-cell table:style-name="ce58" office:value-type="string">
            <text:p>309736524935753728</text:p>
          </table:table-cell>
          <table:table-cell table:style-name="ce59" office:value-type="string">
            <text:p>Pluto_Berlin</text:p>
          </table:table-cell>
          <table:table-cell table:style-name="ce59" office:value-type="string">
            <text:p>RT @haraldmaedl: #Pirat:"Und wie lief deine Prüfung zum Datenschutz?" "Ich bin durchgefallen! Ich war für Wahlcomputer und Klarnamensabs ...</text:p>
          </table:table-cell>
          <table:table-cell table:style-name="ce59" office:value-type="string">
            <text:p>Thu Mar 07 18:45:16 +0000 2013</text:p>
          </table:table-cell>
          <table:table-cell table:style-name="ce60" office:value-type="float" office:value="41340.781435185185">
            <text:p>3/7/2013 18:45:16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5716987">
            <text:p>15716987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336120183/zk8jh2uupyrv3gppwubt_normal.jpeg</text:p>
          </table:table-cell>
          <table:table-cell table:style-name="ce59" office:value-type="float" office:value="264">
            <text:p>264</text:p>
          </table:table-cell>
          <table:table-cell table:style-name="ce59" office:value-type="float" office:value="268">
            <text:p>26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luto_Berlin/statuses/309736524935753728</text:p>
          </table:table-cell>
          <table:table-cell table:style-name="ce61" office:value-type="string">
            <text:p>{"urls":[],"hashtags":[{"text":"Pirat","indices":[17,23]}],"user_mentions":[{"id":635694104,"name":"Harrynator","indices":[3,15],"screen_name":"haraldmaedl","id_str":"635694104"}]}</text:p>
          </table:table-cell>
        </table:table-row>
        <table:table-row table:style-name="ro22">
          <table:table-cell table:style-name="ce58" office:value-type="string">
            <text:p>309732767900508160</text:p>
          </table:table-cell>
          <table:table-cell table:style-name="ce59" office:value-type="string">
            <text:p>mitnichten</text:p>
          </table:table-cell>
          <table:table-cell table:style-name="ce59" office:value-type="string">
            <text:p>"#Pirat, Freidenker, Berliner. Twittert über digitales Leben und Medien. Apple- und Bio-Nerd. Achtung: Manche Tweets sind Satire! ;-)"</text:p>
          </table:table-cell>
          <table:table-cell table:style-name="ce59" office:value-type="string">
            <text:p>Thu Mar 07 18:30:21 +0000 2013</text:p>
          </table:table-cell>
          <table:table-cell table:style-name="ce60" office:value-type="float" office:value="41340.77107638889">
            <text:p>3/7/2013 18:30:2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69458067">
            <text:p>569458067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144645617/e97c3566f63094f4f775b078fcb5e0cf_normal.jpeg</text:p>
          </table:table-cell>
          <table:table-cell table:style-name="ce59" office:value-type="float" office:value="732">
            <text:p>732</text:p>
          </table:table-cell>
          <table:table-cell table:style-name="ce59" office:value-type="float" office:value="233">
            <text:p>23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itnichten/statuses/309732767900508160</text:p>
          </table:table-cell>
          <table:table-cell table:style-name="ce61" office:value-type="string">
            <text:p>{"urls":[],"hashtags":[{"text":"Pirat","indices":[1,7]}],"user_mentions":[]}</text:p>
          </table:table-cell>
        </table:table-row>
        <table:table-row table:style-name="ro24">
          <table:table-cell table:style-name="ce58" office:value-type="string">
            <text:p>309731890569547776</text:p>
          </table:table-cell>
          <table:table-cell table:style-name="ce59" office:value-type="string">
            <text:p>Spidiffpaffpuff</text:p>
          </table:table-cell>
          <table:table-cell table:style-name="ce59" office:value-type="string">
            <text:p>@TeilerDoehrden Man kann sich aber auch bei den #Piraten beteiligen, ohne #Pirat zu sein.</text:p>
          </table:table-cell>
          <table:table-cell table:style-name="ce59" office:value-type="string">
            <text:p>Thu Mar 07 18:26:51 +0000 2013</text:p>
          </table:table-cell>
          <table:table-cell table:style-name="ce60" office:value-type="float" office:value="41340.768645833334">
            <text:p>3/7/2013 18:26:51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49143135">
            <text:p>49143135</text:p>
          </table:table-cell>
          <table:table-cell table:style-name="ce59" office:value-type="string">
            <text:p>TeilerDoehrden</text:p>
          </table:table-cell>
          <table:table-cell table:style-name="ce59" office:value-type="float" office:value="471999838">
            <text:p>471999838</text:p>
          </table:table-cell>
          <table:table-cell table:style-name="ce59" office:value-type="string">
            <text:p>309730922603880448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136553133/25e6e80bfe367dc689ce21fa892c70e6_normal.jpeg</text:p>
          </table:table-cell>
          <table:table-cell table:style-name="ce59" office:value-type="float" office:value="332">
            <text:p>332</text:p>
          </table:table-cell>
          <table:table-cell table:style-name="ce59" office:value-type="float" office:value="248">
            <text:p>24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pidiffpaffpuff/statuses/309731890569547776</text:p>
          </table:table-cell>
          <table:table-cell table:style-name="ce61" office:value-type="string">
            <text:p>{"urls":[],"hashtags":[{"text":"Piraten","indices":[48,56]},{"text":"Pirat","indices":[74,80]}],"user_mentions":[{"id":49143135,"name":"Nico Kern","indices":[0,15],"screen_name":"TeilerDoehrden","id_str":"49143135"}]}</text:p>
          </table:table-cell>
        </table:table-row>
        <table:table-row table:style-name="ro23">
          <table:table-cell table:style-name="ce58" office:value-type="string">
            <text:p>309728983786876929</text:p>
          </table:table-cell>
          <table:table-cell table:style-name="ce59" office:value-type="string">
            <text:p>PirateShopCom</text:p>
          </table:table-cell>
          <table:table-cell table:style-name="ce59" office:value-type="string">
            <text:p>RT @Demon81: This is one reason, why i´m proud to be a #Pirate! @lklola, PP Russia at #BPT112, 4thDec.2011 http://t.co/O2ihrmbSRN #Pirat ...</text:p>
          </table:table-cell>
          <table:table-cell table:style-name="ce59" office:value-type="string">
            <text:p>Thu Mar 07 18:15:18 +0000 2013</text:p>
          </table:table-cell>
          <table:table-cell table:style-name="ce60" office:value-type="float" office:value="41340.760624999995">
            <text:p>3/7/2013 18:15:1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19248680">
            <text:p>519248680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288478303/omj57l470xhlmdtc8zkg_normal.png</text:p>
          </table:table-cell>
          <table:table-cell table:style-name="ce59" office:value-type="float" office:value="327">
            <text:p>327</text:p>
          </table:table-cell>
          <table:table-cell table:style-name="ce59" office:value-type="float" office:value="795">
            <text:p>795</text:p>
          </table:table-cell>
          <table:table-cell table:style-name="ce59"/>
          <table:table-cell table:style-name="ce59" office:value-type="string">
            <text:p>http://twitter.com/PirateShopCom/statuses/309728983786876929</text:p>
          </table:table-cell>
          <table:table-cell table:style-name="ce61" office:value-type="string">
            <text:p>{"urls":[{"expanded_url":"http://youtu.be/3w23dtj7g80","indices":[107,129],"display_url":"youtu.be/3w23dtj7g80","url":"http://t.co/O2ihrmbSRN"}],"hashtags":[{"text":"Pirate","indices":[55,62]},{"text":"BPT112","indices":[86,93]},{"text":"Pirat","indices":[130,136]}],"user_mentions":[{"id":20868505,"name":"Dennis the menace","indices":[3,11],"screen_name":"Demon81","id_str":"20868505"},{"id":108921304,"name":"Lola Voronina","indices":[64,71],"screen_name":"lklola","id_str":"108921304"}]}</text:p>
          </table:table-cell>
        </table:table-row>
        <table:table-row table:style-name="ro23">
          <table:table-cell table:style-name="ce58" office:value-type="string">
            <text:p>309724924971474944</text:p>
          </table:table-cell>
          <table:table-cell table:style-name="ce59" office:value-type="string">
            <text:p>kbojens</text:p>
          </table:table-cell>
          <table:table-cell table:style-name="ce59" office:value-type="string">
            <text:p>„Wenn hinter dem #Aufschrei tatsächlich Frauen stecken, dann wohl fleischgewordene charakterblonde Blondinenwitze der übelsten Sorte” #Pirat</text:p>
          </table:table-cell>
          <table:table-cell table:style-name="ce59" office:value-type="string">
            <text:p>Thu Mar 07 17:59:11 +0000 2013</text:p>
          </table:table-cell>
          <table:table-cell table:style-name="ce60" office:value-type="float" office:value="41340.74943287037">
            <text:p>3/7/2013 17:59:1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9942922">
            <text:p>9942922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360876325/avatar_normal.jpg</text:p>
          </table:table-cell>
          <table:table-cell table:style-name="ce59" office:value-type="float" office:value="850">
            <text:p>850</text:p>
          </table:table-cell>
          <table:table-cell table:style-name="ce59" office:value-type="float" office:value="918">
            <text:p>91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bojens/statuses/309724924971474944</text:p>
          </table:table-cell>
          <table:table-cell table:style-name="ce61" office:value-type="string">
            <text:p>{"urls":[],"hashtags":[{"text":"Aufschrei","indices":[17,27]},{"text":"Pirat","indices":[134,140]}],"user_mentions":[]}</text:p>
          </table:table-cell>
        </table:table-row>
        <table:table-row table:style-name="ro21">
          <table:table-cell table:style-name="ce58" office:value-type="string">
            <text:p>309722945058652160</text:p>
          </table:table-cell>
          <table:table-cell table:style-name="ce59" office:value-type="string">
            <text:p>St3fanHans3n</text:p>
          </table:table-cell>
          <table:table-cell table:style-name="ce59" office:value-type="string">
            <text:p>#PIRAT, die Zellteilung beschreibend:

 o    0    8    oo    00    88    ooo    ...</text:p>
          </table:table-cell>
          <table:table-cell table:style-name="ce59" office:value-type="string">
            <text:p>Thu Mar 07 17:51:19 +0000 2013</text:p>
          </table:table-cell>
          <table:table-cell table:style-name="ce60" office:value-type="float" office:value="41340.74396990741">
            <text:p>3/7/2013 17:51:1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28458981">
            <text:p>228458981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046149058/02962724d22585293d03b42b972cfbf4_normal.jpeg</text:p>
          </table:table-cell>
          <table:table-cell table:style-name="ce59" office:value-type="float" office:value="1355">
            <text:p>1355</text:p>
          </table:table-cell>
          <table:table-cell table:style-name="ce59" office:value-type="float" office:value="1224">
            <text:p>122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3fanHans3n/statuses/309722945058652160</text:p>
          </table:table-cell>
          <table:table-cell table:style-name="ce61" office:value-type="string">
            <text:p>{"urls":[],"hashtags":[{"text":"PIRAT","indices":[0,6]}],"user_mentions":[]}</text:p>
          </table:table-cell>
        </table:table-row>
        <table:table-row table:style-name="ro22">
          <table:table-cell table:style-name="ce58" office:value-type="string">
            <text:p>309721688386445313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.@lenadoppel … den Parlamentskultursprecherinnen* _und_ @werquer von der @PiratenparteiAT. ;) #PIRAT #PPat</text:p>
          </table:table-cell>
          <table:table-cell table:style-name="ce59" office:value-type="string">
            <text:p>Thu Mar 07 17:46:19 +0000 2013</text:p>
          </table:table-cell>
          <table:table-cell table:style-name="ce60" office:value-type="float" office:value="41340.74049768518">
            <text:p>3/7/2013 17:46:19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4395334">
            <text:p>14395334</text:p>
          </table:table-cell>
          <table:table-cell table:style-name="ce59" office:value-type="string">
            <text:p>lenadoppel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09721107664093184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77">
            <text:p>377</text:p>
          </table:table-cell>
          <table:table-cell table:style-name="ce59" office:value-type="float" office:value="743">
            <text:p>74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9721688386445313</text:p>
          </table:table-cell>
          <table:table-cell table:style-name="ce61" office:value-type="string">
            <text:p>{"urls":[],"hashtags":[{"text":"PIRAT","indices":[94,100]},{"text":"PPat","indices":[101,106]}],"user_mentions":[{"id":14395334,"name":"Lena Doppel","indices":[1,12],"screen_name":"lenadoppel","id_str":"14395334"},{"id":30200764,"name":"Werner Reiter","indices":[56,64],"screen_name":"werquer","id_str":"30200764"},{"id":43325643,"name":"Piratenpartei","indices":[73,89],"screen_name":"piratenparteiat","id_str":"43325643"}]}</text:p>
          </table:table-cell>
        </table:table-row>
        <table:table-row table:style-name="ro24">
          <table:table-cell table:style-name="ce58" office:value-type="string">
            <text:p>309719680757665792</text:p>
          </table:table-cell>
          <table:table-cell table:style-name="ce59" office:value-type="string">
            <text:p>eolruin</text:p>
          </table:table-cell>
          <table:table-cell table:style-name="ce59" office:value-type="string">
            <text:p>RT @Vilinthril: .@neos_eu Wir stellen http://t.co/UT4X4LKoKL! ;) #PIRAT #PPat</text:p>
          </table:table-cell>
          <table:table-cell table:style-name="ce59" office:value-type="string">
            <text:p>Thu Mar 07 17:38:20 +0000 2013</text:p>
          </table:table-cell>
          <table:table-cell table:style-name="ce60" office:value-type="float" office:value="41340.7349537037">
            <text:p>3/7/2013 17:38:20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7383012">
            <text:p>7383012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717237650/afp_new_vectorized_normal.jpg</text:p>
          </table:table-cell>
          <table:table-cell table:style-name="ce59" office:value-type="float" office:value="632">
            <text:p>632</text:p>
          </table:table-cell>
          <table:table-cell table:style-name="ce59" office:value-type="float" office:value="181">
            <text:p>18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eolruin/statuses/309719680757665792</text:p>
          </table:table-cell>
          <table:table-cell table:style-name="ce61" office:value-type="string">
            <text:p>{"urls":[{"expanded_url":"http://www.bessereFragen.at","indices":[38,60],"display_url":"bessereFragen.at","url":"http://t.co/UT4X4LKoKL"}],"hashtags":[{"text":"PIRAT","indices":[65,71]},{"text":"PPat","indices":[72,77]}],"user_mentions":[{"id":263647843,"name":"LukasDanielKlausner","indices":[3,14],"screen_name":"Vilinthril","id_str":"263647843"},{"id":819698388,"name":"Das Neue Österreich","indices":[17,25],"screen_name":"neos_eu","id_str":"819698388"}]}</text:p>
          </table:table-cell>
        </table:table-row>
        <table:table-row table:style-name="ro25">
          <table:table-cell table:style-name="ce58" office:value-type="string">
            <text:p>309717385357697024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RafaelBuchegger Na geh, kein #PIRAT? Sonst genial. :)</text:p>
          </table:table-cell>
          <table:table-cell table:style-name="ce59" office:value-type="string">
            <text:p>Thu Mar 07 17:29:13 +0000 2013</text:p>
          </table:table-cell>
          <table:table-cell table:style-name="ce60" office:value-type="float" office:value="41340.72862268519">
            <text:p>3/7/2013 17:29:13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4422253">
            <text:p>14422253</text:p>
          </table:table-cell>
          <table:table-cell table:style-name="ce59" office:value-type="string">
            <text:p>RafaelBuchegger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09715115282948096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77">
            <text:p>377</text:p>
          </table:table-cell>
          <table:table-cell table:style-name="ce59" office:value-type="float" office:value="743">
            <text:p>74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9717385357697024</text:p>
          </table:table-cell>
          <table:table-cell table:style-name="ce61" office:value-type="string">
            <text:p>{"urls":[],"hashtags":[{"text":"PIRAT","indices":[30,36]}],"user_mentions":[{"id":14422253,"name":"Rafael Buchegger","indices":[0,16],"screen_name":"RafaelBuchegger","id_str":"14422253"}]}</text:p>
          </table:table-cell>
        </table:table-row>
        <table:table-row table:style-name="ro25">
          <table:table-cell table:style-name="ce58" office:value-type="string">
            <text:p>309715997244420096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.@neos_eu Wir stellen http://t.co/UT4X4LKoKL! ;) #PIRAT #PPat</text:p>
          </table:table-cell>
          <table:table-cell table:style-name="ce59" office:value-type="string">
            <text:p>Thu Mar 07 17:23:42 +0000 2013</text:p>
          </table:table-cell>
          <table:table-cell table:style-name="ce60" office:value-type="float" office:value="41340.72479166667">
            <text:p>3/7/2013 17:23:42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819698388">
            <text:p>819698388</text:p>
          </table:table-cell>
          <table:table-cell table:style-name="ce59" office:value-type="string">
            <text:p>neos_eu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09713448231632896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77">
            <text:p>377</text:p>
          </table:table-cell>
          <table:table-cell table:style-name="ce59" office:value-type="float" office:value="743">
            <text:p>74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9715997244420096</text:p>
          </table:table-cell>
          <table:table-cell table:style-name="ce61" office:value-type="string">
            <text:p>{"urls":[{"expanded_url":"http://www.bessereFragen.at","indices":[22,44],"display_url":"bessereFragen.at","url":"http://t.co/UT4X4LKoKL"}],"hashtags":[{"text":"PIRAT","indices":[49,55]},{"text":"PPat","indices":[56,61]}],"user_mentions":[{"id":819698388,"name":"Das Neue Österreich","indices":[1,9],"screen_name":"neos_eu","id_str":"819698388"}]}</text:p>
          </table:table-cell>
        </table:table-row>
        <table:table-row table:style-name="ro20">
          <table:table-cell table:style-name="ce58" office:value-type="string">
            <text:p>309715537267666947</text:p>
          </table:table-cell>
          <table:table-cell table:style-name="ce59" office:value-type="string">
            <text:p>haraldmaedl</text:p>
          </table:table-cell>
          <table:table-cell table:style-name="ce59" office:value-type="string">
            <text:p>#Pirat bringt seinen Schlepptop in d. Werkstatt."Er funktioniert wieder nicht! Aber am Akku kann es nicht liegen,den habe ich rausgenommen!"</text:p>
          </table:table-cell>
          <table:table-cell table:style-name="ce59" office:value-type="string">
            <text:p>Thu Mar 07 17:21:52 +0000 2013</text:p>
          </table:table-cell>
          <table:table-cell table:style-name="ce60" office:value-type="float" office:value="41340.72351851852">
            <text:p>3/7/2013 17:21:5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635694104">
            <text:p>635694104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503856742/g5x4hbdo349fsvv8185v_normal.jpeg</text:p>
          </table:table-cell>
          <table:table-cell table:style-name="ce59" office:value-type="float" office:value="608">
            <text:p>608</text:p>
          </table:table-cell>
          <table:table-cell table:style-name="ce59" office:value-type="float" office:value="944">
            <text:p>94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araldmaedl/statuses/309715537267666947</text:p>
          </table:table-cell>
          <table:table-cell table:style-name="ce61" office:value-type="string">
            <text:p>{"urls":[],"hashtags":[{"text":"Pirat","indices":[0,6]}],"user_mentions":[]}</text:p>
          </table:table-cell>
        </table:table-row>
        <table:table-row table:style-name="ro23">
          <table:table-cell table:style-name="ce58" office:value-type="string">
            <text:p>309713193230548993</text:p>
          </table:table-cell>
          <table:table-cell table:style-name="ce59" office:value-type="string">
            <text:p>en_tropy</text:p>
          </table:table-cell>
          <table:table-cell table:style-name="ce59" office:value-type="string">
            <text:p>RT @haraldmaedl: #Pirat:"Und wie lief deine Prüfung zum Datenschutz?" "Ich bin durchgefallen! Ich war für Wahlcomputer und Klarnamensabs ...</text:p>
          </table:table-cell>
          <table:table-cell table:style-name="ce59" office:value-type="string">
            <text:p>Thu Mar 07 17:12:34 +0000 2013</text:p>
          </table:table-cell>
          <table:table-cell table:style-name="ce60" office:value-type="float" office:value="41340.71706018518">
            <text:p>3/7/2013 17:12:34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583904348">
            <text:p>583904348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705173732/5414edb3fb2b712f8f675f2e0e088a0c_normal.jpeg</text:p>
          </table:table-cell>
          <table:table-cell table:style-name="ce59" office:value-type="float" office:value="218">
            <text:p>218</text:p>
          </table:table-cell>
          <table:table-cell table:style-name="ce59" office:value-type="float" office:value="441">
            <text:p>44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en_tropy/statuses/309713193230548993</text:p>
          </table:table-cell>
          <table:table-cell table:style-name="ce61" office:value-type="string">
            <text:p>{"urls":[],"hashtags":[{"text":"Pirat","indices":[17,23]}],"user_mentions":[{"id":635694104,"name":"Harrynator","indices":[3,15],"screen_name":"haraldmaedl","id_str":"635694104"}]}</text:p>
          </table:table-cell>
        </table:table-row>
        <table:table-row table:style-name="ro23">
          <table:table-cell table:style-name="ce58" office:value-type="string">
            <text:p>309712863356940288</text:p>
          </table:table-cell>
          <table:table-cell table:style-name="ce59" office:value-type="string">
            <text:p>haraldmaedl</text:p>
          </table:table-cell>
          <table:table-cell table:style-name="ce59" office:value-type="string">
            <text:p>#Pirat:"Und wie lief deine Prüfung zum Datenschutz?" "Ich bin durchgefallen! Ich war für Wahlcomputer und Klarnamensabstimmungen."</text:p>
          </table:table-cell>
          <table:table-cell table:style-name="ce59" office:value-type="string">
            <text:p>Thu Mar 07 17:11:15 +0000 2013</text:p>
          </table:table-cell>
          <table:table-cell table:style-name="ce60" office:value-type="float" office:value="41340.71614583333">
            <text:p>3/7/2013 17:11:15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635694104">
            <text:p>635694104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503856742/g5x4hbdo349fsvv8185v_normal.jpeg</text:p>
          </table:table-cell>
          <table:table-cell table:style-name="ce59" office:value-type="float" office:value="608">
            <text:p>608</text:p>
          </table:table-cell>
          <table:table-cell table:style-name="ce59" office:value-type="float" office:value="944">
            <text:p>94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araldmaedl/statuses/309712863356940288</text:p>
          </table:table-cell>
          <table:table-cell table:style-name="ce61" office:value-type="string">
            <text:p>{"urls":[],"hashtags":[{"text":"Pirat","indices":[0,6]}],"user_mentions":[]}</text:p>
          </table:table-cell>
        </table:table-row>
        <table:table-row table:style-name="ro20">
          <table:table-cell table:style-name="ce58" office:value-type="string">
            <text:p>309682631841308672</text:p>
          </table:table-cell>
          <table:table-cell table:style-name="ce59" office:value-type="string">
            <text:p>SarahLiebigt</text:p>
          </table:table-cell>
          <table:table-cell table:style-name="ce59" office:value-type="string">
            <text:p>wenn ben becker &amp;amp; david hasslehoff die berliner politik kommentieren dann haben wir ein ernsthaftes problem. #pirat lauer @ #eastsidegallery</text:p>
          </table:table-cell>
          <table:table-cell table:style-name="ce59" office:value-type="string">
            <text:p>Thu Mar 07 15:11:07 +0000 2013</text:p>
          </table:table-cell>
          <table:table-cell table:style-name="ce60" office:value-type="float" office:value="41340.63271990741">
            <text:p>3/7/2013 15:11:0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791696760">
            <text:p>791696760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740414987/bc9f3282433e9fe9f9dd2423499f52ce_normal.jpeg</text:p>
          </table:table-cell>
          <table:table-cell table:style-name="ce59" office:value-type="float" office:value="153">
            <text:p>153</text:p>
          </table:table-cell>
          <table:table-cell table:style-name="ce59" office:value-type="float" office:value="230">
            <text:p>230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SarahLiebigt/statuses/309682631841308672</text:p>
          </table:table-cell>
          <table:table-cell table:style-name="ce61" office:value-type="string">
            <text:p>{"urls":[],"hashtags":[{"text":"pirat","indices":[113,119]},{"text":"eastsidegallery","indices":[128,144]}],"user_mentions":[]}</text:p>
          </table:table-cell>
        </table:table-row>
        <table:table-row table:style-name="ro25">
          <table:table-cell table:style-name="ce58" office:value-type="string">
            <text:p>309682518410551297</text:p>
          </table:table-cell>
          <table:table-cell table:style-name="ce59" office:value-type="string">
            <text:p>JeffCigrand</text:p>
          </table:table-cell>
          <table:table-cell table:style-name="ce59" office:value-type="string">
            <text:p>@piratenparteiat warum nur ein versuch?</text:p>
          </table:table-cell>
          <table:table-cell table:style-name="ce59" office:value-type="string">
            <text:p>Thu Mar 07 15:10:40 +0000 2013</text:p>
          </table:table-cell>
          <table:table-cell table:style-name="ce60" office:value-type="float" office:value="41340.63240740741">
            <text:p>3/7/2013 15:10:40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43325643">
            <text:p>43325643</text:p>
          </table:table-cell>
          <table:table-cell table:style-name="ce59" office:value-type="string">
            <text:p>piratenparteiat</text:p>
          </table:table-cell>
          <table:table-cell table:style-name="ce59" office:value-type="float" office:value="289410898">
            <text:p>289410898</text:p>
          </table:table-cell>
          <table:table-cell table:style-name="ce59" office:value-type="string">
            <text:p>309645035752800256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2526542679/vzmxvcnpu9ani4xyalhl_normal.jpeg</text:p>
          </table:table-cell>
          <table:table-cell table:style-name="ce59" office:value-type="float" office:value="31">
            <text:p>31</text:p>
          </table:table-cell>
          <table:table-cell table:style-name="ce59" office:value-type="float" office:value="152">
            <text:p>152</text:p>
          </table:table-cell>
          <table:table-cell table:style-name="ce59" office:value-type="float" office:value="-18000">
            <text:p>-18000</text:p>
          </table:table-cell>
          <table:table-cell table:style-name="ce59" office:value-type="string">
            <text:p>http://twitter.com/JeffCigrand/statuses/309682518410551297</text:p>
          </table:table-cell>
          <table:table-cell table:style-name="ce61" office:value-type="string">
            <text:p>{"urls":[],"hashtags":[],"user_mentions":[{"id":43325643,"name":"Piratenpartei","indices":[0,16],"screen_name":"piratenparteiat","id_str":"43325643"}]}</text:p>
          </table:table-cell>
        </table:table-row>
        <table:table-row table:style-name="ro20">
          <table:table-cell table:style-name="ce58" office:value-type="string">
            <text:p>309680319722844160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Um 16.30 kann man heute am Stephansplatz bei der #PIRAT-#Volksbefragung abstimmen – wir haben http://t.co/UT4X4LKoKL! #PPat</text:p>
          </table:table-cell>
          <table:table-cell table:style-name="ce59" office:value-type="string">
            <text:p>Thu Mar 07 15:01:56 +0000 2013</text:p>
          </table:table-cell>
          <table:table-cell table:style-name="ce60" office:value-type="float" office:value="41340.62634259259">
            <text:p>3/7/2013 15:01:56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63647843">
            <text:p>263647843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77">
            <text:p>377</text:p>
          </table:table-cell>
          <table:table-cell table:style-name="ce59" office:value-type="float" office:value="741">
            <text:p>74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9680319722844160</text:p>
          </table:table-cell>
          <table:table-cell table:style-name="ce61" office:value-type="string">
            <text:p>{"urls":[{"expanded_url":"http://www.bessereFragen.at","indices":[94,116],"display_url":"bessereFragen.at","url":"http://t.co/UT4X4LKoKL"}],"hashtags":[{"text":"PIRAT","indices":[49,55]},{"text":"Volksbefragung","indices":[56,71]},{"text":"PPat","indices":[118,123]}],"user_mentions":[]}</text:p>
          </table:table-cell>
        </table:table-row>
        <table:table-row table:style-name="ro21">
          <table:table-cell table:style-name="ce58" office:value-type="string">
            <text:p>309675384486641667</text:p>
          </table:table-cell>
          <table:table-cell table:style-name="ce59" office:value-type="string">
            <text:p>shnifti</text:p>
          </table:table-cell>
          <table:table-cell table:style-name="ce59" office:value-type="string">
            <text:p>Die frustrierte #SPD-Karteileiche. ("Ich könnte jederzeit austreten und #Pirat werden.")</text:p>
          </table:table-cell>
          <table:table-cell table:style-name="ce59" office:value-type="string">
            <text:p>Thu Mar 07 14:42:19 +0000 2013</text:p>
          </table:table-cell>
          <table:table-cell table:style-name="ce60" office:value-type="float" office:value="41340.6127199074">
            <text:p>3/7/2013 14:42:19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06847395">
            <text:p>106847395</text:p>
          </table:table-cell>
          <table:table-cell table:style-name="ce59"/>
          <table:table-cell table:style-name="ce61" office:value-type="string">
            <text:p>&lt;a href="http://levelupstudio.com/plume" rel="nofollow"&gt;Plume for Android&lt;/a&gt;</text:p>
          </table:table-cell>
          <table:table-cell table:style-name="ce61" office:value-type="string">
            <text:p>http://a0.twimg.com/profile_images/2871731241/79f7464681af632f52fba6ccd6d799c0_normal.jpeg</text:p>
          </table:table-cell>
          <table:table-cell table:style-name="ce59" office:value-type="float" office:value="102">
            <text:p>102</text:p>
          </table:table-cell>
          <table:table-cell table:style-name="ce59" office:value-type="float" office:value="281">
            <text:p>28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hnifti/statuses/309675384486641667</text:p>
          </table:table-cell>
          <table:table-cell table:style-name="ce61" office:value-type="string">
            <text:p>{"urls":[],"hashtags":[{"text":"SPD","indices":[16,20]},{"text":"Pirat","indices":[72,78]}],"user_mentions":[]}</text:p>
          </table:table-cell>
        </table:table-row>
        <table:table-row table:style-name="ro23">
          <table:table-cell table:style-name="ce58" office:value-type="string">
            <text:p>309669748206104576</text:p>
          </table:table-cell>
          <table:table-cell table:style-name="ce59" office:value-type="string">
            <text:p>3chelon</text:p>
          </table:table-cell>
          <table:table-cell table:style-name="ce59" office:value-type="string">
            <text:p>@DerWesten Lachhaft, Lächerlich und wieder einmal muss die Begründung #Pirat, weil halt aus Prinzip herhalten! Von was lebt der Gute denn?</text:p>
          </table:table-cell>
          <table:table-cell table:style-name="ce59" office:value-type="string">
            <text:p>Thu Mar 07 14:19:56 +0000 2013</text:p>
          </table:table-cell>
          <table:table-cell table:style-name="ce60" office:value-type="float" office:value="41340.59717592593">
            <text:p>3/7/2013 14:19:56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5071293">
            <text:p>15071293</text:p>
          </table:table-cell>
          <table:table-cell table:style-name="ce59" office:value-type="string">
            <text:p>DerWesten</text:p>
          </table:table-cell>
          <table:table-cell table:style-name="ce59" office:value-type="float" office:value="148715629">
            <text:p>148715629</text:p>
          </table:table-cell>
          <table:table-cell table:style-name="ce59" office:value-type="string">
            <text:p>309665271252144129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338857777/7178886b814fd8d51263e375df981dc7_normal.jpeg</text:p>
          </table:table-cell>
          <table:table-cell table:style-name="ce59" office:value-type="float" office:value="80">
            <text:p>80</text:p>
          </table:table-cell>
          <table:table-cell table:style-name="ce59" office:value-type="float" office:value="249">
            <text:p>249</text:p>
          </table:table-cell>
          <table:table-cell table:style-name="ce59"/>
          <table:table-cell table:style-name="ce59" office:value-type="string">
            <text:p>http://twitter.com/3chelon/statuses/309669748206104576</text:p>
          </table:table-cell>
          <table:table-cell table:style-name="ce61" office:value-type="string">
            <text:p>{"urls":[],"hashtags":[{"text":"Pirat","indices":[70,76]}],"user_mentions":[{"id":15071293,"name":"DerWesten","indices":[0,10],"screen_name":"DerWesten","id_str":"15071293"}]}</text:p>
          </table:table-cell>
        </table:table-row>
        <table:table-row table:style-name="ro23">
          <table:table-cell table:style-name="ce58" office:value-type="string">
            <text:p>309659138101768192</text:p>
          </table:table-cell>
          <table:table-cell table:style-name="ce59" office:value-type="string">
            <text:p>future_is_NOW__</text:p>
          </table:table-cell>
          <table:table-cell table:style-name="ce59" office:value-type="string">
            <text:p>RT @piratenparteiat: Bessere Frage #1: Soll in Wien ein Feldversuch zum fahrscheinlosen öffentlichen Nahverkehr gestartet werden? http:/ ...</text:p>
          </table:table-cell>
          <table:table-cell table:style-name="ce59" office:value-type="string">
            <text:p>Thu Mar 07 13:37:46 +0000 2013</text:p>
          </table:table-cell>
          <table:table-cell table:style-name="ce60" office:value-type="float" office:value="41340.56789351851">
            <text:p>3/7/2013 13:37:4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225556226">
            <text:p>1225556226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3316204941/fe485c7a9d40bcd936f28b34cc2510f0_normal.png</text:p>
          </table:table-cell>
          <table:table-cell table:style-name="ce59" office:value-type="float" office:value="515">
            <text:p>515</text:p>
          </table:table-cell>
          <table:table-cell table:style-name="ce59" office:value-type="float" office:value="743">
            <text:p>743</text:p>
          </table:table-cell>
          <table:table-cell table:style-name="ce59"/>
          <table:table-cell table:style-name="ce59" office:value-type="string">
            <text:p>http://twitter.com/future_is_NOW__/statuses/309659138101768192</text:p>
          </table:table-cell>
          <table:table-cell table:style-name="ce61" office:value-type="string">
            <text:p>{"urls":[],"hashtags":[],"user_mentions":[{"id":43325643,"name":"Piratenpartei","indices":[3,19],"screen_name":"piratenparteiat","id_str":"43325643"}]}</text:p>
          </table:table-cell>
        </table:table-row>
        <table:table-row table:style-name="ro23">
          <table:table-cell table:style-name="ce58" office:value-type="string">
            <text:p>309659004496400385</text:p>
          </table:table-cell>
          <table:table-cell table:style-name="ce59" office:value-type="string">
            <text:p>future_is_NOW__</text:p>
          </table:table-cell>
          <table:table-cell table:style-name="ce59" office:value-type="string">
            <text:p>RT @piratenparteiat: Bessere Frage #2: Soll nicht nur die Regierung, sondern auch die Bevölkerung das Recht haben, Fragen zu stellen? ht ...</text:p>
          </table:table-cell>
          <table:table-cell table:style-name="ce59" office:value-type="string">
            <text:p>Thu Mar 07 13:37:14 +0000 2013</text:p>
          </table:table-cell>
          <table:table-cell table:style-name="ce60" office:value-type="float" office:value="41340.567523148144">
            <text:p>3/7/2013 13:37:1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225556226">
            <text:p>1225556226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3316204941/fe485c7a9d40bcd936f28b34cc2510f0_normal.png</text:p>
          </table:table-cell>
          <table:table-cell table:style-name="ce59" office:value-type="float" office:value="515">
            <text:p>515</text:p>
          </table:table-cell>
          <table:table-cell table:style-name="ce59" office:value-type="float" office:value="743">
            <text:p>743</text:p>
          </table:table-cell>
          <table:table-cell table:style-name="ce59"/>
          <table:table-cell table:style-name="ce59" office:value-type="string">
            <text:p>http://twitter.com/future_is_NOW__/statuses/309659004496400385</text:p>
          </table:table-cell>
          <table:table-cell table:style-name="ce61" office:value-type="string">
            <text:p>{"urls":[],"hashtags":[],"user_mentions":[{"id":43325643,"name":"Piratenpartei","indices":[3,19],"screen_name":"piratenparteiat","id_str":"43325643"}]}</text:p>
          </table:table-cell>
        </table:table-row>
        <table:table-row table:style-name="ro23">
          <table:table-cell table:style-name="ce58" office:value-type="string">
            <text:p>309654035890315264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RT @piratenparteiat: Bessere Frage #4: Soll in Wien die direkte Mitbestimmung im Grätzel per "Liquid Democracy" erprobt werden? http://t ...</text:p>
          </table:table-cell>
          <table:table-cell table:style-name="ce59" office:value-type="string">
            <text:p>Thu Mar 07 13:17:29 +0000 2013</text:p>
          </table:table-cell>
          <table:table-cell table:style-name="ce60" office:value-type="float" office:value="41340.55380787037">
            <text:p>3/7/2013 13:17:29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63647843">
            <text:p>26364784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74">
            <text:p>374</text:p>
          </table:table-cell>
          <table:table-cell table:style-name="ce59" office:value-type="float" office:value="740">
            <text:p>74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9654035890315264</text:p>
          </table:table-cell>
          <table:table-cell table:style-name="ce61" office:value-type="string">
            <text:p>{"urls":[],"hashtags":[],"user_mentions":[{"id":43325643,"name":"Piratenpartei","indices":[3,19],"screen_name":"piratenparteiat","id_str":"43325643"}]}</text:p>
          </table:table-cell>
        </table:table-row>
        <table:table-row table:style-name="ro23">
          <table:table-cell table:style-name="ce58" office:value-type="string">
            <text:p>309653815366414339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RT @piratenparteiat: Bessere Frage #3: Sollen Behörden bezüglich ihrer Tätigkeiten zu Auskunft und Veröffentlichung verpflichtet sein? h ...</text:p>
          </table:table-cell>
          <table:table-cell table:style-name="ce59" office:value-type="string">
            <text:p>Thu Mar 07 13:16:37 +0000 2013</text:p>
          </table:table-cell>
          <table:table-cell table:style-name="ce60" office:value-type="float" office:value="41340.553206018514">
            <text:p>3/7/2013 13:16:37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63647843">
            <text:p>26364784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74">
            <text:p>374</text:p>
          </table:table-cell>
          <table:table-cell table:style-name="ce59" office:value-type="float" office:value="740">
            <text:p>74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9653815366414339</text:p>
          </table:table-cell>
          <table:table-cell table:style-name="ce61" office:value-type="string">
            <text:p>{"urls":[],"hashtags":[],"user_mentions":[{"id":43325643,"name":"Piratenpartei","indices":[3,19],"screen_name":"piratenparteiat","id_str":"43325643"}]}</text:p>
          </table:table-cell>
        </table:table-row>
        <table:table-row table:style-name="ro23">
          <table:table-cell table:style-name="ce58" office:value-type="string">
            <text:p>309650070746308608</text:p>
          </table:table-cell>
          <table:table-cell table:style-name="ce59" office:value-type="string">
            <text:p>werquer</text:p>
          </table:table-cell>
          <table:table-cell table:style-name="ce59" office:value-type="string">
            <text:p>RT @piratenparteiat: Bessere Frage #2: Soll nicht nur die Regierung, sondern auch die Bevölkerung das Recht haben, Fragen zu stellen? ht ...</text:p>
          </table:table-cell>
          <table:table-cell table:style-name="ce59" office:value-type="string">
            <text:p>Thu Mar 07 13:01:44 +0000 2013</text:p>
          </table:table-cell>
          <table:table-cell table:style-name="ce60" office:value-type="float" office:value="41340.542870370366">
            <text:p>3/7/2013 13:01:44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30200764">
            <text:p>30200764</text:p>
          </table:table-cell>
          <table:table-cell table:style-name="ce59"/>
          <table:table-cell table:style-name="ce61" office:value-type="string">
            <text:p>&lt;a href="http://blackberry.com/twitter" rel="nofollow"&gt;Twitter for BlackBerry®&lt;/a&gt;</text:p>
          </table:table-cell>
          <table:table-cell table:style-name="ce61" office:value-type="string">
            <text:p>http://a0.twimg.com/profile_images/3228674316/34e8002eab94b4fc680e23871358a90a_normal.jpeg</text:p>
          </table:table-cell>
          <table:table-cell table:style-name="ce59" office:value-type="float" office:value="1155">
            <text:p>1155</text:p>
          </table:table-cell>
          <table:table-cell table:style-name="ce59" office:value-type="float" office:value="766">
            <text:p>766</text:p>
          </table:table-cell>
          <table:table-cell table:style-name="ce59" office:value-type="float" office:value="12600">
            <text:p>12600</text:p>
          </table:table-cell>
          <table:table-cell table:style-name="ce59" office:value-type="string">
            <text:p>http://twitter.com/werquer/statuses/309650070746308608</text:p>
          </table:table-cell>
          <table:table-cell table:style-name="ce61" office:value-type="string">
            <text:p>{"urls":[],"hashtags":[],"user_mentions":[{"id":43325643,"name":"Piratenpartei","indices":[3,19],"screen_name":"piratenparteiat","id_str":"43325643"}]}</text:p>
          </table:table-cell>
        </table:table-row>
        <table:table-row table:style-name="ro23">
          <table:table-cell table:style-name="ce58" office:value-type="string">
            <text:p>309648985805684736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RT @piratenparteiat: Bessere Frage #2: Soll nicht nur die Regierung, sondern auch die Bevölkerung das Recht haben, Fragen zu stellen? ht ...</text:p>
          </table:table-cell>
          <table:table-cell table:style-name="ce59" office:value-type="string">
            <text:p>Thu Mar 07 12:57:25 +0000 2013</text:p>
          </table:table-cell>
          <table:table-cell table:style-name="ce60" office:value-type="float" office:value="41340.539872685185">
            <text:p>3/7/2013 12:57:25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63647843">
            <text:p>26364784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74">
            <text:p>374</text:p>
          </table:table-cell>
          <table:table-cell table:style-name="ce59" office:value-type="float" office:value="740">
            <text:p>74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9648985805684736</text:p>
          </table:table-cell>
          <table:table-cell table:style-name="ce61" office:value-type="string">
            <text:p>{"urls":[],"hashtags":[],"user_mentions":[{"id":43325643,"name":"Piratenpartei","indices":[3,19],"screen_name":"piratenparteiat","id_str":"43325643"}]}</text:p>
          </table:table-cell>
        </table:table-row>
        <table:table-row table:style-name="ro23">
          <table:table-cell table:style-name="ce58" office:value-type="string">
            <text:p>309645950056554496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RT @piratenparteiat: Bessere Frage #1: Soll in Wien ein Feldversuch zum fahrscheinlosen öffentlichen Nahverkehr gestartet werden? http:/ ...</text:p>
          </table:table-cell>
          <table:table-cell table:style-name="ce59" office:value-type="string">
            <text:p>Thu Mar 07 12:45:22 +0000 2013</text:p>
          </table:table-cell>
          <table:table-cell table:style-name="ce60" office:value-type="float" office:value="41340.53150462963">
            <text:p>3/7/2013 12:45:2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63647843">
            <text:p>26364784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74">
            <text:p>374</text:p>
          </table:table-cell>
          <table:table-cell table:style-name="ce59" office:value-type="float" office:value="740">
            <text:p>74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9645950056554496</text:p>
          </table:table-cell>
          <table:table-cell table:style-name="ce61" office:value-type="string">
            <text:p>{"urls":[],"hashtags":[],"user_mentions":[{"id":43325643,"name":"Piratenpartei","indices":[3,19],"screen_name":"piratenparteiat","id_str":"43325643"}]}</text:p>
          </table:table-cell>
        </table:table-row>
        <table:table-row table:style-name="ro20">
          <table:table-cell table:style-name="ce58" office:value-type="string">
            <text:p>309643530626809856</text:p>
          </table:table-cell>
          <table:table-cell table:style-name="ce59" office:value-type="string">
            <text:p>RainPMV</text:p>
          </table:table-cell>
          <table:table-cell table:style-name="ce59" office:value-type="string">
            <text:p>RT @Ekynos: BuVo auf 5-7 Personen reduzieren, erleichtert Teambuilding und reduziert Aufwand für innere Orga, Rest Beauftragungen #pirat ...</text:p>
          </table:table-cell>
          <table:table-cell table:style-name="ce59" office:value-type="string">
            <text:p>Thu Mar 07 12:35:45 +0000 2013</text:p>
          </table:table-cell>
          <table:table-cell table:style-name="ce60" office:value-type="float" office:value="41340.524826388886">
            <text:p>3/7/2013 12:35:4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78266033">
            <text:p>378266033</text:p>
          </table:table-cell>
          <table:table-cell table:style-name="ce59"/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2167297981/P100429_192320_0002_normal.jpg</text:p>
          </table:table-cell>
          <table:table-cell table:style-name="ce59" office:value-type="float" office:value="398">
            <text:p>398</text:p>
          </table:table-cell>
          <table:table-cell table:style-name="ce59" office:value-type="float" office:value="864">
            <text:p>864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RainPMV/statuses/309643530626809856</text:p>
          </table:table-cell>
          <table:table-cell table:style-name="ce61" office:value-type="string">
            <text:p>{"urls":[],"hashtags":[{"text":"pirat","indices":[130,136]}],"user_mentions":[{"id":173389076,"name":"Heiko Müller","indices":[3,10],"screen_name":"Ekynos","id_str":"173389076"}]}</text:p>
          </table:table-cell>
        </table:table-row>
        <table:table-row table:style-name="ro23">
          <table:table-cell table:style-name="ce58" office:value-type="string">
            <text:p>309626245115674624</text:p>
          </table:table-cell>
          <table:table-cell table:style-name="ce59" office:value-type="string">
            <text:p>albertoamigo_</text:p>
          </table:table-cell>
          <table:table-cell table:style-name="ce59" office:value-type="string">
            <text:p>RT @annatroberg: Regeringen och SD ägnar sig åt populistisk rättssäkerhetsminimalism. Hej och hå... http://t.co/MaKE7KAC8n #svpol #pirat ...</text:p>
          </table:table-cell>
          <table:table-cell table:style-name="ce59" office:value-type="string">
            <text:p>Thu Mar 07 11:27:04 +0000 2013</text:p>
          </table:table-cell>
          <table:table-cell table:style-name="ce60" office:value-type="float" office:value="41340.47712962963">
            <text:p>3/7/2013 11:27:04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43599951">
            <text:p>243599951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3286922743/9947df3a087351552d89a5c9a8ca7223_normal.jpeg</text:p>
          </table:table-cell>
          <table:table-cell table:style-name="ce59" office:value-type="float" office:value="38">
            <text:p>38</text:p>
          </table:table-cell>
          <table:table-cell table:style-name="ce59" office:value-type="float" office:value="163">
            <text:p>16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albertoamigo_/statuses/309626245115674624</text:p>
          </table:table-cell>
          <table:table-cell table:style-name="ce61" office:value-type="string">
            <text:p>{"urls":[{"expanded_url":"http://www.annatroberg.se/2013/03/07/regeringen-och-sd-agnar-sig-at-populistisk-rattssakerhetsminimalism/","indices":[100,122],"display_url":"annatroberg.se/2013/03/07/reg\u2026","url":"http://t.co/MaKE7KAC8n"}],"hashtags":[{"text":"svpol","indices":[123,129]},{"text":"pirat","indices":[130,136]}],"user_mentions":[{"id":18767830,"name":"Anna Troberg","indices":[3,15],"screen_name":"annatroberg","id_str":"18767830"}]}</text:p>
          </table:table-cell>
        </table:table-row>
        <table:table-row table:style-name="ro20">
          <table:table-cell table:style-name="ce58" office:value-type="string">
            <text:p>309623320880496640</text:p>
          </table:table-cell>
          <table:table-cell table:style-name="ce59" office:value-type="string">
            <text:p>MatthiasGnuschk</text:p>
          </table:table-cell>
          <table:table-cell table:style-name="ce59" office:value-type="string">
            <text:p>RT @Ekynos: BuVo auf 5-7 Personen reduzieren, erleichtert Teambuilding und reduziert Aufwand für innere Orga, Rest Beauftragungen #pirat ...</text:p>
          </table:table-cell>
          <table:table-cell table:style-name="ce59" office:value-type="string">
            <text:p>Thu Mar 07 11:15:26 +0000 2013</text:p>
          </table:table-cell>
          <table:table-cell table:style-name="ce60" office:value-type="float" office:value="41340.46905092592">
            <text:p>3/7/2013 11:15:2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52254877">
            <text:p>552254877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2104824516/mat1_normal.jpg</text:p>
          </table:table-cell>
          <table:table-cell table:style-name="ce59" office:value-type="float" office:value="165">
            <text:p>165</text:p>
          </table:table-cell>
          <table:table-cell table:style-name="ce59" office:value-type="float" office:value="248">
            <text:p>248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MatthiasGnuschk/statuses/309623320880496640</text:p>
          </table:table-cell>
          <table:table-cell table:style-name="ce61" office:value-type="string">
            <text:p>{"urls":[],"hashtags":[{"text":"pirat","indices":[130,136]}],"user_mentions":[{"id":173389076,"name":"Heiko Müller","indices":[3,10],"screen_name":"Ekynos","id_str":"173389076"}]}</text:p>
          </table:table-cell>
        </table:table-row>
        <table:table-row table:style-name="ro23">
          <table:table-cell table:style-name="ce58" office:value-type="string">
            <text:p>309618288659410945</text:p>
          </table:table-cell>
          <table:table-cell table:style-name="ce59" office:value-type="string">
            <text:p>Onlinegamer_SWE</text:p>
          </table:table-cell>
          <table:table-cell table:style-name="ce59" office:value-type="string">
            <text:p>RT @annatroberg: Regeringen och SD ägnar sig åt populistisk rättssäkerhetsminimalism. Hej och hå... http://t.co/MaKE7KAC8n #svpol #pirat ...</text:p>
          </table:table-cell>
          <table:table-cell table:style-name="ce59" office:value-type="string">
            <text:p>Thu Mar 07 10:55:27 +0000 2013</text:p>
          </table:table-cell>
          <table:table-cell table:style-name="ce60" office:value-type="float" office:value="41340.45517361111">
            <text:p>3/7/2013 10:55:27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5216780">
            <text:p>1521678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615502423/max-collin-sm_normal.jpg</text:p>
          </table:table-cell>
          <table:table-cell table:style-name="ce59" office:value-type="float" office:value="355">
            <text:p>355</text:p>
          </table:table-cell>
          <table:table-cell table:style-name="ce59" office:value-type="float" office:value="253">
            <text:p>25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Onlinegamer_SWE/statuses/309618288659410945</text:p>
          </table:table-cell>
          <table:table-cell table:style-name="ce61" office:value-type="string">
            <text:p>{"urls":[{"expanded_url":"http://www.annatroberg.se/2013/03/07/regeringen-och-sd-agnar-sig-at-populistisk-rattssakerhetsminimalism/","indices":[100,122],"display_url":"annatroberg.se/2013/03/07/reg\u2026","url":"http://t.co/MaKE7KAC8n"}],"hashtags":[{"text":"svpol","indices":[123,129]},{"text":"pirat","indices":[130,136]}],"user_mentions":[{"id":18767830,"name":"Anna Troberg","indices":[3,15],"screen_name":"annatroberg","id_str":"18767830"}]}</text:p>
          </table:table-cell>
        </table:table-row>
        <table:table-row table:style-name="ro23">
          <table:table-cell table:style-name="ce58" office:value-type="string">
            <text:p>309614691527827456</text:p>
          </table:table-cell>
          <table:table-cell table:style-name="ce59" office:value-type="string">
            <text:p>valaret2010</text:p>
          </table:table-cell>
          <table:table-cell table:style-name="ce59" office:value-type="string">
            <text:p>RT @annatroberg: Regeringen och SD ägnar sig åt populistisk rättssäkerhetsminimalism. Hej och hå... http://t.co/MaKE7KAC8n #svpol #pirat ...</text:p>
          </table:table-cell>
          <table:table-cell table:style-name="ce59" office:value-type="string">
            <text:p>Thu Mar 07 10:41:09 +0000 2013</text:p>
          </table:table-cell>
          <table:table-cell table:style-name="ce60" office:value-type="float" office:value="41340.445243055554">
            <text:p>3/7/2013 10:41:09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06438842">
            <text:p>106438842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3045765382/9bd239b2e370e522e1c2420cf1feb8a3_normal.png</text:p>
          </table:table-cell>
          <table:table-cell table:style-name="ce59" office:value-type="float" office:value="872">
            <text:p>872</text:p>
          </table:table-cell>
          <table:table-cell table:style-name="ce59" office:value-type="float" office:value="2003">
            <text:p>200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alaret2010/statuses/309614691527827456</text:p>
          </table:table-cell>
          <table:table-cell table:style-name="ce61" office:value-type="string">
            <text:p>{"urls":[{"expanded_url":"http://www.annatroberg.se/2013/03/07/regeringen-och-sd-agnar-sig-at-populistisk-rattssakerhetsminimalism/","indices":[100,122],"display_url":"annatroberg.se/2013/03/07/reg\u2026","url":"http://t.co/MaKE7KAC8n"}],"hashtags":[{"text":"svpol","indices":[123,129]},{"text":"pirat","indices":[130,136]}],"user_mentions":[{"id":18767830,"name":"Anna Troberg","indices":[3,15],"screen_name":"annatroberg","id_str":"18767830"}]}</text:p>
          </table:table-cell>
        </table:table-row>
        <table:table-row table:style-name="ro23">
          <table:table-cell table:style-name="ce58" office:value-type="string">
            <text:p>309604180434223105</text:p>
          </table:table-cell>
          <table:table-cell table:style-name="ce59" office:value-type="string">
            <text:p>kettelhoit</text:p>
          </table:table-cell>
          <table:table-cell table:style-name="ce59" office:value-type="string">
            <text:p>RT @annatroberg: Regeringen och SD ägnar sig åt populistisk rättssäkerhetsminimalism. Hej och hå... http://t.co/MaKE7KAC8n #svpol #pirat ...</text:p>
          </table:table-cell>
          <table:table-cell table:style-name="ce59" office:value-type="string">
            <text:p>Thu Mar 07 09:59:23 +0000 2013</text:p>
          </table:table-cell>
          <table:table-cell table:style-name="ce60" office:value-type="float" office:value="41340.416238425925">
            <text:p>3/7/2013 9:59:2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42434408">
            <text:p>14243440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889789588/Picture_3_normal.jpg</text:p>
          </table:table-cell>
          <table:table-cell table:style-name="ce59" office:value-type="float" office:value="62">
            <text:p>62</text:p>
          </table:table-cell>
          <table:table-cell table:style-name="ce59" office:value-type="float" office:value="70">
            <text:p>7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ettelhoit/statuses/309604180434223105</text:p>
          </table:table-cell>
          <table:table-cell table:style-name="ce61" office:value-type="string">
            <text:p>{"urls":[{"expanded_url":"http://www.annatroberg.se/2013/03/07/regeringen-och-sd-agnar-sig-at-populistisk-rattssakerhetsminimalism/","indices":[100,122],"display_url":"annatroberg.se/2013/03/07/reg\u2026","url":"http://t.co/MaKE7KAC8n"}],"hashtags":[{"text":"svpol","indices":[123,129]},{"text":"pirat","indices":[130,136]}],"user_mentions":[{"id":18767830,"name":"Anna Troberg","indices":[3,15],"screen_name":"annatroberg","id_str":"18767830"}]}</text:p>
          </table:table-cell>
        </table:table-row>
        <table:table-row table:style-name="ro23">
          <table:table-cell table:style-name="ce58" office:value-type="string">
            <text:p>309601575901462528</text:p>
          </table:table-cell>
          <table:table-cell table:style-name="ce59" office:value-type="string">
            <text:p>SamNord</text:p>
          </table:table-cell>
          <table:table-cell table:style-name="ce59" office:value-type="string">
            <text:p>RT @annatroberg: Regeringen och SD ägnar sig åt populistisk rättssäkerhetsminimalism. Hej och hå... http://t.co/MaKE7KAC8n #svpol #pirat ...</text:p>
          </table:table-cell>
          <table:table-cell table:style-name="ce59" office:value-type="string">
            <text:p>Thu Mar 07 09:49:02 +0000 2013</text:p>
          </table:table-cell>
          <table:table-cell table:style-name="ce60" office:value-type="float" office:value="41340.409050925926">
            <text:p>3/7/2013 9:49:0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9822667">
            <text:p>29822667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797935590/sammy_webb_normal.png</text:p>
          </table:table-cell>
          <table:table-cell table:style-name="ce59" office:value-type="float" office:value="374">
            <text:p>374</text:p>
          </table:table-cell>
          <table:table-cell table:style-name="ce59" office:value-type="float" office:value="262">
            <text:p>26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amNord/statuses/309601575901462528</text:p>
          </table:table-cell>
          <table:table-cell table:style-name="ce61" office:value-type="string">
            <text:p>{"urls":[{"expanded_url":"http://www.annatroberg.se/2013/03/07/regeringen-och-sd-agnar-sig-at-populistisk-rattssakerhetsminimalism/","indices":[100,122],"display_url":"annatroberg.se/2013/03/07/reg\u2026","url":"http://t.co/MaKE7KAC8n"}],"hashtags":[{"text":"svpol","indices":[123,129]},{"text":"pirat","indices":[130,136]}],"user_mentions":[{"id":18767830,"name":"Anna Troberg","indices":[3,15],"screen_name":"annatroberg","id_str":"18767830"}]}</text:p>
          </table:table-cell>
        </table:table-row>
        <table:table-row table:style-name="ro21">
          <table:table-cell table:style-name="ce58" office:value-type="string">
            <text:p>309601051512807424</text:p>
          </table:table-cell>
          <table:table-cell table:style-name="ce59" office:value-type="string">
            <text:p>nilsmeinzer</text:p>
          </table:table-cell>
          <table:table-cell table:style-name="ce59" office:value-type="string">
            <text:p>@jan_ew das ist quatsch. Ich bin kein #Pirat, ich bin doch #Baptist. #Gerüchte # Ponader</text:p>
          </table:table-cell>
          <table:table-cell table:style-name="ce59" office:value-type="string">
            <text:p>Thu Mar 07 09:46:57 +0000 2013</text:p>
          </table:table-cell>
          <table:table-cell table:style-name="ce60" office:value-type="float" office:value="41340.40760416666">
            <text:p>3/7/2013 9:46:57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569267272">
            <text:p>569267272</text:p>
          </table:table-cell>
          <table:table-cell table:style-name="ce59" office:value-type="string">
            <text:p>jan_ew</text:p>
          </table:table-cell>
          <table:table-cell table:style-name="ce59" office:value-type="float" office:value="118736996">
            <text:p>118736996</text:p>
          </table:table-cell>
          <table:table-cell table:style-name="ce59" office:value-type="string">
            <text:p>309600503208243201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187595601/IMG-20120503-00212_normal.jpg</text:p>
          </table:table-cell>
          <table:table-cell table:style-name="ce59" office:value-type="float" office:value="143">
            <text:p>143</text:p>
          </table:table-cell>
          <table:table-cell table:style-name="ce59" office:value-type="float" office:value="259">
            <text:p>259</text:p>
          </table:table-cell>
          <table:table-cell table:style-name="ce59"/>
          <table:table-cell table:style-name="ce59" office:value-type="string">
            <text:p>http://twitter.com/nilsmeinzer/statuses/309601051512807424</text:p>
          </table:table-cell>
          <table:table-cell table:style-name="ce61" office:value-type="string">
            <text:p>{"urls":[],"hashtags":[{"text":"Pirat","indices":[38,44]},{"text":"Baptist","indices":[59,67]},{"text":"Gerüchte","indices":[69,78]}],"user_mentions":[{"id":569267272,"name":"Jan","indices":[0,7],"screen_name":"jan_ew","id_str":"569267272"}]}</text:p>
          </table:table-cell>
        </table:table-row>
        <table:table-row table:style-name="ro23">
          <table:table-cell table:style-name="ce58" office:value-type="string">
            <text:p>309599784434540544</text:p>
          </table:table-cell>
          <table:table-cell table:style-name="ce59" office:value-type="string">
            <text:p>BTG308</text:p>
          </table:table-cell>
          <table:table-cell table:style-name="ce59" office:value-type="string">
            <text:p>RT @annatroberg: Regeringen och SD ägnar sig åt populistisk rättssäkerhetsminimalism. Hej och hå... http://t.co/MaKE7KAC8n #svpol #pirat ...</text:p>
          </table:table-cell>
          <table:table-cell table:style-name="ce59" office:value-type="string">
            <text:p>Thu Mar 07 09:41:55 +0000 2013</text:p>
          </table:table-cell>
          <table:table-cell table:style-name="ce60" office:value-type="float" office:value="41340.4041087963">
            <text:p>3/7/2013 9:41:55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24234769">
            <text:p>124234769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429927451/Richie_normal.jpg</text:p>
          </table:table-cell>
          <table:table-cell table:style-name="ce59" office:value-type="float" office:value="206">
            <text:p>206</text:p>
          </table:table-cell>
          <table:table-cell table:style-name="ce59" office:value-type="float" office:value="208">
            <text:p>20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TG308/statuses/309599784434540544</text:p>
          </table:table-cell>
          <table:table-cell table:style-name="ce61" office:value-type="string">
            <text:p>{"urls":[{"expanded_url":"http://www.annatroberg.se/2013/03/07/regeringen-och-sd-agnar-sig-at-populistisk-rattssakerhetsminimalism/","indices":[100,122],"display_url":"annatroberg.se/2013/03/07/reg\u2026","url":"http://t.co/MaKE7KAC8n"}],"hashtags":[{"text":"svpol","indices":[123,129]},{"text":"pirat","indices":[130,136]}],"user_mentions":[{"id":18767830,"name":"Anna Troberg","indices":[3,15],"screen_name":"annatroberg","id_str":"18767830"}]}</text:p>
          </table:table-cell>
        </table:table-row>
        <table:table-row table:style-name="ro20">
          <table:table-cell table:style-name="ce58" office:value-type="string">
            <text:p>309586889994805248</text:p>
          </table:table-cell>
          <table:table-cell table:style-name="ce59" office:value-type="string">
            <text:p>flying_ah</text:p>
          </table:table-cell>
          <table:table-cell table:style-name="ce59" office:value-type="string">
            <text:p>RT @Wahlen_2013: Der Problem-#Pirat geht von Bord: Geschäftsführer und Reizfigur #Ponader will nicht mehr für den Vorstand kandidieren
h ...</text:p>
          </table:table-cell>
          <table:table-cell table:style-name="ce59" office:value-type="string">
            <text:p>Thu Mar 07 08:50:41 +0000 2013</text:p>
          </table:table-cell>
          <table:table-cell table:style-name="ce60" office:value-type="float" office:value="41340.36853009259">
            <text:p>3/7/2013 8:50:4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2603865">
            <text:p>22603865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629978166/a00124784570d627e1a9e4bcbfe61789_normal.jpeg</text:p>
          </table:table-cell>
          <table:table-cell table:style-name="ce59" office:value-type="float" office:value="72">
            <text:p>72</text:p>
          </table:table-cell>
          <table:table-cell table:style-name="ce59" office:value-type="float" office:value="235">
            <text:p>235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flying_ah/statuses/309586889994805248</text:p>
          </table:table-cell>
          <table:table-cell table:style-name="ce61" office:value-type="string">
            <text:p>{"urls":[],"hashtags":[{"text":"Pirat","indices":[29,35]},{"text":"Ponader","indices":[81,89]}],"user_mentions":[{"id":1109641890,"name":"Kampf ums Kanzleramt","indices":[3,15],"screen_name":"Wahlen_2013","id_str":"1109641890"}]}</text:p>
          </table:table-cell>
        </table:table-row>
        <table:table-row table:style-name="ro23">
          <table:table-cell table:style-name="ce58" office:value-type="string">
            <text:p>309586203928305664</text:p>
          </table:table-cell>
          <table:table-cell table:style-name="ce59" office:value-type="string">
            <text:p>Wahlen_2013</text:p>
          </table:table-cell>
          <table:table-cell table:style-name="ce59" office:value-type="string">
            <text:p>Der Problem-#Pirat geht von Bord: Geschäftsführer und Reizfigur #Ponader will nicht mehr für den Vorstand kandidieren
http://t.co/ShF7vsT86t</text:p>
          </table:table-cell>
          <table:table-cell table:style-name="ce59" office:value-type="string">
            <text:p>Thu Mar 07 08:47:57 +0000 2013</text:p>
          </table:table-cell>
          <table:table-cell table:style-name="ce60" office:value-type="float" office:value="41340.366631944446">
            <text:p>3/7/2013 8:47:5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109641890">
            <text:p>110964189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324484083/e0931a4565c93f381907fbb1e090320c_normal.jpeg</text:p>
          </table:table-cell>
          <table:table-cell table:style-name="ce59" office:value-type="float" office:value="9">
            <text:p>9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-36000">
            <text:p>-36000</text:p>
          </table:table-cell>
          <table:table-cell table:style-name="ce59" office:value-type="string">
            <text:p>http://twitter.com/Wahlen_2013/statuses/309586203928305664</text:p>
          </table:table-cell>
          <table:table-cell table:style-name="ce61" office:value-type="string">
            <text:p>{"urls":[{"expanded_url":"http://bit.ly/ZsJS80","indices":[118,140],"display_url":"bit.ly/ZsJS80","url":"http://t.co/ShF7vsT86t"}],"hashtags":[{"text":"Pirat","indices":[12,18]},{"text":"Ponader","indices":[64,72]}],"user_mentions":[]}</text:p>
          </table:table-cell>
        </table:table-row>
        <table:table-row table:style-name="ro23">
          <table:table-cell table:style-name="ce58" office:value-type="string">
            <text:p>309574981224902657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RT @piratenparteiat: Das sind die besseren Fragen, über die ihr heute um 16.30 am Wiener Stephansplatz abstimmen könnt: http://t.co/0SkC ...</text:p>
          </table:table-cell>
          <table:table-cell table:style-name="ce59" office:value-type="string">
            <text:p>Thu Mar 07 08:03:21 +0000 2013</text:p>
          </table:table-cell>
          <table:table-cell table:style-name="ce60" office:value-type="float" office:value="41340.33565972222">
            <text:p>3/7/2013 8:03:21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63647843">
            <text:p>26364784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72">
            <text:p>372</text:p>
          </table:table-cell>
          <table:table-cell table:style-name="ce59" office:value-type="float" office:value="737">
            <text:p>73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9574981224902657</text:p>
          </table:table-cell>
          <table:table-cell table:style-name="ce61" office:value-type="string">
            <text:p>{"urls":[],"hashtags":[],"user_mentions":[{"id":43325643,"name":"Piratenpartei","indices":[3,19],"screen_name":"piratenparteiat","id_str":"43325643"}]}</text:p>
          </table:table-cell>
        </table:table-row>
        <table:table-row table:style-name="ro20">
          <table:table-cell table:style-name="ce58" office:value-type="string">
            <text:p>309565868961042436</text:p>
          </table:table-cell>
          <table:table-cell table:style-name="ce59" office:value-type="string">
            <text:p>Piratenmaps</text:p>
          </table:table-cell>
          <table:table-cell table:style-name="ce59" office:value-type="string">
            <text:p>RT @hb_join: Danke, lieber @JohannesPonader Jetzt bin ich überrascht+gerührt, und ich freue mich sehr, dass Du ein aktiver #Pirat bleibs ...</text:p>
          </table:table-cell>
          <table:table-cell table:style-name="ce59" office:value-type="string">
            <text:p>Thu Mar 07 07:27:09 +0000 2013</text:p>
          </table:table-cell>
          <table:table-cell table:style-name="ce60" office:value-type="float" office:value="41340.31052083333">
            <text:p>3/7/2013 7:27:0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49334201">
            <text:p>14933420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941609128/avatar99_normal.png</text:p>
          </table:table-cell>
          <table:table-cell table:style-name="ce59" office:value-type="float" office:value="266">
            <text:p>266</text:p>
          </table:table-cell>
          <table:table-cell table:style-name="ce59" office:value-type="float" office:value="252">
            <text:p>25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iratenmaps/statuses/309565868961042436</text:p>
          </table:table-cell>
          <table:table-cell table:style-name="ce61" office:value-type="string">
            <text:p>{"urls":[],"hashtags":[{"text":"Pirat","indices":[123,129]}],"user_mentions":[{"id":567953103,"name":"Bachpirat","indices":[3,11],"screen_name":"hb_join","id_str":"567953103"},{"id":54545980,"name":"Johannes Ponader","indices":[27,43],"screen_name":"JohannesPonader","id_str":"54545980"}]}</text:p>
          </table:table-cell>
        </table:table-row>
        <table:table-row table:style-name="ro20">
          <table:table-cell table:style-name="ce58" office:value-type="string">
            <text:p>309565127491997696</text:p>
          </table:table-cell>
          <table:table-cell table:style-name="ce59" office:value-type="string">
            <text:p>DieHofnaerrin</text:p>
          </table:table-cell>
          <table:table-cell table:style-name="ce59" office:value-type="string">
            <text:p>RT @hb_join: Danke, lieber @JohannesPonader Jetzt bin ich überrascht+gerührt, und ich freue mich sehr, dass Du ein aktiver #Pirat bleibs ...</text:p>
          </table:table-cell>
          <table:table-cell table:style-name="ce59" office:value-type="string">
            <text:p>Thu Mar 07 07:24:12 +0000 2013</text:p>
          </table:table-cell>
          <table:table-cell table:style-name="ce60" office:value-type="float" office:value="41340.30847222222">
            <text:p>3/7/2013 7:24:1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718541060">
            <text:p>71854106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969193082/04eb69a437de64b1a0ef977258afd2e7_normal.jpeg</text:p>
          </table:table-cell>
          <table:table-cell table:style-name="ce59" office:value-type="float" office:value="81">
            <text:p>81</text:p>
          </table:table-cell>
          <table:table-cell table:style-name="ce59" office:value-type="float" office:value="231">
            <text:p>231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DieHofnaerrin/statuses/309565127491997696</text:p>
          </table:table-cell>
          <table:table-cell table:style-name="ce61" office:value-type="string">
            <text:p>{"urls":[],"hashtags":[{"text":"Pirat","indices":[123,129]}],"user_mentions":[{"id":567953103,"name":"Bachpirat","indices":[3,11],"screen_name":"hb_join","id_str":"567953103"},{"id":54545980,"name":"Johannes Ponader","indices":[27,43],"screen_name":"JohannesPonader","id_str":"54545980"}]}</text:p>
          </table:table-cell>
        </table:table-row>
        <table:table-row table:style-name="ro23">
          <table:table-cell table:style-name="ce58" office:value-type="string">
            <text:p>309560102455746562</text:p>
          </table:table-cell>
          <table:table-cell table:style-name="ce59" office:value-type="string">
            <text:p>future_is_NOW__</text:p>
          </table:table-cell>
          <table:table-cell table:style-name="ce59" office:value-type="string">
            <text:p>RT @piratenparteiat: Das sind die besseren Fragen, über die ihr heute um 16.30 am Wiener Stephansplatz abstimmen könnt: http://t.co/0SkC ...</text:p>
          </table:table-cell>
          <table:table-cell table:style-name="ce59" office:value-type="string">
            <text:p>Thu Mar 07 07:04:14 +0000 2013</text:p>
          </table:table-cell>
          <table:table-cell table:style-name="ce60" office:value-type="float" office:value="41340.29460648148">
            <text:p>3/7/2013 7:04:1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225556226">
            <text:p>1225556226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3316204941/fe485c7a9d40bcd936f28b34cc2510f0_normal.png</text:p>
          </table:table-cell>
          <table:table-cell table:style-name="ce59" office:value-type="float" office:value="503">
            <text:p>503</text:p>
          </table:table-cell>
          <table:table-cell table:style-name="ce59" office:value-type="float" office:value="752">
            <text:p>752</text:p>
          </table:table-cell>
          <table:table-cell table:style-name="ce59"/>
          <table:table-cell table:style-name="ce59" office:value-type="string">
            <text:p>http://twitter.com/future_is_NOW__/statuses/309560102455746562</text:p>
          </table:table-cell>
          <table:table-cell table:style-name="ce61" office:value-type="string">
            <text:p>{"urls":[],"hashtags":[],"user_mentions":[{"id":43325643,"name":"Piratenpartei","indices":[3,19],"screen_name":"piratenparteiat","id_str":"43325643"}]}</text:p>
          </table:table-cell>
        </table:table-row>
        <table:table-row table:style-name="ro23">
          <table:table-cell table:style-name="ce58" office:value-type="string">
            <text:p>309559943390969856</text:p>
          </table:table-cell>
          <table:table-cell table:style-name="ce59" office:value-type="string">
            <text:p>leyrer</text:p>
          </table:table-cell>
          <table:table-cell table:style-name="ce59" office:value-type="string">
            <text:p>RT @piratenparteiat: Das sind die besseren Fragen, über die ihr heute um 16.30 am Wiener Stephansplatz abstimmen könnt: http://t.co/0SkC ...</text:p>
          </table:table-cell>
          <table:table-cell table:style-name="ce59" office:value-type="string">
            <text:p>Thu Mar 07 07:03:36 +0000 2013</text:p>
          </table:table-cell>
          <table:table-cell table:style-name="ce60" office:value-type="float" office:value="41340.29416666667">
            <text:p>3/7/2013 7:03:36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3192451">
            <text:p>3192451</text:p>
          </table:table-cell>
          <table:table-cell table:style-name="ce59"/>
          <table:table-cell table:style-name="ce61" office:value-type="string">
            <text:p>&lt;a href="http://twicca.r246.jp/" rel="nofollow"&gt;twicca&lt;/a&gt;</text:p>
          </table:table-cell>
          <table:table-cell table:style-name="ce61" office:value-type="string">
            <text:p>http://a0.twimg.com/profile_images/3006543012/2cee58f5993600c2f3abf0e411508b6b_normal.png</text:p>
          </table:table-cell>
          <table:table-cell table:style-name="ce59" office:value-type="float" office:value="2005">
            <text:p>2005</text:p>
          </table:table-cell>
          <table:table-cell table:style-name="ce59" office:value-type="float" office:value="2131">
            <text:p>213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leyrer/statuses/309559943390969856</text:p>
          </table:table-cell>
          <table:table-cell table:style-name="ce61" office:value-type="string">
            <text:p>{"urls":[],"hashtags":[],"user_mentions":[{"id":43325643,"name":"Piratenpartei","indices":[3,19],"screen_name":"piratenparteiat","id_str":"43325643"}]}</text:p>
          </table:table-cell>
        </table:table-row>
        <table:table-row table:style-name="ro20">
          <table:table-cell table:style-name="ce58" office:value-type="string">
            <text:p>309454921042911232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RT @HariLi: Neuer Blogartikel: Diskussion: "Wovon sollen Künstler leben?" http://t.co/hpo8DiBhvx @piratenparteiat #kunstleben #kunsthatr ...</text:p>
          </table:table-cell>
          <table:table-cell table:style-name="ce59" office:value-type="string">
            <text:p>Thu Mar 07 00:06:17 +0000 2013</text:p>
          </table:table-cell>
          <table:table-cell table:style-name="ce60" office:value-type="float" office:value="41340.00436342593">
            <text:p>3/7/2013 0:06:17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63647843">
            <text:p>263647843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72">
            <text:p>372</text:p>
          </table:table-cell>
          <table:table-cell table:style-name="ce59" office:value-type="float" office:value="736">
            <text:p>73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9454921042911232</text:p>
          </table:table-cell>
          <table:table-cell table:style-name="ce61" office:value-type="string">
            <text:p>{"urls":[{"expanded_url":"http://wp.me/p3br2I-3J","indices":[74,96],"display_url":"wp.me/p3br2I-3J","url":"http://t.co/hpo8DiBhvx"}],"hashtags":[{"text":"kunstleben","indices":[114,125]},{"text":"kunsthatr","indices":[126,136]}],"user_mentions":[{"id":1151706787,"name":"Hari Li Hazelnut","indices":[3,10],"screen_name":"HariLi","id_str":"1151706787"},{"id":43325643,"name":"Piratenpartei","indices":[97,113],"screen_name":"piratenparteiat","id_str":"43325643"}]}</text:p>
          </table:table-cell>
        </table:table-row>
        <table:table-row table:style-name="ro23">
          <table:table-cell table:style-name="ce58" office:value-type="string">
            <text:p>309453418550927360</text:p>
          </table:table-cell>
          <table:table-cell table:style-name="ce59" office:value-type="string">
            <text:p>Msprisita</text:p>
          </table:table-cell>
          <table:table-cell table:style-name="ce59" office:value-type="string">
            <text:p>@BrahtoL @AJenny93 @Valexm jaja a ese #be solo una vez eh ido a #pirat's debs en cuand y  #moods casi siempre mi lugar prefe es @club_broder</text:p>
          </table:table-cell>
          <table:table-cell table:style-name="ce59" office:value-type="string">
            <text:p>Thu Mar 07 00:00:19 +0000 2013</text:p>
          </table:table-cell>
          <table:table-cell table:style-name="ce60" office:value-type="float" office:value="41340.00021990741">
            <text:p>3/7/2013 0:00:19</text:p>
          </table:table-cell>
          <table:table-cell table:style-name="ce59"/>
          <table:table-cell table:style-name="ce59" office:value-type="string">
            <text:p>es</text:p>
          </table:table-cell>
          <table:table-cell table:style-name="ce59" office:value-type="float" office:value="314704091">
            <text:p>314704091</text:p>
          </table:table-cell>
          <table:table-cell table:style-name="ce59" office:value-type="string">
            <text:p>BrahtoL</text:p>
          </table:table-cell>
          <table:table-cell table:style-name="ce59" office:value-type="float" office:value="197634171">
            <text:p>197634171</text:p>
          </table:table-cell>
          <table:table-cell table:style-name="ce59"/>
          <table:table-cell table:style-name="ce61" office:value-type="string">
            <text:p>&lt;a href="http://twitter.com/devices" rel="nofollow"&gt;txt&lt;/a&gt;</text:p>
          </table:table-cell>
          <table:table-cell table:style-name="ce61" office:value-type="string">
            <text:p>http://a0.twimg.com/profile_images/3335820248/b26395e881a42d84f892772e385e15aa_normal.jpeg</text:p>
          </table:table-cell>
          <table:table-cell table:style-name="ce59" office:value-type="float" office:value="237">
            <text:p>237</text:p>
          </table:table-cell>
          <table:table-cell table:style-name="ce59" office:value-type="float" office:value="350">
            <text:p>350</text:p>
          </table:table-cell>
          <table:table-cell table:style-name="ce59" office:value-type="float" office:value="-25200">
            <text:p>-25200</text:p>
          </table:table-cell>
          <table:table-cell table:style-name="ce59" office:value-type="string">
            <text:p>http://twitter.com/Msprisita/statuses/309453418550927360</text:p>
          </table:table-cell>
          <table:table-cell table:style-name="ce61" office:value-type="string">
            <text:p>{"urls":[],"hashtags":[{"text":"be","indices":[38,41]},{"text":"pirat","indices":[64,70]},{"text":"moods","indices":[90,96]}],"user_mentions":[{"id":314704091,"name":"4∑VERå∫☉TH 2.0","indices":[0,8],"screen_name":"BrahtoL","id_str":"314704091"},{"id":434505504,"name":"Little  J  ღ  ","indices":[9,18],"screen_name":"AJenny93","id_str":"434505504"},{"id":323542112,"name":"Alex","indices":[19,26],"screen_name":"Valexm","id_str":"323542112"},{"id":443117162,"name":"Club_Broder","indices":[128,140],"screen_name":"Club_Broder","id_str":"443117162"}]}</text:p>
          </table:table-cell>
        </table:table-row>
        <table:table-row table:style-name="ro20">
          <table:table-cell table:style-name="ce58" office:value-type="string">
            <text:p>309450694761537537</text:p>
          </table:table-cell>
          <table:table-cell table:style-name="ce59" office:value-type="string">
            <text:p>werquer</text:p>
          </table:table-cell>
          <table:table-cell table:style-name="ce59" office:value-type="string">
            <text:p>RT @HariLi: Neuer Blogartikel: Diskussion: "Wovon sollen Künstler leben?" http://t.co/hpo8DiBhvx @piratenparteiat #kunstleben #kunsthatr ...</text:p>
          </table:table-cell>
          <table:table-cell table:style-name="ce59" office:value-type="string">
            <text:p>Wed Mar 06 23:49:29 +0000 2013</text:p>
          </table:table-cell>
          <table:table-cell table:style-name="ce60" office:value-type="float" office:value="41339.992696759255">
            <text:p>3/6/2013 23:49:29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30200764">
            <text:p>30200764</text:p>
          </table:table-cell>
          <table:table-cell table:style-name="ce59"/>
          <table:table-cell table:style-name="ce61" office:value-type="string">
            <text:p>&lt;a href="http://blackberry.com/twitter" rel="nofollow"&gt;Twitter for BlackBerry®&lt;/a&gt;</text:p>
          </table:table-cell>
          <table:table-cell table:style-name="ce61" office:value-type="string">
            <text:p>http://a0.twimg.com/profile_images/3228674316/34e8002eab94b4fc680e23871358a90a_normal.jpeg</text:p>
          </table:table-cell>
          <table:table-cell table:style-name="ce59" office:value-type="float" office:value="1153">
            <text:p>1153</text:p>
          </table:table-cell>
          <table:table-cell table:style-name="ce59" office:value-type="float" office:value="766">
            <text:p>766</text:p>
          </table:table-cell>
          <table:table-cell table:style-name="ce59" office:value-type="float" office:value="12600">
            <text:p>12600</text:p>
          </table:table-cell>
          <table:table-cell table:style-name="ce59" office:value-type="string">
            <text:p>http://twitter.com/werquer/statuses/309450694761537537</text:p>
          </table:table-cell>
          <table:table-cell table:style-name="ce61" office:value-type="string">
            <text:p>{"urls":[{"expanded_url":"http://wp.me/p3br2I-3J","indices":[74,96],"display_url":"wp.me/p3br2I-3J","url":"http://t.co/hpo8DiBhvx"}],"hashtags":[{"text":"kunstleben","indices":[114,125]},{"text":"kunsthatr","indices":[126,136]}],"user_mentions":[{"id":1151706787,"name":"Hari Li Hazelnut","indices":[3,10],"screen_name":"HariLi","id_str":"1151706787"},{"id":43325643,"name":"Piratenpartei","indices":[97,113],"screen_name":"piratenparteiat","id_str":"43325643"}]}</text:p>
          </table:table-cell>
        </table:table-row>
        <table:table-row table:style-name="ro22">
          <table:table-cell table:style-name="ce58" office:value-type="string">
            <text:p>309450071324381184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.@RafaelBuchegger Wir #PIRAT|en hätten inzwischen Inhalte und Sachpolitik anzubieten … ;) #PPat /CC @PiratenparteiAT</text:p>
          </table:table-cell>
          <table:table-cell table:style-name="ce59" office:value-type="string">
            <text:p>Wed Mar 06 23:47:00 +0000 2013</text:p>
          </table:table-cell>
          <table:table-cell table:style-name="ce60" office:value-type="float" office:value="41339.99097222222">
            <text:p>3/6/2013 23:47:00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4422253">
            <text:p>14422253</text:p>
          </table:table-cell>
          <table:table-cell table:style-name="ce59" office:value-type="string">
            <text:p>RafaelBuchegger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09441575300255744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72">
            <text:p>372</text:p>
          </table:table-cell>
          <table:table-cell table:style-name="ce59" office:value-type="float" office:value="736">
            <text:p>73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9450071324381184</text:p>
          </table:table-cell>
          <table:table-cell table:style-name="ce61" office:value-type="string">
            <text:p>{"urls":[],"hashtags":[{"text":"PIRAT","indices":[22,28]},{"text":"PPat","indices":[90,95]}],"user_mentions":[{"id":14422253,"name":"Rafael Buchegger","indices":[1,17],"screen_name":"RafaelBuchegger","id_str":"14422253"},{"id":43325643,"name":"Piratenpartei","indices":[100,116],"screen_name":"piratenparteiat","id_str":"43325643"}]}</text:p>
          </table:table-cell>
        </table:table-row>
        <table:table-row table:style-name="ro20">
          <table:table-cell table:style-name="ce58" office:value-type="string">
            <text:p>309448724466257922</text:p>
          </table:table-cell>
          <table:table-cell table:style-name="ce59" office:value-type="string">
            <text:p>Andreas__Nagel</text:p>
          </table:table-cell>
          <table:table-cell table:style-name="ce59" office:value-type="string">
            <text:p>RT @hb_join: Danke, lieber @JohannesPonader Jetzt bin ich überrascht+gerührt, und ich freue mich sehr, dass Du ein aktiver #Pirat bleibs ...</text:p>
          </table:table-cell>
          <table:table-cell table:style-name="ce59" office:value-type="string">
            <text:p>Wed Mar 06 23:41:39 +0000 2013</text:p>
          </table:table-cell>
          <table:table-cell table:style-name="ce60" office:value-type="float" office:value="41339.98725694444">
            <text:p>3/6/2013 23:41:3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902633383">
            <text:p>90263338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760240424/41844e41cf5df9c15f7bc8f25f1b684b_normal.jpeg</text:p>
          </table:table-cell>
          <table:table-cell table:style-name="ce59" office:value-type="float" office:value="155">
            <text:p>155</text:p>
          </table:table-cell>
          <table:table-cell table:style-name="ce59" office:value-type="float" office:value="354">
            <text:p>35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Andreas__Nagel/statuses/309448724466257922</text:p>
          </table:table-cell>
          <table:table-cell table:style-name="ce61" office:value-type="string">
            <text:p>{"urls":[],"hashtags":[{"text":"Pirat","indices":[123,129]}],"user_mentions":[{"id":567953103,"name":"Bachpirat","indices":[3,11],"screen_name":"hb_join","id_str":"567953103"},{"id":54545980,"name":"Johannes Ponader","indices":[27,43],"screen_name":"JohannesPonader","id_str":"54545980"}]}</text:p>
          </table:table-cell>
        </table:table-row>
        <table:table-row table:style-name="ro23">
          <table:table-cell table:style-name="ce58" office:value-type="string">
            <text:p>309436127205531648</text:p>
          </table:table-cell>
          <table:table-cell table:style-name="ce59" office:value-type="string">
            <text:p>piratenparteiat</text:p>
          </table:table-cell>
          <table:table-cell table:style-name="ce59" office:value-type="string">
            <text:p>@piratenparteiat (Hoppla, das war nicht verständlich nacherzählt. Ergänzung: "…Abends, davor muss man arbeiten gehen!")</text:p>
          </table:table-cell>
          <table:table-cell table:style-name="ce59" office:value-type="string">
            <text:p>Wed Mar 06 22:51:36 +0000 2013</text:p>
          </table:table-cell>
          <table:table-cell table:style-name="ce60" office:value-type="float" office:value="41339.9525">
            <text:p>3/6/2013 22:51:36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43325643">
            <text:p>43325643</text:p>
          </table:table-cell>
          <table:table-cell table:style-name="ce59" office:value-type="string">
            <text:p>piratenparteiat</text:p>
          </table:table-cell>
          <table:table-cell table:style-name="ce59" office:value-type="float" office:value="43325643">
            <text:p>43325643</text:p>
          </table:table-cell>
          <table:table-cell table:style-name="ce59" office:value-type="string">
            <text:p>309374769827049473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3153408190/3121bb60c48ca8992124aa9373a0a66a_normal.jpeg</text:p>
          </table:table-cell>
          <table:table-cell table:style-name="ce59" office:value-type="float" office:value="3063">
            <text:p>3063</text:p>
          </table:table-cell>
          <table:table-cell table:style-name="ce59" office:value-type="float" office:value="1229">
            <text:p>122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iratenparteiat/statuses/309436127205531648</text:p>
          </table:table-cell>
          <table:table-cell table:style-name="ce61" office:value-type="string">
            <text:p>{"urls":[],"hashtags":[],"user_mentions":[{"id":43325643,"name":"Piratenpartei","indices":[0,16],"screen_name":"piratenparteiat","id_str":"43325643"}]}</text:p>
          </table:table-cell>
        </table:table-row>
        <table:table-row table:style-name="ro21">
          <table:table-cell table:style-name="ce58" office:value-type="string">
            <text:p>309434652362407937</text:p>
          </table:table-cell>
          <table:table-cell table:style-name="ce59" office:value-type="string">
            <text:p>EIPresidente</text:p>
          </table:table-cell>
          <table:table-cell table:style-name="ce59" office:value-type="string">
            <text:p>18:00-23:45 Uhr Marathon-Mumblesitzung mit den #Pirat|en "#Kandidatengrillen"</text:p>
          </table:table-cell>
          <table:table-cell table:style-name="ce59" office:value-type="string">
            <text:p>Wed Mar 06 22:45:44 +0000 2013</text:p>
          </table:table-cell>
          <table:table-cell table:style-name="ce60" office:value-type="float" office:value="41339.948425925926">
            <text:p>3/6/2013 22:45:4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623599151">
            <text:p>62359915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772530598/62c409d26aeb42664a92e6107b1b5732_normal.jpeg</text:p>
          </table:table-cell>
          <table:table-cell table:style-name="ce59" office:value-type="float" office:value="63">
            <text:p>63</text:p>
          </table:table-cell>
          <table:table-cell table:style-name="ce59" office:value-type="float" office:value="114">
            <text:p>114</text:p>
          </table:table-cell>
          <table:table-cell table:style-name="ce59"/>
          <table:table-cell table:style-name="ce59" office:value-type="string">
            <text:p>http://twitter.com/EIPresidente/statuses/309434652362407937</text:p>
          </table:table-cell>
          <table:table-cell table:style-name="ce61" office:value-type="string">
            <text:p>{"urls":[],"hashtags":[{"text":"Pirat","indices":[47,53]},{"text":"Kandidatengrillen","indices":[58,76]}],"user_mentions":[]}</text:p>
          </table:table-cell>
        </table:table-row>
        <table:table-row table:style-name="ro23">
          <table:table-cell table:style-name="ce58" office:value-type="string">
            <text:p>309434646909812737</text:p>
          </table:table-cell>
          <table:table-cell table:style-name="ce59" office:value-type="string">
            <text:p>future_is_NOW__</text:p>
          </table:table-cell>
          <table:table-cell table:style-name="ce59" office:value-type="string">
            <text:p>RT @Vilinthril: Die Kampagne http://t.co/UT4X4LKoKL der @PiratenparteiAT zur Wiener Volksbefragung im @derStandardat: http://t.co/AaX1VQ ...</text:p>
          </table:table-cell>
          <table:table-cell table:style-name="ce59" office:value-type="string">
            <text:p>Wed Mar 06 22:45:43 +0000 2013</text:p>
          </table:table-cell>
          <table:table-cell table:style-name="ce60" office:value-type="float" office:value="41339.94841435185">
            <text:p>3/6/2013 22:45:4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225556226">
            <text:p>1225556226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3316204941/fe485c7a9d40bcd936f28b34cc2510f0_normal.png</text:p>
          </table:table-cell>
          <table:table-cell table:style-name="ce59" office:value-type="float" office:value="460">
            <text:p>460</text:p>
          </table:table-cell>
          <table:table-cell table:style-name="ce59" office:value-type="float" office:value="724">
            <text:p>724</text:p>
          </table:table-cell>
          <table:table-cell table:style-name="ce59"/>
          <table:table-cell table:style-name="ce59" office:value-type="string">
            <text:p>http://twitter.com/future_is_NOW__/statuses/309434646909812737</text:p>
          </table:table-cell>
          <table:table-cell table:style-name="ce61" office:value-type="string">
            <text:p>{"urls":[{"expanded_url":"http://www.bessereFragen.at","indices":[29,51],"display_url":"bessereFragen.at","url":"http://t.co/UT4X4LKoKL"}],"hashtags":[],"user_mentions":[{"id":263647843,"name":"LukasDanielKlausner","indices":[3,14],"screen_name":"Vilinthril","id_str":"263647843"},{"id":43325643,"name":"Piratenpartei","indices":[56,72],"screen_name":"piratenparteiat","id_str":"43325643"},{"id":23085695,"name":"derStandard.at","indices":[102,116],"screen_name":"derStandardat","id_str":"23085695"}]}</text:p>
          </table:table-cell>
        </table:table-row>
        <table:table-row table:style-name="ro23">
          <table:table-cell table:style-name="ce58" office:value-type="string">
            <text:p>309434085401587713</text:p>
          </table:table-cell>
          <table:table-cell table:style-name="ce59" office:value-type="string">
            <text:p>piratenparteiat</text:p>
          </table:table-cell>
          <table:table-cell table:style-name="ce59" office:value-type="string">
            <text:p>RT @Vilinthril: Die Kampagne http://t.co/UT4X4LKoKL der @PiratenparteiAT zur Wiener Volksbefragung im @derStandardat: http://t.co/AaX1VQ ...</text:p>
          </table:table-cell>
          <table:table-cell table:style-name="ce59" office:value-type="string">
            <text:p>Wed Mar 06 22:43:29 +0000 2013</text:p>
          </table:table-cell>
          <table:table-cell table:style-name="ce60" office:value-type="float" office:value="41339.946863425925">
            <text:p>3/6/2013 22:43:2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3325643">
            <text:p>43325643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3153408190/3121bb60c48ca8992124aa9373a0a66a_normal.jpeg</text:p>
          </table:table-cell>
          <table:table-cell table:style-name="ce59" office:value-type="float" office:value="3063">
            <text:p>3063</text:p>
          </table:table-cell>
          <table:table-cell table:style-name="ce59" office:value-type="float" office:value="1229">
            <text:p>122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iratenparteiat/statuses/309434085401587713</text:p>
          </table:table-cell>
          <table:table-cell table:style-name="ce61" office:value-type="string">
            <text:p>{"urls":[{"expanded_url":"http://www.bessereFragen.at","indices":[29,51],"display_url":"bessereFragen.at","url":"http://t.co/UT4X4LKoKL"}],"hashtags":[],"user_mentions":[{"id":263647843,"name":"LukasDanielKlausner","indices":[3,14],"screen_name":"Vilinthril","id_str":"263647843"},{"id":43325643,"name":"Piratenpartei","indices":[56,72],"screen_name":"piratenparteiat","id_str":"43325643"},{"id":23085695,"name":"derStandard.at","indices":[102,116],"screen_name":"derStandardat","id_str":"23085695"}]}</text:p>
          </table:table-cell>
        </table:table-row>
        <table:table-row table:style-name="ro20">
          <table:table-cell table:style-name="ce58" office:value-type="string">
            <text:p>309433201833680896</text:p>
          </table:table-cell>
          <table:table-cell table:style-name="ce59" office:value-type="string">
            <text:p>DudeMinds</text:p>
          </table:table-cell>
          <table:table-cell table:style-name="ce59" office:value-type="string">
            <text:p>RT @herrconin: Gute Idee: RT @flecky1982: Können wir nicht einfach die @ag_schnittchen in Bundesvorstand umbenennen - und fertig? #pirat ...</text:p>
          </table:table-cell>
          <table:table-cell table:style-name="ce59" office:value-type="string">
            <text:p>Wed Mar 06 22:39:58 +0000 2013</text:p>
          </table:table-cell>
          <table:table-cell table:style-name="ce60" office:value-type="float" office:value="41339.94442129629">
            <text:p>3/6/2013 22:39:58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18037081">
            <text:p>118037081</text:p>
          </table:table-cell>
          <table:table-cell table:style-name="ce59"/>
          <table:table-cell table:style-name="ce61" office:value-type="string">
            <text:p>&lt;a href="http://hotot.org" rel="nofollow"&gt;Hotot&lt;/a&gt;</text:p>
          </table:table-cell>
          <table:table-cell table:style-name="ce61" office:value-type="string">
            <text:p>http://a0.twimg.com/profile_images/3112119130/37ef1e79a117c59a2547ea5155113f79_normal.jpeg</text:p>
          </table:table-cell>
          <table:table-cell table:style-name="ce59" office:value-type="float" office:value="600">
            <text:p>600</text:p>
          </table:table-cell>
          <table:table-cell table:style-name="ce59" office:value-type="float" office:value="421">
            <text:p>42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DudeMinds/statuses/309433201833680896</text:p>
          </table:table-cell>
          <table:table-cell table:style-name="ce61" office:value-type="string">
            <text:p>{"urls":[],"hashtags":[{"text":"pirat","indices":[130,136]}],"user_mentions":[{"id":205281883,"name":"Robert Conin","indices":[3,13],"screen_name":"herrconin","id_str":"205281883"},{"id":16810267,"name":"Nicolai Fleckenstein","indices":[29,40],"screen_name":"flecky1982","id_str":"16810267"},{"id":86331847,"name":"AG Schnittchen NRW","indices":[71,86],"screen_name":"ag_schnittchen","id_str":"86331847"}]}</text:p>
          </table:table-cell>
        </table:table-row>
        <table:table-row table:style-name="ro20">
          <table:table-cell table:style-name="ce58" office:value-type="string">
            <text:p>309433128928280576</text:p>
          </table:table-cell>
          <table:table-cell table:style-name="ce59" office:value-type="string">
            <text:p>Demon81</text:p>
          </table:table-cell>
          <table:table-cell table:style-name="ce59" office:value-type="string">
            <text:p>RT @herrconin: Gute Idee: RT @flecky1982: Können wir nicht einfach die @ag_schnittchen in Bundesvorstand umbenennen - und fertig? #pirat ...</text:p>
          </table:table-cell>
          <table:table-cell table:style-name="ce59" office:value-type="string">
            <text:p>Wed Mar 06 22:39:41 +0000 2013</text:p>
          </table:table-cell>
          <table:table-cell table:style-name="ce60" office:value-type="float" office:value="41339.94422453704">
            <text:p>3/6/2013 22:39:4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0868505">
            <text:p>20868505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3306405842/9b13b3db412af29bfd3f05a593e5ef4f_normal.jpeg</text:p>
          </table:table-cell>
          <table:table-cell table:style-name="ce59" office:value-type="float" office:value="548">
            <text:p>548</text:p>
          </table:table-cell>
          <table:table-cell table:style-name="ce59" office:value-type="float" office:value="669">
            <text:p>66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Demon81/statuses/309433128928280576</text:p>
          </table:table-cell>
          <table:table-cell table:style-name="ce61" office:value-type="string">
            <text:p>{"urls":[],"hashtags":[{"text":"pirat","indices":[130,136]}],"user_mentions":[{"id":205281883,"name":"Robert Conin","indices":[3,13],"screen_name":"herrconin","id_str":"205281883"},{"id":16810267,"name":"Nicolai Fleckenstein","indices":[29,40],"screen_name":"flecky1982","id_str":"16810267"},{"id":86331847,"name":"AG Schnittchen NRW","indices":[71,86],"screen_name":"ag_schnittchen","id_str":"86331847"}]}</text:p>
          </table:table-cell>
        </table:table-row>
        <table:table-row table:style-name="ro20">
          <table:table-cell table:style-name="ce58" office:value-type="string">
            <text:p>309428292933533697</text:p>
          </table:table-cell>
          <table:table-cell table:style-name="ce59" office:value-type="string">
            <text:p>HariLi</text:p>
          </table:table-cell>
          <table:table-cell table:style-name="ce59" office:value-type="string">
            <text:p>Neuer Blogartikel: Diskussion: "Wovon sollen Künstler leben?" http://t.co/hpo8DiBhvx @piratenparteiat #kunstleben #kunsthatrecht #wolo12</text:p>
          </table:table-cell>
          <table:table-cell table:style-name="ce59" office:value-type="string">
            <text:p>Wed Mar 06 22:20:28 +0000 2013</text:p>
          </table:table-cell>
          <table:table-cell table:style-name="ce60" office:value-type="float" office:value="41339.930879629625">
            <text:p>3/6/2013 22:20:2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151706787">
            <text:p>1151706787</text:p>
          </table:table-cell>
          <table:table-cell table:style-name="ce59"/>
          <table:table-cell table:style-name="ce61" office:value-type="string">
            <text:p>&lt;a href="http://publicize.wp.com/" rel="nofollow"&gt;WordPress.com&lt;/a&gt;</text:p>
          </table:table-cell>
          <table:table-cell table:style-name="ce61" office:value-type="string">
            <text:p>http://a0.twimg.com/profile_images/3212616895/40438b1fa403900f3b3f3daaf3b85a53_normal.jpeg</text:p>
          </table:table-cell>
          <table:table-cell table:style-name="ce59" office:value-type="float" office:value="2">
            <text:p>2</text:p>
          </table:table-cell>
          <table:table-cell table:style-name="ce59" office:value-type="float" office:value="34">
            <text:p>3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ariLi/statuses/309428292933533697</text:p>
          </table:table-cell>
          <table:table-cell table:style-name="ce61" office:value-type="string">
            <text:p>{"urls":[{"expanded_url":"http://wp.me/p3br2I-3J","indices":[62,84],"display_url":"wp.me/p3br2I-3J","url":"http://t.co/hpo8DiBhvx"}],"hashtags":[{"text":"kunstleben","indices":[102,113]},{"text":"kunsthatrecht","indices":[114,128]},{"text":"wolo12","indices":[129,136]}],"user_mentions":[{"id":43325643,"name":"Piratenpartei","indices":[85,101],"screen_name":"piratenparteiat","id_str":"43325643"}]}</text:p>
          </table:table-cell>
        </table:table-row>
        <table:table-row table:style-name="ro20">
          <table:table-cell table:style-name="ce58" office:value-type="string">
            <text:p>309423278819250178</text:p>
          </table:table-cell>
          <table:table-cell table:style-name="ce59" office:value-type="string">
            <text:p>weltraumvogel</text:p>
          </table:table-cell>
          <table:table-cell table:style-name="ce59" office:value-type="string">
            <text:p>RT @hb_join: Danke, lieber @JohannesPonader Jetzt bin ich überrascht+gerührt, und ich freue mich sehr, dass Du ein aktiver #Pirat bleibs ...</text:p>
          </table:table-cell>
          <table:table-cell table:style-name="ce59" office:value-type="string">
            <text:p>Wed Mar 06 22:00:33 +0000 2013</text:p>
          </table:table-cell>
          <table:table-cell table:style-name="ce60" office:value-type="float" office:value="41339.91704861111">
            <text:p>3/6/2013 22:00:3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828782888">
            <text:p>828782888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192281491/7dcc665e5fec8e94ea055014f1851070_normal.jpeg</text:p>
          </table:table-cell>
          <table:table-cell table:style-name="ce59" office:value-type="float" office:value="122">
            <text:p>122</text:p>
          </table:table-cell>
          <table:table-cell table:style-name="ce59" office:value-type="float" office:value="146">
            <text:p>14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weltraumvogel/statuses/309423278819250178</text:p>
          </table:table-cell>
          <table:table-cell table:style-name="ce61" office:value-type="string">
            <text:p>{"urls":[],"hashtags":[{"text":"Pirat","indices":[123,129]}],"user_mentions":[{"id":567953103,"name":"Bachpirat","indices":[3,11],"screen_name":"hb_join","id_str":"567953103"},{"id":54545980,"name":"Johannes Ponader","indices":[27,43],"screen_name":"JohannesPonader","id_str":"54545980"}]}</text:p>
          </table:table-cell>
        </table:table-row>
        <table:table-row table:style-name="ro21">
          <table:table-cell table:style-name="ce58" office:value-type="string">
            <text:p>309419914505097217</text:p>
          </table:table-cell>
          <table:table-cell table:style-name="ce59" office:value-type="string">
            <text:p>SKSMediaBerlin</text:p>
          </table:table-cell>
          <table:table-cell table:style-name="ce59" office:value-type="string">
            <text:p>RT @ProSieben: Ein bisschen Frieden? Sandalen-#Pirat #Ponader tritt zurück http://t.co/EI1Y9CKfrO</text:p>
          </table:table-cell>
          <table:table-cell table:style-name="ce59" office:value-type="string">
            <text:p>Wed Mar 06 21:47:11 +0000 2013</text:p>
          </table:table-cell>
          <table:table-cell table:style-name="ce60" office:value-type="float" office:value="41339.9077662037">
            <text:p>3/6/2013 21:47:11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123713578">
            <text:p>1123713578</text:p>
          </table:table-cell>
          <table:table-cell table:style-name="ce59"/>
          <table:table-cell table:style-name="ce61" office:value-type="string">
            <text:p>&lt;a href="https://twitter.com/SKSMediaBerlin" rel="nofollow"&gt;sksmberlin&lt;/a&gt;</text:p>
          </table:table-cell>
          <table:table-cell table:style-name="ce61" office:value-type="string">
            <text:p>http://a0.twimg.com/profile_images/3167818981/9c3894fdf100336e2f53e97bffeace6c_normal.jpeg</text:p>
          </table:table-cell>
          <table:table-cell table:style-name="ce59" office:value-type="float" office:value="175">
            <text:p>175</text:p>
          </table:table-cell>
          <table:table-cell table:style-name="ce59" office:value-type="float" office:value="753">
            <text:p>753</text:p>
          </table:table-cell>
          <table:table-cell table:style-name="ce59"/>
          <table:table-cell table:style-name="ce59" office:value-type="string">
            <text:p>http://twitter.com/SKSMediaBerlin/statuses/309419914505097217</text:p>
          </table:table-cell>
          <table:table-cell table:style-name="ce61" office:value-type="string">
            <text:p>{"urls":[{"expanded_url":"http://bit.ly/WTlH6K","indices":[75,97],"display_url":"bit.ly/WTlH6K","url":"http://t.co/EI1Y9CKfrO"}],"hashtags":[{"text":"Pirat","indices":[46,52]},{"text":"Ponader","indices":[53,61]}],"user_mentions":[{"id":13951532,"name":"ProSieben","indices":[3,13],"screen_name":"ProSieben","id_str":"13951532"}]}</text:p>
          </table:table-cell>
        </table:table-row>
        <table:table-row table:style-name="ro22">
          <table:table-cell table:style-name="ce58" office:value-type="string">
            <text:p>309414365260562432</text:p>
          </table:table-cell>
          <table:table-cell table:style-name="ce59" office:value-type="string">
            <text:p>EIPresidente</text:p>
          </table:table-cell>
          <table:table-cell table:style-name="ce59" office:value-type="string">
            <text:p>Schon 4 1/2 Stunden mit #Graz|er #Pirat|en im Mumble. Ob ab Samstag ein großer Umschwung kommt? #lpt13</text:p>
          </table:table-cell>
          <table:table-cell table:style-name="ce59" office:value-type="string">
            <text:p>Wed Mar 06 21:25:07 +0000 2013</text:p>
          </table:table-cell>
          <table:table-cell table:style-name="ce60" office:value-type="float" office:value="41339.892442129625">
            <text:p>3/6/2013 21:25:0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623599151">
            <text:p>62359915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772530598/62c409d26aeb42664a92e6107b1b5732_normal.jpeg</text:p>
          </table:table-cell>
          <table:table-cell table:style-name="ce59" office:value-type="float" office:value="63">
            <text:p>63</text:p>
          </table:table-cell>
          <table:table-cell table:style-name="ce59" office:value-type="float" office:value="114">
            <text:p>114</text:p>
          </table:table-cell>
          <table:table-cell table:style-name="ce59"/>
          <table:table-cell table:style-name="ce59" office:value-type="string">
            <text:p>http://twitter.com/EIPresidente/statuses/309414365260562432</text:p>
          </table:table-cell>
          <table:table-cell table:style-name="ce61" office:value-type="string">
            <text:p>{"urls":[],"hashtags":[{"text":"Graz","indices":[24,29]},{"text":"Pirat","indices":[33,39]},{"text":"lpt13","indices":[96,102]}],"user_mentions":[]}</text:p>
          </table:table-cell>
        </table:table-row>
        <table:table-row table:style-name="ro24">
          <table:table-cell table:style-name="ce58" office:value-type="string">
            <text:p>309413524277440513</text:p>
          </table:table-cell>
          <table:table-cell table:style-name="ce59" office:value-type="string">
            <text:p>ProSieben</text:p>
          </table:table-cell>
          <table:table-cell table:style-name="ce59" office:value-type="string">
            <text:p>Ein bisschen Frieden? Sandalen-#Pirat #Ponader tritt zurück http://t.co/EI1Y9CKfrO</text:p>
          </table:table-cell>
          <table:table-cell table:style-name="ce59" office:value-type="string">
            <text:p>Wed Mar 06 21:21:47 +0000 2013</text:p>
          </table:table-cell>
          <table:table-cell table:style-name="ce60" office:value-type="float" office:value="41339.890127314815">
            <text:p>3/6/2013 21:21:47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3951532">
            <text:p>13951532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95185474/ProSieben_de_schwarz_einzeilig-n_normal_normal.jpg</text:p>
          </table:table-cell>
          <table:table-cell table:style-name="ce59" office:value-type="float" office:value="459620">
            <text:p>459620</text:p>
          </table:table-cell>
          <table:table-cell table:style-name="ce59" office:value-type="float" office:value="28034">
            <text:p>2803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roSieben/statuses/309413524277440513</text:p>
          </table:table-cell>
          <table:table-cell table:style-name="ce61" office:value-type="string">
            <text:p>{"urls":[{"expanded_url":"http://bit.ly/WTlH6K","indices":[60,82],"display_url":"bit.ly/WTlH6K","url":"http://t.co/EI1Y9CKfrO"}],"hashtags":[{"text":"Pirat","indices":[31,37]},{"text":"Ponader","indices":[38,46]}],"user_mentions":[]}</text:p>
          </table:table-cell>
        </table:table-row>
        <table:table-row table:style-name="ro23">
          <table:table-cell table:style-name="ce58" office:value-type="string">
            <text:p>309404132400300032</text:p>
          </table:table-cell>
          <table:table-cell table:style-name="ce59" office:value-type="string">
            <text:p>icrfornax</text:p>
          </table:table-cell>
          <table:table-cell table:style-name="ce59" office:value-type="string">
            <text:p>RT @cleanstrom: Der @JohannesPonader ist ein intellektueller #Pirat. Auch nach Neumarkt sollte er zu uns gehören. Wir brauchen eine bess ...</text:p>
          </table:table-cell>
          <table:table-cell table:style-name="ce59" office:value-type="string">
            <text:p>Wed Mar 06 20:44:28 +0000 2013</text:p>
          </table:table-cell>
          <table:table-cell table:style-name="ce60" office:value-type="float" office:value="41339.86421296296">
            <text:p>3/6/2013 20:44:2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70662385">
            <text:p>470662385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042899105/2b5c316f17880d116110be54afca0cf4_normal.jpeg</text:p>
          </table:table-cell>
          <table:table-cell table:style-name="ce59" office:value-type="float" office:value="95">
            <text:p>95</text:p>
          </table:table-cell>
          <table:table-cell table:style-name="ce59" office:value-type="float" office:value="197">
            <text:p>19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icrfornax/statuses/309404132400300032</text:p>
          </table:table-cell>
          <table:table-cell table:style-name="ce61" office:value-type="string">
            <text:p>{"urls":[],"hashtags":[{"text":"Pirat","indices":[61,67]}],"user_mentions":[{"id":19140804,"name":"cleanstrom","indices":[3,14],"screen_name":"cleanstrom","id_str":"19140804"},{"id":54545980,"name":"Johannes Ponader","indices":[20,36],"screen_name":"JohannesPonader","id_str":"54545980"}]}</text:p>
          </table:table-cell>
        </table:table-row>
        <table:table-row table:style-name="ro20">
          <table:table-cell table:style-name="ce58" office:value-type="string">
            <text:p>309403798697308161</text:p>
          </table:table-cell>
          <table:table-cell table:style-name="ce59" office:value-type="string">
            <text:p>cleanstrom</text:p>
          </table:table-cell>
          <table:table-cell table:style-name="ce59" office:value-type="string">
            <text:p>Der @JohannesPonader ist ein intellektueller #Pirat. Auch nach Neumarkt sollte er zu uns gehören. Wir brauchen eine bessere Aufgabe für ihn.</text:p>
          </table:table-cell>
          <table:table-cell table:style-name="ce59" office:value-type="string">
            <text:p>Wed Mar 06 20:43:08 +0000 2013</text:p>
          </table:table-cell>
          <table:table-cell table:style-name="ce60" office:value-type="float" office:value="41339.863287037035">
            <text:p>3/6/2013 20:43:0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9140804">
            <text:p>19140804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511394223/o0g6pych27407wr677b3_normal.jpeg</text:p>
          </table:table-cell>
          <table:table-cell table:style-name="ce59" office:value-type="float" office:value="92">
            <text:p>92</text:p>
          </table:table-cell>
          <table:table-cell table:style-name="ce59" office:value-type="float" office:value="139">
            <text:p>13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leanstrom/statuses/309403798697308161</text:p>
          </table:table-cell>
          <table:table-cell table:style-name="ce61" office:value-type="string">
            <text:p>{"urls":[],"hashtags":[{"text":"Pirat","indices":[45,51]}],"user_mentions":[{"id":54545980,"name":"Johannes Ponader","indices":[4,20],"screen_name":"JohannesPonader","id_str":"54545980"}]}</text:p>
          </table:table-cell>
        </table:table-row>
        <table:table-row table:style-name="ro20">
          <table:table-cell table:style-name="ce58" office:value-type="string">
            <text:p>309402959769387008</text:p>
          </table:table-cell>
          <table:table-cell table:style-name="ce59" office:value-type="string">
            <text:p>IAmMarth</text:p>
          </table:table-cell>
          <table:table-cell table:style-name="ce59" office:value-type="string">
            <text:p>RT @hb_join: Danke, lieber @JohannesPonader Jetzt bin ich überrascht+gerührt, und ich freue mich sehr, dass Du ein aktiver #Pirat bleibs ...</text:p>
          </table:table-cell>
          <table:table-cell table:style-name="ce59" office:value-type="string">
            <text:p>Wed Mar 06 20:39:48 +0000 2013</text:p>
          </table:table-cell>
          <table:table-cell table:style-name="ce60" office:value-type="float" office:value="41339.86097222222">
            <text:p>3/6/2013 20:39:4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79972098">
            <text:p>79972098</text:p>
          </table:table-cell>
          <table:table-cell table:style-name="ce59"/>
          <table:table-cell table:style-name="ce61" office:value-type="string">
            <text:p>&lt;a href="http://www.metrotwit.com/" rel="nofollow"&gt;MetroTwit&lt;/a&gt;</text:p>
          </table:table-cell>
          <table:table-cell table:style-name="ce61" office:value-type="string">
            <text:p>http://a0.twimg.com/profile_images/3286828292/d14d15389abacab6f17f1bb64a952702_normal.jpeg</text:p>
          </table:table-cell>
          <table:table-cell table:style-name="ce59" office:value-type="float" office:value="216">
            <text:p>216</text:p>
          </table:table-cell>
          <table:table-cell table:style-name="ce59" office:value-type="float" office:value="387">
            <text:p>38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IAmMarth/statuses/309402959769387008</text:p>
          </table:table-cell>
          <table:table-cell table:style-name="ce61" office:value-type="string">
            <text:p>{"urls":[],"hashtags":[{"text":"Pirat","indices":[123,129]}],"user_mentions":[{"id":567953103,"name":"Bachpirat","indices":[3,11],"screen_name":"hb_join","id_str":"567953103"},{"id":54545980,"name":"Johannes Ponader","indices":[27,43],"screen_name":"JohannesPonader","id_str":"54545980"}]}</text:p>
          </table:table-cell>
        </table:table-row>
        <table:table-row table:style-name="ro20">
          <table:table-cell table:style-name="ce58" office:value-type="string">
            <text:p>309402487264264192</text:p>
          </table:table-cell>
          <table:table-cell table:style-name="ce59" office:value-type="string">
            <text:p>Y5ANN</text:p>
          </table:table-cell>
          <table:table-cell table:style-name="ce59" office:value-type="string">
            <text:p>RT @hb_join: Danke, lieber @JohannesPonader Jetzt bin ich überrascht+gerührt, und ich freue mich sehr, dass Du ein aktiver #Pirat bleibs ...</text:p>
          </table:table-cell>
          <table:table-cell table:style-name="ce59" office:value-type="string">
            <text:p>Wed Mar 06 20:37:56 +0000 2013</text:p>
          </table:table-cell>
          <table:table-cell table:style-name="ce60" office:value-type="float" office:value="41339.85967592592">
            <text:p>3/6/2013 20:37:5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65144290">
            <text:p>26514429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265255049/38n1zswh8355h3kglip0_normal.jpeg</text:p>
          </table:table-cell>
          <table:table-cell table:style-name="ce59" office:value-type="float" office:value="174">
            <text:p>174</text:p>
          </table:table-cell>
          <table:table-cell table:style-name="ce59" office:value-type="float" office:value="142">
            <text:p>14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Y5ANN/statuses/309402487264264192</text:p>
          </table:table-cell>
          <table:table-cell table:style-name="ce61" office:value-type="string">
            <text:p>{"urls":[],"hashtags":[{"text":"Pirat","indices":[123,129]}],"user_mentions":[{"id":567953103,"name":"Bachpirat","indices":[3,11],"screen_name":"hb_join","id_str":"567953103"},{"id":54545980,"name":"Johannes Ponader","indices":[27,43],"screen_name":"JohannesPonader","id_str":"54545980"}]}</text:p>
          </table:table-cell>
        </table:table-row>
        <table:table-row table:style-name="ro20">
          <table:table-cell table:style-name="ce58" office:value-type="string">
            <text:p>309402008903884801</text:p>
          </table:table-cell>
          <table:table-cell table:style-name="ce59" office:value-type="string">
            <text:p>hb_join</text:p>
          </table:table-cell>
          <table:table-cell table:style-name="ce59" office:value-type="string">
            <text:p>Danke, lieber @JohannesPonader Jetzt bin ich überrascht+gerührt, und ich freue mich sehr, dass Du ein aktiver #Pirat bleibst! Alle Achtung!!</text:p>
          </table:table-cell>
          <table:table-cell table:style-name="ce59" office:value-type="string">
            <text:p>Wed Mar 06 20:36:01 +0000 2013</text:p>
          </table:table-cell>
          <table:table-cell table:style-name="ce60" office:value-type="float" office:value="41339.85834490741">
            <text:p>3/6/2013 20:36:01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54545980">
            <text:p>54545980</text:p>
          </table:table-cell>
          <table:table-cell table:style-name="ce59" office:value-type="string">
            <text:p>JohannesPonader</text:p>
          </table:table-cell>
          <table:table-cell table:style-name="ce59" office:value-type="float" office:value="567953103">
            <text:p>567953103</text:p>
          </table:table-cell>
          <table:table-cell table:style-name="ce59" office:value-type="string">
            <text:p>309398612901761025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194567693/IMG_0272_Einzel_1_normal.JPG</text:p>
          </table:table-cell>
          <table:table-cell table:style-name="ce59" office:value-type="float" office:value="1168">
            <text:p>1168</text:p>
          </table:table-cell>
          <table:table-cell table:style-name="ce59" office:value-type="float" office:value="1927">
            <text:p>192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b_join/statuses/309402008903884801</text:p>
          </table:table-cell>
          <table:table-cell table:style-name="ce61" office:value-type="string">
            <text:p>{"urls":[],"hashtags":[{"text":"Pirat","indices":[110,116]}],"user_mentions":[{"id":54545980,"name":"Johannes Ponader","indices":[14,30],"screen_name":"JohannesPonader","id_str":"54545980"}]}</text:p>
          </table:table-cell>
        </table:table-row>
        <table:table-row table:style-name="ro23">
          <table:table-cell table:style-name="ce58" office:value-type="string">
            <text:p>309395620110671873</text:p>
          </table:table-cell>
          <table:table-cell table:style-name="ce59" office:value-type="string">
            <text:p>Negiert</text:p>
          </table:table-cell>
          <table:table-cell table:style-name="ce59" office:value-type="string">
            <text:p>RT @Vilinthril: Die Kampagne http://t.co/UT4X4LKoKL der @PiratenparteiAT zur Wiener Volksbefragung im @derStandardat: http://t.co/AaX1VQ ...</text:p>
          </table:table-cell>
          <table:table-cell table:style-name="ce59" office:value-type="string">
            <text:p>Wed Mar 06 20:10:38 +0000 2013</text:p>
          </table:table-cell>
          <table:table-cell table:style-name="ce60" office:value-type="float" office:value="41339.84071759259">
            <text:p>3/6/2013 20:10:3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7413466">
            <text:p>57413466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126214765/TwitterAva2_normal.png</text:p>
          </table:table-cell>
          <table:table-cell table:style-name="ce59" office:value-type="float" office:value="581">
            <text:p>581</text:p>
          </table:table-cell>
          <table:table-cell table:style-name="ce59" office:value-type="float" office:value="91">
            <text:p>9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Negiert/statuses/309395620110671873</text:p>
          </table:table-cell>
          <table:table-cell table:style-name="ce61" office:value-type="string">
            <text:p>{"urls":[{"expanded_url":"http://www.bessereFragen.at","indices":[29,51],"display_url":"bessereFragen.at","url":"http://t.co/UT4X4LKoKL"}],"hashtags":[],"user_mentions":[{"id":263647843,"name":"LukasDanielKlausner","indices":[3,14],"screen_name":"Vilinthril","id_str":"263647843"},{"id":43325643,"name":"Piratenpartei","indices":[56,72],"screen_name":"piratenparteiat","id_str":"43325643"},{"id":23085695,"name":"derStandard.at","indices":[102,116],"screen_name":"derStandardat","id_str":"23085695"}]}</text:p>
          </table:table-cell>
        </table:table-row>
        <table:table-row table:style-name="ro23">
          <table:table-cell table:style-name="ce58" office:value-type="string">
            <text:p>309395087761223680</text:p>
          </table:table-cell>
          <table:table-cell table:style-name="ce59" office:value-type="string">
            <text:p>EIPresidente</text:p>
          </table:table-cell>
          <table:table-cell table:style-name="ce59" office:value-type="string">
            <text:p>RT @Vilinthril: Die Kampagne http://t.co/UT4X4LKoKL der @PiratenparteiAT zur Wiener Volksbefragung im @derStandardat: http://t.co/AaX1VQ ...</text:p>
          </table:table-cell>
          <table:table-cell table:style-name="ce59" office:value-type="string">
            <text:p>Wed Mar 06 20:08:31 +0000 2013</text:p>
          </table:table-cell>
          <table:table-cell table:style-name="ce60" office:value-type="float" office:value="41339.83924768518">
            <text:p>3/6/2013 20:08:3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623599151">
            <text:p>62359915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772530598/62c409d26aeb42664a92e6107b1b5732_normal.jpeg</text:p>
          </table:table-cell>
          <table:table-cell table:style-name="ce59" office:value-type="float" office:value="64">
            <text:p>64</text:p>
          </table:table-cell>
          <table:table-cell table:style-name="ce59" office:value-type="float" office:value="114">
            <text:p>114</text:p>
          </table:table-cell>
          <table:table-cell table:style-name="ce59"/>
          <table:table-cell table:style-name="ce59" office:value-type="string">
            <text:p>http://twitter.com/EIPresidente/statuses/309395087761223680</text:p>
          </table:table-cell>
          <table:table-cell table:style-name="ce61" office:value-type="string">
            <text:p>{"urls":[{"expanded_url":"http://www.bessereFragen.at","indices":[29,51],"display_url":"bessereFragen.at","url":"http://t.co/UT4X4LKoKL"}],"hashtags":[],"user_mentions":[{"id":263647843,"name":"LukasDanielKlausner","indices":[3,14],"screen_name":"Vilinthril","id_str":"263647843"},{"id":43325643,"name":"Piratenpartei","indices":[56,72],"screen_name":"piratenparteiat","id_str":"43325643"},{"id":23085695,"name":"derStandard.at","indices":[102,116],"screen_name":"derStandardat","id_str":"23085695"}]}</text:p>
          </table:table-cell>
        </table:table-row>
        <table:table-row table:style-name="ro20">
          <table:table-cell table:style-name="ce58" office:value-type="string">
            <text:p>309394715965550592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Die Kampagne http://t.co/UT4X4LKoKL der @PiratenparteiAT zur Wiener Volksbefragung im @derStandardat: http://t.co/AaX1VQkK2U #PIRAT #PPat</text:p>
          </table:table-cell>
          <table:table-cell table:style-name="ce59" office:value-type="string">
            <text:p>Wed Mar 06 20:07:03 +0000 2013</text:p>
          </table:table-cell>
          <table:table-cell table:style-name="ce60" office:value-type="float" office:value="41339.838229166664">
            <text:p>3/6/2013 20:07:0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63647843">
            <text:p>26364784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72">
            <text:p>372</text:p>
          </table:table-cell>
          <table:table-cell table:style-name="ce59" office:value-type="float" office:value="731">
            <text:p>73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9394715965550592</text:p>
          </table:table-cell>
          <table:table-cell table:style-name="ce61" office:value-type="string">
            <text:p>{"urls":[{"expanded_url":"http://www.bessereFragen.at","indices":[13,35],"display_url":"bessereFragen.at","url":"http://t.co/UT4X4LKoKL"},{"expanded_url":"http://derstandard.at/1362107678544/Beschwerde-beim-Verfassungsgerichtshof-und-alternative-Fragen","indices":[102,124],"display_url":"derstandard.at/1362107678544/\u2026","url":"http://t.co/AaX1VQkK2U"}],"hashtags":[{"text":"PIRAT","indices":[125,131]},{"text":"PPat","indices":[132,137]}],"user_mentions":[{"id":43325643,"name":"Piratenpartei","indices":[40,56],"screen_name":"piratenparteiat","id_str":"43325643"},{"id":23085695,"name":"derStandard.at","indices":[86,100],"screen_name":"derStandardat","id_str":"23085695"}]}</text:p>
          </table:table-cell>
        </table:table-row>
        <table:table-row table:style-name="ro22">
          <table:table-cell table:style-name="ce58" office:value-type="string">
            <text:p>309392623775387648</text:p>
          </table:table-cell>
          <table:table-cell table:style-name="ce59" office:value-type="string">
            <text:p>EIPresidente</text:p>
          </table:table-cell>
          <table:table-cell table:style-name="ce59" office:value-type="string">
            <text:p>Sehr produktives #Kandidatengrillen der #Pirat|en auf Mumble ;). Es werden Pläne für die Zukunft geschmiedet #lpt13</text:p>
          </table:table-cell>
          <table:table-cell table:style-name="ce59" office:value-type="string">
            <text:p>Wed Mar 06 19:58:44 +0000 2013</text:p>
          </table:table-cell>
          <table:table-cell table:style-name="ce60" office:value-type="float" office:value="41339.832453703704">
            <text:p>3/6/2013 19:58:4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623599151">
            <text:p>62359915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772530598/62c409d26aeb42664a92e6107b1b5732_normal.jpeg</text:p>
          </table:table-cell>
          <table:table-cell table:style-name="ce59" office:value-type="float" office:value="64">
            <text:p>64</text:p>
          </table:table-cell>
          <table:table-cell table:style-name="ce59" office:value-type="float" office:value="114">
            <text:p>114</text:p>
          </table:table-cell>
          <table:table-cell table:style-name="ce59"/>
          <table:table-cell table:style-name="ce59" office:value-type="string">
            <text:p>http://twitter.com/EIPresidente/statuses/309392623775387648</text:p>
          </table:table-cell>
          <table:table-cell table:style-name="ce61" office:value-type="string">
            <text:p>{"urls":[],"hashtags":[{"text":"Kandidatengrillen","indices":[17,35]},{"text":"Pirat","indices":[40,46]},{"text":"lpt13","indices":[109,115]}],"user_mentions":[]}</text:p>
          </table:table-cell>
        </table:table-row>
        <table:table-row table:style-name="ro23">
          <table:table-cell table:style-name="ce58" office:value-type="string">
            <text:p>309375570515464192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RT @piratenparteiat: Anekdote von Skrepek: Galerist: "Ab wann ist man in Ö ein Künstler?" – "Ab neun Uhr." http://t.co/EjuAHxJGsx #kunst ...</text:p>
          </table:table-cell>
          <table:table-cell table:style-name="ce59" office:value-type="string">
            <text:p>Wed Mar 06 18:50:58 +0000 2013</text:p>
          </table:table-cell>
          <table:table-cell table:style-name="ce60" office:value-type="float" office:value="41339.78539351852">
            <text:p>3/6/2013 18:50:58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63647843">
            <text:p>26364784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72">
            <text:p>372</text:p>
          </table:table-cell>
          <table:table-cell table:style-name="ce59" office:value-type="float" office:value="731">
            <text:p>73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9375570515464192</text:p>
          </table:table-cell>
          <table:table-cell table:style-name="ce61" office:value-type="string">
            <text:p>{"urls":[{"expanded_url":"http://piratenpartei.at/live","indices":[107,129],"display_url":"piratenpartei.at/live","url":"http://t.co/EjuAHxJGsx"}],"hashtags":[{"text":"kunst","indices":[130,136]}],"user_mentions":[{"id":43325643,"name":"Piratenpartei","indices":[3,19],"screen_name":"piratenparteiat","id_str":"43325643"}]}</text:p>
          </table:table-cell>
        </table:table-row>
        <table:table-row table:style-name="ro23">
          <table:table-cell table:style-name="ce58" office:value-type="string">
            <text:p>309375410758623233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RT @piratenparteiat: Skrepek über Schutzfristen: "Ab 70 Jahren Tod ist man wirklich tot" http://t.co/EjuAHxJGsx #kunstleben</text:p>
          </table:table-cell>
          <table:table-cell table:style-name="ce59" office:value-type="string">
            <text:p>Wed Mar 06 18:50:20 +0000 2013</text:p>
          </table:table-cell>
          <table:table-cell table:style-name="ce60" office:value-type="float" office:value="41339.784953703704">
            <text:p>3/6/2013 18:50:20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63647843">
            <text:p>26364784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72">
            <text:p>372</text:p>
          </table:table-cell>
          <table:table-cell table:style-name="ce59" office:value-type="float" office:value="731">
            <text:p>73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9375410758623233</text:p>
          </table:table-cell>
          <table:table-cell table:style-name="ce61" office:value-type="string">
            <text:p>{"urls":[{"expanded_url":"http://piratenpartei.at/live","indices":[89,111],"display_url":"piratenpartei.at/live","url":"http://t.co/EjuAHxJGsx"}],"hashtags":[{"text":"kunstleben","indices":[112,123]}],"user_mentions":[{"id":43325643,"name":"Piratenpartei","indices":[3,19],"screen_name":"piratenparteiat","id_str":"43325643"}]}</text:p>
          </table:table-cell>
        </table:table-row>
        <table:table-row table:style-name="ro23">
          <table:table-cell table:style-name="ce58" office:value-type="string">
            <text:p>309375275282620416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RT @piratenparteiat: Streicher: KünstlerInnen, wichtig f. Gesell., haben immer Nachsehen im Vgl. zu Verlegern, Produzenten usw http://t. ...</text:p>
          </table:table-cell>
          <table:table-cell table:style-name="ce59" office:value-type="string">
            <text:p>Wed Mar 06 18:49:48 +0000 2013</text:p>
          </table:table-cell>
          <table:table-cell table:style-name="ce60" office:value-type="float" office:value="41339.784583333334">
            <text:p>3/6/2013 18:49:48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63647843">
            <text:p>26364784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72">
            <text:p>372</text:p>
          </table:table-cell>
          <table:table-cell table:style-name="ce59" office:value-type="float" office:value="731">
            <text:p>73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9375275282620416</text:p>
          </table:table-cell>
          <table:table-cell table:style-name="ce61" office:value-type="string">
            <text:p>{"urls":[],"hashtags":[],"user_mentions":[{"id":43325643,"name":"Piratenpartei","indices":[3,19],"screen_name":"piratenparteiat","id_str":"43325643"}]}</text:p>
          </table:table-cell>
        </table:table-row>
        <table:table-row table:style-name="ro23">
          <table:table-cell table:style-name="ce58" office:value-type="string">
            <text:p>309373945608556544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RT @piratenparteiat: Wovon soll Kunst leben? Jetzt auf https://t.co/3jq7qYABID – Seitenverhältnis wird gleich repariert. Hashtag #kunstl ...</text:p>
          </table:table-cell>
          <table:table-cell table:style-name="ce59" office:value-type="string">
            <text:p>Wed Mar 06 18:44:31 +0000 2013</text:p>
          </table:table-cell>
          <table:table-cell table:style-name="ce60" office:value-type="float" office:value="41339.78091435185">
            <text:p>3/6/2013 18:44:31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63647843">
            <text:p>26364784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72">
            <text:p>372</text:p>
          </table:table-cell>
          <table:table-cell table:style-name="ce59" office:value-type="float" office:value="731">
            <text:p>73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9373945608556544</text:p>
          </table:table-cell>
          <table:table-cell table:style-name="ce61" office:value-type="string">
            <text:p>{"urls":[{"expanded_url":"https://www.piratenpartei.at/live/","indices":[55,78],"display_url":"piratenpartei.at/live/","url":"https://t.co/3jq7qYABID"}],"hashtags":[{"text":"kunstl","indices":[129,136]}],"user_mentions":[{"id":43325643,"name":"Piratenpartei","indices":[3,19],"screen_name":"piratenparteiat","id_str":"43325643"}]}</text:p>
          </table:table-cell>
        </table:table-row>
        <table:table-row table:style-name="ro24">
          <table:table-cell table:style-name="ce58" office:value-type="string">
            <text:p>309373789685284865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RT @piratenparteiat: Livestream von "Wovon soll Kunst leben"? http://t.co/5u2wEkRVqZ</text:p>
          </table:table-cell>
          <table:table-cell table:style-name="ce59" office:value-type="string">
            <text:p>Wed Mar 06 18:43:54 +0000 2013</text:p>
          </table:table-cell>
          <table:table-cell table:style-name="ce60" office:value-type="float" office:value="41339.78048611111">
            <text:p>3/6/2013 18:43:54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63647843">
            <text:p>26364784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72">
            <text:p>372</text:p>
          </table:table-cell>
          <table:table-cell table:style-name="ce59" office:value-type="float" office:value="731">
            <text:p>73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9373789685284865</text:p>
          </table:table-cell>
          <table:table-cell table:style-name="ce61" office:value-type="string">
            <text:p>{"urls":[{"expanded_url":"http://viewer.dacast.com/broadcaster/17361/c/20868","indices":[62,84],"display_url":"viewer.dacast.com/broadcaster/17\u2026","url":"http://t.co/5u2wEkRVqZ"}],"hashtags":[],"user_mentions":[{"id":43325643,"name":"Piratenpartei","indices":[3,19],"screen_name":"piratenparteiat","id_str":"43325643"}]}</text:p>
          </table:table-cell>
        </table:table-row>
        <table:table-row table:style-name="ro25">
          <table:table-cell table:style-name="ce58" office:value-type="string">
            <text:p>309372052995977216</text:p>
          </table:table-cell>
          <table:table-cell table:style-name="ce59" office:value-type="string">
            <text:p>werquer</text:p>
          </table:table-cell>
          <table:table-cell table:style-name="ce59" office:value-type="string">
            <text:p>@piratenparteiat sehr gut. #kunstleben</text:p>
          </table:table-cell>
          <table:table-cell table:style-name="ce59" office:value-type="string">
            <text:p>Wed Mar 06 18:36:59 +0000 2013</text:p>
          </table:table-cell>
          <table:table-cell table:style-name="ce60" office:value-type="float" office:value="41339.77568287037">
            <text:p>3/6/2013 18:36:59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43325643">
            <text:p>43325643</text:p>
          </table:table-cell>
          <table:table-cell table:style-name="ce59" office:value-type="string">
            <text:p>piratenparteiat</text:p>
          </table:table-cell>
          <table:table-cell table:style-name="ce59" office:value-type="float" office:value="30200764">
            <text:p>30200764</text:p>
          </table:table-cell>
          <table:table-cell table:style-name="ce59" office:value-type="string">
            <text:p>309371758681661440</text:p>
          </table:table-cell>
          <table:table-cell table:style-name="ce61" office:value-type="string">
            <text:p>&lt;a href="http://blackberry.com/twitter" rel="nofollow"&gt;Twitter for BlackBerry®&lt;/a&gt;</text:p>
          </table:table-cell>
          <table:table-cell table:style-name="ce61" office:value-type="string">
            <text:p>http://a0.twimg.com/profile_images/3228674316/34e8002eab94b4fc680e23871358a90a_normal.jpeg</text:p>
          </table:table-cell>
          <table:table-cell table:style-name="ce59" office:value-type="float" office:value="1152">
            <text:p>1152</text:p>
          </table:table-cell>
          <table:table-cell table:style-name="ce59" office:value-type="float" office:value="766">
            <text:p>766</text:p>
          </table:table-cell>
          <table:table-cell table:style-name="ce59" office:value-type="float" office:value="12600">
            <text:p>12600</text:p>
          </table:table-cell>
          <table:table-cell table:style-name="ce59" office:value-type="string">
            <text:p>http://twitter.com/werquer/statuses/309372052995977216</text:p>
          </table:table-cell>
          <table:table-cell table:style-name="ce61" office:value-type="string">
            <text:p>{"urls":[],"hashtags":[{"text":"kunstleben","indices":[27,38]}],"user_mentions":[{"id":43325643,"name":"Piratenpartei","indices":[0,16],"screen_name":"piratenparteiat","id_str":"43325643"}]}</text:p>
          </table:table-cell>
        </table:table-row>
        <table:table-row table:style-name="ro23">
          <table:table-cell table:style-name="ce58" office:value-type="string">
            <text:p>309372032569716736</text:p>
          </table:table-cell>
          <table:table-cell table:style-name="ce59" office:value-type="string">
            <text:p>LeahcimNnamdlef</text:p>
          </table:table-cell>
          <table:table-cell table:style-name="ce59" office:value-type="string">
            <text:p>RT @Nordpirat: #Jesus war ein #Pirat: https://t.co/IgVYCJQBKU #Piraten #P2P #Urheberrecht #Internet #Filesharing #ITNews #Piratenpartei  ...</text:p>
          </table:table-cell>
          <table:table-cell table:style-name="ce59" office:value-type="string">
            <text:p>Wed Mar 06 18:36:55 +0000 2013</text:p>
          </table:table-cell>
          <table:table-cell table:style-name="ce60" office:value-type="float" office:value="41339.77563657407">
            <text:p>3/6/2013 18:36:5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20170934">
            <text:p>120170934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727215744/gfj_normal.JPG</text:p>
          </table:table-cell>
          <table:table-cell table:style-name="ce59" office:value-type="float" office:value="526">
            <text:p>526</text:p>
          </table:table-cell>
          <table:table-cell table:style-name="ce59" office:value-type="float" office:value="1998">
            <text:p>1998</text:p>
          </table:table-cell>
          <table:table-cell table:style-name="ce59"/>
          <table:table-cell table:style-name="ce59" office:value-type="string">
            <text:p>http://twitter.com/LeahcimNnamdlef/statuses/309372032569716736</text:p>
          </table:table-cell>
          <table:table-cell table:style-name="ce61" office:value-type="string">
            <text:p>{"urls":[{"expanded_url":"https://fbcdn-sphotos-e-a.akamaihd.net/hphotos-ak-ash3/533200_492860294085192_2036908315_n.jpg","indices":[38,61],"display_url":"fbcdn-sphotos-e-a.akamaihd.net/hphotos-ak-ash\u2026","url":"https://t.co/IgVYCJQBKU"}],"hashtags":[{"text":"Jesus","indices":[15,21]},{"text":"Pirat","indices":[30,36]},{"text":"Piraten","indices":[62,70]},{"text":"P2P","indices":[71,75]},{"text":"Urheberrecht","indices":[76,89]},{"text":"Internet","indices":[90,99]},{"text":"Filesharing","indices":[100,112]},{"text":"ITNews","indices":[113,120]},{"text":"Piratenpartei","indices":[121,135]}],"user_mentions":[{"id":23155431,"name":"Nordpirat (████ ███)","indices":[3,13],"screen_name":"Nordpirat","id_str":"23155431"}]}</text:p>
          </table:table-cell>
        </table:table-row>
        <table:table-row table:style-name="ro23">
          <table:table-cell table:style-name="ce58" office:value-type="string">
            <text:p>309370310233292800</text:p>
          </table:table-cell>
          <table:table-cell table:style-name="ce59" office:value-type="string">
            <text:p>Negiert</text:p>
          </table:table-cell>
          <table:table-cell table:style-name="ce59" office:value-type="string">
            <text:p>Gerhard Ruiss von @KunstHatRecht nahm den #wolo12 entgegen http://t.co/xLlyRszXei #kunstleben http://t.co/fKvVpnMZmL via @piratenparteiat</text:p>
          </table:table-cell>
          <table:table-cell table:style-name="ce59" office:value-type="string">
            <text:p>Wed Mar 06 18:30:04 +0000 2013</text:p>
          </table:table-cell>
          <table:table-cell table:style-name="ce60" office:value-type="float" office:value="41339.77087962963">
            <text:p>3/6/2013 18:30:0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7413466">
            <text:p>57413466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126214765/TwitterAva2_normal.png</text:p>
          </table:table-cell>
          <table:table-cell table:style-name="ce59" office:value-type="float" office:value="582">
            <text:p>582</text:p>
          </table:table-cell>
          <table:table-cell table:style-name="ce59" office:value-type="float" office:value="91">
            <text:p>9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Negiert/statuses/309370310233292800</text:p>
          </table:table-cell>
          <table:table-cell table:style-name="ce61" office:value-type="string">
            <text:p>{"urls":[{"expanded_url":"http://www.monochrom.at/wolfgang-lorenz-gedenkpreis/","indices":[59,81],"display_url":"monochrom.at/wolfgang-loren\u2026","url":"http://t.co/xLlyRszXei"}],"hashtags":[{"text":"wolo12","indices":[42,49]},{"text":"kunstleben","indices":[82,93]}],"media":[{"sizes":{"small":{"w":340,"resize":"fit","h":340},"thumb":{"w":150,"resize":"crop","h":150},"large":{"w":612,"resize":"fit","h":612},"medium":{"w":600,"resize":"fit","h":600}},"media_url":"http://pbs.twimg.com/media/BEsahNRCAAAsJq_.jpg","type":"photo","display_url":"pic.twitter.com/fKvVpnMZmL","url":"http://t.co/fKvVpnMZmL","id":309370157204111360,"media_url_https":"https://pbs.twimg.com/media/BEsahNRCAAAsJq_.jpg","expanded_url":"http://twitter.com/piratenparteiat/status/309370157195722754/photo/1","source_status_id_str":"309370157195722754","indices":[94,116],"source_status_id":309370157195722754,"id_str":"309370157204111360"}],"user_mentions":[{"id":435994982,"name":"Kunst hat Recht.","indices":[18,32],"screen_name":"KunsthatRecht","id_str":"435994982"},{"id":43325643,"name":"Piratenpartei","indices":[121,137],"screen_name":"piratenparteiat","id_str":"43325643"}]}</text:p>
          </table:table-cell>
        </table:table-row>
        <table:table-row table:style-name="ro24">
          <table:table-cell table:style-name="ce58" office:value-type="string">
            <text:p>309369023034957824</text:p>
          </table:table-cell>
          <table:table-cell table:style-name="ce59" office:value-type="string">
            <text:p>quarkmarc</text:p>
          </table:table-cell>
          <table:table-cell table:style-name="ce59" office:value-type="string">
            <text:p>RT @piratenparteiat: Livestream von "Wovon soll Kunst leben"? http://t.co/5u2wEkRVqZ</text:p>
          </table:table-cell>
          <table:table-cell table:style-name="ce59" office:value-type="string">
            <text:p>Wed Mar 06 18:24:57 +0000 2013</text:p>
          </table:table-cell>
          <table:table-cell table:style-name="ce60" office:value-type="float" office:value="41339.76732638889">
            <text:p>3/6/2013 18:24:5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97540985">
            <text:p>97540985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1162671606/74538_1556780690853_1575304029_31283756_2359889_n_normal.jpg</text:p>
          </table:table-cell>
          <table:table-cell table:style-name="ce59" office:value-type="float" office:value="114">
            <text:p>114</text:p>
          </table:table-cell>
          <table:table-cell table:style-name="ce59" office:value-type="float" office:value="645">
            <text:p>645</text:p>
          </table:table-cell>
          <table:table-cell table:style-name="ce59" office:value-type="float" office:value="-36000">
            <text:p>-36000</text:p>
          </table:table-cell>
          <table:table-cell table:style-name="ce59" office:value-type="string">
            <text:p>http://twitter.com/quarkmarc/statuses/309369023034957824</text:p>
          </table:table-cell>
          <table:table-cell table:style-name="ce61" office:value-type="string">
            <text:p>{"urls":[{"expanded_url":"http://viewer.dacast.com/broadcaster/17361/c/20868","indices":[62,84],"display_url":"viewer.dacast.com/broadcaster/17\u2026","url":"http://t.co/5u2wEkRVqZ"}],"hashtags":[],"user_mentions":[{"id":43325643,"name":"Piratenpartei","indices":[3,19],"screen_name":"piratenparteiat","id_str":"43325643"}]}</text:p>
          </table:table-cell>
        </table:table-row>
        <table:table-row table:style-name="ro23">
          <table:table-cell table:style-name="ce58" office:value-type="string">
            <text:p>309367827477954560</text:p>
          </table:table-cell>
          <table:table-cell table:style-name="ce59" office:value-type="string">
            <text:p>marconiese</text:p>
          </table:table-cell>
          <table:table-cell table:style-name="ce59" office:value-type="string">
            <text:p>. @piratenparteiat  Does the "leben" bit mean that "life+" copyright term off the table? Maybe Intellectual Property Tax is a great idea?</text:p>
          </table:table-cell>
          <table:table-cell table:style-name="ce59" office:value-type="string">
            <text:p>Wed Mar 06 18:20:12 +0000 2013</text:p>
          </table:table-cell>
          <table:table-cell table:style-name="ce60" office:value-type="float" office:value="41339.764027777775">
            <text:p>3/6/2013 18:20:12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43325643">
            <text:p>43325643</text:p>
          </table:table-cell>
          <table:table-cell table:style-name="ce59" office:value-type="string">
            <text:p>piratenparteiat</text:p>
          </table:table-cell>
          <table:table-cell table:style-name="ce59" office:value-type="float" office:value="57367493">
            <text:p>57367493</text:p>
          </table:table-cell>
          <table:table-cell table:style-name="ce59" office:value-type="string">
            <text:p>309365482903961600</text:p>
          </table:table-cell>
          <table:table-cell table:style-name="ce61" office:value-type="string">
            <text:p>&lt;a href="http://seesmic.com/" rel="nofollow"&gt;Seesmic&lt;/a&gt;</text:p>
          </table:table-cell>
          <table:table-cell table:style-name="ce61" office:value-type="string">
            <text:p>http://a0.twimg.com/profile_images/316644535/Marco_Facebook_normal.jpg</text:p>
          </table:table-cell>
          <table:table-cell table:style-name="ce59" office:value-type="float" office:value="60">
            <text:p>60</text:p>
          </table:table-cell>
          <table:table-cell table:style-name="ce59" office:value-type="float" office:value="365">
            <text:p>365</text:p>
          </table:table-cell>
          <table:table-cell table:style-name="ce59" office:value-type="float" office:value="-14400">
            <text:p>-14400</text:p>
          </table:table-cell>
          <table:table-cell table:style-name="ce59" office:value-type="string">
            <text:p>http://twitter.com/marconiese/statuses/309367827477954560</text:p>
          </table:table-cell>
          <table:table-cell table:style-name="ce61" office:value-type="string">
            <text:p>{"urls":[],"hashtags":[],"user_mentions":[{"id":43325643,"name":"Piratenpartei","indices":[2,18],"screen_name":"piratenparteiat","id_str":"43325643"}]}</text:p>
          </table:table-cell>
        </table:table-row>
        <table:table-row table:style-name="ro23">
          <table:table-cell table:style-name="ce58" office:value-type="string">
            <text:p>309367522430431233</text:p>
          </table:table-cell>
          <table:table-cell table:style-name="ce59" office:value-type="string">
            <text:p>Ohmm</text:p>
          </table:table-cell>
          <table:table-cell table:style-name="ce59" office:value-type="string">
            <text:p>RT @piratenparteiat: Wovon soll Kunst leben? Jetzt auf https://t.co/3jq7qYABID – Seitenverhältnis wird gleich repariert. Hashtag #kunstl ...</text:p>
          </table:table-cell>
          <table:table-cell table:style-name="ce59" office:value-type="string">
            <text:p>Wed Mar 06 18:18:59 +0000 2013</text:p>
          </table:table-cell>
          <table:table-cell table:style-name="ce60" office:value-type="float" office:value="41339.76318287037">
            <text:p>3/6/2013 18:18:5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82204193">
            <text:p>82204193</text:p>
          </table:table-cell>
          <table:table-cell table:style-name="ce59"/>
          <table:table-cell table:style-name="ce61" office:value-type="string">
            <text:p>&lt;a href="http://www.metrotwit.com/" rel="nofollow"&gt;MetroTwit&lt;/a&gt;</text:p>
          </table:table-cell>
          <table:table-cell table:style-name="ce61" office:value-type="string">
            <text:p>http://a0.twimg.com/profile_images/470566264/opa_normal.jpg</text:p>
          </table:table-cell>
          <table:table-cell table:style-name="ce59" office:value-type="float" office:value="248">
            <text:p>248</text:p>
          </table:table-cell>
          <table:table-cell table:style-name="ce59" office:value-type="float" office:value="94">
            <text:p>9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Ohmm/statuses/309367522430431233</text:p>
          </table:table-cell>
          <table:table-cell table:style-name="ce61" office:value-type="string">
            <text:p>{"urls":[{"expanded_url":"https://www.piratenpartei.at/live/","indices":[55,78],"display_url":"piratenpartei.at/live/","url":"https://t.co/3jq7qYABID"}],"hashtags":[{"text":"kunstl","indices":[129,136]}],"user_mentions":[{"id":43325643,"name":"Piratenpartei","indices":[3,19],"screen_name":"piratenparteiat","id_str":"43325643"}]}</text:p>
          </table:table-cell>
        </table:table-row>
        <table:table-row table:style-name="ro23">
          <table:table-cell table:style-name="ce58" office:value-type="string">
            <text:p>309367198663712769</text:p>
          </table:table-cell>
          <table:table-cell table:style-name="ce59" office:value-type="string">
            <text:p>michelreimon</text:p>
          </table:table-cell>
          <table:table-cell table:style-name="ce59" office:value-type="string">
            <text:p>RT @piratenparteiat: Wovon soll Kunst leben? Jetzt auf https://t.co/3jq7qYABID – Seitenverhältnis wird gleich repariert. Hashtag #kunstl ...</text:p>
          </table:table-cell>
          <table:table-cell table:style-name="ce59" office:value-type="string">
            <text:p>Wed Mar 06 18:17:42 +0000 2013</text:p>
          </table:table-cell>
          <table:table-cell table:style-name="ce60" office:value-type="float" office:value="41339.762291666666">
            <text:p>3/6/2013 18:17:4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7448796">
            <text:p>17448796</text:p>
          </table:table-cell>
          <table:table-cell table:style-name="ce59"/>
          <table:table-cell table:style-name="ce61" office:value-type="string">
            <text:p>&lt;a href="http://twitter.com/#!/download/ipad" rel="nofollow"&gt;Twitter for iPad&lt;/a&gt;</text:p>
          </table:table-cell>
          <table:table-cell table:style-name="ce61" office:value-type="string">
            <text:p>http://a0.twimg.com/profile_images/3337883124/acecd9661a1e64be617c6fb50eb351e9_normal.png</text:p>
          </table:table-cell>
          <table:table-cell table:style-name="ce59" office:value-type="float" office:value="7733">
            <text:p>7733</text:p>
          </table:table-cell>
          <table:table-cell table:style-name="ce59" office:value-type="float" office:value="396">
            <text:p>39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ichelreimon/statuses/309367198663712769</text:p>
          </table:table-cell>
          <table:table-cell table:style-name="ce61" office:value-type="string">
            <text:p>{"urls":[{"expanded_url":"https://www.piratenpartei.at/live/","indices":[55,78],"display_url":"piratenpartei.at/live/","url":"https://t.co/3jq7qYABID"}],"hashtags":[{"text":"kunstl","indices":[129,136]}],"user_mentions":[{"id":43325643,"name":"Piratenpartei","indices":[3,19],"screen_name":"piratenparteiat","id_str":"43325643"}]}</text:p>
          </table:table-cell>
        </table:table-row>
        <table:table-row table:style-name="ro24">
          <table:table-cell table:style-name="ce58" office:value-type="string">
            <text:p>309366075068387328</text:p>
          </table:table-cell>
          <table:table-cell table:style-name="ce59" office:value-type="string">
            <text:p>mpopp75</text:p>
          </table:table-cell>
          <table:table-cell table:style-name="ce59" office:value-type="string">
            <text:p>.@piratenparteiat indem sie Kunst produzieren und nicht Schund, den niemand will?</text:p>
          </table:table-cell>
          <table:table-cell table:style-name="ce59" office:value-type="string">
            <text:p>Wed Mar 06 18:13:14 +0000 2013</text:p>
          </table:table-cell>
          <table:table-cell table:style-name="ce60" office:value-type="float" office:value="41339.75918981482">
            <text:p>3/6/2013 18:13:14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43325643">
            <text:p>43325643</text:p>
          </table:table-cell>
          <table:table-cell table:style-name="ce59" office:value-type="string">
            <text:p>piratenparteiat</text:p>
          </table:table-cell>
          <table:table-cell table:style-name="ce59" office:value-type="float" office:value="48972679">
            <text:p>48972679</text:p>
          </table:table-cell>
          <table:table-cell table:style-name="ce59" office:value-type="string">
            <text:p>309365482903961600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839951956/markus_popp_highres_normal.png</text:p>
          </table:table-cell>
          <table:table-cell table:style-name="ce59" office:value-type="float" office:value="356">
            <text:p>356</text:p>
          </table:table-cell>
          <table:table-cell table:style-name="ce59" office:value-type="float" office:value="310">
            <text:p>31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popp75/statuses/309366075068387328</text:p>
          </table:table-cell>
          <table:table-cell table:style-name="ce61" office:value-type="string">
            <text:p>{"urls":[],"hashtags":[],"user_mentions":[{"id":43325643,"name":"Piratenpartei","indices":[1,17],"screen_name":"piratenparteiat","id_str":"43325643"}]}</text:p>
          </table:table-cell>
        </table:table-row>
        <table:table-row table:style-name="ro24">
          <table:table-cell table:style-name="ce58" office:value-type="string">
            <text:p>309365829475110912</text:p>
          </table:table-cell>
          <table:table-cell table:style-name="ce59" office:value-type="string">
            <text:p>c3o</text:p>
          </table:table-cell>
          <table:table-cell table:style-name="ce59" office:value-type="string">
            <text:p>RT @piratenparteiat: Livestream von "Wovon soll Kunst leben"? http://t.co/5u2wEkRVqZ</text:p>
          </table:table-cell>
          <table:table-cell table:style-name="ce59" office:value-type="string">
            <text:p>Wed Mar 06 18:12:16 +0000 2013</text:p>
          </table:table-cell>
          <table:table-cell table:style-name="ce60" office:value-type="float" office:value="41339.758518518516">
            <text:p>3/6/2013 18:12:16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787678">
            <text:p>78767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4488082/c3ologo_normal.gif</text:p>
          </table:table-cell>
          <table:table-cell table:style-name="ce59" office:value-type="float" office:value="1582">
            <text:p>1582</text:p>
          </table:table-cell>
          <table:table-cell table:style-name="ce59" office:value-type="float" office:value="816">
            <text:p>81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3o/statuses/309365829475110912</text:p>
          </table:table-cell>
          <table:table-cell table:style-name="ce61" office:value-type="string">
            <text:p>{"urls":[{"expanded_url":"http://viewer.dacast.com/broadcaster/17361/c/20868","indices":[62,84],"display_url":"viewer.dacast.com/broadcaster/17\u2026","url":"http://t.co/5u2wEkRVqZ"}],"hashtags":[],"user_mentions":[{"id":43325643,"name":"Piratenpartei","indices":[3,19],"screen_name":"piratenparteiat","id_str":"43325643"}]}</text:p>
          </table:table-cell>
        </table:table-row>
        <table:table-row table:style-name="ro24">
          <table:table-cell table:style-name="ce58" office:value-type="string">
            <text:p>309365735845666818</text:p>
          </table:table-cell>
          <table:table-cell table:style-name="ce59" office:value-type="string">
            <text:p>V3RR_</text:p>
          </table:table-cell>
          <table:table-cell table:style-name="ce59" office:value-type="string">
            <text:p>RT @piratenparteiat: Livestream von "Wovon soll Kunst leben"? http://t.co/5u2wEkRVqZ</text:p>
          </table:table-cell>
          <table:table-cell table:style-name="ce59" office:value-type="string">
            <text:p>Wed Mar 06 18:11:53 +0000 2013</text:p>
          </table:table-cell>
          <table:table-cell table:style-name="ce60" office:value-type="float" office:value="41339.758252314816">
            <text:p>3/6/2013 18:11:5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558114648">
            <text:p>55811464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147626704/avatar1_normal.jpg</text:p>
          </table:table-cell>
          <table:table-cell table:style-name="ce59" office:value-type="float" office:value="144">
            <text:p>144</text:p>
          </table:table-cell>
          <table:table-cell table:style-name="ce59" office:value-type="float" office:value="173">
            <text:p>17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3RR_/statuses/309365735845666818</text:p>
          </table:table-cell>
          <table:table-cell table:style-name="ce61" office:value-type="string">
            <text:p>{"urls":[{"expanded_url":"http://viewer.dacast.com/broadcaster/17361/c/20868","indices":[62,84],"display_url":"viewer.dacast.com/broadcaster/17\u2026","url":"http://t.co/5u2wEkRVqZ"}],"hashtags":[],"user_mentions":[{"id":43325643,"name":"Piratenpartei","indices":[3,19],"screen_name":"piratenparteiat","id_str":"43325643"}]}</text:p>
          </table:table-cell>
        </table:table-row>
        <table:table-row table:style-name="ro25">
          <table:table-cell table:style-name="ce58" office:value-type="string">
            <text:p>309346416835297280</text:p>
          </table:table-cell>
          <table:table-cell table:style-name="ce59" office:value-type="string">
            <text:p>theoouz</text:p>
          </table:table-cell>
          <table:table-cell table:style-name="ce59" office:value-type="string">
            <text:p>SUMMER ELETROHITS 9 #PARTIU #THE #PIRAT #BAY</text:p>
          </table:table-cell>
          <table:table-cell table:style-name="ce59" office:value-type="string">
            <text:p>Wed Mar 06 16:55:07 +0000 2013</text:p>
          </table:table-cell>
          <table:table-cell table:style-name="ce60" office:value-type="float" office:value="41339.704942129625">
            <text:p>3/6/2013 16:55:07</text:p>
          </table:table-cell>
          <table:table-cell table:style-name="ce59"/>
          <table:table-cell table:style-name="ce59" office:value-type="string">
            <text:p>pt</text:p>
          </table:table-cell>
          <table:table-cell table:number-columns-repeated="2" table:style-name="ce59"/>
          <table:table-cell table:style-name="ce59" office:value-type="float" office:value="1127022002">
            <text:p>1127022002</text:p>
          </table:table-cell>
          <table:table-cell table:style-name="ce59"/>
          <table:table-cell table:style-name="ce61" office:value-type="string">
            <text:p>&lt;a href="https://mobile.twitter.com" rel="nofollow"&gt;Mobile Web (M2)&lt;/a&gt;</text:p>
          </table:table-cell>
          <table:table-cell table:style-name="ce61" office:value-type="string">
            <text:p>http://a0.twimg.com/profile_images/3226432121/44d21ad9abe329ed39fb8161abab93fc_normal.jpeg</text:p>
          </table:table-cell>
          <table:table-cell table:style-name="ce59" office:value-type="float" office:value="127">
            <text:p>127</text:p>
          </table:table-cell>
          <table:table-cell table:style-name="ce59" office:value-type="float" office:value="198">
            <text:p>198</text:p>
          </table:table-cell>
          <table:table-cell table:style-name="ce59" office:value-type="float" office:value="-7200">
            <text:p>-7200</text:p>
          </table:table-cell>
          <table:table-cell table:style-name="ce59" office:value-type="string">
            <text:p>http://twitter.com/theoouz/statuses/309346416835297280</text:p>
          </table:table-cell>
          <table:table-cell table:style-name="ce61" office:value-type="string">
            <text:p>{"urls":[],"hashtags":[{"text":"PARTIU","indices":[20,27]},{"text":"THE","indices":[28,32]},{"text":"PIRAT","indices":[33,39]},{"text":"BAY","indices":[40,44]}],"user_mentions":[]}</text:p>
          </table:table-cell>
        </table:table-row>
        <table:table-row table:style-name="ro20">
          <table:table-cell table:style-name="ce58" office:value-type="string">
            <text:p>309338903167524865</text:p>
          </table:table-cell>
          <table:table-cell table:style-name="ce59" office:value-type="string">
            <text:p>desperado_joe</text:p>
          </table:table-cell>
          <table:table-cell table:style-name="ce59" office:value-type="string">
            <text:p>RT @piratenparteiat: Die SPÖ schützt… sich vor echter Mitbestimmung. Da könnt ja jeder kommen. Es gibt http://t.co/US9F7H0LYA! http://t. ...</text:p>
          </table:table-cell>
          <table:table-cell table:style-name="ce59" office:value-type="string">
            <text:p>Wed Mar 06 16:25:16 +0000 2013</text:p>
          </table:table-cell>
          <table:table-cell table:style-name="ce60" office:value-type="float" office:value="41339.68421296296">
            <text:p>3/6/2013 16:25:1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39701795">
            <text:p>339701795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453428837/fischaug_normal.jpg</text:p>
          </table:table-cell>
          <table:table-cell table:style-name="ce59" office:value-type="float" office:value="39">
            <text:p>39</text:p>
          </table:table-cell>
          <table:table-cell table:style-name="ce59" office:value-type="float" office:value="174">
            <text:p>17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desperado_joe/statuses/309338903167524865</text:p>
          </table:table-cell>
          <table:table-cell table:style-name="ce61" office:value-type="string">
            <text:p>{"urls":[{"expanded_url":"http://BessereFragen.at","indices":[103,125],"display_url":"BessereFragen.at","url":"http://t.co/US9F7H0LYA"}],"hashtags":[],"user_mentions":[{"id":43325643,"name":"Piratenpartei","indices":[3,19],"screen_name":"piratenparteiat","id_str":"43325643"}]}</text:p>
          </table:table-cell>
        </table:table-row>
        <table:table-row table:style-name="ro20">
          <table:table-cell table:style-name="ce58" office:value-type="string">
            <text:p>309334392889823232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RT @piratenparteiat: Die SPÖ schützt… sich vor echter Mitbestimmung. Da könnt ja jeder kommen. Es gibt http://t.co/US9F7H0LYA! http://t. ...</text:p>
          </table:table-cell>
          <table:table-cell table:style-name="ce59" office:value-type="string">
            <text:p>Wed Mar 06 16:07:21 +0000 2013</text:p>
          </table:table-cell>
          <table:table-cell table:style-name="ce60" office:value-type="float" office:value="41339.67177083333">
            <text:p>3/6/2013 16:07:21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63647843">
            <text:p>26364784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72">
            <text:p>372</text:p>
          </table:table-cell>
          <table:table-cell table:style-name="ce59" office:value-type="float" office:value="730">
            <text:p>73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9334392889823232</text:p>
          </table:table-cell>
          <table:table-cell table:style-name="ce61" office:value-type="string">
            <text:p>{"urls":[{"expanded_url":"http://BessereFragen.at","indices":[103,125],"display_url":"BessereFragen.at","url":"http://t.co/US9F7H0LYA"}],"hashtags":[],"user_mentions":[{"id":43325643,"name":"Piratenpartei","indices":[3,19],"screen_name":"piratenparteiat","id_str":"43325643"}]}</text:p>
          </table:table-cell>
        </table:table-row>
        <table:table-row table:style-name="ro21">
          <table:table-cell table:style-name="ce58" office:value-type="string">
            <text:p>309332196341190659</text:p>
          </table:table-cell>
          <table:table-cell table:style-name="ce59" office:value-type="string">
            <text:p>titusluca</text:p>
          </table:table-cell>
          <table:table-cell table:style-name="ce59" office:value-type="string">
            <text:p>RT @JoschuaCohen: #Pirat #fefe ruft auf seinem Block wieder einmal faktisch direkt zum Judenhass auf.</text:p>
          </table:table-cell>
          <table:table-cell table:style-name="ce59" office:value-type="string">
            <text:p>Wed Mar 06 15:58:37 +0000 2013</text:p>
          </table:table-cell>
          <table:table-cell table:style-name="ce60" office:value-type="float" office:value="41339.66570601852">
            <text:p>3/6/2013 15:58:3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05633775">
            <text:p>305633775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2626771602/1cux0xk366iq2qnrt3zf_normal.jpeg</text:p>
          </table:table-cell>
          <table:table-cell table:style-name="ce59" office:value-type="float" office:value="299">
            <text:p>299</text:p>
          </table:table-cell>
          <table:table-cell table:style-name="ce59" office:value-type="float" office:value="313">
            <text:p>313</text:p>
          </table:table-cell>
          <table:table-cell table:style-name="ce59"/>
          <table:table-cell table:style-name="ce59" office:value-type="string">
            <text:p>http://twitter.com/titusluca/statuses/309332196341190659</text:p>
          </table:table-cell>
          <table:table-cell table:style-name="ce61" office:value-type="string">
            <text:p>{"urls":[],"hashtags":[{"text":"Pirat","indices":[18,24]},{"text":"fefe","indices":[25,30]}],"user_mentions":[{"id":166506852,"name":"✡ Joschua Cohen ✡","indices":[3,16],"screen_name":"JoschuaCohen","id_str":"166506852"}]}</text:p>
          </table:table-cell>
        </table:table-row>
        <table:table-row table:style-name="ro20">
          <table:table-cell table:style-name="ce58" office:value-type="string">
            <text:p>309332136626905088</text:p>
          </table:table-cell>
          <table:table-cell table:style-name="ce59" office:value-type="string">
            <text:p>JeffCigrand</text:p>
          </table:table-cell>
          <table:table-cell table:style-name="ce59" office:value-type="string">
            <text:p>RT @piratenparteiat: Die SPÖ schützt… sich vor echter Mitbestimmung. Da könnt ja jeder kommen. Es gibt http://t.co/US9F7H0LYA! http://t. ...</text:p>
          </table:table-cell>
          <table:table-cell table:style-name="ce59" office:value-type="string">
            <text:p>Wed Mar 06 15:58:23 +0000 2013</text:p>
          </table:table-cell>
          <table:table-cell table:style-name="ce60" office:value-type="float" office:value="41339.66554398148">
            <text:p>3/6/2013 15:58:2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89410898">
            <text:p>289410898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2526542679/vzmxvcnpu9ani4xyalhl_normal.jpeg</text:p>
          </table:table-cell>
          <table:table-cell table:style-name="ce59" office:value-type="float" office:value="31">
            <text:p>31</text:p>
          </table:table-cell>
          <table:table-cell table:style-name="ce59" office:value-type="float" office:value="151">
            <text:p>151</text:p>
          </table:table-cell>
          <table:table-cell table:style-name="ce59" office:value-type="float" office:value="-18000">
            <text:p>-18000</text:p>
          </table:table-cell>
          <table:table-cell table:style-name="ce59" office:value-type="string">
            <text:p>http://twitter.com/JeffCigrand/statuses/309332136626905088</text:p>
          </table:table-cell>
          <table:table-cell table:style-name="ce61" office:value-type="string">
            <text:p>{"urls":[{"expanded_url":"http://BessereFragen.at","indices":[103,125],"display_url":"BessereFragen.at","url":"http://t.co/US9F7H0LYA"}],"hashtags":[],"user_mentions":[{"id":43325643,"name":"Piratenpartei","indices":[3,19],"screen_name":"piratenparteiat","id_str":"43325643"}]}</text:p>
          </table:table-cell>
        </table:table-row>
        <table:table-row table:style-name="ro22">
          <table:table-cell table:style-name="ce58" office:value-type="string">
            <text:p>309317440427401216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.@CarFreiTag Alternativ und kritisch haben die Grünen outgesourct, das machen jetzt wir für sie. #PIRAT #PPat</text:p>
          </table:table-cell>
          <table:table-cell table:style-name="ce59" office:value-type="string">
            <text:p>Wed Mar 06 14:59:59 +0000 2013</text:p>
          </table:table-cell>
          <table:table-cell table:style-name="ce60" office:value-type="float" office:value="41339.62498842592">
            <text:p>3/6/2013 14:59:59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21125553">
            <text:p>21125553</text:p>
          </table:table-cell>
          <table:table-cell table:style-name="ce59" office:value-type="string">
            <text:p>CarFreiTag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09314122141540353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72">
            <text:p>372</text:p>
          </table:table-cell>
          <table:table-cell table:style-name="ce59" office:value-type="float" office:value="724">
            <text:p>72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9317440427401216</text:p>
          </table:table-cell>
          <table:table-cell table:style-name="ce61" office:value-type="string">
            <text:p>{"urls":[],"hashtags":[{"text":"PIRAT","indices":[97,103]},{"text":"PPat","indices":[104,109]}],"user_mentions":[{"id":21125553,"name":"CarFreiTag","indices":[1,12],"screen_name":"CarFreiTag","id_str":"21125553"}]}</text:p>
          </table:table-cell>
        </table:table-row>
        <table:table-row table:style-name="ro20">
          <table:table-cell table:style-name="ce58" office:value-type="string">
            <text:p>309312799069335552</text:p>
          </table:table-cell>
          <table:table-cell table:style-name="ce59" office:value-type="string">
            <text:p>PParzival</text:p>
          </table:table-cell>
          <table:table-cell table:style-name="ce59" office:value-type="string">
            <text:p>RT @TheCitizen_de: Armutszeugnis für den Neoliberalismus. Wir brauchen ein bedingungsloses Grundeinkommen. http://t.co/B65j5bzWEZ #Pirat ...</text:p>
          </table:table-cell>
          <table:table-cell table:style-name="ce59" office:value-type="string">
            <text:p>Wed Mar 06 14:41:32 +0000 2013</text:p>
          </table:table-cell>
          <table:table-cell table:style-name="ce60" office:value-type="float" office:value="41339.612175925926">
            <text:p>3/6/2013 14:41:3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41131956">
            <text:p>541131956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024890923/image_normal.jpg</text:p>
          </table:table-cell>
          <table:table-cell table:style-name="ce59" office:value-type="float" office:value="1150">
            <text:p>1150</text:p>
          </table:table-cell>
          <table:table-cell table:style-name="ce59" office:value-type="float" office:value="2002">
            <text:p>2002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PParzival/statuses/309312799069335552</text:p>
          </table:table-cell>
          <table:table-cell table:style-name="ce61" office:value-type="string">
            <text:p>{"urls":[{"expanded_url":"http://de.thecitizen.de/2013/03/06/failure-neoliberalism-we-need-unconditional-basic-income-guarantee/","indices":[107,129],"display_url":"de.thecitizen.de/2013/03/06/fai\u2026","url":"http://t.co/B65j5bzWEZ"}],"hashtags":[{"text":"Pirat","indices":[130,136]}],"user_mentions":[{"id":271952985,"name":"The Citizen","indices":[3,17],"screen_name":"TheCitizen_de","id_str":"271952985"}]}</text:p>
          </table:table-cell>
        </table:table-row>
        <table:table-row table:style-name="ro20">
          <table:table-cell table:style-name="ce58" office:value-type="string">
            <text:p>309312765158367232</text:p>
          </table:table-cell>
          <table:table-cell table:style-name="ce59" office:value-type="string">
            <text:p>moerle67</text:p>
          </table:table-cell>
          <table:table-cell table:style-name="ce59" office:value-type="string">
            <text:p>RT @TheCitizen_de: Armutszeugnis für den Neoliberalismus. Wir brauchen ein bedingungsloses Grundeinkommen. http://t.co/B65j5bzWEZ #Pirat ...</text:p>
          </table:table-cell>
          <table:table-cell table:style-name="ce59" office:value-type="string">
            <text:p>Wed Mar 06 14:41:24 +0000 2013</text:p>
          </table:table-cell>
          <table:table-cell table:style-name="ce60" office:value-type="float" office:value="41339.61208333333">
            <text:p>3/6/2013 14:41:2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23841607">
            <text:p>123841607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999306602/ich_demo_normal.JPG</text:p>
          </table:table-cell>
          <table:table-cell table:style-name="ce59" office:value-type="float" office:value="584">
            <text:p>584</text:p>
          </table:table-cell>
          <table:table-cell table:style-name="ce59" office:value-type="float" office:value="587">
            <text:p>58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oerle67/statuses/309312765158367232</text:p>
          </table:table-cell>
          <table:table-cell table:style-name="ce61" office:value-type="string">
            <text:p>{"urls":[{"expanded_url":"http://de.thecitizen.de/2013/03/06/failure-neoliberalism-we-need-unconditional-basic-income-guarantee/","indices":[107,129],"display_url":"de.thecitizen.de/2013/03/06/fai\u2026","url":"http://t.co/B65j5bzWEZ"}],"hashtags":[{"text":"Pirat","indices":[130,136]}],"user_mentions":[{"id":271952985,"name":"The Citizen","indices":[3,17],"screen_name":"TheCitizen_de","id_str":"271952985"}]}</text:p>
          </table:table-cell>
        </table:table-row>
        <table:table-row table:style-name="ro20">
          <table:table-cell table:style-name="ce58" office:value-type="string">
            <text:p>309312115079004162</text:p>
          </table:table-cell>
          <table:table-cell table:style-name="ce59" office:value-type="string">
            <text:p>twena</text:p>
          </table:table-cell>
          <table:table-cell table:style-name="ce59" office:value-type="string">
            <text:p>RT @medienpirat: Die http://t.co/VM784PbqaW @piratenparteiat lädt heute zur Diskussionsveranstaltung "Wovon sollen Künstler leben?" http ...</text:p>
          </table:table-cell>
          <table:table-cell table:style-name="ce59" office:value-type="string">
            <text:p>Wed Mar 06 14:38:49 +0000 2013</text:p>
          </table:table-cell>
          <table:table-cell table:style-name="ce60" office:value-type="float" office:value="41339.61028935185">
            <text:p>3/6/2013 14:38:49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1687502">
            <text:p>11687502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3158098493/9c87fe3034827d07fdcac17f3d001bcf_normal.jpeg</text:p>
          </table:table-cell>
          <table:table-cell table:style-name="ce59" office:value-type="float" office:value="1264">
            <text:p>1264</text:p>
          </table:table-cell>
          <table:table-cell table:style-name="ce59" office:value-type="float" office:value="222">
            <text:p>22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twena/statuses/309312115079004162</text:p>
          </table:table-cell>
          <table:table-cell table:style-name="ce61" office:value-type="string">
            <text:p>{"urls":[{"expanded_url":"http://www.piratenpartei.at","indices":[21,43],"display_url":"piratenpartei.at","url":"http://t.co/VM784PbqaW"}],"hashtags":[],"user_mentions":[{"id":16288448,"name":"Florian Hörantner","indices":[3,15],"screen_name":"medienpirat","id_str":"16288448"},{"id":43325643,"name":"Piratenpartei","indices":[44,60],"screen_name":"piratenparteiat","id_str":"43325643"}]}</text:p>
          </table:table-cell>
        </table:table-row>
        <table:table-row table:style-name="ro20">
          <table:table-cell table:style-name="ce58" office:value-type="string">
            <text:p>309312003103678465</text:p>
          </table:table-cell>
          <table:table-cell table:style-name="ce59" office:value-type="string">
            <text:p>leyrer</text:p>
          </table:table-cell>
          <table:table-cell table:style-name="ce59" office:value-type="string">
            <text:p>RT @medienpirat: Die http://t.co/VM784PbqaW @piratenparteiat lädt heute zur Diskussionsveranstaltung "Wovon sollen Künstler leben?" http ...</text:p>
          </table:table-cell>
          <table:table-cell table:style-name="ce59" office:value-type="string">
            <text:p>Wed Mar 06 14:38:22 +0000 2013</text:p>
          </table:table-cell>
          <table:table-cell table:style-name="ce60" office:value-type="float" office:value="41339.60997685185">
            <text:p>3/6/2013 14:38:2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3192451">
            <text:p>3192451</text:p>
          </table:table-cell>
          <table:table-cell table:style-name="ce59"/>
          <table:table-cell table:style-name="ce61" office:value-type="string">
            <text:p>&lt;a href="http://www.floodgap.com/software/ttytter/" rel="nofollow"&gt;TTYtter&lt;/a&gt;</text:p>
          </table:table-cell>
          <table:table-cell table:style-name="ce61" office:value-type="string">
            <text:p>http://a0.twimg.com/profile_images/3006543012/2cee58f5993600c2f3abf0e411508b6b_normal.png</text:p>
          </table:table-cell>
          <table:table-cell table:style-name="ce59" office:value-type="float" office:value="2003">
            <text:p>2003</text:p>
          </table:table-cell>
          <table:table-cell table:style-name="ce59" office:value-type="float" office:value="2130">
            <text:p>213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leyrer/statuses/309312003103678465</text:p>
          </table:table-cell>
          <table:table-cell table:style-name="ce61" office:value-type="string">
            <text:p>{"urls":[{"expanded_url":"http://www.piratenpartei.at","indices":[21,43],"display_url":"piratenpartei.at","url":"http://t.co/VM784PbqaW"}],"hashtags":[],"user_mentions":[{"id":16288448,"name":"Florian Hörantner","indices":[3,15],"screen_name":"medienpirat","id_str":"16288448"},{"id":43325643,"name":"Piratenpartei","indices":[44,60],"screen_name":"piratenparteiat","id_str":"43325643"}]}</text:p>
          </table:table-cell>
        </table:table-row>
        <table:table-row table:style-name="ro20">
          <table:table-cell table:style-name="ce58" office:value-type="string">
            <text:p>309311955385085953</text:p>
          </table:table-cell>
          <table:table-cell table:style-name="ce59" office:value-type="string">
            <text:p>c3o</text:p>
          </table:table-cell>
          <table:table-cell table:style-name="ce59" office:value-type="string">
            <text:p>RT @medienpirat: Die http://t.co/VM784PbqaW @piratenparteiat lädt heute zur Diskussionsveranstaltung "Wovon sollen Künstler leben?" http ...</text:p>
          </table:table-cell>
          <table:table-cell table:style-name="ce59" office:value-type="string">
            <text:p>Wed Mar 06 14:38:11 +0000 2013</text:p>
          </table:table-cell>
          <table:table-cell table:style-name="ce60" office:value-type="float" office:value="41339.60984953704">
            <text:p>3/6/2013 14:38:11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787678">
            <text:p>78767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4488082/c3ologo_normal.gif</text:p>
          </table:table-cell>
          <table:table-cell table:style-name="ce59" office:value-type="float" office:value="1582">
            <text:p>1582</text:p>
          </table:table-cell>
          <table:table-cell table:style-name="ce59" office:value-type="float" office:value="816">
            <text:p>81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3o/statuses/309311955385085953</text:p>
          </table:table-cell>
          <table:table-cell table:style-name="ce61" office:value-type="string">
            <text:p>{"urls":[{"expanded_url":"http://www.piratenpartei.at","indices":[21,43],"display_url":"piratenpartei.at","url":"http://t.co/VM784PbqaW"}],"hashtags":[],"user_mentions":[{"id":16288448,"name":"Florian Hörantner","indices":[3,15],"screen_name":"medienpirat","id_str":"16288448"},{"id":43325643,"name":"Piratenpartei","indices":[44,60],"screen_name":"piratenparteiat","id_str":"43325643"}]}</text:p>
          </table:table-cell>
        </table:table-row>
        <table:table-row table:style-name="ro20">
          <table:table-cell table:style-name="ce58" office:value-type="string">
            <text:p>309311955368296448</text:p>
          </table:table-cell>
          <table:table-cell table:style-name="ce59" office:value-type="string">
            <text:p>piratenparteiat</text:p>
          </table:table-cell>
          <table:table-cell table:style-name="ce59" office:value-type="string">
            <text:p>RT @medienpirat: Die http://t.co/VM784PbqaW @piratenparteiat lädt heute zur Diskussionsveranstaltung "Wovon sollen Künstler leben?" http ...</text:p>
          </table:table-cell>
          <table:table-cell table:style-name="ce59" office:value-type="string">
            <text:p>Wed Mar 06 14:38:11 +0000 2013</text:p>
          </table:table-cell>
          <table:table-cell table:style-name="ce60" office:value-type="float" office:value="41339.60984953704">
            <text:p>3/6/2013 14:38:1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3325643">
            <text:p>43325643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3153408190/3121bb60c48ca8992124aa9373a0a66a_normal.jpeg</text:p>
          </table:table-cell>
          <table:table-cell table:style-name="ce59" office:value-type="float" office:value="3063">
            <text:p>3063</text:p>
          </table:table-cell>
          <table:table-cell table:style-name="ce59" office:value-type="float" office:value="1229">
            <text:p>122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iratenparteiat/statuses/309311955368296448</text:p>
          </table:table-cell>
          <table:table-cell table:style-name="ce61" office:value-type="string">
            <text:p>{"urls":[{"expanded_url":"http://www.piratenpartei.at","indices":[21,43],"display_url":"piratenpartei.at","url":"http://t.co/VM784PbqaW"}],"hashtags":[],"user_mentions":[{"id":16288448,"name":"Florian Hörantner","indices":[3,15],"screen_name":"medienpirat","id_str":"16288448"},{"id":43325643,"name":"Piratenpartei","indices":[44,60],"screen_name":"piratenparteiat","id_str":"43325643"}]}</text:p>
          </table:table-cell>
        </table:table-row>
        <table:table-row table:style-name="ro20">
          <table:table-cell table:style-name="ce58" office:value-type="string">
            <text:p>309306882919657472</text:p>
          </table:table-cell>
          <table:table-cell table:style-name="ce59" office:value-type="string">
            <text:p>Parocatha</text:p>
          </table:table-cell>
          <table:table-cell table:style-name="ce59" office:value-type="string">
            <text:p>RT @TheCitizen_de: Armutszeugnis für den Neoliberalismus. Wir brauchen ein bedingungsloses Grundeinkommen. http://t.co/B65j5bzWEZ #Pirat ...</text:p>
          </table:table-cell>
          <table:table-cell table:style-name="ce59" office:value-type="string">
            <text:p>Wed Mar 06 14:18:02 +0000 2013</text:p>
          </table:table-cell>
          <table:table-cell table:style-name="ce60" office:value-type="float" office:value="41339.59585648148">
            <text:p>3/6/2013 14:18:0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063735586">
            <text:p>1063735586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069857744/c5b3d72e7027406d371ddcd60227678f_normal.jpeg</text:p>
          </table:table-cell>
          <table:table-cell table:style-name="ce59" office:value-type="float" office:value="101">
            <text:p>101</text:p>
          </table:table-cell>
          <table:table-cell table:style-name="ce59" office:value-type="float" office:value="225">
            <text:p>225</text:p>
          </table:table-cell>
          <table:table-cell table:style-name="ce59"/>
          <table:table-cell table:style-name="ce59" office:value-type="string">
            <text:p>http://twitter.com/Parocatha/statuses/309306882919657472</text:p>
          </table:table-cell>
          <table:table-cell table:style-name="ce61" office:value-type="string">
            <text:p>{"urls":[{"expanded_url":"http://de.thecitizen.de/2013/03/06/failure-neoliberalism-we-need-unconditional-basic-income-guarantee/","indices":[107,129],"display_url":"de.thecitizen.de/2013/03/06/fai\u2026","url":"http://t.co/B65j5bzWEZ"}],"hashtags":[{"text":"Pirat","indices":[130,136]}],"user_mentions":[{"id":271952985,"name":"The Citizen","indices":[3,17],"screen_name":"TheCitizen_de","id_str":"271952985"}]}</text:p>
          </table:table-cell>
        </table:table-row>
        <table:table-row table:style-name="ro20">
          <table:table-cell table:style-name="ce58" office:value-type="string">
            <text:p>309303213058830337</text:p>
          </table:table-cell>
          <table:table-cell table:style-name="ce59" office:value-type="string">
            <text:p>a7tweety</text:p>
          </table:table-cell>
          <table:table-cell table:style-name="ce59" office:value-type="string">
            <text:p>RT @TheCitizen_de: Armutszeugnis für den Neoliberalismus. Wir brauchen ein bedingungsloses Grundeinkommen. http://t.co/B65j5bzWEZ #Pirat ...</text:p>
          </table:table-cell>
          <table:table-cell table:style-name="ce59" office:value-type="string">
            <text:p>Wed Mar 06 14:03:27 +0000 2013</text:p>
          </table:table-cell>
          <table:table-cell table:style-name="ce60" office:value-type="float" office:value="41339.58572916666">
            <text:p>3/6/2013 14:03:2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64683018">
            <text:p>64683018</text:p>
          </table:table-cell>
          <table:table-cell table:style-name="ce59"/>
          <table:table-cell table:style-name="ce61" office:value-type="string">
            <text:p>&lt;a href="http://twitter.com/#!/download/ipad" rel="nofollow"&gt;Twitter for iPad&lt;/a&gt;</text:p>
          </table:table-cell>
          <table:table-cell table:style-name="ce61" office:value-type="string">
            <text:p>http://a0.twimg.com/profile_images/356897663/5044_normal.jpg</text:p>
          </table:table-cell>
          <table:table-cell table:style-name="ce59" office:value-type="float" office:value="171">
            <text:p>171</text:p>
          </table:table-cell>
          <table:table-cell table:style-name="ce59" office:value-type="float" office:value="196">
            <text:p>19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a7tweety/statuses/309303213058830337</text:p>
          </table:table-cell>
          <table:table-cell table:style-name="ce61" office:value-type="string">
            <text:p>{"urls":[{"expanded_url":"http://de.thecitizen.de/2013/03/06/failure-neoliberalism-we-need-unconditional-basic-income-guarantee/","indices":[107,129],"display_url":"de.thecitizen.de/2013/03/06/fai\u2026","url":"http://t.co/B65j5bzWEZ"}],"hashtags":[{"text":"Pirat","indices":[130,136]}],"user_mentions":[{"id":271952985,"name":"The Citizen","indices":[3,17],"screen_name":"TheCitizen_de","id_str":"271952985"}]}</text:p>
          </table:table-cell>
        </table:table-row>
        <table:table-row table:style-name="ro20">
          <table:table-cell table:style-name="ce58" office:value-type="string">
            <text:p>309302381592600577</text:p>
          </table:table-cell>
          <table:table-cell table:style-name="ce59" office:value-type="string">
            <text:p>bgebot</text:p>
          </table:table-cell>
          <table:table-cell table:style-name="ce59" office:value-type="string">
            <text:p>RT @TheCitizen_de: Armutszeugnis für den Neoliberalismus. Wir brauchen ein bedingungsloses Grundeinkommen. http://t.co/B65j5bzWEZ #Pirat ...</text:p>
          </table:table-cell>
          <table:table-cell table:style-name="ce59" office:value-type="string">
            <text:p>Wed Mar 06 14:00:08 +0000 2013</text:p>
          </table:table-cell>
          <table:table-cell table:style-name="ce60" office:value-type="float" office:value="41339.58342592592">
            <text:p>3/6/2013 14:00:0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12910781">
            <text:p>212910781</text:p>
          </table:table-cell>
          <table:table-cell table:style-name="ce59"/>
          <table:table-cell table:style-name="ce61" office:value-type="string">
            <text:p>&lt;a href="http://www.bgebot.de" rel="nofollow"&gt;bgebot&lt;/a&gt;</text:p>
          </table:table-cell>
          <table:table-cell table:style-name="ce61" office:value-type="string">
            <text:p>http://a0.twimg.com/profile_images/1161922354/bge-bot-big-twitterversion2_normal.png</text:p>
          </table:table-cell>
          <table:table-cell table:style-name="ce59" office:value-type="float" office:value="480">
            <text:p>480</text:p>
          </table:table-cell>
          <table:table-cell table:style-name="ce59" office:value-type="float" office:value="11">
            <text:p>11</text:p>
          </table:table-cell>
          <table:table-cell table:style-name="ce59"/>
          <table:table-cell table:style-name="ce59" office:value-type="string">
            <text:p>http://twitter.com/bgebot/statuses/309302381592600577</text:p>
          </table:table-cell>
          <table:table-cell table:style-name="ce61" office:value-type="string">
            <text:p>{"urls":[{"expanded_url":"http://de.thecitizen.de/2013/03/06/failure-neoliberalism-we-need-unconditional-basic-income-guarantee/","indices":[107,129],"display_url":"de.thecitizen.de/2013/03/06/fai\u2026","url":"http://t.co/B65j5bzWEZ"}],"hashtags":[{"text":"Pirat","indices":[130,136]}],"user_mentions":[{"id":271952985,"name":"The Citizen","indices":[3,17],"screen_name":"TheCitizen_de","id_str":"271952985"}]}</text:p>
          </table:table-cell>
        </table:table-row>
        <table:table-row table:style-name="ro20">
          <table:table-cell table:style-name="ce58" office:value-type="string">
            <text:p>309299729769054210</text:p>
          </table:table-cell>
          <table:table-cell table:style-name="ce59" office:value-type="string">
            <text:p>mwastel1967</text:p>
          </table:table-cell>
          <table:table-cell table:style-name="ce59" office:value-type="string">
            <text:p>RT @TheCitizen_de: Armutszeugnis für den Neoliberalismus. Wir brauchen ein bedingungsloses Grundeinkommen. http://t.co/B65j5bzWEZ #Pirat ...</text:p>
          </table:table-cell>
          <table:table-cell table:style-name="ce59" office:value-type="string">
            <text:p>Wed Mar 06 13:49:36 +0000 2013</text:p>
          </table:table-cell>
          <table:table-cell table:style-name="ce60" office:value-type="float" office:value="41339.576111111106">
            <text:p>3/6/2013 13:49:3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5536974">
            <text:p>35536974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257402901/image_normal.jpg</text:p>
          </table:table-cell>
          <table:table-cell table:style-name="ce59" office:value-type="float" office:value="58">
            <text:p>58</text:p>
          </table:table-cell>
          <table:table-cell table:style-name="ce59" office:value-type="float" office:value="91">
            <text:p>9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wastel1967/statuses/309299729769054210</text:p>
          </table:table-cell>
          <table:table-cell table:style-name="ce61" office:value-type="string">
            <text:p>{"urls":[{"expanded_url":"http://de.thecitizen.de/2013/03/06/failure-neoliberalism-we-need-unconditional-basic-income-guarantee/","indices":[107,129],"display_url":"de.thecitizen.de/2013/03/06/fai\u2026","url":"http://t.co/B65j5bzWEZ"}],"hashtags":[{"text":"Pirat","indices":[130,136]}],"user_mentions":[{"id":271952985,"name":"The Citizen","indices":[3,17],"screen_name":"TheCitizen_de","id_str":"271952985"}]}</text:p>
          </table:table-cell>
        </table:table-row>
        <table:table-row table:style-name="ro20">
          <table:table-cell table:style-name="ce58" office:value-type="string">
            <text:p>309298609680171008</text:p>
          </table:table-cell>
          <table:table-cell table:style-name="ce59" office:value-type="string">
            <text:p>basicincomeEU</text:p>
          </table:table-cell>
          <table:table-cell table:style-name="ce59" office:value-type="string">
            <text:p>RT @TheCitizen_de: Armutszeugnis für den Neoliberalismus. Wir brauchen ein bedingungsloses Grundeinkommen. http://t.co/B65j5bzWEZ #Pirat ...</text:p>
          </table:table-cell>
          <table:table-cell table:style-name="ce59" office:value-type="string">
            <text:p>Wed Mar 06 13:45:09 +0000 2013</text:p>
          </table:table-cell>
          <table:table-cell table:style-name="ce60" office:value-type="float" office:value="41339.57302083333">
            <text:p>3/6/2013 13:45:09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994716212">
            <text:p>994716212</text:p>
          </table:table-cell>
          <table:table-cell table:style-name="ce59"/>
          <table:table-cell table:style-name="ce61" office:value-type="string">
            <text:p>&lt;a href="http://www.hootsuite.com" rel="nofollow"&gt;HootSuite&lt;/a&gt;</text:p>
          </table:table-cell>
          <table:table-cell table:style-name="ce61" office:value-type="string">
            <text:p>http://a0.twimg.com/profile_images/3061408937/28e358f25c6e154a11ff6c3847d78d54_normal.jpeg</text:p>
          </table:table-cell>
          <table:table-cell table:style-name="ce59" office:value-type="float" office:value="647">
            <text:p>647</text:p>
          </table:table-cell>
          <table:table-cell table:style-name="ce59" office:value-type="float" office:value="831">
            <text:p>83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asicincomeEU/statuses/309298609680171008</text:p>
          </table:table-cell>
          <table:table-cell table:style-name="ce61" office:value-type="string">
            <text:p>{"urls":[{"expanded_url":"http://de.thecitizen.de/2013/03/06/failure-neoliberalism-we-need-unconditional-basic-income-guarantee/","indices":[107,129],"display_url":"de.thecitizen.de/2013/03/06/fai\u2026","url":"http://t.co/B65j5bzWEZ"}],"hashtags":[{"text":"Pirat","indices":[130,136]}],"user_mentions":[{"id":271952985,"name":"The Citizen","indices":[3,17],"screen_name":"TheCitizen_de","id_str":"271952985"}]}</text:p>
          </table:table-cell>
        </table:table-row>
        <table:table-row table:style-name="ro23">
          <table:table-cell table:style-name="ce58" office:value-type="string">
            <text:p>309280584608382976</text:p>
          </table:table-cell>
          <table:table-cell table:style-name="ce59" office:value-type="string">
            <text:p>Herat19</text:p>
          </table:table-cell>
          <table:table-cell table:style-name="ce59" office:value-type="string">
            <text:p>RT @medienpirat: Ein Grund mehr warum die @piratenparteiat ein BGE fordert: Das Ende der Arbeit http://t.co/lYEgdOfNtH via @werquer</text:p>
          </table:table-cell>
          <table:table-cell table:style-name="ce59" office:value-type="string">
            <text:p>Wed Mar 06 12:33:32 +0000 2013</text:p>
          </table:table-cell>
          <table:table-cell table:style-name="ce60" office:value-type="float" office:value="41339.52328703704">
            <text:p>3/6/2013 12:33:3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715991478">
            <text:p>715991478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sticky/default_profile_images/default_profile_6_normal.png</text:p>
          </table:table-cell>
          <table:table-cell table:style-name="ce59" office:value-type="float" office:value="4">
            <text:p>4</text:p>
          </table:table-cell>
          <table:table-cell table:style-name="ce59" office:value-type="float" office:value="38">
            <text:p>38</text:p>
          </table:table-cell>
          <table:table-cell table:style-name="ce59"/>
          <table:table-cell table:style-name="ce59" office:value-type="string">
            <text:p>http://twitter.com/Herat19/statuses/309280584608382976</text:p>
          </table:table-cell>
          <table:table-cell table:style-name="ce61" office:value-type="string">
            <text:p>{"urls":[{"expanded_url":"http://content.stuttgarter-zeitung.de/stz/page/916564_0_9223_-interview-langfristig-wird-die-arbeit-verschwinden-.html","indices":[96,118],"display_url":"content.stuttgarter-zeitung.de/stz/page/91656\u2026","url":"http://t.co/lYEgdOfNtH"}],"hashtags":[],"user_mentions":[{"id":16288448,"name":"Florian Hörantner","indices":[3,15],"screen_name":"medienpirat","id_str":"16288448"},{"id":43325643,"name":"Piratenpartei","indices":[42,58],"screen_name":"piratenparteiat","id_str":"43325643"},{"id":30200764,"name":"Werner Reiter","indices":[123,131],"screen_name":"werquer","id_str":"30200764"}]}</text:p>
          </table:table-cell>
        </table:table-row>
        <table:table-row table:style-name="ro25">
          <table:table-cell table:style-name="ce58" office:value-type="string">
            <text:p>309279376409780225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.@Zielina ::aufzeig:: #PIRAT #PPat ;)</text:p>
          </table:table-cell>
          <table:table-cell table:style-name="ce59" office:value-type="string">
            <text:p>Wed Mar 06 12:28:44 +0000 2013</text:p>
          </table:table-cell>
          <table:table-cell table:style-name="ce60" office:value-type="float" office:value="41339.519953703704">
            <text:p>3/6/2013 12:28:44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39021657">
            <text:p>39021657</text:p>
          </table:table-cell>
          <table:table-cell table:style-name="ce59" office:value-type="string">
            <text:p>Zielina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09264890072281088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71">
            <text:p>371</text:p>
          </table:table-cell>
          <table:table-cell table:style-name="ce59" office:value-type="float" office:value="720">
            <text:p>72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9279376409780225</text:p>
          </table:table-cell>
          <table:table-cell table:style-name="ce61" office:value-type="string">
            <text:p>{"urls":[],"hashtags":[{"text":"PIRAT","indices":[22,28]},{"text":"PPat","indices":[29,34]}],"user_mentions":[{"id":39021657,"name":"Anita Zielina","indices":[1,9],"screen_name":"Zielina","id_str":"39021657"}]}</text:p>
          </table:table-cell>
        </table:table-row>
        <table:table-row table:style-name="ro23">
          <table:table-cell table:style-name="ce58" office:value-type="string">
            <text:p>309266995386400768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RT @medienpirat: Ein Grund mehr warum die @piratenparteiat ein BGE fordert: Das Ende der Arbeit http://t.co/lYEgdOfNtH via @werquer</text:p>
          </table:table-cell>
          <table:table-cell table:style-name="ce59" office:value-type="string">
            <text:p>Wed Mar 06 11:39:32 +0000 2013</text:p>
          </table:table-cell>
          <table:table-cell table:style-name="ce60" office:value-type="float" office:value="41339.48578703703">
            <text:p>3/6/2013 11:39:3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63647843">
            <text:p>263647843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72">
            <text:p>372</text:p>
          </table:table-cell>
          <table:table-cell table:style-name="ce59" office:value-type="float" office:value="717">
            <text:p>71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9266995386400768</text:p>
          </table:table-cell>
          <table:table-cell table:style-name="ce61" office:value-type="string">
            <text:p>{"urls":[{"expanded_url":"http://content.stuttgarter-zeitung.de/stz/page/916564_0_9223_-interview-langfristig-wird-die-arbeit-verschwinden-.html","indices":[96,118],"display_url":"content.stuttgarter-zeitung.de/stz/page/91656\u2026","url":"http://t.co/lYEgdOfNtH"}],"hashtags":[],"user_mentions":[{"id":16288448,"name":"Florian Hörantner","indices":[3,15],"screen_name":"medienpirat","id_str":"16288448"},{"id":43325643,"name":"Piratenpartei","indices":[42,58],"screen_name":"piratenparteiat","id_str":"43325643"},{"id":30200764,"name":"Werner Reiter","indices":[123,131],"screen_name":"werquer","id_str":"30200764"}]}</text:p>
          </table:table-cell>
        </table:table-row>
        <table:table-row table:style-name="ro22">
          <table:table-cell table:style-name="ce58" office:value-type="string">
            <text:p>309249297269002240</text:p>
          </table:table-cell>
          <table:table-cell table:style-name="ce59" office:value-type="string">
            <text:p>medienpirat</text:p>
          </table:table-cell>
          <table:table-cell table:style-name="ce59" office:value-type="string">
            <text:p>Ein Grund mehr warum die @piratenparteiat ein BGE fordert: Das Ende der Arbeit http://t.co/lYEgdOfNtH via @werquer</text:p>
          </table:table-cell>
          <table:table-cell table:style-name="ce59" office:value-type="string">
            <text:p>Wed Mar 06 10:29:12 +0000 2013</text:p>
          </table:table-cell>
          <table:table-cell table:style-name="ce60" office:value-type="float" office:value="41339.436944444446">
            <text:p>3/6/2013 10:29:1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6288448">
            <text:p>16288448</text:p>
          </table:table-cell>
          <table:table-cell table:style-name="ce59"/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1208593987/Flo_normal.jpg</text:p>
          </table:table-cell>
          <table:table-cell table:style-name="ce59" office:value-type="float" office:value="1340">
            <text:p>1340</text:p>
          </table:table-cell>
          <table:table-cell table:style-name="ce59" office:value-type="float" office:value="368">
            <text:p>36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edienpirat/statuses/309249297269002240</text:p>
          </table:table-cell>
          <table:table-cell table:style-name="ce61" office:value-type="string">
            <text:p>{"urls":[{"expanded_url":"http://content.stuttgarter-zeitung.de/stz/page/916564_0_9223_-interview-langfristig-wird-die-arbeit-verschwinden-.html","indices":[79,101],"display_url":"content.stuttgarter-zeitung.de/stz/page/91656\u2026","url":"http://t.co/lYEgdOfNtH"}],"hashtags":[],"user_mentions":[{"id":43325643,"name":"Piratenpartei","indices":[25,41],"screen_name":"piratenparteiat","id_str":"43325643"},{"id":30200764,"name":"Werner Reiter","indices":[106,114],"screen_name":"werquer","id_str":"30200764"}]}</text:p>
          </table:table-cell>
        </table:table-row>
        <table:table-row table:style-name="ro23">
          <table:table-cell table:style-name="ce58" office:value-type="string">
            <text:p>309249016686841856</text:p>
          </table:table-cell>
          <table:table-cell table:style-name="ce59" office:value-type="string">
            <text:p>KURHOF</text:p>
          </table:table-cell>
          <table:table-cell table:style-name="ce59" office:value-type="string">
            <text:p>RT @herrconin: Mein Fazit ist, Umfrage hin oder her, dieser #BuVo hat sich selbst die Legitimation entzogen, für die Mehrheit der #Pirat ...</text:p>
          </table:table-cell>
          <table:table-cell table:style-name="ce59" office:value-type="string">
            <text:p>Wed Mar 06 10:28:05 +0000 2013</text:p>
          </table:table-cell>
          <table:table-cell table:style-name="ce60" office:value-type="float" office:value="41339.43616898148">
            <text:p>3/6/2013 10:28:05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55518761">
            <text:p>5551876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313439985/e44df7182a86b960384b5395e909ee5c_normal.jpeg</text:p>
          </table:table-cell>
          <table:table-cell table:style-name="ce59" office:value-type="float" office:value="923">
            <text:p>923</text:p>
          </table:table-cell>
          <table:table-cell table:style-name="ce59" office:value-type="float" office:value="1999">
            <text:p>199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URHOF/statuses/309249016686841856</text:p>
          </table:table-cell>
          <table:table-cell table:style-name="ce61" office:value-type="string">
            <text:p>{"urls":[],"hashtags":[{"text":"BuVo","indices":[60,65]},{"text":"Pirat","indices":[130,136]}],"user_mentions":[{"id":205281883,"name":"Robert Conin","indices":[3,13],"screen_name":"herrconin","id_str":"205281883"}]}</text:p>
          </table:table-cell>
        </table:table-row>
        <table:table-row table:style-name="ro20">
          <table:table-cell table:style-name="ce58" office:value-type="string">
            <text:p>309246343489130496</text:p>
          </table:table-cell>
          <table:table-cell table:style-name="ce59" office:value-type="string">
            <text:p>SON_OFsevenless</text:p>
          </table:table-cell>
          <table:table-cell table:style-name="ce59" office:value-type="string">
            <text:p>RT @medienpirat: Die http://t.co/VM784PbqaW @piratenparteiat lädt heute zur Diskussionsveranstaltung "Wovon sollen Künstler leben?" http ...</text:p>
          </table:table-cell>
          <table:table-cell table:style-name="ce59" office:value-type="string">
            <text:p>Wed Mar 06 10:17:28 +0000 2013</text:p>
          </table:table-cell>
          <table:table-cell table:style-name="ce60" office:value-type="float" office:value="41339.42879629629">
            <text:p>3/6/2013 10:17:2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03629499">
            <text:p>403629499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619260685/Profile_normal.JPG</text:p>
          </table:table-cell>
          <table:table-cell table:style-name="ce59" office:value-type="float" office:value="124">
            <text:p>124</text:p>
          </table:table-cell>
          <table:table-cell table:style-name="ce59" office:value-type="float" office:value="210">
            <text:p>210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SON_OFsevenless/statuses/309246343489130496</text:p>
          </table:table-cell>
          <table:table-cell table:style-name="ce61" office:value-type="string">
            <text:p>{"urls":[{"expanded_url":"http://www.piratenpartei.at","indices":[21,43],"display_url":"piratenpartei.at","url":"http://t.co/VM784PbqaW"}],"hashtags":[],"user_mentions":[{"id":16288448,"name":"Florian Hörantner","indices":[3,15],"screen_name":"medienpirat","id_str":"16288448"},{"id":43325643,"name":"Piratenpartei","indices":[44,60],"screen_name":"piratenparteiat","id_str":"43325643"}]}</text:p>
          </table:table-cell>
        </table:table-row>
        <table:table-row table:style-name="ro20">
          <table:table-cell table:style-name="ce58" office:value-type="string">
            <text:p>309245164105367553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RT @medienpirat: Die http://t.co/VM784PbqaW @piratenparteiat lädt heute zur Diskussionsveranstaltung "Wovon sollen Künstler leben?" http ...</text:p>
          </table:table-cell>
          <table:table-cell table:style-name="ce59" office:value-type="string">
            <text:p>Wed Mar 06 10:12:47 +0000 2013</text:p>
          </table:table-cell>
          <table:table-cell table:style-name="ce60" office:value-type="float" office:value="41339.42554398148">
            <text:p>3/6/2013 10:12:47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63647843">
            <text:p>263647843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71">
            <text:p>371</text:p>
          </table:table-cell>
          <table:table-cell table:style-name="ce59" office:value-type="float" office:value="715">
            <text:p>71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9245164105367553</text:p>
          </table:table-cell>
          <table:table-cell table:style-name="ce61" office:value-type="string">
            <text:p>{"urls":[{"expanded_url":"http://www.piratenpartei.at","indices":[21,43],"display_url":"piratenpartei.at","url":"http://t.co/VM784PbqaW"}],"hashtags":[],"user_mentions":[{"id":16288448,"name":"Florian Hörantner","indices":[3,15],"screen_name":"medienpirat","id_str":"16288448"},{"id":43325643,"name":"Piratenpartei","indices":[44,60],"screen_name":"piratenparteiat","id_str":"43325643"}]}</text:p>
          </table:table-cell>
        </table:table-row>
        <table:table-row table:style-name="ro20">
          <table:table-cell table:style-name="ce58" office:value-type="string">
            <text:p>309243269114634240</text:p>
          </table:table-cell>
          <table:table-cell table:style-name="ce59" office:value-type="string">
            <text:p>medienpirat</text:p>
          </table:table-cell>
          <table:table-cell table:style-name="ce59" office:value-type="string">
            <text:p>Die http://t.co/VM784PbqaW @piratenparteiat lädt heute zur Diskussionsveranstaltung "Wovon sollen Künstler leben?" http://t.co/KpMDlh3Jd8</text:p>
          </table:table-cell>
          <table:table-cell table:style-name="ce59" office:value-type="string">
            <text:p>Wed Mar 06 10:05:15 +0000 2013</text:p>
          </table:table-cell>
          <table:table-cell table:style-name="ce60" office:value-type="float" office:value="41339.4203125">
            <text:p>3/6/2013 10:05:1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6288448">
            <text:p>16288448</text:p>
          </table:table-cell>
          <table:table-cell table:style-name="ce59"/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1208593987/Flo_normal.jpg</text:p>
          </table:table-cell>
          <table:table-cell table:style-name="ce59" office:value-type="float" office:value="1340">
            <text:p>1340</text:p>
          </table:table-cell>
          <table:table-cell table:style-name="ce59" office:value-type="float" office:value="368">
            <text:p>36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edienpirat/statuses/309243269114634240</text:p>
          </table:table-cell>
          <table:table-cell table:style-name="ce61" office:value-type="string">
            <text:p>{"urls":[{"expanded_url":"http://www.piratenpartei.at","indices":[4,26],"display_url":"piratenpartei.at","url":"http://t.co/VM784PbqaW"},{"expanded_url":"http://bit.ly/XS26S2","indices":[115,137],"display_url":"bit.ly/XS26S2","url":"http://t.co/KpMDlh3Jd8"}],"hashtags":[],"user_mentions":[{"id":43325643,"name":"Piratenpartei","indices":[27,43],"screen_name":"piratenparteiat","id_str":"43325643"}]}</text:p>
          </table:table-cell>
        </table:table-row>
        <table:table-row table:style-name="ro23">
          <table:table-cell table:style-name="ce58" office:value-type="string">
            <text:p>309231244615495680</text:p>
          </table:table-cell>
          <table:table-cell table:style-name="ce59" office:value-type="string">
            <text:p>Irsyaad_Zain</text:p>
          </table:table-cell>
          <table:table-cell table:style-name="ce59" office:value-type="string">
            <text:p>RT @Prodigy_Games: Hallow kk @OnePieceINA sudah main game One Piece ?? Yuk Cek link ini untuk Informasinya http://t.co/Eobu95Aim5 #Pirat ...</text:p>
          </table:table-cell>
          <table:table-cell table:style-name="ce59" office:value-type="string">
            <text:p>Wed Mar 06 09:17:28 +0000 2013</text:p>
          </table:table-cell>
          <table:table-cell table:style-name="ce60" office:value-type="float" office:value="41339.38712962963">
            <text:p>3/6/2013 9:17:28</text:p>
          </table:table-cell>
          <table:table-cell table:style-name="ce59"/>
          <table:table-cell table:style-name="ce59" office:value-type="string">
            <text:p>id</text:p>
          </table:table-cell>
          <table:table-cell table:number-columns-repeated="2" table:style-name="ce59"/>
          <table:table-cell table:style-name="ce59" office:value-type="float" office:value="407645715">
            <text:p>407645715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997017398/f1a2b1780af1510fd241cc2519e80fcc_normal.jpeg</text:p>
          </table:table-cell>
          <table:table-cell table:style-name="ce59" office:value-type="float" office:value="133">
            <text:p>133</text:p>
          </table:table-cell>
          <table:table-cell table:style-name="ce59" office:value-type="float" office:value="89">
            <text:p>89</text:p>
          </table:table-cell>
          <table:table-cell table:style-name="ce59" office:value-type="float" office:value="25200">
            <text:p>25200</text:p>
          </table:table-cell>
          <table:table-cell table:style-name="ce59" office:value-type="string">
            <text:p>http://twitter.com/Irsyaad_Zain/statuses/309231244615495680</text:p>
          </table:table-cell>
          <table:table-cell table:style-name="ce61" office:value-type="string">
            <text:p>{"urls":[{"expanded_url":"http://bit.ly/ZZyGR6","indices":[107,129],"display_url":"bit.ly/ZZyGR6","url":"http://t.co/Eobu95Aim5"}],"hashtags":[{"text":"Pirat","indices":[130,136]}],"user_mentions":[{"id":706724148,"name":"Prodigy Infinitech","indices":[3,17],"screen_name":"Prodigy_Games","id_str":"706724148"},{"id":592527113,"name":"One Piece World","indices":[29,41],"screen_name":"OnePieceINA","id_str":"592527113"}]}</text:p>
          </table:table-cell>
        </table:table-row>
        <table:table-row table:style-name="ro13">
          <table:table-cell table:style-name="ce58" office:value-type="string">
            <text:p>309229538821419008</text:p>
          </table:table-cell>
          <table:table-cell table:style-name="ce59" office:value-type="string">
            <text:p>cletus_rules</text:p>
          </table:table-cell>
          <table:table-cell table:style-name="ce59" office:value-type="string">
            <text:p>@Dunder82  va fan.. Har Kapten Rödskägg gått till havs eller?? Livstecken vore på sin plats 👍 #pirat? #gåttpåplankan 🐊🐊</text:p>
          </table:table-cell>
          <table:table-cell table:style-name="ce59" office:value-type="string">
            <text:p>Wed Mar 06 09:10:41 +0000 2013</text:p>
          </table:table-cell>
          <table:table-cell table:style-name="ce60" office:value-type="float" office:value="41339.38241898148">
            <text:p>3/6/2013 9:10:41</text:p>
          </table:table-cell>
          <table:table-cell table:style-name="ce59"/>
          <table:table-cell table:style-name="ce59" office:value-type="string">
            <text:p>sv</text:p>
          </table:table-cell>
          <table:table-cell table:style-name="ce59" office:value-type="float" office:value="539164358">
            <text:p>539164358</text:p>
          </table:table-cell>
          <table:table-cell table:style-name="ce59" office:value-type="string">
            <text:p>Dunder82</text:p>
          </table:table-cell>
          <table:table-cell table:style-name="ce59" office:value-type="float" office:value="993952532">
            <text:p>993952532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2951590362/df09daabfd88c8183dc874f938069dcd_normal.jpeg</text:p>
          </table:table-cell>
          <table:table-cell table:style-name="ce59" office:value-type="float" office:value="23">
            <text:p>23</text:p>
          </table:table-cell>
          <table:table-cell table:style-name="ce59" office:value-type="float" office:value="33">
            <text:p>33</text:p>
          </table:table-cell>
          <table:table-cell table:style-name="ce59"/>
          <table:table-cell table:style-name="ce59" office:value-type="string">
            <text:p>http://twitter.com/cletus_rules/statuses/309229538821419008</text:p>
          </table:table-cell>
          <table:table-cell table:style-name="ce61" office:value-type="string">
            <text:p>{"urls":[],"hashtags":[{"text":"pirat","indices":[94,100]},{"text":"gåttpåplankan","indices":[102,116]}],"user_mentions":[{"id":539164358,"name":"Tomas Dunder","indices":[0,9],"screen_name":"Dunder82","id_str":"539164358"}]}</text:p>
          </table:table-cell>
        </table:table-row>
        <table:table-row table:style-name="ro23">
          <table:table-cell table:style-name="ce58" office:value-type="string">
            <text:p>309221730822520832</text:p>
          </table:table-cell>
          <table:table-cell table:style-name="ce59" office:value-type="string">
            <text:p>Stefan_S_aus_H</text:p>
          </table:table-cell>
          <table:table-cell table:style-name="ce59" office:value-type="string">
            <text:p>Ah, ein #Pirat retweetet eine Stern-Story. Mal auf http://t.co/OrwuSTt6vY nachsehen ob ich weiter verbreite. Nein, doch nicht. Schade.</text:p>
          </table:table-cell>
          <table:table-cell table:style-name="ce59" office:value-type="string">
            <text:p>Wed Mar 06 08:39:40 +0000 2013</text:p>
          </table:table-cell>
          <table:table-cell table:style-name="ce60" office:value-type="float" office:value="41339.360879629625">
            <text:p>3/6/2013 8:39:40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45588952">
            <text:p>45588952</text:p>
          </table:table-cell>
          <table:table-cell table:style-name="ce59"/>
          <table:table-cell table:style-name="ce61" office:value-type="string">
            <text:p>&lt;a href="http://tapbots.com/software/tweetbot/mac" rel="nofollow"&gt;Tweetbot for Mac&lt;/a&gt;</text:p>
          </table:table-cell>
          <table:table-cell table:style-name="ce61" office:value-type="string">
            <text:p>http://a0.twimg.com/profile_images/1187490565/Sniff_Flagge_normal.jpg</text:p>
          </table:table-cell>
          <table:table-cell table:style-name="ce59" office:value-type="float" office:value="339">
            <text:p>339</text:p>
          </table:table-cell>
          <table:table-cell table:style-name="ce59" office:value-type="float" office:value="88">
            <text:p>8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_S_aus_H/statuses/309221730822520832</text:p>
          </table:table-cell>
          <table:table-cell table:style-name="ce61" office:value-type="string">
            <text:p>{"urls":[{"expanded_url":"http://opalkatze.wordpress.com/2013/03/01/diese-seiten-unterstutzen-das-leistungsschutzrecht/","indices":[51,73],"display_url":"opalkatze.wordpress.com/2013/03/01/die\u2026","url":"http://t.co/OrwuSTt6vY"}],"hashtags":[{"text":"Pirat","indices":[8,14]}],"user_mentions":[]}</text:p>
          </table:table-cell>
        </table:table-row>
        <table:table-row table:style-name="ro23">
          <table:table-cell table:style-name="ce58" office:value-type="string">
            <text:p>309209802729476097</text:p>
          </table:table-cell>
          <table:table-cell table:style-name="ce59" office:value-type="string">
            <text:p>PParzival</text:p>
          </table:table-cell>
          <table:table-cell table:style-name="ce59" office:value-type="string">
            <text:p>RT @Sakoelabo: Gerade gelesen: http://t.co/A5DFPkceAH So. Die Angesprochenen sollten ernsthaft darüber nachdenken. ob sie bei den #Pirat ...</text:p>
          </table:table-cell>
          <table:table-cell table:style-name="ce59" office:value-type="string">
            <text:p>Wed Mar 06 07:52:16 +0000 2013</text:p>
          </table:table-cell>
          <table:table-cell table:style-name="ce60" office:value-type="float" office:value="41339.32796296296">
            <text:p>3/6/2013 7:52:1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41131956">
            <text:p>541131956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024890923/image_normal.jpg</text:p>
          </table:table-cell>
          <table:table-cell table:style-name="ce59" office:value-type="float" office:value="1149">
            <text:p>1149</text:p>
          </table:table-cell>
          <table:table-cell table:style-name="ce59" office:value-type="float" office:value="2002">
            <text:p>2002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PParzival/statuses/309209802729476097</text:p>
          </table:table-cell>
          <table:table-cell table:style-name="ce61" office:value-type="string">
            <text:p>{"urls":[{"expanded_url":"http://bewegung.taz.de/organisationen/hotspot/blogeintrag/-assi--kleingeistiger-hartz-iv-honk--schmarotzerhippie---warum-die-piraten-mit-dem-heutigen-tage-fuer-mich-unwaehlbar-geworden-sind","indices":[31,53],"display_url":"bewegung.taz.de/organisationen\u2026","url":"http://t.co/A5DFPkceAH"}],"hashtags":[{"text":"Pirat","indices":[130,136]}],"user_mentions":[{"id":582142965,"name":"Sakölabo","indices":[3,13],"screen_name":"Sakoelabo","id_str":"582142965"}]}</text:p>
          </table:table-cell>
        </table:table-row>
        <table:table-row table:style-name="ro23">
          <table:table-cell table:style-name="ce58" office:value-type="string">
            <text:p>309203956385599488</text:p>
          </table:table-cell>
          <table:table-cell table:style-name="ce59" office:value-type="string">
            <text:p>turbotommi</text:p>
          </table:table-cell>
          <table:table-cell table:style-name="ce59" office:value-type="string">
            <text:p>Hmm, #PiratinnenKon, gabs nicht mal die Ansage das #Pirat geschlechtsneutral ist? Naja, die Zeiten ändern sich :-/ #EichhörnchenKon</text:p>
          </table:table-cell>
          <table:table-cell table:style-name="ce59" office:value-type="string">
            <text:p>Wed Mar 06 07:29:02 +0000 2013</text:p>
          </table:table-cell>
          <table:table-cell table:style-name="ce60" office:value-type="float" office:value="41339.3118287037">
            <text:p>3/6/2013 7:29:0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9592369">
            <text:p>39592369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83450564/logo_oben_schwarz_normal.png</text:p>
          </table:table-cell>
          <table:table-cell table:style-name="ce59" office:value-type="float" office:value="1335">
            <text:p>1335</text:p>
          </table:table-cell>
          <table:table-cell table:style-name="ce59" office:value-type="float" office:value="1910">
            <text:p>191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turbotommi/statuses/309203956385599488</text:p>
          </table:table-cell>
          <table:table-cell table:style-name="ce61" office:value-type="string">
            <text:p>{"urls":[],"hashtags":[{"text":"PiratinnenKon","indices":[5,19]},{"text":"Pirat","indices":[51,57]},{"text":"EichhörnchenKon","indices":[115,131]}],"user_mentions":[]}</text:p>
          </table:table-cell>
        </table:table-row>
        <table:table-row table:style-name="ro20">
          <table:table-cell table:style-name="ce58" office:value-type="string">
            <text:p>309202288646443008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RT @piratenparteiat: Heute ist es so weit: Der #wolo12 wird bei der Diskussionsveranstaltung "Wovon sollen Künstler leben?" überreicht.  ...</text:p>
          </table:table-cell>
          <table:table-cell table:style-name="ce59" office:value-type="string">
            <text:p>Wed Mar 06 07:22:24 +0000 2013</text:p>
          </table:table-cell>
          <table:table-cell table:style-name="ce60" office:value-type="float" office:value="41339.30722222222">
            <text:p>3/6/2013 7:22:24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63647843">
            <text:p>26364784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71">
            <text:p>371</text:p>
          </table:table-cell>
          <table:table-cell table:style-name="ce59" office:value-type="float" office:value="713">
            <text:p>71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9202288646443008</text:p>
          </table:table-cell>
          <table:table-cell table:style-name="ce61" office:value-type="string">
            <text:p>{"urls":[],"hashtags":[{"text":"wolo12","indices":[47,54]}],"user_mentions":[{"id":43325643,"name":"Piratenpartei","indices":[3,19],"screen_name":"piratenparteiat","id_str":"43325643"}]}</text:p>
          </table:table-cell>
        </table:table-row>
        <table:table-row table:style-name="ro20">
          <table:table-cell table:style-name="ce58" office:value-type="string">
            <text:p>309198384928006145</text:p>
          </table:table-cell>
          <table:table-cell table:style-name="ce59" office:value-type="string">
            <text:p>lenadoppel</text:p>
          </table:table-cell>
          <table:table-cell table:style-name="ce59" office:value-type="string">
            <text:p>RT @werquer: RT @piratenparteiat: Heute: #wolo12 wird bei der Diskussionsveranstaltung "Wovon sollen Künstler leben?" überreicht. http:/ ...</text:p>
          </table:table-cell>
          <table:table-cell table:style-name="ce59" office:value-type="string">
            <text:p>Wed Mar 06 07:06:54 +0000 2013</text:p>
          </table:table-cell>
          <table:table-cell table:style-name="ce60" office:value-type="float" office:value="41339.29645833333">
            <text:p>3/6/2013 7:06:54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4395334">
            <text:p>14395334</text:p>
          </table:table-cell>
          <table:table-cell table:style-name="ce59"/>
          <table:table-cell table:style-name="ce61" office:value-type="string">
            <text:p>&lt;a href="http://www.echofon.com/" rel="nofollow"&gt;Echofon&lt;/a&gt;</text:p>
          </table:table-cell>
          <table:table-cell table:style-name="ce61" office:value-type="string">
            <text:p>http://a0.twimg.com/profile_images/1657461978/388261_10150419432184656_630449655_8320397_1698618968_n_normal.jpg</text:p>
          </table:table-cell>
          <table:table-cell table:style-name="ce59" office:value-type="float" office:value="7327">
            <text:p>7327</text:p>
          </table:table-cell>
          <table:table-cell table:style-name="ce59" office:value-type="float" office:value="3918">
            <text:p>391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lenadoppel/statuses/309198384928006145</text:p>
          </table:table-cell>
          <table:table-cell table:style-name="ce61" office:value-type="string">
            <text:p>{"urls":[],"hashtags":[{"text":"wolo12","indices":[41,48]}],"user_mentions":[{"id":30200764,"name":"Werner Reiter","indices":[3,11],"screen_name":"werquer","id_str":"30200764"},{"id":43325643,"name":"Piratenpartei","indices":[16,32],"screen_name":"piratenparteiat","id_str":"43325643"}]}</text:p>
          </table:table-cell>
        </table:table-row>
        <table:table-row table:style-name="ro20">
          <table:table-cell table:style-name="ce58" office:value-type="string">
            <text:p>309188272389767168</text:p>
          </table:table-cell>
          <table:table-cell table:style-name="ce59" office:value-type="string">
            <text:p>werquer</text:p>
          </table:table-cell>
          <table:table-cell table:style-name="ce59" office:value-type="string">
            <text:p>RT @piratenparteiat: Heute: #wolo12 wird bei der Diskussionsveranstaltung "Wovon sollen Künstler leben?" überreicht. http://t.co/q4kLbI2SNq</text:p>
          </table:table-cell>
          <table:table-cell table:style-name="ce59" office:value-type="string">
            <text:p>Wed Mar 06 06:26:43 +0000 2013</text:p>
          </table:table-cell>
          <table:table-cell table:style-name="ce60" office:value-type="float" office:value="41339.26855324074">
            <text:p>3/6/2013 6:26:4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30200764">
            <text:p>30200764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3228674316/34e8002eab94b4fc680e23871358a90a_normal.jpeg</text:p>
          </table:table-cell>
          <table:table-cell table:style-name="ce59" office:value-type="float" office:value="1153">
            <text:p>1153</text:p>
          </table:table-cell>
          <table:table-cell table:style-name="ce59" office:value-type="float" office:value="766">
            <text:p>766</text:p>
          </table:table-cell>
          <table:table-cell table:style-name="ce59" office:value-type="float" office:value="12600">
            <text:p>12600</text:p>
          </table:table-cell>
          <table:table-cell table:style-name="ce59" office:value-type="string">
            <text:p>http://twitter.com/werquer/statuses/309188272389767168</text:p>
          </table:table-cell>
          <table:table-cell table:style-name="ce61" office:value-type="string">
            <text:p>{"urls":[{"expanded_url":"http://bit.ly/XS26S2","indices":[117,139],"display_url":"bit.ly/XS26S2","url":"http://t.co/q4kLbI2SNq"}],"hashtags":[{"text":"wolo12","indices":[28,35]}],"user_mentions":[{"id":43325643,"name":"Piratenpartei","indices":[3,19],"screen_name":"piratenparteiat","id_str":"43325643"}]}</text:p>
          </table:table-cell>
        </table:table-row>
        <table:table-row table:style-name="ro20">
          <table:table-cell table:style-name="ce58" office:value-type="string">
            <text:p>309082586024665088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Zu den vorigen zwei Retweets: Bei 2–3% schätzt man uns #PIRAT|en derzeit ein? Passt, dann noch eine Woche Hype durch Bundestagswahl = 4%. ;)</text:p>
          </table:table-cell>
          <table:table-cell table:style-name="ce59" office:value-type="string">
            <text:p>Tue Mar 05 23:26:45 +0000 2013</text:p>
          </table:table-cell>
          <table:table-cell table:style-name="ce60" office:value-type="float" office:value="41338.97690972222">
            <text:p>3/5/2013 23:26:45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63647843">
            <text:p>263647843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70">
            <text:p>370</text:p>
          </table:table-cell>
          <table:table-cell table:style-name="ce59" office:value-type="float" office:value="711">
            <text:p>71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9082586024665088</text:p>
          </table:table-cell>
          <table:table-cell table:style-name="ce61" office:value-type="string">
            <text:p>{"urls":[],"hashtags":[{"text":"PIRAT","indices":[55,61]}],"user_mentions":[]}</text:p>
          </table:table-cell>
        </table:table-row>
        <table:table-row table:style-name="ro20">
          <table:table-cell table:style-name="ce58" office:value-type="string">
            <text:p>309070308915179520</text:p>
          </table:table-cell>
          <table:table-cell table:style-name="ce59" office:value-type="string">
            <text:p>Gandalf_40</text:p>
          </table:table-cell>
          <table:table-cell table:style-name="ce59" office:value-type="string">
            <text:p>RT @Stimmbuerger: Ist Wasser ein Menschrecht?#CDU+#FDP 298Nein, #Grüne+#Linke 120Ja #SPD 120Enth.,  Wer ist unwählbar? #Bundestag #Pirat ...</text:p>
          </table:table-cell>
          <table:table-cell table:style-name="ce59" office:value-type="string">
            <text:p>Tue Mar 05 22:37:58 +0000 2013</text:p>
          </table:table-cell>
          <table:table-cell table:style-name="ce60" office:value-type="float" office:value="41338.943032407406">
            <text:p>3/5/2013 22:37:5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85086622">
            <text:p>585086622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788291473/19939b5dcd7be58b3501de379f34e9e3_normal.jpeg</text:p>
          </table:table-cell>
          <table:table-cell table:style-name="ce59" office:value-type="float" office:value="188">
            <text:p>188</text:p>
          </table:table-cell>
          <table:table-cell table:style-name="ce59" office:value-type="float" office:value="729">
            <text:p>72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Gandalf_40/statuses/309070308915179520</text:p>
          </table:table-cell>
          <table:table-cell table:style-name="ce61" office:value-type="string">
            <text:p>{"urls":[],"hashtags":[{"text":"CDU","indices":[45,49]},{"text":"FDP","indices":[50,54]},{"text":"Grüne","indices":[64,70]},{"text":"Linke","indices":[71,77]},{"text":"SPD","indices":[84,88]},{"text":"Bundestag","indices":[119,129]},{"text":"Pirat","indices":[130,136]}],"user_mentions":[{"id":830590404,"name":"Bananenrepublik","indices":[3,16],"screen_name":"Stimmbuerger","id_str":"830590404"}]}</text:p>
          </table:table-cell>
        </table:table-row>
        <table:table-row table:style-name="ro20">
          <table:table-cell table:style-name="ce58" office:value-type="string">
            <text:p>309069488169549824</text:p>
          </table:table-cell>
          <table:table-cell table:style-name="ce59" office:value-type="string">
            <text:p>mcpriester_ulm</text:p>
          </table:table-cell>
          <table:table-cell table:style-name="ce59" office:value-type="string">
            <text:p>RT @Stimmbuerger: Ist Wasser ein Menschrecht?#CDU+#FDP 298Nein, #Grüne+#Linke 120Ja #SPD 120Enth.,  Wer ist unwählbar? #Bundestag #Pirat ...</text:p>
          </table:table-cell>
          <table:table-cell table:style-name="ce59" office:value-type="string">
            <text:p>Tue Mar 05 22:34:42 +0000 2013</text:p>
          </table:table-cell>
          <table:table-cell table:style-name="ce60" office:value-type="float" office:value="41338.94076388889">
            <text:p>3/5/2013 22:34:4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885952021">
            <text:p>885952021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730890446/1b38a091d15b82f9d99eae604ec43ed7_normal.jpeg</text:p>
          </table:table-cell>
          <table:table-cell table:style-name="ce59" office:value-type="float" office:value="184">
            <text:p>184</text:p>
          </table:table-cell>
          <table:table-cell table:style-name="ce59" office:value-type="float" office:value="596">
            <text:p>596</text:p>
          </table:table-cell>
          <table:table-cell table:style-name="ce59"/>
          <table:table-cell table:style-name="ce59" office:value-type="string">
            <text:p>http://twitter.com/mcpriester_ulm/statuses/309069488169549824</text:p>
          </table:table-cell>
          <table:table-cell table:style-name="ce61" office:value-type="string">
            <text:p>{"urls":[],"hashtags":[{"text":"CDU","indices":[45,49]},{"text":"FDP","indices":[50,54]},{"text":"Grüne","indices":[64,70]},{"text":"Linke","indices":[71,77]},{"text":"SPD","indices":[84,88]},{"text":"Bundestag","indices":[119,129]},{"text":"Pirat","indices":[130,136]}],"user_mentions":[{"id":830590404,"name":"Bananenrepublik","indices":[3,16],"screen_name":"Stimmbuerger","id_str":"830590404"}]}</text:p>
          </table:table-cell>
        </table:table-row>
        <table:table-row table:style-name="ro23">
          <table:table-cell table:style-name="ce58" office:value-type="string">
            <text:p>309069281532985344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desperado_joe Ja, Demokratie und Mitbestimmung glaub ich den Grünen als Schwerpunkt mittlerweile nimmer. (Da braucht's #PIRAT|en. ;))</text:p>
          </table:table-cell>
          <table:table-cell table:style-name="ce59" office:value-type="string">
            <text:p>Tue Mar 05 22:33:53 +0000 2013</text:p>
          </table:table-cell>
          <table:table-cell table:style-name="ce60" office:value-type="float" office:value="41338.94019675926">
            <text:p>3/5/2013 22:33:53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339701795">
            <text:p>339701795</text:p>
          </table:table-cell>
          <table:table-cell table:style-name="ce59" office:value-type="string">
            <text:p>desperado_joe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09068479716261888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70">
            <text:p>370</text:p>
          </table:table-cell>
          <table:table-cell table:style-name="ce59" office:value-type="float" office:value="709">
            <text:p>70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9069281532985344</text:p>
          </table:table-cell>
          <table:table-cell table:style-name="ce61" office:value-type="string">
            <text:p>{"urls":[],"hashtags":[{"text":"PIRAT","indices":[120,126]}],"user_mentions":[{"id":339701795,"name":"Christian Sigl","indices":[0,14],"screen_name":"desperado_joe","id_str":"339701795"}]}</text:p>
          </table:table-cell>
        </table:table-row>
        <table:table-row table:style-name="ro20">
          <table:table-cell table:style-name="ce58" office:value-type="string">
            <text:p>309060718366437377</text:p>
          </table:table-cell>
          <table:table-cell table:style-name="ce59" office:value-type="string">
            <text:p>kegelklub</text:p>
          </table:table-cell>
          <table:table-cell table:style-name="ce59" office:value-type="string">
            <text:p>RT @PiratinnenKon: Ihr seid herzlich eingeladen am  5.+6. April zur #PiratinnenKon nach Berlin zu kommen! http://t.co/t7joeNoE4R  #Pirat ...</text:p>
          </table:table-cell>
          <table:table-cell table:style-name="ce59" office:value-type="string">
            <text:p>Tue Mar 05 21:59:51 +0000 2013</text:p>
          </table:table-cell>
          <table:table-cell table:style-name="ce60" office:value-type="float" office:value="41338.916562499995">
            <text:p>3/5/2013 21:59:51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60979523">
            <text:p>260979523</text:p>
          </table:table-cell>
          <table:table-cell table:style-name="ce59"/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1681084426/eichh_rnchenKlein_normal.jpg</text:p>
          </table:table-cell>
          <table:table-cell table:style-name="ce59" office:value-type="float" office:value="2111">
            <text:p>2111</text:p>
          </table:table-cell>
          <table:table-cell table:style-name="ce59" office:value-type="float" office:value="241">
            <text:p>241</text:p>
          </table:table-cell>
          <table:table-cell table:style-name="ce59"/>
          <table:table-cell table:style-name="ce59" office:value-type="string">
            <text:p>http://twitter.com/kegelklub/statuses/309060718366437377</text:p>
          </table:table-cell>
          <table:table-cell table:style-name="ce61" office:value-type="string">
            <text:p>{"urls":[{"expanded_url":"http://wiki.piratenpartei.de/PiratinnenKon","indices":[106,128],"display_url":"wiki.piratenpartei.de/PiratinnenKon","url":"http://t.co/t7joeNoE4R"}],"hashtags":[{"text":"PiratinnenKon","indices":[68,82]},{"text":"Pirat","indices":[130,136]}],"user_mentions":[{"id":921098839,"name":"#PiratinnenKon","indices":[3,17],"screen_name":"PiratinnenKon","id_str":"921098839"}]}</text:p>
          </table:table-cell>
        </table:table-row>
        <table:table-row table:style-name="ro20">
          <table:table-cell table:style-name="ce58" office:value-type="string">
            <text:p>309060704802066433</text:p>
          </table:table-cell>
          <table:table-cell table:style-name="ce59" office:value-type="string">
            <text:p>akinofftz</text:p>
          </table:table-cell>
          <table:table-cell table:style-name="ce59" office:value-type="string">
            <text:p>RT @PiratinnenKon: Ihr seid herzlich eingeladen am  5.+6. April zur #PiratinnenKon nach Berlin zu kommen! http://t.co/t7joeNoE4R  #Pirat ...</text:p>
          </table:table-cell>
          <table:table-cell table:style-name="ce59" office:value-type="string">
            <text:p>Tue Mar 05 21:59:48 +0000 2013</text:p>
          </table:table-cell>
          <table:table-cell table:style-name="ce60" office:value-type="float" office:value="41338.91652777778">
            <text:p>3/5/2013 21:59:4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8683813">
            <text:p>58683813</text:p>
          </table:table-cell>
          <table:table-cell table:style-name="ce59"/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3145811430/e08e06f8cde5a66bedcf6fba58381499_normal.jpeg</text:p>
          </table:table-cell>
          <table:table-cell table:style-name="ce59" office:value-type="float" office:value="418">
            <text:p>418</text:p>
          </table:table-cell>
          <table:table-cell table:style-name="ce59" office:value-type="float" office:value="380">
            <text:p>38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akinofftz/statuses/309060704802066433</text:p>
          </table:table-cell>
          <table:table-cell table:style-name="ce61" office:value-type="string">
            <text:p>{"urls":[{"expanded_url":"http://wiki.piratenpartei.de/PiratinnenKon","indices":[106,128],"display_url":"wiki.piratenpartei.de/PiratinnenKon","url":"http://t.co/t7joeNoE4R"}],"hashtags":[{"text":"PiratinnenKon","indices":[68,82]},{"text":"Pirat","indices":[130,136]}],"user_mentions":[{"id":921098839,"name":"#PiratinnenKon","indices":[3,17],"screen_name":"PiratinnenKon","id_str":"921098839"}]}</text:p>
          </table:table-cell>
        </table:table-row>
        <table:table-row table:style-name="ro23">
          <table:table-cell table:style-name="ce58" office:value-type="string">
            <text:p>309026113928187905</text:p>
          </table:table-cell>
          <table:table-cell table:style-name="ce59" office:value-type="string">
            <text:p>OFHansen</text:p>
          </table:table-cell>
          <table:table-cell table:style-name="ce59" office:value-type="string">
            <text:p>RT @ralfschmidtke: Erst wenn der letzte #Pirat hingeschmissen hat,werden wir wissen, d es mehr als ein paar (auch gute) Ansätze braucht  ...</text:p>
          </table:table-cell>
          <table:table-cell table:style-name="ce59" office:value-type="string">
            <text:p>Tue Mar 05 19:42:21 +0000 2013</text:p>
          </table:table-cell>
          <table:table-cell table:style-name="ce60" office:value-type="float" office:value="41338.821076388886">
            <text:p>3/5/2013 19:42:2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941801744">
            <text:p>941801744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18701/2d28975f8c79f52c711d0562ca921e2e_normal.jpeg</text:p>
          </table:table-cell>
          <table:table-cell table:style-name="ce59" office:value-type="float" office:value="652">
            <text:p>652</text:p>
          </table:table-cell>
          <table:table-cell table:style-name="ce59" office:value-type="float" office:value="1156">
            <text:p>115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OFHansen/statuses/309026113928187905</text:p>
          </table:table-cell>
          <table:table-cell table:style-name="ce61" office:value-type="string">
            <text:p>{"urls":[],"hashtags":[{"text":"Pirat","indices":[40,46]}],"user_mentions":[{"id":46414662,"name":"Ralf Schmidtke","indices":[3,17],"screen_name":"ralfschmidtke","id_str":"46414662"}]}</text:p>
          </table:table-cell>
        </table:table-row>
        <table:table-row table:style-name="ro23">
          <table:table-cell table:style-name="ce58" office:value-type="string">
            <text:p>309022407367225344</text:p>
          </table:table-cell>
          <table:table-cell table:style-name="ce59" office:value-type="string">
            <text:p>AndreasKassbohm</text:p>
          </table:table-cell>
          <table:table-cell table:style-name="ce59" office:value-type="string">
            <text:p>RT @herrconin: Mein Fazit ist, Umfrage hin oder her, dieser #BuVo hat sich selbst die Legitimation entzogen, für die Mehrheit der #Pirat ...</text:p>
          </table:table-cell>
          <table:table-cell table:style-name="ce59" office:value-type="string">
            <text:p>Tue Mar 05 19:27:37 +0000 2013</text:p>
          </table:table-cell>
          <table:table-cell table:style-name="ce60" office:value-type="float" office:value="41338.810844907406">
            <text:p>3/5/2013 19:27:3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866639534">
            <text:p>866639534</text:p>
          </table:table-cell>
          <table:table-cell table:style-name="ce59"/>
          <table:table-cell table:style-name="ce61" office:value-type="string">
            <text:p>&lt;a href="http://www.tweetcaster.com" rel="nofollow"&gt;TweetCaster for Android&lt;/a&gt;</text:p>
          </table:table-cell>
          <table:table-cell table:style-name="ce61" office:value-type="string">
            <text:p>http://a0.twimg.com/profile_images/2832558769/05893b01b263d88a87b8c155904b6827_normal.jpeg</text:p>
          </table:table-cell>
          <table:table-cell table:style-name="ce59" office:value-type="float" office:value="140">
            <text:p>140</text:p>
          </table:table-cell>
          <table:table-cell table:style-name="ce59" office:value-type="float" office:value="254">
            <text:p>254</text:p>
          </table:table-cell>
          <table:table-cell table:style-name="ce59"/>
          <table:table-cell table:style-name="ce59" office:value-type="string">
            <text:p>http://twitter.com/AndreasKassbohm/statuses/309022407367225344</text:p>
          </table:table-cell>
          <table:table-cell table:style-name="ce61" office:value-type="string">
            <text:p>{"urls":[],"hashtags":[{"text":"BuVo","indices":[60,65]},{"text":"Pirat","indices":[130,136]}],"user_mentions":[{"id":205281883,"name":"Robert Conin","indices":[3,13],"screen_name":"herrconin","id_str":"205281883"}]}</text:p>
          </table:table-cell>
        </table:table-row>
        <table:table-row table:style-name="ro20">
          <table:table-cell table:style-name="ce58" office:value-type="string">
            <text:p>309017045566111744</text:p>
          </table:table-cell>
          <table:table-cell table:style-name="ce59" office:value-type="string">
            <text:p>UndSieBewegt</text:p>
          </table:table-cell>
          <table:table-cell table:style-name="ce59" office:value-type="string">
            <text:p>@werquer @MagicHerb @DerMons @Vilinthril @c3o Ist es überzeugend wenn #Pirat (1 von 3 ist) die nicht antworten? http://t.co/l3tdCDL3v4</text:p>
          </table:table-cell>
          <table:table-cell table:style-name="ce59" office:value-type="string">
            <text:p>Tue Mar 05 19:06:19 +0000 2013</text:p>
          </table:table-cell>
          <table:table-cell table:style-name="ce60" office:value-type="float" office:value="41338.79605324074">
            <text:p>3/5/2013 19:06:19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30200764">
            <text:p>30200764</text:p>
          </table:table-cell>
          <table:table-cell table:style-name="ce59" office:value-type="string">
            <text:p>werquer</text:p>
          </table:table-cell>
          <table:table-cell table:style-name="ce59" office:value-type="float" office:value="238287811">
            <text:p>238287811</text:p>
          </table:table-cell>
          <table:table-cell table:style-name="ce59" office:value-type="string">
            <text:p>309013992200867840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215745043/948_008_233510_0808Emarke_normal.jpg</text:p>
          </table:table-cell>
          <table:table-cell table:style-name="ce59" office:value-type="float" office:value="696">
            <text:p>696</text:p>
          </table:table-cell>
          <table:table-cell table:style-name="ce59" office:value-type="float" office:value="1296">
            <text:p>129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UndSieBewegt/statuses/309017045566111744</text:p>
          </table:table-cell>
          <table:table-cell table:style-name="ce61" office:value-type="string">
            <text:p>{"urls":[{"expanded_url":"http://goo.gl/upkSJ","indices":[112,134],"display_url":"goo.gl/upkSJ","url":"http://t.co/l3tdCDL3v4"}],"hashtags":[{"text":"Pirat","indices":[70,76]}],"user_mentions":[{"id":30200764,"name":"Werner Reiter","indices":[0,8],"screen_name":"werquer","id_str":"30200764"},{"id":2007161,"name":"Herbert D.","indices":[9,19],"screen_name":"MagicHerb","id_str":"2007161"},{"id":75141898,"name":"Michael Bauer","indices":[20,28],"screen_name":"DerMons","id_str":"75141898"},{"id":263647843,"name":"LukasDanielKlausner","indices":[29,40],"screen_name":"Vilinthril","id_str":"263647843"},{"id":787678,"name":"Christopher Clay","indices":[41,45],"screen_name":"c3o","id_str":"787678"}]}</text:p>
          </table:table-cell>
        </table:table-row>
        <table:table-row table:style-name="ro23">
          <table:table-cell table:style-name="ce58" office:value-type="string">
            <text:p>308992568073535488</text:p>
          </table:table-cell>
          <table:table-cell table:style-name="ce59" office:value-type="string">
            <text:p>rudolfanders</text:p>
          </table:table-cell>
          <table:table-cell table:style-name="ce59" office:value-type="string">
            <text:p>@Afelia:gut gesehen und erkannt,meine Dame: Das Material waren die Träume des homo sapiens sapiens publicus aeternus: der #Pirat im Menschen</text:p>
          </table:table-cell>
          <table:table-cell table:style-name="ce59" office:value-type="string">
            <text:p>Tue Mar 05 17:29:03 +0000 2013</text:p>
          </table:table-cell>
          <table:table-cell table:style-name="ce60" office:value-type="float" office:value="41338.72850694444">
            <text:p>3/5/2013 17:29:03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6569660">
            <text:p>16569660</text:p>
          </table:table-cell>
          <table:table-cell table:style-name="ce59" office:value-type="string">
            <text:p>Afelia</text:p>
          </table:table-cell>
          <table:table-cell table:style-name="ce59" office:value-type="float" office:value="499279524">
            <text:p>499279524</text:p>
          </table:table-cell>
          <table:table-cell table:style-name="ce59" office:value-type="string">
            <text:p>308990210866282496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844446194/Ulrike_von_Levetzow_normal.jpg</text:p>
          </table:table-cell>
          <table:table-cell table:style-name="ce59" office:value-type="float" office:value="263">
            <text:p>263</text:p>
          </table:table-cell>
          <table:table-cell table:style-name="ce59" office:value-type="float" office:value="29">
            <text:p>2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rudolfanders/statuses/308992568073535488</text:p>
          </table:table-cell>
          <table:table-cell table:style-name="ce61" office:value-type="string">
            <text:p>{"urls":[],"hashtags":[{"text":"Pirat","indices":[122,128]}],"user_mentions":[{"id":16569660,"name":"Marina Weisband","indices":[0,7],"screen_name":"Afelia","id_str":"16569660"}]}</text:p>
          </table:table-cell>
        </table:table-row>
        <table:table-row table:style-name="ro23">
          <table:table-cell table:style-name="ce58" office:value-type="string">
            <text:p>308969199823380480</text:p>
          </table:table-cell>
          <table:table-cell table:style-name="ce59" office:value-type="string">
            <text:p>smbsAT</text:p>
          </table:table-cell>
          <table:table-cell table:style-name="ce59" office:value-type="string">
            <text:p>noch immer eine große schwäche der @piratenparteiat ...wer keinen computer und kein internet hat....kann nicht mitmachen bzw. mitbestimmen.</text:p>
          </table:table-cell>
          <table:table-cell table:style-name="ce59" office:value-type="string">
            <text:p>Tue Mar 05 15:56:12 +0000 2013</text:p>
          </table:table-cell>
          <table:table-cell table:style-name="ce60" office:value-type="float" office:value="41338.66402777778">
            <text:p>3/5/2013 15:56:1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176957420">
            <text:p>117695742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sticky/default_profile_images/default_profile_2_normal.png</text:p>
          </table:table-cell>
          <table:table-cell table:style-name="ce59" office:value-type="float" office:value="23">
            <text:p>23</text:p>
          </table:table-cell>
          <table:table-cell table:style-name="ce59" office:value-type="float" office:value="151">
            <text:p>151</text:p>
          </table:table-cell>
          <table:table-cell table:style-name="ce59"/>
          <table:table-cell table:style-name="ce59" office:value-type="string">
            <text:p>http://twitter.com/smbsAT/statuses/308969199823380480</text:p>
          </table:table-cell>
          <table:table-cell table:style-name="ce61" office:value-type="string">
            <text:p>{"urls":[],"hashtags":[],"user_mentions":[{"id":43325643,"name":"Piratenpartei","indices":[35,51],"screen_name":"piratenparteiat","id_str":"43325643"}]}</text:p>
          </table:table-cell>
        </table:table-row>
        <table:table-row table:style-name="ro24">
          <table:table-cell table:style-name="ce58" office:value-type="string">
            <text:p>308942769173434370</text:p>
          </table:table-cell>
          <table:table-cell table:style-name="ce59" office:value-type="string">
            <text:p>notwendig</text:p>
          </table:table-cell>
          <table:table-cell table:style-name="ce59" office:value-type="string">
            <text:p>@ennolenze Bin kein registrierter #Pirat unterstütze Dich daher platonisch OK?</text:p>
          </table:table-cell>
          <table:table-cell table:style-name="ce59" office:value-type="string">
            <text:p>Tue Mar 05 14:11:10 +0000 2013</text:p>
          </table:table-cell>
          <table:table-cell table:style-name="ce60" office:value-type="float" office:value="41338.59108796296">
            <text:p>3/5/2013 14:11:10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5761692">
            <text:p>15761692</text:p>
          </table:table-cell>
          <table:table-cell table:style-name="ce59" office:value-type="string">
            <text:p>ennolenze</text:p>
          </table:table-cell>
          <table:table-cell table:style-name="ce59" office:value-type="float" office:value="544907780">
            <text:p>544907780</text:p>
          </table:table-cell>
          <table:table-cell table:style-name="ce59" office:value-type="string">
            <text:p>308942363382935552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255148626/avatar_normal.png</text:p>
          </table:table-cell>
          <table:table-cell table:style-name="ce59" office:value-type="float" office:value="215">
            <text:p>215</text:p>
          </table:table-cell>
          <table:table-cell table:style-name="ce59" office:value-type="float" office:value="214">
            <text:p>21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notwendig/statuses/308942769173434370</text:p>
          </table:table-cell>
          <table:table-cell table:style-name="ce61" office:value-type="string">
            <text:p>{"urls":[],"hashtags":[{"text":"Pirat","indices":[34,40]}],"user_mentions":[{"id":15761692,"name":"Enno Lenze","indices":[0,10],"screen_name":"ennolenze","id_str":"15761692"}]}</text:p>
          </table:table-cell>
        </table:table-row>
        <table:table-row table:style-name="ro24">
          <table:table-cell table:style-name="ce58" office:value-type="string">
            <text:p>308936944157605888</text:p>
          </table:table-cell>
          <table:table-cell table:style-name="ce59" office:value-type="string">
            <text:p>JoschuaCohen</text:p>
          </table:table-cell>
          <table:table-cell table:style-name="ce59" office:value-type="string">
            <text:p>#Pirat #fefe ruft auf seinem Block wieder einmal faktisch direkt zum Judenhass auf.</text:p>
          </table:table-cell>
          <table:table-cell table:style-name="ce59" office:value-type="string">
            <text:p>Tue Mar 05 13:48:01 +0000 2013</text:p>
          </table:table-cell>
          <table:table-cell table:style-name="ce60" office:value-type="float" office:value="41338.575011574074">
            <text:p>3/5/2013 13:48:0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66506852">
            <text:p>166506852</text:p>
          </table:table-cell>
          <table:table-cell table:style-name="ce59"/>
          <table:table-cell table:style-name="ce61" office:value-type="string">
            <text:p>&lt;a href="http://twitter.com/#!/download/ipad" rel="nofollow"&gt;Twitter for iPad&lt;/a&gt;</text:p>
          </table:table-cell>
          <table:table-cell table:style-name="ce61" office:value-type="string">
            <text:p>http://a0.twimg.com/profile_images/2974239059/b20a28dc0ae816dc0442f35448cde95f_normal.jpeg</text:p>
          </table:table-cell>
          <table:table-cell table:style-name="ce59" office:value-type="float" office:value="71">
            <text:p>71</text:p>
          </table:table-cell>
          <table:table-cell table:style-name="ce59" office:value-type="float" office:value="46">
            <text:p>46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JoschuaCohen/statuses/308936944157605888</text:p>
          </table:table-cell>
          <table:table-cell table:style-name="ce61" office:value-type="string">
            <text:p>{"urls":[],"hashtags":[{"text":"Pirat","indices":[0,6]},{"text":"fefe","indices":[7,12]}],"user_mentions":[]}</text:p>
          </table:table-cell>
        </table:table-row>
        <table:table-row table:style-name="ro20">
          <table:table-cell table:style-name="ce58" office:value-type="string">
            <text:p>308934328182767617</text:p>
          </table:table-cell>
          <table:table-cell table:style-name="ce59" office:value-type="string">
            <text:p>mabogsi</text:p>
          </table:table-cell>
          <table:table-cell table:style-name="ce59" office:value-type="string">
            <text:p>Einzig echte NEO-Parteien mit Substanz Inhalte Themen sind aktuell @neos_eu u @piratenparteiat @TeamStronach_at reiner #Stronach Wählverein</text:p>
          </table:table-cell>
          <table:table-cell table:style-name="ce59" office:value-type="string">
            <text:p>Tue Mar 05 13:37:38 +0000 2013</text:p>
          </table:table-cell>
          <table:table-cell table:style-name="ce60" office:value-type="float" office:value="41338.56780092592">
            <text:p>3/5/2013 13:37:3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57400353">
            <text:p>15740035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45646994/7f23ef9990fef5632f3dd844ecf8d0e7_normal.jpeg</text:p>
          </table:table-cell>
          <table:table-cell table:style-name="ce59" office:value-type="float" office:value="775">
            <text:p>775</text:p>
          </table:table-cell>
          <table:table-cell table:style-name="ce59" office:value-type="float" office:value="2001">
            <text:p>200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abogsi/statuses/308934328182767617</text:p>
          </table:table-cell>
          <table:table-cell table:style-name="ce61" office:value-type="string">
            <text:p>{"urls":[],"hashtags":[{"text":"Stronach","indices":[119,128]}],"user_mentions":[{"id":819698388,"name":"Das Neue Österreich","indices":[67,75],"screen_name":"neos_eu","id_str":"819698388"},{"id":43325643,"name":"Piratenpartei","indices":[78,94],"screen_name":"piratenparteiat","id_str":"43325643"},{"id":848725196,"name":"Team Stronach","indices":[95,111],"screen_name":"TeamStronach_at","id_str":"848725196"}]}</text:p>
          </table:table-cell>
        </table:table-row>
        <table:table-row table:style-name="ro24">
          <table:table-cell table:style-name="ce58" office:value-type="string">
            <text:p>308919989614833664</text:p>
          </table:table-cell>
          <table:table-cell table:style-name="ce59" office:value-type="string">
            <text:p>jansylvan</text:p>
          </table:table-cell>
          <table:table-cell table:style-name="ce59" office:value-type="string">
            <text:p>Piratbay i Nordkorea... Var det verkligen någon som trodde på det? #pirat #tpb #källkritik</text:p>
          </table:table-cell>
          <table:table-cell table:style-name="ce59" office:value-type="string">
            <text:p>Tue Mar 05 12:40:39 +0000 2013</text:p>
          </table:table-cell>
          <table:table-cell table:style-name="ce60" office:value-type="float" office:value="41338.528229166666">
            <text:p>3/5/2013 12:40:39</text:p>
          </table:table-cell>
          <table:table-cell table:style-name="ce59"/>
          <table:table-cell table:style-name="ce59" office:value-type="string">
            <text:p>sv</text:p>
          </table:table-cell>
          <table:table-cell table:number-columns-repeated="2" table:style-name="ce59"/>
          <table:table-cell table:style-name="ce59" office:value-type="float" office:value="80324652">
            <text:p>80324652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845026270/n1149942400_30089178_2926_normal.jpg</text:p>
          </table:table-cell>
          <table:table-cell table:style-name="ce59" office:value-type="float" office:value="49">
            <text:p>49</text:p>
          </table:table-cell>
          <table:table-cell table:style-name="ce59" office:value-type="float" office:value="87">
            <text:p>8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jansylvan/statuses/308919989614833664</text:p>
          </table:table-cell>
          <table:table-cell table:style-name="ce61" office:value-type="string">
            <text:p>{"urls":[],"hashtags":[{"text":"pirat","indices":[67,73]},{"text":"tpb","indices":[74,78]},{"text":"källkritik","indices":[79,90]}],"user_mentions":[]}</text:p>
          </table:table-cell>
        </table:table-row>
        <table:table-row table:style-name="ro22">
          <table:table-cell table:style-name="ce58" office:value-type="string">
            <text:p>308908962856701952</text:p>
          </table:table-cell>
          <table:table-cell table:style-name="ce59" office:value-type="string">
            <text:p>peterpur</text:p>
          </table:table-cell>
          <table:table-cell table:style-name="ce59" office:value-type="string">
            <text:p>@piratenparteiat spannend. hab zwar keine zeit, aber wünsche viel erfolg beim diskutieren mit dem preisträger.</text:p>
          </table:table-cell>
          <table:table-cell table:style-name="ce59" office:value-type="string">
            <text:p>Tue Mar 05 11:56:50 +0000 2013</text:p>
          </table:table-cell>
          <table:table-cell table:style-name="ce60" office:value-type="float" office:value="41338.49780092592">
            <text:p>3/5/2013 11:56:50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43325643">
            <text:p>43325643</text:p>
          </table:table-cell>
          <table:table-cell table:style-name="ce59" office:value-type="string">
            <text:p>piratenparteiat</text:p>
          </table:table-cell>
          <table:table-cell table:style-name="ce59" office:value-type="float" office:value="14112331">
            <text:p>14112331</text:p>
          </table:table-cell>
          <table:table-cell table:style-name="ce59" office:value-type="string">
            <text:p>308908601982988288</text:p>
          </table:table-cell>
          <table:table-cell table:style-name="ce61" office:value-type="string">
            <text:p>&lt;a href="http://tapbots.com/software/tweetbot/mac" rel="nofollow"&gt;Tweetbot for Mac&lt;/a&gt;</text:p>
          </table:table-cell>
          <table:table-cell table:style-name="ce61" office:value-type="string">
            <text:p>http://a0.twimg.com/profile_images/1057731732/minitotoro_normal.png</text:p>
          </table:table-cell>
          <table:table-cell table:style-name="ce59" office:value-type="float" office:value="2081">
            <text:p>2081</text:p>
          </table:table-cell>
          <table:table-cell table:style-name="ce59" office:value-type="float" office:value="182">
            <text:p>18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eterpur/statuses/308908962856701952</text:p>
          </table:table-cell>
          <table:table-cell table:style-name="ce61" office:value-type="string">
            <text:p>{"urls":[],"hashtags":[],"user_mentions":[{"id":43325643,"name":"Piratenpartei","indices":[0,16],"screen_name":"piratenparteiat","id_str":"43325643"}]}</text:p>
          </table:table-cell>
        </table:table-row>
        <table:table-row table:style-name="ro24">
          <table:table-cell table:style-name="ce58" office:value-type="string">
            <text:p>308834090537320448</text:p>
          </table:table-cell>
          <table:table-cell table:style-name="ce59" office:value-type="string">
            <text:p>Nyheter24</text:p>
          </table:table-cell>
          <table:table-cell table:style-name="ce59" office:value-type="string">
            <text:p>EXTRA. Pirate Bays Nordkoreaflytt var fejk: http://t.co/JMdaFl4ZBX #pirat #tpb #svpol</text:p>
          </table:table-cell>
          <table:table-cell table:style-name="ce59" office:value-type="string">
            <text:p>Tue Mar 05 06:59:19 +0000 2013</text:p>
          </table:table-cell>
          <table:table-cell table:style-name="ce60" office:value-type="float" office:value="41338.291192129625">
            <text:p>3/5/2013 6:59:19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9015055">
            <text:p>19015055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71244936/24logga_normal.jpg</text:p>
          </table:table-cell>
          <table:table-cell table:style-name="ce59" office:value-type="float" office:value="9820">
            <text:p>9820</text:p>
          </table:table-cell>
          <table:table-cell table:style-name="ce59" office:value-type="float" office:value="1129">
            <text:p>112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Nyheter24/statuses/308834090537320448</text:p>
          </table:table-cell>
          <table:table-cell table:style-name="ce61" office:value-type="string">
            <text:p>{"urls":[{"expanded_url":"http://nyheter24.se/nyheter/internet/740183-pirate-bays-nordkoreaflytt-var-fejk","indices":[44,66],"display_url":"nyheter24.se/nyheter/intern\u2026","url":"http://t.co/JMdaFl4ZBX"}],"hashtags":[{"text":"pirat","indices":[67,73]},{"text":"tpb","indices":[74,78]},{"text":"svpol","indices":[79,85]}],"user_mentions":[]}</text:p>
          </table:table-cell>
        </table:table-row>
        <table:table-row table:style-name="ro25">
          <table:table-cell table:style-name="ce58" office:value-type="string">
            <text:p>308827596408381440</text:p>
          </table:table-cell>
          <table:table-cell table:style-name="ce59" office:value-type="string">
            <text:p>saimalkan</text:p>
          </table:table-cell>
          <table:table-cell table:style-name="ce59" office:value-type="string">
            <text:p>reservierten sitz im #ice772 gekapert. #dbl bin ich jetzt ein #pirat ?</text:p>
          </table:table-cell>
          <table:table-cell table:style-name="ce59" office:value-type="string">
            <text:p>Tue Mar 05 06:33:31 +0000 2013</text:p>
          </table:table-cell>
          <table:table-cell table:style-name="ce60" office:value-type="float" office:value="41338.27327546296">
            <text:p>3/5/2013 6:33:3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5003368">
            <text:p>15003368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1420422572/alkan1_normal.JPG</text:p>
          </table:table-cell>
          <table:table-cell table:style-name="ce59" office:value-type="float" office:value="1200">
            <text:p>1200</text:p>
          </table:table-cell>
          <table:table-cell table:style-name="ce59" office:value-type="float" office:value="699">
            <text:p>69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aimalkan/statuses/308827596408381440</text:p>
          </table:table-cell>
          <table:table-cell table:style-name="ce61" office:value-type="string">
            <text:p>{"urls":[],"hashtags":[{"text":"ice772","indices":[21,28]},{"text":"dbl","indices":[39,43]},{"text":"pirat","indices":[62,68]}],"user_mentions":[]}</text:p>
          </table:table-cell>
        </table:table-row>
        <table:table-row table:style-name="ro20">
          <table:table-cell table:style-name="ce58" office:value-type="string">
            <text:p>308827163409383426</text:p>
          </table:table-cell>
          <table:table-cell table:style-name="ce59" office:value-type="string">
            <text:p>derPUPE</text:p>
          </table:table-cell>
          <table:table-cell table:style-name="ce59" office:value-type="string">
            <text:p>Wenn Dankbarkeit die Währung ist, kann ich als #Pirat das diesjährie #Cebit -Motto #ShareConomy mittragen. .... Ansonsten: #ShareForFreenomy</text:p>
          </table:table-cell>
          <table:table-cell table:style-name="ce59" office:value-type="string">
            <text:p>Tue Mar 05 06:31:48 +0000 2013</text:p>
          </table:table-cell>
          <table:table-cell table:style-name="ce60" office:value-type="float" office:value="41338.27208333333">
            <text:p>3/5/2013 6:31:4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4961883">
            <text:p>14961883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2563041949/meozmx6hj01zfu4j4722_normal.jpeg</text:p>
          </table:table-cell>
          <table:table-cell table:style-name="ce59" office:value-type="float" office:value="2199">
            <text:p>2199</text:p>
          </table:table-cell>
          <table:table-cell table:style-name="ce59" office:value-type="float" office:value="860">
            <text:p>86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derPUPE/statuses/308827163409383426</text:p>
          </table:table-cell>
          <table:table-cell table:style-name="ce61" office:value-type="string">
            <text:p>{"urls":[],"hashtags":[{"text":"Pirat","indices":[47,53]},{"text":"Cebit","indices":[69,75]},{"text":"ShareConomy","indices":[83,95]},{"text":"ShareForFreenomy","indices":[123,140]}],"user_mentions":[]}</text:p>
          </table:table-cell>
        </table:table-row>
        <table:table-row table:style-name="ro24">
          <table:table-cell table:style-name="ce58" office:value-type="string">
            <text:p>308698545693806592</text:p>
          </table:table-cell>
          <table:table-cell table:style-name="ce59" office:value-type="string">
            <text:p>SMHGVNG</text:p>
          </table:table-cell>
          <table:table-cell table:style-name="ce59" office:value-type="string">
            <text:p>já sem Trošku trošku nepodpořil a ten film babovřískot si stáhnu #pirát</text:p>
          </table:table-cell>
          <table:table-cell table:style-name="ce59" office:value-type="string">
            <text:p>Mon Mar 04 22:00:43 +0000 2013</text:p>
          </table:table-cell>
          <table:table-cell table:style-name="ce60" office:value-type="float" office:value="41337.91716435185">
            <text:p>3/4/2013 22:00:4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23593008">
            <text:p>223593008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334753988/b01ea8f8633046c0fd0e010049dc2911_normal.jpeg</text:p>
          </table:table-cell>
          <table:table-cell table:style-name="ce59" office:value-type="float" office:value="309">
            <text:p>309</text:p>
          </table:table-cell>
          <table:table-cell table:style-name="ce59" office:value-type="float" office:value="179">
            <text:p>17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MHGVNG/statuses/308698545693806592</text:p>
          </table:table-cell>
          <table:table-cell table:style-name="ce61" office:value-type="string">
            <text:p>{"urls":[],"hashtags":[{"text":"pirát","indices":[65,71]}],"user_mentions":[]}</text:p>
          </table:table-cell>
        </table:table-row>
        <table:table-row table:style-name="ro22">
          <table:table-cell table:style-name="ce58" office:value-type="string">
            <text:p>308682472810508289</text:p>
          </table:table-cell>
          <table:table-cell table:style-name="ce59" office:value-type="string">
            <text:p>olaf26</text:p>
          </table:table-cell>
          <table:table-cell table:style-name="ce59" office:value-type="string">
            <text:p>#Pirat RT @sternde: Mitgliederbefragung: Piraten halten an Vorstand fest: Die Partei ist... (cont) http://t.co/hAMb5jmIhI</text:p>
          </table:table-cell>
          <table:table-cell table:style-name="ce59" office:value-type="string">
            <text:p>Mon Mar 04 20:56:51 +0000 2013</text:p>
          </table:table-cell>
          <table:table-cell table:style-name="ce60" office:value-type="float" office:value="41337.8728125">
            <text:p>3/4/2013 20:56:5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9596403">
            <text:p>49596403</text:p>
          </table:table-cell>
          <table:table-cell table:style-name="ce59"/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2091932580/1_normal.jpg</text:p>
          </table:table-cell>
          <table:table-cell table:style-name="ce59" office:value-type="float" office:value="248">
            <text:p>248</text:p>
          </table:table-cell>
          <table:table-cell table:style-name="ce59" office:value-type="float" office:value="155">
            <text:p>15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olaf26/statuses/308682472810508289</text:p>
          </table:table-cell>
          <table:table-cell table:style-name="ce61" office:value-type="string">
            <text:p>{"urls":[{"expanded_url":"http://bit.ly/13AXljG","indices":[99,121],"display_url":"bit.ly/13AXljG","url":"http://t.co/hAMb5jmIhI"}],"hashtags":[{"text":"Pirat","indices":[0,6]}],"user_mentions":[{"id":18774524,"name":"stern.de","indices":[10,18],"screen_name":"sternde","id_str":"18774524"}]}</text:p>
          </table:table-cell>
        </table:table-row>
        <table:table-row table:style-name="ro22">
          <table:table-cell table:style-name="ce58" office:value-type="string">
            <text:p>308680998227435521</text:p>
          </table:table-cell>
          <table:table-cell table:style-name="ce59" office:value-type="string">
            <text:p>SpinnWeben</text:p>
          </table:table-cell>
          <table:table-cell table:style-name="ce59" office:value-type="string">
            <text:p>One Piece Ohrhänger  Manga Anhänger kupfer bronze von SpinnWeben http://t.co/b7k6dSas6V via @Etsy  #Pirat #Piraten</text:p>
          </table:table-cell>
          <table:table-cell table:style-name="ce59" office:value-type="string">
            <text:p>Mon Mar 04 20:50:59 +0000 2013</text:p>
          </table:table-cell>
          <table:table-cell table:style-name="ce60" office:value-type="float" office:value="41337.868738425925">
            <text:p>3/4/2013 20:50:59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430076426">
            <text:p>430076426</text:p>
          </table:table-cell>
          <table:table-cell table:style-name="ce59"/>
          <table:table-cell table:style-name="ce61" office:value-type="string">
            <text:p>&lt;a href="http://twitter.com/tweetbutton" rel="nofollow"&gt;Tweet Button&lt;/a&gt;</text:p>
          </table:table-cell>
          <table:table-cell table:style-name="ce61" office:value-type="string">
            <text:p>http://a0.twimg.com/profile_images/1704766913/spinnweben_3_normal.jpg</text:p>
          </table:table-cell>
          <table:table-cell table:style-name="ce59" office:value-type="float" office:value="246">
            <text:p>246</text:p>
          </table:table-cell>
          <table:table-cell table:style-name="ce59" office:value-type="float" office:value="870">
            <text:p>870</text:p>
          </table:table-cell>
          <table:table-cell table:style-name="ce59"/>
          <table:table-cell table:style-name="ce59" office:value-type="string">
            <text:p>http://twitter.com/SpinnWeben/statuses/308680998227435521</text:p>
          </table:table-cell>
          <table:table-cell table:style-name="ce61" office:value-type="string">
            <text:p>{"urls":[{"expanded_url":"http://etsy.me/11ehCb8","indices":[65,87],"display_url":"etsy.me/11ehCb8","url":"http://t.co/b7k6dSas6V"}],"hashtags":[{"text":"Pirat","indices":[99,105]},{"text":"Piraten","indices":[106,114]}],"user_mentions":[{"id":11522502,"name":"Etsy","indices":[92,97],"screen_name":"Etsy","id_str":"11522502"}]}</text:p>
          </table:table-cell>
        </table:table-row>
        <table:table-row table:style-name="ro22">
          <table:table-cell table:style-name="ce58" office:value-type="string">
            <text:p>308680933505105923</text:p>
          </table:table-cell>
          <table:table-cell table:style-name="ce59" office:value-type="string">
            <text:p>SpinnWeben</text:p>
          </table:table-cell>
          <table:table-cell table:style-name="ce59" office:value-type="string">
            <text:p>Halskette  Pirat Trophäen Czech Glass Glasperlen von SpinnWeben http://t.co/5LqK5rXp3Z via @Etsy  #Pirat #Piraten</text:p>
          </table:table-cell>
          <table:table-cell table:style-name="ce59" office:value-type="string">
            <text:p>Mon Mar 04 20:50:44 +0000 2013</text:p>
          </table:table-cell>
          <table:table-cell table:style-name="ce60" office:value-type="float" office:value="41337.86856481482">
            <text:p>3/4/2013 20:50:44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430076426">
            <text:p>430076426</text:p>
          </table:table-cell>
          <table:table-cell table:style-name="ce59"/>
          <table:table-cell table:style-name="ce61" office:value-type="string">
            <text:p>&lt;a href="http://twitter.com/tweetbutton" rel="nofollow"&gt;Tweet Button&lt;/a&gt;</text:p>
          </table:table-cell>
          <table:table-cell table:style-name="ce61" office:value-type="string">
            <text:p>http://a0.twimg.com/profile_images/1704766913/spinnweben_3_normal.jpg</text:p>
          </table:table-cell>
          <table:table-cell table:style-name="ce59" office:value-type="float" office:value="246">
            <text:p>246</text:p>
          </table:table-cell>
          <table:table-cell table:style-name="ce59" office:value-type="float" office:value="870">
            <text:p>870</text:p>
          </table:table-cell>
          <table:table-cell table:style-name="ce59"/>
          <table:table-cell table:style-name="ce59" office:value-type="string">
            <text:p>http://twitter.com/SpinnWeben/statuses/308680933505105923</text:p>
          </table:table-cell>
          <table:table-cell table:style-name="ce61" office:value-type="string">
            <text:p>{"urls":[{"expanded_url":"http://etsy.me/YE9Shj","indices":[64,86],"display_url":"etsy.me/YE9Shj","url":"http://t.co/5LqK5rXp3Z"}],"hashtags":[{"text":"Pirat","indices":[98,104]},{"text":"Piraten","indices":[105,113]}],"user_mentions":[{"id":11522502,"name":"Etsy","indices":[91,96],"screen_name":"Etsy","id_str":"11522502"}]}</text:p>
          </table:table-cell>
        </table:table-row>
        <table:table-row table:style-name="ro22">
          <table:table-cell table:style-name="ce58" office:value-type="string">
            <text:p>308680890127626240</text:p>
          </table:table-cell>
          <table:table-cell table:style-name="ce59" office:value-type="string">
            <text:p>SpinnWeben</text:p>
          </table:table-cell>
          <table:table-cell table:style-name="ce59" office:value-type="string">
            <text:p>Piraten Ohrhänger  Anhänger silber Czech Glass von SpinnWeben http://t.co/GFGZWGOT8R via @Etsy  #Pirat #Piraten</text:p>
          </table:table-cell>
          <table:table-cell table:style-name="ce59" office:value-type="string">
            <text:p>Mon Mar 04 20:50:33 +0000 2013</text:p>
          </table:table-cell>
          <table:table-cell table:style-name="ce60" office:value-type="float" office:value="41337.8684375">
            <text:p>3/4/2013 20:50:3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430076426">
            <text:p>430076426</text:p>
          </table:table-cell>
          <table:table-cell table:style-name="ce59"/>
          <table:table-cell table:style-name="ce61" office:value-type="string">
            <text:p>&lt;a href="http://twitter.com/tweetbutton" rel="nofollow"&gt;Tweet Button&lt;/a&gt;</text:p>
          </table:table-cell>
          <table:table-cell table:style-name="ce61" office:value-type="string">
            <text:p>http://a0.twimg.com/profile_images/1704766913/spinnweben_3_normal.jpg</text:p>
          </table:table-cell>
          <table:table-cell table:style-name="ce59" office:value-type="float" office:value="246">
            <text:p>246</text:p>
          </table:table-cell>
          <table:table-cell table:style-name="ce59" office:value-type="float" office:value="870">
            <text:p>870</text:p>
          </table:table-cell>
          <table:table-cell table:style-name="ce59"/>
          <table:table-cell table:style-name="ce59" office:value-type="string">
            <text:p>http://twitter.com/SpinnWeben/statuses/308680890127626240</text:p>
          </table:table-cell>
          <table:table-cell table:style-name="ce61" office:value-type="string">
            <text:p>{"urls":[{"expanded_url":"http://etsy.me/X0dkBm","indices":[62,84],"display_url":"etsy.me/X0dkBm","url":"http://t.co/GFGZWGOT8R"}],"hashtags":[{"text":"Pirat","indices":[96,102]},{"text":"Piraten","indices":[103,111]}],"user_mentions":[{"id":11522502,"name":"Etsy","indices":[89,94],"screen_name":"Etsy","id_str":"11522502"}]}</text:p>
          </table:table-cell>
        </table:table-row>
        <table:table-row table:style-name="ro20">
          <table:table-cell table:style-name="ce58" office:value-type="string">
            <text:p>308648639557947392</text:p>
          </table:table-cell>
          <table:table-cell table:style-name="ce59" office:value-type="string">
            <text:p>HeinrichElsigan</text:p>
          </table:table-cell>
          <table:table-cell table:style-name="ce59" office:value-type="string">
            <text:p>@neos_eu @piratenparteiat geht ein Wahlbündnis in Salzburg ein, wenn ihr wirklich heuer einziehen wollt. Ansonsten sehe ich schwarz Haslauer</text:p>
          </table:table-cell>
          <table:table-cell table:style-name="ce59" office:value-type="string">
            <text:p>Mon Mar 04 18:42:24 +0000 2013</text:p>
          </table:table-cell>
          <table:table-cell table:style-name="ce60" office:value-type="float" office:value="41337.779444444444">
            <text:p>3/4/2013 18:42:24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819698388">
            <text:p>819698388</text:p>
          </table:table-cell>
          <table:table-cell table:style-name="ce59" office:value-type="string">
            <text:p>neos_eu</text:p>
          </table:table-cell>
          <table:table-cell table:style-name="ce59" office:value-type="float" office:value="739626931">
            <text:p>73962693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198381923/b2a2e4c2f6a6ad8ab0b01230252c25ab_normal.jpeg</text:p>
          </table:table-cell>
          <table:table-cell table:style-name="ce59" office:value-type="float" office:value="68">
            <text:p>68</text:p>
          </table:table-cell>
          <table:table-cell table:style-name="ce59" office:value-type="float" office:value="106">
            <text:p>10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einrichElsigan/statuses/308648639557947392</text:p>
          </table:table-cell>
          <table:table-cell table:style-name="ce61" office:value-type="string">
            <text:p>{"urls":[],"hashtags":[],"user_mentions":[{"id":819698388,"name":"Das Neue Österreich","indices":[0,8],"screen_name":"neos_eu","id_str":"819698388"},{"id":43325643,"name":"Piratenpartei","indices":[9,25],"screen_name":"piratenparteiat","id_str":"43325643"}]}</text:p>
          </table:table-cell>
        </table:table-row>
        <table:table-row table:style-name="ro23">
          <table:table-cell table:style-name="ce58" office:value-type="string">
            <text:p>308623165830090752</text:p>
          </table:table-cell>
          <table:table-cell table:style-name="ce59" office:value-type="string">
            <text:p>OeconomicusHomo</text:p>
          </table:table-cell>
          <table:table-cell table:style-name="ce59" office:value-type="string">
            <text:p>@Mandelbroetchen Die ML des KV Köln ist mehr so die Abteilung DAS DSCHUNGELCAMP. Ich bin ein #Pirat hol mich hier raus!</text:p>
          </table:table-cell>
          <table:table-cell table:style-name="ce59" office:value-type="string">
            <text:p>Mon Mar 04 17:01:11 +0000 2013</text:p>
          </table:table-cell>
          <table:table-cell table:style-name="ce60" office:value-type="float" office:value="41337.70915509259">
            <text:p>3/4/2013 17:01:11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390102119">
            <text:p>390102119</text:p>
          </table:table-cell>
          <table:table-cell table:style-name="ce59" office:value-type="string">
            <text:p>Mandelbroetchen</text:p>
          </table:table-cell>
          <table:table-cell table:style-name="ce59" office:value-type="float" office:value="455312102">
            <text:p>455312102</text:p>
          </table:table-cell>
          <table:table-cell table:style-name="ce59" office:value-type="string">
            <text:p>308617271956340736</text:p>
          </table:table-cell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1848719959/4j87C2gy_normal</text:p>
          </table:table-cell>
          <table:table-cell table:style-name="ce59" office:value-type="float" office:value="139">
            <text:p>139</text:p>
          </table:table-cell>
          <table:table-cell table:style-name="ce59" office:value-type="float" office:value="359">
            <text:p>359</text:p>
          </table:table-cell>
          <table:table-cell table:style-name="ce59"/>
          <table:table-cell table:style-name="ce59" office:value-type="string">
            <text:p>http://twitter.com/OeconomicusHomo/statuses/308623165830090752</text:p>
          </table:table-cell>
          <table:table-cell table:style-name="ce61" office:value-type="string">
            <text:p>{"urls":[],"hashtags":[{"text":"Pirat","indices":[93,99]}],"user_mentions":[{"id":390102119,"name":"Mandelbrötchen","indices":[0,16],"screen_name":"Mandelbroetchen","id_str":"390102119"}]}</text:p>
          </table:table-cell>
        </table:table-row>
        <table:table-row table:style-name="ro22">
          <table:table-cell table:style-name="ce58" office:value-type="string">
            <text:p>308610558133932033</text:p>
          </table:table-cell>
          <table:table-cell table:style-name="ce59" office:value-type="string">
            <text:p>Henricjo</text:p>
          </table:table-cell>
          <table:table-cell table:style-name="ce59" office:value-type="string">
            <text:p>"Hobbit" passerar miljardgränsen http://t.co/sbASe36TBt Det går dåligt för filmbolagen. #pirat #svpol</text:p>
          </table:table-cell>
          <table:table-cell table:style-name="ce59" office:value-type="string">
            <text:p>Mon Mar 04 16:11:05 +0000 2013</text:p>
          </table:table-cell>
          <table:table-cell table:style-name="ce60" office:value-type="float" office:value="41337.674363425926">
            <text:p>3/4/2013 16:11:05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13841038">
            <text:p>213841038</text:p>
          </table:table-cell>
          <table:table-cell table:style-name="ce59"/>
          <table:table-cell table:style-name="ce61" office:value-type="string">
            <text:p>&lt;a href="http://twitter.com/tweetbutton" rel="nofollow"&gt;Tweet Button&lt;/a&gt;</text:p>
          </table:table-cell>
          <table:table-cell table:style-name="ce61" office:value-type="string">
            <text:p>http://a0.twimg.com/profile_images/1164017887/72720_448692976875_525541875_5979416_599343_n_normal.jpg</text:p>
          </table:table-cell>
          <table:table-cell table:style-name="ce59" office:value-type="float" office:value="388">
            <text:p>388</text:p>
          </table:table-cell>
          <table:table-cell table:style-name="ce59" office:value-type="float" office:value="381">
            <text:p>38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enricjo/statuses/308610558133932033</text:p>
          </table:table-cell>
          <table:table-cell table:style-name="ce61" office:value-type="string">
            <text:p>{"urls":[{"expanded_url":"http://hd.se/noje/2013/03/04/hobbit-passerar-miljardgransen/","indices":[33,55],"display_url":"hd.se/noje/2013/03/0\u2026","url":"http://t.co/sbASe36TBt"}],"hashtags":[{"text":"pirat","indices":[88,94]},{"text":"svpol","indices":[95,101]}],"user_mentions":[]}</text:p>
          </table:table-cell>
        </table:table-row>
        <table:table-row table:style-name="ro25">
          <table:table-cell table:style-name="ce58" office:value-type="string">
            <text:p>308603734655655937</text:p>
          </table:table-cell>
          <table:table-cell table:style-name="ce59" office:value-type="string">
            <text:p>4ngl3r</text:p>
          </table:table-cell>
          <table:table-cell table:style-name="ce59" office:value-type="string">
            <text:p>@__trololol__ achso :D #pirat :DD</text:p>
          </table:table-cell>
          <table:table-cell table:style-name="ce59" office:value-type="string">
            <text:p>Mon Mar 04 15:43:58 +0000 2013</text:p>
          </table:table-cell>
          <table:table-cell table:style-name="ce60" office:value-type="float" office:value="41337.65553240741">
            <text:p>3/4/2013 15:43:58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241556320">
            <text:p>1241556320</text:p>
          </table:table-cell>
          <table:table-cell table:style-name="ce59" office:value-type="string">
            <text:p>__trololol__</text:p>
          </table:table-cell>
          <table:table-cell table:style-name="ce59" office:value-type="float" office:value="1218404472">
            <text:p>1218404472</text:p>
          </table:table-cell>
          <table:table-cell table:style-name="ce59" office:value-type="string">
            <text:p>308603181309493249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327288632/ec742df0970b26ab55457c78e08d148b_normal.jpeg</text:p>
          </table:table-cell>
          <table:table-cell table:style-name="ce59" office:value-type="float" office:value="11">
            <text:p>11</text:p>
          </table:table-cell>
          <table:table-cell table:style-name="ce59" office:value-type="float" office:value="63">
            <text:p>63</text:p>
          </table:table-cell>
          <table:table-cell table:style-name="ce59"/>
          <table:table-cell table:style-name="ce59" office:value-type="string">
            <text:p>http://twitter.com/4ngl3r/statuses/308603734655655937</text:p>
          </table:table-cell>
          <table:table-cell table:style-name="ce61" office:value-type="string">
            <text:p>{"urls":[],"hashtags":[{"text":"pirat","indices":[23,29]}],"user_mentions":[{"id":1241556320,"name":"Unicornfucker","indices":[0,13],"screen_name":"__trololol__","id_str":"1241556320"}]}</text:p>
          </table:table-cell>
        </table:table-row>
        <table:table-row table:style-name="ro22">
          <table:table-cell table:style-name="ce58" office:value-type="string">
            <text:p>308580454393585664</text:p>
          </table:table-cell>
          <table:table-cell table:style-name="ce59" office:value-type="string">
            <text:p>HSKPirat</text:p>
          </table:table-cell>
          <table:table-cell table:style-name="ce59" office:value-type="string">
            <text:p>Es ist schon furchtbar lächerlich #Pirat zu sein. Für einige intolerante Leute ist man deswegen schon ein schlechter Mensch.</text:p>
          </table:table-cell>
          <table:table-cell table:style-name="ce59" office:value-type="string">
            <text:p>Mon Mar 04 14:11:28 +0000 2013</text:p>
          </table:table-cell>
          <table:table-cell table:style-name="ce60" office:value-type="float" office:value="41337.5912962963">
            <text:p>3/4/2013 14:11:2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011609878">
            <text:p>1011609878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97524193/2e9f8485895c4bbd23747feab4ddf829_normal.jpeg</text:p>
          </table:table-cell>
          <table:table-cell table:style-name="ce59" office:value-type="float" office:value="41">
            <text:p>41</text:p>
          </table:table-cell>
          <table:table-cell table:style-name="ce59" office:value-type="float" office:value="50">
            <text:p>5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SKPirat/statuses/308580454393585664</text:p>
          </table:table-cell>
          <table:table-cell table:style-name="ce61" office:value-type="string">
            <text:p>{"urls":[],"hashtags":[{"text":"Pirat","indices":[34,40]}],"user_mentions":[]}</text:p>
          </table:table-cell>
        </table:table-row>
        <table:table-row table:style-name="ro23">
          <table:table-cell table:style-name="ce58" office:value-type="string">
            <text:p>308559849015345153</text:p>
          </table:table-cell>
          <table:table-cell table:style-name="ce59" office:value-type="string">
            <text:p>TenniS_84</text:p>
          </table:table-cell>
          <table:table-cell table:style-name="ce59" office:value-type="string">
            <text:p>Någon som kan tanka hem något från Tankafetast? Sidan funkar för mig men inte när jag ska "ladda ner torrent" bara laddar för mig :( #pirat</text:p>
          </table:table-cell>
          <table:table-cell table:style-name="ce59" office:value-type="string">
            <text:p>Mon Mar 04 12:49:35 +0000 2013</text:p>
          </table:table-cell>
          <table:table-cell table:style-name="ce60" office:value-type="float" office:value="41337.53443287037">
            <text:p>3/4/2013 12:49:35</text:p>
          </table:table-cell>
          <table:table-cell table:style-name="ce59"/>
          <table:table-cell table:style-name="ce59" office:value-type="string">
            <text:p>sv</text:p>
          </table:table-cell>
          <table:table-cell table:number-columns-repeated="2" table:style-name="ce59"/>
          <table:table-cell table:style-name="ce59" office:value-type="float" office:value="571948103">
            <text:p>57194810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328049140/768f5fab23c662cdfcd8cdb7a6dc3852_normal.jpeg</text:p>
          </table:table-cell>
          <table:table-cell table:style-name="ce59" office:value-type="float" office:value="115">
            <text:p>115</text:p>
          </table:table-cell>
          <table:table-cell table:style-name="ce59" office:value-type="float" office:value="177">
            <text:p>177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TenniS_84/statuses/308559849015345153</text:p>
          </table:table-cell>
          <table:table-cell table:style-name="ce61" office:value-type="string">
            <text:p>{"urls":[],"hashtags":[{"text":"pirat","indices":[133,139]}],"user_mentions":[]}</text:p>
          </table:table-cell>
        </table:table-row>
        <table:table-row table:style-name="ro22">
          <table:table-cell table:style-name="ce58" office:value-type="string">
            <text:p>308546097662550017</text:p>
          </table:table-cell>
          <table:table-cell table:style-name="ce59" office:value-type="string">
            <text:p>EIPresidente</text:p>
          </table:table-cell>
          <table:table-cell table:style-name="ce59" office:value-type="string">
            <text:p>Da hat man Uni Mittagspause, geht online, macht Parteiarbeit für die #PIRAT|en und vergisst tatsächlich zu essen...</text:p>
          </table:table-cell>
          <table:table-cell table:style-name="ce59" office:value-type="string">
            <text:p>Mon Mar 04 11:54:56 +0000 2013</text:p>
          </table:table-cell>
          <table:table-cell table:style-name="ce60" office:value-type="float" office:value="41337.49648148148">
            <text:p>3/4/2013 11:54:5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623599151">
            <text:p>62359915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772530598/62c409d26aeb42664a92e6107b1b5732_normal.jpeg</text:p>
          </table:table-cell>
          <table:table-cell table:style-name="ce59" office:value-type="float" office:value="62">
            <text:p>62</text:p>
          </table:table-cell>
          <table:table-cell table:style-name="ce59" office:value-type="float" office:value="114">
            <text:p>114</text:p>
          </table:table-cell>
          <table:table-cell table:style-name="ce59"/>
          <table:table-cell table:style-name="ce59" office:value-type="string">
            <text:p>http://twitter.com/EIPresidente/statuses/308546097662550017</text:p>
          </table:table-cell>
          <table:table-cell table:style-name="ce61" office:value-type="string">
            <text:p>{"urls":[],"hashtags":[{"text":"PIRAT","indices":[69,75]}],"user_mentions":[]}</text:p>
          </table:table-cell>
        </table:table-row>
        <table:table-row table:style-name="ro26">
          <table:table-cell table:style-name="ce58" office:value-type="string">
            <text:p>308544347236884480</text:p>
          </table:table-cell>
          <table:table-cell table:style-name="ce59" office:value-type="string">
            <text:p>Graimic86</text:p>
          </table:table-cell>
          <table:table-cell table:style-name="ce59" office:value-type="string">
            <text:p>Ich glaube als #Pirat geht es mir zur Zeit besser wenn ich nicht weiß was schon wieder intern zerfleischt wird.
Ponader ja/nein: WAYNE
*edit</text:p>
          </table:table-cell>
          <table:table-cell table:style-name="ce59" office:value-type="string">
            <text:p>Mon Mar 04 11:47:59 +0000 2013</text:p>
          </table:table-cell>
          <table:table-cell table:style-name="ce60" office:value-type="float" office:value="41337.49165509259">
            <text:p>3/4/2013 11:47:5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75439157">
            <text:p>175439157</text:p>
          </table:table-cell>
          <table:table-cell table:style-name="ce59"/>
          <table:table-cell table:style-name="ce61" office:value-type="string">
            <text:p>&lt;a href="http://levelupstudio.com/plume" rel="nofollow"&gt;Plume for Android&lt;/a&gt;</text:p>
          </table:table-cell>
          <table:table-cell table:style-name="ce61" office:value-type="string">
            <text:p>http://a0.twimg.com/profile_images/1838361793/Sephiroth_33561272_normal.jpg</text:p>
          </table:table-cell>
          <table:table-cell table:style-name="ce59" office:value-type="float" office:value="45">
            <text:p>45</text:p>
          </table:table-cell>
          <table:table-cell table:style-name="ce59" office:value-type="float" office:value="69">
            <text:p>6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Graimic86/statuses/308544347236884480</text:p>
          </table:table-cell>
          <table:table-cell table:style-name="ce61" office:value-type="string">
            <text:p>{"urls":[],"hashtags":[{"text":"Pirat","indices":[15,21]}],"user_mentions":[]}</text:p>
          </table:table-cell>
        </table:table-row>
        <table:table-row table:style-name="ro23">
          <table:table-cell table:style-name="ce58" office:value-type="string">
            <text:p>308543923683471361</text:p>
          </table:table-cell>
          <table:table-cell table:style-name="ce59" office:value-type="string">
            <text:p>Graimic86</text:p>
          </table:table-cell>
          <table:table-cell table:style-name="ce59" office:value-type="string">
            <text:p>Ich glaube als #Pirat geht es mir zur Zeit besser wenn ich weiß was jetut schon wieder intern zerfleischt wird.
Ponader ja/nein: WAYNE</text:p>
          </table:table-cell>
          <table:table-cell table:style-name="ce59" office:value-type="string">
            <text:p>Mon Mar 04 11:46:18 +0000 2013</text:p>
          </table:table-cell>
          <table:table-cell table:style-name="ce60" office:value-type="float" office:value="41337.490486111106">
            <text:p>3/4/2013 11:46:1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75439157">
            <text:p>175439157</text:p>
          </table:table-cell>
          <table:table-cell table:style-name="ce59"/>
          <table:table-cell table:style-name="ce61" office:value-type="string">
            <text:p>&lt;a href="http://levelupstudio.com/plume" rel="nofollow"&gt;Plume for Android&lt;/a&gt;</text:p>
          </table:table-cell>
          <table:table-cell table:style-name="ce61" office:value-type="string">
            <text:p>http://a0.twimg.com/profile_images/1838361793/Sephiroth_33561272_normal.jpg</text:p>
          </table:table-cell>
          <table:table-cell table:style-name="ce59" office:value-type="float" office:value="45">
            <text:p>45</text:p>
          </table:table-cell>
          <table:table-cell table:style-name="ce59" office:value-type="float" office:value="69">
            <text:p>6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Graimic86/statuses/308543923683471361</text:p>
          </table:table-cell>
          <table:table-cell table:style-name="ce61" office:value-type="string">
            <text:p>{"urls":[],"hashtags":[{"text":"Pirat","indices":[15,21]}],"user_mentions":[]}</text:p>
          </table:table-cell>
        </table:table-row>
        <table:table-row table:style-name="ro23">
          <table:table-cell table:style-name="ce58" office:value-type="string">
            <text:p>308539474281902080</text:p>
          </table:table-cell>
          <table:table-cell table:style-name="ce59" office:value-type="string">
            <text:p>TimurBeygo</text:p>
          </table:table-cell>
          <table:table-cell table:style-name="ce59" office:value-type="string">
            <text:p>@Pinny84 Als #Pirat kann ich dir nur Politikwissenschaft empfehlen. Aber das kannst nur du entscheiden. Kenne deine Vita nicht ;-)</text:p>
          </table:table-cell>
          <table:table-cell table:style-name="ce59" office:value-type="string">
            <text:p>Mon Mar 04 11:28:37 +0000 2013</text:p>
          </table:table-cell>
          <table:table-cell table:style-name="ce60" office:value-type="float" office:value="41337.47820601852">
            <text:p>3/4/2013 11:28:37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392151463">
            <text:p>392151463</text:p>
          </table:table-cell>
          <table:table-cell table:style-name="ce59" office:value-type="string">
            <text:p>Pinny84</text:p>
          </table:table-cell>
          <table:table-cell table:style-name="ce59" office:value-type="float" office:value="395274054">
            <text:p>395274054</text:p>
          </table:table-cell>
          <table:table-cell table:style-name="ce59" office:value-type="string">
            <text:p>308527619593351168</text:p>
          </table:table-cell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952547183/50b4929b0aa8f35793d57d3bc5f8710c_normal.jpeg</text:p>
          </table:table-cell>
          <table:table-cell table:style-name="ce59" office:value-type="float" office:value="280">
            <text:p>280</text:p>
          </table:table-cell>
          <table:table-cell table:style-name="ce59" office:value-type="float" office:value="1196">
            <text:p>119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TimurBeygo/statuses/308539474281902080</text:p>
          </table:table-cell>
          <table:table-cell table:style-name="ce61" office:value-type="string">
            <text:p>{"urls":[],"hashtags":[{"text":"Pirat","indices":[13,19]}],"user_mentions":[{"id":392151463,"name":"Dominik Kegel","indices":[0,8],"screen_name":"Pinny84","id_str":"392151463"}]}</text:p>
          </table:table-cell>
        </table:table-row>
        <table:table-row table:style-name="ro23">
          <table:table-cell table:style-name="ce58" office:value-type="string">
            <text:p>308539086120054784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Und was sagen wir #PIRAT|en so zu den LTWen? @c3o (BV-Mitglied) hat's gut zusammengefasst: http://t.co/iHj5lCuk3u #PPat #NRW13</text:p>
          </table:table-cell>
          <table:table-cell table:style-name="ce59" office:value-type="string">
            <text:p>Mon Mar 04 11:27:05 +0000 2013</text:p>
          </table:table-cell>
          <table:table-cell table:style-name="ce60" office:value-type="float" office:value="41337.4771412037">
            <text:p>3/4/2013 11:27:05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63647843">
            <text:p>26364784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65">
            <text:p>365</text:p>
          </table:table-cell>
          <table:table-cell table:style-name="ce59" office:value-type="float" office:value="689">
            <text:p>68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8539086120054784</text:p>
          </table:table-cell>
          <table:table-cell table:style-name="ce61" office:value-type="string">
            <text:p>{"urls":[{"expanded_url":"http://blog.c3o.org/de/piratenpartei/von-null-auf-eins/","indices":[91,113],"display_url":"blog.c3o.org/de/piratenpart\u2026","url":"http://t.co/iHj5lCuk3u"}],"hashtags":[{"text":"PIRAT","indices":[18,24]},{"text":"PPat","indices":[114,119]},{"text":"NRW13","indices":[120,126]}],"user_mentions":[{"id":787678,"name":"Christopher Clay","indices":[45,49],"screen_name":"c3o","id_str":"787678"}]}</text:p>
          </table:table-cell>
        </table:table-row>
        <table:table-row table:style-name="ro20">
          <table:table-cell table:style-name="ce58" office:value-type="string">
            <text:p>308538768405721088</text:p>
          </table:table-cell>
          <table:table-cell table:style-name="ce59" office:value-type="string">
            <text:p>MTreitler</text:p>
          </table:table-cell>
          <table:table-cell table:style-name="ce59" office:value-type="string">
            <text:p>@EIPresidente hat mir @Vilinthril schon gesagt, nicht mal sowas bekomme ich mehr mit :O

@bvppoe @piratenparteiat</text:p>
          </table:table-cell>
          <table:table-cell table:style-name="ce59" office:value-type="string">
            <text:p>Mon Mar 04 11:25:49 +0000 2013</text:p>
          </table:table-cell>
          <table:table-cell table:style-name="ce60" office:value-type="float" office:value="41337.47626157407">
            <text:p>3/4/2013 11:25:49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623599151">
            <text:p>623599151</text:p>
          </table:table-cell>
          <table:table-cell table:style-name="ce59" office:value-type="string">
            <text:p>EIPresidente</text:p>
          </table:table-cell>
          <table:table-cell table:style-name="ce59" office:value-type="float" office:value="585755587">
            <text:p>585755587</text:p>
          </table:table-cell>
          <table:table-cell table:style-name="ce59" office:value-type="string">
            <text:p>308538247284391936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337375603/dce5b35b0540a44b5550d6dcff4f231a_normal.jpeg</text:p>
          </table:table-cell>
          <table:table-cell table:style-name="ce59" office:value-type="float" office:value="171">
            <text:p>171</text:p>
          </table:table-cell>
          <table:table-cell table:style-name="ce59" office:value-type="float" office:value="103">
            <text:p>103</text:p>
          </table:table-cell>
          <table:table-cell table:style-name="ce59"/>
          <table:table-cell table:style-name="ce59" office:value-type="string">
            <text:p>http://twitter.com/MTreitler/statuses/308538768405721088</text:p>
          </table:table-cell>
          <table:table-cell table:style-name="ce61" office:value-type="string">
            <text:p>{"urls":[],"hashtags":[],"user_mentions":[{"id":623599151,"name":"Presidente","indices":[0,13],"screen_name":"EIPresidente","id_str":"623599151"},{"id":263647843,"name":"LukasDanielKlausner","indices":[22,33],"screen_name":"Vilinthril","id_str":"263647843"},{"id":419788003,"name":"BV Piratenpartei Ö","indices":[89,96],"screen_name":"BVppoe","id_str":"419788003"},{"id":43325643,"name":"Piratenpartei","indices":[97,113],"screen_name":"piratenparteiat","id_str":"43325643"}]}</text:p>
          </table:table-cell>
        </table:table-row>
        <table:table-row table:style-name="ro24">
          <table:table-cell table:style-name="ce58" office:value-type="string">
            <text:p>308538247284391936</text:p>
          </table:table-cell>
          <table:table-cell table:style-name="ce59" office:value-type="string">
            <text:p>EIPresidente</text:p>
          </table:table-cell>
          <table:table-cell table:style-name="ce59" office:value-type="string">
            <text:p>@MTreitler den @BVppoe gibts eigentlich nicht mehr ;) @piratenparteiat  #new</text:p>
          </table:table-cell>
          <table:table-cell table:style-name="ce59" office:value-type="string">
            <text:p>Mon Mar 04 11:23:45 +0000 2013</text:p>
          </table:table-cell>
          <table:table-cell table:style-name="ce60" office:value-type="float" office:value="41337.47482638889">
            <text:p>3/4/2013 11:23:45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585755587">
            <text:p>585755587</text:p>
          </table:table-cell>
          <table:table-cell table:style-name="ce59" office:value-type="string">
            <text:p>MTreitler</text:p>
          </table:table-cell>
          <table:table-cell table:style-name="ce59" office:value-type="float" office:value="623599151">
            <text:p>623599151</text:p>
          </table:table-cell>
          <table:table-cell table:style-name="ce59" office:value-type="string">
            <text:p>308534460096339968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772530598/62c409d26aeb42664a92e6107b1b5732_normal.jpeg</text:p>
          </table:table-cell>
          <table:table-cell table:style-name="ce59" office:value-type="float" office:value="62">
            <text:p>62</text:p>
          </table:table-cell>
          <table:table-cell table:style-name="ce59" office:value-type="float" office:value="114">
            <text:p>114</text:p>
          </table:table-cell>
          <table:table-cell table:style-name="ce59"/>
          <table:table-cell table:style-name="ce59" office:value-type="string">
            <text:p>http://twitter.com/EIPresidente/statuses/308538247284391936</text:p>
          </table:table-cell>
          <table:table-cell table:style-name="ce61" office:value-type="string">
            <text:p>{"urls":[],"hashtags":[{"text":"new","indices":[72,76]}],"user_mentions":[{"id":585755587,"name":"Matteo","indices":[0,10],"screen_name":"MTreitler","id_str":"585755587"},{"id":419788003,"name":"BV Piratenpartei Ö","indices":[15,22],"screen_name":"BVppoe","id_str":"419788003"},{"id":43325643,"name":"Piratenpartei","indices":[54,70],"screen_name":"piratenparteiat","id_str":"43325643"}]}</text:p>
          </table:table-cell>
        </table:table-row>
        <table:table-row table:style-name="ro22">
          <table:table-cell table:style-name="ce58" office:value-type="string">
            <text:p>308537572307636226</text:p>
          </table:table-cell>
          <table:table-cell table:style-name="ce59" office:value-type="string">
            <text:p>EIPresidente</text:p>
          </table:table-cell>
          <table:table-cell table:style-name="ce59" office:value-type="string">
            <text:p>Von Null auf Eins. Warum die #Pirat|en noch immer gute Chancen haben. http://t.co/sVjDJFm3Jx via @c3o</text:p>
          </table:table-cell>
          <table:table-cell table:style-name="ce59" office:value-type="string">
            <text:p>Mon Mar 04 11:21:04 +0000 2013</text:p>
          </table:table-cell>
          <table:table-cell table:style-name="ce60" office:value-type="float" office:value="41337.47296296296">
            <text:p>3/4/2013 11:21:0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623599151">
            <text:p>623599151</text:p>
          </table:table-cell>
          <table:table-cell table:style-name="ce59"/>
          <table:table-cell table:style-name="ce61" office:value-type="string">
            <text:p>&lt;a href="http://twitter.com/tweetbutton" rel="nofollow"&gt;Tweet Button&lt;/a&gt;</text:p>
          </table:table-cell>
          <table:table-cell table:style-name="ce61" office:value-type="string">
            <text:p>http://a0.twimg.com/profile_images/2772530598/62c409d26aeb42664a92e6107b1b5732_normal.jpeg</text:p>
          </table:table-cell>
          <table:table-cell table:style-name="ce59" office:value-type="float" office:value="62">
            <text:p>62</text:p>
          </table:table-cell>
          <table:table-cell table:style-name="ce59" office:value-type="float" office:value="114">
            <text:p>114</text:p>
          </table:table-cell>
          <table:table-cell table:style-name="ce59"/>
          <table:table-cell table:style-name="ce59" office:value-type="string">
            <text:p>http://twitter.com/EIPresidente/statuses/308537572307636226</text:p>
          </table:table-cell>
          <table:table-cell table:style-name="ce61" office:value-type="string">
            <text:p>{"urls":[{"expanded_url":"http://blog.c3o.org/de/piratenpartei/von-null-auf-eins/","indices":[70,92],"display_url":"blog.c3o.org/de/piratenpart\u2026","url":"http://t.co/sVjDJFm3Jx"}],"hashtags":[{"text":"Pirat","indices":[29,35]}],"user_mentions":[{"id":787678,"name":"Christopher Clay","indices":[97,101],"screen_name":"c3o","id_str":"787678"}]}</text:p>
          </table:table-cell>
        </table:table-row>
        <table:table-row table:style-name="ro21">
          <table:table-cell table:style-name="ce58" office:value-type="string">
            <text:p>308534732948377600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MTreitler Den Account @BVppoe gibt's nimmer, sind unter @PiratenparteiAT. ;)</text:p>
          </table:table-cell>
          <table:table-cell table:style-name="ce59" office:value-type="string">
            <text:p>Mon Mar 04 11:09:47 +0000 2013</text:p>
          </table:table-cell>
          <table:table-cell table:style-name="ce60" office:value-type="float" office:value="41337.46512731481">
            <text:p>3/4/2013 11:09:47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585755587">
            <text:p>585755587</text:p>
          </table:table-cell>
          <table:table-cell table:style-name="ce59" office:value-type="string">
            <text:p>MTreitler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08534460096339968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63">
            <text:p>363</text:p>
          </table:table-cell>
          <table:table-cell table:style-name="ce59" office:value-type="float" office:value="688">
            <text:p>68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8534732948377600</text:p>
          </table:table-cell>
          <table:table-cell table:style-name="ce61" office:value-type="string">
            <text:p>{"urls":[],"hashtags":[],"user_mentions":[{"id":585755587,"name":"Matteo","indices":[0,10],"screen_name":"MTreitler","id_str":"585755587"},{"id":419788003,"name":"BV Piratenpartei Ö","indices":[23,30],"screen_name":"BVppoe","id_str":"419788003"},{"id":43325643,"name":"Piratenpartei","indices":[57,73],"screen_name":"piratenparteiat","id_str":"43325643"}]}</text:p>
          </table:table-cell>
        </table:table-row>
        <table:table-row table:style-name="ro21">
          <table:table-cell table:style-name="ce58" office:value-type="string">
            <text:p>308534037222391808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UlrichGruber @steinlechnerdan @stefan_petzner Von uns #PIRAT|en jederzeit. ;)</text:p>
          </table:table-cell>
          <table:table-cell table:style-name="ce59" office:value-type="string">
            <text:p>Mon Mar 04 11:07:01 +0000 2013</text:p>
          </table:table-cell>
          <table:table-cell table:style-name="ce60" office:value-type="float" office:value="41337.46320601852">
            <text:p>3/4/2013 11:07:01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618186086">
            <text:p>618186086</text:p>
          </table:table-cell>
          <table:table-cell table:style-name="ce59" office:value-type="string">
            <text:p>UlrichGruber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08530713475571712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63">
            <text:p>363</text:p>
          </table:table-cell>
          <table:table-cell table:style-name="ce59" office:value-type="float" office:value="688">
            <text:p>68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8534037222391808</text:p>
          </table:table-cell>
          <table:table-cell table:style-name="ce61" office:value-type="string">
            <text:p>{"urls":[],"hashtags":[{"text":"PIRAT","indices":[55,61]}],"user_mentions":[{"id":618186086,"name":"Ulrich Gruber","indices":[0,13],"screen_name":"UlrichGruber","id_str":"618186086"},{"id":101744839,"name":"Daniel Steinlechner","indices":[14,30],"screen_name":"steinlechnerdan","id_str":"101744839"},{"id":301974703,"name":"Stefan Petzner","indices":[31,46],"screen_name":"stefan_petzner","id_str":"301974703"}]}</text:p>
          </table:table-cell>
        </table:table-row>
        <table:table-row table:style-name="ro23">
          <table:table-cell table:style-name="ce58" office:value-type="string">
            <text:p>308531689217462272</text:p>
          </table:table-cell>
          <table:table-cell table:style-name="ce59" office:value-type="string">
            <text:p>stevygee</text:p>
          </table:table-cell>
          <table:table-cell table:style-name="ce59" office:value-type="string">
            <text:p>Von Null auf Eins http://t.co/GcOYnXlp43 via @c3o #pirat gute zusammenfassung! vielen dank an alle, die mitgeholfen und gewählt haben!</text:p>
          </table:table-cell>
          <table:table-cell table:style-name="ce59" office:value-type="string">
            <text:p>Mon Mar 04 10:57:41 +0000 2013</text:p>
          </table:table-cell>
          <table:table-cell table:style-name="ce60" office:value-type="float" office:value="41337.456724537034">
            <text:p>3/4/2013 10:57:41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5417935">
            <text:p>15417935</text:p>
          </table:table-cell>
          <table:table-cell table:style-name="ce59"/>
          <table:table-cell table:style-name="ce61" office:value-type="string">
            <text:p>&lt;a href="http://twitter.com/tweetbutton" rel="nofollow"&gt;Tweet Button&lt;/a&gt;</text:p>
          </table:table-cell>
          <table:table-cell table:style-name="ce61" office:value-type="string">
            <text:p>http://a0.twimg.com/profile_images/2956671436/7143df06d324382d27ef4dde7e35b38e_normal.jpeg</text:p>
          </table:table-cell>
          <table:table-cell table:style-name="ce59" office:value-type="float" office:value="81">
            <text:p>81</text:p>
          </table:table-cell>
          <table:table-cell table:style-name="ce59" office:value-type="float" office:value="79">
            <text:p>7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vygee/statuses/308531689217462272</text:p>
          </table:table-cell>
          <table:table-cell table:style-name="ce61" office:value-type="string">
            <text:p>{"urls":[{"expanded_url":"http://blog.c3o.org/de/piratenpartei/von-null-auf-eins/","indices":[18,40],"display_url":"blog.c3o.org/de/piratenpart\u2026","url":"http://t.co/GcOYnXlp43"}],"hashtags":[{"text":"pirat","indices":[50,56]}],"user_mentions":[{"id":787678,"name":"Christopher Clay","indices":[45,49],"screen_name":"c3o","id_str":"787678"}]}</text:p>
          </table:table-cell>
        </table:table-row>
        <table:table-row table:style-name="ro22">
          <table:table-cell table:style-name="ce58" office:value-type="string">
            <text:p>308527834358480896</text:p>
          </table:table-cell>
          <table:table-cell table:style-name="ce59" office:value-type="string">
            <text:p>Blog_Makrele</text:p>
          </table:table-cell>
          <table:table-cell table:style-name="ce59" office:value-type="string">
            <text:p>Man bin ich froh ein #Pirat in RLP zu sein. Unsere Urnen-SMV ist zwar altmodisch, aber immerhin zielorientiert. Außerdem haben .. 1/2</text:p>
          </table:table-cell>
          <table:table-cell table:style-name="ce59" office:value-type="string">
            <text:p>Mon Mar 04 10:42:22 +0000 2013</text:p>
          </table:table-cell>
          <table:table-cell table:style-name="ce60" office:value-type="float" office:value="41337.44608796296">
            <text:p>3/4/2013 10:42:2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66161990">
            <text:p>56616199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175193631/bog_makrele2_normal.jpg</text:p>
          </table:table-cell>
          <table:table-cell table:style-name="ce59" office:value-type="float" office:value="136">
            <text:p>136</text:p>
          </table:table-cell>
          <table:table-cell table:style-name="ce59" office:value-type="float" office:value="259">
            <text:p>25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log_Makrele/statuses/308527834358480896</text:p>
          </table:table-cell>
          <table:table-cell table:style-name="ce61" office:value-type="string">
            <text:p>{"urls":[],"hashtags":[{"text":"Pirat","indices":[21,27]}],"user_mentions":[]}</text:p>
          </table:table-cell>
        </table:table-row>
        <table:table-row table:style-name="ro22">
          <table:table-cell table:style-name="ce58" office:value-type="string">
            <text:p>308342953397587968</text:p>
          </table:table-cell>
          <table:table-cell table:style-name="ce59" office:value-type="string">
            <text:p>desperado_joe</text:p>
          </table:table-cell>
          <table:table-cell table:style-name="ce59" office:value-type="string">
            <text:p>@eminenz war ja nur 1 Bezirk. Aber traurig, dass sie nicht mehr Unterstützungserklärungen sammeln konnten #pirat</text:p>
          </table:table-cell>
          <table:table-cell table:style-name="ce59" office:value-type="string">
            <text:p>Sun Mar 03 22:27:43 +0000 2013</text:p>
          </table:table-cell>
          <table:table-cell table:style-name="ce60" office:value-type="float" office:value="41336.93591435185">
            <text:p>3/3/2013 22:27:43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7450461">
            <text:p>17450461</text:p>
          </table:table-cell>
          <table:table-cell table:style-name="ce59" office:value-type="string">
            <text:p>eminenz</text:p>
          </table:table-cell>
          <table:table-cell table:style-name="ce59" office:value-type="float" office:value="339701795">
            <text:p>339701795</text:p>
          </table:table-cell>
          <table:table-cell table:style-name="ce59" office:value-type="string">
            <text:p>308341797715857410</text:p>
          </table:table-cell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1453428837/fischaug_normal.jpg</text:p>
          </table:table-cell>
          <table:table-cell table:style-name="ce59" office:value-type="float" office:value="37">
            <text:p>37</text:p>
          </table:table-cell>
          <table:table-cell table:style-name="ce59" office:value-type="float" office:value="168">
            <text:p>16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desperado_joe/statuses/308342953397587968</text:p>
          </table:table-cell>
          <table:table-cell table:style-name="ce61" office:value-type="string">
            <text:p>{"urls":[],"hashtags":[{"text":"pirat","indices":[106,112]}],"user_mentions":[{"id":17450461,"name":"Günter Felbermayer","indices":[0,8],"screen_name":"eminenz","id_str":"17450461"}]}</text:p>
          </table:table-cell>
        </table:table-row>
        <table:table-row table:style-name="ro24">
          <table:table-cell table:style-name="ce58" office:value-type="string">
            <text:p>308329321263689731</text:p>
          </table:table-cell>
          <table:table-cell table:style-name="ce59" office:value-type="string">
            <text:p>mxs_nikolic</text:p>
          </table:table-cell>
          <table:table-cell table:style-name="ce59" office:value-type="string">
            <text:p>@piratenparteiat thx und ich hätte euch die 17% fpk und 10 % stronach gegönnt!</text:p>
          </table:table-cell>
          <table:table-cell table:style-name="ce59" office:value-type="string">
            <text:p>Sun Mar 03 21:33:33 +0000 2013</text:p>
          </table:table-cell>
          <table:table-cell table:style-name="ce60" office:value-type="float" office:value="41336.89829861111">
            <text:p>3/3/2013 21:33:33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43325643">
            <text:p>43325643</text:p>
          </table:table-cell>
          <table:table-cell table:style-name="ce59" office:value-type="string">
            <text:p>piratenparteiat</text:p>
          </table:table-cell>
          <table:table-cell table:style-name="ce59" office:value-type="float" office:value="1006383540">
            <text:p>1006383540</text:p>
          </table:table-cell>
          <table:table-cell table:style-name="ce59" office:value-type="string">
            <text:p>308307361129455617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2965920542/6357871f6d62c5a9bd71369d7e73eeda_normal.jpeg</text:p>
          </table:table-cell>
          <table:table-cell table:style-name="ce59" office:value-type="float" office:value="72">
            <text:p>72</text:p>
          </table:table-cell>
          <table:table-cell table:style-name="ce59" office:value-type="float" office:value="295">
            <text:p>29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xs_nikolic/statuses/308329321263689731</text:p>
          </table:table-cell>
          <table:table-cell table:style-name="ce61" office:value-type="string">
            <text:p>{"urls":[],"hashtags":[],"user_mentions":[{"id":43325643,"name":"Piratenpartei","indices":[0,16],"screen_name":"piratenparteiat","id_str":"43325643"}]}</text:p>
          </table:table-cell>
        </table:table-row>
        <table:table-row table:style-name="ro20">
          <table:table-cell table:style-name="ce58" office:value-type="string">
            <text:p>308297068856868864</text:p>
          </table:table-cell>
          <table:table-cell table:style-name="ce59" office:value-type="string">
            <text:p>Piratenmaps</text:p>
          </table:table-cell>
          <table:table-cell table:style-name="ce59" office:value-type="string">
            <text:p>@KURHOF der @JohannesPonader hat mit Auftreten nicht begeistert, ist aber #Pirat. Stöckchen von Elfi, Liz &amp;amp; Co + Karrieristen-BuVo hüpft :(</text:p>
          </table:table-cell>
          <table:table-cell table:style-name="ce59" office:value-type="string">
            <text:p>Sun Mar 03 19:25:23 +0000 2013</text:p>
          </table:table-cell>
          <table:table-cell table:style-name="ce60" office:value-type="float" office:value="41336.80929398148">
            <text:p>3/3/2013 19:25:23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55518761">
            <text:p>55518761</text:p>
          </table:table-cell>
          <table:table-cell table:style-name="ce59" office:value-type="string">
            <text:p>KURHOF</text:p>
          </table:table-cell>
          <table:table-cell table:style-name="ce59" office:value-type="float" office:value="149334201">
            <text:p>149334201</text:p>
          </table:table-cell>
          <table:table-cell table:style-name="ce59" office:value-type="string">
            <text:p>308294594121056256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941609128/avatar99_normal.png</text:p>
          </table:table-cell>
          <table:table-cell table:style-name="ce59" office:value-type="float" office:value="269">
            <text:p>269</text:p>
          </table:table-cell>
          <table:table-cell table:style-name="ce59" office:value-type="float" office:value="251">
            <text:p>25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iratenmaps/statuses/308297068856868864</text:p>
          </table:table-cell>
          <table:table-cell table:style-name="ce61" office:value-type="string">
            <text:p>{"urls":[],"hashtags":[{"text":"Pirat","indices":[74,80]}],"user_mentions":[{"id":55518761,"name":"Grashalm GrünGlück","indices":[0,7],"screen_name":"KURHOF","id_str":"55518761"},{"id":54545980,"name":"Johannes Ponader","indices":[12,28],"screen_name":"JohannesPonader","id_str":"54545980"}]}</text:p>
          </table:table-cell>
        </table:table-row>
        <table:table-row table:style-name="ro20">
          <table:table-cell table:style-name="ce58" office:value-type="string">
            <text:p>308292388638580736</text:p>
          </table:table-cell>
          <table:table-cell table:style-name="ce59" office:value-type="string">
            <text:p>CSN_Forum</text:p>
          </table:table-cell>
          <table:table-cell table:style-name="ce59" office:value-type="string">
            <text:p>Kein gesunder #Wohnraum? Hier WAS ändern:http://t.co/MJtTBalSJ2 #MCS #Gift #Umwelt #SPD #FDP #Linke #Piraten #CSU #Parlament #grüne #pirat</text:p>
          </table:table-cell>
          <table:table-cell table:style-name="ce59" office:value-type="string">
            <text:p>Sun Mar 03 19:06:47 +0000 2013</text:p>
          </table:table-cell>
          <table:table-cell table:style-name="ce60" office:value-type="float" office:value="41336.796377314815">
            <text:p>3/3/2013 19:06:4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92231333">
            <text:p>9223133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541479718/Mundtot-Twitter_normal.jpg</text:p>
          </table:table-cell>
          <table:table-cell table:style-name="ce59" office:value-type="float" office:value="487">
            <text:p>487</text:p>
          </table:table-cell>
          <table:table-cell table:style-name="ce59" office:value-type="float" office:value="1403">
            <text:p>140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SN_Forum/statuses/308292388638580736</text:p>
          </table:table-cell>
          <table:table-cell table:style-name="ce61" office:value-type="string">
            <text:p>{"urls":[{"expanded_url":"http://goo.gl/HIY6H","indices":[41,63],"display_url":"goo.gl/HIY6H","url":"http://t.co/MJtTBalSJ2"}],"hashtags":[{"text":"Wohnraum","indices":[14,23]},{"text":"MCS","indices":[64,68]},{"text":"Gift","indices":[69,74]},{"text":"Umwelt","indices":[75,82]},{"text":"SPD","indices":[83,87]},{"text":"FDP","indices":[88,92]},{"text":"Linke","indices":[93,99]},{"text":"Piraten","indices":[100,108]},{"text":"CSU","indices":[109,113]},{"text":"Parlament","indices":[114,124]},{"text":"grüne","indices":[125,131]},{"text":"pirat","indices":[132,138]}],"user_mentions":[]}</text:p>
          </table:table-cell>
        </table:table-row>
        <table:table-row table:style-name="ro23">
          <table:table-cell table:style-name="ce58" office:value-type="string">
            <text:p>308278803682177024</text:p>
          </table:table-cell>
          <table:table-cell table:style-name="ce59" office:value-type="string">
            <text:p>XxxVincentxx</text:p>
          </table:table-cell>
          <table:table-cell table:style-name="ce59" office:value-type="string">
            <text:p>#with #bestie #love #her #pirat #arr #dontcare #netherlands #instagood #instagram #iphone #killing #her ☺☺ http://t.co/eSMqXxX7iF</text:p>
          </table:table-cell>
          <table:table-cell table:style-name="ce59" office:value-type="string">
            <text:p>Sun Mar 03 18:12:48 +0000 2013</text:p>
          </table:table-cell>
          <table:table-cell table:style-name="ce60" office:value-type="float" office:value="41336.758888888886">
            <text:p>3/3/2013 18:12:48</text:p>
          </table:table-cell>
          <table:table-cell table:style-name="ce59"/>
          <table:table-cell table:style-name="ce59" office:value-type="string">
            <text:p>nl</text:p>
          </table:table-cell>
          <table:table-cell table:number-columns-repeated="2" table:style-name="ce59"/>
          <table:table-cell table:style-name="ce59" office:value-type="float" office:value="264184956">
            <text:p>264184956</text:p>
          </table:table-cell>
          <table:table-cell table:style-name="ce59"/>
          <table:table-cell table:style-name="ce61" office:value-type="string">
            <text:p>&lt;a href="http://instagram.com" rel="nofollow"&gt;Instagram&lt;/a&gt;</text:p>
          </table:table-cell>
          <table:table-cell table:style-name="ce61" office:value-type="string">
            <text:p>http://a0.twimg.com/profile_images/3332975195/18145408de390c94b42b2f481ebeca63_normal.jpeg</text:p>
          </table:table-cell>
          <table:table-cell table:style-name="ce59" office:value-type="float" office:value="259">
            <text:p>259</text:p>
          </table:table-cell>
          <table:table-cell table:style-name="ce59" office:value-type="float" office:value="154">
            <text:p>154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XxxVincentxx/statuses/308278803682177024</text:p>
          </table:table-cell>
          <table:table-cell table:style-name="ce61" office:value-type="string">
            <text:p>{"urls":[{"expanded_url":"http://instagr.am/p/WZ6tqipo9s/","indices":[107,129],"display_url":"instagr.am/p/WZ6tqipo9s/","url":"http://t.co/eSMqXxX7iF"}],"hashtags":[{"text":"with","indices":[0,5]},{"text":"bestie","indices":[6,13]},{"text":"love","indices":[14,19]},{"text":"her","indices":[20,24]},{"text":"pirat","indices":[25,31]},{"text":"arr","indices":[32,36]},{"text":"dontcare","indices":[37,46]},{"text":"netherlands","indices":[47,59]},{"text":"instagood","indices":[60,70]},{"text":"instagram","indices":[71,81]},{"text":"iphone","indices":[82,89]},{"text":"killing","indices":[90,98]},{"text":"her","indices":[99,103]}],"user_mentions":[]}</text:p>
          </table:table-cell>
        </table:table-row>
        <table:table-row table:style-name="ro23">
          <table:table-cell table:style-name="ce58" office:value-type="string">
            <text:p>308278362680463360</text:p>
          </table:table-cell>
          <table:table-cell table:style-name="ce59" office:value-type="string">
            <text:p>Pirat_Strongbow</text:p>
          </table:table-cell>
          <table:table-cell table:style-name="ce59" office:value-type="string">
            <text:p>@Stephan_Raab @piratenparteiat @JKR_hb mit dem Risiko, dass ich einen Shitstorm auslöse sage ich jetzt trotzdem: zu viel interner Mist :-(</text:p>
          </table:table-cell>
          <table:table-cell table:style-name="ce59" office:value-type="string">
            <text:p>Sun Mar 03 18:11:03 +0000 2013</text:p>
          </table:table-cell>
          <table:table-cell table:style-name="ce60" office:value-type="float" office:value="41336.75767361111">
            <text:p>3/3/2013 18:11:03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238974189">
            <text:p>1238974189</text:p>
          </table:table-cell>
          <table:table-cell table:style-name="ce59" office:value-type="string">
            <text:p>Stephan_Raab</text:p>
          </table:table-cell>
          <table:table-cell table:style-name="ce59" office:value-type="float" office:value="1090479084">
            <text:p>1090479084</text:p>
          </table:table-cell>
          <table:table-cell table:style-name="ce59" office:value-type="string">
            <text:p>308254919188697088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sticky/default_profile_images/default_profile_2_normal.png</text:p>
          </table:table-cell>
          <table:table-cell table:style-name="ce59" office:value-type="float" office:value="20">
            <text:p>20</text:p>
          </table:table-cell>
          <table:table-cell table:style-name="ce59" office:value-type="float" office:value="91">
            <text:p>91</text:p>
          </table:table-cell>
          <table:table-cell table:style-name="ce59"/>
          <table:table-cell table:style-name="ce59" office:value-type="string">
            <text:p>http://twitter.com/Pirat_Strongbow/statuses/308278362680463360</text:p>
          </table:table-cell>
          <table:table-cell table:style-name="ce61" office:value-type="string">
            <text:p>{"urls":[],"hashtags":[],"user_mentions":[{"id":1238974189,"name":"stephan raab","indices":[0,13],"screen_name":"Stephan_Raab","id_str":"1238974189"},{"id":43325643,"name":"Piratenpartei","indices":[14,30],"screen_name":"piratenparteiat","id_str":"43325643"},{"id":396888209,"name":"Jan","indices":[31,38],"screen_name":"JKR_hb","id_str":"396888209"}]}</text:p>
          </table:table-cell>
        </table:table-row>
        <table:table-row table:style-name="ro20">
          <table:table-cell table:style-name="ce58" office:value-type="string">
            <text:p>308274522090512385</text:p>
          </table:table-cell>
          <table:table-cell table:style-name="ce59" office:value-type="string">
            <text:p>UndSieBewegt</text:p>
          </table:table-cell>
          <table:table-cell table:style-name="ce59" office:value-type="string">
            <text:p>@piratenparteiat Bei den Gemeinderatswahlen in Graz waren es 17 Stimmen mehr für die #Pirat|en als bei Landtagswahlen in Kärnten.</text:p>
          </table:table-cell>
          <table:table-cell table:style-name="ce59" office:value-type="string">
            <text:p>Sun Mar 03 17:55:48 +0000 2013</text:p>
          </table:table-cell>
          <table:table-cell table:style-name="ce60" office:value-type="float" office:value="41336.74708333333">
            <text:p>3/3/2013 17:55:48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43325643">
            <text:p>43325643</text:p>
          </table:table-cell>
          <table:table-cell table:style-name="ce59" office:value-type="string">
            <text:p>piratenparteiat</text:p>
          </table:table-cell>
          <table:table-cell table:style-name="ce59" office:value-type="float" office:value="238287811">
            <text:p>238287811</text:p>
          </table:table-cell>
          <table:table-cell table:style-name="ce59" office:value-type="string">
            <text:p>308269277784440833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215745043/948_008_233510_0808Emarke_normal.jpg</text:p>
          </table:table-cell>
          <table:table-cell table:style-name="ce59" office:value-type="float" office:value="694">
            <text:p>694</text:p>
          </table:table-cell>
          <table:table-cell table:style-name="ce59" office:value-type="float" office:value="1291">
            <text:p>129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UndSieBewegt/statuses/308274522090512385</text:p>
          </table:table-cell>
          <table:table-cell table:style-name="ce61" office:value-type="string">
            <text:p>{"urls":[],"hashtags":[{"text":"Pirat","indices":[85,91]}],"user_mentions":[{"id":43325643,"name":"Piratenpartei","indices":[0,16],"screen_name":"piratenparteiat","id_str":"43325643"}]}</text:p>
          </table:table-cell>
        </table:table-row>
        <table:table-row table:style-name="ro23">
          <table:table-cell table:style-name="ce58" office:value-type="string">
            <text:p>308273261983178753</text:p>
          </table:table-cell>
          <table:table-cell table:style-name="ce59" office:value-type="string">
            <text:p>koelneruwe</text:p>
          </table:table-cell>
          <table:table-cell table:style-name="ce59" office:value-type="string">
            <text:p>Bekannter #Pirat wird Mitglied bei PRO KÖLN | RentnerNews http://t.co/uVqBSHrLKq k%C3%B6ln#.UTONMHvBzYk.twitter #Piraten @Piratenpartei #Pro</text:p>
          </table:table-cell>
          <table:table-cell table:style-name="ce59" office:value-type="string">
            <text:p>Sun Mar 03 17:50:47 +0000 2013</text:p>
          </table:table-cell>
          <table:table-cell table:style-name="ce60" office:value-type="float" office:value="41336.74359953703">
            <text:p>3/3/2013 17:50:4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7555025">
            <text:p>17555025</text:p>
          </table:table-cell>
          <table:table-cell table:style-name="ce59"/>
          <table:table-cell table:style-name="ce61" office:value-type="string">
            <text:p>&lt;a href="http://twitter.com/tweetbutton" rel="nofollow"&gt;Tweet Button&lt;/a&gt;</text:p>
          </table:table-cell>
          <table:table-cell table:style-name="ce61" office:value-type="string">
            <text:p>http://a0.twimg.com/profile_images/3313952704/1da23112d5462c9eae22a396017dbddd_normal.jpeg</text:p>
          </table:table-cell>
          <table:table-cell table:style-name="ce59" office:value-type="float" office:value="59">
            <text:p>59</text:p>
          </table:table-cell>
          <table:table-cell table:style-name="ce59" office:value-type="float" office:value="122">
            <text:p>122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koelneruwe/statuses/308273261983178753</text:p>
          </table:table-cell>
          <table:table-cell table:style-name="ce61" office:value-type="string">
            <text:p>{"urls":[{"expanded_url":"http://rentnernews.de/content/bekannter-pirat-wird-mitglied-bei-pro-","indices":[58,80],"display_url":"rentnernews.de/content/bekann\u2026","url":"http://t.co/uVqBSHrLKq"}],"hashtags":[{"text":"Pirat","indices":[10,16]},{"text":"Piraten","indices":[112,120]},{"text":"Pro","indices":[136,140]}],"user_mentions":[{"id":14341194,"name":"Piratenpartei","indices":[121,135],"screen_name":"Piratenpartei","id_str":"14341194"}]}</text:p>
          </table:table-cell>
        </table:table-row>
        <table:table-row table:style-name="ro25">
          <table:table-cell table:style-name="ce58" office:value-type="string">
            <text:p>308270306521403393</text:p>
          </table:table-cell>
          <table:table-cell table:style-name="ce59" office:value-type="string">
            <text:p>tauss</text:p>
          </table:table-cell>
          <table:table-cell table:style-name="ce59" office:value-type="string">
            <text:p>@sonnyboy13 @piratenparteiat Schade!</text:p>
          </table:table-cell>
          <table:table-cell table:style-name="ce59" office:value-type="string">
            <text:p>Sun Mar 03 17:39:03 +0000 2013</text:p>
          </table:table-cell>
          <table:table-cell table:style-name="ce60" office:value-type="float" office:value="41336.735451388886">
            <text:p>3/3/2013 17:39:03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25743372">
            <text:p>25743372</text:p>
          </table:table-cell>
          <table:table-cell table:style-name="ce59" office:value-type="string">
            <text:p>sonnyboy13</text:p>
          </table:table-cell>
          <table:table-cell table:style-name="ce59" office:value-type="float" office:value="18219170">
            <text:p>18219170</text:p>
          </table:table-cell>
          <table:table-cell table:style-name="ce59" office:value-type="string">
            <text:p>308269952958357506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2990235445/dbbef8174d49e4a5af127b652f5bd82c_normal.jpeg</text:p>
          </table:table-cell>
          <table:table-cell table:style-name="ce59" office:value-type="float" office:value="16298">
            <text:p>16298</text:p>
          </table:table-cell>
          <table:table-cell table:style-name="ce59" office:value-type="float" office:value="1502">
            <text:p>150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tauss/statuses/308270306521403393</text:p>
          </table:table-cell>
          <table:table-cell table:style-name="ce61" office:value-type="string">
            <text:p>{"urls":[],"hashtags":[],"user_mentions":[{"id":25743372,"name":"Waldemar Nebolsin","indices":[0,11],"screen_name":"sonnyboy13","id_str":"25743372"},{"id":43325643,"name":"Piratenpartei","indices":[12,28],"screen_name":"piratenparteiat","id_str":"43325643"}]}</text:p>
          </table:table-cell>
        </table:table-row>
        <table:table-row table:style-name="ro20">
          <table:table-cell table:style-name="ce58" office:value-type="string">
            <text:p>308270272346214400</text:p>
          </table:table-cell>
          <table:table-cell table:style-name="ce59" office:value-type="string">
            <text:p>neos_eu</text:p>
          </table:table-cell>
          <table:table-cell table:style-name="ce59" office:value-type="string">
            <text:p>@mabogsi definitiv, siehe eben RT’te Analyse. Sehr authentisch ist das aber nicht gerade. @PommerGutschy @TeamStronach_at @piratenparteiat</text:p>
          </table:table-cell>
          <table:table-cell table:style-name="ce59" office:value-type="string">
            <text:p>Sun Mar 03 17:38:54 +0000 2013</text:p>
          </table:table-cell>
          <table:table-cell table:style-name="ce60" office:value-type="float" office:value="41336.735347222224">
            <text:p>3/3/2013 17:38:54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57400353">
            <text:p>157400353</text:p>
          </table:table-cell>
          <table:table-cell table:style-name="ce59" office:value-type="string">
            <text:p>mabogsi</text:p>
          </table:table-cell>
          <table:table-cell table:style-name="ce59" office:value-type="float" office:value="819698388">
            <text:p>819698388</text:p>
          </table:table-cell>
          <table:table-cell table:style-name="ce59" office:value-type="string">
            <text:p>308248744460173312</text:p>
          </table:table-cell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3192558081/601966493d9466b362c0ca4c2c33b45e_normal.png</text:p>
          </table:table-cell>
          <table:table-cell table:style-name="ce59" office:value-type="float" office:value="1239">
            <text:p>1239</text:p>
          </table:table-cell>
          <table:table-cell table:style-name="ce59" office:value-type="float" office:value="169">
            <text:p>169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neos_eu/statuses/308270272346214400</text:p>
          </table:table-cell>
          <table:table-cell table:style-name="ce61" office:value-type="string">
            <text:p>{"urls":[],"hashtags":[],"user_mentions":[{"id":157400353,"name":"Martin Borger","indices":[0,8],"screen_name":"mabogsi","id_str":"157400353"},{"id":92771227,"name":"Marc Pommer-Gutschy","indices":[90,104],"screen_name":"PommerGutschy","id_str":"92771227"},{"id":848725196,"name":"Team Stronach","indices":[105,121],"screen_name":"TeamStronach_at","id_str":"848725196"},{"id":43325643,"name":"Piratenpartei","indices":[122,138],"screen_name":"piratenparteiat","id_str":"43325643"}]}</text:p>
          </table:table-cell>
        </table:table-row>
        <table:table-row table:style-name="ro22">
          <table:table-cell table:style-name="ce58" office:value-type="string">
            <text:p>308269952958357506</text:p>
          </table:table-cell>
          <table:table-cell table:style-name="ce59" office:value-type="string">
            <text:p>sonnyboy13</text:p>
          </table:table-cell>
          <table:table-cell table:style-name="ce59" office:value-type="string">
            <text:p>http://t.co/OMJ6hky9nt RT @piratenparteiat: Vorläufiges Ergebnis der Kärntner Landtagswahl: 1,0% (3.069 Stimmen) #ktn13</text:p>
          </table:table-cell>
          <table:table-cell table:style-name="ce59" office:value-type="string">
            <text:p>Sun Mar 03 17:37:38 +0000 2013</text:p>
          </table:table-cell>
          <table:table-cell table:style-name="ce60" office:value-type="float" office:value="41336.73446759259">
            <text:p>3/3/2013 17:37:3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5743372">
            <text:p>25743372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3193733129/9d3f4193e5ae72a5049083896a382015_normal.jpeg</text:p>
          </table:table-cell>
          <table:table-cell table:style-name="ce59" office:value-type="float" office:value="776">
            <text:p>776</text:p>
          </table:table-cell>
          <table:table-cell table:style-name="ce59" office:value-type="float" office:value="697">
            <text:p>69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onnyboy13/statuses/308269952958357506</text:p>
          </table:table-cell>
          <table:table-cell table:style-name="ce61" office:value-type="string">
            <text:p>{"urls":[{"expanded_url":"http://orf.at/wahl/kaernten13/#ergebnisse","indices":[0,22],"display_url":"orf.at/wahl/kaernten1\u2026","url":"http://t.co/OMJ6hky9nt"}],"hashtags":[{"text":"ktn13","indices":[113,119]}],"user_mentions":[{"id":43325643,"name":"Piratenpartei","indices":[26,42],"screen_name":"piratenparteiat","id_str":"43325643"}]}</text:p>
          </table:table-cell>
        </table:table-row>
        <table:table-row table:style-name="ro23">
          <table:table-cell table:style-name="ce58" office:value-type="string">
            <text:p>308268723360395264</text:p>
          </table:table-cell>
          <table:table-cell table:style-name="ce59" office:value-type="string">
            <text:p>th_weber</text:p>
          </table:table-cell>
          <table:table-cell table:style-name="ce59" office:value-type="string">
            <text:p>Die @piratenparteiat sollte man nicht vorschnell abschreiben. Beachtliche Ergebnisse in NÖ selbst in kleinen Kaffs.</text:p>
          </table:table-cell>
          <table:table-cell table:style-name="ce59" office:value-type="string">
            <text:p>Sun Mar 03 17:32:45 +0000 2013</text:p>
          </table:table-cell>
          <table:table-cell table:style-name="ce60" office:value-type="float" office:value="41336.73107638889">
            <text:p>3/3/2013 17:32:4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7673626">
            <text:p>47673626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2843726991/fd7fc84eea2c39d5fc4888a812369325_normal.png</text:p>
          </table:table-cell>
          <table:table-cell table:style-name="ce59" office:value-type="float" office:value="896">
            <text:p>896</text:p>
          </table:table-cell>
          <table:table-cell table:style-name="ce59" office:value-type="float" office:value="624">
            <text:p>62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th_weber/statuses/308268723360395264</text:p>
          </table:table-cell>
          <table:table-cell table:style-name="ce61" office:value-type="string">
            <text:p>{"urls":[],"hashtags":[],"user_mentions":[{"id":43325643,"name":"Piratenpartei","indices":[4,20],"screen_name":"piratenparteiat","id_str":"43325643"}]}</text:p>
          </table:table-cell>
        </table:table-row>
        <table:table-row table:style-name="ro24">
          <table:table-cell table:style-name="ce58" office:value-type="string">
            <text:p>308267865612619778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digiom #PIRAT|en haben sehr wohl Programm, auch damals in Berlin schon … ;)</text:p>
          </table:table-cell>
          <table:table-cell table:style-name="ce59" office:value-type="string">
            <text:p>Sun Mar 03 17:29:21 +0000 2013</text:p>
          </table:table-cell>
          <table:table-cell table:style-name="ce60" office:value-type="float" office:value="41336.72871527778">
            <text:p>3/3/2013 17:29:21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6856862">
            <text:p>6856862</text:p>
          </table:table-cell>
          <table:table-cell table:style-name="ce59" office:value-type="string">
            <text:p>digiom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08257614972727296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58">
            <text:p>358</text:p>
          </table:table-cell>
          <table:table-cell table:style-name="ce59" office:value-type="float" office:value="681">
            <text:p>68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8267865612619778</text:p>
          </table:table-cell>
          <table:table-cell table:style-name="ce61" office:value-type="string">
            <text:p>{"urls":[],"hashtags":[{"text":"PIRAT","indices":[8,14]}],"user_mentions":[{"id":6856862,"name":"Jana Herwig","indices":[0,7],"screen_name":"digiom","id_str":"6856862"}]}</text:p>
          </table:table-cell>
        </table:table-row>
        <table:table-row table:style-name="ro24">
          <table:table-cell table:style-name="ce58" office:value-type="string">
            <text:p>308266511527731200</text:p>
          </table:table-cell>
          <table:table-cell table:style-name="ce59" office:value-type="string">
            <text:p>rt1607</text:p>
          </table:table-cell>
          <table:table-cell table:style-name="ce59" office:value-type="string">
            <text:p>@alx42 @Afelia was läuft hier ab? Muss der gemeine #Pirat es verstehen?</text:p>
          </table:table-cell>
          <table:table-cell table:style-name="ce59" office:value-type="string">
            <text:p>Sun Mar 03 17:23:58 +0000 2013</text:p>
          </table:table-cell>
          <table:table-cell table:style-name="ce60" office:value-type="float" office:value="41336.72497685185">
            <text:p>3/3/2013 17:23:58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49633421">
            <text:p>49633421</text:p>
          </table:table-cell>
          <table:table-cell table:style-name="ce59" office:value-type="string">
            <text:p>alx42</text:p>
          </table:table-cell>
          <table:table-cell table:style-name="ce59" office:value-type="float" office:value="501872078">
            <text:p>501872078</text:p>
          </table:table-cell>
          <table:table-cell table:style-name="ce59" office:value-type="string">
            <text:p>308265655055044609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161474327/db78d82e8cd0242a91040ffe46b75961_normal.jpeg</text:p>
          </table:table-cell>
          <table:table-cell table:style-name="ce59" office:value-type="float" office:value="80">
            <text:p>80</text:p>
          </table:table-cell>
          <table:table-cell table:style-name="ce59" office:value-type="float" office:value="121">
            <text:p>121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rt1607/statuses/308266511527731200</text:p>
          </table:table-cell>
          <table:table-cell table:style-name="ce61" office:value-type="string">
            <text:p>{"urls":[],"hashtags":[{"text":"Pirat","indices":[51,57]}],"user_mentions":[{"id":49633421,"name":"Alexander Morlang","indices":[0,6],"screen_name":"alx42","id_str":"49633421"},{"id":16569660,"name":"Marina Weisband","indices":[7,14],"screen_name":"Afelia","id_str":"16569660"}]}</text:p>
          </table:table-cell>
        </table:table-row>
        <table:table-row table:style-name="ro25">
          <table:table-cell table:style-name="ce58" office:value-type="string">
            <text:p>308266133826437122</text:p>
          </table:table-cell>
          <table:table-cell table:style-name="ce59" office:value-type="string">
            <text:p>seb_springer</text:p>
          </table:table-cell>
          <table:table-cell table:style-name="ce59" office:value-type="string">
            <text:p>@TeamStronach_at 10 @piratenparteiat 0 #fail</text:p>
          </table:table-cell>
          <table:table-cell table:style-name="ce59" office:value-type="string">
            <text:p>Sun Mar 03 17:22:28 +0000 2013</text:p>
          </table:table-cell>
          <table:table-cell table:style-name="ce60" office:value-type="float" office:value="41336.72393518518">
            <text:p>3/3/2013 17:22:28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848725196">
            <text:p>848725196</text:p>
          </table:table-cell>
          <table:table-cell table:style-name="ce59" office:value-type="string">
            <text:p>TeamStronach_at</text:p>
          </table:table-cell>
          <table:table-cell table:style-name="ce59" office:value-type="float" office:value="519356020">
            <text:p>51935602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883441699/sebastianspringer_normal.jpg</text:p>
          </table:table-cell>
          <table:table-cell table:style-name="ce59" office:value-type="float" office:value="67">
            <text:p>67</text:p>
          </table:table-cell>
          <table:table-cell table:style-name="ce59" office:value-type="float" office:value="133">
            <text:p>133</text:p>
          </table:table-cell>
          <table:table-cell table:style-name="ce59"/>
          <table:table-cell table:style-name="ce59" office:value-type="string">
            <text:p>http://twitter.com/seb_springer/statuses/308266133826437122</text:p>
          </table:table-cell>
          <table:table-cell table:style-name="ce61" office:value-type="string">
            <text:p>{"urls":[],"hashtags":[{"text":"fail","indices":[39,44]}],"user_mentions":[{"id":848725196,"name":"Team Stronach","indices":[0,16],"screen_name":"TeamStronach_at","id_str":"848725196"},{"id":43325643,"name":"Piratenpartei","indices":[20,36],"screen_name":"piratenparteiat","id_str":"43325643"}]}</text:p>
          </table:table-cell>
        </table:table-row>
        <table:table-row table:style-name="ro24">
          <table:table-cell table:style-name="ce58" office:value-type="string">
            <text:p>308260911502729217</text:p>
          </table:table-cell>
          <table:table-cell table:style-name="ce59" office:value-type="string">
            <text:p>oleschri</text:p>
          </table:table-cell>
          <table:table-cell table:style-name="ce59" office:value-type="string">
            <text:p>@clemens_milotta schau dir mal @DerWandel und @piratenparteiat an.</text:p>
          </table:table-cell>
          <table:table-cell table:style-name="ce59" office:value-type="string">
            <text:p>Sun Mar 03 17:01:43 +0000 2013</text:p>
          </table:table-cell>
          <table:table-cell table:style-name="ce60" office:value-type="float" office:value="41336.70952546296">
            <text:p>3/3/2013 17:01:43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40065123">
            <text:p>40065123</text:p>
          </table:table-cell>
          <table:table-cell table:style-name="ce59" office:value-type="string">
            <text:p>clemens_milotta</text:p>
          </table:table-cell>
          <table:table-cell table:style-name="ce59" office:value-type="float" office:value="258994705">
            <text:p>258994705</text:p>
          </table:table-cell>
          <table:table-cell table:style-name="ce59" office:value-type="string">
            <text:p>308257921064648704</text:p>
          </table:table-cell>
          <table:table-cell table:style-name="ce61" office:value-type="string">
            <text:p>&lt;a href="http://www.tweetcaster.com" rel="nofollow"&gt;TweetCaster for Android&lt;/a&gt;</text:p>
          </table:table-cell>
          <table:table-cell table:style-name="ce61" office:value-type="string">
            <text:p>http://a0.twimg.com/profile_images/2391366806/cef5986d-ee24-47c6-bf76-6f37ecd46151_normal.png</text:p>
          </table:table-cell>
          <table:table-cell table:style-name="ce59" office:value-type="float" office:value="167">
            <text:p>167</text:p>
          </table:table-cell>
          <table:table-cell table:style-name="ce59" office:value-type="float" office:value="371">
            <text:p>37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oleschri/statuses/308260911502729217</text:p>
          </table:table-cell>
          <table:table-cell table:style-name="ce61" office:value-type="string">
            <text:p>{"urls":[],"hashtags":[],"user_mentions":[{"id":40065123,"name":"Clemens Milotta","indices":[0,16],"screen_name":"clemens_milotta","id_str":"40065123"},{"id":593500153,"name":"Der Wandel","indices":[31,41],"screen_name":"DerWandel","id_str":"593500153"},{"id":43325643,"name":"Piratenpartei","indices":[46,62],"screen_name":"piratenparteiat","id_str":"43325643"}]}</text:p>
          </table:table-cell>
        </table:table-row>
        <table:table-row table:style-name="ro24">
          <table:table-cell table:style-name="ce58" office:value-type="string">
            <text:p>308255887112413184</text:p>
          </table:table-cell>
          <table:table-cell table:style-name="ce59" office:value-type="string">
            <text:p>Stephan_Raab</text:p>
          </table:table-cell>
          <table:table-cell table:style-name="ce59" office:value-type="string">
            <text:p>@JKR_hb @piratenparteiat Sind sie. Aber keine Erwähnung.</text:p>
          </table:table-cell>
          <table:table-cell table:style-name="ce59" office:value-type="string">
            <text:p>Sun Mar 03 16:41:45 +0000 2013</text:p>
          </table:table-cell>
          <table:table-cell table:style-name="ce60" office:value-type="float" office:value="41336.69565972222">
            <text:p>3/3/2013 16:41:45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396888209">
            <text:p>396888209</text:p>
          </table:table-cell>
          <table:table-cell table:style-name="ce59" office:value-type="string">
            <text:p>JKR_hb</text:p>
          </table:table-cell>
          <table:table-cell table:style-name="ce59" office:value-type="float" office:value="1238974189">
            <text:p>1238974189</text:p>
          </table:table-cell>
          <table:table-cell table:style-name="ce59" office:value-type="string">
            <text:p>308247142059892737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sticky/default_profile_images/default_profile_5_normal.png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27">
            <text:p>27</text:p>
          </table:table-cell>
          <table:table-cell table:style-name="ce59"/>
          <table:table-cell table:style-name="ce59" office:value-type="string">
            <text:p>http://twitter.com/Stephan_Raab/statuses/308255887112413184</text:p>
          </table:table-cell>
          <table:table-cell table:style-name="ce61" office:value-type="string">
            <text:p>{"urls":[],"hashtags":[],"user_mentions":[{"id":396888209,"name":"Jan","indices":[0,7],"screen_name":"JKR_hb","id_str":"396888209"},{"id":43325643,"name":"Piratenpartei","indices":[8,24],"screen_name":"piratenparteiat","id_str":"43325643"}]}</text:p>
          </table:table-cell>
        </table:table-row>
        <table:table-row table:style-name="ro24">
          <table:table-cell table:style-name="ce58" office:value-type="string">
            <text:p>308255411658686464</text:p>
          </table:table-cell>
          <table:table-cell table:style-name="ce59" office:value-type="string">
            <text:p>Stephan_Raab</text:p>
          </table:table-cell>
          <table:table-cell table:style-name="ce59" office:value-type="string">
            <text:p>@piratenparteiat wo steht das hauptsächlich für die Piraten?</text:p>
          </table:table-cell>
          <table:table-cell table:style-name="ce59" office:value-type="string">
            <text:p>Sun Mar 03 16:39:51 +0000 2013</text:p>
          </table:table-cell>
          <table:table-cell table:style-name="ce60" office:value-type="float" office:value="41336.694340277776">
            <text:p>3/3/2013 16:39:51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43325643">
            <text:p>43325643</text:p>
          </table:table-cell>
          <table:table-cell table:style-name="ce59" office:value-type="string">
            <text:p>piratenparteiat</text:p>
          </table:table-cell>
          <table:table-cell table:style-name="ce59" office:value-type="float" office:value="1238974189">
            <text:p>1238974189</text:p>
          </table:table-cell>
          <table:table-cell table:style-name="ce59" office:value-type="string">
            <text:p>308244579273015296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sticky/default_profile_images/default_profile_5_normal.png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27">
            <text:p>27</text:p>
          </table:table-cell>
          <table:table-cell table:style-name="ce59"/>
          <table:table-cell table:style-name="ce59" office:value-type="string">
            <text:p>http://twitter.com/Stephan_Raab/statuses/308255411658686464</text:p>
          </table:table-cell>
          <table:table-cell table:style-name="ce61" office:value-type="string">
            <text:p>{"urls":[],"hashtags":[],"user_mentions":[{"id":43325643,"name":"Piratenpartei","indices":[0,16],"screen_name":"piratenparteiat","id_str":"43325643"}]}</text:p>
          </table:table-cell>
        </table:table-row>
        <table:table-row table:style-name="ro23">
          <table:table-cell table:style-name="ce58" office:value-type="string">
            <text:p>308254919188697088</text:p>
          </table:table-cell>
          <table:table-cell table:style-name="ce59" office:value-type="string">
            <text:p>Stephan_Raab</text:p>
          </table:table-cell>
          <table:table-cell table:style-name="ce59" office:value-type="string">
            <text:p>@piratenparteiat @JKR_hb Piraten auf dem Boden der Tatsachen. Bei 0,5% Vorstand hat vollstens versagt. Bürger wollen die Piraten so nicht.</text:p>
          </table:table-cell>
          <table:table-cell table:style-name="ce59" office:value-type="string">
            <text:p>Sun Mar 03 16:37:54 +0000 2013</text:p>
          </table:table-cell>
          <table:table-cell table:style-name="ce60" office:value-type="float" office:value="41336.69298611111">
            <text:p>3/3/2013 16:37:54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43325643">
            <text:p>43325643</text:p>
          </table:table-cell>
          <table:table-cell table:style-name="ce59" office:value-type="string">
            <text:p>piratenparteiat</text:p>
          </table:table-cell>
          <table:table-cell table:style-name="ce59" office:value-type="float" office:value="1238974189">
            <text:p>1238974189</text:p>
          </table:table-cell>
          <table:table-cell table:style-name="ce59" office:value-type="string">
            <text:p>308248602935980033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sticky/default_profile_images/default_profile_5_normal.png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27">
            <text:p>27</text:p>
          </table:table-cell>
          <table:table-cell table:style-name="ce59"/>
          <table:table-cell table:style-name="ce59" office:value-type="string">
            <text:p>http://twitter.com/Stephan_Raab/statuses/308254919188697088</text:p>
          </table:table-cell>
          <table:table-cell table:style-name="ce61" office:value-type="string">
            <text:p>{"urls":[],"hashtags":[],"user_mentions":[{"id":43325643,"name":"Piratenpartei","indices":[0,16],"screen_name":"piratenparteiat","id_str":"43325643"},{"id":396888209,"name":"Jan","indices":[17,24],"screen_name":"JKR_hb","id_str":"396888209"}]}</text:p>
          </table:table-cell>
        </table:table-row>
        <table:table-row table:style-name="ro20">
          <table:table-cell table:style-name="ce58" office:value-type="string">
            <text:p>308253867072688129</text:p>
          </table:table-cell>
          <table:table-cell table:style-name="ce59" office:value-type="string">
            <text:p>MCNCCAA</text:p>
          </table:table-cell>
          <table:table-cell table:style-name="ce59" office:value-type="string">
            <text:p>Bei @Herr_Raffnix scheint der Name wirklich Programm zu sein, wehrte @OeconomicusHomo . Wenigstens mal keine Mogelpackung, dieser #pirat</text:p>
          </table:table-cell>
          <table:table-cell table:style-name="ce59" office:value-type="string">
            <text:p>Sun Mar 03 16:33:43 +0000 2013</text:p>
          </table:table-cell>
          <table:table-cell table:style-name="ce60" office:value-type="float" office:value="41336.69008101852">
            <text:p>3/3/2013 16:33:43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575382857">
            <text:p>575382857</text:p>
          </table:table-cell>
          <table:table-cell table:style-name="ce59" office:value-type="string">
            <text:p>Herr_Raffnix</text:p>
          </table:table-cell>
          <table:table-cell table:style-name="ce59" office:value-type="float" office:value="472823549">
            <text:p>472823549</text:p>
          </table:table-cell>
          <table:table-cell table:style-name="ce59" office:value-type="string">
            <text:p>307536939173695488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310090701/59ae0889ad4fc1d0fd105844dbf39a31_normal.jpeg</text:p>
          </table:table-cell>
          <table:table-cell table:style-name="ce59" office:value-type="float" office:value="140">
            <text:p>140</text:p>
          </table:table-cell>
          <table:table-cell table:style-name="ce59" office:value-type="float" office:value="101">
            <text:p>101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MCNCCAA/statuses/308253867072688129</text:p>
          </table:table-cell>
          <table:table-cell table:style-name="ce61" office:value-type="string">
            <text:p>{"urls":[],"hashtags":[{"text":"pirat","indices":[130,136]}],"user_mentions":[{"id":575382857,"name":"Jaimie Grund","indices":[4,17],"screen_name":"Herr_Raffnix","id_str":"575382857"},{"id":455312102,"name":"barbara_ri©hter_462","indices":[69,85],"screen_name":"OeconomicusHomo","id_str":"455312102"}]}</text:p>
          </table:table-cell>
        </table:table-row>
        <table:table-row table:style-name="ro23">
          <table:table-cell table:style-name="ce58" office:value-type="string">
            <text:p>308249907255451648</text:p>
          </table:table-cell>
          <table:table-cell table:style-name="ce59" office:value-type="string">
            <text:p>JKR_hb</text:p>
          </table:table-cell>
          <table:table-cell table:style-name="ce59" office:value-type="string">
            <text:p>@piratenparteiat Ah, okay, schade :/ Unter welchen Bedingungen kanns denn zu vorgezogenen Nationalratswahlen kommen?</text:p>
          </table:table-cell>
          <table:table-cell table:style-name="ce59" office:value-type="string">
            <text:p>Sun Mar 03 16:17:59 +0000 2013</text:p>
          </table:table-cell>
          <table:table-cell table:style-name="ce60" office:value-type="float" office:value="41336.67915509259">
            <text:p>3/3/2013 16:17:59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43325643">
            <text:p>43325643</text:p>
          </table:table-cell>
          <table:table-cell table:style-name="ce59" office:value-type="string">
            <text:p>piratenparteiat</text:p>
          </table:table-cell>
          <table:table-cell table:style-name="ce59" office:value-type="float" office:value="396888209">
            <text:p>396888209</text:p>
          </table:table-cell>
          <table:table-cell table:style-name="ce59" office:value-type="string">
            <text:p>308248602935980033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946811767/271e7b071a85b8a5a638ee69bf5c37c2_normal.jpeg</text:p>
          </table:table-cell>
          <table:table-cell table:style-name="ce59" office:value-type="float" office:value="287">
            <text:p>287</text:p>
          </table:table-cell>
          <table:table-cell table:style-name="ce59" office:value-type="float" office:value="344">
            <text:p>344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JKR_hb/statuses/308249907255451648</text:p>
          </table:table-cell>
          <table:table-cell table:style-name="ce61" office:value-type="string">
            <text:p>{"urls":[],"hashtags":[],"user_mentions":[{"id":43325643,"name":"Piratenpartei","indices":[0,16],"screen_name":"piratenparteiat","id_str":"43325643"}]}</text:p>
          </table:table-cell>
        </table:table-row>
        <table:table-row table:style-name="ro24">
          <table:table-cell table:style-name="ce58" office:value-type="string">
            <text:p>308248834641907712</text:p>
          </table:table-cell>
          <table:table-cell table:style-name="ce59" office:value-type="string">
            <text:p>iVoelker</text:p>
          </table:table-cell>
          <table:table-cell table:style-name="ce59" office:value-type="string">
            <text:p>.@piratenparteiat momentan mit 368 Stimmen bei den #noe13</text:p>
          </table:table-cell>
          <table:table-cell table:style-name="ce59" office:value-type="string">
            <text:p>Sun Mar 03 16:13:43 +0000 2013</text:p>
          </table:table-cell>
          <table:table-cell table:style-name="ce60" office:value-type="float" office:value="41336.67619212963">
            <text:p>3/3/2013 16:13:4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99304715">
            <text:p>99304715</text:p>
          </table:table-cell>
          <table:table-cell table:style-name="ce59"/>
          <table:table-cell table:style-name="ce61" office:value-type="string">
            <text:p>&lt;a href="http://tapbots.com/software/tweetbot/mac" rel="nofollow"&gt;Tweetbot for Mac&lt;/a&gt;</text:p>
          </table:table-cell>
          <table:table-cell table:style-name="ce61" office:value-type="string">
            <text:p>http://a0.twimg.com/profile_images/1962417873/image_normal.jpg</text:p>
          </table:table-cell>
          <table:table-cell table:style-name="ce59" office:value-type="float" office:value="127">
            <text:p>127</text:p>
          </table:table-cell>
          <table:table-cell table:style-name="ce59" office:value-type="float" office:value="411">
            <text:p>41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iVoelker/statuses/308248834641907712</text:p>
          </table:table-cell>
          <table:table-cell table:style-name="ce61" office:value-type="string">
            <text:p>{"urls":[],"hashtags":[{"text":"noe13","indices":[51,57]}],"user_mentions":[{"id":43325643,"name":"Piratenpartei","indices":[1,17],"screen_name":"piratenparteiat","id_str":"43325643"}]}</text:p>
          </table:table-cell>
        </table:table-row>
        <table:table-row table:style-name="ro26">
          <table:table-cell table:style-name="ce58" office:value-type="string">
            <text:p>308248744460173312</text:p>
          </table:table-cell>
          <table:table-cell table:style-name="ce59" office:value-type="string">
            <text:p>mabogsi</text:p>
          </table:table-cell>
          <table:table-cell table:style-name="ce59" office:value-type="string">
            <text:p>@PommerGutschy Aber @TeamStronach_at saufgt auch massiv New-Party Wähler auf Wie das bei Antreten @neos_eu u @piratenparteiat bei NRW offen</text:p>
          </table:table-cell>
          <table:table-cell table:style-name="ce59" office:value-type="string">
            <text:p>Sun Mar 03 16:13:22 +0000 2013</text:p>
          </table:table-cell>
          <table:table-cell table:style-name="ce60" office:value-type="float" office:value="41336.67594907407">
            <text:p>3/3/2013 16:13:22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92771227">
            <text:p>92771227</text:p>
          </table:table-cell>
          <table:table-cell table:style-name="ce59" office:value-type="string">
            <text:p>PommerGutschy</text:p>
          </table:table-cell>
          <table:table-cell table:style-name="ce59" office:value-type="float" office:value="157400353">
            <text:p>157400353</text:p>
          </table:table-cell>
          <table:table-cell table:style-name="ce59" office:value-type="string">
            <text:p>308248235699499008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45646994/7f23ef9990fef5632f3dd844ecf8d0e7_normal.jpeg</text:p>
          </table:table-cell>
          <table:table-cell table:style-name="ce59" office:value-type="float" office:value="775">
            <text:p>775</text:p>
          </table:table-cell>
          <table:table-cell table:style-name="ce59" office:value-type="float" office:value="2001">
            <text:p>200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abogsi/statuses/308248744460173312</text:p>
          </table:table-cell>
          <table:table-cell table:style-name="ce61" office:value-type="string">
            <text:p>{"urls":[],"hashtags":[],"user_mentions":[{"id":92771227,"name":"Marc Pommer-Gutschy","indices":[0,14],"screen_name":"PommerGutschy","id_str":"92771227"},{"id":848725196,"name":"Team Stronach","indices":[20,36],"screen_name":"TeamStronach_at","id_str":"848725196"},{"id":819698388,"name":"Das Neue Österreich","indices":[98,106],"screen_name":"neos_eu","id_str":"819698388"},{"id":43325643,"name":"Piratenpartei","indices":[109,125],"screen_name":"piratenparteiat","id_str":"43325643"}]}</text:p>
          </table:table-cell>
        </table:table-row>
        <table:table-row table:style-name="ro21">
          <table:table-cell table:style-name="ce58" office:value-type="string">
            <text:p>308247142059892737</text:p>
          </table:table-cell>
          <table:table-cell table:style-name="ce59" office:value-type="string">
            <text:p>JKR_hb</text:p>
          </table:table-cell>
          <table:table-cell table:style-name="ce59" office:value-type="string">
            <text:p>@piratenparteiat Ah, alles klar. Tretet ihr bei beiden LTWs an? Wahrscheinlich, oder? :)</text:p>
          </table:table-cell>
          <table:table-cell table:style-name="ce59" office:value-type="string">
            <text:p>Sun Mar 03 16:07:00 +0000 2013</text:p>
          </table:table-cell>
          <table:table-cell table:style-name="ce60" office:value-type="float" office:value="41336.67152777778">
            <text:p>3/3/2013 16:07:00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43325643">
            <text:p>43325643</text:p>
          </table:table-cell>
          <table:table-cell table:style-name="ce59" office:value-type="string">
            <text:p>piratenparteiat</text:p>
          </table:table-cell>
          <table:table-cell table:style-name="ce59" office:value-type="float" office:value="396888209">
            <text:p>396888209</text:p>
          </table:table-cell>
          <table:table-cell table:style-name="ce59" office:value-type="string">
            <text:p>308246789444739072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946811767/271e7b071a85b8a5a638ee69bf5c37c2_normal.jpeg</text:p>
          </table:table-cell>
          <table:table-cell table:style-name="ce59" office:value-type="float" office:value="287">
            <text:p>287</text:p>
          </table:table-cell>
          <table:table-cell table:style-name="ce59" office:value-type="float" office:value="344">
            <text:p>344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JKR_hb/statuses/308247142059892737</text:p>
          </table:table-cell>
          <table:table-cell table:style-name="ce61" office:value-type="string">
            <text:p>{"urls":[],"hashtags":[],"user_mentions":[{"id":43325643,"name":"Piratenpartei","indices":[0,16],"screen_name":"piratenparteiat","id_str":"43325643"}]}</text:p>
          </table:table-cell>
        </table:table-row>
        <table:table-row table:style-name="ro25">
          <table:table-cell table:style-name="ce58" office:value-type="string">
            <text:p>308244979053101058</text:p>
          </table:table-cell>
          <table:table-cell table:style-name="ce59" office:value-type="string">
            <text:p>_Q___</text:p>
          </table:table-cell>
          <table:table-cell table:style-name="ce59" office:value-type="string">
            <text:p>@piratenparteiat Tja, da steht gar nichts ;)</text:p>
          </table:table-cell>
          <table:table-cell table:style-name="ce59" office:value-type="string">
            <text:p>Sun Mar 03 15:58:24 +0000 2013</text:p>
          </table:table-cell>
          <table:table-cell table:style-name="ce60" office:value-type="float" office:value="41336.665555555555">
            <text:p>3/3/2013 15:58:24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43325643">
            <text:p>43325643</text:p>
          </table:table-cell>
          <table:table-cell table:style-name="ce59" office:value-type="string">
            <text:p>piratenparteiat</text:p>
          </table:table-cell>
          <table:table-cell table:style-name="ce59" office:value-type="float" office:value="400642052">
            <text:p>400642052</text:p>
          </table:table-cell>
          <table:table-cell table:style-name="ce59" office:value-type="string">
            <text:p>308244711250993154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612060313/rainbowflag_normal.jpg</text:p>
          </table:table-cell>
          <table:table-cell table:style-name="ce59" office:value-type="float" office:value="492">
            <text:p>492</text:p>
          </table:table-cell>
          <table:table-cell table:style-name="ce59" office:value-type="float" office:value="418">
            <text:p>41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_Q___/statuses/308244979053101058</text:p>
          </table:table-cell>
          <table:table-cell table:style-name="ce61" office:value-type="string">
            <text:p>{"urls":[],"hashtags":[],"user_mentions":[{"id":43325643,"name":"Piratenpartei","indices":[0,16],"screen_name":"piratenparteiat","id_str":"43325643"}]}</text:p>
          </table:table-cell>
        </table:table-row>
        <table:table-row table:style-name="ro25">
          <table:table-cell table:style-name="ce58" office:value-type="string">
            <text:p>308244819677941760</text:p>
          </table:table-cell>
          <table:table-cell table:style-name="ce59" office:value-type="string">
            <text:p>JKR_hb</text:p>
          </table:table-cell>
          <table:table-cell table:style-name="ce59" office:value-type="string">
            <text:p>@piratenparteiat Wann wählt ihr eigentlich in AT?</text:p>
          </table:table-cell>
          <table:table-cell table:style-name="ce59" office:value-type="string">
            <text:p>Sun Mar 03 15:57:46 +0000 2013</text:p>
          </table:table-cell>
          <table:table-cell table:style-name="ce60" office:value-type="float" office:value="41336.66511574074">
            <text:p>3/3/2013 15:57:46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43325643">
            <text:p>43325643</text:p>
          </table:table-cell>
          <table:table-cell table:style-name="ce59" office:value-type="string">
            <text:p>piratenparteiat</text:p>
          </table:table-cell>
          <table:table-cell table:style-name="ce59" office:value-type="float" office:value="396888209">
            <text:p>396888209</text:p>
          </table:table-cell>
          <table:table-cell table:style-name="ce59" office:value-type="string">
            <text:p>308244579273015296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946811767/271e7b071a85b8a5a638ee69bf5c37c2_normal.jpeg</text:p>
          </table:table-cell>
          <table:table-cell table:style-name="ce59" office:value-type="float" office:value="287">
            <text:p>287</text:p>
          </table:table-cell>
          <table:table-cell table:style-name="ce59" office:value-type="float" office:value="344">
            <text:p>344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JKR_hb/statuses/308244819677941760</text:p>
          </table:table-cell>
          <table:table-cell table:style-name="ce61" office:value-type="string">
            <text:p>{"urls":[],"hashtags":[],"user_mentions":[{"id":43325643,"name":"Piratenpartei","indices":[0,16],"screen_name":"piratenparteiat","id_str":"43325643"}]}</text:p>
          </table:table-cell>
        </table:table-row>
        <table:table-row table:style-name="ro25">
          <table:table-cell table:style-name="ce58" office:value-type="string">
            <text:p>308233683628859392</text:p>
          </table:table-cell>
          <table:table-cell table:style-name="ce59" office:value-type="string">
            <text:p>smbsAT</text:p>
          </table:table-cell>
          <table:table-cell table:style-name="ce59" office:value-type="string">
            <text:p>@Birgit_Riegler und #pirat ?</text:p>
          </table:table-cell>
          <table:table-cell table:style-name="ce59" office:value-type="string">
            <text:p>Sun Mar 03 15:13:31 +0000 2013</text:p>
          </table:table-cell>
          <table:table-cell table:style-name="ce60" office:value-type="float" office:value="41336.63438657407">
            <text:p>3/3/2013 15:13:31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23588883">
            <text:p>23588883</text:p>
          </table:table-cell>
          <table:table-cell table:style-name="ce59" office:value-type="string">
            <text:p>Birgit_Riegler</text:p>
          </table:table-cell>
          <table:table-cell table:style-name="ce59" office:value-type="float" office:value="1176957420">
            <text:p>1176957420</text:p>
          </table:table-cell>
          <table:table-cell table:style-name="ce59" office:value-type="string">
            <text:p>308230309676191744</text:p>
          </table:table-cell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sticky/default_profile_images/default_profile_2_normal.png</text:p>
          </table:table-cell>
          <table:table-cell table:style-name="ce59" office:value-type="float" office:value="21">
            <text:p>21</text:p>
          </table:table-cell>
          <table:table-cell table:style-name="ce59" office:value-type="float" office:value="151">
            <text:p>151</text:p>
          </table:table-cell>
          <table:table-cell table:style-name="ce59"/>
          <table:table-cell table:style-name="ce59" office:value-type="string">
            <text:p>http://twitter.com/smbsAT/statuses/308233683628859392</text:p>
          </table:table-cell>
          <table:table-cell table:style-name="ce61" office:value-type="string">
            <text:p>{"urls":[],"hashtags":[{"text":"pirat","indices":[20,26]}],"user_mentions":[{"id":23588883,"name":"Birgit Riegler","indices":[0,15],"screen_name":"Birgit_Riegler","id_str":"23588883"}]}</text:p>
          </table:table-cell>
        </table:table-row>
        <table:table-row table:style-name="ro23">
          <table:table-cell table:style-name="ce58" office:value-type="string">
            <text:p>308225244571783169</text:p>
          </table:table-cell>
          <table:table-cell table:style-name="ce59" office:value-type="string">
            <text:p>HarryLucascom</text:p>
          </table:table-cell>
          <table:table-cell table:style-name="ce59" office:value-type="string">
            <text:p>Endlich, nach all den Jahren, geht ein Traum in Erfüllung. Aaaaarrrr! #pirat
Finally, after all these years, a... http://t.co/RUeFKDEVPs</text:p>
          </table:table-cell>
          <table:table-cell table:style-name="ce59" office:value-type="string">
            <text:p>Sun Mar 03 14:39:59 +0000 2013</text:p>
          </table:table-cell>
          <table:table-cell table:style-name="ce60" office:value-type="float" office:value="41336.61109953703">
            <text:p>3/3/2013 14:39:5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46454839">
            <text:p>346454839</text:p>
          </table:table-cell>
          <table:table-cell table:style-name="ce59"/>
          <table:table-cell table:style-name="ce61" office:value-type="string">
            <text:p>&lt;a href="http://www.facebook.com/twitter" rel="nofollow"&gt;Facebook&lt;/a&gt;</text:p>
          </table:table-cell>
          <table:table-cell table:style-name="ce61" office:value-type="string">
            <text:p>http://a0.twimg.com/profile_images/2422446400/wmw9dlfwle7d5m5dgscn_normal.jpeg</text:p>
          </table:table-cell>
          <table:table-cell table:style-name="ce59" office:value-type="float" office:value="103">
            <text:p>103</text:p>
          </table:table-cell>
          <table:table-cell table:style-name="ce59" office:value-type="float" office:value="228">
            <text:p>228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HarryLucascom/statuses/308225244571783169</text:p>
          </table:table-cell>
          <table:table-cell table:style-name="ce61" office:value-type="string">
            <text:p>{"urls":[{"expanded_url":"http://fb.me/1ZhP2VLcr","indices":[114,136],"display_url":"fb.me/1ZhP2VLcr","url":"http://t.co/RUeFKDEVPs"}],"hashtags":[{"text":"pirat","indices":[70,76]}],"user_mentions":[]}</text:p>
          </table:table-cell>
        </table:table-row>
        <table:table-row table:style-name="ro23">
          <table:table-cell table:style-name="ce58" office:value-type="string">
            <text:p>308223337035862017</text:p>
          </table:table-cell>
          <table:table-cell table:style-name="ce59" office:value-type="string">
            <text:p>BerndKasperidus</text:p>
          </table:table-cell>
          <table:table-cell table:style-name="ce59" office:value-type="string">
            <text:p>Ich als #pirat bekenne mich zum GG so wie es geschrieben steh. Ich deute es nicht um wie ich gerade brauche so wie die Regierungsfraktionen</text:p>
          </table:table-cell>
          <table:table-cell table:style-name="ce59" office:value-type="string">
            <text:p>Sun Mar 03 14:32:24 +0000 2013</text:p>
          </table:table-cell>
          <table:table-cell table:style-name="ce60" office:value-type="float" office:value="41336.605833333335">
            <text:p>3/3/2013 14:32:2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993132764">
            <text:p>993132764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3301013804/4638c29e895abbb5e55baf66b3863d2f_normal.jpeg</text:p>
          </table:table-cell>
          <table:table-cell table:style-name="ce59" office:value-type="float" office:value="77">
            <text:p>77</text:p>
          </table:table-cell>
          <table:table-cell table:style-name="ce59" office:value-type="float" office:value="95">
            <text:p>95</text:p>
          </table:table-cell>
          <table:table-cell table:style-name="ce59"/>
          <table:table-cell table:style-name="ce59" office:value-type="string">
            <text:p>http://twitter.com/BerndKasperidus/statuses/308223337035862017</text:p>
          </table:table-cell>
          <table:table-cell table:style-name="ce61" office:value-type="string">
            <text:p>{"urls":[],"hashtags":[{"text":"pirat","indices":[8,14]}],"user_mentions":[]}</text:p>
          </table:table-cell>
        </table:table-row>
        <table:table-row table:style-name="ro22">
          <table:table-cell table:style-name="ce58" office:value-type="string">
            <text:p>308216192131297282</text:p>
          </table:table-cell>
          <table:table-cell table:style-name="ce59" office:value-type="string">
            <text:p>JoachimSMueller</text:p>
          </table:table-cell>
          <table:table-cell table:style-name="ce59" office:value-type="string">
            <text:p>Fährt heute noch irgend ein #Pirat aus Raum Darmstadt zu irgend einem Piratenevent oder -ort in der Nähe? #AVGG oder #LGSHE?</text:p>
          </table:table-cell>
          <table:table-cell table:style-name="ce59" office:value-type="string">
            <text:p>Sun Mar 03 14:04:01 +0000 2013</text:p>
          </table:table-cell>
          <table:table-cell table:style-name="ce60" office:value-type="float" office:value="41336.586122685185">
            <text:p>3/3/2013 14:04:0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3747027">
            <text:p>23747027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183839194/jmueller_ptc_normal.jpg</text:p>
          </table:table-cell>
          <table:table-cell table:style-name="ce59" office:value-type="float" office:value="570">
            <text:p>570</text:p>
          </table:table-cell>
          <table:table-cell table:style-name="ce59" office:value-type="float" office:value="755">
            <text:p>75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JoachimSMueller/statuses/308216192131297282</text:p>
          </table:table-cell>
          <table:table-cell table:style-name="ce61" office:value-type="string">
            <text:p>{"urls":[],"hashtags":[{"text":"Pirat","indices":[28,34]},{"text":"AVGG","indices":[106,111]},{"text":"LGSHE","indices":[117,123]}],"user_mentions":[]}</text:p>
          </table:table-cell>
        </table:table-row>
        <table:table-row table:style-name="ro23">
          <table:table-cell table:style-name="ce58" office:value-type="string">
            <text:p>308206785217564673</text:p>
          </table:table-cell>
          <table:table-cell table:style-name="ce59" office:value-type="string">
            <text:p>medienpirat</text:p>
          </table:table-cell>
          <table:table-cell table:style-name="ce59" office:value-type="string">
            <text:p>Bettelbrief von Erwin P. von Roland Düringer übersetzt http://t.co/9O53NW99wC #auch bei der @piratenparteiat behält man seine Stimme ;-)</text:p>
          </table:table-cell>
          <table:table-cell table:style-name="ce59" office:value-type="string">
            <text:p>Sun Mar 03 13:26:38 +0000 2013</text:p>
          </table:table-cell>
          <table:table-cell table:style-name="ce60" office:value-type="float" office:value="41336.560162037036">
            <text:p>3/3/2013 13:26:3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6288448">
            <text:p>16288448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208593987/Flo_normal.jpg</text:p>
          </table:table-cell>
          <table:table-cell table:style-name="ce59" office:value-type="float" office:value="1339">
            <text:p>1339</text:p>
          </table:table-cell>
          <table:table-cell table:style-name="ce59" office:value-type="float" office:value="389">
            <text:p>38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edienpirat/statuses/308206785217564673</text:p>
          </table:table-cell>
          <table:table-cell table:style-name="ce61" office:value-type="string">
            <text:p>{"urls":[{"expanded_url":"http://www.youtube.com/watch?feature\u003dplayer_detailpage\u0026v\u003d5kr8uq7mkO0#t\u003d189s","indices":[55,77],"display_url":"youtube.com/watch?feature\u003d\u2026","url":"http://t.co/9O53NW99wC"}],"hashtags":[{"text":"auch","indices":[78,83]}],"user_mentions":[{"id":43325643,"name":"Piratenpartei","indices":[92,108],"screen_name":"piratenparteiat","id_str":"43325643"}]}</text:p>
          </table:table-cell>
        </table:table-row>
        <table:table-row table:style-name="ro25">
          <table:table-cell table:style-name="ce58" office:value-type="string">
            <text:p>308197871667269632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NikoAlm Sperrfrist und so …? ::hüstel:: Alleine = #PIRAT? ;)</text:p>
          </table:table-cell>
          <table:table-cell table:style-name="ce59" office:value-type="string">
            <text:p>Sun Mar 03 12:51:13 +0000 2013</text:p>
          </table:table-cell>
          <table:table-cell table:style-name="ce60" office:value-type="float" office:value="41336.53556712963">
            <text:p>3/3/2013 12:51:13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417761">
            <text:p>1417761</text:p>
          </table:table-cell>
          <table:table-cell table:style-name="ce59" office:value-type="string">
            <text:p>NikoAlm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08186180032270336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56">
            <text:p>356</text:p>
          </table:table-cell>
          <table:table-cell table:style-name="ce59" office:value-type="float" office:value="680">
            <text:p>68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8197871667269632</text:p>
          </table:table-cell>
          <table:table-cell table:style-name="ce61" office:value-type="string">
            <text:p>{"urls":[],"hashtags":[{"text":"PIRAT","indices":[51,57]}],"user_mentions":[{"id":1417761,"name":"Niko Alm","indices":[0,8],"screen_name":"NikoAlm","id_str":"1417761"}]}</text:p>
          </table:table-cell>
        </table:table-row>
        <table:table-row table:style-name="ro22">
          <table:table-cell table:style-name="ce58" office:value-type="string">
            <text:p>308191643914346496</text:p>
          </table:table-cell>
          <table:table-cell table:style-name="ce59" office:value-type="string">
            <text:p>Backnang</text:p>
          </table:table-cell>
          <table:table-cell table:style-name="ce59" office:value-type="string">
            <text:p>@icrfornax Kannst ja eigentlich kein #Pirat sein, haben zu #S21 oft keine Meinung, bzw. kriegen den Mund nicht dazu auf ;-)</text:p>
          </table:table-cell>
          <table:table-cell table:style-name="ce59" office:value-type="string">
            <text:p>Sun Mar 03 12:26:28 +0000 2013</text:p>
          </table:table-cell>
          <table:table-cell table:style-name="ce60" office:value-type="float" office:value="41336.518379629626">
            <text:p>3/3/2013 12:26:28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470662385">
            <text:p>470662385</text:p>
          </table:table-cell>
          <table:table-cell table:style-name="ce59" office:value-type="string">
            <text:p>icrfornax</text:p>
          </table:table-cell>
          <table:table-cell table:style-name="ce59" office:value-type="float" office:value="37960642">
            <text:p>37960642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217341212/S21-Luegenpack-Polizeigewalt-30.9.-SO-NICHT_normal.jpg</text:p>
          </table:table-cell>
          <table:table-cell table:style-name="ce59" office:value-type="float" office:value="1559">
            <text:p>1559</text:p>
          </table:table-cell>
          <table:table-cell table:style-name="ce59" office:value-type="float" office:value="1112">
            <text:p>111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acknang/statuses/308191643914346496</text:p>
          </table:table-cell>
          <table:table-cell table:style-name="ce61" office:value-type="string">
            <text:p>{"urls":[],"hashtags":[{"text":"Pirat","indices":[37,43]},{"text":"S21","indices":[59,63]}],"user_mentions":[{"id":470662385,"name":"Immo C. Reichardt","indices":[0,10],"screen_name":"icrfornax","id_str":"470662385"}]}</text:p>
          </table:table-cell>
        </table:table-row>
        <table:table-row table:style-name="ro23">
          <table:table-cell table:style-name="ce58" office:value-type="string">
            <text:p>308188390531158016</text:p>
          </table:table-cell>
          <table:table-cell table:style-name="ce59" office:value-type="string">
            <text:p>smbsAT</text:p>
          </table:table-cell>
          <table:table-cell table:style-name="ce59" office:value-type="string">
            <text:p>@neuwal "Wir behalten uns vor, unrealistische Tipps [...] aus dem Ranking zu nehmen und zu filtern" #PIRAT mit 66,7% ist unrealistisch?! :(</text:p>
          </table:table-cell>
          <table:table-cell table:style-name="ce59" office:value-type="string">
            <text:p>Sun Mar 03 12:13:32 +0000 2013</text:p>
          </table:table-cell>
          <table:table-cell table:style-name="ce60" office:value-type="float" office:value="41336.50939814815">
            <text:p>3/3/2013 12:13:32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5375817">
            <text:p>15375817</text:p>
          </table:table-cell>
          <table:table-cell table:style-name="ce59" office:value-type="string">
            <text:p>neuwal</text:p>
          </table:table-cell>
          <table:table-cell table:style-name="ce59" office:value-type="float" office:value="1176957420">
            <text:p>1176957420</text:p>
          </table:table-cell>
          <table:table-cell table:style-name="ce59" office:value-type="string">
            <text:p>308187713683746818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sticky/default_profile_images/default_profile_2_normal.png</text:p>
          </table:table-cell>
          <table:table-cell table:style-name="ce59" office:value-type="float" office:value="21">
            <text:p>21</text:p>
          </table:table-cell>
          <table:table-cell table:style-name="ce59" office:value-type="float" office:value="151">
            <text:p>151</text:p>
          </table:table-cell>
          <table:table-cell table:style-name="ce59"/>
          <table:table-cell table:style-name="ce59" office:value-type="string">
            <text:p>http://twitter.com/smbsAT/statuses/308188390531158016</text:p>
          </table:table-cell>
          <table:table-cell table:style-name="ce61" office:value-type="string">
            <text:p>{"urls":[],"hashtags":[{"text":"PIRAT","indices":[100,106]}],"user_mentions":[{"id":15375817,"name":"neuwal","indices":[0,7],"screen_name":"neuwal","id_str":"15375817"}]}</text:p>
          </table:table-cell>
        </table:table-row>
        <table:table-row table:style-name="ro21">
          <table:table-cell table:style-name="ce58" office:value-type="string">
            <text:p>308187401703022593</text:p>
          </table:table-cell>
          <table:table-cell table:style-name="ce59" office:value-type="string">
            <text:p>smbsAT</text:p>
          </table:table-cell>
          <table:table-cell table:style-name="ce59" office:value-type="string">
            <text:p>@neuwal warum hab ihr eigentlich meinen tipp gelöscht wo #PIRAT die absolute Mehrheit gehabt hätte?</text:p>
          </table:table-cell>
          <table:table-cell table:style-name="ce59" office:value-type="string">
            <text:p>Sun Mar 03 12:09:37 +0000 2013</text:p>
          </table:table-cell>
          <table:table-cell table:style-name="ce60" office:value-type="float" office:value="41336.50667824074">
            <text:p>3/3/2013 12:09:37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5375817">
            <text:p>15375817</text:p>
          </table:table-cell>
          <table:table-cell table:style-name="ce59" office:value-type="string">
            <text:p>neuwal</text:p>
          </table:table-cell>
          <table:table-cell table:style-name="ce59" office:value-type="float" office:value="1176957420">
            <text:p>1176957420</text:p>
          </table:table-cell>
          <table:table-cell table:style-name="ce59" office:value-type="string">
            <text:p>308186952786657280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sticky/default_profile_images/default_profile_2_normal.png</text:p>
          </table:table-cell>
          <table:table-cell table:style-name="ce59" office:value-type="float" office:value="21">
            <text:p>21</text:p>
          </table:table-cell>
          <table:table-cell table:style-name="ce59" office:value-type="float" office:value="151">
            <text:p>151</text:p>
          </table:table-cell>
          <table:table-cell table:style-name="ce59"/>
          <table:table-cell table:style-name="ce59" office:value-type="string">
            <text:p>http://twitter.com/smbsAT/statuses/308187401703022593</text:p>
          </table:table-cell>
          <table:table-cell table:style-name="ce61" office:value-type="string">
            <text:p>{"urls":[],"hashtags":[{"text":"PIRAT","indices":[57,63]}],"user_mentions":[{"id":15375817,"name":"neuwal","indices":[0,7],"screen_name":"neuwal","id_str":"15375817"}]}</text:p>
          </table:table-cell>
        </table:table-row>
        <table:table-row table:style-name="ro23">
          <table:table-cell table:style-name="ce58" office:value-type="string">
            <text:p>308173909595914240</text:p>
          </table:table-cell>
          <table:table-cell table:style-name="ce59" office:value-type="string">
            <text:p>DirkGently66</text:p>
          </table:table-cell>
          <table:table-cell table:style-name="ce59" office:value-type="string">
            <text:p>@Piratenpartei Sollte ein #Pirat aber so enden wie Jesus wäre ich nicht glücklich. Und auch seine Anhänger wurden erst Posthum berühmt.</text:p>
          </table:table-cell>
          <table:table-cell table:style-name="ce59" office:value-type="string">
            <text:p>Sun Mar 03 11:16:00 +0000 2013</text:p>
          </table:table-cell>
          <table:table-cell table:style-name="ce60" office:value-type="float" office:value="41336.46944444444">
            <text:p>3/3/2013 11:16:00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4341194">
            <text:p>14341194</text:p>
          </table:table-cell>
          <table:table-cell table:style-name="ce59" office:value-type="string">
            <text:p>Piratenpartei</text:p>
          </table:table-cell>
          <table:table-cell table:style-name="ce59" office:value-type="float" office:value="231367841">
            <text:p>231367841</text:p>
          </table:table-cell>
          <table:table-cell table:style-name="ce59" office:value-type="string">
            <text:p>308117296931565568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888952026/eightbit-f850c61f-1f62-4df1-ac17-cad8be5f836c_normal.png</text:p>
          </table:table-cell>
          <table:table-cell table:style-name="ce59" office:value-type="float" office:value="32">
            <text:p>32</text:p>
          </table:table-cell>
          <table:table-cell table:style-name="ce59" office:value-type="float" office:value="84">
            <text:p>8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DirkGently66/statuses/308173909595914240</text:p>
          </table:table-cell>
          <table:table-cell table:style-name="ce61" office:value-type="string">
            <text:p>{"urls":[],"hashtags":[{"text":"Pirat","indices":[26,32]}],"user_mentions":[{"id":14341194,"name":"Piratenpartei","indices":[0,14],"screen_name":"Piratenpartei","id_str":"14341194"}]}</text:p>
          </table:table-cell>
        </table:table-row>
        <table:table-row table:style-name="ro24">
          <table:table-cell table:style-name="ce58" office:value-type="string">
            <text:p>308171767028002816</text:p>
          </table:table-cell>
          <table:table-cell table:style-name="ce59" office:value-type="string">
            <text:p>2teiler</text:p>
          </table:table-cell>
          <table:table-cell table:style-name="ce59" office:value-type="string">
            <text:p>Wär ich #Pirat, ich hätt' mich schon längst auf eine Südseeinsel abgesetzt. ;)</text:p>
          </table:table-cell>
          <table:table-cell table:style-name="ce59" office:value-type="string">
            <text:p>Sun Mar 03 11:07:29 +0000 2013</text:p>
          </table:table-cell>
          <table:table-cell table:style-name="ce60" office:value-type="float" office:value="41336.46353009259">
            <text:p>3/3/2013 11:07:2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701826709">
            <text:p>701826709</text:p>
          </table:table-cell>
          <table:table-cell table:style-name="ce59"/>
          <table:table-cell table:style-name="ce61" office:value-type="string">
            <text:p>&lt;a href="http://twitter.com/#!/download/ipad" rel="nofollow"&gt;Twitter for iPad&lt;/a&gt;</text:p>
          </table:table-cell>
          <table:table-cell table:style-name="ce61" office:value-type="string">
            <text:p>http://a0.twimg.com/profile_images/3331822010/eb8f4755aecff8c59fce617a87e7ff52_normal.jpeg</text:p>
          </table:table-cell>
          <table:table-cell table:style-name="ce59" office:value-type="float" office:value="20">
            <text:p>20</text:p>
          </table:table-cell>
          <table:table-cell table:style-name="ce59" office:value-type="float" office:value="149">
            <text:p>14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2teiler/statuses/308171767028002816</text:p>
          </table:table-cell>
          <table:table-cell table:style-name="ce61" office:value-type="string">
            <text:p>{"urls":[],"hashtags":[{"text":"Pirat","indices":[8,14]}],"user_mentions":[]}</text:p>
          </table:table-cell>
        </table:table-row>
        <table:table-row table:style-name="ro24">
          <table:table-cell table:style-name="ce58" office:value-type="string">
            <text:p>308164091686572032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LandauDaniel @viktorbilliani @steinlechnerdan Man beachte: 5% #PIRAT! ;)</text:p>
          </table:table-cell>
          <table:table-cell table:style-name="ce59" office:value-type="string">
            <text:p>Sun Mar 03 10:36:59 +0000 2013</text:p>
          </table:table-cell>
          <table:table-cell table:style-name="ce60" office:value-type="float" office:value="41336.442349537036">
            <text:p>3/3/2013 10:36:59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493268912">
            <text:p>493268912</text:p>
          </table:table-cell>
          <table:table-cell table:style-name="ce59" office:value-type="string">
            <text:p>LandauDaniel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08160385830244353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56">
            <text:p>356</text:p>
          </table:table-cell>
          <table:table-cell table:style-name="ce59" office:value-type="float" office:value="679">
            <text:p>67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8164091686572032</text:p>
          </table:table-cell>
          <table:table-cell table:style-name="ce61" office:value-type="string">
            <text:p>{"urls":[],"hashtags":[{"text":"PIRAT","indices":[63,69]}],"user_mentions":[{"id":493268912,"name":"Daniel Landau","indices":[0,13],"screen_name":"LandauDaniel","id_str":"493268912"},{"id":722215022,"name":"Viktor Billiani","indices":[14,29],"screen_name":"ViktorBilliani","id_str":"722215022"},{"id":101744839,"name":"Daniel Steinlechner","indices":[30,46],"screen_name":"steinlechnerdan","id_str":"101744839"}]}</text:p>
          </table:table-cell>
        </table:table-row>
        <table:table-row table:style-name="ro25">
          <table:table-cell table:style-name="ce58" office:value-type="string">
            <text:p>308147780004741120</text:p>
          </table:table-cell>
          <table:table-cell table:style-name="ce59" office:value-type="string">
            <text:p>FlorGGimenez</text:p>
          </table:table-cell>
          <table:table-cell table:style-name="ce59" office:value-type="string">
            <text:p>#pirat #badgirl #reggae @julietaperna http://t.co/awHVDKnmbY</text:p>
          </table:table-cell>
          <table:table-cell table:style-name="ce59" office:value-type="string">
            <text:p>Sun Mar 03 09:32:10 +0000 2013</text:p>
          </table:table-cell>
          <table:table-cell table:style-name="ce60" office:value-type="float" office:value="41336.39733796296">
            <text:p>3/3/2013 9:32:10</text:p>
          </table:table-cell>
          <table:table-cell table:style-name="ce59"/>
          <table:table-cell table:style-name="ce59" office:value-type="string">
            <text:p>es</text:p>
          </table:table-cell>
          <table:table-cell table:number-columns-repeated="2" table:style-name="ce59"/>
          <table:table-cell table:style-name="ce59" office:value-type="float" office:value="251216733">
            <text:p>251216733</text:p>
          </table:table-cell>
          <table:table-cell table:style-name="ce59"/>
          <table:table-cell table:style-name="ce61" office:value-type="string">
            <text:p>&lt;a href="http://blackberry.com/twitter" rel="nofollow"&gt;Twitter for BlackBerry®&lt;/a&gt;</text:p>
          </table:table-cell>
          <table:table-cell table:style-name="ce61" office:value-type="string">
            <text:p>http://a0.twimg.com/profile_images/3288709271/b127efc0c5dff3f6d0743a18a9d16c88_normal.jpeg</text:p>
          </table:table-cell>
          <table:table-cell table:style-name="ce59" office:value-type="float" office:value="121">
            <text:p>121</text:p>
          </table:table-cell>
          <table:table-cell table:style-name="ce59" office:value-type="float" office:value="205">
            <text:p>205</text:p>
          </table:table-cell>
          <table:table-cell table:style-name="ce59" office:value-type="float" office:value="-14400">
            <text:p>-14400</text:p>
          </table:table-cell>
          <table:table-cell table:style-name="ce59" office:value-type="string">
            <text:p>http://twitter.com/FlorGGimenez/statuses/308147780004741120</text:p>
          </table:table-cell>
          <table:table-cell table:style-name="ce61" office:value-type="string">
            <text:p>{"urls":[],"hashtags":[{"text":"pirat","indices":[0,6]},{"text":"badgirl","indices":[7,15]},{"text":"reggae","indices":[16,23]}],"media":[{"sizes":{"small":{"w":340,"resize":"fit","h":255},"thumb":{"w":150,"resize":"crop","h":150},"large":{"w":640,"resize":"fit","h":480},"medium":{"w":600,"resize":"fit","h":450}},"id":308147780013129728,"media_url_https":"https://pbs.twimg.com/media/BEbCxfYCAAAcMiT.jpg","media_url":"http://pbs.twimg.com/media/BEbCxfYCAAAcMiT.jpg","expanded_url":"http://twitter.com/FlorGGimenez/status/308147780004741120/photo/1","indices":[38,60],"id_str":"308147780013129728","type":"photo","display_url":"pic.twitter.com/awHVDKnmbY","url":"http://t.co/awHVDKnmbY"}],"user_mentions":[{"id":379505333,"name":"Julieta Perna","indices":[24,37],"screen_name":"julietaperna","id_str":"379505333"}]}</text:p>
          </table:table-cell>
        </table:table-row>
        <table:table-row table:style-name="ro23">
          <table:table-cell table:style-name="ce58" office:value-type="string">
            <text:p>308146654895288321</text:p>
          </table:table-cell>
          <table:table-cell table:style-name="ce59" office:value-type="string">
            <text:p>karntna_bua</text:p>
          </table:table-cell>
          <table:table-cell table:style-name="ce59" office:value-type="string">
            <text:p>leider nein... RT @Vilinthril Liebe Kärntner in der Timeline, ihr wählt doch heute eh die @PiratenKtn, oder? ;) #PPat #PIRAT #Ktn13</text:p>
          </table:table-cell>
          <table:table-cell table:style-name="ce59" office:value-type="string">
            <text:p>Sun Mar 03 09:27:42 +0000 2013</text:p>
          </table:table-cell>
          <table:table-cell table:style-name="ce60" office:value-type="float" office:value="41336.39423611111">
            <text:p>3/3/2013 9:27:4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5776298">
            <text:p>1577629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682755922/avatar_normal.jpg</text:p>
          </table:table-cell>
          <table:table-cell table:style-name="ce59" office:value-type="float" office:value="841">
            <text:p>841</text:p>
          </table:table-cell>
          <table:table-cell table:style-name="ce59" office:value-type="float" office:value="1024">
            <text:p>102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arntna_bua/statuses/308146654895288321</text:p>
          </table:table-cell>
          <table:table-cell table:style-name="ce61" office:value-type="string">
            <text:p>{"urls":[],"hashtags":[{"text":"PPat","indices":[112,117]},{"text":"PIRAT","indices":[118,124]},{"text":"Ktn13","indices":[125,131]}],"user_mentions":[{"id":263647843,"name":"LukasDanielKlausner","indices":[18,29],"screen_name":"Vilinthril","id_str":"263647843"},{"id":972965461,"name":"PiratenparteiKärnten","indices":[90,101],"screen_name":"PiratenKtn","id_str":"972965461"}]}</text:p>
          </table:table-cell>
        </table:table-row>
        <table:table-row table:style-name="ro21">
          <table:table-cell table:style-name="ce58" office:value-type="string">
            <text:p>308146196298477568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Liebe Kärntner in der Timeline, ihr wählt doch heute eh die @PiratenKtn, oder? ;) #PPat #PIRAT #Ktn13</text:p>
          </table:table-cell>
          <table:table-cell table:style-name="ce59" office:value-type="string">
            <text:p>Sun Mar 03 09:25:52 +0000 2013</text:p>
          </table:table-cell>
          <table:table-cell table:style-name="ce60" office:value-type="float" office:value="41336.392962962964">
            <text:p>3/3/2013 9:25:5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63647843">
            <text:p>26364784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55">
            <text:p>355</text:p>
          </table:table-cell>
          <table:table-cell table:style-name="ce59" office:value-type="float" office:value="677">
            <text:p>67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8146196298477568</text:p>
          </table:table-cell>
          <table:table-cell table:style-name="ce61" office:value-type="string">
            <text:p>{"urls":[],"hashtags":[{"text":"PPat","indices":[82,87]},{"text":"PIRAT","indices":[88,94]},{"text":"Ktn13","indices":[95,101]}],"user_mentions":[{"id":972965461,"name":"PiratenparteiKärnten","indices":[60,71],"screen_name":"PiratenKtn","id_str":"972965461"}]}</text:p>
          </table:table-cell>
        </table:table-row>
        <table:table-row table:style-name="ro25">
          <table:table-cell table:style-name="ce58" office:value-type="string">
            <text:p>308130031023050753</text:p>
          </table:table-cell>
          <table:table-cell table:style-name="ce59" office:value-type="string">
            <text:p>Slagball</text:p>
          </table:table-cell>
          <table:table-cell table:style-name="ce59" office:value-type="string">
            <text:p>Wär mal ne "Aktion" jeder #pirat sagt am Telefon immer FDP ^^</text:p>
          </table:table-cell>
          <table:table-cell table:style-name="ce59" office:value-type="string">
            <text:p>Sun Mar 03 08:21:38 +0000 2013</text:p>
          </table:table-cell>
          <table:table-cell table:style-name="ce60" office:value-type="float" office:value="41336.34835648148">
            <text:p>3/3/2013 8:21:3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2096001">
            <text:p>52096001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88727621/thunder9_normal.jpg</text:p>
          </table:table-cell>
          <table:table-cell table:style-name="ce59" office:value-type="float" office:value="364">
            <text:p>364</text:p>
          </table:table-cell>
          <table:table-cell table:style-name="ce59" office:value-type="float" office:value="985">
            <text:p>98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lagball/statuses/308130031023050753</text:p>
          </table:table-cell>
          <table:table-cell table:style-name="ce61" office:value-type="string">
            <text:p>{"urls":[],"hashtags":[{"text":"pirat","indices":[26,32]}],"user_mentions":[]}</text:p>
          </table:table-cell>
        </table:table-row>
        <table:table-row table:style-name="ro24">
          <table:table-cell table:style-name="ce58" office:value-type="string">
            <text:p>308110899095408640</text:p>
          </table:table-cell>
          <table:table-cell table:style-name="ce59" office:value-type="string">
            <text:p>xblondie87</text:p>
          </table:table-cell>
          <table:table-cell table:style-name="ce59" office:value-type="string">
            <text:p>#sun #beach #holiday #pirat #blue #blonde #art #f4f #l4l http://t.co/bRBZGiMfck</text:p>
          </table:table-cell>
          <table:table-cell table:style-name="ce59" office:value-type="string">
            <text:p>Sun Mar 03 07:05:37 +0000 2013</text:p>
          </table:table-cell>
          <table:table-cell table:style-name="ce60" office:value-type="float" office:value="41336.29556712963">
            <text:p>3/3/2013 7:05:37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8192244">
            <text:p>28192244</text:p>
          </table:table-cell>
          <table:table-cell table:style-name="ce59"/>
          <table:table-cell table:style-name="ce61" office:value-type="string">
            <text:p>&lt;a href="http://instagram.com" rel="nofollow"&gt;Instagram&lt;/a&gt;</text:p>
          </table:table-cell>
          <table:table-cell table:style-name="ce61" office:value-type="string">
            <text:p>http://a0.twimg.com/profile_images/3232631106/b91ca8a0afcccb683bf64de884356578_normal.jpeg</text:p>
          </table:table-cell>
          <table:table-cell table:style-name="ce59" office:value-type="float" office:value="2449">
            <text:p>2449</text:p>
          </table:table-cell>
          <table:table-cell table:style-name="ce59" office:value-type="float" office:value="439">
            <text:p>439</text:p>
          </table:table-cell>
          <table:table-cell table:style-name="ce59"/>
          <table:table-cell table:style-name="ce59" office:value-type="string">
            <text:p>http://twitter.com/xblondie87/statuses/308110899095408640</text:p>
          </table:table-cell>
          <table:table-cell table:style-name="ce61" office:value-type="string">
            <text:p>{"urls":[{"expanded_url":"http://instagr.am/p/WYubjJjYVc/","indices":[57,79],"display_url":"instagr.am/p/WYubjJjYVc/","url":"http://t.co/bRBZGiMfck"}],"hashtags":[{"text":"sun","indices":[0,4]},{"text":"beach","indices":[5,11]},{"text":"holiday","indices":[12,20]},{"text":"pirat","indices":[21,27]},{"text":"blue","indices":[28,33]},{"text":"blonde","indices":[34,41]},{"text":"art","indices":[42,46]},{"text":"f4f","indices":[47,51]},{"text":"l4l","indices":[52,56]}],"user_mentions":[]}</text:p>
          </table:table-cell>
        </table:table-row>
        <table:table-row table:style-name="ro20">
          <table:table-cell table:style-name="ce58" office:value-type="string">
            <text:p>308030876237828096</text:p>
          </table:table-cell>
          <table:table-cell table:style-name="ce59" office:value-type="string">
            <text:p>derPaddy</text:p>
          </table:table-cell>
          <table:table-cell table:style-name="ce59" office:value-type="string">
            <text:p>#om12 Situationismus und die digitale Umgebung -: http://t.co/3y8nyNOn1F via @youtube
Jeder #Pirat sollte das geschaut haben,ohne Vorurteile</text:p>
          </table:table-cell>
          <table:table-cell table:style-name="ce59" office:value-type="string">
            <text:p>Sun Mar 03 01:47:38 +0000 2013</text:p>
          </table:table-cell>
          <table:table-cell table:style-name="ce60" office:value-type="float" office:value="41336.074745370366">
            <text:p>3/3/2013 1:47:3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2480368">
            <text:p>22480368</text:p>
          </table:table-cell>
          <table:table-cell table:style-name="ce59"/>
          <table:table-cell table:style-name="ce61" office:value-type="string">
            <text:p>&lt;a href="http://twitter.com/tweetbutton" rel="nofollow"&gt;Tweet Button&lt;/a&gt;</text:p>
          </table:table-cell>
          <table:table-cell table:style-name="ce61" office:value-type="string">
            <text:p>http://a0.twimg.com/profile_images/2785578221/25e72c855180644cf5243acb8ebdcfa0_normal.jpeg</text:p>
          </table:table-cell>
          <table:table-cell table:style-name="ce59" office:value-type="float" office:value="134">
            <text:p>134</text:p>
          </table:table-cell>
          <table:table-cell table:style-name="ce59" office:value-type="float" office:value="30">
            <text:p>3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derPaddy/statuses/308030876237828096</text:p>
          </table:table-cell>
          <table:table-cell table:style-name="ce61" office:value-type="string">
            <text:p>{"urls":[{"expanded_url":"http://youtu.be/khyanfRj_X4","indices":[50,72],"display_url":"youtu.be/khyanfRj_X4","url":"http://t.co/3y8nyNOn1F"}],"hashtags":[{"text":"om12","indices":[0,5]},{"text":"Pirat","indices":[92,98]}],"user_mentions":[{"id":10228272,"name":"YouTube","indices":[77,85],"screen_name":"YouTube","id_str":"10228272"}]}</text:p>
          </table:table-cell>
        </table:table-row>
        <table:table-row table:style-name="ro21">
          <table:table-cell table:style-name="ce58" office:value-type="string">
            <text:p>308014656830722048</text:p>
          </table:table-cell>
          <table:table-cell table:style-name="ce59" office:value-type="string">
            <text:p>Pereos</text:p>
          </table:table-cell>
          <table:table-cell table:style-name="ce59" office:value-type="string">
            <text:p>Bei den Verschwörungstheorien im Dicken Engel ist es wirklich schwer #Pirat zu bleiben.....</text:p>
          </table:table-cell>
          <table:table-cell table:style-name="ce59" office:value-type="string">
            <text:p>Sun Mar 03 00:43:11 +0000 2013</text:p>
          </table:table-cell>
          <table:table-cell table:style-name="ce60" office:value-type="float" office:value="41336.02998842592">
            <text:p>3/3/2013 0:43:1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78114140">
            <text:p>17811414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16084962/187c20141a3f8789d797d39ccaf30b1b_normal.jpeg</text:p>
          </table:table-cell>
          <table:table-cell table:style-name="ce59" office:value-type="float" office:value="346">
            <text:p>346</text:p>
          </table:table-cell>
          <table:table-cell table:style-name="ce59" office:value-type="float" office:value="566">
            <text:p>56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ereos/statuses/308014656830722048</text:p>
          </table:table-cell>
          <table:table-cell table:style-name="ce61" office:value-type="string">
            <text:p>{"urls":[],"hashtags":[{"text":"Pirat","indices":[69,75]}],"user_mentions":[]}</text:p>
          </table:table-cell>
        </table:table-row>
        <table:table-row table:style-name="ro20">
          <table:table-cell table:style-name="ce58" office:value-type="string">
            <text:p>308003371422449664</text:p>
          </table:table-cell>
          <table:table-cell table:style-name="ce59" office:value-type="string">
            <text:p>EMPATHX</text:p>
          </table:table-cell>
          <table:table-cell table:style-name="ce59" office:value-type="string">
            <text:p>#OMG? #PIRAT ohne #TWITTER!!! http://t.co/hZ2aYYP1Ep ...#ROFL! Tja, die Profilbesessenen Superdelegierten sind so... Macht frisst Hirn!!! ;p</text:p>
          </table:table-cell>
          <table:table-cell table:style-name="ce59" office:value-type="string">
            <text:p>Sat Mar 02 23:58:20 +0000 2013</text:p>
          </table:table-cell>
          <table:table-cell table:style-name="ce60" office:value-type="float" office:value="41335.99884259259">
            <text:p>3/2/2013 23:58:2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040448752">
            <text:p>1040448752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3153675825/8c6bc5d9b2cad20016c016e89b143123_normal.png</text:p>
          </table:table-cell>
          <table:table-cell table:style-name="ce59" office:value-type="float" office:value="115">
            <text:p>115</text:p>
          </table:table-cell>
          <table:table-cell table:style-name="ce59" office:value-type="float" office:value="537">
            <text:p>53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EMPATHX/statuses/308003371422449664</text:p>
          </table:table-cell>
          <table:table-cell table:style-name="ce61" office:value-type="string">
            <text:p>{"urls":[{"expanded_url":"http://pirat.ly/2y8ud","indices":[30,52],"display_url":"pirat.ly/2y8ud","url":"http://t.co/hZ2aYYP1Ep"}],"hashtags":[{"text":"OMG","indices":[0,4]},{"text":"PIRAT","indices":[6,12]},{"text":"TWITTER","indices":[18,26]},{"text":"ROFL","indices":[56,61]}],"user_mentions":[]}</text:p>
          </table:table-cell>
        </table:table-row>
        <table:table-row table:style-name="ro21">
          <table:table-cell table:style-name="ce58" office:value-type="string">
            <text:p>307964803354333184</text:p>
          </table:table-cell>
          <table:table-cell table:style-name="ce59" office:value-type="string">
            <text:p>hb_join</text:p>
          </table:table-cell>
          <table:table-cell table:style-name="ce59" office:value-type="string">
            <text:p>@Afelia Ich glaube tatsächlich, dass so naiv kaum ein/e #Pirat/in denkt. Hoffe ich jedenfalls. :-)</text:p>
          </table:table-cell>
          <table:table-cell table:style-name="ce59" office:value-type="string">
            <text:p>Sat Mar 02 21:25:05 +0000 2013</text:p>
          </table:table-cell>
          <table:table-cell table:style-name="ce60" office:value-type="float" office:value="41335.89241898148">
            <text:p>3/2/2013 21:25:05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6569660">
            <text:p>16569660</text:p>
          </table:table-cell>
          <table:table-cell table:style-name="ce59" office:value-type="string">
            <text:p>Afelia</text:p>
          </table:table-cell>
          <table:table-cell table:style-name="ce59" office:value-type="float" office:value="567953103">
            <text:p>567953103</text:p>
          </table:table-cell>
          <table:table-cell table:style-name="ce59" office:value-type="string">
            <text:p>307963761355001856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194567693/IMG_0272_Einzel_1_normal.JPG</text:p>
          </table:table-cell>
          <table:table-cell table:style-name="ce59" office:value-type="float" office:value="1163">
            <text:p>1163</text:p>
          </table:table-cell>
          <table:table-cell table:style-name="ce59" office:value-type="float" office:value="1918">
            <text:p>191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b_join/statuses/307964803354333184</text:p>
          </table:table-cell>
          <table:table-cell table:style-name="ce61" office:value-type="string">
            <text:p>{"urls":[],"hashtags":[{"text":"Pirat","indices":[56,62]}],"user_mentions":[{"id":16569660,"name":"Marina Weisband","indices":[0,7],"screen_name":"Afelia","id_str":"16569660"}]}</text:p>
          </table:table-cell>
        </table:table-row>
        <table:table-row table:style-name="ro24">
          <table:table-cell table:style-name="ce58" office:value-type="string">
            <text:p>307954432245649409</text:p>
          </table:table-cell>
          <table:table-cell table:style-name="ce59" office:value-type="string">
            <text:p>MonsignoreCorpa</text:p>
          </table:table-cell>
          <table:table-cell table:style-name="ce59" office:value-type="string">
            <text:p>.@Elsa_Laska Lieber #Freibeuter als #Pirat... ;)</text:p>
          </table:table-cell>
          <table:table-cell table:style-name="ce59" office:value-type="string">
            <text:p>Sat Mar 02 20:43:52 +0000 2013</text:p>
          </table:table-cell>
          <table:table-cell table:style-name="ce60" office:value-type="float" office:value="41335.8637962963">
            <text:p>3/2/2013 20:43:52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7272265">
            <text:p>17272265</text:p>
          </table:table-cell>
          <table:table-cell table:style-name="ce59" office:value-type="string">
            <text:p>Elsa_Laska</text:p>
          </table:table-cell>
          <table:table-cell table:style-name="ce59" office:value-type="float" office:value="455069624">
            <text:p>455069624</text:p>
          </table:table-cell>
          <table:table-cell table:style-name="ce59" office:value-type="string">
            <text:p>307953623898390528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737354796/387px-Tobias_und_der_Engel_normal.jpg</text:p>
          </table:table-cell>
          <table:table-cell table:style-name="ce59" office:value-type="float" office:value="118">
            <text:p>118</text:p>
          </table:table-cell>
          <table:table-cell table:style-name="ce59" office:value-type="float" office:value="126">
            <text:p>126</text:p>
          </table:table-cell>
          <table:table-cell table:style-name="ce59"/>
          <table:table-cell table:style-name="ce59" office:value-type="string">
            <text:p>http://twitter.com/MonsignoreCorpa/statuses/307954432245649409</text:p>
          </table:table-cell>
          <table:table-cell table:style-name="ce61" office:value-type="string">
            <text:p>{"urls":[],"hashtags":[{"text":"Freibeuter","indices":[20,31]},{"text":"Pirat","indices":[36,42]}],"user_mentions":[{"id":17272265,"name":"Elsa_Laska","indices":[1,12],"screen_name":"Elsa_Laska","id_str":"17272265"}]}</text:p>
          </table:table-cell>
        </table:table-row>
        <table:table-row table:style-name="ro22">
          <table:table-cell table:style-name="ce58" office:value-type="string">
            <text:p>307935765663453185</text:p>
          </table:table-cell>
          <table:table-cell table:style-name="ce59" office:value-type="string">
            <text:p>JottEs</text:p>
          </table:table-cell>
          <table:table-cell table:style-name="ce59" office:value-type="string">
            <text:p>Jeder #Pirat sollte seine Reisekosten ordentlich abrechnen - und dabei gerne was spenden:
http://t.co/pWhrJUrtwK
 @mkr_nds @kattascha</text:p>
          </table:table-cell>
          <table:table-cell table:style-name="ce59" office:value-type="string">
            <text:p>Sat Mar 02 19:29:42 +0000 2013</text:p>
          </table:table-cell>
          <table:table-cell table:style-name="ce60" office:value-type="float" office:value="41335.81229166666">
            <text:p>3/2/2013 19:29:42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395873726">
            <text:p>395873726</text:p>
          </table:table-cell>
          <table:table-cell table:style-name="ce59" office:value-type="string">
            <text:p>kattascha</text:p>
          </table:table-cell>
          <table:table-cell table:style-name="ce59" office:value-type="float" office:value="267772916">
            <text:p>267772916</text:p>
          </table:table-cell>
          <table:table-cell table:style-name="ce59" office:value-type="string">
            <text:p>307927814429093889</text:p>
          </table:table-cell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3009941987/89d8e74f310881622df47dc1666ff61d_normal.jpeg</text:p>
          </table:table-cell>
          <table:table-cell table:style-name="ce59" office:value-type="float" office:value="889">
            <text:p>889</text:p>
          </table:table-cell>
          <table:table-cell table:style-name="ce59" office:value-type="float" office:value="537">
            <text:p>537</text:p>
          </table:table-cell>
          <table:table-cell table:style-name="ce59"/>
          <table:table-cell table:style-name="ce59" office:value-type="string">
            <text:p>http://twitter.com/JottEs/statuses/307935765663453185</text:p>
          </table:table-cell>
          <table:table-cell table:style-name="ce61" office:value-type="string">
            <text:p>{"urls":[{"expanded_url":"http://wiki.piratenpartei.de/Schatzmeister#Reisekostenerstattung","indices":[90,112],"display_url":"wiki.piratenpartei.de/Schatzmeister#\u2026","url":"http://t.co/pWhrJUrtwK"}],"hashtags":[{"text":"Pirat","indices":[6,12]}],"user_mentions":[{"id":298982294,"name":"Meinhart Ramaswamy","indices":[114,122],"screen_name":"mkr_nds","id_str":"298982294"},{"id":395873726,"name":"Katta","indices":[123,133],"screen_name":"kattascha","id_str":"395873726"}]}</text:p>
          </table:table-cell>
        </table:table-row>
        <table:table-row table:style-name="ro23">
          <table:table-cell table:style-name="ce58" office:value-type="string">
            <text:p>307925200857600000</text:p>
          </table:table-cell>
          <table:table-cell table:style-name="ce59" office:value-type="string">
            <text:p>Jul1usCaesar</text:p>
          </table:table-cell>
          <table:table-cell table:style-name="ce59" office:value-type="string">
            <text:p>@Sonnenschein500 gut, vielleicht hat ein merkbefreiter #Pirat[tm] geglaubt, der @GroePGFaZ sei ein Fake-Account und man müsse dies verpetzen</text:p>
          </table:table-cell>
          <table:table-cell table:style-name="ce59" office:value-type="string">
            <text:p>Sat Mar 02 18:47:43 +0000 2013</text:p>
          </table:table-cell>
          <table:table-cell table:style-name="ce60" office:value-type="float" office:value="41335.78313657407">
            <text:p>3/2/2013 18:47:43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606681779">
            <text:p>606681779</text:p>
          </table:table-cell>
          <table:table-cell table:style-name="ce59" office:value-type="string">
            <text:p>Sonnenschein500</text:p>
          </table:table-cell>
          <table:table-cell table:style-name="ce59" office:value-type="float" office:value="1186607725">
            <text:p>1186607725</text:p>
          </table:table-cell>
          <table:table-cell table:style-name="ce59" office:value-type="string">
            <text:p>307894844800507904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61762401/ca2ba37ad42d726ae393976098f3ddd8_normal.png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61">
            <text:p>6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Jul1usCaesar/statuses/307925200857600000</text:p>
          </table:table-cell>
          <table:table-cell table:style-name="ce61" office:value-type="string">
            <text:p>{"urls":[],"hashtags":[{"text":"Pirat","indices":[55,61]}],"user_mentions":[{"id":606681779,"name":"Richard","indices":[0,16],"screen_name":"Sonnenschein500","id_str":"606681779"},{"id":1230792182,"name":"Joannes Ponader","indices":[80,90],"screen_name":"GroePGFaZ","id_str":"1230792182"}]}</text:p>
          </table:table-cell>
        </table:table-row>
        <table:table-row table:style-name="ro24">
          <table:table-cell table:style-name="ce58" office:value-type="string">
            <text:p>307899504634515456</text:p>
          </table:table-cell>
          <table:table-cell table:style-name="ce59" office:value-type="string">
            <text:p>eolruin</text:p>
          </table:table-cell>
          <table:table-cell table:style-name="ce59" office:value-type="string">
            <text:p>Wahltipp - http://t.co/56fzNiyRkP

#ppat #ppö #pirat</text:p>
          </table:table-cell>
          <table:table-cell table:style-name="ce59" office:value-type="string">
            <text:p>Sat Mar 02 17:05:37 +0000 2013</text:p>
          </table:table-cell>
          <table:table-cell table:style-name="ce60" office:value-type="float" office:value="41335.712233796294">
            <text:p>3/2/2013 17:05:37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7383012">
            <text:p>7383012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717237650/afp_new_vectorized_normal.jpg</text:p>
          </table:table-cell>
          <table:table-cell table:style-name="ce59" office:value-type="float" office:value="631">
            <text:p>631</text:p>
          </table:table-cell>
          <table:table-cell table:style-name="ce59" office:value-type="float" office:value="176">
            <text:p>17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eolruin/statuses/307899504634515456</text:p>
          </table:table-cell>
          <table:table-cell table:style-name="ce61" office:value-type="string">
            <text:p>{"urls":[{"expanded_url":"http://neuwal.com/index.php/2013/03/02/neuwal-wahltipp-karnten-wahl/","indices":[11,33],"display_url":"neuwal.com/index.php/2013\u2026","url":"http://t.co/56fzNiyRkP"}],"hashtags":[{"text":"ppat","indices":[35,40]},{"text":"ppö","indices":[41,45]},{"text":"pirat","indices":[46,52]}],"user_mentions":[]}</text:p>
          </table:table-cell>
        </table:table-row>
        <table:table-row table:style-name="ro22">
          <table:table-cell table:style-name="ce58" office:value-type="string">
            <text:p>307870043679629312</text:p>
          </table:table-cell>
          <table:table-cell table:style-name="ce59" office:value-type="string">
            <text:p>polk_at</text:p>
          </table:table-cell>
          <table:table-cell table:style-name="ce59" office:value-type="string">
            <text:p>Danke sagt @polk_at: Piratenpartei unterstützt Forderung nach mehr politischer Bildung  via @piratenparteiAT #PolitischeBildung</text:p>
          </table:table-cell>
          <table:table-cell table:style-name="ce59" office:value-type="string">
            <text:p>Sat Mar 02 15:08:33 +0000 2013</text:p>
          </table:table-cell>
          <table:table-cell table:style-name="ce60" office:value-type="float" office:value="41335.6309375">
            <text:p>3/2/2013 15:08:3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71202561">
            <text:p>471202561</text:p>
          </table:table-cell>
          <table:table-cell table:style-name="ce59"/>
          <table:table-cell table:style-name="ce61" office:value-type="string">
            <text:p>&lt;a href="http://twitter.com/tweetbutton" rel="nofollow"&gt;Tweet Button&lt;/a&gt;</text:p>
          </table:table-cell>
          <table:table-cell table:style-name="ce61" office:value-type="string">
            <text:p>http://a0.twimg.com/profile_images/2147593969/POLK_rechteckig_logo_normal.jpg</text:p>
          </table:table-cell>
          <table:table-cell table:style-name="ce59" office:value-type="float" office:value="29">
            <text:p>29</text:p>
          </table:table-cell>
          <table:table-cell table:style-name="ce59" office:value-type="float" office:value="233">
            <text:p>23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olk_at/statuses/307870043679629312</text:p>
          </table:table-cell>
          <table:table-cell table:style-name="ce61" office:value-type="string">
            <text:p>{"urls":[],"hashtags":[{"text":"PolitischeBildung","indices":[109,127]}],"user_mentions":[{"id":471202561,"name":"POLK","indices":[11,19],"screen_name":"polk_at","id_str":"471202561"},{"id":43325643,"name":"Piratenpartei","indices":[92,108],"screen_name":"piratenparteiat","id_str":"43325643"}]}</text:p>
          </table:table-cell>
        </table:table-row>
        <table:table-row table:style-name="ro24">
          <table:table-cell table:style-name="ce58" office:value-type="string">
            <text:p>307854915571699712</text:p>
          </table:table-cell>
          <table:table-cell table:style-name="ce59" office:value-type="string">
            <text:p>Jakob_Juergen</text:p>
          </table:table-cell>
          <table:table-cell table:style-name="ce59" office:value-type="string">
            <text:p>@CaeVye Wie darf ich Dich aufmuntern? (Ich sage auch nicht, dass ich #Pirat bin)</text:p>
          </table:table-cell>
          <table:table-cell table:style-name="ce59" office:value-type="string">
            <text:p>Sat Mar 02 14:08:26 +0000 2013</text:p>
          </table:table-cell>
          <table:table-cell table:style-name="ce60" office:value-type="float" office:value="41335.58918981481">
            <text:p>3/2/2013 14:08:26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31104704">
            <text:p>31104704</text:p>
          </table:table-cell>
          <table:table-cell table:style-name="ce59" office:value-type="string">
            <text:p>CaeVye</text:p>
          </table:table-cell>
          <table:table-cell table:style-name="ce59" office:value-type="float" office:value="559893006">
            <text:p>559893006</text:p>
          </table:table-cell>
          <table:table-cell table:style-name="ce59" office:value-type="string">
            <text:p>307852910375608320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019039621/ec203830145d34263282f58eb9beddfe_normal.jpeg</text:p>
          </table:table-cell>
          <table:table-cell table:style-name="ce59" office:value-type="float" office:value="338">
            <text:p>338</text:p>
          </table:table-cell>
          <table:table-cell table:style-name="ce59" office:value-type="float" office:value="682">
            <text:p>68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Jakob_Juergen/statuses/307854915571699712</text:p>
          </table:table-cell>
          <table:table-cell table:style-name="ce61" office:value-type="string">
            <text:p>{"urls":[],"hashtags":[{"text":"Pirat","indices":[69,75]}],"user_mentions":[{"id":31104704,"name":"Cae Vye","indices":[0,7],"screen_name":"CaeVye","id_str":"31104704"}]}</text:p>
          </table:table-cell>
        </table:table-row>
        <table:table-row table:style-name="ro21">
          <table:table-cell table:style-name="ce58" office:value-type="string">
            <text:p>307849938790907905</text:p>
          </table:table-cell>
          <table:table-cell table:style-name="ce59" office:value-type="string">
            <text:p>Jakob_Juergen</text:p>
          </table:table-cell>
          <table:table-cell table:style-name="ce59" office:value-type="string">
            <text:p>@killerdicke Bitte, mach das weg. Du bist doch #Pirat. Du kannst das. #willmehrSchneeundFrost</text:p>
          </table:table-cell>
          <table:table-cell table:style-name="ce59" office:value-type="string">
            <text:p>Sat Mar 02 13:48:39 +0000 2013</text:p>
          </table:table-cell>
          <table:table-cell table:style-name="ce60" office:value-type="float" office:value="41335.57545138889">
            <text:p>3/2/2013 13:48:39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60869618">
            <text:p>160869618</text:p>
          </table:table-cell>
          <table:table-cell table:style-name="ce59" office:value-type="string">
            <text:p>killerdicke</text:p>
          </table:table-cell>
          <table:table-cell table:style-name="ce59" office:value-type="float" office:value="559893006">
            <text:p>559893006</text:p>
          </table:table-cell>
          <table:table-cell table:style-name="ce59" office:value-type="string">
            <text:p>307849629012205569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019039621/ec203830145d34263282f58eb9beddfe_normal.jpeg</text:p>
          </table:table-cell>
          <table:table-cell table:style-name="ce59" office:value-type="float" office:value="338">
            <text:p>338</text:p>
          </table:table-cell>
          <table:table-cell table:style-name="ce59" office:value-type="float" office:value="682">
            <text:p>68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Jakob_Juergen/statuses/307849938790907905</text:p>
          </table:table-cell>
          <table:table-cell table:style-name="ce61" office:value-type="string">
            <text:p>{"urls":[],"hashtags":[{"text":"Pirat","indices":[47,53]},{"text":"willmehrSchneeundFrost","indices":[70,93]}],"user_mentions":[{"id":160869618,"name":"Sebastian Dicke","indices":[0,12],"screen_name":"killerdicke","id_str":"160869618"}]}</text:p>
          </table:table-cell>
        </table:table-row>
        <table:table-row table:style-name="ro22">
          <table:table-cell table:style-name="ce58" office:value-type="string">
            <text:p>307832613362601984</text:p>
          </table:table-cell>
          <table:table-cell table:style-name="ce59" office:value-type="string">
            <text:p>eftn_politics</text:p>
          </table:table-cell>
          <table:table-cell table:style-name="ce59" office:value-type="string">
            <text:p>RT @AnonBY Basis straft #Pirat Ponader ab http://t.co/IhPsF62kyj #Politik: Basis straft #Pirat Ponader ab http... http://t.co/STTq6SHhCk</text:p>
          </table:table-cell>
          <table:table-cell table:style-name="ce59" office:value-type="string">
            <text:p>Sat Mar 02 12:39:48 +0000 2013</text:p>
          </table:table-cell>
          <table:table-cell table:style-name="ce60" office:value-type="float" office:value="41335.52763888889">
            <text:p>3/2/2013 12:39:4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180762200">
            <text:p>1180762200</text:p>
          </table:table-cell>
          <table:table-cell table:style-name="ce59"/>
          <table:table-cell table:style-name="ce61" office:value-type="string">
            <text:p>&lt;a href="http://twitterfeed.com" rel="nofollow"&gt;twitterfeed&lt;/a&gt;</text:p>
          </table:table-cell>
          <table:table-cell table:style-name="ce61" office:value-type="string">
            <text:p>http://a0.twimg.com/profile_images/3296092384/07057a91964b733c45fcc3b2a94e7181_normal.jpeg</text:p>
          </table:table-cell>
          <table:table-cell table:style-name="ce59" office:value-type="float" office:value="53">
            <text:p>53</text:p>
          </table:table-cell>
          <table:table-cell table:style-name="ce59" office:value-type="float" office:value="41">
            <text:p>4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eftn_politics/statuses/307832613362601984</text:p>
          </table:table-cell>
          <table:table-cell table:style-name="ce61" office:value-type="string">
            <text:p>{"urls":[{"expanded_url":"http://www.stern.de/politik/deutschland/parteiinterne-umfrage-basis-straft-pirat-ponader-ab-1978566.html","indices":[42,64],"display_url":"stern.de/politik/deutsc\u2026","url":"http://t.co/IhPsF62kyj"},{"expanded_url":"http://bit.ly/VlCSf3","indices":[114,136],"display_url":"bit.ly/VlCSf3","url":"http://t.co/STTq6SHhCk"}],"hashtags":[{"text":"Pirat","indices":[24,30]},{"text":"Politik","indices":[65,73]},{"text":"Pirat","indices":[88,94]}],"user_mentions":[{"id":544680244,"name":"Burn\u0027n Flowers","indices":[3,10],"screen_name":"AnonBY","id_str":"544680244"}]}</text:p>
          </table:table-cell>
        </table:table-row>
        <table:table-row table:style-name="ro25">
          <table:table-cell table:style-name="ce58" office:value-type="string">
            <text:p>307832495573966848</text:p>
          </table:table-cell>
          <table:table-cell table:style-name="ce59" office:value-type="string">
            <text:p>AnonBY</text:p>
          </table:table-cell>
          <table:table-cell table:style-name="ce59" office:value-type="string">
            <text:p>Basis straft #Pirat Ponader ab http://t.co/3YZPv1Jmns #Politik</text:p>
          </table:table-cell>
          <table:table-cell table:style-name="ce59" office:value-type="string">
            <text:p>Sat Mar 02 12:39:20 +0000 2013</text:p>
          </table:table-cell>
          <table:table-cell table:style-name="ce60" office:value-type="float" office:value="41335.52731481481">
            <text:p>3/2/2013 12:39:2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44680244">
            <text:p>544680244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837016500/114dd6dd9c55477a5bac45322dd60934_normal.png</text:p>
          </table:table-cell>
          <table:table-cell table:style-name="ce59" office:value-type="float" office:value="355">
            <text:p>355</text:p>
          </table:table-cell>
          <table:table-cell table:style-name="ce59" office:value-type="float" office:value="143">
            <text:p>143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AnonBY/statuses/307832495573966848</text:p>
          </table:table-cell>
          <table:table-cell table:style-name="ce61" office:value-type="string">
            <text:p>{"urls":[{"expanded_url":"http://www.stern.de/politik/deutschland/parteiinterne-umfrage-basis-straft-pirat-ponader-ab-1978566.html","indices":[31,53],"display_url":"stern.de/politik/deutsc\u2026","url":"http://t.co/3YZPv1Jmns"}],"hashtags":[{"text":"Pirat","indices":[13,19]},{"text":"Politik","indices":[54,62]}],"user_mentions":[]}</text:p>
          </table:table-cell>
        </table:table-row>
        <table:table-row table:style-name="ro24">
          <table:table-cell table:style-name="ce58" office:value-type="string">
            <text:p>307826674517549056</text:p>
          </table:table-cell>
          <table:table-cell table:style-name="ce59" office:value-type="string">
            <text:p>lillienskiold</text:p>
          </table:table-cell>
          <table:table-cell table:style-name="ce59" office:value-type="string">
            <text:p>Avtroppende president, @danielrugaas, vil ikke la #NSO ta gullet vårt. #Pirat #Konventet</text:p>
          </table:table-cell>
          <table:table-cell table:style-name="ce59" office:value-type="string">
            <text:p>Sat Mar 02 12:16:13 +0000 2013</text:p>
          </table:table-cell>
          <table:table-cell table:style-name="ce60" office:value-type="float" office:value="41335.51126157407">
            <text:p>3/2/2013 12:16:1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96739600">
            <text:p>96739600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3165628126/313626eb809a00f65503180ea852a8d9_normal.jpeg</text:p>
          </table:table-cell>
          <table:table-cell table:style-name="ce59" office:value-type="float" office:value="461">
            <text:p>461</text:p>
          </table:table-cell>
          <table:table-cell table:style-name="ce59" office:value-type="float" office:value="711">
            <text:p>71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lillienskiold/statuses/307826674517549056</text:p>
          </table:table-cell>
          <table:table-cell table:style-name="ce61" office:value-type="string">
            <text:p>{"urls":[],"hashtags":[{"text":"NSO","indices":[50,54]},{"text":"Pirat","indices":[71,77]},{"text":"Konventet","indices":[78,88]}],"user_mentions":[{"id":14353627,"name":"Daniel Rugaas","indices":[23,36],"screen_name":"danielrugaas","id_str":"14353627"}]}</text:p>
          </table:table-cell>
        </table:table-row>
        <table:table-row table:style-name="ro23">
          <table:table-cell table:style-name="ce58" office:value-type="string">
            <text:p>307817674971422722</text:p>
          </table:table-cell>
          <table:table-cell table:style-name="ce59" office:value-type="string">
            <text:p>medienpirat</text:p>
          </table:table-cell>
          <table:table-cell table:style-name="ce59" office:value-type="string">
            <text:p>"Wovon sollen Künstler leben/ihr Einkommen beziehen?" Die http://t.co/VM784PbqaW @piratenparteiat lädt zur Diskussion http://t.co/INNJHii3Hl</text:p>
          </table:table-cell>
          <table:table-cell table:style-name="ce59" office:value-type="string">
            <text:p>Sat Mar 02 11:40:27 +0000 2013</text:p>
          </table:table-cell>
          <table:table-cell table:style-name="ce60" office:value-type="float" office:value="41335.48642361111">
            <text:p>3/2/2013 11:40:2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6288448">
            <text:p>16288448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208593987/Flo_normal.jpg</text:p>
          </table:table-cell>
          <table:table-cell table:style-name="ce59" office:value-type="float" office:value="1341">
            <text:p>1341</text:p>
          </table:table-cell>
          <table:table-cell table:style-name="ce59" office:value-type="float" office:value="391">
            <text:p>39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edienpirat/statuses/307817674971422722</text:p>
          </table:table-cell>
          <table:table-cell table:style-name="ce61" office:value-type="string">
            <text:p>{"urls":[{"expanded_url":"http://www.piratenpartei.at","indices":[58,80],"display_url":"piratenpartei.at","url":"http://t.co/VM784PbqaW"},{"expanded_url":"http://wien.piratenpartei.at/veranstaltungen/4-themenabend/","indices":[118,140],"display_url":"wien.piratenpartei.at/veranstaltunge\u2026","url":"http://t.co/INNJHii3Hl"}],"hashtags":[],"user_mentions":[{"id":43325643,"name":"Piratenpartei","indices":[81,97],"screen_name":"piratenparteiat","id_str":"43325643"}]}</text:p>
          </table:table-cell>
        </table:table-row>
        <table:table-row table:style-name="ro22">
          <table:table-cell table:style-name="ce58" office:value-type="string">
            <text:p>307786936830021632</text:p>
          </table:table-cell>
          <table:table-cell table:style-name="ce59" office:value-type="string">
            <text:p>F_Thewes</text:p>
          </table:table-cell>
          <table:table-cell table:style-name="ce59" office:value-type="string">
            <text:p>#Clown, #Pirat oder #Revolutionär? Beppe #Grillo antwortet auf Peer #Steinbrück im #FOCUS- #Interview  http://t.co/JqdZDP0Tre</text:p>
          </table:table-cell>
          <table:table-cell table:style-name="ce59" office:value-type="string">
            <text:p>Sat Mar 02 09:38:18 +0000 2013</text:p>
          </table:table-cell>
          <table:table-cell table:style-name="ce60" office:value-type="float" office:value="41335.40159722222">
            <text:p>3/2/2013 9:38:1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74100627">
            <text:p>274100627</text:p>
          </table:table-cell>
          <table:table-cell table:style-name="ce59"/>
          <table:table-cell table:style-name="ce61" office:value-type="string">
            <text:p>&lt;a href="http://www.apple.com" rel="nofollow"&gt;Safari on iOS&lt;/a&gt;</text:p>
          </table:table-cell>
          <table:table-cell table:style-name="ce61" office:value-type="string">
            <text:p>http://a0.twimg.com/profile_images/3140708705/271b6aa54249eb463df42799313e00c8_normal.jpeg</text:p>
          </table:table-cell>
          <table:table-cell table:style-name="ce59" office:value-type="float" office:value="428">
            <text:p>428</text:p>
          </table:table-cell>
          <table:table-cell table:style-name="ce59" office:value-type="float" office:value="426">
            <text:p>42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F_Thewes/statuses/307786936830021632</text:p>
          </table:table-cell>
          <table:table-cell table:style-name="ce61" office:value-type="string">
            <text:p>{"urls":[{"expanded_url":"http://m.focus.de/politik/ausland/ueberraschungssieger-der-parlamentswahl-beppe-grillo-prophezeit-italien-den-totalen-zusammenbruch_aid_931112.html","indices":[103,125],"display_url":"m.focus.de/politik/auslan\u2026","url":"http://t.co/JqdZDP0Tre"}],"hashtags":[{"text":"Clown","indices":[0,6]},{"text":"Pirat","indices":[8,14]},{"text":"Revolutionär","indices":[20,33]},{"text":"Grillo","indices":[41,48]},{"text":"Steinbrück","indices":[68,79]},{"text":"FOCUS","indices":[83,89]},{"text":"Interview","indices":[91,101]}],"user_mentions":[]}</text:p>
          </table:table-cell>
        </table:table-row>
        <table:table-row table:style-name="ro23">
          <table:table-cell table:style-name="ce58" office:value-type="string">
            <text:p>307721334161567744</text:p>
          </table:table-cell>
          <table:table-cell table:style-name="ce59" office:value-type="string">
            <text:p>kapitanjowe</text:p>
          </table:table-cell>
          <table:table-cell table:style-name="ce59" office:value-type="string">
            <text:p>T Sekuestrooo' y no expreess hehehe #Shiakata' #pirat's "@LoreanMendoza: Así quiero estar yo de tatuada http://t.co/e85DLib5HW"</text:p>
          </table:table-cell>
          <table:table-cell table:style-name="ce59" office:value-type="string">
            <text:p>Sat Mar 02 05:17:37 +0000 2013</text:p>
          </table:table-cell>
          <table:table-cell table:style-name="ce60" office:value-type="float" office:value="41335.220567129625">
            <text:p>3/2/2013 5:17:37</text:p>
          </table:table-cell>
          <table:table-cell table:style-name="ce59"/>
          <table:table-cell table:style-name="ce59" office:value-type="string">
            <text:p>es</text:p>
          </table:table-cell>
          <table:table-cell table:number-columns-repeated="2" table:style-name="ce59"/>
          <table:table-cell table:style-name="ce59" office:value-type="float" office:value="269146523">
            <text:p>269146523</text:p>
          </table:table-cell>
          <table:table-cell table:style-name="ce59"/>
          <table:table-cell table:style-name="ce61" office:value-type="string">
            <text:p>&lt;a href="http://blackberry.com/twitter" rel="nofollow"&gt;Twitter for BlackBerry®&lt;/a&gt;</text:p>
          </table:table-cell>
          <table:table-cell table:style-name="ce61" office:value-type="string">
            <text:p>http://a0.twimg.com/profile_images/3251217667/4280efc796d8bc9fd62ca016ae0ddacf_normal.jpeg</text:p>
          </table:table-cell>
          <table:table-cell table:style-name="ce59" office:value-type="float" office:value="170">
            <text:p>170</text:p>
          </table:table-cell>
          <table:table-cell table:style-name="ce59" office:value-type="float" office:value="300">
            <text:p>300</text:p>
          </table:table-cell>
          <table:table-cell table:style-name="ce59" office:value-type="float" office:value="-18000">
            <text:p>-18000</text:p>
          </table:table-cell>
          <table:table-cell table:style-name="ce59" office:value-type="string">
            <text:p>http://twitter.com/kapitanjowe/statuses/307721334161567744</text:p>
          </table:table-cell>
          <table:table-cell table:style-name="ce61" office:value-type="string">
            <text:p>{"urls":[],"hashtags":[{"text":"Shiakata","indices":[36,45]},{"text":"pirat","indices":[47,53]}],"media":[{"sizes":{"thumb":{"w":150,"resize":"crop","h":150},"small":{"w":260,"resize":"fit","h":284},"large":{"w":260,"resize":"fit","h":284},"medium":{"w":260,"resize":"fit","h":284}},"media_url":"http://pbs.twimg.com/media/BEOCGxQCUAEsjmG.jpg","type":"photo","display_url":"pic.twitter.com/e85DLib5HW","url":"http://t.co/e85DLib5HW","id":307232252402749441,"media_url_https":"https://pbs.twimg.com/media/BEOCGxQCUAEsjmG.jpg","expanded_url":"http://twitter.com/LoreanMendoza/status/307232252398555137/photo/1","source_status_id_str":"307232252398555137","indices":[104,126],"source_status_id":307232252398555137,"id_str":"307232252402749441"}],"user_mentions":[{"id":333645978,"name":"Loreanny Mendoza","indices":[57,71],"screen_name":"LoreanMendoza","id_str":"333645978"}]}</text:p>
          </table:table-cell>
        </table:table-row>
        <table:table-row table:style-name="ro21">
          <table:table-cell table:style-name="ce58" office:value-type="string">
            <text:p>307608717241753600</text:p>
          </table:table-cell>
          <table:table-cell table:style-name="ce59" office:value-type="string">
            <text:p>JHPCr</text:p>
          </table:table-cell>
          <table:table-cell table:style-name="ce59" office:value-type="string">
            <text:p>Oh le beau #Travel Bug de #Pirat Captain Kyro ! Merci pour la dédicace Mathieu @MathieuOui @kejnidz @emicfd</text:p>
          </table:table-cell>
          <table:table-cell table:style-name="ce59" office:value-type="string">
            <text:p>Fri Mar 01 21:50:07 +0000 2013</text:p>
          </table:table-cell>
          <table:table-cell table:style-name="ce60" office:value-type="float" office:value="41334.90980324074">
            <text:p>3/1/2013 21:50:07</text:p>
          </table:table-cell>
          <table:table-cell table:style-name="ce59"/>
          <table:table-cell table:style-name="ce59" office:value-type="string">
            <text:p>fr</text:p>
          </table:table-cell>
          <table:table-cell table:style-name="ce59" office:value-type="float" office:value="284945599">
            <text:p>284945599</text:p>
          </table:table-cell>
          <table:table-cell table:style-name="ce59" office:value-type="string">
            <text:p>MathieuOui</text:p>
          </table:table-cell>
          <table:table-cell table:style-name="ce59" office:value-type="float" office:value="187141905">
            <text:p>187141905</text:p>
          </table:table-cell>
          <table:table-cell table:style-name="ce59" office:value-type="string">
            <text:p>307496203262775297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171974968/4de88789c50a2aa295211525e3ecd1b6_normal.jpeg</text:p>
          </table:table-cell>
          <table:table-cell table:style-name="ce59" office:value-type="float" office:value="8">
            <text:p>8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JHPCr/statuses/307608717241753600</text:p>
          </table:table-cell>
          <table:table-cell table:style-name="ce61" office:value-type="string">
            <text:p>{"urls":[],"hashtags":[{"text":"Travel","indices":[11,18]},{"text":"Pirat","indices":[26,32]}],"user_mentions":[{"id":284945599,"name":"Mathieu OUI ","indices":[79,90],"screen_name":"MathieuOui","id_str":"284945599"},{"id":914500393,"name":"Jacques Denis","indices":[91,99],"screen_name":"kejnidz","id_str":"914500393"},{"id":17509808,"name":"emicfd","indices":[100,107],"screen_name":"emicfd","id_str":"17509808"}]}</text:p>
          </table:table-cell>
        </table:table-row>
        <table:table-row table:style-name="ro23">
          <table:table-cell table:style-name="ce58" office:value-type="string">
            <text:p>307583630178390016</text:p>
          </table:table-cell>
          <table:table-cell table:style-name="ce59" office:value-type="string">
            <text:p>WahlenRT</text:p>
          </table:table-cell>
          <table:table-cell table:style-name="ce59" office:value-type="string">
            <text:p>RT @genenano: beispiel von lobbyarbeiten: aufruf für euronanomed heute veröffent. &amp;amp;amp; frist ist 04.03.link http://t.co/zKhPxxVxfr #pirat</text:p>
          </table:table-cell>
          <table:table-cell table:style-name="ce59" office:value-type="string">
            <text:p>Fri Mar 01 20:10:26 +0000 2013</text:p>
          </table:table-cell>
          <table:table-cell table:style-name="ce60" office:value-type="float" office:value="41334.840578703705">
            <text:p>3/1/2013 20:10:2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67136835">
            <text:p>67136835</text:p>
          </table:table-cell>
          <table:table-cell table:style-name="ce59"/>
          <table:table-cell table:style-name="ce61" office:value-type="string">
            <text:p>&lt;a href="http://on.fb.me/botsupport" rel="nofollow"&gt;Botserver&lt;/a&gt;</text:p>
          </table:table-cell>
          <table:table-cell table:style-name="ce61" office:value-type="string">
            <text:p>http://a0.twimg.com/profile_images/936352584/wahlenrt_normal.jpg</text:p>
          </table:table-cell>
          <table:table-cell table:style-name="ce59" office:value-type="float" office:value="1154">
            <text:p>1154</text:p>
          </table:table-cell>
          <table:table-cell table:style-name="ce59" office:value-type="float" office:value="2001">
            <text:p>200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WahlenRT/statuses/307583630178390016</text:p>
          </table:table-cell>
          <table:table-cell table:style-name="ce61" office:value-type="string">
            <text:p>{"urls":[{"expanded_url":"http://www.bmbf.de/foerderungen/21332.php","indices":[113,135],"display_url":"bmbf.de/foerderungen/2\u2026","url":"http://t.co/zKhPxxVxfr"}],"hashtags":[{"text":"pirat","indices":[136,142]}],"user_mentions":[{"id":359328460,"name":"genenano","indices":[3,12],"screen_name":"genenano","id_str":"359328460"}]}</text:p>
          </table:table-cell>
        </table:table-row>
        <table:table-row table:style-name="ro25">
          <table:table-cell table:style-name="ce58" office:value-type="string">
            <text:p>307577736929615873</text:p>
          </table:table-cell>
          <table:table-cell table:style-name="ce59" office:value-type="string">
            <text:p>lerntux</text:p>
          </table:table-cell>
          <table:table-cell table:style-name="ce59" office:value-type="string">
            <text:p>@T_E_Torres Ein #pirat hat bedenken wegen des shitstorms ? ;-)</text:p>
          </table:table-cell>
          <table:table-cell table:style-name="ce59" office:value-type="string">
            <text:p>Fri Mar 01 19:47:01 +0000 2013</text:p>
          </table:table-cell>
          <table:table-cell table:style-name="ce60" office:value-type="float" office:value="41334.82431712963">
            <text:p>3/1/2013 19:47:01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07164467">
            <text:p>107164467</text:p>
          </table:table-cell>
          <table:table-cell table:style-name="ce59" office:value-type="string">
            <text:p>T_E_Torres</text:p>
          </table:table-cell>
          <table:table-cell table:style-name="ce59" office:value-type="float" office:value="212641430">
            <text:p>212641430</text:p>
          </table:table-cell>
          <table:table-cell table:style-name="ce59" office:value-type="string">
            <text:p>307572898305015808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58106491/c8b659d913bafe344826c800f1337bdc_normal.png</text:p>
          </table:table-cell>
          <table:table-cell table:style-name="ce59" office:value-type="float" office:value="159">
            <text:p>159</text:p>
          </table:table-cell>
          <table:table-cell table:style-name="ce59" office:value-type="float" office:value="60">
            <text:p>6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lerntux/statuses/307577736929615873</text:p>
          </table:table-cell>
          <table:table-cell table:style-name="ce61" office:value-type="string">
            <text:p>{"urls":[],"hashtags":[{"text":"pirat","indices":[16,22]}],"user_mentions":[{"id":107164467,"name":"Thomas Eugene Torres","indices":[0,11],"screen_name":"T_E_Torres","id_str":"107164467"}]}</text:p>
          </table:table-cell>
        </table:table-row>
        <table:table-row table:style-name="ro13">
          <table:table-cell table:style-name="ce58" office:value-type="string">
            <text:p>307553838536212482</text:p>
          </table:table-cell>
          <table:table-cell table:style-name="ce59" office:value-type="string">
            <text:p>NicolitaMejia</text:p>
          </table:table-cell>
          <table:table-cell table:style-name="ce59" office:value-type="string">
            <text:p>😊😊😊😊 say chisss #angel #cowboy #cowgirl #pirat #theincredibles #instafun #friends #cool #friday #carnival… http://t.co/5LvPIOguEJ</text:p>
          </table:table-cell>
          <table:table-cell table:style-name="ce59" office:value-type="string">
            <text:p>Fri Mar 01 18:12:03 +0000 2013</text:p>
          </table:table-cell>
          <table:table-cell table:style-name="ce60" office:value-type="float" office:value="41334.758368055554">
            <text:p>3/1/2013 18:12:0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91847366">
            <text:p>91847366</text:p>
          </table:table-cell>
          <table:table-cell table:style-name="ce59"/>
          <table:table-cell table:style-name="ce61" office:value-type="string">
            <text:p>&lt;a href="http://instagram.com" rel="nofollow"&gt;Instagram&lt;/a&gt;</text:p>
          </table:table-cell>
          <table:table-cell table:style-name="ce61" office:value-type="string">
            <text:p>http://a0.twimg.com/profile_images/3324763860/2b380038fb488b61930b3d87f7ce0908_normal.jpeg</text:p>
          </table:table-cell>
          <table:table-cell table:style-name="ce59" office:value-type="float" office:value="410">
            <text:p>410</text:p>
          </table:table-cell>
          <table:table-cell table:style-name="ce59" office:value-type="float" office:value="271">
            <text:p>271</text:p>
          </table:table-cell>
          <table:table-cell table:style-name="ce59" office:value-type="float" office:value="-14400">
            <text:p>-14400</text:p>
          </table:table-cell>
          <table:table-cell table:style-name="ce59" office:value-type="string">
            <text:p>http://twitter.com/NicolitaMejia/statuses/307553838536212482</text:p>
          </table:table-cell>
          <table:table-cell table:style-name="ce61" office:value-type="string">
            <text:p>{"urls":[{"expanded_url":"http://instagr.am/p/WUw64uHI7G/","indices":[107,129],"display_url":"instagr.am/p/WUw64uHI7G/","url":"http://t.co/5LvPIOguEJ"}],"hashtags":[{"text":"angel","indices":[16,22]},{"text":"cowboy","indices":[23,30]},{"text":"cowgirl","indices":[31,39]},{"text":"pirat","indices":[40,46]},{"text":"theincredibles","indices":[47,62]},{"text":"instafun","indices":[63,72]},{"text":"friends","indices":[73,81]},{"text":"cool","indices":[82,87]},{"text":"friday","indices":[88,95]},{"text":"carnival","indices":[96,105]}],"user_mentions":[]}</text:p>
          </table:table-cell>
        </table:table-row>
        <table:table-row table:style-name="ro22">
          <table:table-cell table:style-name="ce58" office:value-type="string">
            <text:p>307531556241694720</text:p>
          </table:table-cell>
          <table:table-cell table:style-name="ce59" office:value-type="string">
            <text:p>mirgehtsganzgut</text:p>
          </table:table-cell>
          <table:table-cell table:style-name="ce59" office:value-type="string">
            <text:p>Ein fleißiger #Pirat hat alle Plakate für die #btw13 ausgearbeitet: https://t.co/Kv7TgfrMnh …weniger Arbeit für mich! \o/</text:p>
          </table:table-cell>
          <table:table-cell table:style-name="ce59" office:value-type="string">
            <text:p>Fri Mar 01 16:43:31 +0000 2013</text:p>
          </table:table-cell>
          <table:table-cell table:style-name="ce60" office:value-type="float" office:value="41334.69688657407">
            <text:p>3/1/2013 16:43:3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99829483">
            <text:p>299829483</text:p>
          </table:table-cell>
          <table:table-cell table:style-name="ce59"/>
          <table:table-cell table:style-name="ce61" office:value-type="string">
            <text:p>&lt;a href="http://tapbots.com/software/tweetbot/mac" rel="nofollow"&gt;Tweetbot for Mac&lt;/a&gt;</text:p>
          </table:table-cell>
          <table:table-cell table:style-name="ce61" office:value-type="string">
            <text:p>http://a0.twimg.com/profile_images/1572702798/pinguin_normal.gif</text:p>
          </table:table-cell>
          <table:table-cell table:style-name="ce59" office:value-type="float" office:value="544">
            <text:p>544</text:p>
          </table:table-cell>
          <table:table-cell table:style-name="ce59" office:value-type="float" office:value="54">
            <text:p>54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mirgehtsganzgut/statuses/307531556241694720</text:p>
          </table:table-cell>
          <table:table-cell table:style-name="ce61" office:value-type="string">
            <text:p>{"urls":[{"expanded_url":"https://wiki.piratenpartei.de/Benutzer:Sonnythepirat","indices":[68,91],"display_url":"wiki.piratenpartei.de/Benutzer:Sonny\u2026","url":"https://t.co/Kv7TgfrMnh"}],"hashtags":[{"text":"Pirat","indices":[14,20]},{"text":"btw13","indices":[46,52]}],"user_mentions":[]}</text:p>
          </table:table-cell>
        </table:table-row>
        <table:table-row table:style-name="ro23">
          <table:table-cell table:style-name="ce58" office:value-type="string">
            <text:p>307521535504179201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.@syriana666 @pablodiabolo Ach, sie wollten mit dem Wahltermin einfach nur uns #PIRAT|en unterstützen. Danke dafür! ;) #PPat #NRW13</text:p>
          </table:table-cell>
          <table:table-cell table:style-name="ce59" office:value-type="string">
            <text:p>Fri Mar 01 16:03:42 +0000 2013</text:p>
          </table:table-cell>
          <table:table-cell table:style-name="ce60" office:value-type="float" office:value="41334.66923611111">
            <text:p>3/1/2013 16:03:42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26363752">
            <text:p>126363752</text:p>
          </table:table-cell>
          <table:table-cell table:style-name="ce59" office:value-type="string">
            <text:p>syriana666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07517918852296704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55">
            <text:p>355</text:p>
          </table:table-cell>
          <table:table-cell table:style-name="ce59" office:value-type="float" office:value="675">
            <text:p>67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7521535504179201</text:p>
          </table:table-cell>
          <table:table-cell table:style-name="ce61" office:value-type="string">
            <text:p>{"urls":[],"hashtags":[{"text":"PIRAT","indices":[79,85]},{"text":"PPat","indices":[119,124]},{"text":"NRW13","indices":[125,131]}],"user_mentions":[{"id":126363752,"name":"Marcus Arige","indices":[1,12],"screen_name":"syriana666","id_str":"126363752"},{"id":75235241,"name":"Paul Aigner","indices":[13,26],"screen_name":"pablodiabolo","id_str":"75235241"}]}</text:p>
          </table:table-cell>
        </table:table-row>
        <table:table-row table:style-name="ro25">
          <table:table-cell table:style-name="ce58" office:value-type="string">
            <text:p>307510296417800193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man in Kärnten (überall) uns #PIRAT|en wählen. ;) /2</text:p>
          </table:table-cell>
          <table:table-cell table:style-name="ce59" office:value-type="string">
            <text:p>Fri Mar 01 15:19:02 +0000 2013</text:p>
          </table:table-cell>
          <table:table-cell table:style-name="ce60" office:value-type="float" office:value="41334.63821759259">
            <text:p>3/1/2013 15:19:0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63647843">
            <text:p>26364784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55">
            <text:p>355</text:p>
          </table:table-cell>
          <table:table-cell table:style-name="ce59" office:value-type="float" office:value="675">
            <text:p>67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7510296417800193</text:p>
          </table:table-cell>
          <table:table-cell table:style-name="ce61" office:value-type="string">
            <text:p>{"urls":[],"hashtags":[{"text":"PIRAT","indices":[29,35]}],"user_mentions":[]}</text:p>
          </table:table-cell>
        </table:table-row>
        <table:table-row table:style-name="ro25">
          <table:table-cell table:style-name="ce58" office:value-type="string">
            <text:p>307500559546580992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HansArsenovic Bei uns #PIRAT|en ähnlich. ;)</text:p>
          </table:table-cell>
          <table:table-cell table:style-name="ce59" office:value-type="string">
            <text:p>Fri Mar 01 14:40:21 +0000 2013</text:p>
          </table:table-cell>
          <table:table-cell table:style-name="ce60" office:value-type="float" office:value="41334.611354166664">
            <text:p>3/1/2013 14:40:21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28161366">
            <text:p>128161366</text:p>
          </table:table-cell>
          <table:table-cell table:style-name="ce59" office:value-type="string">
            <text:p>HansArsenovic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07464852987867136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55">
            <text:p>355</text:p>
          </table:table-cell>
          <table:table-cell table:style-name="ce59" office:value-type="float" office:value="675">
            <text:p>67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7500559546580992</text:p>
          </table:table-cell>
          <table:table-cell table:style-name="ce61" office:value-type="string">
            <text:p>{"urls":[],"hashtags":[{"text":"PIRAT","indices":[23,29]}],"user_mentions":[{"id":128161366,"name":"Hans Arsenovic","indices":[0,14],"screen_name":"HansArsenovic","id_str":"128161366"}]}</text:p>
          </table:table-cell>
        </table:table-row>
        <table:table-row table:style-name="ro23">
          <table:table-cell table:style-name="ce58" office:value-type="string">
            <text:p>307498933226192896</text:p>
          </table:table-cell>
          <table:table-cell table:style-name="ce59" office:value-type="string">
            <text:p>TheoRettich</text:p>
          </table:table-cell>
          <table:table-cell table:style-name="ce59" office:value-type="string">
            <text:p>...immer öfter RT @ksta_news: Der Kölner #Pirat Oliver Wesemann ist zu den Rechtsextremen von Pro Köln übergelaufen http://t.co/mRxkU3Cboz</text:p>
          </table:table-cell>
          <table:table-cell table:style-name="ce59" office:value-type="string">
            <text:p>Fri Mar 01 14:33:53 +0000 2013</text:p>
          </table:table-cell>
          <table:table-cell table:style-name="ce60" office:value-type="float" office:value="41334.60686342592">
            <text:p>3/1/2013 14:33:5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31586391">
            <text:p>131586391</text:p>
          </table:table-cell>
          <table:table-cell table:style-name="ce59"/>
          <table:table-cell table:style-name="ce61" office:value-type="string">
            <text:p>&lt;a href="http://www.osfoora.com" rel="nofollow"&gt;Osfoora for iOS&lt;/a&gt;</text:p>
          </table:table-cell>
          <table:table-cell table:style-name="ce61" office:value-type="string">
            <text:p>http://a0.twimg.com/profile_images/813111023/ape_human.thumbnail_normal.jpg</text:p>
          </table:table-cell>
          <table:table-cell table:style-name="ce59" office:value-type="float" office:value="1364">
            <text:p>1364</text:p>
          </table:table-cell>
          <table:table-cell table:style-name="ce59" office:value-type="float" office:value="1159">
            <text:p>1159</text:p>
          </table:table-cell>
          <table:table-cell table:style-name="ce59"/>
          <table:table-cell table:style-name="ce59" office:value-type="string">
            <text:p>http://twitter.com/TheoRettich/statuses/307498933226192896</text:p>
          </table:table-cell>
          <table:table-cell table:style-name="ce61" office:value-type="string">
            <text:p>{"urls":[{"expanded_url":"http://bit.ly/ZHwJc4","indices":[116,138],"display_url":"bit.ly/ZHwJc4","url":"http://t.co/mRxkU3Cboz"}],"hashtags":[{"text":"Pirat","indices":[41,47]}],"user_mentions":[{"id":23439376,"name":"ksta.de","indices":[18,28],"screen_name":"ksta_news","id_str":"23439376"}]}</text:p>
          </table:table-cell>
        </table:table-row>
        <table:table-row table:style-name="ro21">
          <table:table-cell table:style-name="ce58" office:value-type="string">
            <text:p>307491956357988353</text:p>
          </table:table-cell>
          <table:table-cell table:style-name="ce59" office:value-type="string">
            <text:p>ksta_news</text:p>
          </table:table-cell>
          <table:table-cell table:style-name="ce59" office:value-type="string">
            <text:p>Der Kölner #Pirat Oliver Wesemann ist zu den Rechtsextremen von Pro Köln übergelaufen. http://t.co/vdo1hcNJtE</text:p>
          </table:table-cell>
          <table:table-cell table:style-name="ce59" office:value-type="string">
            <text:p>Fri Mar 01 14:06:09 +0000 2013</text:p>
          </table:table-cell>
          <table:table-cell table:style-name="ce60" office:value-type="float" office:value="41334.58760416666">
            <text:p>3/1/2013 14:06:0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3439376">
            <text:p>23439376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323790201/ctdn7vtih30fwf5dcx8z_normal.jpeg</text:p>
          </table:table-cell>
          <table:table-cell table:style-name="ce59" office:value-type="float" office:value="6132">
            <text:p>6132</text:p>
          </table:table-cell>
          <table:table-cell table:style-name="ce59" office:value-type="float" office:value="1731">
            <text:p>173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sta_news/statuses/307491956357988353</text:p>
          </table:table-cell>
          <table:table-cell table:style-name="ce61" office:value-type="string">
            <text:p>{"urls":[{"expanded_url":"http://bit.ly/ZHwJc4","indices":[87,109],"display_url":"bit.ly/ZHwJc4","url":"http://t.co/vdo1hcNJtE"}],"hashtags":[{"text":"Pirat","indices":[11,17]}],"user_mentions":[]}</text:p>
          </table:table-cell>
        </table:table-row>
        <table:table-row table:style-name="ro24">
          <table:table-cell table:style-name="ce58" office:value-type="string">
            <text:p>307481358362611712</text:p>
          </table:table-cell>
          <table:table-cell table:style-name="ce59" office:value-type="string">
            <text:p>SteveOcgn</text:p>
          </table:table-cell>
          <table:table-cell table:style-name="ce59" office:value-type="string">
            <text:p>#Pirat segelt zu weit rechts und wechselt zu #Pro
http://t.co/mtkhX1rEGm</text:p>
          </table:table-cell>
          <table:table-cell table:style-name="ce59" office:value-type="string">
            <text:p>Fri Mar 01 13:24:03 +0000 2013</text:p>
          </table:table-cell>
          <table:table-cell table:style-name="ce60" office:value-type="float" office:value="41334.55836805556">
            <text:p>3/1/2013 13:24:0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36558504">
            <text:p>336558504</text:p>
          </table:table-cell>
          <table:table-cell table:style-name="ce59"/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3324790987/54f0cef81d89c84b7c60495d4a779d27_normal.jpeg</text:p>
          </table:table-cell>
          <table:table-cell table:style-name="ce59" office:value-type="float" office:value="87">
            <text:p>87</text:p>
          </table:table-cell>
          <table:table-cell table:style-name="ce59" office:value-type="float" office:value="282">
            <text:p>28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veOcgn/statuses/307481358362611712</text:p>
          </table:table-cell>
          <table:table-cell table:style-name="ce61" office:value-type="string">
            <text:p>{"urls":[{"expanded_url":"http://rdd.me/ajckl8pe","indices":[50,72],"display_url":"rdd.me/ajckl8pe","url":"http://t.co/mtkhX1rEGm"}],"hashtags":[{"text":"Pirat","indices":[0,6]},{"text":"Pro","indices":[45,49]}],"user_mentions":[]}</text:p>
          </table:table-cell>
        </table:table-row>
        <table:table-row table:style-name="ro22">
          <table:table-cell table:style-name="ce58" office:value-type="string">
            <text:p>307472513120735232</text:p>
          </table:table-cell>
          <table:table-cell table:style-name="ce59" office:value-type="string">
            <text:p>hb_join</text:p>
          </table:table-cell>
          <table:table-cell table:style-name="ce59" office:value-type="string">
            <text:p>Grillo: ein #Pirat. :-) "@finanzenrat: #finanzen Nach den Studios ins Netz - und dann auf die Straße http://t.co/mwPokd6f1b"</text:p>
          </table:table-cell>
          <table:table-cell table:style-name="ce59" office:value-type="string">
            <text:p>Fri Mar 01 12:48:54 +0000 2013</text:p>
          </table:table-cell>
          <table:table-cell table:style-name="ce60" office:value-type="float" office:value="41334.53395833333">
            <text:p>3/1/2013 12:48:5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67953103">
            <text:p>567953103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194567693/IMG_0272_Einzel_1_normal.JPG</text:p>
          </table:table-cell>
          <table:table-cell table:style-name="ce59" office:value-type="float" office:value="1163">
            <text:p>1163</text:p>
          </table:table-cell>
          <table:table-cell table:style-name="ce59" office:value-type="float" office:value="1918">
            <text:p>191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b_join/statuses/307472513120735232</text:p>
          </table:table-cell>
          <table:table-cell table:style-name="ce61" office:value-type="string">
            <text:p>{"urls":[{"expanded_url":"http://bit.ly/XqYXYa","indices":[101,123],"display_url":"bit.ly/XqYXYa","url":"http://t.co/mwPokd6f1b"}],"hashtags":[{"text":"Pirat","indices":[12,18]},{"text":"finanzen","indices":[39,48]}],"user_mentions":[{"id":64410641,"name":"Finanzen Rat","indices":[25,37],"screen_name":"finanzenrat","id_str":"64410641"}]}</text:p>
          </table:table-cell>
        </table:table-row>
        <table:table-row table:style-name="ro21">
          <table:table-cell table:style-name="ce58" office:value-type="string">
            <text:p>307449548933058560</text:p>
          </table:table-cell>
          <table:table-cell table:style-name="ce59" office:value-type="string">
            <text:p>DickesR</text:p>
          </table:table-cell>
          <table:table-cell table:style-name="ce59" office:value-type="string">
            <text:p>@Volker_Beck I like like! Sie wären bestimmt ein guter, wenn nicht sogar der beste #Pirat! #Parteiwechsel? ;-)</text:p>
          </table:table-cell>
          <table:table-cell table:style-name="ce59" office:value-type="string">
            <text:p>Fri Mar 01 11:17:39 +0000 2013</text:p>
          </table:table-cell>
          <table:table-cell table:style-name="ce60" office:value-type="float" office:value="41334.47059027778">
            <text:p>3/1/2013 11:17:39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6337664">
            <text:p>16337664</text:p>
          </table:table-cell>
          <table:table-cell table:style-name="ce59" office:value-type="string">
            <text:p>Volker_Beck</text:p>
          </table:table-cell>
          <table:table-cell table:style-name="ce59" office:value-type="float" office:value="1207231932">
            <text:p>1207231932</text:p>
          </table:table-cell>
          <table:table-cell table:style-name="ce59" office:value-type="string">
            <text:p>307448477837844480</text:p>
          </table:table-cell>
          <table:table-cell table:style-name="ce61" office:value-type="string">
            <text:p>&lt;a href="http://microblog-purple.googlecode.com" rel="nofollow"&gt;mbpidgin&lt;/a&gt;</text:p>
          </table:table-cell>
          <table:table-cell table:style-name="ce61" office:value-type="string">
            <text:p>http://a0.twimg.com/profile_images/3290997228/ff96885bc07592a7660803903c228c86_normal.png</text:p>
          </table:table-cell>
          <table:table-cell table:style-name="ce59" office:value-type="float" office:value="4">
            <text:p>4</text:p>
          </table:table-cell>
          <table:table-cell table:style-name="ce59" office:value-type="float" office:value="12">
            <text:p>1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DickesR/statuses/307449548933058560</text:p>
          </table:table-cell>
          <table:table-cell table:style-name="ce61" office:value-type="string">
            <text:p>{"urls":[],"hashtags":[{"text":"Pirat","indices":[83,89]},{"text":"Parteiwechsel","indices":[91,105]}],"user_mentions":[{"id":16337664,"name":"Volker Beck","indices":[0,12],"screen_name":"Volker_Beck","id_str":"16337664"}]}</text:p>
          </table:table-cell>
        </table:table-row>
        <table:table-row table:style-name="ro22">
          <table:table-cell table:style-name="ce58" office:value-type="string">
            <text:p>307446767610376192</text:p>
          </table:table-cell>
          <table:table-cell table:style-name="ce59" office:value-type="string">
            <text:p>DickesR</text:p>
          </table:table-cell>
          <table:table-cell table:style-name="ce59" office:value-type="string">
            <text:p>@Volker_Beck: Also Herr Beck, twittern Sie etwa während einer BT-Sitzung? Sind Sie etwa ein heimlicher #Pirat? ;-D</text:p>
          </table:table-cell>
          <table:table-cell table:style-name="ce59" office:value-type="string">
            <text:p>Fri Mar 01 11:06:36 +0000 2013</text:p>
          </table:table-cell>
          <table:table-cell table:style-name="ce60" office:value-type="float" office:value="41334.462916666664">
            <text:p>3/1/2013 11:06:36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6337664">
            <text:p>16337664</text:p>
          </table:table-cell>
          <table:table-cell table:style-name="ce59" office:value-type="string">
            <text:p>Volker_Beck</text:p>
          </table:table-cell>
          <table:table-cell table:style-name="ce59" office:value-type="float" office:value="1207231932">
            <text:p>1207231932</text:p>
          </table:table-cell>
          <table:table-cell table:style-name="ce59" office:value-type="string">
            <text:p>307406878831411200</text:p>
          </table:table-cell>
          <table:table-cell table:style-name="ce61" office:value-type="string">
            <text:p>&lt;a href="http://microblog-purple.googlecode.com" rel="nofollow"&gt;mbpidgin&lt;/a&gt;</text:p>
          </table:table-cell>
          <table:table-cell table:style-name="ce61" office:value-type="string">
            <text:p>http://a0.twimg.com/profile_images/3290997228/ff96885bc07592a7660803903c228c86_normal.png</text:p>
          </table:table-cell>
          <table:table-cell table:style-name="ce59" office:value-type="float" office:value="4">
            <text:p>4</text:p>
          </table:table-cell>
          <table:table-cell table:style-name="ce59" office:value-type="float" office:value="12">
            <text:p>1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DickesR/statuses/307446767610376192</text:p>
          </table:table-cell>
          <table:table-cell table:style-name="ce61" office:value-type="string">
            <text:p>{"urls":[],"hashtags":[{"text":"Pirat","indices":[103,109]}],"user_mentions":[{"id":16337664,"name":"Volker Beck","indices":[0,12],"screen_name":"Volker_Beck","id_str":"16337664"}]}</text:p>
          </table:table-cell>
        </table:table-row>
        <table:table-row table:style-name="ro22">
          <table:table-cell table:style-name="ce58" office:value-type="string">
            <text:p>307433965768302592</text:p>
          </table:table-cell>
          <table:table-cell table:style-name="ce59" office:value-type="string">
            <text:p>Jakob_Juergen</text:p>
          </table:table-cell>
          <table:table-cell table:style-name="ce59" office:value-type="string">
            <text:p>Früher hatte ich bei klaren Fehlentscheidungen der Politik ja oft eine Art Ohnmachtsgefühl. Heute bin ich #Pirat</text:p>
          </table:table-cell>
          <table:table-cell table:style-name="ce59" office:value-type="string">
            <text:p>Fri Mar 01 10:15:43 +0000 2013</text:p>
          </table:table-cell>
          <table:table-cell table:style-name="ce60" office:value-type="float" office:value="41334.42758101851">
            <text:p>3/1/2013 10:15:4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59893006">
            <text:p>559893006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019039621/ec203830145d34263282f58eb9beddfe_normal.jpeg</text:p>
          </table:table-cell>
          <table:table-cell table:style-name="ce59" office:value-type="float" office:value="338">
            <text:p>338</text:p>
          </table:table-cell>
          <table:table-cell table:style-name="ce59" office:value-type="float" office:value="682">
            <text:p>68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Jakob_Juergen/statuses/307433965768302592</text:p>
          </table:table-cell>
          <table:table-cell table:style-name="ce61" office:value-type="string">
            <text:p>{"urls":[],"hashtags":[{"text":"Pirat","indices":[106,112]}],"user_mentions":[]}</text:p>
          </table:table-cell>
        </table:table-row>
        <table:table-row table:style-name="ro23">
          <table:table-cell table:style-name="ce58" office:value-type="string">
            <text:p>307433568781598720</text:p>
          </table:table-cell>
          <table:table-cell table:style-name="ce59" office:value-type="string">
            <text:p>Nordpirat</text:p>
          </table:table-cell>
          <table:table-cell table:style-name="ce59" office:value-type="string">
            <text:p>#Pirat Patrick erklärt wie undemokratisch unser System ist: http://t.co/DoMsOu1SXi #Piratenpartei #SH #Volksentscheid #Politik #Freiheit #de</text:p>
          </table:table-cell>
          <table:table-cell table:style-name="ce59" office:value-type="string">
            <text:p>Fri Mar 01 10:14:09 +0000 2013</text:p>
          </table:table-cell>
          <table:table-cell table:style-name="ce60" office:value-type="float" office:value="41334.42649305555">
            <text:p>3/1/2013 10:14:0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3155431">
            <text:p>2315543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206818673/nordpirat_normal.png</text:p>
          </table:table-cell>
          <table:table-cell table:style-name="ce59" office:value-type="float" office:value="2264">
            <text:p>2264</text:p>
          </table:table-cell>
          <table:table-cell table:style-name="ce59" office:value-type="float" office:value="2463">
            <text:p>246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Nordpirat/statuses/307433568781598720</text:p>
          </table:table-cell>
          <table:table-cell table:style-name="ce61" office:value-type="string">
            <text:p>{"urls":[{"expanded_url":"http://www.youtube.com/watch?v\u003dvTKENqHh8Hg","indices":[60,82],"display_url":"youtube.com/watch?v\u003dvTKENq\u2026","url":"http://t.co/DoMsOu1SXi"}],"hashtags":[{"text":"Pirat","indices":[0,6]},{"text":"Piratenpartei","indices":[83,97]},{"text":"SH","indices":[98,101]},{"text":"Volksentscheid","indices":[102,117]},{"text":"Politik","indices":[118,126]},{"text":"Freiheit","indices":[127,136]},{"text":"de","indices":[137,140]}],"user_mentions":[]}</text:p>
          </table:table-cell>
        </table:table-row>
        <table:table-row table:style-name="ro21">
          <table:table-cell table:style-name="ce58" office:value-type="string">
            <text:p>307413771993874433</text:p>
          </table:table-cell>
          <table:table-cell table:style-name="ce59" office:value-type="string">
            <text:p>oullr</text:p>
          </table:table-cell>
          <table:table-cell table:style-name="ce59" office:value-type="string">
            <text:p>Bin ich eigentlich der einzige #Pirat, der diese ominöse Umfrage nie bekommen oder gesehen hat?</text:p>
          </table:table-cell>
          <table:table-cell table:style-name="ce59" office:value-type="string">
            <text:p>Fri Mar 01 08:55:29 +0000 2013</text:p>
          </table:table-cell>
          <table:table-cell table:style-name="ce60" office:value-type="float" office:value="41334.37186342593">
            <text:p>3/1/2013 8:55:2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56465598">
            <text:p>256465598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232510573/oliver_on_twitter_normal.jpg</text:p>
          </table:table-cell>
          <table:table-cell table:style-name="ce59" office:value-type="float" office:value="175">
            <text:p>175</text:p>
          </table:table-cell>
          <table:table-cell table:style-name="ce59" office:value-type="float" office:value="397">
            <text:p>39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oullr/statuses/307413771993874433</text:p>
          </table:table-cell>
          <table:table-cell table:style-name="ce61" office:value-type="string">
            <text:p>{"urls":[],"hashtags":[{"text":"Pirat","indices":[31,37]}],"user_mentions":[]}</text:p>
          </table:table-cell>
        </table:table-row>
        <table:table-row table:style-name="ro22">
          <table:table-cell table:style-name="ce58" office:value-type="string">
            <text:p>307373644559052800</text:p>
          </table:table-cell>
          <table:table-cell table:style-name="ce59" office:value-type="string">
            <text:p>SimonHurtz</text:p>
          </table:table-cell>
          <table:table-cell table:style-name="ce59" office:value-type="string">
            <text:p>Von einem #Sozi, der auszog, #Pirat zu werden. Der @isarmatrose lobt das Buch von @wolfibey: http://t.co/1hNlw2CklS</text:p>
          </table:table-cell>
          <table:table-cell table:style-name="ce59" office:value-type="string">
            <text:p>Fri Mar 01 06:16:02 +0000 2013</text:p>
          </table:table-cell>
          <table:table-cell table:style-name="ce60" office:value-type="float" office:value="41334.26113425926">
            <text:p>3/1/2013 6:16:0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63096190">
            <text:p>263096190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268635353/173817_642280057_1511212_n_normal.jpg</text:p>
          </table:table-cell>
          <table:table-cell table:style-name="ce59" office:value-type="float" office:value="688">
            <text:p>688</text:p>
          </table:table-cell>
          <table:table-cell table:style-name="ce59" office:value-type="float" office:value="887">
            <text:p>88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imonHurtz/statuses/307373644559052800</text:p>
          </table:table-cell>
          <table:table-cell table:style-name="ce61" office:value-type="string">
            <text:p>{"urls":[{"expanded_url":"http://bit.ly/15mD3c3","indices":[93,115],"display_url":"bit.ly/15mD3c3","url":"http://t.co/1hNlw2CklS"}],"hashtags":[{"text":"Sozi","indices":[10,15]},{"text":"Pirat","indices":[29,35]}],"user_mentions":[{"id":124227339,"name":"Isarmatrose","indices":[51,63],"screen_name":"Isarmatrose","id_str":"124227339"},{"id":190605639,"name":"Wolfgang Gründinger","indices":[82,91],"screen_name":"wolfibey","id_str":"190605639"}]}</text:p>
          </table:table-cell>
        </table:table-row>
        <table:table-row table:style-name="ro23">
          <table:table-cell table:style-name="ce58" office:value-type="string">
            <text:p>307362063494287360</text:p>
          </table:table-cell>
          <table:table-cell table:style-name="ce59" office:value-type="string">
            <text:p>KURHOF</text:p>
          </table:table-cell>
          <table:table-cell table:style-name="ce59" office:value-type="string">
            <text:p>..wo Du so eifrig kopierst!!!!!! rt @PiSoPh Welcher #Pirat löscht denn hier einfach so ohne Nachfrage und Löschungsantrag unsere Wikiseiten?</text:p>
          </table:table-cell>
          <table:table-cell table:style-name="ce59" office:value-type="string">
            <text:p>Fri Mar 01 05:30:01 +0000 2013</text:p>
          </table:table-cell>
          <table:table-cell table:style-name="ce60" office:value-type="float" office:value="41334.22917824074">
            <text:p>3/1/2013 5:30:01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89949952">
            <text:p>89949952</text:p>
          </table:table-cell>
          <table:table-cell table:style-name="ce59" office:value-type="string">
            <text:p>PiSoPh</text:p>
          </table:table-cell>
          <table:table-cell table:style-name="ce59" office:value-type="float" office:value="55518761">
            <text:p>55518761</text:p>
          </table:table-cell>
          <table:table-cell table:style-name="ce59" office:value-type="string">
            <text:p>307361693846102016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313439985/e44df7182a86b960384b5395e909ee5c_normal.jpeg</text:p>
          </table:table-cell>
          <table:table-cell table:style-name="ce59" office:value-type="float" office:value="917">
            <text:p>917</text:p>
          </table:table-cell>
          <table:table-cell table:style-name="ce59" office:value-type="float" office:value="2000">
            <text:p>200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URHOF/statuses/307362063494287360</text:p>
          </table:table-cell>
          <table:table-cell table:style-name="ce61" office:value-type="string">
            <text:p>{"urls":[],"hashtags":[{"text":"Pirat","indices":[52,58]}],"user_mentions":[{"id":89949952,"name":"PiSoPh","indices":[36,43],"screen_name":"PiSoPh","id_str":"89949952"}]}</text:p>
          </table:table-cell>
        </table:table-row>
        <table:table-row table:style-name="ro23">
          <table:table-cell table:style-name="ce58" office:value-type="string">
            <text:p>307361693846102016</text:p>
          </table:table-cell>
          <table:table-cell table:style-name="ce59" office:value-type="string">
            <text:p>PiSoPh</text:p>
          </table:table-cell>
          <table:table-cell table:style-name="ce59" office:value-type="string">
            <text:p>Welcher #Pirat löscht denn hier einfach so ohne Nachfrage und Löschungsantrag unsere Wikiseiten?! Find ich ne Unverschämtheit!</text:p>
          </table:table-cell>
          <table:table-cell table:style-name="ce59" office:value-type="string">
            <text:p>Fri Mar 01 05:28:32 +0000 2013</text:p>
          </table:table-cell>
          <table:table-cell table:style-name="ce60" office:value-type="float" office:value="41334.22814814815">
            <text:p>3/1/2013 5:28:3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89949952">
            <text:p>89949952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92559814/da9d3e57ca4696a7c3b5c18e7d8950d5_normal.jpeg</text:p>
          </table:table-cell>
          <table:table-cell table:style-name="ce59" office:value-type="float" office:value="482">
            <text:p>482</text:p>
          </table:table-cell>
          <table:table-cell table:style-name="ce59" office:value-type="float" office:value="759">
            <text:p>75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iSoPh/statuses/307361693846102016</text:p>
          </table:table-cell>
          <table:table-cell table:style-name="ce61" office:value-type="string">
            <text:p>{"urls":[],"hashtags":[{"text":"Pirat","indices":[8,14]}],"user_mentions":[]}</text:p>
          </table:table-cell>
        </table:table-row>
        <table:table-row table:style-name="ro24">
          <table:table-cell table:style-name="ce58" office:value-type="string">
            <text:p>307279930251702272</text:p>
          </table:table-cell>
          <table:table-cell table:style-name="ce59" office:value-type="string">
            <text:p>AnonBY</text:p>
          </table:table-cell>
          <table:table-cell table:style-name="ce59" office:value-type="string">
            <text:p>lol! RT @Nordpirat #Jesus war ein #Pirat: https://t.co/wLbzxT3gfb</text:p>
          </table:table-cell>
          <table:table-cell table:style-name="ce59" office:value-type="string">
            <text:p>Fri Mar 01 00:03:39 +0000 2013</text:p>
          </table:table-cell>
          <table:table-cell table:style-name="ce60" office:value-type="float" office:value="41334.00253472222">
            <text:p>3/1/2013 0:03:3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44680244">
            <text:p>544680244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837016500/114dd6dd9c55477a5bac45322dd60934_normal.png</text:p>
          </table:table-cell>
          <table:table-cell table:style-name="ce59" office:value-type="float" office:value="355">
            <text:p>355</text:p>
          </table:table-cell>
          <table:table-cell table:style-name="ce59" office:value-type="float" office:value="143">
            <text:p>143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AnonBY/statuses/307279930251702272</text:p>
          </table:table-cell>
          <table:table-cell table:style-name="ce61" office:value-type="string">
            <text:p>{"urls":[{"expanded_url":"https://fbcdn-sphotos-e-a.akamaihd.net/hphotos-ak-ash3/533200_492860294085192_2036908315_n.jpg","indices":[42,65],"display_url":"fbcdn-sphotos-e-a.akamaihd.net/hphotos-ak-ash\u2026","url":"https://t.co/wLbzxT3gfb"}],"hashtags":[{"text":"Jesus","indices":[19,25]},{"text":"Pirat","indices":[34,40]}],"user_mentions":[{"id":23155431,"name":"Nordpirat (████ ███)","indices":[8,18],"screen_name":"Nordpirat","id_str":"23155431"}]}</text:p>
          </table:table-cell>
        </table:table-row>
        <table:table-row table:style-name="ro23">
          <table:table-cell table:style-name="ce58" office:value-type="string">
            <text:p>307278139694919680</text:p>
          </table:table-cell>
          <table:table-cell table:style-name="ce59" office:value-type="string">
            <text:p>Nordpirat</text:p>
          </table:table-cell>
          <table:table-cell table:style-name="ce59" office:value-type="string">
            <text:p>#Jesus war ein #Pirat: https://t.co/IgVYCJQBKU #Piraten #P2P #Urheberrecht #Internet #Filesharing #ITNews #Piratenpartei #Religion #just4fun</text:p>
          </table:table-cell>
          <table:table-cell table:style-name="ce59" office:value-type="string">
            <text:p>Thu Feb 28 23:56:32 +0000 2013</text:p>
          </table:table-cell>
          <table:table-cell table:style-name="ce60" office:value-type="float" office:value="41333.99759259259">
            <text:p>2/28/2013 23:56:3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3155431">
            <text:p>2315543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206818673/nordpirat_normal.png</text:p>
          </table:table-cell>
          <table:table-cell table:style-name="ce59" office:value-type="float" office:value="2264">
            <text:p>2264</text:p>
          </table:table-cell>
          <table:table-cell table:style-name="ce59" office:value-type="float" office:value="2463">
            <text:p>246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Nordpirat/statuses/307278139694919680</text:p>
          </table:table-cell>
          <table:table-cell table:style-name="ce61" office:value-type="string">
            <text:p>{"urls":[{"expanded_url":"https://fbcdn-sphotos-e-a.akamaihd.net/hphotos-ak-ash3/533200_492860294085192_2036908315_n.jpg","indices":[23,46],"display_url":"fbcdn-sphotos-e-a.akamaihd.net/hphotos-ak-ash\u2026","url":"https://t.co/IgVYCJQBKU"}],"hashtags":[{"text":"Jesus","indices":[0,6]},{"text":"Pirat","indices":[15,21]},{"text":"Piraten","indices":[47,55]},{"text":"P2P","indices":[56,60]},{"text":"Urheberrecht","indices":[61,74]},{"text":"Internet","indices":[75,84]},{"text":"Filesharing","indices":[85,97]},{"text":"ITNews","indices":[98,105]},{"text":"Piratenpartei","indices":[106,120]},{"text":"Religion","indices":[121,130]},{"text":"just4fun","indices":[131,140]}],"user_mentions":[]}</text:p>
          </table:table-cell>
        </table:table-row>
        <table:table-row table:style-name="ro23">
          <table:table-cell table:style-name="ce58" office:value-type="string">
            <text:p>307241848819294208</text:p>
          </table:table-cell>
          <table:table-cell table:style-name="ce59" office:value-type="string">
            <text:p>derPaddy</text:p>
          </table:table-cell>
          <table:table-cell table:style-name="ce59" office:value-type="string">
            <text:p>Als #Pirat fühle ich mich manchmal wie ein Spartaner im Film "300".Und der Rest der Bevölkerung weiß noch gar nicht das sie Spartaner sind.</text:p>
          </table:table-cell>
          <table:table-cell table:style-name="ce59" office:value-type="string">
            <text:p>Thu Feb 28 21:32:19 +0000 2013</text:p>
          </table:table-cell>
          <table:table-cell table:style-name="ce60" office:value-type="float" office:value="41333.89744212963">
            <text:p>2/28/2013 21:32:1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2480368">
            <text:p>22480368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785578221/25e72c855180644cf5243acb8ebdcfa0_normal.jpeg</text:p>
          </table:table-cell>
          <table:table-cell table:style-name="ce59" office:value-type="float" office:value="134">
            <text:p>134</text:p>
          </table:table-cell>
          <table:table-cell table:style-name="ce59" office:value-type="float" office:value="30">
            <text:p>3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derPaddy/statuses/307241848819294208</text:p>
          </table:table-cell>
          <table:table-cell table:style-name="ce61" office:value-type="string">
            <text:p>{"urls":[],"hashtags":[{"text":"Pirat","indices":[4,10]}],"user_mentions":[]}</text:p>
          </table:table-cell>
        </table:table-row>
        <table:table-row table:style-name="ro13">
          <table:table-cell table:style-name="ce58" office:value-type="string">
            <text:p>307231538171490305</text:p>
          </table:table-cell>
          <table:table-cell table:style-name="ce59" office:value-type="string">
            <text:p>Vivi_Nefeltari</text:p>
          </table:table-cell>
          <table:table-cell table:style-name="ce59" office:value-type="string">
            <text:p>The Pwny Princess Newspaper wurde gerade veröffentlicht! http://t.co/6PiojlLFoX ▸ Topthemen heute von @piratenparteiat @Traumvampir</text:p>
          </table:table-cell>
          <table:table-cell table:style-name="ce59" office:value-type="string">
            <text:p>Thu Feb 28 20:51:21 +0000 2013</text:p>
          </table:table-cell>
          <table:table-cell table:style-name="ce60" office:value-type="float" office:value="41333.868993055556">
            <text:p>2/28/2013 20:51:2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11706933">
            <text:p>311706933</text:p>
          </table:table-cell>
          <table:table-cell table:style-name="ce59"/>
          <table:table-cell table:style-name="ce61" office:value-type="string">
            <text:p>&lt;a href="http://paper.li" rel="nofollow"&gt;Paper.li&lt;/a&gt;</text:p>
          </table:table-cell>
          <table:table-cell table:style-name="ce61" office:value-type="string">
            <text:p>http://a0.twimg.com/profile_images/3298483723/aba7abcaccc89f4fb9b8558d74099b3d_normal.jpeg</text:p>
          </table:table-cell>
          <table:table-cell table:style-name="ce59" office:value-type="float" office:value="354">
            <text:p>354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vi_Nefeltari/statuses/307231538171490305</text:p>
          </table:table-cell>
          <table:table-cell table:style-name="ce61" office:value-type="string">
            <text:p>{"urls":[{"expanded_url":"http://paper.li/Vivi_Nefeltari/1358445166","indices":[57,79],"display_url":"paper.li/Vivi_Nefeltari\u2026","url":"http://t.co/6PiojlLFoX"}],"hashtags":[],"user_mentions":[{"id":43325643,"name":"Piratenpartei","indices":[102,118],"screen_name":"piratenparteiat","id_str":"43325643"},{"id":43562452,"name":"Valerie","indices":[119,131],"screen_name":"Traumvampir","id_str":"43562452"}]}</text:p>
          </table:table-cell>
        </table:table-row>
        <table:table-row table:style-name="ro24">
          <table:table-cell table:style-name="ce58" office:value-type="string">
            <text:p>307201903870234624</text:p>
          </table:table-cell>
          <table:table-cell table:style-name="ce59" office:value-type="string">
            <text:p>lsanoj</text:p>
          </table:table-cell>
          <table:table-cell table:style-name="ce59" office:value-type="string">
            <text:p>@lutoma upsi^^ Dann muss das die @piratenparteiat lösen!!11</text:p>
          </table:table-cell>
          <table:table-cell table:style-name="ce59" office:value-type="string">
            <text:p>Thu Feb 28 18:53:36 +0000 2013</text:p>
          </table:table-cell>
          <table:table-cell table:style-name="ce60" office:value-type="float" office:value="41333.78722222222">
            <text:p>2/28/2013 18:53:36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41419667">
            <text:p>41419667</text:p>
          </table:table-cell>
          <table:table-cell table:style-name="ce59" office:value-type="string">
            <text:p>lutoma</text:p>
          </table:table-cell>
          <table:table-cell table:style-name="ce59" office:value-type="float" office:value="18918915">
            <text:p>18918915</text:p>
          </table:table-cell>
          <table:table-cell table:style-name="ce59" office:value-type="string">
            <text:p>307201411861598209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161773051/1-_DSC0301_normal.JPG</text:p>
          </table:table-cell>
          <table:table-cell table:style-name="ce59" office:value-type="float" office:value="425">
            <text:p>425</text:p>
          </table:table-cell>
          <table:table-cell table:style-name="ce59" office:value-type="float" office:value="323">
            <text:p>32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lsanoj/statuses/307201903870234624</text:p>
          </table:table-cell>
          <table:table-cell table:style-name="ce61" office:value-type="string">
            <text:p>{"urls":[],"hashtags":[],"user_mentions":[{"id":41419667,"name":"Lukas Martini ","indices":[0,7],"screen_name":"lutoma","id_str":"41419667"},{"id":43325643,"name":"Piratenpartei","indices":[33,49],"screen_name":"piratenparteiat","id_str":"43325643"}]}</text:p>
          </table:table-cell>
        </table:table-row>
        <table:table-row table:style-name="ro23">
          <table:table-cell table:style-name="ce58" office:value-type="string">
            <text:p>307199845779795968</text:p>
          </table:table-cell>
          <table:table-cell table:style-name="ce59" office:value-type="string">
            <text:p>genussverstaerk</text:p>
          </table:table-cell>
          <table:table-cell table:style-name="ce59" office:value-type="string">
            <text:p>Weinpirat von der Mosel – Phillip Kettern http://t.co/DIckbWzk4M #Wein #Riesling #Mosel #Offenbach #Pirat #Genussverstärker #Schaumahl</text:p>
          </table:table-cell>
          <table:table-cell table:style-name="ce59" office:value-type="string">
            <text:p>Thu Feb 28 18:45:25 +0000 2013</text:p>
          </table:table-cell>
          <table:table-cell table:style-name="ce60" office:value-type="float" office:value="41333.78153935185">
            <text:p>2/28/2013 18:45:2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0006743">
            <text:p>30006743</text:p>
          </table:table-cell>
          <table:table-cell table:style-name="ce59"/>
          <table:table-cell table:style-name="ce61" office:value-type="string">
            <text:p>&lt;a href="http://twitter.com/tweetbutton" rel="nofollow"&gt;Tweet Button&lt;/a&gt;</text:p>
          </table:table-cell>
          <table:table-cell table:style-name="ce61" office:value-type="string">
            <text:p>http://a0.twimg.com/profile_images/3248360215/0d73c978662c01767a9bf28272b3cbb0_normal.png</text:p>
          </table:table-cell>
          <table:table-cell table:style-name="ce59" office:value-type="float" office:value="467">
            <text:p>467</text:p>
          </table:table-cell>
          <table:table-cell table:style-name="ce59" office:value-type="float" office:value="588">
            <text:p>58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genussverstaerk/statuses/307199845779795968</text:p>
          </table:table-cell>
          <table:table-cell table:style-name="ce61" office:value-type="string">
            <text:p>{"urls":[{"expanded_url":"http://www.die-genussverstaerker.de/wein-vom-moselpirat-phillip-kettern/","indices":[42,64],"display_url":"die-genussverstaerker.de/wein-vom-mosel\u2026","url":"http://t.co/DIckbWzk4M"}],"hashtags":[{"text":"Wein","indices":[65,70]},{"text":"Riesling","indices":[71,80]},{"text":"Mosel","indices":[81,87]},{"text":"Offenbach","indices":[88,98]},{"text":"Pirat","indices":[99,105]},{"text":"Genussverstärker","indices":[106,123]},{"text":"Schaumahl","indices":[124,134]}],"user_mentions":[]}</text:p>
          </table:table-cell>
        </table:table-row>
        <table:table-row table:style-name="ro23">
          <table:table-cell table:style-name="ce58" office:value-type="string">
            <text:p>307188276689772544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.@AKN_Input Im Artikel über Online-Wahlkampf uns #PIRAT|en nicht zu erwähnen ist schon eher ein Versäumnis. ::hüstel:: /CC @kleinezeitung</text:p>
          </table:table-cell>
          <table:table-cell table:style-name="ce59" office:value-type="string">
            <text:p>Thu Feb 28 17:59:27 +0000 2013</text:p>
          </table:table-cell>
          <table:table-cell table:style-name="ce60" office:value-type="float" office:value="41333.74961805555">
            <text:p>2/28/2013 17:59:27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987435811">
            <text:p>987435811</text:p>
          </table:table-cell>
          <table:table-cell table:style-name="ce59" office:value-type="string">
            <text:p>AKN_Input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07175915778093056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55">
            <text:p>355</text:p>
          </table:table-cell>
          <table:table-cell table:style-name="ce59" office:value-type="float" office:value="675">
            <text:p>67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7188276689772544</text:p>
          </table:table-cell>
          <table:table-cell table:style-name="ce61" office:value-type="string">
            <text:p>{"urls":[],"hashtags":[{"text":"PIRAT","indices":[49,55]}],"user_mentions":[{"id":987435811,"name":"Netzpolitik Aktuell","indices":[1,11],"screen_name":"AKN_Input","id_str":"987435811"},{"id":16026138,"name":"Kleine Zeitung","indices":[123,137],"screen_name":"kleinezeitung","id_str":"16026138"}]}</text:p>
          </table:table-cell>
        </table:table-row>
        <table:table-row table:style-name="ro21">
          <table:table-cell table:style-name="ce58" office:value-type="string">
            <text:p>307179926996541440</text:p>
          </table:table-cell>
          <table:table-cell table:style-name="ce59" office:value-type="string">
            <text:p>PParzival</text:p>
          </table:table-cell>
          <table:table-cell table:style-name="ce59" office:value-type="string">
            <text:p>@zusebrei @Konstanze_MaHe ich freue mich auch über das Leben :) und über die #Pirat*innen</text:p>
          </table:table-cell>
          <table:table-cell table:style-name="ce59" office:value-type="string">
            <text:p>Thu Feb 28 17:26:16 +0000 2013</text:p>
          </table:table-cell>
          <table:table-cell table:style-name="ce60" office:value-type="float" office:value="41333.72657407407">
            <text:p>2/28/2013 17:26:16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203081276">
            <text:p>203081276</text:p>
          </table:table-cell>
          <table:table-cell table:style-name="ce59" office:value-type="string">
            <text:p>zusebrei</text:p>
          </table:table-cell>
          <table:table-cell table:style-name="ce59" office:value-type="float" office:value="541131956">
            <text:p>541131956</text:p>
          </table:table-cell>
          <table:table-cell table:style-name="ce59" office:value-type="string">
            <text:p>307176865200758784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024890923/image_normal.jpg</text:p>
          </table:table-cell>
          <table:table-cell table:style-name="ce59" office:value-type="float" office:value="1136">
            <text:p>1136</text:p>
          </table:table-cell>
          <table:table-cell table:style-name="ce59" office:value-type="float" office:value="2001">
            <text:p>2001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PParzival/statuses/307179926996541440</text:p>
          </table:table-cell>
          <table:table-cell table:style-name="ce61" office:value-type="string">
            <text:p>{"urls":[],"hashtags":[{"text":"Pirat","indices":[77,83]}],"user_mentions":[{"id":203081276,"name":"Susanne Graf","indices":[0,9],"screen_name":"zusebrei","id_str":"203081276"},{"id":381171749,"name":"Konstanze","indices":[10,25],"screen_name":"Konstanze_MaHe","id_str":"381171749"}]}</text:p>
          </table:table-cell>
        </table:table-row>
        <table:table-row table:style-name="ro24">
          <table:table-cell table:style-name="ce58" office:value-type="string">
            <text:p>307175666183438337</text:p>
          </table:table-cell>
          <table:table-cell table:style-name="ce59" office:value-type="string">
            <text:p>Enigma424</text:p>
          </table:table-cell>
          <table:table-cell table:style-name="ce59" office:value-type="string">
            <text:p>104€ für einen blauen Ziegelstein: http://t.co/VOvPXIUmqQ @piratenparteiat</text:p>
          </table:table-cell>
          <table:table-cell table:style-name="ce59" office:value-type="string">
            <text:p>Thu Feb 28 17:09:20 +0000 2013</text:p>
          </table:table-cell>
          <table:table-cell table:style-name="ce60" office:value-type="float" office:value="41333.71481481481">
            <text:p>2/28/2013 17:09:2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4397949">
            <text:p>24397949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3323493131/0de652b136f33776a4c8ab22b5882630_normal.jpeg</text:p>
          </table:table-cell>
          <table:table-cell table:style-name="ce59" office:value-type="float" office:value="3574">
            <text:p>3574</text:p>
          </table:table-cell>
          <table:table-cell table:style-name="ce59" office:value-type="float" office:value="1059">
            <text:p>105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Enigma424/statuses/307175666183438337</text:p>
          </table:table-cell>
          <table:table-cell table:style-name="ce61" office:value-type="string">
            <text:p>{"urls":[{"expanded_url":"http://www.ebay.at/itm/Blauer-Ziegelstein-/150991622923?pt\u003dHistorische_Baustoffe\u0026hash\u003ditem2327cd530b#ht_500wt_1414","indices":[35,57],"display_url":"ebay.at/itm/Blauer-Zie\u2026","url":"http://t.co/VOvPXIUmqQ"}],"hashtags":[],"user_mentions":[{"id":43325643,"name":"Piratenpartei","indices":[58,74],"screen_name":"piratenparteiat","id_str":"43325643"}]}</text:p>
          </table:table-cell>
        </table:table-row>
        <table:table-row table:style-name="ro23">
          <table:table-cell table:style-name="ce58" office:value-type="string">
            <text:p>307143496844865538</text:p>
          </table:table-cell>
          <table:table-cell table:style-name="ce59" office:value-type="string">
            <text:p>hb_join</text:p>
          </table:table-cell>
          <table:table-cell table:style-name="ce59" office:value-type="string">
            <text:p>Ist Grillo nicht ein #Pirat? Wollen die Menschen von Politikern nicht endlich die Wahrheit hören, anstelle des ewig gleichen Politsprechs?</text:p>
          </table:table-cell>
          <table:table-cell table:style-name="ce59" office:value-type="string">
            <text:p>Thu Feb 28 15:01:30 +0000 2013</text:p>
          </table:table-cell>
          <table:table-cell table:style-name="ce60" office:value-type="float" office:value="41333.62604166666">
            <text:p>2/28/2013 15:01:3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67953103">
            <text:p>567953103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194567693/IMG_0272_Einzel_1_normal.JPG</text:p>
          </table:table-cell>
          <table:table-cell table:style-name="ce59" office:value-type="float" office:value="1163">
            <text:p>1163</text:p>
          </table:table-cell>
          <table:table-cell table:style-name="ce59" office:value-type="float" office:value="1918">
            <text:p>191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b_join/statuses/307143496844865538</text:p>
          </table:table-cell>
          <table:table-cell table:style-name="ce61" office:value-type="string">
            <text:p>{"urls":[],"hashtags":[{"text":"Pirat","indices":[21,27]}],"user_mentions":[]}</text:p>
          </table:table-cell>
        </table:table-row>
        <table:table-row table:style-name="ro20">
          <table:table-cell table:style-name="ce58" office:value-type="string">
            <text:p>307128256384094208</text:p>
          </table:table-cell>
          <table:table-cell table:style-name="ce59" office:value-type="string">
            <text:p>eolruin</text:p>
          </table:table-cell>
          <table:table-cell table:style-name="ce59" office:value-type="string">
            <text:p>Frag den #PIRAT ... bis inklusive Samstag:

Infostand (#Klagenfurt,http://t.co/2Z2bNN1KEW)

AHOY!</text:p>
          </table:table-cell>
          <table:table-cell table:style-name="ce59" office:value-type="string">
            <text:p>Thu Feb 28 14:00:57 +0000 2013</text:p>
          </table:table-cell>
          <table:table-cell table:style-name="ce60" office:value-type="float" office:value="41333.58399305555">
            <text:p>2/28/2013 14:00:57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7383012">
            <text:p>7383012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717237650/afp_new_vectorized_normal.jpg</text:p>
          </table:table-cell>
          <table:table-cell table:style-name="ce59" office:value-type="float" office:value="631">
            <text:p>631</text:p>
          </table:table-cell>
          <table:table-cell table:style-name="ce59" office:value-type="float" office:value="176">
            <text:p>17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eolruin/statuses/307128256384094208</text:p>
          </table:table-cell>
          <table:table-cell table:style-name="ce61" office:value-type="string">
            <text:p>{"urls":[{"expanded_url":"http://goo.gl/maps/ldmWL","indices":[67,89],"display_url":"goo.gl/maps/ldmWL","url":"http://t.co/2Z2bNN1KEW"}],"hashtags":[{"text":"PIRAT","indices":[9,15]},{"text":"Klagenfurt","indices":[55,66]}],"user_mentions":[]}</text:p>
          </table:table-cell>
        </table:table-row>
        <table:table-row table:style-name="ro23">
          <table:table-cell table:style-name="ce58" office:value-type="string">
            <text:p>307120554341703681</text:p>
          </table:table-cell>
          <table:table-cell table:style-name="ce59" office:value-type="string">
            <text:p>France_Sports</text:p>
          </table:table-cell>
          <table:table-cell table:style-name="ce59" office:value-type="string">
            <text:p>#WaterPolo : Stage préparatoire et tournoi de qualification au #Championnat d' #Europe | http://t.co/p1oIsQmh84 | #Peisson #Pirat #Saudadier</text:p>
          </table:table-cell>
          <table:table-cell table:style-name="ce59" office:value-type="string">
            <text:p>Thu Feb 28 13:30:20 +0000 2013</text:p>
          </table:table-cell>
          <table:table-cell table:style-name="ce60" office:value-type="float" office:value="41333.56273148148">
            <text:p>2/28/2013 13:30:20</text:p>
          </table:table-cell>
          <table:table-cell table:style-name="ce59"/>
          <table:table-cell table:style-name="ce59" office:value-type="string">
            <text:p>fr</text:p>
          </table:table-cell>
          <table:table-cell table:number-columns-repeated="2" table:style-name="ce59"/>
          <table:table-cell table:style-name="ce59" office:value-type="float" office:value="1083151514">
            <text:p>1083151514</text:p>
          </table:table-cell>
          <table:table-cell table:style-name="ce59"/>
          <table:table-cell table:style-name="ce61" office:value-type="string">
            <text:p>&lt;a href="http://www.hootsuite.com" rel="nofollow"&gt;HootSuite&lt;/a&gt;</text:p>
          </table:table-cell>
          <table:table-cell table:style-name="ce61" office:value-type="string">
            <text:p>http://a0.twimg.com/profile_images/3256411923/8fef371963a147b85a54993844c12071_normal.png</text:p>
          </table:table-cell>
          <table:table-cell table:style-name="ce59" office:value-type="float" office:value="173">
            <text:p>173</text:p>
          </table:table-cell>
          <table:table-cell table:style-name="ce59" office:value-type="float" office:value="854">
            <text:p>85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France_Sports/statuses/307120554341703681</text:p>
          </table:table-cell>
          <table:table-cell table:style-name="ce61" office:value-type="string">
            <text:p>{"urls":[{"expanded_url":"http://sco.lt/5kXllx","indices":[89,111],"display_url":"sco.lt/5kXllx","url":"http://t.co/p1oIsQmh84"}],"hashtags":[{"text":"WaterPolo","indices":[0,10]},{"text":"Championnat","indices":[63,75]},{"text":"Europe","indices":[79,86]},{"text":"Peisson","indices":[114,122]},{"text":"Pirat","indices":[123,129]},{"text":"Saudadier","indices":[130,140]}],"user_mentions":[]}</text:p>
          </table:table-cell>
        </table:table-row>
        <table:table-row table:style-name="ro20">
          <table:table-cell table:style-name="ce58" office:value-type="string">
            <text:p>307120534179684353</text:p>
          </table:table-cell>
          <table:table-cell table:style-name="ce59" office:value-type="string">
            <text:p>MontpSports</text:p>
          </table:table-cell>
          <table:table-cell table:style-name="ce59" office:value-type="string">
            <text:p>#WaterPolo : Stage préparatoire et tournoi de qualification au #Championnat d' #Europe | http://t.co/3kVPQ9Qhyg | #Peisson #Pirat #Saudadier</text:p>
          </table:table-cell>
          <table:table-cell table:style-name="ce59" office:value-type="string">
            <text:p>Thu Feb 28 13:30:16 +0000 2013</text:p>
          </table:table-cell>
          <table:table-cell table:style-name="ce60" office:value-type="float" office:value="41333.562685185185">
            <text:p>2/28/2013 13:30:16</text:p>
          </table:table-cell>
          <table:table-cell table:style-name="ce59"/>
          <table:table-cell table:style-name="ce59" office:value-type="string">
            <text:p>fr</text:p>
          </table:table-cell>
          <table:table-cell table:number-columns-repeated="2" table:style-name="ce59"/>
          <table:table-cell table:style-name="ce59" office:value-type="float" office:value="342783479">
            <text:p>342783479</text:p>
          </table:table-cell>
          <table:table-cell table:style-name="ce59"/>
          <table:table-cell table:style-name="ce61" office:value-type="string">
            <text:p>&lt;a href="http://www.hootsuite.com" rel="nofollow"&gt;HootSuite&lt;/a&gt;</text:p>
          </table:table-cell>
          <table:table-cell table:style-name="ce61" office:value-type="string">
            <text:p>http://a0.twimg.com/profile_images/3064664893/b904ca3523aee69c2acf4848e3d6b893_normal.png</text:p>
          </table:table-cell>
          <table:table-cell table:style-name="ce59" office:value-type="float" office:value="2478">
            <text:p>2478</text:p>
          </table:table-cell>
          <table:table-cell table:style-name="ce59" office:value-type="float" office:value="2674">
            <text:p>267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ontpSports/statuses/307120534179684353</text:p>
          </table:table-cell>
          <table:table-cell table:style-name="ce61" office:value-type="string">
            <text:p>{"urls":[{"expanded_url":"http://owl.li/i774Z","indices":[89,111],"display_url":"owl.li/i774Z","url":"http://t.co/3kVPQ9Qhyg"}],"hashtags":[{"text":"WaterPolo","indices":[0,10]},{"text":"Championnat","indices":[63,75]},{"text":"Europe","indices":[79,86]},{"text":"Peisson","indices":[114,122]},{"text":"Pirat","indices":[123,129]},{"text":"Saudadier","indices":[130,140]}],"user_mentions":[]}</text:p>
          </table:table-cell>
        </table:table-row>
        <table:table-row table:style-name="ro21">
          <table:table-cell table:style-name="ce58" office:value-type="string">
            <text:p>307114112373112832</text:p>
          </table:table-cell>
          <table:table-cell table:style-name="ce59" office:value-type="string">
            <text:p>EIPresidente</text:p>
          </table:table-cell>
          <table:table-cell table:style-name="ce59" office:value-type="string">
            <text:p>Auf der Gallerie des #Gemeinderats. Direkt über #Pirat|en Gemeinderat @Fisima_ ;)</text:p>
          </table:table-cell>
          <table:table-cell table:style-name="ce59" office:value-type="string">
            <text:p>Thu Feb 28 13:04:44 +0000 2013</text:p>
          </table:table-cell>
          <table:table-cell table:style-name="ce60" office:value-type="float" office:value="41333.5449537037">
            <text:p>2/28/2013 13:04:4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623599151">
            <text:p>623599151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772530598/62c409d26aeb42664a92e6107b1b5732_normal.jpeg</text:p>
          </table:table-cell>
          <table:table-cell table:style-name="ce59" office:value-type="float" office:value="61">
            <text:p>61</text:p>
          </table:table-cell>
          <table:table-cell table:style-name="ce59" office:value-type="float" office:value="114">
            <text:p>114</text:p>
          </table:table-cell>
          <table:table-cell table:style-name="ce59"/>
          <table:table-cell table:style-name="ce59" office:value-type="string">
            <text:p>http://twitter.com/EIPresidente/statuses/307114112373112832</text:p>
          </table:table-cell>
          <table:table-cell table:style-name="ce61" office:value-type="string">
            <text:p>{"urls":[],"hashtags":[{"text":"Gemeinderats","indices":[21,34]},{"text":"Pirat","indices":[48,54]}],"user_mentions":[{"id":57434429,"name":"Philip Pacanda","indices":[70,78],"screen_name":"Fisima_","id_str":"57434429"}]}</text:p>
          </table:table-cell>
        </table:table-row>
        <table:table-row table:style-name="ro23">
          <table:table-cell table:style-name="ce58" office:value-type="string">
            <text:p>307093854224527360</text:p>
          </table:table-cell>
          <table:table-cell table:style-name="ce59" office:value-type="string">
            <text:p>Sonstwer</text:p>
          </table:table-cell>
          <table:table-cell table:style-name="ce59" office:value-type="string">
            <text:p>Apple liest nicht nur deine Mails, sondern löscht sie wenn sie ihnen nicht passen. Zensur Technologie ! http://t.co/bJY5XhrVyv #PPat #Pirat</text:p>
          </table:table-cell>
          <table:table-cell table:style-name="ce59" office:value-type="string">
            <text:p>Thu Feb 28 11:44:15 +0000 2013</text:p>
          </table:table-cell>
          <table:table-cell table:style-name="ce60" office:value-type="float" office:value="41333.4890625">
            <text:p>2/28/2013 11:44:1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58663927">
            <text:p>158663927</text:p>
          </table:table-cell>
          <table:table-cell table:style-name="ce59"/>
          <table:table-cell table:style-name="ce61" office:value-type="string">
            <text:p>&lt;a href="http://www.tweetcaster.com" rel="nofollow"&gt;TweetCaster for Android&lt;/a&gt;</text:p>
          </table:table-cell>
          <table:table-cell table:style-name="ce61" office:value-type="string">
            <text:p>http://a0.twimg.com/profile_images/3092627663/acf06386f25b78197ed8f920207c9e7e_normal.jpeg</text:p>
          </table:table-cell>
          <table:table-cell table:style-name="ce59" office:value-type="float" office:value="42">
            <text:p>42</text:p>
          </table:table-cell>
          <table:table-cell table:style-name="ce59" office:value-type="float" office:value="93">
            <text:p>93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Sonstwer/statuses/307093854224527360</text:p>
          </table:table-cell>
          <table:table-cell table:style-name="ce61" office:value-type="string">
            <text:p>{"urls":[{"expanded_url":"http://po.st/Jq7xgF","indices":[104,126],"display_url":"po.st/Jq7xgF","url":"http://t.co/bJY5XhrVyv"}],"hashtags":[{"text":"PPat","indices":[127,132]},{"text":"Pirat","indices":[133,139]}],"user_mentions":[]}</text:p>
          </table:table-cell>
        </table:table-row>
        <table:table-row table:style-name="ro25">
          <table:table-cell table:style-name="ce58" office:value-type="string">
            <text:p>307068762006360064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.@wmoitzi Oder neue gründen. #PPat #PIRAT</text:p>
          </table:table-cell>
          <table:table-cell table:style-name="ce59" office:value-type="string">
            <text:p>Thu Feb 28 10:04:32 +0000 2013</text:p>
          </table:table-cell>
          <table:table-cell table:style-name="ce60" office:value-type="float" office:value="41333.41981481481">
            <text:p>2/28/2013 10:04:32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70916754">
            <text:p>70916754</text:p>
          </table:table-cell>
          <table:table-cell table:style-name="ce59" office:value-type="string">
            <text:p>wmoitzi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07066602497642497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55">
            <text:p>355</text:p>
          </table:table-cell>
          <table:table-cell table:style-name="ce59" office:value-type="float" office:value="675">
            <text:p>67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7068762006360064</text:p>
          </table:table-cell>
          <table:table-cell table:style-name="ce61" office:value-type="string">
            <text:p>{"urls":[],"hashtags":[{"text":"PPat","indices":[29,34]},{"text":"PIRAT","indices":[35,41]}],"user_mentions":[{"id":70916754,"name":"Wolfgang Moitzi","indices":[1,9],"screen_name":"wmoitzi","id_str":"70916754"}]}</text:p>
          </table:table-cell>
        </table:table-row>
        <table:table-row table:style-name="ro26">
          <table:table-cell table:style-name="ce58" office:value-type="string">
            <text:p>307064063853207552</text:p>
          </table:table-cell>
          <table:table-cell table:style-name="ce59" office:value-type="string">
            <text:p>eolruin</text:p>
          </table:table-cell>
          <table:table-cell table:style-name="ce59" office:value-type="string">
            <text:p>Frag den #PIRAT !

Heute live am Infostand (#Klagenfurt,http://t.co/2Z2bNN1KEW ) oder beim #Stammtisch  ( http://t.co/ePkojfSNMo ).

AHOY!</text:p>
          </table:table-cell>
          <table:table-cell table:style-name="ce59" office:value-type="string">
            <text:p>Thu Feb 28 09:45:52 +0000 2013</text:p>
          </table:table-cell>
          <table:table-cell table:style-name="ce60" office:value-type="float" office:value="41333.40685185185">
            <text:p>2/28/2013 9:45:5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7383012">
            <text:p>7383012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717237650/afp_new_vectorized_normal.jpg</text:p>
          </table:table-cell>
          <table:table-cell table:style-name="ce59" office:value-type="float" office:value="631">
            <text:p>631</text:p>
          </table:table-cell>
          <table:table-cell table:style-name="ce59" office:value-type="float" office:value="176">
            <text:p>17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eolruin/statuses/307064063853207552</text:p>
          </table:table-cell>
          <table:table-cell table:style-name="ce61" office:value-type="string">
            <text:p>{"urls":[{"expanded_url":"http://goo.gl/maps/ldmWL","indices":[56,78],"display_url":"goo.gl/maps/ldmWL","url":"http://t.co/2Z2bNN1KEW"},{"expanded_url":"http://goo.gl/8xw6c","indices":[106,128],"display_url":"goo.gl/8xw6c","url":"http://t.co/ePkojfSNMo"}],"hashtags":[{"text":"PIRAT","indices":[9,15]},{"text":"Klagenfurt","indices":[44,55]},{"text":"Stammtisch","indices":[91,102]}],"user_mentions":[]}</text:p>
          </table:table-cell>
        </table:table-row>
        <table:table-row table:style-name="ro20">
          <table:table-cell table:style-name="ce58" office:value-type="string">
            <text:p>307050727933620224</text:p>
          </table:table-cell>
          <table:table-cell table:style-name="ce59" office:value-type="string">
            <text:p>eolruin</text:p>
          </table:table-cell>
          <table:table-cell table:style-name="ce59" office:value-type="string">
            <text:p>Frag den #PIRAT ... heute live am Infostand (#Klagenfurt,http://t.co/2Z2bNN1KEW ) oder beim #Stammtisch  ( http://t.co/ePkojfSNMo ).

AHOY!</text:p>
          </table:table-cell>
          <table:table-cell table:style-name="ce59" office:value-type="string">
            <text:p>Thu Feb 28 08:52:52 +0000 2013</text:p>
          </table:table-cell>
          <table:table-cell table:style-name="ce60" office:value-type="float" office:value="41333.370046296295">
            <text:p>2/28/2013 8:52:5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7383012">
            <text:p>7383012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717237650/afp_new_vectorized_normal.jpg</text:p>
          </table:table-cell>
          <table:table-cell table:style-name="ce59" office:value-type="float" office:value="631">
            <text:p>631</text:p>
          </table:table-cell>
          <table:table-cell table:style-name="ce59" office:value-type="float" office:value="176">
            <text:p>17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eolruin/statuses/307050727933620224</text:p>
          </table:table-cell>
          <table:table-cell table:style-name="ce61" office:value-type="string">
            <text:p>{"urls":[{"expanded_url":"http://goo.gl/maps/ldmWL","indices":[57,79],"display_url":"goo.gl/maps/ldmWL","url":"http://t.co/2Z2bNN1KEW"},{"expanded_url":"http://goo.gl/8xw6c","indices":[107,129],"display_url":"goo.gl/8xw6c","url":"http://t.co/ePkojfSNMo"}],"hashtags":[{"text":"PIRAT","indices":[9,15]},{"text":"Klagenfurt","indices":[45,56]},{"text":"Stammtisch","indices":[92,103]}],"user_mentions":[]}</text:p>
          </table:table-cell>
        </table:table-row>
        <table:table-row table:style-name="ro21">
          <table:table-cell table:style-name="ce58" office:value-type="string">
            <text:p>307038155771633665</text:p>
          </table:table-cell>
          <table:table-cell table:style-name="ce59" office:value-type="string">
            <text:p>JSchmanck</text:p>
          </table:table-cell>
          <table:table-cell table:style-name="ce59" office:value-type="string">
            <text:p>@alios He - willst Du jetzt auch noch Verstand und Logik in die Politik einführen? Mieser #Pirat DU!! :-)</text:p>
          </table:table-cell>
          <table:table-cell table:style-name="ce59" office:value-type="string">
            <text:p>Thu Feb 28 08:02:55 +0000 2013</text:p>
          </table:table-cell>
          <table:table-cell table:style-name="ce60" office:value-type="float" office:value="41333.33535879629">
            <text:p>2/28/2013 8:02:55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6309072">
            <text:p>16309072</text:p>
          </table:table-cell>
          <table:table-cell table:style-name="ce59" office:value-type="string">
            <text:p>alios</text:p>
          </table:table-cell>
          <table:table-cell table:style-name="ce59" office:value-type="float" office:value="593665591">
            <text:p>593665591</text:p>
          </table:table-cell>
          <table:table-cell table:style-name="ce59" office:value-type="string">
            <text:p>307037745438658560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260264391/jschmanck_normal.jpg</text:p>
          </table:table-cell>
          <table:table-cell table:style-name="ce59" office:value-type="float" office:value="59">
            <text:p>59</text:p>
          </table:table-cell>
          <table:table-cell table:style-name="ce59" office:value-type="float" office:value="111">
            <text:p>111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JSchmanck/statuses/307038155771633665</text:p>
          </table:table-cell>
          <table:table-cell table:style-name="ce61" office:value-type="string">
            <text:p>{"urls":[],"hashtags":[{"text":"Pirat","indices":[90,96]}],"user_mentions":[{"id":16309072,"name":"alios","indices":[0,6],"screen_name":"alios","id_str":"16309072"}]}</text:p>
          </table:table-cell>
        </table:table-row>
        <table:table-row table:style-name="ro23">
          <table:table-cell table:style-name="ce58" office:value-type="string">
            <text:p>306949534469193728</text:p>
          </table:table-cell>
          <table:table-cell table:style-name="ce59" office:value-type="string">
            <text:p>rudolfanders</text:p>
          </table:table-cell>
          <table:table-cell table:style-name="ce59" office:value-type="string">
            <text:p>(3)und Volker Gerhardt spitzt das mit recht zu in dem Ruf: "Was für eine These !" und ich meine,dem muss jeder Demokrat und #Pirat zustimmen</text:p>
          </table:table-cell>
          <table:table-cell table:style-name="ce59" office:value-type="string">
            <text:p>Thu Feb 28 02:10:46 +0000 2013</text:p>
          </table:table-cell>
          <table:table-cell table:style-name="ce60" office:value-type="float" office:value="41333.09081018518">
            <text:p>2/28/2013 2:10:4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99279524">
            <text:p>499279524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844446194/Ulrike_von_Levetzow_normal.jpg</text:p>
          </table:table-cell>
          <table:table-cell table:style-name="ce59" office:value-type="float" office:value="265">
            <text:p>265</text:p>
          </table:table-cell>
          <table:table-cell table:style-name="ce59" office:value-type="float" office:value="35">
            <text:p>3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rudolfanders/statuses/306949534469193728</text:p>
          </table:table-cell>
          <table:table-cell table:style-name="ce61" office:value-type="string">
            <text:p>{"urls":[],"hashtags":[{"text":"Pirat","indices":[124,130]}],"user_mentions":[]}</text:p>
          </table:table-cell>
        </table:table-row>
        <table:table-row table:style-name="ro23">
          <table:table-cell table:style-name="ce58" office:value-type="string">
            <text:p>306907046173888513</text:p>
          </table:table-cell>
          <table:table-cell table:style-name="ce59" office:value-type="string">
            <text:p>ph10H</text:p>
          </table:table-cell>
          <table:table-cell table:style-name="ce59" office:value-type="string">
            <text:p>@steinlechnerdan Wesensgleichheit nicht bekannt, MPS nicht auszuschließen :) @LJFOnline @Vilinthril @neos_eu @piratenparteiat</text:p>
          </table:table-cell>
          <table:table-cell table:style-name="ce59" office:value-type="string">
            <text:p>Wed Feb 27 23:21:56 +0000 2013</text:p>
          </table:table-cell>
          <table:table-cell table:style-name="ce60" office:value-type="float" office:value="41332.97356481481">
            <text:p>2/27/2013 23:21:56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01744839">
            <text:p>101744839</text:p>
          </table:table-cell>
          <table:table-cell table:style-name="ce59" office:value-type="string">
            <text:p>steinlechnerdan</text:p>
          </table:table-cell>
          <table:table-cell table:style-name="ce59" office:value-type="float" office:value="551825022">
            <text:p>551825022</text:p>
          </table:table-cell>
          <table:table-cell table:style-name="ce59" office:value-type="string">
            <text:p>306887528080887808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100977112/Schnappschuss_von_mir_1_Bleistift_normal.png</text:p>
          </table:table-cell>
          <table:table-cell table:style-name="ce59" office:value-type="float" office:value="77">
            <text:p>77</text:p>
          </table:table-cell>
          <table:table-cell table:style-name="ce59" office:value-type="float" office:value="229">
            <text:p>22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h10H/statuses/306907046173888513</text:p>
          </table:table-cell>
          <table:table-cell table:style-name="ce61" office:value-type="string">
            <text:p>{"urls":[],"hashtags":[],"user_mentions":[{"id":101744839,"name":"Daniel Steinlechner","indices":[0,16],"screen_name":"steinlechnerdan","id_str":"101744839"},{"id":515756853,"name":"LJF Online","indices":[77,87],"screen_name":"LJFOnline","id_str":"515756853"},{"id":263647843,"name":"LukasDanielKlausner","indices":[88,99],"screen_name":"Vilinthril","id_str":"263647843"},{"id":819698388,"name":"Das Neue Österreich","indices":[100,108],"screen_name":"neos_eu","id_str":"819698388"},{"id":43325643,"name":"Piratenpartei","indices":[109,125],"screen_name":"piratenparteiat","id_str":"43325643"}]}</text:p>
          </table:table-cell>
        </table:table-row>
        <table:table-row table:style-name="ro24">
          <table:table-cell table:style-name="ce58" office:value-type="string">
            <text:p>306895668541272064</text:p>
          </table:table-cell>
          <table:table-cell table:style-name="ce59" office:value-type="string">
            <text:p>V3RR_</text:p>
          </table:table-cell>
          <table:table-cell table:style-name="ce59" office:value-type="string">
            <text:p>@kkvie yo, tritt aber nur in einem Wahlkreis (Gänserndorf) an. #noe13 #piraten #pirat</text:p>
          </table:table-cell>
          <table:table-cell table:style-name="ce59" office:value-type="string">
            <text:p>Wed Feb 27 22:36:43 +0000 2013</text:p>
          </table:table-cell>
          <table:table-cell table:style-name="ce60" office:value-type="float" office:value="41332.94216435185">
            <text:p>2/27/2013 22:36:43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266277152">
            <text:p>266277152</text:p>
          </table:table-cell>
          <table:table-cell table:style-name="ce59" office:value-type="string">
            <text:p>kkvie</text:p>
          </table:table-cell>
          <table:table-cell table:style-name="ce59" office:value-type="float" office:value="558114648">
            <text:p>558114648</text:p>
          </table:table-cell>
          <table:table-cell table:style-name="ce59" office:value-type="string">
            <text:p>306895420041338880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147626704/avatar1_normal.jpg</text:p>
          </table:table-cell>
          <table:table-cell table:style-name="ce59" office:value-type="float" office:value="144">
            <text:p>144</text:p>
          </table:table-cell>
          <table:table-cell table:style-name="ce59" office:value-type="float" office:value="173">
            <text:p>17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3RR_/statuses/306895668541272064</text:p>
          </table:table-cell>
          <table:table-cell table:style-name="ce61" office:value-type="string">
            <text:p>{"urls":[],"hashtags":[{"text":"noe13","indices":[63,69]},{"text":"piraten","indices":[70,78]},{"text":"pirat","indices":[79,85]}],"user_mentions":[{"id":266277152,"name":"Kay","indices":[0,6],"screen_name":"kkvie","id_str":"266277152"}]}</text:p>
          </table:table-cell>
        </table:table-row>
        <table:table-row table:style-name="ro24">
          <table:table-cell table:style-name="ce58" office:value-type="string">
            <text:p>306887528080887808</text:p>
          </table:table-cell>
          <table:table-cell table:style-name="ce59" office:value-type="string">
            <text:p>steinlechnerdan</text:p>
          </table:table-cell>
          <table:table-cell table:style-name="ce59" office:value-type="string">
            <text:p>@LJFOnline was meint @ph10H ? @Vilinthril @neos_eu @piratenparteiat</text:p>
          </table:table-cell>
          <table:table-cell table:style-name="ce59" office:value-type="string">
            <text:p>Wed Feb 27 22:04:23 +0000 2013</text:p>
          </table:table-cell>
          <table:table-cell table:style-name="ce60" office:value-type="float" office:value="41332.919710648144">
            <text:p>2/27/2013 22:04:23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515756853">
            <text:p>515756853</text:p>
          </table:table-cell>
          <table:table-cell table:style-name="ce59" office:value-type="string">
            <text:p>LJFOnline</text:p>
          </table:table-cell>
          <table:table-cell table:style-name="ce59" office:value-type="float" office:value="101744839">
            <text:p>101744839</text:p>
          </table:table-cell>
          <table:table-cell table:style-name="ce59" office:value-type="string">
            <text:p>306878010949246976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061149302/ab50e167b6d932e166fdafd4548fb1e8_normal.jpeg</text:p>
          </table:table-cell>
          <table:table-cell table:style-name="ce59" office:value-type="float" office:value="636">
            <text:p>636</text:p>
          </table:table-cell>
          <table:table-cell table:style-name="ce59" office:value-type="float" office:value="871">
            <text:p>871</text:p>
          </table:table-cell>
          <table:table-cell table:style-name="ce59"/>
          <table:table-cell table:style-name="ce59" office:value-type="string">
            <text:p>http://twitter.com/steinlechnerdan/statuses/306887528080887808</text:p>
          </table:table-cell>
          <table:table-cell table:style-name="ce61" office:value-type="string">
            <text:p>{"urls":[],"hashtags":[],"user_mentions":[{"id":515756853,"name":"LJF Online","indices":[0,10],"screen_name":"LJFOnline","id_str":"515756853"},{"id":551825022,"name":"phloH","indices":[21,27],"screen_name":"ph10H","id_str":"551825022"},{"id":263647843,"name":"LukasDanielKlausner","indices":[30,41],"screen_name":"Vilinthril","id_str":"263647843"},{"id":819698388,"name":"Das Neue Österreich","indices":[42,50],"screen_name":"neos_eu","id_str":"819698388"},{"id":43325643,"name":"Piratenpartei","indices":[51,67],"screen_name":"piratenparteiat","id_str":"43325643"}]}</text:p>
          </table:table-cell>
        </table:table-row>
        <table:table-row table:style-name="ro23">
          <table:table-cell table:style-name="ce58" office:value-type="string">
            <text:p>306878010949246976</text:p>
          </table:table-cell>
          <table:table-cell table:style-name="ce59" office:value-type="string">
            <text:p>LJFOnline</text:p>
          </table:table-cell>
          <table:table-cell table:style-name="ce59" office:value-type="string">
            <text:p>@steinlechnerdan Eigentlich @ph10H und der steht auf pink. Viell. ist das ja Tara ;-) #gerüchte @Vilinthril @neos_eu @piratenparteiat</text:p>
          </table:table-cell>
          <table:table-cell table:style-name="ce59" office:value-type="string">
            <text:p>Wed Feb 27 21:26:33 +0000 2013</text:p>
          </table:table-cell>
          <table:table-cell table:style-name="ce60" office:value-type="float" office:value="41332.893437499995">
            <text:p>2/27/2013 21:26:33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01744839">
            <text:p>101744839</text:p>
          </table:table-cell>
          <table:table-cell table:style-name="ce59" office:value-type="string">
            <text:p>steinlechnerdan</text:p>
          </table:table-cell>
          <table:table-cell table:style-name="ce59" office:value-type="float" office:value="515756853">
            <text:p>515756853</text:p>
          </table:table-cell>
          <table:table-cell table:style-name="ce59" office:value-type="string">
            <text:p>306789869592641537</text:p>
          </table:table-cell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1875153564/ljf_logo_fb_normal.jpg</text:p>
          </table:table-cell>
          <table:table-cell table:style-name="ce59" office:value-type="float" office:value="38">
            <text:p>38</text:p>
          </table:table-cell>
          <table:table-cell table:style-name="ce59" office:value-type="float" office:value="102">
            <text:p>102</text:p>
          </table:table-cell>
          <table:table-cell table:style-name="ce59"/>
          <table:table-cell table:style-name="ce59" office:value-type="string">
            <text:p>http://twitter.com/LJFOnline/statuses/306878010949246976</text:p>
          </table:table-cell>
          <table:table-cell table:style-name="ce61" office:value-type="string">
            <text:p>{"urls":[],"hashtags":[{"text":"gerüchte","indices":[86,95]}],"user_mentions":[{"id":101744839,"name":"Daniel Steinlechner","indices":[0,16],"screen_name":"steinlechnerdan","id_str":"101744839"},{"id":551825022,"name":"phloH","indices":[28,34],"screen_name":"ph10H","id_str":"551825022"},{"id":263647843,"name":"LukasDanielKlausner","indices":[96,107],"screen_name":"Vilinthril","id_str":"263647843"},{"id":819698388,"name":"Das Neue Österreich","indices":[108,116],"screen_name":"neos_eu","id_str":"819698388"},{"id":43325643,"name":"Piratenpartei","indices":[117,133],"screen_name":"piratenparteiat","id_str":"43325643"}]}</text:p>
          </table:table-cell>
        </table:table-row>
        <table:table-row table:style-name="ro20">
          <table:table-cell table:style-name="ce58" office:value-type="string">
            <text:p>306854377317085185</text:p>
          </table:table-cell>
          <table:table-cell table:style-name="ce59" office:value-type="string">
            <text:p>DerRomario</text:p>
          </table:table-cell>
          <table:table-cell table:style-name="ce59" office:value-type="string">
            <text:p>Das @TeamStronach_at hat Post: http://t.co/VdPLxKPGeE. Werden wir sehen ob sie in Sachen #Transparenz mit den #Pirat|en mithalten können.</text:p>
          </table:table-cell>
          <table:table-cell table:style-name="ce59" office:value-type="string">
            <text:p>Wed Feb 27 19:52:39 +0000 2013</text:p>
          </table:table-cell>
          <table:table-cell table:style-name="ce60" office:value-type="float" office:value="41332.82822916666">
            <text:p>2/27/2013 19:52:3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90910791">
            <text:p>59091079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303899998/jlps80eakr3exqqhuauj_normal.jpeg</text:p>
          </table:table-cell>
          <table:table-cell table:style-name="ce59" office:value-type="float" office:value="91">
            <text:p>91</text:p>
          </table:table-cell>
          <table:table-cell table:style-name="ce59" office:value-type="float" office:value="143">
            <text:p>143</text:p>
          </table:table-cell>
          <table:table-cell table:style-name="ce59"/>
          <table:table-cell table:style-name="ce59" office:value-type="string">
            <text:p>http://twitter.com/DerRomario/statuses/306854377317085185</text:p>
          </table:table-cell>
          <table:table-cell table:style-name="ce61" office:value-type="string">
            <text:p>{"urls":[{"expanded_url":"http://derpir.at/str","indices":[31,53],"display_url":"derpir.at/str","url":"http://t.co/VdPLxKPGeE"}],"hashtags":[{"text":"Transparenz","indices":[89,101]},{"text":"Pirat","indices":[110,116]}],"user_mentions":[{"id":848725196,"name":"Team Stronach","indices":[4,20],"screen_name":"TeamStronach_at","id_str":"848725196"}]}</text:p>
          </table:table-cell>
        </table:table-row>
        <table:table-row table:style-name="ro23">
          <table:table-cell table:style-name="ce58" office:value-type="string">
            <text:p>306846084276314112</text:p>
          </table:table-cell>
          <table:table-cell table:style-name="ce59" office:value-type="string">
            <text:p>PiraToe</text:p>
          </table:table-cell>
          <table:table-cell table:style-name="ce59" office:value-type="string">
            <text:p>Hat sich mal ein Finanz-#Pirat mit den Folgen des Wertverlustes durch die Doppik auseinandergesetzt? #Transparenz #Nebensächlichkeiten</text:p>
          </table:table-cell>
          <table:table-cell table:style-name="ce59" office:value-type="string">
            <text:p>Wed Feb 27 19:19:42 +0000 2013</text:p>
          </table:table-cell>
          <table:table-cell table:style-name="ce60" office:value-type="float" office:value="41332.805347222224">
            <text:p>2/27/2013 19:19:4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84875927">
            <text:p>184875927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3054700189/ed61793b6f451b01fdd4a006a51667d5_normal.jpeg</text:p>
          </table:table-cell>
          <table:table-cell table:style-name="ce59" office:value-type="float" office:value="223">
            <text:p>223</text:p>
          </table:table-cell>
          <table:table-cell table:style-name="ce59" office:value-type="float" office:value="565">
            <text:p>56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iraToe/statuses/306846084276314112</text:p>
          </table:table-cell>
          <table:table-cell table:style-name="ce61" office:value-type="string">
            <text:p>{"urls":[],"hashtags":[{"text":"Pirat","indices":[24,30]},{"text":"Transparenz","indices":[101,113]},{"text":"Nebensächlichkeiten","indices":[114,134]}],"user_mentions":[]}</text:p>
          </table:table-cell>
        </table:table-row>
        <table:table-row table:style-name="ro21">
          <table:table-cell table:style-name="ce58" office:value-type="string">
            <text:p>306842385298644992</text:p>
          </table:table-cell>
          <table:table-cell table:style-name="ce59" office:value-type="string">
            <text:p>Dunehopper</text:p>
          </table:table-cell>
          <table:table-cell table:style-name="ce59" office:value-type="string">
            <text:p>Frau Biermann wäre ein super #Pirat! Tolle Rede auf der Podiumsdiskussion #Kita #Tostedt</text:p>
          </table:table-cell>
          <table:table-cell table:style-name="ce59" office:value-type="string">
            <text:p>Wed Feb 27 19:05:00 +0000 2013</text:p>
          </table:table-cell>
          <table:table-cell table:style-name="ce60" office:value-type="float" office:value="41332.79513888889">
            <text:p>2/27/2013 19:05:0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7408322">
            <text:p>47408322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010319783/4d151b2d024b9eebaa5417e3e381e132_normal.jpeg</text:p>
          </table:table-cell>
          <table:table-cell table:style-name="ce59" office:value-type="float" office:value="444">
            <text:p>444</text:p>
          </table:table-cell>
          <table:table-cell table:style-name="ce59" office:value-type="float" office:value="829">
            <text:p>82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Dunehopper/statuses/306842385298644992</text:p>
          </table:table-cell>
          <table:table-cell table:style-name="ce61" office:value-type="string">
            <text:p>{"urls":[],"hashtags":[{"text":"Pirat","indices":[29,35]},{"text":"Kita","indices":[74,79]},{"text":"Tostedt","indices":[80,88]}],"user_mentions":[]}</text:p>
          </table:table-cell>
        </table:table-row>
        <table:table-row table:style-name="ro23">
          <table:table-cell table:style-name="ce58" office:value-type="string">
            <text:p>306834987762720769</text:p>
          </table:table-cell>
          <table:table-cell table:style-name="ce59" office:value-type="string">
            <text:p>3mausimhaus</text:p>
          </table:table-cell>
          <table:table-cell table:style-name="ce59" office:value-type="string">
            <text:p>"Wenn ich in einer Talkshow des Öff.-R. Fernsehens sitze, erreiche ich sogar ein Millionenpublikum." #Pirat, eitel. http://t.co/jEVM9IvEjH</text:p>
          </table:table-cell>
          <table:table-cell table:style-name="ce59" office:value-type="string">
            <text:p>Wed Feb 27 18:35:36 +0000 2013</text:p>
          </table:table-cell>
          <table:table-cell table:style-name="ce60" office:value-type="float" office:value="41332.77472222222">
            <text:p>2/27/2013 18:35:3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44271397">
            <text:p>144271397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157022970/60af549eeb88026a3f3446d9ed11a4ac_normal.jpeg</text:p>
          </table:table-cell>
          <table:table-cell table:style-name="ce59" office:value-type="float" office:value="2328">
            <text:p>2328</text:p>
          </table:table-cell>
          <table:table-cell table:style-name="ce59" office:value-type="float" office:value="2526">
            <text:p>252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3mausimhaus/statuses/306834987762720769</text:p>
          </table:table-cell>
          <table:table-cell table:style-name="ce61" office:value-type="string">
            <text:p>{"urls":[{"expanded_url":"http://www.faz.net/-gqz-771rz","indices":[116,138],"display_url":"faz.net/-gqz-771rz","url":"http://t.co/jEVM9IvEjH"}],"hashtags":[{"text":"Pirat","indices":[101,107]}],"user_mentions":[]}</text:p>
          </table:table-cell>
        </table:table-row>
        <table:table-row table:style-name="ro20">
          <table:table-cell table:style-name="ce58" office:value-type="string">
            <text:p>306822769767768064</text:p>
          </table:table-cell>
          <table:table-cell table:style-name="ce59" office:value-type="string">
            <text:p>kattascha</text:p>
          </table:table-cell>
          <table:table-cell table:style-name="ce59" office:value-type="string">
            <text:p>#Pirat Patrick Breyer hat sich an der EU-Kommission festgebissen und lässt nicht locker. Grund: #Transparenz &amp;amp; #VDS: http://t.co/pmPJLdQK0N</text:p>
          </table:table-cell>
          <table:table-cell table:style-name="ce59" office:value-type="string">
            <text:p>Wed Feb 27 17:47:03 +0000 2013</text:p>
          </table:table-cell>
          <table:table-cell table:style-name="ce60" office:value-type="float" office:value="41332.741006944445">
            <text:p>2/27/2013 17:47:0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395873726">
            <text:p>395873726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676055999/ebccbea481aa61dadd5100509d427b2f_normal.jpeg</text:p>
          </table:table-cell>
          <table:table-cell table:style-name="ce59" office:value-type="float" office:value="2265">
            <text:p>2265</text:p>
          </table:table-cell>
          <table:table-cell table:style-name="ce59" office:value-type="float" office:value="751">
            <text:p>751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kattascha/statuses/306822769767768064</text:p>
          </table:table-cell>
          <table:table-cell table:style-name="ce61" office:value-type="string">
            <text:p>{"urls":[{"expanded_url":"http://www.patrick-breyer.de/?p\u003d71984","indices":[121,143],"display_url":"patrick-breyer.de/?p\u003d71984","url":"http://t.co/pmPJLdQK0N"}],"hashtags":[{"text":"Pirat","indices":[0,6]},{"text":"Transparenz","indices":[96,108]},{"text":"VDS","indices":[115,119]}],"user_mentions":[]}</text:p>
          </table:table-cell>
        </table:table-row>
        <table:table-row table:style-name="ro24">
          <table:table-cell table:style-name="ce58" office:value-type="string">
            <text:p>306811930511814659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.@Zielina Wir #PIRAT|en sehen das BTW so: https://t.co/4vCtqNGS2d #PPat</text:p>
          </table:table-cell>
          <table:table-cell table:style-name="ce59" office:value-type="string">
            <text:p>Wed Feb 27 17:03:59 +0000 2013</text:p>
          </table:table-cell>
          <table:table-cell table:style-name="ce60" office:value-type="float" office:value="41332.71109953704">
            <text:p>2/27/2013 17:03:59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39021657">
            <text:p>39021657</text:p>
          </table:table-cell>
          <table:table-cell table:style-name="ce59" office:value-type="string">
            <text:p>Zielina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06810370427850752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55">
            <text:p>355</text:p>
          </table:table-cell>
          <table:table-cell table:style-name="ce59" office:value-type="float" office:value="675">
            <text:p>67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6811930511814659</text:p>
          </table:table-cell>
          <table:table-cell table:style-name="ce61" office:value-type="string">
            <text:p>{"urls":[{"expanded_url":"https://wiki.piratenpartei.at/wiki/Parteiprogramm#Medienf.C3.B6rderung","indices":[42,65],"display_url":"wiki.piratenpartei.at/wiki/Parteipro\u2026","url":"https://t.co/4vCtqNGS2d"}],"hashtags":[{"text":"PIRAT","indices":[14,20]},{"text":"PPat","indices":[66,71]}],"user_mentions":[{"id":39021657,"name":"Anita Zielina","indices":[1,9],"screen_name":"Zielina","id_str":"39021657"}]}</text:p>
          </table:table-cell>
        </table:table-row>
        <table:table-row table:style-name="ro20">
          <table:table-cell table:style-name="ce58" office:value-type="string">
            <text:p>306803049802907649</text:p>
          </table:table-cell>
          <table:table-cell table:style-name="ce59" office:value-type="string">
            <text:p>medienpirat</text:p>
          </table:table-cell>
          <table:table-cell table:style-name="ce59" office:value-type="string">
            <text:p>Die http://t.co/VM784PbqaW @piratenparteiat fordert die ersatzlose Streichung des Pensionseintrittsalters https://t.co/8Q7wwUX0Is #ppat</text:p>
          </table:table-cell>
          <table:table-cell table:style-name="ce59" office:value-type="string">
            <text:p>Wed Feb 27 16:28:41 +0000 2013</text:p>
          </table:table-cell>
          <table:table-cell table:style-name="ce60" office:value-type="float" office:value="41332.686585648145">
            <text:p>2/27/2013 16:28:4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6288448">
            <text:p>16288448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208593987/Flo_normal.jpg</text:p>
          </table:table-cell>
          <table:table-cell table:style-name="ce59" office:value-type="float" office:value="1341">
            <text:p>1341</text:p>
          </table:table-cell>
          <table:table-cell table:style-name="ce59" office:value-type="float" office:value="391">
            <text:p>39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edienpirat/statuses/306803049802907649</text:p>
          </table:table-cell>
          <table:table-cell table:style-name="ce61" office:value-type="string">
            <text:p>{"urls":[{"expanded_url":"http://www.piratenpartei.at","indices":[4,26],"display_url":"piratenpartei.at","url":"http://t.co/VM784PbqaW"},{"expanded_url":"https://lqfb.piratenpartei.at/initiative/show/1736.html","indices":[106,129],"display_url":"lqfb.piratenpartei.at/initiative/sho\u2026","url":"https://t.co/8Q7wwUX0Is"}],"hashtags":[{"text":"ppat","indices":[130,135]}],"user_mentions":[{"id":43325643,"name":"Piratenpartei","indices":[27,43],"screen_name":"piratenparteiat","id_str":"43325643"}]}</text:p>
          </table:table-cell>
        </table:table-row>
        <table:table-row table:style-name="ro23">
          <table:table-cell table:style-name="ce58" office:value-type="string">
            <text:p>306795200838262785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Hihi. Da erstellt man ein Plakat (http://t.co/b4bHHjrmev), und gleich sind alle verwirrt: https://t.co/zk4OYuNeOK ::grins:: #PIRAT #PPat</text:p>
          </table:table-cell>
          <table:table-cell table:style-name="ce59" office:value-type="string">
            <text:p>Wed Feb 27 15:57:30 +0000 2013</text:p>
          </table:table-cell>
          <table:table-cell table:style-name="ce60" office:value-type="float" office:value="41332.664930555555">
            <text:p>2/27/2013 15:57:30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63647843">
            <text:p>26364784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55">
            <text:p>355</text:p>
          </table:table-cell>
          <table:table-cell table:style-name="ce59" office:value-type="float" office:value="675">
            <text:p>67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6795200838262785</text:p>
          </table:table-cell>
          <table:table-cell table:style-name="ce61" office:value-type="string">
            <text:p>{"urls":[{"expanded_url":"http://neos.eu/fragenpflanz/i/8e2c0d10/","indices":[34,56],"display_url":"neos.eu/fragenpflanz/i\u2026","url":"http://t.co/b4bHHjrmev"},{"expanded_url":"https://twitter.com/mic_ung/status/306766121070112769","indices":[90,113],"display_url":"twitter.com/mic_ung/status\u2026","url":"https://t.co/zk4OYuNeOK"}],"hashtags":[{"text":"PIRAT","indices":[124,130]},{"text":"PPat","indices":[131,136]}],"user_mentions":[]}</text:p>
          </table:table-cell>
        </table:table-row>
        <table:table-row table:style-name="ro24">
          <table:table-cell table:style-name="ce58" office:value-type="string">
            <text:p>306792360967286784</text:p>
          </table:table-cell>
          <table:table-cell table:style-name="ce59" office:value-type="string">
            <text:p>marcsueca32</text:p>
          </table:table-cell>
          <table:table-cell table:style-name="ce59" office:value-type="string">
            <text:p>Ell ara vota convergent, abans era un españolito dement... #Pirat's</text:p>
          </table:table-cell>
          <table:table-cell table:style-name="ce59" office:value-type="string">
            <text:p>Wed Feb 27 15:46:13 +0000 2013</text:p>
          </table:table-cell>
          <table:table-cell table:style-name="ce60" office:value-type="float" office:value="41332.65709490741">
            <text:p>2/27/2013 15:46:13</text:p>
          </table:table-cell>
          <table:table-cell table:style-name="ce59"/>
          <table:table-cell table:style-name="ce59" office:value-type="string">
            <text:p>ca</text:p>
          </table:table-cell>
          <table:table-cell table:number-columns-repeated="2" table:style-name="ce59"/>
          <table:table-cell table:style-name="ce59" office:value-type="float" office:value="194114563">
            <text:p>194114563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3226562998/ae7d174fe1d8dbece715b24d2248aa24_normal.jpeg</text:p>
          </table:table-cell>
          <table:table-cell table:style-name="ce59" office:value-type="float" office:value="524">
            <text:p>524</text:p>
          </table:table-cell>
          <table:table-cell table:style-name="ce59" office:value-type="float" office:value="1258">
            <text:p>125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arcsueca32/statuses/306792360967286784</text:p>
          </table:table-cell>
          <table:table-cell table:style-name="ce61" office:value-type="string">
            <text:p>{"urls":[],"hashtags":[{"text":"Pirat","indices":[59,65]}],"user_mentions":[]}</text:p>
          </table:table-cell>
        </table:table-row>
        <table:table-row table:style-name="ro22">
          <table:table-cell table:style-name="ce58" office:value-type="string">
            <text:p>306789869592641537</text:p>
          </table:table-cell>
          <table:table-cell table:style-name="ce59" office:value-type="string">
            <text:p>steinlechnerdan</text:p>
          </table:table-cell>
          <table:table-cell table:style-name="ce59" office:value-type="string">
            <text:p>@LJFOnline twittert heute Tara von Saturday Night Fever für euch? :-) @Vilinthril @neos_eu @piratenparteiat</text:p>
          </table:table-cell>
          <table:table-cell table:style-name="ce59" office:value-type="string">
            <text:p>Wed Feb 27 15:36:19 +0000 2013</text:p>
          </table:table-cell>
          <table:table-cell table:style-name="ce60" office:value-type="float" office:value="41332.65021990741">
            <text:p>2/27/2013 15:36:19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515756853">
            <text:p>515756853</text:p>
          </table:table-cell>
          <table:table-cell table:style-name="ce59" office:value-type="string">
            <text:p>LJFOnline</text:p>
          </table:table-cell>
          <table:table-cell table:style-name="ce59" office:value-type="float" office:value="101744839">
            <text:p>101744839</text:p>
          </table:table-cell>
          <table:table-cell table:style-name="ce59" office:value-type="string">
            <text:p>306781329775808513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061149302/ab50e167b6d932e166fdafd4548fb1e8_normal.jpeg</text:p>
          </table:table-cell>
          <table:table-cell table:style-name="ce59" office:value-type="float" office:value="636">
            <text:p>636</text:p>
          </table:table-cell>
          <table:table-cell table:style-name="ce59" office:value-type="float" office:value="871">
            <text:p>871</text:p>
          </table:table-cell>
          <table:table-cell table:style-name="ce59"/>
          <table:table-cell table:style-name="ce59" office:value-type="string">
            <text:p>http://twitter.com/steinlechnerdan/statuses/306789869592641537</text:p>
          </table:table-cell>
          <table:table-cell table:style-name="ce61" office:value-type="string">
            <text:p>{"urls":[],"hashtags":[],"user_mentions":[{"id":515756853,"name":"LJF Online","indices":[0,10],"screen_name":"LJFOnline","id_str":"515756853"},{"id":263647843,"name":"LukasDanielKlausner","indices":[70,81],"screen_name":"Vilinthril","id_str":"263647843"},{"id":819698388,"name":"Das Neue Österreich","indices":[82,90],"screen_name":"neos_eu","id_str":"819698388"},{"id":43325643,"name":"Piratenpartei","indices":[91,107],"screen_name":"piratenparteiat","id_str":"43325643"}]}</text:p>
          </table:table-cell>
        </table:table-row>
        <table:table-row table:style-name="ro21">
          <table:table-cell table:style-name="ce58" office:value-type="string">
            <text:p>306781329775808513</text:p>
          </table:table-cell>
          <table:table-cell table:style-name="ce59" office:value-type="string">
            <text:p>LJFOnline</text:p>
          </table:table-cell>
          <table:table-cell table:style-name="ce59" office:value-type="string">
            <text:p>@Vilinthril @steinlechnerdan @neos_eu @piratenparteiat ach, pink ist doch hübsch :-)</text:p>
          </table:table-cell>
          <table:table-cell table:style-name="ce59" office:value-type="string">
            <text:p>Wed Feb 27 15:02:23 +0000 2013</text:p>
          </table:table-cell>
          <table:table-cell table:style-name="ce60" office:value-type="float" office:value="41332.626655092594">
            <text:p>2/27/2013 15:02:23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Vilinthril</text:p>
          </table:table-cell>
          <table:table-cell table:style-name="ce59" office:value-type="float" office:value="515756853">
            <text:p>515756853</text:p>
          </table:table-cell>
          <table:table-cell table:style-name="ce59" office:value-type="string">
            <text:p>306746541983543296</text:p>
          </table:table-cell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1875153564/ljf_logo_fb_normal.jpg</text:p>
          </table:table-cell>
          <table:table-cell table:style-name="ce59" office:value-type="float" office:value="38">
            <text:p>38</text:p>
          </table:table-cell>
          <table:table-cell table:style-name="ce59" office:value-type="float" office:value="102">
            <text:p>102</text:p>
          </table:table-cell>
          <table:table-cell table:style-name="ce59"/>
          <table:table-cell table:style-name="ce59" office:value-type="string">
            <text:p>http://twitter.com/LJFOnline/statuses/306781329775808513</text:p>
          </table:table-cell>
          <table:table-cell table:style-name="ce61" office:value-type="string">
            <text:p>{"urls":[],"hashtags":[],"user_mentions":[{"id":263647843,"name":"LukasDanielKlausner","indices":[0,11],"screen_name":"Vilinthril","id_str":"263647843"},{"id":101744839,"name":"Daniel Steinlechner","indices":[12,28],"screen_name":"steinlechnerdan","id_str":"101744839"},{"id":819698388,"name":"Das Neue Österreich","indices":[29,37],"screen_name":"neos_eu","id_str":"819698388"},{"id":43325643,"name":"Piratenpartei","indices":[38,54],"screen_name":"piratenparteiat","id_str":"43325643"}]}</text:p>
          </table:table-cell>
        </table:table-row>
        <table:table-row table:style-name="ro21">
          <table:table-cell table:style-name="ce58" office:value-type="string">
            <text:p>306776635951153152</text:p>
          </table:table-cell>
          <table:table-cell table:style-name="ce59" office:value-type="string">
            <text:p>Real_Alice1D</text:p>
          </table:table-cell>
          <table:table-cell table:style-name="ce59" office:value-type="string">
            <text:p>@wiii_kaaa @imastyles @harryyouremine bo my takie złe jesteśmy 
Arrrr..
#PIRAT</text:p>
          </table:table-cell>
          <table:table-cell table:style-name="ce59" office:value-type="string">
            <text:p>Wed Feb 27 14:43:44 +0000 2013</text:p>
          </table:table-cell>
          <table:table-cell table:style-name="ce60" office:value-type="float" office:value="41332.613703703704">
            <text:p>2/27/2013 14:43:44</text:p>
          </table:table-cell>
          <table:table-cell table:style-name="ce59"/>
          <table:table-cell table:style-name="ce59" office:value-type="string">
            <text:p>pl</text:p>
          </table:table-cell>
          <table:table-cell table:style-name="ce59" office:value-type="float" office:value="945961314">
            <text:p>945961314</text:p>
          </table:table-cell>
          <table:table-cell table:style-name="ce59" office:value-type="string">
            <text:p>wiii_kaaa</text:p>
          </table:table-cell>
          <table:table-cell table:style-name="ce59" office:value-type="float" office:value="481334770">
            <text:p>481334770</text:p>
          </table:table-cell>
          <table:table-cell table:style-name="ce59" office:value-type="string">
            <text:p>306776368966938624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307762220/e11fc83184f14d532513233deb0fcddf_normal.jpeg</text:p>
          </table:table-cell>
          <table:table-cell table:style-name="ce59" office:value-type="float" office:value="986">
            <text:p>986</text:p>
          </table:table-cell>
          <table:table-cell table:style-name="ce59" office:value-type="float" office:value="1084">
            <text:p>1084</text:p>
          </table:table-cell>
          <table:table-cell table:style-name="ce59"/>
          <table:table-cell table:style-name="ce59" office:value-type="string">
            <text:p>http://twitter.com/Real_Alice1D/statuses/306776635951153152</text:p>
          </table:table-cell>
          <table:table-cell table:style-name="ce61" office:value-type="string">
            <text:p>{"urls":[],"hashtags":[{"text":"PIRAT","indices":[72,78]}],"user_mentions":[{"id":945961314,"name":"wiktoriałkę ","indices":[0,10],"screen_name":"wiii_kaaa","id_str":"945961314"},{"id":958631118,"name":"bitches love cake \u2020","indices":[11,21],"screen_name":"imastyles","id_str":"958631118"},{"id":756959142,"name":"don\u0027t need you.","indices":[22,37],"screen_name":"HarryYoureMine","id_str":"756959142"}]}</text:p>
          </table:table-cell>
        </table:table-row>
        <table:table-row table:style-name="ro20">
          <table:table-cell table:style-name="ce58" office:value-type="string">
            <text:p>306746541983543296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.@steinlechnerdan @neos_eu Stimmt. Wenigstens ein Problem, dass die @PiratenparteiAT nicht hat – Branding und Marke passen. ;) #PPat #PIRAT</text:p>
          </table:table-cell>
          <table:table-cell table:style-name="ce59" office:value-type="string">
            <text:p>Wed Feb 27 12:44:09 +0000 2013</text:p>
          </table:table-cell>
          <table:table-cell table:style-name="ce60" office:value-type="float" office:value="41332.53065972222">
            <text:p>2/27/2013 12:44:09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01744839">
            <text:p>101744839</text:p>
          </table:table-cell>
          <table:table-cell table:style-name="ce59" office:value-type="string">
            <text:p>steinlechnerdan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06743681241731072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55">
            <text:p>355</text:p>
          </table:table-cell>
          <table:table-cell table:style-name="ce59" office:value-type="float" office:value="675">
            <text:p>67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6746541983543296</text:p>
          </table:table-cell>
          <table:table-cell table:style-name="ce61" office:value-type="string">
            <text:p>{"urls":[],"hashtags":[{"text":"PPat","indices":[127,132]},{"text":"PIRAT","indices":[133,139]}],"user_mentions":[{"id":101744839,"name":"Daniel Steinlechner","indices":[1,17],"screen_name":"steinlechnerdan","id_str":"101744839"},{"id":819698388,"name":"Das Neue Österreich","indices":[18,26],"screen_name":"neos_eu","id_str":"819698388"},{"id":43325643,"name":"Piratenpartei","indices":[68,84],"screen_name":"piratenparteiat","id_str":"43325643"}]}</text:p>
          </table:table-cell>
        </table:table-row>
        <table:table-row table:style-name="ro23">
          <table:table-cell table:style-name="ce58" office:value-type="string">
            <text:p>306734077619363840</text:p>
          </table:table-cell>
          <table:table-cell table:style-name="ce59" office:value-type="string">
            <text:p>manolo_pph</text:p>
          </table:table-cell>
          <table:table-cell table:style-name="ce59" office:value-type="string">
            <text:p>@volkerberkhout Welcher #Pirat kennt sich in Hessen denn mit Fracking bzw. Wasserprivatisierung aus? Frage für eine Veranstaltung. :)</text:p>
          </table:table-cell>
          <table:table-cell table:style-name="ce59" office:value-type="string">
            <text:p>Wed Feb 27 11:54:37 +0000 2013</text:p>
          </table:table-cell>
          <table:table-cell table:style-name="ce60" office:value-type="float" office:value="41332.49626157407">
            <text:p>2/27/2013 11:54:37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195402260">
            <text:p>1195402260</text:p>
          </table:table-cell>
          <table:table-cell table:style-name="ce59" office:value-type="string">
            <text:p>volkerberkhout</text:p>
          </table:table-cell>
          <table:table-cell table:style-name="ce59" office:value-type="float" office:value="177242107">
            <text:p>177242107</text:p>
          </table:table-cell>
          <table:table-cell table:style-name="ce59"/>
          <table:table-cell table:style-name="ce61" office:value-type="string">
            <text:p>&lt;a href="http://twitter.com/#!/download/ipad" rel="nofollow"&gt;Twitter for iPad&lt;/a&gt;</text:p>
          </table:table-cell>
          <table:table-cell table:style-name="ce61" office:value-type="string">
            <text:p>http://a0.twimg.com/profile_images/1100709756/IMG00005-20090723-1259_normal.jpg</text:p>
          </table:table-cell>
          <table:table-cell table:style-name="ce59" office:value-type="float" office:value="800">
            <text:p>800</text:p>
          </table:table-cell>
          <table:table-cell table:style-name="ce59" office:value-type="float" office:value="605">
            <text:p>60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anolo_pph/statuses/306734077619363840</text:p>
          </table:table-cell>
          <table:table-cell table:style-name="ce61" office:value-type="string">
            <text:p>{"urls":[],"hashtags":[{"text":"Pirat","indices":[24,30]}],"user_mentions":[{"id":1195402260,"name":"Volker Berkhout","indices":[0,15],"screen_name":"volkerberkhout","id_str":"1195402260"}]}</text:p>
          </table:table-cell>
        </table:table-row>
        <table:table-row table:style-name="ro22">
          <table:table-cell table:style-name="ce58" office:value-type="string">
            <text:p>306569469214470145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matthiaskoechl @rolfholub @gruenekaernten Da fehlen noch ca. 10% #PIRAT|en. ;) #PPat #Ktn13</text:p>
          </table:table-cell>
          <table:table-cell table:style-name="ce59" office:value-type="string">
            <text:p>Wed Feb 27 01:00:31 +0000 2013</text:p>
          </table:table-cell>
          <table:table-cell table:style-name="ce60" office:value-type="float" office:value="41332.042025462964">
            <text:p>2/27/2013 1:00:31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7573065">
            <text:p>17573065</text:p>
          </table:table-cell>
          <table:table-cell table:style-name="ce59" office:value-type="string">
            <text:p>matthiaskoechl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06567685007884289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55">
            <text:p>355</text:p>
          </table:table-cell>
          <table:table-cell table:style-name="ce59" office:value-type="float" office:value="675">
            <text:p>67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6569469214470145</text:p>
          </table:table-cell>
          <table:table-cell table:style-name="ce61" office:value-type="string">
            <text:p>{"urls":[],"hashtags":[{"text":"PIRAT","indices":[66,72]},{"text":"PPat","indices":[80,85]},{"text":"Ktn13","indices":[86,92]}],"user_mentions":[{"id":17573065,"name":"Matthias Köchl","indices":[0,15],"screen_name":"matthiaskoechl","id_str":"17573065"},{"id":19078021,"name":"Rolf Holub","indices":[16,26],"screen_name":"rolfholub","id_str":"19078021"},{"id":371383065,"name":"Grüne Kärnten","indices":[27,42],"screen_name":"GrueneKaernten","id_str":"371383065"}]}</text:p>
          </table:table-cell>
        </table:table-row>
        <table:table-row table:style-name="ro22">
          <table:table-cell table:style-name="ce58" office:value-type="string">
            <text:p>306541968316571649</text:p>
          </table:table-cell>
          <table:table-cell table:style-name="ce59" office:value-type="string">
            <text:p>th_weber</text:p>
          </table:table-cell>
          <table:table-cell table:style-name="ce59" office:value-type="string">
            <text:p>wahlkabine.at empfiehlt mir in dieser Reihenfolge @piratenparteiat – @DieGruenen – @neos_eu</text:p>
          </table:table-cell>
          <table:table-cell table:style-name="ce59" office:value-type="string">
            <text:p>Tue Feb 26 23:11:15 +0000 2013</text:p>
          </table:table-cell>
          <table:table-cell table:style-name="ce60" office:value-type="float" office:value="41331.96614583333">
            <text:p>2/26/2013 23:11:1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7673626">
            <text:p>47673626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843726991/fd7fc84eea2c39d5fc4888a812369325_normal.png</text:p>
          </table:table-cell>
          <table:table-cell table:style-name="ce59" office:value-type="float" office:value="893">
            <text:p>893</text:p>
          </table:table-cell>
          <table:table-cell table:style-name="ce59" office:value-type="float" office:value="622">
            <text:p>62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th_weber/statuses/306541968316571649</text:p>
          </table:table-cell>
          <table:table-cell table:style-name="ce61" office:value-type="string">
            <text:p>{"urls":[],"hashtags":[],"user_mentions":[{"id":43325643,"name":"Piratenpartei","indices":[50,66],"screen_name":"piratenparteiat","id_str":"43325643"},{"id":12042442,"name":"diegruenen","indices":[69,80],"screen_name":"diegruenen","id_str":"12042442"},{"id":819698388,"name":"Das Neue Österreich","indices":[83,91],"screen_name":"neos_eu","id_str":"819698388"}]}</text:p>
          </table:table-cell>
        </table:table-row>
        <table:table-row table:style-name="ro23">
          <table:table-cell table:style-name="ce58" office:value-type="string">
            <text:p>306518364912750592</text:p>
          </table:table-cell>
          <table:table-cell table:style-name="ce59" office:value-type="string">
            <text:p>Volker_Beck</text:p>
          </table:table-cell>
          <table:table-cell table:style-name="ce59" office:value-type="string">
            <text:p>@tessarakt Sie schreiben Sie seien #Pirat Vllt versteht man Ihren unqualifizierten Chauvi-spruch als piratigen Post-Genderismus</text:p>
          </table:table-cell>
          <table:table-cell table:style-name="ce59" office:value-type="string">
            <text:p>Tue Feb 26 21:37:27 +0000 2013</text:p>
          </table:table-cell>
          <table:table-cell table:style-name="ce60" office:value-type="float" office:value="41331.90100694444">
            <text:p>2/26/2013 21:37:27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38166686">
            <text:p>38166686</text:p>
          </table:table-cell>
          <table:table-cell table:style-name="ce59" office:value-type="string">
            <text:p>tessarakt</text:p>
          </table:table-cell>
          <table:table-cell table:style-name="ce59" office:value-type="float" office:value="16337664">
            <text:p>16337664</text:p>
          </table:table-cell>
          <table:table-cell table:style-name="ce59" office:value-type="string">
            <text:p>306517923034435585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671368826/Foto_Guido_Rottmann2_normal.jpg</text:p>
          </table:table-cell>
          <table:table-cell table:style-name="ce59" office:value-type="float" office:value="30056">
            <text:p>30056</text:p>
          </table:table-cell>
          <table:table-cell table:style-name="ce59" office:value-type="float" office:value="3238">
            <text:p>323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olker_Beck/statuses/306518364912750592</text:p>
          </table:table-cell>
          <table:table-cell table:style-name="ce61" office:value-type="string">
            <text:p>{"urls":[],"hashtags":[{"text":"Pirat","indices":[35,41]}],"user_mentions":[{"id":38166686,"name":"@tessarakt","indices":[0,10],"screen_name":"tessarakt","id_str":"38166686"}]}</text:p>
          </table:table-cell>
        </table:table-row>
        <table:table-row table:style-name="ro24">
          <table:table-cell table:style-name="ce58" office:value-type="string">
            <text:p>306510468829306880</text:p>
          </table:table-cell>
          <table:table-cell table:style-name="ce59" office:value-type="string">
            <text:p>herrconin</text:p>
          </table:table-cell>
          <table:table-cell table:style-name="ce59" office:value-type="string">
            <text:p>Noch 2 Tage Zeit über den nächsten BPT abzustimmen. DO IT #Pirat. Check your Mail.</text:p>
          </table:table-cell>
          <table:table-cell table:style-name="ce59" office:value-type="string">
            <text:p>Tue Feb 26 21:06:05 +0000 2013</text:p>
          </table:table-cell>
          <table:table-cell table:style-name="ce60" office:value-type="float" office:value="41331.879224537035">
            <text:p>2/26/2013 21:06:0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05281883">
            <text:p>205281883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315758273/RC_SketchOrange_normal.png</text:p>
          </table:table-cell>
          <table:table-cell table:style-name="ce59" office:value-type="float" office:value="1353">
            <text:p>1353</text:p>
          </table:table-cell>
          <table:table-cell table:style-name="ce59" office:value-type="float" office:value="2000">
            <text:p>200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errconin/statuses/306510468829306880</text:p>
          </table:table-cell>
          <table:table-cell table:style-name="ce61" office:value-type="string">
            <text:p>{"urls":[],"hashtags":[{"text":"Pirat","indices":[58,64]}],"user_mentions":[]}</text:p>
          </table:table-cell>
        </table:table-row>
        <table:table-row table:style-name="ro21">
          <table:table-cell table:style-name="ce58" office:value-type="string">
            <text:p>306504047857369089</text:p>
          </table:table-cell>
          <table:table-cell table:style-name="ce59" office:value-type="string">
            <text:p>herrconin</text:p>
          </table:table-cell>
          <table:table-cell table:style-name="ce59" office:value-type="string">
            <text:p>Wenn ich als #Pirat den Piratentools nicht mehr traue, dann habe ich, aber auch die Partei ein Problem. #iLikeNot</text:p>
          </table:table-cell>
          <table:table-cell table:style-name="ce59" office:value-type="string">
            <text:p>Tue Feb 26 20:40:34 +0000 2013</text:p>
          </table:table-cell>
          <table:table-cell table:style-name="ce60" office:value-type="float" office:value="41331.861504629625">
            <text:p>2/26/2013 20:40:3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05281883">
            <text:p>205281883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315758273/RC_SketchOrange_normal.png</text:p>
          </table:table-cell>
          <table:table-cell table:style-name="ce59" office:value-type="float" office:value="1353">
            <text:p>1353</text:p>
          </table:table-cell>
          <table:table-cell table:style-name="ce59" office:value-type="float" office:value="2000">
            <text:p>200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errconin/statuses/306504047857369089</text:p>
          </table:table-cell>
          <table:table-cell table:style-name="ce61" office:value-type="string">
            <text:p>{"urls":[],"hashtags":[{"text":"Pirat","indices":[13,19]},{"text":"iLikeNot","indices":[104,113]}],"user_mentions":[]}</text:p>
          </table:table-cell>
        </table:table-row>
        <table:table-row table:style-name="ro24">
          <table:table-cell table:style-name="ce58" office:value-type="string">
            <text:p>306502992872501248</text:p>
          </table:table-cell>
          <table:table-cell table:style-name="ce59" office:value-type="string">
            <text:p>simvalue</text:p>
          </table:table-cell>
          <table:table-cell table:style-name="ce59" office:value-type="string">
            <text:p>Wuhu am Sonntag werde ich tatsächlich die @piratenparteiat wählen können</text:p>
          </table:table-cell>
          <table:table-cell table:style-name="ce59" office:value-type="string">
            <text:p>Tue Feb 26 20:36:22 +0000 2013</text:p>
          </table:table-cell>
          <table:table-cell table:style-name="ce60" office:value-type="float" office:value="41331.85858796296">
            <text:p>2/26/2013 20:36:2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96536723">
            <text:p>96536723</text:p>
          </table:table-cell>
          <table:table-cell table:style-name="ce59"/>
          <table:table-cell table:style-name="ce61" office:value-type="string">
            <text:p>&lt;a href="http://twicca.r246.jp/" rel="nofollow"&gt;twicca&lt;/a&gt;</text:p>
          </table:table-cell>
          <table:table-cell table:style-name="ce61" office:value-type="string">
            <text:p>http://a0.twimg.com/profile_images/1205965576/monitored_normal.jpg</text:p>
          </table:table-cell>
          <table:table-cell table:style-name="ce59" office:value-type="float" office:value="282">
            <text:p>282</text:p>
          </table:table-cell>
          <table:table-cell table:style-name="ce59" office:value-type="float" office:value="709">
            <text:p>70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imvalue/statuses/306502992872501248</text:p>
          </table:table-cell>
          <table:table-cell table:style-name="ce61" office:value-type="string">
            <text:p>{"urls":[],"hashtags":[],"user_mentions":[{"id":43325643,"name":"Piratenpartei","indices":[42,58],"screen_name":"piratenparteiat","id_str":"43325643"}]}</text:p>
          </table:table-cell>
        </table:table-row>
        <table:table-row table:style-name="ro28">
          <table:table-cell table:style-name="ce58" office:value-type="string">
            <text:p>306502590978478082</text:p>
          </table:table-cell>
          <table:table-cell table:style-name="ce59" office:value-type="string">
            <text:p>PiratePartyNews</text:p>
          </table:table-cell>
          <table:table-cell table:style-name="ce59" office:value-type="string">
            <text:p>World #PirateParty Network News is out! http://t.co/rBwwN1meE0 ▸ Top stories today via @PiratePartyNews @piratenparteiat @piratenrlp</text:p>
          </table:table-cell>
          <table:table-cell table:style-name="ce59" office:value-type="string">
            <text:p>Tue Feb 26 20:34:46 +0000 2013</text:p>
          </table:table-cell>
          <table:table-cell table:style-name="ce60" office:value-type="float" office:value="41331.85747685185">
            <text:p>2/26/2013 20:34:46</text:p>
          </table:table-cell>
          <table:table-cell table:style-name="ce59"/>
          <table:table-cell table:style-name="ce59" office:value-type="string">
            <text:p>fr</text:p>
          </table:table-cell>
          <table:table-cell table:number-columns-repeated="2" table:style-name="ce59"/>
          <table:table-cell table:style-name="ce59" office:value-type="float" office:value="932764448">
            <text:p>932764448</text:p>
          </table:table-cell>
          <table:table-cell table:style-name="ce59"/>
          <table:table-cell table:style-name="ce61" office:value-type="string">
            <text:p>&lt;a href="http://paper.li" rel="nofollow"&gt;Paper.li&lt;/a&gt;</text:p>
          </table:table-cell>
          <table:table-cell table:style-name="ce61" office:value-type="string">
            <text:p>http://a0.twimg.com/profile_images/2819997778/61233dfa713bd6a0148794d85dd666d8_normal.jpeg</text:p>
          </table:table-cell>
          <table:table-cell table:style-name="ce59" office:value-type="float" office:value="476">
            <text:p>476</text:p>
          </table:table-cell>
          <table:table-cell table:style-name="ce59" office:value-type="float" office:value="630">
            <text:p>63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iratePartyNews/statuses/306502590978478082</text:p>
          </table:table-cell>
          <table:table-cell table:style-name="ce61" office:value-type="string">
            <text:p>{"urls":[{"expanded_url":"http://paper.li/PiratePartyNews/1352327441","indices":[40,62],"display_url":"paper.li/PiratePartyNew\u2026","url":"http://t.co/rBwwN1meE0"}],"hashtags":[{"text":"PirateParty","indices":[6,18]}],"user_mentions":[{"id":932764448,"name":"Pirate Party News","indices":[87,103],"screen_name":"PiratePartyNews","id_str":"932764448"},{"id":43325643,"name":"Piratenpartei","indices":[104,120],"screen_name":"piratenparteiat","id_str":"43325643"},{"id":22507013,"name":"Piratenpartei RLP","indices":[121,132],"screen_name":"piratenrlp","id_str":"22507013"}]}</text:p>
          </table:table-cell>
        </table:table-row>
        <table:table-row table:style-name="ro25">
          <table:table-cell table:style-name="ce58" office:value-type="string">
            <text:p>306490929194340352</text:p>
          </table:table-cell>
          <table:table-cell table:style-name="ce59" office:value-type="string">
            <text:p>Slagball</text:p>
          </table:table-cell>
          <table:table-cell table:style-name="ce59" office:value-type="string">
            <text:p>Ich bin ein #pirat (in anlehnung an plakat)</text:p>
          </table:table-cell>
          <table:table-cell table:style-name="ce59" office:value-type="string">
            <text:p>Tue Feb 26 19:48:26 +0000 2013</text:p>
          </table:table-cell>
          <table:table-cell table:style-name="ce60" office:value-type="float" office:value="41331.82530092592">
            <text:p>2/26/2013 19:48:2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2096001">
            <text:p>52096001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88727621/thunder9_normal.jpg</text:p>
          </table:table-cell>
          <table:table-cell table:style-name="ce59" office:value-type="float" office:value="364">
            <text:p>364</text:p>
          </table:table-cell>
          <table:table-cell table:style-name="ce59" office:value-type="float" office:value="983">
            <text:p>98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lagball/statuses/306490929194340352</text:p>
          </table:table-cell>
          <table:table-cell table:style-name="ce61" office:value-type="string">
            <text:p>{"urls":[],"hashtags":[{"text":"pirat","indices":[12,18]}],"user_mentions":[]}</text:p>
          </table:table-cell>
        </table:table-row>
        <table:table-row table:style-name="ro20">
          <table:table-cell table:style-name="ce58" office:value-type="string">
            <text:p>306478580542615554</text:p>
          </table:table-cell>
          <table:table-cell table:style-name="ce59" office:value-type="string">
            <text:p>microwitz</text:p>
          </table:table-cell>
          <table:table-cell table:style-name="ce59" office:value-type="string">
            <text:p>WAHLEMPFEHLUNG - Video von Robert Schabus: #ktn13 #kärnten #fpk #övp #bzö #grüne #spö #klagenfurt #PIRAT #wahl 
http://t.co/5wAB24gVrg</text:p>
          </table:table-cell>
          <table:table-cell table:style-name="ce59" office:value-type="string">
            <text:p>Tue Feb 26 18:59:22 +0000 2013</text:p>
          </table:table-cell>
          <table:table-cell table:style-name="ce60" office:value-type="float" office:value="41331.79122685185">
            <text:p>2/26/2013 18:59:2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10957275">
            <text:p>210957275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157627556/microwitz_normal.jpg</text:p>
          </table:table-cell>
          <table:table-cell table:style-name="ce59" office:value-type="float" office:value="131">
            <text:p>131</text:p>
          </table:table-cell>
          <table:table-cell table:style-name="ce59" office:value-type="float" office:value="134">
            <text:p>13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icrowitz/statuses/306478580542615554</text:p>
          </table:table-cell>
          <table:table-cell table:style-name="ce61" office:value-type="string">
            <text:p>{"urls":[{"expanded_url":"http://www.youtube.com/watch?feature\u003dplayer_detailpage\u0026v\u003dKtyVexKUYAQ","indices":[112,134],"display_url":"youtube.com/watch?feature\u003d\u2026","url":"http://t.co/5wAB24gVrg"}],"hashtags":[{"text":"ktn13","indices":[43,49]},{"text":"kärnten","indices":[50,58]},{"text":"fpk","indices":[59,63]},{"text":"övp","indices":[64,68]},{"text":"bzö","indices":[69,73]},{"text":"grüne","indices":[74,80]},{"text":"spö","indices":[81,85]},{"text":"klagenfurt","indices":[86,97]},{"text":"PIRAT","indices":[98,104]},{"text":"wahl","indices":[105,110]}],"user_mentions":[]}</text:p>
          </table:table-cell>
        </table:table-row>
        <table:table-row table:style-name="ro25">
          <table:table-cell table:style-name="ce58" office:value-type="string">
            <text:p>306468057780473856</text:p>
          </table:table-cell>
          <table:table-cell table:style-name="ce59" office:value-type="string">
            <text:p>Rosensibylle</text:p>
          </table:table-cell>
          <table:table-cell table:style-name="ce59" office:value-type="string">
            <text:p>@piratenparteiat hat die #igkultur mal nachgedacht;-)</text:p>
          </table:table-cell>
          <table:table-cell table:style-name="ce59" office:value-type="string">
            <text:p>Tue Feb 26 18:17:33 +0000 2013</text:p>
          </table:table-cell>
          <table:table-cell table:style-name="ce60" office:value-type="float" office:value="41331.7621875">
            <text:p>2/26/2013 18:17:33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43325643">
            <text:p>43325643</text:p>
          </table:table-cell>
          <table:table-cell table:style-name="ce59" office:value-type="string">
            <text:p>piratenparteiat</text:p>
          </table:table-cell>
          <table:table-cell table:style-name="ce59" office:value-type="float" office:value="43386254">
            <text:p>43386254</text:p>
          </table:table-cell>
          <table:table-cell table:style-name="ce59" office:value-type="string">
            <text:p>306466320122265601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937119490/2e196404101dbafa0fc0297463fd9032_normal.jpeg</text:p>
          </table:table-cell>
          <table:table-cell table:style-name="ce59" office:value-type="float" office:value="236">
            <text:p>236</text:p>
          </table:table-cell>
          <table:table-cell table:style-name="ce59" office:value-type="float" office:value="241">
            <text:p>241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Rosensibylle/statuses/306468057780473856</text:p>
          </table:table-cell>
          <table:table-cell table:style-name="ce61" office:value-type="string">
            <text:p>{"urls":[],"hashtags":[{"text":"igkultur","indices":[25,34]}],"user_mentions":[{"id":43325643,"name":"Piratenpartei","indices":[0,16],"screen_name":"piratenparteiat","id_str":"43325643"}]}</text:p>
          </table:table-cell>
        </table:table-row>
        <table:table-row table:style-name="ro23">
          <table:table-cell table:style-name="ce58" office:value-type="string">
            <text:p>306460795426967553</text:p>
          </table:table-cell>
          <table:table-cell table:style-name="ce59" office:value-type="string">
            <text:p>smbsAT</text:p>
          </table:table-cell>
          <table:table-cell table:style-name="ce59" office:value-type="string">
            <text:p>Die @piratenparteiat hat die Föderalismusreform im Programm...warum die aber nicht innerhalb der Partei umgesetzt wird, ist unklar.</text:p>
          </table:table-cell>
          <table:table-cell table:style-name="ce59" office:value-type="string">
            <text:p>Tue Feb 26 17:48:42 +0000 2013</text:p>
          </table:table-cell>
          <table:table-cell table:style-name="ce60" office:value-type="float" office:value="41331.74215277778">
            <text:p>2/26/2013 17:48:4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176957420">
            <text:p>117695742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sticky/default_profile_images/default_profile_2_normal.png</text:p>
          </table:table-cell>
          <table:table-cell table:style-name="ce59" office:value-type="float" office:value="20">
            <text:p>20</text:p>
          </table:table-cell>
          <table:table-cell table:style-name="ce59" office:value-type="float" office:value="147">
            <text:p>147</text:p>
          </table:table-cell>
          <table:table-cell table:style-name="ce59"/>
          <table:table-cell table:style-name="ce59" office:value-type="string">
            <text:p>http://twitter.com/smbsAT/statuses/306460795426967553</text:p>
          </table:table-cell>
          <table:table-cell table:style-name="ce61" office:value-type="string">
            <text:p>{"urls":[],"hashtags":[],"user_mentions":[{"id":43325643,"name":"Piratenpartei","indices":[4,20],"screen_name":"piratenparteiat","id_str":"43325643"}]}</text:p>
          </table:table-cell>
        </table:table-row>
        <table:table-row table:style-name="ro23">
          <table:table-cell table:style-name="ce58" office:value-type="string">
            <text:p>306423253914763264</text:p>
          </table:table-cell>
          <table:table-cell table:style-name="ce59" office:value-type="string">
            <text:p>c3o</text:p>
          </table:table-cell>
          <table:table-cell table:style-name="ce59" office:value-type="string">
            <text:p>RT @piratenparteiat: Ruiss nimmt den #wolo12 im Rahmen der Piraten-Diskussion "Wovon sollen Künstler leben?" entgegen http://t.co/XTH18NyRSJ</text:p>
          </table:table-cell>
          <table:table-cell table:style-name="ce59" office:value-type="string">
            <text:p>Tue Feb 26 15:19:31 +0000 2013</text:p>
          </table:table-cell>
          <table:table-cell table:style-name="ce60" office:value-type="float" office:value="41331.63855324074">
            <text:p>2/26/2013 15:19:31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787678">
            <text:p>78767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4488082/c3ologo_normal.gif</text:p>
          </table:table-cell>
          <table:table-cell table:style-name="ce59" office:value-type="float" office:value="1576">
            <text:p>1576</text:p>
          </table:table-cell>
          <table:table-cell table:style-name="ce59" office:value-type="float" office:value="814">
            <text:p>81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3o/statuses/306423253914763264</text:p>
          </table:table-cell>
          <table:table-cell table:style-name="ce61" office:value-type="string">
            <text:p>{"urls":[{"expanded_url":"http://bit.ly/13NW6tg","indices":[118,140],"display_url":"bit.ly/13NW6tg","url":"http://t.co/XTH18NyRSJ"}],"hashtags":[{"text":"wolo12","indices":[37,44]}],"user_mentions":[{"id":43325643,"name":"Piratenpartei","indices":[3,19],"screen_name":"piratenparteiat","id_str":"43325643"}]}</text:p>
          </table:table-cell>
        </table:table-row>
        <table:table-row table:style-name="ro21">
          <table:table-cell table:style-name="ce58" office:value-type="string">
            <text:p>306403882333007872</text:p>
          </table:table-cell>
          <table:table-cell table:style-name="ce59" office:value-type="string">
            <text:p>gigi_PIRAT</text:p>
          </table:table-cell>
          <table:table-cell table:style-name="ce59" office:value-type="string">
            <text:p>Ein sehr guter Basis-Artikel über #Anonymität bei der @piratenparteiat http://t.co/EM0IX22UgK #PPat</text:p>
          </table:table-cell>
          <table:table-cell table:style-name="ce59" office:value-type="string">
            <text:p>Tue Feb 26 14:02:32 +0000 2013</text:p>
          </table:table-cell>
          <table:table-cell table:style-name="ce60" office:value-type="float" office:value="41331.58509259259">
            <text:p>2/26/2013 14:02:3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631934106">
            <text:p>631934106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194054761/50560ac82de6c310f49272de395e45dd_normal.jpeg</text:p>
          </table:table-cell>
          <table:table-cell table:style-name="ce59" office:value-type="float" office:value="80">
            <text:p>80</text:p>
          </table:table-cell>
          <table:table-cell table:style-name="ce59" office:value-type="float" office:value="252">
            <text:p>252</text:p>
          </table:table-cell>
          <table:table-cell table:style-name="ce59"/>
          <table:table-cell table:style-name="ce59" office:value-type="string">
            <text:p>http://twitter.com/gigi_PIRAT/statuses/306403882333007872</text:p>
          </table:table-cell>
          <table:table-cell table:style-name="ce61" office:value-type="string">
            <text:p>{"urls":[{"expanded_url":"http://basis.piratenpartei.at/?p\u003d481","indices":[71,93],"display_url":"basis.piratenpartei.at/?p\u003d481","url":"http://t.co/EM0IX22UgK"}],"hashtags":[{"text":"Anonymität","indices":[34,45]},{"text":"PPat","indices":[94,99]}],"user_mentions":[{"id":43325643,"name":"Piratenpartei","indices":[54,70],"screen_name":"piratenparteiat","id_str":"43325643"}]}</text:p>
          </table:table-cell>
        </table:table-row>
        <table:table-row table:style-name="ro24">
          <table:table-cell table:style-name="ce58" office:value-type="string">
            <text:p>306395845098618881</text:p>
          </table:table-cell>
          <table:table-cell table:style-name="ce59" office:value-type="string">
            <text:p>JKR_hb</text:p>
          </table:table-cell>
          <table:table-cell table:style-name="ce59" office:value-type="string">
            <text:p>Amüsant, dass die @piratenparteiat uns schon fast ein Jahr voraus ist...</text:p>
          </table:table-cell>
          <table:table-cell table:style-name="ce59" office:value-type="string">
            <text:p>Tue Feb 26 13:30:36 +0000 2013</text:p>
          </table:table-cell>
          <table:table-cell table:style-name="ce60" office:value-type="float" office:value="41331.56291666666">
            <text:p>2/26/2013 13:30:3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96888209">
            <text:p>396888209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946811767/271e7b071a85b8a5a638ee69bf5c37c2_normal.jpeg</text:p>
          </table:table-cell>
          <table:table-cell table:style-name="ce59" office:value-type="float" office:value="287">
            <text:p>287</text:p>
          </table:table-cell>
          <table:table-cell table:style-name="ce59" office:value-type="float" office:value="346">
            <text:p>346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JKR_hb/statuses/306395845098618881</text:p>
          </table:table-cell>
          <table:table-cell table:style-name="ce61" office:value-type="string">
            <text:p>{"urls":[],"hashtags":[],"user_mentions":[{"id":43325643,"name":"Piratenpartei","indices":[18,34],"screen_name":"piratenparteiat","id_str":"43325643"}]}</text:p>
          </table:table-cell>
        </table:table-row>
        <table:table-row table:style-name="ro25">
          <table:table-cell table:style-name="ce58" office:value-type="string">
            <text:p>306376800408317952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RafaelBuchegger @piratenparteiat @neos_eu Danke! :)</text:p>
          </table:table-cell>
          <table:table-cell table:style-name="ce59" office:value-type="string">
            <text:p>Tue Feb 26 12:14:56 +0000 2013</text:p>
          </table:table-cell>
          <table:table-cell table:style-name="ce60" office:value-type="float" office:value="41331.51037037037">
            <text:p>2/26/2013 12:14:56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4422253">
            <text:p>14422253</text:p>
          </table:table-cell>
          <table:table-cell table:style-name="ce59" office:value-type="string">
            <text:p>RafaelBuchegger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06376190887870464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55">
            <text:p>355</text:p>
          </table:table-cell>
          <table:table-cell table:style-name="ce59" office:value-type="float" office:value="675">
            <text:p>67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6376800408317952</text:p>
          </table:table-cell>
          <table:table-cell table:style-name="ce61" office:value-type="string">
            <text:p>{"urls":[],"hashtags":[],"user_mentions":[{"id":14422253,"name":"Rafael Buchegger","indices":[0,16],"screen_name":"RafaelBuchegger","id_str":"14422253"},{"id":43325643,"name":"Piratenpartei","indices":[17,33],"screen_name":"piratenparteiat","id_str":"43325643"},{"id":819698388,"name":"Das Neue Österreich","indices":[34,42],"screen_name":"neos_eu","id_str":"819698388"}]}</text:p>
          </table:table-cell>
        </table:table-row>
        <table:table-row table:style-name="ro24">
          <table:table-cell table:style-name="ce58" office:value-type="string">
            <text:p>306376190887870464</text:p>
          </table:table-cell>
          <table:table-cell table:style-name="ce59" office:value-type="string">
            <text:p>RafaelBuchegger</text:p>
          </table:table-cell>
          <table:table-cell table:style-name="ce59" office:value-type="string">
            <text:p>@Vilinthril Viel Glück! @piratenparteiat @neos_eu</text:p>
          </table:table-cell>
          <table:table-cell table:style-name="ce59" office:value-type="string">
            <text:p>Tue Feb 26 12:12:30 +0000 2013</text:p>
          </table:table-cell>
          <table:table-cell table:style-name="ce60" office:value-type="float" office:value="41331.508680555555">
            <text:p>2/26/2013 12:12:30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Vilinthril</text:p>
          </table:table-cell>
          <table:table-cell table:style-name="ce59" office:value-type="float" office:value="14422253">
            <text:p>14422253</text:p>
          </table:table-cell>
          <table:table-cell table:style-name="ce59" office:value-type="string">
            <text:p>306375030571413505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422453540/sdf_normal.jpg</text:p>
          </table:table-cell>
          <table:table-cell table:style-name="ce59" office:value-type="float" office:value="1667">
            <text:p>1667</text:p>
          </table:table-cell>
          <table:table-cell table:style-name="ce59" office:value-type="float" office:value="1140">
            <text:p>114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RafaelBuchegger/statuses/306376190887870464</text:p>
          </table:table-cell>
          <table:table-cell table:style-name="ce61" office:value-type="string">
            <text:p>{"urls":[],"hashtags":[],"user_mentions":[{"id":263647843,"name":"LukasDanielKlausner","indices":[0,11],"screen_name":"Vilinthril","id_str":"263647843"},{"id":43325643,"name":"Piratenpartei","indices":[24,40],"screen_name":"piratenparteiat","id_str":"43325643"},{"id":819698388,"name":"Das Neue Österreich","indices":[41,49],"screen_name":"neos_eu","id_str":"819698388"}]}</text:p>
          </table:table-cell>
        </table:table-row>
        <table:table-row table:style-name="ro22">
          <table:table-cell table:style-name="ce58" office:value-type="string">
            <text:p>306375030571413505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RafaelBuchegger @piratenparteiat @neos_eu Vielleicht wegen Stronach nicht im nächsten. Aber im übernächsten. ;)</text:p>
          </table:table-cell>
          <table:table-cell table:style-name="ce59" office:value-type="string">
            <text:p>Tue Feb 26 12:07:54 +0000 2013</text:p>
          </table:table-cell>
          <table:table-cell table:style-name="ce60" office:value-type="float" office:value="41331.50548611111">
            <text:p>2/26/2013 12:07:54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4422253">
            <text:p>14422253</text:p>
          </table:table-cell>
          <table:table-cell table:style-name="ce59" office:value-type="string">
            <text:p>RafaelBuchegger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06372615545688066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55">
            <text:p>355</text:p>
          </table:table-cell>
          <table:table-cell table:style-name="ce59" office:value-type="float" office:value="675">
            <text:p>67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6375030571413505</text:p>
          </table:table-cell>
          <table:table-cell table:style-name="ce61" office:value-type="string">
            <text:p>{"urls":[],"hashtags":[],"user_mentions":[{"id":14422253,"name":"Rafael Buchegger","indices":[0,16],"screen_name":"RafaelBuchegger","id_str":"14422253"},{"id":43325643,"name":"Piratenpartei","indices":[17,33],"screen_name":"piratenparteiat","id_str":"43325643"},{"id":819698388,"name":"Das Neue Österreich","indices":[34,42],"screen_name":"neos_eu","id_str":"819698388"}]}</text:p>
          </table:table-cell>
        </table:table-row>
        <table:table-row table:style-name="ro22">
          <table:table-cell table:style-name="ce58" office:value-type="string">
            <text:p>306374112882860032</text:p>
          </table:table-cell>
          <table:table-cell table:style-name="ce59" office:value-type="string">
            <text:p>neos_eu</text:p>
          </table:table-cell>
          <table:table-cell table:style-name="ce59" office:value-type="string">
            <text:p>@RafaelBuchegger Pessimismus nicht angebracht. Werden auch öfter da sein, als der Fränk. @Vilinthril @piratenparteiat</text:p>
          </table:table-cell>
          <table:table-cell table:style-name="ce59" office:value-type="string">
            <text:p>Tue Feb 26 12:04:15 +0000 2013</text:p>
          </table:table-cell>
          <table:table-cell table:style-name="ce60" office:value-type="float" office:value="41331.50295138889">
            <text:p>2/26/2013 12:04:15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4422253">
            <text:p>14422253</text:p>
          </table:table-cell>
          <table:table-cell table:style-name="ce59" office:value-type="string">
            <text:p>RafaelBuchegger</text:p>
          </table:table-cell>
          <table:table-cell table:style-name="ce59" office:value-type="float" office:value="819698388">
            <text:p>819698388</text:p>
          </table:table-cell>
          <table:table-cell table:style-name="ce59" office:value-type="string">
            <text:p>306372615545688066</text:p>
          </table:table-cell>
          <table:table-cell table:style-name="ce61" office:value-type="string">
            <text:p>&lt;a href="http://tapbots.com/software/tweetbot/mac" rel="nofollow"&gt;Tweetbot for Mac&lt;/a&gt;</text:p>
          </table:table-cell>
          <table:table-cell table:style-name="ce61" office:value-type="string">
            <text:p>http://a0.twimg.com/profile_images/3192558081/601966493d9466b362c0ca4c2c33b45e_normal.png</text:p>
          </table:table-cell>
          <table:table-cell table:style-name="ce59" office:value-type="float" office:value="1233">
            <text:p>1233</text:p>
          </table:table-cell>
          <table:table-cell table:style-name="ce59" office:value-type="float" office:value="169">
            <text:p>169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neos_eu/statuses/306374112882860032</text:p>
          </table:table-cell>
          <table:table-cell table:style-name="ce61" office:value-type="string">
            <text:p>{"urls":[],"hashtags":[],"user_mentions":[{"id":14422253,"name":"Rafael Buchegger","indices":[0,16],"screen_name":"RafaelBuchegger","id_str":"14422253"},{"id":263647843,"name":"LukasDanielKlausner","indices":[89,100],"screen_name":"Vilinthril","id_str":"263647843"},{"id":43325643,"name":"Piratenpartei","indices":[101,117],"screen_name":"piratenparteiat","id_str":"43325643"}]}</text:p>
          </table:table-cell>
        </table:table-row>
        <table:table-row table:style-name="ro23">
          <table:table-cell table:style-name="ce58" office:value-type="string">
            <text:p>306372615545688066</text:p>
          </table:table-cell>
          <table:table-cell table:style-name="ce59" office:value-type="string">
            <text:p>RafaelBuchegger</text:p>
          </table:table-cell>
          <table:table-cell table:style-name="ce59" office:value-type="string">
            <text:p>@Vilinthril Du vergisst, dass weder @PiratenparteiAT noch @neos_eu im kommenden Parlament vertreten sein werden, sondern Onkel Fränk...</text:p>
          </table:table-cell>
          <table:table-cell table:style-name="ce59" office:value-type="string">
            <text:p>Tue Feb 26 11:58:18 +0000 2013</text:p>
          </table:table-cell>
          <table:table-cell table:style-name="ce60" office:value-type="float" office:value="41331.498819444445">
            <text:p>2/26/2013 11:58:18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Vilinthril</text:p>
          </table:table-cell>
          <table:table-cell table:style-name="ce59" office:value-type="float" office:value="14422253">
            <text:p>14422253</text:p>
          </table:table-cell>
          <table:table-cell table:style-name="ce59" office:value-type="string">
            <text:p>306372048505143296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422453540/sdf_normal.jpg</text:p>
          </table:table-cell>
          <table:table-cell table:style-name="ce59" office:value-type="float" office:value="1667">
            <text:p>1667</text:p>
          </table:table-cell>
          <table:table-cell table:style-name="ce59" office:value-type="float" office:value="1140">
            <text:p>114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RafaelBuchegger/statuses/306372615545688066</text:p>
          </table:table-cell>
          <table:table-cell table:style-name="ce61" office:value-type="string">
            <text:p>{"urls":[],"hashtags":[],"user_mentions":[{"id":263647843,"name":"LukasDanielKlausner","indices":[0,11],"screen_name":"Vilinthril","id_str":"263647843"},{"id":43325643,"name":"Piratenpartei","indices":[36,52],"screen_name":"piratenparteiat","id_str":"43325643"},{"id":819698388,"name":"Das Neue Österreich","indices":[58,66],"screen_name":"neos_eu","id_str":"819698388"}]}</text:p>
          </table:table-cell>
        </table:table-row>
        <table:table-row table:style-name="ro23">
          <table:table-cell table:style-name="ce58" office:value-type="string">
            <text:p>306372048505143296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RafaelBuchegger ;) Trotzdem, du lässt damit positive Bewegungen wie die @PiratenparteiAT und @neos_eu unter den Tisch fallen …</text:p>
          </table:table-cell>
          <table:table-cell table:style-name="ce59" office:value-type="string">
            <text:p>Tue Feb 26 11:56:03 +0000 2013</text:p>
          </table:table-cell>
          <table:table-cell table:style-name="ce60" office:value-type="float" office:value="41331.49725694444">
            <text:p>2/26/2013 11:56:03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4422253">
            <text:p>14422253</text:p>
          </table:table-cell>
          <table:table-cell table:style-name="ce59" office:value-type="string">
            <text:p>RafaelBuchegger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06371771991457793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55">
            <text:p>355</text:p>
          </table:table-cell>
          <table:table-cell table:style-name="ce59" office:value-type="float" office:value="675">
            <text:p>67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6372048505143296</text:p>
          </table:table-cell>
          <table:table-cell table:style-name="ce61" office:value-type="string">
            <text:p>{"urls":[],"hashtags":[],"user_mentions":[{"id":14422253,"name":"Rafael Buchegger","indices":[0,16],"screen_name":"RafaelBuchegger","id_str":"14422253"},{"id":43325643,"name":"Piratenpartei","indices":[73,89],"screen_name":"piratenparteiat","id_str":"43325643"},{"id":819698388,"name":"Das Neue Österreich","indices":[94,102],"screen_name":"neos_eu","id_str":"819698388"}]}</text:p>
          </table:table-cell>
        </table:table-row>
        <table:table-row table:style-name="ro21">
          <table:table-cell table:style-name="ce58" office:value-type="string">
            <text:p>306364425227628544</text:p>
          </table:table-cell>
          <table:table-cell table:style-name="ce59" office:value-type="string">
            <text:p>MagicHerb</text:p>
          </table:table-cell>
          <table:table-cell table:style-name="ce59" office:value-type="string">
            <text:p>@burnoutberni @vilinthril @v3rr_ @schmidtlepp @piratenparteiat @c3o @werquer wie wars?</text:p>
          </table:table-cell>
          <table:table-cell table:style-name="ce59" office:value-type="string">
            <text:p>Tue Feb 26 11:25:45 +0000 2013</text:p>
          </table:table-cell>
          <table:table-cell table:style-name="ce60" office:value-type="float" office:value="41331.47621527778">
            <text:p>2/26/2013 11:25:45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84124975">
            <text:p>84124975</text:p>
          </table:table-cell>
          <table:table-cell table:style-name="ce59" office:value-type="string">
            <text:p>burnoutberni</text:p>
          </table:table-cell>
          <table:table-cell table:style-name="ce59" office:value-type="float" office:value="2007161">
            <text:p>2007161</text:p>
          </table:table-cell>
          <table:table-cell table:style-name="ce59" office:value-type="string">
            <text:p>306056356178305026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75175127/438b4ea6546725996da3fcdcd0838de3_normal.jpeg</text:p>
          </table:table-cell>
          <table:table-cell table:style-name="ce59" office:value-type="float" office:value="643">
            <text:p>643</text:p>
          </table:table-cell>
          <table:table-cell table:style-name="ce59" office:value-type="float" office:value="771">
            <text:p>771</text:p>
          </table:table-cell>
          <table:table-cell table:style-name="ce59" office:value-type="float" office:value="12600">
            <text:p>12600</text:p>
          </table:table-cell>
          <table:table-cell table:style-name="ce59" office:value-type="string">
            <text:p>http://twitter.com/MagicHerb/statuses/306364425227628544</text:p>
          </table:table-cell>
          <table:table-cell table:style-name="ce61" office:value-type="string">
            <text:p>{"urls":[],"hashtags":[],"user_mentions":[{"id":84124975,"name":"Bernhard Hayden","indices":[0,13],"screen_name":"burnoutberni","id_str":"84124975"},{"id":263647843,"name":"LukasDanielKlausner","indices":[14,25],"screen_name":"Vilinthril","id_str":"263647843"},{"id":558114648,"name":"verr","indices":[26,32],"screen_name":"V3RR_","id_str":"558114648"},{"id":59085146,"name":"Christopher Lauer","indices":[33,45],"screen_name":"Schmidtlepp","id_str":"59085146"},{"id":43325643,"name":"Piratenpartei","indices":[46,62],"screen_name":"piratenparteiat","id_str":"43325643"},{"id":787678,"name":"Christopher Clay","indices":[63,67],"screen_name":"c3o","id_str":"787678"},{"id":30200764,"name":"Werner Reiter","indices":[68,76],"screen_name":"werquer","id_str":"30200764"}]}</text:p>
          </table:table-cell>
        </table:table-row>
        <table:table-row table:style-name="ro23">
          <table:table-cell table:style-name="ce58" office:value-type="string">
            <text:p>306330106119454720</text:p>
          </table:table-cell>
          <table:table-cell table:style-name="ce59" office:value-type="string">
            <text:p>werquer</text:p>
          </table:table-cell>
          <table:table-cell table:style-name="ce59" office:value-type="string">
            <text:p>RT @piratenparteiat: G. Ruiss nimmt den #wolo12 im  Rahmen der Diskussion "Wovon sollen Künsler leben?" entgegen. http://t.co/cEwdrvKHwa</text:p>
          </table:table-cell>
          <table:table-cell table:style-name="ce59" office:value-type="string">
            <text:p>Tue Feb 26 09:09:23 +0000 2013</text:p>
          </table:table-cell>
          <table:table-cell table:style-name="ce60" office:value-type="float" office:value="41331.3815162037">
            <text:p>2/26/2013 9:09:2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30200764">
            <text:p>30200764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3228674316/34e8002eab94b4fc680e23871358a90a_normal.jpeg</text:p>
          </table:table-cell>
          <table:table-cell table:style-name="ce59" office:value-type="float" office:value="1152">
            <text:p>1152</text:p>
          </table:table-cell>
          <table:table-cell table:style-name="ce59" office:value-type="float" office:value="760">
            <text:p>760</text:p>
          </table:table-cell>
          <table:table-cell table:style-name="ce59" office:value-type="float" office:value="12600">
            <text:p>12600</text:p>
          </table:table-cell>
          <table:table-cell table:style-name="ce59" office:value-type="string">
            <text:p>http://twitter.com/werquer/statuses/306330106119454720</text:p>
          </table:table-cell>
          <table:table-cell table:style-name="ce61" office:value-type="string">
            <text:p>{"urls":[{"expanded_url":"http://bit.ly/13NW6tg","indices":[114,136],"display_url":"bit.ly/13NW6tg","url":"http://t.co/cEwdrvKHwa"}],"hashtags":[{"text":"wolo12","indices":[40,47]}],"user_mentions":[{"id":43325643,"name":"Piratenpartei","indices":[3,19],"screen_name":"piratenparteiat","id_str":"43325643"}]}</text:p>
          </table:table-cell>
        </table:table-row>
        <table:table-row table:style-name="ro23">
          <table:table-cell table:style-name="ce58" office:value-type="string">
            <text:p>306327907289145345</text:p>
          </table:table-cell>
          <table:table-cell table:style-name="ce59" office:value-type="string">
            <text:p>piratenparteiat</text:p>
          </table:table-cell>
          <table:table-cell table:style-name="ce59" office:value-type="string">
            <text:p>RT @neuwal: Wir haben die @piratenparteiat in Kärnten besucht und @PeterTheOne 10 Fragen gestellt. • http://t.co/oyrKR0yAar</text:p>
          </table:table-cell>
          <table:table-cell table:style-name="ce59" office:value-type="string">
            <text:p>Tue Feb 26 09:00:39 +0000 2013</text:p>
          </table:table-cell>
          <table:table-cell table:style-name="ce60" office:value-type="float" office:value="41331.375451388885">
            <text:p>2/26/2013 9:00:3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3325643">
            <text:p>43325643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3153408190/3121bb60c48ca8992124aa9373a0a66a_normal.jpeg</text:p>
          </table:table-cell>
          <table:table-cell table:style-name="ce59" office:value-type="float" office:value="3057">
            <text:p>3057</text:p>
          </table:table-cell>
          <table:table-cell table:style-name="ce59" office:value-type="float" office:value="1229">
            <text:p>122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iratenparteiat/statuses/306327907289145345</text:p>
          </table:table-cell>
          <table:table-cell table:style-name="ce61" office:value-type="string">
            <text:p>{"urls":[{"expanded_url":"http://bit.ly/YRVXTZ","indices":[101,123],"display_url":"bit.ly/YRVXTZ","url":"http://t.co/oyrKR0yAar"}],"hashtags":[],"user_mentions":[{"id":15375817,"name":"neuwal","indices":[3,10],"screen_name":"neuwal","id_str":"15375817"},{"id":43325643,"name":"Piratenpartei","indices":[26,42],"screen_name":"piratenparteiat","id_str":"43325643"},{"id":35272365,"name":"PeterTheOne","indices":[66,78],"screen_name":"PeterTheOne","id_str":"35272365"}]}</text:p>
          </table:table-cell>
        </table:table-row>
        <table:table-row table:style-name="ro23">
          <table:table-cell table:style-name="ce58" office:value-type="string">
            <text:p>306313468645085184</text:p>
          </table:table-cell>
          <table:table-cell table:style-name="ce59" office:value-type="string">
            <text:p>Nyheter24</text:p>
          </table:table-cell>
          <table:table-cell table:style-name="ce59" office:value-type="string">
            <text:p>Piratpartiet klipper kabeln till Pirate Bay - men systerpartierna i Norge och Katalonien tar över: http://t.co/46jZpQ8hLY #svpol #pirat #tpb</text:p>
          </table:table-cell>
          <table:table-cell table:style-name="ce59" office:value-type="string">
            <text:p>Tue Feb 26 08:03:16 +0000 2013</text:p>
          </table:table-cell>
          <table:table-cell table:style-name="ce60" office:value-type="float" office:value="41331.33560185185">
            <text:p>2/26/2013 8:03:16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9015055">
            <text:p>19015055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71244936/24logga_normal.jpg</text:p>
          </table:table-cell>
          <table:table-cell table:style-name="ce59" office:value-type="float" office:value="9804">
            <text:p>9804</text:p>
          </table:table-cell>
          <table:table-cell table:style-name="ce59" office:value-type="float" office:value="1130">
            <text:p>113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Nyheter24/statuses/306313468645085184</text:p>
          </table:table-cell>
          <table:table-cell table:style-name="ce61" office:value-type="string">
            <text:p>{"urls":[{"expanded_url":"http://nyheter24.se/nyheter/politik/739633-piratpartiet-klipper-kabeln-till-pirate-bay","indices":[99,121],"display_url":"nyheter24.se/nyheter/politi\u2026","url":"http://t.co/46jZpQ8hLY"}],"hashtags":[{"text":"svpol","indices":[122,128]},{"text":"pirat","indices":[129,135]},{"text":"tpb","indices":[136,140]}],"user_mentions":[]}</text:p>
          </table:table-cell>
        </table:table-row>
        <table:table-row table:style-name="ro23">
          <table:table-cell table:style-name="ce58" office:value-type="string">
            <text:p>306309938458791936</text:p>
          </table:table-cell>
          <table:table-cell table:style-name="ce59" office:value-type="string">
            <text:p>mruiss</text:p>
          </table:table-cell>
          <table:table-cell table:style-name="ce59" office:value-type="string">
            <text:p>#Pirat Christopher #Lauer: "#Twitter ist für mich gestorben." Die #App hat er schon von seinem #Smartphone gelöscht. http://t.co/3ymrlbAFnV</text:p>
          </table:table-cell>
          <table:table-cell table:style-name="ce59" office:value-type="string">
            <text:p>Tue Feb 26 07:49:14 +0000 2013</text:p>
          </table:table-cell>
          <table:table-cell table:style-name="ce60" office:value-type="float" office:value="41331.32585648148">
            <text:p>2/26/2013 7:49:1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2257733">
            <text:p>42257733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594345097/bbm_barcode_normal.png</text:p>
          </table:table-cell>
          <table:table-cell table:style-name="ce59" office:value-type="float" office:value="355">
            <text:p>355</text:p>
          </table:table-cell>
          <table:table-cell table:style-name="ce59" office:value-type="float" office:value="213">
            <text:p>21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ruiss/statuses/306309938458791936</text:p>
          </table:table-cell>
          <table:table-cell table:style-name="ce61" office:value-type="string">
            <text:p>{"urls":[{"expanded_url":"http://j.mp/Wb5qd9","indices":[117,139],"display_url":"j.mp/Wb5qd9","url":"http://t.co/3ymrlbAFnV"}],"hashtags":[{"text":"Pirat","indices":[0,6]},{"text":"Lauer","indices":[19,25]},{"text":"Twitter","indices":[28,36]},{"text":"App","indices":[66,70]},{"text":"Smartphone","indices":[95,106]}],"user_mentions":[]}</text:p>
          </table:table-cell>
        </table:table-row>
        <table:table-row table:style-name="ro21">
          <table:table-cell table:style-name="ce58" office:value-type="string">
            <text:p>306300811963686912</text:p>
          </table:table-cell>
          <table:table-cell table:style-name="ce59" office:value-type="string">
            <text:p>Aengeln</text:p>
          </table:table-cell>
          <table:table-cell table:style-name="ce59" office:value-type="string">
            <text:p>Jaff Jarvis har många bra poänger… http://t.co/PQVq9arhUs #webbdagarna #pirat #dld #sopa</text:p>
          </table:table-cell>
          <table:table-cell table:style-name="ce59" office:value-type="string">
            <text:p>Tue Feb 26 07:12:59 +0000 2013</text:p>
          </table:table-cell>
          <table:table-cell table:style-name="ce60" office:value-type="float" office:value="41331.300682870366">
            <text:p>2/26/2013 7:12:59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42346190">
            <text:p>42346190</text:p>
          </table:table-cell>
          <table:table-cell table:style-name="ce59"/>
          <table:table-cell table:style-name="ce61" office:value-type="string">
            <text:p>&lt;a href="http://www.tumblr.com/" rel="nofollow"&gt;Tumblr&lt;/a&gt;</text:p>
          </table:table-cell>
          <table:table-cell table:style-name="ce61" office:value-type="string">
            <text:p>http://a0.twimg.com/profile_images/3077057859/552581e1df0eaed4d0c17ecf5acb959e_normal.jpeg</text:p>
          </table:table-cell>
          <table:table-cell table:style-name="ce59" office:value-type="float" office:value="278">
            <text:p>278</text:p>
          </table:table-cell>
          <table:table-cell table:style-name="ce59" office:value-type="float" office:value="683">
            <text:p>68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Aengeln/statuses/306300811963686912</text:p>
          </table:table-cell>
          <table:table-cell table:style-name="ce61" office:value-type="string">
            <text:p>{"urls":[{"expanded_url":"http://tmblr.co/Zelr2wf1cX0u","indices":[35,57],"display_url":"tmblr.co/Zelr2wf1cX0u","url":"http://t.co/PQVq9arhUs"}],"hashtags":[{"text":"webbdagarna","indices":[58,70]},{"text":"pirat","indices":[71,77]},{"text":"dld","indices":[78,82]},{"text":"sopa","indices":[83,88]}],"user_mentions":[]}</text:p>
          </table:table-cell>
        </table:table-row>
        <table:table-row table:style-name="ro22">
          <table:table-cell table:style-name="ce58" office:value-type="string">
            <text:p>306274840313200640</text:p>
          </table:table-cell>
          <table:table-cell table:style-name="ce59" office:value-type="string">
            <text:p>geraldkainz</text:p>
          </table:table-cell>
          <table:table-cell table:style-name="ce59" office:value-type="string">
            <text:p>@HeinrichElsigan @piratenparteiat.  wenn nichts bleibt, wie's scheint, dann wrd sich was ändern. 2/2</text:p>
          </table:table-cell>
          <table:table-cell table:style-name="ce59" office:value-type="string">
            <text:p>Tue Feb 26 05:29:46 +0000 2013</text:p>
          </table:table-cell>
          <table:table-cell table:style-name="ce60" office:value-type="float" office:value="41331.229004629626">
            <text:p>2/26/2013 5:29:46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739626931">
            <text:p>739626931</text:p>
          </table:table-cell>
          <table:table-cell table:style-name="ce59" office:value-type="string">
            <text:p>HeinrichElsigan</text:p>
          </table:table-cell>
          <table:table-cell table:style-name="ce59" office:value-type="float" office:value="59244880">
            <text:p>59244880</text:p>
          </table:table-cell>
          <table:table-cell table:style-name="ce59"/>
          <table:table-cell table:style-name="ce61" office:value-type="string">
            <text:p>&lt;a href="http://twitter.com/#!/download/ipad" rel="nofollow"&gt;Twitter for iPad&lt;/a&gt;</text:p>
          </table:table-cell>
          <table:table-cell table:style-name="ce61" office:value-type="string">
            <text:p>http://a0.twimg.com/profile_images/2469472926/image_normal.jpg</text:p>
          </table:table-cell>
          <table:table-cell table:style-name="ce59" office:value-type="float" office:value="61">
            <text:p>61</text:p>
          </table:table-cell>
          <table:table-cell table:style-name="ce59" office:value-type="float" office:value="62">
            <text:p>62</text:p>
          </table:table-cell>
          <table:table-cell table:style-name="ce59"/>
          <table:table-cell table:style-name="ce59" office:value-type="string">
            <text:p>http://twitter.com/geraldkainz/statuses/306274840313200640</text:p>
          </table:table-cell>
          <table:table-cell table:style-name="ce61" office:value-type="string">
            <text:p>{"urls":[],"hashtags":[],"user_mentions":[{"id":739626931,"name":"Heinrich Elsigan ","indices":[0,16],"screen_name":"HeinrichElsigan","id_str":"739626931"},{"id":43325643,"name":"Piratenpartei","indices":[17,33],"screen_name":"piratenparteiat","id_str":"43325643"}]}</text:p>
          </table:table-cell>
        </table:table-row>
        <table:table-row table:style-name="ro23">
          <table:table-cell table:style-name="ce58" office:value-type="string">
            <text:p>306274456127561728</text:p>
          </table:table-cell>
          <table:table-cell table:style-name="ce59" office:value-type="string">
            <text:p>geraldkainz</text:p>
          </table:table-cell>
          <table:table-cell table:style-name="ce59" office:value-type="string">
            <text:p>@HeinrichElsigan @piratenparteiat für aufmerksame, weltoffene Geister wird das Leben halt nicht einfacher, dafür interessanter. nur 1/2</text:p>
          </table:table-cell>
          <table:table-cell table:style-name="ce59" office:value-type="string">
            <text:p>Tue Feb 26 05:28:15 +0000 2013</text:p>
          </table:table-cell>
          <table:table-cell table:style-name="ce60" office:value-type="float" office:value="41331.227951388886">
            <text:p>2/26/2013 5:28:15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739626931">
            <text:p>739626931</text:p>
          </table:table-cell>
          <table:table-cell table:style-name="ce59" office:value-type="string">
            <text:p>HeinrichElsigan</text:p>
          </table:table-cell>
          <table:table-cell table:style-name="ce59" office:value-type="float" office:value="59244880">
            <text:p>59244880</text:p>
          </table:table-cell>
          <table:table-cell table:style-name="ce59" office:value-type="string">
            <text:p>306189412688097281</text:p>
          </table:table-cell>
          <table:table-cell table:style-name="ce61" office:value-type="string">
            <text:p>&lt;a href="http://twitter.com/#!/download/ipad" rel="nofollow"&gt;Twitter for iPad&lt;/a&gt;</text:p>
          </table:table-cell>
          <table:table-cell table:style-name="ce61" office:value-type="string">
            <text:p>http://a0.twimg.com/profile_images/2469472926/image_normal.jpg</text:p>
          </table:table-cell>
          <table:table-cell table:style-name="ce59" office:value-type="float" office:value="61">
            <text:p>61</text:p>
          </table:table-cell>
          <table:table-cell table:style-name="ce59" office:value-type="float" office:value="62">
            <text:p>62</text:p>
          </table:table-cell>
          <table:table-cell table:style-name="ce59"/>
          <table:table-cell table:style-name="ce59" office:value-type="string">
            <text:p>http://twitter.com/geraldkainz/statuses/306274456127561728</text:p>
          </table:table-cell>
          <table:table-cell table:style-name="ce61" office:value-type="string">
            <text:p>{"urls":[],"hashtags":[],"user_mentions":[{"id":739626931,"name":"Heinrich Elsigan ","indices":[0,16],"screen_name":"HeinrichElsigan","id_str":"739626931"},{"id":43325643,"name":"Piratenpartei","indices":[17,33],"screen_name":"piratenparteiat","id_str":"43325643"}]}</text:p>
          </table:table-cell>
        </table:table-row>
        <table:table-row table:style-name="ro21">
          <table:table-cell table:style-name="ce58" office:value-type="string">
            <text:p>306189792482320386</text:p>
          </table:table-cell>
          <table:table-cell table:style-name="ce59" office:value-type="string">
            <text:p>RealDemokraten</text:p>
          </table:table-cell>
          <table:table-cell table:style-name="ce59" office:value-type="string">
            <text:p>@HeinrichElsigan @geraldkainz @piratenparteiat habt ihr euren Grillo schon gefeiert?</text:p>
          </table:table-cell>
          <table:table-cell table:style-name="ce59" office:value-type="string">
            <text:p>Mon Feb 25 23:51:49 +0000 2013</text:p>
          </table:table-cell>
          <table:table-cell table:style-name="ce60" office:value-type="float" office:value="41330.994317129625">
            <text:p>2/25/2013 23:51:49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739626931">
            <text:p>739626931</text:p>
          </table:table-cell>
          <table:table-cell table:style-name="ce59" office:value-type="string">
            <text:p>HeinrichElsigan</text:p>
          </table:table-cell>
          <table:table-cell table:style-name="ce59" office:value-type="float" office:value="753498384">
            <text:p>753498384</text:p>
          </table:table-cell>
          <table:table-cell table:style-name="ce59" office:value-type="string">
            <text:p>306189412688097281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319085590/35b810108b56279a59fe0220a77eeb5d_normal.jpeg</text:p>
          </table:table-cell>
          <table:table-cell table:style-name="ce59" office:value-type="float" office:value="97">
            <text:p>97</text:p>
          </table:table-cell>
          <table:table-cell table:style-name="ce59" office:value-type="float" office:value="229">
            <text:p>22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RealDemokraten/statuses/306189792482320386</text:p>
          </table:table-cell>
          <table:table-cell table:style-name="ce61" office:value-type="string">
            <text:p>{"urls":[],"hashtags":[],"user_mentions":[{"id":739626931,"name":"Heinrich Elsigan ","indices":[0,16],"screen_name":"HeinrichElsigan","id_str":"739626931"},{"id":59244880,"name":"WinstonSmith","indices":[17,29],"screen_name":"geraldkainz","id_str":"59244880"},{"id":43325643,"name":"Piratenpartei","indices":[30,46],"screen_name":"piratenparteiat","id_str":"43325643"}]}</text:p>
          </table:table-cell>
        </table:table-row>
        <table:table-row table:style-name="ro20">
          <table:table-cell table:style-name="ce58" office:value-type="string">
            <text:p>306189412688097281</text:p>
          </table:table-cell>
          <table:table-cell table:style-name="ce59" office:value-type="string">
            <text:p>HeinrichElsigan</text:p>
          </table:table-cell>
          <table:table-cell table:style-name="ce59" office:value-type="string">
            <text:p>@geraldkainz  
Wirtschaftspartein in NÖ sind KPÖ &amp;amp; @piratenparteiat, Kommunisten sind SPÖVPFPÖ mit Staatsposten! Das ist doch paradox oder?</text:p>
          </table:table-cell>
          <table:table-cell table:style-name="ce59" office:value-type="string">
            <text:p>Mon Feb 25 23:50:19 +0000 2013</text:p>
          </table:table-cell>
          <table:table-cell table:style-name="ce60" office:value-type="float" office:value="41330.99327546296">
            <text:p>2/25/2013 23:50:19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59244880">
            <text:p>59244880</text:p>
          </table:table-cell>
          <table:table-cell table:style-name="ce59" office:value-type="string">
            <text:p>geraldkainz</text:p>
          </table:table-cell>
          <table:table-cell table:style-name="ce59" office:value-type="float" office:value="739626931">
            <text:p>73962693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198381923/b2a2e4c2f6a6ad8ab0b01230252c25ab_normal.jpeg</text:p>
          </table:table-cell>
          <table:table-cell table:style-name="ce59" office:value-type="float" office:value="59">
            <text:p>59</text:p>
          </table:table-cell>
          <table:table-cell table:style-name="ce59" office:value-type="float" office:value="99">
            <text:p>9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einrichElsigan/statuses/306189412688097281</text:p>
          </table:table-cell>
          <table:table-cell table:style-name="ce61" office:value-type="string">
            <text:p>{"urls":[],"hashtags":[],"user_mentions":[{"id":59244880,"name":"WinstonSmith","indices":[0,12],"screen_name":"geraldkainz","id_str":"59244880"},{"id":43325643,"name":"Piratenpartei","indices":[55,71],"screen_name":"piratenparteiat","id_str":"43325643"}]}</text:p>
          </table:table-cell>
        </table:table-row>
        <table:table-row table:style-name="ro24">
          <table:table-cell table:style-name="ce58" office:value-type="string">
            <text:p>306147017720217601</text:p>
          </table:table-cell>
          <table:table-cell table:style-name="ce59" office:value-type="string">
            <text:p>derPaddy</text:p>
          </table:table-cell>
          <table:table-cell table:style-name="ce59" office:value-type="string">
            <text:p>@piratenparteiat An alle Piraten da draußen ! Setzt euch gegen Fracking ein . Bitte !</text:p>
          </table:table-cell>
          <table:table-cell table:style-name="ce59" office:value-type="string">
            <text:p>Mon Feb 25 21:01:51 +0000 2013</text:p>
          </table:table-cell>
          <table:table-cell table:style-name="ce60" office:value-type="float" office:value="41330.87628472222">
            <text:p>2/25/2013 21:01:51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43325643">
            <text:p>43325643</text:p>
          </table:table-cell>
          <table:table-cell table:style-name="ce59" office:value-type="string">
            <text:p>piratenparteiat</text:p>
          </table:table-cell>
          <table:table-cell table:style-name="ce59" office:value-type="float" office:value="22480368">
            <text:p>22480368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785578221/25e72c855180644cf5243acb8ebdcfa0_normal.jpeg</text:p>
          </table:table-cell>
          <table:table-cell table:style-name="ce59" office:value-type="float" office:value="134">
            <text:p>134</text:p>
          </table:table-cell>
          <table:table-cell table:style-name="ce59" office:value-type="float" office:value="30">
            <text:p>3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derPaddy/statuses/306147017720217601</text:p>
          </table:table-cell>
          <table:table-cell table:style-name="ce61" office:value-type="string">
            <text:p>{"urls":[],"hashtags":[],"user_mentions":[{"id":43325643,"name":"Piratenpartei","indices":[0,16],"screen_name":"piratenparteiat","id_str":"43325643"}]}</text:p>
          </table:table-cell>
        </table:table-row>
        <table:table-row table:style-name="ro20">
          <table:table-cell table:style-name="ce58" office:value-type="string">
            <text:p>306134600743264256</text:p>
          </table:table-cell>
          <table:table-cell table:style-name="ce59" office:value-type="string">
            <text:p>HeinrichElsigan</text:p>
          </table:table-cell>
          <table:table-cell table:style-name="ce59" office:value-type="string">
            <text:p>http://t.co/AVYl00AffG Piraten NÖ, 100% Männer, kein Akademiker, aber keiner bezieht Gehalt vom Staat. @piratenparteiat  KPÖ 3,5% Bezieher</text:p>
          </table:table-cell>
          <table:table-cell table:style-name="ce59" office:value-type="string">
            <text:p>Mon Feb 25 20:12:31 +0000 2013</text:p>
          </table:table-cell>
          <table:table-cell table:style-name="ce60" office:value-type="float" office:value="41330.84202546296">
            <text:p>2/25/2013 20:12:31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739626931">
            <text:p>73962693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198381923/b2a2e4c2f6a6ad8ab0b01230252c25ab_normal.jpeg</text:p>
          </table:table-cell>
          <table:table-cell table:style-name="ce59" office:value-type="float" office:value="59">
            <text:p>59</text:p>
          </table:table-cell>
          <table:table-cell table:style-name="ce59" office:value-type="float" office:value="99">
            <text:p>9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einrichElsigan/statuses/306134600743264256</text:p>
          </table:table-cell>
          <table:table-cell table:style-name="ce61" office:value-type="string">
            <text:p>{"urls":[{"expanded_url":"http://derstandard.at/1361240462296/Niederoesterreich-Wahl-Was-uns-die-Landeslisten-ueber-die-Parteien-sagen?ref\u003darticle","indices":[0,22],"display_url":"derstandard.at/1361240462296/\u2026","url":"http://t.co/AVYl00AffG"}],"hashtags":[],"user_mentions":[{"id":43325643,"name":"Piratenpartei","indices":[103,119],"screen_name":"piratenparteiat","id_str":"43325643"}]}</text:p>
          </table:table-cell>
        </table:table-row>
        <table:table-row table:style-name="ro20">
          <table:table-cell table:style-name="ce58" office:value-type="string">
            <text:p>306083335275442177</text:p>
          </table:table-cell>
          <table:table-cell table:style-name="ce59" office:value-type="string">
            <text:p>Ich2ES</text:p>
          </table:table-cell>
          <table:table-cell table:style-name="ce59" office:value-type="string">
            <text:p>@xhdroelf Hast den Laptop v. @jimmyschulz gesehen? Der heimliche #Anonymous und #Pirat :D http://t.co/jbcFSG18MC free http://t.co/SylqUarUjX</text:p>
          </table:table-cell>
          <table:table-cell table:style-name="ce59" office:value-type="string">
            <text:p>Mon Feb 25 16:48:48 +0000 2013</text:p>
          </table:table-cell>
          <table:table-cell table:style-name="ce60" office:value-type="float" office:value="41330.70055555555">
            <text:p>2/25/2013 16:48:48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366269505">
            <text:p>366269505</text:p>
          </table:table-cell>
          <table:table-cell table:style-name="ce59" office:value-type="string">
            <text:p>xhdroelf</text:p>
          </table:table-cell>
          <table:table-cell table:style-name="ce59" office:value-type="float" office:value="235403138">
            <text:p>235403138</text:p>
          </table:table-cell>
          <table:table-cell table:style-name="ce59" office:value-type="string">
            <text:p>306081913544798208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323231540/c350145801b2beaf9cb30ac03007c74e_normal.jpeg</text:p>
          </table:table-cell>
          <table:table-cell table:style-name="ce59" office:value-type="float" office:value="406">
            <text:p>406</text:p>
          </table:table-cell>
          <table:table-cell table:style-name="ce59" office:value-type="float" office:value="414">
            <text:p>41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Ich2ES/statuses/306083335275442177</text:p>
          </table:table-cell>
          <table:table-cell table:style-name="ce61" office:value-type="string">
            <text:p>{"urls":[{"expanded_url":"http://www.youtube.com/watch?v\u003dvWLpby8wBpM","indices":[90,112],"display_url":"youtube.com/watch?v\u003dvWLpby\u2026","url":"http://t.co/jbcFSG18MC"}],"hashtags":[{"text":"Anonymous","indices":[65,75]},{"text":"Pirat","indices":[80,86]}],"media":[{"sizes":{"thumb":{"w":150,"resize":"crop","h":150},"small":{"w":340,"resize":"fit","h":204},"medium":{"w":600,"resize":"fit","h":360},"large":{"w":918,"resize":"fit","h":551}},"id":306083335283830785,"media_url_https":"https://pbs.twimg.com/media/BD9tK_dCcAERYIP.jpg","media_url":"http://pbs.twimg.com/media/BD9tK_dCcAERYIP.jpg","expanded_url":"http://twitter.com/Ich2ES/status/306083335275442177/photo/1","indices":[118,140],"id_str":"306083335283830785","type":"photo","display_url":"pic.twitter.com/SylqUarUjX","url":"http://t.co/SylqUarUjX"}],"user_mentions":[{"id":366269505,"name":"Anonymous","indices":[0,9],"screen_name":"xhdroelf","id_str":"366269505"},{"id":18000943,"name":"jimmyschulz","indices":[29,41],"screen_name":"jimmyschulz","id_str":"18000943"}]}</text:p>
          </table:table-cell>
        </table:table-row>
        <table:table-row table:style-name="ro20">
          <table:table-cell table:style-name="ce58" office:value-type="string">
            <text:p>306075717643415552</text:p>
          </table:table-cell>
          <table:table-cell table:style-name="ce59" office:value-type="string">
            <text:p>neuwal</text:p>
          </table:table-cell>
          <table:table-cell table:style-name="ce59" office:value-type="string">
            <text:p>Wir haben die @piratenparteiat in Kärnten besucht und Peter Grassberger 10 Fragen gestellt. walmanach Kärnten 2013 • http://t.co/TvhQ3tUn5Q</text:p>
          </table:table-cell>
          <table:table-cell table:style-name="ce59" office:value-type="string">
            <text:p>Mon Feb 25 16:18:32 +0000 2013</text:p>
          </table:table-cell>
          <table:table-cell table:style-name="ce60" office:value-type="float" office:value="41330.67953703704">
            <text:p>2/25/2013 16:18:3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5375817">
            <text:p>15375817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3285167038/405ed460c00dae4adf96458e3da75391_normal.jpeg</text:p>
          </table:table-cell>
          <table:table-cell table:style-name="ce59" office:value-type="float" office:value="2083">
            <text:p>2083</text:p>
          </table:table-cell>
          <table:table-cell table:style-name="ce59" office:value-type="float" office:value="690">
            <text:p>69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neuwal/statuses/306075717643415552</text:p>
          </table:table-cell>
          <table:table-cell table:style-name="ce61" office:value-type="string">
            <text:p>{"urls":[{"expanded_url":"http://bit.ly/YRVXTZ","indices":[117,139],"display_url":"bit.ly/YRVXTZ","url":"http://t.co/TvhQ3tUn5Q"}],"hashtags":[],"user_mentions":[{"id":43325643,"name":"Piratenpartei","indices":[14,30],"screen_name":"piratenparteiat","id_str":"43325643"}]}</text:p>
          </table:table-cell>
        </table:table-row>
        <table:table-row table:style-name="ro20">
          <table:table-cell table:style-name="ce58" office:value-type="string">
            <text:p>306056356178305026</text:p>
          </table:table-cell>
          <table:table-cell table:style-name="ce59" office:value-type="string">
            <text:p>burnoutberni</text:p>
          </table:table-cell>
          <table:table-cell table:style-name="ce59" office:value-type="string">
            <text:p>@Vilinthril @MagicHerb @V3RR_ @Schmidtlepp @piratenparteiat @c3o @werquer Ich kann's nicht versprechen, aber ich schau, dass ich hin komm.</text:p>
          </table:table-cell>
          <table:table-cell table:style-name="ce59" office:value-type="string">
            <text:p>Mon Feb 25 15:01:36 +0000 2013</text:p>
          </table:table-cell>
          <table:table-cell table:style-name="ce60" office:value-type="float" office:value="41330.62611111111">
            <text:p>2/25/2013 15:01:36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Vilinthril</text:p>
          </table:table-cell>
          <table:table-cell table:style-name="ce59" office:value-type="float" office:value="84124975">
            <text:p>84124975</text:p>
          </table:table-cell>
          <table:table-cell table:style-name="ce59" office:value-type="string">
            <text:p>306047607883563008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866684375/55dcef30dbb2763fb4a37f9fc529f071_normal.jpeg</text:p>
          </table:table-cell>
          <table:table-cell table:style-name="ce59" office:value-type="float" office:value="78">
            <text:p>78</text:p>
          </table:table-cell>
          <table:table-cell table:style-name="ce59" office:value-type="float" office:value="349">
            <text:p>34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urnoutberni/statuses/306056356178305026</text:p>
          </table:table-cell>
          <table:table-cell table:style-name="ce61" office:value-type="string">
            <text:p>{"urls":[],"hashtags":[],"user_mentions":[{"id":263647843,"name":"LukasDanielKlausner","indices":[0,11],"screen_name":"Vilinthril","id_str":"263647843"},{"id":2007161,"name":"Herbert D.","indices":[12,22],"screen_name":"MagicHerb","id_str":"2007161"},{"id":558114648,"name":"verr","indices":[23,29],"screen_name":"V3RR_","id_str":"558114648"},{"id":59085146,"name":"Christopher Lauer","indices":[30,42],"screen_name":"Schmidtlepp","id_str":"59085146"},{"id":43325643,"name":"Piratenpartei","indices":[43,59],"screen_name":"piratenparteiat","id_str":"43325643"},{"id":787678,"name":"Christopher Clay","indices":[60,64],"screen_name":"c3o","id_str":"787678"},{"id":30200764,"name":"Werner Reiter","indices":[65,73],"screen_name":"werquer","id_str":"30200764"}]}</text:p>
          </table:table-cell>
        </table:table-row>
        <table:table-row table:style-name="ro24">
          <table:table-cell table:style-name="ce58" office:value-type="string">
            <text:p>306054805913223169</text:p>
          </table:table-cell>
          <table:table-cell table:style-name="ce59" office:value-type="string">
            <text:p>Riegosanches</text:p>
          </table:table-cell>
          <table:table-cell table:style-name="ce59" office:value-type="string">
            <text:p>@ChrisAliaga lol det var ju precis inget negativt du sa, you said it right! #pirat</text:p>
          </table:table-cell>
          <table:table-cell table:style-name="ce59" office:value-type="string">
            <text:p>Mon Feb 25 14:55:26 +0000 2013</text:p>
          </table:table-cell>
          <table:table-cell table:style-name="ce60" office:value-type="float" office:value="41330.621828703705">
            <text:p>2/25/2013 14:55:26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32617951">
            <text:p>32617951</text:p>
          </table:table-cell>
          <table:table-cell table:style-name="ce59" office:value-type="string">
            <text:p>ChrisAliaga</text:p>
          </table:table-cell>
          <table:table-cell table:style-name="ce59" office:value-type="float" office:value="73912175">
            <text:p>73912175</text:p>
          </table:table-cell>
          <table:table-cell table:style-name="ce59" office:value-type="string">
            <text:p>306054163341651968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4069224/40afa8f85f23fafa5dd9e32d8f6246d5_normal.jpeg</text:p>
          </table:table-cell>
          <table:table-cell table:style-name="ce59" office:value-type="float" office:value="56">
            <text:p>56</text:p>
          </table:table-cell>
          <table:table-cell table:style-name="ce59" office:value-type="float" office:value="89">
            <text:p>8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Riegosanches/statuses/306054805913223169</text:p>
          </table:table-cell>
          <table:table-cell table:style-name="ce61" office:value-type="string">
            <text:p>{"urls":[],"hashtags":[{"text":"pirat","indices":[76,82]}],"user_mentions":[{"id":32617951,"name":"Christian Aliaga","indices":[0,12],"screen_name":"ChrisAliaga","id_str":"32617951"}]}</text:p>
          </table:table-cell>
        </table:table-row>
        <table:table-row table:style-name="ro23">
          <table:table-cell table:style-name="ce58" office:value-type="string">
            <text:p>306049500466774016</text:p>
          </table:table-cell>
          <table:table-cell table:style-name="ce59" office:value-type="string">
            <text:p>HeinrichElsigan</text:p>
          </table:table-cell>
          <table:table-cell table:style-name="ce59" office:value-type="string">
            <text:p>@matstrolz klingt links-mittig liberal und somit @piratenparteiat ähnlich. Wäre ich kein Pirat, dann würde ich mit @neos_eu liebäugeln.</text:p>
          </table:table-cell>
          <table:table-cell table:style-name="ce59" office:value-type="string">
            <text:p>Mon Feb 25 14:34:21 +0000 2013</text:p>
          </table:table-cell>
          <table:table-cell table:style-name="ce60" office:value-type="float" office:value="41330.6071875">
            <text:p>2/25/2013 14:34:21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41570744">
            <text:p>141570744</text:p>
          </table:table-cell>
          <table:table-cell table:style-name="ce59" office:value-type="string">
            <text:p>matstrolz</text:p>
          </table:table-cell>
          <table:table-cell table:style-name="ce59" office:value-type="float" office:value="739626931">
            <text:p>739626931</text:p>
          </table:table-cell>
          <table:table-cell table:style-name="ce59" office:value-type="string">
            <text:p>306048690039181312</text:p>
          </table:table-cell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3198381923/b2a2e4c2f6a6ad8ab0b01230252c25ab_normal.jpeg</text:p>
          </table:table-cell>
          <table:table-cell table:style-name="ce59" office:value-type="float" office:value="59">
            <text:p>59</text:p>
          </table:table-cell>
          <table:table-cell table:style-name="ce59" office:value-type="float" office:value="99">
            <text:p>9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einrichElsigan/statuses/306049500466774016</text:p>
          </table:table-cell>
          <table:table-cell table:style-name="ce61" office:value-type="string">
            <text:p>{"urls":[],"hashtags":[],"user_mentions":[{"id":141570744,"name":"Matthias Strolz","indices":[0,10],"screen_name":"matstrolz","id_str":"141570744"},{"id":43325643,"name":"Piratenpartei","indices":[49,65],"screen_name":"piratenparteiat","id_str":"43325643"},{"id":819698388,"name":"Das Neue Österreich","indices":[115,123],"screen_name":"neos_eu","id_str":"819698388"}]}</text:p>
          </table:table-cell>
        </table:table-row>
        <table:table-row table:style-name="ro22">
          <table:table-cell table:style-name="ce58" office:value-type="string">
            <text:p>306047607883563008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MagicHerb @v3rr_ @schmidtlepp @piratenparteiat @c3o @werqer Ich glaub, @burnoutberni geht hin.</text:p>
          </table:table-cell>
          <table:table-cell table:style-name="ce59" office:value-type="string">
            <text:p>Mon Feb 25 14:26:50 +0000 2013</text:p>
          </table:table-cell>
          <table:table-cell table:style-name="ce60" office:value-type="float" office:value="41330.60196759259">
            <text:p>2/25/2013 14:26:50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2007161">
            <text:p>2007161</text:p>
          </table:table-cell>
          <table:table-cell table:style-name="ce59" office:value-type="string">
            <text:p>MagicHerb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06019506579443712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55">
            <text:p>355</text:p>
          </table:table-cell>
          <table:table-cell table:style-name="ce59" office:value-type="float" office:value="675">
            <text:p>67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6047607883563008</text:p>
          </table:table-cell>
          <table:table-cell table:style-name="ce61" office:value-type="string">
            <text:p>{"urls":[],"hashtags":[],"user_mentions":[{"id":2007161,"name":"Herbert D.","indices":[0,10],"screen_name":"MagicHerb","id_str":"2007161"},{"id":558114648,"name":"verr","indices":[11,17],"screen_name":"V3RR_","id_str":"558114648"},{"id":59085146,"name":"Christopher Lauer","indices":[18,30],"screen_name":"Schmidtlepp","id_str":"59085146"},{"id":43325643,"name":"Piratenpartei","indices":[31,47],"screen_name":"piratenparteiat","id_str":"43325643"},{"id":787678,"name":"Christopher Clay","indices":[48,52],"screen_name":"c3o","id_str":"787678"},{"id":103896384,"name":"anlawhfoö","indices":[53,60],"screen_name":"werqer","id_str":"103896384"},{"id":84124975,"name":"Bernhard Hayden","indices":[72,85],"screen_name":"burnoutberni","id_str":"84124975"}]}</text:p>
          </table:table-cell>
        </table:table-row>
        <table:table-row table:style-name="ro24">
          <table:table-cell table:style-name="ce58" office:value-type="string">
            <text:p>306044158093717504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V3RR_ @schmidtlepp @piratenparteiat Bei mir jedenfalls nicht …</text:p>
          </table:table-cell>
          <table:table-cell table:style-name="ce59" office:value-type="string">
            <text:p>Mon Feb 25 14:13:07 +0000 2013</text:p>
          </table:table-cell>
          <table:table-cell table:style-name="ce60" office:value-type="float" office:value="41330.59244212963">
            <text:p>2/25/2013 14:13:07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558114648">
            <text:p>558114648</text:p>
          </table:table-cell>
          <table:table-cell table:style-name="ce59" office:value-type="string">
            <text:p>V3RR_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06018214092095488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55">
            <text:p>355</text:p>
          </table:table-cell>
          <table:table-cell table:style-name="ce59" office:value-type="float" office:value="675">
            <text:p>67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6044158093717504</text:p>
          </table:table-cell>
          <table:table-cell table:style-name="ce61" office:value-type="string">
            <text:p>{"urls":[],"hashtags":[],"user_mentions":[{"id":558114648,"name":"verr","indices":[0,6],"screen_name":"V3RR_","id_str":"558114648"},{"id":59085146,"name":"Christopher Lauer","indices":[7,19],"screen_name":"Schmidtlepp","id_str":"59085146"},{"id":43325643,"name":"Piratenpartei","indices":[20,36],"screen_name":"piratenparteiat","id_str":"43325643"}]}</text:p>
          </table:table-cell>
        </table:table-row>
        <table:table-row table:style-name="ro22">
          <table:table-cell table:style-name="ce58" office:value-type="string">
            <text:p>306019506579443712</text:p>
          </table:table-cell>
          <table:table-cell table:style-name="ce59" office:value-type="string">
            <text:p>MagicHerb</text:p>
          </table:table-cell>
          <table:table-cell table:style-name="ce59" office:value-type="string">
            <text:p>@V3RR_ @schmidtlepp @piratenparteiat wer hat denn zeit? @Vilinthril @c3o @werqer?</text:p>
          </table:table-cell>
          <table:table-cell table:style-name="ce59" office:value-type="string">
            <text:p>Mon Feb 25 12:35:10 +0000 2013</text:p>
          </table:table-cell>
          <table:table-cell table:style-name="ce60" office:value-type="float" office:value="41330.52442129629">
            <text:p>2/25/2013 12:35:10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558114648">
            <text:p>558114648</text:p>
          </table:table-cell>
          <table:table-cell table:style-name="ce59" office:value-type="string">
            <text:p>V3RR_</text:p>
          </table:table-cell>
          <table:table-cell table:style-name="ce59" office:value-type="float" office:value="2007161">
            <text:p>2007161</text:p>
          </table:table-cell>
          <table:table-cell table:style-name="ce59" office:value-type="string">
            <text:p>306018214092095488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75175127/438b4ea6546725996da3fcdcd0838de3_normal.jpeg</text:p>
          </table:table-cell>
          <table:table-cell table:style-name="ce59" office:value-type="float" office:value="643">
            <text:p>643</text:p>
          </table:table-cell>
          <table:table-cell table:style-name="ce59" office:value-type="float" office:value="771">
            <text:p>771</text:p>
          </table:table-cell>
          <table:table-cell table:style-name="ce59" office:value-type="float" office:value="12600">
            <text:p>12600</text:p>
          </table:table-cell>
          <table:table-cell table:style-name="ce59" office:value-type="string">
            <text:p>http://twitter.com/MagicHerb/statuses/306019506579443712</text:p>
          </table:table-cell>
          <table:table-cell table:style-name="ce61" office:value-type="string">
            <text:p>{"urls":[],"hashtags":[],"user_mentions":[{"id":558114648,"name":"verr","indices":[0,6],"screen_name":"V3RR_","id_str":"558114648"},{"id":59085146,"name":"Christopher Lauer","indices":[7,19],"screen_name":"Schmidtlepp","id_str":"59085146"},{"id":43325643,"name":"Piratenpartei","indices":[20,36],"screen_name":"piratenparteiat","id_str":"43325643"},{"id":263647843,"name":"LukasDanielKlausner","indices":[56,67],"screen_name":"Vilinthril","id_str":"263647843"},{"id":787678,"name":"Christopher Clay","indices":[68,72],"screen_name":"c3o","id_str":"787678"},{"id":103896384,"name":"anlawhfoö","indices":[73,80],"screen_name":"werqer","id_str":"103896384"}]}</text:p>
          </table:table-cell>
        </table:table-row>
        <table:table-row table:style-name="ro23">
          <table:table-cell table:style-name="ce58" office:value-type="string">
            <text:p>306018913777504256</text:p>
          </table:table-cell>
          <table:table-cell table:style-name="ce59" office:value-type="string">
            <text:p>fuchsverhau</text:p>
          </table:table-cell>
          <table:table-cell table:style-name="ce59" office:value-type="string">
            <text:p>@V3RR_ @piratenparteiat termin ist auch bislang "wenig promoted" (fb: 1x vielleicht) nur entdeckt weil @misik auf fb darauf hingewiesen hat</text:p>
          </table:table-cell>
          <table:table-cell table:style-name="ce59" office:value-type="string">
            <text:p>Mon Feb 25 12:32:49 +0000 2013</text:p>
          </table:table-cell>
          <table:table-cell table:style-name="ce60" office:value-type="float" office:value="41330.52278935185">
            <text:p>2/25/2013 12:32:49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558114648">
            <text:p>558114648</text:p>
          </table:table-cell>
          <table:table-cell table:style-name="ce59" office:value-type="string">
            <text:p>V3RR_</text:p>
          </table:table-cell>
          <table:table-cell table:style-name="ce59" office:value-type="float" office:value="54863659">
            <text:p>54863659</text:p>
          </table:table-cell>
          <table:table-cell table:style-name="ce59" office:value-type="string">
            <text:p>306018214092095488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352534212/l6wx7x5v8o91lrv82et5_normal.jpeg</text:p>
          </table:table-cell>
          <table:table-cell table:style-name="ce59" office:value-type="float" office:value="315">
            <text:p>315</text:p>
          </table:table-cell>
          <table:table-cell table:style-name="ce59" office:value-type="float" office:value="481">
            <text:p>48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fuchsverhau/statuses/306018913777504256</text:p>
          </table:table-cell>
          <table:table-cell table:style-name="ce61" office:value-type="string">
            <text:p>{"urls":[],"hashtags":[],"user_mentions":[{"id":558114648,"name":"verr","indices":[0,6],"screen_name":"V3RR_","id_str":"558114648"},{"id":43325643,"name":"Piratenpartei","indices":[7,23],"screen_name":"piratenparteiat","id_str":"43325643"},{"id":14859899,"name":"Robert Misik","indices":[103,109],"screen_name":"misik","id_str":"14859899"}]}</text:p>
          </table:table-cell>
        </table:table-row>
        <table:table-row table:style-name="ro21">
          <table:table-cell table:style-name="ce58" office:value-type="string">
            <text:p>306018214092095488</text:p>
          </table:table-cell>
          <table:table-cell table:style-name="ce59" office:value-type="string">
            <text:p>V3RR_</text:p>
          </table:table-cell>
          <table:table-cell table:style-name="ce59" office:value-type="string">
            <text:p>Der @Schmidtlepp ist in Wien und meldet sich nicht mal bei der @PiratenparteiAT? Oder doch?</text:p>
          </table:table-cell>
          <table:table-cell table:style-name="ce59" office:value-type="string">
            <text:p>Mon Feb 25 12:30:02 +0000 2013</text:p>
          </table:table-cell>
          <table:table-cell table:style-name="ce60" office:value-type="float" office:value="41330.52085648148">
            <text:p>2/25/2013 12:30:0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558114648">
            <text:p>55811464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147626704/avatar1_normal.jpg</text:p>
          </table:table-cell>
          <table:table-cell table:style-name="ce59" office:value-type="float" office:value="144">
            <text:p>144</text:p>
          </table:table-cell>
          <table:table-cell table:style-name="ce59" office:value-type="float" office:value="173">
            <text:p>17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3RR_/statuses/306018214092095488</text:p>
          </table:table-cell>
          <table:table-cell table:style-name="ce61" office:value-type="string">
            <text:p>{"urls":[],"hashtags":[],"user_mentions":[{"id":59085146,"name":"Christopher Lauer","indices":[4,16],"screen_name":"Schmidtlepp","id_str":"59085146"},{"id":43325643,"name":"Piratenpartei","indices":[63,79],"screen_name":"piratenparteiat","id_str":"43325643"}]}</text:p>
          </table:table-cell>
        </table:table-row>
        <table:table-row table:style-name="ro21">
          <table:table-cell table:style-name="ce58" office:value-type="string">
            <text:p>306000167155421184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kofi2go @georgholzer Ich (bzw. wir #PIRAT|en) sind ja für Sainte-Laguë. #PPat</text:p>
          </table:table-cell>
          <table:table-cell table:style-name="ce59" office:value-type="string">
            <text:p>Mon Feb 25 11:18:19 +0000 2013</text:p>
          </table:table-cell>
          <table:table-cell table:style-name="ce60" office:value-type="float" office:value="41330.47105324074">
            <text:p>2/25/2013 11:18:19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249181465">
            <text:p>249181465</text:p>
          </table:table-cell>
          <table:table-cell table:style-name="ce59" office:value-type="string">
            <text:p>kofi2go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05989270198435840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55">
            <text:p>355</text:p>
          </table:table-cell>
          <table:table-cell table:style-name="ce59" office:value-type="float" office:value="675">
            <text:p>67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6000167155421184</text:p>
          </table:table-cell>
          <table:table-cell table:style-name="ce61" office:value-type="string">
            <text:p>{"urls":[],"hashtags":[{"text":"PIRAT","indices":[36,42]},{"text":"PPat","indices":[73,78]}],"user_mentions":[{"id":249181465,"name":"Herr  K O F L E R","indices":[0,8],"screen_name":"kofi2go","id_str":"249181465"},{"id":1409501,"name":"Georg Holzer","indices":[9,21],"screen_name":"georgholzer","id_str":"1409501"}]}</text:p>
          </table:table-cell>
        </table:table-row>
        <table:table-row table:style-name="ro20">
          <table:table-cell table:style-name="ce58" office:value-type="string">
            <text:p>305989017479032832</text:p>
          </table:table-cell>
          <table:table-cell table:style-name="ce59" office:value-type="string">
            <text:p>DorotheedeNeve</text:p>
          </table:table-cell>
          <table:table-cell table:style-name="ce59" office:value-type="string">
            <text:p>#Pirat Claus-Brunner im Gespräch mit Nachwuchswissenschaftlern aus Tschechien, Österreich und Deutschland @15Piraten http://t.co/wFw3Sye2Le</text:p>
          </table:table-cell>
          <table:table-cell table:style-name="ce59" office:value-type="string">
            <text:p>Mon Feb 25 10:34:01 +0000 2013</text:p>
          </table:table-cell>
          <table:table-cell table:style-name="ce60" office:value-type="float" office:value="41330.44028935185">
            <text:p>2/25/2013 10:34:0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609307402">
            <text:p>609307402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391954609/cvsm4ezja5681xnpuwmp_normal.jpeg</text:p>
          </table:table-cell>
          <table:table-cell table:style-name="ce59" office:value-type="float" office:value="88">
            <text:p>88</text:p>
          </table:table-cell>
          <table:table-cell table:style-name="ce59" office:value-type="float" office:value="528">
            <text:p>528</text:p>
          </table:table-cell>
          <table:table-cell table:style-name="ce59"/>
          <table:table-cell table:style-name="ce59" office:value-type="string">
            <text:p>http://twitter.com/DorotheedeNeve/statuses/305989017479032832</text:p>
          </table:table-cell>
          <table:table-cell table:style-name="ce61" office:value-type="string">
            <text:p>{"urls":[{"expanded_url":"http://bit.ly/WlzOMi","indices":[117,139],"display_url":"bit.ly/WlzOMi","url":"http://t.co/wFw3Sye2Le"}],"hashtags":[{"text":"Pirat","indices":[0,6]}],"user_mentions":[{"id":399243180,"name":"15Piraten","indices":[106,116],"screen_name":"15Piraten","id_str":"399243180"}]}</text:p>
          </table:table-cell>
        </table:table-row>
        <table:table-row table:style-name="ro23">
          <table:table-cell table:style-name="ce58" office:value-type="string">
            <text:p>305986511822794752</text:p>
          </table:table-cell>
          <table:table-cell table:style-name="ce59" office:value-type="string">
            <text:p>alm10965</text:p>
          </table:table-cell>
          <table:table-cell table:style-name="ce59" office:value-type="string">
            <text:p>@olliwaack Vermutlich, weil die (wie de so gut sagtest) mit dem Existenzk(r)ampf genug zu tun haben. Keine Kraft/Zeit, um #Pirat zu werden</text:p>
          </table:table-cell>
          <table:table-cell table:style-name="ce59" office:value-type="string">
            <text:p>Mon Feb 25 10:24:04 +0000 2013</text:p>
          </table:table-cell>
          <table:table-cell table:style-name="ce60" office:value-type="float" office:value="41330.43337962963">
            <text:p>2/25/2013 10:24:04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480302240">
            <text:p>480302240</text:p>
          </table:table-cell>
          <table:table-cell table:style-name="ce59" office:value-type="string">
            <text:p>olliwaack</text:p>
          </table:table-cell>
          <table:table-cell table:style-name="ce59" office:value-type="float" office:value="529181692">
            <text:p>529181692</text:p>
          </table:table-cell>
          <table:table-cell table:style-name="ce59" office:value-type="string">
            <text:p>305982336246366209</text:p>
          </table:table-cell>
          <table:table-cell table:style-name="ce61" office:value-type="string">
            <text:p>&lt;a href="https://mobile.twitter.com" rel="nofollow"&gt;Mobile Web (M2)&lt;/a&gt;</text:p>
          </table:table-cell>
          <table:table-cell table:style-name="ce61" office:value-type="string">
            <text:p>http://a0.twimg.com/profile_images/3287742309/ac738419de23c32b0631d59ca1595593_normal.jpeg</text:p>
          </table:table-cell>
          <table:table-cell table:style-name="ce59" office:value-type="float" office:value="318">
            <text:p>318</text:p>
          </table:table-cell>
          <table:table-cell table:style-name="ce59" office:value-type="float" office:value="1268">
            <text:p>126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alm10965/statuses/305986511822794752</text:p>
          </table:table-cell>
          <table:table-cell table:style-name="ce61" office:value-type="string">
            <text:p>{"urls":[],"hashtags":[{"text":"Pirat","indices":[122,128]}],"user_mentions":[{"id":480302240,"name":"Rulend","indices":[0,10],"screen_name":"olliwaack","id_str":"480302240"}]}</text:p>
          </table:table-cell>
        </table:table-row>
        <table:table-row table:style-name="ro20">
          <table:table-cell table:style-name="ce58" office:value-type="string">
            <text:p>305981558555287552</text:p>
          </table:table-cell>
          <table:table-cell table:style-name="ce59" office:value-type="string">
            <text:p>InkaLoreen</text:p>
          </table:table-cell>
          <table:table-cell table:style-name="ce59" office:value-type="string">
            <text:p>Erotikroman kann historische, actionreiche Elemente mit Erotik verbinden und es darf auch geschmunzelt werden http://t.co/Ysoi9VfRYK #Pirat</text:p>
          </table:table-cell>
          <table:table-cell table:style-name="ce59" office:value-type="string">
            <text:p>Mon Feb 25 10:04:23 +0000 2013</text:p>
          </table:table-cell>
          <table:table-cell table:style-name="ce60" office:value-type="float" office:value="41330.419710648144">
            <text:p>2/25/2013 10:04:2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14139811">
            <text:p>11413981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243432467/Inka_normal.jpg</text:p>
          </table:table-cell>
          <table:table-cell table:style-name="ce59" office:value-type="float" office:value="1315">
            <text:p>1315</text:p>
          </table:table-cell>
          <table:table-cell table:style-name="ce59" office:value-type="float" office:value="1611">
            <text:p>1611</text:p>
          </table:table-cell>
          <table:table-cell table:style-name="ce59"/>
          <table:table-cell table:style-name="ce59" office:value-type="string">
            <text:p>http://twitter.com/InkaLoreen/statuses/305981558555287552</text:p>
          </table:table-cell>
          <table:table-cell table:style-name="ce61" office:value-type="string">
            <text:p>{"urls":[{"expanded_url":"http://kleeblatts-buecherblog.blogspot.de/2013/02/inka-loreen-minden-der-freibeuter-und.html","indices":[110,132],"display_url":"kleeblatts-buecherblog.blogspot.de/2013/02/inka-l\u2026","url":"http://t.co/Ysoi9VfRYK"}],"hashtags":[{"text":"Pirat","indices":[133,139]}],"user_mentions":[]}</text:p>
          </table:table-cell>
        </table:table-row>
        <table:table-row table:style-name="ro24">
          <table:table-cell table:style-name="ce58" office:value-type="string">
            <text:p>305962894233858048</text:p>
          </table:table-cell>
          <table:table-cell table:style-name="ce59" office:value-type="string">
            <text:p>LeffeJR</text:p>
          </table:table-cell>
          <table:table-cell table:style-name="ce59" office:value-type="string">
            <text:p>Tänker såhär, om jag går upp nu så kommer jag ju inte orka supa hela natten. #pirat</text:p>
          </table:table-cell>
          <table:table-cell table:style-name="ce59" office:value-type="string">
            <text:p>Mon Feb 25 08:50:13 +0000 2013</text:p>
          </table:table-cell>
          <table:table-cell table:style-name="ce60" office:value-type="float" office:value="41330.36820601852">
            <text:p>2/25/2013 8:50:13</text:p>
          </table:table-cell>
          <table:table-cell table:style-name="ce59"/>
          <table:table-cell table:style-name="ce59" office:value-type="string">
            <text:p>sv</text:p>
          </table:table-cell>
          <table:table-cell table:number-columns-repeated="2" table:style-name="ce59"/>
          <table:table-cell table:style-name="ce59" office:value-type="float" office:value="464620105">
            <text:p>464620105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73851431/d4d1991b3d325f14dbac6244d8078518_normal.jpeg</text:p>
          </table:table-cell>
          <table:table-cell table:style-name="ce59" office:value-type="float" office:value="242">
            <text:p>242</text:p>
          </table:table-cell>
          <table:table-cell table:style-name="ce59" office:value-type="float" office:value="140">
            <text:p>14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LeffeJR/statuses/305962894233858048</text:p>
          </table:table-cell>
          <table:table-cell table:style-name="ce61" office:value-type="string">
            <text:p>{"urls":[],"hashtags":[{"text":"pirat","indices":[77,83]}],"user_mentions":[]}</text:p>
          </table:table-cell>
        </table:table-row>
        <table:table-row table:style-name="ro21">
          <table:table-cell table:style-name="ce58" office:value-type="string">
            <text:p>305944566740160512</text:p>
          </table:table-cell>
          <table:table-cell table:style-name="ce59" office:value-type="string">
            <text:p>OrtsPIRAT</text:p>
          </table:table-cell>
          <table:table-cell table:style-name="ce59" office:value-type="string">
            <text:p>#OB #Wahl #Wiesbaden #Pirat doch auf Wahlzettel ;) @piraten_wi http://t.co/AL5eZeX9it</text:p>
          </table:table-cell>
          <table:table-cell table:style-name="ce59" office:value-type="string">
            <text:p>Mon Feb 25 07:37:23 +0000 2013</text:p>
          </table:table-cell>
          <table:table-cell table:style-name="ce60" office:value-type="float" office:value="41330.31762731481">
            <text:p>2/25/2013 7:37:2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83233627">
            <text:p>383233627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859575147/0d748a72c5e461137c438b0165309a62_normal.jpeg</text:p>
          </table:table-cell>
          <table:table-cell table:style-name="ce59" office:value-type="float" office:value="93">
            <text:p>93</text:p>
          </table:table-cell>
          <table:table-cell table:style-name="ce59" office:value-type="float" office:value="208">
            <text:p>208</text:p>
          </table:table-cell>
          <table:table-cell table:style-name="ce59"/>
          <table:table-cell table:style-name="ce59" office:value-type="string">
            <text:p>http://twitter.com/OrtsPIRAT/statuses/305944566740160512</text:p>
          </table:table-cell>
          <table:table-cell table:style-name="ce61" office:value-type="string">
            <text:p>{"urls":[{"expanded_url":"http://twitpic.com/c6oa56","indices":[63,85],"display_url":"twitpic.com/c6oa56","url":"http://t.co/AL5eZeX9it"}],"hashtags":[{"text":"OB","indices":[0,3]},{"text":"Wahl","indices":[4,9]},{"text":"Wiesbaden","indices":[10,20]},{"text":"Pirat","indices":[21,27]}],"user_mentions":[{"id":134227607,"name":"Piraten Wiesbaden","indices":[51,62],"screen_name":"piraten_wi","id_str":"134227607"}]}</text:p>
          </table:table-cell>
        </table:table-row>
        <table:table-row table:style-name="ro24">
          <table:table-cell table:style-name="ce58" office:value-type="string">
            <text:p>305919172263686144</text:p>
          </table:table-cell>
          <table:table-cell table:style-name="ce59" office:value-type="string">
            <text:p>MTaege</text:p>
          </table:table-cell>
          <table:table-cell table:style-name="ce59" office:value-type="string">
            <text:p>"@theAy84: Ich bin #Pirat http://t.co/iLj94HDrHE" #lach wohl wahr :-)</text:p>
          </table:table-cell>
          <table:table-cell table:style-name="ce59" office:value-type="string">
            <text:p>Mon Feb 25 05:56:29 +0000 2013</text:p>
          </table:table-cell>
          <table:table-cell table:style-name="ce60" office:value-type="float" office:value="41330.24755787037">
            <text:p>2/25/2013 5:56:2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86361635">
            <text:p>286361635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762097434/4678b87468dc91c5f5364016deb6f82f_normal.jpeg</text:p>
          </table:table-cell>
          <table:table-cell table:style-name="ce59" office:value-type="float" office:value="1004">
            <text:p>1004</text:p>
          </table:table-cell>
          <table:table-cell table:style-name="ce59" office:value-type="float" office:value="2001">
            <text:p>200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Taege/statuses/305919172263686144</text:p>
          </table:table-cell>
          <table:table-cell table:style-name="ce61" office:value-type="string">
            <text:p>{"urls":[{"expanded_url":"http://twitter.com/theAy84/status/305832607772442624/photo/1","indices":[26,48],"display_url":"pic.twitter.com/iLj94HDrHE","url":"http://t.co/iLj94HDrHE"}],"hashtags":[{"text":"Pirat","indices":[19,25]},{"text":"lach","indices":[50,55]}],"user_mentions":[{"id":75078959,"name":"Alex","indices":[1,9],"screen_name":"theAy84","id_str":"75078959"}]}</text:p>
          </table:table-cell>
        </table:table-row>
        <table:table-row table:style-name="ro25">
          <table:table-cell table:style-name="ce58" office:value-type="string">
            <text:p>305817498245296128</text:p>
          </table:table-cell>
          <table:table-cell table:style-name="ce59" office:value-type="string">
            <text:p>annaplanas</text:p>
          </table:table-cell>
          <table:table-cell table:style-name="ce59" office:value-type="string">
            <text:p>Casi li importa que no li fagi cas... #sudo #quemajo #pirat</text:p>
          </table:table-cell>
          <table:table-cell table:style-name="ce59" office:value-type="string">
            <text:p>Sun Feb 24 23:12:28 +0000 2013</text:p>
          </table:table-cell>
          <table:table-cell table:style-name="ce60" office:value-type="float" office:value="41329.96699074074">
            <text:p>2/24/2013 23:12:28</text:p>
          </table:table-cell>
          <table:table-cell table:style-name="ce59"/>
          <table:table-cell table:style-name="ce59" office:value-type="string">
            <text:p>es</text:p>
          </table:table-cell>
          <table:table-cell table:number-columns-repeated="2" table:style-name="ce59"/>
          <table:table-cell table:style-name="ce59" office:value-type="float" office:value="235952124">
            <text:p>235952124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72184282/164f1d13c0b9e84ebc452bd8b4d61685_normal.jpeg</text:p>
          </table:table-cell>
          <table:table-cell table:style-name="ce59" office:value-type="float" office:value="277">
            <text:p>277</text:p>
          </table:table-cell>
          <table:table-cell table:style-name="ce59" office:value-type="float" office:value="274">
            <text:p>274</text:p>
          </table:table-cell>
          <table:table-cell table:style-name="ce59"/>
          <table:table-cell table:style-name="ce59" office:value-type="string">
            <text:p>http://twitter.com/annaplanas/statuses/305817498245296128</text:p>
          </table:table-cell>
          <table:table-cell table:style-name="ce61" office:value-type="string">
            <text:p>{"urls":[],"hashtags":[{"text":"sudo","indices":[38,43]},{"text":"quemajo","indices":[44,52]},{"text":"pirat","indices":[53,59]}],"user_mentions":[]}</text:p>
          </table:table-cell>
        </table:table-row>
        <table:table-row table:style-name="ro25">
          <table:table-cell table:style-name="ce58" office:value-type="string">
            <text:p>305804790078779392</text:p>
          </table:table-cell>
          <table:table-cell table:style-name="ce59" office:value-type="string">
            <text:p>annaplanas</text:p>
          </table:table-cell>
          <table:table-cell table:style-name="ce59" office:value-type="string">
            <text:p>Sudo molt de tu, per si no t'has donat compte!!! #sudo #pirat</text:p>
          </table:table-cell>
          <table:table-cell table:style-name="ce59" office:value-type="string">
            <text:p>Sun Feb 24 22:21:58 +0000 2013</text:p>
          </table:table-cell>
          <table:table-cell table:style-name="ce60" office:value-type="float" office:value="41329.931921296295">
            <text:p>2/24/2013 22:21:58</text:p>
          </table:table-cell>
          <table:table-cell table:style-name="ce59"/>
          <table:table-cell table:style-name="ce59" office:value-type="string">
            <text:p>es</text:p>
          </table:table-cell>
          <table:table-cell table:number-columns-repeated="2" table:style-name="ce59"/>
          <table:table-cell table:style-name="ce59" office:value-type="float" office:value="235952124">
            <text:p>235952124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72184282/164f1d13c0b9e84ebc452bd8b4d61685_normal.jpeg</text:p>
          </table:table-cell>
          <table:table-cell table:style-name="ce59" office:value-type="float" office:value="277">
            <text:p>277</text:p>
          </table:table-cell>
          <table:table-cell table:style-name="ce59" office:value-type="float" office:value="274">
            <text:p>274</text:p>
          </table:table-cell>
          <table:table-cell table:style-name="ce59"/>
          <table:table-cell table:style-name="ce59" office:value-type="string">
            <text:p>http://twitter.com/annaplanas/statuses/305804790078779392</text:p>
          </table:table-cell>
          <table:table-cell table:style-name="ce61" office:value-type="string">
            <text:p>{"urls":[],"hashtags":[{"text":"sudo","indices":[49,54]},{"text":"pirat","indices":[55,61]}],"user_mentions":[]}</text:p>
          </table:table-cell>
        </table:table-row>
        <table:table-row table:style-name="ro20">
          <table:table-cell table:style-name="ce58" office:value-type="string">
            <text:p>305795335572312064</text:p>
          </table:table-cell>
          <table:table-cell table:style-name="ce59" office:value-type="string">
            <text:p>herrconin</text:p>
          </table:table-cell>
          <table:table-cell table:style-name="ce59" office:value-type="string">
            <text:p>@AliCologne Ich bin nach wie vor #Pirat, aber auch zu 100% #Mensch &amp;amp; da braucht es #Beziehungen, im emotionalen Sinn. (Man bin ich gut. ;))</text:p>
          </table:table-cell>
          <table:table-cell table:style-name="ce59" office:value-type="string">
            <text:p>Sun Feb 24 21:44:24 +0000 2013</text:p>
          </table:table-cell>
          <table:table-cell table:style-name="ce60" office:value-type="float" office:value="41329.90583333333">
            <text:p>2/24/2013 21:44:24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52354508">
            <text:p>52354508</text:p>
          </table:table-cell>
          <table:table-cell table:style-name="ce59" office:value-type="string">
            <text:p>AliCologne</text:p>
          </table:table-cell>
          <table:table-cell table:style-name="ce59" office:value-type="float" office:value="205281883">
            <text:p>205281883</text:p>
          </table:table-cell>
          <table:table-cell table:style-name="ce59" office:value-type="string">
            <text:p>305794733207334912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315758273/RC_SketchOrange_normal.png</text:p>
          </table:table-cell>
          <table:table-cell table:style-name="ce59" office:value-type="float" office:value="1353">
            <text:p>1353</text:p>
          </table:table-cell>
          <table:table-cell table:style-name="ce59" office:value-type="float" office:value="2000">
            <text:p>200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errconin/statuses/305795335572312064</text:p>
          </table:table-cell>
          <table:table-cell table:style-name="ce61" office:value-type="string">
            <text:p>{"urls":[],"hashtags":[{"text":"Pirat","indices":[33,39]},{"text":"Mensch","indices":[59,66]},{"text":"Beziehungen","indices":[87,99]}],"user_mentions":[{"id":52354508,"name":"AliCologne","indices":[0,11],"screen_name":"AliCologne","id_str":"52354508"}]}</text:p>
          </table:table-cell>
        </table:table-row>
        <table:table-row table:style-name="ro20">
          <table:table-cell table:style-name="ce58" office:value-type="string">
            <text:p>305793130958057472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@Andreas_Kovar @PeterKaiserSP Glaubst, die Wertschätzung des Kärntner SPÖ-Chefs beeinflusst die politische Zukunft der @PiratenparteiAT? ;)</text:p>
          </table:table-cell>
          <table:table-cell table:style-name="ce59" office:value-type="string">
            <text:p>Sun Feb 24 21:35:38 +0000 2013</text:p>
          </table:table-cell>
          <table:table-cell table:style-name="ce60" office:value-type="float" office:value="41329.89974537037">
            <text:p>2/24/2013 21:35:38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46898524">
            <text:p>146898524</text:p>
          </table:table-cell>
          <table:table-cell table:style-name="ce59" office:value-type="string">
            <text:p>Andreas_Kovar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05791281135763456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55">
            <text:p>355</text:p>
          </table:table-cell>
          <table:table-cell table:style-name="ce59" office:value-type="float" office:value="675">
            <text:p>67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5793130958057472</text:p>
          </table:table-cell>
          <table:table-cell table:style-name="ce61" office:value-type="string">
            <text:p>{"urls":[],"hashtags":[],"user_mentions":[{"id":146898524,"name":"Andreas Kovar","indices":[0,14],"screen_name":"Andreas_Kovar","id_str":"146898524"},{"id":407083639,"name":"Peter Kaiser","indices":[15,29],"screen_name":"PeterKaiserSP","id_str":"407083639"},{"id":43325643,"name":"Piratenpartei","indices":[119,135],"screen_name":"piratenparteiat","id_str":"43325643"}]}</text:p>
          </table:table-cell>
        </table:table-row>
        <table:table-row table:style-name="ro23">
          <table:table-cell table:style-name="ce58" office:value-type="string">
            <text:p>305784812688535552</text:p>
          </table:table-cell>
          <table:table-cell table:style-name="ce59" office:value-type="string">
            <text:p>TantHildur</text:p>
          </table:table-cell>
          <table:table-cell table:style-name="ce59" office:value-type="string">
            <text:p>Vad är det som händer med din twitter? Tror den håller på att erövras,skickar skumma meddelanden osv. #informerarbara #pirat @towachristine</text:p>
          </table:table-cell>
          <table:table-cell table:style-name="ce59" office:value-type="string">
            <text:p>Sun Feb 24 21:02:35 +0000 2013</text:p>
          </table:table-cell>
          <table:table-cell table:style-name="ce60" office:value-type="float" office:value="41329.87679398148">
            <text:p>2/24/2013 21:02:35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372328583">
            <text:p>372328583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2651034679/17d4e913ced99295f763cbad4b160ec5_normal.jpeg</text:p>
          </table:table-cell>
          <table:table-cell table:style-name="ce59" office:value-type="float" office:value="52">
            <text:p>52</text:p>
          </table:table-cell>
          <table:table-cell table:style-name="ce59" office:value-type="float" office:value="50">
            <text:p>50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TantHildur/statuses/305784812688535552</text:p>
          </table:table-cell>
          <table:table-cell table:style-name="ce61" office:value-type="string">
            <text:p>{"urls":[],"hashtags":[{"text":"informerarbara","indices":[102,117]},{"text":"pirat","indices":[118,124]}],"user_mentions":[{"id":564922174,"name":"towachristine","indices":[125,139],"screen_name":"towachristine","id_str":"564922174"}]}</text:p>
          </table:table-cell>
        </table:table-row>
        <table:table-row table:style-name="ro23">
          <table:table-cell table:style-name="ce58" office:value-type="string">
            <text:p>305779317781196800</text:p>
          </table:table-cell>
          <table:table-cell table:style-name="ce59" office:value-type="string">
            <text:p>JohnLembo1878</text:p>
          </table:table-cell>
          <table:table-cell table:style-name="ce59" office:value-type="string">
            <text:p>Today's attendance at new-look McKechnie Field: 5,626. Nowhere near a sell-out now that the park sits nearly 8,000. #Bradenton #Pirat</text:p>
          </table:table-cell>
          <table:table-cell table:style-name="ce59" office:value-type="string">
            <text:p>Sun Feb 24 20:40:45 +0000 2013</text:p>
          </table:table-cell>
          <table:table-cell table:style-name="ce60" office:value-type="float" office:value="41329.86163194444">
            <text:p>2/24/2013 20:40:45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87799081">
            <text:p>18779908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118897814/Pic_2_normal.jpg</text:p>
          </table:table-cell>
          <table:table-cell table:style-name="ce59" office:value-type="float" office:value="232">
            <text:p>232</text:p>
          </table:table-cell>
          <table:table-cell table:style-name="ce59" office:value-type="float" office:value="467">
            <text:p>467</text:p>
          </table:table-cell>
          <table:table-cell table:style-name="ce59" office:value-type="float" office:value="-18000">
            <text:p>-18000</text:p>
          </table:table-cell>
          <table:table-cell table:style-name="ce59" office:value-type="string">
            <text:p>http://twitter.com/JohnLembo1878/statuses/305779317781196800</text:p>
          </table:table-cell>
          <table:table-cell table:style-name="ce61" office:value-type="string">
            <text:p>{"urls":[],"hashtags":[{"text":"Bradenton","indices":[116,126]},{"text":"Pirat","indices":[127,133]}],"user_mentions":[]}</text:p>
          </table:table-cell>
        </table:table-row>
        <table:table-row table:style-name="ro25">
          <table:table-cell table:style-name="ce58" office:value-type="string">
            <text:p>305765498317066240</text:p>
          </table:table-cell>
          <table:table-cell table:style-name="ce59" office:value-type="string">
            <text:p>herrortmann</text:p>
          </table:table-cell>
          <table:table-cell table:style-name="ce59" office:value-type="string">
            <text:p>@thombach einfach süß ;-) #Pirat</text:p>
          </table:table-cell>
          <table:table-cell table:style-name="ce59" office:value-type="string">
            <text:p>Sun Feb 24 19:45:50 +0000 2013</text:p>
          </table:table-cell>
          <table:table-cell table:style-name="ce60" office:value-type="float" office:value="41329.82349537037">
            <text:p>2/24/2013 19:45:50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34734752">
            <text:p>34734752</text:p>
          </table:table-cell>
          <table:table-cell table:style-name="ce59" office:value-type="string">
            <text:p>thombach</text:p>
          </table:table-cell>
          <table:table-cell table:style-name="ce59" office:value-type="float" office:value="326341867">
            <text:p>326341867</text:p>
          </table:table-cell>
          <table:table-cell table:style-name="ce59" office:value-type="string">
            <text:p>305748516326756352</text:p>
          </table:table-cell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3171387508/2e204098e69bb859f190a9d5921c159f_normal.jpeg</text:p>
          </table:table-cell>
          <table:table-cell table:style-name="ce59" office:value-type="float" office:value="17">
            <text:p>17</text:p>
          </table:table-cell>
          <table:table-cell table:style-name="ce59" office:value-type="float" office:value="58">
            <text:p>5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errortmann/statuses/305765498317066240</text:p>
          </table:table-cell>
          <table:table-cell table:style-name="ce61" office:value-type="string">
            <text:p>{"urls":[],"hashtags":[{"text":"Pirat","indices":[26,32]}],"user_mentions":[{"id":34734752,"name":"Thomas","indices":[0,9],"screen_name":"thombach","id_str":"34734752"}]}</text:p>
          </table:table-cell>
        </table:table-row>
        <table:table-row table:style-name="ro22">
          <table:table-cell table:style-name="ce58" office:value-type="string">
            <text:p>305760306695655424</text:p>
          </table:table-cell>
          <table:table-cell table:style-name="ce59" office:value-type="string">
            <text:p>jack_berlin1</text:p>
          </table:table-cell>
          <table:table-cell table:style-name="ce59" office:value-type="string">
            <text:p>Jetzt die #AVB13 gelaufen und trotzdem nimmt es kein Ende, dass jeder zweite #Pirat möchte, dass man seinen Blog liest. :(</text:p>
          </table:table-cell>
          <table:table-cell table:style-name="ce59" office:value-type="string">
            <text:p>Sun Feb 24 19:25:12 +0000 2013</text:p>
          </table:table-cell>
          <table:table-cell table:style-name="ce60" office:value-type="float" office:value="41329.809166666666">
            <text:p>2/24/2013 19:25:1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73063206">
            <text:p>573063206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92860825/12d5c7bf737f7aa54a56a10f6676fe54_normal.jpeg</text:p>
          </table:table-cell>
          <table:table-cell table:style-name="ce59" office:value-type="float" office:value="422">
            <text:p>422</text:p>
          </table:table-cell>
          <table:table-cell table:style-name="ce59" office:value-type="float" office:value="333">
            <text:p>333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jack_berlin1/statuses/305760306695655424</text:p>
          </table:table-cell>
          <table:table-cell table:style-name="ce61" office:value-type="string">
            <text:p>{"urls":[],"hashtags":[{"text":"AVB13","indices":[10,16]},{"text":"Pirat","indices":[77,83]}],"user_mentions":[]}</text:p>
          </table:table-cell>
        </table:table-row>
        <table:table-row table:style-name="ro23">
          <table:table-cell table:style-name="ce58" office:value-type="string">
            <text:p>305757513951887360</text:p>
          </table:table-cell>
          <table:table-cell table:style-name="ce59" office:value-type="string">
            <text:p>BerndKasperidus</text:p>
          </table:table-cell>
          <table:table-cell table:style-name="ce59" office:value-type="string">
            <text:p>#Piraten Meine Meinung Unterschied Politik / #Pirat? Der Pirat beschäftigt mit ernsthafter Politik ohne seine menschliche Seite unterdrücken</text:p>
          </table:table-cell>
          <table:table-cell table:style-name="ce59" office:value-type="string">
            <text:p>Sun Feb 24 19:14:06 +0000 2013</text:p>
          </table:table-cell>
          <table:table-cell table:style-name="ce60" office:value-type="float" office:value="41329.801458333335">
            <text:p>2/24/2013 19:14:0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993132764">
            <text:p>993132764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3301013804/4638c29e895abbb5e55baf66b3863d2f_normal.jpeg</text:p>
          </table:table-cell>
          <table:table-cell table:style-name="ce59" office:value-type="float" office:value="77">
            <text:p>77</text:p>
          </table:table-cell>
          <table:table-cell table:style-name="ce59" office:value-type="float" office:value="94">
            <text:p>94</text:p>
          </table:table-cell>
          <table:table-cell table:style-name="ce59"/>
          <table:table-cell table:style-name="ce59" office:value-type="string">
            <text:p>http://twitter.com/BerndKasperidus/statuses/305757513951887360</text:p>
          </table:table-cell>
          <table:table-cell table:style-name="ce61" office:value-type="string">
            <text:p>{"urls":[],"hashtags":[{"text":"Piraten","indices":[0,8]},{"text":"Pirat","indices":[45,51]}],"user_mentions":[]}</text:p>
          </table:table-cell>
        </table:table-row>
        <table:table-row table:style-name="ro23">
          <table:table-cell table:style-name="ce58" office:value-type="string">
            <text:p>305756489170173953</text:p>
          </table:table-cell>
          <table:table-cell table:style-name="ce59" office:value-type="string">
            <text:p>bl4uge</text:p>
          </table:table-cell>
          <table:table-cell table:style-name="ce59" office:value-type="string">
            <text:p>Eben gefunden, sieht toll aus! RT @plaetzchen: Geile Liste, da freut es mich Berliner #Pirat zu sein... #avb13 http://t.co/CVYCo6VhOJ</text:p>
          </table:table-cell>
          <table:table-cell table:style-name="ce59" office:value-type="string">
            <text:p>Sun Feb 24 19:10:02 +0000 2013</text:p>
          </table:table-cell>
          <table:table-cell table:style-name="ce60" office:value-type="float" office:value="41329.798634259256">
            <text:p>2/24/2013 19:10:0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604588625">
            <text:p>604588625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3009894708/d8906cc01994903f1896da94d2b76025_normal.jpeg</text:p>
          </table:table-cell>
          <table:table-cell table:style-name="ce59" office:value-type="float" office:value="137">
            <text:p>137</text:p>
          </table:table-cell>
          <table:table-cell table:style-name="ce59" office:value-type="float" office:value="119">
            <text:p>119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bl4uge/statuses/305756489170173953</text:p>
          </table:table-cell>
          <table:table-cell table:style-name="ce61" office:value-type="string">
            <text:p>{"urls":[{"expanded_url":"http://wiki.piraten-thueringen.de/Benutzer:K%C3%A4ptn_Nemo/Enter-Crew/Bundestagswahlen/Landeslisten-Kandidaten-komplett#Berlin_.28AV_23..2F24._Februar_2013.29","indices":[111,133],"display_url":"wiki.piraten-thueringen.de/Benutzer:K%C3%\u2026","url":"http://t.co/CVYCo6VhOJ"}],"hashtags":[{"text":"Pirat","indices":[86,92]},{"text":"avb13","indices":[104,110]}],"user_mentions":[{"id":14305613,"name":"Philip Brechler","indices":[34,45],"screen_name":"plaetzchen","id_str":"14305613"}]}</text:p>
          </table:table-cell>
        </table:table-row>
        <table:table-row table:style-name="ro24">
          <table:table-cell table:style-name="ce58" office:value-type="string">
            <text:p>305754892448972802</text:p>
          </table:table-cell>
          <table:table-cell table:style-name="ce59" office:value-type="string">
            <text:p>plaetzchen</text:p>
          </table:table-cell>
          <table:table-cell table:style-name="ce59" office:value-type="string">
            <text:p>Geile Liste, da freut es mich Berliner #Pirat zu sein... #avb13 http://t.co/y1AxU70wWm</text:p>
          </table:table-cell>
          <table:table-cell table:style-name="ce59" office:value-type="string">
            <text:p>Sun Feb 24 19:03:41 +0000 2013</text:p>
          </table:table-cell>
          <table:table-cell table:style-name="ce60" office:value-type="float" office:value="41329.794224537036">
            <text:p>2/24/2013 19:03:41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4305613">
            <text:p>14305613</text:p>
          </table:table-cell>
          <table:table-cell table:style-name="ce59"/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1557456954/avatar_neu_klein_normal.png</text:p>
          </table:table-cell>
          <table:table-cell table:style-name="ce59" office:value-type="float" office:value="3639">
            <text:p>3639</text:p>
          </table:table-cell>
          <table:table-cell table:style-name="ce59" office:value-type="float" office:value="498">
            <text:p>49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laetzchen/statuses/305754892448972802</text:p>
          </table:table-cell>
          <table:table-cell table:style-name="ce61" office:value-type="string">
            <text:p>{"urls":[{"expanded_url":"http://wiki.piraten-thueringen.de/Benutzer:K%C3%A4ptn_Nemo/Enter-Crew/Bundestagswahlen/Landeslisten-Kandidaten-komplett#Berlin_.28AV_23..2F24._Februar_2013.29","indices":[64,86],"display_url":"wiki.piraten-thueringen.de/Benutzer:K%C3%\u2026","url":"http://t.co/y1AxU70wWm"}],"hashtags":[{"text":"Pirat","indices":[39,45]},{"text":"avb13","indices":[57,63]}],"user_mentions":[]}</text:p>
          </table:table-cell>
        </table:table-row>
        <table:table-row table:style-name="ro24">
          <table:table-cell table:style-name="ce58" office:value-type="string">
            <text:p>305716772282200064</text:p>
          </table:table-cell>
          <table:table-cell table:style-name="ce59" office:value-type="string">
            <text:p>Anna_Shteinfeld</text:p>
          </table:table-cell>
          <table:table-cell table:style-name="ce59" office:value-type="string">
            <text:p>На ужин #pirat #pizza #dinner #taste http://t.co/KsASTyLS1L</text:p>
          </table:table-cell>
          <table:table-cell table:style-name="ce59" office:value-type="string">
            <text:p>Sun Feb 24 16:32:13 +0000 2013</text:p>
          </table:table-cell>
          <table:table-cell table:style-name="ce60" office:value-type="float" office:value="41329.68903935185">
            <text:p>2/24/2013 16:32:13</text:p>
          </table:table-cell>
          <table:table-cell table:style-name="ce59"/>
          <table:table-cell table:style-name="ce59" office:value-type="string">
            <text:p>ru</text:p>
          </table:table-cell>
          <table:table-cell table:number-columns-repeated="2" table:style-name="ce59"/>
          <table:table-cell table:style-name="ce59" office:value-type="float" office:value="185736055">
            <text:p>185736055</text:p>
          </table:table-cell>
          <table:table-cell table:style-name="ce59"/>
          <table:table-cell table:style-name="ce61" office:value-type="string">
            <text:p>&lt;a href="http://instagram.com" rel="nofollow"&gt;Instagram&lt;/a&gt;</text:p>
          </table:table-cell>
          <table:table-cell table:style-name="ce61" office:value-type="string">
            <text:p>http://a0.twimg.com/profile_images/3129726057/13c45eb51791af01b1fe68af34155388_normal.jpeg</text:p>
          </table:table-cell>
          <table:table-cell table:style-name="ce59" office:value-type="float" office:value="148">
            <text:p>148</text:p>
          </table:table-cell>
          <table:table-cell table:style-name="ce59" office:value-type="float" office:value="92">
            <text:p>92</text:p>
          </table:table-cell>
          <table:table-cell table:style-name="ce59" office:value-type="float" office:value="14400">
            <text:p>14400</text:p>
          </table:table-cell>
          <table:table-cell table:style-name="ce59" office:value-type="string">
            <text:p>http://twitter.com/Anna_Shteinfeld/statuses/305716772282200064</text:p>
          </table:table-cell>
          <table:table-cell table:style-name="ce61" office:value-type="string">
            <text:p>{"urls":[{"expanded_url":"http://instagr.am/p/WHtwK9wCl-/","indices":[37,59],"display_url":"instagr.am/p/WHtwK9wCl-/","url":"http://t.co/KsASTyLS1L"}],"hashtags":[{"text":"pirat","indices":[8,14]},{"text":"pizza","indices":[15,21]},{"text":"dinner","indices":[22,29]},{"text":"taste","indices":[30,36]}],"user_mentions":[]}</text:p>
          </table:table-cell>
        </table:table-row>
        <table:table-row table:style-name="ro24">
          <table:table-cell table:style-name="ce58" office:value-type="string">
            <text:p>305692143257792512</text:p>
          </table:table-cell>
          <table:table-cell table:style-name="ce59" office:value-type="string">
            <text:p>klingenbergB</text:p>
          </table:table-cell>
          <table:table-cell table:style-name="ce59" office:value-type="string">
            <text:p>@elavoca ja,umgeparckt wollte #Pirat wollte wegfahren alles ok ;-)</text:p>
          </table:table-cell>
          <table:table-cell table:style-name="ce59" office:value-type="string">
            <text:p>Sun Feb 24 14:54:21 +0000 2013</text:p>
          </table:table-cell>
          <table:table-cell table:style-name="ce60" office:value-type="float" office:value="41329.62107638889">
            <text:p>2/24/2013 14:54:21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25294348">
            <text:p>25294348</text:p>
          </table:table-cell>
          <table:table-cell table:style-name="ce59" office:value-type="string">
            <text:p>elavoca</text:p>
          </table:table-cell>
          <table:table-cell table:style-name="ce59" office:value-type="float" office:value="537076195">
            <text:p>537076195</text:p>
          </table:table-cell>
          <table:table-cell table:style-name="ce59" office:value-type="string">
            <text:p>305683556066283520</text:p>
          </table:table-cell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141297127/FLAUSCH_Twitter_normal.jpg</text:p>
          </table:table-cell>
          <table:table-cell table:style-name="ce59" office:value-type="float" office:value="636">
            <text:p>636</text:p>
          </table:table-cell>
          <table:table-cell table:style-name="ce59" office:value-type="float" office:value="2001">
            <text:p>2001</text:p>
          </table:table-cell>
          <table:table-cell table:style-name="ce59"/>
          <table:table-cell table:style-name="ce59" office:value-type="string">
            <text:p>http://twitter.com/klingenbergB/statuses/305692143257792512</text:p>
          </table:table-cell>
          <table:table-cell table:style-name="ce61" office:value-type="string">
            <text:p>{"urls":[],"hashtags":[{"text":"Pirat","indices":[30,36]}],"user_mentions":[{"id":25294348,"name":"Ela ","indices":[0,8],"screen_name":"elavoca","id_str":"25294348"}]}</text:p>
          </table:table-cell>
        </table:table-row>
        <table:table-row table:style-name="ro22">
          <table:table-cell table:style-name="ce58" office:value-type="string">
            <text:p>305690768935366657</text:p>
          </table:table-cell>
          <table:table-cell table:style-name="ce59" office:value-type="string">
            <text:p>Maltis</text:p>
          </table:table-cell>
          <table:table-cell table:style-name="ce59" office:value-type="string">
            <text:p>Kühl, hab gerade eben offiziell erfahren, dass ich der erste #Pirat im Rhein-Kreis-Neuss war. Danke @Bista100 ! #wussteichnochnicht</text:p>
          </table:table-cell>
          <table:table-cell table:style-name="ce59" office:value-type="string">
            <text:p>Sun Feb 24 14:48:53 +0000 2013</text:p>
          </table:table-cell>
          <table:table-cell table:style-name="ce60" office:value-type="float" office:value="41329.61728009259">
            <text:p>2/24/2013 14:48:5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51410381">
            <text:p>51410381</text:p>
          </table:table-cell>
          <table:table-cell table:style-name="ce59"/>
          <table:table-cell table:style-name="ce61" office:value-type="string">
            <text:p>&lt;a href="http://identi.ca" rel="nofollow"&gt;identica&lt;/a&gt;</text:p>
          </table:table-cell>
          <table:table-cell table:style-name="ce61" office:value-type="string">
            <text:p>http://a0.twimg.com/profile_images/1201563783/20100910-DSC_1028_normal.jpg</text:p>
          </table:table-cell>
          <table:table-cell table:style-name="ce59" office:value-type="float" office:value="2563">
            <text:p>2563</text:p>
          </table:table-cell>
          <table:table-cell table:style-name="ce59" office:value-type="float" office:value="1273">
            <text:p>127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altis/statuses/305690768935366657</text:p>
          </table:table-cell>
          <table:table-cell table:style-name="ce61" office:value-type="string">
            <text:p>{"urls":[],"hashtags":[{"text":"Pirat","indices":[61,67]},{"text":"wussteichnochnicht","indices":[112,131]}],"user_mentions":[{"id":481163614,"name":"Werratte","indices":[100,109],"screen_name":"Bista100","id_str":"481163614"}]}</text:p>
          </table:table-cell>
        </table:table-row>
        <table:table-row table:style-name="ro23">
          <table:table-cell table:style-name="ce58" office:value-type="string">
            <text:p>305661107710881793</text:p>
          </table:table-cell>
          <table:table-cell table:style-name="ce59" office:value-type="string">
            <text:p>PiratosMuc</text:p>
          </table:table-cell>
          <table:table-cell table:style-name="ce59" office:value-type="string">
            <text:p>@ABS0LEM tja ich bin #Pirat ich darf das, und nein das kannst Du auch in Deutschland machen, wenn wir die Rückumverteilung nicht hinbekommen</text:p>
          </table:table-cell>
          <table:table-cell table:style-name="ce59" office:value-type="string">
            <text:p>Sun Feb 24 12:51:01 +0000 2013</text:p>
          </table:table-cell>
          <table:table-cell table:style-name="ce60" office:value-type="float" office:value="41329.53542824074">
            <text:p>2/24/2013 12:51:01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76520661">
            <text:p>76520661</text:p>
          </table:table-cell>
          <table:table-cell table:style-name="ce59" office:value-type="string">
            <text:p>ABS0LEM</text:p>
          </table:table-cell>
          <table:table-cell table:style-name="ce59" office:value-type="float" office:value="526719284">
            <text:p>526719284</text:p>
          </table:table-cell>
          <table:table-cell table:style-name="ce59" office:value-type="string">
            <text:p>305660712653565952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901734402/Piratenlogo_normal.jpeg</text:p>
          </table:table-cell>
          <table:table-cell table:style-name="ce59" office:value-type="float" office:value="68">
            <text:p>68</text:p>
          </table:table-cell>
          <table:table-cell table:style-name="ce59" office:value-type="float" office:value="53">
            <text:p>53</text:p>
          </table:table-cell>
          <table:table-cell table:style-name="ce59"/>
          <table:table-cell table:style-name="ce59" office:value-type="string">
            <text:p>http://twitter.com/PiratosMuc/statuses/305661107710881793</text:p>
          </table:table-cell>
          <table:table-cell table:style-name="ce61" office:value-type="string">
            <text:p>{"urls":[],"hashtags":[{"text":"Pirat","indices":[21,27]}],"user_mentions":[{"id":76520661,"name":"Christopher Lang","indices":[0,8],"screen_name":"ABS0LEM","id_str":"76520661"}]}</text:p>
          </table:table-cell>
        </table:table-row>
        <table:table-row table:style-name="ro24">
          <table:table-cell table:style-name="ce58" office:value-type="string">
            <text:p>305643213371342848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.@mgitzi Steht bei uns #PIRAT|en BTW auch offiziell und dezidiert im Programm.</text:p>
          </table:table-cell>
          <table:table-cell table:style-name="ce59" office:value-type="string">
            <text:p>Sun Feb 24 11:39:55 +0000 2013</text:p>
          </table:table-cell>
          <table:table-cell table:style-name="ce60" office:value-type="float" office:value="41329.48605324074">
            <text:p>2/24/2013 11:39:55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238511476">
            <text:p>238511476</text:p>
          </table:table-cell>
          <table:table-cell table:style-name="ce59" office:value-type="string">
            <text:p>mgitzi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05637557658583041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55">
            <text:p>355</text:p>
          </table:table-cell>
          <table:table-cell table:style-name="ce59" office:value-type="float" office:value="675">
            <text:p>67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5643213371342848</text:p>
          </table:table-cell>
          <table:table-cell table:style-name="ce61" office:value-type="string">
            <text:p>{"urls":[],"hashtags":[{"text":"PIRAT","indices":[23,29]}],"user_mentions":[{"id":238511476,"name":"Michael Gitzi","indices":[1,8],"screen_name":"mgitzi","id_str":"238511476"}]}</text:p>
          </table:table-cell>
        </table:table-row>
        <table:table-row table:style-name="ro22">
          <table:table-cell table:style-name="ce58" office:value-type="string">
            <text:p>305640509077061633</text:p>
          </table:table-cell>
          <table:table-cell table:style-name="ce59" office:value-type="string">
            <text:p>flocke_hh</text:p>
          </table:table-cell>
          <table:table-cell table:style-name="ce59" office:value-type="string">
            <text:p>überlege, bernd das brot für das bundesverdienstkreuz vorzuschlagen. er wäre auch ein guter #pirat.</text:p>
          </table:table-cell>
          <table:table-cell table:style-name="ce59" office:value-type="string">
            <text:p>Sun Feb 24 11:29:10 +0000 2013</text:p>
          </table:table-cell>
          <table:table-cell table:style-name="ce60" office:value-type="float" office:value="41329.47858796296">
            <text:p>2/24/2013 11:29:1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8666528">
            <text:p>1866652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913821194/85debda652622f750b4887b61bc4e63b_normal.jpeg</text:p>
          </table:table-cell>
          <table:table-cell table:style-name="ce59" office:value-type="float" office:value="613">
            <text:p>613</text:p>
          </table:table-cell>
          <table:table-cell table:style-name="ce59" office:value-type="float" office:value="1385">
            <text:p>1385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flocke_hh/statuses/305640509077061633</text:p>
          </table:table-cell>
          <table:table-cell table:style-name="ce61" office:value-type="string">
            <text:p>{"urls":[],"hashtags":[{"text":"pirat","indices":[92,98]}],"user_mentions":[]}</text:p>
          </table:table-cell>
        </table:table-row>
        <table:table-row table:style-name="ro21">
          <table:table-cell table:style-name="ce58" office:value-type="string">
            <text:p>305636437322264576</text:p>
          </table:table-cell>
          <table:table-cell table:style-name="ce59" office:value-type="string">
            <text:p>PiratenKtn</text:p>
          </table:table-cell>
          <table:table-cell table:style-name="ce59" office:value-type="string">
            <text:p>Cooles Foto vom Harlem Shake der Piraten in Villach #PIRAT #ktn13 http://t.co/lY24JX8NW5</text:p>
          </table:table-cell>
          <table:table-cell table:style-name="ce59" office:value-type="string">
            <text:p>Sun Feb 24 11:13:00 +0000 2013</text:p>
          </table:table-cell>
          <table:table-cell table:style-name="ce60" office:value-type="float" office:value="41329.46736111111">
            <text:p>2/24/2013 11:13:0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972965461">
            <text:p>97296546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900418080/72ce534e5a6b41e5dfe8a900ac3e9687_normal.jpeg</text:p>
          </table:table-cell>
          <table:table-cell table:style-name="ce59" office:value-type="float" office:value="80">
            <text:p>80</text:p>
          </table:table-cell>
          <table:table-cell table:style-name="ce59" office:value-type="float" office:value="97">
            <text:p>9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iratenKtn/statuses/305636437322264576</text:p>
          </table:table-cell>
          <table:table-cell table:style-name="ce61" office:value-type="string">
            <text:p>{"urls":[],"hashtags":[{"text":"PIRAT","indices":[52,58]},{"text":"ktn13","indices":[59,65]}],"media":[{"sizes":{"small":{"w":340,"resize":"fit","h":223},"thumb":{"w":150,"resize":"crop","h":150},"medium":{"w":600,"resize":"fit","h":393},"large":{"w":1024,"resize":"fit","h":671}},"id":305636437326458881,"media_url_https":"https://pbs.twimg.com/media/BD3WuG1CcAEC3F1.jpg","media_url":"http://pbs.twimg.com/media/BD3WuG1CcAEC3F1.jpg","expanded_url":"http://twitter.com/PiratenKtn/status/305636437322264576/photo/1","indices":[66,88],"id_str":"305636437326458881","type":"photo","display_url":"pic.twitter.com/lY24JX8NW5","url":"http://t.co/lY24JX8NW5"}],"user_mentions":[]}</text:p>
          </table:table-cell>
        </table:table-row>
        <table:table-row table:style-name="ro24">
          <table:table-cell table:style-name="ce58" office:value-type="string">
            <text:p>305633807409754112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.@TeamStronach_at … yeah, right. Internet ist unser Revier. :p #PIRAT #PPat /CC @PiratenKtn</text:p>
          </table:table-cell>
          <table:table-cell table:style-name="ce59" office:value-type="string">
            <text:p>Sun Feb 24 11:02:32 +0000 2013</text:p>
          </table:table-cell>
          <table:table-cell table:style-name="ce60" office:value-type="float" office:value="41329.46009259259">
            <text:p>2/24/2013 11:02:32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848725196">
            <text:p>848725196</text:p>
          </table:table-cell>
          <table:table-cell table:style-name="ce59" office:value-type="string">
            <text:p>TeamStronach_at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05631445827850240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55">
            <text:p>355</text:p>
          </table:table-cell>
          <table:table-cell table:style-name="ce59" office:value-type="float" office:value="675">
            <text:p>67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5633807409754112</text:p>
          </table:table-cell>
          <table:table-cell table:style-name="ce61" office:value-type="string">
            <text:p>{"urls":[],"hashtags":[{"text":"PIRAT","indices":[63,69]},{"text":"PPat","indices":[70,75]}],"user_mentions":[{"id":848725196,"name":"Team Stronach","indices":[1,17],"screen_name":"TeamStronach_at","id_str":"848725196"},{"id":972965461,"name":"PiratenparteiKärnten","indices":[80,91],"screen_name":"PiratenKtn","id_str":"972965461"}]}</text:p>
          </table:table-cell>
        </table:table-row>
        <table:table-row table:style-name="ro20">
          <table:table-cell table:style-name="ce58" office:value-type="string">
            <text:p>305568631469789185</text:p>
          </table:table-cell>
          <table:table-cell table:style-name="ce59" office:value-type="string">
            <text:p>hb_join</text:p>
          </table:table-cell>
          <table:table-cell table:style-name="ce59" office:value-type="string">
            <text:p>@ennomane @F0O0 Zur Erläuterung: Der #Pirat (@3811015) ist Eisenbahnexperte. Der Rest ist selbsterklärend. Mit Darwin hat das nix zu tun.</text:p>
          </table:table-cell>
          <table:table-cell table:style-name="ce59" office:value-type="string">
            <text:p>Sun Feb 24 06:43:33 +0000 2013</text:p>
          </table:table-cell>
          <table:table-cell table:style-name="ce60" office:value-type="float" office:value="41329.28024305555">
            <text:p>2/24/2013 6:43:33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6034275">
            <text:p>16034275</text:p>
          </table:table-cell>
          <table:table-cell table:style-name="ce59" office:value-type="string">
            <text:p>ennomane</text:p>
          </table:table-cell>
          <table:table-cell table:style-name="ce59" office:value-type="float" office:value="567953103">
            <text:p>567953103</text:p>
          </table:table-cell>
          <table:table-cell table:style-name="ce59" office:value-type="string">
            <text:p>305564417641295872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194567693/IMG_0272_Einzel_1_normal.JPG</text:p>
          </table:table-cell>
          <table:table-cell table:style-name="ce59" office:value-type="float" office:value="1163">
            <text:p>1163</text:p>
          </table:table-cell>
          <table:table-cell table:style-name="ce59" office:value-type="float" office:value="1918">
            <text:p>191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b_join/statuses/305568631469789185</text:p>
          </table:table-cell>
          <table:table-cell table:style-name="ce61" office:value-type="string">
            <text:p>{"urls":[],"hashtags":[{"text":"Pirat","indices":[37,43]}],"user_mentions":[{"id":16034275,"name":"die ennomane","indices":[0,9],"screen_name":"ennomane","id_str":"16034275"},{"id":105943845,"name":"@F0O0","indices":[10,15],"screen_name":"F0O0","id_str":"105943845"},{"id":87825530,"name":"Andreas Witte","indices":[45,53],"screen_name":"3811015","id_str":"87825530"}]}</text:p>
          </table:table-cell>
        </table:table-row>
        <table:table-row table:style-name="ro7">
          <table:table-cell table:style-name="ce58"/>
          <table:table-cell table:number-columns-repeated="10" table:style-name="ce59"/>
          <table:table-cell table:number-columns-repeated="7" table:style-name="ce61"/>
        </table:table-row>
      </table:table>
      <table:table table:name="Summary" table:style-name="ta3" table:print="false">
        <office:forms form:automatic-focus="false" form:apply-design-mode="false"/>
        <table:table-column table:style-name="co18" table:default-cell-style-name="ce-1"/>
        <table:table-column table:style-name="co6" table:default-cell-style-name="ce-1"/>
        <table:table-column table:style-name="co17" table:default-cell-style-name="ce-1"/>
        <table:table-column table:style-name="co19" table:number-columns-repeated="3" table:default-cell-style-name="ce-1"/>
        <table:table-column table:style-name="co20" table:default-cell-style-name="ce-1"/>
        <table:table-column table:style-name="co21" table:default-cell-style-name="ce-1"/>
        <table:table-column table:style-name="co22" table:default-cell-style-name="ce-1"/>
        <table:table-column table:style-name="co23" table:default-cell-style-name="ce-1"/>
        <table:table-column table:style-name="co24" table:default-cell-style-name="ce-1"/>
        <table:table-column table:style-name="co25" table:default-cell-style-name="ce-1"/>
        <table:table-column table:style-name="co26" table:default-cell-style-name="ce-1" table:visibility="collapse"/>
        <table:table-column table:style-name="co17" table:default-cell-style-name="ce15" table:number-columns-repeated="243"/>
        <table:table-row table:style-name="ro7">
          <table:table-cell/>
          <table:table-cell table:style-name="ce62" office:value-type="string">
            <text:p>Filter</text:p>
          </table:table-cell>
          <table:table-cell table:style-name="ce63" office:value-type="string">
            <text:p>Top Tweeters</text:p>
          </table:table-cell>
          <table:table-cell table:style-name="ce64" office:value-type="string">
            <text:p>No.</text:p>
          </table:table-cell>
          <table:table-cell table:style-name="ce65" office:value-type="string">
            <text:p>@'s</text:p>
          </table:table-cell>
          <table:table-cell table:style-name="ce66" office:value-type="string">
            <text:p>% RT</text:p>
          </table:table-cell>
          <table:table-cell table:style-name="ce65" office:value-type="string">
            <text:p>Twitter Activity</text:p>
          </table:table-cell>
          <table:table-cell table:number-columns-repeated="5"/>
          <table:table-cell table:style-name="ce53" office:value-type="string">
            <text:p>Date Bin</text:p>
          </table:table-cell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68" office:value-type="string">
            <text:p>Vilinthril</text:p>
          </table:table-cell>
          <table:table-cell table:style-name="ce69" office:value-type="float" office:value="91">
            <text:p>91</text:p>
          </table:table-cell>
          <table:table-cell table:style-name="ce70" office:value-type="float" office:value="35">
            <text:p>35</text:p>
          </table:table-cell>
          <table:table-cell table:style-name="ce71" office:value-type="percentage" office:value="0.21978021978022">
            <text:p>22%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Number of links</text:p>
          </table:table-cell>
          <table:table-cell table:style-name="ce74" office:value-type="float" office:value="181">
            <text:p>181</text:p>
          </table:table-cell>
          <table:table-cell table:number-columns-repeated="2"/>
          <table:table-cell table:style-name="ce53" table:formula="oooc:=ROUNDDOWN([.J6];0)" office:value-type="float" office:value="41329">
            <text:p>41329</text:p>
          </table:table-cell>
        </table:table-row>
        <table:table-row table:style-name="ro11">
          <table:table-cell/>
          <table:table-cell table:style-name="ce67" office:value-type="string">
            <text:p>Link</text:p>
          </table:table-cell>
          <table:table-cell table:style-name="ce75" office:value-type="string">
            <text:p>EIPresidente</text:p>
          </table:table-cell>
          <table:table-cell table:style-name="ce70" office:value-type="float" office:value="12">
            <text:p>12</text:p>
          </table:table-cell>
          <table:table-cell table:style-name="ce70" office:value-type="float" office:value="1">
            <text:p>1</text:p>
          </table:table-cell>
          <table:table-cell table:style-name="ce71" office:value-type="percentage" office:value="0.333333333333333">
            <text:p>33%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Number of RTs</text:p>
          </table:table-cell>
          <table:table-cell table:style-name="ce74" office:value-type="float" office:value="211">
            <text:p>211</text:p>
          </table:table-cell>
          <table:table-cell table:style-name="ce53" office:value-type="string">
            <text:p>&lt;-estimate based on occurrence of RT</text:p>
          </table:table-cell>
          <table:table-cell/>
          <table:table-cell table:style-name="ce53" table:formula="oooc:=((([.M$21]-[.M$2])/20)*(ROW()-1))+[.M$2]" office:value-type="float" office:value="41330.6">
            <text:p>41330.6</text:p>
          </table:table-cell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HeinrichElsigan</text:p>
          </table:table-cell>
          <table:table-cell table:style-name="ce70" office:value-type="float" office:value="9">
            <text:p>9</text:p>
          </table:table-cell>
          <table:table-cell table:style-name="ce70" office:value-type="float" office:value="8">
            <text:p>8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Number of Tweets</text:p>
          </table:table-cell>
          <table:table-cell table:style-name="ce74" table:formula="oooc:=COUNTA([Archive.A:.A])-1" office:value-type="float" office:value="616">
            <text:p>616</text:p>
          </table:table-cell>
          <table:table-cell table:number-columns-repeated="2"/>
          <table:table-cell table:style-name="ce53" table:formula="oooc:=((([.M$21]-[.M$2])/20)*(ROW()-1))+[.M$2]" office:value-type="float" office:value="41331.4">
            <text:p>41331.4</text:p>
          </table:table-cell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smbsAT</text:p>
          </table:table-cell>
          <table:table-cell table:style-name="ce70" office:value-type="float" office:value="9">
            <text:p>9</text:p>
          </table:table-cell>
          <table:table-cell table:style-name="ce70" office:value-type="float" office:value="3">
            <text:p>3</text:p>
          </table:table-cell>
          <table:table-cell table:style-name="ce71" office:value-type="percentage" office:value="0.111111111111111">
            <text:p>11%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Unique tweets</text:p>
          </table:table-cell>
          <table:table-cell table:style-name="ce74" office:value-type="float" office:value="616">
            <text:p>616</text:p>
          </table:table-cell>
          <table:table-cell table:style-name="ce53" office:value-type="string">
            <text:p>&lt;-used to monitor quality of archive</text:p>
          </table:table-cell>
          <table:table-cell/>
          <table:table-cell table:style-name="ce53" table:formula="oooc:=((([.M$21]-[.M$2])/20)*(ROW()-1))+[.M$2]" office:value-type="float" office:value="41332.2">
            <text:p>41332.2</text:p>
          </table:table-cell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medienpirat</text:p>
          </table:table-cell>
          <table:table-cell table:style-name="ce70" office:value-type="float" office:value="7">
            <text:p>7</text:p>
          </table:table-cell>
          <table:table-cell table:style-name="ce70" office:value-type="float" office:value="9">
            <text:p>9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First Tweet in Archive</text:p>
          </table:table-cell>
          <table:table-cell table:style-name="ce76" table:formula="oooc:=MIN([Archive.E:.E])" office:value-type="float" office:value="41329.28024305555">
            <text:p>24/02/2013 06:43:33</text:p>
          </table:table-cell>
          <table:table-cell table:style-name="ce53" office:value-type="string">
            <text:p>GMT</text:p>
          </table:table-cell>
          <table:table-cell/>
          <table:table-cell table:style-name="ce53" table:formula="oooc:=((([.M$21]-[.M$2])/20)*(ROW()-1))+[.M$2]" office:value-type="float" office:value="41333">
            <text:p>41333</text:p>
          </table:table-cell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neos_eu</text:p>
          </table:table-cell>
          <table:table-cell table:style-name="ce70" office:value-type="float" office:value="7">
            <text:p>7</text:p>
          </table:table-cell>
          <table:table-cell table:style-name="ce70" office:value-type="float" office:value="49">
            <text:p>49</text:p>
          </table:table-cell>
          <table:table-cell table:style-name="ce71" office:value-type="percentage" office:value="0.142857142857143">
            <text:p>14%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Last Tweet in Archive</text:p>
          </table:table-cell>
          <table:table-cell table:style-name="ce76" table:formula="oooc:=MAX([Archive.E:.E])" office:value-type="float" office:value="41345.9762037037">
            <text:p>12/03/2013 23:25:44</text:p>
          </table:table-cell>
          <table:table-cell table:style-name="ce53" office:value-type="string">
            <text:p>GMT</text:p>
          </table:table-cell>
          <table:table-cell/>
          <table:table-cell table:style-name="ce53" table:formula="oooc:=((([.M$21]-[.M$2])/20)*(ROW()-1))+[.M$2]" office:value-type="float" office:value="41333.8">
            <text:p>41333.8</text:p>
          </table:table-cell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BerndKasperidus</text:p>
          </table:table-cell>
          <table:table-cell table:style-name="ce70" office:value-type="float" office:value="6">
            <text:p>6</text:p>
          </table:table-cell>
          <table:table-cell table:style-name="ce70" office:value-type="string" office:value="#N/A">
            <text:p>#N/A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In Reply Ids</text:p>
          </table:table-cell>
          <table:table-cell table:style-name="ce74" table:formula="oooc:=COUNTA([Archive.K:.K])-1" office:value-type="float" office:value="195">
            <text:p>195</text:p>
          </table:table-cell>
          <table:table-cell table:number-columns-repeated="2"/>
          <table:table-cell table:style-name="ce53" table:formula="oooc:=((([.M$21]-[.M$2])/20)*(ROW()-1))+[.M$2]" office:value-type="float" office:value="41334.6">
            <text:p>41334.6</text:p>
          </table:table-cell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PiratenStmk</text:p>
          </table:table-cell>
          <table:table-cell table:style-name="ce70" office:value-type="float" office:value="6">
            <text:p>6</text:p>
          </table:table-cell>
          <table:table-cell table:style-name="ce70" office:value-type="float" office:value="11">
            <text:p>11</text:p>
          </table:table-cell>
          <table:table-cell table:style-name="ce71" office:value-type="percentage" office:value="0.166666666666667">
            <text:p>17%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In Reply @s</text:p>
          </table:table-cell>
          <table:table-cell table:style-name="ce74" office:value-type="float" office:value="181">
            <text:p>181</text:p>
          </table:table-cell>
          <table:table-cell table:number-columns-repeated="2"/>
          <table:table-cell table:style-name="ce53" table:formula="oooc:=((([.M$21]-[.M$2])/20)*(ROW()-1))+[.M$2]" office:value-type="float" office:value="41335.4">
            <text:p>41335.4</text:p>
          </table:table-cell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eolruin</text:p>
          </table:table-cell>
          <table:table-cell table:style-name="ce70" office:value-type="float" office:value="6">
            <text:p>6</text:p>
          </table:table-cell>
          <table:table-cell table:style-name="ce70" office:value-type="string" office:value="#N/A">
            <text:p>#N/A</text:p>
          </table:table-cell>
          <table:table-cell table:style-name="ce71" office:value-type="percentage" office:value="0.333333333333333">
            <text:p>33%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Tweet rate (tw/min)</text:p>
          </table:table-cell>
          <table:table-cell table:style-name="ce74" table:formula="oooc:=COUNTIF([Archive.E:.E];(&quot;&gt;&quot;&amp;([.J7]-(((1/24)/60)*10))))/10" office:value-type="float" office:value="0.1">
            <text:p>0.1</text:p>
          </table:table-cell>
          <table:table-cell table:style-name="ce53" office:value-type="string">
            <text:p>Tweets/min (from last archive 10mins)</text:p>
          </table:table-cell>
          <table:table-cell/>
          <table:table-cell table:style-name="ce53" table:formula="oooc:=((([.M$21]-[.M$2])/20)*(ROW()-1))+[.M$2]" office:value-type="float" office:value="41336.2">
            <text:p>41336.2</text:p>
          </table:table-cell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hb_join</text:p>
          </table:table-cell>
          <table:table-cell table:style-name="ce70" office:value-type="float" office:value="6">
            <text:p>6</text:p>
          </table:table-cell>
          <table:table-cell table:style-name="ce70" office:value-type="float" office:value="6">
            <text:p>6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/>
          <table:table-cell table:style-name="ce73"/>
          <table:table-cell table:number-columns-repeated="3"/>
          <table:table-cell table:style-name="ce53" table:formula="oooc:=((([.M$21]-[.M$2])/20)*(ROW()-1))+[.M$2]" office:value-type="float" office:value="41337">
            <text:p>41337</text:p>
          </table:table-cell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Jakob_Juergen</text:p>
          </table:table-cell>
          <table:table-cell table:style-name="ce70" office:value-type="float" office:value="5">
            <text:p>5</text:p>
          </table:table-cell>
          <table:table-cell table:style-name="ce70" office:value-type="string" office:value="#N/A">
            <text:p>#N/A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Tweets/Person Average</text:p>
          </table:table-cell>
          <table:table-cell table:style-name="ce77" table:formula="oooc:=AVERAGE([.D2]:[.D:.D])" office:value-type="float" office:value="1.673913043478261">
            <text:p>1.67</text:p>
          </table:table-cell>
          <table:table-cell table:number-columns-repeated="2" table:style-name="ce78"/>
          <table:table-cell table:style-name="ce53" table:formula="oooc:=((([.M$21]-[.M$2])/20)*(ROW()-1))+[.M$2]" office:value-type="float" office:value="41337.8">
            <text:p>41337.8</text:p>
          </table:table-cell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herrconin</text:p>
          </table:table-cell>
          <table:table-cell table:style-name="ce70" office:value-type="float" office:value="5">
            <text:p>5</text:p>
          </table:table-cell>
          <table:table-cell table:style-name="ce70" office:value-type="float" office:value="33">
            <text:p>33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Tweets/Person Median</text:p>
          </table:table-cell>
          <table:table-cell table:style-name="ce74" table:formula="oooc:=MEDIAN([.D2]:[.D:.D])" office:value-type="float" office:value="1">
            <text:p>1</text:p>
          </table:table-cell>
          <table:table-cell table:number-columns-repeated="2" table:style-name="ce78"/>
          <table:table-cell table:style-name="ce53" table:formula="oooc:=((([.M$21]-[.M$2])/20)*(ROW()-1))+[.M$2]" office:value-type="float" office:value="41338.6">
            <text:p>41338.6</text:p>
          </table:table-cell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tdiesenreiter</text:p>
          </table:table-cell>
          <table:table-cell table:style-name="ce70" office:value-type="float" office:value="5">
            <text:p>5</text:p>
          </table:table-cell>
          <table:table-cell table:style-name="ce70" office:value-type="float" office:value="10">
            <text:p>10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/>
          <table:table-cell table:style-name="ce73"/>
          <table:table-cell table:number-columns-repeated="3" table:style-name="ce53"/>
          <table:table-cell table:style-name="ce53" table:formula="oooc:=((([.M$21]-[.M$2])/20)*(ROW()-1))+[.M$2]" office:value-type="float" office:value="41339.4">
            <text:p>41339.4</text:p>
          </table:table-cell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werquer</text:p>
          </table:table-cell>
          <table:table-cell table:style-name="ce70" office:value-type="float" office:value="5">
            <text:p>5</text:p>
          </table:table-cell>
          <table:table-cell table:style-name="ce70" office:value-type="float" office:value="10">
            <text:p>10</text:p>
          </table:table-cell>
          <table:table-cell table:style-name="ce71" office:value-type="percentage" office:value="0.8">
            <text:p>80%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Public web views</text:p>
          </table:table-cell>
          <table:table-cell table:style-name="ce79" table:formula="oooc:=&quot;http://hawksey.info/tagsexplorer/?key=&quot;HYPERLINK(((returnID&amp;())&amp;&quot;&amp;sheet=oaw&quot;);&quot;TAGS Explorer&quot;)" office:value-type="string" office:value="#NAME?">
            <text:p>#NAME?</text:p>
          </table:table-cell>
          <table:table-cell table:style-name="ce53" office:value-type="string">
            <text:p>&lt;- conversation explorer</text:p>
          </table:table-cell>
          <table:table-cell table:style-name="ce53"/>
          <table:table-cell table:style-name="ce53" table:formula="oooc:=((([.M$21]-[.M$2])/20)*(ROW()-1))+[.M$2]" office:value-type="float" office:value="41340.2">
            <text:p>41340.2</text:p>
          </table:table-cell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Die_Alexs</text:p>
          </table:table-cell>
          <table:table-cell table:style-name="ce70" office:value-type="float" office:value="4">
            <text:p>4</text:p>
          </table:table-cell>
          <table:table-cell table:style-name="ce70" office:value-type="float" office:value="1">
            <text:p>1</text:p>
          </table:table-cell>
          <table:table-cell table:style-name="ce71" office:value-type="percentage" office:value="0.25">
            <text:p>25%</text:p>
          </table:table-cell>
          <table:table-cell table:style-name="ce72" office:value-type="string">
            <text:p/>
          </table:table-cell>
          <table:table-cell table:number-columns-repeated="2"/>
          <table:table-cell table:style-name="ce79" table:formula="oooc:=&quot;http://hawksey.info/tagsexplorer/arc.html?key=&quot;HYPERLINK((returnID&amp;());&quot;TAGS Archive&quot;)" office:value-type="string" office:value="#NAME?">
            <text:p>#NAME?</text:p>
          </table:table-cell>
          <table:table-cell table:style-name="ce53" office:value-type="string">
            <text:p>&lt;- searchable archive</text:p>
          </table:table-cell>
          <table:table-cell table:style-name="ce53"/>
          <table:table-cell table:style-name="ce53" table:formula="oooc:=((([.M$21]-[.M$2])/20)*(ROW()-1))+[.M$2]" office:value-type="float" office:value="41341">
            <text:p>41341</text:p>
          </table:table-cell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JKR_hb</text:p>
          </table:table-cell>
          <table:table-cell table:style-name="ce70" office:value-type="float" office:value="4">
            <text:p>4</text:p>
          </table:table-cell>
          <table:table-cell table:style-name="ce70" office:value-type="float" office:value="3">
            <text:p>3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 table:number-columns-repeated="2"/>
          <table:table-cell table:number-columns-repeated="3" table:style-name="ce53"/>
          <table:table-cell table:style-name="ce53" table:formula="oooc:=((([.M$21]-[.M$2])/20)*(ROW()-1))+[.M$2]" office:value-type="float" office:value="41341.8">
            <text:p>41341.8</text:p>
          </table:table-cell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PParzival</text:p>
          </table:table-cell>
          <table:table-cell table:style-name="ce70" office:value-type="float" office:value="4">
            <text:p>4</text:p>
          </table:table-cell>
          <table:table-cell table:style-name="ce70" office:value-type="string" office:value="#N/A">
            <text:p>#N/A</text:p>
          </table:table-cell>
          <table:table-cell table:style-name="ce71" office:value-type="percentage" office:value="0.75">
            <text:p>75%</text:p>
          </table:table-cell>
          <table:table-cell table:style-name="ce72" office:value-type="string">
            <text:p/>
          </table:table-cell>
          <table:table-cell table:number-columns-repeated="2"/>
          <table:table-cell table:number-columns-repeated="3" table:style-name="ce53"/>
          <table:table-cell table:style-name="ce53" table:formula="oooc:=((([.M$21]-[.M$2])/20)*(ROW()-1))+[.M$2]" office:value-type="float" office:value="41342.6">
            <text:p>41342.6</text:p>
          </table:table-cell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PeterAltendorfe</text:p>
          </table:table-cell>
          <table:table-cell table:style-name="ce70" office:value-type="float" office:value="4">
            <text:p>4</text:p>
          </table:table-cell>
          <table:table-cell table:style-name="ce70" office:value-type="float" office:value="7">
            <text:p>7</text:p>
          </table:table-cell>
          <table:table-cell table:style-name="ce71" office:value-type="percentage" office:value="0.25">
            <text:p>25%</text:p>
          </table:table-cell>
          <table:table-cell table:style-name="ce72" office:value-type="string">
            <text:p/>
          </table:table-cell>
          <table:table-cell/>
          <table:table-cell table:style-name="ce80" office:value-type="string">
            <text:p>Note</text:p>
          </table:table-cell>
          <table:table-cell table:style-name="ce81" office:value-type="string">
            <text:p>Grey = calculated fields</text:p>
          </table:table-cell>
          <table:table-cell table:number-columns-repeated="2" table:style-name="ce53"/>
          <table:table-cell table:style-name="ce53" table:formula="oooc:=((([.M$21]-[.M$2])/20)*(ROW()-1))+[.M$2]" office:value-type="float" office:value="41343.4">
            <text:p>41343.4</text:p>
          </table:table-cell>
        </table:table-row>
        <table:table-row table:style-name="ro11">
          <table:table-cell/>
          <table:table-cell table:style-name="ce67" office:value-type="string">
            <text:p>Link</text:p>
          </table:table-cell>
          <table:table-cell table:style-name="ce75" office:value-type="string">
            <text:p>V3RR_</text:p>
          </table:table-cell>
          <table:table-cell table:style-name="ce70" office:value-type="float" office:value="4">
            <text:p>4</text:p>
          </table:table-cell>
          <table:table-cell table:style-name="ce70" office:value-type="float" office:value="4">
            <text:p>4</text:p>
          </table:table-cell>
          <table:table-cell table:style-name="ce71" office:value-type="percentage" office:value="0.5">
            <text:p>50%</text:p>
          </table:table-cell>
          <table:table-cell table:style-name="ce72" office:value-type="string">
            <text:p/>
          </table:table-cell>
          <table:table-cell table:number-columns-repeated="2"/>
          <table:table-cell table:style-name="ce82" office:value-type="string">
            <text:p>Blue = Require File &gt; Published to the web</text:p>
          </table:table-cell>
          <table:table-cell table:number-columns-repeated="2" table:style-name="ce53"/>
          <table:table-cell table:style-name="ce53" table:formula="oooc:=((([.M$21]-[.M$2])/20)*(ROW()-1))+[.M$2]" office:value-type="float" office:value="41344.2">
            <text:p>41344.2</text:p>
          </table:table-cell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future_is_NOW__</text:p>
          </table:table-cell>
          <table:table-cell table:style-name="ce70" office:value-type="float" office:value="4">
            <text:p>4</text:p>
          </table:table-cell>
          <table:table-cell table:style-name="ce70" office:value-type="string" office:value="#N/A">
            <text:p>#N/A</text:p>
          </table:table-cell>
          <table:table-cell table:style-name="ce71" office:value-type="percentage" office:value="1">
            <text:p>100%</text:p>
          </table:table-cell>
          <table:table-cell table:style-name="ce72" office:value-type="string">
            <text:p/>
          </table:table-cell>
          <table:table-cell table:number-columns-repeated="2"/>
          <table:table-cell table:number-columns-repeated="3" table:style-name="ce53"/>
          <table:table-cell table:style-name="ce53" table:formula="oooc:=ROUNDDOWN([.J7];0)" office:value-type="float" office:value="41345">
            <text:p>41345</text:p>
          </table:table-cell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gigi_PIRAT</text:p>
          </table:table-cell>
          <table:table-cell table:style-name="ce70" office:value-type="float" office:value="4">
            <text:p>4</text:p>
          </table:table-cell>
          <table:table-cell table:style-name="ce70" office:value-type="string" office:value="#N/A">
            <text:p>#N/A</text:p>
          </table:table-cell>
          <table:table-cell table:style-name="ce71" office:value-type="percentage" office:value="0.25">
            <text:p>25%</text:p>
          </table:table-cell>
          <table:table-cell table:style-name="ce72" office:value-type="string">
            <text:p/>
          </table:table-cell>
          <table:table-cell table:number-columns-repeated="2"/>
          <table:table-cell table:number-columns-repeated="4" table:style-name="ce53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klingenbergB</text:p>
          </table:table-cell>
          <table:table-cell table:style-name="ce70" office:value-type="float" office:value="4">
            <text:p>4</text:p>
          </table:table-cell>
          <table:table-cell table:style-name="ce70" office:value-type="string" office:value="#N/A">
            <text:p>#N/A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 table:number-columns-repeated="2"/>
          <table:table-cell table:number-columns-repeated="4" table:style-name="ce53"/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piratenparteiat</text:p>
          </table:table-cell>
          <table:table-cell table:style-name="ce70" office:value-type="float" office:value="4">
            <text:p>4</text:p>
          </table:table-cell>
          <table:table-cell table:style-name="ce70" office:value-type="float" office:value="179">
            <text:p>179</text:p>
          </table:table-cell>
          <table:table-cell table:style-name="ce71" office:value-type="percentage" office:value="0.75">
            <text:p>75%</text:p>
          </table:table-cell>
          <table:table-cell table:style-name="ce72" office:value-type="string">
            <text:p/>
          </table:table-cell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HariLi</text:p>
          </table:table-cell>
          <table:table-cell table:style-name="ce70" office:value-type="float" office:value="3">
            <text:p>3</text:p>
          </table:table-cell>
          <table:table-cell table:style-name="ce70" office:value-type="float" office:value="4">
            <text:p>4</text:p>
          </table:table-cell>
          <table:table-cell table:style-name="ce71" office:value-type="percentage" office:value="0.333333333333333">
            <text:p>33%</text:p>
          </table:table-cell>
          <table:table-cell table:style-name="ce72" office:value-type="string">
            <text:p/>
          </table:table-cell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Nyheter24</text:p>
          </table:table-cell>
          <table:table-cell table:style-name="ce70" office:value-type="float" office:value="3">
            <text:p>3</text:p>
          </table:table-cell>
          <table:table-cell table:style-name="ce70" office:value-type="float" office:value="2">
            <text:p>2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Sonstwer</text:p>
          </table:table-cell>
          <table:table-cell table:style-name="ce70" office:value-type="float" office:value="3">
            <text:p>3</text:p>
          </table:table-cell>
          <table:table-cell table:style-name="ce70" office:value-type="string" office:value="#N/A">
            <text:p>#N/A</text:p>
          </table:table-cell>
          <table:table-cell table:style-name="ce71" office:value-type="percentage" office:value="0.666666666666667">
            <text:p>67%</text:p>
          </table:table-cell>
          <table:table-cell table:style-name="ce72" office:value-type="string">
            <text:p/>
          </table:table-cell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SpinnWeben</text:p>
          </table:table-cell>
          <table:table-cell table:style-name="ce70" office:value-type="float" office:value="3">
            <text:p>3</text:p>
          </table:table-cell>
          <table:table-cell table:style-name="ce70" office:value-type="float" office:value="3">
            <text:p>3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Stephan_Raab</text:p>
          </table:table-cell>
          <table:table-cell table:style-name="ce70" office:value-type="float" office:value="3">
            <text:p>3</text:p>
          </table:table-cell>
          <table:table-cell table:style-name="ce70" office:value-type="float" office:value="1">
            <text:p>1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Y5ANN</text:p>
          </table:table-cell>
          <table:table-cell table:style-name="ce70" office:value-type="float" office:value="3">
            <text:p>3</text:p>
          </table:table-cell>
          <table:table-cell table:style-name="ce70" office:value-type="float" office:value="1">
            <text:p>1</text:p>
          </table:table-cell>
          <table:table-cell table:style-name="ce71" office:value-type="percentage" office:value="0.666666666666667">
            <text:p>67%</text:p>
          </table:table-cell>
          <table:table-cell table:style-name="ce72" office:value-type="string">
            <text:p/>
          </table:table-cell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c3o</text:p>
          </table:table-cell>
          <table:table-cell table:style-name="ce70" office:value-type="float" office:value="3">
            <text:p>3</text:p>
          </table:table-cell>
          <table:table-cell table:style-name="ce70" office:value-type="float" office:value="27">
            <text:p>27</text:p>
          </table:table-cell>
          <table:table-cell table:style-name="ce71" office:value-type="percentage" office:value="1">
            <text:p>100%</text:p>
          </table:table-cell>
          <table:table-cell table:style-name="ce72" office:value-type="string">
            <text:p/>
          </table:table-cell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derPaddy</text:p>
          </table:table-cell>
          <table:table-cell table:style-name="ce70" office:value-type="float" office:value="3">
            <text:p>3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geraldkainz</text:p>
          </table:table-cell>
          <table:table-cell table:style-name="ce70" office:value-type="float" office:value="3">
            <text:p>3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mabogsi</text:p>
          </table:table-cell>
          <table:table-cell table:style-name="ce70" office:value-type="float" office:value="3">
            <text:p>3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Andreas__Nagel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AnonBY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Blog_Makrele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ChristophFreina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DerfairePirat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DickesR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Graimic86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HeinzDobernig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JeffCigrand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KURHOF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LJFOnline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LeahcimNnamdlef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MCNCCAA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MagicHerb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Negiert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Nordpirat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Ohmm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Piratenmaps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RafaelBuchegger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Rosensibylle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Slagball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SteveAnorizz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UndSieBewegt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Vivi_Nefeltari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annaplanas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desperado_joe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haraldmaedl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igorsekowski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kreativkomm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leyrer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monoc_rassist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rudolfanders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steinlechnerdan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tauss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th_weber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vertigonix</text:p>
          </table:table-cell>
          <table:table-cell table:style-name="ce70" office:value-type="float" office:value="2">
            <text:p>2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11thEchooo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19_Josele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2teile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3chelon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3mausimhaus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4ngl3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Aengeln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Agetie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AlfredLang1989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AllRogers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AndreasKassbohm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Anna_Shteinfeld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AnthZeto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AtariFrosch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BTG308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Backnang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BjornGbg78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Bugspriet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Bychaa96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CBelinchon10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CSN_Forum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CameronAdamsNYC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ChNissen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Constrictoria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D4sDu0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Dandii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Demon81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DerLhurgoyf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DerRomario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DieHofnaerrin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DigitalplusHD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DirkGently66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Dolegs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DorotheedeNeve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Drachenrose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DudeMinds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Dunehoppe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EMPATHX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Einbruch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El_Matador18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EmanuelKotzian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Emmons22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Enigma424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F_Thewes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Feli_Vs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Filmzirkus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Fl0range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Fl3di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FlorGGimenez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France_Sports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Gandalf_40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GarrynChumley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GeraltPL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GoinOnARamPAIGE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GroeVaZ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HSKPirat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Hajobetz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HarryLucascom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Henricjo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Herat19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HunterHoppe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IAmMarth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Ich2ES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InkaLoreen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Irsyaad_Zain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JHPC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JMaritschnegg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JSchmanck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JacobBooth32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JimHawkins11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JoachimSMuelle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JohannesPonade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JohnLembo1878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JoschuaCohen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JottEs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JoykiMobil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Jul1usCaesa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KBMusicmc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KaiBaumann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KaiEff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KarinStrobl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KrisWinfieldXCI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LcsKandalf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LeffeJ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LeviG51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LucasGerrits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MTaege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MTreitle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Maltis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Marcel_Lacko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Maredi87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Mari_Raygn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MatthiasGnuschk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MatthiasStrobel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MaxDeisenhofe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Mic_Ruby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MickeyHD34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MonsignoreCorpa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MontpSports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MrGudge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Msprisita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Mulweli_Dee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NecroHyde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NellyMathilda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NicolitaMejia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Notesoflife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OFHansen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OeconomicusHomo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OfficialDA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OktarinTentakel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OldBoiMe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Onlinegamer_SWE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Orangefruit_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OrtsPIRAT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Overloadscrash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PaigeNichole95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Parocatha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Patrik__GbG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Paxlei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Pereos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PiSoPh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PiraToe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Pirat_Strongbow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PiratePartyNews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PirateShopCom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PiratenKtn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Piratensebi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PiratesArBette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PiratosMuc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Pluto_Berlin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ProSieben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PunkyKittyCafe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RainPMV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RealDemokraten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Real_Alice1D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Riegosanches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SKSMediaBerlin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SMHGVNG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SON_OFsevenless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SPrice89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SabineMartiny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SalzburgPiraten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SalzgitterPirat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SamNord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SarahLiebigt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SimonHurtz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Smitty_Ball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Spidiffpaffpuff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St3fanHans3n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Stefan_S_aus_H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SteveOcgn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Stiancid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SvanAlphabet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TantHildu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TantKakelugn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Technixe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TenniS_84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TheoRettich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TimurBeygo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Volker_Beck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WahlenRT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Wahlen_2013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Xolgrimm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XxxVincentxx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Yelliorange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Zjeddi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_Belze_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_FallenAngel_91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_Q___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a7tweety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a_harvey11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akinofftz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albertoamigo_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alm10965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andrea85bln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angelamagri2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 office:value-type="string" office:value="#N/A">
            <text:p>#N/A</text:p>
          </table:table-cell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astockma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 office:value-type="string" office:value="#N/A">
            <text:p>#N/A</text:p>
          </table:table-cell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basicincomeEU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 office:value-type="string" office:value="#N/A">
            <text:p>#N/A</text:p>
          </table:table-cell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bembel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 office:value-type="string" office:value="#N/A">
            <text:p>#N/A</text:p>
          </table:table-cell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benfreu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 office:value-type="string">
            <text:p/>
          </table:table-cell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bgebot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bl4uge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blackjoschka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bombasstard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brittbrittnyc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bryceless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burnoutberni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chevynetti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cleanstrom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cletus_rules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cmrcx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dafLOh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dberghofer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derPUPE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deuxcvsix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die_socke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ecutix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ediko18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eftn_politics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en_tropy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erikuuh__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fernseherkaputt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feuertinte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flexi_bell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flocke_hh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flying_ah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fuchsverhau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genussverstaerk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giereow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glazaldem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haylea_storm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herrortmann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huntercockrel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iVoelker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icrfornax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igdemokratie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irinateolier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jack_berlin1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jansylvan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jgodany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juli_wie_august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kapitanjowe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karntna_bua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kattascha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kaylenelisabeth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kbojens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kegelklub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kettelhoit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koelneruwe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kolli1337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krokodilgemuese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ksta_news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kuboth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lenadoppel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lerntux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lillienskiold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lsanoj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lukaswiesboeck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maennerpartei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manolo_pph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marconiese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marcsueca32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mcpriester_ulm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miafjalla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michelreimon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microwitz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mikklomania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mirgehtsganzgut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mitnichten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modgamers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moerle67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mpopp75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mruiss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mwastel1967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mxs_nikolic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neuwal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nilsmeinzer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nlohmann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notwendig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nutellaberliner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olaf26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oleschri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olssonmuc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ostpirat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oullr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peterpur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ph10H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piamp3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piratsimon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plaetzchen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polk_at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pyth2_0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qd3c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quarkmarc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red_hardliner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rocknproll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rt1607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s_mavula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saimalkan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sauceone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scoopix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seb_springer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shnifti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simvalue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sonnyboy13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splitmind_de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stevygee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syndikalista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theoouz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titusluca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turbotommi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twena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vaanpis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valaret2010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wdt_b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weltraumvogel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xblondie87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zensurkontrolle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>Link</text:p>
          </table:table-cell>
          <table:table-cell table:style-name="ce75" office:value-type="string">
            <text:p>zinnian</text:p>
          </table:table-cell>
          <table:table-cell table:style-name="ce70" office:value-type="float" office:value="1">
            <text:p>1</text:p>
          </table:table-cell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2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</table:table>
      <table:table table:name="Dashboard" table:style-name="ta4" table:print="false">
        <office:forms form:automatic-focus="false" form:apply-design-mode="false"/>
        <table:table-column table:style-name="co6" table:default-cell-style-name="ce-1"/>
        <table:table-column table:style-name="co28" table:default-cell-style-name="ce-1"/>
        <table:table-column table:style-name="co29" table:number-columns-repeated="2" table:default-cell-style-name="ce-1"/>
        <table:table-column table:style-name="co30" table:default-cell-style-name="ce-1"/>
        <table:table-column table:style-name="co31" table:default-cell-style-name="ce-1"/>
        <table:table-column table:style-name="co32" table:default-cell-style-name="ce-1"/>
        <table:table-column table:style-name="co26" table:default-cell-style-name="ce-1" table:visibility="collapse"/>
        <table:table-column table:style-name="co33" table:default-cell-style-name="ce-1"/>
        <table:table-column table:style-name="co34" table:default-cell-style-name="ce-1"/>
        <table:table-column table:style-name="co26" table:default-cell-style-name="ce-1" table:visibility="collapse"/>
        <table:table-column table:style-name="co26" table:default-cell-style-name="ce-1" table:visibility="collapse"/>
        <table:table-column table:style-name="co26" table:default-cell-style-name="ce-1" table:visibility="collapse"/>
        <table:table-column table:style-name="co26" table:number-columns-repeated="2" table:default-cell-style-name="ce-1" table:visibility="collapse"/>
        <table:table-column table:style-name="co26" table:number-columns-repeated="3" table:default-cell-style-name="ce-1" table:visibility="collapse"/>
        <table:table-column table:style-name="co35" table:default-cell-style-name="ce-1"/>
        <table:table-column table:style-name="co27" table:default-cell-style-name="ce15" table:number-columns-repeated="237"/>
        <table:table-row table:style-name="ro34">
          <table:table-cell/>
          <table:table-cell table:style-name="ce86" table:formula="oooc:=&quot;TAGS Archive for &quot;&amp;[Readme_Settings.B9]" table:number-columns-spanned="7" table:number-rows-spanned="1" office:value-type="string">
            <text:p>TAGS Archive for #Pirat OR @piratenparteiat</text:p>
          </table:table-cell>
          <table:covered-table-cell table:number-columns-repeated="6"/>
          <table:table-cell table:number-columns-repeated="4"/>
          <table:table-cell table:style-name="ce87"/>
        </table:table-row>
        <table:table-row table:style-name="ro31">
          <table:table-cell table:number-columns-repeated="4"/>
          <table:table-cell table:style-name="ce88" table:number-columns-spanned="6" table:number-rows-spanned="1" office:value-type="string">
            <text:p>Twitter activity - last 3 days</text:p>
          </table:table-cell>
          <table:covered-table-cell table:number-columns-repeated="5"/>
          <table:table-cell table:style-name="ce53" office:value-type="string">
            <text:p>Frequency</text:p>
          </table:table-cell>
          <table:table-cell table:style-name="ce53" office:value-type="string">
            <text:p>Count</text:p>
          </table:table-cell>
          <table:table-cell table:style-name="ce87"/>
          <table:table-cell table:style-name="ce53" office:value-type="string">
            <text:p>Tweets</text:p>
          </table:table-cell>
          <table:table-cell table:style-name="ce53" office:value-type="string">
            <text:p>Replies</text:p>
          </table:table-cell>
          <table:table-cell/>
          <table:table-cell table:style-name="ce53" office:value-type="string">
            <text:p>Top Tweeter</text:p>
          </table:table-cell>
        </table:table-row>
        <table:table-row table:style-name="ro35">
          <table:table-cell/>
          <table:table-cell table:style-name="ce90" office:value-type="string">
            <text:p>Archive Contains</text:p>
          </table:table-cell>
          <table:table-cell table:style-name="ce90" office:value-type="string">
            <text:p>Archive Started</text:p>
          </table:table-cell>
          <table:table-cell table:style-name="ce90" office:value-type="string">
            <text:p>Last tweet</text:p>
          </table:table-cell>
          <table:table-cell table:number-columns-repeated="6"/>
          <table:table-cell table:style-name="ce91" table:formula="oooc:=(((ROUNDUP([.D$4];0)-ROUNDDOWN([.C$4];0))/30)*(ROW()-3))+ROUNDDOWN([.C$4];0)" office:value-type="float" office:value="41329">
            <text:p>24/02/13</text:p>
          </table:table-cell>
          <table:table-cell table:style-name="ce53" table:formula="oooc:=FREQUENCY([Archive.E:.E];[.K3:.K33])" office:value-type="float" office:value="64920">
            <text:p>64920</text:p>
          </table:table-cell>
          <table:table-cell table:style-name="ce87" table:formula="oooc:=ROUND([.$D$4];1)-3" office:value-type="float" office:value="41343">
            <text:p>10/03/2013 00:00:00</text:p>
          </table:table-cell>
          <table:table-cell table:style-name="ce53" table:formula="oooc:=FREQUENCY([Archive.E:.E];[.M3:.M148])" office:value-type="float" office:value="65374">
            <text:p>65374</text:p>
          </table:table-cell>
          <table:table-cell table:style-name="ce53" office:value-type="float" office:value="132">
            <text:p>132</text:p>
          </table:table-cell>
          <table:table-cell/>
          <table:table-cell table:style-name="ce53" table:formula="oooc:=[Summary.C2]" office:value-type="string">
            <text:p>Vilinthril</text:p>
          </table:table-cell>
          <table:table-cell table:style-name="ce53" table:formula="oooc:=[Summary.D2]" office:value-type="float" office:value="91">
            <text:p>91</text:p>
          </table:table-cell>
        </table:table-row>
        <table:table-row table:style-name="ro36">
          <table:table-cell/>
          <table:table-cell table:style-name="ce92" table:formula="oooc:=[Summary.J5]&amp;&quot; Tweets&quot;" office:value-type="string">
            <text:p>616 Tweets</text:p>
          </table:table-cell>
          <table:table-cell table:style-name="ce93" table:formula="oooc:=[Summary.J6]" table:number-columns-spanned="1" table:number-rows-spanned="2" office:value-type="float" office:value="41329.28024305555">
            <text:p>24/02/2013 06:43:33</text:p>
          </table:table-cell>
          <table:table-cell table:style-name="ce93" table:formula="oooc:=[Summary.J7]" table:number-columns-spanned="1" table:number-rows-spanned="2" office:value-type="float" office:value="41345.9762037037">
            <text:p>12/03/2013 23:25:44</text:p>
          </table:table-cell>
          <table:table-cell table:number-columns-repeated="6"/>
          <table:table-cell table:style-name="ce91" table:formula="oooc:=(((ROUNDUP([.D$4];0)-ROUNDDOWN([.C$4];0))/30)*(ROW()-3))+ROUNDDOWN([.C$4];0)" office:value-type="float" office:value="41329.566666666666">
            <text:p>24/02/13</text:p>
          </table:table-cell>
          <table:table-cell table:style-name="ce53" office:value-type="float" office:value="6">
            <text:p>6</text:p>
          </table:table-cell>
          <table:table-cell table:style-name="ce87" table:formula="oooc:=[.M3]+(1/48)" office:value-type="float" office:value="41343.020833333336">
            <text:p>10/03/2013 00:30:00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0">
            <text:p>0</text:p>
          </table:table-cell>
          <table:table-cell/>
          <table:table-cell table:style-name="ce53" table:formula="oooc:=[Summary.C3]" office:value-type="string">
            <text:p>EIPresidente</text:p>
          </table:table-cell>
          <table:table-cell table:style-name="ce53" table:formula="oooc:=[Summary.D3]" office:value-type="float" office:value="12">
            <text:p>12</text:p>
          </table:table-cell>
        </table:table-row>
        <table:table-row table:style-name="ro35">
          <table:table-cell/>
          <table:table-cell table:style-name="ce94" table:formula="oooc:=((([Summary.J2]&amp;&quot; Links &quot;)&amp;[Summary.J3])&amp;&quot; RTs Threads &quot;)&amp;IF(([Summary.J5]&gt;0);(((TEXT(([Summary.J8]/[Summary.J5]);&quot;#%&quot;)&amp;&quot; (n.&quot;)&amp;[Summary.J8])&amp;&quot;)&quot;);&quot;&quot;)" office:value-type="string">
            <text:p>181 Links 211 RTs Threads 32% (n.195)</text:p>
          </table:table-cell>
          <table:covered-table-cell/>
          <table:covered-table-cell/>
          <table:table-cell table:number-columns-repeated="6"/>
          <table:table-cell table:style-name="ce91" table:formula="oooc:=(((ROUNDUP([.D$4];0)-ROUNDDOWN([.C$4];0))/30)*(ROW()-3))+ROUNDDOWN([.C$4];0)" office:value-type="float" office:value="41330.13333333333">
            <text:p>25/02/13</text:p>
          </table:table-cell>
          <table:table-cell table:style-name="ce53" office:value-type="float" office:value="14">
            <text:p>14</text:p>
          </table:table-cell>
          <table:table-cell table:style-name="ce87" table:formula="oooc:=[.M4]+(1/48)" office:value-type="float" office:value="41343.04166666667">
            <text:p>10/03/2013 01:00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/>
          <table:table-cell table:style-name="ce53" table:formula="oooc:=[Summary.C4]" office:value-type="string">
            <text:p>HeinrichElsigan</text:p>
          </table:table-cell>
          <table:table-cell table:style-name="ce53" table:formula="oooc:=[Summary.D4]" office:value-type="float" office:value="9">
            <text:p>9</text:p>
          </table:table-cell>
        </table:table-row>
        <table:table-row table:style-name="ro35">
          <table:table-cell/>
          <table:table-cell table:style-name="ce73"/>
          <table:table-cell table:number-columns-repeated="2" table:style-name="ce95"/>
          <table:table-cell table:number-columns-repeated="6"/>
          <table:table-cell table:style-name="ce91" table:formula="oooc:=(((ROUNDUP([.D$4];0)-ROUNDDOWN([.C$4];0))/30)*(ROW()-3))+ROUNDDOWN([.C$4];0)" office:value-type="float" office:value="41330.7">
            <text:p>25/02/13</text:p>
          </table:table-cell>
          <table:table-cell table:style-name="ce53" office:value-type="float" office:value="16">
            <text:p>16</text:p>
          </table:table-cell>
          <table:table-cell table:style-name="ce87" table:formula="oooc:=[.M5]+(1/48)" office:value-type="float" office:value="41343.06250000001">
            <text:p>10/03/2013 01:30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/>
          <table:table-cell table:style-name="ce53" table:formula="oooc:=[Summary.C5]" office:value-type="string">
            <text:p>smbsAT</text:p>
          </table:table-cell>
          <table:table-cell table:style-name="ce53" table:formula="oooc:=[Summary.D5]" office:value-type="float" office:value="9">
            <text:p>9</text:p>
          </table:table-cell>
        </table:table-row>
        <table:table-row table:style-name="ro37">
          <table:table-cell table:number-columns-repeated="10"/>
          <table:table-cell table:style-name="ce91" table:formula="oooc:=(((ROUNDUP([.D$4];0)-ROUNDDOWN([.C$4];0))/30)*(ROW()-3))+ROUNDDOWN([.C$4];0)" office:value-type="float" office:value="41331.26666666667">
            <text:p>26/02/13</text:p>
          </table:table-cell>
          <table:table-cell table:style-name="ce53" office:value-type="float" office:value="7">
            <text:p>7</text:p>
          </table:table-cell>
          <table:table-cell table:style-name="ce87" table:formula="oooc:=[.M6]+(1/48)" office:value-type="float" office:value="41343.08333333334">
            <text:p>10/03/2013 03:0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/>
          <table:table-cell table:style-name="ce53" table:formula="oooc:=[Summary.C6]" office:value-type="string">
            <text:p>medienpirat</text:p>
          </table:table-cell>
          <table:table-cell table:style-name="ce53" table:formula="oooc:=[Summary.D6]" office:value-type="float" office:value="7">
            <text:p>7</text:p>
          </table:table-cell>
        </table:table-row>
        <table:table-row table:style-name="ro37">
          <table:table-cell table:number-columns-repeated="10"/>
          <table:table-cell table:style-name="ce91" table:formula="oooc:=(((ROUNDUP([.D$4];0)-ROUNDDOWN([.C$4];0))/30)*(ROW()-3))+ROUNDDOWN([.C$4];0)" office:value-type="float" office:value="41331.833333333336">
            <text:p>26/02/13</text:p>
          </table:table-cell>
          <table:table-cell table:style-name="ce53" office:value-type="float" office:value="19">
            <text:p>19</text:p>
          </table:table-cell>
          <table:table-cell table:style-name="ce87" table:formula="oooc:=[.M7]+(1/48)" office:value-type="float" office:value="41343.10416666668">
            <text:p>10/03/2013 03:3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/>
          <table:table-cell table:style-name="ce53" table:formula="oooc:=[Summary.C7]" office:value-type="string">
            <text:p>neos_eu</text:p>
          </table:table-cell>
          <table:table-cell table:style-name="ce53" table:formula="oooc:=[Summary.D7]" office:value-type="float" office:value="7">
            <text:p>7</text:p>
          </table:table-cell>
        </table:table-row>
        <table:table-row table:style-name="ro37">
          <table:table-cell table:number-columns-repeated="10"/>
          <table:table-cell table:style-name="ce91" table:formula="oooc:=(((ROUNDUP([.D$4];0)-ROUNDDOWN([.C$4];0))/30)*(ROW()-3))+ROUNDDOWN([.C$4];0)" office:value-type="float" office:value="41332.4">
            <text:p>27/02/13</text:p>
          </table:table-cell>
          <table:table-cell table:style-name="ce53" office:value-type="float" office:value="7">
            <text:p>7</text:p>
          </table:table-cell>
          <table:table-cell table:style-name="ce87" table:formula="oooc:=[.M8]+(1/48)" office:value-type="float" office:value="41343.125000000015">
            <text:p>10/03/2013 04:00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/>
          <table:table-cell table:style-name="ce53" table:formula="oooc:=[Summary.C8]" office:value-type="string">
            <text:p>BerndKasperidus</text:p>
          </table:table-cell>
          <table:table-cell table:style-name="ce53" table:formula="oooc:=[Summary.D8]" office:value-type="float" office:value="6">
            <text:p>6</text:p>
          </table:table-cell>
        </table:table-row>
        <table:table-row table:style-name="ro37">
          <table:table-cell table:number-columns-repeated="10"/>
          <table:table-cell table:style-name="ce91" table:formula="oooc:=(((ROUNDUP([.D$4];0)-ROUNDDOWN([.C$4];0))/30)*(ROW()-3))+ROUNDDOWN([.C$4];0)" office:value-type="float" office:value="41332.96666666667">
            <text:p>27/02/13</text:p>
          </table:table-cell>
          <table:table-cell table:style-name="ce53" office:value-type="float" office:value="17">
            <text:p>17</text:p>
          </table:table-cell>
          <table:table-cell table:style-name="ce87" table:formula="oooc:=[.M9]+(1/48)" office:value-type="float" office:value="41343.14583333335">
            <text:p>10/03/2013 04:3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/>
          <table:table-cell table:style-name="ce53" table:formula="oooc:=[Summary.C9]" office:value-type="string">
            <text:p>PiratenStmk</text:p>
          </table:table-cell>
          <table:table-cell table:style-name="ce53" table:formula="oooc:=[Summary.D9]" office:value-type="float" office:value="6">
            <text:p>6</text:p>
          </table:table-cell>
        </table:table-row>
        <table:table-row table:style-name="ro37">
          <table:table-cell table:number-columns-repeated="10"/>
          <table:table-cell table:style-name="ce91" table:formula="oooc:=(((ROUNDUP([.D$4];0)-ROUNDDOWN([.C$4];0))/30)*(ROW()-3))+ROUNDDOWN([.C$4];0)" office:value-type="float" office:value="41333.53333333333">
            <text:p>28/02/13</text:p>
          </table:table-cell>
          <table:table-cell table:style-name="ce53" office:value-type="float" office:value="7">
            <text:p>7</text:p>
          </table:table-cell>
          <table:table-cell table:style-name="ce87" table:formula="oooc:=[.M10]+(1/48)" office:value-type="float" office:value="41343.166666666686">
            <text:p>10/03/2013 05:0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/>
          <table:table-cell table:style-name="ce53" table:formula="oooc:=[Summary.C10]" office:value-type="string">
            <text:p>eolruin</text:p>
          </table:table-cell>
          <table:table-cell table:style-name="ce53" table:formula="oooc:=[Summary.D10]" office:value-type="float" office:value="6">
            <text:p>6</text:p>
          </table:table-cell>
        </table:table-row>
        <table:table-row table:style-name="ro37">
          <table:table-cell table:number-columns-repeated="10"/>
          <table:table-cell table:style-name="ce91" table:formula="oooc:=(((ROUNDUP([.D$4];0)-ROUNDDOWN([.C$4];0))/30)*(ROW()-3))+ROUNDDOWN([.C$4];0)" office:value-type="float" office:value="41334.1">
            <text:p>01/03/13</text:p>
          </table:table-cell>
          <table:table-cell table:style-name="ce53" office:value-type="float" office:value="14">
            <text:p>14</text:p>
          </table:table-cell>
          <table:table-cell table:style-name="ce87" table:formula="oooc:=[.M11]+(1/48)" office:value-type="float" office:value="41343.18750000002">
            <text:p>10/03/2013 05:3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/>
          <table:table-cell table:style-name="ce53" table:formula="oooc:=[Summary.C11]" office:value-type="string">
            <text:p>hb_join</text:p>
          </table:table-cell>
          <table:table-cell table:style-name="ce53" table:formula="oooc:=[Summary.D11]" office:value-type="float" office:value="6">
            <text:p>6</text:p>
          </table:table-cell>
        </table:table-row>
        <table:table-row table:style-name="ro37">
          <table:table-cell table:number-columns-repeated="10"/>
          <table:table-cell table:style-name="ce91" table:formula="oooc:=(((ROUNDUP([.D$4];0)-ROUNDDOWN([.C$4];0))/30)*(ROW()-3))+ROUNDDOWN([.C$4];0)" office:value-type="float" office:value="41334.666666666664">
            <text:p>01/03/13</text:p>
          </table:table-cell>
          <table:table-cell table:style-name="ce53" office:value-type="float" office:value="14">
            <text:p>14</text:p>
          </table:table-cell>
          <table:table-cell table:style-name="ce87" table:formula="oooc:=[.M12]+(1/48)" office:value-type="float" office:value="41343.20833333336">
            <text:p>10/03/2013 06:0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/>
          <table:table-cell table:style-name="ce53" office:value-type="string">
            <text:p>Others</text:p>
          </table:table-cell>
          <table:table-cell table:style-name="ce53" table:formula="oooc:=COUNTA([Summary.G:.G])-COUNTA([.Q2:.Q12])" office:value-type="float" office:value="25">
            <text:p>25</text:p>
          </table:table-cell>
        </table:table-row>
        <table:table-row table:style-name="ro37">
          <table:table-cell table:number-columns-repeated="10"/>
          <table:table-cell table:style-name="ce91" table:formula="oooc:=(((ROUNDUP([.D$4];0)-ROUNDDOWN([.C$4];0))/30)*(ROW()-3))+ROUNDDOWN([.C$4];0)" office:value-type="float" office:value="41335.23333333333">
            <text:p>02/03/13</text:p>
          </table:table-cell>
          <table:table-cell table:style-name="ce53" office:value-type="float" office:value="7">
            <text:p>7</text:p>
          </table:table-cell>
          <table:table-cell table:style-name="ce87" table:formula="oooc:=[.M13]+(1/48)" office:value-type="float" office:value="41343.22916666669">
            <text:p>10/03/2013 06:3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7">
          <table:table-cell table:number-columns-repeated="10"/>
          <table:table-cell table:style-name="ce91" table:formula="oooc:=(((ROUNDUP([.D$4];0)-ROUNDDOWN([.C$4];0))/30)*(ROW()-3))+ROUNDDOWN([.C$4];0)" office:value-type="float" office:value="41335.8">
            <text:p>02/03/13</text:p>
          </table:table-cell>
          <table:table-cell table:style-name="ce53" office:value-type="float" office:value="10">
            <text:p>10</text:p>
          </table:table-cell>
          <table:table-cell table:style-name="ce87" table:formula="oooc:=[.M14]+(1/48)" office:value-type="float" office:value="41343.25000000003">
            <text:p>10/03/2013 07:0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7">
          <table:table-cell table:number-columns-repeated="10"/>
          <table:table-cell table:style-name="ce91" table:formula="oooc:=(((ROUNDUP([.D$4];0)-ROUNDDOWN([.C$4];0))/30)*(ROW()-3))+ROUNDDOWN([.C$4];0)" office:value-type="float" office:value="41336.36666666667">
            <text:p>03/03/13</text:p>
          </table:table-cell>
          <table:table-cell table:style-name="ce53" office:value-type="float" office:value="8">
            <text:p>8</text:p>
          </table:table-cell>
          <table:table-cell table:style-name="ce87" table:formula="oooc:=[.M15]+(1/48)" office:value-type="float" office:value="41343.270833333365">
            <text:p>10/03/2013 07:3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7">
          <table:table-cell table:number-columns-repeated="10"/>
          <table:table-cell table:style-name="ce91" table:formula="oooc:=(((ROUNDUP([.D$4];0)-ROUNDDOWN([.C$4];0))/30)*(ROW()-3))+ROUNDDOWN([.C$4];0)" office:value-type="float" office:value="41336.933333333334">
            <text:p>03/03/13</text:p>
          </table:table-cell>
          <table:table-cell table:style-name="ce53" office:value-type="float" office:value="40">
            <text:p>40</text:p>
          </table:table-cell>
          <table:table-cell table:style-name="ce87" table:formula="oooc:=[.M16]+(1/48)" office:value-type="float" office:value="41343.2916666667">
            <text:p>10/03/2013 08:0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7">
          <table:table-cell table:number-columns-repeated="10"/>
          <table:table-cell table:style-name="ce91" table:formula="oooc:=(((ROUNDUP([.D$4];0)-ROUNDDOWN([.C$4];0))/30)*(ROW()-3))+ROUNDDOWN([.C$4];0)" office:value-type="float" office:value="41337.5">
            <text:p>04/03/13</text:p>
          </table:table-cell>
          <table:table-cell table:style-name="ce53" office:value-type="float" office:value="13">
            <text:p>13</text:p>
          </table:table-cell>
          <table:table-cell table:style-name="ce87" table:formula="oooc:=[.M17]+(1/48)" office:value-type="float" office:value="41343.31250000004">
            <text:p>10/03/2013 08:3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7">
          <table:table-cell table:number-columns-repeated="10"/>
          <table:table-cell table:style-name="ce91" table:formula="oooc:=(((ROUNDUP([.D$4];0)-ROUNDDOWN([.C$4];0))/30)*(ROW()-3))+ROUNDDOWN([.C$4];0)" office:value-type="float" office:value="41338.066666666666">
            <text:p>05/03/13</text:p>
          </table:table-cell>
          <table:table-cell table:style-name="ce53" office:value-type="float" office:value="11">
            <text:p>11</text:p>
          </table:table-cell>
          <table:table-cell table:style-name="ce87" table:formula="oooc:=[.M18]+(1/48)" office:value-type="float" office:value="41343.33333333337">
            <text:p>10/03/2013 09:00:00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2">
            <text:p>2</text:p>
          </table:table-cell>
        </table:table-row>
        <table:table-row table:style-name="ro37">
          <table:table-cell table:number-columns-repeated="10"/>
          <table:table-cell table:style-name="ce91" table:formula="oooc:=(((ROUNDUP([.D$4];0)-ROUNDDOWN([.C$4];0))/30)*(ROW()-3))+ROUNDDOWN([.C$4];0)" office:value-type="float" office:value="41338.63333333333">
            <text:p>05/03/13</text:p>
          </table:table-cell>
          <table:table-cell table:style-name="ce53" office:value-type="float" office:value="8">
            <text:p>8</text:p>
          </table:table-cell>
          <table:table-cell table:style-name="ce87" table:formula="oooc:=[.M19]+(1/48)" office:value-type="float" office:value="41343.35416666671">
            <text:p>10/03/2013 09:30:00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1">
            <text:p>1</text:p>
          </table:table-cell>
        </table:table-row>
        <table:table-row table:style-name="ro37">
          <table:table-cell table:number-columns-repeated="10"/>
          <table:table-cell table:style-name="ce91" table:formula="oooc:=(((ROUNDUP([.D$4];0)-ROUNDDOWN([.C$4];0))/30)*(ROW()-3))+ROUNDDOWN([.C$4];0)" office:value-type="float" office:value="41339.2">
            <text:p>06/03/13</text:p>
          </table:table-cell>
          <table:table-cell table:style-name="ce53" office:value-type="float" office:value="11">
            <text:p>11</text:p>
          </table:table-cell>
          <table:table-cell table:style-name="ce87" table:formula="oooc:=[.M20]+(1/48)" office:value-type="float" office:value="41343.375000000044">
            <text:p>10/03/2013 10:0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7">
          <table:table-cell table:number-columns-repeated="5"/>
          <table:table-cell table:style-name="ce96" office:value-type="string">
            <text:p>Key</text:p>
          </table:table-cell>
          <table:table-cell table:style-name="ce97" office:value-type="string">
            <text:p>Tweet</text:p>
          </table:table-cell>
          <table:table-cell table:style-name="ce98"/>
          <table:table-cell table:style-name="ce99" office:value-type="string">
            <text:p>Reply</text:p>
          </table:table-cell>
          <table:table-cell/>
          <table:table-cell table:style-name="ce91" table:formula="oooc:=(((ROUNDUP([.D$4];0)-ROUNDDOWN([.C$4];0))/30)*(ROW()-3))+ROUNDDOWN([.C$4];0)" office:value-type="float" office:value="41339.76666666667">
            <text:p>06/03/13</text:p>
          </table:table-cell>
          <table:table-cell table:style-name="ce53" office:value-type="float" office:value="39">
            <text:p>39</text:p>
          </table:table-cell>
          <table:table-cell table:style-name="ce87" table:formula="oooc:=[.M21]+(1/48)" office:value-type="float" office:value="41343.39583333338">
            <text:p>10/03/2013 10:30:00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2">
            <text:p>2</text:p>
          </table:table-cell>
        </table:table-row>
        <table:table-row table:style-name="ro7">
          <table:table-cell table:number-columns-repeated="10"/>
          <table:table-cell table:style-name="ce91" table:formula="oooc:=(((ROUNDUP([.D$4];0)-ROUNDDOWN([.C$4];0))/30)*(ROW()-3))+ROUNDDOWN([.C$4];0)" office:value-type="float" office:value="41340.333333333336">
            <text:p>07/03/13</text:p>
          </table:table-cell>
          <table:table-cell table:style-name="ce53" office:value-type="float" office:value="38">
            <text:p>38</text:p>
          </table:table-cell>
          <table:table-cell table:style-name="ce87" table:formula="oooc:=[.M22]+(1/48)" office:value-type="float" office:value="41343.416666666715">
            <text:p>10/03/2013 10:00:00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</table:table-row>
        <table:table-row table:style-name="ro7">
          <table:table-cell table:number-columns-repeated="10"/>
          <table:table-cell table:style-name="ce91" table:formula="oooc:=(((ROUNDUP([.D$4];0)-ROUNDDOWN([.C$4];0))/30)*(ROW()-3))+ROUNDDOWN([.C$4];0)" office:value-type="float" office:value="41340.9">
            <text:p>07/03/13</text:p>
          </table:table-cell>
          <table:table-cell table:style-name="ce53" office:value-type="float" office:value="42">
            <text:p>42</text:p>
          </table:table-cell>
          <table:table-cell table:style-name="ce87" table:formula="oooc:=[.M23]+(1/48)" office:value-type="float" office:value="41343.43750000005">
            <text:p>10/03/2013 10:30:00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2">
            <text:p>2</text:p>
          </table:table-cell>
        </table:table-row>
        <table:table-row table:style-name="ro11">
          <table:table-cell table:number-columns-repeated="5"/>
          <table:table-cell table:style-name="ce73" office:value-type="string">
            <text:p>Tweets with the most RTs from last 24hrs</text:p>
          </table:table-cell>
          <table:table-cell table:style-name="ce78" office:value-type="string">
            <text:p>RTs</text:p>
          </table:table-cell>
          <table:table-cell table:number-columns-repeated="3"/>
          <table:table-cell table:style-name="ce91" table:formula="oooc:=(((ROUNDUP([.D$4];0)-ROUNDDOWN([.C$4];0))/30)*(ROW()-3))+ROUNDDOWN([.C$4];0)" office:value-type="float" office:value="41341.46666666667">
            <text:p>08/03/13</text:p>
          </table:table-cell>
          <table:table-cell table:style-name="ce53" office:value-type="float" office:value="20">
            <text:p>20</text:p>
          </table:table-cell>
          <table:table-cell table:style-name="ce87" table:formula="oooc:=[.M24]+(1/48)" office:value-type="float" office:value="41343.45833333339">
            <text:p>10/03/2013 11:0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20">
          <table:table-cell table:number-columns-repeated="5"/>
          <table:table-cell table:style-name="ce100" office:value-type="string">
            <text:p>RT @jwo_5: Hell yes!! MY ECU QB @davidgarrard9 is a JET! NYC alumni are celebrating tonight! Time 4 a jets jersey. Congrats dave!
#Pirat ...</text:p>
          </table:table-cell>
          <table:table-cell table:style-name="ce101" office:value-type="float" office:value="2">
            <text:p>2</text:p>
          </table:table-cell>
          <table:table-cell table:style-name="ce53" office:value-type="string">
            <text:p>http://twitter.com/CameronAdamsNYC/statuses/311317634505404416</text:p>
          </table:table-cell>
          <table:table-cell table:style-name="ce101" table:formula="oooc:=IF((LEN([.H26])&gt;0);HYPERLINK([.H26];&quot;Tweet&quot;);&quot;&quot;)" office:value-type="string">
            <text:p>Tweet</text:p>
          </table:table-cell>
          <table:table-cell/>
          <table:table-cell table:style-name="ce91" table:formula="oooc:=(((ROUNDUP([.D$4];0)-ROUNDDOWN([.C$4];0))/30)*(ROW()-3))+ROUNDDOWN([.C$4];0)" office:value-type="float" office:value="41342.03333333333">
            <text:p>09/03/13</text:p>
          </table:table-cell>
          <table:table-cell table:style-name="ce53" office:value-type="float" office:value="56">
            <text:p>56</text:p>
          </table:table-cell>
          <table:table-cell table:style-name="ce87" table:formula="oooc:=[.M25]+(1/48)" office:value-type="float" office:value="41343.47916666672">
            <text:p>10/03/2013 11:3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20">
          <table:table-cell table:number-columns-repeated="5"/>
          <table:table-cell table:style-name="ce102" office:value-type="string">
            <text:p>Bravo Herr Dueck, eine treffliche Psychoanalyse des Typos #Pirat :-) #SINNRAUM - Daily Dueck Aktuell http://t.co/rZx07od29F via @wilddueck</text:p>
          </table:table-cell>
          <table:table-cell table:style-name="ce103" office:value-type="float" office:value="2">
            <text:p>2</text:p>
          </table:table-cell>
          <table:table-cell table:style-name="ce53" office:value-type="string">
            <text:p>http://twitter.com/feuertinte/statuses/311619045201940480</text:p>
          </table:table-cell>
          <table:table-cell table:style-name="ce103" table:formula="oooc:=IF((LEN([.H27])&gt;0);HYPERLINK([.H27];&quot;Tweet&quot;);&quot;&quot;)" office:value-type="string">
            <text:p>Tweet</text:p>
          </table:table-cell>
          <table:table-cell/>
          <table:table-cell table:style-name="ce91" table:formula="oooc:=(((ROUNDUP([.D$4];0)-ROUNDDOWN([.C$4];0))/30)*(ROW()-3))+ROUNDDOWN([.C$4];0)" office:value-type="float" office:value="41342.6">
            <text:p>09/03/13</text:p>
          </table:table-cell>
          <table:table-cell table:style-name="ce53" office:value-type="float" office:value="14">
            <text:p>14</text:p>
          </table:table-cell>
          <table:table-cell table:style-name="ce87" table:formula="oooc:=[.M26]+(1/48)" office:value-type="float" office:value="41343.50000000006">
            <text:p>10/03/2013 12:00:00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0">
            <text:p>0</text:p>
          </table:table-cell>
        </table:table-row>
        <table:table-row table:style-name="ro23">
          <table:table-cell table:number-columns-repeated="5"/>
          <table:table-cell table:style-name="ce100" office:value-type="string">
            <text:p>RT @mundauf: Für die Spätschicht: Gesundheitspolitik, #SMV und die pösen Delegationen. Ich habs verbloggt. http://t.co/tXrTWnXUqk #Pirat ...</text:p>
          </table:table-cell>
          <table:table-cell table:style-name="ce101" office:value-type="float" office:value="2">
            <text:p>2</text:p>
          </table:table-cell>
          <table:table-cell table:style-name="ce53" office:value-type="string">
            <text:p>http://twitter.com/flexi_bell/statuses/311590674262798337</text:p>
          </table:table-cell>
          <table:table-cell table:style-name="ce101" table:formula="oooc:=IF((LEN([.H28])&gt;0);HYPERLINK([.H28];&quot;Tweet&quot;);&quot;&quot;)" office:value-type="string">
            <text:p>Tweet</text:p>
          </table:table-cell>
          <table:table-cell/>
          <table:table-cell table:style-name="ce91" table:formula="oooc:=(((ROUNDUP([.D$4];0)-ROUNDDOWN([.C$4];0))/30)*(ROW()-3))+ROUNDDOWN([.C$4];0)" office:value-type="float" office:value="41343.166666666664">
            <text:p>10/03/13</text:p>
          </table:table-cell>
          <table:table-cell table:style-name="ce53" office:value-type="float" office:value="21">
            <text:p>21</text:p>
          </table:table-cell>
          <table:table-cell table:style-name="ce87" table:formula="oooc:=[.M27]+(1/48)" office:value-type="float" office:value="41343.520833333394">
            <text:p>10/03/2013 12:30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</table:table-row>
        <table:table-row table:style-name="ro23">
          <table:table-cell table:number-columns-repeated="5"/>
          <table:table-cell table:style-name="ce102" office:value-type="string">
            <text:p>RT @texasdaisylisa: Rt: this is the line at the moment. They are still getting everything ready #VICELAND http://t.co/Znrjfksr9X" #pirat ...</text:p>
          </table:table-cell>
          <table:table-cell table:style-name="ce103" office:value-type="float" office:value="1">
            <text:p>1</text:p>
          </table:table-cell>
          <table:table-cell table:style-name="ce53" office:value-type="string">
            <text:p>http://twitter.com/PiratesArBetter/statuses/311296574267478017</text:p>
          </table:table-cell>
          <table:table-cell table:style-name="ce103" table:formula="oooc:=IF((LEN([.H29])&gt;0);HYPERLINK([.H29];&quot;Tweet&quot;);&quot;&quot;)" office:value-type="string">
            <text:p>Tweet</text:p>
          </table:table-cell>
          <table:table-cell/>
          <table:table-cell table:style-name="ce91" table:formula="oooc:=(((ROUNDUP([.D$4];0)-ROUNDDOWN([.C$4];0))/30)*(ROW()-3))+ROUNDDOWN([.C$4];0)" office:value-type="float" office:value="41343.73333333333">
            <text:p>10/03/13</text:p>
          </table:table-cell>
          <table:table-cell table:style-name="ce53" office:value-type="float" office:value="26">
            <text:p>26</text:p>
          </table:table-cell>
          <table:table-cell table:style-name="ce87" table:formula="oooc:=[.M28]+(1/48)" office:value-type="float" office:value="41343.54166666673">
            <text:p>10/03/2013 13:0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23">
          <table:table-cell table:number-columns-repeated="5"/>
          <table:table-cell table:style-name="ce100" office:value-type="string">
            <text:p>RT @PiratenStmk: Heute ist der internationale Tag gegen Internetzensur! #freiheitSTATTangst http://t.co/H5ttoMUk2G #PPat #Pirat</text:p>
          </table:table-cell>
          <table:table-cell table:style-name="ce101" office:value-type="float" office:value="1">
            <text:p>1</text:p>
          </table:table-cell>
          <table:table-cell table:style-name="ce53" office:value-type="string">
            <text:p>http://twitter.com/Sonstwer/statuses/311371601184686081</text:p>
          </table:table-cell>
          <table:table-cell table:style-name="ce101" table:formula="oooc:=IF((LEN([.H30])&gt;0);HYPERLINK([.H30];&quot;Tweet&quot;);&quot;&quot;)" office:value-type="string">
            <text:p>Tweet</text:p>
          </table:table-cell>
          <table:table-cell/>
          <table:table-cell table:style-name="ce91" table:formula="oooc:=(((ROUNDUP([.D$4];0)-ROUNDDOWN([.C$4];0))/30)*(ROW()-3))+ROUNDDOWN([.C$4];0)" office:value-type="float" office:value="41344.3">
            <text:p>11/03/13</text:p>
          </table:table-cell>
          <table:table-cell table:style-name="ce53" office:value-type="float" office:value="13">
            <text:p>13</text:p>
          </table:table-cell>
          <table:table-cell table:style-name="ce87" table:formula="oooc:=[.M29]+(1/48)" office:value-type="float" office:value="41343.562500000065">
            <text:p>10/03/2013 13:3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20">
          <table:table-cell table:number-columns-repeated="5"/>
          <table:table-cell table:style-name="ce102" office:value-type="string">
            <text:p>RT @baumi05: http://t.co/rb2bx3IfUZ Auftaktveranstaltung der EBI(Europäische Bürgerinitiative bedingungsloses Grundeinkommen) #PPat #Pirat</text:p>
          </table:table-cell>
          <table:table-cell table:style-name="ce103" office:value-type="float" office:value="1">
            <text:p>1</text:p>
          </table:table-cell>
          <table:table-cell table:style-name="ce53" office:value-type="string">
            <text:p>http://twitter.com/Sonstwer/statuses/311372338346217473</text:p>
          </table:table-cell>
          <table:table-cell table:style-name="ce103" table:formula="oooc:=IF((LEN([.H31])&gt;0);HYPERLINK([.H31];&quot;Tweet&quot;);&quot;&quot;)" office:value-type="string">
            <text:p>Tweet</text:p>
          </table:table-cell>
          <table:table-cell/>
          <table:table-cell table:style-name="ce91" table:formula="oooc:=(((ROUNDUP([.D$4];0)-ROUNDDOWN([.C$4];0))/30)*(ROW()-3))+ROUNDDOWN([.C$4];0)" office:value-type="float" office:value="41344.86666666667">
            <text:p>11/03/13</text:p>
          </table:table-cell>
          <table:table-cell table:style-name="ce53" office:value-type="float" office:value="37">
            <text:p>37</text:p>
          </table:table-cell>
          <table:table-cell table:style-name="ce87" table:formula="oooc:=[.M30]+(1/48)" office:value-type="float" office:value="41343.5833333334">
            <text:p>10/03/2013 14:0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23">
          <table:table-cell table:number-columns-repeated="5"/>
          <table:table-cell table:style-name="ce100" office:value-type="string">
            <text:p>@Kosak_Daniel Das wiederum halte ich für Betriebsblindheit. Wir #PIRAT|en sind der Partei gewordene Effekt der digitalen Revolution; das /1</text:p>
          </table:table-cell>
          <table:table-cell table:style-name="ce101" office:value-type="float" office:value="1">
            <text:p>1</text:p>
          </table:table-cell>
          <table:table-cell table:style-name="ce53" office:value-type="string">
            <text:p>http://twitter.com/Vilinthril/statuses/311377484958535680</text:p>
          </table:table-cell>
          <table:table-cell table:style-name="ce101" table:formula="oooc:=IF((LEN([.H32])&gt;0);HYPERLINK([.H32];&quot;Tweet&quot;);&quot;&quot;)" office:value-type="string">
            <text:p>Tweet</text:p>
          </table:table-cell>
          <table:table-cell/>
          <table:table-cell table:style-name="ce91" table:formula="oooc:=(((ROUNDUP([.D$4];0)-ROUNDDOWN([.C$4];0))/30)*(ROW()-3))+ROUNDDOWN([.C$4];0)" office:value-type="float" office:value="41345.433333333334">
            <text:p>12/03/13</text:p>
          </table:table-cell>
          <table:table-cell table:style-name="ce53" office:value-type="float" office:value="50">
            <text:p>50</text:p>
          </table:table-cell>
          <table:table-cell table:style-name="ce87" table:formula="oooc:=[.M31]+(1/48)" office:value-type="float" office:value="41343.60416666674">
            <text:p>10/03/2013 14:30:00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</table:table-row>
        <table:table-row table:style-name="ro21">
          <table:table-cell table:number-columns-repeated="5"/>
          <table:table-cell table:style-name="ce102" office:value-type="string">
            <text:p>@steinlechnerdan @neos_eu @PiratenAT Es warat @PiratenparteiAT, JFYI. ;)</text:p>
          </table:table-cell>
          <table:table-cell table:style-name="ce103" office:value-type="float" office:value="1">
            <text:p>1</text:p>
          </table:table-cell>
          <table:table-cell table:style-name="ce53" office:value-type="string">
            <text:p>http://twitter.com/Vilinthril/statuses/311377718996512768</text:p>
          </table:table-cell>
          <table:table-cell table:style-name="ce103" table:formula="oooc:=IF((LEN([.H33])&gt;0);HYPERLINK([.H33];&quot;Tweet&quot;);&quot;&quot;)" office:value-type="string">
            <text:p>Tweet</text:p>
          </table:table-cell>
          <table:table-cell/>
          <table:table-cell table:style-name="ce91" table:formula="oooc:=(((ROUNDUP([.D$4];0)-ROUNDDOWN([.C$4];0))/30)*(ROW()-3))+ROUNDDOWN([.C$4];0)" office:value-type="float" office:value="41346">
            <text:p>13/03/13</text:p>
          </table:table-cell>
          <table:table-cell table:style-name="ce53" office:value-type="float" office:value="31">
            <text:p>31</text:p>
          </table:table-cell>
          <table:table-cell table:style-name="ce87" table:formula="oooc:=[.M32]+(1/48)" office:value-type="float" office:value="41343.62500000007">
            <text:p>10/03/2013 15:00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3">
          <table:table-cell table:number-columns-repeated="5"/>
          <table:table-cell table:style-name="ce100" office:value-type="string">
            <text:p>RT @DeeqaMohamed1: If I ever get into a serious fight I'm just going to send my family &amp;amp; the Jeddis after them #goodluck #afg #pirat ...</text:p>
          </table:table-cell>
          <table:table-cell table:style-name="ce101" office:value-type="float" office:value="1">
            <text:p>1</text:p>
          </table:table-cell>
          <table:table-cell table:style-name="ce53" office:value-type="string">
            <text:p>http://twitter.com/Zjeddi/statuses/311381967713234945</text:p>
          </table:table-cell>
          <table:table-cell table:style-name="ce101" table:formula="oooc:=IF((LEN([.H34])&gt;0);HYPERLINK([.H34];&quot;Tweet&quot;);&quot;&quot;)" office:value-type="string">
            <text:p>Tweet</text:p>
          </table:table-cell>
          <table:table-cell/>
          <table:table-cell table:style-name="ce104"/>
          <table:table-cell table:style-name="ce53" office:value-type="float" office:value="0">
            <text:p>0</text:p>
          </table:table-cell>
          <table:table-cell table:style-name="ce87" table:formula="oooc:=[.M33]+(1/48)" office:value-type="float" office:value="41343.64583333341">
            <text:p>10/03/2013 15:30:00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</table:table-row>
        <table:table-row table:style-name="ro12">
          <table:table-cell table:number-columns-repeated="5"/>
          <table:table-cell table:style-name="ce102" office:value-type="string">
            <text:p>Arrrrrrrrrrrrrrrrrrrrrrrrr!!!!! #pirat</text:p>
          </table:table-cell>
          <table:table-cell table:style-name="ce103" office:value-type="float" office:value="1">
            <text:p>1</text:p>
          </table:table-cell>
          <table:table-cell table:style-name="ce53" office:value-type="string">
            <text:p>http://twitter.com/NecroHyde/statuses/311398582496415744</text:p>
          </table:table-cell>
          <table:table-cell table:style-name="ce103" table:formula="oooc:=IF((LEN([.H35])&gt;0);HYPERLINK([.H35];&quot;Tweet&quot;);&quot;&quot;)" office:value-type="string">
            <text:p>Tweet</text:p>
          </table:table-cell>
          <table:table-cell/>
          <table:table-cell table:style-name="ce104"/>
          <table:table-cell/>
          <table:table-cell table:style-name="ce87" table:formula="oooc:=[.M34]+(1/48)" office:value-type="float" office:value="41343.666666666744">
            <text:p>10/03/2013 16:00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</table:table-row>
        <table:table-row table:style-name="ro12">
          <table:table-cell table:number-columns-repeated="5"/>
          <table:table-cell table:style-name="ce100" office:value-type="string">
            <text:p>@SuddenGrey Stell Dich nicht so an. Du bist #Pirat! :-)</text:p>
          </table:table-cell>
          <table:table-cell table:style-name="ce101" office:value-type="float" office:value="1">
            <text:p>1</text:p>
          </table:table-cell>
          <table:table-cell table:style-name="ce53" office:value-type="string">
            <text:p>http://twitter.com/Jakob_Juergen/statuses/311403054903738369</text:p>
          </table:table-cell>
          <table:table-cell table:style-name="ce101" table:formula="oooc:=IF((LEN([.H36])&gt;0);HYPERLINK([.H36];&quot;Tweet&quot;);&quot;&quot;)" office:value-type="string">
            <text:p>Tweet</text:p>
          </table:table-cell>
          <table:table-cell/>
          <table:table-cell table:style-name="ce104"/>
          <table:table-cell/>
          <table:table-cell table:style-name="ce87" table:formula="oooc:=[.M35]+(1/48)" office:value-type="float" office:value="41343.68750000008">
            <text:p>10/03/2013 16:3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23">
          <table:table-cell table:number-columns-repeated="5"/>
          <table:table-cell table:style-name="ce102" office:value-type="string">
            <text:p>So nutzt man Elternzeit also heute: Als Temporär #Pirat offensichtliche Missstände vermarkten http://t.co/TByG5DDHbj #piratenbraut</text:p>
          </table:table-cell>
          <table:table-cell table:style-name="ce103" office:value-type="float" office:value="1">
            <text:p>1</text:p>
          </table:table-cell>
          <table:table-cell table:style-name="ce53" office:value-type="string">
            <text:p>http://twitter.com/Notesoflife/statuses/311451825318539265</text:p>
          </table:table-cell>
          <table:table-cell table:style-name="ce103" table:formula="oooc:=IF((LEN([.H37])&gt;0);HYPERLINK([.H37];&quot;Tweet&quot;);&quot;&quot;)" office:value-type="string">
            <text:p>Tweet</text:p>
          </table:table-cell>
          <table:table-cell/>
          <table:table-cell table:style-name="ce104"/>
          <table:table-cell/>
          <table:table-cell table:style-name="ce87" table:formula="oooc:=[.M36]+(1/48)" office:value-type="float" office:value="41343.708333333416">
            <text:p>10/03/2013 17:00:00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2">
            <text:p>2</text:p>
          </table:table-cell>
        </table:table-row>
        <table:table-row table:style-name="ro38">
          <table:table-cell table:number-columns-repeated="4"/>
          <table:table-cell table:style-name="ce91"/>
          <table:table-cell table:style-name="ce100"/>
          <table:table-cell table:style-name="ce101"/>
          <table:table-cell table:style-name="ce53" office:value-type="string" office:value="#VALUE!">
            <text:p>#VALUE!</text:p>
          </table:table-cell>
          <table:table-cell table:number-columns-repeated="2"/>
          <table:table-cell table:style-name="ce104"/>
          <table:table-cell/>
          <table:table-cell table:style-name="ce87" table:formula="oooc:=[.M37]+(1/48)" office:value-type="float" office:value="41343.72916666675">
            <text:p>10/03/2013 17:30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39">
          <table:table-cell/>
          <table:table-cell table:style-name="ce105" office:value-type="string">
            <text:p>Web views</text:p>
          </table:table-cell>
          <table:table-cell table:style-name="ce106" table:formula="oooc:=&quot;http://hawksey.info/tagsexplorer/?key=&quot;HYPERLINK(((returnID&amp;())&amp;&quot;&amp;sheet=oaw&quot;);&quot;TAGS Explorer&quot;)" office:value-type="string" office:value="#NAME?">
            <text:p>#NAME?</text:p>
          </table:table-cell>
          <table:table-cell table:number-columns-repeated="2"/>
          <table:table-cell table:style-name="ce100"/>
          <table:table-cell table:style-name="ce101"/>
          <table:table-cell table:number-columns-repeated="3"/>
          <table:table-cell table:style-name="ce104"/>
          <table:table-cell/>
          <table:table-cell table:style-name="ce87" table:formula="oooc:=[.M38]+(1/48)" office:value-type="float" office:value="41343.75000000009">
            <text:p>10/03/2013 18:0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9">
          <table:table-cell table:number-columns-repeated="2"/>
          <table:table-cell table:style-name="ce106" table:formula="oooc:=&quot;http://hawksey.info/tagsexplorer/arc.html?key=&quot;HYPERLINK((returnID&amp;());&quot;TAGS Archive&quot;)" office:value-type="string" office:value="#NAME?">
            <text:p>#NAME?</text:p>
          </table:table-cell>
          <table:table-cell table:number-columns-repeated="2"/>
          <table:table-cell table:style-name="ce100"/>
          <table:table-cell table:style-name="ce101"/>
          <table:table-cell table:number-columns-repeated="3"/>
          <table:table-cell table:style-name="ce104"/>
          <table:table-cell/>
          <table:table-cell table:style-name="ce87" table:formula="oooc:=[.M39]+(1/48)" office:value-type="float" office:value="41343.77083333342">
            <text:p>10/03/2013 18:3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9">
          <table:table-cell table:number-columns-repeated="2"/>
          <table:table-cell table:style-name="ce106"/>
          <table:table-cell table:number-columns-repeated="2"/>
          <table:table-cell table:style-name="ce100"/>
          <table:table-cell table:style-name="ce101"/>
          <table:table-cell table:number-columns-repeated="3"/>
          <table:table-cell table:style-name="ce104"/>
          <table:table-cell/>
          <table:table-cell table:style-name="ce87" table:formula="oooc:=[.M40]+(1/48)" office:value-type="float" office:value="41343.79166666676">
            <text:p>10/03/2013 19:0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40" table:visibility="collapse">
          <table:table-cell table:number-columns-repeated="5"/>
          <table:table-cell table:style-name="ce100"/>
          <table:table-cell table:style-name="ce101"/>
          <table:table-cell table:number-columns-repeated="3"/>
          <table:table-cell table:style-name="ce104"/>
          <table:table-cell/>
          <table:table-cell table:style-name="ce87" table:formula="oooc:=[.M41]+(1/48)" office:value-type="float" office:value="41343.812500000095">
            <text:p>10/03/2013 19:30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</table:table-row>
        <table:table-row table:style-name="ro40" table:visibility="collapse">
          <table:table-cell table:number-columns-repeated="5"/>
          <table:table-cell table:style-name="ce100"/>
          <table:table-cell table:style-name="ce101"/>
          <table:table-cell table:number-columns-repeated="3"/>
          <table:table-cell table:style-name="ce104"/>
          <table:table-cell/>
          <table:table-cell table:style-name="ce87" table:formula="oooc:=[.M42]+(1/48)" office:value-type="float" office:value="41343.83333333343">
            <text:p>10/03/2013 20:00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</table:table-row>
        <table:table-row table:style-name="ro40" table:visibility="collapse">
          <table:table-cell table:number-columns-repeated="5"/>
          <table:table-cell table:style-name="ce100"/>
          <table:table-cell table:style-name="ce101"/>
          <table:table-cell table:number-columns-repeated="3"/>
          <table:table-cell table:style-name="ce104"/>
          <table:table-cell/>
          <table:table-cell table:style-name="ce87" table:formula="oooc:=[.M43]+(1/48)" office:value-type="float" office:value="41343.854166666766">
            <text:p>10/03/2013 20:30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40" table:visibility="collapse">
          <table:table-cell table:number-columns-repeated="5"/>
          <table:table-cell table:style-name="ce100"/>
          <table:table-cell table:style-name="ce101"/>
          <table:table-cell table:number-columns-repeated="3"/>
          <table:table-cell table:style-name="ce104"/>
          <table:table-cell/>
          <table:table-cell table:style-name="ce87" table:formula="oooc:=[.M44]+(1/48)" office:value-type="float" office:value="41343.8750000001">
            <text:p>10/03/2013 21:0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45]+(1/48)" office:value-type="float" office:value="41343.89583333344">
            <text:p>10/03/2013 21:3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46]+(1/48)" office:value-type="float" office:value="41343.91666666677">
            <text:p>10/03/2013 22:0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47]+(1/48)" office:value-type="float" office:value="41343.93750000011">
            <text:p>10/03/2013 22:30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48]+(1/48)" office:value-type="float" office:value="41343.958333333445">
            <text:p>10/03/2013 23:0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49]+(1/48)" office:value-type="float" office:value="41343.97916666678">
            <text:p>10/03/2013 23:30:00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2">
            <text:p>2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0]+(1/48)" office:value-type="float" office:value="41344.00000000012">
            <text:p>11/03/2013 00:0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1]+(1/48)" office:value-type="float" office:value="41344.02083333345">
            <text:p>11/03/2013 00:3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2]+(1/48)" office:value-type="float" office:value="41344.04166666679">
            <text:p>11/03/2013 01:00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3]+(1/48)" office:value-type="float" office:value="41344.062500000124">
            <text:p>11/03/2013 01:3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4]+(1/48)" office:value-type="float" office:value="41344.08333333346">
            <text:p>11/03/2013 02:00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5]+(1/48)" office:value-type="float" office:value="41344.104166666795">
            <text:p>11/03/2013 02:3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6]+(1/48)" office:value-type="float" office:value="41344.12500000013">
            <text:p>11/03/2013 03:0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7]+(1/48)" office:value-type="float" office:value="41344.14583333347">
            <text:p>11/03/2013 03:3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8]+(1/48)" office:value-type="float" office:value="41344.1666666668">
            <text:p>11/03/2013 04:00:00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9]+(1/48)" office:value-type="float" office:value="41344.18750000014">
            <text:p>11/03/2013 04:3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0]+(1/48)" office:value-type="float" office:value="41344.208333333474">
            <text:p>11/03/2013 05:0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1]+(1/48)" office:value-type="float" office:value="41344.22916666681">
            <text:p>11/03/2013 05:3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2]+(1/48)" office:value-type="float" office:value="41344.250000000146">
            <text:p>11/03/2013 06:0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3]+(1/48)" office:value-type="float" office:value="41344.27083333348">
            <text:p>11/03/2013 06:30:00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">
            <text:p>1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4]+(1/48)" office:value-type="float" office:value="41344.29166666682">
            <text:p>11/03/2013 07:0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5]+(1/48)" office:value-type="float" office:value="41344.31250000015">
            <text:p>11/03/2013 07:3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6]+(1/48)" office:value-type="float" office:value="41344.33333333349">
            <text:p>11/03/2013 08:0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7]+(1/48)" office:value-type="float" office:value="41344.354166666824">
            <text:p>11/03/2013 08:3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8]+(1/48)" office:value-type="float" office:value="41344.37500000016">
            <text:p>11/03/2013 09:0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9]+(1/48)" office:value-type="float" office:value="41344.395833333496">
            <text:p>11/03/2013 09:30:00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0]+(1/48)" office:value-type="float" office:value="41344.41666666683">
            <text:p>11/03/2013 10:00:00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2">
            <text:p>2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1]+(1/48)" office:value-type="float" office:value="41344.43750000017">
            <text:p>11/03/2013 10:30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2]+(1/48)" office:value-type="float" office:value="41344.4583333335">
            <text:p>11/03/2013 11:00:00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3]+(1/48)" office:value-type="float" office:value="41344.47916666684">
            <text:p>11/03/2013 11:3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4]+(1/48)" office:value-type="float" office:value="41344.500000000175">
            <text:p>11/03/2013 12:0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5]+(1/48)" office:value-type="float" office:value="41344.52083333351">
            <text:p>11/03/2013 12:3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6]+(1/48)" office:value-type="float" office:value="41344.541666666846">
            <text:p>11/03/2013 13:00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7]+(1/48)" office:value-type="float" office:value="41344.56250000018">
            <text:p>11/03/2013 13:30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8]+(1/48)" office:value-type="float" office:value="41344.58333333352">
            <text:p>11/03/2013 14:00:00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9]+(1/48)" office:value-type="float" office:value="41344.60416666685">
            <text:p>11/03/2013 14:3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0]+(1/48)" office:value-type="float" office:value="41344.62500000019">
            <text:p>11/03/2013 15:0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1]+(1/48)" office:value-type="float" office:value="41344.645833333525">
            <text:p>11/03/2013 15:3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2]+(1/48)" office:value-type="float" office:value="41344.66666666686">
            <text:p>11/03/2013 16:00:00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3]+(1/48)" office:value-type="float" office:value="41344.6875000002">
            <text:p>11/03/2013 16:30:00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4]+(1/48)" office:value-type="float" office:value="41344.70833333353">
            <text:p>11/03/2013 17:00:00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5]+(1/48)" office:value-type="float" office:value="41344.72916666687">
            <text:p>11/03/2013 17:30:00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2">
            <text:p>2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6]+(1/48)" office:value-type="float" office:value="41344.750000000204">
            <text:p>11/03/2013 18:0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7]+(1/48)" office:value-type="float" office:value="41344.77083333354">
            <text:p>11/03/2013 18:30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8]+(1/48)" office:value-type="float" office:value="41344.791666666875">
            <text:p>11/03/2013 19:00:00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9]+(1/48)" office:value-type="float" office:value="41344.81250000021">
            <text:p>11/03/2013 19:30:00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0]+(1/48)" office:value-type="float" office:value="41344.83333333355">
            <text:p>11/03/2013 20:00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1]+(1/48)" office:value-type="float" office:value="41344.85416666688">
            <text:p>11/03/2013 20:3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2]+(1/48)" office:value-type="float" office:value="41344.87500000022">
            <text:p>11/03/2013 21:00:00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3]+(1/48)" office:value-type="float" office:value="41344.895833333554">
            <text:p>11/03/2013 21:30:00</text:p>
          </table:table-cell>
          <table:table-cell table:style-name="ce53" office:value-type="float" office:value="8">
            <text:p>8</text:p>
          </table:table-cell>
          <table:table-cell table:style-name="ce53" office:value-type="float" office:value="2">
            <text:p>2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4]+(1/48)" office:value-type="float" office:value="41344.91666666689">
            <text:p>11/03/2013 22:00:00</text:p>
          </table:table-cell>
          <table:table-cell table:style-name="ce53" office:value-type="float" office:value="9">
            <text:p>9</text:p>
          </table:table-cell>
          <table:table-cell table:style-name="ce53" office:value-type="float" office:value="2">
            <text:p>2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5]+(1/48)" office:value-type="float" office:value="41344.937500000226">
            <text:p>11/03/2013 22:30:00</text:p>
          </table:table-cell>
          <table:table-cell table:style-name="ce53" office:value-type="float" office:value="16">
            <text:p>16</text:p>
          </table:table-cell>
          <table:table-cell table:style-name="ce53" office:value-type="float" office:value="9">
            <text:p>9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6]+(1/48)" office:value-type="float" office:value="41344.95833333356">
            <text:p>11/03/2013 23:00:00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7]+(1/48)" office:value-type="float" office:value="41344.9791666669">
            <text:p>11/03/2013 23:30:00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8]+(1/48)" office:value-type="float" office:value="41345.00000000023">
            <text:p>12/03/2013 00:0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9]+(1/48)" office:value-type="float" office:value="41345.02083333357">
            <text:p>12/03/2013 00:3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0]+(1/48)" office:value-type="float" office:value="41345.041666666904">
            <text:p>12/03/2013 01:00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1]+(1/48)" office:value-type="float" office:value="41345.06250000024">
            <text:p>12/03/2013 01:3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2]+(1/48)" office:value-type="float" office:value="41345.083333333576">
            <text:p>12/03/2013 02:00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3]+(1/48)" office:value-type="float" office:value="41345.10416666691">
            <text:p>12/03/2013 02:30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4]+(1/48)" office:value-type="float" office:value="41345.12500000025">
            <text:p>12/03/2013 03:0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5]+(1/48)" office:value-type="float" office:value="41345.14583333358">
            <text:p>12/03/2013 03:30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6]+(1/48)" office:value-type="float" office:value="41345.16666666692">
            <text:p>12/03/2013 04:0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7]+(1/48)" office:value-type="float" office:value="41345.187500000255">
            <text:p>12/03/2013 04:3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8]+(1/48)" office:value-type="float" office:value="41345.20833333359">
            <text:p>12/03/2013 05:0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9]+(1/48)" office:value-type="float" office:value="41345.229166666926">
            <text:p>12/03/2013 05:3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0]+(1/48)" office:value-type="float" office:value="41345.25000000026">
            <text:p>12/03/2013 06:0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1]+(1/48)" office:value-type="float" office:value="41345.2708333336">
            <text:p>12/03/2013 06:3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2]+(1/48)" office:value-type="float" office:value="41345.29166666693">
            <text:p>12/03/2013 07:0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3]+(1/48)" office:value-type="float" office:value="41345.31250000027">
            <text:p>12/03/2013 07:30:00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2">
            <text:p>2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4]+(1/48)" office:value-type="float" office:value="41345.333333333605">
            <text:p>12/03/2013 08:00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5]+(1/48)" office:value-type="float" office:value="41345.35416666694">
            <text:p>12/03/2013 08:3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6]+(1/48)" office:value-type="float" office:value="41345.37500000028">
            <text:p>12/03/2013 09:00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7]+(1/48)" office:value-type="float" office:value="41345.39583333361">
            <text:p>12/03/2013 09:30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8]+(1/48)" office:value-type="float" office:value="41345.41666666695">
            <text:p>12/03/2013 10:0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9]+(1/48)" office:value-type="float" office:value="41345.437500000284">
            <text:p>12/03/2013 10:3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0]+(1/48)" office:value-type="float" office:value="41345.45833333362">
            <text:p>12/03/2013 11:00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1]+(1/48)" office:value-type="float" office:value="41345.479166666955">
            <text:p>12/03/2013 11:3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2]+(1/48)" office:value-type="float" office:value="41345.50000000029">
            <text:p>12/03/2013 12:0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3]+(1/48)" office:value-type="float" office:value="41345.52083333363">
            <text:p>12/03/2013 12:30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4]+(1/48)" office:value-type="float" office:value="41345.54166666696">
            <text:p>12/03/2013 13:00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5]+(1/48)" office:value-type="float" office:value="41345.5625000003">
            <text:p>12/03/2013 13:30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6]+(1/48)" office:value-type="float" office:value="41345.583333333634">
            <text:p>12/03/2013 14:00:00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5">
            <text:p>5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7]+(1/48)" office:value-type="float" office:value="41345.60416666697">
            <text:p>12/03/2013 14:30:00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8]+(1/48)" office:value-type="float" office:value="41345.625000000306">
            <text:p>12/03/2013 15:00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9]+(1/48)" office:value-type="float" office:value="41345.64583333364">
            <text:p>12/03/2013 15:30:00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0]+(1/48)" office:value-type="float" office:value="41345.66666666698">
            <text:p>12/03/2013 16:00:00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2">
            <text:p>2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1]+(1/48)" office:value-type="float" office:value="41345.68750000031">
            <text:p>12/03/2013 16:30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2]+(1/48)" office:value-type="float" office:value="41345.70833333365">
            <text:p>12/03/2013 17:0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3]+(1/48)" office:value-type="float" office:value="41345.729166666984">
            <text:p>12/03/2013 17:30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4]+(1/48)" office:value-type="float" office:value="41345.75000000032">
            <text:p>12/03/2013 18:0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5]+(1/48)" office:value-type="float" office:value="41345.770833333656">
            <text:p>12/03/2013 18:3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6]+(1/48)" office:value-type="float" office:value="41345.79166666699">
            <text:p>12/03/2013 19:0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7]+(1/48)" office:value-type="float" office:value="41345.81250000033">
            <text:p>12/03/2013 19:30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8]+(1/48)" office:value-type="float" office:value="41345.83333333366">
            <text:p>12/03/2013 20:0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9]+(1/48)" office:value-type="float" office:value="41345.854166667">
            <text:p>12/03/2013 20:30:00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40]+(1/48)" office:value-type="float" office:value="41345.875000000335">
            <text:p>12/03/2013 21:00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41]+(1/48)" office:value-type="float" office:value="41345.89583333367">
            <text:p>12/03/2013 21:30:00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42]+(1/48)" office:value-type="float" office:value="41345.916666667006">
            <text:p>12/03/2013 22:00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43]+(1/48)" office:value-type="float" office:value="41345.93750000034">
            <text:p>12/03/2013 22:30:00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44]+(1/48)" office:value-type="float" office:value="41345.95833333368">
            <text:p>12/03/2013 23:0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45]+(1/48)" office:value-type="float" office:value="41345.97916666701">
            <text:p>12/03/2013 23:30:00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2">
            <text:p>2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46]+(1/48)" office:value-type="float" office:value="41346.00000000035">
            <text:p>13/03/2013 00:0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47]+(1/48)" office:value-type="float" office:value="41346.020833333685">
            <text:p>13/03/2013 00:30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</table:table>
      <table:table table:name="Vertices" table:style-name="ta5" table:print="false">
        <office:forms form:automatic-focus="false" form:apply-design-mode="false"/>
        <table:table-column table:style-name="co37" table:default-cell-style-name="ce-1"/>
        <table:table-column table:style-name="co38" table:default-cell-style-name="ce-1"/>
        <table:table-column table:style-name="co26" table:number-columns-repeated="6" table:default-cell-style-name="ce-1" table:visibility="collapse"/>
        <table:table-column table:style-name="co26" table:number-columns-repeated="3" table:default-cell-style-name="ce-1" table:visibility="collapse"/>
        <table:table-column table:style-name="co39" table:default-cell-style-name="ce-1"/>
        <table:table-column table:style-name="co35" table:number-columns-repeated="4" table:default-cell-style-name="ce-1"/>
        <table:table-column table:style-name="co40" table:default-cell-style-name="ce-1"/>
        <table:table-column table:style-name="co41" table:number-columns-repeated="6" table:default-cell-style-name="ce-1"/>
        <table:table-column table:style-name="co42" table:default-cell-style-name="ce-1"/>
        <table:table-column table:style-name="co36" table:number-columns-repeated="2" table:default-cell-style-name="ce-1"/>
        <table:table-column table:style-name="co36" table:default-cell-style-name="ce15" table:number-columns-repeated="230"/>
        <table:table-row table:style-name="ro19">
          <table:table-cell table:style-name="ce107" office:value-type="string">
            <text:p>id</text:p>
          </table:table-cell>
          <table:table-cell table:style-name="ce56" office:value-type="string">
            <text:p>screen_name</text:p>
          </table:table-cell>
          <table:table-cell table:style-name="ce56" office:value-type="string">
            <text:p>degree</text:p>
          </table:table-cell>
          <table:table-cell table:style-name="ce56" office:value-type="string">
            <text:p>degree_in</text:p>
          </table:table-cell>
          <table:table-cell table:style-name="ce56" office:value-type="string">
            <text:p>degree_out</text:p>
          </table:table-cell>
          <table:table-cell table:style-name="ce56" office:value-type="string">
            <text:p>betweenness_centrality</text:p>
          </table:table-cell>
          <table:table-cell table:style-name="ce56" office:value-type="string">
            <text:p>pagerank</text:p>
          </table:table-cell>
          <table:table-cell table:style-name="ce56" office:value-type="string">
            <text:p>eigenvector_centrality</text:p>
          </table:table-cell>
          <table:table-cell table:style-name="ce56" office:value-type="string">
            <text:p>group</text:p>
          </table:table-cell>
          <table:table-cell table:style-name="ce56" office:value-type="string">
            <text:p>archive_perc</text:p>
          </table:table-cell>
          <table:table-cell table:style-name="ce56" office:value-type="string">
            <text:p>weighted_bc</text:p>
          </table:table-cell>
          <table:table-cell table:style-name="ce56" office:value-type="string">
            <text:p>name</text:p>
          </table:table-cell>
          <table:table-cell table:style-name="ce108" office:value-type="string">
            <text:p>friends_count</text:p>
          </table:table-cell>
          <table:table-cell table:style-name="ce108" office:value-type="string">
            <text:p>followers_count</text:p>
          </table:table-cell>
          <table:table-cell table:style-name="ce108" office:value-type="string">
            <text:p>statuses_count</text:p>
          </table:table-cell>
          <table:table-cell table:style-name="ce108" office:value-type="string">
            <text:p>favourites_count</text:p>
          </table:table-cell>
          <table:table-cell table:style-name="ce109" office:value-type="string">
            <text:p>description</text:p>
          </table:table-cell>
          <table:table-cell table:style-name="ce108" office:value-type="string">
            <text:p>location</text:p>
          </table:table-cell>
          <table:table-cell table:style-name="ce108" office:value-type="string">
            <text:p>url</text:p>
          </table:table-cell>
          <table:table-cell table:style-name="ce108" office:value-type="string">
            <text:p>profile_image_url</text:p>
          </table:table-cell>
          <table:table-cell table:style-name="ce108" office:value-type="string">
            <text:p>time_zone</text:p>
          </table:table-cell>
          <table:table-cell table:style-name="ce108" office:value-type="string">
            <text:p>utc_offset</text:p>
          </table:table-cell>
          <table:table-cell table:style-name="ce109" office:value-type="string">
            <text:p>created_at</text:p>
          </table:table-cell>
          <table:table-cell table:style-name="ce56" office:value-type="string">
            <text:p>protected</text:p>
          </table:table-cell>
          <table:table-cell table:style-name="ce56" office:value-type="string">
            <text:p>friend_ids</text:p>
          </table:table-cell>
          <table:table-cell table:style-name="ce56" office:value-type="string">
            <text:p>follower_ids</text:p>
          </table:table-cell>
        </table:table-row>
        <table:table-row table:style-name="ro7">
          <table:table-cell table:style-name="ce110"/>
          <table:table-cell table:number-columns-repeated="9" table:style-name="ce59"/>
          <table:table-cell table:number-columns-repeated="2" table:style-name="ce111"/>
          <table:table-cell table:number-columns-repeated="2" table:style-name="ce59"/>
          <table:table-cell table:number-columns-repeated="7" table:style-name="ce61"/>
          <table:table-cell table:style-name="ce59"/>
          <table:table-cell table:style-name="ce61"/>
          <table:table-cell table:number-columns-repeated="3" table:style-name="ce59"/>
        </table:table-row>
      </table:table>
      <table:table table:name="QuestionsFilter" table:style-name="ta6" table:print="false">
        <office:forms form:automatic-focus="false" form:apply-design-mode="false"/>
        <table:table-column table:style-name="co44" table:number-columns-repeated="2" table:default-cell-style-name="ce-1"/>
        <table:table-column table:style-name="co45" table:number-columns-repeated="2" table:default-cell-style-name="ce-1"/>
        <table:table-column table:style-name="co43" table:default-cell-style-name="ce15" table:number-columns-repeated="252"/>
        <table:table-row table:style-name="ro11">
          <table:table-cell table:style-name="ce73" office:value-type="string">
            <text:p>Combination of Qs and As</text:p>
          </table:table-cell>
          <table:table-cell table:style-name="ce73" office:value-type="string">
            <text:p>All Qs (possible_question = TRUE)</text:p>
          </table:table-cell>
          <table:table-cell table:style-name="ce73" table:number-columns-spanned="2" table:number-rows-spanned="1" office:value-type="string">
            <text:p>Tweets with replies (id_str, in_reply_to_id_str)</text:p>
          </table:table-cell>
          <table:covered-table-cell/>
        </table:table-row>
        <table:table-row table:style-name="ro12">
          <table:table-cell table:style-name="ce53" office:value-type="string">
            <text:p>"=getReplies(B2:B26,C2:D26)"</text:p>
          </table:table-cell>
          <table:table-cell table:style-name="ce53" office:value-type="string">
            <text:p>"=QUERY(Archive!A:M,"select A WHERE C contains '?' LIMIT 25",FALSE)"</text:p>
          </table:table-cell>
          <table:table-cell table:style-name="ce53" office:value-type="string">
            <text:p>"=QUERY(Archive!A:M,"select A, K WHERE K &lt;&gt; '' LIMIT 25 OFFSET 1",FALSE)"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number-rows-repeated="1056" table:style-name="ro42"/>
        <table:table-row table:style-name="ro7">
          <table:table-cell table:style-name="ce53" office:value-type="string" office:value="#VALUE!">
            <text:p>#VALUE!</text:p>
          </table:table-cell>
        </table:table-row>
      </table:table>
      <table:table table:name="TopDistributors" table:style-name="ta7" table:print="false">
        <office:forms form:automatic-focus="false" form:apply-design-mode="false"/>
        <table:table-column table:style-name="co47" table:default-cell-style-name="ce-1"/>
        <table:table-column table:style-name="co48" table:default-cell-style-name="ce-1"/>
        <table:table-column table:style-name="co49" table:number-columns-repeated="2" table:default-cell-style-name="ce-1"/>
        <table:table-column table:style-name="co11" table:default-cell-style-name="ce-1"/>
        <table:table-column table:style-name="co10" table:default-cell-style-name="ce-1"/>
        <table:table-column table:style-name="co46" table:default-cell-style-name="ce-1"/>
        <table:table-column table:style-name="co40" table:default-cell-style-name="ce-1"/>
        <table:table-column table:style-name="co14" table:default-cell-style-name="ce-1"/>
        <table:table-column table:style-name="co29" table:number-columns-repeated="2" table:default-cell-style-name="ce-1"/>
        <table:table-column table:style-name="co50" table:default-cell-style-name="ce-1"/>
        <table:table-column table:style-name="co46" table:default-cell-style-name="ce15" table:number-columns-repeated="244"/>
        <table:table-row table:style-name="ro20">
          <table:table-cell/>
          <table:table-cell table:style-name="ce112" table:number-columns-spanned="10" table:number-rows-spanned="1" office:value-type="string">
            <text:p>Top Twitter Distributors from Google Analytics Data</text:p>
          </table:table-cell>
          <table:covered-table-cell table:number-columns-repeated="9"/>
        </table:table-row>
        <table:table-row table:style-name="ro44">
          <table:table-cell/>
          <table:table-cell table:style-name="ce53" table:number-columns-spanned="10" table:number-rows-spanned="1" office:value-type="string">
            <text:p>This sheet is for users who are archiving tweets for a website domain for cross referencing with Google Analytics data to see which tweets generate the most click-through traffic. To use open Tools &gt; Script Editor and Run &gt; authenticateGoogleAnalytics and athenticate against your Google Analytics account, then select TAGS - Advanced &gt; Google Analytics Configuration to select an account profile. More information about this feature is at http://mashe.hawksey.info/2012/03/combine-twitter-and-google-analytics-data-to-find-your-top-content-distributors/</text:p>
          </table:table-cell>
          <table:covered-table-cell table:number-columns-repeated="9"/>
        </table:table-row>
        <table:table-row table:style-name="ro7">
          <table:table-cell/>
          <table:table-cell table:number-columns-repeated="2" table:style-name="ce116"/>
          <table:table-cell table:style-name="ce117"/>
          <table:table-cell table:style-name="ce115"/>
          <table:table-cell table:number-columns-repeated="4"/>
          <table:table-cell table:number-columns-repeated="2" table:style-name="ce114"/>
        </table:table-row>
        <table:table-row table:style-name="ro7">
          <table:table-cell table:style-name="ce118"/>
          <table:table-cell table:style-name="ce119" office:value-type="string">
            <text:p>Period</text:p>
          </table:table-cell>
          <table:table-cell table:style-name="ce120" table:formula="oooc:=[.D4]-7" office:value-type="float" office:value="41338">
            <text:p>3/5/2013</text:p>
          </table:table-cell>
          <table:table-cell table:style-name="ce121" table:formula="oooc:=TODAY()" office:value-type="float" office:value="41345">
            <text:p>3/12/2013</text:p>
          </table:table-cell>
          <table:table-cell table:style-name="ce122"/>
          <table:table-cell table:number-columns-repeated="4" table:style-name="ce37"/>
          <table:table-cell table:number-columns-repeated="2" table:style-name="ce123"/>
          <table:table-cell table:style-name="ce124"/>
        </table:table-row>
        <table:table-row table:style-name="ro7">
          <table:table-cell table:style-name="ce118"/>
          <table:table-cell table:style-name="ce119" table:formula="oooc:=getGATwitterRef([.C4],[.D4])" office:value-type="string" office:value="#NAME?">
            <text:p>#NAME?</text:p>
          </table:table-cell>
          <table:table-cell table:style-name="ce125" office:value-type="string" office:value="#VALUE!">
            <text:p>#VALUE!</text:p>
          </table:table-cell>
          <table:table-cell table:style-name="ce125" office:value-type="string" office:value="#VALUE!">
            <text:p>#VALUE!</text:p>
          </table:table-cell>
          <table:table-cell table:style-name="ce126" office:value-type="string" office:value="#VALUE!">
            <text:p>#VALUE!</text:p>
          </table:table-cell>
          <table:table-cell table:style-name="ce126"/>
          <table:table-cell table:style-name="ce119" office:value-type="string">
            <text:p>Screen name</text:p>
          </table:table-cell>
          <table:table-cell table:style-name="ce119" office:value-type="string">
            <text:p>Tweet</text:p>
          </table:table-cell>
          <table:table-cell table:style-name="ce119" office:value-type="string">
            <text:p>Date</text:p>
          </table:table-cell>
          <table:table-cell table:style-name="ce125" office:value-type="string">
            <text:p>Status Link</text:p>
          </table:table-cell>
          <table:table-cell table:style-name="ce119" office:value-type="string">
            <text:p>Image Profile URL</text:p>
          </table:table-cell>
          <table:table-cell table:style-name="ce127"/>
        </table:table-row>
        <table:table-row table:style-name="ro45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5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5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5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5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5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5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5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5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5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7">
          <table:table-cell table:style-name="ce124"/>
          <table:table-cell table:style-name="ce132"/>
          <table:table-cell table:number-columns-repeated="2" table:style-name="ce133"/>
          <table:table-cell table:number-columns-repeated="2" table:style-name="ce134"/>
          <table:table-cell table:number-columns-repeated="3" table:style-name="ce135"/>
          <table:table-cell table:style-name="ce136"/>
          <table:table-cell table:style-name="ce135"/>
          <table:table-cell table:style-name="ce100"/>
        </table:table-row>
        <table:table-row table:style-name="ro7">
          <table:table-cell table:style-name="ce118"/>
          <table:table-cell table:style-name="ce119" office:value-type="string">
            <text:p>Period</text:p>
          </table:table-cell>
          <table:table-cell table:style-name="ce120" table:formula="oooc:=[.D17]-28" office:value-type="float" office:value="41317">
            <text:p>2/12/2013</text:p>
          </table:table-cell>
          <table:table-cell table:style-name="ce121" table:formula="oooc:=TODAY()" office:value-type="float" office:value="41345">
            <text:p>3/12/2013</text:p>
          </table:table-cell>
          <table:table-cell table:style-name="ce137"/>
          <table:table-cell table:style-name="ce138"/>
          <table:table-cell table:number-columns-repeated="3" table:style-name="ce139"/>
          <table:table-cell table:style-name="ce140"/>
          <table:table-cell table:style-name="ce139"/>
          <table:table-cell table:style-name="ce100"/>
        </table:table-row>
        <table:table-row table:style-name="ro7">
          <table:table-cell table:style-name="ce118"/>
          <table:table-cell table:style-name="ce119" table:formula="oooc:=getGATwitterRef([.C17],[.D17])" office:value-type="string" office:value="#NAME?">
            <text:p>#NAME?</text:p>
          </table:table-cell>
          <table:table-cell table:style-name="ce125" office:value-type="string" office:value="#VALUE!">
            <text:p>#VALUE!</text:p>
          </table:table-cell>
          <table:table-cell table:style-name="ce125" office:value-type="string" office:value="#VALUE!">
            <text:p>#VALUE!</text:p>
          </table:table-cell>
          <table:table-cell table:style-name="ce126" office:value-type="string" office:value="#VALUE!">
            <text:p>#VALUE!</text:p>
          </table:table-cell>
          <table:table-cell table:style-name="ce126"/>
          <table:table-cell table:style-name="ce119" office:value-type="string">
            <text:p>Screen name</text:p>
          </table:table-cell>
          <table:table-cell table:style-name="ce119" office:value-type="string">
            <text:p>Tweet</text:p>
          </table:table-cell>
          <table:table-cell table:style-name="ce119" office:value-type="string">
            <text:p>Date</text:p>
          </table:table-cell>
          <table:table-cell table:style-name="ce125" office:value-type="string">
            <text:p>Status Link</text:p>
          </table:table-cell>
          <table:table-cell table:style-name="ce119" office:value-type="string">
            <text:p>Image Profile URL</text:p>
          </table:table-cell>
          <table:table-cell table:style-name="ce131"/>
        </table:table-row>
        <table:table-row table:style-name="ro45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5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5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5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5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5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5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5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5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5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7">
          <table:table-cell/>
          <table:table-cell table:style-name="ce141"/>
          <table:table-cell table:number-columns-repeated="2" table:style-name="ce142"/>
          <table:table-cell table:style-name="ce143"/>
          <table:table-cell table:number-columns-repeated="4" table:style-name="ce141"/>
          <table:table-cell table:number-columns-repeated="2" table:style-name="ce142"/>
          <table:table-cell table:style-name="ce59"/>
        </table:table-row>
      </table:table>
      <table:table table:name="Edges" table:style-name="ta8" table:print="false">
        <office:forms form:automatic-focus="false" form:apply-design-mode="false"/>
        <table:table-column table:style-name="co51" table:number-columns-repeated="2" table:default-cell-style-name="ce-1"/>
        <table:table-column table:style-name="co51" table:default-cell-style-name="ce15" table:number-columns-repeated="254"/>
      </table:table>
      <table:table table:name="SNA Metrics" table:style-name="ta9" table:print="false">
        <office:forms form:automatic-focus="false" form:apply-design-mode="false"/>
        <table:table-column table:style-name="co53" table:default-cell-style-name="ce-1"/>
        <table:table-column table:style-name="co54" table:default-cell-style-name="ce-1"/>
        <table:table-column table:style-name="co26" table:default-cell-style-name="ce-1" table:visibility="collapse"/>
        <table:table-column table:style-name="co55" table:default-cell-style-name="ce-1"/>
        <table:table-column table:style-name="co56" table:default-cell-style-name="ce-1"/>
        <table:table-column table:style-name="co37" table:default-cell-style-name="ce-1"/>
        <table:table-column table:style-name="co57" table:number-columns-repeated="2" table:default-cell-style-name="ce-1"/>
        <table:table-column table:style-name="co26" table:number-columns-repeated="17" table:default-cell-style-name="ce-1" table:visibility="collapse"/>
        <table:table-column table:style-name="co26" table:number-columns-repeated="4" table:default-cell-style-name="ce-1" table:visibility="collapse"/>
        <table:table-column table:style-name="co52" table:default-cell-style-name="ce15" table:number-columns-repeated="227"/>
        <table:table-row table:style-name="ro35">
          <table:table-cell table:style-name="ce78" table:number-columns-spanned="7" table:number-rows-spanned="1" office:value-type="string">
            <text:p>SNA Metrics</text:p>
          </table:table-cell>
          <table:covered-table-cell table:number-columns-repeated="6"/>
          <table:table-cell/>
          <table:table-cell table:style-name="ce144" office:value-type="string">
            <text:p>Degree Bin</text:p>
          </table:table-cell>
          <table:table-cell table:style-name="ce144" office:value-type="string">
            <text:p>Degree Frequency</text:p>
          </table:table-cell>
          <table:table-cell table:style-name="ce145" office:value-type="string">
            <text:p>In-Degree Bin</text:p>
          </table:table-cell>
          <table:table-cell table:style-name="ce146" office:value-type="string">
            <text:p>In-Degree Frequency</text:p>
          </table:table-cell>
          <table:table-cell table:style-name="ce145" office:value-type="string">
            <text:p>Out-Degree Bin</text:p>
          </table:table-cell>
          <table:table-cell table:style-name="ce146" office:value-type="string">
            <text:p>Out-Degree Frequency</text:p>
          </table:table-cell>
          <table:table-cell table:style-name="ce145" office:value-type="string">
            <text:p>Betweenness Centrality Bin</text:p>
          </table:table-cell>
          <table:table-cell table:style-name="ce146" office:value-type="string">
            <text:p>Betweenness Centrality Frequency</text:p>
          </table:table-cell>
          <table:table-cell table:style-name="ce145" office:value-type="string">
            <text:p>Closeness Centrality Bin</text:p>
          </table:table-cell>
          <table:table-cell table:style-name="ce146" office:value-type="string">
            <text:p>Closeness Centrality Frequency</text:p>
          </table:table-cell>
          <table:table-cell table:style-name="ce145" office:value-type="string">
            <text:p>Eigenvector Centrality Bin</text:p>
          </table:table-cell>
          <table:table-cell table:style-name="ce146" office:value-type="string">
            <text:p>Eigenvector Centrality Frequency</text:p>
          </table:table-cell>
          <table:table-cell table:style-name="ce147" office:value-type="string">
            <text:p>PageRank Bin</text:p>
          </table:table-cell>
          <table:table-cell table:style-name="ce147" office:value-type="string">
            <text:p>PageRank Frequency</text:p>
          </table:table-cell>
          <table:table-cell table:style-name="ce145" office:value-type="string">
            <text:p>Clustering Coefficient Bin</text:p>
          </table:table-cell>
          <table:table-cell table:style-name="ce148" office:value-type="string">
            <text:p>Clustering Coefficient Frequency</text:p>
          </table:table-cell>
          <table:table-cell table:style-name="ce148" office:value-type="string">
            <text:p>Dynamic Filter Bin</text:p>
          </table:table-cell>
          <table:table-cell table:style-name="ce146" office:value-type="string">
            <text:p>Dynamic Filter Frequency</text:p>
          </table:table-cell>
          <table:table-cell/>
          <table:table-cell table:style-name="ce144" office:value-type="string">
            <text:p>Histogram Property</text:p>
          </table:table-cell>
          <table:table-cell table:style-name="ce144" office:value-type="string">
            <text:p>Value</text:p>
          </table:table-cell>
        </table:table-row>
        <table:table-row table:style-name="ro48">
          <table:table-cell table:style-name="ce149" table:number-columns-spanned="7" table:number-rows-spanned="1" office:value-type="string">
            <text:p>This page is generated from statistics calculated in R using igraph. To use read the information at http://mashe.hawksey.info/2012/01/tags-r/

[If not required this sheet can be deleted - Graphs and stats on right-hand-side 'borrowed' from NodeXL] </text:p>
          </table:table-cell>
          <table:covered-table-cell table:number-columns-repeated="6"/>
          <table:table-cell/>
          <table:table-cell table:style-name="ce150" table:formula="oooc:=MIN([Vertices.C:.C])" office:value-type="float" office:value="0">
            <text:p>0.00</text:p>
          </table:table-cell>
          <table:table-cell table:style-name="ce144" table:formula="oooc:=COUNTIF([Vertices.C:.C];(&quot;&gt;= &quot;&amp;[.I2]))-COUNTIF([Vertices.C:.C];(&quot;&gt;=&quot;&amp;[.I3]))" office:value-type="float" office:value="0">
            <text:p>0</text:p>
          </table:table-cell>
          <table:table-cell table:style-name="ce151" table:formula="oooc:=MIN([Vertices.D:.D])" office:value-type="float" office:value="0">
            <text:p>0.00</text:p>
          </table:table-cell>
          <table:table-cell table:style-name="ce152" table:formula="oooc:=COUNTIF([Vertices.D:.D];(&quot;&gt;= &quot;&amp;[.K2]))-COUNTIF([Vertices.D:.D];(&quot;&gt;=&quot;&amp;[.K3]))" office:value-type="float" office:value="0">
            <text:p>0</text:p>
          </table:table-cell>
          <table:table-cell table:style-name="ce151" table:formula="oooc:=MIN([Vertices.E:.E])" office:value-type="float" office:value="0">
            <text:p>0.00</text:p>
          </table:table-cell>
          <table:table-cell table:style-name="ce152" table:formula="oooc:=COUNTIF([Vertices.E:.E];(&quot;&gt;= &quot;&amp;[.M2]))-COUNTIF([Vertices.E:.E];(&quot;&gt;=&quot;&amp;[.M3]))" office:value-type="float" office:value="0">
            <text:p>0</text:p>
          </table:table-cell>
          <table:table-cell table:style-name="ce151" table:formula="oooc:=MIN([Vertices.F:.F])" office:value-type="float" office:value="0">
            <text:p>0.00</text:p>
          </table:table-cell>
          <table:table-cell table:style-name="ce152" table:formula="oooc:=COUNTIF([Vertices.F:.F];(&quot;&gt;= &quot;&amp;[.O2]))-COUNTIF([Vertices.F:.F];(&quot;&gt;=&quot;&amp;[.O3]))" office:value-type="float" office:value="0">
            <text:p>0</text:p>
          </table:table-cell>
          <table:table-cell table:style-name="ce151" table:formula="oooc:=MIN({})" office:value-type="float" office:value="0">
            <text:p>0.00</text:p>
          </table:table-cell>
          <table:table-cell table:style-name="ce152" table:formula="oooc:=COUNTIF({};(&quot;&gt;= &quot;&amp;[.Q2]))-COUNTIF({};(&quot;&gt;=&quot;&amp;[.Q3]))" office:value-type="float" office:value="0">
            <text:p>0</text:p>
          </table:table-cell>
          <table:table-cell table:style-name="ce151" table:formula="oooc:=MIN([Vertices.H:.H])" office:value-type="float" office:value="0">
            <text:p>0.00</text:p>
          </table:table-cell>
          <table:table-cell table:style-name="ce152" table:formula="oooc:=COUNTIF([Vertices.H:.H];(&quot;&gt;= &quot;&amp;[.S2]))-COUNTIF([Vertices.H:.H];(&quot;&gt;=&quot;&amp;[.S3]))" office:value-type="float" office:value="0">
            <text:p>0</text:p>
          </table:table-cell>
          <table:table-cell table:style-name="ce151" table:formula="oooc:=MIN([Vertices.G:.G])" office:value-type="float" office:value="0">
            <text:p>0.00</text:p>
          </table:table-cell>
          <table:table-cell table:style-name="ce152" table:formula="oooc:=COUNTIF([Vertices.G:.G];(&quot;&gt;= &quot;&amp;[.U2]))-COUNTIF([Vertices.G:.G];(&quot;&gt;=&quot;&amp;[.U3]))" office:value-type="float" office:value="0">
            <text:p>0</text:p>
          </table:table-cell>
          <table:table-cell table:style-name="ce151" table:formula="oooc:=MIN({})" office:value-type="float" office:value="0">
            <text:p>0.00</text:p>
          </table:table-cell>
          <table:table-cell table:style-name="ce153" table:formula="oooc:=COUNTIF({};(&quot;&gt;= &quot;&amp;[.W2]))-COUNTIF({};(&quot;&gt;=&quot;&amp;[.W3]))" office:value-type="float" office:value="0">
            <text:p>0</text:p>
          </table:table-cell>
          <table:table-cell table:style-name="ce154" table:formula="oooc:=MIN(INDIRECT(DYNAMICFILTERSOURCECOLUMNRANGE))" office:value-type="string" office:value="#NAME?">
            <text:p>#NAME?</text:p>
          </table:table-cell>
          <table:table-cell table:style-name="ce152" table:formula="oooc:=COUNTIF(INDIRECT(DYNAMICFILTERSOURCECOLUMNRANGE);(&quot;&gt;= &quot;&amp;[.Y2]))-COUNTIF(INDIRECT(DYNAMICFILTERSOURCECOLUMNRANGE);(&quot;&gt;=&quot;&amp;[.Y3]))" office:value-type="string" office:value="#NAME?">
            <text:p>#NAME?</text:p>
          </table:table-cell>
          <table:table-cell/>
          <table:table-cell table:style-name="ce144" office:value-type="string">
            <text:p>Bin Divisor</text:p>
          </table:table-cell>
          <table:table-cell table:style-name="ce144" table:formula="oooc:=ROWS(['SNA Metrics'.$I$2:.$I$45])-1" office:value-type="float" office:value="43">
            <text:p>43</text:p>
          </table:table-cell>
        </table:table-row>
        <table:table-row table:style-name="ro37">
          <table:table-cell table:style-name="ce155" table:number-columns-spanned="2" table:number-rows-spanned="1" office:value-type="string">
            <text:p>Degree - Top 10</text:p>
          </table:table-cell>
          <table:covered-table-cell/>
          <table:table-cell table:number-columns-repeated="4"/>
          <table:table-cell table:number-columns-repeated="2" table:style-name="ce78"/>
          <table:table-cell table:style-name="ce150" table:formula="oooc:=[.I2]+(([.$I$45]-[.$I$2])/BINDIVISOR)" office:value-type="string" office:value="#NAME?">
            <text:p>#NAME?</text:p>
          </table:table-cell>
          <table:table-cell table:style-name="ce144" table:formula="oooc:=COUNTIF([Vertices.C:.C];(&quot;&gt;= &quot;&amp;[.I3]))-COUNTIF([Vertices.C:.C];(&quot;&gt;=&quot;&amp;[.I4]))" office:value-type="float" office:value="0">
            <text:p>0</text:p>
          </table:table-cell>
          <table:table-cell table:style-name="ce156" table:formula="oooc:=[.K2]+(([.$K$45]-[.$K$2])/BINDIVISOR)" office:value-type="string" office:value="#NAME?">
            <text:p>#NAME?</text:p>
          </table:table-cell>
          <table:table-cell table:style-name="ce152" table:formula="oooc:=COUNTIF([Vertices.D:.D];(&quot;&gt;= &quot;&amp;[.K3]))-COUNTIF([Vertices.D:.D];(&quot;&gt;=&quot;&amp;[.K4]))" office:value-type="float" office:value="0">
            <text:p>0</text:p>
          </table:table-cell>
          <table:table-cell table:style-name="ce156" table:formula="oooc:=[.M2]+(([.$M$45]-[.$M$2])/BINDIVISOR)" office:value-type="string" office:value="#NAME?">
            <text:p>#NAME?</text:p>
          </table:table-cell>
          <table:table-cell table:style-name="ce152" table:formula="oooc:=COUNTIF([Vertices.E:.E];(&quot;&gt;= &quot;&amp;[.M3]))-COUNTIF([Vertices.E:.E];(&quot;&gt;=&quot;&amp;[.M4]))" office:value-type="float" office:value="0">
            <text:p>0</text:p>
          </table:table-cell>
          <table:table-cell table:style-name="ce156" table:formula="oooc:=[.O2]+(([.$O$45]-[.$O$2])/BINDIVISOR)" office:value-type="string" office:value="#NAME?">
            <text:p>#NAME?</text:p>
          </table:table-cell>
          <table:table-cell table:style-name="ce152" table:formula="oooc:=COUNTIF([Vertices.F:.F];(&quot;&gt;= &quot;&amp;[.O3]))-COUNTIF([Vertices.F:.F];(&quot;&gt;=&quot;&amp;[.O4]))" office:value-type="float" office:value="0">
            <text:p>0</text:p>
          </table:table-cell>
          <table:table-cell table:style-name="ce156" table:formula="oooc:=[.Q2]+(([.$Q$45]-[.$Q$2])/BINDIVISOR)" office:value-type="string" office:value="#NAME?">
            <text:p>#NAME?</text:p>
          </table:table-cell>
          <table:table-cell table:style-name="ce157" table:formula="oooc:=COUNTIF({};(&quot;&gt;= &quot;&amp;[.Q3]))-COUNTIF({};(&quot;&gt;=&quot;&amp;[.Q4]))" office:value-type="float" office:value="0">
            <text:p>0</text:p>
          </table:table-cell>
          <table:table-cell table:style-name="ce156" table:formula="oooc:=[.S2]+(([.$S$45]-[.$S$2])/BINDIVISOR)" office:value-type="string" office:value="#NAME?">
            <text:p>#NAME?</text:p>
          </table:table-cell>
          <table:table-cell table:style-name="ce152" table:formula="oooc:=COUNTIF([Vertices.H:.H];(&quot;&gt;= &quot;&amp;[.S3]))-COUNTIF([Vertices.H:.H];(&quot;&gt;=&quot;&amp;[.S4]))" office:value-type="float" office:value="0">
            <text:p>0</text:p>
          </table:table-cell>
          <table:table-cell table:style-name="ce156" table:formula="oooc:=[.U2]+(([.$U$45]-[.$U$2])/BINDIVISOR)" office:value-type="string" office:value="#NAME?">
            <text:p>#NAME?</text:p>
          </table:table-cell>
          <table:table-cell table:style-name="ce152" table:formula="oooc:=COUNTIF([Vertices.G:.G];(&quot;&gt;= &quot;&amp;[.U3]))-COUNTIF([Vertices.G:.G];(&quot;&gt;=&quot;&amp;[.U4]))" office:value-type="float" office:value="0">
            <text:p>0</text:p>
          </table:table-cell>
          <table:table-cell table:style-name="ce156" table:formula="oooc:=[.W2]+(([.$W$45]-[.$W$2])/BINDIVISOR)" office:value-type="string" office:value="#NAME?">
            <text:p>#NAME?</text:p>
          </table:table-cell>
          <table:table-cell table:style-name="ce158" table:formula="oooc:=COUNTIF({};(&quot;&gt;= &quot;&amp;[.W3]))-COUNTIF({};(&quot;&gt;=&quot;&amp;[.W4]))" office:value-type="float" office:value="0">
            <text:p>0</text:p>
          </table:table-cell>
          <table:table-cell table:style-name="ce159" table:formula="oooc:=[.Y2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3]))-COUNTIF(INDIRECT(DYNAMICFILTERSOURCECOLUMNRANGE);(&quot;&gt;=&quot;&amp;[.Y4]))" office:value-type="string" office:value="#NAME?">
            <text:p>#NAME?</text:p>
          </table:table-cell>
          <table:table-cell/>
          <table:table-cell table:style-name="ce144" office:value-type="string">
            <text:p>No Metric Message</text:p>
          </table:table-cell>
          <table:table-cell table:style-name="ce144" office:value-type="string">
            <text:p>Not Available</text:p>
          </table:table-cell>
        </table:table-row>
        <table:table-row table:style-name="ro37">
          <table:table-cell table:number-columns-repeated="2"/>
          <table:table-cell table:style-name="ce53" office:value-type="float" office:value="1">
            <text:p>1</text:p>
          </table:table-cell>
          <table:table-cell table:number-columns-repeated="5"/>
          <table:table-cell table:style-name="ce150" table:formula="oooc:=[.I3]+(([.$I$45]-[.$I$2])/BINDIVISOR)" office:value-type="string" office:value="#NAME?">
            <text:p>#NAME?</text:p>
          </table:table-cell>
          <table:table-cell table:style-name="ce144" table:formula="oooc:=COUNTIF([Vertices.C:.C];(&quot;&gt;= &quot;&amp;[.I4]))-COUNTIF([Vertices.C:.C];(&quot;&gt;=&quot;&amp;[.I5]))" office:value-type="float" office:value="0">
            <text:p>0</text:p>
          </table:table-cell>
          <table:table-cell table:style-name="ce151" table:formula="oooc:=[.K3]+(([.$K$45]-[.$K$2])/BINDIVISOR)" office:value-type="string" office:value="#NAME?">
            <text:p>#NAME?</text:p>
          </table:table-cell>
          <table:table-cell table:style-name="ce152" table:formula="oooc:=COUNTIF([Vertices.D:.D];(&quot;&gt;= &quot;&amp;[.K4]))-COUNTIF([Vertices.D:.D];(&quot;&gt;=&quot;&amp;[.K5]))" office:value-type="float" office:value="0">
            <text:p>0</text:p>
          </table:table-cell>
          <table:table-cell table:style-name="ce151" table:formula="oooc:=[.M3]+(([.$M$45]-[.$M$2])/BINDIVISOR)" office:value-type="string" office:value="#NAME?">
            <text:p>#NAME?</text:p>
          </table:table-cell>
          <table:table-cell table:style-name="ce152" table:formula="oooc:=COUNTIF([Vertices.E:.E];(&quot;&gt;= &quot;&amp;[.M4]))-COUNTIF([Vertices.E:.E];(&quot;&gt;=&quot;&amp;[.M5]))" office:value-type="float" office:value="0">
            <text:p>0</text:p>
          </table:table-cell>
          <table:table-cell table:style-name="ce151" table:formula="oooc:=[.O3]+(([.$O$45]-[.$O$2])/BINDIVISOR)" office:value-type="string" office:value="#NAME?">
            <text:p>#NAME?</text:p>
          </table:table-cell>
          <table:table-cell table:style-name="ce152" table:formula="oooc:=COUNTIF([Vertices.F:.F];(&quot;&gt;= &quot;&amp;[.O4]))-COUNTIF([Vertices.F:.F];(&quot;&gt;=&quot;&amp;[.O5]))" office:value-type="float" office:value="0">
            <text:p>0</text:p>
          </table:table-cell>
          <table:table-cell table:style-name="ce151" table:formula="oooc:=[.Q3]+(([.$Q$45]-[.$Q$2])/BINDIVISOR)" office:value-type="string" office:value="#NAME?">
            <text:p>#NAME?</text:p>
          </table:table-cell>
          <table:table-cell table:style-name="ce152" table:formula="oooc:=COUNTIF({};(&quot;&gt;= &quot;&amp;[.Q4]))-COUNTIF({};(&quot;&gt;=&quot;&amp;[.Q5]))" office:value-type="float" office:value="0">
            <text:p>0</text:p>
          </table:table-cell>
          <table:table-cell table:style-name="ce151" table:formula="oooc:=[.S3]+(([.$S$45]-[.$S$2])/BINDIVISOR)" office:value-type="string" office:value="#NAME?">
            <text:p>#NAME?</text:p>
          </table:table-cell>
          <table:table-cell table:style-name="ce152" table:formula="oooc:=COUNTIF([Vertices.H:.H];(&quot;&gt;= &quot;&amp;[.S4]))-COUNTIF([Vertices.H:.H];(&quot;&gt;=&quot;&amp;[.S5]))" office:value-type="float" office:value="0">
            <text:p>0</text:p>
          </table:table-cell>
          <table:table-cell table:style-name="ce151" table:formula="oooc:=[.U3]+(([.$U$45]-[.$U$2])/BINDIVISOR)" office:value-type="string" office:value="#NAME?">
            <text:p>#NAME?</text:p>
          </table:table-cell>
          <table:table-cell table:style-name="ce152" table:formula="oooc:=COUNTIF([Vertices.G:.G];(&quot;&gt;= &quot;&amp;[.U4]))-COUNTIF([Vertices.G:.G];(&quot;&gt;=&quot;&amp;[.U5]))" office:value-type="float" office:value="0">
            <text:p>0</text:p>
          </table:table-cell>
          <table:table-cell table:style-name="ce151" table:formula="oooc:=[.W3]+(([.$W$45]-[.$W$2])/BINDIVISOR)" office:value-type="string" office:value="#NAME?">
            <text:p>#NAME?</text:p>
          </table:table-cell>
          <table:table-cell table:style-name="ce153" table:formula="oooc:=COUNTIF({};(&quot;&gt;= &quot;&amp;[.W4]))-COUNTIF({};(&quot;&gt;=&quot;&amp;[.W5]))" office:value-type="float" office:value="0">
            <text:p>0</text:p>
          </table:table-cell>
          <table:table-cell table:style-name="ce154" table:formula="oooc:=[.Y3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4]))-COUNTIF(INDIRECT(DYNAMICFILTERSOURCECOLUMNRANGE);(&quot;&gt;=&quot;&amp;[.Y5]))" office:value-type="string" office:value="#NAME?">
            <text:p>#NAME?</text:p>
          </table:table-cell>
          <table:table-cell/>
          <table:table-cell table:style-name="ce144" office:value-type="string">
            <text:p>Dynamic Filter Source Column Range</text:p>
          </table:table-cell>
          <table:table-cell table:style-name="ce144" office:value-type="string">
            <text:p>TableName[ColumnName]</text:p>
          </table:table-cell>
        </table:table-row>
        <table:table-row table:style-name="ro37">
          <table:table-cell table:number-columns-repeated="2"/>
          <table:table-cell table:style-name="ce53" office:value-type="float" office:value="1">
            <text:p>1</text:p>
          </table:table-cell>
          <table:table-cell table:number-columns-repeated="5"/>
          <table:table-cell table:style-name="ce150" table:formula="oooc:=[.I4]+(([.$I$45]-[.$I$2])/BINDIVISOR)" office:value-type="string" office:value="#NAME?">
            <text:p>#NAME?</text:p>
          </table:table-cell>
          <table:table-cell table:style-name="ce144" table:formula="oooc:=COUNTIF([Vertices.C:.C];(&quot;&gt;= &quot;&amp;[.I5]))-COUNTIF([Vertices.C:.C];(&quot;&gt;=&quot;&amp;[.I6]))" office:value-type="float" office:value="0">
            <text:p>0</text:p>
          </table:table-cell>
          <table:table-cell table:style-name="ce156" table:formula="oooc:=[.K4]+(([.$K$45]-[.$K$2])/BINDIVISOR)" office:value-type="string" office:value="#NAME?">
            <text:p>#NAME?</text:p>
          </table:table-cell>
          <table:table-cell table:style-name="ce152" table:formula="oooc:=COUNTIF([Vertices.D:.D];(&quot;&gt;= &quot;&amp;[.K5]))-COUNTIF([Vertices.D:.D];(&quot;&gt;=&quot;&amp;[.K6]))" office:value-type="float" office:value="0">
            <text:p>0</text:p>
          </table:table-cell>
          <table:table-cell table:style-name="ce156" table:formula="oooc:=[.M4]+(([.$M$45]-[.$M$2])/BINDIVISOR)" office:value-type="string" office:value="#NAME?">
            <text:p>#NAME?</text:p>
          </table:table-cell>
          <table:table-cell table:style-name="ce152" table:formula="oooc:=COUNTIF([Vertices.E:.E];(&quot;&gt;= &quot;&amp;[.M5]))-COUNTIF([Vertices.E:.E];(&quot;&gt;=&quot;&amp;[.M6]))" office:value-type="float" office:value="0">
            <text:p>0</text:p>
          </table:table-cell>
          <table:table-cell table:style-name="ce156" table:formula="oooc:=[.O4]+(([.$O$45]-[.$O$2])/BINDIVISOR)" office:value-type="string" office:value="#NAME?">
            <text:p>#NAME?</text:p>
          </table:table-cell>
          <table:table-cell table:style-name="ce152" table:formula="oooc:=COUNTIF([Vertices.F:.F];(&quot;&gt;= &quot;&amp;[.O5]))-COUNTIF([Vertices.F:.F];(&quot;&gt;=&quot;&amp;[.O6]))" office:value-type="float" office:value="0">
            <text:p>0</text:p>
          </table:table-cell>
          <table:table-cell table:style-name="ce156" table:formula="oooc:=[.Q4]+(([.$Q$45]-[.$Q$2])/BINDIVISOR)" office:value-type="string" office:value="#NAME?">
            <text:p>#NAME?</text:p>
          </table:table-cell>
          <table:table-cell table:style-name="ce157" table:formula="oooc:=COUNTIF({};(&quot;&gt;= &quot;&amp;[.Q5]))-COUNTIF({};(&quot;&gt;=&quot;&amp;[.Q6]))" office:value-type="float" office:value="0">
            <text:p>0</text:p>
          </table:table-cell>
          <table:table-cell table:style-name="ce156" table:formula="oooc:=[.S4]+(([.$S$45]-[.$S$2])/BINDIVISOR)" office:value-type="string" office:value="#NAME?">
            <text:p>#NAME?</text:p>
          </table:table-cell>
          <table:table-cell table:style-name="ce152" table:formula="oooc:=COUNTIF([Vertices.H:.H];(&quot;&gt;= &quot;&amp;[.S5]))-COUNTIF([Vertices.H:.H];(&quot;&gt;=&quot;&amp;[.S6]))" office:value-type="float" office:value="0">
            <text:p>0</text:p>
          </table:table-cell>
          <table:table-cell table:style-name="ce156" table:formula="oooc:=[.U4]+(([.$U$45]-[.$U$2])/BINDIVISOR)" office:value-type="string" office:value="#NAME?">
            <text:p>#NAME?</text:p>
          </table:table-cell>
          <table:table-cell table:style-name="ce152" table:formula="oooc:=COUNTIF([Vertices.G:.G];(&quot;&gt;= &quot;&amp;[.U5]))-COUNTIF([Vertices.G:.G];(&quot;&gt;=&quot;&amp;[.U6]))" office:value-type="float" office:value="0">
            <text:p>0</text:p>
          </table:table-cell>
          <table:table-cell table:style-name="ce156" table:formula="oooc:=[.W4]+(([.$W$45]-[.$W$2])/BINDIVISOR)" office:value-type="string" office:value="#NAME?">
            <text:p>#NAME?</text:p>
          </table:table-cell>
          <table:table-cell table:style-name="ce158" table:formula="oooc:=COUNTIF({};(&quot;&gt;= &quot;&amp;[.W5]))-COUNTIF({};(&quot;&gt;=&quot;&amp;[.W6]))" office:value-type="float" office:value="0">
            <text:p>0</text:p>
          </table:table-cell>
          <table:table-cell table:style-name="ce159" table:formula="oooc:=[.Y4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5]))-COUNTIF(INDIRECT(DYNAMICFILTERSOURCECOLUMNRANGE);(&quot;&gt;=&quot;&amp;[.Y6]))" office:value-type="string" office:value="#NAME?">
            <text:p>#NAME?</text:p>
          </table:table-cell>
        </table:table-row>
        <table:table-row table:style-name="ro37">
          <table:table-cell table:number-columns-repeated="2"/>
          <table:table-cell table:style-name="ce53" office:value-type="float" office:value="1">
            <text:p>1</text:p>
          </table:table-cell>
          <table:table-cell table:number-columns-repeated="5"/>
          <table:table-cell table:style-name="ce150" table:formula="oooc:=[.I5]+(([.$I$45]-[.$I$2])/BINDIVISOR)" office:value-type="string" office:value="#NAME?">
            <text:p>#NAME?</text:p>
          </table:table-cell>
          <table:table-cell table:style-name="ce144" table:formula="oooc:=COUNTIF([Vertices.C:.C];(&quot;&gt;= &quot;&amp;[.I6]))-COUNTIF([Vertices.C:.C];(&quot;&gt;=&quot;&amp;[.I7]))" office:value-type="float" office:value="0">
            <text:p>0</text:p>
          </table:table-cell>
          <table:table-cell table:style-name="ce151" table:formula="oooc:=[.K5]+(([.$K$45]-[.$K$2])/BINDIVISOR)" office:value-type="string" office:value="#NAME?">
            <text:p>#NAME?</text:p>
          </table:table-cell>
          <table:table-cell table:style-name="ce152" table:formula="oooc:=COUNTIF([Vertices.D:.D];(&quot;&gt;= &quot;&amp;[.K6]))-COUNTIF([Vertices.D:.D];(&quot;&gt;=&quot;&amp;[.K7]))" office:value-type="float" office:value="0">
            <text:p>0</text:p>
          </table:table-cell>
          <table:table-cell table:style-name="ce151" table:formula="oooc:=[.M5]+(([.$M$45]-[.$M$2])/BINDIVISOR)" office:value-type="string" office:value="#NAME?">
            <text:p>#NAME?</text:p>
          </table:table-cell>
          <table:table-cell table:style-name="ce152" table:formula="oooc:=COUNTIF([Vertices.E:.E];(&quot;&gt;= &quot;&amp;[.M6]))-COUNTIF([Vertices.E:.E];(&quot;&gt;=&quot;&amp;[.M7]))" office:value-type="float" office:value="0">
            <text:p>0</text:p>
          </table:table-cell>
          <table:table-cell table:style-name="ce151" table:formula="oooc:=[.O5]+(([.$O$45]-[.$O$2])/BINDIVISOR)" office:value-type="string" office:value="#NAME?">
            <text:p>#NAME?</text:p>
          </table:table-cell>
          <table:table-cell table:style-name="ce152" table:formula="oooc:=COUNTIF([Vertices.F:.F];(&quot;&gt;= &quot;&amp;[.O6]))-COUNTIF([Vertices.F:.F];(&quot;&gt;=&quot;&amp;[.O7]))" office:value-type="float" office:value="0">
            <text:p>0</text:p>
          </table:table-cell>
          <table:table-cell table:style-name="ce151" table:formula="oooc:=[.Q5]+(([.$Q$45]-[.$Q$2])/BINDIVISOR)" office:value-type="string" office:value="#NAME?">
            <text:p>#NAME?</text:p>
          </table:table-cell>
          <table:table-cell table:style-name="ce152" table:formula="oooc:=COUNTIF({};(&quot;&gt;= &quot;&amp;[.Q6]))-COUNTIF({};(&quot;&gt;=&quot;&amp;[.Q7]))" office:value-type="float" office:value="0">
            <text:p>0</text:p>
          </table:table-cell>
          <table:table-cell table:style-name="ce151" table:formula="oooc:=[.S5]+(([.$S$45]-[.$S$2])/BINDIVISOR)" office:value-type="string" office:value="#NAME?">
            <text:p>#NAME?</text:p>
          </table:table-cell>
          <table:table-cell table:style-name="ce152" table:formula="oooc:=COUNTIF([Vertices.H:.H];(&quot;&gt;= &quot;&amp;[.S6]))-COUNTIF([Vertices.H:.H];(&quot;&gt;=&quot;&amp;[.S7]))" office:value-type="float" office:value="0">
            <text:p>0</text:p>
          </table:table-cell>
          <table:table-cell table:style-name="ce151" table:formula="oooc:=[.U5]+(([.$U$45]-[.$U$2])/BINDIVISOR)" office:value-type="string" office:value="#NAME?">
            <text:p>#NAME?</text:p>
          </table:table-cell>
          <table:table-cell table:style-name="ce152" table:formula="oooc:=COUNTIF([Vertices.G:.G];(&quot;&gt;= &quot;&amp;[.U6]))-COUNTIF([Vertices.G:.G];(&quot;&gt;=&quot;&amp;[.U7]))" office:value-type="float" office:value="0">
            <text:p>0</text:p>
          </table:table-cell>
          <table:table-cell table:style-name="ce151" table:formula="oooc:=[.W5]+(([.$W$45]-[.$W$2])/BINDIVISOR)" office:value-type="string" office:value="#NAME?">
            <text:p>#NAME?</text:p>
          </table:table-cell>
          <table:table-cell table:style-name="ce153" table:formula="oooc:=COUNTIF({};(&quot;&gt;= &quot;&amp;[.W6]))-COUNTIF({};(&quot;&gt;=&quot;&amp;[.W7]))" office:value-type="float" office:value="0">
            <text:p>0</text:p>
          </table:table-cell>
          <table:table-cell table:style-name="ce154" table:formula="oooc:=[.Y5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6]))-COUNTIF(INDIRECT(DYNAMICFILTERSOURCECOLUMNRANGE);(&quot;&gt;=&quot;&amp;[.Y7]))" office:value-type="string" office:value="#NAME?">
            <text:p>#NAME?</text:p>
          </table:table-cell>
        </table:table-row>
        <table:table-row table:style-name="ro37">
          <table:table-cell table:number-columns-repeated="2"/>
          <table:table-cell table:style-name="ce53" office:value-type="float" office:value="1">
            <text:p>1</text:p>
          </table:table-cell>
          <table:table-cell table:number-columns-repeated="5"/>
          <table:table-cell table:style-name="ce150" table:formula="oooc:=[.I6]+(([.$I$45]-[.$I$2])/BINDIVISOR)" office:value-type="string" office:value="#NAME?">
            <text:p>#NAME?</text:p>
          </table:table-cell>
          <table:table-cell table:style-name="ce144" table:formula="oooc:=COUNTIF([Vertices.C:.C];(&quot;&gt;= &quot;&amp;[.I7]))-COUNTIF([Vertices.C:.C];(&quot;&gt;=&quot;&amp;[.I8]))" office:value-type="float" office:value="0">
            <text:p>0</text:p>
          </table:table-cell>
          <table:table-cell table:style-name="ce156" table:formula="oooc:=[.K6]+(([.$K$45]-[.$K$2])/BINDIVISOR)" office:value-type="string" office:value="#NAME?">
            <text:p>#NAME?</text:p>
          </table:table-cell>
          <table:table-cell table:style-name="ce152" table:formula="oooc:=COUNTIF([Vertices.D:.D];(&quot;&gt;= &quot;&amp;[.K7]))-COUNTIF([Vertices.D:.D];(&quot;&gt;=&quot;&amp;[.K8]))" office:value-type="float" office:value="0">
            <text:p>0</text:p>
          </table:table-cell>
          <table:table-cell table:style-name="ce156" table:formula="oooc:=[.M6]+(([.$M$45]-[.$M$2])/BINDIVISOR)" office:value-type="string" office:value="#NAME?">
            <text:p>#NAME?</text:p>
          </table:table-cell>
          <table:table-cell table:style-name="ce152" table:formula="oooc:=COUNTIF([Vertices.E:.E];(&quot;&gt;= &quot;&amp;[.M7]))-COUNTIF([Vertices.E:.E];(&quot;&gt;=&quot;&amp;[.M8]))" office:value-type="float" office:value="0">
            <text:p>0</text:p>
          </table:table-cell>
          <table:table-cell table:style-name="ce156" table:formula="oooc:=[.O6]+(([.$O$45]-[.$O$2])/BINDIVISOR)" office:value-type="string" office:value="#NAME?">
            <text:p>#NAME?</text:p>
          </table:table-cell>
          <table:table-cell table:style-name="ce152" table:formula="oooc:=COUNTIF([Vertices.F:.F];(&quot;&gt;= &quot;&amp;[.O7]))-COUNTIF([Vertices.F:.F];(&quot;&gt;=&quot;&amp;[.O8]))" office:value-type="float" office:value="0">
            <text:p>0</text:p>
          </table:table-cell>
          <table:table-cell table:style-name="ce156" table:formula="oooc:=[.Q6]+(([.$Q$45]-[.$Q$2])/BINDIVISOR)" office:value-type="string" office:value="#NAME?">
            <text:p>#NAME?</text:p>
          </table:table-cell>
          <table:table-cell table:style-name="ce157" table:formula="oooc:=COUNTIF({};(&quot;&gt;= &quot;&amp;[.Q7]))-COUNTIF({};(&quot;&gt;=&quot;&amp;[.Q8]))" office:value-type="float" office:value="0">
            <text:p>0</text:p>
          </table:table-cell>
          <table:table-cell table:style-name="ce156" table:formula="oooc:=[.S6]+(([.$S$45]-[.$S$2])/BINDIVISOR)" office:value-type="string" office:value="#NAME?">
            <text:p>#NAME?</text:p>
          </table:table-cell>
          <table:table-cell table:style-name="ce152" table:formula="oooc:=COUNTIF([Vertices.H:.H];(&quot;&gt;= &quot;&amp;[.S7]))-COUNTIF([Vertices.H:.H];(&quot;&gt;=&quot;&amp;[.S8]))" office:value-type="float" office:value="0">
            <text:p>0</text:p>
          </table:table-cell>
          <table:table-cell table:style-name="ce156" table:formula="oooc:=[.U6]+(([.$U$45]-[.$U$2])/BINDIVISOR)" office:value-type="string" office:value="#NAME?">
            <text:p>#NAME?</text:p>
          </table:table-cell>
          <table:table-cell table:style-name="ce152" table:formula="oooc:=COUNTIF([Vertices.G:.G];(&quot;&gt;= &quot;&amp;[.U7]))-COUNTIF([Vertices.G:.G];(&quot;&gt;=&quot;&amp;[.U8]))" office:value-type="float" office:value="0">
            <text:p>0</text:p>
          </table:table-cell>
          <table:table-cell table:style-name="ce156" table:formula="oooc:=[.W6]+(([.$W$45]-[.$W$2])/BINDIVISOR)" office:value-type="string" office:value="#NAME?">
            <text:p>#NAME?</text:p>
          </table:table-cell>
          <table:table-cell table:style-name="ce158" table:formula="oooc:=COUNTIF({};(&quot;&gt;= &quot;&amp;[.W7]))-COUNTIF({};(&quot;&gt;=&quot;&amp;[.W8]))" office:value-type="float" office:value="0">
            <text:p>0</text:p>
          </table:table-cell>
          <table:table-cell table:style-name="ce159" table:formula="oooc:=[.Y6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7]))-COUNTIF(INDIRECT(DYNAMICFILTERSOURCECOLUMNRANGE);(&quot;&gt;=&quot;&amp;[.Y8]))" office:value-type="string" office:value="#NAME?">
            <text:p>#NAME?</text:p>
          </table:table-cell>
        </table:table-row>
        <table:table-row table:style-name="ro37">
          <table:table-cell table:number-columns-repeated="2"/>
          <table:table-cell table:style-name="ce53" office:value-type="float" office:value="1">
            <text:p>1</text:p>
          </table:table-cell>
          <table:table-cell table:number-columns-repeated="5"/>
          <table:table-cell table:style-name="ce150" table:formula="oooc:=[.I7]+(([.$I$45]-[.$I$2])/BINDIVISOR)" office:value-type="string" office:value="#NAME?">
            <text:p>#NAME?</text:p>
          </table:table-cell>
          <table:table-cell table:style-name="ce144" table:formula="oooc:=COUNTIF([Vertices.C:.C];(&quot;&gt;= &quot;&amp;[.I8]))-COUNTIF([Vertices.C:.C];(&quot;&gt;=&quot;&amp;[.I9]))" office:value-type="float" office:value="0">
            <text:p>0</text:p>
          </table:table-cell>
          <table:table-cell table:style-name="ce151" table:formula="oooc:=[.K7]+(([.$K$45]-[.$K$2])/BINDIVISOR)" office:value-type="string" office:value="#NAME?">
            <text:p>#NAME?</text:p>
          </table:table-cell>
          <table:table-cell table:style-name="ce152" table:formula="oooc:=COUNTIF([Vertices.D:.D];(&quot;&gt;= &quot;&amp;[.K8]))-COUNTIF([Vertices.D:.D];(&quot;&gt;=&quot;&amp;[.K9]))" office:value-type="float" office:value="0">
            <text:p>0</text:p>
          </table:table-cell>
          <table:table-cell table:style-name="ce151" table:formula="oooc:=[.M7]+(([.$M$45]-[.$M$2])/BINDIVISOR)" office:value-type="string" office:value="#NAME?">
            <text:p>#NAME?</text:p>
          </table:table-cell>
          <table:table-cell table:style-name="ce152" table:formula="oooc:=COUNTIF([Vertices.E:.E];(&quot;&gt;= &quot;&amp;[.M8]))-COUNTIF([Vertices.E:.E];(&quot;&gt;=&quot;&amp;[.M9]))" office:value-type="float" office:value="0">
            <text:p>0</text:p>
          </table:table-cell>
          <table:table-cell table:style-name="ce151" table:formula="oooc:=[.O7]+(([.$O$45]-[.$O$2])/BINDIVISOR)" office:value-type="string" office:value="#NAME?">
            <text:p>#NAME?</text:p>
          </table:table-cell>
          <table:table-cell table:style-name="ce152" table:formula="oooc:=COUNTIF([Vertices.F:.F];(&quot;&gt;= &quot;&amp;[.O8]))-COUNTIF([Vertices.F:.F];(&quot;&gt;=&quot;&amp;[.O9]))" office:value-type="float" office:value="0">
            <text:p>0</text:p>
          </table:table-cell>
          <table:table-cell table:style-name="ce151" table:formula="oooc:=[.Q7]+(([.$Q$45]-[.$Q$2])/BINDIVISOR)" office:value-type="string" office:value="#NAME?">
            <text:p>#NAME?</text:p>
          </table:table-cell>
          <table:table-cell table:style-name="ce152" table:formula="oooc:=COUNTIF({};(&quot;&gt;= &quot;&amp;[.Q8]))-COUNTIF({};(&quot;&gt;=&quot;&amp;[.Q9]))" office:value-type="float" office:value="0">
            <text:p>0</text:p>
          </table:table-cell>
          <table:table-cell table:style-name="ce151" table:formula="oooc:=[.S7]+(([.$S$45]-[.$S$2])/BINDIVISOR)" office:value-type="string" office:value="#NAME?">
            <text:p>#NAME?</text:p>
          </table:table-cell>
          <table:table-cell table:style-name="ce152" table:formula="oooc:=COUNTIF([Vertices.H:.H];(&quot;&gt;= &quot;&amp;[.S8]))-COUNTIF([Vertices.H:.H];(&quot;&gt;=&quot;&amp;[.S9]))" office:value-type="float" office:value="0">
            <text:p>0</text:p>
          </table:table-cell>
          <table:table-cell table:style-name="ce151" table:formula="oooc:=[.U7]+(([.$U$45]-[.$U$2])/BINDIVISOR)" office:value-type="string" office:value="#NAME?">
            <text:p>#NAME?</text:p>
          </table:table-cell>
          <table:table-cell table:style-name="ce152" table:formula="oooc:=COUNTIF([Vertices.G:.G];(&quot;&gt;= &quot;&amp;[.U8]))-COUNTIF([Vertices.G:.G];(&quot;&gt;=&quot;&amp;[.U9]))" office:value-type="float" office:value="0">
            <text:p>0</text:p>
          </table:table-cell>
          <table:table-cell table:style-name="ce151" table:formula="oooc:=[.W7]+(([.$W$45]-[.$W$2])/BINDIVISOR)" office:value-type="string" office:value="#NAME?">
            <text:p>#NAME?</text:p>
          </table:table-cell>
          <table:table-cell table:style-name="ce153" table:formula="oooc:=COUNTIF({};(&quot;&gt;= &quot;&amp;[.W8]))-COUNTIF({};(&quot;&gt;=&quot;&amp;[.W9]))" office:value-type="float" office:value="0">
            <text:p>0</text:p>
          </table:table-cell>
          <table:table-cell table:style-name="ce154" table:formula="oooc:=[.Y7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8]))-COUNTIF(INDIRECT(DYNAMICFILTERSOURCECOLUMNRANGE);(&quot;&gt;=&quot;&amp;[.Y9]))" office:value-type="string" office:value="#NAME?">
            <text:p>#NAME?</text:p>
          </table:table-cell>
        </table:table-row>
        <table:table-row table:style-name="ro37">
          <table:table-cell table:number-columns-repeated="2"/>
          <table:table-cell table:style-name="ce53" office:value-type="float" office:value="1">
            <text:p>1</text:p>
          </table:table-cell>
          <table:table-cell table:number-columns-repeated="5"/>
          <table:table-cell table:style-name="ce150" table:formula="oooc:=[.I8]+(([.$I$45]-[.$I$2])/BINDIVISOR)" office:value-type="string" office:value="#NAME?">
            <text:p>#NAME?</text:p>
          </table:table-cell>
          <table:table-cell table:style-name="ce144" table:formula="oooc:=COUNTIF([Vertices.C:.C];(&quot;&gt;= &quot;&amp;[.I9]))-COUNTIF([Vertices.C:.C];(&quot;&gt;=&quot;&amp;[.I10]))" office:value-type="float" office:value="0">
            <text:p>0</text:p>
          </table:table-cell>
          <table:table-cell table:style-name="ce156" table:formula="oooc:=[.K8]+(([.$K$45]-[.$K$2])/BINDIVISOR)" office:value-type="string" office:value="#NAME?">
            <text:p>#NAME?</text:p>
          </table:table-cell>
          <table:table-cell table:style-name="ce152" table:formula="oooc:=COUNTIF([Vertices.D:.D];(&quot;&gt;= &quot;&amp;[.K9]))-COUNTIF([Vertices.D:.D];(&quot;&gt;=&quot;&amp;[.K10]))" office:value-type="float" office:value="0">
            <text:p>0</text:p>
          </table:table-cell>
          <table:table-cell table:style-name="ce156" table:formula="oooc:=[.M8]+(([.$M$45]-[.$M$2])/BINDIVISOR)" office:value-type="string" office:value="#NAME?">
            <text:p>#NAME?</text:p>
          </table:table-cell>
          <table:table-cell table:style-name="ce152" table:formula="oooc:=COUNTIF([Vertices.E:.E];(&quot;&gt;= &quot;&amp;[.M9]))-COUNTIF([Vertices.E:.E];(&quot;&gt;=&quot;&amp;[.M10]))" office:value-type="float" office:value="0">
            <text:p>0</text:p>
          </table:table-cell>
          <table:table-cell table:style-name="ce156" table:formula="oooc:=[.O8]+(([.$O$45]-[.$O$2])/BINDIVISOR)" office:value-type="string" office:value="#NAME?">
            <text:p>#NAME?</text:p>
          </table:table-cell>
          <table:table-cell table:style-name="ce152" table:formula="oooc:=COUNTIF([Vertices.F:.F];(&quot;&gt;= &quot;&amp;[.O9]))-COUNTIF([Vertices.F:.F];(&quot;&gt;=&quot;&amp;[.O10]))" office:value-type="float" office:value="0">
            <text:p>0</text:p>
          </table:table-cell>
          <table:table-cell table:style-name="ce156" table:formula="oooc:=[.Q8]+(([.$Q$45]-[.$Q$2])/BINDIVISOR)" office:value-type="string" office:value="#NAME?">
            <text:p>#NAME?</text:p>
          </table:table-cell>
          <table:table-cell table:style-name="ce157" table:formula="oooc:=COUNTIF({};(&quot;&gt;= &quot;&amp;[.Q9]))-COUNTIF({};(&quot;&gt;=&quot;&amp;[.Q10]))" office:value-type="float" office:value="0">
            <text:p>0</text:p>
          </table:table-cell>
          <table:table-cell table:style-name="ce156" table:formula="oooc:=[.S8]+(([.$S$45]-[.$S$2])/BINDIVISOR)" office:value-type="string" office:value="#NAME?">
            <text:p>#NAME?</text:p>
          </table:table-cell>
          <table:table-cell table:style-name="ce152" table:formula="oooc:=COUNTIF([Vertices.H:.H];(&quot;&gt;= &quot;&amp;[.S9]))-COUNTIF([Vertices.H:.H];(&quot;&gt;=&quot;&amp;[.S10]))" office:value-type="float" office:value="0">
            <text:p>0</text:p>
          </table:table-cell>
          <table:table-cell table:style-name="ce156" table:formula="oooc:=[.U8]+(([.$U$45]-[.$U$2])/BINDIVISOR)" office:value-type="string" office:value="#NAME?">
            <text:p>#NAME?</text:p>
          </table:table-cell>
          <table:table-cell table:style-name="ce152" table:formula="oooc:=COUNTIF([Vertices.G:.G];(&quot;&gt;= &quot;&amp;[.U9]))-COUNTIF([Vertices.G:.G];(&quot;&gt;=&quot;&amp;[.U10]))" office:value-type="float" office:value="0">
            <text:p>0</text:p>
          </table:table-cell>
          <table:table-cell table:style-name="ce156" table:formula="oooc:=[.W8]+(([.$W$45]-[.$W$2])/BINDIVISOR)" office:value-type="string" office:value="#NAME?">
            <text:p>#NAME?</text:p>
          </table:table-cell>
          <table:table-cell table:style-name="ce158" table:formula="oooc:=COUNTIF({};(&quot;&gt;= &quot;&amp;[.W9]))-COUNTIF({};(&quot;&gt;=&quot;&amp;[.W10]))" office:value-type="float" office:value="0">
            <text:p>0</text:p>
          </table:table-cell>
          <table:table-cell table:style-name="ce159" table:formula="oooc:=[.Y8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9]))-COUNTIF(INDIRECT(DYNAMICFILTERSOURCECOLUMNRANGE);(&quot;&gt;=&quot;&amp;[.Y10]))" office:value-type="string" office:value="#NAME?">
            <text:p>#NAME?</text:p>
          </table:table-cell>
        </table:table-row>
        <table:table-row table:style-name="ro37">
          <table:table-cell table:number-columns-repeated="2"/>
          <table:table-cell table:style-name="ce53" office:value-type="float" office:value="1">
            <text:p>1</text:p>
          </table:table-cell>
          <table:table-cell/>
          <table:table-cell table:number-columns-repeated="2" table:style-name="ce116"/>
          <table:table-cell table:number-columns-repeated="2"/>
          <table:table-cell table:style-name="ce150" table:formula="oooc:=[.I9]+(([.$I$45]-[.$I$2])/BINDIVISOR)" office:value-type="string" office:value="#NAME?">
            <text:p>#NAME?</text:p>
          </table:table-cell>
          <table:table-cell table:style-name="ce144" table:formula="oooc:=COUNTIF([Vertices.C:.C];(&quot;&gt;= &quot;&amp;[.I10]))-COUNTIF([Vertices.C:.C];(&quot;&gt;=&quot;&amp;[.I11]))" office:value-type="float" office:value="0">
            <text:p>0</text:p>
          </table:table-cell>
          <table:table-cell table:style-name="ce151" table:formula="oooc:=[.K9]+(([.$K$45]-[.$K$2])/BINDIVISOR)" office:value-type="string" office:value="#NAME?">
            <text:p>#NAME?</text:p>
          </table:table-cell>
          <table:table-cell table:style-name="ce152" table:formula="oooc:=COUNTIF([Vertices.D:.D];(&quot;&gt;= &quot;&amp;[.K10]))-COUNTIF([Vertices.D:.D];(&quot;&gt;=&quot;&amp;[.K11]))" office:value-type="float" office:value="0">
            <text:p>0</text:p>
          </table:table-cell>
          <table:table-cell table:style-name="ce151" table:formula="oooc:=[.M9]+(([.$M$45]-[.$M$2])/BINDIVISOR)" office:value-type="string" office:value="#NAME?">
            <text:p>#NAME?</text:p>
          </table:table-cell>
          <table:table-cell table:style-name="ce152" table:formula="oooc:=COUNTIF([Vertices.E:.E];(&quot;&gt;= &quot;&amp;[.M10]))-COUNTIF([Vertices.E:.E];(&quot;&gt;=&quot;&amp;[.M11]))" office:value-type="float" office:value="0">
            <text:p>0</text:p>
          </table:table-cell>
          <table:table-cell table:style-name="ce151" table:formula="oooc:=[.O9]+(([.$O$45]-[.$O$2])/BINDIVISOR)" office:value-type="string" office:value="#NAME?">
            <text:p>#NAME?</text:p>
          </table:table-cell>
          <table:table-cell table:style-name="ce152" table:formula="oooc:=COUNTIF([Vertices.F:.F];(&quot;&gt;= &quot;&amp;[.O10]))-COUNTIF([Vertices.F:.F];(&quot;&gt;=&quot;&amp;[.O11]))" office:value-type="float" office:value="0">
            <text:p>0</text:p>
          </table:table-cell>
          <table:table-cell table:style-name="ce151" table:formula="oooc:=[.Q9]+(([.$Q$45]-[.$Q$2])/BINDIVISOR)" office:value-type="string" office:value="#NAME?">
            <text:p>#NAME?</text:p>
          </table:table-cell>
          <table:table-cell table:style-name="ce152" table:formula="oooc:=COUNTIF({};(&quot;&gt;= &quot;&amp;[.Q10]))-COUNTIF({};(&quot;&gt;=&quot;&amp;[.Q11]))" office:value-type="float" office:value="0">
            <text:p>0</text:p>
          </table:table-cell>
          <table:table-cell table:style-name="ce151" table:formula="oooc:=[.S9]+(([.$S$45]-[.$S$2])/BINDIVISOR)" office:value-type="string" office:value="#NAME?">
            <text:p>#NAME?</text:p>
          </table:table-cell>
          <table:table-cell table:style-name="ce152" table:formula="oooc:=COUNTIF([Vertices.H:.H];(&quot;&gt;= &quot;&amp;[.S10]))-COUNTIF([Vertices.H:.H];(&quot;&gt;=&quot;&amp;[.S11]))" office:value-type="float" office:value="0">
            <text:p>0</text:p>
          </table:table-cell>
          <table:table-cell table:style-name="ce151" table:formula="oooc:=[.U9]+(([.$U$45]-[.$U$2])/BINDIVISOR)" office:value-type="string" office:value="#NAME?">
            <text:p>#NAME?</text:p>
          </table:table-cell>
          <table:table-cell table:style-name="ce152" table:formula="oooc:=COUNTIF([Vertices.G:.G];(&quot;&gt;= &quot;&amp;[.U10]))-COUNTIF([Vertices.G:.G];(&quot;&gt;=&quot;&amp;[.U11]))" office:value-type="float" office:value="0">
            <text:p>0</text:p>
          </table:table-cell>
          <table:table-cell table:style-name="ce151" table:formula="oooc:=[.W9]+(([.$W$45]-[.$W$2])/BINDIVISOR)" office:value-type="string" office:value="#NAME?">
            <text:p>#NAME?</text:p>
          </table:table-cell>
          <table:table-cell table:style-name="ce153" table:formula="oooc:=COUNTIF({};(&quot;&gt;= &quot;&amp;[.W10]))-COUNTIF({};(&quot;&gt;=&quot;&amp;[.W11]))" office:value-type="float" office:value="0">
            <text:p>0</text:p>
          </table:table-cell>
          <table:table-cell table:style-name="ce154" table:formula="oooc:=[.Y9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10]))-COUNTIF(INDIRECT(DYNAMICFILTERSOURCECOLUMNRANGE);(&quot;&gt;=&quot;&amp;[.Y11]))" office:value-type="string" office:value="#NAME?">
            <text:p>#NAME?</text:p>
          </table:table-cell>
        </table:table-row>
        <table:table-row table:style-name="ro37">
          <table:table-cell table:number-columns-repeated="2"/>
          <table:table-cell table:style-name="ce53" office:value-type="float" office:value="1">
            <text:p>1</text:p>
          </table:table-cell>
          <table:table-cell/>
          <table:table-cell table:number-columns-repeated="2" table:style-name="ce41"/>
          <table:table-cell table:number-columns-repeated="2"/>
          <table:table-cell table:style-name="ce150" table:formula="oooc:=[.I10]+(([.$I$45]-[.$I$2])/BINDIVISOR)" office:value-type="string" office:value="#NAME?">
            <text:p>#NAME?</text:p>
          </table:table-cell>
          <table:table-cell table:style-name="ce144" table:formula="oooc:=COUNTIF([Vertices.C:.C];(&quot;&gt;= &quot;&amp;[.I11]))-COUNTIF([Vertices.C:.C];(&quot;&gt;=&quot;&amp;[.I12]))" office:value-type="float" office:value="0">
            <text:p>0</text:p>
          </table:table-cell>
          <table:table-cell table:style-name="ce156" table:formula="oooc:=[.K10]+(([.$K$45]-[.$K$2])/BINDIVISOR)" office:value-type="string" office:value="#NAME?">
            <text:p>#NAME?</text:p>
          </table:table-cell>
          <table:table-cell table:style-name="ce152" table:formula="oooc:=COUNTIF([Vertices.D:.D];(&quot;&gt;= &quot;&amp;[.K11]))-COUNTIF([Vertices.D:.D];(&quot;&gt;=&quot;&amp;[.K12]))" office:value-type="float" office:value="0">
            <text:p>0</text:p>
          </table:table-cell>
          <table:table-cell table:style-name="ce156" table:formula="oooc:=[.M10]+(([.$M$45]-[.$M$2])/BINDIVISOR)" office:value-type="string" office:value="#NAME?">
            <text:p>#NAME?</text:p>
          </table:table-cell>
          <table:table-cell table:style-name="ce152" table:formula="oooc:=COUNTIF([Vertices.E:.E];(&quot;&gt;= &quot;&amp;[.M11]))-COUNTIF([Vertices.E:.E];(&quot;&gt;=&quot;&amp;[.M12]))" office:value-type="float" office:value="0">
            <text:p>0</text:p>
          </table:table-cell>
          <table:table-cell table:style-name="ce156" table:formula="oooc:=[.O10]+(([.$O$45]-[.$O$2])/BINDIVISOR)" office:value-type="string" office:value="#NAME?">
            <text:p>#NAME?</text:p>
          </table:table-cell>
          <table:table-cell table:style-name="ce152" table:formula="oooc:=COUNTIF([Vertices.F:.F];(&quot;&gt;= &quot;&amp;[.O11]))-COUNTIF([Vertices.F:.F];(&quot;&gt;=&quot;&amp;[.O12]))" office:value-type="float" office:value="0">
            <text:p>0</text:p>
          </table:table-cell>
          <table:table-cell table:style-name="ce156" table:formula="oooc:=[.Q10]+(([.$Q$45]-[.$Q$2])/BINDIVISOR)" office:value-type="string" office:value="#NAME?">
            <text:p>#NAME?</text:p>
          </table:table-cell>
          <table:table-cell table:style-name="ce157" table:formula="oooc:=COUNTIF({};(&quot;&gt;= &quot;&amp;[.Q11]))-COUNTIF({};(&quot;&gt;=&quot;&amp;[.Q12]))" office:value-type="float" office:value="0">
            <text:p>0</text:p>
          </table:table-cell>
          <table:table-cell table:style-name="ce156" table:formula="oooc:=[.S10]+(([.$S$45]-[.$S$2])/BINDIVISOR)" office:value-type="string" office:value="#NAME?">
            <text:p>#NAME?</text:p>
          </table:table-cell>
          <table:table-cell table:style-name="ce152" table:formula="oooc:=COUNTIF([Vertices.H:.H];(&quot;&gt;= &quot;&amp;[.S11]))-COUNTIF([Vertices.H:.H];(&quot;&gt;=&quot;&amp;[.S12]))" office:value-type="float" office:value="0">
            <text:p>0</text:p>
          </table:table-cell>
          <table:table-cell table:style-name="ce156" table:formula="oooc:=[.U10]+(([.$U$45]-[.$U$2])/BINDIVISOR)" office:value-type="string" office:value="#NAME?">
            <text:p>#NAME?</text:p>
          </table:table-cell>
          <table:table-cell table:style-name="ce152" table:formula="oooc:=COUNTIF([Vertices.G:.G];(&quot;&gt;= &quot;&amp;[.U11]))-COUNTIF([Vertices.G:.G];(&quot;&gt;=&quot;&amp;[.U12]))" office:value-type="float" office:value="0">
            <text:p>0</text:p>
          </table:table-cell>
          <table:table-cell table:style-name="ce156" table:formula="oooc:=[.W10]+(([.$W$45]-[.$W$2])/BINDIVISOR)" office:value-type="string" office:value="#NAME?">
            <text:p>#NAME?</text:p>
          </table:table-cell>
          <table:table-cell table:style-name="ce158" table:formula="oooc:=COUNTIF({};(&quot;&gt;= &quot;&amp;[.W11]))-COUNTIF({};(&quot;&gt;=&quot;&amp;[.W12]))" office:value-type="float" office:value="0">
            <text:p>0</text:p>
          </table:table-cell>
          <table:table-cell table:style-name="ce159" table:formula="oooc:=[.Y10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11]))-COUNTIF(INDIRECT(DYNAMICFILTERSOURCECOLUMNRANGE);(&quot;&gt;=&quot;&amp;[.Y12]))" office:value-type="string" office:value="#NAME?">
            <text:p>#NAME?</text:p>
          </table:table-cell>
        </table:table-row>
        <table:table-row table:style-name="ro37">
          <table:table-cell table:number-columns-repeated="2"/>
          <table:table-cell table:style-name="ce53" office:value-type="float" office:value="1">
            <text:p>1</text:p>
          </table:table-cell>
          <table:table-cell table:style-name="ce160"/>
          <table:table-cell table:style-name="ce161" office:value-type="string">
            <text:p>Minimum Degree</text:p>
          </table:table-cell>
          <table:table-cell table:style-name="ce162" table:formula="oooc:=IF((COUNT([Vertices.C:.C])&gt;0);[.I2];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11]+(([.$I$45]-[.$I$2])/BINDIVISOR)" office:value-type="string" office:value="#NAME?">
            <text:p>#NAME?</text:p>
          </table:table-cell>
          <table:table-cell table:style-name="ce144" table:formula="oooc:=COUNTIF([Vertices.C:.C];(&quot;&gt;= &quot;&amp;[.I12]))-COUNTIF([Vertices.C:.C];(&quot;&gt;=&quot;&amp;[.I13]))" office:value-type="float" office:value="0">
            <text:p>0</text:p>
          </table:table-cell>
          <table:table-cell table:style-name="ce151" table:formula="oooc:=[.K11]+(([.$K$45]-[.$K$2])/BINDIVISOR)" office:value-type="string" office:value="#NAME?">
            <text:p>#NAME?</text:p>
          </table:table-cell>
          <table:table-cell table:style-name="ce152" table:formula="oooc:=COUNTIF([Vertices.D:.D];(&quot;&gt;= &quot;&amp;[.K12]))-COUNTIF([Vertices.D:.D];(&quot;&gt;=&quot;&amp;[.K13]))" office:value-type="float" office:value="0">
            <text:p>0</text:p>
          </table:table-cell>
          <table:table-cell table:style-name="ce151" table:formula="oooc:=[.M11]+(([.$M$45]-[.$M$2])/BINDIVISOR)" office:value-type="string" office:value="#NAME?">
            <text:p>#NAME?</text:p>
          </table:table-cell>
          <table:table-cell table:style-name="ce152" table:formula="oooc:=COUNTIF([Vertices.E:.E];(&quot;&gt;= &quot;&amp;[.M12]))-COUNTIF([Vertices.E:.E];(&quot;&gt;=&quot;&amp;[.M13]))" office:value-type="float" office:value="0">
            <text:p>0</text:p>
          </table:table-cell>
          <table:table-cell table:style-name="ce151" table:formula="oooc:=[.O11]+(([.$O$45]-[.$O$2])/BINDIVISOR)" office:value-type="string" office:value="#NAME?">
            <text:p>#NAME?</text:p>
          </table:table-cell>
          <table:table-cell table:style-name="ce152" table:formula="oooc:=COUNTIF([Vertices.F:.F];(&quot;&gt;= &quot;&amp;[.O12]))-COUNTIF([Vertices.F:.F];(&quot;&gt;=&quot;&amp;[.O13]))" office:value-type="float" office:value="0">
            <text:p>0</text:p>
          </table:table-cell>
          <table:table-cell table:style-name="ce151" table:formula="oooc:=[.Q11]+(([.$Q$45]-[.$Q$2])/BINDIVISOR)" office:value-type="string" office:value="#NAME?">
            <text:p>#NAME?</text:p>
          </table:table-cell>
          <table:table-cell table:style-name="ce152" table:formula="oooc:=COUNTIF({};(&quot;&gt;= &quot;&amp;[.Q12]))-COUNTIF({};(&quot;&gt;=&quot;&amp;[.Q13]))" office:value-type="float" office:value="0">
            <text:p>0</text:p>
          </table:table-cell>
          <table:table-cell table:style-name="ce151" table:formula="oooc:=[.S11]+(([.$S$45]-[.$S$2])/BINDIVISOR)" office:value-type="string" office:value="#NAME?">
            <text:p>#NAME?</text:p>
          </table:table-cell>
          <table:table-cell table:style-name="ce152" table:formula="oooc:=COUNTIF([Vertices.H:.H];(&quot;&gt;= &quot;&amp;[.S12]))-COUNTIF([Vertices.H:.H];(&quot;&gt;=&quot;&amp;[.S13]))" office:value-type="float" office:value="0">
            <text:p>0</text:p>
          </table:table-cell>
          <table:table-cell table:style-name="ce151" table:formula="oooc:=[.U11]+(([.$U$45]-[.$U$2])/BINDIVISOR)" office:value-type="string" office:value="#NAME?">
            <text:p>#NAME?</text:p>
          </table:table-cell>
          <table:table-cell table:style-name="ce152" table:formula="oooc:=COUNTIF([Vertices.G:.G];(&quot;&gt;= &quot;&amp;[.U12]))-COUNTIF([Vertices.G:.G];(&quot;&gt;=&quot;&amp;[.U13]))" office:value-type="float" office:value="0">
            <text:p>0</text:p>
          </table:table-cell>
          <table:table-cell table:style-name="ce151" table:formula="oooc:=[.W11]+(([.$W$45]-[.$W$2])/BINDIVISOR)" office:value-type="string" office:value="#NAME?">
            <text:p>#NAME?</text:p>
          </table:table-cell>
          <table:table-cell table:style-name="ce153" table:formula="oooc:=COUNTIF({};(&quot;&gt;= &quot;&amp;[.W12]))-COUNTIF({};(&quot;&gt;=&quot;&amp;[.W13]))" office:value-type="float" office:value="0">
            <text:p>0</text:p>
          </table:table-cell>
          <table:table-cell table:style-name="ce154" table:formula="oooc:=[.Y11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12]))-COUNTIF(INDIRECT(DYNAMICFILTERSOURCECOLUMNRANGE);(&quot;&gt;=&quot;&amp;[.Y13]))" office:value-type="string" office:value="#NAME?">
            <text:p>#NAME?</text:p>
          </table:table-cell>
        </table:table-row>
        <table:table-row table:style-name="ro37">
          <table:table-cell table:number-columns-repeated="2"/>
          <table:table-cell table:style-name="ce53" office:value-type="float" office:value="1">
            <text:p>1</text:p>
          </table:table-cell>
          <table:table-cell table:style-name="ce160"/>
          <table:table-cell table:style-name="ce164" office:value-type="string">
            <text:p>Maximum Degree</text:p>
          </table:table-cell>
          <table:table-cell table:style-name="ce165" table:formula="oooc:=IF((COUNT([Vertices.$C:.C])&gt;0);[.I45];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12]+(([.$I$45]-[.$I$2])/BINDIVISOR)" office:value-type="string" office:value="#NAME?">
            <text:p>#NAME?</text:p>
          </table:table-cell>
          <table:table-cell table:style-name="ce144" table:formula="oooc:=COUNTIF([Vertices.C:.C];(&quot;&gt;= &quot;&amp;[.I13]))-COUNTIF([Vertices.C:.C];(&quot;&gt;=&quot;&amp;[.I14]))" office:value-type="float" office:value="0">
            <text:p>0</text:p>
          </table:table-cell>
          <table:table-cell table:style-name="ce156" table:formula="oooc:=[.K12]+(([.$K$45]-[.$K$2])/BINDIVISOR)" office:value-type="string" office:value="#NAME?">
            <text:p>#NAME?</text:p>
          </table:table-cell>
          <table:table-cell table:style-name="ce152" table:formula="oooc:=COUNTIF([Vertices.D:.D];(&quot;&gt;= &quot;&amp;[.K13]))-COUNTIF([Vertices.D:.D];(&quot;&gt;=&quot;&amp;[.K14]))" office:value-type="float" office:value="0">
            <text:p>0</text:p>
          </table:table-cell>
          <table:table-cell table:style-name="ce156" table:formula="oooc:=[.M12]+(([.$M$45]-[.$M$2])/BINDIVISOR)" office:value-type="string" office:value="#NAME?">
            <text:p>#NAME?</text:p>
          </table:table-cell>
          <table:table-cell table:style-name="ce152" table:formula="oooc:=COUNTIF([Vertices.E:.E];(&quot;&gt;= &quot;&amp;[.M13]))-COUNTIF([Vertices.E:.E];(&quot;&gt;=&quot;&amp;[.M14]))" office:value-type="float" office:value="0">
            <text:p>0</text:p>
          </table:table-cell>
          <table:table-cell table:style-name="ce156" table:formula="oooc:=[.O12]+(([.$O$45]-[.$O$2])/BINDIVISOR)" office:value-type="string" office:value="#NAME?">
            <text:p>#NAME?</text:p>
          </table:table-cell>
          <table:table-cell table:style-name="ce152" table:formula="oooc:=COUNTIF([Vertices.F:.F];(&quot;&gt;= &quot;&amp;[.O13]))-COUNTIF([Vertices.F:.F];(&quot;&gt;=&quot;&amp;[.O14]))" office:value-type="float" office:value="0">
            <text:p>0</text:p>
          </table:table-cell>
          <table:table-cell table:style-name="ce156" table:formula="oooc:=[.Q12]+(([.$Q$45]-[.$Q$2])/BINDIVISOR)" office:value-type="string" office:value="#NAME?">
            <text:p>#NAME?</text:p>
          </table:table-cell>
          <table:table-cell table:style-name="ce157" table:formula="oooc:=COUNTIF({};(&quot;&gt;= &quot;&amp;[.Q13]))-COUNTIF({};(&quot;&gt;=&quot;&amp;[.Q14]))" office:value-type="float" office:value="0">
            <text:p>0</text:p>
          </table:table-cell>
          <table:table-cell table:style-name="ce156" table:formula="oooc:=[.S12]+(([.$S$45]-[.$S$2])/BINDIVISOR)" office:value-type="string" office:value="#NAME?">
            <text:p>#NAME?</text:p>
          </table:table-cell>
          <table:table-cell table:style-name="ce152" table:formula="oooc:=COUNTIF([Vertices.H:.H];(&quot;&gt;= &quot;&amp;[.S13]))-COUNTIF([Vertices.H:.H];(&quot;&gt;=&quot;&amp;[.S14]))" office:value-type="float" office:value="0">
            <text:p>0</text:p>
          </table:table-cell>
          <table:table-cell table:style-name="ce156" table:formula="oooc:=[.U12]+(([.$U$45]-[.$U$2])/BINDIVISOR)" office:value-type="string" office:value="#NAME?">
            <text:p>#NAME?</text:p>
          </table:table-cell>
          <table:table-cell table:style-name="ce152" table:formula="oooc:=COUNTIF([Vertices.G:.G];(&quot;&gt;= &quot;&amp;[.U13]))-COUNTIF([Vertices.G:.G];(&quot;&gt;=&quot;&amp;[.U14]))" office:value-type="float" office:value="0">
            <text:p>0</text:p>
          </table:table-cell>
          <table:table-cell table:style-name="ce156" table:formula="oooc:=[.W12]+(([.$W$45]-[.$W$2])/BINDIVISOR)" office:value-type="string" office:value="#NAME?">
            <text:p>#NAME?</text:p>
          </table:table-cell>
          <table:table-cell table:style-name="ce158" table:formula="oooc:=COUNTIF({};(&quot;&gt;= &quot;&amp;[.W13]))-COUNTIF({};(&quot;&gt;=&quot;&amp;[.W14]))" office:value-type="float" office:value="0">
            <text:p>0</text:p>
          </table:table-cell>
          <table:table-cell table:style-name="ce159" table:formula="oooc:=[.Y12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13]))-COUNTIF(INDIRECT(DYNAMICFILTERSOURCECOLUMNRANGE);(&quot;&gt;=&quot;&amp;[.Y14]))" office:value-type="string" office:value="#NAME?">
            <text:p>#NAME?</text:p>
          </table:table-cell>
        </table:table-row>
        <table:table-row table:style-name="ro37">
          <table:table-cell table:number-columns-repeated="3"/>
          <table:table-cell table:style-name="ce160"/>
          <table:table-cell table:style-name="ce164" office:value-type="string">
            <text:p>Average Degree</text:p>
          </table:table-cell>
          <table:table-cell table:style-name="ce166" table:formula="oooc:=IFERROR(AVERAGE([Vertices.C:.C]),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13]+(([.$I$45]-[.$I$2])/BINDIVISOR)" office:value-type="string" office:value="#NAME?">
            <text:p>#NAME?</text:p>
          </table:table-cell>
          <table:table-cell table:style-name="ce144" table:formula="oooc:=COUNTIF([Vertices.C:.C];(&quot;&gt;= &quot;&amp;[.I14]))-COUNTIF([Vertices.C:.C];(&quot;&gt;=&quot;&amp;[.I15]))" office:value-type="float" office:value="0">
            <text:p>0</text:p>
          </table:table-cell>
          <table:table-cell table:style-name="ce151" table:formula="oooc:=[.K13]+(([.$K$45]-[.$K$2])/BINDIVISOR)" office:value-type="string" office:value="#NAME?">
            <text:p>#NAME?</text:p>
          </table:table-cell>
          <table:table-cell table:style-name="ce152" table:formula="oooc:=COUNTIF([Vertices.D:.D];(&quot;&gt;= &quot;&amp;[.K14]))-COUNTIF([Vertices.D:.D];(&quot;&gt;=&quot;&amp;[.K15]))" office:value-type="float" office:value="0">
            <text:p>0</text:p>
          </table:table-cell>
          <table:table-cell table:style-name="ce151" table:formula="oooc:=[.M13]+(([.$M$45]-[.$M$2])/BINDIVISOR)" office:value-type="string" office:value="#NAME?">
            <text:p>#NAME?</text:p>
          </table:table-cell>
          <table:table-cell table:style-name="ce152" table:formula="oooc:=COUNTIF([Vertices.E:.E];(&quot;&gt;= &quot;&amp;[.M14]))-COUNTIF([Vertices.E:.E];(&quot;&gt;=&quot;&amp;[.M15]))" office:value-type="float" office:value="0">
            <text:p>0</text:p>
          </table:table-cell>
          <table:table-cell table:style-name="ce151" table:formula="oooc:=[.O13]+(([.$O$45]-[.$O$2])/BINDIVISOR)" office:value-type="string" office:value="#NAME?">
            <text:p>#NAME?</text:p>
          </table:table-cell>
          <table:table-cell table:style-name="ce152" table:formula="oooc:=COUNTIF([Vertices.F:.F];(&quot;&gt;= &quot;&amp;[.O14]))-COUNTIF([Vertices.F:.F];(&quot;&gt;=&quot;&amp;[.O15]))" office:value-type="float" office:value="0">
            <text:p>0</text:p>
          </table:table-cell>
          <table:table-cell table:style-name="ce151" table:formula="oooc:=[.Q13]+(([.$Q$45]-[.$Q$2])/BINDIVISOR)" office:value-type="string" office:value="#NAME?">
            <text:p>#NAME?</text:p>
          </table:table-cell>
          <table:table-cell table:style-name="ce152" table:formula="oooc:=COUNTIF({};(&quot;&gt;= &quot;&amp;[.Q14]))-COUNTIF({};(&quot;&gt;=&quot;&amp;[.Q15]))" office:value-type="float" office:value="0">
            <text:p>0</text:p>
          </table:table-cell>
          <table:table-cell table:style-name="ce151" table:formula="oooc:=[.S13]+(([.$S$45]-[.$S$2])/BINDIVISOR)" office:value-type="string" office:value="#NAME?">
            <text:p>#NAME?</text:p>
          </table:table-cell>
          <table:table-cell table:style-name="ce152" table:formula="oooc:=COUNTIF([Vertices.H:.H];(&quot;&gt;= &quot;&amp;[.S14]))-COUNTIF([Vertices.H:.H];(&quot;&gt;=&quot;&amp;[.S15]))" office:value-type="float" office:value="0">
            <text:p>0</text:p>
          </table:table-cell>
          <table:table-cell table:style-name="ce151" table:formula="oooc:=[.U13]+(([.$U$45]-[.$U$2])/BINDIVISOR)" office:value-type="string" office:value="#NAME?">
            <text:p>#NAME?</text:p>
          </table:table-cell>
          <table:table-cell table:style-name="ce152" table:formula="oooc:=COUNTIF([Vertices.G:.G];(&quot;&gt;= &quot;&amp;[.U14]))-COUNTIF([Vertices.G:.G];(&quot;&gt;=&quot;&amp;[.U15]))" office:value-type="float" office:value="0">
            <text:p>0</text:p>
          </table:table-cell>
          <table:table-cell table:style-name="ce151" table:formula="oooc:=[.W13]+(([.$W$45]-[.$W$2])/BINDIVISOR)" office:value-type="string" office:value="#NAME?">
            <text:p>#NAME?</text:p>
          </table:table-cell>
          <table:table-cell table:style-name="ce153" table:formula="oooc:=COUNTIF({};(&quot;&gt;= &quot;&amp;[.W14]))-COUNTIF({};(&quot;&gt;=&quot;&amp;[.W15]))" office:value-type="float" office:value="0">
            <text:p>0</text:p>
          </table:table-cell>
          <table:table-cell table:style-name="ce154" table:formula="oooc:=[.Y13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14]))-COUNTIF(INDIRECT(DYNAMICFILTERSOURCECOLUMNRANGE);(&quot;&gt;=&quot;&amp;[.Y15]))" office:value-type="string" office:value="#NAME?">
            <text:p>#NAME?</text:p>
          </table:table-cell>
        </table:table-row>
        <table:table-row table:style-name="ro37">
          <table:table-cell table:number-columns-repeated="3"/>
          <table:table-cell table:style-name="ce160"/>
          <table:table-cell table:style-name="ce164" office:value-type="string">
            <text:p>Median Degree</text:p>
          </table:table-cell>
          <table:table-cell table:style-name="ce166" table:formula="oooc:=IFERROR(MEDIAN([Vertices.C:.C]),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14]+(([.$I$45]-[.$I$2])/BINDIVISOR)" office:value-type="string" office:value="#NAME?">
            <text:p>#NAME?</text:p>
          </table:table-cell>
          <table:table-cell table:style-name="ce144" table:formula="oooc:=COUNTIF([Vertices.C:.C];(&quot;&gt;= &quot;&amp;[.I15]))-COUNTIF([Vertices.C:.C];(&quot;&gt;=&quot;&amp;[.I16]))" office:value-type="float" office:value="0">
            <text:p>0</text:p>
          </table:table-cell>
          <table:table-cell table:style-name="ce156" table:formula="oooc:=[.K14]+(([.$K$45]-[.$K$2])/BINDIVISOR)" office:value-type="string" office:value="#NAME?">
            <text:p>#NAME?</text:p>
          </table:table-cell>
          <table:table-cell table:style-name="ce152" table:formula="oooc:=COUNTIF([Vertices.D:.D];(&quot;&gt;= &quot;&amp;[.K15]))-COUNTIF([Vertices.D:.D];(&quot;&gt;=&quot;&amp;[.K16]))" office:value-type="float" office:value="0">
            <text:p>0</text:p>
          </table:table-cell>
          <table:table-cell table:style-name="ce156" table:formula="oooc:=[.M14]+(([.$M$45]-[.$M$2])/BINDIVISOR)" office:value-type="string" office:value="#NAME?">
            <text:p>#NAME?</text:p>
          </table:table-cell>
          <table:table-cell table:style-name="ce152" table:formula="oooc:=COUNTIF([Vertices.E:.E];(&quot;&gt;= &quot;&amp;[.M15]))-COUNTIF([Vertices.E:.E];(&quot;&gt;=&quot;&amp;[.M16]))" office:value-type="float" office:value="0">
            <text:p>0</text:p>
          </table:table-cell>
          <table:table-cell table:style-name="ce156" table:formula="oooc:=[.O14]+(([.$O$45]-[.$O$2])/BINDIVISOR)" office:value-type="string" office:value="#NAME?">
            <text:p>#NAME?</text:p>
          </table:table-cell>
          <table:table-cell table:style-name="ce152" table:formula="oooc:=COUNTIF([Vertices.F:.F];(&quot;&gt;= &quot;&amp;[.O15]))-COUNTIF([Vertices.F:.F];(&quot;&gt;=&quot;&amp;[.O16]))" office:value-type="float" office:value="0">
            <text:p>0</text:p>
          </table:table-cell>
          <table:table-cell table:style-name="ce156" table:formula="oooc:=[.Q14]+(([.$Q$45]-[.$Q$2])/BINDIVISOR)" office:value-type="string" office:value="#NAME?">
            <text:p>#NAME?</text:p>
          </table:table-cell>
          <table:table-cell table:style-name="ce157" table:formula="oooc:=COUNTIF({};(&quot;&gt;= &quot;&amp;[.Q15]))-COUNTIF({};(&quot;&gt;=&quot;&amp;[.Q16]))" office:value-type="float" office:value="0">
            <text:p>0</text:p>
          </table:table-cell>
          <table:table-cell table:style-name="ce156" table:formula="oooc:=[.S14]+(([.$S$45]-[.$S$2])/BINDIVISOR)" office:value-type="string" office:value="#NAME?">
            <text:p>#NAME?</text:p>
          </table:table-cell>
          <table:table-cell table:style-name="ce152" table:formula="oooc:=COUNTIF([Vertices.H:.H];(&quot;&gt;= &quot;&amp;[.S15]))-COUNTIF([Vertices.H:.H];(&quot;&gt;=&quot;&amp;[.S16]))" office:value-type="float" office:value="0">
            <text:p>0</text:p>
          </table:table-cell>
          <table:table-cell table:style-name="ce156" table:formula="oooc:=[.U14]+(([.$U$45]-[.$U$2])/BINDIVISOR)" office:value-type="string" office:value="#NAME?">
            <text:p>#NAME?</text:p>
          </table:table-cell>
          <table:table-cell table:style-name="ce152" table:formula="oooc:=COUNTIF([Vertices.G:.G];(&quot;&gt;= &quot;&amp;[.U15]))-COUNTIF([Vertices.G:.G];(&quot;&gt;=&quot;&amp;[.U16]))" office:value-type="float" office:value="0">
            <text:p>0</text:p>
          </table:table-cell>
          <table:table-cell table:style-name="ce156" table:formula="oooc:=[.W14]+(([.$W$45]-[.$W$2])/BINDIVISOR)" office:value-type="string" office:value="#NAME?">
            <text:p>#NAME?</text:p>
          </table:table-cell>
          <table:table-cell table:style-name="ce158" table:formula="oooc:=COUNTIF({};(&quot;&gt;= &quot;&amp;[.W15]))-COUNTIF({};(&quot;&gt;=&quot;&amp;[.W16]))" office:value-type="float" office:value="0">
            <text:p>0</text:p>
          </table:table-cell>
          <table:table-cell table:style-name="ce159" table:formula="oooc:=[.Y14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15]))-COUNTIF(INDIRECT(DYNAMICFILTERSOURCECOLUMNRANGE);(&quot;&gt;=&quot;&amp;[.Y16]))" office:value-type="string" office:value="#NAME?">
            <text:p>#NAME?</text:p>
          </table:table-cell>
        </table:table-row>
        <table:table-row table:style-name="ro31">
          <table:table-cell table:style-name="ce155" table:number-columns-spanned="2" table:number-rows-spanned="1" office:value-type="string">
            <text:p>Degree In  - Top 10</text:p>
          </table:table-cell>
          <table:covered-table-cell/>
          <table:table-cell table:number-columns-repeated="2"/>
          <table:table-cell table:number-columns-repeated="2" table:style-name="ce41"/>
          <table:table-cell table:number-columns-repeated="2"/>
          <table:table-cell table:style-name="ce150" table:formula="oooc:=[.I15]+(([.$I$45]-[.$I$2])/BINDIVISOR)" office:value-type="string" office:value="#NAME?">
            <text:p>#NAME?</text:p>
          </table:table-cell>
          <table:table-cell table:style-name="ce144" table:formula="oooc:=COUNTIF([Vertices.C:.C];(&quot;&gt;= &quot;&amp;[.I16]))-COUNTIF([Vertices.C:.C];(&quot;&gt;=&quot;&amp;[.I17]))" office:value-type="float" office:value="0">
            <text:p>0</text:p>
          </table:table-cell>
          <table:table-cell table:style-name="ce151" table:formula="oooc:=[.K15]+(([.$K$45]-[.$K$2])/BINDIVISOR)" office:value-type="string" office:value="#NAME?">
            <text:p>#NAME?</text:p>
          </table:table-cell>
          <table:table-cell table:style-name="ce152" table:formula="oooc:=COUNTIF([Vertices.D:.D];(&quot;&gt;= &quot;&amp;[.K16]))-COUNTIF([Vertices.D:.D];(&quot;&gt;=&quot;&amp;[.K17]))" office:value-type="float" office:value="0">
            <text:p>0</text:p>
          </table:table-cell>
          <table:table-cell table:style-name="ce151" table:formula="oooc:=[.M15]+(([.$M$45]-[.$M$2])/BINDIVISOR)" office:value-type="string" office:value="#NAME?">
            <text:p>#NAME?</text:p>
          </table:table-cell>
          <table:table-cell table:style-name="ce152" table:formula="oooc:=COUNTIF([Vertices.E:.E];(&quot;&gt;= &quot;&amp;[.M16]))-COUNTIF([Vertices.E:.E];(&quot;&gt;=&quot;&amp;[.M17]))" office:value-type="float" office:value="0">
            <text:p>0</text:p>
          </table:table-cell>
          <table:table-cell table:style-name="ce151" table:formula="oooc:=[.O15]+(([.$O$45]-[.$O$2])/BINDIVISOR)" office:value-type="string" office:value="#NAME?">
            <text:p>#NAME?</text:p>
          </table:table-cell>
          <table:table-cell table:style-name="ce152" table:formula="oooc:=COUNTIF([Vertices.F:.F];(&quot;&gt;= &quot;&amp;[.O16]))-COUNTIF([Vertices.F:.F];(&quot;&gt;=&quot;&amp;[.O17]))" office:value-type="float" office:value="0">
            <text:p>0</text:p>
          </table:table-cell>
          <table:table-cell table:style-name="ce151" table:formula="oooc:=[.Q15]+(([.$Q$45]-[.$Q$2])/BINDIVISOR)" office:value-type="string" office:value="#NAME?">
            <text:p>#NAME?</text:p>
          </table:table-cell>
          <table:table-cell table:style-name="ce152" table:formula="oooc:=COUNTIF({};(&quot;&gt;= &quot;&amp;[.Q16]))-COUNTIF({};(&quot;&gt;=&quot;&amp;[.Q17]))" office:value-type="float" office:value="0">
            <text:p>0</text:p>
          </table:table-cell>
          <table:table-cell table:style-name="ce151" table:formula="oooc:=[.S15]+(([.$S$45]-[.$S$2])/BINDIVISOR)" office:value-type="string" office:value="#NAME?">
            <text:p>#NAME?</text:p>
          </table:table-cell>
          <table:table-cell table:style-name="ce152" table:formula="oooc:=COUNTIF([Vertices.H:.H];(&quot;&gt;= &quot;&amp;[.S16]))-COUNTIF([Vertices.H:.H];(&quot;&gt;=&quot;&amp;[.S17]))" office:value-type="float" office:value="0">
            <text:p>0</text:p>
          </table:table-cell>
          <table:table-cell table:style-name="ce151" table:formula="oooc:=[.U15]+(([.$U$45]-[.$U$2])/BINDIVISOR)" office:value-type="string" office:value="#NAME?">
            <text:p>#NAME?</text:p>
          </table:table-cell>
          <table:table-cell table:style-name="ce152" table:formula="oooc:=COUNTIF([Vertices.G:.G];(&quot;&gt;= &quot;&amp;[.U16]))-COUNTIF([Vertices.G:.G];(&quot;&gt;=&quot;&amp;[.U17]))" office:value-type="float" office:value="0">
            <text:p>0</text:p>
          </table:table-cell>
          <table:table-cell table:style-name="ce151" table:formula="oooc:=[.W15]+(([.$W$45]-[.$W$2])/BINDIVISOR)" office:value-type="string" office:value="#NAME?">
            <text:p>#NAME?</text:p>
          </table:table-cell>
          <table:table-cell table:style-name="ce153" table:formula="oooc:=COUNTIF({};(&quot;&gt;= &quot;&amp;[.W16]))-COUNTIF({};(&quot;&gt;=&quot;&amp;[.W17]))" office:value-type="float" office:value="0">
            <text:p>0</text:p>
          </table:table-cell>
          <table:table-cell table:style-name="ce154" table:formula="oooc:=[.Y15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16]))-COUNTIF(INDIRECT(DYNAMICFILTERSOURCECOLUMNRANGE);(&quot;&gt;=&quot;&amp;[.Y17]))" office:value-type="string" office:value="#NAME?">
            <text:p>#NAME?</text:p>
          </table:table-cell>
        </table:table-row>
        <table:table-row table:style-name="ro37">
          <table:table-cell table:number-columns-repeated="2"/>
          <table:table-cell table:style-name="ce53" office:value-type="float" office:value="2">
            <text:p>2</text:p>
          </table:table-cell>
          <table:table-cell table:number-columns-repeated="5"/>
          <table:table-cell table:style-name="ce150" table:formula="oooc:=[.I16]+(([.$I$45]-[.$I$2])/BINDIVISOR)" office:value-type="string" office:value="#NAME?">
            <text:p>#NAME?</text:p>
          </table:table-cell>
          <table:table-cell table:style-name="ce144" table:formula="oooc:=COUNTIF([Vertices.C:.C];(&quot;&gt;= &quot;&amp;[.I17]))-COUNTIF([Vertices.C:.C];(&quot;&gt;=&quot;&amp;[.I18]))" office:value-type="float" office:value="0">
            <text:p>0</text:p>
          </table:table-cell>
          <table:table-cell table:style-name="ce156" table:formula="oooc:=[.K16]+(([.$K$45]-[.$K$2])/BINDIVISOR)" office:value-type="string" office:value="#NAME?">
            <text:p>#NAME?</text:p>
          </table:table-cell>
          <table:table-cell table:style-name="ce152" table:formula="oooc:=COUNTIF([Vertices.D:.D];(&quot;&gt;= &quot;&amp;[.K17]))-COUNTIF([Vertices.D:.D];(&quot;&gt;=&quot;&amp;[.K18]))" office:value-type="float" office:value="0">
            <text:p>0</text:p>
          </table:table-cell>
          <table:table-cell table:style-name="ce156" table:formula="oooc:=[.M16]+(([.$M$45]-[.$M$2])/BINDIVISOR)" office:value-type="string" office:value="#NAME?">
            <text:p>#NAME?</text:p>
          </table:table-cell>
          <table:table-cell table:style-name="ce152" table:formula="oooc:=COUNTIF([Vertices.E:.E];(&quot;&gt;= &quot;&amp;[.M17]))-COUNTIF([Vertices.E:.E];(&quot;&gt;=&quot;&amp;[.M18]))" office:value-type="float" office:value="0">
            <text:p>0</text:p>
          </table:table-cell>
          <table:table-cell table:style-name="ce156" table:formula="oooc:=[.O16]+(([.$O$45]-[.$O$2])/BINDIVISOR)" office:value-type="string" office:value="#NAME?">
            <text:p>#NAME?</text:p>
          </table:table-cell>
          <table:table-cell table:style-name="ce152" table:formula="oooc:=COUNTIF([Vertices.F:.F];(&quot;&gt;= &quot;&amp;[.O17]))-COUNTIF([Vertices.F:.F];(&quot;&gt;=&quot;&amp;[.O18]))" office:value-type="float" office:value="0">
            <text:p>0</text:p>
          </table:table-cell>
          <table:table-cell table:style-name="ce156" table:formula="oooc:=[.Q16]+(([.$Q$45]-[.$Q$2])/BINDIVISOR)" office:value-type="string" office:value="#NAME?">
            <text:p>#NAME?</text:p>
          </table:table-cell>
          <table:table-cell table:style-name="ce157" table:formula="oooc:=COUNTIF({};(&quot;&gt;= &quot;&amp;[.Q17]))-COUNTIF({};(&quot;&gt;=&quot;&amp;[.Q18]))" office:value-type="float" office:value="0">
            <text:p>0</text:p>
          </table:table-cell>
          <table:table-cell table:style-name="ce156" table:formula="oooc:=[.S16]+(([.$S$45]-[.$S$2])/BINDIVISOR)" office:value-type="string" office:value="#NAME?">
            <text:p>#NAME?</text:p>
          </table:table-cell>
          <table:table-cell table:style-name="ce152" table:formula="oooc:=COUNTIF([Vertices.H:.H];(&quot;&gt;= &quot;&amp;[.S17]))-COUNTIF([Vertices.H:.H];(&quot;&gt;=&quot;&amp;[.S18]))" office:value-type="float" office:value="0">
            <text:p>0</text:p>
          </table:table-cell>
          <table:table-cell table:style-name="ce156" table:formula="oooc:=[.U16]+(([.$U$45]-[.$U$2])/BINDIVISOR)" office:value-type="string" office:value="#NAME?">
            <text:p>#NAME?</text:p>
          </table:table-cell>
          <table:table-cell table:style-name="ce152" table:formula="oooc:=COUNTIF([Vertices.G:.G];(&quot;&gt;= &quot;&amp;[.U17]))-COUNTIF([Vertices.G:.G];(&quot;&gt;=&quot;&amp;[.U18]))" office:value-type="float" office:value="0">
            <text:p>0</text:p>
          </table:table-cell>
          <table:table-cell table:style-name="ce156" table:formula="oooc:=[.W16]+(([.$W$45]-[.$W$2])/BINDIVISOR)" office:value-type="string" office:value="#NAME?">
            <text:p>#NAME?</text:p>
          </table:table-cell>
          <table:table-cell table:style-name="ce158" table:formula="oooc:=COUNTIF({};(&quot;&gt;= &quot;&amp;[.W17]))-COUNTIF({};(&quot;&gt;=&quot;&amp;[.W18]))" office:value-type="float" office:value="0">
            <text:p>0</text:p>
          </table:table-cell>
          <table:table-cell table:style-name="ce159" table:formula="oooc:=[.Y16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17]))-COUNTIF(INDIRECT(DYNAMICFILTERSOURCECOLUMNRANGE);(&quot;&gt;=&quot;&amp;[.Y18]))" office:value-type="string" office:value="#NAME?">
            <text:p>#NAME?</text:p>
          </table:table-cell>
        </table:table-row>
        <table:table-row table:style-name="ro37">
          <table:table-cell table:number-columns-repeated="2"/>
          <table:table-cell table:style-name="ce53" office:value-type="float" office:value="2">
            <text:p>2</text:p>
          </table:table-cell>
          <table:table-cell table:number-columns-repeated="5"/>
          <table:table-cell table:style-name="ce150" table:formula="oooc:=[.I17]+(([.$I$45]-[.$I$2])/BINDIVISOR)" office:value-type="string" office:value="#NAME?">
            <text:p>#NAME?</text:p>
          </table:table-cell>
          <table:table-cell table:style-name="ce144" table:formula="oooc:=COUNTIF([Vertices.C:.C];(&quot;&gt;= &quot;&amp;[.I18]))-COUNTIF([Vertices.C:.C];(&quot;&gt;=&quot;&amp;[.I19]))" office:value-type="float" office:value="0">
            <text:p>0</text:p>
          </table:table-cell>
          <table:table-cell table:style-name="ce151" table:formula="oooc:=[.K17]+(([.$K$45]-[.$K$2])/BINDIVISOR)" office:value-type="string" office:value="#NAME?">
            <text:p>#NAME?</text:p>
          </table:table-cell>
          <table:table-cell table:style-name="ce152" table:formula="oooc:=COUNTIF([Vertices.D:.D];(&quot;&gt;= &quot;&amp;[.K18]))-COUNTIF([Vertices.D:.D];(&quot;&gt;=&quot;&amp;[.K19]))" office:value-type="float" office:value="0">
            <text:p>0</text:p>
          </table:table-cell>
          <table:table-cell table:style-name="ce151" table:formula="oooc:=[.M17]+(([.$M$45]-[.$M$2])/BINDIVISOR)" office:value-type="string" office:value="#NAME?">
            <text:p>#NAME?</text:p>
          </table:table-cell>
          <table:table-cell table:style-name="ce152" table:formula="oooc:=COUNTIF([Vertices.E:.E];(&quot;&gt;= &quot;&amp;[.M18]))-COUNTIF([Vertices.E:.E];(&quot;&gt;=&quot;&amp;[.M19]))" office:value-type="float" office:value="0">
            <text:p>0</text:p>
          </table:table-cell>
          <table:table-cell table:style-name="ce151" table:formula="oooc:=[.O17]+(([.$O$45]-[.$O$2])/BINDIVISOR)" office:value-type="string" office:value="#NAME?">
            <text:p>#NAME?</text:p>
          </table:table-cell>
          <table:table-cell table:style-name="ce152" table:formula="oooc:=COUNTIF([Vertices.F:.F];(&quot;&gt;= &quot;&amp;[.O18]))-COUNTIF([Vertices.F:.F];(&quot;&gt;=&quot;&amp;[.O19]))" office:value-type="float" office:value="0">
            <text:p>0</text:p>
          </table:table-cell>
          <table:table-cell table:style-name="ce151" table:formula="oooc:=[.Q17]+(([.$Q$45]-[.$Q$2])/BINDIVISOR)" office:value-type="string" office:value="#NAME?">
            <text:p>#NAME?</text:p>
          </table:table-cell>
          <table:table-cell table:style-name="ce152" table:formula="oooc:=COUNTIF({};(&quot;&gt;= &quot;&amp;[.Q18]))-COUNTIF({};(&quot;&gt;=&quot;&amp;[.Q19]))" office:value-type="float" office:value="0">
            <text:p>0</text:p>
          </table:table-cell>
          <table:table-cell table:style-name="ce151" table:formula="oooc:=[.S17]+(([.$S$45]-[.$S$2])/BINDIVISOR)" office:value-type="string" office:value="#NAME?">
            <text:p>#NAME?</text:p>
          </table:table-cell>
          <table:table-cell table:style-name="ce152" table:formula="oooc:=COUNTIF([Vertices.H:.H];(&quot;&gt;= &quot;&amp;[.S18]))-COUNTIF([Vertices.H:.H];(&quot;&gt;=&quot;&amp;[.S19]))" office:value-type="float" office:value="0">
            <text:p>0</text:p>
          </table:table-cell>
          <table:table-cell table:style-name="ce151" table:formula="oooc:=[.U17]+(([.$U$45]-[.$U$2])/BINDIVISOR)" office:value-type="string" office:value="#NAME?">
            <text:p>#NAME?</text:p>
          </table:table-cell>
          <table:table-cell table:style-name="ce152" table:formula="oooc:=COUNTIF([Vertices.G:.G];(&quot;&gt;= &quot;&amp;[.U18]))-COUNTIF([Vertices.G:.G];(&quot;&gt;=&quot;&amp;[.U19]))" office:value-type="float" office:value="0">
            <text:p>0</text:p>
          </table:table-cell>
          <table:table-cell table:style-name="ce151" table:formula="oooc:=[.W17]+(([.$W$45]-[.$W$2])/BINDIVISOR)" office:value-type="string" office:value="#NAME?">
            <text:p>#NAME?</text:p>
          </table:table-cell>
          <table:table-cell table:style-name="ce153" table:formula="oooc:=COUNTIF({};(&quot;&gt;= &quot;&amp;[.W18]))-COUNTIF({};(&quot;&gt;=&quot;&amp;[.W19]))" office:value-type="float" office:value="0">
            <text:p>0</text:p>
          </table:table-cell>
          <table:table-cell table:style-name="ce154" table:formula="oooc:=[.Y17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18]))-COUNTIF(INDIRECT(DYNAMICFILTERSOURCECOLUMNRANGE);(&quot;&gt;=&quot;&amp;[.Y19]))" office:value-type="string" office:value="#NAME?">
            <text:p>#NAME?</text:p>
          </table:table-cell>
        </table:table-row>
        <table:table-row table:style-name="ro37">
          <table:table-cell table:number-columns-repeated="2"/>
          <table:table-cell table:style-name="ce53" office:value-type="float" office:value="2">
            <text:p>2</text:p>
          </table:table-cell>
          <table:table-cell table:number-columns-repeated="5"/>
          <table:table-cell table:style-name="ce150" table:formula="oooc:=[.I18]+(([.$I$45]-[.$I$2])/BINDIVISOR)" office:value-type="string" office:value="#NAME?">
            <text:p>#NAME?</text:p>
          </table:table-cell>
          <table:table-cell table:style-name="ce144" table:formula="oooc:=COUNTIF([Vertices.C:.C];(&quot;&gt;= &quot;&amp;[.I19]))-COUNTIF([Vertices.C:.C];(&quot;&gt;=&quot;&amp;[.I20]))" office:value-type="float" office:value="0">
            <text:p>0</text:p>
          </table:table-cell>
          <table:table-cell table:style-name="ce156" table:formula="oooc:=[.K18]+(([.$K$45]-[.$K$2])/BINDIVISOR)" office:value-type="string" office:value="#NAME?">
            <text:p>#NAME?</text:p>
          </table:table-cell>
          <table:table-cell table:style-name="ce152" table:formula="oooc:=COUNTIF([Vertices.D:.D];(&quot;&gt;= &quot;&amp;[.K19]))-COUNTIF([Vertices.D:.D];(&quot;&gt;=&quot;&amp;[.K20]))" office:value-type="float" office:value="0">
            <text:p>0</text:p>
          </table:table-cell>
          <table:table-cell table:style-name="ce156" table:formula="oooc:=[.M18]+(([.$M$45]-[.$M$2])/BINDIVISOR)" office:value-type="string" office:value="#NAME?">
            <text:p>#NAME?</text:p>
          </table:table-cell>
          <table:table-cell table:style-name="ce152" table:formula="oooc:=COUNTIF([Vertices.E:.E];(&quot;&gt;= &quot;&amp;[.M19]))-COUNTIF([Vertices.E:.E];(&quot;&gt;=&quot;&amp;[.M20]))" office:value-type="float" office:value="0">
            <text:p>0</text:p>
          </table:table-cell>
          <table:table-cell table:style-name="ce156" table:formula="oooc:=[.O18]+(([.$O$45]-[.$O$2])/BINDIVISOR)" office:value-type="string" office:value="#NAME?">
            <text:p>#NAME?</text:p>
          </table:table-cell>
          <table:table-cell table:style-name="ce152" table:formula="oooc:=COUNTIF([Vertices.F:.F];(&quot;&gt;= &quot;&amp;[.O19]))-COUNTIF([Vertices.F:.F];(&quot;&gt;=&quot;&amp;[.O20]))" office:value-type="float" office:value="0">
            <text:p>0</text:p>
          </table:table-cell>
          <table:table-cell table:style-name="ce156" table:formula="oooc:=[.Q18]+(([.$Q$45]-[.$Q$2])/BINDIVISOR)" office:value-type="string" office:value="#NAME?">
            <text:p>#NAME?</text:p>
          </table:table-cell>
          <table:table-cell table:style-name="ce157" table:formula="oooc:=COUNTIF({};(&quot;&gt;= &quot;&amp;[.Q19]))-COUNTIF({};(&quot;&gt;=&quot;&amp;[.Q20]))" office:value-type="float" office:value="0">
            <text:p>0</text:p>
          </table:table-cell>
          <table:table-cell table:style-name="ce156" table:formula="oooc:=[.S18]+(([.$S$45]-[.$S$2])/BINDIVISOR)" office:value-type="string" office:value="#NAME?">
            <text:p>#NAME?</text:p>
          </table:table-cell>
          <table:table-cell table:style-name="ce152" table:formula="oooc:=COUNTIF([Vertices.H:.H];(&quot;&gt;= &quot;&amp;[.S19]))-COUNTIF([Vertices.H:.H];(&quot;&gt;=&quot;&amp;[.S20]))" office:value-type="float" office:value="0">
            <text:p>0</text:p>
          </table:table-cell>
          <table:table-cell table:style-name="ce156" table:formula="oooc:=[.U18]+(([.$U$45]-[.$U$2])/BINDIVISOR)" office:value-type="string" office:value="#NAME?">
            <text:p>#NAME?</text:p>
          </table:table-cell>
          <table:table-cell table:style-name="ce152" table:formula="oooc:=COUNTIF([Vertices.G:.G];(&quot;&gt;= &quot;&amp;[.U19]))-COUNTIF([Vertices.G:.G];(&quot;&gt;=&quot;&amp;[.U20]))" office:value-type="float" office:value="0">
            <text:p>0</text:p>
          </table:table-cell>
          <table:table-cell table:style-name="ce156" table:formula="oooc:=[.W18]+(([.$W$45]-[.$W$2])/BINDIVISOR)" office:value-type="string" office:value="#NAME?">
            <text:p>#NAME?</text:p>
          </table:table-cell>
          <table:table-cell table:style-name="ce158" table:formula="oooc:=COUNTIF({};(&quot;&gt;= &quot;&amp;[.W19]))-COUNTIF({};(&quot;&gt;=&quot;&amp;[.W20]))" office:value-type="float" office:value="0">
            <text:p>0</text:p>
          </table:table-cell>
          <table:table-cell table:style-name="ce159" table:formula="oooc:=[.Y18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19]))-COUNTIF(INDIRECT(DYNAMICFILTERSOURCECOLUMNRANGE);(&quot;&gt;=&quot;&amp;[.Y20]))" office:value-type="string" office:value="#NAME?">
            <text:p>#NAME?</text:p>
          </table:table-cell>
        </table:table-row>
        <table:table-row table:style-name="ro37">
          <table:table-cell table:number-columns-repeated="2"/>
          <table:table-cell table:style-name="ce53" office:value-type="float" office:value="2">
            <text:p>2</text:p>
          </table:table-cell>
          <table:table-cell table:number-columns-repeated="5"/>
          <table:table-cell table:style-name="ce150" table:formula="oooc:=[.I19]+(([.$I$45]-[.$I$2])/BINDIVISOR)" office:value-type="string" office:value="#NAME?">
            <text:p>#NAME?</text:p>
          </table:table-cell>
          <table:table-cell table:style-name="ce144" table:formula="oooc:=COUNTIF([Vertices.C:.C];(&quot;&gt;= &quot;&amp;[.I20]))-COUNTIF([Vertices.C:.C];(&quot;&gt;=&quot;&amp;[.I21]))" office:value-type="float" office:value="0">
            <text:p>0</text:p>
          </table:table-cell>
          <table:table-cell table:style-name="ce151" table:formula="oooc:=[.K19]+(([.$K$45]-[.$K$2])/BINDIVISOR)" office:value-type="string" office:value="#NAME?">
            <text:p>#NAME?</text:p>
          </table:table-cell>
          <table:table-cell table:style-name="ce152" table:formula="oooc:=COUNTIF([Vertices.D:.D];(&quot;&gt;= &quot;&amp;[.K20]))-COUNTIF([Vertices.D:.D];(&quot;&gt;=&quot;&amp;[.K21]))" office:value-type="float" office:value="0">
            <text:p>0</text:p>
          </table:table-cell>
          <table:table-cell table:style-name="ce151" table:formula="oooc:=[.M19]+(([.$M$45]-[.$M$2])/BINDIVISOR)" office:value-type="string" office:value="#NAME?">
            <text:p>#NAME?</text:p>
          </table:table-cell>
          <table:table-cell table:style-name="ce152" table:formula="oooc:=COUNTIF([Vertices.E:.E];(&quot;&gt;= &quot;&amp;[.M20]))-COUNTIF([Vertices.E:.E];(&quot;&gt;=&quot;&amp;[.M21]))" office:value-type="float" office:value="0">
            <text:p>0</text:p>
          </table:table-cell>
          <table:table-cell table:style-name="ce151" table:formula="oooc:=[.O19]+(([.$O$45]-[.$O$2])/BINDIVISOR)" office:value-type="string" office:value="#NAME?">
            <text:p>#NAME?</text:p>
          </table:table-cell>
          <table:table-cell table:style-name="ce152" table:formula="oooc:=COUNTIF([Vertices.F:.F];(&quot;&gt;= &quot;&amp;[.O20]))-COUNTIF([Vertices.F:.F];(&quot;&gt;=&quot;&amp;[.O21]))" office:value-type="float" office:value="0">
            <text:p>0</text:p>
          </table:table-cell>
          <table:table-cell table:style-name="ce151" table:formula="oooc:=[.Q19]+(([.$Q$45]-[.$Q$2])/BINDIVISOR)" office:value-type="string" office:value="#NAME?">
            <text:p>#NAME?</text:p>
          </table:table-cell>
          <table:table-cell table:style-name="ce152" table:formula="oooc:=COUNTIF({};(&quot;&gt;= &quot;&amp;[.Q20]))-COUNTIF({};(&quot;&gt;=&quot;&amp;[.Q21]))" office:value-type="float" office:value="0">
            <text:p>0</text:p>
          </table:table-cell>
          <table:table-cell table:style-name="ce151" table:formula="oooc:=[.S19]+(([.$S$45]-[.$S$2])/BINDIVISOR)" office:value-type="string" office:value="#NAME?">
            <text:p>#NAME?</text:p>
          </table:table-cell>
          <table:table-cell table:style-name="ce152" table:formula="oooc:=COUNTIF([Vertices.H:.H];(&quot;&gt;= &quot;&amp;[.S20]))-COUNTIF([Vertices.H:.H];(&quot;&gt;=&quot;&amp;[.S21]))" office:value-type="float" office:value="0">
            <text:p>0</text:p>
          </table:table-cell>
          <table:table-cell table:style-name="ce151" table:formula="oooc:=[.U19]+(([.$U$45]-[.$U$2])/BINDIVISOR)" office:value-type="string" office:value="#NAME?">
            <text:p>#NAME?</text:p>
          </table:table-cell>
          <table:table-cell table:style-name="ce152" table:formula="oooc:=COUNTIF([Vertices.G:.G];(&quot;&gt;= &quot;&amp;[.U20]))-COUNTIF([Vertices.G:.G];(&quot;&gt;=&quot;&amp;[.U21]))" office:value-type="float" office:value="0">
            <text:p>0</text:p>
          </table:table-cell>
          <table:table-cell table:style-name="ce151" table:formula="oooc:=[.W19]+(([.$W$45]-[.$W$2])/BINDIVISOR)" office:value-type="string" office:value="#NAME?">
            <text:p>#NAME?</text:p>
          </table:table-cell>
          <table:table-cell table:style-name="ce153" table:formula="oooc:=COUNTIF({};(&quot;&gt;= &quot;&amp;[.W20]))-COUNTIF({};(&quot;&gt;=&quot;&amp;[.W21]))" office:value-type="float" office:value="0">
            <text:p>0</text:p>
          </table:table-cell>
          <table:table-cell table:style-name="ce154" table:formula="oooc:=[.Y19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20]))-COUNTIF(INDIRECT(DYNAMICFILTERSOURCECOLUMNRANGE);(&quot;&gt;=&quot;&amp;[.Y21]))" office:value-type="string" office:value="#NAME?">
            <text:p>#NAME?</text:p>
          </table:table-cell>
        </table:table-row>
        <table:table-row table:style-name="ro37">
          <table:table-cell table:number-columns-repeated="2"/>
          <table:table-cell table:style-name="ce53" office:value-type="float" office:value="2">
            <text:p>2</text:p>
          </table:table-cell>
          <table:table-cell table:number-columns-repeated="5"/>
          <table:table-cell table:style-name="ce150" table:formula="oooc:=[.I20]+(([.$I$45]-[.$I$2])/BINDIVISOR)" office:value-type="string" office:value="#NAME?">
            <text:p>#NAME?</text:p>
          </table:table-cell>
          <table:table-cell table:style-name="ce144" table:formula="oooc:=COUNTIF([Vertices.C:.C];(&quot;&gt;= &quot;&amp;[.I21]))-COUNTIF([Vertices.C:.C];(&quot;&gt;=&quot;&amp;[.I22]))" office:value-type="float" office:value="0">
            <text:p>0</text:p>
          </table:table-cell>
          <table:table-cell table:style-name="ce156" table:formula="oooc:=[.K20]+(([.$K$45]-[.$K$2])/BINDIVISOR)" office:value-type="string" office:value="#NAME?">
            <text:p>#NAME?</text:p>
          </table:table-cell>
          <table:table-cell table:style-name="ce152" table:formula="oooc:=COUNTIF([Vertices.D:.D];(&quot;&gt;= &quot;&amp;[.K21]))-COUNTIF([Vertices.D:.D];(&quot;&gt;=&quot;&amp;[.K22]))" office:value-type="float" office:value="0">
            <text:p>0</text:p>
          </table:table-cell>
          <table:table-cell table:style-name="ce156" table:formula="oooc:=[.M20]+(([.$M$45]-[.$M$2])/BINDIVISOR)" office:value-type="string" office:value="#NAME?">
            <text:p>#NAME?</text:p>
          </table:table-cell>
          <table:table-cell table:style-name="ce152" table:formula="oooc:=COUNTIF([Vertices.E:.E];(&quot;&gt;= &quot;&amp;[.M21]))-COUNTIF([Vertices.E:.E];(&quot;&gt;=&quot;&amp;[.M22]))" office:value-type="float" office:value="0">
            <text:p>0</text:p>
          </table:table-cell>
          <table:table-cell table:style-name="ce156" table:formula="oooc:=[.O20]+(([.$O$45]-[.$O$2])/BINDIVISOR)" office:value-type="string" office:value="#NAME?">
            <text:p>#NAME?</text:p>
          </table:table-cell>
          <table:table-cell table:style-name="ce152" table:formula="oooc:=COUNTIF([Vertices.F:.F];(&quot;&gt;= &quot;&amp;[.O21]))-COUNTIF([Vertices.F:.F];(&quot;&gt;=&quot;&amp;[.O22]))" office:value-type="float" office:value="0">
            <text:p>0</text:p>
          </table:table-cell>
          <table:table-cell table:style-name="ce156" table:formula="oooc:=[.Q20]+(([.$Q$45]-[.$Q$2])/BINDIVISOR)" office:value-type="string" office:value="#NAME?">
            <text:p>#NAME?</text:p>
          </table:table-cell>
          <table:table-cell table:style-name="ce157" table:formula="oooc:=COUNTIF({};(&quot;&gt;= &quot;&amp;[.Q21]))-COUNTIF({};(&quot;&gt;=&quot;&amp;[.Q22]))" office:value-type="float" office:value="0">
            <text:p>0</text:p>
          </table:table-cell>
          <table:table-cell table:style-name="ce156" table:formula="oooc:=[.S20]+(([.$S$45]-[.$S$2])/BINDIVISOR)" office:value-type="string" office:value="#NAME?">
            <text:p>#NAME?</text:p>
          </table:table-cell>
          <table:table-cell table:style-name="ce152" table:formula="oooc:=COUNTIF([Vertices.H:.H];(&quot;&gt;= &quot;&amp;[.S21]))-COUNTIF([Vertices.H:.H];(&quot;&gt;=&quot;&amp;[.S22]))" office:value-type="float" office:value="0">
            <text:p>0</text:p>
          </table:table-cell>
          <table:table-cell table:style-name="ce156" table:formula="oooc:=[.U20]+(([.$U$45]-[.$U$2])/BINDIVISOR)" office:value-type="string" office:value="#NAME?">
            <text:p>#NAME?</text:p>
          </table:table-cell>
          <table:table-cell table:style-name="ce152" table:formula="oooc:=COUNTIF([Vertices.G:.G];(&quot;&gt;= &quot;&amp;[.U21]))-COUNTIF([Vertices.G:.G];(&quot;&gt;=&quot;&amp;[.U22]))" office:value-type="float" office:value="0">
            <text:p>0</text:p>
          </table:table-cell>
          <table:table-cell table:style-name="ce156" table:formula="oooc:=[.W20]+(([.$W$45]-[.$W$2])/BINDIVISOR)" office:value-type="string" office:value="#NAME?">
            <text:p>#NAME?</text:p>
          </table:table-cell>
          <table:table-cell table:style-name="ce158" table:formula="oooc:=COUNTIF({};(&quot;&gt;= &quot;&amp;[.W21]))-COUNTIF({};(&quot;&gt;=&quot;&amp;[.W22]))" office:value-type="float" office:value="0">
            <text:p>0</text:p>
          </table:table-cell>
          <table:table-cell table:style-name="ce159" table:formula="oooc:=[.Y20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21]))-COUNTIF(INDIRECT(DYNAMICFILTERSOURCECOLUMNRANGE);(&quot;&gt;=&quot;&amp;[.Y22]))" office:value-type="string" office:value="#NAME?">
            <text:p>#NAME?</text:p>
          </table:table-cell>
        </table:table-row>
        <table:table-row table:style-name="ro37">
          <table:table-cell table:number-columns-repeated="2"/>
          <table:table-cell table:style-name="ce53" office:value-type="float" office:value="2">
            <text:p>2</text:p>
          </table:table-cell>
          <table:table-cell table:number-columns-repeated="5"/>
          <table:table-cell table:style-name="ce150" table:formula="oooc:=[.I21]+(([.$I$45]-[.$I$2])/BINDIVISOR)" office:value-type="string" office:value="#NAME?">
            <text:p>#NAME?</text:p>
          </table:table-cell>
          <table:table-cell table:style-name="ce144" table:formula="oooc:=COUNTIF([Vertices.C:.C];(&quot;&gt;= &quot;&amp;[.I22]))-COUNTIF([Vertices.C:.C];(&quot;&gt;=&quot;&amp;[.I23]))" office:value-type="float" office:value="0">
            <text:p>0</text:p>
          </table:table-cell>
          <table:table-cell table:style-name="ce151" table:formula="oooc:=[.K21]+(([.$K$45]-[.$K$2])/BINDIVISOR)" office:value-type="string" office:value="#NAME?">
            <text:p>#NAME?</text:p>
          </table:table-cell>
          <table:table-cell table:style-name="ce152" table:formula="oooc:=COUNTIF([Vertices.D:.D];(&quot;&gt;= &quot;&amp;[.K22]))-COUNTIF([Vertices.D:.D];(&quot;&gt;=&quot;&amp;[.K23]))" office:value-type="float" office:value="0">
            <text:p>0</text:p>
          </table:table-cell>
          <table:table-cell table:style-name="ce151" table:formula="oooc:=[.M21]+(([.$M$45]-[.$M$2])/BINDIVISOR)" office:value-type="string" office:value="#NAME?">
            <text:p>#NAME?</text:p>
          </table:table-cell>
          <table:table-cell table:style-name="ce152" table:formula="oooc:=COUNTIF([Vertices.E:.E];(&quot;&gt;= &quot;&amp;[.M22]))-COUNTIF([Vertices.E:.E];(&quot;&gt;=&quot;&amp;[.M23]))" office:value-type="float" office:value="0">
            <text:p>0</text:p>
          </table:table-cell>
          <table:table-cell table:style-name="ce151" table:formula="oooc:=[.O21]+(([.$O$45]-[.$O$2])/BINDIVISOR)" office:value-type="string" office:value="#NAME?">
            <text:p>#NAME?</text:p>
          </table:table-cell>
          <table:table-cell table:style-name="ce152" table:formula="oooc:=COUNTIF([Vertices.F:.F];(&quot;&gt;= &quot;&amp;[.O22]))-COUNTIF([Vertices.F:.F];(&quot;&gt;=&quot;&amp;[.O23]))" office:value-type="float" office:value="0">
            <text:p>0</text:p>
          </table:table-cell>
          <table:table-cell table:style-name="ce151" table:formula="oooc:=[.Q21]+(([.$Q$45]-[.$Q$2])/BINDIVISOR)" office:value-type="string" office:value="#NAME?">
            <text:p>#NAME?</text:p>
          </table:table-cell>
          <table:table-cell table:style-name="ce152" table:formula="oooc:=COUNTIF({};(&quot;&gt;= &quot;&amp;[.Q22]))-COUNTIF({};(&quot;&gt;=&quot;&amp;[.Q23]))" office:value-type="float" office:value="0">
            <text:p>0</text:p>
          </table:table-cell>
          <table:table-cell table:style-name="ce151" table:formula="oooc:=[.S21]+(([.$S$45]-[.$S$2])/BINDIVISOR)" office:value-type="string" office:value="#NAME?">
            <text:p>#NAME?</text:p>
          </table:table-cell>
          <table:table-cell table:style-name="ce152" table:formula="oooc:=COUNTIF([Vertices.H:.H];(&quot;&gt;= &quot;&amp;[.S22]))-COUNTIF([Vertices.H:.H];(&quot;&gt;=&quot;&amp;[.S23]))" office:value-type="float" office:value="0">
            <text:p>0</text:p>
          </table:table-cell>
          <table:table-cell table:style-name="ce151" table:formula="oooc:=[.U21]+(([.$U$45]-[.$U$2])/BINDIVISOR)" office:value-type="string" office:value="#NAME?">
            <text:p>#NAME?</text:p>
          </table:table-cell>
          <table:table-cell table:style-name="ce152" table:formula="oooc:=COUNTIF([Vertices.G:.G];(&quot;&gt;= &quot;&amp;[.U22]))-COUNTIF([Vertices.G:.G];(&quot;&gt;=&quot;&amp;[.U23]))" office:value-type="float" office:value="0">
            <text:p>0</text:p>
          </table:table-cell>
          <table:table-cell table:style-name="ce151" table:formula="oooc:=[.W21]+(([.$W$45]-[.$W$2])/BINDIVISOR)" office:value-type="string" office:value="#NAME?">
            <text:p>#NAME?</text:p>
          </table:table-cell>
          <table:table-cell table:style-name="ce153" table:formula="oooc:=COUNTIF({};(&quot;&gt;= &quot;&amp;[.W22]))-COUNTIF({};(&quot;&gt;=&quot;&amp;[.W23]))" office:value-type="float" office:value="0">
            <text:p>0</text:p>
          </table:table-cell>
          <table:table-cell table:style-name="ce154" table:formula="oooc:=[.Y21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22]))-COUNTIF(INDIRECT(DYNAMICFILTERSOURCECOLUMNRANGE);(&quot;&gt;=&quot;&amp;[.Y23]))" office:value-type="string" office:value="#NAME?">
            <text:p>#NAME?</text:p>
          </table:table-cell>
        </table:table-row>
        <table:table-row table:style-name="ro37">
          <table:table-cell table:number-columns-repeated="2"/>
          <table:table-cell table:style-name="ce53" office:value-type="float" office:value="2">
            <text:p>2</text:p>
          </table:table-cell>
          <table:table-cell table:number-columns-repeated="5"/>
          <table:table-cell table:style-name="ce150" table:formula="oooc:=[.I22]+(([.$I$45]-[.$I$2])/BINDIVISOR)" office:value-type="string" office:value="#NAME?">
            <text:p>#NAME?</text:p>
          </table:table-cell>
          <table:table-cell table:style-name="ce144" table:formula="oooc:=COUNTIF([Vertices.C:.C];(&quot;&gt;= &quot;&amp;[.I23]))-COUNTIF([Vertices.C:.C];(&quot;&gt;=&quot;&amp;[.I24]))" office:value-type="float" office:value="0">
            <text:p>0</text:p>
          </table:table-cell>
          <table:table-cell table:style-name="ce156" table:formula="oooc:=[.K22]+(([.$K$45]-[.$K$2])/BINDIVISOR)" office:value-type="string" office:value="#NAME?">
            <text:p>#NAME?</text:p>
          </table:table-cell>
          <table:table-cell table:style-name="ce152" table:formula="oooc:=COUNTIF([Vertices.D:.D];(&quot;&gt;= &quot;&amp;[.K23]))-COUNTIF([Vertices.D:.D];(&quot;&gt;=&quot;&amp;[.K24]))" office:value-type="float" office:value="0">
            <text:p>0</text:p>
          </table:table-cell>
          <table:table-cell table:style-name="ce156" table:formula="oooc:=[.M22]+(([.$M$45]-[.$M$2])/BINDIVISOR)" office:value-type="string" office:value="#NAME?">
            <text:p>#NAME?</text:p>
          </table:table-cell>
          <table:table-cell table:style-name="ce152" table:formula="oooc:=COUNTIF([Vertices.E:.E];(&quot;&gt;= &quot;&amp;[.M23]))-COUNTIF([Vertices.E:.E];(&quot;&gt;=&quot;&amp;[.M24]))" office:value-type="float" office:value="0">
            <text:p>0</text:p>
          </table:table-cell>
          <table:table-cell table:style-name="ce156" table:formula="oooc:=[.O22]+(([.$O$45]-[.$O$2])/BINDIVISOR)" office:value-type="string" office:value="#NAME?">
            <text:p>#NAME?</text:p>
          </table:table-cell>
          <table:table-cell table:style-name="ce152" table:formula="oooc:=COUNTIF([Vertices.F:.F];(&quot;&gt;= &quot;&amp;[.O23]))-COUNTIF([Vertices.F:.F];(&quot;&gt;=&quot;&amp;[.O24]))" office:value-type="float" office:value="0">
            <text:p>0</text:p>
          </table:table-cell>
          <table:table-cell table:style-name="ce156" table:formula="oooc:=[.Q22]+(([.$Q$45]-[.$Q$2])/BINDIVISOR)" office:value-type="string" office:value="#NAME?">
            <text:p>#NAME?</text:p>
          </table:table-cell>
          <table:table-cell table:style-name="ce157" table:formula="oooc:=COUNTIF({};(&quot;&gt;= &quot;&amp;[.Q23]))-COUNTIF({};(&quot;&gt;=&quot;&amp;[.Q24]))" office:value-type="float" office:value="0">
            <text:p>0</text:p>
          </table:table-cell>
          <table:table-cell table:style-name="ce156" table:formula="oooc:=[.S22]+(([.$S$45]-[.$S$2])/BINDIVISOR)" office:value-type="string" office:value="#NAME?">
            <text:p>#NAME?</text:p>
          </table:table-cell>
          <table:table-cell table:style-name="ce152" table:formula="oooc:=COUNTIF([Vertices.H:.H];(&quot;&gt;= &quot;&amp;[.S23]))-COUNTIF([Vertices.H:.H];(&quot;&gt;=&quot;&amp;[.S24]))" office:value-type="float" office:value="0">
            <text:p>0</text:p>
          </table:table-cell>
          <table:table-cell table:style-name="ce156" table:formula="oooc:=[.U22]+(([.$U$45]-[.$U$2])/BINDIVISOR)" office:value-type="string" office:value="#NAME?">
            <text:p>#NAME?</text:p>
          </table:table-cell>
          <table:table-cell table:style-name="ce152" table:formula="oooc:=COUNTIF([Vertices.G:.G];(&quot;&gt;= &quot;&amp;[.U23]))-COUNTIF([Vertices.G:.G];(&quot;&gt;=&quot;&amp;[.U24]))" office:value-type="float" office:value="0">
            <text:p>0</text:p>
          </table:table-cell>
          <table:table-cell table:style-name="ce156" table:formula="oooc:=[.W22]+(([.$W$45]-[.$W$2])/BINDIVISOR)" office:value-type="string" office:value="#NAME?">
            <text:p>#NAME?</text:p>
          </table:table-cell>
          <table:table-cell table:style-name="ce158" table:formula="oooc:=COUNTIF({};(&quot;&gt;= &quot;&amp;[.W23]))-COUNTIF({};(&quot;&gt;=&quot;&amp;[.W24]))" office:value-type="float" office:value="0">
            <text:p>0</text:p>
          </table:table-cell>
          <table:table-cell table:style-name="ce159" table:formula="oooc:=[.Y22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23]))-COUNTIF(INDIRECT(DYNAMICFILTERSOURCECOLUMNRANGE);(&quot;&gt;=&quot;&amp;[.Y24]))" office:value-type="string" office:value="#NAME?">
            <text:p>#NAME?</text:p>
          </table:table-cell>
        </table:table-row>
        <table:table-row table:style-name="ro37">
          <table:table-cell table:number-columns-repeated="2"/>
          <table:table-cell table:style-name="ce53" office:value-type="float" office:value="2">
            <text:p>2</text:p>
          </table:table-cell>
          <table:table-cell/>
          <table:table-cell table:number-columns-repeated="2" table:style-name="ce116"/>
          <table:table-cell table:number-columns-repeated="2"/>
          <table:table-cell table:style-name="ce150" table:formula="oooc:=[.I23]+(([.$I$45]-[.$I$2])/BINDIVISOR)" office:value-type="string" office:value="#NAME?">
            <text:p>#NAME?</text:p>
          </table:table-cell>
          <table:table-cell table:style-name="ce144" table:formula="oooc:=COUNTIF([Vertices.C:.C];(&quot;&gt;= &quot;&amp;[.I24]))-COUNTIF([Vertices.C:.C];(&quot;&gt;=&quot;&amp;[.I25]))" office:value-type="float" office:value="0">
            <text:p>0</text:p>
          </table:table-cell>
          <table:table-cell table:style-name="ce151" table:formula="oooc:=[.K23]+(([.$K$45]-[.$K$2])/BINDIVISOR)" office:value-type="string" office:value="#NAME?">
            <text:p>#NAME?</text:p>
          </table:table-cell>
          <table:table-cell table:style-name="ce152" table:formula="oooc:=COUNTIF([Vertices.D:.D];(&quot;&gt;= &quot;&amp;[.K24]))-COUNTIF([Vertices.D:.D];(&quot;&gt;=&quot;&amp;[.K25]))" office:value-type="float" office:value="0">
            <text:p>0</text:p>
          </table:table-cell>
          <table:table-cell table:style-name="ce151" table:formula="oooc:=[.M23]+(([.$M$45]-[.$M$2])/BINDIVISOR)" office:value-type="string" office:value="#NAME?">
            <text:p>#NAME?</text:p>
          </table:table-cell>
          <table:table-cell table:style-name="ce152" table:formula="oooc:=COUNTIF([Vertices.E:.E];(&quot;&gt;= &quot;&amp;[.M24]))-COUNTIF([Vertices.E:.E];(&quot;&gt;=&quot;&amp;[.M25]))" office:value-type="float" office:value="0">
            <text:p>0</text:p>
          </table:table-cell>
          <table:table-cell table:style-name="ce151" table:formula="oooc:=[.O23]+(([.$O$45]-[.$O$2])/BINDIVISOR)" office:value-type="string" office:value="#NAME?">
            <text:p>#NAME?</text:p>
          </table:table-cell>
          <table:table-cell table:style-name="ce152" table:formula="oooc:=COUNTIF([Vertices.F:.F];(&quot;&gt;= &quot;&amp;[.O24]))-COUNTIF([Vertices.F:.F];(&quot;&gt;=&quot;&amp;[.O25]))" office:value-type="float" office:value="0">
            <text:p>0</text:p>
          </table:table-cell>
          <table:table-cell table:style-name="ce151" table:formula="oooc:=[.Q23]+(([.$Q$45]-[.$Q$2])/BINDIVISOR)" office:value-type="string" office:value="#NAME?">
            <text:p>#NAME?</text:p>
          </table:table-cell>
          <table:table-cell table:style-name="ce152" table:formula="oooc:=COUNTIF({};(&quot;&gt;= &quot;&amp;[.Q24]))-COUNTIF({};(&quot;&gt;=&quot;&amp;[.Q25]))" office:value-type="float" office:value="0">
            <text:p>0</text:p>
          </table:table-cell>
          <table:table-cell table:style-name="ce151" table:formula="oooc:=[.S23]+(([.$S$45]-[.$S$2])/BINDIVISOR)" office:value-type="string" office:value="#NAME?">
            <text:p>#NAME?</text:p>
          </table:table-cell>
          <table:table-cell table:style-name="ce152" table:formula="oooc:=COUNTIF([Vertices.H:.H];(&quot;&gt;= &quot;&amp;[.S24]))-COUNTIF([Vertices.H:.H];(&quot;&gt;=&quot;&amp;[.S25]))" office:value-type="float" office:value="0">
            <text:p>0</text:p>
          </table:table-cell>
          <table:table-cell table:style-name="ce151" table:formula="oooc:=[.U23]+(([.$U$45]-[.$U$2])/BINDIVISOR)" office:value-type="string" office:value="#NAME?">
            <text:p>#NAME?</text:p>
          </table:table-cell>
          <table:table-cell table:style-name="ce152" table:formula="oooc:=COUNTIF([Vertices.G:.G];(&quot;&gt;= &quot;&amp;[.U24]))-COUNTIF([Vertices.G:.G];(&quot;&gt;=&quot;&amp;[.U25]))" office:value-type="float" office:value="0">
            <text:p>0</text:p>
          </table:table-cell>
          <table:table-cell table:style-name="ce151" table:formula="oooc:=[.W23]+(([.$W$45]-[.$W$2])/BINDIVISOR)" office:value-type="string" office:value="#NAME?">
            <text:p>#NAME?</text:p>
          </table:table-cell>
          <table:table-cell table:style-name="ce153" table:formula="oooc:=COUNTIF({};(&quot;&gt;= &quot;&amp;[.W24]))-COUNTIF({};(&quot;&gt;=&quot;&amp;[.W25]))" office:value-type="float" office:value="0">
            <text:p>0</text:p>
          </table:table-cell>
          <table:table-cell table:style-name="ce154" table:formula="oooc:=[.Y23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24]))-COUNTIF(INDIRECT(DYNAMICFILTERSOURCECOLUMNRANGE);(&quot;&gt;=&quot;&amp;[.Y25]))" office:value-type="string" office:value="#NAME?">
            <text:p>#NAME?</text:p>
          </table:table-cell>
        </table:table-row>
        <table:table-row table:style-name="ro37">
          <table:table-cell table:number-columns-repeated="2"/>
          <table:table-cell table:style-name="ce53" office:value-type="float" office:value="2">
            <text:p>2</text:p>
          </table:table-cell>
          <table:table-cell table:style-name="ce160"/>
          <table:table-cell table:style-name="ce164" office:value-type="string">
            <text:p>Minimum In-Degree</text:p>
          </table:table-cell>
          <table:table-cell table:style-name="ce165" table:formula="oooc:=IF((COUNT([Vertices.D:.D])&gt;0);[.K2];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24]+(([.$I$45]-[.$I$2])/BINDIVISOR)" office:value-type="string" office:value="#NAME?">
            <text:p>#NAME?</text:p>
          </table:table-cell>
          <table:table-cell table:style-name="ce144" table:formula="oooc:=COUNTIF([Vertices.C:.C];(&quot;&gt;= &quot;&amp;[.I25]))-COUNTIF([Vertices.C:.C];(&quot;&gt;=&quot;&amp;[.I26]))" office:value-type="float" office:value="0">
            <text:p>0</text:p>
          </table:table-cell>
          <table:table-cell table:style-name="ce156" table:formula="oooc:=[.K24]+(([.$K$45]-[.$K$2])/BINDIVISOR)" office:value-type="string" office:value="#NAME?">
            <text:p>#NAME?</text:p>
          </table:table-cell>
          <table:table-cell table:style-name="ce152" table:formula="oooc:=COUNTIF([Vertices.D:.D];(&quot;&gt;= &quot;&amp;[.K25]))-COUNTIF([Vertices.D:.D];(&quot;&gt;=&quot;&amp;[.K26]))" office:value-type="float" office:value="0">
            <text:p>0</text:p>
          </table:table-cell>
          <table:table-cell table:style-name="ce156" table:formula="oooc:=[.M24]+(([.$M$45]-[.$M$2])/BINDIVISOR)" office:value-type="string" office:value="#NAME?">
            <text:p>#NAME?</text:p>
          </table:table-cell>
          <table:table-cell table:style-name="ce152" table:formula="oooc:=COUNTIF([Vertices.E:.E];(&quot;&gt;= &quot;&amp;[.M25]))-COUNTIF([Vertices.E:.E];(&quot;&gt;=&quot;&amp;[.M26]))" office:value-type="float" office:value="0">
            <text:p>0</text:p>
          </table:table-cell>
          <table:table-cell table:style-name="ce156" table:formula="oooc:=[.O24]+(([.$O$45]-[.$O$2])/BINDIVISOR)" office:value-type="string" office:value="#NAME?">
            <text:p>#NAME?</text:p>
          </table:table-cell>
          <table:table-cell table:style-name="ce152" table:formula="oooc:=COUNTIF([Vertices.F:.F];(&quot;&gt;= &quot;&amp;[.O25]))-COUNTIF([Vertices.F:.F];(&quot;&gt;=&quot;&amp;[.O26]))" office:value-type="float" office:value="0">
            <text:p>0</text:p>
          </table:table-cell>
          <table:table-cell table:style-name="ce156" table:formula="oooc:=[.Q24]+(([.$Q$45]-[.$Q$2])/BINDIVISOR)" office:value-type="string" office:value="#NAME?">
            <text:p>#NAME?</text:p>
          </table:table-cell>
          <table:table-cell table:style-name="ce157" table:formula="oooc:=COUNTIF({};(&quot;&gt;= &quot;&amp;[.Q25]))-COUNTIF({};(&quot;&gt;=&quot;&amp;[.Q26]))" office:value-type="float" office:value="0">
            <text:p>0</text:p>
          </table:table-cell>
          <table:table-cell table:style-name="ce156" table:formula="oooc:=[.S24]+(([.$S$45]-[.$S$2])/BINDIVISOR)" office:value-type="string" office:value="#NAME?">
            <text:p>#NAME?</text:p>
          </table:table-cell>
          <table:table-cell table:style-name="ce152" table:formula="oooc:=COUNTIF([Vertices.H:.H];(&quot;&gt;= &quot;&amp;[.S25]))-COUNTIF([Vertices.H:.H];(&quot;&gt;=&quot;&amp;[.S26]))" office:value-type="float" office:value="0">
            <text:p>0</text:p>
          </table:table-cell>
          <table:table-cell table:style-name="ce156" table:formula="oooc:=[.U24]+(([.$U$45]-[.$U$2])/BINDIVISOR)" office:value-type="string" office:value="#NAME?">
            <text:p>#NAME?</text:p>
          </table:table-cell>
          <table:table-cell table:style-name="ce152" table:formula="oooc:=COUNTIF([Vertices.G:.G];(&quot;&gt;= &quot;&amp;[.U25]))-COUNTIF([Vertices.G:.G];(&quot;&gt;=&quot;&amp;[.U26]))" office:value-type="float" office:value="0">
            <text:p>0</text:p>
          </table:table-cell>
          <table:table-cell table:style-name="ce156" table:formula="oooc:=[.W24]+(([.$W$45]-[.$W$2])/BINDIVISOR)" office:value-type="string" office:value="#NAME?">
            <text:p>#NAME?</text:p>
          </table:table-cell>
          <table:table-cell table:style-name="ce158" table:formula="oooc:=COUNTIF({};(&quot;&gt;= &quot;&amp;[.W25]))-COUNTIF({};(&quot;&gt;=&quot;&amp;[.W26]))" office:value-type="float" office:value="0">
            <text:p>0</text:p>
          </table:table-cell>
          <table:table-cell table:style-name="ce159" table:formula="oooc:=[.Y24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25]))-COUNTIF(INDIRECT(DYNAMICFILTERSOURCECOLUMNRANGE);(&quot;&gt;=&quot;&amp;[.Y26]))" office:value-type="string" office:value="#NAME?">
            <text:p>#NAME?</text:p>
          </table:table-cell>
        </table:table-row>
        <table:table-row table:style-name="ro37">
          <table:table-cell table:number-columns-repeated="2"/>
          <table:table-cell table:style-name="ce53" office:value-type="float" office:value="2">
            <text:p>2</text:p>
          </table:table-cell>
          <table:table-cell table:style-name="ce160"/>
          <table:table-cell table:style-name="ce164" office:value-type="string">
            <text:p>Maximum In-Degree</text:p>
          </table:table-cell>
          <table:table-cell table:style-name="ce165" table:formula="oooc:=IF((COUNT([Vertices.D:.D])&gt;0);[.K45];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25]+(([.$I$45]-[.$I$2])/BINDIVISOR)" office:value-type="string" office:value="#NAME?">
            <text:p>#NAME?</text:p>
          </table:table-cell>
          <table:table-cell table:style-name="ce144" table:formula="oooc:=COUNTIF([Vertices.C:.C];(&quot;&gt;= &quot;&amp;[.I26]))-COUNTIF([Vertices.C:.C];(&quot;&gt;=&quot;&amp;[.I27]))" office:value-type="float" office:value="0">
            <text:p>0</text:p>
          </table:table-cell>
          <table:table-cell table:style-name="ce151" table:formula="oooc:=[.K25]+(([.$K$45]-[.$K$2])/BINDIVISOR)" office:value-type="string" office:value="#NAME?">
            <text:p>#NAME?</text:p>
          </table:table-cell>
          <table:table-cell table:style-name="ce152" table:formula="oooc:=COUNTIF([Vertices.D:.D];(&quot;&gt;= &quot;&amp;[.K26]))-COUNTIF([Vertices.D:.D];(&quot;&gt;=&quot;&amp;[.K27]))" office:value-type="float" office:value="0">
            <text:p>0</text:p>
          </table:table-cell>
          <table:table-cell table:style-name="ce151" table:formula="oooc:=[.M25]+(([.$M$45]-[.$M$2])/BINDIVISOR)" office:value-type="string" office:value="#NAME?">
            <text:p>#NAME?</text:p>
          </table:table-cell>
          <table:table-cell table:style-name="ce152" table:formula="oooc:=COUNTIF([Vertices.E:.E];(&quot;&gt;= &quot;&amp;[.M26]))-COUNTIF([Vertices.E:.E];(&quot;&gt;=&quot;&amp;[.M27]))" office:value-type="float" office:value="0">
            <text:p>0</text:p>
          </table:table-cell>
          <table:table-cell table:style-name="ce151" table:formula="oooc:=[.O25]+(([.$O$45]-[.$O$2])/BINDIVISOR)" office:value-type="string" office:value="#NAME?">
            <text:p>#NAME?</text:p>
          </table:table-cell>
          <table:table-cell table:style-name="ce152" table:formula="oooc:=COUNTIF([Vertices.F:.F];(&quot;&gt;= &quot;&amp;[.O26]))-COUNTIF([Vertices.F:.F];(&quot;&gt;=&quot;&amp;[.O27]))" office:value-type="float" office:value="0">
            <text:p>0</text:p>
          </table:table-cell>
          <table:table-cell table:style-name="ce151" table:formula="oooc:=[.Q25]+(([.$Q$45]-[.$Q$2])/BINDIVISOR)" office:value-type="string" office:value="#NAME?">
            <text:p>#NAME?</text:p>
          </table:table-cell>
          <table:table-cell table:style-name="ce152" table:formula="oooc:=COUNTIF({};(&quot;&gt;= &quot;&amp;[.Q26]))-COUNTIF({};(&quot;&gt;=&quot;&amp;[.Q27]))" office:value-type="float" office:value="0">
            <text:p>0</text:p>
          </table:table-cell>
          <table:table-cell table:style-name="ce151" table:formula="oooc:=[.S25]+(([.$S$45]-[.$S$2])/BINDIVISOR)" office:value-type="string" office:value="#NAME?">
            <text:p>#NAME?</text:p>
          </table:table-cell>
          <table:table-cell table:style-name="ce152" table:formula="oooc:=COUNTIF([Vertices.H:.H];(&quot;&gt;= &quot;&amp;[.S26]))-COUNTIF([Vertices.H:.H];(&quot;&gt;=&quot;&amp;[.S27]))" office:value-type="float" office:value="0">
            <text:p>0</text:p>
          </table:table-cell>
          <table:table-cell table:style-name="ce151" table:formula="oooc:=[.U25]+(([.$U$45]-[.$U$2])/BINDIVISOR)" office:value-type="string" office:value="#NAME?">
            <text:p>#NAME?</text:p>
          </table:table-cell>
          <table:table-cell table:style-name="ce152" table:formula="oooc:=COUNTIF([Vertices.G:.G];(&quot;&gt;= &quot;&amp;[.U26]))-COUNTIF([Vertices.G:.G];(&quot;&gt;=&quot;&amp;[.U27]))" office:value-type="float" office:value="0">
            <text:p>0</text:p>
          </table:table-cell>
          <table:table-cell table:style-name="ce151" table:formula="oooc:=[.W25]+(([.$W$45]-[.$W$2])/BINDIVISOR)" office:value-type="string" office:value="#NAME?">
            <text:p>#NAME?</text:p>
          </table:table-cell>
          <table:table-cell table:style-name="ce153" table:formula="oooc:=COUNTIF({};(&quot;&gt;= &quot;&amp;[.W26]))-COUNTIF({};(&quot;&gt;=&quot;&amp;[.W27]))" office:value-type="float" office:value="0">
            <text:p>0</text:p>
          </table:table-cell>
          <table:table-cell table:style-name="ce154" table:formula="oooc:=[.Y25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26]))-COUNTIF(INDIRECT(DYNAMICFILTERSOURCECOLUMNRANGE);(&quot;&gt;=&quot;&amp;[.Y27]))" office:value-type="string" office:value="#NAME?">
            <text:p>#NAME?</text:p>
          </table:table-cell>
        </table:table-row>
        <table:table-row table:style-name="ro37">
          <table:table-cell table:number-columns-repeated="3"/>
          <table:table-cell table:style-name="ce160"/>
          <table:table-cell table:style-name="ce164" office:value-type="string">
            <text:p>Average In-Degree</text:p>
          </table:table-cell>
          <table:table-cell table:style-name="ce166" table:formula="oooc:=IFERROR(AVERAGE([Vertices.D:.D]),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26]+(([.$I$45]-[.$I$2])/BINDIVISOR)" office:value-type="string" office:value="#NAME?">
            <text:p>#NAME?</text:p>
          </table:table-cell>
          <table:table-cell table:style-name="ce144" table:formula="oooc:=COUNTIF([Vertices.C:.C];(&quot;&gt;= &quot;&amp;[.I27]))-COUNTIF([Vertices.C:.C];(&quot;&gt;=&quot;&amp;[.I28]))" office:value-type="float" office:value="0">
            <text:p>0</text:p>
          </table:table-cell>
          <table:table-cell table:style-name="ce156" table:formula="oooc:=[.K26]+(([.$K$45]-[.$K$2])/BINDIVISOR)" office:value-type="string" office:value="#NAME?">
            <text:p>#NAME?</text:p>
          </table:table-cell>
          <table:table-cell table:style-name="ce152" table:formula="oooc:=COUNTIF([Vertices.D:.D];(&quot;&gt;= &quot;&amp;[.K27]))-COUNTIF([Vertices.D:.D];(&quot;&gt;=&quot;&amp;[.K28]))" office:value-type="float" office:value="0">
            <text:p>0</text:p>
          </table:table-cell>
          <table:table-cell table:style-name="ce156" table:formula="oooc:=[.M26]+(([.$M$45]-[.$M$2])/BINDIVISOR)" office:value-type="string" office:value="#NAME?">
            <text:p>#NAME?</text:p>
          </table:table-cell>
          <table:table-cell table:style-name="ce152" table:formula="oooc:=COUNTIF([Vertices.E:.E];(&quot;&gt;= &quot;&amp;[.M27]))-COUNTIF([Vertices.E:.E];(&quot;&gt;=&quot;&amp;[.M28]))" office:value-type="float" office:value="0">
            <text:p>0</text:p>
          </table:table-cell>
          <table:table-cell table:style-name="ce156" table:formula="oooc:=[.O26]+(([.$O$45]-[.$O$2])/BINDIVISOR)" office:value-type="string" office:value="#NAME?">
            <text:p>#NAME?</text:p>
          </table:table-cell>
          <table:table-cell table:style-name="ce152" table:formula="oooc:=COUNTIF([Vertices.F:.F];(&quot;&gt;= &quot;&amp;[.O27]))-COUNTIF([Vertices.F:.F];(&quot;&gt;=&quot;&amp;[.O28]))" office:value-type="float" office:value="0">
            <text:p>0</text:p>
          </table:table-cell>
          <table:table-cell table:style-name="ce156" table:formula="oooc:=[.Q26]+(([.$Q$45]-[.$Q$2])/BINDIVISOR)" office:value-type="string" office:value="#NAME?">
            <text:p>#NAME?</text:p>
          </table:table-cell>
          <table:table-cell table:style-name="ce157" table:formula="oooc:=COUNTIF({};(&quot;&gt;= &quot;&amp;[.Q27]))-COUNTIF({};(&quot;&gt;=&quot;&amp;[.Q28]))" office:value-type="float" office:value="0">
            <text:p>0</text:p>
          </table:table-cell>
          <table:table-cell table:style-name="ce156" table:formula="oooc:=[.S26]+(([.$S$45]-[.$S$2])/BINDIVISOR)" office:value-type="string" office:value="#NAME?">
            <text:p>#NAME?</text:p>
          </table:table-cell>
          <table:table-cell table:style-name="ce152" table:formula="oooc:=COUNTIF([Vertices.H:.H];(&quot;&gt;= &quot;&amp;[.S27]))-COUNTIF([Vertices.H:.H];(&quot;&gt;=&quot;&amp;[.S28]))" office:value-type="float" office:value="0">
            <text:p>0</text:p>
          </table:table-cell>
          <table:table-cell table:style-name="ce156" table:formula="oooc:=[.U26]+(([.$U$45]-[.$U$2])/BINDIVISOR)" office:value-type="string" office:value="#NAME?">
            <text:p>#NAME?</text:p>
          </table:table-cell>
          <table:table-cell table:style-name="ce152" table:formula="oooc:=COUNTIF([Vertices.G:.G];(&quot;&gt;= &quot;&amp;[.U27]))-COUNTIF([Vertices.G:.G];(&quot;&gt;=&quot;&amp;[.U28]))" office:value-type="float" office:value="0">
            <text:p>0</text:p>
          </table:table-cell>
          <table:table-cell table:style-name="ce156" table:formula="oooc:=[.W26]+(([.$W$45]-[.$W$2])/BINDIVISOR)" office:value-type="string" office:value="#NAME?">
            <text:p>#NAME?</text:p>
          </table:table-cell>
          <table:table-cell table:style-name="ce158" table:formula="oooc:=COUNTIF({};(&quot;&gt;= &quot;&amp;[.W27]))-COUNTIF({};(&quot;&gt;=&quot;&amp;[.W28]))" office:value-type="float" office:value="0">
            <text:p>0</text:p>
          </table:table-cell>
          <table:table-cell table:style-name="ce159" table:formula="oooc:=[.Y26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27]))-COUNTIF(INDIRECT(DYNAMICFILTERSOURCECOLUMNRANGE);(&quot;&gt;=&quot;&amp;[.Y28]))" office:value-type="string" office:value="#NAME?">
            <text:p>#NAME?</text:p>
          </table:table-cell>
        </table:table-row>
        <table:table-row table:style-name="ro37">
          <table:table-cell table:number-columns-repeated="3"/>
          <table:table-cell table:style-name="ce160"/>
          <table:table-cell table:style-name="ce164" office:value-type="string">
            <text:p>Median In-Degree</text:p>
          </table:table-cell>
          <table:table-cell table:style-name="ce166" table:formula="oooc:=IFERROR(MEDIAN([Vertices.D:.D]),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27]+(([.$I$45]-[.$I$2])/BINDIVISOR)" office:value-type="string" office:value="#NAME?">
            <text:p>#NAME?</text:p>
          </table:table-cell>
          <table:table-cell table:style-name="ce144" table:formula="oooc:=COUNTIF([Vertices.C:.C];(&quot;&gt;= &quot;&amp;[.I28]))-COUNTIF([Vertices.C:.C];(&quot;&gt;=&quot;&amp;[.I29]))" office:value-type="float" office:value="0">
            <text:p>0</text:p>
          </table:table-cell>
          <table:table-cell table:style-name="ce151" table:formula="oooc:=[.K27]+(([.$K$45]-[.$K$2])/BINDIVISOR)" office:value-type="string" office:value="#NAME?">
            <text:p>#NAME?</text:p>
          </table:table-cell>
          <table:table-cell table:style-name="ce152" table:formula="oooc:=COUNTIF([Vertices.D:.D];(&quot;&gt;= &quot;&amp;[.K28]))-COUNTIF([Vertices.D:.D];(&quot;&gt;=&quot;&amp;[.K29]))" office:value-type="float" office:value="0">
            <text:p>0</text:p>
          </table:table-cell>
          <table:table-cell table:style-name="ce151" table:formula="oooc:=[.M27]+(([.$M$45]-[.$M$2])/BINDIVISOR)" office:value-type="string" office:value="#NAME?">
            <text:p>#NAME?</text:p>
          </table:table-cell>
          <table:table-cell table:style-name="ce152" table:formula="oooc:=COUNTIF([Vertices.E:.E];(&quot;&gt;= &quot;&amp;[.M28]))-COUNTIF([Vertices.E:.E];(&quot;&gt;=&quot;&amp;[.M29]))" office:value-type="float" office:value="0">
            <text:p>0</text:p>
          </table:table-cell>
          <table:table-cell table:style-name="ce151" table:formula="oooc:=[.O27]+(([.$O$45]-[.$O$2])/BINDIVISOR)" office:value-type="string" office:value="#NAME?">
            <text:p>#NAME?</text:p>
          </table:table-cell>
          <table:table-cell table:style-name="ce152" table:formula="oooc:=COUNTIF([Vertices.F:.F];(&quot;&gt;= &quot;&amp;[.O28]))-COUNTIF([Vertices.F:.F];(&quot;&gt;=&quot;&amp;[.O29]))" office:value-type="float" office:value="0">
            <text:p>0</text:p>
          </table:table-cell>
          <table:table-cell table:style-name="ce151" table:formula="oooc:=[.Q27]+(([.$Q$45]-[.$Q$2])/BINDIVISOR)" office:value-type="string" office:value="#NAME?">
            <text:p>#NAME?</text:p>
          </table:table-cell>
          <table:table-cell table:style-name="ce152" table:formula="oooc:=COUNTIF({};(&quot;&gt;= &quot;&amp;[.Q28]))-COUNTIF({};(&quot;&gt;=&quot;&amp;[.Q29]))" office:value-type="float" office:value="0">
            <text:p>0</text:p>
          </table:table-cell>
          <table:table-cell table:style-name="ce151" table:formula="oooc:=[.S27]+(([.$S$45]-[.$S$2])/BINDIVISOR)" office:value-type="string" office:value="#NAME?">
            <text:p>#NAME?</text:p>
          </table:table-cell>
          <table:table-cell table:style-name="ce152" table:formula="oooc:=COUNTIF([Vertices.H:.H];(&quot;&gt;= &quot;&amp;[.S28]))-COUNTIF([Vertices.H:.H];(&quot;&gt;=&quot;&amp;[.S29]))" office:value-type="float" office:value="0">
            <text:p>0</text:p>
          </table:table-cell>
          <table:table-cell table:style-name="ce151" table:formula="oooc:=[.U27]+(([.$U$45]-[.$U$2])/BINDIVISOR)" office:value-type="string" office:value="#NAME?">
            <text:p>#NAME?</text:p>
          </table:table-cell>
          <table:table-cell table:style-name="ce152" table:formula="oooc:=COUNTIF([Vertices.G:.G];(&quot;&gt;= &quot;&amp;[.U28]))-COUNTIF([Vertices.G:.G];(&quot;&gt;=&quot;&amp;[.U29]))" office:value-type="float" office:value="0">
            <text:p>0</text:p>
          </table:table-cell>
          <table:table-cell table:style-name="ce151" table:formula="oooc:=[.W27]+(([.$W$45]-[.$W$2])/BINDIVISOR)" office:value-type="string" office:value="#NAME?">
            <text:p>#NAME?</text:p>
          </table:table-cell>
          <table:table-cell table:style-name="ce153" table:formula="oooc:=COUNTIF({};(&quot;&gt;= &quot;&amp;[.W28]))-COUNTIF({};(&quot;&gt;=&quot;&amp;[.W29]))" office:value-type="float" office:value="0">
            <text:p>0</text:p>
          </table:table-cell>
          <table:table-cell table:style-name="ce154" table:formula="oooc:=[.Y27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28]))-COUNTIF(INDIRECT(DYNAMICFILTERSOURCECOLUMNRANGE);(&quot;&gt;=&quot;&amp;[.Y29]))" office:value-type="string" office:value="#NAME?">
            <text:p>#NAME?</text:p>
          </table:table-cell>
        </table:table-row>
        <table:table-row table:style-name="ro31">
          <table:table-cell table:style-name="ce155" table:number-columns-spanned="2" table:number-rows-spanned="1" office:value-type="string">
            <text:p>Degree Out  - Top 10</text:p>
          </table:table-cell>
          <table:covered-table-cell/>
          <table:table-cell table:number-columns-repeated="2"/>
          <table:table-cell table:number-columns-repeated="2" table:style-name="ce41"/>
          <table:table-cell table:number-columns-repeated="2"/>
          <table:table-cell table:style-name="ce150" table:formula="oooc:=[.I28]+(([.$I$45]-[.$I$2])/BINDIVISOR)" office:value-type="string" office:value="#NAME?">
            <text:p>#NAME?</text:p>
          </table:table-cell>
          <table:table-cell table:style-name="ce144" table:formula="oooc:=COUNTIF([Vertices.C:.C];(&quot;&gt;= &quot;&amp;[.I29]))-COUNTIF([Vertices.C:.C];(&quot;&gt;=&quot;&amp;[.I30]))" office:value-type="float" office:value="0">
            <text:p>0</text:p>
          </table:table-cell>
          <table:table-cell table:style-name="ce156" table:formula="oooc:=[.K28]+(([.$K$45]-[.$K$2])/BINDIVISOR)" office:value-type="string" office:value="#NAME?">
            <text:p>#NAME?</text:p>
          </table:table-cell>
          <table:table-cell table:style-name="ce152" table:formula="oooc:=COUNTIF([Vertices.D:.D];(&quot;&gt;= &quot;&amp;[.K29]))-COUNTIF([Vertices.D:.D];(&quot;&gt;=&quot;&amp;[.K30]))" office:value-type="float" office:value="0">
            <text:p>0</text:p>
          </table:table-cell>
          <table:table-cell table:style-name="ce156" table:formula="oooc:=[.M28]+(([.$M$45]-[.$M$2])/BINDIVISOR)" office:value-type="string" office:value="#NAME?">
            <text:p>#NAME?</text:p>
          </table:table-cell>
          <table:table-cell table:style-name="ce152" table:formula="oooc:=COUNTIF([Vertices.E:.E];(&quot;&gt;= &quot;&amp;[.M29]))-COUNTIF([Vertices.E:.E];(&quot;&gt;=&quot;&amp;[.M30]))" office:value-type="float" office:value="0">
            <text:p>0</text:p>
          </table:table-cell>
          <table:table-cell table:style-name="ce156" table:formula="oooc:=[.O28]+(([.$O$45]-[.$O$2])/BINDIVISOR)" office:value-type="string" office:value="#NAME?">
            <text:p>#NAME?</text:p>
          </table:table-cell>
          <table:table-cell table:style-name="ce152" table:formula="oooc:=COUNTIF([Vertices.F:.F];(&quot;&gt;= &quot;&amp;[.O29]))-COUNTIF([Vertices.F:.F];(&quot;&gt;=&quot;&amp;[.O30]))" office:value-type="float" office:value="0">
            <text:p>0</text:p>
          </table:table-cell>
          <table:table-cell table:style-name="ce156" table:formula="oooc:=[.Q28]+(([.$Q$45]-[.$Q$2])/BINDIVISOR)" office:value-type="string" office:value="#NAME?">
            <text:p>#NAME?</text:p>
          </table:table-cell>
          <table:table-cell table:style-name="ce157" table:formula="oooc:=COUNTIF({};(&quot;&gt;= &quot;&amp;[.Q29]))-COUNTIF({};(&quot;&gt;=&quot;&amp;[.Q30]))" office:value-type="float" office:value="0">
            <text:p>0</text:p>
          </table:table-cell>
          <table:table-cell table:style-name="ce156" table:formula="oooc:=[.S28]+(([.$S$45]-[.$S$2])/BINDIVISOR)" office:value-type="string" office:value="#NAME?">
            <text:p>#NAME?</text:p>
          </table:table-cell>
          <table:table-cell table:style-name="ce152" table:formula="oooc:=COUNTIF([Vertices.H:.H];(&quot;&gt;= &quot;&amp;[.S29]))-COUNTIF([Vertices.H:.H];(&quot;&gt;=&quot;&amp;[.S30]))" office:value-type="float" office:value="0">
            <text:p>0</text:p>
          </table:table-cell>
          <table:table-cell table:style-name="ce156" table:formula="oooc:=[.U28]+(([.$U$45]-[.$U$2])/BINDIVISOR)" office:value-type="string" office:value="#NAME?">
            <text:p>#NAME?</text:p>
          </table:table-cell>
          <table:table-cell table:style-name="ce152" table:formula="oooc:=COUNTIF([Vertices.G:.G];(&quot;&gt;= &quot;&amp;[.U29]))-COUNTIF([Vertices.G:.G];(&quot;&gt;=&quot;&amp;[.U30]))" office:value-type="float" office:value="0">
            <text:p>0</text:p>
          </table:table-cell>
          <table:table-cell table:style-name="ce156" table:formula="oooc:=[.W28]+(([.$W$45]-[.$W$2])/BINDIVISOR)" office:value-type="string" office:value="#NAME?">
            <text:p>#NAME?</text:p>
          </table:table-cell>
          <table:table-cell table:style-name="ce158" table:formula="oooc:=COUNTIF({};(&quot;&gt;= &quot;&amp;[.W29]))-COUNTIF({};(&quot;&gt;=&quot;&amp;[.W30]))" office:value-type="float" office:value="0">
            <text:p>0</text:p>
          </table:table-cell>
          <table:table-cell table:style-name="ce159" table:formula="oooc:=[.Y28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29]))-COUNTIF(INDIRECT(DYNAMICFILTERSOURCECOLUMNRANGE);(&quot;&gt;=&quot;&amp;[.Y30]))" office:value-type="string" office:value="#NAME?">
            <text:p>#NAME?</text:p>
          </table:table-cell>
        </table:table-row>
        <table:table-row table:style-name="ro37">
          <table:table-cell table:number-columns-repeated="2"/>
          <table:table-cell table:style-name="ce53" office:value-type="float" office:value="3">
            <text:p>3</text:p>
          </table:table-cell>
          <table:table-cell table:number-columns-repeated="5"/>
          <table:table-cell table:style-name="ce150" table:formula="oooc:=[.I29]+(([.$I$45]-[.$I$2])/BINDIVISOR)" office:value-type="string" office:value="#NAME?">
            <text:p>#NAME?</text:p>
          </table:table-cell>
          <table:table-cell table:style-name="ce144" table:formula="oooc:=COUNTIF([Vertices.C:.C];(&quot;&gt;= &quot;&amp;[.I30]))-COUNTIF([Vertices.C:.C];(&quot;&gt;=&quot;&amp;[.I31]))" office:value-type="float" office:value="0">
            <text:p>0</text:p>
          </table:table-cell>
          <table:table-cell table:style-name="ce151" table:formula="oooc:=[.K29]+(([.$K$45]-[.$K$2])/BINDIVISOR)" office:value-type="string" office:value="#NAME?">
            <text:p>#NAME?</text:p>
          </table:table-cell>
          <table:table-cell table:style-name="ce152" table:formula="oooc:=COUNTIF([Vertices.D:.D];(&quot;&gt;= &quot;&amp;[.K30]))-COUNTIF([Vertices.D:.D];(&quot;&gt;=&quot;&amp;[.K31]))" office:value-type="float" office:value="0">
            <text:p>0</text:p>
          </table:table-cell>
          <table:table-cell table:style-name="ce151" table:formula="oooc:=[.M29]+(([.$M$45]-[.$M$2])/BINDIVISOR)" office:value-type="string" office:value="#NAME?">
            <text:p>#NAME?</text:p>
          </table:table-cell>
          <table:table-cell table:style-name="ce152" table:formula="oooc:=COUNTIF([Vertices.E:.E];(&quot;&gt;= &quot;&amp;[.M30]))-COUNTIF([Vertices.E:.E];(&quot;&gt;=&quot;&amp;[.M31]))" office:value-type="float" office:value="0">
            <text:p>0</text:p>
          </table:table-cell>
          <table:table-cell table:style-name="ce151" table:formula="oooc:=[.O29]+(([.$O$45]-[.$O$2])/BINDIVISOR)" office:value-type="string" office:value="#NAME?">
            <text:p>#NAME?</text:p>
          </table:table-cell>
          <table:table-cell table:style-name="ce152" table:formula="oooc:=COUNTIF([Vertices.F:.F];(&quot;&gt;= &quot;&amp;[.O30]))-COUNTIF([Vertices.F:.F];(&quot;&gt;=&quot;&amp;[.O31]))" office:value-type="float" office:value="0">
            <text:p>0</text:p>
          </table:table-cell>
          <table:table-cell table:style-name="ce151" table:formula="oooc:=[.Q29]+(([.$Q$45]-[.$Q$2])/BINDIVISOR)" office:value-type="string" office:value="#NAME?">
            <text:p>#NAME?</text:p>
          </table:table-cell>
          <table:table-cell table:style-name="ce152" table:formula="oooc:=COUNTIF({};(&quot;&gt;= &quot;&amp;[.Q30]))-COUNTIF({};(&quot;&gt;=&quot;&amp;[.Q31]))" office:value-type="float" office:value="0">
            <text:p>0</text:p>
          </table:table-cell>
          <table:table-cell table:style-name="ce151" table:formula="oooc:=[.S29]+(([.$S$45]-[.$S$2])/BINDIVISOR)" office:value-type="string" office:value="#NAME?">
            <text:p>#NAME?</text:p>
          </table:table-cell>
          <table:table-cell table:style-name="ce152" table:formula="oooc:=COUNTIF([Vertices.H:.H];(&quot;&gt;= &quot;&amp;[.S30]))-COUNTIF([Vertices.H:.H];(&quot;&gt;=&quot;&amp;[.S31]))" office:value-type="float" office:value="0">
            <text:p>0</text:p>
          </table:table-cell>
          <table:table-cell table:style-name="ce151" table:formula="oooc:=[.U29]+(([.$U$45]-[.$U$2])/BINDIVISOR)" office:value-type="string" office:value="#NAME?">
            <text:p>#NAME?</text:p>
          </table:table-cell>
          <table:table-cell table:style-name="ce152" table:formula="oooc:=COUNTIF([Vertices.G:.G];(&quot;&gt;= &quot;&amp;[.U30]))-COUNTIF([Vertices.G:.G];(&quot;&gt;=&quot;&amp;[.U31]))" office:value-type="float" office:value="0">
            <text:p>0</text:p>
          </table:table-cell>
          <table:table-cell table:style-name="ce151" table:formula="oooc:=[.W29]+(([.$W$45]-[.$W$2])/BINDIVISOR)" office:value-type="string" office:value="#NAME?">
            <text:p>#NAME?</text:p>
          </table:table-cell>
          <table:table-cell table:style-name="ce153" table:formula="oooc:=COUNTIF({};(&quot;&gt;= &quot;&amp;[.W30]))-COUNTIF({};(&quot;&gt;=&quot;&amp;[.W31]))" office:value-type="float" office:value="0">
            <text:p>0</text:p>
          </table:table-cell>
          <table:table-cell table:style-name="ce154" table:formula="oooc:=[.Y29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30]))-COUNTIF(INDIRECT(DYNAMICFILTERSOURCECOLUMNRANGE);(&quot;&gt;=&quot;&amp;[.Y31]))" office:value-type="string" office:value="#NAME?">
            <text:p>#NAME?</text:p>
          </table:table-cell>
        </table:table-row>
        <table:table-row table:style-name="ro37">
          <table:table-cell table:number-columns-repeated="2"/>
          <table:table-cell table:style-name="ce53" office:value-type="float" office:value="3">
            <text:p>3</text:p>
          </table:table-cell>
          <table:table-cell table:number-columns-repeated="5"/>
          <table:table-cell table:style-name="ce150" table:formula="oooc:=[.I30]+(([.$I$45]-[.$I$2])/BINDIVISOR)" office:value-type="string" office:value="#NAME?">
            <text:p>#NAME?</text:p>
          </table:table-cell>
          <table:table-cell table:style-name="ce144" table:formula="oooc:=COUNTIF([Vertices.C:.C];(&quot;&gt;= &quot;&amp;[.I31]))-COUNTIF([Vertices.C:.C];(&quot;&gt;=&quot;&amp;[.I32]))" office:value-type="float" office:value="0">
            <text:p>0</text:p>
          </table:table-cell>
          <table:table-cell table:style-name="ce156" table:formula="oooc:=[.K30]+(([.$K$45]-[.$K$2])/BINDIVISOR)" office:value-type="string" office:value="#NAME?">
            <text:p>#NAME?</text:p>
          </table:table-cell>
          <table:table-cell table:style-name="ce152" table:formula="oooc:=COUNTIF([Vertices.D:.D];(&quot;&gt;= &quot;&amp;[.K31]))-COUNTIF([Vertices.D:.D];(&quot;&gt;=&quot;&amp;[.K32]))" office:value-type="float" office:value="0">
            <text:p>0</text:p>
          </table:table-cell>
          <table:table-cell table:style-name="ce156" table:formula="oooc:=[.M30]+(([.$M$45]-[.$M$2])/BINDIVISOR)" office:value-type="string" office:value="#NAME?">
            <text:p>#NAME?</text:p>
          </table:table-cell>
          <table:table-cell table:style-name="ce152" table:formula="oooc:=COUNTIF([Vertices.E:.E];(&quot;&gt;= &quot;&amp;[.M31]))-COUNTIF([Vertices.E:.E];(&quot;&gt;=&quot;&amp;[.M32]))" office:value-type="float" office:value="0">
            <text:p>0</text:p>
          </table:table-cell>
          <table:table-cell table:style-name="ce156" table:formula="oooc:=[.O30]+(([.$O$45]-[.$O$2])/BINDIVISOR)" office:value-type="string" office:value="#NAME?">
            <text:p>#NAME?</text:p>
          </table:table-cell>
          <table:table-cell table:style-name="ce152" table:formula="oooc:=COUNTIF([Vertices.F:.F];(&quot;&gt;= &quot;&amp;[.O31]))-COUNTIF([Vertices.F:.F];(&quot;&gt;=&quot;&amp;[.O32]))" office:value-type="float" office:value="0">
            <text:p>0</text:p>
          </table:table-cell>
          <table:table-cell table:style-name="ce156" table:formula="oooc:=[.Q30]+(([.$Q$45]-[.$Q$2])/BINDIVISOR)" office:value-type="string" office:value="#NAME?">
            <text:p>#NAME?</text:p>
          </table:table-cell>
          <table:table-cell table:style-name="ce157" table:formula="oooc:=COUNTIF({};(&quot;&gt;= &quot;&amp;[.Q31]))-COUNTIF({};(&quot;&gt;=&quot;&amp;[.Q32]))" office:value-type="float" office:value="0">
            <text:p>0</text:p>
          </table:table-cell>
          <table:table-cell table:style-name="ce156" table:formula="oooc:=[.S30]+(([.$S$45]-[.$S$2])/BINDIVISOR)" office:value-type="string" office:value="#NAME?">
            <text:p>#NAME?</text:p>
          </table:table-cell>
          <table:table-cell table:style-name="ce152" table:formula="oooc:=COUNTIF([Vertices.H:.H];(&quot;&gt;= &quot;&amp;[.S31]))-COUNTIF([Vertices.H:.H];(&quot;&gt;=&quot;&amp;[.S32]))" office:value-type="float" office:value="0">
            <text:p>0</text:p>
          </table:table-cell>
          <table:table-cell table:style-name="ce156" table:formula="oooc:=[.U30]+(([.$U$45]-[.$U$2])/BINDIVISOR)" office:value-type="string" office:value="#NAME?">
            <text:p>#NAME?</text:p>
          </table:table-cell>
          <table:table-cell table:style-name="ce152" table:formula="oooc:=COUNTIF([Vertices.G:.G];(&quot;&gt;= &quot;&amp;[.U31]))-COUNTIF([Vertices.G:.G];(&quot;&gt;=&quot;&amp;[.U32]))" office:value-type="float" office:value="0">
            <text:p>0</text:p>
          </table:table-cell>
          <table:table-cell table:style-name="ce156" table:formula="oooc:=[.W30]+(([.$W$45]-[.$W$2])/BINDIVISOR)" office:value-type="string" office:value="#NAME?">
            <text:p>#NAME?</text:p>
          </table:table-cell>
          <table:table-cell table:style-name="ce158" table:formula="oooc:=COUNTIF({};(&quot;&gt;= &quot;&amp;[.W31]))-COUNTIF({};(&quot;&gt;=&quot;&amp;[.W32]))" office:value-type="float" office:value="0">
            <text:p>0</text:p>
          </table:table-cell>
          <table:table-cell table:style-name="ce159" table:formula="oooc:=[.Y30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31]))-COUNTIF(INDIRECT(DYNAMICFILTERSOURCECOLUMNRANGE);(&quot;&gt;=&quot;&amp;[.Y32]))" office:value-type="string" office:value="#NAME?">
            <text:p>#NAME?</text:p>
          </table:table-cell>
        </table:table-row>
        <table:table-row table:style-name="ro37">
          <table:table-cell table:number-columns-repeated="2"/>
          <table:table-cell table:style-name="ce53" office:value-type="float" office:value="3">
            <text:p>3</text:p>
          </table:table-cell>
          <table:table-cell table:number-columns-repeated="5"/>
          <table:table-cell table:style-name="ce150" table:formula="oooc:=[.I31]+(([.$I$45]-[.$I$2])/BINDIVISOR)" office:value-type="string" office:value="#NAME?">
            <text:p>#NAME?</text:p>
          </table:table-cell>
          <table:table-cell table:style-name="ce144" table:formula="oooc:=COUNTIF([Vertices.C:.C];(&quot;&gt;= &quot;&amp;[.I32]))-COUNTIF([Vertices.C:.C];(&quot;&gt;=&quot;&amp;[.I33]))" office:value-type="float" office:value="0">
            <text:p>0</text:p>
          </table:table-cell>
          <table:table-cell table:style-name="ce151" table:formula="oooc:=[.K31]+(([.$K$45]-[.$K$2])/BINDIVISOR)" office:value-type="string" office:value="#NAME?">
            <text:p>#NAME?</text:p>
          </table:table-cell>
          <table:table-cell table:style-name="ce152" table:formula="oooc:=COUNTIF([Vertices.D:.D];(&quot;&gt;= &quot;&amp;[.K32]))-COUNTIF([Vertices.D:.D];(&quot;&gt;=&quot;&amp;[.K33]))" office:value-type="float" office:value="0">
            <text:p>0</text:p>
          </table:table-cell>
          <table:table-cell table:style-name="ce151" table:formula="oooc:=[.M31]+(([.$M$45]-[.$M$2])/BINDIVISOR)" office:value-type="string" office:value="#NAME?">
            <text:p>#NAME?</text:p>
          </table:table-cell>
          <table:table-cell table:style-name="ce152" table:formula="oooc:=COUNTIF([Vertices.E:.E];(&quot;&gt;= &quot;&amp;[.M32]))-COUNTIF([Vertices.E:.E];(&quot;&gt;=&quot;&amp;[.M33]))" office:value-type="float" office:value="0">
            <text:p>0</text:p>
          </table:table-cell>
          <table:table-cell table:style-name="ce151" table:formula="oooc:=[.O31]+(([.$O$45]-[.$O$2])/BINDIVISOR)" office:value-type="string" office:value="#NAME?">
            <text:p>#NAME?</text:p>
          </table:table-cell>
          <table:table-cell table:style-name="ce152" table:formula="oooc:=COUNTIF([Vertices.F:.F];(&quot;&gt;= &quot;&amp;[.O32]))-COUNTIF([Vertices.F:.F];(&quot;&gt;=&quot;&amp;[.O33]))" office:value-type="float" office:value="0">
            <text:p>0</text:p>
          </table:table-cell>
          <table:table-cell table:style-name="ce151" table:formula="oooc:=[.Q31]+(([.$Q$45]-[.$Q$2])/BINDIVISOR)" office:value-type="string" office:value="#NAME?">
            <text:p>#NAME?</text:p>
          </table:table-cell>
          <table:table-cell table:style-name="ce152" table:formula="oooc:=COUNTIF({};(&quot;&gt;= &quot;&amp;[.Q32]))-COUNTIF({};(&quot;&gt;=&quot;&amp;[.Q33]))" office:value-type="float" office:value="0">
            <text:p>0</text:p>
          </table:table-cell>
          <table:table-cell table:style-name="ce151" table:formula="oooc:=[.S31]+(([.$S$45]-[.$S$2])/BINDIVISOR)" office:value-type="string" office:value="#NAME?">
            <text:p>#NAME?</text:p>
          </table:table-cell>
          <table:table-cell table:style-name="ce152" table:formula="oooc:=COUNTIF([Vertices.H:.H];(&quot;&gt;= &quot;&amp;[.S32]))-COUNTIF([Vertices.H:.H];(&quot;&gt;=&quot;&amp;[.S33]))" office:value-type="float" office:value="0">
            <text:p>0</text:p>
          </table:table-cell>
          <table:table-cell table:style-name="ce151" table:formula="oooc:=[.U31]+(([.$U$45]-[.$U$2])/BINDIVISOR)" office:value-type="string" office:value="#NAME?">
            <text:p>#NAME?</text:p>
          </table:table-cell>
          <table:table-cell table:style-name="ce152" table:formula="oooc:=COUNTIF([Vertices.G:.G];(&quot;&gt;= &quot;&amp;[.U32]))-COUNTIF([Vertices.G:.G];(&quot;&gt;=&quot;&amp;[.U33]))" office:value-type="float" office:value="0">
            <text:p>0</text:p>
          </table:table-cell>
          <table:table-cell table:style-name="ce151" table:formula="oooc:=[.W31]+(([.$W$45]-[.$W$2])/BINDIVISOR)" office:value-type="string" office:value="#NAME?">
            <text:p>#NAME?</text:p>
          </table:table-cell>
          <table:table-cell table:style-name="ce153" table:formula="oooc:=COUNTIF({};(&quot;&gt;= &quot;&amp;[.W32]))-COUNTIF({};(&quot;&gt;=&quot;&amp;[.W33]))" office:value-type="float" office:value="0">
            <text:p>0</text:p>
          </table:table-cell>
          <table:table-cell table:style-name="ce154" table:formula="oooc:=[.Y31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32]))-COUNTIF(INDIRECT(DYNAMICFILTERSOURCECOLUMNRANGE);(&quot;&gt;=&quot;&amp;[.Y33]))" office:value-type="string" office:value="#NAME?">
            <text:p>#NAME?</text:p>
          </table:table-cell>
        </table:table-row>
        <table:table-row table:style-name="ro37">
          <table:table-cell table:number-columns-repeated="2"/>
          <table:table-cell table:style-name="ce53" office:value-type="float" office:value="3">
            <text:p>3</text:p>
          </table:table-cell>
          <table:table-cell table:number-columns-repeated="5"/>
          <table:table-cell table:style-name="ce150" table:formula="oooc:=[.I32]+(([.$I$45]-[.$I$2])/BINDIVISOR)" office:value-type="string" office:value="#NAME?">
            <text:p>#NAME?</text:p>
          </table:table-cell>
          <table:table-cell table:style-name="ce144" table:formula="oooc:=COUNTIF([Vertices.C:.C];(&quot;&gt;= &quot;&amp;[.I33]))-COUNTIF([Vertices.C:.C];(&quot;&gt;=&quot;&amp;[.I34]))" office:value-type="float" office:value="0">
            <text:p>0</text:p>
          </table:table-cell>
          <table:table-cell table:style-name="ce156" table:formula="oooc:=[.K32]+(([.$K$45]-[.$K$2])/BINDIVISOR)" office:value-type="string" office:value="#NAME?">
            <text:p>#NAME?</text:p>
          </table:table-cell>
          <table:table-cell table:style-name="ce152" table:formula="oooc:=COUNTIF([Vertices.D:.D];(&quot;&gt;= &quot;&amp;[.K33]))-COUNTIF([Vertices.D:.D];(&quot;&gt;=&quot;&amp;[.K34]))" office:value-type="float" office:value="0">
            <text:p>0</text:p>
          </table:table-cell>
          <table:table-cell table:style-name="ce156" table:formula="oooc:=[.M32]+(([.$M$45]-[.$M$2])/BINDIVISOR)" office:value-type="string" office:value="#NAME?">
            <text:p>#NAME?</text:p>
          </table:table-cell>
          <table:table-cell table:style-name="ce152" table:formula="oooc:=COUNTIF([Vertices.E:.E];(&quot;&gt;= &quot;&amp;[.M33]))-COUNTIF([Vertices.E:.E];(&quot;&gt;=&quot;&amp;[.M34]))" office:value-type="float" office:value="0">
            <text:p>0</text:p>
          </table:table-cell>
          <table:table-cell table:style-name="ce156" table:formula="oooc:=[.O32]+(([.$O$45]-[.$O$2])/BINDIVISOR)" office:value-type="string" office:value="#NAME?">
            <text:p>#NAME?</text:p>
          </table:table-cell>
          <table:table-cell table:style-name="ce152" table:formula="oooc:=COUNTIF([Vertices.F:.F];(&quot;&gt;= &quot;&amp;[.O33]))-COUNTIF([Vertices.F:.F];(&quot;&gt;=&quot;&amp;[.O34]))" office:value-type="float" office:value="0">
            <text:p>0</text:p>
          </table:table-cell>
          <table:table-cell table:style-name="ce156" table:formula="oooc:=[.Q32]+(([.$Q$45]-[.$Q$2])/BINDIVISOR)" office:value-type="string" office:value="#NAME?">
            <text:p>#NAME?</text:p>
          </table:table-cell>
          <table:table-cell table:style-name="ce157" table:formula="oooc:=COUNTIF({};(&quot;&gt;= &quot;&amp;[.Q33]))-COUNTIF({};(&quot;&gt;=&quot;&amp;[.Q34]))" office:value-type="float" office:value="0">
            <text:p>0</text:p>
          </table:table-cell>
          <table:table-cell table:style-name="ce156" table:formula="oooc:=[.S32]+(([.$S$45]-[.$S$2])/BINDIVISOR)" office:value-type="string" office:value="#NAME?">
            <text:p>#NAME?</text:p>
          </table:table-cell>
          <table:table-cell table:style-name="ce152" table:formula="oooc:=COUNTIF([Vertices.H:.H];(&quot;&gt;= &quot;&amp;[.S33]))-COUNTIF([Vertices.H:.H];(&quot;&gt;=&quot;&amp;[.S34]))" office:value-type="float" office:value="0">
            <text:p>0</text:p>
          </table:table-cell>
          <table:table-cell table:style-name="ce156" table:formula="oooc:=[.U32]+(([.$U$45]-[.$U$2])/BINDIVISOR)" office:value-type="string" office:value="#NAME?">
            <text:p>#NAME?</text:p>
          </table:table-cell>
          <table:table-cell table:style-name="ce152" table:formula="oooc:=COUNTIF([Vertices.G:.G];(&quot;&gt;= &quot;&amp;[.U33]))-COUNTIF([Vertices.G:.G];(&quot;&gt;=&quot;&amp;[.U34]))" office:value-type="float" office:value="0">
            <text:p>0</text:p>
          </table:table-cell>
          <table:table-cell table:style-name="ce156" table:formula="oooc:=[.W32]+(([.$W$45]-[.$W$2])/BINDIVISOR)" office:value-type="string" office:value="#NAME?">
            <text:p>#NAME?</text:p>
          </table:table-cell>
          <table:table-cell table:style-name="ce158" table:formula="oooc:=COUNTIF({};(&quot;&gt;= &quot;&amp;[.W33]))-COUNTIF({};(&quot;&gt;=&quot;&amp;[.W34]))" office:value-type="float" office:value="0">
            <text:p>0</text:p>
          </table:table-cell>
          <table:table-cell table:style-name="ce159" table:formula="oooc:=[.Y32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33]))-COUNTIF(INDIRECT(DYNAMICFILTERSOURCECOLUMNRANGE);(&quot;&gt;=&quot;&amp;[.Y34]))" office:value-type="string" office:value="#NAME?">
            <text:p>#NAME?</text:p>
          </table:table-cell>
        </table:table-row>
        <table:table-row table:style-name="ro37">
          <table:table-cell table:number-columns-repeated="2"/>
          <table:table-cell table:style-name="ce53" office:value-type="float" office:value="3">
            <text:p>3</text:p>
          </table:table-cell>
          <table:table-cell table:number-columns-repeated="5"/>
          <table:table-cell table:style-name="ce150" table:formula="oooc:=[.I33]+(([.$I$45]-[.$I$2])/BINDIVISOR)" office:value-type="string" office:value="#NAME?">
            <text:p>#NAME?</text:p>
          </table:table-cell>
          <table:table-cell table:style-name="ce144" table:formula="oooc:=COUNTIF([Vertices.C:.C];(&quot;&gt;= &quot;&amp;[.I34]))-COUNTIF([Vertices.C:.C];(&quot;&gt;=&quot;&amp;[.I35]))" office:value-type="float" office:value="0">
            <text:p>0</text:p>
          </table:table-cell>
          <table:table-cell table:style-name="ce151" table:formula="oooc:=[.K33]+(([.$K$45]-[.$K$2])/BINDIVISOR)" office:value-type="string" office:value="#NAME?">
            <text:p>#NAME?</text:p>
          </table:table-cell>
          <table:table-cell table:style-name="ce152" table:formula="oooc:=COUNTIF([Vertices.D:.D];(&quot;&gt;= &quot;&amp;[.K34]))-COUNTIF([Vertices.D:.D];(&quot;&gt;=&quot;&amp;[.K35]))" office:value-type="float" office:value="0">
            <text:p>0</text:p>
          </table:table-cell>
          <table:table-cell table:style-name="ce151" table:formula="oooc:=[.M33]+(([.$M$45]-[.$M$2])/BINDIVISOR)" office:value-type="string" office:value="#NAME?">
            <text:p>#NAME?</text:p>
          </table:table-cell>
          <table:table-cell table:style-name="ce152" table:formula="oooc:=COUNTIF([Vertices.E:.E];(&quot;&gt;= &quot;&amp;[.M34]))-COUNTIF([Vertices.E:.E];(&quot;&gt;=&quot;&amp;[.M35]))" office:value-type="float" office:value="0">
            <text:p>0</text:p>
          </table:table-cell>
          <table:table-cell table:style-name="ce151" table:formula="oooc:=[.O33]+(([.$O$45]-[.$O$2])/BINDIVISOR)" office:value-type="string" office:value="#NAME?">
            <text:p>#NAME?</text:p>
          </table:table-cell>
          <table:table-cell table:style-name="ce152" table:formula="oooc:=COUNTIF([Vertices.F:.F];(&quot;&gt;= &quot;&amp;[.O34]))-COUNTIF([Vertices.F:.F];(&quot;&gt;=&quot;&amp;[.O35]))" office:value-type="float" office:value="0">
            <text:p>0</text:p>
          </table:table-cell>
          <table:table-cell table:style-name="ce151" table:formula="oooc:=[.Q33]+(([.$Q$45]-[.$Q$2])/BINDIVISOR)" office:value-type="string" office:value="#NAME?">
            <text:p>#NAME?</text:p>
          </table:table-cell>
          <table:table-cell table:style-name="ce152" table:formula="oooc:=COUNTIF({};(&quot;&gt;= &quot;&amp;[.Q34]))-COUNTIF({};(&quot;&gt;=&quot;&amp;[.Q35]))" office:value-type="float" office:value="0">
            <text:p>0</text:p>
          </table:table-cell>
          <table:table-cell table:style-name="ce151" table:formula="oooc:=[.S33]+(([.$S$45]-[.$S$2])/BINDIVISOR)" office:value-type="string" office:value="#NAME?">
            <text:p>#NAME?</text:p>
          </table:table-cell>
          <table:table-cell table:style-name="ce152" table:formula="oooc:=COUNTIF([Vertices.H:.H];(&quot;&gt;= &quot;&amp;[.S34]))-COUNTIF([Vertices.H:.H];(&quot;&gt;=&quot;&amp;[.S35]))" office:value-type="float" office:value="0">
            <text:p>0</text:p>
          </table:table-cell>
          <table:table-cell table:style-name="ce151" table:formula="oooc:=[.U33]+(([.$U$45]-[.$U$2])/BINDIVISOR)" office:value-type="string" office:value="#NAME?">
            <text:p>#NAME?</text:p>
          </table:table-cell>
          <table:table-cell table:style-name="ce152" table:formula="oooc:=COUNTIF([Vertices.G:.G];(&quot;&gt;= &quot;&amp;[.U34]))-COUNTIF([Vertices.G:.G];(&quot;&gt;=&quot;&amp;[.U35]))" office:value-type="float" office:value="0">
            <text:p>0</text:p>
          </table:table-cell>
          <table:table-cell table:style-name="ce151" table:formula="oooc:=[.W33]+(([.$W$45]-[.$W$2])/BINDIVISOR)" office:value-type="string" office:value="#NAME?">
            <text:p>#NAME?</text:p>
          </table:table-cell>
          <table:table-cell table:style-name="ce153" table:formula="oooc:=COUNTIF({};(&quot;&gt;= &quot;&amp;[.W34]))-COUNTIF({};(&quot;&gt;=&quot;&amp;[.W35]))" office:value-type="float" office:value="0">
            <text:p>0</text:p>
          </table:table-cell>
          <table:table-cell table:style-name="ce154" table:formula="oooc:=[.Y33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34]))-COUNTIF(INDIRECT(DYNAMICFILTERSOURCECOLUMNRANGE);(&quot;&gt;=&quot;&amp;[.Y35]))" office:value-type="string" office:value="#NAME?">
            <text:p>#NAME?</text:p>
          </table:table-cell>
        </table:table-row>
        <table:table-row table:style-name="ro37">
          <table:table-cell table:number-columns-repeated="2"/>
          <table:table-cell table:style-name="ce53" office:value-type="float" office:value="3">
            <text:p>3</text:p>
          </table:table-cell>
          <table:table-cell table:number-columns-repeated="5"/>
          <table:table-cell table:style-name="ce150" table:formula="oooc:=[.I34]+(([.$I$45]-[.$I$2])/BINDIVISOR)" office:value-type="string" office:value="#NAME?">
            <text:p>#NAME?</text:p>
          </table:table-cell>
          <table:table-cell table:style-name="ce144" table:formula="oooc:=COUNTIF([Vertices.C:.C];(&quot;&gt;= &quot;&amp;[.I35]))-COUNTIF([Vertices.C:.C];(&quot;&gt;=&quot;&amp;[.I36]))" office:value-type="float" office:value="0">
            <text:p>0</text:p>
          </table:table-cell>
          <table:table-cell table:style-name="ce156" table:formula="oooc:=[.K34]+(([.$K$45]-[.$K$2])/BINDIVISOR)" office:value-type="string" office:value="#NAME?">
            <text:p>#NAME?</text:p>
          </table:table-cell>
          <table:table-cell table:style-name="ce152" table:formula="oooc:=COUNTIF([Vertices.D:.D];(&quot;&gt;= &quot;&amp;[.K35]))-COUNTIF([Vertices.D:.D];(&quot;&gt;=&quot;&amp;[.K36]))" office:value-type="float" office:value="0">
            <text:p>0</text:p>
          </table:table-cell>
          <table:table-cell table:style-name="ce156" table:formula="oooc:=[.M34]+(([.$M$45]-[.$M$2])/BINDIVISOR)" office:value-type="string" office:value="#NAME?">
            <text:p>#NAME?</text:p>
          </table:table-cell>
          <table:table-cell table:style-name="ce152" table:formula="oooc:=COUNTIF([Vertices.E:.E];(&quot;&gt;= &quot;&amp;[.M35]))-COUNTIF([Vertices.E:.E];(&quot;&gt;=&quot;&amp;[.M36]))" office:value-type="float" office:value="0">
            <text:p>0</text:p>
          </table:table-cell>
          <table:table-cell table:style-name="ce156" table:formula="oooc:=[.O34]+(([.$O$45]-[.$O$2])/BINDIVISOR)" office:value-type="string" office:value="#NAME?">
            <text:p>#NAME?</text:p>
          </table:table-cell>
          <table:table-cell table:style-name="ce152" table:formula="oooc:=COUNTIF([Vertices.F:.F];(&quot;&gt;= &quot;&amp;[.O35]))-COUNTIF([Vertices.F:.F];(&quot;&gt;=&quot;&amp;[.O36]))" office:value-type="float" office:value="0">
            <text:p>0</text:p>
          </table:table-cell>
          <table:table-cell table:style-name="ce156" table:formula="oooc:=[.Q34]+(([.$Q$45]-[.$Q$2])/BINDIVISOR)" office:value-type="string" office:value="#NAME?">
            <text:p>#NAME?</text:p>
          </table:table-cell>
          <table:table-cell table:style-name="ce157" table:formula="oooc:=COUNTIF({};(&quot;&gt;= &quot;&amp;[.Q35]))-COUNTIF({};(&quot;&gt;=&quot;&amp;[.Q36]))" office:value-type="float" office:value="0">
            <text:p>0</text:p>
          </table:table-cell>
          <table:table-cell table:style-name="ce156" table:formula="oooc:=[.S34]+(([.$S$45]-[.$S$2])/BINDIVISOR)" office:value-type="string" office:value="#NAME?">
            <text:p>#NAME?</text:p>
          </table:table-cell>
          <table:table-cell table:style-name="ce152" table:formula="oooc:=COUNTIF([Vertices.H:.H];(&quot;&gt;= &quot;&amp;[.S35]))-COUNTIF([Vertices.H:.H];(&quot;&gt;=&quot;&amp;[.S36]))" office:value-type="float" office:value="0">
            <text:p>0</text:p>
          </table:table-cell>
          <table:table-cell table:style-name="ce156" table:formula="oooc:=[.U34]+(([.$U$45]-[.$U$2])/BINDIVISOR)" office:value-type="string" office:value="#NAME?">
            <text:p>#NAME?</text:p>
          </table:table-cell>
          <table:table-cell table:style-name="ce152" table:formula="oooc:=COUNTIF([Vertices.G:.G];(&quot;&gt;= &quot;&amp;[.U35]))-COUNTIF([Vertices.G:.G];(&quot;&gt;=&quot;&amp;[.U36]))" office:value-type="float" office:value="0">
            <text:p>0</text:p>
          </table:table-cell>
          <table:table-cell table:style-name="ce156" table:formula="oooc:=[.W34]+(([.$W$45]-[.$W$2])/BINDIVISOR)" office:value-type="string" office:value="#NAME?">
            <text:p>#NAME?</text:p>
          </table:table-cell>
          <table:table-cell table:style-name="ce158" table:formula="oooc:=COUNTIF({};(&quot;&gt;= &quot;&amp;[.W35]))-COUNTIF({};(&quot;&gt;=&quot;&amp;[.W36]))" office:value-type="float" office:value="0">
            <text:p>0</text:p>
          </table:table-cell>
          <table:table-cell table:style-name="ce159" table:formula="oooc:=[.Y34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35]))-COUNTIF(INDIRECT(DYNAMICFILTERSOURCECOLUMNRANGE);(&quot;&gt;=&quot;&amp;[.Y36]))" office:value-type="string" office:value="#NAME?">
            <text:p>#NAME?</text:p>
          </table:table-cell>
        </table:table-row>
        <table:table-row table:style-name="ro37">
          <table:table-cell table:number-columns-repeated="2"/>
          <table:table-cell table:style-name="ce53" office:value-type="float" office:value="3">
            <text:p>3</text:p>
          </table:table-cell>
          <table:table-cell table:number-columns-repeated="5"/>
          <table:table-cell table:style-name="ce150" table:formula="oooc:=[.I35]+(([.$I$45]-[.$I$2])/BINDIVISOR)" office:value-type="string" office:value="#NAME?">
            <text:p>#NAME?</text:p>
          </table:table-cell>
          <table:table-cell table:style-name="ce144" table:formula="oooc:=COUNTIF([Vertices.C:.C];(&quot;&gt;= &quot;&amp;[.I36]))-COUNTIF([Vertices.C:.C];(&quot;&gt;=&quot;&amp;[.I37]))" office:value-type="float" office:value="0">
            <text:p>0</text:p>
          </table:table-cell>
          <table:table-cell table:style-name="ce151" table:formula="oooc:=[.K35]+(([.$K$45]-[.$K$2])/BINDIVISOR)" office:value-type="string" office:value="#NAME?">
            <text:p>#NAME?</text:p>
          </table:table-cell>
          <table:table-cell table:style-name="ce152" table:formula="oooc:=COUNTIF([Vertices.D:.D];(&quot;&gt;= &quot;&amp;[.K36]))-COUNTIF([Vertices.D:.D];(&quot;&gt;=&quot;&amp;[.K37]))" office:value-type="float" office:value="0">
            <text:p>0</text:p>
          </table:table-cell>
          <table:table-cell table:style-name="ce151" table:formula="oooc:=[.M35]+(([.$M$45]-[.$M$2])/BINDIVISOR)" office:value-type="string" office:value="#NAME?">
            <text:p>#NAME?</text:p>
          </table:table-cell>
          <table:table-cell table:style-name="ce152" table:formula="oooc:=COUNTIF([Vertices.E:.E];(&quot;&gt;= &quot;&amp;[.M36]))-COUNTIF([Vertices.E:.E];(&quot;&gt;=&quot;&amp;[.M37]))" office:value-type="float" office:value="0">
            <text:p>0</text:p>
          </table:table-cell>
          <table:table-cell table:style-name="ce151" table:formula="oooc:=[.O35]+(([.$O$45]-[.$O$2])/BINDIVISOR)" office:value-type="string" office:value="#NAME?">
            <text:p>#NAME?</text:p>
          </table:table-cell>
          <table:table-cell table:style-name="ce152" table:formula="oooc:=COUNTIF([Vertices.F:.F];(&quot;&gt;= &quot;&amp;[.O36]))-COUNTIF([Vertices.F:.F];(&quot;&gt;=&quot;&amp;[.O37]))" office:value-type="float" office:value="0">
            <text:p>0</text:p>
          </table:table-cell>
          <table:table-cell table:style-name="ce151" table:formula="oooc:=[.Q35]+(([.$Q$45]-[.$Q$2])/BINDIVISOR)" office:value-type="string" office:value="#NAME?">
            <text:p>#NAME?</text:p>
          </table:table-cell>
          <table:table-cell table:style-name="ce152" table:formula="oooc:=COUNTIF({};(&quot;&gt;= &quot;&amp;[.Q36]))-COUNTIF({};(&quot;&gt;=&quot;&amp;[.Q37]))" office:value-type="float" office:value="0">
            <text:p>0</text:p>
          </table:table-cell>
          <table:table-cell table:style-name="ce151" table:formula="oooc:=[.S35]+(([.$S$45]-[.$S$2])/BINDIVISOR)" office:value-type="string" office:value="#NAME?">
            <text:p>#NAME?</text:p>
          </table:table-cell>
          <table:table-cell table:style-name="ce152" table:formula="oooc:=COUNTIF([Vertices.H:.H];(&quot;&gt;= &quot;&amp;[.S36]))-COUNTIF([Vertices.H:.H];(&quot;&gt;=&quot;&amp;[.S37]))" office:value-type="float" office:value="0">
            <text:p>0</text:p>
          </table:table-cell>
          <table:table-cell table:style-name="ce151" table:formula="oooc:=[.U35]+(([.$U$45]-[.$U$2])/BINDIVISOR)" office:value-type="string" office:value="#NAME?">
            <text:p>#NAME?</text:p>
          </table:table-cell>
          <table:table-cell table:style-name="ce152" table:formula="oooc:=COUNTIF([Vertices.G:.G];(&quot;&gt;= &quot;&amp;[.U36]))-COUNTIF([Vertices.G:.G];(&quot;&gt;=&quot;&amp;[.U37]))" office:value-type="float" office:value="0">
            <text:p>0</text:p>
          </table:table-cell>
          <table:table-cell table:style-name="ce151" table:formula="oooc:=[.W35]+(([.$W$45]-[.$W$2])/BINDIVISOR)" office:value-type="string" office:value="#NAME?">
            <text:p>#NAME?</text:p>
          </table:table-cell>
          <table:table-cell table:style-name="ce153" table:formula="oooc:=COUNTIF({};(&quot;&gt;= &quot;&amp;[.W36]))-COUNTIF({};(&quot;&gt;=&quot;&amp;[.W37]))" office:value-type="float" office:value="0">
            <text:p>0</text:p>
          </table:table-cell>
          <table:table-cell table:style-name="ce154" table:formula="oooc:=[.Y35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36]))-COUNTIF(INDIRECT(DYNAMICFILTERSOURCECOLUMNRANGE);(&quot;&gt;=&quot;&amp;[.Y37]))" office:value-type="string" office:value="#NAME?">
            <text:p>#NAME?</text:p>
          </table:table-cell>
        </table:table-row>
        <table:table-row table:style-name="ro37">
          <table:table-cell table:number-columns-repeated="2"/>
          <table:table-cell table:style-name="ce53" office:value-type="float" office:value="3">
            <text:p>3</text:p>
          </table:table-cell>
          <table:table-cell/>
          <table:table-cell table:number-columns-repeated="2" table:style-name="ce116"/>
          <table:table-cell table:number-columns-repeated="2"/>
          <table:table-cell table:style-name="ce150" table:formula="oooc:=[.I36]+(([.$I$45]-[.$I$2])/BINDIVISOR)" office:value-type="string" office:value="#NAME?">
            <text:p>#NAME?</text:p>
          </table:table-cell>
          <table:table-cell table:style-name="ce144" table:formula="oooc:=COUNTIF([Vertices.C:.C];(&quot;&gt;= &quot;&amp;[.I37]))-COUNTIF([Vertices.C:.C];(&quot;&gt;=&quot;&amp;[.I38]))" office:value-type="float" office:value="0">
            <text:p>0</text:p>
          </table:table-cell>
          <table:table-cell table:style-name="ce156" table:formula="oooc:=[.K36]+(([.$K$45]-[.$K$2])/BINDIVISOR)" office:value-type="string" office:value="#NAME?">
            <text:p>#NAME?</text:p>
          </table:table-cell>
          <table:table-cell table:style-name="ce152" table:formula="oooc:=COUNTIF([Vertices.D:.D];(&quot;&gt;= &quot;&amp;[.K37]))-COUNTIF([Vertices.D:.D];(&quot;&gt;=&quot;&amp;[.K38]))" office:value-type="float" office:value="0">
            <text:p>0</text:p>
          </table:table-cell>
          <table:table-cell table:style-name="ce156" table:formula="oooc:=[.M36]+(([.$M$45]-[.$M$2])/BINDIVISOR)" office:value-type="string" office:value="#NAME?">
            <text:p>#NAME?</text:p>
          </table:table-cell>
          <table:table-cell table:style-name="ce152" table:formula="oooc:=COUNTIF([Vertices.E:.E];(&quot;&gt;= &quot;&amp;[.M37]))-COUNTIF([Vertices.E:.E];(&quot;&gt;=&quot;&amp;[.M38]))" office:value-type="float" office:value="0">
            <text:p>0</text:p>
          </table:table-cell>
          <table:table-cell table:style-name="ce156" table:formula="oooc:=[.O36]+(([.$O$45]-[.$O$2])/BINDIVISOR)" office:value-type="string" office:value="#NAME?">
            <text:p>#NAME?</text:p>
          </table:table-cell>
          <table:table-cell table:style-name="ce152" table:formula="oooc:=COUNTIF([Vertices.F:.F];(&quot;&gt;= &quot;&amp;[.O37]))-COUNTIF([Vertices.F:.F];(&quot;&gt;=&quot;&amp;[.O38]))" office:value-type="float" office:value="0">
            <text:p>0</text:p>
          </table:table-cell>
          <table:table-cell table:style-name="ce156" table:formula="oooc:=[.Q36]+(([.$Q$45]-[.$Q$2])/BINDIVISOR)" office:value-type="string" office:value="#NAME?">
            <text:p>#NAME?</text:p>
          </table:table-cell>
          <table:table-cell table:style-name="ce157" table:formula="oooc:=COUNTIF({};(&quot;&gt;= &quot;&amp;[.Q37]))-COUNTIF({};(&quot;&gt;=&quot;&amp;[.Q38]))" office:value-type="float" office:value="0">
            <text:p>0</text:p>
          </table:table-cell>
          <table:table-cell table:style-name="ce156" table:formula="oooc:=[.S36]+(([.$S$45]-[.$S$2])/BINDIVISOR)" office:value-type="string" office:value="#NAME?">
            <text:p>#NAME?</text:p>
          </table:table-cell>
          <table:table-cell table:style-name="ce152" table:formula="oooc:=COUNTIF([Vertices.H:.H];(&quot;&gt;= &quot;&amp;[.S37]))-COUNTIF([Vertices.H:.H];(&quot;&gt;=&quot;&amp;[.S38]))" office:value-type="float" office:value="0">
            <text:p>0</text:p>
          </table:table-cell>
          <table:table-cell table:style-name="ce156" table:formula="oooc:=[.U36]+(([.$U$45]-[.$U$2])/BINDIVISOR)" office:value-type="string" office:value="#NAME?">
            <text:p>#NAME?</text:p>
          </table:table-cell>
          <table:table-cell table:style-name="ce152" table:formula="oooc:=COUNTIF([Vertices.G:.G];(&quot;&gt;= &quot;&amp;[.U37]))-COUNTIF([Vertices.G:.G];(&quot;&gt;=&quot;&amp;[.U38]))" office:value-type="float" office:value="0">
            <text:p>0</text:p>
          </table:table-cell>
          <table:table-cell table:style-name="ce156" table:formula="oooc:=[.W36]+(([.$W$45]-[.$W$2])/BINDIVISOR)" office:value-type="string" office:value="#NAME?">
            <text:p>#NAME?</text:p>
          </table:table-cell>
          <table:table-cell table:style-name="ce158" table:formula="oooc:=COUNTIF({};(&quot;&gt;= &quot;&amp;[.W37]))-COUNTIF({};(&quot;&gt;=&quot;&amp;[.W38]))" office:value-type="float" office:value="0">
            <text:p>0</text:p>
          </table:table-cell>
          <table:table-cell table:style-name="ce159" table:formula="oooc:=[.Y36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37]))-COUNTIF(INDIRECT(DYNAMICFILTERSOURCECOLUMNRANGE);(&quot;&gt;=&quot;&amp;[.Y38]))" office:value-type="string" office:value="#NAME?">
            <text:p>#NAME?</text:p>
          </table:table-cell>
        </table:table-row>
        <table:table-row table:style-name="ro37">
          <table:table-cell table:number-columns-repeated="2"/>
          <table:table-cell table:style-name="ce53" office:value-type="float" office:value="3">
            <text:p>3</text:p>
          </table:table-cell>
          <table:table-cell table:style-name="ce160"/>
          <table:table-cell table:style-name="ce164" office:value-type="string">
            <text:p>Minimum Out-Degree</text:p>
          </table:table-cell>
          <table:table-cell table:style-name="ce165" table:formula="oooc:=IF((COUNT([Vertices.E:.E])&gt;0);[.M2];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37]+(([.$I$45]-[.$I$2])/BINDIVISOR)" office:value-type="string" office:value="#NAME?">
            <text:p>#NAME?</text:p>
          </table:table-cell>
          <table:table-cell table:style-name="ce144" table:formula="oooc:=COUNTIF([Vertices.C:.C];(&quot;&gt;= &quot;&amp;[.I38]))-COUNTIF([Vertices.C:.C];(&quot;&gt;=&quot;&amp;[.I39]))" office:value-type="float" office:value="0">
            <text:p>0</text:p>
          </table:table-cell>
          <table:table-cell table:style-name="ce151" table:formula="oooc:=[.K37]+(([.$K$45]-[.$K$2])/BINDIVISOR)" office:value-type="string" office:value="#NAME?">
            <text:p>#NAME?</text:p>
          </table:table-cell>
          <table:table-cell table:style-name="ce152" table:formula="oooc:=COUNTIF([Vertices.D:.D];(&quot;&gt;= &quot;&amp;[.K38]))-COUNTIF([Vertices.D:.D];(&quot;&gt;=&quot;&amp;[.K39]))" office:value-type="float" office:value="0">
            <text:p>0</text:p>
          </table:table-cell>
          <table:table-cell table:style-name="ce151" table:formula="oooc:=[.M37]+(([.$M$45]-[.$M$2])/BINDIVISOR)" office:value-type="string" office:value="#NAME?">
            <text:p>#NAME?</text:p>
          </table:table-cell>
          <table:table-cell table:style-name="ce152" table:formula="oooc:=COUNTIF([Vertices.E:.E];(&quot;&gt;= &quot;&amp;[.M38]))-COUNTIF([Vertices.E:.E];(&quot;&gt;=&quot;&amp;[.M39]))" office:value-type="float" office:value="0">
            <text:p>0</text:p>
          </table:table-cell>
          <table:table-cell table:style-name="ce151" table:formula="oooc:=[.O37]+(([.$O$45]-[.$O$2])/BINDIVISOR)" office:value-type="string" office:value="#NAME?">
            <text:p>#NAME?</text:p>
          </table:table-cell>
          <table:table-cell table:style-name="ce152" table:formula="oooc:=COUNTIF([Vertices.F:.F];(&quot;&gt;= &quot;&amp;[.O38]))-COUNTIF([Vertices.F:.F];(&quot;&gt;=&quot;&amp;[.O39]))" office:value-type="float" office:value="0">
            <text:p>0</text:p>
          </table:table-cell>
          <table:table-cell table:style-name="ce151" table:formula="oooc:=[.Q37]+(([.$Q$45]-[.$Q$2])/BINDIVISOR)" office:value-type="string" office:value="#NAME?">
            <text:p>#NAME?</text:p>
          </table:table-cell>
          <table:table-cell table:style-name="ce152" table:formula="oooc:=COUNTIF({};(&quot;&gt;= &quot;&amp;[.Q38]))-COUNTIF({};(&quot;&gt;=&quot;&amp;[.Q39]))" office:value-type="float" office:value="0">
            <text:p>0</text:p>
          </table:table-cell>
          <table:table-cell table:style-name="ce151" table:formula="oooc:=[.S37]+(([.$S$45]-[.$S$2])/BINDIVISOR)" office:value-type="string" office:value="#NAME?">
            <text:p>#NAME?</text:p>
          </table:table-cell>
          <table:table-cell table:style-name="ce152" table:formula="oooc:=COUNTIF([Vertices.H:.H];(&quot;&gt;= &quot;&amp;[.S38]))-COUNTIF([Vertices.H:.H];(&quot;&gt;=&quot;&amp;[.S39]))" office:value-type="float" office:value="0">
            <text:p>0</text:p>
          </table:table-cell>
          <table:table-cell table:style-name="ce151" table:formula="oooc:=[.U37]+(([.$U$45]-[.$U$2])/BINDIVISOR)" office:value-type="string" office:value="#NAME?">
            <text:p>#NAME?</text:p>
          </table:table-cell>
          <table:table-cell table:style-name="ce152" table:formula="oooc:=COUNTIF([Vertices.G:.G];(&quot;&gt;= &quot;&amp;[.U38]))-COUNTIF([Vertices.G:.G];(&quot;&gt;=&quot;&amp;[.U39]))" office:value-type="float" office:value="0">
            <text:p>0</text:p>
          </table:table-cell>
          <table:table-cell table:style-name="ce151" table:formula="oooc:=[.W37]+(([.$W$45]-[.$W$2])/BINDIVISOR)" office:value-type="string" office:value="#NAME?">
            <text:p>#NAME?</text:p>
          </table:table-cell>
          <table:table-cell table:style-name="ce153" table:formula="oooc:=COUNTIF({};(&quot;&gt;= &quot;&amp;[.W38]))-COUNTIF({};(&quot;&gt;=&quot;&amp;[.W39]))" office:value-type="float" office:value="0">
            <text:p>0</text:p>
          </table:table-cell>
          <table:table-cell table:style-name="ce154" table:formula="oooc:=[.Y37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38]))-COUNTIF(INDIRECT(DYNAMICFILTERSOURCECOLUMNRANGE);(&quot;&gt;=&quot;&amp;[.Y39]))" office:value-type="string" office:value="#NAME?">
            <text:p>#NAME?</text:p>
          </table:table-cell>
        </table:table-row>
        <table:table-row table:style-name="ro37">
          <table:table-cell table:number-columns-repeated="2"/>
          <table:table-cell table:style-name="ce53" office:value-type="float" office:value="3">
            <text:p>3</text:p>
          </table:table-cell>
          <table:table-cell table:style-name="ce160"/>
          <table:table-cell table:style-name="ce164" office:value-type="string">
            <text:p>Maximum Out-Degree</text:p>
          </table:table-cell>
          <table:table-cell table:style-name="ce165" table:formula="oooc:=IF((COUNT([Vertices.E:.E])&gt;0);[.M45];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38]+(([.$I$45]-[.$I$2])/BINDIVISOR)" office:value-type="string" office:value="#NAME?">
            <text:p>#NAME?</text:p>
          </table:table-cell>
          <table:table-cell table:style-name="ce144" table:formula="oooc:=COUNTIF([Vertices.C:.C];(&quot;&gt;= &quot;&amp;[.I39]))-COUNTIF([Vertices.C:.C];(&quot;&gt;=&quot;&amp;[.I40]))" office:value-type="float" office:value="0">
            <text:p>0</text:p>
          </table:table-cell>
          <table:table-cell table:style-name="ce156" table:formula="oooc:=[.K38]+(([.$K$45]-[.$K$2])/BINDIVISOR)" office:value-type="string" office:value="#NAME?">
            <text:p>#NAME?</text:p>
          </table:table-cell>
          <table:table-cell table:style-name="ce152" table:formula="oooc:=COUNTIF([Vertices.D:.D];(&quot;&gt;= &quot;&amp;[.K39]))-COUNTIF([Vertices.D:.D];(&quot;&gt;=&quot;&amp;[.K40]))" office:value-type="float" office:value="0">
            <text:p>0</text:p>
          </table:table-cell>
          <table:table-cell table:style-name="ce156" table:formula="oooc:=[.M38]+(([.$M$45]-[.$M$2])/BINDIVISOR)" office:value-type="string" office:value="#NAME?">
            <text:p>#NAME?</text:p>
          </table:table-cell>
          <table:table-cell table:style-name="ce152" table:formula="oooc:=COUNTIF([Vertices.E:.E];(&quot;&gt;= &quot;&amp;[.M39]))-COUNTIF([Vertices.E:.E];(&quot;&gt;=&quot;&amp;[.M40]))" office:value-type="float" office:value="0">
            <text:p>0</text:p>
          </table:table-cell>
          <table:table-cell table:style-name="ce156" table:formula="oooc:=[.O38]+(([.$O$45]-[.$O$2])/BINDIVISOR)" office:value-type="string" office:value="#NAME?">
            <text:p>#NAME?</text:p>
          </table:table-cell>
          <table:table-cell table:style-name="ce152" table:formula="oooc:=COUNTIF([Vertices.F:.F];(&quot;&gt;= &quot;&amp;[.O39]))-COUNTIF([Vertices.F:.F];(&quot;&gt;=&quot;&amp;[.O40]))" office:value-type="float" office:value="0">
            <text:p>0</text:p>
          </table:table-cell>
          <table:table-cell table:style-name="ce156" table:formula="oooc:=[.Q38]+(([.$Q$45]-[.$Q$2])/BINDIVISOR)" office:value-type="string" office:value="#NAME?">
            <text:p>#NAME?</text:p>
          </table:table-cell>
          <table:table-cell table:style-name="ce157" table:formula="oooc:=COUNTIF({};(&quot;&gt;= &quot;&amp;[.Q39]))-COUNTIF({};(&quot;&gt;=&quot;&amp;[.Q40]))" office:value-type="float" office:value="0">
            <text:p>0</text:p>
          </table:table-cell>
          <table:table-cell table:style-name="ce156" table:formula="oooc:=[.S38]+(([.$S$45]-[.$S$2])/BINDIVISOR)" office:value-type="string" office:value="#NAME?">
            <text:p>#NAME?</text:p>
          </table:table-cell>
          <table:table-cell table:style-name="ce152" table:formula="oooc:=COUNTIF([Vertices.H:.H];(&quot;&gt;= &quot;&amp;[.S39]))-COUNTIF([Vertices.H:.H];(&quot;&gt;=&quot;&amp;[.S40]))" office:value-type="float" office:value="0">
            <text:p>0</text:p>
          </table:table-cell>
          <table:table-cell table:style-name="ce156" table:formula="oooc:=[.U38]+(([.$U$45]-[.$U$2])/BINDIVISOR)" office:value-type="string" office:value="#NAME?">
            <text:p>#NAME?</text:p>
          </table:table-cell>
          <table:table-cell table:style-name="ce152" table:formula="oooc:=COUNTIF([Vertices.G:.G];(&quot;&gt;= &quot;&amp;[.U39]))-COUNTIF([Vertices.G:.G];(&quot;&gt;=&quot;&amp;[.U40]))" office:value-type="float" office:value="0">
            <text:p>0</text:p>
          </table:table-cell>
          <table:table-cell table:style-name="ce156" table:formula="oooc:=[.W38]+(([.$W$45]-[.$W$2])/BINDIVISOR)" office:value-type="string" office:value="#NAME?">
            <text:p>#NAME?</text:p>
          </table:table-cell>
          <table:table-cell table:style-name="ce158" table:formula="oooc:=COUNTIF({};(&quot;&gt;= &quot;&amp;[.W39]))-COUNTIF({};(&quot;&gt;=&quot;&amp;[.W40]))" office:value-type="float" office:value="0">
            <text:p>0</text:p>
          </table:table-cell>
          <table:table-cell table:style-name="ce159" table:formula="oooc:=[.Y38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39]))-COUNTIF(INDIRECT(DYNAMICFILTERSOURCECOLUMNRANGE);(&quot;&gt;=&quot;&amp;[.Y40]))" office:value-type="string" office:value="#NAME?">
            <text:p>#NAME?</text:p>
          </table:table-cell>
        </table:table-row>
        <table:table-row table:style-name="ro37">
          <table:table-cell table:number-columns-repeated="3"/>
          <table:table-cell table:style-name="ce160"/>
          <table:table-cell table:style-name="ce164" office:value-type="string">
            <text:p>Average Out-Degree</text:p>
          </table:table-cell>
          <table:table-cell table:style-name="ce166" table:formula="oooc:=IFERROR(AVERAGE([Vertices.E:.E]),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39]+(([.$I$45]-[.$I$2])/BINDIVISOR)" office:value-type="string" office:value="#NAME?">
            <text:p>#NAME?</text:p>
          </table:table-cell>
          <table:table-cell table:style-name="ce144" table:formula="oooc:=COUNTIF([Vertices.C:.C];(&quot;&gt;= &quot;&amp;[.I40]))-COUNTIF([Vertices.C:.C];(&quot;&gt;=&quot;&amp;[.I41]))" office:value-type="float" office:value="0">
            <text:p>0</text:p>
          </table:table-cell>
          <table:table-cell table:style-name="ce151" table:formula="oooc:=[.K39]+(([.$K$45]-[.$K$2])/BINDIVISOR)" office:value-type="string" office:value="#NAME?">
            <text:p>#NAME?</text:p>
          </table:table-cell>
          <table:table-cell table:style-name="ce152" table:formula="oooc:=COUNTIF([Vertices.D:.D];(&quot;&gt;= &quot;&amp;[.K40]))-COUNTIF([Vertices.D:.D];(&quot;&gt;=&quot;&amp;[.K41]))" office:value-type="float" office:value="0">
            <text:p>0</text:p>
          </table:table-cell>
          <table:table-cell table:style-name="ce151" table:formula="oooc:=[.M39]+(([.$M$45]-[.$M$2])/BINDIVISOR)" office:value-type="string" office:value="#NAME?">
            <text:p>#NAME?</text:p>
          </table:table-cell>
          <table:table-cell table:style-name="ce152" table:formula="oooc:=COUNTIF([Vertices.E:.E];(&quot;&gt;= &quot;&amp;[.M40]))-COUNTIF([Vertices.E:.E];(&quot;&gt;=&quot;&amp;[.M41]))" office:value-type="float" office:value="0">
            <text:p>0</text:p>
          </table:table-cell>
          <table:table-cell table:style-name="ce151" table:formula="oooc:=[.O39]+(([.$O$45]-[.$O$2])/BINDIVISOR)" office:value-type="string" office:value="#NAME?">
            <text:p>#NAME?</text:p>
          </table:table-cell>
          <table:table-cell table:style-name="ce152" table:formula="oooc:=COUNTIF([Vertices.F:.F];(&quot;&gt;= &quot;&amp;[.O40]))-COUNTIF([Vertices.F:.F];(&quot;&gt;=&quot;&amp;[.O41]))" office:value-type="float" office:value="0">
            <text:p>0</text:p>
          </table:table-cell>
          <table:table-cell table:style-name="ce151" table:formula="oooc:=[.Q39]+(([.$Q$45]-[.$Q$2])/BINDIVISOR)" office:value-type="string" office:value="#NAME?">
            <text:p>#NAME?</text:p>
          </table:table-cell>
          <table:table-cell table:style-name="ce152" table:formula="oooc:=COUNTIF({};(&quot;&gt;= &quot;&amp;[.Q40]))-COUNTIF({};(&quot;&gt;=&quot;&amp;[.Q41]))" office:value-type="float" office:value="0">
            <text:p>0</text:p>
          </table:table-cell>
          <table:table-cell table:style-name="ce151" table:formula="oooc:=[.S39]+(([.$S$45]-[.$S$2])/BINDIVISOR)" office:value-type="string" office:value="#NAME?">
            <text:p>#NAME?</text:p>
          </table:table-cell>
          <table:table-cell table:style-name="ce152" table:formula="oooc:=COUNTIF([Vertices.H:.H];(&quot;&gt;= &quot;&amp;[.S40]))-COUNTIF([Vertices.H:.H];(&quot;&gt;=&quot;&amp;[.S41]))" office:value-type="float" office:value="0">
            <text:p>0</text:p>
          </table:table-cell>
          <table:table-cell table:style-name="ce151" table:formula="oooc:=[.U39]+(([.$U$45]-[.$U$2])/BINDIVISOR)" office:value-type="string" office:value="#NAME?">
            <text:p>#NAME?</text:p>
          </table:table-cell>
          <table:table-cell table:style-name="ce152" table:formula="oooc:=COUNTIF([Vertices.G:.G];(&quot;&gt;= &quot;&amp;[.U40]))-COUNTIF([Vertices.G:.G];(&quot;&gt;=&quot;&amp;[.U41]))" office:value-type="float" office:value="0">
            <text:p>0</text:p>
          </table:table-cell>
          <table:table-cell table:style-name="ce151" table:formula="oooc:=[.W39]+(([.$W$45]-[.$W$2])/BINDIVISOR)" office:value-type="string" office:value="#NAME?">
            <text:p>#NAME?</text:p>
          </table:table-cell>
          <table:table-cell table:style-name="ce153" table:formula="oooc:=COUNTIF({};(&quot;&gt;= &quot;&amp;[.W40]))-COUNTIF({};(&quot;&gt;=&quot;&amp;[.W41]))" office:value-type="float" office:value="0">
            <text:p>0</text:p>
          </table:table-cell>
          <table:table-cell table:style-name="ce154" table:formula="oooc:=[.Y39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40]))-COUNTIF(INDIRECT(DYNAMICFILTERSOURCECOLUMNRANGE);(&quot;&gt;=&quot;&amp;[.Y41]))" office:value-type="string" office:value="#NAME?">
            <text:p>#NAME?</text:p>
          </table:table-cell>
        </table:table-row>
        <table:table-row table:style-name="ro37">
          <table:table-cell table:number-columns-repeated="3"/>
          <table:table-cell table:style-name="ce160"/>
          <table:table-cell table:style-name="ce164" office:value-type="string">
            <text:p>Median Out-Degree</text:p>
          </table:table-cell>
          <table:table-cell table:style-name="ce166" table:formula="oooc:=IFERROR(MEDIAN([Vertices.E:.E]),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40]+(([.$I$45]-[.$I$2])/BINDIVISOR)" office:value-type="string" office:value="#NAME?">
            <text:p>#NAME?</text:p>
          </table:table-cell>
          <table:table-cell table:style-name="ce144" table:formula="oooc:=COUNTIF([Vertices.C:.C];(&quot;&gt;= &quot;&amp;[.I41]))-COUNTIF([Vertices.C:.C];(&quot;&gt;=&quot;&amp;[.I42]))" office:value-type="float" office:value="0">
            <text:p>0</text:p>
          </table:table-cell>
          <table:table-cell table:style-name="ce156" table:formula="oooc:=[.K40]+(([.$K$45]-[.$K$2])/BINDIVISOR)" office:value-type="string" office:value="#NAME?">
            <text:p>#NAME?</text:p>
          </table:table-cell>
          <table:table-cell table:style-name="ce152" table:formula="oooc:=COUNTIF([Vertices.D:.D];(&quot;&gt;= &quot;&amp;[.K41]))-COUNTIF([Vertices.D:.D];(&quot;&gt;=&quot;&amp;[.K42]))" office:value-type="float" office:value="0">
            <text:p>0</text:p>
          </table:table-cell>
          <table:table-cell table:style-name="ce156" table:formula="oooc:=[.M40]+(([.$M$45]-[.$M$2])/BINDIVISOR)" office:value-type="string" office:value="#NAME?">
            <text:p>#NAME?</text:p>
          </table:table-cell>
          <table:table-cell table:style-name="ce152" table:formula="oooc:=COUNTIF([Vertices.E:.E];(&quot;&gt;= &quot;&amp;[.M41]))-COUNTIF([Vertices.E:.E];(&quot;&gt;=&quot;&amp;[.M42]))" office:value-type="float" office:value="0">
            <text:p>0</text:p>
          </table:table-cell>
          <table:table-cell table:style-name="ce156" table:formula="oooc:=[.O40]+(([.$O$45]-[.$O$2])/BINDIVISOR)" office:value-type="string" office:value="#NAME?">
            <text:p>#NAME?</text:p>
          </table:table-cell>
          <table:table-cell table:style-name="ce152" table:formula="oooc:=COUNTIF([Vertices.F:.F];(&quot;&gt;= &quot;&amp;[.O41]))-COUNTIF([Vertices.F:.F];(&quot;&gt;=&quot;&amp;[.O42]))" office:value-type="float" office:value="0">
            <text:p>0</text:p>
          </table:table-cell>
          <table:table-cell table:style-name="ce156" table:formula="oooc:=[.Q40]+(([.$Q$45]-[.$Q$2])/BINDIVISOR)" office:value-type="string" office:value="#NAME?">
            <text:p>#NAME?</text:p>
          </table:table-cell>
          <table:table-cell table:style-name="ce157" table:formula="oooc:=COUNTIF({};(&quot;&gt;= &quot;&amp;[.Q41]))-COUNTIF({};(&quot;&gt;=&quot;&amp;[.Q42]))" office:value-type="float" office:value="0">
            <text:p>0</text:p>
          </table:table-cell>
          <table:table-cell table:style-name="ce156" table:formula="oooc:=[.S40]+(([.$S$45]-[.$S$2])/BINDIVISOR)" office:value-type="string" office:value="#NAME?">
            <text:p>#NAME?</text:p>
          </table:table-cell>
          <table:table-cell table:style-name="ce152" table:formula="oooc:=COUNTIF([Vertices.H:.H];(&quot;&gt;= &quot;&amp;[.S41]))-COUNTIF([Vertices.H:.H];(&quot;&gt;=&quot;&amp;[.S42]))" office:value-type="float" office:value="0">
            <text:p>0</text:p>
          </table:table-cell>
          <table:table-cell table:style-name="ce156" table:formula="oooc:=[.U40]+(([.$U$45]-[.$U$2])/BINDIVISOR)" office:value-type="string" office:value="#NAME?">
            <text:p>#NAME?</text:p>
          </table:table-cell>
          <table:table-cell table:style-name="ce152" table:formula="oooc:=COUNTIF([Vertices.G:.G];(&quot;&gt;= &quot;&amp;[.U41]))-COUNTIF([Vertices.G:.G];(&quot;&gt;=&quot;&amp;[.U42]))" office:value-type="float" office:value="0">
            <text:p>0</text:p>
          </table:table-cell>
          <table:table-cell table:style-name="ce156" table:formula="oooc:=[.W40]+(([.$W$45]-[.$W$2])/BINDIVISOR)" office:value-type="string" office:value="#NAME?">
            <text:p>#NAME?</text:p>
          </table:table-cell>
          <table:table-cell table:style-name="ce158" table:formula="oooc:=COUNTIF({};(&quot;&gt;= &quot;&amp;[.W41]))-COUNTIF({};(&quot;&gt;=&quot;&amp;[.W42]))" office:value-type="float" office:value="0">
            <text:p>0</text:p>
          </table:table-cell>
          <table:table-cell table:style-name="ce159" table:formula="oooc:=[.Y40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41]))-COUNTIF(INDIRECT(DYNAMICFILTERSOURCECOLUMNRANGE);(&quot;&gt;=&quot;&amp;[.Y42]))" office:value-type="string" office:value="#NAME?">
            <text:p>#NAME?</text:p>
          </table:table-cell>
        </table:table-row>
        <table:table-row table:style-name="ro11">
          <table:table-cell table:style-name="ce155" table:number-columns-spanned="2" table:number-rows-spanned="1" office:value-type="string">
            <text:p>Betweenness Centraility  - Top 10</text:p>
          </table:table-cell>
          <table:covered-table-cell/>
          <table:table-cell table:number-columns-repeated="2"/>
          <table:table-cell table:number-columns-repeated="2" table:style-name="ce41"/>
          <table:table-cell table:number-columns-repeated="2"/>
          <table:table-cell table:style-name="ce150" table:formula="oooc:=[.I41]+(([.$I$45]-[.$I$2])/BINDIVISOR)" office:value-type="string" office:value="#NAME?">
            <text:p>#NAME?</text:p>
          </table:table-cell>
          <table:table-cell table:style-name="ce144" table:formula="oooc:=COUNTIF([Vertices.C:.C];(&quot;&gt;= &quot;&amp;[.I42]))-COUNTIF([Vertices.C:.C];(&quot;&gt;=&quot;&amp;[.I43]))" office:value-type="float" office:value="0">
            <text:p>0</text:p>
          </table:table-cell>
          <table:table-cell table:style-name="ce151" table:formula="oooc:=[.K41]+(([.$K$45]-[.$K$2])/BINDIVISOR)" office:value-type="string" office:value="#NAME?">
            <text:p>#NAME?</text:p>
          </table:table-cell>
          <table:table-cell table:style-name="ce152" table:formula="oooc:=COUNTIF([Vertices.D:.D];(&quot;&gt;= &quot;&amp;[.K42]))-COUNTIF([Vertices.D:.D];(&quot;&gt;=&quot;&amp;[.K43]))" office:value-type="float" office:value="0">
            <text:p>0</text:p>
          </table:table-cell>
          <table:table-cell table:style-name="ce151" table:formula="oooc:=[.M41]+(([.$M$45]-[.$M$2])/BINDIVISOR)" office:value-type="string" office:value="#NAME?">
            <text:p>#NAME?</text:p>
          </table:table-cell>
          <table:table-cell table:style-name="ce152" table:formula="oooc:=COUNTIF([Vertices.E:.E];(&quot;&gt;= &quot;&amp;[.M42]))-COUNTIF([Vertices.E:.E];(&quot;&gt;=&quot;&amp;[.M43]))" office:value-type="float" office:value="0">
            <text:p>0</text:p>
          </table:table-cell>
          <table:table-cell table:style-name="ce151" table:formula="oooc:=[.O41]+(([.$O$45]-[.$O$2])/BINDIVISOR)" office:value-type="string" office:value="#NAME?">
            <text:p>#NAME?</text:p>
          </table:table-cell>
          <table:table-cell table:style-name="ce152" table:formula="oooc:=COUNTIF([Vertices.F:.F];(&quot;&gt;= &quot;&amp;[.O42]))-COUNTIF([Vertices.F:.F];(&quot;&gt;=&quot;&amp;[.O43]))" office:value-type="float" office:value="0">
            <text:p>0</text:p>
          </table:table-cell>
          <table:table-cell table:style-name="ce151" table:formula="oooc:=[.Q41]+(([.$Q$45]-[.$Q$2])/BINDIVISOR)" office:value-type="string" office:value="#NAME?">
            <text:p>#NAME?</text:p>
          </table:table-cell>
          <table:table-cell table:style-name="ce152" table:formula="oooc:=COUNTIF({};(&quot;&gt;= &quot;&amp;[.Q42]))-COUNTIF({};(&quot;&gt;=&quot;&amp;[.Q43]))" office:value-type="float" office:value="0">
            <text:p>0</text:p>
          </table:table-cell>
          <table:table-cell table:style-name="ce151" table:formula="oooc:=[.S41]+(([.$S$45]-[.$S$2])/BINDIVISOR)" office:value-type="string" office:value="#NAME?">
            <text:p>#NAME?</text:p>
          </table:table-cell>
          <table:table-cell table:style-name="ce152" table:formula="oooc:=COUNTIF([Vertices.H:.H];(&quot;&gt;= &quot;&amp;[.S42]))-COUNTIF([Vertices.H:.H];(&quot;&gt;=&quot;&amp;[.S43]))" office:value-type="float" office:value="0">
            <text:p>0</text:p>
          </table:table-cell>
          <table:table-cell table:style-name="ce151" table:formula="oooc:=[.U41]+(([.$U$45]-[.$U$2])/BINDIVISOR)" office:value-type="string" office:value="#NAME?">
            <text:p>#NAME?</text:p>
          </table:table-cell>
          <table:table-cell table:style-name="ce152" table:formula="oooc:=COUNTIF([Vertices.G:.G];(&quot;&gt;= &quot;&amp;[.U42]))-COUNTIF([Vertices.G:.G];(&quot;&gt;=&quot;&amp;[.U43]))" office:value-type="float" office:value="0">
            <text:p>0</text:p>
          </table:table-cell>
          <table:table-cell table:style-name="ce151" table:formula="oooc:=[.W41]+(([.$W$45]-[.$W$2])/BINDIVISOR)" office:value-type="string" office:value="#NAME?">
            <text:p>#NAME?</text:p>
          </table:table-cell>
          <table:table-cell table:style-name="ce153" table:formula="oooc:=COUNTIF({};(&quot;&gt;= &quot;&amp;[.W42]))-COUNTIF({};(&quot;&gt;=&quot;&amp;[.W43]))" office:value-type="float" office:value="0">
            <text:p>0</text:p>
          </table:table-cell>
          <table:table-cell table:style-name="ce154" table:formula="oooc:=[.Y41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42]))-COUNTIF(INDIRECT(DYNAMICFILTERSOURCECOLUMNRANGE);(&quot;&gt;=&quot;&amp;[.Y43]))" office:value-type="string" office:value="#NAME?">
            <text:p>#NAME?</text:p>
          </table:table-cell>
        </table:table-row>
        <table:table-row table:style-name="ro37">
          <table:table-cell table:number-columns-repeated="2"/>
          <table:table-cell table:style-name="ce53" office:value-type="float" office:value="4">
            <text:p>4</text:p>
          </table:table-cell>
          <table:table-cell table:number-columns-repeated="5"/>
          <table:table-cell table:style-name="ce150" table:formula="oooc:=[.I42]+(([.$I$45]-[.$I$2])/BINDIVISOR)" office:value-type="string" office:value="#NAME?">
            <text:p>#NAME?</text:p>
          </table:table-cell>
          <table:table-cell table:style-name="ce144" table:formula="oooc:=COUNTIF([Vertices.C:.C];(&quot;&gt;= &quot;&amp;[.I43]))-COUNTIF([Vertices.C:.C];(&quot;&gt;=&quot;&amp;[.I44]))" office:value-type="float" office:value="0">
            <text:p>0</text:p>
          </table:table-cell>
          <table:table-cell table:style-name="ce156" table:formula="oooc:=[.K42]+(([.$K$45]-[.$K$2])/BINDIVISOR)" office:value-type="string" office:value="#NAME?">
            <text:p>#NAME?</text:p>
          </table:table-cell>
          <table:table-cell table:style-name="ce152" table:formula="oooc:=COUNTIF([Vertices.D:.D];(&quot;&gt;= &quot;&amp;[.K43]))-COUNTIF([Vertices.D:.D];(&quot;&gt;=&quot;&amp;[.K44]))" office:value-type="float" office:value="0">
            <text:p>0</text:p>
          </table:table-cell>
          <table:table-cell table:style-name="ce156" table:formula="oooc:=[.M42]+(([.$M$45]-[.$M$2])/BINDIVISOR)" office:value-type="string" office:value="#NAME?">
            <text:p>#NAME?</text:p>
          </table:table-cell>
          <table:table-cell table:style-name="ce152" table:formula="oooc:=COUNTIF([Vertices.E:.E];(&quot;&gt;= &quot;&amp;[.M43]))-COUNTIF([Vertices.E:.E];(&quot;&gt;=&quot;&amp;[.M44]))" office:value-type="float" office:value="0">
            <text:p>0</text:p>
          </table:table-cell>
          <table:table-cell table:style-name="ce156" table:formula="oooc:=[.O42]+(([.$O$45]-[.$O$2])/BINDIVISOR)" office:value-type="string" office:value="#NAME?">
            <text:p>#NAME?</text:p>
          </table:table-cell>
          <table:table-cell table:style-name="ce152" table:formula="oooc:=COUNTIF([Vertices.F:.F];(&quot;&gt;= &quot;&amp;[.O43]))-COUNTIF([Vertices.F:.F];(&quot;&gt;=&quot;&amp;[.O44]))" office:value-type="float" office:value="0">
            <text:p>0</text:p>
          </table:table-cell>
          <table:table-cell table:style-name="ce156" table:formula="oooc:=[.Q42]+(([.$Q$45]-[.$Q$2])/BINDIVISOR)" office:value-type="string" office:value="#NAME?">
            <text:p>#NAME?</text:p>
          </table:table-cell>
          <table:table-cell table:style-name="ce157" table:formula="oooc:=COUNTIF({};(&quot;&gt;= &quot;&amp;[.Q43]))-COUNTIF({};(&quot;&gt;=&quot;&amp;[.Q44]))" office:value-type="float" office:value="0">
            <text:p>0</text:p>
          </table:table-cell>
          <table:table-cell table:style-name="ce156" table:formula="oooc:=[.S42]+(([.$S$45]-[.$S$2])/BINDIVISOR)" office:value-type="string" office:value="#NAME?">
            <text:p>#NAME?</text:p>
          </table:table-cell>
          <table:table-cell table:style-name="ce152" table:formula="oooc:=COUNTIF([Vertices.H:.H];(&quot;&gt;= &quot;&amp;[.S43]))-COUNTIF([Vertices.H:.H];(&quot;&gt;=&quot;&amp;[.S44]))" office:value-type="float" office:value="0">
            <text:p>0</text:p>
          </table:table-cell>
          <table:table-cell table:style-name="ce156" table:formula="oooc:=[.U42]+(([.$U$45]-[.$U$2])/BINDIVISOR)" office:value-type="string" office:value="#NAME?">
            <text:p>#NAME?</text:p>
          </table:table-cell>
          <table:table-cell table:style-name="ce152" table:formula="oooc:=COUNTIF([Vertices.G:.G];(&quot;&gt;= &quot;&amp;[.U43]))-COUNTIF([Vertices.G:.G];(&quot;&gt;=&quot;&amp;[.U44]))" office:value-type="float" office:value="0">
            <text:p>0</text:p>
          </table:table-cell>
          <table:table-cell table:style-name="ce156" table:formula="oooc:=[.W42]+(([.$W$45]-[.$W$2])/BINDIVISOR)" office:value-type="string" office:value="#NAME?">
            <text:p>#NAME?</text:p>
          </table:table-cell>
          <table:table-cell table:style-name="ce158" table:formula="oooc:=COUNTIF({};(&quot;&gt;= &quot;&amp;[.W43]))-COUNTIF({};(&quot;&gt;=&quot;&amp;[.W44]))" office:value-type="float" office:value="0">
            <text:p>0</text:p>
          </table:table-cell>
          <table:table-cell table:style-name="ce159" table:formula="oooc:=[.Y42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43]))-COUNTIF(INDIRECT(DYNAMICFILTERSOURCECOLUMNRANGE);(&quot;&gt;=&quot;&amp;[.Y44]))" office:value-type="string" office:value="#NAME?">
            <text:p>#NAME?</text:p>
          </table:table-cell>
        </table:table-row>
        <table:table-row table:style-name="ro37">
          <table:table-cell table:number-columns-repeated="2"/>
          <table:table-cell table:style-name="ce53" office:value-type="float" office:value="4">
            <text:p>4</text:p>
          </table:table-cell>
          <table:table-cell table:number-columns-repeated="5"/>
          <table:table-cell table:style-name="ce150" table:formula="oooc:=[.I43]+(([.$I$45]-[.$I$2])/BINDIVISOR)" office:value-type="string" office:value="#NAME?">
            <text:p>#NAME?</text:p>
          </table:table-cell>
          <table:table-cell table:style-name="ce144" table:formula="oooc:=COUNTIF([Vertices.C:.C];(&quot;&gt;= &quot;&amp;[.I44]))-COUNTIF([Vertices.C:.C];(&quot;&gt;=&quot;&amp;[.I45]))" office:value-type="float" office:value="0">
            <text:p>0</text:p>
          </table:table-cell>
          <table:table-cell table:style-name="ce151" table:formula="oooc:=[.K43]+(([.$K$45]-[.$K$2])/BINDIVISOR)" office:value-type="string" office:value="#NAME?">
            <text:p>#NAME?</text:p>
          </table:table-cell>
          <table:table-cell table:style-name="ce152" table:formula="oooc:=COUNTIF([Vertices.D:.D];(&quot;&gt;= &quot;&amp;[.K44]))-COUNTIF([Vertices.D:.D];(&quot;&gt;=&quot;&amp;[.K45]))" office:value-type="float" office:value="0">
            <text:p>0</text:p>
          </table:table-cell>
          <table:table-cell table:style-name="ce151" table:formula="oooc:=[.M43]+(([.$M$45]-[.$M$2])/BINDIVISOR)" office:value-type="string" office:value="#NAME?">
            <text:p>#NAME?</text:p>
          </table:table-cell>
          <table:table-cell table:style-name="ce152" table:formula="oooc:=COUNTIF([Vertices.E:.E];(&quot;&gt;= &quot;&amp;[.M44]))-COUNTIF([Vertices.E:.E];(&quot;&gt;=&quot;&amp;[.M45]))" office:value-type="float" office:value="0">
            <text:p>0</text:p>
          </table:table-cell>
          <table:table-cell table:style-name="ce151" table:formula="oooc:=[.O43]+(([.$O$45]-[.$O$2])/BINDIVISOR)" office:value-type="string" office:value="#NAME?">
            <text:p>#NAME?</text:p>
          </table:table-cell>
          <table:table-cell table:style-name="ce152" table:formula="oooc:=COUNTIF([Vertices.F:.F];(&quot;&gt;= &quot;&amp;[.O44]))-COUNTIF([Vertices.F:.F];(&quot;&gt;=&quot;&amp;[.O45]))" office:value-type="float" office:value="0">
            <text:p>0</text:p>
          </table:table-cell>
          <table:table-cell table:style-name="ce151" table:formula="oooc:=[.Q43]+(([.$Q$45]-[.$Q$2])/BINDIVISOR)" office:value-type="string" office:value="#NAME?">
            <text:p>#NAME?</text:p>
          </table:table-cell>
          <table:table-cell table:style-name="ce152" table:formula="oooc:=COUNTIF({};(&quot;&gt;= &quot;&amp;[.Q44]))-COUNTIF({};(&quot;&gt;=&quot;&amp;[.Q45]))" office:value-type="float" office:value="0">
            <text:p>0</text:p>
          </table:table-cell>
          <table:table-cell table:style-name="ce151" table:formula="oooc:=[.S43]+(([.$S$45]-[.$S$2])/BINDIVISOR)" office:value-type="string" office:value="#NAME?">
            <text:p>#NAME?</text:p>
          </table:table-cell>
          <table:table-cell table:style-name="ce152" table:formula="oooc:=COUNTIF([Vertices.H:.H];(&quot;&gt;= &quot;&amp;[.S44]))-COUNTIF([Vertices.H:.H];(&quot;&gt;=&quot;&amp;[.S45]))" office:value-type="float" office:value="0">
            <text:p>0</text:p>
          </table:table-cell>
          <table:table-cell table:style-name="ce151" table:formula="oooc:=[.U43]+(([.$U$45]-[.$U$2])/BINDIVISOR)" office:value-type="string" office:value="#NAME?">
            <text:p>#NAME?</text:p>
          </table:table-cell>
          <table:table-cell table:style-name="ce152" table:formula="oooc:=COUNTIF([Vertices.G:.G];(&quot;&gt;= &quot;&amp;[.U44]))-COUNTIF([Vertices.G:.G];(&quot;&gt;=&quot;&amp;[.U45]))" office:value-type="float" office:value="0">
            <text:p>0</text:p>
          </table:table-cell>
          <table:table-cell table:style-name="ce151" table:formula="oooc:=[.W43]+(([.$W$45]-[.$W$2])/BINDIVISOR)" office:value-type="string" office:value="#NAME?">
            <text:p>#NAME?</text:p>
          </table:table-cell>
          <table:table-cell table:style-name="ce153" table:formula="oooc:=COUNTIF({};(&quot;&gt;= &quot;&amp;[.W44]))-COUNTIF({};(&quot;&gt;=&quot;&amp;[.W45]))" office:value-type="float" office:value="0">
            <text:p>0</text:p>
          </table:table-cell>
          <table:table-cell table:style-name="ce154" table:formula="oooc:=[.Y43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44]))-COUNTIF(INDIRECT(DYNAMICFILTERSOURCECOLUMNRANGE);(&quot;&gt;=&quot;&amp;[.Y45]))" office:value-type="string" office:value="#NAME?">
            <text:p>#NAME?</text:p>
          </table:table-cell>
        </table:table-row>
        <table:table-row table:style-name="ro37">
          <table:table-cell table:number-columns-repeated="2"/>
          <table:table-cell table:style-name="ce53" office:value-type="float" office:value="4">
            <text:p>4</text:p>
          </table:table-cell>
          <table:table-cell table:number-columns-repeated="5"/>
          <table:table-cell table:style-name="ce150" table:formula="oooc:=MAX([Vertices.C:.C])" office:value-type="float" office:value="0">
            <text:p>0.00</text:p>
          </table:table-cell>
          <table:table-cell table:style-name="ce144" table:formula="oooc:=COUNTIF([Vertices.C:.C];(&quot;&gt;= &quot;&amp;[.I45]))-COUNTIF([Vertices.C:.C];(&quot;&gt;=&quot;&amp;{}))" office:value-type="float" office:value="-1">
            <text:p>-1</text:p>
          </table:table-cell>
          <table:table-cell table:style-name="ce167" table:formula="oooc:=MAX([Vertices.D:.D])" office:value-type="float" office:value="0">
            <text:p>0.00</text:p>
          </table:table-cell>
          <table:table-cell table:style-name="ce152" table:formula="oooc:=COUNTIF([Vertices.D:.D];(&quot;&gt;= &quot;&amp;[.K45]))-COUNTIF([Vertices.D:.D];(&quot;&gt;=&quot;&amp;[.J46]))" office:value-type="float" office:value="-1">
            <text:p>-1</text:p>
          </table:table-cell>
          <table:table-cell table:style-name="ce167" table:formula="oooc:=MAX([Vertices.E:.E])" office:value-type="float" office:value="0">
            <text:p>0.00</text:p>
          </table:table-cell>
          <table:table-cell table:style-name="ce152" table:formula="oooc:=COUNTIF([Vertices.E:.E];(&quot;&gt;= &quot;&amp;[.M45]))-COUNTIF([Vertices.E:.E];(&quot;&gt;=&quot;&amp;[.L46]))" office:value-type="float" office:value="-1">
            <text:p>-1</text:p>
          </table:table-cell>
          <table:table-cell table:style-name="ce167" table:formula="oooc:=MAX([Vertices.F:.F])" office:value-type="float" office:value="0">
            <text:p>0.00</text:p>
          </table:table-cell>
          <table:table-cell table:style-name="ce152" table:formula="oooc:=COUNTIF([Vertices.F:.F];(&quot;&gt;= &quot;&amp;[.O45]))-COUNTIF([Vertices.F:.F];(&quot;&gt;=&quot;&amp;[.N46]))" office:value-type="float" office:value="-1">
            <text:p>-1</text:p>
          </table:table-cell>
          <table:table-cell table:style-name="ce167" table:formula="oooc:=MAX({})" office:value-type="float" office:value="0">
            <text:p>0.00</text:p>
          </table:table-cell>
          <table:table-cell table:style-name="ce168" table:formula="oooc:=COUNTIF({};(&quot;&gt;= &quot;&amp;[.Q45]))-COUNTIF({};(&quot;&gt;=&quot;&amp;[.P46]))" office:value-type="float" office:value="-1">
            <text:p>-1</text:p>
          </table:table-cell>
          <table:table-cell table:style-name="ce167" table:formula="oooc:=MAX([Vertices.H:.H])" office:value-type="float" office:value="0">
            <text:p>0.00</text:p>
          </table:table-cell>
          <table:table-cell table:style-name="ce152" table:formula="oooc:=COUNTIF([Vertices.H:.H];(&quot;&gt;= &quot;&amp;[.S45]))-COUNTIF([Vertices.H:.H];(&quot;&gt;=&quot;&amp;[.R46]))" office:value-type="float" office:value="-1">
            <text:p>-1</text:p>
          </table:table-cell>
          <table:table-cell table:style-name="ce167" table:formula="oooc:=MAX([Vertices.G:.G])" office:value-type="float" office:value="0">
            <text:p>0.00</text:p>
          </table:table-cell>
          <table:table-cell table:style-name="ce152" table:formula="oooc:=COUNTIF([Vertices.G:.G];(&quot;&gt;= &quot;&amp;[.U45]))-COUNTIF([Vertices.G:.G];(&quot;&gt;=&quot;&amp;[.T46]))" office:value-type="float" office:value="-1">
            <text:p>-1</text:p>
          </table:table-cell>
          <table:table-cell table:style-name="ce167" table:formula="oooc:=MAX({})" office:value-type="float" office:value="0">
            <text:p>0.00</text:p>
          </table:table-cell>
          <table:table-cell table:style-name="ce169" table:formula="oooc:=COUNTIF({};(&quot;&gt;= &quot;&amp;[.W45]))-COUNTIF({};(&quot;&gt;=&quot;&amp;[.V46]))" office:value-type="float" office:value="-1">
            <text:p>-1</text:p>
          </table:table-cell>
          <table:table-cell table:style-name="ce170" table:formula="oooc:=MAX(INDIRECT(DYNAMICFILTERSOURCECOLUMNRANGE))" office:value-type="string" office:value="#NAME?">
            <text:p>#NAME?</text:p>
          </table:table-cell>
          <table:table-cell table:style-name="ce168" table:formula="oooc:=COUNTIF(INDIRECT(DYNAMICFILTERSOURCECOLUMNRANGE);(&quot;&gt;= &quot;&amp;[.Y45]))-COUNTIF(INDIRECT(DYNAMICFILTERSOURCECOLUMNRANGE);(&quot;&gt;=&quot;&amp;[.X46]))" office:value-type="string" office:value="#NAME?">
            <text:p>#NAME?</text:p>
          </table:table-cell>
        </table:table-row>
        <table:table-row table:style-name="ro37">
          <table:table-cell table:number-columns-repeated="2"/>
          <table:table-cell table:style-name="ce53" office:value-type="float" office:value="4">
            <text:p>4</text:p>
          </table:table-cell>
          <table:table-cell table:number-columns-repeated="6"/>
          <table:table-cell table:number-columns-repeated="2" table:style-name="ce15"/>
          <table:table-cell table:style-name="ce41"/>
          <table:table-cell/>
          <table:table-cell table:style-name="ce41"/>
          <table:table-cell/>
          <table:table-cell table:style-name="ce41"/>
          <table:table-cell/>
          <table:table-cell table:number-columns-repeated="2" table:style-name="ce15"/>
          <table:table-cell table:style-name="ce41"/>
          <table:table-cell/>
          <table:table-cell table:style-name="ce41"/>
        </table:table-row>
        <table:table-row table:style-name="ro37">
          <table:table-cell table:number-columns-repeated="2"/>
          <table:table-cell table:style-name="ce53" office:value-type="float" office:value="4">
            <text:p>4</text:p>
          </table:table-cell>
        </table:table-row>
        <table:table-row table:style-name="ro37">
          <table:table-cell table:number-columns-repeated="2"/>
          <table:table-cell table:style-name="ce53" office:value-type="float" office:value="4">
            <text:p>4</text:p>
          </table:table-cell>
        </table:table-row>
        <table:table-row table:style-name="ro37">
          <table:table-cell table:number-columns-repeated="2"/>
          <table:table-cell table:style-name="ce53" office:value-type="float" office:value="4">
            <text:p>4</text:p>
          </table:table-cell>
        </table:table-row>
        <table:table-row table:style-name="ro37">
          <table:table-cell table:number-columns-repeated="2"/>
          <table:table-cell table:style-name="ce53" office:value-type="float" office:value="4">
            <text:p>4</text:p>
          </table:table-cell>
          <table:table-cell/>
          <table:table-cell table:number-columns-repeated="2" table:style-name="ce116"/>
        </table:table-row>
        <table:table-row table:style-name="ro37">
          <table:table-cell table:number-columns-repeated="2"/>
          <table:table-cell table:style-name="ce53" office:value-type="float" office:value="4">
            <text:p>4</text:p>
          </table:table-cell>
          <table:table-cell table:style-name="ce160"/>
          <table:table-cell table:style-name="ce164" office:value-type="string">
            <text:p>Minimum Betweenness Centrality</text:p>
          </table:table-cell>
          <table:table-cell table:style-name="ce166" table:formula="oooc:=IF((COUNT([Vertices.F:.F])&gt;0);[.O2];NOMETRICMESSAGE)" office:value-type="string" office:value="#NAME?">
            <text:p>#NAME?</text:p>
          </table:table-cell>
          <table:table-cell table:style-name="ce163"/>
        </table:table-row>
        <table:table-row table:style-name="ro37">
          <table:table-cell table:number-columns-repeated="2"/>
          <table:table-cell table:style-name="ce53" office:value-type="float" office:value="4">
            <text:p>4</text:p>
          </table:table-cell>
          <table:table-cell table:style-name="ce160"/>
          <table:table-cell table:style-name="ce164" office:value-type="string">
            <text:p>Maximum Betweenness Centrality</text:p>
          </table:table-cell>
          <table:table-cell table:style-name="ce166" table:formula="oooc:=IF((COUNT([Vertices.F:.F])&gt;0);[.O45];NOMETRICMESSAGE)" office:value-type="string" office:value="#NAME?">
            <text:p>#NAME?</text:p>
          </table:table-cell>
          <table:table-cell table:style-name="ce163"/>
        </table:table-row>
        <table:table-row table:style-name="ro37">
          <table:table-cell table:number-columns-repeated="3"/>
          <table:table-cell table:style-name="ce160"/>
          <table:table-cell table:style-name="ce164" office:value-type="string">
            <text:p>Average Betweenness Centrality</text:p>
          </table:table-cell>
          <table:table-cell table:style-name="ce166" table:formula="oooc:=IFERROR(AVERAGE([Vertices.F:.F]),NOMETRICMESSAGE)" office:value-type="string" office:value="#NAME?">
            <text:p>#NAME?</text:p>
          </table:table-cell>
          <table:table-cell table:style-name="ce163"/>
        </table:table-row>
        <table:table-row table:style-name="ro37">
          <table:table-cell table:number-columns-repeated="3"/>
          <table:table-cell table:style-name="ce160"/>
          <table:table-cell table:style-name="ce164" office:value-type="string">
            <text:p>Median Betweenness Centrality</text:p>
          </table:table-cell>
          <table:table-cell table:style-name="ce166" table:formula="oooc:=IFERROR(MEDIAN([Vertices.F:.F]),NOMETRICMESSAGE)" office:value-type="string" office:value="#NAME?">
            <text:p>#NAME?</text:p>
          </table:table-cell>
          <table:table-cell table:style-name="ce163"/>
        </table:table-row>
        <table:table-row table:style-name="ro11">
          <table:table-cell table:style-name="ce155" table:number-columns-spanned="2" table:number-rows-spanned="1" office:value-type="string">
            <text:p>Eigenvector Centraility  - Top 10</text:p>
          </table:table-cell>
          <table:covered-table-cell/>
          <table:table-cell table:number-columns-repeated="2"/>
          <table:table-cell table:number-columns-repeated="2" table:style-name="ce41"/>
        </table:table-row>
        <table:table-row table:style-name="ro37">
          <table:table-cell table:number-columns-repeated="2"/>
          <table:table-cell table:style-name="ce53" office:value-type="float" office:value="5">
            <text:p>5</text:p>
          </table:table-cell>
        </table:table-row>
        <table:table-row table:style-name="ro37">
          <table:table-cell table:number-columns-repeated="2"/>
          <table:table-cell table:style-name="ce53" office:value-type="float" office:value="5">
            <text:p>5</text:p>
          </table:table-cell>
        </table:table-row>
        <table:table-row table:style-name="ro37">
          <table:table-cell table:number-columns-repeated="2"/>
          <table:table-cell table:style-name="ce53" office:value-type="float" office:value="5">
            <text:p>5</text:p>
          </table:table-cell>
        </table:table-row>
        <table:table-row table:style-name="ro37">
          <table:table-cell table:number-columns-repeated="2"/>
          <table:table-cell table:style-name="ce53" office:value-type="float" office:value="5">
            <text:p>5</text:p>
          </table:table-cell>
        </table:table-row>
        <table:table-row table:style-name="ro37">
          <table:table-cell table:number-columns-repeated="2"/>
          <table:table-cell table:style-name="ce53" office:value-type="float" office:value="5">
            <text:p>5</text:p>
          </table:table-cell>
        </table:table-row>
        <table:table-row table:style-name="ro37">
          <table:table-cell table:number-columns-repeated="2"/>
          <table:table-cell table:style-name="ce53" office:value-type="float" office:value="5">
            <text:p>5</text:p>
          </table:table-cell>
        </table:table-row>
        <table:table-row table:style-name="ro37">
          <table:table-cell table:number-columns-repeated="2"/>
          <table:table-cell table:style-name="ce53" office:value-type="float" office:value="5">
            <text:p>5</text:p>
          </table:table-cell>
        </table:table-row>
        <table:table-row table:style-name="ro37">
          <table:table-cell table:number-columns-repeated="2"/>
          <table:table-cell table:style-name="ce53" office:value-type="float" office:value="5">
            <text:p>5</text:p>
          </table:table-cell>
          <table:table-cell/>
          <table:table-cell table:number-columns-repeated="2" table:style-name="ce116"/>
        </table:table-row>
        <table:table-row table:style-name="ro49">
          <table:table-cell table:number-columns-repeated="2"/>
          <table:table-cell table:style-name="ce53" office:value-type="float" office:value="5">
            <text:p>5</text:p>
          </table:table-cell>
          <table:table-cell table:style-name="ce160"/>
          <table:table-cell table:style-name="ce171" office:value-type="string">
            <text:p>Minimum Eigenvector Centrality</text:p>
          </table:table-cell>
          <table:table-cell table:style-name="ce166" table:formula="oooc:=IF((COUNT([Vertices.F:.F])&gt;0);[.S2];NOMETRICMESSAGE)" office:value-type="string" office:value="#NAME?">
            <text:p>#NAME?</text:p>
          </table:table-cell>
          <table:table-cell table:style-name="ce163"/>
        </table:table-row>
        <table:table-row table:style-name="ro49">
          <table:table-cell table:number-columns-repeated="2"/>
          <table:table-cell table:style-name="ce53" office:value-type="float" office:value="5">
            <text:p>5</text:p>
          </table:table-cell>
          <table:table-cell table:style-name="ce160"/>
          <table:table-cell table:style-name="ce171" office:value-type="string">
            <text:p>Maximum Eigenvector Centrality</text:p>
          </table:table-cell>
          <table:table-cell table:style-name="ce166" table:formula="oooc:=IF((COUNT([Vertices.F:.F])&gt;0);[.S45];NOMETRICMESSAGE)" office:value-type="string" office:value="#NAME?">
            <text:p>#NAME?</text:p>
          </table:table-cell>
          <table:table-cell table:style-name="ce163"/>
        </table:table-row>
        <table:table-row table:style-name="ro49">
          <table:table-cell table:number-columns-repeated="3"/>
          <table:table-cell table:style-name="ce160"/>
          <table:table-cell table:style-name="ce171" office:value-type="string">
            <text:p>Average Eigenvector Centrality</text:p>
          </table:table-cell>
          <table:table-cell table:style-name="ce166" table:formula="oooc:=IFERROR(AVERAGE([Vertices.H:.H]),NOMETRICMESSAGE)" office:value-type="string" office:value="#NAME?">
            <text:p>#NAME?</text:p>
          </table:table-cell>
          <table:table-cell table:style-name="ce163"/>
        </table:table-row>
        <table:table-row table:style-name="ro49">
          <table:table-cell table:number-columns-repeated="3"/>
          <table:table-cell table:style-name="ce160"/>
          <table:table-cell table:style-name="ce171" office:value-type="string">
            <text:p>Median Eigenvector Centrality</text:p>
          </table:table-cell>
          <table:table-cell table:style-name="ce166" table:formula="oooc:=IFERROR(MEDIAN([Vertices.H:.H]),NOMETRICMESSAGE)" office:value-type="string" office:value="#NAME?">
            <text:p>#NAME?</text:p>
          </table:table-cell>
          <table:table-cell table:style-name="ce163"/>
        </table:table-row>
        <table:table-row table:style-name="ro31">
          <table:table-cell table:style-name="ce155" table:number-columns-spanned="2" table:number-rows-spanned="1" office:value-type="string">
            <text:p>Pagerank  - Top 10</text:p>
          </table:table-cell>
          <table:covered-table-cell/>
          <table:table-cell table:number-columns-repeated="2"/>
          <table:table-cell table:number-columns-repeated="2" table:style-name="ce41"/>
        </table:table-row>
        <table:table-row table:style-name="ro37">
          <table:table-cell table:number-columns-repeated="2"/>
          <table:table-cell table:style-name="ce53" office:value-type="float" office:value="6">
            <text:p>6</text:p>
          </table:table-cell>
        </table:table-row>
        <table:table-row table:style-name="ro37">
          <table:table-cell table:number-columns-repeated="2"/>
          <table:table-cell table:style-name="ce53" office:value-type="float" office:value="6">
            <text:p>6</text:p>
          </table:table-cell>
        </table:table-row>
        <table:table-row table:style-name="ro37">
          <table:table-cell table:number-columns-repeated="2"/>
          <table:table-cell table:style-name="ce53" office:value-type="float" office:value="6">
            <text:p>6</text:p>
          </table:table-cell>
        </table:table-row>
        <table:table-row table:style-name="ro37">
          <table:table-cell table:number-columns-repeated="2"/>
          <table:table-cell table:style-name="ce53" office:value-type="float" office:value="6">
            <text:p>6</text:p>
          </table:table-cell>
        </table:table-row>
        <table:table-row table:style-name="ro37">
          <table:table-cell table:number-columns-repeated="2"/>
          <table:table-cell table:style-name="ce53" office:value-type="float" office:value="6">
            <text:p>6</text:p>
          </table:table-cell>
        </table:table-row>
        <table:table-row table:style-name="ro37">
          <table:table-cell table:number-columns-repeated="2"/>
          <table:table-cell table:style-name="ce53" office:value-type="float" office:value="6">
            <text:p>6</text:p>
          </table:table-cell>
        </table:table-row>
        <table:table-row table:style-name="ro37">
          <table:table-cell table:number-columns-repeated="2"/>
          <table:table-cell table:style-name="ce53" office:value-type="float" office:value="6">
            <text:p>6</text:p>
          </table:table-cell>
        </table:table-row>
        <table:table-row table:style-name="ro37">
          <table:table-cell table:number-columns-repeated="2"/>
          <table:table-cell table:style-name="ce53" office:value-type="float" office:value="6">
            <text:p>6</text:p>
          </table:table-cell>
          <table:table-cell/>
          <table:table-cell table:number-columns-repeated="2" table:style-name="ce116"/>
        </table:table-row>
        <table:table-row table:style-name="ro37">
          <table:table-cell table:number-columns-repeated="2"/>
          <table:table-cell table:style-name="ce53" office:value-type="float" office:value="6">
            <text:p>6</text:p>
          </table:table-cell>
          <table:table-cell table:style-name="ce160"/>
          <table:table-cell table:style-name="ce164" office:value-type="string">
            <text:p>Minimum PageRank</text:p>
          </table:table-cell>
          <table:table-cell table:style-name="ce166" table:formula="oooc:=IF((COUNT([Vertices.G:.G])&gt;0);[.U2];NOMETRICMESSAGE)" office:value-type="string" office:value="#NAME?">
            <text:p>#NAME?</text:p>
          </table:table-cell>
          <table:table-cell table:style-name="ce163"/>
        </table:table-row>
        <table:table-row table:style-name="ro37">
          <table:table-cell table:number-columns-repeated="2"/>
          <table:table-cell table:style-name="ce53" office:value-type="float" office:value="6">
            <text:p>6</text:p>
          </table:table-cell>
          <table:table-cell table:style-name="ce160"/>
          <table:table-cell table:style-name="ce164" office:value-type="string">
            <text:p>Maximum PageRank</text:p>
          </table:table-cell>
          <table:table-cell table:style-name="ce166" table:formula="oooc:=IF((COUNT([Vertices.G:.G])&gt;0);[.U45];NOMETRICMESSAGE)" office:value-type="string" office:value="#NAME?">
            <text:p>#NAME?</text:p>
          </table:table-cell>
          <table:table-cell table:style-name="ce163"/>
        </table:table-row>
        <table:table-row table:style-name="ro37">
          <table:table-cell table:number-columns-repeated="3"/>
          <table:table-cell table:style-name="ce160"/>
          <table:table-cell table:style-name="ce164" office:value-type="string">
            <text:p>Average PageRank</text:p>
          </table:table-cell>
          <table:table-cell table:style-name="ce166" table:formula="oooc:=IFERROR(AVERAGE([Vertices.G:.G]),NOMETRICMESSAGE)" office:value-type="string" office:value="#NAME?">
            <text:p>#NAME?</text:p>
          </table:table-cell>
          <table:table-cell table:style-name="ce163"/>
        </table:table-row>
        <table:table-row table:style-name="ro37">
          <table:table-cell table:number-columns-repeated="3"/>
          <table:table-cell table:style-name="ce160"/>
          <table:table-cell table:style-name="ce164" office:value-type="string">
            <text:p>Median PageRank</text:p>
          </table:table-cell>
          <table:table-cell table:style-name="ce166" table:formula="oooc:=IFERROR(MEDIAN([Vertices.G:.G]),NOMETRICMESSAGE)" office:value-type="string" office:value="#NAME?">
            <text:p>#NAME?</text:p>
          </table:table-cell>
          <table:table-cell table:style-name="ce163"/>
        </table:table-row>
        <table:table-row table:style-name="ro37">
          <table:table-cell table:number-columns-repeated="4"/>
          <table:table-cell table:number-columns-repeated="2" table:style-name="ce41"/>
        </table:table-row>
        <table:table-row table:style-name="ro35" table:visibility="collapse"/>
        <table:table-row table:style-name="ro35" table:visibility="collapse"/>
        <table:table-row table:style-name="ro35" table:visibility="collapse"/>
        <table:table-row table:style-name="ro35" table:visibility="collapse"/>
        <table:table-row table:style-name="ro35" table:visibility="collapse"/>
        <table:table-row table:style-name="ro35" table:visibility="collapse"/>
        <table:table-row table:style-name="ro35" table:visibility="collapse"/>
        <table:table-row table:style-name="ro35" table:visibility="collapse"/>
        <table:table-row table:style-name="ro35" table:visibility="collapse"/>
        <table:table-row table:style-name="ro35" table:visibility="collapse">
          <table:table-cell table:number-columns-repeated="2" table:style-name="ce116"/>
        </table:table-row>
        <table:table-row table:style-name="ro35" table:visibility="collapse">
          <table:table-cell table:style-name="ce164" office:value-type="string">
            <text:p>Minimum Clustering Coefficient</text:p>
          </table:table-cell>
          <table:table-cell table:style-name="ce166" table:formula="oooc:=IF((COUNT({})&gt;0);[.W2];NOMETRICMESSAGE)" office:value-type="string" office:value="#NAME?">
            <text:p>#NAME?</text:p>
          </table:table-cell>
          <table:table-cell table:style-name="ce163"/>
        </table:table-row>
        <table:table-row table:style-name="ro35" table:visibility="collapse">
          <table:table-cell table:style-name="ce164" office:value-type="string">
            <text:p>Maximum Clustering Coefficient</text:p>
          </table:table-cell>
          <table:table-cell table:style-name="ce166" table:formula="oooc:=IF((COUNT({})&gt;0);[.W45];NOMETRICMESSAGE)" office:value-type="string" office:value="#NAME?">
            <text:p>#NAME?</text:p>
          </table:table-cell>
          <table:table-cell table:style-name="ce163"/>
        </table:table-row>
        <table:table-row table:style-name="ro35" table:visibility="collapse">
          <table:table-cell table:style-name="ce164" office:value-type="string">
            <text:p>Average Clustering Coefficient</text:p>
          </table:table-cell>
          <table:table-cell table:style-name="ce166" table:formula="oooc:=IFERROR(AVERAGE({}),NOMETRICMESSAGE)" office:value-type="string" office:value="#NAME?">
            <text:p>#NAME?</text:p>
          </table:table-cell>
          <table:table-cell table:style-name="ce163"/>
        </table:table-row>
        <table:table-row table:style-name="ro35" table:visibility="collapse">
          <table:table-cell table:style-name="ce164" office:value-type="string">
            <text:p>Median Clustering Coefficient</text:p>
          </table:table-cell>
          <table:table-cell table:style-name="ce166" table:formula="oooc:=IFERROR(MEDIAN({}),NOMETRICMESSAGE)" office:value-type="string" office:value="#NAME?">
            <text:p>#NAME?</text:p>
          </table:table-cell>
          <table:table-cell table:style-name="ce163"/>
        </table:table-row>
      </table:table>
      <table:table table:name="TMP" table:style-name="ta10" table:print="false">
        <office:forms form:automatic-focus="false" form:apply-design-mode="false"/>
        <table:table-column table:style-name="co6" table:default-cell-style-name="ce-1"/>
        <table:table-column table:style-name="co58" table:default-cell-style-name="ce-1"/>
        <table:table-column table:style-name="co7" table:default-cell-style-name="ce-1"/>
        <table:table-column table:style-name="co58" table:default-cell-style-name="ce-1"/>
        <table:table-column table:style-name="co59" table:default-cell-style-name="ce-1"/>
        <table:table-column table:style-name="co10" table:default-cell-style-name="ce-1"/>
        <table:table-column table:style-name="co11" table:default-cell-style-name="ce-1"/>
        <table:table-column table:style-name="co48" table:default-cell-style-name="ce-1"/>
        <table:table-column table:style-name="co60" table:default-cell-style-name="ce-1"/>
        <table:table-column table:style-name="co12" table:default-cell-style-name="ce-1"/>
        <table:table-column table:style-name="co58" table:number-columns-repeated="2" table:default-cell-style-name="ce-1"/>
        <table:table-column table:style-name="co16" table:default-cell-style-name="ce-1"/>
        <table:table-column table:style-name="co58" table:default-cell-style-name="ce15" table:number-columns-repeated="243"/>
        <table:table-row table:style-name="ro7">
          <table:table-cell table:style-name="ce172" office:value-type="string">
            <text:p>id_str</text:p>
            <office:annotation office:display="false" draw:text-style-name="" svg:width="1.3333in" svg:height="0.7708in" svg:x="1.5417in" svg:y="0.0104in">
              <text:p><text:span text:style-name="T11">DO NOT DELETE OR MOVE THIS COLUMN</text:span></text:p>
            </office:annotation>
          </table:table-cell>
          <table:table-cell table:style-name="ce56" office:value-type="string">
            <text:p>from_user</text:p>
          </table:table-cell>
          <table:table-cell table:style-name="ce56" office:value-type="string">
            <text:p>text</text:p>
          </table:table-cell>
          <table:table-cell table:style-name="ce56" office:value-type="string">
            <text:p>created_at</text:p>
          </table:table-cell>
          <table:table-cell table:style-name="ce56" office:value-type="string">
            <text:p>time</text:p>
          </table:table-cell>
          <table:table-cell table:style-name="ce56" office:value-type="string">
            <text:p>geo_coordinates</text:p>
          </table:table-cell>
          <table:table-cell table:style-name="ce56" office:value-type="string">
            <text:p>iso_language_code</text:p>
          </table:table-cell>
          <table:table-cell table:style-name="ce56" office:value-type="string">
            <text:p>to_user_id_str</text:p>
          </table:table-cell>
          <table:table-cell table:style-name="ce56" office:value-type="string">
            <text:p>from_user_id_str</text:p>
          </table:table-cell>
          <table:table-cell table:style-name="ce57" office:value-type="string">
            <text:p>source</text:p>
          </table:table-cell>
          <table:table-cell table:style-name="ce57" office:value-type="string">
            <text:p>profile_image_url</text:p>
          </table:table-cell>
          <table:table-cell table:style-name="ce57" office:value-type="string">
            <text:p>status_url</text:p>
          </table:table-cell>
          <table:table-cell table:style-name="ce57" office:value-type="string">
            <text:p>entities_str</text:p>
          </table:table-cell>
        </table:table-row>
        <table:table-row table:style-name="ro7">
          <table:table-cell table:style-name="ce173"/>
          <table:table-cell table:number-columns-repeated="8" table:style-name="ce59"/>
          <table:table-cell table:number-columns-repeated="4" table:style-name="ce61"/>
        </table:table-row>
      </table:table>
      <table:named-expressions>
        <table:named-expression table:name="returnID" table:base-cell-address="$Readme_Settings.$A$1" table:expression=""/>
        <table:named-expression table:name="getGATwitterRef" table:base-cell-address="$Readme_Settings.$A$1" table:expression=""/>
        <table:named-expression table:name="DYNAMICFILTERSOURCECOLUMNRANGE" table:base-cell-address="$Readme_Settings.$A$1" table:expression=""/>
        <table:named-expression table:name="BINDIVISOR" table:base-cell-address="$Readme_Settings.$A$1" table:expression=""/>
        <table:named-expression table:name="NOMETRICMESSAGE" table:base-cell-address="$Readme_Settings.$A$1" table:expression=""/>
        <table:named-expression table:name="IFERROR" table:base-cell-address="$Readme_Settings.$A$1" table:expression=""/>
        <table:named-expression table:name="BinDivisor_9" table:base-cell-address="$SNA Metrics.$A$1" table:expression="['SNA Metrics'.$AC$2]"/>
        <table:named-expression table:name="NotAvailable_9" table:base-cell-address="$SNA Metrics.$A$1" table:expression="['SNA Metrics'.$AC$2]"/>
        <table:named-expression table:name="NoMetricMessage_9" table:base-cell-address="$SNA Metrics.$A$1" table:expression="['SNA Metrics'.$AC$3]"/>
        <table:named-expression table:name="DynamicFilterSourceColumnRange_9" table:base-cell-address="$SNA Metrics.$A$1" table:expression="['SNA Metrics'.$AC$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rebuchet MS" svg:font-family="Trebuchet MS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ext-style style:name="N177">
      <number:text-content/>
    </number:text-style>
    <number:date-style style:name="N178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78">
      <number:text-content/>
      <style:map style:condition="value()&gt;=0" style:apply-style-name="N178P0"/>
    </number:text-style>
    <number:percentage-style style:name="N179">
      <number:number number:decimal-places="0" number:min-integer-digits="1"/>
      <number:text>%</number:text>
    </number:percentage-style>
    <number:date-style style:name="N180P0" style:volatile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number number:min-integer-digits="1" number:grouping="true" number:decimal-places="2"/>
    </number:number-style>
    <number:date-style style:name="N182P0" style:volatile="true">
      <number:day number:style="long"/>
      <number:text>/</number:text>
      <number:month number:style="long"/>
      <number:text>/</number:text>
      <number:year/>
    </number:date-style>
    <number:text-style style:name="N182">
      <number:text-content/>
      <style:map style:condition="value()&gt;=0" style:apply-style-name="N182P0"/>
    </number:text-style>
    <number:date-style style:name="N183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83">
      <number:text-content/>
      <style:map style:condition="value()&gt;=0" style:apply-style-name="N183P0"/>
    </number:text-style>
    <number:number-style style:name="N184">
      <number:number number:min-integer-digits="1" number:grouping="true" number:decimal-places="15"/>
    </number:number-style>
    <number:date-style style:name="N185P0" style:volatile="true">
      <number:month/>
      <number:text>/</number:text>
      <number:day/>
      <number:text>/</number:text>
      <number:year number:style="long"/>
    </number:date-style>
    <number:text-style style:name="N185">
      <number:text-content/>
      <style:map style:condition="value()&gt;=0" style:apply-style-name="N185P0"/>
    </number:text-style>
    <number:number-style style:name="N186">
      <number:number number:decimal-places="0" number:min-integer-digits="1"/>
    </number:number-style>
    <number:number-style style:name="N187">
      <number:number number:min-integer-digits="1" number:decimal-places="3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0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adme_Settings" style:display-name="PageStyle_Readme_Setting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Archive" style:display-name="PageStyle_Archiv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ummary" style:display-name="PageStyle_Summary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Dashboard" style:display-name="PageStyle_Dashboard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ertices" style:display-name="PageStyle_Vertice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QuestionsFilter" style:display-name="PageStyle_QuestionsFilter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opDistributors" style:display-name="PageStyle_TopDistributors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dges" style:display-name="PageStyle_Edges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SNA Metrics" style:display-name="PageStyle_SNA Metrics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TMP" style:display-name="PageStyle_TMP" style:page-layout-name="pm10">
      <style:header style:display="false"/>
      <style:header-left style:display="false"/>
      <style:footer style:display="false"/>
      <style:footer-left style:display="false"/>
    </style:master-page>
  </office:master-styles>
</office:document-styles>
</file>